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Arial" svg:font-family="Arial" style:font-family-generic="swiss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67.73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92.6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10.37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6mm" fo:break-before="auto" style:use-optimal-row-height="false"/>
    </style:style>
    <style:style style:name="ro5" style:family="table-row">
      <style:table-row-properties style:row-height="20.9mm" fo:break-before="auto" style:use-optimal-row-height="false"/>
    </style:style>
    <style:style style:name="ro6" style:family="table-row">
      <style:table-row-properties style:row-height="22.49mm" fo:break-before="auto" style:use-optimal-row-height="false"/>
    </style:style>
    <style:style style:name="ro7" style:family="table-row">
      <style:table-row-properties style:row-height="29.1mm" fo:break-before="auto" style:use-optimal-row-height="false"/>
    </style:style>
    <style:style style:name="ro8" style:family="table-row">
      <style:table-row-properties style:row-height="26.46mm" fo:break-before="auto" style:use-optimal-row-height="false"/>
    </style:style>
    <style:style style:name="ro9" style:family="table-row">
      <style:table-row-properties style:row-height="47.1mm" fo:break-before="auto" style:use-optimal-row-height="false"/>
    </style:style>
    <style:style style:name="ro10" style:family="table-row">
      <style:table-row-properties style:row-height="30.96mm" fo:break-before="auto" style:use-optimal-row-height="false"/>
    </style:style>
    <style:style style:name="ro11" style:family="table-row">
      <style:table-row-properties style:row-height="28.05mm" fo:break-before="auto" style:use-optimal-row-height="false"/>
    </style:style>
    <style:style style:name="ro12" style:family="table-row">
      <style:table-row-properties style:row-height="41.8mm" fo:break-before="auto" style:use-optimal-row-height="false"/>
    </style:style>
    <style:style style:name="ro13" style:family="table-row">
      <style:table-row-properties style:row-height="24.08mm" fo:break-before="auto" style:use-optimal-row-height="false"/>
    </style:style>
    <style:style style:name="ro14" style:family="table-row">
      <style:table-row-properties style:row-height="31.22mm" fo:break-before="auto" style:use-optimal-row-height="false"/>
    </style:style>
    <style:style style:name="ro15" style:family="table-row">
      <style:table-row-properties style:row-height="25.4mm" fo:break-before="auto" style:use-optimal-row-height="false"/>
    </style:style>
    <style:style style:name="ro16" style:family="table-row">
      <style:table-row-properties style:row-height="24.61mm" fo:break-before="auto" style:use-optimal-row-height="false"/>
    </style:style>
    <style:style style:name="ro17" style:family="table-row">
      <style:table-row-properties style:row-height="33.34mm" fo:break-before="auto" style:use-optimal-row-height="false"/>
    </style:style>
    <style:style style:name="ro18" style:family="table-row">
      <style:table-row-properties style:row-height="25.93mm" fo:break-before="auto" style:use-optimal-row-height="false"/>
    </style:style>
    <style:style style:name="ro19" style:family="table-row">
      <style:table-row-properties style:row-height="39.42mm" fo:break-before="auto" style:use-optimal-row-height="false"/>
    </style:style>
    <style:style style:name="ro20" style:family="table-row">
      <style:table-row-properties style:row-height="21.43mm" fo:break-before="auto" style:use-optimal-row-height="false"/>
    </style:style>
    <style:style style:name="ro21" style:family="table-row">
      <style:table-row-properties style:row-height="30.69mm" fo:break-before="auto" style:use-optimal-row-height="false"/>
    </style:style>
    <style:style style:name="ro22" style:family="table-row">
      <style:table-row-properties style:row-height="29.37mm" fo:break-before="auto" style:use-optimal-row-height="false"/>
    </style:style>
    <style:style style:name="ro23" style:family="table-row">
      <style:table-row-properties style:row-height="24.34mm" fo:break-before="auto" style:use-optimal-row-height="false"/>
    </style:style>
    <style:style style:name="ro24" style:family="table-row">
      <style:table-row-properties style:row-height="23.28mm" fo:break-before="auto" style:use-optimal-row-height="false"/>
    </style:style>
    <style:style style:name="ro25" style:family="table-row">
      <style:table-row-properties style:row-height="23.81mm" fo:break-before="auto" style:use-optimal-row-height="false"/>
    </style:style>
    <style:style style:name="ro26" style:family="table-row">
      <style:table-row-properties style:row-height="35.19mm" fo:break-before="auto" style:use-optimal-row-height="false"/>
    </style:style>
    <style:style style:name="ro27" style:family="table-row">
      <style:table-row-properties style:row-height="28.84mm" fo:break-before="auto" style:use-optimal-row-height="false"/>
    </style:style>
    <style:style style:name="ro28" style:family="table-row">
      <style:table-row-properties style:row-height="42.33mm" fo:break-before="auto" style:use-optimal-row-height="false"/>
    </style:style>
    <style:style style:name="ro29" style:family="table-row">
      <style:table-row-properties style:row-height="39.16mm" fo:break-before="auto" style:use-optimal-row-height="false"/>
    </style:style>
    <style:style style:name="ro30" style:family="table-row">
      <style:table-row-properties style:row-height="32.28mm" fo:break-before="auto" style:use-optimal-row-height="false"/>
    </style:style>
    <style:style style:name="ro31" style:family="table-row">
      <style:table-row-properties style:row-height="35.72mm" fo:break-before="auto" style:use-optimal-row-height="false"/>
    </style:style>
    <style:style style:name="ro32" style:family="table-row">
      <style:table-row-properties style:row-height="33.87mm" fo:break-before="auto" style:use-optimal-row-height="false"/>
    </style:style>
    <style:style style:name="ro33" style:family="table-row">
      <style:table-row-properties style:row-height="25.14mm" fo:break-before="auto" style:use-optimal-row-height="false"/>
    </style:style>
    <style:style style:name="ro34" style:family="table-row">
      <style:table-row-properties style:row-height="32.54mm" fo:break-before="auto" style:use-optimal-row-height="false"/>
    </style:style>
    <style:style style:name="ro35" style:family="table-row">
      <style:table-row-properties style:row-height="33.07mm" fo:break-before="auto" style:use-optimal-row-height="false"/>
    </style:style>
    <style:style style:name="ro36" style:family="table-row">
      <style:table-row-properties style:row-height="20.64mm" fo:break-before="auto" style:use-optimal-row-height="false"/>
    </style:style>
    <style:style style:name="ro37" style:family="table-row">
      <style:table-row-properties style:row-height="46.57mm" fo:break-before="auto" style:use-optimal-row-height="false"/>
    </style:style>
    <style:style style:name="ro38" style:family="table-row">
      <style:table-row-properties style:row-height="27.25mm" fo:break-before="auto" style:use-optimal-row-height="false"/>
    </style:style>
    <style:style style:name="ro39" style:family="table-row">
      <style:table-row-properties style:row-height="31.75mm" fo:break-before="auto" style:use-optimal-row-height="false"/>
    </style:style>
    <style:style style:name="ro40" style:family="table-row">
      <style:table-row-properties style:row-height="31.49mm" fo:break-before="auto" style:use-optimal-row-height="false"/>
    </style:style>
    <style:style style:name="ro41" style:family="table-row">
      <style:table-row-properties style:row-height="70.91mm" fo:break-before="auto" style:use-optimal-row-height="false"/>
    </style:style>
    <style:style style:name="ro42" style:family="table-row">
      <style:table-row-properties style:row-height="132.03mm" fo:break-before="auto" style:use-optimal-row-height="false"/>
    </style:style>
    <style:style style:name="ro43" style:family="table-row">
      <style:table-row-properties style:row-height="32.81mm" fo:break-before="auto" style:use-optimal-row-height="false"/>
    </style:style>
    <style:style style:name="ro44" style:family="table-row">
      <style:table-row-properties style:row-height="37.31mm" fo:break-before="auto" style:use-optimal-row-height="false"/>
    </style:style>
    <style:style style:name="ro45" style:family="table-row">
      <style:table-row-properties style:row-height="67.2mm" fo:break-before="auto" style:use-optimal-row-height="false"/>
    </style:style>
    <style:style style:name="ro46" style:family="table-row">
      <style:table-row-properties style:row-height="13.49mm" fo:break-before="auto" style:use-optimal-row-height="false"/>
    </style:style>
    <style:style style:name="ro47" style:family="table-row">
      <style:table-row-properties style:row-height="16.14mm" fo:break-before="auto" style:use-optimal-row-height="false"/>
    </style:style>
    <style:style style:name="ro48" style:family="table-row">
      <style:table-row-properties style:row-height="19.84mm" fo:break-before="auto" style:use-optimal-row-height="false"/>
    </style:style>
    <style:style style:name="ro49" style:family="table-row">
      <style:table-row-properties style:row-height="23.02mm" fo:break-before="auto" style:use-optimal-row-height="false"/>
    </style:style>
    <style:style style:name="ro50" style:family="table-row">
      <style:table-row-properties style:row-height="129.12mm" fo:break-before="auto" style:use-optimal-row-height="false"/>
    </style:style>
    <style:style style:name="ro51" style:family="table-row">
      <style:table-row-properties style:row-height="69.32mm" fo:break-before="auto" style:use-optimal-row-height="false"/>
    </style:style>
    <style:style style:name="ro52" style:family="table-row">
      <style:table-row-properties style:row-height="44.19mm" fo:break-before="auto" style:use-optimal-row-height="false"/>
    </style:style>
    <style:style style:name="ro53" style:family="table-row">
      <style:table-row-properties style:row-height="69.06mm" fo:break-before="auto" style:use-optimal-row-height="false"/>
    </style:style>
    <style:style style:name="ro54" style:family="table-row">
      <style:table-row-properties style:row-height="64.82mm" fo:break-before="auto" style:use-optimal-row-height="false"/>
    </style:style>
    <style:style style:name="ro55" style:family="table-row">
      <style:table-row-properties style:row-height="49.74mm" fo:break-before="auto" style:use-optimal-row-height="false"/>
    </style:style>
    <style:style style:name="ro56" style:family="table-row">
      <style:table-row-properties style:row-height="67.47mm" fo:break-before="auto" style:use-optimal-row-height="false"/>
    </style:style>
    <style:style style:name="ro57" style:family="table-row">
      <style:table-row-properties style:row-height="65.88mm" fo:break-before="auto" style:use-optimal-row-height="false"/>
    </style:style>
    <style:style style:name="ro58" style:family="table-row">
      <style:table-row-properties style:row-height="66.68mm" fo:break-before="auto" style:use-optimal-row-height="false"/>
    </style:style>
    <style:style style:name="ro59" style:family="table-row">
      <style:table-row-properties style:row-height="37.57mm" fo:break-before="auto" style:use-optimal-row-height="false"/>
    </style:style>
    <style:style style:name="ro60" style:family="table-row">
      <style:table-row-properties style:row-height="68.26mm" fo:break-before="auto" style:use-optimal-row-height="false"/>
    </style:style>
    <style:style style:name="ro61" style:family="table-row">
      <style:table-row-properties style:row-height="117.48mm" fo:break-before="auto" style:use-optimal-row-height="false"/>
    </style:style>
    <style:style style:name="ro62" style:family="table-row">
      <style:table-row-properties style:row-height="68.53mm" fo:break-before="auto" style:use-optimal-row-height="false"/>
    </style:style>
    <style:style style:name="ro63" style:family="table-row">
      <style:table-row-properties style:row-height="39.95mm" fo:break-before="auto" style:use-optimal-row-height="false"/>
    </style:style>
    <style:style style:name="ro64" style:family="table-row">
      <style:table-row-properties style:row-height="30.43mm" fo:break-before="auto" style:use-optimal-row-height="false"/>
    </style:style>
    <style:style style:name="ro65" style:family="table-row">
      <style:table-row-properties style:row-height="69.85mm" fo:break-before="auto" style:use-optimal-row-height="false"/>
    </style:style>
    <style:style style:name="ro66" style:family="table-row">
      <style:table-row-properties style:row-height="129.65mm" fo:break-before="auto" style:use-optimal-row-height="false"/>
    </style:style>
    <style:style style:name="ro67" style:family="table-row">
      <style:table-row-properties style:row-height="38.1mm" fo:break-before="auto" style:use-optimal-row-height="false"/>
    </style:style>
    <style:style style:name="ro68" style:family="table-row">
      <style:table-row-properties style:row-height="68mm" fo:break-before="auto" style:use-optimal-row-height="false"/>
    </style:style>
    <style:style style:name="ro69" style:family="table-row">
      <style:table-row-properties style:row-height="34.93mm" fo:break-before="auto" style:use-optimal-row-height="false"/>
    </style:style>
    <style:style style:name="ro70" style:family="table-row">
      <style:table-row-properties style:row-height="42.6mm" fo:break-before="auto" style:use-optimal-row-height="false"/>
    </style:style>
    <style:style style:name="ro71" style:family="table-row">
      <style:table-row-properties style:row-height="65.35mm" fo:break-before="auto" style:use-optimal-row-height="false"/>
    </style:style>
    <style:style style:name="ro72" style:family="table-row">
      <style:table-row-properties style:row-height="117.74mm" fo:break-before="auto" style:use-optimal-row-height="false"/>
    </style:style>
    <style:style style:name="ro73" style:family="table-row">
      <style:table-row-properties style:row-height="71.44mm" fo:break-before="auto" style:use-optimal-row-height="false"/>
    </style:style>
    <style:style style:name="ro74" style:family="table-row">
      <style:table-row-properties style:row-height="67.73mm" fo:break-before="auto" style:use-optimal-row-height="false"/>
    </style:style>
    <style:style style:name="ro75" style:family="table-row">
      <style:table-row-properties style:row-height="130.44mm" fo:break-before="auto" style:use-optimal-row-height="false"/>
    </style:style>
    <style:style style:name="ro76" style:family="table-row">
      <style:table-row-properties style:row-height="130.7mm" fo:break-before="auto" style:use-optimal-row-height="false"/>
    </style:style>
    <style:style style:name="ro77" style:family="table-row">
      <style:table-row-properties style:row-height="68.79mm" fo:break-before="auto" style:use-optimal-row-height="false"/>
    </style:style>
    <style:style style:name="ro78" style:family="table-row">
      <style:table-row-properties style:row-height="130.97mm" fo:break-before="auto" style:use-optimal-row-height="false"/>
    </style:style>
    <style:style style:name="ro79" style:family="table-row">
      <style:table-row-properties style:row-height="73.29mm" fo:break-before="auto" style:use-optimal-row-height="false"/>
    </style:style>
    <style:style style:name="ro80" style:family="table-row">
      <style:table-row-properties style:row-height="72.5mm" fo:break-before="auto" style:use-optimal-row-height="false"/>
    </style:style>
    <style:style style:name="ro81" style:family="table-row">
      <style:table-row-properties style:row-height="129.91mm" fo:break-before="auto" style:use-optimal-row-height="false"/>
    </style:style>
    <style:style style:name="ro82" style:family="table-row">
      <style:table-row-properties style:row-height="120.91mm" fo:break-before="auto" style:use-optimal-row-height="false"/>
    </style:style>
    <style:style style:name="ro83" style:family="table-row">
      <style:table-row-properties style:row-height="134.94mm" fo:break-before="auto" style:use-optimal-row-height="false"/>
    </style:style>
    <style:style style:name="ro84" style:family="table-row">
      <style:table-row-properties style:row-height="136.26mm" fo:break-before="auto" style:use-optimal-row-height="false"/>
    </style:style>
    <style:style style:name="ro85" style:family="table-row">
      <style:table-row-properties style:row-height="66.41mm" fo:break-before="auto" style:use-optimal-row-height="false"/>
    </style:style>
    <style:style style:name="ro86" style:family="table-row">
      <style:table-row-properties style:row-height="35.98mm" fo:break-before="auto" style:use-optimal-row-height="false"/>
    </style:style>
    <style:style style:name="ro87" style:family="table-row">
      <style:table-row-properties style:row-height="73.55mm" fo:break-before="auto" style:use-optimal-row-height="false"/>
    </style:style>
    <style:style style:name="ro88" style:family="table-row">
      <style:table-row-properties style:row-height="71.17mm" fo:break-before="auto" style:use-optimal-row-height="false"/>
    </style:style>
    <style:style style:name="ro89" style:family="table-row">
      <style:table-row-properties style:row-height="119.06mm" fo:break-before="auto" style:use-optimal-row-height="false"/>
    </style:style>
    <style:style style:name="ro90" style:family="table-row">
      <style:table-row-properties style:row-height="131.5mm" fo:break-before="auto" style:use-optimal-row-height="false"/>
    </style:style>
    <style:style style:name="ro91" style:family="table-row">
      <style:table-row-properties style:row-height="74.88mm" fo:break-before="auto" style:use-optimal-row-height="false"/>
    </style:style>
    <style:style style:name="ro92" style:family="table-row">
      <style:table-row-properties style:row-height="130.18mm" fo:break-before="auto" style:use-optimal-row-height="false"/>
    </style:style>
    <style:style style:name="ro93" style:family="table-row">
      <style:table-row-properties style:row-height="21.7mm" fo:break-before="auto" style:use-optimal-row-height="false"/>
    </style:style>
    <style:style style:name="ro94" style:family="table-row">
      <style:table-row-properties style:row-height="19.58mm" fo:break-before="auto" style:use-optimal-row-height="false"/>
    </style:style>
    <style:style style:name="ro95" style:family="table-row">
      <style:table-row-properties style:row-height="41.54mm" fo:break-before="auto" style:use-optimal-row-height="false"/>
    </style:style>
    <style:style style:name="ro96" style:family="table-row">
      <style:table-row-properties style:row-height="71.7mm" fo:break-before="auto" style:use-optimal-row-height="false"/>
    </style:style>
    <style:style style:name="ro97" style:family="table-row">
      <style:table-row-properties style:row-height="76.46mm" fo:break-before="auto" style:use-optimal-row-height="false"/>
    </style:style>
    <style:style style:name="ro98" style:family="table-row">
      <style:table-row-properties style:row-height="34.13mm" fo:break-before="auto" style:use-optimal-row-height="false"/>
    </style:style>
    <style:style style:name="ro99" style:family="table-row">
      <style:table-row-properties style:row-height="75.14mm" fo:break-before="auto" style:use-optimal-row-height="false"/>
    </style:style>
    <style:style style:name="ro100" style:family="table-row">
      <style:table-row-properties style:row-height="70.64mm" fo:break-before="auto" style:use-optimal-row-height="false"/>
    </style:style>
    <style:style style:name="ro101" style:family="table-row">
      <style:table-row-properties style:row-height="88.9mm" fo:break-before="auto" style:use-optimal-row-height="false"/>
    </style:style>
    <style:style style:name="ro102" style:family="table-row">
      <style:table-row-properties style:row-height="120.12mm" fo:break-before="auto" style:use-optimal-row-height="false"/>
    </style:style>
    <style:style style:name="ro103" style:family="table-row">
      <style:table-row-properties style:row-height="34.4mm" fo:break-before="auto" style:use-optimal-row-height="false"/>
    </style:style>
    <style:style style:name="ro104" style:family="table-row">
      <style:table-row-properties style:row-height="129.38mm" fo:break-before="auto" style:use-optimal-row-height="false"/>
    </style:style>
    <style:style style:name="ro105" style:family="table-row">
      <style:table-row-properties style:row-height="32.01mm" fo:break-before="auto" style:use-optimal-row-height="false"/>
    </style:style>
    <style:style style:name="ro106" style:family="table-row">
      <style:table-row-properties style:row-height="21.17mm" fo:break-before="auto" style:use-optimal-row-height="false"/>
    </style:style>
    <style:style style:name="ro107" style:family="table-row">
      <style:table-row-properties style:row-height="24.87mm" fo:break-before="auto" style:use-optimal-row-height="false"/>
    </style:style>
    <style:style style:name="ro108" style:family="table-row">
      <style:table-row-properties style:row-height="36.78mm" fo:break-before="auto" style:use-optimal-row-height="false"/>
    </style:style>
    <style:style style:name="ro109" style:family="table-row">
      <style:table-row-properties style:row-height="72.23mm" fo:break-before="auto" style:use-optimal-row-height="false"/>
    </style:style>
    <style:style style:name="ro110" style:family="table-row">
      <style:table-row-properties style:row-height="38.36mm" fo:break-before="auto" style:use-optimal-row-height="false"/>
    </style:style>
    <style:style style:name="ro111" style:family="table-row">
      <style:table-row-properties style:row-height="29.63mm" fo:break-before="auto" style:use-optimal-row-height="false"/>
    </style:style>
    <style:style style:name="ro112" style:family="table-row">
      <style:table-row-properties style:row-height="132.82mm" fo:break-before="auto" style:use-optimal-row-height="false"/>
    </style:style>
    <style:style style:name="ro113" style:family="table-row">
      <style:table-row-properties style:row-height="17.46mm" fo:break-before="auto" style:use-optimal-row-height="false"/>
    </style:style>
    <style:style style:name="ro114" style:family="table-row">
      <style:table-row-properties style:row-height="19.31mm" fo:break-before="auto" style:use-optimal-row-height="false"/>
    </style:style>
    <style:style style:name="ro115" style:family="table-row">
      <style:table-row-properties style:row-height="15.88mm" fo:break-before="auto" style:use-optimal-row-height="false"/>
    </style:style>
    <style:style style:name="ro116" style:family="table-row">
      <style:table-row-properties style:row-height="63.5mm" fo:break-before="auto" style:use-optimal-row-height="false"/>
    </style:style>
    <style:style style:name="ro117" style:family="table-row">
      <style:table-row-properties style:row-height="121.71mm" fo:break-before="auto" style:use-optimal-row-height="false"/>
    </style:style>
    <style:style style:name="ro118" style:family="table-row">
      <style:table-row-properties style:row-height="128.85mm" fo:break-before="auto" style:use-optimal-row-height="false"/>
    </style:style>
    <style:style style:name="ro119" style:family="table-row">
      <style:table-row-properties style:row-height="134.67mm" fo:break-before="auto" style:use-optimal-row-height="false"/>
    </style:style>
    <style:style style:name="ro120" style:family="table-row">
      <style:table-row-properties style:row-height="127.79mm" fo:break-before="auto" style:use-optimal-row-height="false"/>
    </style:style>
    <style:style style:name="ro121" style:family="table-row">
      <style:table-row-properties style:row-height="119.33mm" fo:break-before="auto" style:use-optimal-row-height="false"/>
    </style:style>
    <style:style style:name="ro122" style:family="table-row">
      <style:table-row-properties style:row-height="63.24mm" fo:break-before="auto" style:use-optimal-row-height="false"/>
    </style:style>
    <style:style style:name="ro123" style:family="table-row">
      <style:table-row-properties style:row-height="14.02mm" fo:break-before="auto" style:use-optimal-row-height="false"/>
    </style:style>
    <style:style style:name="ro124" style:family="table-row">
      <style:table-row-properties style:row-height="10.32mm" fo:break-before="auto" style:use-optimal-row-height="false"/>
    </style:style>
    <style:style style:name="ro125" style:family="table-row">
      <style:table-row-properties style:row-height="15.61mm" fo:break-before="auto" style:use-optimal-row-height="false"/>
    </style:style>
    <style:style style:name="ro126" style:family="table-row">
      <style:table-row-properties style:row-height="20.11mm" fo:break-before="auto" style:use-optimal-row-height="false"/>
    </style:style>
    <style:style style:name="ro127" style:family="table-row">
      <style:table-row-properties style:row-height="14.82mm" fo:break-before="auto" style:use-optimal-row-height="false"/>
    </style:style>
    <style:style style:name="ro128" style:family="table-row">
      <style:table-row-properties style:row-height="73.03mm" fo:break-before="auto" style:use-optimal-row-height="false"/>
    </style:style>
    <style:style style:name="ro129" style:family="table-row">
      <style:table-row-properties style:row-height="60.06mm" fo:break-before="auto" style:use-optimal-row-height="false"/>
    </style:style>
    <style:style style:name="ro130" style:family="table-row">
      <style:table-row-properties style:row-height="74.35mm" fo:break-before="auto" style:use-optimal-row-height="false"/>
    </style:style>
    <style:style style:name="ro131" style:family="table-row">
      <style:table-row-properties style:row-height="72.76mm" fo:break-before="auto" style:use-optimal-row-height="false"/>
    </style:style>
    <style:style style:name="ro132" style:family="table-row">
      <style:table-row-properties style:row-height="73.82mm" fo:break-before="auto" style:use-optimal-row-height="false"/>
    </style:style>
    <style:style style:name="ro133" style:family="table-row">
      <style:table-row-properties style:row-height="108.21mm" fo:break-before="auto" style:use-optimal-row-height="false"/>
    </style:style>
    <style:style style:name="ro134" style:family="table-row">
      <style:table-row-properties style:row-height="18.79mm" fo:break-before="auto" style:use-optimal-row-height="false"/>
    </style:style>
    <style:style style:name="ro135" style:family="table-row">
      <style:table-row-properties style:row-height="5.7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4pt" style:font-name-asian="Arial1" style:font-size-asian="14pt" style:font-name-complex="Arial1" style:font-size-complex="14pt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6" style:family="table-cell" style:parent-style-name="千分位_20_2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7" style:family="table-cell" style:parent-style-name="一般_5f_Sheet1" style:data-style-name="N100">
      <style:table-cell-properties style:cell-protect="protected" style:print-content="true" fo:background-color="transparent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8" style:family="table-cell" style:parent-style-name="Default" style:data-style-name="N100">
      <style:table-cell-properties fo:background-color="transparent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9" style:family="table-cell" style:parent-style-name="Default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10" style:family="table-cell" style:parent-style-name="千分位_20_2_20_2" style:data-style-name="N100">
      <style:table-cell-properties fo:background-color="transparent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4pt" style:font-name-asian="Arial1" style:font-size-asian="14pt" style:font-name-complex="Arial1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標楷體" fo:font-size="14pt" style:font-name-asian="標楷體1" style:font-size-asian="14pt" style:font-name-complex="標楷體1" style:font-size-complex="14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17" style:family="table-cell" style:parent-style-name="一般_20_10" style:data-style-name="N0">
      <style:table-cell-properties style:cell-protect="protected" style:print-content="true" fo:background-color="transparent" fo:border="0.06pt solid #000000" style:shrink-to-fit="true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1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4:.$B$254], [.B254])&gt;1,NOT(ISBLANK([.B254]))))" style:apply-style-name="cf1" style:base-cell-address="'7-12月_'.B254"/>
      <style:map style:condition="is-true-formula(msoxl:AND(COUNTIF([.$B$254:.$B$254], [.B254])&gt;1,NOT(ISBLANK([.B254]))))" style:apply-style-name="cf2" style:base-cell-address="'7-12月_'.B254"/>
      <style:map style:condition="is-true-formula(msoxl:AND(COUNTIF([.$B$254:.$B$254], [.B254])&gt;1,NOT(ISBLANK([.B254]))))" style:apply-style-name="cf3" style:base-cell-address="'7-12月_'.B254"/>
      <style:map style:condition="is-true-formula(msoxl:AND(COUNTIF([.$B$254:.$B$254], [.B254])&gt;1,NOT(ISBLANK([.B254]))))" style:apply-style-name="cf4" style:base-cell-address="'7-12月_'.B254"/>
      <style:map style:condition="is-true-formula(msoxl:AND(COUNTIF([.$B$254:.$B$254], [.B254])&gt;1,NOT(ISBLANK([.B254]))))" style:apply-style-name="cf5" style:base-cell-address="'7-12月_'.B254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5:.$B$255], [.B255])&gt;1,NOT(ISBLANK([.B255]))))" style:apply-style-name="cf1" style:base-cell-address="'7-12月_'.B255"/>
      <style:map style:condition="is-true-formula(msoxl:AND(COUNTIF([.$B$255:.$B$255], [.B255])&gt;1,NOT(ISBLANK([.B255]))))" style:apply-style-name="cf2" style:base-cell-address="'7-12月_'.B255"/>
      <style:map style:condition="is-true-formula(msoxl:AND(COUNTIF([.$B$255:.$B$255], [.B255])&gt;1,NOT(ISBLANK([.B255]))))" style:apply-style-name="cf3" style:base-cell-address="'7-12月_'.B255"/>
      <style:map style:condition="is-true-formula(msoxl:AND(COUNTIF([.$B$255:.$B$255], [.B255])&gt;1,NOT(ISBLANK([.B255]))))" style:apply-style-name="cf4" style:base-cell-address="'7-12月_'.B255"/>
      <style:map style:condition="is-true-formula(msoxl:AND(COUNTIF([.$B$255:.$B$255], [.B255])&gt;1,NOT(ISBLANK([.B255]))))" style:apply-style-name="cf5" style:base-cell-address="'7-12月_'.B255"/>
    </style:style>
    <style:style style:name="ce2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6:.$B$256], [.B256])&gt;1,NOT(ISBLANK([.B256]))))" style:apply-style-name="cf1" style:base-cell-address="'7-12月_'.B256"/>
      <style:map style:condition="is-true-formula(msoxl:AND(COUNTIF([.$B$256:.$B$256], [.B256])&gt;1,NOT(ISBLANK([.B256]))))" style:apply-style-name="cf2" style:base-cell-address="'7-12月_'.B256"/>
      <style:map style:condition="is-true-formula(msoxl:AND(COUNTIF([.$B$256:.$B$256], [.B256])&gt;1,NOT(ISBLANK([.B256]))))" style:apply-style-name="cf3" style:base-cell-address="'7-12月_'.B256"/>
      <style:map style:condition="is-true-formula(msoxl:AND(COUNTIF([.$B$256:.$B$256], [.B256])&gt;1,NOT(ISBLANK([.B256]))))" style:apply-style-name="cf4" style:base-cell-address="'7-12月_'.B256"/>
      <style:map style:condition="is-true-formula(msoxl:AND(COUNTIF([.$B$256:.$B$256], [.B256])&gt;1,NOT(ISBLANK([.B256]))))" style:apply-style-name="cf5" style:base-cell-address="'7-12月_'.B256"/>
    </style:style>
    <style:style style:name="ce2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7:.$B$257], [.B257])&gt;1,NOT(ISBLANK([.B257]))))" style:apply-style-name="cf1" style:base-cell-address="'7-12月_'.B257"/>
      <style:map style:condition="is-true-formula(msoxl:AND(COUNTIF([.$B$257:.$B$257], [.B257])&gt;1,NOT(ISBLANK([.B257]))))" style:apply-style-name="cf2" style:base-cell-address="'7-12月_'.B257"/>
      <style:map style:condition="is-true-formula(msoxl:AND(COUNTIF([.$B$257:.$B$257], [.B257])&gt;1,NOT(ISBLANK([.B257]))))" style:apply-style-name="cf3" style:base-cell-address="'7-12月_'.B257"/>
      <style:map style:condition="is-true-formula(msoxl:AND(COUNTIF([.$B$257:.$B$257], [.B257])&gt;1,NOT(ISBLANK([.B257]))))" style:apply-style-name="cf4" style:base-cell-address="'7-12月_'.B257"/>
      <style:map style:condition="is-true-formula(msoxl:AND(COUNTIF([.$B$257:.$B$257], [.B257])&gt;1,NOT(ISBLANK([.B257]))))" style:apply-style-name="cf5" style:base-cell-address="'7-12月_'.B257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8:.$B$258], [.B258])&gt;1,NOT(ISBLANK([.B258]))))" style:apply-style-name="cf1" style:base-cell-address="'7-12月_'.B258"/>
      <style:map style:condition="is-true-formula(msoxl:AND(COUNTIF([.$B$258:.$B$258], [.B258])&gt;1,NOT(ISBLANK([.B258]))))" style:apply-style-name="cf2" style:base-cell-address="'7-12月_'.B258"/>
      <style:map style:condition="is-true-formula(msoxl:AND(COUNTIF([.$B$258:.$B$258], [.B258])&gt;1,NOT(ISBLANK([.B258]))))" style:apply-style-name="cf3" style:base-cell-address="'7-12月_'.B258"/>
      <style:map style:condition="is-true-formula(msoxl:AND(COUNTIF([.$B$258:.$B$258], [.B258])&gt;1,NOT(ISBLANK([.B258]))))" style:apply-style-name="cf4" style:base-cell-address="'7-12月_'.B258"/>
      <style:map style:condition="is-true-formula(msoxl:AND(COUNTIF([.$B$258:.$B$258], [.B258])&gt;1,NOT(ISBLANK([.B258]))))" style:apply-style-name="cf5" style:base-cell-address="'7-12月_'.B258"/>
    </style:style>
    <style:style style:name="ce2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59:.$B$259], [.B259])&gt;1,NOT(ISBLANK([.B259]))))" style:apply-style-name="cf1" style:base-cell-address="'7-12月_'.B259"/>
      <style:map style:condition="is-true-formula(msoxl:AND(COUNTIF([.$B$259:.$B$259], [.B259])&gt;1,NOT(ISBLANK([.B259]))))" style:apply-style-name="cf2" style:base-cell-address="'7-12月_'.B259"/>
      <style:map style:condition="is-true-formula(msoxl:AND(COUNTIF([.$B$259:.$B$259], [.B259])&gt;1,NOT(ISBLANK([.B259]))))" style:apply-style-name="cf3" style:base-cell-address="'7-12月_'.B259"/>
      <style:map style:condition="is-true-formula(msoxl:AND(COUNTIF([.$B$259:.$B$259], [.B259])&gt;1,NOT(ISBLANK([.B259]))))" style:apply-style-name="cf4" style:base-cell-address="'7-12月_'.B259"/>
      <style:map style:condition="is-true-formula(msoxl:AND(COUNTIF([.$B$259:.$B$259], [.B259])&gt;1,NOT(ISBLANK([.B259]))))" style:apply-style-name="cf5" style:base-cell-address="'7-12月_'.B259"/>
    </style:style>
    <style:style style:name="ce2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0:.$B$260], [.B260])&gt;1,NOT(ISBLANK([.B260]))))" style:apply-style-name="cf1" style:base-cell-address="'7-12月_'.B260"/>
      <style:map style:condition="is-true-formula(msoxl:AND(COUNTIF([.$B$260:.$B$260], [.B260])&gt;1,NOT(ISBLANK([.B260]))))" style:apply-style-name="cf2" style:base-cell-address="'7-12月_'.B260"/>
      <style:map style:condition="is-true-formula(msoxl:AND(COUNTIF([.$B$260:.$B$260], [.B260])&gt;1,NOT(ISBLANK([.B260]))))" style:apply-style-name="cf3" style:base-cell-address="'7-12月_'.B260"/>
      <style:map style:condition="is-true-formula(msoxl:AND(COUNTIF([.$B$260:.$B$260], [.B260])&gt;1,NOT(ISBLANK([.B260]))))" style:apply-style-name="cf4" style:base-cell-address="'7-12月_'.B260"/>
      <style:map style:condition="is-true-formula(msoxl:AND(COUNTIF([.$B$260:.$B$260], [.B260])&gt;1,NOT(ISBLANK([.B260]))))" style:apply-style-name="cf5" style:base-cell-address="'7-12月_'.B260"/>
    </style:style>
    <style:style style:name="ce2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1:.$B$261], [.B261])&gt;1,NOT(ISBLANK([.B261]))))" style:apply-style-name="cf1" style:base-cell-address="'7-12月_'.B261"/>
      <style:map style:condition="is-true-formula(msoxl:AND(COUNTIF([.$B$261:.$B$261], [.B261])&gt;1,NOT(ISBLANK([.B261]))))" style:apply-style-name="cf2" style:base-cell-address="'7-12月_'.B261"/>
      <style:map style:condition="is-true-formula(msoxl:AND(COUNTIF([.$B$261:.$B$261], [.B261])&gt;1,NOT(ISBLANK([.B261]))))" style:apply-style-name="cf3" style:base-cell-address="'7-12月_'.B261"/>
      <style:map style:condition="is-true-formula(msoxl:AND(COUNTIF([.$B$261:.$B$261], [.B261])&gt;1,NOT(ISBLANK([.B261]))))" style:apply-style-name="cf4" style:base-cell-address="'7-12月_'.B261"/>
      <style:map style:condition="is-true-formula(msoxl:AND(COUNTIF([.$B$261:.$B$261], [.B261])&gt;1,NOT(ISBLANK([.B261]))))" style:apply-style-name="cf5" style:base-cell-address="'7-12月_'.B261"/>
    </style:style>
    <style:style style:name="ce2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2:.$B$262], [.B262])&gt;1,NOT(ISBLANK([.B262]))))" style:apply-style-name="cf1" style:base-cell-address="'7-12月_'.B262"/>
      <style:map style:condition="is-true-formula(msoxl:AND(COUNTIF([.$B$262:.$B$262], [.B262])&gt;1,NOT(ISBLANK([.B262]))))" style:apply-style-name="cf2" style:base-cell-address="'7-12月_'.B262"/>
      <style:map style:condition="is-true-formula(msoxl:AND(COUNTIF([.$B$262:.$B$262], [.B262])&gt;1,NOT(ISBLANK([.B262]))))" style:apply-style-name="cf3" style:base-cell-address="'7-12月_'.B262"/>
      <style:map style:condition="is-true-formula(msoxl:AND(COUNTIF([.$B$262:.$B$262], [.B262])&gt;1,NOT(ISBLANK([.B262]))))" style:apply-style-name="cf4" style:base-cell-address="'7-12月_'.B262"/>
      <style:map style:condition="is-true-formula(msoxl:AND(COUNTIF([.$B$262:.$B$262], [.B262])&gt;1,NOT(ISBLANK([.B262]))))" style:apply-style-name="cf5" style:base-cell-address="'7-12月_'.B262"/>
    </style:style>
    <style:style style:name="ce2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3:.$B$263], [.B263])&gt;1,NOT(ISBLANK([.B263]))))" style:apply-style-name="cf1" style:base-cell-address="'7-12月_'.B263"/>
      <style:map style:condition="is-true-formula(msoxl:AND(COUNTIF([.$B$263:.$B$263], [.B263])&gt;1,NOT(ISBLANK([.B263]))))" style:apply-style-name="cf2" style:base-cell-address="'7-12月_'.B263"/>
      <style:map style:condition="is-true-formula(msoxl:AND(COUNTIF([.$B$263:.$B$263], [.B263])&gt;1,NOT(ISBLANK([.B263]))))" style:apply-style-name="cf3" style:base-cell-address="'7-12月_'.B263"/>
      <style:map style:condition="is-true-formula(msoxl:AND(COUNTIF([.$B$263:.$B$263], [.B263])&gt;1,NOT(ISBLANK([.B263]))))" style:apply-style-name="cf4" style:base-cell-address="'7-12月_'.B263"/>
      <style:map style:condition="is-true-formula(msoxl:AND(COUNTIF([.$B$263:.$B$263], [.B263])&gt;1,NOT(ISBLANK([.B263]))))" style:apply-style-name="cf5" style:base-cell-address="'7-12月_'.B263"/>
    </style:style>
    <style:style style:name="ce2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4:.$B$264], [.B264])&gt;1,NOT(ISBLANK([.B264]))))" style:apply-style-name="cf1" style:base-cell-address="'7-12月_'.B264"/>
      <style:map style:condition="is-true-formula(msoxl:AND(COUNTIF([.$B$264:.$B$264], [.B264])&gt;1,NOT(ISBLANK([.B264]))))" style:apply-style-name="cf2" style:base-cell-address="'7-12月_'.B264"/>
      <style:map style:condition="is-true-formula(msoxl:AND(COUNTIF([.$B$264:.$B$264], [.B264])&gt;1,NOT(ISBLANK([.B264]))))" style:apply-style-name="cf3" style:base-cell-address="'7-12月_'.B264"/>
      <style:map style:condition="is-true-formula(msoxl:AND(COUNTIF([.$B$264:.$B$264], [.B264])&gt;1,NOT(ISBLANK([.B264]))))" style:apply-style-name="cf4" style:base-cell-address="'7-12月_'.B264"/>
      <style:map style:condition="is-true-formula(msoxl:AND(COUNTIF([.$B$264:.$B$264], [.B264])&gt;1,NOT(ISBLANK([.B264]))))" style:apply-style-name="cf5" style:base-cell-address="'7-12月_'.B264"/>
    </style:style>
    <style:style style:name="ce3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5:.$B$265], [.B265])&gt;1,NOT(ISBLANK([.B265]))))" style:apply-style-name="cf1" style:base-cell-address="'7-12月_'.B265"/>
      <style:map style:condition="is-true-formula(msoxl:AND(COUNTIF([.$B$265:.$B$265], [.B265])&gt;1,NOT(ISBLANK([.B265]))))" style:apply-style-name="cf2" style:base-cell-address="'7-12月_'.B265"/>
      <style:map style:condition="is-true-formula(msoxl:AND(COUNTIF([.$B$265:.$B$265], [.B265])&gt;1,NOT(ISBLANK([.B265]))))" style:apply-style-name="cf3" style:base-cell-address="'7-12月_'.B265"/>
      <style:map style:condition="is-true-formula(msoxl:AND(COUNTIF([.$B$265:.$B$265], [.B265])&gt;1,NOT(ISBLANK([.B265]))))" style:apply-style-name="cf4" style:base-cell-address="'7-12月_'.B265"/>
      <style:map style:condition="is-true-formula(msoxl:AND(COUNTIF([.$B$265:.$B$265], [.B265])&gt;1,NOT(ISBLANK([.B265]))))" style:apply-style-name="cf5" style:base-cell-address="'7-12月_'.B265"/>
    </style:style>
    <style:style style:name="ce3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6:.$B$266], [.B266])&gt;1,NOT(ISBLANK([.B266]))))" style:apply-style-name="cf1" style:base-cell-address="'7-12月_'.B266"/>
      <style:map style:condition="is-true-formula(msoxl:AND(COUNTIF([.$B$266:.$B$266], [.B266])&gt;1,NOT(ISBLANK([.B266]))))" style:apply-style-name="cf2" style:base-cell-address="'7-12月_'.B266"/>
      <style:map style:condition="is-true-formula(msoxl:AND(COUNTIF([.$B$266:.$B$266], [.B266])&gt;1,NOT(ISBLANK([.B266]))))" style:apply-style-name="cf3" style:base-cell-address="'7-12月_'.B266"/>
      <style:map style:condition="is-true-formula(msoxl:AND(COUNTIF([.$B$266:.$B$266], [.B266])&gt;1,NOT(ISBLANK([.B266]))))" style:apply-style-name="cf4" style:base-cell-address="'7-12月_'.B266"/>
      <style:map style:condition="is-true-formula(msoxl:AND(COUNTIF([.$B$266:.$B$266], [.B266])&gt;1,NOT(ISBLANK([.B266]))))" style:apply-style-name="cf5" style:base-cell-address="'7-12月_'.B266"/>
    </style:style>
    <style:style style:name="ce3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7:.$B$267], [.B267])&gt;1,NOT(ISBLANK([.B267]))))" style:apply-style-name="cf1" style:base-cell-address="'7-12月_'.B267"/>
      <style:map style:condition="is-true-formula(msoxl:AND(COUNTIF([.$B$267:.$B$267], [.B267])&gt;1,NOT(ISBLANK([.B267]))))" style:apply-style-name="cf2" style:base-cell-address="'7-12月_'.B267"/>
      <style:map style:condition="is-true-formula(msoxl:AND(COUNTIF([.$B$267:.$B$267], [.B267])&gt;1,NOT(ISBLANK([.B267]))))" style:apply-style-name="cf3" style:base-cell-address="'7-12月_'.B267"/>
      <style:map style:condition="is-true-formula(msoxl:AND(COUNTIF([.$B$267:.$B$267], [.B267])&gt;1,NOT(ISBLANK([.B267]))))" style:apply-style-name="cf4" style:base-cell-address="'7-12月_'.B267"/>
      <style:map style:condition="is-true-formula(msoxl:AND(COUNTIF([.$B$267:.$B$267], [.B267])&gt;1,NOT(ISBLANK([.B267]))))" style:apply-style-name="cf5" style:base-cell-address="'7-12月_'.B267"/>
    </style:style>
    <style:style style:name="ce3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68:.$B$268], [.B268])&gt;1,NOT(ISBLANK([.B268]))))" style:apply-style-name="cf1" style:base-cell-address="'7-12月_'.B268"/>
      <style:map style:condition="is-true-formula(msoxl:AND(COUNTIF([.$B$268:.$B$268], [.B268])&gt;1,NOT(ISBLANK([.B268]))))" style:apply-style-name="cf2" style:base-cell-address="'7-12月_'.B268"/>
      <style:map style:condition="is-true-formula(msoxl:AND(COUNTIF([.$B$268:.$B$268], [.B268])&gt;1,NOT(ISBLANK([.B268]))))" style:apply-style-name="cf3" style:base-cell-address="'7-12月_'.B268"/>
      <style:map style:condition="is-true-formula(msoxl:AND(COUNTIF([.$B$268:.$B$268], [.B268])&gt;1,NOT(ISBLANK([.B268]))))" style:apply-style-name="cf4" style:base-cell-address="'7-12月_'.B268"/>
      <style:map style:condition="is-true-formula(msoxl:AND(COUNTIF([.$B$268:.$B$268], [.B268])&gt;1,NOT(ISBLANK([.B268]))))" style:apply-style-name="cf5" style:base-cell-address="'7-12月_'.B268"/>
    </style:style>
    <style:style style:name="ce3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35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3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76:.$B$276], [.B276])&gt;1,NOT(ISBLANK([.B276]))))" style:apply-style-name="cf1" style:base-cell-address="'7-12月_'.B276"/>
      <style:map style:condition="is-true-formula(msoxl:AND(COUNTIF([.$B$276:.$B$276], [.B276])&gt;1,NOT(ISBLANK([.B276]))))" style:apply-style-name="cf2" style:base-cell-address="'7-12月_'.B276"/>
      <style:map style:condition="is-true-formula(msoxl:AND(COUNTIF([.$B$276:.$B$276], [.B276])&gt;1,NOT(ISBLANK([.B276]))))" style:apply-style-name="cf3" style:base-cell-address="'7-12月_'.B276"/>
      <style:map style:condition="is-true-formula(msoxl:AND(COUNTIF([.$B$276:.$B$276], [.B276])&gt;1,NOT(ISBLANK([.B276]))))" style:apply-style-name="cf4" style:base-cell-address="'7-12月_'.B276"/>
      <style:map style:condition="is-true-formula(msoxl:AND(COUNTIF([.$B$276:.$B$276], [.B276])&gt;1,NOT(ISBLANK([.B276]))))" style:apply-style-name="cf5" style:base-cell-address="'7-12月_'.B276"/>
    </style:style>
    <style:style style:name="ce3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77:.$B$277], [.B277])&gt;1,NOT(ISBLANK([.B277]))))" style:apply-style-name="cf1" style:base-cell-address="'7-12月_'.B277"/>
      <style:map style:condition="is-true-formula(msoxl:AND(COUNTIF([.$B$277:.$B$277], [.B277])&gt;1,NOT(ISBLANK([.B277]))))" style:apply-style-name="cf2" style:base-cell-address="'7-12月_'.B277"/>
      <style:map style:condition="is-true-formula(msoxl:AND(COUNTIF([.$B$277:.$B$277], [.B277])&gt;1,NOT(ISBLANK([.B277]))))" style:apply-style-name="cf3" style:base-cell-address="'7-12月_'.B277"/>
      <style:map style:condition="is-true-formula(msoxl:AND(COUNTIF([.$B$277:.$B$277], [.B277])&gt;1,NOT(ISBLANK([.B277]))))" style:apply-style-name="cf4" style:base-cell-address="'7-12月_'.B277"/>
      <style:map style:condition="is-true-formula(msoxl:AND(COUNTIF([.$B$277:.$B$277], [.B277])&gt;1,NOT(ISBLANK([.B277]))))" style:apply-style-name="cf5" style:base-cell-address="'7-12月_'.B277"/>
    </style:style>
    <style:style style:name="ce3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78:.$B$278], [.B278])&gt;1,NOT(ISBLANK([.B278]))))" style:apply-style-name="cf1" style:base-cell-address="'7-12月_'.B278"/>
      <style:map style:condition="is-true-formula(msoxl:AND(COUNTIF([.$B$278:.$B$278], [.B278])&gt;1,NOT(ISBLANK([.B278]))))" style:apply-style-name="cf2" style:base-cell-address="'7-12月_'.B278"/>
      <style:map style:condition="is-true-formula(msoxl:AND(COUNTIF([.$B$278:.$B$278], [.B278])&gt;1,NOT(ISBLANK([.B278]))))" style:apply-style-name="cf3" style:base-cell-address="'7-12月_'.B278"/>
      <style:map style:condition="is-true-formula(msoxl:AND(COUNTIF([.$B$278:.$B$278], [.B278])&gt;1,NOT(ISBLANK([.B278]))))" style:apply-style-name="cf4" style:base-cell-address="'7-12月_'.B278"/>
      <style:map style:condition="is-true-formula(msoxl:AND(COUNTIF([.$B$278:.$B$278], [.B278])&gt;1,NOT(ISBLANK([.B278]))))" style:apply-style-name="cf5" style:base-cell-address="'7-12月_'.B278"/>
    </style:style>
    <style:style style:name="ce3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79:.$B$279], [.B279])&gt;1,NOT(ISBLANK([.B279]))))" style:apply-style-name="cf1" style:base-cell-address="'7-12月_'.B279"/>
      <style:map style:condition="is-true-formula(msoxl:AND(COUNTIF([.$B$279:.$B$279], [.B279])&gt;1,NOT(ISBLANK([.B279]))))" style:apply-style-name="cf2" style:base-cell-address="'7-12月_'.B279"/>
      <style:map style:condition="is-true-formula(msoxl:AND(COUNTIF([.$B$279:.$B$279], [.B279])&gt;1,NOT(ISBLANK([.B279]))))" style:apply-style-name="cf3" style:base-cell-address="'7-12月_'.B279"/>
      <style:map style:condition="is-true-formula(msoxl:AND(COUNTIF([.$B$279:.$B$279], [.B279])&gt;1,NOT(ISBLANK([.B279]))))" style:apply-style-name="cf4" style:base-cell-address="'7-12月_'.B279"/>
      <style:map style:condition="is-true-formula(msoxl:AND(COUNTIF([.$B$279:.$B$279], [.B279])&gt;1,NOT(ISBLANK([.B279]))))" style:apply-style-name="cf5" style:base-cell-address="'7-12月_'.B279"/>
    </style:style>
    <style:style style:name="ce4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1:.$B$281], [.B281])&gt;1,NOT(ISBLANK([.B281]))))" style:apply-style-name="cf1" style:base-cell-address="'7-12月_'.B281"/>
      <style:map style:condition="is-true-formula(msoxl:AND(COUNTIF([.$B$281:.$B$281], [.B281])&gt;1,NOT(ISBLANK([.B281]))))" style:apply-style-name="cf2" style:base-cell-address="'7-12月_'.B281"/>
      <style:map style:condition="is-true-formula(msoxl:AND(COUNTIF([.$B$281:.$B$281], [.B281])&gt;1,NOT(ISBLANK([.B281]))))" style:apply-style-name="cf3" style:base-cell-address="'7-12月_'.B281"/>
      <style:map style:condition="is-true-formula(msoxl:AND(COUNTIF([.$B$281:.$B$281], [.B281])&gt;1,NOT(ISBLANK([.B281]))))" style:apply-style-name="cf4" style:base-cell-address="'7-12月_'.B281"/>
      <style:map style:condition="is-true-formula(msoxl:AND(COUNTIF([.$B$281:.$B$281], [.B281])&gt;1,NOT(ISBLANK([.B281]))))" style:apply-style-name="cf5" style:base-cell-address="'7-12月_'.B281"/>
    </style:style>
    <style:style style:name="ce41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42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5:.$B$285], [.B285])&gt;1,NOT(ISBLANK([.B285]))))" style:apply-style-name="cf1" style:base-cell-address="'7-12月_'.B285"/>
      <style:map style:condition="is-true-formula(msoxl:AND(COUNTIF([.$B$285:.$B$285], [.B285])&gt;1,NOT(ISBLANK([.B285]))))" style:apply-style-name="cf2" style:base-cell-address="'7-12月_'.B285"/>
      <style:map style:condition="is-true-formula(msoxl:AND(COUNTIF([.$B$285:.$B$285], [.B285])&gt;1,NOT(ISBLANK([.B285]))))" style:apply-style-name="cf3" style:base-cell-address="'7-12月_'.B285"/>
      <style:map style:condition="is-true-formula(msoxl:AND(COUNTIF([.$B$285:.$B$285], [.B285])&gt;1,NOT(ISBLANK([.B285]))))" style:apply-style-name="cf4" style:base-cell-address="'7-12月_'.B285"/>
      <style:map style:condition="is-true-formula(msoxl:AND(COUNTIF([.$B$285:.$B$285], [.B285])&gt;1,NOT(ISBLANK([.B285]))))" style:apply-style-name="cf5" style:base-cell-address="'7-12月_'.B285"/>
    </style:style>
    <style:style style:name="ce43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6:.$B$286], [.B286])&gt;1,NOT(ISBLANK([.B286]))))" style:apply-style-name="cf1" style:base-cell-address="'7-12月_'.B286"/>
      <style:map style:condition="is-true-formula(msoxl:AND(COUNTIF([.$B$286:.$B$286], [.B286])&gt;1,NOT(ISBLANK([.B286]))))" style:apply-style-name="cf2" style:base-cell-address="'7-12月_'.B286"/>
      <style:map style:condition="is-true-formula(msoxl:AND(COUNTIF([.$B$286:.$B$286], [.B286])&gt;1,NOT(ISBLANK([.B286]))))" style:apply-style-name="cf3" style:base-cell-address="'7-12月_'.B286"/>
      <style:map style:condition="is-true-formula(msoxl:AND(COUNTIF([.$B$286:.$B$286], [.B286])&gt;1,NOT(ISBLANK([.B286]))))" style:apply-style-name="cf4" style:base-cell-address="'7-12月_'.B286"/>
      <style:map style:condition="is-true-formula(msoxl:AND(COUNTIF([.$B$286:.$B$286], [.B286])&gt;1,NOT(ISBLANK([.B286]))))" style:apply-style-name="cf5" style:base-cell-address="'7-12月_'.B286"/>
    </style:style>
    <style:style style:name="ce44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7:.$B$287], [.B287])&gt;1,NOT(ISBLANK([.B287]))))" style:apply-style-name="cf1" style:base-cell-address="'7-12月_'.B287"/>
      <style:map style:condition="is-true-formula(msoxl:AND(COUNTIF([.$B$287:.$B$287], [.B287])&gt;1,NOT(ISBLANK([.B287]))))" style:apply-style-name="cf2" style:base-cell-address="'7-12月_'.B287"/>
      <style:map style:condition="is-true-formula(msoxl:AND(COUNTIF([.$B$287:.$B$287], [.B287])&gt;1,NOT(ISBLANK([.B287]))))" style:apply-style-name="cf3" style:base-cell-address="'7-12月_'.B287"/>
      <style:map style:condition="is-true-formula(msoxl:AND(COUNTIF([.$B$287:.$B$287], [.B287])&gt;1,NOT(ISBLANK([.B287]))))" style:apply-style-name="cf4" style:base-cell-address="'7-12月_'.B287"/>
      <style:map style:condition="is-true-formula(msoxl:AND(COUNTIF([.$B$287:.$B$287], [.B287])&gt;1,NOT(ISBLANK([.B287]))))" style:apply-style-name="cf5" style:base-cell-address="'7-12月_'.B287"/>
    </style:style>
    <style:style style:name="ce45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8:.$B$288], [.B288])&gt;1,NOT(ISBLANK([.B288]))))" style:apply-style-name="cf1" style:base-cell-address="'7-12月_'.B288"/>
      <style:map style:condition="is-true-formula(msoxl:AND(COUNTIF([.$B$288:.$B$288], [.B288])&gt;1,NOT(ISBLANK([.B288]))))" style:apply-style-name="cf2" style:base-cell-address="'7-12月_'.B288"/>
      <style:map style:condition="is-true-formula(msoxl:AND(COUNTIF([.$B$288:.$B$288], [.B288])&gt;1,NOT(ISBLANK([.B288]))))" style:apply-style-name="cf3" style:base-cell-address="'7-12月_'.B288"/>
      <style:map style:condition="is-true-formula(msoxl:AND(COUNTIF([.$B$288:.$B$288], [.B288])&gt;1,NOT(ISBLANK([.B288]))))" style:apply-style-name="cf4" style:base-cell-address="'7-12月_'.B288"/>
      <style:map style:condition="is-true-formula(msoxl:AND(COUNTIF([.$B$288:.$B$288], [.B288])&gt;1,NOT(ISBLANK([.B288]))))" style:apply-style-name="cf5" style:base-cell-address="'7-12月_'.B288"/>
    </style:style>
    <style:style style:name="ce46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89:.$B$289], [.B289])&gt;1,NOT(ISBLANK([.B289]))))" style:apply-style-name="cf1" style:base-cell-address="'7-12月_'.B289"/>
      <style:map style:condition="is-true-formula(msoxl:AND(COUNTIF([.$B$289:.$B$289], [.B289])&gt;1,NOT(ISBLANK([.B289]))))" style:apply-style-name="cf2" style:base-cell-address="'7-12月_'.B289"/>
      <style:map style:condition="is-true-formula(msoxl:AND(COUNTIF([.$B$289:.$B$289], [.B289])&gt;1,NOT(ISBLANK([.B289]))))" style:apply-style-name="cf3" style:base-cell-address="'7-12月_'.B289"/>
      <style:map style:condition="is-true-formula(msoxl:AND(COUNTIF([.$B$289:.$B$289], [.B289])&gt;1,NOT(ISBLANK([.B289]))))" style:apply-style-name="cf4" style:base-cell-address="'7-12月_'.B289"/>
      <style:map style:condition="is-true-formula(msoxl:AND(COUNTIF([.$B$289:.$B$289], [.B289])&gt;1,NOT(ISBLANK([.B289]))))" style:apply-style-name="cf5" style:base-cell-address="'7-12月_'.B289"/>
    </style:style>
    <style:style style:name="ce47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90:.$B$290], [.B290])&gt;1,NOT(ISBLANK([.B290]))))" style:apply-style-name="cf1" style:base-cell-address="'7-12月_'.B290"/>
      <style:map style:condition="is-true-formula(msoxl:AND(COUNTIF([.$B$290:.$B$290], [.B290])&gt;1,NOT(ISBLANK([.B290]))))" style:apply-style-name="cf2" style:base-cell-address="'7-12月_'.B290"/>
      <style:map style:condition="is-true-formula(msoxl:AND(COUNTIF([.$B$290:.$B$290], [.B290])&gt;1,NOT(ISBLANK([.B290]))))" style:apply-style-name="cf3" style:base-cell-address="'7-12月_'.B290"/>
      <style:map style:condition="is-true-formula(msoxl:AND(COUNTIF([.$B$290:.$B$290], [.B290])&gt;1,NOT(ISBLANK([.B290]))))" style:apply-style-name="cf4" style:base-cell-address="'7-12月_'.B290"/>
      <style:map style:condition="is-true-formula(msoxl:AND(COUNTIF([.$B$290:.$B$290], [.B290])&gt;1,NOT(ISBLANK([.B290]))))" style:apply-style-name="cf5" style:base-cell-address="'7-12月_'.B290"/>
    </style:style>
    <style:style style:name="ce48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91:.$B$291], [.B291])&gt;1,NOT(ISBLANK([.B291]))))" style:apply-style-name="cf1" style:base-cell-address="'7-12月_'.B291"/>
      <style:map style:condition="is-true-formula(msoxl:AND(COUNTIF([.$B$291:.$B$291], [.B291])&gt;1,NOT(ISBLANK([.B291]))))" style:apply-style-name="cf2" style:base-cell-address="'7-12月_'.B291"/>
      <style:map style:condition="is-true-formula(msoxl:AND(COUNTIF([.$B$291:.$B$291], [.B291])&gt;1,NOT(ISBLANK([.B291]))))" style:apply-style-name="cf3" style:base-cell-address="'7-12月_'.B291"/>
      <style:map style:condition="is-true-formula(msoxl:AND(COUNTIF([.$B$291:.$B$291], [.B291])&gt;1,NOT(ISBLANK([.B291]))))" style:apply-style-name="cf4" style:base-cell-address="'7-12月_'.B291"/>
      <style:map style:condition="is-true-formula(msoxl:AND(COUNTIF([.$B$291:.$B$291], [.B291])&gt;1,NOT(ISBLANK([.B291]))))" style:apply-style-name="cf5" style:base-cell-address="'7-12月_'.B291"/>
    </style:style>
    <style:style style:name="ce49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92:.$B$292], [.B292])&gt;1,NOT(ISBLANK([.B292]))))" style:apply-style-name="cf1" style:base-cell-address="'7-12月_'.B292"/>
      <style:map style:condition="is-true-formula(msoxl:AND(COUNTIF([.$B$292:.$B$292], [.B292])&gt;1,NOT(ISBLANK([.B292]))))" style:apply-style-name="cf2" style:base-cell-address="'7-12月_'.B292"/>
      <style:map style:condition="is-true-formula(msoxl:AND(COUNTIF([.$B$292:.$B$292], [.B292])&gt;1,NOT(ISBLANK([.B292]))))" style:apply-style-name="cf3" style:base-cell-address="'7-12月_'.B292"/>
      <style:map style:condition="is-true-formula(msoxl:AND(COUNTIF([.$B$292:.$B$292], [.B292])&gt;1,NOT(ISBLANK([.B292]))))" style:apply-style-name="cf4" style:base-cell-address="'7-12月_'.B292"/>
      <style:map style:condition="is-true-formula(msoxl:AND(COUNTIF([.$B$292:.$B$292], [.B292])&gt;1,NOT(ISBLANK([.B292]))))" style:apply-style-name="cf5" style:base-cell-address="'7-12月_'.B292"/>
    </style:style>
    <style:style style:name="ce50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293:.$B$293], [.B293])&gt;1,NOT(ISBLANK([.B293]))))" style:apply-style-name="cf1" style:base-cell-address="'7-12月_'.B293"/>
      <style:map style:condition="is-true-formula(msoxl:AND(COUNTIF([.$B$293:.$B$293], [.B293])&gt;1,NOT(ISBLANK([.B293]))))" style:apply-style-name="cf2" style:base-cell-address="'7-12月_'.B293"/>
      <style:map style:condition="is-true-formula(msoxl:AND(COUNTIF([.$B$293:.$B$293], [.B293])&gt;1,NOT(ISBLANK([.B293]))))" style:apply-style-name="cf3" style:base-cell-address="'7-12月_'.B293"/>
      <style:map style:condition="is-true-formula(msoxl:AND(COUNTIF([.$B$293:.$B$293], [.B293])&gt;1,NOT(ISBLANK([.B293]))))" style:apply-style-name="cf4" style:base-cell-address="'7-12月_'.B293"/>
      <style:map style:condition="is-true-formula(msoxl:AND(COUNTIF([.$B$293:.$B$293], [.B293])&gt;1,NOT(ISBLANK([.B293]))))" style:apply-style-name="cf5" style:base-cell-address="'7-12月_'.B293"/>
    </style:style>
    <style:style style:name="ce51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5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0:.$B$300], [.B300])&gt;1,NOT(ISBLANK([.B300]))))" style:apply-style-name="cf1" style:base-cell-address="'7-12月_'.B300"/>
      <style:map style:condition="is-true-formula(msoxl:AND(COUNTIF([.$B$300:.$B$300], [.B300])&gt;1,NOT(ISBLANK([.B300]))))" style:apply-style-name="cf2" style:base-cell-address="'7-12月_'.B300"/>
      <style:map style:condition="is-true-formula(msoxl:AND(COUNTIF([.$B$300:.$B$300], [.B300])&gt;1,NOT(ISBLANK([.B300]))))" style:apply-style-name="cf3" style:base-cell-address="'7-12月_'.B300"/>
      <style:map style:condition="is-true-formula(msoxl:AND(COUNTIF([.$B$300:.$B$300], [.B300])&gt;1,NOT(ISBLANK([.B300]))))" style:apply-style-name="cf4" style:base-cell-address="'7-12月_'.B300"/>
      <style:map style:condition="is-true-formula(msoxl:AND(COUNTIF([.$B$300:.$B$300], [.B300])&gt;1,NOT(ISBLANK([.B300]))))" style:apply-style-name="cf5" style:base-cell-address="'7-12月_'.B300"/>
    </style:style>
    <style:style style:name="ce5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1:.$B$301], [.B301])&gt;1,NOT(ISBLANK([.B301]))))" style:apply-style-name="cf1" style:base-cell-address="'7-12月_'.B301"/>
      <style:map style:condition="is-true-formula(msoxl:AND(COUNTIF([.$B$301:.$B$301], [.B301])&gt;1,NOT(ISBLANK([.B301]))))" style:apply-style-name="cf2" style:base-cell-address="'7-12月_'.B301"/>
      <style:map style:condition="is-true-formula(msoxl:AND(COUNTIF([.$B$301:.$B$301], [.B301])&gt;1,NOT(ISBLANK([.B301]))))" style:apply-style-name="cf3" style:base-cell-address="'7-12月_'.B301"/>
      <style:map style:condition="is-true-formula(msoxl:AND(COUNTIF([.$B$301:.$B$301], [.B301])&gt;1,NOT(ISBLANK([.B301]))))" style:apply-style-name="cf4" style:base-cell-address="'7-12月_'.B301"/>
      <style:map style:condition="is-true-formula(msoxl:AND(COUNTIF([.$B$301:.$B$301], [.B301])&gt;1,NOT(ISBLANK([.B301]))))" style:apply-style-name="cf5" style:base-cell-address="'7-12月_'.B301"/>
    </style:style>
    <style:style style:name="ce5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2:.$B$302], [.B302])&gt;1,NOT(ISBLANK([.B302]))))" style:apply-style-name="cf1" style:base-cell-address="'7-12月_'.B302"/>
      <style:map style:condition="is-true-formula(msoxl:AND(COUNTIF([.$B$302:.$B$302], [.B302])&gt;1,NOT(ISBLANK([.B302]))))" style:apply-style-name="cf2" style:base-cell-address="'7-12月_'.B302"/>
      <style:map style:condition="is-true-formula(msoxl:AND(COUNTIF([.$B$302:.$B$302], [.B302])&gt;1,NOT(ISBLANK([.B302]))))" style:apply-style-name="cf3" style:base-cell-address="'7-12月_'.B302"/>
      <style:map style:condition="is-true-formula(msoxl:AND(COUNTIF([.$B$302:.$B$302], [.B302])&gt;1,NOT(ISBLANK([.B302]))))" style:apply-style-name="cf4" style:base-cell-address="'7-12月_'.B302"/>
      <style:map style:condition="is-true-formula(msoxl:AND(COUNTIF([.$B$302:.$B$302], [.B302])&gt;1,NOT(ISBLANK([.B302]))))" style:apply-style-name="cf5" style:base-cell-address="'7-12月_'.B302"/>
    </style:style>
    <style:style style:name="ce5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3:.$B$303], [.B303])&gt;1,NOT(ISBLANK([.B303]))))" style:apply-style-name="cf1" style:base-cell-address="'7-12月_'.B303"/>
      <style:map style:condition="is-true-formula(msoxl:AND(COUNTIF([.$B$303:.$B$303], [.B303])&gt;1,NOT(ISBLANK([.B303]))))" style:apply-style-name="cf2" style:base-cell-address="'7-12月_'.B303"/>
      <style:map style:condition="is-true-formula(msoxl:AND(COUNTIF([.$B$303:.$B$303], [.B303])&gt;1,NOT(ISBLANK([.B303]))))" style:apply-style-name="cf3" style:base-cell-address="'7-12月_'.B303"/>
      <style:map style:condition="is-true-formula(msoxl:AND(COUNTIF([.$B$303:.$B$303], [.B303])&gt;1,NOT(ISBLANK([.B303]))))" style:apply-style-name="cf4" style:base-cell-address="'7-12月_'.B303"/>
      <style:map style:condition="is-true-formula(msoxl:AND(COUNTIF([.$B$303:.$B$303], [.B303])&gt;1,NOT(ISBLANK([.B303]))))" style:apply-style-name="cf5" style:base-cell-address="'7-12月_'.B303"/>
    </style:style>
    <style:style style:name="ce5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4:.$B$304], [.B304])&gt;1,NOT(ISBLANK([.B304]))))" style:apply-style-name="cf1" style:base-cell-address="'7-12月_'.B304"/>
      <style:map style:condition="is-true-formula(msoxl:AND(COUNTIF([.$B$304:.$B$304], [.B304])&gt;1,NOT(ISBLANK([.B304]))))" style:apply-style-name="cf2" style:base-cell-address="'7-12月_'.B304"/>
      <style:map style:condition="is-true-formula(msoxl:AND(COUNTIF([.$B$304:.$B$304], [.B304])&gt;1,NOT(ISBLANK([.B304]))))" style:apply-style-name="cf3" style:base-cell-address="'7-12月_'.B304"/>
      <style:map style:condition="is-true-formula(msoxl:AND(COUNTIF([.$B$304:.$B$304], [.B304])&gt;1,NOT(ISBLANK([.B304]))))" style:apply-style-name="cf4" style:base-cell-address="'7-12月_'.B304"/>
      <style:map style:condition="is-true-formula(msoxl:AND(COUNTIF([.$B$304:.$B$304], [.B304])&gt;1,NOT(ISBLANK([.B304]))))" style:apply-style-name="cf5" style:base-cell-address="'7-12月_'.B304"/>
    </style:style>
    <style:style style:name="ce5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5:.$B$305], [.B305])&gt;1,NOT(ISBLANK([.B305]))))" style:apply-style-name="cf1" style:base-cell-address="'7-12月_'.B305"/>
      <style:map style:condition="is-true-formula(msoxl:AND(COUNTIF([.$B$305:.$B$305], [.B305])&gt;1,NOT(ISBLANK([.B305]))))" style:apply-style-name="cf2" style:base-cell-address="'7-12月_'.B305"/>
      <style:map style:condition="is-true-formula(msoxl:AND(COUNTIF([.$B$305:.$B$305], [.B305])&gt;1,NOT(ISBLANK([.B305]))))" style:apply-style-name="cf3" style:base-cell-address="'7-12月_'.B305"/>
      <style:map style:condition="is-true-formula(msoxl:AND(COUNTIF([.$B$305:.$B$305], [.B305])&gt;1,NOT(ISBLANK([.B305]))))" style:apply-style-name="cf4" style:base-cell-address="'7-12月_'.B305"/>
      <style:map style:condition="is-true-formula(msoxl:AND(COUNTIF([.$B$305:.$B$305], [.B305])&gt;1,NOT(ISBLANK([.B305]))))" style:apply-style-name="cf5" style:base-cell-address="'7-12月_'.B305"/>
    </style:style>
    <style:style style:name="ce5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6:.$B$306], [.B306])&gt;1,NOT(ISBLANK([.B306]))))" style:apply-style-name="cf1" style:base-cell-address="'7-12月_'.B306"/>
      <style:map style:condition="is-true-formula(msoxl:AND(COUNTIF([.$B$306:.$B$306], [.B306])&gt;1,NOT(ISBLANK([.B306]))))" style:apply-style-name="cf2" style:base-cell-address="'7-12月_'.B306"/>
      <style:map style:condition="is-true-formula(msoxl:AND(COUNTIF([.$B$306:.$B$306], [.B306])&gt;1,NOT(ISBLANK([.B306]))))" style:apply-style-name="cf3" style:base-cell-address="'7-12月_'.B306"/>
      <style:map style:condition="is-true-formula(msoxl:AND(COUNTIF([.$B$306:.$B$306], [.B306])&gt;1,NOT(ISBLANK([.B306]))))" style:apply-style-name="cf4" style:base-cell-address="'7-12月_'.B306"/>
      <style:map style:condition="is-true-formula(msoxl:AND(COUNTIF([.$B$306:.$B$306], [.B306])&gt;1,NOT(ISBLANK([.B306]))))" style:apply-style-name="cf5" style:base-cell-address="'7-12月_'.B306"/>
    </style:style>
    <style:style style:name="ce5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7:.$B$307], [.B307])&gt;1,NOT(ISBLANK([.B307]))))" style:apply-style-name="cf1" style:base-cell-address="'7-12月_'.B307"/>
      <style:map style:condition="is-true-formula(msoxl:AND(COUNTIF([.$B$307:.$B$307], [.B307])&gt;1,NOT(ISBLANK([.B307]))))" style:apply-style-name="cf2" style:base-cell-address="'7-12月_'.B307"/>
      <style:map style:condition="is-true-formula(msoxl:AND(COUNTIF([.$B$307:.$B$307], [.B307])&gt;1,NOT(ISBLANK([.B307]))))" style:apply-style-name="cf3" style:base-cell-address="'7-12月_'.B307"/>
      <style:map style:condition="is-true-formula(msoxl:AND(COUNTIF([.$B$307:.$B$307], [.B307])&gt;1,NOT(ISBLANK([.B307]))))" style:apply-style-name="cf4" style:base-cell-address="'7-12月_'.B307"/>
      <style:map style:condition="is-true-formula(msoxl:AND(COUNTIF([.$B$307:.$B$307], [.B307])&gt;1,NOT(ISBLANK([.B307]))))" style:apply-style-name="cf5" style:base-cell-address="'7-12月_'.B307"/>
    </style:style>
    <style:style style:name="ce6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8:.$B$308], [.B308])&gt;1,NOT(ISBLANK([.B308]))))" style:apply-style-name="cf1" style:base-cell-address="'7-12月_'.B308"/>
      <style:map style:condition="is-true-formula(msoxl:AND(COUNTIF([.$B$308:.$B$308], [.B308])&gt;1,NOT(ISBLANK([.B308]))))" style:apply-style-name="cf2" style:base-cell-address="'7-12月_'.B308"/>
      <style:map style:condition="is-true-formula(msoxl:AND(COUNTIF([.$B$308:.$B$308], [.B308])&gt;1,NOT(ISBLANK([.B308]))))" style:apply-style-name="cf3" style:base-cell-address="'7-12月_'.B308"/>
      <style:map style:condition="is-true-formula(msoxl:AND(COUNTIF([.$B$308:.$B$308], [.B308])&gt;1,NOT(ISBLANK([.B308]))))" style:apply-style-name="cf4" style:base-cell-address="'7-12月_'.B308"/>
      <style:map style:condition="is-true-formula(msoxl:AND(COUNTIF([.$B$308:.$B$308], [.B308])&gt;1,NOT(ISBLANK([.B308]))))" style:apply-style-name="cf5" style:base-cell-address="'7-12月_'.B308"/>
    </style:style>
    <style:style style:name="ce6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09:.$B$309], [.B309])&gt;1,NOT(ISBLANK([.B309]))))" style:apply-style-name="cf1" style:base-cell-address="'7-12月_'.B309"/>
      <style:map style:condition="is-true-formula(msoxl:AND(COUNTIF([.$B$309:.$B$309], [.B309])&gt;1,NOT(ISBLANK([.B309]))))" style:apply-style-name="cf2" style:base-cell-address="'7-12月_'.B309"/>
      <style:map style:condition="is-true-formula(msoxl:AND(COUNTIF([.$B$309:.$B$309], [.B309])&gt;1,NOT(ISBLANK([.B309]))))" style:apply-style-name="cf3" style:base-cell-address="'7-12月_'.B309"/>
      <style:map style:condition="is-true-formula(msoxl:AND(COUNTIF([.$B$309:.$B$309], [.B309])&gt;1,NOT(ISBLANK([.B309]))))" style:apply-style-name="cf4" style:base-cell-address="'7-12月_'.B309"/>
      <style:map style:condition="is-true-formula(msoxl:AND(COUNTIF([.$B$309:.$B$309], [.B309])&gt;1,NOT(ISBLANK([.B309]))))" style:apply-style-name="cf5" style:base-cell-address="'7-12月_'.B309"/>
    </style:style>
    <style:style style:name="ce6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0:.$B$310], [.B310])&gt;1,NOT(ISBLANK([.B310]))))" style:apply-style-name="cf1" style:base-cell-address="'7-12月_'.B310"/>
      <style:map style:condition="is-true-formula(msoxl:AND(COUNTIF([.$B$310:.$B$310], [.B310])&gt;1,NOT(ISBLANK([.B310]))))" style:apply-style-name="cf2" style:base-cell-address="'7-12月_'.B310"/>
      <style:map style:condition="is-true-formula(msoxl:AND(COUNTIF([.$B$310:.$B$310], [.B310])&gt;1,NOT(ISBLANK([.B310]))))" style:apply-style-name="cf3" style:base-cell-address="'7-12月_'.B310"/>
      <style:map style:condition="is-true-formula(msoxl:AND(COUNTIF([.$B$310:.$B$310], [.B310])&gt;1,NOT(ISBLANK([.B310]))))" style:apply-style-name="cf4" style:base-cell-address="'7-12月_'.B310"/>
      <style:map style:condition="is-true-formula(msoxl:AND(COUNTIF([.$B$310:.$B$310], [.B310])&gt;1,NOT(ISBLANK([.B310]))))" style:apply-style-name="cf5" style:base-cell-address="'7-12月_'.B310"/>
    </style:style>
    <style:style style:name="ce6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4:.$B$314], [.B314])&gt;1,NOT(ISBLANK([.B314]))))" style:apply-style-name="cf1" style:base-cell-address="'7-12月_'.B314"/>
      <style:map style:condition="is-true-formula(msoxl:AND(COUNTIF([.$B$314:.$B$314], [.B314])&gt;1,NOT(ISBLANK([.B314]))))" style:apply-style-name="cf2" style:base-cell-address="'7-12月_'.B314"/>
      <style:map style:condition="is-true-formula(msoxl:AND(COUNTIF([.$B$314:.$B$314], [.B314])&gt;1,NOT(ISBLANK([.B314]))))" style:apply-style-name="cf3" style:base-cell-address="'7-12月_'.B314"/>
      <style:map style:condition="is-true-formula(msoxl:AND(COUNTIF([.$B$314:.$B$314], [.B314])&gt;1,NOT(ISBLANK([.B314]))))" style:apply-style-name="cf4" style:base-cell-address="'7-12月_'.B314"/>
      <style:map style:condition="is-true-formula(msoxl:AND(COUNTIF([.$B$314:.$B$314], [.B314])&gt;1,NOT(ISBLANK([.B314]))))" style:apply-style-name="cf5" style:base-cell-address="'7-12月_'.B314"/>
    </style:style>
    <style:style style:name="ce6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5:.$B$315], [.B315])&gt;1,NOT(ISBLANK([.B315]))))" style:apply-style-name="cf1" style:base-cell-address="'7-12月_'.B315"/>
      <style:map style:condition="is-true-formula(msoxl:AND(COUNTIF([.$B$315:.$B$315], [.B315])&gt;1,NOT(ISBLANK([.B315]))))" style:apply-style-name="cf2" style:base-cell-address="'7-12月_'.B315"/>
      <style:map style:condition="is-true-formula(msoxl:AND(COUNTIF([.$B$315:.$B$315], [.B315])&gt;1,NOT(ISBLANK([.B315]))))" style:apply-style-name="cf3" style:base-cell-address="'7-12月_'.B315"/>
      <style:map style:condition="is-true-formula(msoxl:AND(COUNTIF([.$B$315:.$B$315], [.B315])&gt;1,NOT(ISBLANK([.B315]))))" style:apply-style-name="cf4" style:base-cell-address="'7-12月_'.B315"/>
      <style:map style:condition="is-true-formula(msoxl:AND(COUNTIF([.$B$315:.$B$315], [.B315])&gt;1,NOT(ISBLANK([.B315]))))" style:apply-style-name="cf5" style:base-cell-address="'7-12月_'.B315"/>
    </style:style>
    <style:style style:name="ce6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6:.$B$316], [.B316])&gt;1,NOT(ISBLANK([.B316]))))" style:apply-style-name="cf1" style:base-cell-address="'7-12月_'.B316"/>
      <style:map style:condition="is-true-formula(msoxl:AND(COUNTIF([.$B$316:.$B$316], [.B316])&gt;1,NOT(ISBLANK([.B316]))))" style:apply-style-name="cf2" style:base-cell-address="'7-12月_'.B316"/>
      <style:map style:condition="is-true-formula(msoxl:AND(COUNTIF([.$B$316:.$B$316], [.B316])&gt;1,NOT(ISBLANK([.B316]))))" style:apply-style-name="cf3" style:base-cell-address="'7-12月_'.B316"/>
      <style:map style:condition="is-true-formula(msoxl:AND(COUNTIF([.$B$316:.$B$316], [.B316])&gt;1,NOT(ISBLANK([.B316]))))" style:apply-style-name="cf4" style:base-cell-address="'7-12月_'.B316"/>
      <style:map style:condition="is-true-formula(msoxl:AND(COUNTIF([.$B$316:.$B$316], [.B316])&gt;1,NOT(ISBLANK([.B316]))))" style:apply-style-name="cf5" style:base-cell-address="'7-12月_'.B316"/>
    </style:style>
    <style:style style:name="ce6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7:.$B$317], [.B317])&gt;1,NOT(ISBLANK([.B317]))))" style:apply-style-name="cf1" style:base-cell-address="'7-12月_'.B317"/>
      <style:map style:condition="is-true-formula(msoxl:AND(COUNTIF([.$B$317:.$B$317], [.B317])&gt;1,NOT(ISBLANK([.B317]))))" style:apply-style-name="cf2" style:base-cell-address="'7-12月_'.B317"/>
      <style:map style:condition="is-true-formula(msoxl:AND(COUNTIF([.$B$317:.$B$317], [.B317])&gt;1,NOT(ISBLANK([.B317]))))" style:apply-style-name="cf3" style:base-cell-address="'7-12月_'.B317"/>
      <style:map style:condition="is-true-formula(msoxl:AND(COUNTIF([.$B$317:.$B$317], [.B317])&gt;1,NOT(ISBLANK([.B317]))))" style:apply-style-name="cf4" style:base-cell-address="'7-12月_'.B317"/>
      <style:map style:condition="is-true-formula(msoxl:AND(COUNTIF([.$B$317:.$B$317], [.B317])&gt;1,NOT(ISBLANK([.B317]))))" style:apply-style-name="cf5" style:base-cell-address="'7-12月_'.B317"/>
    </style:style>
    <style:style style:name="ce6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8:.$B$318], [.B318])&gt;1,NOT(ISBLANK([.B318]))))" style:apply-style-name="cf1" style:base-cell-address="'7-12月_'.B318"/>
      <style:map style:condition="is-true-formula(msoxl:AND(COUNTIF([.$B$318:.$B$318], [.B318])&gt;1,NOT(ISBLANK([.B318]))))" style:apply-style-name="cf2" style:base-cell-address="'7-12月_'.B318"/>
      <style:map style:condition="is-true-formula(msoxl:AND(COUNTIF([.$B$318:.$B$318], [.B318])&gt;1,NOT(ISBLANK([.B318]))))" style:apply-style-name="cf3" style:base-cell-address="'7-12月_'.B318"/>
      <style:map style:condition="is-true-formula(msoxl:AND(COUNTIF([.$B$318:.$B$318], [.B318])&gt;1,NOT(ISBLANK([.B318]))))" style:apply-style-name="cf4" style:base-cell-address="'7-12月_'.B318"/>
      <style:map style:condition="is-true-formula(msoxl:AND(COUNTIF([.$B$318:.$B$318], [.B318])&gt;1,NOT(ISBLANK([.B318]))))" style:apply-style-name="cf5" style:base-cell-address="'7-12月_'.B318"/>
    </style:style>
    <style:style style:name="ce6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19:.$B$319], [.B319])&gt;1,NOT(ISBLANK([.B319]))))" style:apply-style-name="cf1" style:base-cell-address="'7-12月_'.B319"/>
      <style:map style:condition="is-true-formula(msoxl:AND(COUNTIF([.$B$319:.$B$319], [.B319])&gt;1,NOT(ISBLANK([.B319]))))" style:apply-style-name="cf2" style:base-cell-address="'7-12月_'.B319"/>
      <style:map style:condition="is-true-formula(msoxl:AND(COUNTIF([.$B$319:.$B$319], [.B319])&gt;1,NOT(ISBLANK([.B319]))))" style:apply-style-name="cf3" style:base-cell-address="'7-12月_'.B319"/>
      <style:map style:condition="is-true-formula(msoxl:AND(COUNTIF([.$B$319:.$B$319], [.B319])&gt;1,NOT(ISBLANK([.B319]))))" style:apply-style-name="cf4" style:base-cell-address="'7-12月_'.B319"/>
      <style:map style:condition="is-true-formula(msoxl:AND(COUNTIF([.$B$319:.$B$319], [.B319])&gt;1,NOT(ISBLANK([.B319]))))" style:apply-style-name="cf5" style:base-cell-address="'7-12月_'.B319"/>
    </style:style>
    <style:style style:name="ce6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20:.$B$320], [.B320])&gt;1,NOT(ISBLANK([.B320]))))" style:apply-style-name="cf1" style:base-cell-address="'7-12月_'.B320"/>
      <style:map style:condition="is-true-formula(msoxl:AND(COUNTIF([.$B$320:.$B$320], [.B320])&gt;1,NOT(ISBLANK([.B320]))))" style:apply-style-name="cf2" style:base-cell-address="'7-12月_'.B320"/>
      <style:map style:condition="is-true-formula(msoxl:AND(COUNTIF([.$B$320:.$B$320], [.B320])&gt;1,NOT(ISBLANK([.B320]))))" style:apply-style-name="cf3" style:base-cell-address="'7-12月_'.B320"/>
      <style:map style:condition="is-true-formula(msoxl:AND(COUNTIF([.$B$320:.$B$320], [.B320])&gt;1,NOT(ISBLANK([.B320]))))" style:apply-style-name="cf4" style:base-cell-address="'7-12月_'.B320"/>
      <style:map style:condition="is-true-formula(msoxl:AND(COUNTIF([.$B$320:.$B$320], [.B320])&gt;1,NOT(ISBLANK([.B320]))))" style:apply-style-name="cf5" style:base-cell-address="'7-12月_'.B320"/>
    </style:style>
    <style:style style:name="ce7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21:.$B$321], [.B321])&gt;1,NOT(ISBLANK([.B321]))))" style:apply-style-name="cf1" style:base-cell-address="'7-12月_'.B321"/>
      <style:map style:condition="is-true-formula(msoxl:AND(COUNTIF([.$B$321:.$B$321], [.B321])&gt;1,NOT(ISBLANK([.B321]))))" style:apply-style-name="cf2" style:base-cell-address="'7-12月_'.B321"/>
      <style:map style:condition="is-true-formula(msoxl:AND(COUNTIF([.$B$321:.$B$321], [.B321])&gt;1,NOT(ISBLANK([.B321]))))" style:apply-style-name="cf3" style:base-cell-address="'7-12月_'.B321"/>
      <style:map style:condition="is-true-formula(msoxl:AND(COUNTIF([.$B$321:.$B$321], [.B321])&gt;1,NOT(ISBLANK([.B321]))))" style:apply-style-name="cf4" style:base-cell-address="'7-12月_'.B321"/>
      <style:map style:condition="is-true-formula(msoxl:AND(COUNTIF([.$B$321:.$B$321], [.B321])&gt;1,NOT(ISBLANK([.B321]))))" style:apply-style-name="cf5" style:base-cell-address="'7-12月_'.B321"/>
    </style:style>
    <style:style style:name="ce7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22:.$B$322], [.B322])&gt;1,NOT(ISBLANK([.B322]))))" style:apply-style-name="cf1" style:base-cell-address="'7-12月_'.B322"/>
      <style:map style:condition="is-true-formula(msoxl:AND(COUNTIF([.$B$322:.$B$322], [.B322])&gt;1,NOT(ISBLANK([.B322]))))" style:apply-style-name="cf2" style:base-cell-address="'7-12月_'.B322"/>
      <style:map style:condition="is-true-formula(msoxl:AND(COUNTIF([.$B$322:.$B$322], [.B322])&gt;1,NOT(ISBLANK([.B322]))))" style:apply-style-name="cf3" style:base-cell-address="'7-12月_'.B322"/>
      <style:map style:condition="is-true-formula(msoxl:AND(COUNTIF([.$B$322:.$B$322], [.B322])&gt;1,NOT(ISBLANK([.B322]))))" style:apply-style-name="cf4" style:base-cell-address="'7-12月_'.B322"/>
      <style:map style:condition="is-true-formula(msoxl:AND(COUNTIF([.$B$322:.$B$322], [.B322])&gt;1,NOT(ISBLANK([.B322]))))" style:apply-style-name="cf5" style:base-cell-address="'7-12月_'.B322"/>
    </style:style>
    <style:style style:name="ce72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26:.$B$326], [.B326])&gt;1,NOT(ISBLANK([.B326]))))" style:apply-style-name="cf1" style:base-cell-address="'7-12月_'.B326"/>
      <style:map style:condition="is-true-formula(msoxl:AND(COUNTIF([.$B$326:.$B$326], [.B326])&gt;1,NOT(ISBLANK([.B326]))))" style:apply-style-name="cf2" style:base-cell-address="'7-12月_'.B326"/>
      <style:map style:condition="is-true-formula(msoxl:AND(COUNTIF([.$B$326:.$B$326], [.B326])&gt;1,NOT(ISBLANK([.B326]))))" style:apply-style-name="cf3" style:base-cell-address="'7-12月_'.B326"/>
      <style:map style:condition="is-true-formula(msoxl:AND(COUNTIF([.$B$326:.$B$326], [.B326])&gt;1,NOT(ISBLANK([.B326]))))" style:apply-style-name="cf4" style:base-cell-address="'7-12月_'.B326"/>
      <style:map style:condition="is-true-formula(msoxl:AND(COUNTIF([.$B$326:.$B$326], [.B326])&gt;1,NOT(ISBLANK([.B326]))))" style:apply-style-name="cf5" style:base-cell-address="'7-12月_'.B326"/>
    </style:style>
    <style:style style:name="ce73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7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1:.$B$331], [.B331])&gt;1,NOT(ISBLANK([.B331]))))" style:apply-style-name="cf1" style:base-cell-address="'7-12月_'.B331"/>
      <style:map style:condition="is-true-formula(msoxl:AND(COUNTIF([.$B$331:.$B$331], [.B331])&gt;1,NOT(ISBLANK([.B331]))))" style:apply-style-name="cf2" style:base-cell-address="'7-12月_'.B331"/>
      <style:map style:condition="is-true-formula(msoxl:AND(COUNTIF([.$B$331:.$B$331], [.B331])&gt;1,NOT(ISBLANK([.B331]))))" style:apply-style-name="cf3" style:base-cell-address="'7-12月_'.B331"/>
      <style:map style:condition="is-true-formula(msoxl:AND(COUNTIF([.$B$331:.$B$331], [.B331])&gt;1,NOT(ISBLANK([.B331]))))" style:apply-style-name="cf4" style:base-cell-address="'7-12月_'.B331"/>
      <style:map style:condition="is-true-formula(msoxl:AND(COUNTIF([.$B$331:.$B$331], [.B331])&gt;1,NOT(ISBLANK([.B331]))))" style:apply-style-name="cf5" style:base-cell-address="'7-12月_'.B331"/>
    </style:style>
    <style:style style:name="ce7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2:.$B$332], [.B332])&gt;1,NOT(ISBLANK([.B332]))))" style:apply-style-name="cf1" style:base-cell-address="'7-12月_'.B332"/>
      <style:map style:condition="is-true-formula(msoxl:AND(COUNTIF([.$B$332:.$B$332], [.B332])&gt;1,NOT(ISBLANK([.B332]))))" style:apply-style-name="cf2" style:base-cell-address="'7-12月_'.B332"/>
      <style:map style:condition="is-true-formula(msoxl:AND(COUNTIF([.$B$332:.$B$332], [.B332])&gt;1,NOT(ISBLANK([.B332]))))" style:apply-style-name="cf3" style:base-cell-address="'7-12月_'.B332"/>
      <style:map style:condition="is-true-formula(msoxl:AND(COUNTIF([.$B$332:.$B$332], [.B332])&gt;1,NOT(ISBLANK([.B332]))))" style:apply-style-name="cf4" style:base-cell-address="'7-12月_'.B332"/>
      <style:map style:condition="is-true-formula(msoxl:AND(COUNTIF([.$B$332:.$B$332], [.B332])&gt;1,NOT(ISBLANK([.B332]))))" style:apply-style-name="cf5" style:base-cell-address="'7-12月_'.B332"/>
    </style:style>
    <style:style style:name="ce7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3:.$B$333], [.B333])&gt;1,NOT(ISBLANK([.B333]))))" style:apply-style-name="cf1" style:base-cell-address="'7-12月_'.B333"/>
      <style:map style:condition="is-true-formula(msoxl:AND(COUNTIF([.$B$333:.$B$333], [.B333])&gt;1,NOT(ISBLANK([.B333]))))" style:apply-style-name="cf2" style:base-cell-address="'7-12月_'.B333"/>
      <style:map style:condition="is-true-formula(msoxl:AND(COUNTIF([.$B$333:.$B$333], [.B333])&gt;1,NOT(ISBLANK([.B333]))))" style:apply-style-name="cf3" style:base-cell-address="'7-12月_'.B333"/>
      <style:map style:condition="is-true-formula(msoxl:AND(COUNTIF([.$B$333:.$B$333], [.B333])&gt;1,NOT(ISBLANK([.B333]))))" style:apply-style-name="cf4" style:base-cell-address="'7-12月_'.B333"/>
      <style:map style:condition="is-true-formula(msoxl:AND(COUNTIF([.$B$333:.$B$333], [.B333])&gt;1,NOT(ISBLANK([.B333]))))" style:apply-style-name="cf5" style:base-cell-address="'7-12月_'.B333"/>
    </style:style>
    <style:style style:name="ce7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4:.$B$334], [.B334])&gt;1,NOT(ISBLANK([.B334]))))" style:apply-style-name="cf1" style:base-cell-address="'7-12月_'.B334"/>
      <style:map style:condition="is-true-formula(msoxl:AND(COUNTIF([.$B$334:.$B$334], [.B334])&gt;1,NOT(ISBLANK([.B334]))))" style:apply-style-name="cf2" style:base-cell-address="'7-12月_'.B334"/>
      <style:map style:condition="is-true-formula(msoxl:AND(COUNTIF([.$B$334:.$B$334], [.B334])&gt;1,NOT(ISBLANK([.B334]))))" style:apply-style-name="cf3" style:base-cell-address="'7-12月_'.B334"/>
      <style:map style:condition="is-true-formula(msoxl:AND(COUNTIF([.$B$334:.$B$334], [.B334])&gt;1,NOT(ISBLANK([.B334]))))" style:apply-style-name="cf4" style:base-cell-address="'7-12月_'.B334"/>
      <style:map style:condition="is-true-formula(msoxl:AND(COUNTIF([.$B$334:.$B$334], [.B334])&gt;1,NOT(ISBLANK([.B334]))))" style:apply-style-name="cf5" style:base-cell-address="'7-12月_'.B334"/>
    </style:style>
    <style:style style:name="ce7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5:.$B$335], [.B335])&gt;1,NOT(ISBLANK([.B335]))))" style:apply-style-name="cf1" style:base-cell-address="'7-12月_'.B335"/>
      <style:map style:condition="is-true-formula(msoxl:AND(COUNTIF([.$B$335:.$B$335], [.B335])&gt;1,NOT(ISBLANK([.B335]))))" style:apply-style-name="cf2" style:base-cell-address="'7-12月_'.B335"/>
      <style:map style:condition="is-true-formula(msoxl:AND(COUNTIF([.$B$335:.$B$335], [.B335])&gt;1,NOT(ISBLANK([.B335]))))" style:apply-style-name="cf3" style:base-cell-address="'7-12月_'.B335"/>
      <style:map style:condition="is-true-formula(msoxl:AND(COUNTIF([.$B$335:.$B$335], [.B335])&gt;1,NOT(ISBLANK([.B335]))))" style:apply-style-name="cf4" style:base-cell-address="'7-12月_'.B335"/>
      <style:map style:condition="is-true-formula(msoxl:AND(COUNTIF([.$B$335:.$B$335], [.B335])&gt;1,NOT(ISBLANK([.B335]))))" style:apply-style-name="cf5" style:base-cell-address="'7-12月_'.B335"/>
    </style:style>
    <style:style style:name="ce7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6:.$B$336], [.B336])&gt;1,NOT(ISBLANK([.B336]))))" style:apply-style-name="cf1" style:base-cell-address="'7-12月_'.B336"/>
      <style:map style:condition="is-true-formula(msoxl:AND(COUNTIF([.$B$336:.$B$336], [.B336])&gt;1,NOT(ISBLANK([.B336]))))" style:apply-style-name="cf2" style:base-cell-address="'7-12月_'.B336"/>
      <style:map style:condition="is-true-formula(msoxl:AND(COUNTIF([.$B$336:.$B$336], [.B336])&gt;1,NOT(ISBLANK([.B336]))))" style:apply-style-name="cf3" style:base-cell-address="'7-12月_'.B336"/>
      <style:map style:condition="is-true-formula(msoxl:AND(COUNTIF([.$B$336:.$B$336], [.B336])&gt;1,NOT(ISBLANK([.B336]))))" style:apply-style-name="cf4" style:base-cell-address="'7-12月_'.B336"/>
      <style:map style:condition="is-true-formula(msoxl:AND(COUNTIF([.$B$336:.$B$336], [.B336])&gt;1,NOT(ISBLANK([.B336]))))" style:apply-style-name="cf5" style:base-cell-address="'7-12月_'.B336"/>
    </style:style>
    <style:style style:name="ce8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7:.$B$337], [.B337])&gt;1,NOT(ISBLANK([.B337]))))" style:apply-style-name="cf1" style:base-cell-address="'7-12月_'.B337"/>
      <style:map style:condition="is-true-formula(msoxl:AND(COUNTIF([.$B$337:.$B$337], [.B337])&gt;1,NOT(ISBLANK([.B337]))))" style:apply-style-name="cf2" style:base-cell-address="'7-12月_'.B337"/>
      <style:map style:condition="is-true-formula(msoxl:AND(COUNTIF([.$B$337:.$B$337], [.B337])&gt;1,NOT(ISBLANK([.B337]))))" style:apply-style-name="cf3" style:base-cell-address="'7-12月_'.B337"/>
      <style:map style:condition="is-true-formula(msoxl:AND(COUNTIF([.$B$337:.$B$337], [.B337])&gt;1,NOT(ISBLANK([.B337]))))" style:apply-style-name="cf4" style:base-cell-address="'7-12月_'.B337"/>
      <style:map style:condition="is-true-formula(msoxl:AND(COUNTIF([.$B$337:.$B$337], [.B337])&gt;1,NOT(ISBLANK([.B337]))))" style:apply-style-name="cf5" style:base-cell-address="'7-12月_'.B337"/>
    </style:style>
    <style:style style:name="ce8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8:.$B$338], [.B338])&gt;1,NOT(ISBLANK([.B338]))))" style:apply-style-name="cf1" style:base-cell-address="'7-12月_'.B338"/>
      <style:map style:condition="is-true-formula(msoxl:AND(COUNTIF([.$B$338:.$B$338], [.B338])&gt;1,NOT(ISBLANK([.B338]))))" style:apply-style-name="cf2" style:base-cell-address="'7-12月_'.B338"/>
      <style:map style:condition="is-true-formula(msoxl:AND(COUNTIF([.$B$338:.$B$338], [.B338])&gt;1,NOT(ISBLANK([.B338]))))" style:apply-style-name="cf3" style:base-cell-address="'7-12月_'.B338"/>
      <style:map style:condition="is-true-formula(msoxl:AND(COUNTIF([.$B$338:.$B$338], [.B338])&gt;1,NOT(ISBLANK([.B338]))))" style:apply-style-name="cf4" style:base-cell-address="'7-12月_'.B338"/>
      <style:map style:condition="is-true-formula(msoxl:AND(COUNTIF([.$B$338:.$B$338], [.B338])&gt;1,NOT(ISBLANK([.B338]))))" style:apply-style-name="cf5" style:base-cell-address="'7-12月_'.B338"/>
    </style:style>
    <style:style style:name="ce8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39:.$B$339], [.B339])&gt;1,NOT(ISBLANK([.B339]))))" style:apply-style-name="cf1" style:base-cell-address="'7-12月_'.B339"/>
      <style:map style:condition="is-true-formula(msoxl:AND(COUNTIF([.$B$339:.$B$339], [.B339])&gt;1,NOT(ISBLANK([.B339]))))" style:apply-style-name="cf2" style:base-cell-address="'7-12月_'.B339"/>
      <style:map style:condition="is-true-formula(msoxl:AND(COUNTIF([.$B$339:.$B$339], [.B339])&gt;1,NOT(ISBLANK([.B339]))))" style:apply-style-name="cf3" style:base-cell-address="'7-12月_'.B339"/>
      <style:map style:condition="is-true-formula(msoxl:AND(COUNTIF([.$B$339:.$B$339], [.B339])&gt;1,NOT(ISBLANK([.B339]))))" style:apply-style-name="cf4" style:base-cell-address="'7-12月_'.B339"/>
      <style:map style:condition="is-true-formula(msoxl:AND(COUNTIF([.$B$339:.$B$339], [.B339])&gt;1,NOT(ISBLANK([.B339]))))" style:apply-style-name="cf5" style:base-cell-address="'7-12月_'.B339"/>
    </style:style>
    <style:style style:name="ce8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0:.$B$340], [.B340])&gt;1,NOT(ISBLANK([.B340]))))" style:apply-style-name="cf1" style:base-cell-address="'7-12月_'.B340"/>
      <style:map style:condition="is-true-formula(msoxl:AND(COUNTIF([.$B$340:.$B$340], [.B340])&gt;1,NOT(ISBLANK([.B340]))))" style:apply-style-name="cf2" style:base-cell-address="'7-12月_'.B340"/>
      <style:map style:condition="is-true-formula(msoxl:AND(COUNTIF([.$B$340:.$B$340], [.B340])&gt;1,NOT(ISBLANK([.B340]))))" style:apply-style-name="cf3" style:base-cell-address="'7-12月_'.B340"/>
      <style:map style:condition="is-true-formula(msoxl:AND(COUNTIF([.$B$340:.$B$340], [.B340])&gt;1,NOT(ISBLANK([.B340]))))" style:apply-style-name="cf4" style:base-cell-address="'7-12月_'.B340"/>
      <style:map style:condition="is-true-formula(msoxl:AND(COUNTIF([.$B$340:.$B$340], [.B340])&gt;1,NOT(ISBLANK([.B340]))))" style:apply-style-name="cf5" style:base-cell-address="'7-12月_'.B340"/>
    </style:style>
    <style:style style:name="ce8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1:.$B$341], [.B341])&gt;1,NOT(ISBLANK([.B341]))))" style:apply-style-name="cf1" style:base-cell-address="'7-12月_'.B341"/>
      <style:map style:condition="is-true-formula(msoxl:AND(COUNTIF([.$B$341:.$B$341], [.B341])&gt;1,NOT(ISBLANK([.B341]))))" style:apply-style-name="cf2" style:base-cell-address="'7-12月_'.B341"/>
      <style:map style:condition="is-true-formula(msoxl:AND(COUNTIF([.$B$341:.$B$341], [.B341])&gt;1,NOT(ISBLANK([.B341]))))" style:apply-style-name="cf3" style:base-cell-address="'7-12月_'.B341"/>
      <style:map style:condition="is-true-formula(msoxl:AND(COUNTIF([.$B$341:.$B$341], [.B341])&gt;1,NOT(ISBLANK([.B341]))))" style:apply-style-name="cf4" style:base-cell-address="'7-12月_'.B341"/>
      <style:map style:condition="is-true-formula(msoxl:AND(COUNTIF([.$B$341:.$B$341], [.B341])&gt;1,NOT(ISBLANK([.B341]))))" style:apply-style-name="cf5" style:base-cell-address="'7-12月_'.B341"/>
    </style:style>
    <style:style style:name="ce8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2:.$B$342], [.B342])&gt;1,NOT(ISBLANK([.B342]))))" style:apply-style-name="cf1" style:base-cell-address="'7-12月_'.B342"/>
      <style:map style:condition="is-true-formula(msoxl:AND(COUNTIF([.$B$342:.$B$342], [.B342])&gt;1,NOT(ISBLANK([.B342]))))" style:apply-style-name="cf2" style:base-cell-address="'7-12月_'.B342"/>
      <style:map style:condition="is-true-formula(msoxl:AND(COUNTIF([.$B$342:.$B$342], [.B342])&gt;1,NOT(ISBLANK([.B342]))))" style:apply-style-name="cf3" style:base-cell-address="'7-12月_'.B342"/>
      <style:map style:condition="is-true-formula(msoxl:AND(COUNTIF([.$B$342:.$B$342], [.B342])&gt;1,NOT(ISBLANK([.B342]))))" style:apply-style-name="cf4" style:base-cell-address="'7-12月_'.B342"/>
      <style:map style:condition="is-true-formula(msoxl:AND(COUNTIF([.$B$342:.$B$342], [.B342])&gt;1,NOT(ISBLANK([.B342]))))" style:apply-style-name="cf5" style:base-cell-address="'7-12月_'.B342"/>
    </style:style>
    <style:style style:name="ce8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3:.$B$343], [.B343])&gt;1,NOT(ISBLANK([.B343]))))" style:apply-style-name="cf1" style:base-cell-address="'7-12月_'.B343"/>
      <style:map style:condition="is-true-formula(msoxl:AND(COUNTIF([.$B$343:.$B$343], [.B343])&gt;1,NOT(ISBLANK([.B343]))))" style:apply-style-name="cf2" style:base-cell-address="'7-12月_'.B343"/>
      <style:map style:condition="is-true-formula(msoxl:AND(COUNTIF([.$B$343:.$B$343], [.B343])&gt;1,NOT(ISBLANK([.B343]))))" style:apply-style-name="cf3" style:base-cell-address="'7-12月_'.B343"/>
      <style:map style:condition="is-true-formula(msoxl:AND(COUNTIF([.$B$343:.$B$343], [.B343])&gt;1,NOT(ISBLANK([.B343]))))" style:apply-style-name="cf4" style:base-cell-address="'7-12月_'.B343"/>
      <style:map style:condition="is-true-formula(msoxl:AND(COUNTIF([.$B$343:.$B$343], [.B343])&gt;1,NOT(ISBLANK([.B343]))))" style:apply-style-name="cf5" style:base-cell-address="'7-12月_'.B343"/>
    </style:style>
    <style:style style:name="ce8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4:.$B$344], [.B344])&gt;1,NOT(ISBLANK([.B344]))))" style:apply-style-name="cf1" style:base-cell-address="'7-12月_'.B344"/>
      <style:map style:condition="is-true-formula(msoxl:AND(COUNTIF([.$B$344:.$B$344], [.B344])&gt;1,NOT(ISBLANK([.B344]))))" style:apply-style-name="cf2" style:base-cell-address="'7-12月_'.B344"/>
      <style:map style:condition="is-true-formula(msoxl:AND(COUNTIF([.$B$344:.$B$344], [.B344])&gt;1,NOT(ISBLANK([.B344]))))" style:apply-style-name="cf3" style:base-cell-address="'7-12月_'.B344"/>
      <style:map style:condition="is-true-formula(msoxl:AND(COUNTIF([.$B$344:.$B$344], [.B344])&gt;1,NOT(ISBLANK([.B344]))))" style:apply-style-name="cf4" style:base-cell-address="'7-12月_'.B344"/>
      <style:map style:condition="is-true-formula(msoxl:AND(COUNTIF([.$B$344:.$B$344], [.B344])&gt;1,NOT(ISBLANK([.B344]))))" style:apply-style-name="cf5" style:base-cell-address="'7-12月_'.B344"/>
    </style:style>
    <style:style style:name="ce8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5:.$B$345], [.B345])&gt;1,NOT(ISBLANK([.B345]))))" style:apply-style-name="cf1" style:base-cell-address="'7-12月_'.B345"/>
      <style:map style:condition="is-true-formula(msoxl:AND(COUNTIF([.$B$345:.$B$345], [.B345])&gt;1,NOT(ISBLANK([.B345]))))" style:apply-style-name="cf2" style:base-cell-address="'7-12月_'.B345"/>
      <style:map style:condition="is-true-formula(msoxl:AND(COUNTIF([.$B$345:.$B$345], [.B345])&gt;1,NOT(ISBLANK([.B345]))))" style:apply-style-name="cf3" style:base-cell-address="'7-12月_'.B345"/>
      <style:map style:condition="is-true-formula(msoxl:AND(COUNTIF([.$B$345:.$B$345], [.B345])&gt;1,NOT(ISBLANK([.B345]))))" style:apply-style-name="cf4" style:base-cell-address="'7-12月_'.B345"/>
      <style:map style:condition="is-true-formula(msoxl:AND(COUNTIF([.$B$345:.$B$345], [.B345])&gt;1,NOT(ISBLANK([.B345]))))" style:apply-style-name="cf5" style:base-cell-address="'7-12月_'.B345"/>
    </style:style>
    <style:style style:name="ce8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6:.$B$346], [.B346])&gt;1,NOT(ISBLANK([.B346]))))" style:apply-style-name="cf1" style:base-cell-address="'7-12月_'.B346"/>
      <style:map style:condition="is-true-formula(msoxl:AND(COUNTIF([.$B$346:.$B$346], [.B346])&gt;1,NOT(ISBLANK([.B346]))))" style:apply-style-name="cf2" style:base-cell-address="'7-12月_'.B346"/>
      <style:map style:condition="is-true-formula(msoxl:AND(COUNTIF([.$B$346:.$B$346], [.B346])&gt;1,NOT(ISBLANK([.B346]))))" style:apply-style-name="cf3" style:base-cell-address="'7-12月_'.B346"/>
      <style:map style:condition="is-true-formula(msoxl:AND(COUNTIF([.$B$346:.$B$346], [.B346])&gt;1,NOT(ISBLANK([.B346]))))" style:apply-style-name="cf4" style:base-cell-address="'7-12月_'.B346"/>
      <style:map style:condition="is-true-formula(msoxl:AND(COUNTIF([.$B$346:.$B$346], [.B346])&gt;1,NOT(ISBLANK([.B346]))))" style:apply-style-name="cf5" style:base-cell-address="'7-12月_'.B346"/>
    </style:style>
    <style:style style:name="ce9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7:.$B$347], [.B347])&gt;1,NOT(ISBLANK([.B347]))))" style:apply-style-name="cf1" style:base-cell-address="'7-12月_'.B347"/>
      <style:map style:condition="is-true-formula(msoxl:AND(COUNTIF([.$B$347:.$B$347], [.B347])&gt;1,NOT(ISBLANK([.B347]))))" style:apply-style-name="cf2" style:base-cell-address="'7-12月_'.B347"/>
      <style:map style:condition="is-true-formula(msoxl:AND(COUNTIF([.$B$347:.$B$347], [.B347])&gt;1,NOT(ISBLANK([.B347]))))" style:apply-style-name="cf3" style:base-cell-address="'7-12月_'.B347"/>
      <style:map style:condition="is-true-formula(msoxl:AND(COUNTIF([.$B$347:.$B$347], [.B347])&gt;1,NOT(ISBLANK([.B347]))))" style:apply-style-name="cf4" style:base-cell-address="'7-12月_'.B347"/>
      <style:map style:condition="is-true-formula(msoxl:AND(COUNTIF([.$B$347:.$B$347], [.B347])&gt;1,NOT(ISBLANK([.B347]))))" style:apply-style-name="cf5" style:base-cell-address="'7-12月_'.B347"/>
    </style:style>
    <style:style style:name="ce9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8:.$B$348], [.B348])&gt;1,NOT(ISBLANK([.B348]))))" style:apply-style-name="cf1" style:base-cell-address="'7-12月_'.B348"/>
      <style:map style:condition="is-true-formula(msoxl:AND(COUNTIF([.$B$348:.$B$348], [.B348])&gt;1,NOT(ISBLANK([.B348]))))" style:apply-style-name="cf2" style:base-cell-address="'7-12月_'.B348"/>
      <style:map style:condition="is-true-formula(msoxl:AND(COUNTIF([.$B$348:.$B$348], [.B348])&gt;1,NOT(ISBLANK([.B348]))))" style:apply-style-name="cf3" style:base-cell-address="'7-12月_'.B348"/>
      <style:map style:condition="is-true-formula(msoxl:AND(COUNTIF([.$B$348:.$B$348], [.B348])&gt;1,NOT(ISBLANK([.B348]))))" style:apply-style-name="cf4" style:base-cell-address="'7-12月_'.B348"/>
      <style:map style:condition="is-true-formula(msoxl:AND(COUNTIF([.$B$348:.$B$348], [.B348])&gt;1,NOT(ISBLANK([.B348]))))" style:apply-style-name="cf5" style:base-cell-address="'7-12月_'.B348"/>
    </style:style>
    <style:style style:name="ce9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49:.$B$349], [.B349])&gt;1,NOT(ISBLANK([.B349]))))" style:apply-style-name="cf1" style:base-cell-address="'7-12月_'.B349"/>
      <style:map style:condition="is-true-formula(msoxl:AND(COUNTIF([.$B$349:.$B$349], [.B349])&gt;1,NOT(ISBLANK([.B349]))))" style:apply-style-name="cf2" style:base-cell-address="'7-12月_'.B349"/>
      <style:map style:condition="is-true-formula(msoxl:AND(COUNTIF([.$B$349:.$B$349], [.B349])&gt;1,NOT(ISBLANK([.B349]))))" style:apply-style-name="cf3" style:base-cell-address="'7-12月_'.B349"/>
      <style:map style:condition="is-true-formula(msoxl:AND(COUNTIF([.$B$349:.$B$349], [.B349])&gt;1,NOT(ISBLANK([.B349]))))" style:apply-style-name="cf4" style:base-cell-address="'7-12月_'.B349"/>
      <style:map style:condition="is-true-formula(msoxl:AND(COUNTIF([.$B$349:.$B$349], [.B349])&gt;1,NOT(ISBLANK([.B349]))))" style:apply-style-name="cf5" style:base-cell-address="'7-12月_'.B349"/>
    </style:style>
    <style:style style:name="ce9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0:.$B$350], [.B350])&gt;1,NOT(ISBLANK([.B350]))))" style:apply-style-name="cf1" style:base-cell-address="'7-12月_'.B350"/>
      <style:map style:condition="is-true-formula(msoxl:AND(COUNTIF([.$B$350:.$B$350], [.B350])&gt;1,NOT(ISBLANK([.B350]))))" style:apply-style-name="cf2" style:base-cell-address="'7-12月_'.B350"/>
      <style:map style:condition="is-true-formula(msoxl:AND(COUNTIF([.$B$350:.$B$350], [.B350])&gt;1,NOT(ISBLANK([.B350]))))" style:apply-style-name="cf3" style:base-cell-address="'7-12月_'.B350"/>
      <style:map style:condition="is-true-formula(msoxl:AND(COUNTIF([.$B$350:.$B$350], [.B350])&gt;1,NOT(ISBLANK([.B350]))))" style:apply-style-name="cf4" style:base-cell-address="'7-12月_'.B350"/>
      <style:map style:condition="is-true-formula(msoxl:AND(COUNTIF([.$B$350:.$B$350], [.B350])&gt;1,NOT(ISBLANK([.B350]))))" style:apply-style-name="cf5" style:base-cell-address="'7-12月_'.B350"/>
    </style:style>
    <style:style style:name="ce9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1:.$B$351], [.B351])&gt;1,NOT(ISBLANK([.B351]))))" style:apply-style-name="cf1" style:base-cell-address="'7-12月_'.B351"/>
      <style:map style:condition="is-true-formula(msoxl:AND(COUNTIF([.$B$351:.$B$351], [.B351])&gt;1,NOT(ISBLANK([.B351]))))" style:apply-style-name="cf2" style:base-cell-address="'7-12月_'.B351"/>
      <style:map style:condition="is-true-formula(msoxl:AND(COUNTIF([.$B$351:.$B$351], [.B351])&gt;1,NOT(ISBLANK([.B351]))))" style:apply-style-name="cf3" style:base-cell-address="'7-12月_'.B351"/>
      <style:map style:condition="is-true-formula(msoxl:AND(COUNTIF([.$B$351:.$B$351], [.B351])&gt;1,NOT(ISBLANK([.B351]))))" style:apply-style-name="cf4" style:base-cell-address="'7-12月_'.B351"/>
      <style:map style:condition="is-true-formula(msoxl:AND(COUNTIF([.$B$351:.$B$351], [.B351])&gt;1,NOT(ISBLANK([.B351]))))" style:apply-style-name="cf5" style:base-cell-address="'7-12月_'.B351"/>
    </style:style>
    <style:style style:name="ce9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2:.$B$352], [.B352])&gt;1,NOT(ISBLANK([.B352]))))" style:apply-style-name="cf1" style:base-cell-address="'7-12月_'.B352"/>
      <style:map style:condition="is-true-formula(msoxl:AND(COUNTIF([.$B$352:.$B$352], [.B352])&gt;1,NOT(ISBLANK([.B352]))))" style:apply-style-name="cf2" style:base-cell-address="'7-12月_'.B352"/>
      <style:map style:condition="is-true-formula(msoxl:AND(COUNTIF([.$B$352:.$B$352], [.B352])&gt;1,NOT(ISBLANK([.B352]))))" style:apply-style-name="cf3" style:base-cell-address="'7-12月_'.B352"/>
      <style:map style:condition="is-true-formula(msoxl:AND(COUNTIF([.$B$352:.$B$352], [.B352])&gt;1,NOT(ISBLANK([.B352]))))" style:apply-style-name="cf4" style:base-cell-address="'7-12月_'.B352"/>
      <style:map style:condition="is-true-formula(msoxl:AND(COUNTIF([.$B$352:.$B$352], [.B352])&gt;1,NOT(ISBLANK([.B352]))))" style:apply-style-name="cf5" style:base-cell-address="'7-12月_'.B352"/>
    </style:style>
    <style:style style:name="ce9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3:.$B$353], [.B353])&gt;1,NOT(ISBLANK([.B353]))))" style:apply-style-name="cf1" style:base-cell-address="'7-12月_'.B353"/>
      <style:map style:condition="is-true-formula(msoxl:AND(COUNTIF([.$B$353:.$B$353], [.B353])&gt;1,NOT(ISBLANK([.B353]))))" style:apply-style-name="cf2" style:base-cell-address="'7-12月_'.B353"/>
      <style:map style:condition="is-true-formula(msoxl:AND(COUNTIF([.$B$353:.$B$353], [.B353])&gt;1,NOT(ISBLANK([.B353]))))" style:apply-style-name="cf3" style:base-cell-address="'7-12月_'.B353"/>
      <style:map style:condition="is-true-formula(msoxl:AND(COUNTIF([.$B$353:.$B$353], [.B353])&gt;1,NOT(ISBLANK([.B353]))))" style:apply-style-name="cf4" style:base-cell-address="'7-12月_'.B353"/>
      <style:map style:condition="is-true-formula(msoxl:AND(COUNTIF([.$B$353:.$B$353], [.B353])&gt;1,NOT(ISBLANK([.B353]))))" style:apply-style-name="cf5" style:base-cell-address="'7-12月_'.B353"/>
    </style:style>
    <style:style style:name="ce9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4:.$B$354], [.B354])&gt;1,NOT(ISBLANK([.B354]))))" style:apply-style-name="cf1" style:base-cell-address="'7-12月_'.B354"/>
      <style:map style:condition="is-true-formula(msoxl:AND(COUNTIF([.$B$354:.$B$354], [.B354])&gt;1,NOT(ISBLANK([.B354]))))" style:apply-style-name="cf2" style:base-cell-address="'7-12月_'.B354"/>
      <style:map style:condition="is-true-formula(msoxl:AND(COUNTIF([.$B$354:.$B$354], [.B354])&gt;1,NOT(ISBLANK([.B354]))))" style:apply-style-name="cf3" style:base-cell-address="'7-12月_'.B354"/>
      <style:map style:condition="is-true-formula(msoxl:AND(COUNTIF([.$B$354:.$B$354], [.B354])&gt;1,NOT(ISBLANK([.B354]))))" style:apply-style-name="cf4" style:base-cell-address="'7-12月_'.B354"/>
      <style:map style:condition="is-true-formula(msoxl:AND(COUNTIF([.$B$354:.$B$354], [.B354])&gt;1,NOT(ISBLANK([.B354]))))" style:apply-style-name="cf5" style:base-cell-address="'7-12月_'.B354"/>
    </style:style>
    <style:style style:name="ce9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5:.$B$355], [.B355])&gt;1,NOT(ISBLANK([.B355]))))" style:apply-style-name="cf1" style:base-cell-address="'7-12月_'.B355"/>
      <style:map style:condition="is-true-formula(msoxl:AND(COUNTIF([.$B$355:.$B$355], [.B355])&gt;1,NOT(ISBLANK([.B355]))))" style:apply-style-name="cf2" style:base-cell-address="'7-12月_'.B355"/>
      <style:map style:condition="is-true-formula(msoxl:AND(COUNTIF([.$B$355:.$B$355], [.B355])&gt;1,NOT(ISBLANK([.B355]))))" style:apply-style-name="cf3" style:base-cell-address="'7-12月_'.B355"/>
      <style:map style:condition="is-true-formula(msoxl:AND(COUNTIF([.$B$355:.$B$355], [.B355])&gt;1,NOT(ISBLANK([.B355]))))" style:apply-style-name="cf4" style:base-cell-address="'7-12月_'.B355"/>
      <style:map style:condition="is-true-formula(msoxl:AND(COUNTIF([.$B$355:.$B$355], [.B355])&gt;1,NOT(ISBLANK([.B355]))))" style:apply-style-name="cf5" style:base-cell-address="'7-12月_'.B355"/>
    </style:style>
    <style:style style:name="ce9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6:.$B$356], [.B356])&gt;1,NOT(ISBLANK([.B356]))))" style:apply-style-name="cf1" style:base-cell-address="'7-12月_'.B356"/>
      <style:map style:condition="is-true-formula(msoxl:AND(COUNTIF([.$B$356:.$B$356], [.B356])&gt;1,NOT(ISBLANK([.B356]))))" style:apply-style-name="cf2" style:base-cell-address="'7-12月_'.B356"/>
      <style:map style:condition="is-true-formula(msoxl:AND(COUNTIF([.$B$356:.$B$356], [.B356])&gt;1,NOT(ISBLANK([.B356]))))" style:apply-style-name="cf3" style:base-cell-address="'7-12月_'.B356"/>
      <style:map style:condition="is-true-formula(msoxl:AND(COUNTIF([.$B$356:.$B$356], [.B356])&gt;1,NOT(ISBLANK([.B356]))))" style:apply-style-name="cf4" style:base-cell-address="'7-12月_'.B356"/>
      <style:map style:condition="is-true-formula(msoxl:AND(COUNTIF([.$B$356:.$B$356], [.B356])&gt;1,NOT(ISBLANK([.B356]))))" style:apply-style-name="cf5" style:base-cell-address="'7-12月_'.B356"/>
    </style:style>
    <style:style style:name="ce10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7:.$B$357], [.B357])&gt;1,NOT(ISBLANK([.B357]))))" style:apply-style-name="cf1" style:base-cell-address="'7-12月_'.B357"/>
      <style:map style:condition="is-true-formula(msoxl:AND(COUNTIF([.$B$357:.$B$357], [.B357])&gt;1,NOT(ISBLANK([.B357]))))" style:apply-style-name="cf2" style:base-cell-address="'7-12月_'.B357"/>
      <style:map style:condition="is-true-formula(msoxl:AND(COUNTIF([.$B$357:.$B$357], [.B357])&gt;1,NOT(ISBLANK([.B357]))))" style:apply-style-name="cf3" style:base-cell-address="'7-12月_'.B357"/>
      <style:map style:condition="is-true-formula(msoxl:AND(COUNTIF([.$B$357:.$B$357], [.B357])&gt;1,NOT(ISBLANK([.B357]))))" style:apply-style-name="cf4" style:base-cell-address="'7-12月_'.B357"/>
      <style:map style:condition="is-true-formula(msoxl:AND(COUNTIF([.$B$357:.$B$357], [.B357])&gt;1,NOT(ISBLANK([.B357]))))" style:apply-style-name="cf5" style:base-cell-address="'7-12月_'.B357"/>
    </style:style>
    <style:style style:name="ce10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8:.$B$358], [.B358])&gt;1,NOT(ISBLANK([.B358]))))" style:apply-style-name="cf1" style:base-cell-address="'7-12月_'.B358"/>
      <style:map style:condition="is-true-formula(msoxl:AND(COUNTIF([.$B$358:.$B$358], [.B358])&gt;1,NOT(ISBLANK([.B358]))))" style:apply-style-name="cf2" style:base-cell-address="'7-12月_'.B358"/>
      <style:map style:condition="is-true-formula(msoxl:AND(COUNTIF([.$B$358:.$B$358], [.B358])&gt;1,NOT(ISBLANK([.B358]))))" style:apply-style-name="cf3" style:base-cell-address="'7-12月_'.B358"/>
      <style:map style:condition="is-true-formula(msoxl:AND(COUNTIF([.$B$358:.$B$358], [.B358])&gt;1,NOT(ISBLANK([.B358]))))" style:apply-style-name="cf4" style:base-cell-address="'7-12月_'.B358"/>
      <style:map style:condition="is-true-formula(msoxl:AND(COUNTIF([.$B$358:.$B$358], [.B358])&gt;1,NOT(ISBLANK([.B358]))))" style:apply-style-name="cf5" style:base-cell-address="'7-12月_'.B358"/>
    </style:style>
    <style:style style:name="ce10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59:.$B$359], [.B359])&gt;1,NOT(ISBLANK([.B359]))))" style:apply-style-name="cf1" style:base-cell-address="'7-12月_'.B359"/>
      <style:map style:condition="is-true-formula(msoxl:AND(COUNTIF([.$B$359:.$B$359], [.B359])&gt;1,NOT(ISBLANK([.B359]))))" style:apply-style-name="cf2" style:base-cell-address="'7-12月_'.B359"/>
      <style:map style:condition="is-true-formula(msoxl:AND(COUNTIF([.$B$359:.$B$359], [.B359])&gt;1,NOT(ISBLANK([.B359]))))" style:apply-style-name="cf3" style:base-cell-address="'7-12月_'.B359"/>
      <style:map style:condition="is-true-formula(msoxl:AND(COUNTIF([.$B$359:.$B$359], [.B359])&gt;1,NOT(ISBLANK([.B359]))))" style:apply-style-name="cf4" style:base-cell-address="'7-12月_'.B359"/>
      <style:map style:condition="is-true-formula(msoxl:AND(COUNTIF([.$B$359:.$B$359], [.B359])&gt;1,NOT(ISBLANK([.B359]))))" style:apply-style-name="cf5" style:base-cell-address="'7-12月_'.B359"/>
    </style:style>
    <style:style style:name="ce10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0:.$B$360], [.B360])&gt;1,NOT(ISBLANK([.B360]))))" style:apply-style-name="cf1" style:base-cell-address="'7-12月_'.B360"/>
      <style:map style:condition="is-true-formula(msoxl:AND(COUNTIF([.$B$360:.$B$360], [.B360])&gt;1,NOT(ISBLANK([.B360]))))" style:apply-style-name="cf2" style:base-cell-address="'7-12月_'.B360"/>
      <style:map style:condition="is-true-formula(msoxl:AND(COUNTIF([.$B$360:.$B$360], [.B360])&gt;1,NOT(ISBLANK([.B360]))))" style:apply-style-name="cf3" style:base-cell-address="'7-12月_'.B360"/>
      <style:map style:condition="is-true-formula(msoxl:AND(COUNTIF([.$B$360:.$B$360], [.B360])&gt;1,NOT(ISBLANK([.B360]))))" style:apply-style-name="cf4" style:base-cell-address="'7-12月_'.B360"/>
      <style:map style:condition="is-true-formula(msoxl:AND(COUNTIF([.$B$360:.$B$360], [.B360])&gt;1,NOT(ISBLANK([.B360]))))" style:apply-style-name="cf5" style:base-cell-address="'7-12月_'.B360"/>
    </style:style>
    <style:style style:name="ce10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1:.$B$361], [.B361])&gt;1,NOT(ISBLANK([.B361]))))" style:apply-style-name="cf1" style:base-cell-address="'7-12月_'.B361"/>
      <style:map style:condition="is-true-formula(msoxl:AND(COUNTIF([.$B$361:.$B$361], [.B361])&gt;1,NOT(ISBLANK([.B361]))))" style:apply-style-name="cf2" style:base-cell-address="'7-12月_'.B361"/>
      <style:map style:condition="is-true-formula(msoxl:AND(COUNTIF([.$B$361:.$B$361], [.B361])&gt;1,NOT(ISBLANK([.B361]))))" style:apply-style-name="cf3" style:base-cell-address="'7-12月_'.B361"/>
      <style:map style:condition="is-true-formula(msoxl:AND(COUNTIF([.$B$361:.$B$361], [.B361])&gt;1,NOT(ISBLANK([.B361]))))" style:apply-style-name="cf4" style:base-cell-address="'7-12月_'.B361"/>
      <style:map style:condition="is-true-formula(msoxl:AND(COUNTIF([.$B$361:.$B$361], [.B361])&gt;1,NOT(ISBLANK([.B361]))))" style:apply-style-name="cf5" style:base-cell-address="'7-12月_'.B361"/>
    </style:style>
    <style:style style:name="ce10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2:.$B$362], [.B362])&gt;1,NOT(ISBLANK([.B362]))))" style:apply-style-name="cf1" style:base-cell-address="'7-12月_'.B362"/>
      <style:map style:condition="is-true-formula(msoxl:AND(COUNTIF([.$B$362:.$B$362], [.B362])&gt;1,NOT(ISBLANK([.B362]))))" style:apply-style-name="cf2" style:base-cell-address="'7-12月_'.B362"/>
      <style:map style:condition="is-true-formula(msoxl:AND(COUNTIF([.$B$362:.$B$362], [.B362])&gt;1,NOT(ISBLANK([.B362]))))" style:apply-style-name="cf3" style:base-cell-address="'7-12月_'.B362"/>
      <style:map style:condition="is-true-formula(msoxl:AND(COUNTIF([.$B$362:.$B$362], [.B362])&gt;1,NOT(ISBLANK([.B362]))))" style:apply-style-name="cf4" style:base-cell-address="'7-12月_'.B362"/>
      <style:map style:condition="is-true-formula(msoxl:AND(COUNTIF([.$B$362:.$B$362], [.B362])&gt;1,NOT(ISBLANK([.B362]))))" style:apply-style-name="cf5" style:base-cell-address="'7-12月_'.B362"/>
    </style:style>
    <style:style style:name="ce10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3:.$B$363], [.B363])&gt;1,NOT(ISBLANK([.B363]))))" style:apply-style-name="cf1" style:base-cell-address="'7-12月_'.B363"/>
      <style:map style:condition="is-true-formula(msoxl:AND(COUNTIF([.$B$363:.$B$363], [.B363])&gt;1,NOT(ISBLANK([.B363]))))" style:apply-style-name="cf2" style:base-cell-address="'7-12月_'.B363"/>
      <style:map style:condition="is-true-formula(msoxl:AND(COUNTIF([.$B$363:.$B$363], [.B363])&gt;1,NOT(ISBLANK([.B363]))))" style:apply-style-name="cf3" style:base-cell-address="'7-12月_'.B363"/>
      <style:map style:condition="is-true-formula(msoxl:AND(COUNTIF([.$B$363:.$B$363], [.B363])&gt;1,NOT(ISBLANK([.B363]))))" style:apply-style-name="cf4" style:base-cell-address="'7-12月_'.B363"/>
      <style:map style:condition="is-true-formula(msoxl:AND(COUNTIF([.$B$363:.$B$363], [.B363])&gt;1,NOT(ISBLANK([.B363]))))" style:apply-style-name="cf5" style:base-cell-address="'7-12月_'.B363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4:.$B$364], [.B364])&gt;1,NOT(ISBLANK([.B364]))))" style:apply-style-name="cf1" style:base-cell-address="'7-12月_'.B364"/>
      <style:map style:condition="is-true-formula(msoxl:AND(COUNTIF([.$B$364:.$B$364], [.B364])&gt;1,NOT(ISBLANK([.B364]))))" style:apply-style-name="cf2" style:base-cell-address="'7-12月_'.B364"/>
      <style:map style:condition="is-true-formula(msoxl:AND(COUNTIF([.$B$364:.$B$364], [.B364])&gt;1,NOT(ISBLANK([.B364]))))" style:apply-style-name="cf3" style:base-cell-address="'7-12月_'.B364"/>
      <style:map style:condition="is-true-formula(msoxl:AND(COUNTIF([.$B$364:.$B$364], [.B364])&gt;1,NOT(ISBLANK([.B364]))))" style:apply-style-name="cf4" style:base-cell-address="'7-12月_'.B364"/>
      <style:map style:condition="is-true-formula(msoxl:AND(COUNTIF([.$B$364:.$B$364], [.B364])&gt;1,NOT(ISBLANK([.B364]))))" style:apply-style-name="cf5" style:base-cell-address="'7-12月_'.B364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5:.$B$365], [.B365])&gt;1,NOT(ISBLANK([.B365]))))" style:apply-style-name="cf1" style:base-cell-address="'7-12月_'.B365"/>
      <style:map style:condition="is-true-formula(msoxl:AND(COUNTIF([.$B$365:.$B$365], [.B365])&gt;1,NOT(ISBLANK([.B365]))))" style:apply-style-name="cf2" style:base-cell-address="'7-12月_'.B365"/>
      <style:map style:condition="is-true-formula(msoxl:AND(COUNTIF([.$B$365:.$B$365], [.B365])&gt;1,NOT(ISBLANK([.B365]))))" style:apply-style-name="cf3" style:base-cell-address="'7-12月_'.B365"/>
      <style:map style:condition="is-true-formula(msoxl:AND(COUNTIF([.$B$365:.$B$365], [.B365])&gt;1,NOT(ISBLANK([.B365]))))" style:apply-style-name="cf4" style:base-cell-address="'7-12月_'.B365"/>
      <style:map style:condition="is-true-formula(msoxl:AND(COUNTIF([.$B$365:.$B$365], [.B365])&gt;1,NOT(ISBLANK([.B365]))))" style:apply-style-name="cf5" style:base-cell-address="'7-12月_'.B365"/>
    </style:style>
    <style:style style:name="ce10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6:.$B$366], [.B366])&gt;1,NOT(ISBLANK([.B366]))))" style:apply-style-name="cf1" style:base-cell-address="'7-12月_'.B366"/>
      <style:map style:condition="is-true-formula(msoxl:AND(COUNTIF([.$B$366:.$B$366], [.B366])&gt;1,NOT(ISBLANK([.B366]))))" style:apply-style-name="cf2" style:base-cell-address="'7-12月_'.B366"/>
      <style:map style:condition="is-true-formula(msoxl:AND(COUNTIF([.$B$366:.$B$366], [.B366])&gt;1,NOT(ISBLANK([.B366]))))" style:apply-style-name="cf3" style:base-cell-address="'7-12月_'.B366"/>
      <style:map style:condition="is-true-formula(msoxl:AND(COUNTIF([.$B$366:.$B$366], [.B366])&gt;1,NOT(ISBLANK([.B366]))))" style:apply-style-name="cf4" style:base-cell-address="'7-12月_'.B366"/>
      <style:map style:condition="is-true-formula(msoxl:AND(COUNTIF([.$B$366:.$B$366], [.B366])&gt;1,NOT(ISBLANK([.B366]))))" style:apply-style-name="cf5" style:base-cell-address="'7-12月_'.B366"/>
    </style:style>
    <style:style style:name="ce11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7:.$B$367], [.B367])&gt;1,NOT(ISBLANK([.B367]))))" style:apply-style-name="cf1" style:base-cell-address="'7-12月_'.B367"/>
      <style:map style:condition="is-true-formula(msoxl:AND(COUNTIF([.$B$367:.$B$367], [.B367])&gt;1,NOT(ISBLANK([.B367]))))" style:apply-style-name="cf2" style:base-cell-address="'7-12月_'.B367"/>
      <style:map style:condition="is-true-formula(msoxl:AND(COUNTIF([.$B$367:.$B$367], [.B367])&gt;1,NOT(ISBLANK([.B367]))))" style:apply-style-name="cf3" style:base-cell-address="'7-12月_'.B367"/>
      <style:map style:condition="is-true-formula(msoxl:AND(COUNTIF([.$B$367:.$B$367], [.B367])&gt;1,NOT(ISBLANK([.B367]))))" style:apply-style-name="cf4" style:base-cell-address="'7-12月_'.B367"/>
      <style:map style:condition="is-true-formula(msoxl:AND(COUNTIF([.$B$367:.$B$367], [.B367])&gt;1,NOT(ISBLANK([.B367]))))" style:apply-style-name="cf5" style:base-cell-address="'7-12月_'.B367"/>
    </style:style>
    <style:style style:name="ce11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8:.$B$368], [.B368])&gt;1,NOT(ISBLANK([.B368]))))" style:apply-style-name="cf1" style:base-cell-address="'7-12月_'.B368"/>
      <style:map style:condition="is-true-formula(msoxl:AND(COUNTIF([.$B$368:.$B$368], [.B368])&gt;1,NOT(ISBLANK([.B368]))))" style:apply-style-name="cf2" style:base-cell-address="'7-12月_'.B368"/>
      <style:map style:condition="is-true-formula(msoxl:AND(COUNTIF([.$B$368:.$B$368], [.B368])&gt;1,NOT(ISBLANK([.B368]))))" style:apply-style-name="cf3" style:base-cell-address="'7-12月_'.B368"/>
      <style:map style:condition="is-true-formula(msoxl:AND(COUNTIF([.$B$368:.$B$368], [.B368])&gt;1,NOT(ISBLANK([.B368]))))" style:apply-style-name="cf4" style:base-cell-address="'7-12月_'.B368"/>
      <style:map style:condition="is-true-formula(msoxl:AND(COUNTIF([.$B$368:.$B$368], [.B368])&gt;1,NOT(ISBLANK([.B368]))))" style:apply-style-name="cf5" style:base-cell-address="'7-12月_'.B368"/>
    </style:style>
    <style:style style:name="ce11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69:.$B$369], [.B369])&gt;1,NOT(ISBLANK([.B369]))))" style:apply-style-name="cf1" style:base-cell-address="'7-12月_'.B369"/>
      <style:map style:condition="is-true-formula(msoxl:AND(COUNTIF([.$B$369:.$B$369], [.B369])&gt;1,NOT(ISBLANK([.B369]))))" style:apply-style-name="cf2" style:base-cell-address="'7-12月_'.B369"/>
      <style:map style:condition="is-true-formula(msoxl:AND(COUNTIF([.$B$369:.$B$369], [.B369])&gt;1,NOT(ISBLANK([.B369]))))" style:apply-style-name="cf3" style:base-cell-address="'7-12月_'.B369"/>
      <style:map style:condition="is-true-formula(msoxl:AND(COUNTIF([.$B$369:.$B$369], [.B369])&gt;1,NOT(ISBLANK([.B369]))))" style:apply-style-name="cf4" style:base-cell-address="'7-12月_'.B369"/>
      <style:map style:condition="is-true-formula(msoxl:AND(COUNTIF([.$B$369:.$B$369], [.B369])&gt;1,NOT(ISBLANK([.B369]))))" style:apply-style-name="cf5" style:base-cell-address="'7-12月_'.B369"/>
    </style:style>
    <style:style style:name="ce11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70:.$B$370], [.B370])&gt;1,NOT(ISBLANK([.B370]))))" style:apply-style-name="cf1" style:base-cell-address="'7-12月_'.B370"/>
      <style:map style:condition="is-true-formula(msoxl:AND(COUNTIF([.$B$370:.$B$370], [.B370])&gt;1,NOT(ISBLANK([.B370]))))" style:apply-style-name="cf2" style:base-cell-address="'7-12月_'.B370"/>
      <style:map style:condition="is-true-formula(msoxl:AND(COUNTIF([.$B$370:.$B$370], [.B370])&gt;1,NOT(ISBLANK([.B370]))))" style:apply-style-name="cf3" style:base-cell-address="'7-12月_'.B370"/>
      <style:map style:condition="is-true-formula(msoxl:AND(COUNTIF([.$B$370:.$B$370], [.B370])&gt;1,NOT(ISBLANK([.B370]))))" style:apply-style-name="cf4" style:base-cell-address="'7-12月_'.B370"/>
      <style:map style:condition="is-true-formula(msoxl:AND(COUNTIF([.$B$370:.$B$370], [.B370])&gt;1,NOT(ISBLANK([.B370]))))" style:apply-style-name="cf5" style:base-cell-address="'7-12月_'.B370"/>
    </style:style>
    <style:style style:name="ce11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1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2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3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4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5" style:base-cell-address="'7-12月_'.B377"/>
    </style:style>
    <style:style style:name="ce115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1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2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3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4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5" style:base-cell-address="'7-12月_'.B377"/>
    </style:style>
    <style:style style:name="ce11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2:.$B$382], [.B382])&gt;1,NOT(ISBLANK([.B382]))))" style:apply-style-name="cf1" style:base-cell-address="'7-12月_'.B382"/>
      <style:map style:condition="is-true-formula(msoxl:AND(COUNTIF([.$B$382:.$B$382], [.B382])&gt;1,NOT(ISBLANK([.B382]))))" style:apply-style-name="cf2" style:base-cell-address="'7-12月_'.B382"/>
      <style:map style:condition="is-true-formula(msoxl:AND(COUNTIF([.$B$382:.$B$382], [.B382])&gt;1,NOT(ISBLANK([.B382]))))" style:apply-style-name="cf3" style:base-cell-address="'7-12月_'.B382"/>
      <style:map style:condition="is-true-formula(msoxl:AND(COUNTIF([.$B$382:.$B$382], [.B382])&gt;1,NOT(ISBLANK([.B382]))))" style:apply-style-name="cf4" style:base-cell-address="'7-12月_'.B382"/>
      <style:map style:condition="is-true-formula(msoxl:AND(COUNTIF([.$B$382:.$B$382], [.B382])&gt;1,NOT(ISBLANK([.B382]))))" style:apply-style-name="cf5" style:base-cell-address="'7-12月_'.B382"/>
    </style:style>
    <style:style style:name="ce11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3:.$B$383], [.B383])&gt;1,NOT(ISBLANK([.B383]))))" style:apply-style-name="cf1" style:base-cell-address="'7-12月_'.B383"/>
      <style:map style:condition="is-true-formula(msoxl:AND(COUNTIF([.$B$383:.$B$383], [.B383])&gt;1,NOT(ISBLANK([.B383]))))" style:apply-style-name="cf2" style:base-cell-address="'7-12月_'.B383"/>
      <style:map style:condition="is-true-formula(msoxl:AND(COUNTIF([.$B$383:.$B$383], [.B383])&gt;1,NOT(ISBLANK([.B383]))))" style:apply-style-name="cf3" style:base-cell-address="'7-12月_'.B383"/>
      <style:map style:condition="is-true-formula(msoxl:AND(COUNTIF([.$B$383:.$B$383], [.B383])&gt;1,NOT(ISBLANK([.B383]))))" style:apply-style-name="cf4" style:base-cell-address="'7-12月_'.B383"/>
      <style:map style:condition="is-true-formula(msoxl:AND(COUNTIF([.$B$383:.$B$383], [.B383])&gt;1,NOT(ISBLANK([.B383]))))" style:apply-style-name="cf5" style:base-cell-address="'7-12月_'.B383"/>
    </style:style>
    <style:style style:name="ce11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4:.$B$384], [.B384])&gt;1,NOT(ISBLANK([.B384]))))" style:apply-style-name="cf1" style:base-cell-address="'7-12月_'.B384"/>
      <style:map style:condition="is-true-formula(msoxl:AND(COUNTIF([.$B$384:.$B$384], [.B384])&gt;1,NOT(ISBLANK([.B384]))))" style:apply-style-name="cf2" style:base-cell-address="'7-12月_'.B384"/>
      <style:map style:condition="is-true-formula(msoxl:AND(COUNTIF([.$B$384:.$B$384], [.B384])&gt;1,NOT(ISBLANK([.B384]))))" style:apply-style-name="cf3" style:base-cell-address="'7-12月_'.B384"/>
      <style:map style:condition="is-true-formula(msoxl:AND(COUNTIF([.$B$384:.$B$384], [.B384])&gt;1,NOT(ISBLANK([.B384]))))" style:apply-style-name="cf4" style:base-cell-address="'7-12月_'.B384"/>
      <style:map style:condition="is-true-formula(msoxl:AND(COUNTIF([.$B$384:.$B$384], [.B384])&gt;1,NOT(ISBLANK([.B384]))))" style:apply-style-name="cf5" style:base-cell-address="'7-12月_'.B384"/>
    </style:style>
    <style:style style:name="ce11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5:.$B$385], [.B385])&gt;1,NOT(ISBLANK([.B385]))))" style:apply-style-name="cf1" style:base-cell-address="'7-12月_'.B385"/>
      <style:map style:condition="is-true-formula(msoxl:AND(COUNTIF([.$B$385:.$B$385], [.B385])&gt;1,NOT(ISBLANK([.B385]))))" style:apply-style-name="cf2" style:base-cell-address="'7-12月_'.B385"/>
      <style:map style:condition="is-true-formula(msoxl:AND(COUNTIF([.$B$385:.$B$385], [.B385])&gt;1,NOT(ISBLANK([.B385]))))" style:apply-style-name="cf3" style:base-cell-address="'7-12月_'.B385"/>
      <style:map style:condition="is-true-formula(msoxl:AND(COUNTIF([.$B$385:.$B$385], [.B385])&gt;1,NOT(ISBLANK([.B385]))))" style:apply-style-name="cf4" style:base-cell-address="'7-12月_'.B385"/>
      <style:map style:condition="is-true-formula(msoxl:AND(COUNTIF([.$B$385:.$B$385], [.B385])&gt;1,NOT(ISBLANK([.B385]))))" style:apply-style-name="cf5" style:base-cell-address="'7-12月_'.B385"/>
    </style:style>
    <style:style style:name="ce12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6:.$B$386], [.B386])&gt;1,NOT(ISBLANK([.B386]))))" style:apply-style-name="cf1" style:base-cell-address="'7-12月_'.B386"/>
      <style:map style:condition="is-true-formula(msoxl:AND(COUNTIF([.$B$386:.$B$386], [.B386])&gt;1,NOT(ISBLANK([.B386]))))" style:apply-style-name="cf2" style:base-cell-address="'7-12月_'.B386"/>
      <style:map style:condition="is-true-formula(msoxl:AND(COUNTIF([.$B$386:.$B$386], [.B386])&gt;1,NOT(ISBLANK([.B386]))))" style:apply-style-name="cf3" style:base-cell-address="'7-12月_'.B386"/>
      <style:map style:condition="is-true-formula(msoxl:AND(COUNTIF([.$B$386:.$B$386], [.B386])&gt;1,NOT(ISBLANK([.B386]))))" style:apply-style-name="cf4" style:base-cell-address="'7-12月_'.B386"/>
      <style:map style:condition="is-true-formula(msoxl:AND(COUNTIF([.$B$386:.$B$386], [.B386])&gt;1,NOT(ISBLANK([.B386]))))" style:apply-style-name="cf5" style:base-cell-address="'7-12月_'.B386"/>
    </style:style>
    <style:style style:name="ce12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7:.$B$387], [.B387])&gt;1,NOT(ISBLANK([.B387]))))" style:apply-style-name="cf1" style:base-cell-address="'7-12月_'.B387"/>
      <style:map style:condition="is-true-formula(msoxl:AND(COUNTIF([.$B$387:.$B$387], [.B387])&gt;1,NOT(ISBLANK([.B387]))))" style:apply-style-name="cf2" style:base-cell-address="'7-12月_'.B387"/>
      <style:map style:condition="is-true-formula(msoxl:AND(COUNTIF([.$B$387:.$B$387], [.B387])&gt;1,NOT(ISBLANK([.B387]))))" style:apply-style-name="cf3" style:base-cell-address="'7-12月_'.B387"/>
      <style:map style:condition="is-true-formula(msoxl:AND(COUNTIF([.$B$387:.$B$387], [.B387])&gt;1,NOT(ISBLANK([.B387]))))" style:apply-style-name="cf4" style:base-cell-address="'7-12月_'.B387"/>
      <style:map style:condition="is-true-formula(msoxl:AND(COUNTIF([.$B$387:.$B$387], [.B387])&gt;1,NOT(ISBLANK([.B387]))))" style:apply-style-name="cf5" style:base-cell-address="'7-12月_'.B387"/>
    </style:style>
    <style:style style:name="ce12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8:.$B$388], [.B388])&gt;1,NOT(ISBLANK([.B388]))))" style:apply-style-name="cf1" style:base-cell-address="'7-12月_'.B388"/>
      <style:map style:condition="is-true-formula(msoxl:AND(COUNTIF([.$B$388:.$B$388], [.B388])&gt;1,NOT(ISBLANK([.B388]))))" style:apply-style-name="cf2" style:base-cell-address="'7-12月_'.B388"/>
      <style:map style:condition="is-true-formula(msoxl:AND(COUNTIF([.$B$388:.$B$388], [.B388])&gt;1,NOT(ISBLANK([.B388]))))" style:apply-style-name="cf3" style:base-cell-address="'7-12月_'.B388"/>
      <style:map style:condition="is-true-formula(msoxl:AND(COUNTIF([.$B$388:.$B$388], [.B388])&gt;1,NOT(ISBLANK([.B388]))))" style:apply-style-name="cf4" style:base-cell-address="'7-12月_'.B388"/>
      <style:map style:condition="is-true-formula(msoxl:AND(COUNTIF([.$B$388:.$B$388], [.B388])&gt;1,NOT(ISBLANK([.B388]))))" style:apply-style-name="cf5" style:base-cell-address="'7-12月_'.B388"/>
    </style:style>
    <style:style style:name="ce1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89:.$B$389], [.B389])&gt;1,NOT(ISBLANK([.B389]))))" style:apply-style-name="cf1" style:base-cell-address="'7-12月_'.B389"/>
      <style:map style:condition="is-true-formula(msoxl:AND(COUNTIF([.$B$389:.$B$389], [.B389])&gt;1,NOT(ISBLANK([.B389]))))" style:apply-style-name="cf2" style:base-cell-address="'7-12月_'.B389"/>
      <style:map style:condition="is-true-formula(msoxl:AND(COUNTIF([.$B$389:.$B$389], [.B389])&gt;1,NOT(ISBLANK([.B389]))))" style:apply-style-name="cf3" style:base-cell-address="'7-12月_'.B389"/>
      <style:map style:condition="is-true-formula(msoxl:AND(COUNTIF([.$B$389:.$B$389], [.B389])&gt;1,NOT(ISBLANK([.B389]))))" style:apply-style-name="cf4" style:base-cell-address="'7-12月_'.B389"/>
      <style:map style:condition="is-true-formula(msoxl:AND(COUNTIF([.$B$389:.$B$389], [.B389])&gt;1,NOT(ISBLANK([.B389]))))" style:apply-style-name="cf5" style:base-cell-address="'7-12月_'.B389"/>
    </style:style>
    <style:style style:name="ce12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0:.$B$390], [.B390])&gt;1,NOT(ISBLANK([.B390]))))" style:apply-style-name="cf1" style:base-cell-address="'7-12月_'.B390"/>
      <style:map style:condition="is-true-formula(msoxl:AND(COUNTIF([.$B$390:.$B$390], [.B390])&gt;1,NOT(ISBLANK([.B390]))))" style:apply-style-name="cf2" style:base-cell-address="'7-12月_'.B390"/>
      <style:map style:condition="is-true-formula(msoxl:AND(COUNTIF([.$B$390:.$B$390], [.B390])&gt;1,NOT(ISBLANK([.B390]))))" style:apply-style-name="cf3" style:base-cell-address="'7-12月_'.B390"/>
      <style:map style:condition="is-true-formula(msoxl:AND(COUNTIF([.$B$390:.$B$390], [.B390])&gt;1,NOT(ISBLANK([.B390]))))" style:apply-style-name="cf4" style:base-cell-address="'7-12月_'.B390"/>
      <style:map style:condition="is-true-formula(msoxl:AND(COUNTIF([.$B$390:.$B$390], [.B390])&gt;1,NOT(ISBLANK([.B390]))))" style:apply-style-name="cf5" style:base-cell-address="'7-12月_'.B390"/>
    </style:style>
    <style:style style:name="ce12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1:.$B$391], [.B391])&gt;1,NOT(ISBLANK([.B391]))))" style:apply-style-name="cf1" style:base-cell-address="'7-12月_'.B391"/>
      <style:map style:condition="is-true-formula(msoxl:AND(COUNTIF([.$B$391:.$B$391], [.B391])&gt;1,NOT(ISBLANK([.B391]))))" style:apply-style-name="cf2" style:base-cell-address="'7-12月_'.B391"/>
      <style:map style:condition="is-true-formula(msoxl:AND(COUNTIF([.$B$391:.$B$391], [.B391])&gt;1,NOT(ISBLANK([.B391]))))" style:apply-style-name="cf3" style:base-cell-address="'7-12月_'.B391"/>
      <style:map style:condition="is-true-formula(msoxl:AND(COUNTIF([.$B$391:.$B$391], [.B391])&gt;1,NOT(ISBLANK([.B391]))))" style:apply-style-name="cf4" style:base-cell-address="'7-12月_'.B391"/>
      <style:map style:condition="is-true-formula(msoxl:AND(COUNTIF([.$B$391:.$B$391], [.B391])&gt;1,NOT(ISBLANK([.B391]))))" style:apply-style-name="cf5" style:base-cell-address="'7-12月_'.B391"/>
    </style:style>
    <style:style style:name="ce12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2:.$B$392], [.B392])&gt;1,NOT(ISBLANK([.B392]))))" style:apply-style-name="cf1" style:base-cell-address="'7-12月_'.B392"/>
      <style:map style:condition="is-true-formula(msoxl:AND(COUNTIF([.$B$392:.$B$392], [.B392])&gt;1,NOT(ISBLANK([.B392]))))" style:apply-style-name="cf2" style:base-cell-address="'7-12月_'.B392"/>
      <style:map style:condition="is-true-formula(msoxl:AND(COUNTIF([.$B$392:.$B$392], [.B392])&gt;1,NOT(ISBLANK([.B392]))))" style:apply-style-name="cf3" style:base-cell-address="'7-12月_'.B392"/>
      <style:map style:condition="is-true-formula(msoxl:AND(COUNTIF([.$B$392:.$B$392], [.B392])&gt;1,NOT(ISBLANK([.B392]))))" style:apply-style-name="cf4" style:base-cell-address="'7-12月_'.B392"/>
      <style:map style:condition="is-true-formula(msoxl:AND(COUNTIF([.$B$392:.$B$392], [.B392])&gt;1,NOT(ISBLANK([.B392]))))" style:apply-style-name="cf5" style:base-cell-address="'7-12月_'.B392"/>
    </style:style>
    <style:style style:name="ce12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1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2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3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4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5" style:base-cell-address="'7-12月_'.B377"/>
    </style:style>
    <style:style style:name="ce128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6:.$B$396], [.B396])&gt;1,NOT(ISBLANK([.B396]))))" style:apply-style-name="cf1" style:base-cell-address="'7-12月_'.B396"/>
      <style:map style:condition="is-true-formula(msoxl:AND(COUNTIF([.$B$396:.$B$396], [.B396])&gt;1,NOT(ISBLANK([.B396]))))" style:apply-style-name="cf2" style:base-cell-address="'7-12月_'.B396"/>
      <style:map style:condition="is-true-formula(msoxl:AND(COUNTIF([.$B$396:.$B$396], [.B396])&gt;1,NOT(ISBLANK([.B396]))))" style:apply-style-name="cf3" style:base-cell-address="'7-12月_'.B396"/>
      <style:map style:condition="is-true-formula(msoxl:AND(COUNTIF([.$B$396:.$B$396], [.B396])&gt;1,NOT(ISBLANK([.B396]))))" style:apply-style-name="cf4" style:base-cell-address="'7-12月_'.B396"/>
      <style:map style:condition="is-true-formula(msoxl:AND(COUNTIF([.$B$396:.$B$396], [.B396])&gt;1,NOT(ISBLANK([.B396]))))" style:apply-style-name="cf5" style:base-cell-address="'7-12月_'.B396"/>
    </style:style>
    <style:style style:name="ce129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7:.$B$397], [.B397])&gt;1,NOT(ISBLANK([.B397]))))" style:apply-style-name="cf1" style:base-cell-address="'7-12月_'.B397"/>
      <style:map style:condition="is-true-formula(msoxl:AND(COUNTIF([.$B$397:.$B$397], [.B397])&gt;1,NOT(ISBLANK([.B397]))))" style:apply-style-name="cf2" style:base-cell-address="'7-12月_'.B397"/>
      <style:map style:condition="is-true-formula(msoxl:AND(COUNTIF([.$B$397:.$B$397], [.B397])&gt;1,NOT(ISBLANK([.B397]))))" style:apply-style-name="cf3" style:base-cell-address="'7-12月_'.B397"/>
      <style:map style:condition="is-true-formula(msoxl:AND(COUNTIF([.$B$397:.$B$397], [.B397])&gt;1,NOT(ISBLANK([.B397]))))" style:apply-style-name="cf4" style:base-cell-address="'7-12月_'.B397"/>
      <style:map style:condition="is-true-formula(msoxl:AND(COUNTIF([.$B$397:.$B$397], [.B397])&gt;1,NOT(ISBLANK([.B397]))))" style:apply-style-name="cf5" style:base-cell-address="'7-12月_'.B397"/>
    </style:style>
    <style:style style:name="ce130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398:.$B$398], [.B398])&gt;1,NOT(ISBLANK([.B398]))))" style:apply-style-name="cf1" style:base-cell-address="'7-12月_'.B398"/>
      <style:map style:condition="is-true-formula(msoxl:AND(COUNTIF([.$B$398:.$B$398], [.B398])&gt;1,NOT(ISBLANK([.B398]))))" style:apply-style-name="cf2" style:base-cell-address="'7-12月_'.B398"/>
      <style:map style:condition="is-true-formula(msoxl:AND(COUNTIF([.$B$398:.$B$398], [.B398])&gt;1,NOT(ISBLANK([.B398]))))" style:apply-style-name="cf3" style:base-cell-address="'7-12月_'.B398"/>
      <style:map style:condition="is-true-formula(msoxl:AND(COUNTIF([.$B$398:.$B$398], [.B398])&gt;1,NOT(ISBLANK([.B398]))))" style:apply-style-name="cf4" style:base-cell-address="'7-12月_'.B398"/>
      <style:map style:condition="is-true-formula(msoxl:AND(COUNTIF([.$B$398:.$B$398], [.B398])&gt;1,NOT(ISBLANK([.B398]))))" style:apply-style-name="cf5" style:base-cell-address="'7-12月_'.B398"/>
    </style:style>
    <style:style style:name="ce13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0:.$B$400], [.B400])&gt;1,NOT(ISBLANK([.B400]))))" style:apply-style-name="cf1" style:base-cell-address="'7-12月_'.B400"/>
      <style:map style:condition="is-true-formula(msoxl:AND(COUNTIF([.$B$400:.$B$400], [.B400])&gt;1,NOT(ISBLANK([.B400]))))" style:apply-style-name="cf2" style:base-cell-address="'7-12月_'.B400"/>
      <style:map style:condition="is-true-formula(msoxl:AND(COUNTIF([.$B$400:.$B$400], [.B400])&gt;1,NOT(ISBLANK([.B400]))))" style:apply-style-name="cf3" style:base-cell-address="'7-12月_'.B400"/>
      <style:map style:condition="is-true-formula(msoxl:AND(COUNTIF([.$B$400:.$B$400], [.B400])&gt;1,NOT(ISBLANK([.B400]))))" style:apply-style-name="cf4" style:base-cell-address="'7-12月_'.B400"/>
      <style:map style:condition="is-true-formula(msoxl:AND(COUNTIF([.$B$400:.$B$400], [.B400])&gt;1,NOT(ISBLANK([.B400]))))" style:apply-style-name="cf5" style:base-cell-address="'7-12月_'.B400"/>
    </style:style>
    <style:style style:name="ce13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1:.$B$401], [.B401])&gt;1,NOT(ISBLANK([.B401]))))" style:apply-style-name="cf1" style:base-cell-address="'7-12月_'.B401"/>
      <style:map style:condition="is-true-formula(msoxl:AND(COUNTIF([.$B$401:.$B$401], [.B401])&gt;1,NOT(ISBLANK([.B401]))))" style:apply-style-name="cf2" style:base-cell-address="'7-12月_'.B401"/>
      <style:map style:condition="is-true-formula(msoxl:AND(COUNTIF([.$B$401:.$B$401], [.B401])&gt;1,NOT(ISBLANK([.B401]))))" style:apply-style-name="cf3" style:base-cell-address="'7-12月_'.B401"/>
      <style:map style:condition="is-true-formula(msoxl:AND(COUNTIF([.$B$401:.$B$401], [.B401])&gt;1,NOT(ISBLANK([.B401]))))" style:apply-style-name="cf4" style:base-cell-address="'7-12月_'.B401"/>
      <style:map style:condition="is-true-formula(msoxl:AND(COUNTIF([.$B$401:.$B$401], [.B401])&gt;1,NOT(ISBLANK([.B401]))))" style:apply-style-name="cf5" style:base-cell-address="'7-12月_'.B401"/>
    </style:style>
    <style:style style:name="ce13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2:.$B$402], [.B402])&gt;1,NOT(ISBLANK([.B402]))))" style:apply-style-name="cf1" style:base-cell-address="'7-12月_'.B402"/>
      <style:map style:condition="is-true-formula(msoxl:AND(COUNTIF([.$B$402:.$B$402], [.B402])&gt;1,NOT(ISBLANK([.B402]))))" style:apply-style-name="cf2" style:base-cell-address="'7-12月_'.B402"/>
      <style:map style:condition="is-true-formula(msoxl:AND(COUNTIF([.$B$402:.$B$402], [.B402])&gt;1,NOT(ISBLANK([.B402]))))" style:apply-style-name="cf3" style:base-cell-address="'7-12月_'.B402"/>
      <style:map style:condition="is-true-formula(msoxl:AND(COUNTIF([.$B$402:.$B$402], [.B402])&gt;1,NOT(ISBLANK([.B402]))))" style:apply-style-name="cf4" style:base-cell-address="'7-12月_'.B402"/>
      <style:map style:condition="is-true-formula(msoxl:AND(COUNTIF([.$B$402:.$B$402], [.B402])&gt;1,NOT(ISBLANK([.B402]))))" style:apply-style-name="cf5" style:base-cell-address="'7-12月_'.B402"/>
    </style:style>
    <style:style style:name="ce134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5:.$B$405], [.B405])&gt;1,NOT(ISBLANK([.B405]))))" style:apply-style-name="cf1" style:base-cell-address="'7-12月_'.B405"/>
      <style:map style:condition="is-true-formula(msoxl:AND(COUNTIF([.$B$405:.$B$405], [.B405])&gt;1,NOT(ISBLANK([.B405]))))" style:apply-style-name="cf2" style:base-cell-address="'7-12月_'.B405"/>
      <style:map style:condition="is-true-formula(msoxl:AND(COUNTIF([.$B$405:.$B$405], [.B405])&gt;1,NOT(ISBLANK([.B405]))))" style:apply-style-name="cf3" style:base-cell-address="'7-12月_'.B405"/>
      <style:map style:condition="is-true-formula(msoxl:AND(COUNTIF([.$B$405:.$B$405], [.B405])&gt;1,NOT(ISBLANK([.B405]))))" style:apply-style-name="cf4" style:base-cell-address="'7-12月_'.B405"/>
      <style:map style:condition="is-true-formula(msoxl:AND(COUNTIF([.$B$405:.$B$405], [.B405])&gt;1,NOT(ISBLANK([.B405]))))" style:apply-style-name="cf5" style:base-cell-address="'7-12月_'.B405"/>
    </style:style>
    <style:style style:name="ce135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6:.$B$406], [.B406])&gt;1,NOT(ISBLANK([.B406]))))" style:apply-style-name="cf1" style:base-cell-address="'7-12月_'.B406"/>
      <style:map style:condition="is-true-formula(msoxl:AND(COUNTIF([.$B$406:.$B$406], [.B406])&gt;1,NOT(ISBLANK([.B406]))))" style:apply-style-name="cf2" style:base-cell-address="'7-12月_'.B406"/>
      <style:map style:condition="is-true-formula(msoxl:AND(COUNTIF([.$B$406:.$B$406], [.B406])&gt;1,NOT(ISBLANK([.B406]))))" style:apply-style-name="cf3" style:base-cell-address="'7-12月_'.B406"/>
      <style:map style:condition="is-true-formula(msoxl:AND(COUNTIF([.$B$406:.$B$406], [.B406])&gt;1,NOT(ISBLANK([.B406]))))" style:apply-style-name="cf4" style:base-cell-address="'7-12月_'.B406"/>
      <style:map style:condition="is-true-formula(msoxl:AND(COUNTIF([.$B$406:.$B$406], [.B406])&gt;1,NOT(ISBLANK([.B406]))))" style:apply-style-name="cf5" style:base-cell-address="'7-12月_'.B406"/>
    </style:style>
    <style:style style:name="ce13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8:.$B$408], [.B408])&gt;1,NOT(ISBLANK([.B408]))))" style:apply-style-name="cf1" style:base-cell-address="'7-12月_'.B408"/>
      <style:map style:condition="is-true-formula(msoxl:AND(COUNTIF([.$B$408:.$B$408], [.B408])&gt;1,NOT(ISBLANK([.B408]))))" style:apply-style-name="cf2" style:base-cell-address="'7-12月_'.B408"/>
      <style:map style:condition="is-true-formula(msoxl:AND(COUNTIF([.$B$408:.$B$408], [.B408])&gt;1,NOT(ISBLANK([.B408]))))" style:apply-style-name="cf3" style:base-cell-address="'7-12月_'.B408"/>
      <style:map style:condition="is-true-formula(msoxl:AND(COUNTIF([.$B$408:.$B$408], [.B408])&gt;1,NOT(ISBLANK([.B408]))))" style:apply-style-name="cf4" style:base-cell-address="'7-12月_'.B408"/>
      <style:map style:condition="is-true-formula(msoxl:AND(COUNTIF([.$B$408:.$B$408], [.B408])&gt;1,NOT(ISBLANK([.B408]))))" style:apply-style-name="cf5" style:base-cell-address="'7-12月_'.B408"/>
    </style:style>
    <style:style style:name="ce13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09:.$B$409], [.B409])&gt;1,NOT(ISBLANK([.B409]))))" style:apply-style-name="cf1" style:base-cell-address="'7-12月_'.B409"/>
      <style:map style:condition="is-true-formula(msoxl:AND(COUNTIF([.$B$409:.$B$409], [.B409])&gt;1,NOT(ISBLANK([.B409]))))" style:apply-style-name="cf2" style:base-cell-address="'7-12月_'.B409"/>
      <style:map style:condition="is-true-formula(msoxl:AND(COUNTIF([.$B$409:.$B$409], [.B409])&gt;1,NOT(ISBLANK([.B409]))))" style:apply-style-name="cf3" style:base-cell-address="'7-12月_'.B409"/>
      <style:map style:condition="is-true-formula(msoxl:AND(COUNTIF([.$B$409:.$B$409], [.B409])&gt;1,NOT(ISBLANK([.B409]))))" style:apply-style-name="cf4" style:base-cell-address="'7-12月_'.B409"/>
      <style:map style:condition="is-true-formula(msoxl:AND(COUNTIF([.$B$409:.$B$409], [.B409])&gt;1,NOT(ISBLANK([.B409]))))" style:apply-style-name="cf5" style:base-cell-address="'7-12月_'.B409"/>
    </style:style>
    <style:style style:name="ce13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0:.$B$410], [.B410])&gt;1,NOT(ISBLANK([.B410]))))" style:apply-style-name="cf1" style:base-cell-address="'7-12月_'.B410"/>
      <style:map style:condition="is-true-formula(msoxl:AND(COUNTIF([.$B$410:.$B$410], [.B410])&gt;1,NOT(ISBLANK([.B410]))))" style:apply-style-name="cf2" style:base-cell-address="'7-12月_'.B410"/>
      <style:map style:condition="is-true-formula(msoxl:AND(COUNTIF([.$B$410:.$B$410], [.B410])&gt;1,NOT(ISBLANK([.B410]))))" style:apply-style-name="cf3" style:base-cell-address="'7-12月_'.B410"/>
      <style:map style:condition="is-true-formula(msoxl:AND(COUNTIF([.$B$410:.$B$410], [.B410])&gt;1,NOT(ISBLANK([.B410]))))" style:apply-style-name="cf4" style:base-cell-address="'7-12月_'.B410"/>
      <style:map style:condition="is-true-formula(msoxl:AND(COUNTIF([.$B$410:.$B$410], [.B410])&gt;1,NOT(ISBLANK([.B410]))))" style:apply-style-name="cf5" style:base-cell-address="'7-12月_'.B410"/>
    </style:style>
    <style:style style:name="ce13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1:.$B$411], [.B411])&gt;1,NOT(ISBLANK([.B411]))))" style:apply-style-name="cf1" style:base-cell-address="'7-12月_'.B411"/>
      <style:map style:condition="is-true-formula(msoxl:AND(COUNTIF([.$B$411:.$B$411], [.B411])&gt;1,NOT(ISBLANK([.B411]))))" style:apply-style-name="cf2" style:base-cell-address="'7-12月_'.B411"/>
      <style:map style:condition="is-true-formula(msoxl:AND(COUNTIF([.$B$411:.$B$411], [.B411])&gt;1,NOT(ISBLANK([.B411]))))" style:apply-style-name="cf3" style:base-cell-address="'7-12月_'.B411"/>
      <style:map style:condition="is-true-formula(msoxl:AND(COUNTIF([.$B$411:.$B$411], [.B411])&gt;1,NOT(ISBLANK([.B411]))))" style:apply-style-name="cf4" style:base-cell-address="'7-12月_'.B411"/>
      <style:map style:condition="is-true-formula(msoxl:AND(COUNTIF([.$B$411:.$B$411], [.B411])&gt;1,NOT(ISBLANK([.B411]))))" style:apply-style-name="cf5" style:base-cell-address="'7-12月_'.B411"/>
    </style:style>
    <style:style style:name="ce14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2:.$B$412], [.B412])&gt;1,NOT(ISBLANK([.B412]))))" style:apply-style-name="cf1" style:base-cell-address="'7-12月_'.B412"/>
      <style:map style:condition="is-true-formula(msoxl:AND(COUNTIF([.$B$412:.$B$412], [.B412])&gt;1,NOT(ISBLANK([.B412]))))" style:apply-style-name="cf2" style:base-cell-address="'7-12月_'.B412"/>
      <style:map style:condition="is-true-formula(msoxl:AND(COUNTIF([.$B$412:.$B$412], [.B412])&gt;1,NOT(ISBLANK([.B412]))))" style:apply-style-name="cf3" style:base-cell-address="'7-12月_'.B412"/>
      <style:map style:condition="is-true-formula(msoxl:AND(COUNTIF([.$B$412:.$B$412], [.B412])&gt;1,NOT(ISBLANK([.B412]))))" style:apply-style-name="cf4" style:base-cell-address="'7-12月_'.B412"/>
      <style:map style:condition="is-true-formula(msoxl:AND(COUNTIF([.$B$412:.$B$412], [.B412])&gt;1,NOT(ISBLANK([.B412]))))" style:apply-style-name="cf5" style:base-cell-address="'7-12月_'.B412"/>
    </style:style>
    <style:style style:name="ce14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3:.$B$413], [.B413])&gt;1,NOT(ISBLANK([.B413]))))" style:apply-style-name="cf1" style:base-cell-address="'7-12月_'.B413"/>
      <style:map style:condition="is-true-formula(msoxl:AND(COUNTIF([.$B$413:.$B$413], [.B413])&gt;1,NOT(ISBLANK([.B413]))))" style:apply-style-name="cf2" style:base-cell-address="'7-12月_'.B413"/>
      <style:map style:condition="is-true-formula(msoxl:AND(COUNTIF([.$B$413:.$B$413], [.B413])&gt;1,NOT(ISBLANK([.B413]))))" style:apply-style-name="cf3" style:base-cell-address="'7-12月_'.B413"/>
      <style:map style:condition="is-true-formula(msoxl:AND(COUNTIF([.$B$413:.$B$413], [.B413])&gt;1,NOT(ISBLANK([.B413]))))" style:apply-style-name="cf4" style:base-cell-address="'7-12月_'.B413"/>
      <style:map style:condition="is-true-formula(msoxl:AND(COUNTIF([.$B$413:.$B$413], [.B413])&gt;1,NOT(ISBLANK([.B413]))))" style:apply-style-name="cf5" style:base-cell-address="'7-12月_'.B413"/>
    </style:style>
    <style:style style:name="ce14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4:.$B$414], [.B414])&gt;1,NOT(ISBLANK([.B414]))))" style:apply-style-name="cf1" style:base-cell-address="'7-12月_'.B414"/>
      <style:map style:condition="is-true-formula(msoxl:AND(COUNTIF([.$B$414:.$B$414], [.B414])&gt;1,NOT(ISBLANK([.B414]))))" style:apply-style-name="cf2" style:base-cell-address="'7-12月_'.B414"/>
      <style:map style:condition="is-true-formula(msoxl:AND(COUNTIF([.$B$414:.$B$414], [.B414])&gt;1,NOT(ISBLANK([.B414]))))" style:apply-style-name="cf3" style:base-cell-address="'7-12月_'.B414"/>
      <style:map style:condition="is-true-formula(msoxl:AND(COUNTIF([.$B$414:.$B$414], [.B414])&gt;1,NOT(ISBLANK([.B414]))))" style:apply-style-name="cf4" style:base-cell-address="'7-12月_'.B414"/>
      <style:map style:condition="is-true-formula(msoxl:AND(COUNTIF([.$B$414:.$B$414], [.B414])&gt;1,NOT(ISBLANK([.B414]))))" style:apply-style-name="cf5" style:base-cell-address="'7-12月_'.B414"/>
    </style:style>
    <style:style style:name="ce14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5:.$B$415], [.B415])&gt;1,NOT(ISBLANK([.B415]))))" style:apply-style-name="cf1" style:base-cell-address="'7-12月_'.B415"/>
      <style:map style:condition="is-true-formula(msoxl:AND(COUNTIF([.$B$415:.$B$415], [.B415])&gt;1,NOT(ISBLANK([.B415]))))" style:apply-style-name="cf2" style:base-cell-address="'7-12月_'.B415"/>
      <style:map style:condition="is-true-formula(msoxl:AND(COUNTIF([.$B$415:.$B$415], [.B415])&gt;1,NOT(ISBLANK([.B415]))))" style:apply-style-name="cf3" style:base-cell-address="'7-12月_'.B415"/>
      <style:map style:condition="is-true-formula(msoxl:AND(COUNTIF([.$B$415:.$B$415], [.B415])&gt;1,NOT(ISBLANK([.B415]))))" style:apply-style-name="cf4" style:base-cell-address="'7-12月_'.B415"/>
      <style:map style:condition="is-true-formula(msoxl:AND(COUNTIF([.$B$415:.$B$415], [.B415])&gt;1,NOT(ISBLANK([.B415]))))" style:apply-style-name="cf5" style:base-cell-address="'7-12月_'.B415"/>
    </style:style>
    <style:style style:name="ce14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6:.$B$416], [.B416])&gt;1,NOT(ISBLANK([.B416]))))" style:apply-style-name="cf1" style:base-cell-address="'7-12月_'.B416"/>
      <style:map style:condition="is-true-formula(msoxl:AND(COUNTIF([.$B$416:.$B$416], [.B416])&gt;1,NOT(ISBLANK([.B416]))))" style:apply-style-name="cf2" style:base-cell-address="'7-12月_'.B416"/>
      <style:map style:condition="is-true-formula(msoxl:AND(COUNTIF([.$B$416:.$B$416], [.B416])&gt;1,NOT(ISBLANK([.B416]))))" style:apply-style-name="cf3" style:base-cell-address="'7-12月_'.B416"/>
      <style:map style:condition="is-true-formula(msoxl:AND(COUNTIF([.$B$416:.$B$416], [.B416])&gt;1,NOT(ISBLANK([.B416]))))" style:apply-style-name="cf4" style:base-cell-address="'7-12月_'.B416"/>
      <style:map style:condition="is-true-formula(msoxl:AND(COUNTIF([.$B$416:.$B$416], [.B416])&gt;1,NOT(ISBLANK([.B416]))))" style:apply-style-name="cf5" style:base-cell-address="'7-12月_'.B416"/>
    </style:style>
    <style:style style:name="ce14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7:.$B$417], [.B417])&gt;1,NOT(ISBLANK([.B417]))))" style:apply-style-name="cf1" style:base-cell-address="'7-12月_'.B417"/>
      <style:map style:condition="is-true-formula(msoxl:AND(COUNTIF([.$B$417:.$B$417], [.B417])&gt;1,NOT(ISBLANK([.B417]))))" style:apply-style-name="cf2" style:base-cell-address="'7-12月_'.B417"/>
      <style:map style:condition="is-true-formula(msoxl:AND(COUNTIF([.$B$417:.$B$417], [.B417])&gt;1,NOT(ISBLANK([.B417]))))" style:apply-style-name="cf3" style:base-cell-address="'7-12月_'.B417"/>
      <style:map style:condition="is-true-formula(msoxl:AND(COUNTIF([.$B$417:.$B$417], [.B417])&gt;1,NOT(ISBLANK([.B417]))))" style:apply-style-name="cf4" style:base-cell-address="'7-12月_'.B417"/>
      <style:map style:condition="is-true-formula(msoxl:AND(COUNTIF([.$B$417:.$B$417], [.B417])&gt;1,NOT(ISBLANK([.B417]))))" style:apply-style-name="cf5" style:base-cell-address="'7-12月_'.B417"/>
    </style:style>
    <style:style style:name="ce14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8:.$B$418], [.B418])&gt;1,NOT(ISBLANK([.B418]))))" style:apply-style-name="cf1" style:base-cell-address="'7-12月_'.B418"/>
      <style:map style:condition="is-true-formula(msoxl:AND(COUNTIF([.$B$418:.$B$418], [.B418])&gt;1,NOT(ISBLANK([.B418]))))" style:apply-style-name="cf2" style:base-cell-address="'7-12月_'.B418"/>
      <style:map style:condition="is-true-formula(msoxl:AND(COUNTIF([.$B$418:.$B$418], [.B418])&gt;1,NOT(ISBLANK([.B418]))))" style:apply-style-name="cf3" style:base-cell-address="'7-12月_'.B418"/>
      <style:map style:condition="is-true-formula(msoxl:AND(COUNTIF([.$B$418:.$B$418], [.B418])&gt;1,NOT(ISBLANK([.B418]))))" style:apply-style-name="cf4" style:base-cell-address="'7-12月_'.B418"/>
      <style:map style:condition="is-true-formula(msoxl:AND(COUNTIF([.$B$418:.$B$418], [.B418])&gt;1,NOT(ISBLANK([.B418]))))" style:apply-style-name="cf5" style:base-cell-address="'7-12月_'.B418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19:.$B$419], [.B419])&gt;1,NOT(ISBLANK([.B419]))))" style:apply-style-name="cf1" style:base-cell-address="'7-12月_'.B419"/>
      <style:map style:condition="is-true-formula(msoxl:AND(COUNTIF([.$B$419:.$B$419], [.B419])&gt;1,NOT(ISBLANK([.B419]))))" style:apply-style-name="cf2" style:base-cell-address="'7-12月_'.B419"/>
      <style:map style:condition="is-true-formula(msoxl:AND(COUNTIF([.$B$419:.$B$419], [.B419])&gt;1,NOT(ISBLANK([.B419]))))" style:apply-style-name="cf3" style:base-cell-address="'7-12月_'.B419"/>
      <style:map style:condition="is-true-formula(msoxl:AND(COUNTIF([.$B$419:.$B$419], [.B419])&gt;1,NOT(ISBLANK([.B419]))))" style:apply-style-name="cf4" style:base-cell-address="'7-12月_'.B419"/>
      <style:map style:condition="is-true-formula(msoxl:AND(COUNTIF([.$B$419:.$B$419], [.B419])&gt;1,NOT(ISBLANK([.B419]))))" style:apply-style-name="cf5" style:base-cell-address="'7-12月_'.B419"/>
    </style:style>
    <style:style style:name="ce14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0:.$B$420], [.B420])&gt;1,NOT(ISBLANK([.B420]))))" style:apply-style-name="cf1" style:base-cell-address="'7-12月_'.B420"/>
      <style:map style:condition="is-true-formula(msoxl:AND(COUNTIF([.$B$420:.$B$420], [.B420])&gt;1,NOT(ISBLANK([.B420]))))" style:apply-style-name="cf2" style:base-cell-address="'7-12月_'.B420"/>
      <style:map style:condition="is-true-formula(msoxl:AND(COUNTIF([.$B$420:.$B$420], [.B420])&gt;1,NOT(ISBLANK([.B420]))))" style:apply-style-name="cf3" style:base-cell-address="'7-12月_'.B420"/>
      <style:map style:condition="is-true-formula(msoxl:AND(COUNTIF([.$B$420:.$B$420], [.B420])&gt;1,NOT(ISBLANK([.B420]))))" style:apply-style-name="cf4" style:base-cell-address="'7-12月_'.B420"/>
      <style:map style:condition="is-true-formula(msoxl:AND(COUNTIF([.$B$420:.$B$420], [.B420])&gt;1,NOT(ISBLANK([.B420]))))" style:apply-style-name="cf5" style:base-cell-address="'7-12月_'.B420"/>
    </style:style>
    <style:style style:name="ce14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4:.$B$424], [.B424])&gt;1,NOT(ISBLANK([.B424]))))" style:apply-style-name="cf1" style:base-cell-address="'7-12月_'.B424"/>
      <style:map style:condition="is-true-formula(msoxl:AND(COUNTIF([.$B$424:.$B$424], [.B424])&gt;1,NOT(ISBLANK([.B424]))))" style:apply-style-name="cf2" style:base-cell-address="'7-12月_'.B424"/>
      <style:map style:condition="is-true-formula(msoxl:AND(COUNTIF([.$B$424:.$B$424], [.B424])&gt;1,NOT(ISBLANK([.B424]))))" style:apply-style-name="cf3" style:base-cell-address="'7-12月_'.B424"/>
      <style:map style:condition="is-true-formula(msoxl:AND(COUNTIF([.$B$424:.$B$424], [.B424])&gt;1,NOT(ISBLANK([.B424]))))" style:apply-style-name="cf4" style:base-cell-address="'7-12月_'.B424"/>
      <style:map style:condition="is-true-formula(msoxl:AND(COUNTIF([.$B$424:.$B$424], [.B424])&gt;1,NOT(ISBLANK([.B424]))))" style:apply-style-name="cf5" style:base-cell-address="'7-12月_'.B424"/>
    </style:style>
    <style:style style:name="ce15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6:.$B$426], [.B426])&gt;1,NOT(ISBLANK([.B426]))))" style:apply-style-name="cf1" style:base-cell-address="'7-12月_'.B426"/>
      <style:map style:condition="is-true-formula(msoxl:AND(COUNTIF([.$B$426:.$B$426], [.B426])&gt;1,NOT(ISBLANK([.B426]))))" style:apply-style-name="cf2" style:base-cell-address="'7-12月_'.B426"/>
      <style:map style:condition="is-true-formula(msoxl:AND(COUNTIF([.$B$426:.$B$426], [.B426])&gt;1,NOT(ISBLANK([.B426]))))" style:apply-style-name="cf3" style:base-cell-address="'7-12月_'.B426"/>
      <style:map style:condition="is-true-formula(msoxl:AND(COUNTIF([.$B$426:.$B$426], [.B426])&gt;1,NOT(ISBLANK([.B426]))))" style:apply-style-name="cf4" style:base-cell-address="'7-12月_'.B426"/>
      <style:map style:condition="is-true-formula(msoxl:AND(COUNTIF([.$B$426:.$B$426], [.B426])&gt;1,NOT(ISBLANK([.B426]))))" style:apply-style-name="cf5" style:base-cell-address="'7-12月_'.B426"/>
    </style:style>
    <style:style style:name="ce15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7:.$B$427], [.B427])&gt;1,NOT(ISBLANK([.B427]))))" style:apply-style-name="cf1" style:base-cell-address="'7-12月_'.B427"/>
      <style:map style:condition="is-true-formula(msoxl:AND(COUNTIF([.$B$427:.$B$427], [.B427])&gt;1,NOT(ISBLANK([.B427]))))" style:apply-style-name="cf2" style:base-cell-address="'7-12月_'.B427"/>
      <style:map style:condition="is-true-formula(msoxl:AND(COUNTIF([.$B$427:.$B$427], [.B427])&gt;1,NOT(ISBLANK([.B427]))))" style:apply-style-name="cf3" style:base-cell-address="'7-12月_'.B427"/>
      <style:map style:condition="is-true-formula(msoxl:AND(COUNTIF([.$B$427:.$B$427], [.B427])&gt;1,NOT(ISBLANK([.B427]))))" style:apply-style-name="cf4" style:base-cell-address="'7-12月_'.B427"/>
      <style:map style:condition="is-true-formula(msoxl:AND(COUNTIF([.$B$427:.$B$427], [.B427])&gt;1,NOT(ISBLANK([.B427]))))" style:apply-style-name="cf5" style:base-cell-address="'7-12月_'.B427"/>
    </style:style>
    <style:style style:name="ce15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8:.$B$428], [.B428])&gt;1,NOT(ISBLANK([.B428]))))" style:apply-style-name="cf1" style:base-cell-address="'7-12月_'.B428"/>
      <style:map style:condition="is-true-formula(msoxl:AND(COUNTIF([.$B$428:.$B$428], [.B428])&gt;1,NOT(ISBLANK([.B428]))))" style:apply-style-name="cf2" style:base-cell-address="'7-12月_'.B428"/>
      <style:map style:condition="is-true-formula(msoxl:AND(COUNTIF([.$B$428:.$B$428], [.B428])&gt;1,NOT(ISBLANK([.B428]))))" style:apply-style-name="cf3" style:base-cell-address="'7-12月_'.B428"/>
      <style:map style:condition="is-true-formula(msoxl:AND(COUNTIF([.$B$428:.$B$428], [.B428])&gt;1,NOT(ISBLANK([.B428]))))" style:apply-style-name="cf4" style:base-cell-address="'7-12月_'.B428"/>
      <style:map style:condition="is-true-formula(msoxl:AND(COUNTIF([.$B$428:.$B$428], [.B428])&gt;1,NOT(ISBLANK([.B428]))))" style:apply-style-name="cf5" style:base-cell-address="'7-12月_'.B428"/>
    </style:style>
    <style:style style:name="ce15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29:.$B$429], [.B429])&gt;1,NOT(ISBLANK([.B429]))))" style:apply-style-name="cf1" style:base-cell-address="'7-12月_'.B429"/>
      <style:map style:condition="is-true-formula(msoxl:AND(COUNTIF([.$B$429:.$B$429], [.B429])&gt;1,NOT(ISBLANK([.B429]))))" style:apply-style-name="cf2" style:base-cell-address="'7-12月_'.B429"/>
      <style:map style:condition="is-true-formula(msoxl:AND(COUNTIF([.$B$429:.$B$429], [.B429])&gt;1,NOT(ISBLANK([.B429]))))" style:apply-style-name="cf3" style:base-cell-address="'7-12月_'.B429"/>
      <style:map style:condition="is-true-formula(msoxl:AND(COUNTIF([.$B$429:.$B$429], [.B429])&gt;1,NOT(ISBLANK([.B429]))))" style:apply-style-name="cf4" style:base-cell-address="'7-12月_'.B429"/>
      <style:map style:condition="is-true-formula(msoxl:AND(COUNTIF([.$B$429:.$B$429], [.B429])&gt;1,NOT(ISBLANK([.B429]))))" style:apply-style-name="cf5" style:base-cell-address="'7-12月_'.B429"/>
    </style:style>
    <style:style style:name="ce15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0:.$B$430], [.B430])&gt;1,NOT(ISBLANK([.B430]))))" style:apply-style-name="cf1" style:base-cell-address="'7-12月_'.B430"/>
      <style:map style:condition="is-true-formula(msoxl:AND(COUNTIF([.$B$430:.$B$430], [.B430])&gt;1,NOT(ISBLANK([.B430]))))" style:apply-style-name="cf2" style:base-cell-address="'7-12月_'.B430"/>
      <style:map style:condition="is-true-formula(msoxl:AND(COUNTIF([.$B$430:.$B$430], [.B430])&gt;1,NOT(ISBLANK([.B430]))))" style:apply-style-name="cf3" style:base-cell-address="'7-12月_'.B430"/>
      <style:map style:condition="is-true-formula(msoxl:AND(COUNTIF([.$B$430:.$B$430], [.B430])&gt;1,NOT(ISBLANK([.B430]))))" style:apply-style-name="cf4" style:base-cell-address="'7-12月_'.B430"/>
      <style:map style:condition="is-true-formula(msoxl:AND(COUNTIF([.$B$430:.$B$430], [.B430])&gt;1,NOT(ISBLANK([.B430]))))" style:apply-style-name="cf5" style:base-cell-address="'7-12月_'.B430"/>
    </style:style>
    <style:style style:name="ce15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1:.$B$431], [.B431])&gt;1,NOT(ISBLANK([.B431]))))" style:apply-style-name="cf1" style:base-cell-address="'7-12月_'.B431"/>
      <style:map style:condition="is-true-formula(msoxl:AND(COUNTIF([.$B$431:.$B$431], [.B431])&gt;1,NOT(ISBLANK([.B431]))))" style:apply-style-name="cf2" style:base-cell-address="'7-12月_'.B431"/>
      <style:map style:condition="is-true-formula(msoxl:AND(COUNTIF([.$B$431:.$B$431], [.B431])&gt;1,NOT(ISBLANK([.B431]))))" style:apply-style-name="cf3" style:base-cell-address="'7-12月_'.B431"/>
      <style:map style:condition="is-true-formula(msoxl:AND(COUNTIF([.$B$431:.$B$431], [.B431])&gt;1,NOT(ISBLANK([.B431]))))" style:apply-style-name="cf4" style:base-cell-address="'7-12月_'.B431"/>
      <style:map style:condition="is-true-formula(msoxl:AND(COUNTIF([.$B$431:.$B$431], [.B431])&gt;1,NOT(ISBLANK([.B431]))))" style:apply-style-name="cf5" style:base-cell-address="'7-12月_'.B431"/>
    </style:style>
    <style:style style:name="ce15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2:.$B$432], [.B432])&gt;1,NOT(ISBLANK([.B432]))))" style:apply-style-name="cf1" style:base-cell-address="'7-12月_'.B432"/>
      <style:map style:condition="is-true-formula(msoxl:AND(COUNTIF([.$B$432:.$B$432], [.B432])&gt;1,NOT(ISBLANK([.B432]))))" style:apply-style-name="cf2" style:base-cell-address="'7-12月_'.B432"/>
      <style:map style:condition="is-true-formula(msoxl:AND(COUNTIF([.$B$432:.$B$432], [.B432])&gt;1,NOT(ISBLANK([.B432]))))" style:apply-style-name="cf3" style:base-cell-address="'7-12月_'.B432"/>
      <style:map style:condition="is-true-formula(msoxl:AND(COUNTIF([.$B$432:.$B$432], [.B432])&gt;1,NOT(ISBLANK([.B432]))))" style:apply-style-name="cf4" style:base-cell-address="'7-12月_'.B432"/>
      <style:map style:condition="is-true-formula(msoxl:AND(COUNTIF([.$B$432:.$B$432], [.B432])&gt;1,NOT(ISBLANK([.B432]))))" style:apply-style-name="cf5" style:base-cell-address="'7-12月_'.B432"/>
    </style:style>
    <style:style style:name="ce15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3:.$B$433], [.B433])&gt;1,NOT(ISBLANK([.B433]))))" style:apply-style-name="cf1" style:base-cell-address="'7-12月_'.B433"/>
      <style:map style:condition="is-true-formula(msoxl:AND(COUNTIF([.$B$433:.$B$433], [.B433])&gt;1,NOT(ISBLANK([.B433]))))" style:apply-style-name="cf2" style:base-cell-address="'7-12月_'.B433"/>
      <style:map style:condition="is-true-formula(msoxl:AND(COUNTIF([.$B$433:.$B$433], [.B433])&gt;1,NOT(ISBLANK([.B433]))))" style:apply-style-name="cf3" style:base-cell-address="'7-12月_'.B433"/>
      <style:map style:condition="is-true-formula(msoxl:AND(COUNTIF([.$B$433:.$B$433], [.B433])&gt;1,NOT(ISBLANK([.B433]))))" style:apply-style-name="cf4" style:base-cell-address="'7-12月_'.B433"/>
      <style:map style:condition="is-true-formula(msoxl:AND(COUNTIF([.$B$433:.$B$433], [.B433])&gt;1,NOT(ISBLANK([.B433]))))" style:apply-style-name="cf5" style:base-cell-address="'7-12月_'.B433"/>
    </style:style>
    <style:style style:name="ce15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4:.$B$434], [.B434])&gt;1,NOT(ISBLANK([.B434]))))" style:apply-style-name="cf1" style:base-cell-address="'7-12月_'.B434"/>
      <style:map style:condition="is-true-formula(msoxl:AND(COUNTIF([.$B$434:.$B$434], [.B434])&gt;1,NOT(ISBLANK([.B434]))))" style:apply-style-name="cf2" style:base-cell-address="'7-12月_'.B434"/>
      <style:map style:condition="is-true-formula(msoxl:AND(COUNTIF([.$B$434:.$B$434], [.B434])&gt;1,NOT(ISBLANK([.B434]))))" style:apply-style-name="cf3" style:base-cell-address="'7-12月_'.B434"/>
      <style:map style:condition="is-true-formula(msoxl:AND(COUNTIF([.$B$434:.$B$434], [.B434])&gt;1,NOT(ISBLANK([.B434]))))" style:apply-style-name="cf4" style:base-cell-address="'7-12月_'.B434"/>
      <style:map style:condition="is-true-formula(msoxl:AND(COUNTIF([.$B$434:.$B$434], [.B434])&gt;1,NOT(ISBLANK([.B434]))))" style:apply-style-name="cf5" style:base-cell-address="'7-12月_'.B434"/>
    </style:style>
    <style:style style:name="ce15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5:.$B$435], [.B435])&gt;1,NOT(ISBLANK([.B435]))))" style:apply-style-name="cf1" style:base-cell-address="'7-12月_'.B435"/>
      <style:map style:condition="is-true-formula(msoxl:AND(COUNTIF([.$B$435:.$B$435], [.B435])&gt;1,NOT(ISBLANK([.B435]))))" style:apply-style-name="cf2" style:base-cell-address="'7-12月_'.B435"/>
      <style:map style:condition="is-true-formula(msoxl:AND(COUNTIF([.$B$435:.$B$435], [.B435])&gt;1,NOT(ISBLANK([.B435]))))" style:apply-style-name="cf3" style:base-cell-address="'7-12月_'.B435"/>
      <style:map style:condition="is-true-formula(msoxl:AND(COUNTIF([.$B$435:.$B$435], [.B435])&gt;1,NOT(ISBLANK([.B435]))))" style:apply-style-name="cf4" style:base-cell-address="'7-12月_'.B435"/>
      <style:map style:condition="is-true-formula(msoxl:AND(COUNTIF([.$B$435:.$B$435], [.B435])&gt;1,NOT(ISBLANK([.B435]))))" style:apply-style-name="cf5" style:base-cell-address="'7-12月_'.B435"/>
    </style:style>
    <style:style style:name="ce16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6:.$B$436], [.B436])&gt;1,NOT(ISBLANK([.B436]))))" style:apply-style-name="cf1" style:base-cell-address="'7-12月_'.B436"/>
      <style:map style:condition="is-true-formula(msoxl:AND(COUNTIF([.$B$436:.$B$436], [.B436])&gt;1,NOT(ISBLANK([.B436]))))" style:apply-style-name="cf2" style:base-cell-address="'7-12月_'.B436"/>
      <style:map style:condition="is-true-formula(msoxl:AND(COUNTIF([.$B$436:.$B$436], [.B436])&gt;1,NOT(ISBLANK([.B436]))))" style:apply-style-name="cf3" style:base-cell-address="'7-12月_'.B436"/>
      <style:map style:condition="is-true-formula(msoxl:AND(COUNTIF([.$B$436:.$B$436], [.B436])&gt;1,NOT(ISBLANK([.B436]))))" style:apply-style-name="cf4" style:base-cell-address="'7-12月_'.B436"/>
      <style:map style:condition="is-true-formula(msoxl:AND(COUNTIF([.$B$436:.$B$436], [.B436])&gt;1,NOT(ISBLANK([.B436]))))" style:apply-style-name="cf5" style:base-cell-address="'7-12月_'.B436"/>
    </style:style>
    <style:style style:name="ce16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7:.$B$437], [.B437])&gt;1,NOT(ISBLANK([.B437]))))" style:apply-style-name="cf1" style:base-cell-address="'7-12月_'.B437"/>
      <style:map style:condition="is-true-formula(msoxl:AND(COUNTIF([.$B$437:.$B$437], [.B437])&gt;1,NOT(ISBLANK([.B437]))))" style:apply-style-name="cf2" style:base-cell-address="'7-12月_'.B437"/>
      <style:map style:condition="is-true-formula(msoxl:AND(COUNTIF([.$B$437:.$B$437], [.B437])&gt;1,NOT(ISBLANK([.B437]))))" style:apply-style-name="cf3" style:base-cell-address="'7-12月_'.B437"/>
      <style:map style:condition="is-true-formula(msoxl:AND(COUNTIF([.$B$437:.$B$437], [.B437])&gt;1,NOT(ISBLANK([.B437]))))" style:apply-style-name="cf4" style:base-cell-address="'7-12月_'.B437"/>
      <style:map style:condition="is-true-formula(msoxl:AND(COUNTIF([.$B$437:.$B$437], [.B437])&gt;1,NOT(ISBLANK([.B437]))))" style:apply-style-name="cf5" style:base-cell-address="'7-12月_'.B437"/>
    </style:style>
    <style:style style:name="ce16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8:.$B$438], [.B438])&gt;1,NOT(ISBLANK([.B438]))))" style:apply-style-name="cf1" style:base-cell-address="'7-12月_'.B438"/>
      <style:map style:condition="is-true-formula(msoxl:AND(COUNTIF([.$B$438:.$B$438], [.B438])&gt;1,NOT(ISBLANK([.B438]))))" style:apply-style-name="cf2" style:base-cell-address="'7-12月_'.B438"/>
      <style:map style:condition="is-true-formula(msoxl:AND(COUNTIF([.$B$438:.$B$438], [.B438])&gt;1,NOT(ISBLANK([.B438]))))" style:apply-style-name="cf3" style:base-cell-address="'7-12月_'.B438"/>
      <style:map style:condition="is-true-formula(msoxl:AND(COUNTIF([.$B$438:.$B$438], [.B438])&gt;1,NOT(ISBLANK([.B438]))))" style:apply-style-name="cf4" style:base-cell-address="'7-12月_'.B438"/>
      <style:map style:condition="is-true-formula(msoxl:AND(COUNTIF([.$B$438:.$B$438], [.B438])&gt;1,NOT(ISBLANK([.B438]))))" style:apply-style-name="cf5" style:base-cell-address="'7-12月_'.B438"/>
    </style:style>
    <style:style style:name="ce16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39:.$B$439], [.B439])&gt;1,NOT(ISBLANK([.B439]))))" style:apply-style-name="cf1" style:base-cell-address="'7-12月_'.B439"/>
      <style:map style:condition="is-true-formula(msoxl:AND(COUNTIF([.$B$439:.$B$439], [.B439])&gt;1,NOT(ISBLANK([.B439]))))" style:apply-style-name="cf2" style:base-cell-address="'7-12月_'.B439"/>
      <style:map style:condition="is-true-formula(msoxl:AND(COUNTIF([.$B$439:.$B$439], [.B439])&gt;1,NOT(ISBLANK([.B439]))))" style:apply-style-name="cf3" style:base-cell-address="'7-12月_'.B439"/>
      <style:map style:condition="is-true-formula(msoxl:AND(COUNTIF([.$B$439:.$B$439], [.B439])&gt;1,NOT(ISBLANK([.B439]))))" style:apply-style-name="cf4" style:base-cell-address="'7-12月_'.B439"/>
      <style:map style:condition="is-true-formula(msoxl:AND(COUNTIF([.$B$439:.$B$439], [.B439])&gt;1,NOT(ISBLANK([.B439]))))" style:apply-style-name="cf5" style:base-cell-address="'7-12月_'.B439"/>
    </style:style>
    <style:style style:name="ce16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0:.$B$440], [.B440])&gt;1,NOT(ISBLANK([.B440]))))" style:apply-style-name="cf1" style:base-cell-address="'7-12月_'.B440"/>
      <style:map style:condition="is-true-formula(msoxl:AND(COUNTIF([.$B$440:.$B$440], [.B440])&gt;1,NOT(ISBLANK([.B440]))))" style:apply-style-name="cf2" style:base-cell-address="'7-12月_'.B440"/>
      <style:map style:condition="is-true-formula(msoxl:AND(COUNTIF([.$B$440:.$B$440], [.B440])&gt;1,NOT(ISBLANK([.B440]))))" style:apply-style-name="cf3" style:base-cell-address="'7-12月_'.B440"/>
      <style:map style:condition="is-true-formula(msoxl:AND(COUNTIF([.$B$440:.$B$440], [.B440])&gt;1,NOT(ISBLANK([.B440]))))" style:apply-style-name="cf4" style:base-cell-address="'7-12月_'.B440"/>
      <style:map style:condition="is-true-formula(msoxl:AND(COUNTIF([.$B$440:.$B$440], [.B440])&gt;1,NOT(ISBLANK([.B440]))))" style:apply-style-name="cf5" style:base-cell-address="'7-12月_'.B440"/>
    </style:style>
    <style:style style:name="ce16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1:.$B$441], [.B441])&gt;1,NOT(ISBLANK([.B441]))))" style:apply-style-name="cf1" style:base-cell-address="'7-12月_'.B441"/>
      <style:map style:condition="is-true-formula(msoxl:AND(COUNTIF([.$B$441:.$B$441], [.B441])&gt;1,NOT(ISBLANK([.B441]))))" style:apply-style-name="cf2" style:base-cell-address="'7-12月_'.B441"/>
      <style:map style:condition="is-true-formula(msoxl:AND(COUNTIF([.$B$441:.$B$441], [.B441])&gt;1,NOT(ISBLANK([.B441]))))" style:apply-style-name="cf3" style:base-cell-address="'7-12月_'.B441"/>
      <style:map style:condition="is-true-formula(msoxl:AND(COUNTIF([.$B$441:.$B$441], [.B441])&gt;1,NOT(ISBLANK([.B441]))))" style:apply-style-name="cf4" style:base-cell-address="'7-12月_'.B441"/>
      <style:map style:condition="is-true-formula(msoxl:AND(COUNTIF([.$B$441:.$B$441], [.B441])&gt;1,NOT(ISBLANK([.B441]))))" style:apply-style-name="cf5" style:base-cell-address="'7-12月_'.B441"/>
    </style:style>
    <style:style style:name="ce16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2:.$B$442], [.B442])&gt;1,NOT(ISBLANK([.B442]))))" style:apply-style-name="cf1" style:base-cell-address="'7-12月_'.B442"/>
      <style:map style:condition="is-true-formula(msoxl:AND(COUNTIF([.$B$442:.$B$442], [.B442])&gt;1,NOT(ISBLANK([.B442]))))" style:apply-style-name="cf2" style:base-cell-address="'7-12月_'.B442"/>
      <style:map style:condition="is-true-formula(msoxl:AND(COUNTIF([.$B$442:.$B$442], [.B442])&gt;1,NOT(ISBLANK([.B442]))))" style:apply-style-name="cf3" style:base-cell-address="'7-12月_'.B442"/>
      <style:map style:condition="is-true-formula(msoxl:AND(COUNTIF([.$B$442:.$B$442], [.B442])&gt;1,NOT(ISBLANK([.B442]))))" style:apply-style-name="cf4" style:base-cell-address="'7-12月_'.B442"/>
      <style:map style:condition="is-true-formula(msoxl:AND(COUNTIF([.$B$442:.$B$442], [.B442])&gt;1,NOT(ISBLANK([.B442]))))" style:apply-style-name="cf5" style:base-cell-address="'7-12月_'.B442"/>
    </style:style>
    <style:style style:name="ce16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3:.$B$443], [.B443])&gt;1,NOT(ISBLANK([.B443]))))" style:apply-style-name="cf1" style:base-cell-address="'7-12月_'.B443"/>
      <style:map style:condition="is-true-formula(msoxl:AND(COUNTIF([.$B$443:.$B$443], [.B443])&gt;1,NOT(ISBLANK([.B443]))))" style:apply-style-name="cf2" style:base-cell-address="'7-12月_'.B443"/>
      <style:map style:condition="is-true-formula(msoxl:AND(COUNTIF([.$B$443:.$B$443], [.B443])&gt;1,NOT(ISBLANK([.B443]))))" style:apply-style-name="cf3" style:base-cell-address="'7-12月_'.B443"/>
      <style:map style:condition="is-true-formula(msoxl:AND(COUNTIF([.$B$443:.$B$443], [.B443])&gt;1,NOT(ISBLANK([.B443]))))" style:apply-style-name="cf4" style:base-cell-address="'7-12月_'.B443"/>
      <style:map style:condition="is-true-formula(msoxl:AND(COUNTIF([.$B$443:.$B$443], [.B443])&gt;1,NOT(ISBLANK([.B443]))))" style:apply-style-name="cf5" style:base-cell-address="'7-12月_'.B443"/>
    </style:style>
    <style:style style:name="ce16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4:.$B$444], [.B444])&gt;1,NOT(ISBLANK([.B444]))))" style:apply-style-name="cf1" style:base-cell-address="'7-12月_'.B444"/>
      <style:map style:condition="is-true-formula(msoxl:AND(COUNTIF([.$B$444:.$B$444], [.B444])&gt;1,NOT(ISBLANK([.B444]))))" style:apply-style-name="cf2" style:base-cell-address="'7-12月_'.B444"/>
      <style:map style:condition="is-true-formula(msoxl:AND(COUNTIF([.$B$444:.$B$444], [.B444])&gt;1,NOT(ISBLANK([.B444]))))" style:apply-style-name="cf3" style:base-cell-address="'7-12月_'.B444"/>
      <style:map style:condition="is-true-formula(msoxl:AND(COUNTIF([.$B$444:.$B$444], [.B444])&gt;1,NOT(ISBLANK([.B444]))))" style:apply-style-name="cf4" style:base-cell-address="'7-12月_'.B444"/>
      <style:map style:condition="is-true-formula(msoxl:AND(COUNTIF([.$B$444:.$B$444], [.B444])&gt;1,NOT(ISBLANK([.B444]))))" style:apply-style-name="cf5" style:base-cell-address="'7-12月_'.B444"/>
    </style:style>
    <style:style style:name="ce16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5:.$B$445], [.B445])&gt;1,NOT(ISBLANK([.B445]))))" style:apply-style-name="cf1" style:base-cell-address="'7-12月_'.B445"/>
      <style:map style:condition="is-true-formula(msoxl:AND(COUNTIF([.$B$445:.$B$445], [.B445])&gt;1,NOT(ISBLANK([.B445]))))" style:apply-style-name="cf2" style:base-cell-address="'7-12月_'.B445"/>
      <style:map style:condition="is-true-formula(msoxl:AND(COUNTIF([.$B$445:.$B$445], [.B445])&gt;1,NOT(ISBLANK([.B445]))))" style:apply-style-name="cf3" style:base-cell-address="'7-12月_'.B445"/>
      <style:map style:condition="is-true-formula(msoxl:AND(COUNTIF([.$B$445:.$B$445], [.B445])&gt;1,NOT(ISBLANK([.B445]))))" style:apply-style-name="cf4" style:base-cell-address="'7-12月_'.B445"/>
      <style:map style:condition="is-true-formula(msoxl:AND(COUNTIF([.$B$445:.$B$445], [.B445])&gt;1,NOT(ISBLANK([.B445]))))" style:apply-style-name="cf5" style:base-cell-address="'7-12月_'.B445"/>
    </style:style>
    <style:style style:name="ce17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6:.$B$446], [.B446])&gt;1,NOT(ISBLANK([.B446]))))" style:apply-style-name="cf1" style:base-cell-address="'7-12月_'.B446"/>
      <style:map style:condition="is-true-formula(msoxl:AND(COUNTIF([.$B$446:.$B$446], [.B446])&gt;1,NOT(ISBLANK([.B446]))))" style:apply-style-name="cf2" style:base-cell-address="'7-12月_'.B446"/>
      <style:map style:condition="is-true-formula(msoxl:AND(COUNTIF([.$B$446:.$B$446], [.B446])&gt;1,NOT(ISBLANK([.B446]))))" style:apply-style-name="cf3" style:base-cell-address="'7-12月_'.B446"/>
      <style:map style:condition="is-true-formula(msoxl:AND(COUNTIF([.$B$446:.$B$446], [.B446])&gt;1,NOT(ISBLANK([.B446]))))" style:apply-style-name="cf4" style:base-cell-address="'7-12月_'.B446"/>
      <style:map style:condition="is-true-formula(msoxl:AND(COUNTIF([.$B$446:.$B$446], [.B446])&gt;1,NOT(ISBLANK([.B446]))))" style:apply-style-name="cf5" style:base-cell-address="'7-12月_'.B446"/>
    </style:style>
    <style:style style:name="ce17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7:.$B$447], [.B447])&gt;1,NOT(ISBLANK([.B447]))))" style:apply-style-name="cf1" style:base-cell-address="'7-12月_'.B447"/>
      <style:map style:condition="is-true-formula(msoxl:AND(COUNTIF([.$B$447:.$B$447], [.B447])&gt;1,NOT(ISBLANK([.B447]))))" style:apply-style-name="cf2" style:base-cell-address="'7-12月_'.B447"/>
      <style:map style:condition="is-true-formula(msoxl:AND(COUNTIF([.$B$447:.$B$447], [.B447])&gt;1,NOT(ISBLANK([.B447]))))" style:apply-style-name="cf3" style:base-cell-address="'7-12月_'.B447"/>
      <style:map style:condition="is-true-formula(msoxl:AND(COUNTIF([.$B$447:.$B$447], [.B447])&gt;1,NOT(ISBLANK([.B447]))))" style:apply-style-name="cf4" style:base-cell-address="'7-12月_'.B447"/>
      <style:map style:condition="is-true-formula(msoxl:AND(COUNTIF([.$B$447:.$B$447], [.B447])&gt;1,NOT(ISBLANK([.B447]))))" style:apply-style-name="cf5" style:base-cell-address="'7-12月_'.B447"/>
    </style:style>
    <style:style style:name="ce17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49:.$B$449], [.B449])&gt;1,NOT(ISBLANK([.B449]))))" style:apply-style-name="cf1" style:base-cell-address="'7-12月_'.B449"/>
      <style:map style:condition="is-true-formula(msoxl:AND(COUNTIF([.$B$449:.$B$449], [.B449])&gt;1,NOT(ISBLANK([.B449]))))" style:apply-style-name="cf2" style:base-cell-address="'7-12月_'.B449"/>
      <style:map style:condition="is-true-formula(msoxl:AND(COUNTIF([.$B$449:.$B$449], [.B449])&gt;1,NOT(ISBLANK([.B449]))))" style:apply-style-name="cf3" style:base-cell-address="'7-12月_'.B449"/>
      <style:map style:condition="is-true-formula(msoxl:AND(COUNTIF([.$B$449:.$B$449], [.B449])&gt;1,NOT(ISBLANK([.B449]))))" style:apply-style-name="cf4" style:base-cell-address="'7-12月_'.B449"/>
      <style:map style:condition="is-true-formula(msoxl:AND(COUNTIF([.$B$449:.$B$449], [.B449])&gt;1,NOT(ISBLANK([.B449]))))" style:apply-style-name="cf5" style:base-cell-address="'7-12月_'.B449"/>
    </style:style>
    <style:style style:name="ce17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0:.$B$450], [.B450])&gt;1,NOT(ISBLANK([.B450]))))" style:apply-style-name="cf1" style:base-cell-address="'7-12月_'.B450"/>
      <style:map style:condition="is-true-formula(msoxl:AND(COUNTIF([.$B$450:.$B$450], [.B450])&gt;1,NOT(ISBLANK([.B450]))))" style:apply-style-name="cf2" style:base-cell-address="'7-12月_'.B450"/>
      <style:map style:condition="is-true-formula(msoxl:AND(COUNTIF([.$B$450:.$B$450], [.B450])&gt;1,NOT(ISBLANK([.B450]))))" style:apply-style-name="cf3" style:base-cell-address="'7-12月_'.B450"/>
      <style:map style:condition="is-true-formula(msoxl:AND(COUNTIF([.$B$450:.$B$450], [.B450])&gt;1,NOT(ISBLANK([.B450]))))" style:apply-style-name="cf4" style:base-cell-address="'7-12月_'.B450"/>
      <style:map style:condition="is-true-formula(msoxl:AND(COUNTIF([.$B$450:.$B$450], [.B450])&gt;1,NOT(ISBLANK([.B450]))))" style:apply-style-name="cf5" style:base-cell-address="'7-12月_'.B450"/>
    </style:style>
    <style:style style:name="ce17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1:.$B$451], [.B451])&gt;1,NOT(ISBLANK([.B451]))))" style:apply-style-name="cf1" style:base-cell-address="'7-12月_'.B451"/>
      <style:map style:condition="is-true-formula(msoxl:AND(COUNTIF([.$B$451:.$B$451], [.B451])&gt;1,NOT(ISBLANK([.B451]))))" style:apply-style-name="cf2" style:base-cell-address="'7-12月_'.B451"/>
      <style:map style:condition="is-true-formula(msoxl:AND(COUNTIF([.$B$451:.$B$451], [.B451])&gt;1,NOT(ISBLANK([.B451]))))" style:apply-style-name="cf3" style:base-cell-address="'7-12月_'.B451"/>
      <style:map style:condition="is-true-formula(msoxl:AND(COUNTIF([.$B$451:.$B$451], [.B451])&gt;1,NOT(ISBLANK([.B451]))))" style:apply-style-name="cf4" style:base-cell-address="'7-12月_'.B451"/>
      <style:map style:condition="is-true-formula(msoxl:AND(COUNTIF([.$B$451:.$B$451], [.B451])&gt;1,NOT(ISBLANK([.B451]))))" style:apply-style-name="cf5" style:base-cell-address="'7-12月_'.B451"/>
    </style:style>
    <style:style style:name="ce17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2:.$B$452], [.B452])&gt;1,NOT(ISBLANK([.B452]))))" style:apply-style-name="cf1" style:base-cell-address="'7-12月_'.B452"/>
      <style:map style:condition="is-true-formula(msoxl:AND(COUNTIF([.$B$452:.$B$452], [.B452])&gt;1,NOT(ISBLANK([.B452]))))" style:apply-style-name="cf2" style:base-cell-address="'7-12月_'.B452"/>
      <style:map style:condition="is-true-formula(msoxl:AND(COUNTIF([.$B$452:.$B$452], [.B452])&gt;1,NOT(ISBLANK([.B452]))))" style:apply-style-name="cf3" style:base-cell-address="'7-12月_'.B452"/>
      <style:map style:condition="is-true-formula(msoxl:AND(COUNTIF([.$B$452:.$B$452], [.B452])&gt;1,NOT(ISBLANK([.B452]))))" style:apply-style-name="cf4" style:base-cell-address="'7-12月_'.B452"/>
      <style:map style:condition="is-true-formula(msoxl:AND(COUNTIF([.$B$452:.$B$452], [.B452])&gt;1,NOT(ISBLANK([.B452]))))" style:apply-style-name="cf5" style:base-cell-address="'7-12月_'.B452"/>
    </style:style>
    <style:style style:name="ce17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3:.$B$453], [.B453])&gt;1,NOT(ISBLANK([.B453]))))" style:apply-style-name="cf1" style:base-cell-address="'7-12月_'.B453"/>
      <style:map style:condition="is-true-formula(msoxl:AND(COUNTIF([.$B$453:.$B$453], [.B453])&gt;1,NOT(ISBLANK([.B453]))))" style:apply-style-name="cf2" style:base-cell-address="'7-12月_'.B453"/>
      <style:map style:condition="is-true-formula(msoxl:AND(COUNTIF([.$B$453:.$B$453], [.B453])&gt;1,NOT(ISBLANK([.B453]))))" style:apply-style-name="cf3" style:base-cell-address="'7-12月_'.B453"/>
      <style:map style:condition="is-true-formula(msoxl:AND(COUNTIF([.$B$453:.$B$453], [.B453])&gt;1,NOT(ISBLANK([.B453]))))" style:apply-style-name="cf4" style:base-cell-address="'7-12月_'.B453"/>
      <style:map style:condition="is-true-formula(msoxl:AND(COUNTIF([.$B$453:.$B$453], [.B453])&gt;1,NOT(ISBLANK([.B453]))))" style:apply-style-name="cf5" style:base-cell-address="'7-12月_'.B453"/>
    </style:style>
    <style:style style:name="ce17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4:.$B$454], [.B454])&gt;1,NOT(ISBLANK([.B454]))))" style:apply-style-name="cf1" style:base-cell-address="'7-12月_'.B454"/>
      <style:map style:condition="is-true-formula(msoxl:AND(COUNTIF([.$B$454:.$B$454], [.B454])&gt;1,NOT(ISBLANK([.B454]))))" style:apply-style-name="cf2" style:base-cell-address="'7-12月_'.B454"/>
      <style:map style:condition="is-true-formula(msoxl:AND(COUNTIF([.$B$454:.$B$454], [.B454])&gt;1,NOT(ISBLANK([.B454]))))" style:apply-style-name="cf3" style:base-cell-address="'7-12月_'.B454"/>
      <style:map style:condition="is-true-formula(msoxl:AND(COUNTIF([.$B$454:.$B$454], [.B454])&gt;1,NOT(ISBLANK([.B454]))))" style:apply-style-name="cf4" style:base-cell-address="'7-12月_'.B454"/>
      <style:map style:condition="is-true-formula(msoxl:AND(COUNTIF([.$B$454:.$B$454], [.B454])&gt;1,NOT(ISBLANK([.B454]))))" style:apply-style-name="cf5" style:base-cell-address="'7-12月_'.B454"/>
    </style:style>
    <style:style style:name="ce17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5:.$B$455], [.B455])&gt;1,NOT(ISBLANK([.B455]))))" style:apply-style-name="cf1" style:base-cell-address="'7-12月_'.B455"/>
      <style:map style:condition="is-true-formula(msoxl:AND(COUNTIF([.$B$455:.$B$455], [.B455])&gt;1,NOT(ISBLANK([.B455]))))" style:apply-style-name="cf2" style:base-cell-address="'7-12月_'.B455"/>
      <style:map style:condition="is-true-formula(msoxl:AND(COUNTIF([.$B$455:.$B$455], [.B455])&gt;1,NOT(ISBLANK([.B455]))))" style:apply-style-name="cf3" style:base-cell-address="'7-12月_'.B455"/>
      <style:map style:condition="is-true-formula(msoxl:AND(COUNTIF([.$B$455:.$B$455], [.B455])&gt;1,NOT(ISBLANK([.B455]))))" style:apply-style-name="cf4" style:base-cell-address="'7-12月_'.B455"/>
      <style:map style:condition="is-true-formula(msoxl:AND(COUNTIF([.$B$455:.$B$455], [.B455])&gt;1,NOT(ISBLANK([.B455]))))" style:apply-style-name="cf5" style:base-cell-address="'7-12月_'.B455"/>
    </style:style>
    <style:style style:name="ce17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6:.$B$456], [.B456])&gt;1,NOT(ISBLANK([.B456]))))" style:apply-style-name="cf1" style:base-cell-address="'7-12月_'.B456"/>
      <style:map style:condition="is-true-formula(msoxl:AND(COUNTIF([.$B$456:.$B$456], [.B456])&gt;1,NOT(ISBLANK([.B456]))))" style:apply-style-name="cf2" style:base-cell-address="'7-12月_'.B456"/>
      <style:map style:condition="is-true-formula(msoxl:AND(COUNTIF([.$B$456:.$B$456], [.B456])&gt;1,NOT(ISBLANK([.B456]))))" style:apply-style-name="cf3" style:base-cell-address="'7-12月_'.B456"/>
      <style:map style:condition="is-true-formula(msoxl:AND(COUNTIF([.$B$456:.$B$456], [.B456])&gt;1,NOT(ISBLANK([.B456]))))" style:apply-style-name="cf4" style:base-cell-address="'7-12月_'.B456"/>
      <style:map style:condition="is-true-formula(msoxl:AND(COUNTIF([.$B$456:.$B$456], [.B456])&gt;1,NOT(ISBLANK([.B456]))))" style:apply-style-name="cf5" style:base-cell-address="'7-12月_'.B456"/>
    </style:style>
    <style:style style:name="ce18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7:.$B$457], [.B457])&gt;1,NOT(ISBLANK([.B457]))))" style:apply-style-name="cf1" style:base-cell-address="'7-12月_'.B457"/>
      <style:map style:condition="is-true-formula(msoxl:AND(COUNTIF([.$B$457:.$B$457], [.B457])&gt;1,NOT(ISBLANK([.B457]))))" style:apply-style-name="cf2" style:base-cell-address="'7-12月_'.B457"/>
      <style:map style:condition="is-true-formula(msoxl:AND(COUNTIF([.$B$457:.$B$457], [.B457])&gt;1,NOT(ISBLANK([.B457]))))" style:apply-style-name="cf3" style:base-cell-address="'7-12月_'.B457"/>
      <style:map style:condition="is-true-formula(msoxl:AND(COUNTIF([.$B$457:.$B$457], [.B457])&gt;1,NOT(ISBLANK([.B457]))))" style:apply-style-name="cf4" style:base-cell-address="'7-12月_'.B457"/>
      <style:map style:condition="is-true-formula(msoxl:AND(COUNTIF([.$B$457:.$B$457], [.B457])&gt;1,NOT(ISBLANK([.B457]))))" style:apply-style-name="cf5" style:base-cell-address="'7-12月_'.B457"/>
    </style:style>
    <style:style style:name="ce18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8:.$B$458], [.B458])&gt;1,NOT(ISBLANK([.B458]))))" style:apply-style-name="cf1" style:base-cell-address="'7-12月_'.B458"/>
      <style:map style:condition="is-true-formula(msoxl:AND(COUNTIF([.$B$458:.$B$458], [.B458])&gt;1,NOT(ISBLANK([.B458]))))" style:apply-style-name="cf2" style:base-cell-address="'7-12月_'.B458"/>
      <style:map style:condition="is-true-formula(msoxl:AND(COUNTIF([.$B$458:.$B$458], [.B458])&gt;1,NOT(ISBLANK([.B458]))))" style:apply-style-name="cf3" style:base-cell-address="'7-12月_'.B458"/>
      <style:map style:condition="is-true-formula(msoxl:AND(COUNTIF([.$B$458:.$B$458], [.B458])&gt;1,NOT(ISBLANK([.B458]))))" style:apply-style-name="cf4" style:base-cell-address="'7-12月_'.B458"/>
      <style:map style:condition="is-true-formula(msoxl:AND(COUNTIF([.$B$458:.$B$458], [.B458])&gt;1,NOT(ISBLANK([.B458]))))" style:apply-style-name="cf5" style:base-cell-address="'7-12月_'.B458"/>
    </style:style>
    <style:style style:name="ce18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59:.$B$459], [.B459])&gt;1,NOT(ISBLANK([.B459]))))" style:apply-style-name="cf1" style:base-cell-address="'7-12月_'.B459"/>
      <style:map style:condition="is-true-formula(msoxl:AND(COUNTIF([.$B$459:.$B$459], [.B459])&gt;1,NOT(ISBLANK([.B459]))))" style:apply-style-name="cf2" style:base-cell-address="'7-12月_'.B459"/>
      <style:map style:condition="is-true-formula(msoxl:AND(COUNTIF([.$B$459:.$B$459], [.B459])&gt;1,NOT(ISBLANK([.B459]))))" style:apply-style-name="cf3" style:base-cell-address="'7-12月_'.B459"/>
      <style:map style:condition="is-true-formula(msoxl:AND(COUNTIF([.$B$459:.$B$459], [.B459])&gt;1,NOT(ISBLANK([.B459]))))" style:apply-style-name="cf4" style:base-cell-address="'7-12月_'.B459"/>
      <style:map style:condition="is-true-formula(msoxl:AND(COUNTIF([.$B$459:.$B$459], [.B459])&gt;1,NOT(ISBLANK([.B459]))))" style:apply-style-name="cf5" style:base-cell-address="'7-12月_'.B459"/>
    </style:style>
    <style:style style:name="ce18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0:.$B$460], [.B460])&gt;1,NOT(ISBLANK([.B460]))))" style:apply-style-name="cf1" style:base-cell-address="'7-12月_'.B460"/>
      <style:map style:condition="is-true-formula(msoxl:AND(COUNTIF([.$B$460:.$B$460], [.B460])&gt;1,NOT(ISBLANK([.B460]))))" style:apply-style-name="cf2" style:base-cell-address="'7-12月_'.B460"/>
      <style:map style:condition="is-true-formula(msoxl:AND(COUNTIF([.$B$460:.$B$460], [.B460])&gt;1,NOT(ISBLANK([.B460]))))" style:apply-style-name="cf3" style:base-cell-address="'7-12月_'.B460"/>
      <style:map style:condition="is-true-formula(msoxl:AND(COUNTIF([.$B$460:.$B$460], [.B460])&gt;1,NOT(ISBLANK([.B460]))))" style:apply-style-name="cf4" style:base-cell-address="'7-12月_'.B460"/>
      <style:map style:condition="is-true-formula(msoxl:AND(COUNTIF([.$B$460:.$B$460], [.B460])&gt;1,NOT(ISBLANK([.B460]))))" style:apply-style-name="cf5" style:base-cell-address="'7-12月_'.B460"/>
    </style:style>
    <style:style style:name="ce18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1:.$B$461], [.B461])&gt;1,NOT(ISBLANK([.B461]))))" style:apply-style-name="cf1" style:base-cell-address="'7-12月_'.B461"/>
      <style:map style:condition="is-true-formula(msoxl:AND(COUNTIF([.$B$461:.$B$461], [.B461])&gt;1,NOT(ISBLANK([.B461]))))" style:apply-style-name="cf2" style:base-cell-address="'7-12月_'.B461"/>
      <style:map style:condition="is-true-formula(msoxl:AND(COUNTIF([.$B$461:.$B$461], [.B461])&gt;1,NOT(ISBLANK([.B461]))))" style:apply-style-name="cf3" style:base-cell-address="'7-12月_'.B461"/>
      <style:map style:condition="is-true-formula(msoxl:AND(COUNTIF([.$B$461:.$B$461], [.B461])&gt;1,NOT(ISBLANK([.B461]))))" style:apply-style-name="cf4" style:base-cell-address="'7-12月_'.B461"/>
      <style:map style:condition="is-true-formula(msoxl:AND(COUNTIF([.$B$461:.$B$461], [.B461])&gt;1,NOT(ISBLANK([.B461]))))" style:apply-style-name="cf5" style:base-cell-address="'7-12月_'.B461"/>
    </style:style>
    <style:style style:name="ce18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2:.$B$462], [.B462])&gt;1,NOT(ISBLANK([.B462]))))" style:apply-style-name="cf1" style:base-cell-address="'7-12月_'.B462"/>
      <style:map style:condition="is-true-formula(msoxl:AND(COUNTIF([.$B$462:.$B$462], [.B462])&gt;1,NOT(ISBLANK([.B462]))))" style:apply-style-name="cf2" style:base-cell-address="'7-12月_'.B462"/>
      <style:map style:condition="is-true-formula(msoxl:AND(COUNTIF([.$B$462:.$B$462], [.B462])&gt;1,NOT(ISBLANK([.B462]))))" style:apply-style-name="cf3" style:base-cell-address="'7-12月_'.B462"/>
      <style:map style:condition="is-true-formula(msoxl:AND(COUNTIF([.$B$462:.$B$462], [.B462])&gt;1,NOT(ISBLANK([.B462]))))" style:apply-style-name="cf4" style:base-cell-address="'7-12月_'.B462"/>
      <style:map style:condition="is-true-formula(msoxl:AND(COUNTIF([.$B$462:.$B$462], [.B462])&gt;1,NOT(ISBLANK([.B462]))))" style:apply-style-name="cf5" style:base-cell-address="'7-12月_'.B462"/>
    </style:style>
    <style:style style:name="ce18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3:.$B$463], [.B463])&gt;1,NOT(ISBLANK([.B463]))))" style:apply-style-name="cf1" style:base-cell-address="'7-12月_'.B463"/>
      <style:map style:condition="is-true-formula(msoxl:AND(COUNTIF([.$B$463:.$B$463], [.B463])&gt;1,NOT(ISBLANK([.B463]))))" style:apply-style-name="cf2" style:base-cell-address="'7-12月_'.B463"/>
      <style:map style:condition="is-true-formula(msoxl:AND(COUNTIF([.$B$463:.$B$463], [.B463])&gt;1,NOT(ISBLANK([.B463]))))" style:apply-style-name="cf3" style:base-cell-address="'7-12月_'.B463"/>
      <style:map style:condition="is-true-formula(msoxl:AND(COUNTIF([.$B$463:.$B$463], [.B463])&gt;1,NOT(ISBLANK([.B463]))))" style:apply-style-name="cf4" style:base-cell-address="'7-12月_'.B463"/>
      <style:map style:condition="is-true-formula(msoxl:AND(COUNTIF([.$B$463:.$B$463], [.B463])&gt;1,NOT(ISBLANK([.B463]))))" style:apply-style-name="cf5" style:base-cell-address="'7-12月_'.B463"/>
    </style:style>
    <style:style style:name="ce18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4:.$B$464], [.B464])&gt;1,NOT(ISBLANK([.B464]))))" style:apply-style-name="cf1" style:base-cell-address="'7-12月_'.B464"/>
      <style:map style:condition="is-true-formula(msoxl:AND(COUNTIF([.$B$464:.$B$464], [.B464])&gt;1,NOT(ISBLANK([.B464]))))" style:apply-style-name="cf2" style:base-cell-address="'7-12月_'.B464"/>
      <style:map style:condition="is-true-formula(msoxl:AND(COUNTIF([.$B$464:.$B$464], [.B464])&gt;1,NOT(ISBLANK([.B464]))))" style:apply-style-name="cf3" style:base-cell-address="'7-12月_'.B464"/>
      <style:map style:condition="is-true-formula(msoxl:AND(COUNTIF([.$B$464:.$B$464], [.B464])&gt;1,NOT(ISBLANK([.B464]))))" style:apply-style-name="cf4" style:base-cell-address="'7-12月_'.B464"/>
      <style:map style:condition="is-true-formula(msoxl:AND(COUNTIF([.$B$464:.$B$464], [.B464])&gt;1,NOT(ISBLANK([.B464]))))" style:apply-style-name="cf5" style:base-cell-address="'7-12月_'.B464"/>
    </style:style>
    <style:style style:name="ce18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5:.$B$465], [.B465])&gt;1,NOT(ISBLANK([.B465]))))" style:apply-style-name="cf1" style:base-cell-address="'7-12月_'.B465"/>
      <style:map style:condition="is-true-formula(msoxl:AND(COUNTIF([.$B$465:.$B$465], [.B465])&gt;1,NOT(ISBLANK([.B465]))))" style:apply-style-name="cf2" style:base-cell-address="'7-12月_'.B465"/>
      <style:map style:condition="is-true-formula(msoxl:AND(COUNTIF([.$B$465:.$B$465], [.B465])&gt;1,NOT(ISBLANK([.B465]))))" style:apply-style-name="cf3" style:base-cell-address="'7-12月_'.B465"/>
      <style:map style:condition="is-true-formula(msoxl:AND(COUNTIF([.$B$465:.$B$465], [.B465])&gt;1,NOT(ISBLANK([.B465]))))" style:apply-style-name="cf4" style:base-cell-address="'7-12月_'.B465"/>
      <style:map style:condition="is-true-formula(msoxl:AND(COUNTIF([.$B$465:.$B$465], [.B465])&gt;1,NOT(ISBLANK([.B465]))))" style:apply-style-name="cf5" style:base-cell-address="'7-12月_'.B465"/>
    </style:style>
    <style:style style:name="ce18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6:.$B$466], [.B466])&gt;1,NOT(ISBLANK([.B466]))))" style:apply-style-name="cf1" style:base-cell-address="'7-12月_'.B466"/>
      <style:map style:condition="is-true-formula(msoxl:AND(COUNTIF([.$B$466:.$B$466], [.B466])&gt;1,NOT(ISBLANK([.B466]))))" style:apply-style-name="cf2" style:base-cell-address="'7-12月_'.B466"/>
      <style:map style:condition="is-true-formula(msoxl:AND(COUNTIF([.$B$466:.$B$466], [.B466])&gt;1,NOT(ISBLANK([.B466]))))" style:apply-style-name="cf3" style:base-cell-address="'7-12月_'.B466"/>
      <style:map style:condition="is-true-formula(msoxl:AND(COUNTIF([.$B$466:.$B$466], [.B466])&gt;1,NOT(ISBLANK([.B466]))))" style:apply-style-name="cf4" style:base-cell-address="'7-12月_'.B466"/>
      <style:map style:condition="is-true-formula(msoxl:AND(COUNTIF([.$B$466:.$B$466], [.B466])&gt;1,NOT(ISBLANK([.B466]))))" style:apply-style-name="cf5" style:base-cell-address="'7-12月_'.B466"/>
    </style:style>
    <style:style style:name="ce19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7:.$B$467], [.B467])&gt;1,NOT(ISBLANK([.B467]))))" style:apply-style-name="cf1" style:base-cell-address="'7-12月_'.B467"/>
      <style:map style:condition="is-true-formula(msoxl:AND(COUNTIF([.$B$467:.$B$467], [.B467])&gt;1,NOT(ISBLANK([.B467]))))" style:apply-style-name="cf2" style:base-cell-address="'7-12月_'.B467"/>
      <style:map style:condition="is-true-formula(msoxl:AND(COUNTIF([.$B$467:.$B$467], [.B467])&gt;1,NOT(ISBLANK([.B467]))))" style:apply-style-name="cf3" style:base-cell-address="'7-12月_'.B467"/>
      <style:map style:condition="is-true-formula(msoxl:AND(COUNTIF([.$B$467:.$B$467], [.B467])&gt;1,NOT(ISBLANK([.B467]))))" style:apply-style-name="cf4" style:base-cell-address="'7-12月_'.B467"/>
      <style:map style:condition="is-true-formula(msoxl:AND(COUNTIF([.$B$467:.$B$467], [.B467])&gt;1,NOT(ISBLANK([.B467]))))" style:apply-style-name="cf5" style:base-cell-address="'7-12月_'.B467"/>
    </style:style>
    <style:style style:name="ce19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8:.$B$468], [.B468])&gt;1,NOT(ISBLANK([.B468]))))" style:apply-style-name="cf1" style:base-cell-address="'7-12月_'.B468"/>
      <style:map style:condition="is-true-formula(msoxl:AND(COUNTIF([.$B$468:.$B$468], [.B468])&gt;1,NOT(ISBLANK([.B468]))))" style:apply-style-name="cf2" style:base-cell-address="'7-12月_'.B468"/>
      <style:map style:condition="is-true-formula(msoxl:AND(COUNTIF([.$B$468:.$B$468], [.B468])&gt;1,NOT(ISBLANK([.B468]))))" style:apply-style-name="cf3" style:base-cell-address="'7-12月_'.B468"/>
      <style:map style:condition="is-true-formula(msoxl:AND(COUNTIF([.$B$468:.$B$468], [.B468])&gt;1,NOT(ISBLANK([.B468]))))" style:apply-style-name="cf4" style:base-cell-address="'7-12月_'.B468"/>
      <style:map style:condition="is-true-formula(msoxl:AND(COUNTIF([.$B$468:.$B$468], [.B468])&gt;1,NOT(ISBLANK([.B468]))))" style:apply-style-name="cf5" style:base-cell-address="'7-12月_'.B468"/>
    </style:style>
    <style:style style:name="ce19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69:.$B$469], [.B469])&gt;1,NOT(ISBLANK([.B469]))))" style:apply-style-name="cf1" style:base-cell-address="'7-12月_'.B469"/>
      <style:map style:condition="is-true-formula(msoxl:AND(COUNTIF([.$B$469:.$B$469], [.B469])&gt;1,NOT(ISBLANK([.B469]))))" style:apply-style-name="cf2" style:base-cell-address="'7-12月_'.B469"/>
      <style:map style:condition="is-true-formula(msoxl:AND(COUNTIF([.$B$469:.$B$469], [.B469])&gt;1,NOT(ISBLANK([.B469]))))" style:apply-style-name="cf3" style:base-cell-address="'7-12月_'.B469"/>
      <style:map style:condition="is-true-formula(msoxl:AND(COUNTIF([.$B$469:.$B$469], [.B469])&gt;1,NOT(ISBLANK([.B469]))))" style:apply-style-name="cf4" style:base-cell-address="'7-12月_'.B469"/>
      <style:map style:condition="is-true-formula(msoxl:AND(COUNTIF([.$B$469:.$B$469], [.B469])&gt;1,NOT(ISBLANK([.B469]))))" style:apply-style-name="cf5" style:base-cell-address="'7-12月_'.B469"/>
    </style:style>
    <style:style style:name="ce19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0:.$B$470], [.B470])&gt;1,NOT(ISBLANK([.B470]))))" style:apply-style-name="cf1" style:base-cell-address="'7-12月_'.B470"/>
      <style:map style:condition="is-true-formula(msoxl:AND(COUNTIF([.$B$470:.$B$470], [.B470])&gt;1,NOT(ISBLANK([.B470]))))" style:apply-style-name="cf2" style:base-cell-address="'7-12月_'.B470"/>
      <style:map style:condition="is-true-formula(msoxl:AND(COUNTIF([.$B$470:.$B$470], [.B470])&gt;1,NOT(ISBLANK([.B470]))))" style:apply-style-name="cf3" style:base-cell-address="'7-12月_'.B470"/>
      <style:map style:condition="is-true-formula(msoxl:AND(COUNTIF([.$B$470:.$B$470], [.B470])&gt;1,NOT(ISBLANK([.B470]))))" style:apply-style-name="cf4" style:base-cell-address="'7-12月_'.B470"/>
      <style:map style:condition="is-true-formula(msoxl:AND(COUNTIF([.$B$470:.$B$470], [.B470])&gt;1,NOT(ISBLANK([.B470]))))" style:apply-style-name="cf5" style:base-cell-address="'7-12月_'.B470"/>
    </style:style>
    <style:style style:name="ce19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1:.$B$471], [.B471])&gt;1,NOT(ISBLANK([.B471]))))" style:apply-style-name="cf1" style:base-cell-address="'7-12月_'.B471"/>
      <style:map style:condition="is-true-formula(msoxl:AND(COUNTIF([.$B$471:.$B$471], [.B471])&gt;1,NOT(ISBLANK([.B471]))))" style:apply-style-name="cf2" style:base-cell-address="'7-12月_'.B471"/>
      <style:map style:condition="is-true-formula(msoxl:AND(COUNTIF([.$B$471:.$B$471], [.B471])&gt;1,NOT(ISBLANK([.B471]))))" style:apply-style-name="cf3" style:base-cell-address="'7-12月_'.B471"/>
      <style:map style:condition="is-true-formula(msoxl:AND(COUNTIF([.$B$471:.$B$471], [.B471])&gt;1,NOT(ISBLANK([.B471]))))" style:apply-style-name="cf4" style:base-cell-address="'7-12月_'.B471"/>
      <style:map style:condition="is-true-formula(msoxl:AND(COUNTIF([.$B$471:.$B$471], [.B471])&gt;1,NOT(ISBLANK([.B471]))))" style:apply-style-name="cf5" style:base-cell-address="'7-12月_'.B471"/>
    </style:style>
    <style:style style:name="ce19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2:.$B$472], [.B472])&gt;1,NOT(ISBLANK([.B472]))))" style:apply-style-name="cf1" style:base-cell-address="'7-12月_'.B472"/>
      <style:map style:condition="is-true-formula(msoxl:AND(COUNTIF([.$B$472:.$B$472], [.B472])&gt;1,NOT(ISBLANK([.B472]))))" style:apply-style-name="cf2" style:base-cell-address="'7-12月_'.B472"/>
      <style:map style:condition="is-true-formula(msoxl:AND(COUNTIF([.$B$472:.$B$472], [.B472])&gt;1,NOT(ISBLANK([.B472]))))" style:apply-style-name="cf3" style:base-cell-address="'7-12月_'.B472"/>
      <style:map style:condition="is-true-formula(msoxl:AND(COUNTIF([.$B$472:.$B$472], [.B472])&gt;1,NOT(ISBLANK([.B472]))))" style:apply-style-name="cf4" style:base-cell-address="'7-12月_'.B472"/>
      <style:map style:condition="is-true-formula(msoxl:AND(COUNTIF([.$B$472:.$B$472], [.B472])&gt;1,NOT(ISBLANK([.B472]))))" style:apply-style-name="cf5" style:base-cell-address="'7-12月_'.B472"/>
    </style:style>
    <style:style style:name="ce19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3:.$B$473], [.B473])&gt;1,NOT(ISBLANK([.B473]))))" style:apply-style-name="cf1" style:base-cell-address="'7-12月_'.B473"/>
      <style:map style:condition="is-true-formula(msoxl:AND(COUNTIF([.$B$473:.$B$473], [.B473])&gt;1,NOT(ISBLANK([.B473]))))" style:apply-style-name="cf2" style:base-cell-address="'7-12月_'.B473"/>
      <style:map style:condition="is-true-formula(msoxl:AND(COUNTIF([.$B$473:.$B$473], [.B473])&gt;1,NOT(ISBLANK([.B473]))))" style:apply-style-name="cf3" style:base-cell-address="'7-12月_'.B473"/>
      <style:map style:condition="is-true-formula(msoxl:AND(COUNTIF([.$B$473:.$B$473], [.B473])&gt;1,NOT(ISBLANK([.B473]))))" style:apply-style-name="cf4" style:base-cell-address="'7-12月_'.B473"/>
      <style:map style:condition="is-true-formula(msoxl:AND(COUNTIF([.$B$473:.$B$473], [.B473])&gt;1,NOT(ISBLANK([.B473]))))" style:apply-style-name="cf5" style:base-cell-address="'7-12月_'.B473"/>
    </style:style>
    <style:style style:name="ce19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4:.$B$474], [.B474])&gt;1,NOT(ISBLANK([.B474]))))" style:apply-style-name="cf1" style:base-cell-address="'7-12月_'.B474"/>
      <style:map style:condition="is-true-formula(msoxl:AND(COUNTIF([.$B$474:.$B$474], [.B474])&gt;1,NOT(ISBLANK([.B474]))))" style:apply-style-name="cf2" style:base-cell-address="'7-12月_'.B474"/>
      <style:map style:condition="is-true-formula(msoxl:AND(COUNTIF([.$B$474:.$B$474], [.B474])&gt;1,NOT(ISBLANK([.B474]))))" style:apply-style-name="cf3" style:base-cell-address="'7-12月_'.B474"/>
      <style:map style:condition="is-true-formula(msoxl:AND(COUNTIF([.$B$474:.$B$474], [.B474])&gt;1,NOT(ISBLANK([.B474]))))" style:apply-style-name="cf4" style:base-cell-address="'7-12月_'.B474"/>
      <style:map style:condition="is-true-formula(msoxl:AND(COUNTIF([.$B$474:.$B$474], [.B474])&gt;1,NOT(ISBLANK([.B474]))))" style:apply-style-name="cf5" style:base-cell-address="'7-12月_'.B474"/>
    </style:style>
    <style:style style:name="ce19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5:.$B$475], [.B475])&gt;1,NOT(ISBLANK([.B475]))))" style:apply-style-name="cf1" style:base-cell-address="'7-12月_'.B475"/>
      <style:map style:condition="is-true-formula(msoxl:AND(COUNTIF([.$B$475:.$B$475], [.B475])&gt;1,NOT(ISBLANK([.B475]))))" style:apply-style-name="cf2" style:base-cell-address="'7-12月_'.B475"/>
      <style:map style:condition="is-true-formula(msoxl:AND(COUNTIF([.$B$475:.$B$475], [.B475])&gt;1,NOT(ISBLANK([.B475]))))" style:apply-style-name="cf3" style:base-cell-address="'7-12月_'.B475"/>
      <style:map style:condition="is-true-formula(msoxl:AND(COUNTIF([.$B$475:.$B$475], [.B475])&gt;1,NOT(ISBLANK([.B475]))))" style:apply-style-name="cf4" style:base-cell-address="'7-12月_'.B475"/>
      <style:map style:condition="is-true-formula(msoxl:AND(COUNTIF([.$B$475:.$B$475], [.B475])&gt;1,NOT(ISBLANK([.B475]))))" style:apply-style-name="cf5" style:base-cell-address="'7-12月_'.B475"/>
    </style:style>
    <style:style style:name="ce19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6:.$B$476], [.B476])&gt;1,NOT(ISBLANK([.B476]))))" style:apply-style-name="cf1" style:base-cell-address="'7-12月_'.B476"/>
      <style:map style:condition="is-true-formula(msoxl:AND(COUNTIF([.$B$476:.$B$476], [.B476])&gt;1,NOT(ISBLANK([.B476]))))" style:apply-style-name="cf2" style:base-cell-address="'7-12月_'.B476"/>
      <style:map style:condition="is-true-formula(msoxl:AND(COUNTIF([.$B$476:.$B$476], [.B476])&gt;1,NOT(ISBLANK([.B476]))))" style:apply-style-name="cf3" style:base-cell-address="'7-12月_'.B476"/>
      <style:map style:condition="is-true-formula(msoxl:AND(COUNTIF([.$B$476:.$B$476], [.B476])&gt;1,NOT(ISBLANK([.B476]))))" style:apply-style-name="cf4" style:base-cell-address="'7-12月_'.B476"/>
      <style:map style:condition="is-true-formula(msoxl:AND(COUNTIF([.$B$476:.$B$476], [.B476])&gt;1,NOT(ISBLANK([.B476]))))" style:apply-style-name="cf5" style:base-cell-address="'7-12月_'.B476"/>
    </style:style>
    <style:style style:name="ce20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7:.$B$477], [.B477])&gt;1,NOT(ISBLANK([.B477]))))" style:apply-style-name="cf1" style:base-cell-address="'7-12月_'.B477"/>
      <style:map style:condition="is-true-formula(msoxl:AND(COUNTIF([.$B$477:.$B$477], [.B477])&gt;1,NOT(ISBLANK([.B477]))))" style:apply-style-name="cf2" style:base-cell-address="'7-12月_'.B477"/>
      <style:map style:condition="is-true-formula(msoxl:AND(COUNTIF([.$B$477:.$B$477], [.B477])&gt;1,NOT(ISBLANK([.B477]))))" style:apply-style-name="cf3" style:base-cell-address="'7-12月_'.B477"/>
      <style:map style:condition="is-true-formula(msoxl:AND(COUNTIF([.$B$477:.$B$477], [.B477])&gt;1,NOT(ISBLANK([.B477]))))" style:apply-style-name="cf4" style:base-cell-address="'7-12月_'.B477"/>
      <style:map style:condition="is-true-formula(msoxl:AND(COUNTIF([.$B$477:.$B$477], [.B477])&gt;1,NOT(ISBLANK([.B477]))))" style:apply-style-name="cf5" style:base-cell-address="'7-12月_'.B477"/>
    </style:style>
    <style:style style:name="ce20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8:.$B$478], [.B478])&gt;1,NOT(ISBLANK([.B478]))))" style:apply-style-name="cf1" style:base-cell-address="'7-12月_'.B478"/>
      <style:map style:condition="is-true-formula(msoxl:AND(COUNTIF([.$B$478:.$B$478], [.B478])&gt;1,NOT(ISBLANK([.B478]))))" style:apply-style-name="cf2" style:base-cell-address="'7-12月_'.B478"/>
      <style:map style:condition="is-true-formula(msoxl:AND(COUNTIF([.$B$478:.$B$478], [.B478])&gt;1,NOT(ISBLANK([.B478]))))" style:apply-style-name="cf3" style:base-cell-address="'7-12月_'.B478"/>
      <style:map style:condition="is-true-formula(msoxl:AND(COUNTIF([.$B$478:.$B$478], [.B478])&gt;1,NOT(ISBLANK([.B478]))))" style:apply-style-name="cf4" style:base-cell-address="'7-12月_'.B478"/>
      <style:map style:condition="is-true-formula(msoxl:AND(COUNTIF([.$B$478:.$B$478], [.B478])&gt;1,NOT(ISBLANK([.B478]))))" style:apply-style-name="cf5" style:base-cell-address="'7-12月_'.B478"/>
    </style:style>
    <style:style style:name="ce20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79:.$B$479], [.B479])&gt;1,NOT(ISBLANK([.B479]))))" style:apply-style-name="cf1" style:base-cell-address="'7-12月_'.B479"/>
      <style:map style:condition="is-true-formula(msoxl:AND(COUNTIF([.$B$479:.$B$479], [.B479])&gt;1,NOT(ISBLANK([.B479]))))" style:apply-style-name="cf2" style:base-cell-address="'7-12月_'.B479"/>
      <style:map style:condition="is-true-formula(msoxl:AND(COUNTIF([.$B$479:.$B$479], [.B479])&gt;1,NOT(ISBLANK([.B479]))))" style:apply-style-name="cf3" style:base-cell-address="'7-12月_'.B479"/>
      <style:map style:condition="is-true-formula(msoxl:AND(COUNTIF([.$B$479:.$B$479], [.B479])&gt;1,NOT(ISBLANK([.B479]))))" style:apply-style-name="cf4" style:base-cell-address="'7-12月_'.B479"/>
      <style:map style:condition="is-true-formula(msoxl:AND(COUNTIF([.$B$479:.$B$479], [.B479])&gt;1,NOT(ISBLANK([.B479]))))" style:apply-style-name="cf5" style:base-cell-address="'7-12月_'.B479"/>
    </style:style>
    <style:style style:name="ce20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0:.$B$480], [.B480])&gt;1,NOT(ISBLANK([.B480]))))" style:apply-style-name="cf1" style:base-cell-address="'7-12月_'.B480"/>
      <style:map style:condition="is-true-formula(msoxl:AND(COUNTIF([.$B$480:.$B$480], [.B480])&gt;1,NOT(ISBLANK([.B480]))))" style:apply-style-name="cf2" style:base-cell-address="'7-12月_'.B480"/>
      <style:map style:condition="is-true-formula(msoxl:AND(COUNTIF([.$B$480:.$B$480], [.B480])&gt;1,NOT(ISBLANK([.B480]))))" style:apply-style-name="cf3" style:base-cell-address="'7-12月_'.B480"/>
      <style:map style:condition="is-true-formula(msoxl:AND(COUNTIF([.$B$480:.$B$480], [.B480])&gt;1,NOT(ISBLANK([.B480]))))" style:apply-style-name="cf4" style:base-cell-address="'7-12月_'.B480"/>
      <style:map style:condition="is-true-formula(msoxl:AND(COUNTIF([.$B$480:.$B$480], [.B480])&gt;1,NOT(ISBLANK([.B480]))))" style:apply-style-name="cf5" style:base-cell-address="'7-12月_'.B480"/>
    </style:style>
    <style:style style:name="ce20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1:.$B$481], [.B481])&gt;1,NOT(ISBLANK([.B481]))))" style:apply-style-name="cf1" style:base-cell-address="'7-12月_'.B481"/>
      <style:map style:condition="is-true-formula(msoxl:AND(COUNTIF([.$B$481:.$B$481], [.B481])&gt;1,NOT(ISBLANK([.B481]))))" style:apply-style-name="cf2" style:base-cell-address="'7-12月_'.B481"/>
      <style:map style:condition="is-true-formula(msoxl:AND(COUNTIF([.$B$481:.$B$481], [.B481])&gt;1,NOT(ISBLANK([.B481]))))" style:apply-style-name="cf3" style:base-cell-address="'7-12月_'.B481"/>
      <style:map style:condition="is-true-formula(msoxl:AND(COUNTIF([.$B$481:.$B$481], [.B481])&gt;1,NOT(ISBLANK([.B481]))))" style:apply-style-name="cf4" style:base-cell-address="'7-12月_'.B481"/>
      <style:map style:condition="is-true-formula(msoxl:AND(COUNTIF([.$B$481:.$B$481], [.B481])&gt;1,NOT(ISBLANK([.B481]))))" style:apply-style-name="cf5" style:base-cell-address="'7-12月_'.B481"/>
    </style:style>
    <style:style style:name="ce20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2:.$B$482], [.B482])&gt;1,NOT(ISBLANK([.B482]))))" style:apply-style-name="cf1" style:base-cell-address="'7-12月_'.B482"/>
      <style:map style:condition="is-true-formula(msoxl:AND(COUNTIF([.$B$482:.$B$482], [.B482])&gt;1,NOT(ISBLANK([.B482]))))" style:apply-style-name="cf2" style:base-cell-address="'7-12月_'.B482"/>
      <style:map style:condition="is-true-formula(msoxl:AND(COUNTIF([.$B$482:.$B$482], [.B482])&gt;1,NOT(ISBLANK([.B482]))))" style:apply-style-name="cf3" style:base-cell-address="'7-12月_'.B482"/>
      <style:map style:condition="is-true-formula(msoxl:AND(COUNTIF([.$B$482:.$B$482], [.B482])&gt;1,NOT(ISBLANK([.B482]))))" style:apply-style-name="cf4" style:base-cell-address="'7-12月_'.B482"/>
      <style:map style:condition="is-true-formula(msoxl:AND(COUNTIF([.$B$482:.$B$482], [.B482])&gt;1,NOT(ISBLANK([.B482]))))" style:apply-style-name="cf5" style:base-cell-address="'7-12月_'.B482"/>
    </style:style>
    <style:style style:name="ce20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3:.$B$483], [.B483])&gt;1,NOT(ISBLANK([.B483]))))" style:apply-style-name="cf1" style:base-cell-address="'7-12月_'.B483"/>
      <style:map style:condition="is-true-formula(msoxl:AND(COUNTIF([.$B$483:.$B$483], [.B483])&gt;1,NOT(ISBLANK([.B483]))))" style:apply-style-name="cf2" style:base-cell-address="'7-12月_'.B483"/>
      <style:map style:condition="is-true-formula(msoxl:AND(COUNTIF([.$B$483:.$B$483], [.B483])&gt;1,NOT(ISBLANK([.B483]))))" style:apply-style-name="cf3" style:base-cell-address="'7-12月_'.B483"/>
      <style:map style:condition="is-true-formula(msoxl:AND(COUNTIF([.$B$483:.$B$483], [.B483])&gt;1,NOT(ISBLANK([.B483]))))" style:apply-style-name="cf4" style:base-cell-address="'7-12月_'.B483"/>
      <style:map style:condition="is-true-formula(msoxl:AND(COUNTIF([.$B$483:.$B$483], [.B483])&gt;1,NOT(ISBLANK([.B483]))))" style:apply-style-name="cf5" style:base-cell-address="'7-12月_'.B483"/>
    </style:style>
    <style:style style:name="ce207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1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2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3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4" style:base-cell-address="'7-12月_'.B377"/>
      <style:map style:condition="is-true-formula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style:apply-style-name="cf5" style:base-cell-address="'7-12月_'.B377"/>
    </style:style>
    <style:style style:name="ce208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5:.$B$485], [.B485])&gt;1,NOT(ISBLANK([.B485]))))" style:apply-style-name="cf1" style:base-cell-address="'7-12月_'.B485"/>
      <style:map style:condition="is-true-formula(msoxl:AND(COUNTIF([.$B$485:.$B$485], [.B485])&gt;1,NOT(ISBLANK([.B485]))))" style:apply-style-name="cf2" style:base-cell-address="'7-12月_'.B485"/>
      <style:map style:condition="is-true-formula(msoxl:AND(COUNTIF([.$B$485:.$B$485], [.B485])&gt;1,NOT(ISBLANK([.B485]))))" style:apply-style-name="cf3" style:base-cell-address="'7-12月_'.B485"/>
      <style:map style:condition="is-true-formula(msoxl:AND(COUNTIF([.$B$485:.$B$485], [.B485])&gt;1,NOT(ISBLANK([.B485]))))" style:apply-style-name="cf4" style:base-cell-address="'7-12月_'.B485"/>
      <style:map style:condition="is-true-formula(msoxl:AND(COUNTIF([.$B$485:.$B$485], [.B485])&gt;1,NOT(ISBLANK([.B485]))))" style:apply-style-name="cf5" style:base-cell-address="'7-12月_'.B485"/>
    </style:style>
    <style:style style:name="ce209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6:.$B$486], [.B486])&gt;1,NOT(ISBLANK([.B486]))))" style:apply-style-name="cf1" style:base-cell-address="'7-12月_'.B486"/>
      <style:map style:condition="is-true-formula(msoxl:AND(COUNTIF([.$B$486:.$B$486], [.B486])&gt;1,NOT(ISBLANK([.B486]))))" style:apply-style-name="cf2" style:base-cell-address="'7-12月_'.B486"/>
      <style:map style:condition="is-true-formula(msoxl:AND(COUNTIF([.$B$486:.$B$486], [.B486])&gt;1,NOT(ISBLANK([.B486]))))" style:apply-style-name="cf3" style:base-cell-address="'7-12月_'.B486"/>
      <style:map style:condition="is-true-formula(msoxl:AND(COUNTIF([.$B$486:.$B$486], [.B486])&gt;1,NOT(ISBLANK([.B486]))))" style:apply-style-name="cf4" style:base-cell-address="'7-12月_'.B486"/>
      <style:map style:condition="is-true-formula(msoxl:AND(COUNTIF([.$B$486:.$B$486], [.B486])&gt;1,NOT(ISBLANK([.B486]))))" style:apply-style-name="cf5" style:base-cell-address="'7-12月_'.B486"/>
    </style:style>
    <style:style style:name="ce210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7:.$B$487], [.B487])&gt;1,NOT(ISBLANK([.B487]))))" style:apply-style-name="cf1" style:base-cell-address="'7-12月_'.B487"/>
      <style:map style:condition="is-true-formula(msoxl:AND(COUNTIF([.$B$487:.$B$487], [.B487])&gt;1,NOT(ISBLANK([.B487]))))" style:apply-style-name="cf2" style:base-cell-address="'7-12月_'.B487"/>
      <style:map style:condition="is-true-formula(msoxl:AND(COUNTIF([.$B$487:.$B$487], [.B487])&gt;1,NOT(ISBLANK([.B487]))))" style:apply-style-name="cf3" style:base-cell-address="'7-12月_'.B487"/>
      <style:map style:condition="is-true-formula(msoxl:AND(COUNTIF([.$B$487:.$B$487], [.B487])&gt;1,NOT(ISBLANK([.B487]))))" style:apply-style-name="cf4" style:base-cell-address="'7-12月_'.B487"/>
      <style:map style:condition="is-true-formula(msoxl:AND(COUNTIF([.$B$487:.$B$487], [.B487])&gt;1,NOT(ISBLANK([.B487]))))" style:apply-style-name="cf5" style:base-cell-address="'7-12月_'.B487"/>
    </style:style>
    <style:style style:name="ce211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8:.$B$488], [.B488])&gt;1,NOT(ISBLANK([.B488]))))" style:apply-style-name="cf1" style:base-cell-address="'7-12月_'.B488"/>
      <style:map style:condition="is-true-formula(msoxl:AND(COUNTIF([.$B$488:.$B$488], [.B488])&gt;1,NOT(ISBLANK([.B488]))))" style:apply-style-name="cf2" style:base-cell-address="'7-12月_'.B488"/>
      <style:map style:condition="is-true-formula(msoxl:AND(COUNTIF([.$B$488:.$B$488], [.B488])&gt;1,NOT(ISBLANK([.B488]))))" style:apply-style-name="cf3" style:base-cell-address="'7-12月_'.B488"/>
      <style:map style:condition="is-true-formula(msoxl:AND(COUNTIF([.$B$488:.$B$488], [.B488])&gt;1,NOT(ISBLANK([.B488]))))" style:apply-style-name="cf4" style:base-cell-address="'7-12月_'.B488"/>
      <style:map style:condition="is-true-formula(msoxl:AND(COUNTIF([.$B$488:.$B$488], [.B488])&gt;1,NOT(ISBLANK([.B488]))))" style:apply-style-name="cf5" style:base-cell-address="'7-12月_'.B488"/>
    </style:style>
    <style:style style:name="ce212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89:.$B$489], [.B489])&gt;1,NOT(ISBLANK([.B489]))))" style:apply-style-name="cf1" style:base-cell-address="'7-12月_'.B489"/>
      <style:map style:condition="is-true-formula(msoxl:AND(COUNTIF([.$B$489:.$B$489], [.B489])&gt;1,NOT(ISBLANK([.B489]))))" style:apply-style-name="cf2" style:base-cell-address="'7-12月_'.B489"/>
      <style:map style:condition="is-true-formula(msoxl:AND(COUNTIF([.$B$489:.$B$489], [.B489])&gt;1,NOT(ISBLANK([.B489]))))" style:apply-style-name="cf3" style:base-cell-address="'7-12月_'.B489"/>
      <style:map style:condition="is-true-formula(msoxl:AND(COUNTIF([.$B$489:.$B$489], [.B489])&gt;1,NOT(ISBLANK([.B489]))))" style:apply-style-name="cf4" style:base-cell-address="'7-12月_'.B489"/>
      <style:map style:condition="is-true-formula(msoxl:AND(COUNTIF([.$B$489:.$B$489], [.B489])&gt;1,NOT(ISBLANK([.B489]))))" style:apply-style-name="cf5" style:base-cell-address="'7-12月_'.B489"/>
    </style:style>
    <style:style style:name="ce213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0:.$B$490], [.B490])&gt;1,NOT(ISBLANK([.B490]))))" style:apply-style-name="cf1" style:base-cell-address="'7-12月_'.B490"/>
      <style:map style:condition="is-true-formula(msoxl:AND(COUNTIF([.$B$490:.$B$490], [.B490])&gt;1,NOT(ISBLANK([.B490]))))" style:apply-style-name="cf2" style:base-cell-address="'7-12月_'.B490"/>
      <style:map style:condition="is-true-formula(msoxl:AND(COUNTIF([.$B$490:.$B$490], [.B490])&gt;1,NOT(ISBLANK([.B490]))))" style:apply-style-name="cf3" style:base-cell-address="'7-12月_'.B490"/>
      <style:map style:condition="is-true-formula(msoxl:AND(COUNTIF([.$B$490:.$B$490], [.B490])&gt;1,NOT(ISBLANK([.B490]))))" style:apply-style-name="cf4" style:base-cell-address="'7-12月_'.B490"/>
      <style:map style:condition="is-true-formula(msoxl:AND(COUNTIF([.$B$490:.$B$490], [.B490])&gt;1,NOT(ISBLANK([.B490]))))" style:apply-style-name="cf5" style:base-cell-address="'7-12月_'.B490"/>
    </style:style>
    <style:style style:name="ce214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1:.$B$491], [.B491])&gt;1,NOT(ISBLANK([.B491]))))" style:apply-style-name="cf1" style:base-cell-address="'7-12月_'.B491"/>
      <style:map style:condition="is-true-formula(msoxl:AND(COUNTIF([.$B$491:.$B$491], [.B491])&gt;1,NOT(ISBLANK([.B491]))))" style:apply-style-name="cf2" style:base-cell-address="'7-12月_'.B491"/>
      <style:map style:condition="is-true-formula(msoxl:AND(COUNTIF([.$B$491:.$B$491], [.B491])&gt;1,NOT(ISBLANK([.B491]))))" style:apply-style-name="cf3" style:base-cell-address="'7-12月_'.B491"/>
      <style:map style:condition="is-true-formula(msoxl:AND(COUNTIF([.$B$491:.$B$491], [.B491])&gt;1,NOT(ISBLANK([.B491]))))" style:apply-style-name="cf4" style:base-cell-address="'7-12月_'.B491"/>
      <style:map style:condition="is-true-formula(msoxl:AND(COUNTIF([.$B$491:.$B$491], [.B491])&gt;1,NOT(ISBLANK([.B491]))))" style:apply-style-name="cf5" style:base-cell-address="'7-12月_'.B491"/>
    </style:style>
    <style:style style:name="ce21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7:.$B$497], [.B497])&gt;1,NOT(ISBLANK([.B497]))))" style:apply-style-name="cf1" style:base-cell-address="'7-12月_'.B497"/>
      <style:map style:condition="is-true-formula(msoxl:AND(COUNTIF([.$B$497:.$B$497], [.B497])&gt;1,NOT(ISBLANK([.B497]))))" style:apply-style-name="cf2" style:base-cell-address="'7-12月_'.B497"/>
      <style:map style:condition="is-true-formula(msoxl:AND(COUNTIF([.$B$497:.$B$497], [.B497])&gt;1,NOT(ISBLANK([.B497]))))" style:apply-style-name="cf3" style:base-cell-address="'7-12月_'.B497"/>
      <style:map style:condition="is-true-formula(msoxl:AND(COUNTIF([.$B$497:.$B$497], [.B497])&gt;1,NOT(ISBLANK([.B497]))))" style:apply-style-name="cf4" style:base-cell-address="'7-12月_'.B497"/>
      <style:map style:condition="is-true-formula(msoxl:AND(COUNTIF([.$B$497:.$B$497], [.B497])&gt;1,NOT(ISBLANK([.B497]))))" style:apply-style-name="cf5" style:base-cell-address="'7-12月_'.B497"/>
    </style:style>
    <style:style style:name="ce21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8:.$B$498], [.B498])&gt;1,NOT(ISBLANK([.B498]))))" style:apply-style-name="cf1" style:base-cell-address="'7-12月_'.B498"/>
      <style:map style:condition="is-true-formula(msoxl:AND(COUNTIF([.$B$498:.$B$498], [.B498])&gt;1,NOT(ISBLANK([.B498]))))" style:apply-style-name="cf2" style:base-cell-address="'7-12月_'.B498"/>
      <style:map style:condition="is-true-formula(msoxl:AND(COUNTIF([.$B$498:.$B$498], [.B498])&gt;1,NOT(ISBLANK([.B498]))))" style:apply-style-name="cf3" style:base-cell-address="'7-12月_'.B498"/>
      <style:map style:condition="is-true-formula(msoxl:AND(COUNTIF([.$B$498:.$B$498], [.B498])&gt;1,NOT(ISBLANK([.B498]))))" style:apply-style-name="cf4" style:base-cell-address="'7-12月_'.B498"/>
      <style:map style:condition="is-true-formula(msoxl:AND(COUNTIF([.$B$498:.$B$498], [.B498])&gt;1,NOT(ISBLANK([.B498]))))" style:apply-style-name="cf5" style:base-cell-address="'7-12月_'.B498"/>
    </style:style>
    <style:style style:name="ce21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499:.$B$499], [.B499])&gt;1,NOT(ISBLANK([.B499]))))" style:apply-style-name="cf1" style:base-cell-address="'7-12月_'.B499"/>
      <style:map style:condition="is-true-formula(msoxl:AND(COUNTIF([.$B$499:.$B$499], [.B499])&gt;1,NOT(ISBLANK([.B499]))))" style:apply-style-name="cf2" style:base-cell-address="'7-12月_'.B499"/>
      <style:map style:condition="is-true-formula(msoxl:AND(COUNTIF([.$B$499:.$B$499], [.B499])&gt;1,NOT(ISBLANK([.B499]))))" style:apply-style-name="cf3" style:base-cell-address="'7-12月_'.B499"/>
      <style:map style:condition="is-true-formula(msoxl:AND(COUNTIF([.$B$499:.$B$499], [.B499])&gt;1,NOT(ISBLANK([.B499]))))" style:apply-style-name="cf4" style:base-cell-address="'7-12月_'.B499"/>
      <style:map style:condition="is-true-formula(msoxl:AND(COUNTIF([.$B$499:.$B$499], [.B499])&gt;1,NOT(ISBLANK([.B499]))))" style:apply-style-name="cf5" style:base-cell-address="'7-12月_'.B499"/>
    </style:style>
    <style:style style:name="ce21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00:.$B$500], [.B500])&gt;1,NOT(ISBLANK([.B500]))))" style:apply-style-name="cf1" style:base-cell-address="'7-12月_'.B500"/>
      <style:map style:condition="is-true-formula(msoxl:AND(COUNTIF([.$B$500:.$B$500], [.B500])&gt;1,NOT(ISBLANK([.B500]))))" style:apply-style-name="cf2" style:base-cell-address="'7-12月_'.B500"/>
      <style:map style:condition="is-true-formula(msoxl:AND(COUNTIF([.$B$500:.$B$500], [.B500])&gt;1,NOT(ISBLANK([.B500]))))" style:apply-style-name="cf3" style:base-cell-address="'7-12月_'.B500"/>
      <style:map style:condition="is-true-formula(msoxl:AND(COUNTIF([.$B$500:.$B$500], [.B500])&gt;1,NOT(ISBLANK([.B500]))))" style:apply-style-name="cf4" style:base-cell-address="'7-12月_'.B500"/>
      <style:map style:condition="is-true-formula(msoxl:AND(COUNTIF([.$B$500:.$B$500], [.B500])&gt;1,NOT(ISBLANK([.B500]))))" style:apply-style-name="cf5" style:base-cell-address="'7-12月_'.B500"/>
    </style:style>
    <style:style style:name="ce219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220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02:.$B$502], [.B502])&gt;1,NOT(ISBLANK([.B502]))))" style:apply-style-name="cf1" style:base-cell-address="'7-12月_'.B502"/>
      <style:map style:condition="is-true-formula(msoxl:AND(COUNTIF([.$B$502:.$B$502], [.B502])&gt;1,NOT(ISBLANK([.B502]))))" style:apply-style-name="cf2" style:base-cell-address="'7-12月_'.B502"/>
      <style:map style:condition="is-true-formula(msoxl:AND(COUNTIF([.$B$502:.$B$502], [.B502])&gt;1,NOT(ISBLANK([.B502]))))" style:apply-style-name="cf3" style:base-cell-address="'7-12月_'.B502"/>
      <style:map style:condition="is-true-formula(msoxl:AND(COUNTIF([.$B$502:.$B$502], [.B502])&gt;1,NOT(ISBLANK([.B502]))))" style:apply-style-name="cf4" style:base-cell-address="'7-12月_'.B502"/>
      <style:map style:condition="is-true-formula(msoxl:AND(COUNTIF([.$B$502:.$B$502], [.B502])&gt;1,NOT(ISBLANK([.B502]))))" style:apply-style-name="cf5" style:base-cell-address="'7-12月_'.B502"/>
    </style:style>
    <style:style style:name="ce221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06:.$B$506], [.B506])&gt;1,NOT(ISBLANK([.B506]))))" style:apply-style-name="cf1" style:base-cell-address="'7-12月_'.B506"/>
      <style:map style:condition="is-true-formula(msoxl:AND(COUNTIF([.$B$506:.$B$506], [.B506])&gt;1,NOT(ISBLANK([.B506]))))" style:apply-style-name="cf2" style:base-cell-address="'7-12月_'.B506"/>
      <style:map style:condition="is-true-formula(msoxl:AND(COUNTIF([.$B$506:.$B$506], [.B506])&gt;1,NOT(ISBLANK([.B506]))))" style:apply-style-name="cf3" style:base-cell-address="'7-12月_'.B506"/>
      <style:map style:condition="is-true-formula(msoxl:AND(COUNTIF([.$B$506:.$B$506], [.B506])&gt;1,NOT(ISBLANK([.B506]))))" style:apply-style-name="cf4" style:base-cell-address="'7-12月_'.B506"/>
      <style:map style:condition="is-true-formula(msoxl:AND(COUNTIF([.$B$506:.$B$506], [.B506])&gt;1,NOT(ISBLANK([.B506]))))" style:apply-style-name="cf5" style:base-cell-address="'7-12月_'.B506"/>
    </style:style>
    <style:style style:name="ce222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07:.$B$507], [.B507])&gt;1,NOT(ISBLANK([.B507]))))" style:apply-style-name="cf1" style:base-cell-address="'7-12月_'.B507"/>
      <style:map style:condition="is-true-formula(msoxl:AND(COUNTIF([.$B$507:.$B$507], [.B507])&gt;1,NOT(ISBLANK([.B507]))))" style:apply-style-name="cf2" style:base-cell-address="'7-12月_'.B507"/>
      <style:map style:condition="is-true-formula(msoxl:AND(COUNTIF([.$B$507:.$B$507], [.B507])&gt;1,NOT(ISBLANK([.B507]))))" style:apply-style-name="cf3" style:base-cell-address="'7-12月_'.B507"/>
      <style:map style:condition="is-true-formula(msoxl:AND(COUNTIF([.$B$507:.$B$507], [.B507])&gt;1,NOT(ISBLANK([.B507]))))" style:apply-style-name="cf4" style:base-cell-address="'7-12月_'.B507"/>
      <style:map style:condition="is-true-formula(msoxl:AND(COUNTIF([.$B$507:.$B$507], [.B507])&gt;1,NOT(ISBLANK([.B507]))))" style:apply-style-name="cf5" style:base-cell-address="'7-12月_'.B507"/>
    </style:style>
    <style:style style:name="ce223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09:.$B$509], [.B509])&gt;1,NOT(ISBLANK([.B509]))))" style:apply-style-name="cf1" style:base-cell-address="'7-12月_'.B509"/>
      <style:map style:condition="is-true-formula(msoxl:AND(COUNTIF([.$B$509:.$B$509], [.B509])&gt;1,NOT(ISBLANK([.B509]))))" style:apply-style-name="cf2" style:base-cell-address="'7-12月_'.B509"/>
      <style:map style:condition="is-true-formula(msoxl:AND(COUNTIF([.$B$509:.$B$509], [.B509])&gt;1,NOT(ISBLANK([.B509]))))" style:apply-style-name="cf3" style:base-cell-address="'7-12月_'.B509"/>
      <style:map style:condition="is-true-formula(msoxl:AND(COUNTIF([.$B$509:.$B$509], [.B509])&gt;1,NOT(ISBLANK([.B509]))))" style:apply-style-name="cf4" style:base-cell-address="'7-12月_'.B509"/>
      <style:map style:condition="is-true-formula(msoxl:AND(COUNTIF([.$B$509:.$B$509], [.B509])&gt;1,NOT(ISBLANK([.B509]))))" style:apply-style-name="cf5" style:base-cell-address="'7-12月_'.B509"/>
    </style:style>
    <style:style style:name="ce224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0:.$B$510], [.B510])&gt;1,NOT(ISBLANK([.B510]))))" style:apply-style-name="cf1" style:base-cell-address="'7-12月_'.B510"/>
      <style:map style:condition="is-true-formula(msoxl:AND(COUNTIF([.$B$510:.$B$510], [.B510])&gt;1,NOT(ISBLANK([.B510]))))" style:apply-style-name="cf2" style:base-cell-address="'7-12月_'.B510"/>
      <style:map style:condition="is-true-formula(msoxl:AND(COUNTIF([.$B$510:.$B$510], [.B510])&gt;1,NOT(ISBLANK([.B510]))))" style:apply-style-name="cf3" style:base-cell-address="'7-12月_'.B510"/>
      <style:map style:condition="is-true-formula(msoxl:AND(COUNTIF([.$B$510:.$B$510], [.B510])&gt;1,NOT(ISBLANK([.B510]))))" style:apply-style-name="cf4" style:base-cell-address="'7-12月_'.B510"/>
      <style:map style:condition="is-true-formula(msoxl:AND(COUNTIF([.$B$510:.$B$510], [.B510])&gt;1,NOT(ISBLANK([.B510]))))" style:apply-style-name="cf5" style:base-cell-address="'7-12月_'.B510"/>
    </style:style>
    <style:style style:name="ce225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1:.$B$511], [.B511])&gt;1,NOT(ISBLANK([.B511]))))" style:apply-style-name="cf1" style:base-cell-address="'7-12月_'.B511"/>
      <style:map style:condition="is-true-formula(msoxl:AND(COUNTIF([.$B$511:.$B$511], [.B511])&gt;1,NOT(ISBLANK([.B511]))))" style:apply-style-name="cf2" style:base-cell-address="'7-12月_'.B511"/>
      <style:map style:condition="is-true-formula(msoxl:AND(COUNTIF([.$B$511:.$B$511], [.B511])&gt;1,NOT(ISBLANK([.B511]))))" style:apply-style-name="cf3" style:base-cell-address="'7-12月_'.B511"/>
      <style:map style:condition="is-true-formula(msoxl:AND(COUNTIF([.$B$511:.$B$511], [.B511])&gt;1,NOT(ISBLANK([.B511]))))" style:apply-style-name="cf4" style:base-cell-address="'7-12月_'.B511"/>
      <style:map style:condition="is-true-formula(msoxl:AND(COUNTIF([.$B$511:.$B$511], [.B511])&gt;1,NOT(ISBLANK([.B511]))))" style:apply-style-name="cf5" style:base-cell-address="'7-12月_'.B511"/>
    </style:style>
    <style:style style:name="ce226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2:.$B$512], [.B512])&gt;1,NOT(ISBLANK([.B512]))))" style:apply-style-name="cf1" style:base-cell-address="'7-12月_'.B512"/>
      <style:map style:condition="is-true-formula(msoxl:AND(COUNTIF([.$B$512:.$B$512], [.B512])&gt;1,NOT(ISBLANK([.B512]))))" style:apply-style-name="cf2" style:base-cell-address="'7-12月_'.B512"/>
      <style:map style:condition="is-true-formula(msoxl:AND(COUNTIF([.$B$512:.$B$512], [.B512])&gt;1,NOT(ISBLANK([.B512]))))" style:apply-style-name="cf3" style:base-cell-address="'7-12月_'.B512"/>
      <style:map style:condition="is-true-formula(msoxl:AND(COUNTIF([.$B$512:.$B$512], [.B512])&gt;1,NOT(ISBLANK([.B512]))))" style:apply-style-name="cf4" style:base-cell-address="'7-12月_'.B512"/>
      <style:map style:condition="is-true-formula(msoxl:AND(COUNTIF([.$B$512:.$B$512], [.B512])&gt;1,NOT(ISBLANK([.B512]))))" style:apply-style-name="cf5" style:base-cell-address="'7-12月_'.B512"/>
    </style:style>
    <style:style style:name="ce227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3:.$B$513], [.B513])&gt;1,NOT(ISBLANK([.B513]))))" style:apply-style-name="cf1" style:base-cell-address="'7-12月_'.B513"/>
      <style:map style:condition="is-true-formula(msoxl:AND(COUNTIF([.$B$513:.$B$513], [.B513])&gt;1,NOT(ISBLANK([.B513]))))" style:apply-style-name="cf2" style:base-cell-address="'7-12月_'.B513"/>
      <style:map style:condition="is-true-formula(msoxl:AND(COUNTIF([.$B$513:.$B$513], [.B513])&gt;1,NOT(ISBLANK([.B513]))))" style:apply-style-name="cf3" style:base-cell-address="'7-12月_'.B513"/>
      <style:map style:condition="is-true-formula(msoxl:AND(COUNTIF([.$B$513:.$B$513], [.B513])&gt;1,NOT(ISBLANK([.B513]))))" style:apply-style-name="cf4" style:base-cell-address="'7-12月_'.B513"/>
      <style:map style:condition="is-true-formula(msoxl:AND(COUNTIF([.$B$513:.$B$513], [.B513])&gt;1,NOT(ISBLANK([.B513]))))" style:apply-style-name="cf5" style:base-cell-address="'7-12月_'.B513"/>
    </style:style>
    <style:style style:name="ce228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4:.$B$514], [.B514])&gt;1,NOT(ISBLANK([.B514]))))" style:apply-style-name="cf1" style:base-cell-address="'7-12月_'.B514"/>
      <style:map style:condition="is-true-formula(msoxl:AND(COUNTIF([.$B$514:.$B$514], [.B514])&gt;1,NOT(ISBLANK([.B514]))))" style:apply-style-name="cf2" style:base-cell-address="'7-12月_'.B514"/>
      <style:map style:condition="is-true-formula(msoxl:AND(COUNTIF([.$B$514:.$B$514], [.B514])&gt;1,NOT(ISBLANK([.B514]))))" style:apply-style-name="cf3" style:base-cell-address="'7-12月_'.B514"/>
      <style:map style:condition="is-true-formula(msoxl:AND(COUNTIF([.$B$514:.$B$514], [.B514])&gt;1,NOT(ISBLANK([.B514]))))" style:apply-style-name="cf4" style:base-cell-address="'7-12月_'.B514"/>
      <style:map style:condition="is-true-formula(msoxl:AND(COUNTIF([.$B$514:.$B$514], [.B514])&gt;1,NOT(ISBLANK([.B514]))))" style:apply-style-name="cf5" style:base-cell-address="'7-12月_'.B514"/>
    </style:style>
    <style:style style:name="ce229" style:family="table-cell" style:parent-style-name="千分位_5b_0_5d__20_2" style:data-style-name="N10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5:.$B$515], [.B515])&gt;1,NOT(ISBLANK([.B515]))))" style:apply-style-name="cf1" style:base-cell-address="'7-12月_'.B515"/>
      <style:map style:condition="is-true-formula(msoxl:AND(COUNTIF([.$B$515:.$B$515], [.B515])&gt;1,NOT(ISBLANK([.B515]))))" style:apply-style-name="cf2" style:base-cell-address="'7-12月_'.B515"/>
      <style:map style:condition="is-true-formula(msoxl:AND(COUNTIF([.$B$515:.$B$515], [.B515])&gt;1,NOT(ISBLANK([.B515]))))" style:apply-style-name="cf3" style:base-cell-address="'7-12月_'.B515"/>
      <style:map style:condition="is-true-formula(msoxl:AND(COUNTIF([.$B$515:.$B$515], [.B515])&gt;1,NOT(ISBLANK([.B515]))))" style:apply-style-name="cf4" style:base-cell-address="'7-12月_'.B515"/>
      <style:map style:condition="is-true-formula(msoxl:AND(COUNTIF([.$B$515:.$B$515], [.B515])&gt;1,NOT(ISBLANK([.B515]))))" style:apply-style-name="cf5" style:base-cell-address="'7-12月_'.B515"/>
    </style:style>
    <style:style style:name="ce23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7:.$B$517], [.B517])&gt;1,NOT(ISBLANK([.B517]))))" style:apply-style-name="cf1" style:base-cell-address="'7-12月_'.B517"/>
      <style:map style:condition="is-true-formula(msoxl:AND(COUNTIF([.$B$517:.$B$517], [.B517])&gt;1,NOT(ISBLANK([.B517]))))" style:apply-style-name="cf2" style:base-cell-address="'7-12月_'.B517"/>
      <style:map style:condition="is-true-formula(msoxl:AND(COUNTIF([.$B$517:.$B$517], [.B517])&gt;1,NOT(ISBLANK([.B517]))))" style:apply-style-name="cf3" style:base-cell-address="'7-12月_'.B517"/>
      <style:map style:condition="is-true-formula(msoxl:AND(COUNTIF([.$B$517:.$B$517], [.B517])&gt;1,NOT(ISBLANK([.B517]))))" style:apply-style-name="cf4" style:base-cell-address="'7-12月_'.B517"/>
      <style:map style:condition="is-true-formula(msoxl:AND(COUNTIF([.$B$517:.$B$517], [.B517])&gt;1,NOT(ISBLANK([.B517]))))" style:apply-style-name="cf5" style:base-cell-address="'7-12月_'.B517"/>
    </style:style>
    <style:style style:name="ce23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8:.$B$518], [.B518])&gt;1,NOT(ISBLANK([.B518]))))" style:apply-style-name="cf1" style:base-cell-address="'7-12月_'.B518"/>
      <style:map style:condition="is-true-formula(msoxl:AND(COUNTIF([.$B$518:.$B$518], [.B518])&gt;1,NOT(ISBLANK([.B518]))))" style:apply-style-name="cf2" style:base-cell-address="'7-12月_'.B518"/>
      <style:map style:condition="is-true-formula(msoxl:AND(COUNTIF([.$B$518:.$B$518], [.B518])&gt;1,NOT(ISBLANK([.B518]))))" style:apply-style-name="cf3" style:base-cell-address="'7-12月_'.B518"/>
      <style:map style:condition="is-true-formula(msoxl:AND(COUNTIF([.$B$518:.$B$518], [.B518])&gt;1,NOT(ISBLANK([.B518]))))" style:apply-style-name="cf4" style:base-cell-address="'7-12月_'.B518"/>
      <style:map style:condition="is-true-formula(msoxl:AND(COUNTIF([.$B$518:.$B$518], [.B518])&gt;1,NOT(ISBLANK([.B518]))))" style:apply-style-name="cf5" style:base-cell-address="'7-12月_'.B518"/>
    </style:style>
    <style:style style:name="ce23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19:.$B$519], [.B519])&gt;1,NOT(ISBLANK([.B519]))))" style:apply-style-name="cf1" style:base-cell-address="'7-12月_'.B519"/>
      <style:map style:condition="is-true-formula(msoxl:AND(COUNTIF([.$B$519:.$B$519], [.B519])&gt;1,NOT(ISBLANK([.B519]))))" style:apply-style-name="cf2" style:base-cell-address="'7-12月_'.B519"/>
      <style:map style:condition="is-true-formula(msoxl:AND(COUNTIF([.$B$519:.$B$519], [.B519])&gt;1,NOT(ISBLANK([.B519]))))" style:apply-style-name="cf3" style:base-cell-address="'7-12月_'.B519"/>
      <style:map style:condition="is-true-formula(msoxl:AND(COUNTIF([.$B$519:.$B$519], [.B519])&gt;1,NOT(ISBLANK([.B519]))))" style:apply-style-name="cf4" style:base-cell-address="'7-12月_'.B519"/>
      <style:map style:condition="is-true-formula(msoxl:AND(COUNTIF([.$B$519:.$B$519], [.B519])&gt;1,NOT(ISBLANK([.B519]))))" style:apply-style-name="cf5" style:base-cell-address="'7-12月_'.B519"/>
    </style:style>
    <style:style style:name="ce23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0:.$B$520], [.B520])&gt;1,NOT(ISBLANK([.B520]))))" style:apply-style-name="cf1" style:base-cell-address="'7-12月_'.B520"/>
      <style:map style:condition="is-true-formula(msoxl:AND(COUNTIF([.$B$520:.$B$520], [.B520])&gt;1,NOT(ISBLANK([.B520]))))" style:apply-style-name="cf2" style:base-cell-address="'7-12月_'.B520"/>
      <style:map style:condition="is-true-formula(msoxl:AND(COUNTIF([.$B$520:.$B$520], [.B520])&gt;1,NOT(ISBLANK([.B520]))))" style:apply-style-name="cf3" style:base-cell-address="'7-12月_'.B520"/>
      <style:map style:condition="is-true-formula(msoxl:AND(COUNTIF([.$B$520:.$B$520], [.B520])&gt;1,NOT(ISBLANK([.B520]))))" style:apply-style-name="cf4" style:base-cell-address="'7-12月_'.B520"/>
      <style:map style:condition="is-true-formula(msoxl:AND(COUNTIF([.$B$520:.$B$520], [.B520])&gt;1,NOT(ISBLANK([.B520]))))" style:apply-style-name="cf5" style:base-cell-address="'7-12月_'.B520"/>
    </style:style>
    <style:style style:name="ce23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1:.$B$521], [.B521])&gt;1,NOT(ISBLANK([.B521]))))" style:apply-style-name="cf1" style:base-cell-address="'7-12月_'.B521"/>
      <style:map style:condition="is-true-formula(msoxl:AND(COUNTIF([.$B$521:.$B$521], [.B521])&gt;1,NOT(ISBLANK([.B521]))))" style:apply-style-name="cf2" style:base-cell-address="'7-12月_'.B521"/>
      <style:map style:condition="is-true-formula(msoxl:AND(COUNTIF([.$B$521:.$B$521], [.B521])&gt;1,NOT(ISBLANK([.B521]))))" style:apply-style-name="cf3" style:base-cell-address="'7-12月_'.B521"/>
      <style:map style:condition="is-true-formula(msoxl:AND(COUNTIF([.$B$521:.$B$521], [.B521])&gt;1,NOT(ISBLANK([.B521]))))" style:apply-style-name="cf4" style:base-cell-address="'7-12月_'.B521"/>
      <style:map style:condition="is-true-formula(msoxl:AND(COUNTIF([.$B$521:.$B$521], [.B521])&gt;1,NOT(ISBLANK([.B521]))))" style:apply-style-name="cf5" style:base-cell-address="'7-12月_'.B521"/>
    </style:style>
    <style:style style:name="ce23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2:.$B$522], [.B522])&gt;1,NOT(ISBLANK([.B522]))))" style:apply-style-name="cf1" style:base-cell-address="'7-12月_'.B522"/>
      <style:map style:condition="is-true-formula(msoxl:AND(COUNTIF([.$B$522:.$B$522], [.B522])&gt;1,NOT(ISBLANK([.B522]))))" style:apply-style-name="cf2" style:base-cell-address="'7-12月_'.B522"/>
      <style:map style:condition="is-true-formula(msoxl:AND(COUNTIF([.$B$522:.$B$522], [.B522])&gt;1,NOT(ISBLANK([.B522]))))" style:apply-style-name="cf3" style:base-cell-address="'7-12月_'.B522"/>
      <style:map style:condition="is-true-formula(msoxl:AND(COUNTIF([.$B$522:.$B$522], [.B522])&gt;1,NOT(ISBLANK([.B522]))))" style:apply-style-name="cf4" style:base-cell-address="'7-12月_'.B522"/>
      <style:map style:condition="is-true-formula(msoxl:AND(COUNTIF([.$B$522:.$B$522], [.B522])&gt;1,NOT(ISBLANK([.B522]))))" style:apply-style-name="cf5" style:base-cell-address="'7-12月_'.B522"/>
    </style:style>
    <style:style style:name="ce23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5:.$B$525], [.B525])&gt;1,NOT(ISBLANK([.B525]))))" style:apply-style-name="cf1" style:base-cell-address="'7-12月_'.B525"/>
      <style:map style:condition="is-true-formula(msoxl:AND(COUNTIF([.$B$525:.$B$525], [.B525])&gt;1,NOT(ISBLANK([.B525]))))" style:apply-style-name="cf2" style:base-cell-address="'7-12月_'.B525"/>
      <style:map style:condition="is-true-formula(msoxl:AND(COUNTIF([.$B$525:.$B$525], [.B525])&gt;1,NOT(ISBLANK([.B525]))))" style:apply-style-name="cf3" style:base-cell-address="'7-12月_'.B525"/>
      <style:map style:condition="is-true-formula(msoxl:AND(COUNTIF([.$B$525:.$B$525], [.B525])&gt;1,NOT(ISBLANK([.B525]))))" style:apply-style-name="cf4" style:base-cell-address="'7-12月_'.B525"/>
      <style:map style:condition="is-true-formula(msoxl:AND(COUNTIF([.$B$525:.$B$525], [.B525])&gt;1,NOT(ISBLANK([.B525]))))" style:apply-style-name="cf5" style:base-cell-address="'7-12月_'.B525"/>
    </style:style>
    <style:style style:name="ce23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6:.$B$526], [.B526])&gt;1,NOT(ISBLANK([.B526]))))" style:apply-style-name="cf1" style:base-cell-address="'7-12月_'.B526"/>
      <style:map style:condition="is-true-formula(msoxl:AND(COUNTIF([.$B$526:.$B$526], [.B526])&gt;1,NOT(ISBLANK([.B526]))))" style:apply-style-name="cf2" style:base-cell-address="'7-12月_'.B526"/>
      <style:map style:condition="is-true-formula(msoxl:AND(COUNTIF([.$B$526:.$B$526], [.B526])&gt;1,NOT(ISBLANK([.B526]))))" style:apply-style-name="cf3" style:base-cell-address="'7-12月_'.B526"/>
      <style:map style:condition="is-true-formula(msoxl:AND(COUNTIF([.$B$526:.$B$526], [.B526])&gt;1,NOT(ISBLANK([.B526]))))" style:apply-style-name="cf4" style:base-cell-address="'7-12月_'.B526"/>
      <style:map style:condition="is-true-formula(msoxl:AND(COUNTIF([.$B$526:.$B$526], [.B526])&gt;1,NOT(ISBLANK([.B526]))))" style:apply-style-name="cf5" style:base-cell-address="'7-12月_'.B526"/>
    </style:style>
    <style:style style:name="ce23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7:.$B$527], [.B527])&gt;1,NOT(ISBLANK([.B527]))))" style:apply-style-name="cf1" style:base-cell-address="'7-12月_'.B527"/>
      <style:map style:condition="is-true-formula(msoxl:AND(COUNTIF([.$B$527:.$B$527], [.B527])&gt;1,NOT(ISBLANK([.B527]))))" style:apply-style-name="cf2" style:base-cell-address="'7-12月_'.B527"/>
      <style:map style:condition="is-true-formula(msoxl:AND(COUNTIF([.$B$527:.$B$527], [.B527])&gt;1,NOT(ISBLANK([.B527]))))" style:apply-style-name="cf3" style:base-cell-address="'7-12月_'.B527"/>
      <style:map style:condition="is-true-formula(msoxl:AND(COUNTIF([.$B$527:.$B$527], [.B527])&gt;1,NOT(ISBLANK([.B527]))))" style:apply-style-name="cf4" style:base-cell-address="'7-12月_'.B527"/>
      <style:map style:condition="is-true-formula(msoxl:AND(COUNTIF([.$B$527:.$B$527], [.B527])&gt;1,NOT(ISBLANK([.B527]))))" style:apply-style-name="cf5" style:base-cell-address="'7-12月_'.B527"/>
    </style:style>
    <style:style style:name="ce23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8:.$B$528], [.B528])&gt;1,NOT(ISBLANK([.B528]))))" style:apply-style-name="cf1" style:base-cell-address="'7-12月_'.B528"/>
      <style:map style:condition="is-true-formula(msoxl:AND(COUNTIF([.$B$528:.$B$528], [.B528])&gt;1,NOT(ISBLANK([.B528]))))" style:apply-style-name="cf2" style:base-cell-address="'7-12月_'.B528"/>
      <style:map style:condition="is-true-formula(msoxl:AND(COUNTIF([.$B$528:.$B$528], [.B528])&gt;1,NOT(ISBLANK([.B528]))))" style:apply-style-name="cf3" style:base-cell-address="'7-12月_'.B528"/>
      <style:map style:condition="is-true-formula(msoxl:AND(COUNTIF([.$B$528:.$B$528], [.B528])&gt;1,NOT(ISBLANK([.B528]))))" style:apply-style-name="cf4" style:base-cell-address="'7-12月_'.B528"/>
      <style:map style:condition="is-true-formula(msoxl:AND(COUNTIF([.$B$528:.$B$528], [.B528])&gt;1,NOT(ISBLANK([.B528]))))" style:apply-style-name="cf5" style:base-cell-address="'7-12月_'.B528"/>
    </style:style>
    <style:style style:name="ce24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29:.$B$529], [.B529])&gt;1,NOT(ISBLANK([.B529]))))" style:apply-style-name="cf1" style:base-cell-address="'7-12月_'.B529"/>
      <style:map style:condition="is-true-formula(msoxl:AND(COUNTIF([.$B$529:.$B$529], [.B529])&gt;1,NOT(ISBLANK([.B529]))))" style:apply-style-name="cf2" style:base-cell-address="'7-12月_'.B529"/>
      <style:map style:condition="is-true-formula(msoxl:AND(COUNTIF([.$B$529:.$B$529], [.B529])&gt;1,NOT(ISBLANK([.B529]))))" style:apply-style-name="cf3" style:base-cell-address="'7-12月_'.B529"/>
      <style:map style:condition="is-true-formula(msoxl:AND(COUNTIF([.$B$529:.$B$529], [.B529])&gt;1,NOT(ISBLANK([.B529]))))" style:apply-style-name="cf4" style:base-cell-address="'7-12月_'.B529"/>
      <style:map style:condition="is-true-formula(msoxl:AND(COUNTIF([.$B$529:.$B$529], [.B529])&gt;1,NOT(ISBLANK([.B529]))))" style:apply-style-name="cf5" style:base-cell-address="'7-12月_'.B529"/>
    </style:style>
    <style:style style:name="ce24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34:.$B$534], [.B534])&gt;1,NOT(ISBLANK([.B534]))))" style:apply-style-name="cf1" style:base-cell-address="'7-12月_'.B534"/>
      <style:map style:condition="is-true-formula(msoxl:AND(COUNTIF([.$B$534:.$B$534], [.B534])&gt;1,NOT(ISBLANK([.B534]))))" style:apply-style-name="cf2" style:base-cell-address="'7-12月_'.B534"/>
      <style:map style:condition="is-true-formula(msoxl:AND(COUNTIF([.$B$534:.$B$534], [.B534])&gt;1,NOT(ISBLANK([.B534]))))" style:apply-style-name="cf3" style:base-cell-address="'7-12月_'.B534"/>
      <style:map style:condition="is-true-formula(msoxl:AND(COUNTIF([.$B$534:.$B$534], [.B534])&gt;1,NOT(ISBLANK([.B534]))))" style:apply-style-name="cf4" style:base-cell-address="'7-12月_'.B534"/>
      <style:map style:condition="is-true-formula(msoxl:AND(COUNTIF([.$B$534:.$B$534], [.B534])&gt;1,NOT(ISBLANK([.B534]))))" style:apply-style-name="cf5" style:base-cell-address="'7-12月_'.B534"/>
    </style:style>
    <style:style style:name="ce24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35:.$B$535], [.B535])&gt;1,NOT(ISBLANK([.B535]))))" style:apply-style-name="cf1" style:base-cell-address="'7-12月_'.B535"/>
      <style:map style:condition="is-true-formula(msoxl:AND(COUNTIF([.$B$535:.$B$535], [.B535])&gt;1,NOT(ISBLANK([.B535]))))" style:apply-style-name="cf2" style:base-cell-address="'7-12月_'.B535"/>
      <style:map style:condition="is-true-formula(msoxl:AND(COUNTIF([.$B$535:.$B$535], [.B535])&gt;1,NOT(ISBLANK([.B535]))))" style:apply-style-name="cf3" style:base-cell-address="'7-12月_'.B535"/>
      <style:map style:condition="is-true-formula(msoxl:AND(COUNTIF([.$B$535:.$B$535], [.B535])&gt;1,NOT(ISBLANK([.B535]))))" style:apply-style-name="cf4" style:base-cell-address="'7-12月_'.B535"/>
      <style:map style:condition="is-true-formula(msoxl:AND(COUNTIF([.$B$535:.$B$535], [.B535])&gt;1,NOT(ISBLANK([.B535]))))" style:apply-style-name="cf5" style:base-cell-address="'7-12月_'.B535"/>
    </style:style>
    <style:style style:name="ce24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36:.$B$536], [.B536])&gt;1,NOT(ISBLANK([.B536]))))" style:apply-style-name="cf1" style:base-cell-address="'7-12月_'.B536"/>
      <style:map style:condition="is-true-formula(msoxl:AND(COUNTIF([.$B$536:.$B$536], [.B536])&gt;1,NOT(ISBLANK([.B536]))))" style:apply-style-name="cf2" style:base-cell-address="'7-12月_'.B536"/>
      <style:map style:condition="is-true-formula(msoxl:AND(COUNTIF([.$B$536:.$B$536], [.B536])&gt;1,NOT(ISBLANK([.B536]))))" style:apply-style-name="cf3" style:base-cell-address="'7-12月_'.B536"/>
      <style:map style:condition="is-true-formula(msoxl:AND(COUNTIF([.$B$536:.$B$536], [.B536])&gt;1,NOT(ISBLANK([.B536]))))" style:apply-style-name="cf4" style:base-cell-address="'7-12月_'.B536"/>
      <style:map style:condition="is-true-formula(msoxl:AND(COUNTIF([.$B$536:.$B$536], [.B536])&gt;1,NOT(ISBLANK([.B536]))))" style:apply-style-name="cf5" style:base-cell-address="'7-12月_'.B536"/>
    </style:style>
    <style:style style:name="ce24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37:.$B$537], [.B537])&gt;1,NOT(ISBLANK([.B537]))))" style:apply-style-name="cf1" style:base-cell-address="'7-12月_'.B537"/>
      <style:map style:condition="is-true-formula(msoxl:AND(COUNTIF([.$B$537:.$B$537], [.B537])&gt;1,NOT(ISBLANK([.B537]))))" style:apply-style-name="cf2" style:base-cell-address="'7-12月_'.B537"/>
      <style:map style:condition="is-true-formula(msoxl:AND(COUNTIF([.$B$537:.$B$537], [.B537])&gt;1,NOT(ISBLANK([.B537]))))" style:apply-style-name="cf3" style:base-cell-address="'7-12月_'.B537"/>
      <style:map style:condition="is-true-formula(msoxl:AND(COUNTIF([.$B$537:.$B$537], [.B537])&gt;1,NOT(ISBLANK([.B537]))))" style:apply-style-name="cf4" style:base-cell-address="'7-12月_'.B537"/>
      <style:map style:condition="is-true-formula(msoxl:AND(COUNTIF([.$B$537:.$B$537], [.B537])&gt;1,NOT(ISBLANK([.B537]))))" style:apply-style-name="cf5" style:base-cell-address="'7-12月_'.B537"/>
    </style:style>
    <style:style style:name="ce24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39:.$B$539], [.B539])&gt;1,NOT(ISBLANK([.B539]))))" style:apply-style-name="cf1" style:base-cell-address="'7-12月_'.B539"/>
      <style:map style:condition="is-true-formula(msoxl:AND(COUNTIF([.$B$539:.$B$539], [.B539])&gt;1,NOT(ISBLANK([.B539]))))" style:apply-style-name="cf2" style:base-cell-address="'7-12月_'.B539"/>
      <style:map style:condition="is-true-formula(msoxl:AND(COUNTIF([.$B$539:.$B$539], [.B539])&gt;1,NOT(ISBLANK([.B539]))))" style:apply-style-name="cf3" style:base-cell-address="'7-12月_'.B539"/>
      <style:map style:condition="is-true-formula(msoxl:AND(COUNTIF([.$B$539:.$B$539], [.B539])&gt;1,NOT(ISBLANK([.B539]))))" style:apply-style-name="cf4" style:base-cell-address="'7-12月_'.B539"/>
      <style:map style:condition="is-true-formula(msoxl:AND(COUNTIF([.$B$539:.$B$539], [.B539])&gt;1,NOT(ISBLANK([.B539]))))" style:apply-style-name="cf5" style:base-cell-address="'7-12月_'.B539"/>
    </style:style>
    <style:style style:name="ce246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247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46:.$B$546], [.B546])&gt;1,NOT(ISBLANK([.B546]))))" style:apply-style-name="cf1" style:base-cell-address="'7-12月_'.B546"/>
      <style:map style:condition="is-true-formula(msoxl:AND(COUNTIF([.$B$546:.$B$546], [.B546])&gt;1,NOT(ISBLANK([.B546]))))" style:apply-style-name="cf2" style:base-cell-address="'7-12月_'.B546"/>
      <style:map style:condition="is-true-formula(msoxl:AND(COUNTIF([.$B$546:.$B$546], [.B546])&gt;1,NOT(ISBLANK([.B546]))))" style:apply-style-name="cf3" style:base-cell-address="'7-12月_'.B546"/>
      <style:map style:condition="is-true-formula(msoxl:AND(COUNTIF([.$B$546:.$B$546], [.B546])&gt;1,NOT(ISBLANK([.B546]))))" style:apply-style-name="cf4" style:base-cell-address="'7-12月_'.B546"/>
      <style:map style:condition="is-true-formula(msoxl:AND(COUNTIF([.$B$546:.$B$546], [.B546])&gt;1,NOT(ISBLANK([.B546]))))" style:apply-style-name="cf5" style:base-cell-address="'7-12月_'.B546"/>
    </style:style>
    <style:style style:name="ce248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47:.$B$547], [.B547])&gt;1,NOT(ISBLANK([.B547]))))" style:apply-style-name="cf1" style:base-cell-address="'7-12月_'.B547"/>
      <style:map style:condition="is-true-formula(msoxl:AND(COUNTIF([.$B$547:.$B$547], [.B547])&gt;1,NOT(ISBLANK([.B547]))))" style:apply-style-name="cf2" style:base-cell-address="'7-12月_'.B547"/>
      <style:map style:condition="is-true-formula(msoxl:AND(COUNTIF([.$B$547:.$B$547], [.B547])&gt;1,NOT(ISBLANK([.B547]))))" style:apply-style-name="cf3" style:base-cell-address="'7-12月_'.B547"/>
      <style:map style:condition="is-true-formula(msoxl:AND(COUNTIF([.$B$547:.$B$547], [.B547])&gt;1,NOT(ISBLANK([.B547]))))" style:apply-style-name="cf4" style:base-cell-address="'7-12月_'.B547"/>
      <style:map style:condition="is-true-formula(msoxl:AND(COUNTIF([.$B$547:.$B$547], [.B547])&gt;1,NOT(ISBLANK([.B547]))))" style:apply-style-name="cf5" style:base-cell-address="'7-12月_'.B547"/>
    </style:style>
    <style:style style:name="ce249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48:.$B$548], [.B548])&gt;1,NOT(ISBLANK([.B548]))))" style:apply-style-name="cf1" style:base-cell-address="'7-12月_'.B548"/>
      <style:map style:condition="is-true-formula(msoxl:AND(COUNTIF([.$B$548:.$B$548], [.B548])&gt;1,NOT(ISBLANK([.B548]))))" style:apply-style-name="cf2" style:base-cell-address="'7-12月_'.B548"/>
      <style:map style:condition="is-true-formula(msoxl:AND(COUNTIF([.$B$548:.$B$548], [.B548])&gt;1,NOT(ISBLANK([.B548]))))" style:apply-style-name="cf3" style:base-cell-address="'7-12月_'.B548"/>
      <style:map style:condition="is-true-formula(msoxl:AND(COUNTIF([.$B$548:.$B$548], [.B548])&gt;1,NOT(ISBLANK([.B548]))))" style:apply-style-name="cf4" style:base-cell-address="'7-12月_'.B548"/>
      <style:map style:condition="is-true-formula(msoxl:AND(COUNTIF([.$B$548:.$B$548], [.B548])&gt;1,NOT(ISBLANK([.B548]))))" style:apply-style-name="cf5" style:base-cell-address="'7-12月_'.B548"/>
    </style:style>
    <style:style style:name="ce250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49:.$B$549], [.B549])&gt;1,NOT(ISBLANK([.B549]))))" style:apply-style-name="cf1" style:base-cell-address="'7-12月_'.B549"/>
      <style:map style:condition="is-true-formula(msoxl:AND(COUNTIF([.$B$549:.$B$549], [.B549])&gt;1,NOT(ISBLANK([.B549]))))" style:apply-style-name="cf2" style:base-cell-address="'7-12月_'.B549"/>
      <style:map style:condition="is-true-formula(msoxl:AND(COUNTIF([.$B$549:.$B$549], [.B549])&gt;1,NOT(ISBLANK([.B549]))))" style:apply-style-name="cf3" style:base-cell-address="'7-12月_'.B549"/>
      <style:map style:condition="is-true-formula(msoxl:AND(COUNTIF([.$B$549:.$B$549], [.B549])&gt;1,NOT(ISBLANK([.B549]))))" style:apply-style-name="cf4" style:base-cell-address="'7-12月_'.B549"/>
      <style:map style:condition="is-true-formula(msoxl:AND(COUNTIF([.$B$549:.$B$549], [.B549])&gt;1,NOT(ISBLANK([.B549]))))" style:apply-style-name="cf5" style:base-cell-address="'7-12月_'.B549"/>
    </style:style>
    <style:style style:name="ce251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0:.$B$550], [.B550])&gt;1,NOT(ISBLANK([.B550]))))" style:apply-style-name="cf1" style:base-cell-address="'7-12月_'.B550"/>
      <style:map style:condition="is-true-formula(msoxl:AND(COUNTIF([.$B$550:.$B$550], [.B550])&gt;1,NOT(ISBLANK([.B550]))))" style:apply-style-name="cf2" style:base-cell-address="'7-12月_'.B550"/>
      <style:map style:condition="is-true-formula(msoxl:AND(COUNTIF([.$B$550:.$B$550], [.B550])&gt;1,NOT(ISBLANK([.B550]))))" style:apply-style-name="cf3" style:base-cell-address="'7-12月_'.B550"/>
      <style:map style:condition="is-true-formula(msoxl:AND(COUNTIF([.$B$550:.$B$550], [.B550])&gt;1,NOT(ISBLANK([.B550]))))" style:apply-style-name="cf4" style:base-cell-address="'7-12月_'.B550"/>
      <style:map style:condition="is-true-formula(msoxl:AND(COUNTIF([.$B$550:.$B$550], [.B550])&gt;1,NOT(ISBLANK([.B550]))))" style:apply-style-name="cf5" style:base-cell-address="'7-12月_'.B550"/>
    </style:style>
    <style:style style:name="ce252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2:.$B$552], [.B552])&gt;1,NOT(ISBLANK([.B552]))))" style:apply-style-name="cf1" style:base-cell-address="'7-12月_'.B552"/>
      <style:map style:condition="is-true-formula(msoxl:AND(COUNTIF([.$B$552:.$B$552], [.B552])&gt;1,NOT(ISBLANK([.B552]))))" style:apply-style-name="cf2" style:base-cell-address="'7-12月_'.B552"/>
      <style:map style:condition="is-true-formula(msoxl:AND(COUNTIF([.$B$552:.$B$552], [.B552])&gt;1,NOT(ISBLANK([.B552]))))" style:apply-style-name="cf3" style:base-cell-address="'7-12月_'.B552"/>
      <style:map style:condition="is-true-formula(msoxl:AND(COUNTIF([.$B$552:.$B$552], [.B552])&gt;1,NOT(ISBLANK([.B552]))))" style:apply-style-name="cf4" style:base-cell-address="'7-12月_'.B552"/>
      <style:map style:condition="is-true-formula(msoxl:AND(COUNTIF([.$B$552:.$B$552], [.B552])&gt;1,NOT(ISBLANK([.B552]))))" style:apply-style-name="cf5" style:base-cell-address="'7-12月_'.B552"/>
    </style:style>
    <style:style style:name="ce253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3:.$B$553], [.B553])&gt;1,NOT(ISBLANK([.B553]))))" style:apply-style-name="cf1" style:base-cell-address="'7-12月_'.B553"/>
      <style:map style:condition="is-true-formula(msoxl:AND(COUNTIF([.$B$553:.$B$553], [.B553])&gt;1,NOT(ISBLANK([.B553]))))" style:apply-style-name="cf2" style:base-cell-address="'7-12月_'.B553"/>
      <style:map style:condition="is-true-formula(msoxl:AND(COUNTIF([.$B$553:.$B$553], [.B553])&gt;1,NOT(ISBLANK([.B553]))))" style:apply-style-name="cf3" style:base-cell-address="'7-12月_'.B553"/>
      <style:map style:condition="is-true-formula(msoxl:AND(COUNTIF([.$B$553:.$B$553], [.B553])&gt;1,NOT(ISBLANK([.B553]))))" style:apply-style-name="cf4" style:base-cell-address="'7-12月_'.B553"/>
      <style:map style:condition="is-true-formula(msoxl:AND(COUNTIF([.$B$553:.$B$553], [.B553])&gt;1,NOT(ISBLANK([.B553]))))" style:apply-style-name="cf5" style:base-cell-address="'7-12月_'.B553"/>
    </style:style>
    <style:style style:name="ce254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4:.$B$554], [.B554])&gt;1,NOT(ISBLANK([.B554]))))" style:apply-style-name="cf1" style:base-cell-address="'7-12月_'.B554"/>
      <style:map style:condition="is-true-formula(msoxl:AND(COUNTIF([.$B$554:.$B$554], [.B554])&gt;1,NOT(ISBLANK([.B554]))))" style:apply-style-name="cf2" style:base-cell-address="'7-12月_'.B554"/>
      <style:map style:condition="is-true-formula(msoxl:AND(COUNTIF([.$B$554:.$B$554], [.B554])&gt;1,NOT(ISBLANK([.B554]))))" style:apply-style-name="cf3" style:base-cell-address="'7-12月_'.B554"/>
      <style:map style:condition="is-true-formula(msoxl:AND(COUNTIF([.$B$554:.$B$554], [.B554])&gt;1,NOT(ISBLANK([.B554]))))" style:apply-style-name="cf4" style:base-cell-address="'7-12月_'.B554"/>
      <style:map style:condition="is-true-formula(msoxl:AND(COUNTIF([.$B$554:.$B$554], [.B554])&gt;1,NOT(ISBLANK([.B554]))))" style:apply-style-name="cf5" style:base-cell-address="'7-12月_'.B554"/>
    </style:style>
    <style:style style:name="ce255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5:.$B$555], [.B555])&gt;1,NOT(ISBLANK([.B555]))))" style:apply-style-name="cf1" style:base-cell-address="'7-12月_'.B555"/>
      <style:map style:condition="is-true-formula(msoxl:AND(COUNTIF([.$B$555:.$B$555], [.B555])&gt;1,NOT(ISBLANK([.B555]))))" style:apply-style-name="cf2" style:base-cell-address="'7-12月_'.B555"/>
      <style:map style:condition="is-true-formula(msoxl:AND(COUNTIF([.$B$555:.$B$555], [.B555])&gt;1,NOT(ISBLANK([.B555]))))" style:apply-style-name="cf3" style:base-cell-address="'7-12月_'.B555"/>
      <style:map style:condition="is-true-formula(msoxl:AND(COUNTIF([.$B$555:.$B$555], [.B555])&gt;1,NOT(ISBLANK([.B555]))))" style:apply-style-name="cf4" style:base-cell-address="'7-12月_'.B555"/>
      <style:map style:condition="is-true-formula(msoxl:AND(COUNTIF([.$B$555:.$B$555], [.B555])&gt;1,NOT(ISBLANK([.B555]))))" style:apply-style-name="cf5" style:base-cell-address="'7-12月_'.B555"/>
    </style:style>
    <style:style style:name="ce256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6:.$B$556], [.B556])&gt;1,NOT(ISBLANK([.B556]))))" style:apply-style-name="cf1" style:base-cell-address="'7-12月_'.B556"/>
      <style:map style:condition="is-true-formula(msoxl:AND(COUNTIF([.$B$556:.$B$556], [.B556])&gt;1,NOT(ISBLANK([.B556]))))" style:apply-style-name="cf2" style:base-cell-address="'7-12月_'.B556"/>
      <style:map style:condition="is-true-formula(msoxl:AND(COUNTIF([.$B$556:.$B$556], [.B556])&gt;1,NOT(ISBLANK([.B556]))))" style:apply-style-name="cf3" style:base-cell-address="'7-12月_'.B556"/>
      <style:map style:condition="is-true-formula(msoxl:AND(COUNTIF([.$B$556:.$B$556], [.B556])&gt;1,NOT(ISBLANK([.B556]))))" style:apply-style-name="cf4" style:base-cell-address="'7-12月_'.B556"/>
      <style:map style:condition="is-true-formula(msoxl:AND(COUNTIF([.$B$556:.$B$556], [.B556])&gt;1,NOT(ISBLANK([.B556]))))" style:apply-style-name="cf5" style:base-cell-address="'7-12月_'.B556"/>
    </style:style>
    <style:style style:name="ce257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57:.$B$557], [.B557])&gt;1,NOT(ISBLANK([.B557]))))" style:apply-style-name="cf1" style:base-cell-address="'7-12月_'.B557"/>
      <style:map style:condition="is-true-formula(msoxl:AND(COUNTIF([.$B$557:.$B$557], [.B557])&gt;1,NOT(ISBLANK([.B557]))))" style:apply-style-name="cf2" style:base-cell-address="'7-12月_'.B557"/>
      <style:map style:condition="is-true-formula(msoxl:AND(COUNTIF([.$B$557:.$B$557], [.B557])&gt;1,NOT(ISBLANK([.B557]))))" style:apply-style-name="cf3" style:base-cell-address="'7-12月_'.B557"/>
      <style:map style:condition="is-true-formula(msoxl:AND(COUNTIF([.$B$557:.$B$557], [.B557])&gt;1,NOT(ISBLANK([.B557]))))" style:apply-style-name="cf4" style:base-cell-address="'7-12月_'.B557"/>
      <style:map style:condition="is-true-formula(msoxl:AND(COUNTIF([.$B$557:.$B$557], [.B557])&gt;1,NOT(ISBLANK([.B557]))))" style:apply-style-name="cf5" style:base-cell-address="'7-12月_'.B557"/>
    </style:style>
    <style:style style:name="ce258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0:.$B$560], [.B560])&gt;1,NOT(ISBLANK([.B560]))))" style:apply-style-name="cf1" style:base-cell-address="'7-12月_'.B560"/>
      <style:map style:condition="is-true-formula(msoxl:AND(COUNTIF([.$B$560:.$B$560], [.B560])&gt;1,NOT(ISBLANK([.B560]))))" style:apply-style-name="cf2" style:base-cell-address="'7-12月_'.B560"/>
      <style:map style:condition="is-true-formula(msoxl:AND(COUNTIF([.$B$560:.$B$560], [.B560])&gt;1,NOT(ISBLANK([.B560]))))" style:apply-style-name="cf3" style:base-cell-address="'7-12月_'.B560"/>
      <style:map style:condition="is-true-formula(msoxl:AND(COUNTIF([.$B$560:.$B$560], [.B560])&gt;1,NOT(ISBLANK([.B560]))))" style:apply-style-name="cf4" style:base-cell-address="'7-12月_'.B560"/>
      <style:map style:condition="is-true-formula(msoxl:AND(COUNTIF([.$B$560:.$B$560], [.B560])&gt;1,NOT(ISBLANK([.B560]))))" style:apply-style-name="cf5" style:base-cell-address="'7-12月_'.B560"/>
    </style:style>
    <style:style style:name="ce259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1:.$B$561], [.B561])&gt;1,NOT(ISBLANK([.B561]))))" style:apply-style-name="cf1" style:base-cell-address="'7-12月_'.B561"/>
      <style:map style:condition="is-true-formula(msoxl:AND(COUNTIF([.$B$561:.$B$561], [.B561])&gt;1,NOT(ISBLANK([.B561]))))" style:apply-style-name="cf2" style:base-cell-address="'7-12月_'.B561"/>
      <style:map style:condition="is-true-formula(msoxl:AND(COUNTIF([.$B$561:.$B$561], [.B561])&gt;1,NOT(ISBLANK([.B561]))))" style:apply-style-name="cf3" style:base-cell-address="'7-12月_'.B561"/>
      <style:map style:condition="is-true-formula(msoxl:AND(COUNTIF([.$B$561:.$B$561], [.B561])&gt;1,NOT(ISBLANK([.B561]))))" style:apply-style-name="cf4" style:base-cell-address="'7-12月_'.B561"/>
      <style:map style:condition="is-true-formula(msoxl:AND(COUNTIF([.$B$561:.$B$561], [.B561])&gt;1,NOT(ISBLANK([.B561]))))" style:apply-style-name="cf5" style:base-cell-address="'7-12月_'.B561"/>
    </style:style>
    <style:style style:name="ce260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2:.$B$562], [.B562])&gt;1,NOT(ISBLANK([.B562]))))" style:apply-style-name="cf1" style:base-cell-address="'7-12月_'.B562"/>
      <style:map style:condition="is-true-formula(msoxl:AND(COUNTIF([.$B$562:.$B$562], [.B562])&gt;1,NOT(ISBLANK([.B562]))))" style:apply-style-name="cf2" style:base-cell-address="'7-12月_'.B562"/>
      <style:map style:condition="is-true-formula(msoxl:AND(COUNTIF([.$B$562:.$B$562], [.B562])&gt;1,NOT(ISBLANK([.B562]))))" style:apply-style-name="cf3" style:base-cell-address="'7-12月_'.B562"/>
      <style:map style:condition="is-true-formula(msoxl:AND(COUNTIF([.$B$562:.$B$562], [.B562])&gt;1,NOT(ISBLANK([.B562]))))" style:apply-style-name="cf4" style:base-cell-address="'7-12月_'.B562"/>
      <style:map style:condition="is-true-formula(msoxl:AND(COUNTIF([.$B$562:.$B$562], [.B562])&gt;1,NOT(ISBLANK([.B562]))))" style:apply-style-name="cf5" style:base-cell-address="'7-12月_'.B562"/>
    </style:style>
    <style:style style:name="ce261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3:.$B$563], [.B563])&gt;1,NOT(ISBLANK([.B563]))))" style:apply-style-name="cf1" style:base-cell-address="'7-12月_'.B563"/>
      <style:map style:condition="is-true-formula(msoxl:AND(COUNTIF([.$B$563:.$B$563], [.B563])&gt;1,NOT(ISBLANK([.B563]))))" style:apply-style-name="cf2" style:base-cell-address="'7-12月_'.B563"/>
      <style:map style:condition="is-true-formula(msoxl:AND(COUNTIF([.$B$563:.$B$563], [.B563])&gt;1,NOT(ISBLANK([.B563]))))" style:apply-style-name="cf3" style:base-cell-address="'7-12月_'.B563"/>
      <style:map style:condition="is-true-formula(msoxl:AND(COUNTIF([.$B$563:.$B$563], [.B563])&gt;1,NOT(ISBLANK([.B563]))))" style:apply-style-name="cf4" style:base-cell-address="'7-12月_'.B563"/>
      <style:map style:condition="is-true-formula(msoxl:AND(COUNTIF([.$B$563:.$B$563], [.B563])&gt;1,NOT(ISBLANK([.B563]))))" style:apply-style-name="cf5" style:base-cell-address="'7-12月_'.B563"/>
    </style:style>
    <style:style style:name="ce262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4:.$B$564], [.B564])&gt;1,NOT(ISBLANK([.B564]))))" style:apply-style-name="cf1" style:base-cell-address="'7-12月_'.B564"/>
      <style:map style:condition="is-true-formula(msoxl:AND(COUNTIF([.$B$564:.$B$564], [.B564])&gt;1,NOT(ISBLANK([.B564]))))" style:apply-style-name="cf2" style:base-cell-address="'7-12月_'.B564"/>
      <style:map style:condition="is-true-formula(msoxl:AND(COUNTIF([.$B$564:.$B$564], [.B564])&gt;1,NOT(ISBLANK([.B564]))))" style:apply-style-name="cf3" style:base-cell-address="'7-12月_'.B564"/>
      <style:map style:condition="is-true-formula(msoxl:AND(COUNTIF([.$B$564:.$B$564], [.B564])&gt;1,NOT(ISBLANK([.B564]))))" style:apply-style-name="cf4" style:base-cell-address="'7-12月_'.B564"/>
      <style:map style:condition="is-true-formula(msoxl:AND(COUNTIF([.$B$564:.$B$564], [.B564])&gt;1,NOT(ISBLANK([.B564]))))" style:apply-style-name="cf5" style:base-cell-address="'7-12月_'.B564"/>
    </style:style>
    <style:style style:name="ce263" style:family="table-cell" style:parent-style-name="一般_20_4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264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7:.$B$567], [.B567])&gt;1,NOT(ISBLANK([.B567]))))" style:apply-style-name="cf1" style:base-cell-address="'7-12月_'.B567"/>
      <style:map style:condition="is-true-formula(msoxl:AND(COUNTIF([.$B$567:.$B$567], [.B567])&gt;1,NOT(ISBLANK([.B567]))))" style:apply-style-name="cf2" style:base-cell-address="'7-12月_'.B567"/>
      <style:map style:condition="is-true-formula(msoxl:AND(COUNTIF([.$B$567:.$B$567], [.B567])&gt;1,NOT(ISBLANK([.B567]))))" style:apply-style-name="cf3" style:base-cell-address="'7-12月_'.B567"/>
      <style:map style:condition="is-true-formula(msoxl:AND(COUNTIF([.$B$567:.$B$567], [.B567])&gt;1,NOT(ISBLANK([.B567]))))" style:apply-style-name="cf4" style:base-cell-address="'7-12月_'.B567"/>
      <style:map style:condition="is-true-formula(msoxl:AND(COUNTIF([.$B$567:.$B$567], [.B567])&gt;1,NOT(ISBLANK([.B567]))))" style:apply-style-name="cf5" style:base-cell-address="'7-12月_'.B567"/>
    </style:style>
    <style:style style:name="ce265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8:.$B$568], [.B568])&gt;1,NOT(ISBLANK([.B568]))))" style:apply-style-name="cf1" style:base-cell-address="'7-12月_'.B568"/>
      <style:map style:condition="is-true-formula(msoxl:AND(COUNTIF([.$B$568:.$B$568], [.B568])&gt;1,NOT(ISBLANK([.B568]))))" style:apply-style-name="cf2" style:base-cell-address="'7-12月_'.B568"/>
      <style:map style:condition="is-true-formula(msoxl:AND(COUNTIF([.$B$568:.$B$568], [.B568])&gt;1,NOT(ISBLANK([.B568]))))" style:apply-style-name="cf3" style:base-cell-address="'7-12月_'.B568"/>
      <style:map style:condition="is-true-formula(msoxl:AND(COUNTIF([.$B$568:.$B$568], [.B568])&gt;1,NOT(ISBLANK([.B568]))))" style:apply-style-name="cf4" style:base-cell-address="'7-12月_'.B568"/>
      <style:map style:condition="is-true-formula(msoxl:AND(COUNTIF([.$B$568:.$B$568], [.B568])&gt;1,NOT(ISBLANK([.B568]))))" style:apply-style-name="cf5" style:base-cell-address="'7-12月_'.B568"/>
    </style:style>
    <style:style style:name="ce266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69:.$B$569], [.B569])&gt;1,NOT(ISBLANK([.B569]))))" style:apply-style-name="cf1" style:base-cell-address="'7-12月_'.B569"/>
      <style:map style:condition="is-true-formula(msoxl:AND(COUNTIF([.$B$569:.$B$569], [.B569])&gt;1,NOT(ISBLANK([.B569]))))" style:apply-style-name="cf2" style:base-cell-address="'7-12月_'.B569"/>
      <style:map style:condition="is-true-formula(msoxl:AND(COUNTIF([.$B$569:.$B$569], [.B569])&gt;1,NOT(ISBLANK([.B569]))))" style:apply-style-name="cf3" style:base-cell-address="'7-12月_'.B569"/>
      <style:map style:condition="is-true-formula(msoxl:AND(COUNTIF([.$B$569:.$B$569], [.B569])&gt;1,NOT(ISBLANK([.B569]))))" style:apply-style-name="cf4" style:base-cell-address="'7-12月_'.B569"/>
      <style:map style:condition="is-true-formula(msoxl:AND(COUNTIF([.$B$569:.$B$569], [.B569])&gt;1,NOT(ISBLANK([.B569]))))" style:apply-style-name="cf5" style:base-cell-address="'7-12月_'.B569"/>
    </style:style>
    <style:style style:name="ce267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0:.$B$570], [.B570])&gt;1,NOT(ISBLANK([.B570]))))" style:apply-style-name="cf1" style:base-cell-address="'7-12月_'.B570"/>
      <style:map style:condition="is-true-formula(msoxl:AND(COUNTIF([.$B$570:.$B$570], [.B570])&gt;1,NOT(ISBLANK([.B570]))))" style:apply-style-name="cf2" style:base-cell-address="'7-12月_'.B570"/>
      <style:map style:condition="is-true-formula(msoxl:AND(COUNTIF([.$B$570:.$B$570], [.B570])&gt;1,NOT(ISBLANK([.B570]))))" style:apply-style-name="cf3" style:base-cell-address="'7-12月_'.B570"/>
      <style:map style:condition="is-true-formula(msoxl:AND(COUNTIF([.$B$570:.$B$570], [.B570])&gt;1,NOT(ISBLANK([.B570]))))" style:apply-style-name="cf4" style:base-cell-address="'7-12月_'.B570"/>
      <style:map style:condition="is-true-formula(msoxl:AND(COUNTIF([.$B$570:.$B$570], [.B570])&gt;1,NOT(ISBLANK([.B570]))))" style:apply-style-name="cf5" style:base-cell-address="'7-12月_'.B570"/>
    </style:style>
    <style:style style:name="ce268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1:.$B$571], [.B571])&gt;1,NOT(ISBLANK([.B571]))))" style:apply-style-name="cf1" style:base-cell-address="'7-12月_'.B571"/>
      <style:map style:condition="is-true-formula(msoxl:AND(COUNTIF([.$B$571:.$B$571], [.B571])&gt;1,NOT(ISBLANK([.B571]))))" style:apply-style-name="cf2" style:base-cell-address="'7-12月_'.B571"/>
      <style:map style:condition="is-true-formula(msoxl:AND(COUNTIF([.$B$571:.$B$571], [.B571])&gt;1,NOT(ISBLANK([.B571]))))" style:apply-style-name="cf3" style:base-cell-address="'7-12月_'.B571"/>
      <style:map style:condition="is-true-formula(msoxl:AND(COUNTIF([.$B$571:.$B$571], [.B571])&gt;1,NOT(ISBLANK([.B571]))))" style:apply-style-name="cf4" style:base-cell-address="'7-12月_'.B571"/>
      <style:map style:condition="is-true-formula(msoxl:AND(COUNTIF([.$B$571:.$B$571], [.B571])&gt;1,NOT(ISBLANK([.B571]))))" style:apply-style-name="cf5" style:base-cell-address="'7-12月_'.B571"/>
    </style:style>
    <style:style style:name="ce269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2:.$B$572], [.B572])&gt;1,NOT(ISBLANK([.B572]))))" style:apply-style-name="cf1" style:base-cell-address="'7-12月_'.B572"/>
      <style:map style:condition="is-true-formula(msoxl:AND(COUNTIF([.$B$572:.$B$572], [.B572])&gt;1,NOT(ISBLANK([.B572]))))" style:apply-style-name="cf2" style:base-cell-address="'7-12月_'.B572"/>
      <style:map style:condition="is-true-formula(msoxl:AND(COUNTIF([.$B$572:.$B$572], [.B572])&gt;1,NOT(ISBLANK([.B572]))))" style:apply-style-name="cf3" style:base-cell-address="'7-12月_'.B572"/>
      <style:map style:condition="is-true-formula(msoxl:AND(COUNTIF([.$B$572:.$B$572], [.B572])&gt;1,NOT(ISBLANK([.B572]))))" style:apply-style-name="cf4" style:base-cell-address="'7-12月_'.B572"/>
      <style:map style:condition="is-true-formula(msoxl:AND(COUNTIF([.$B$572:.$B$572], [.B572])&gt;1,NOT(ISBLANK([.B572]))))" style:apply-style-name="cf5" style:base-cell-address="'7-12月_'.B572"/>
    </style:style>
    <style:style style:name="ce270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3:.$B$573], [.B573])&gt;1,NOT(ISBLANK([.B573]))))" style:apply-style-name="cf1" style:base-cell-address="'7-12月_'.B573"/>
      <style:map style:condition="is-true-formula(msoxl:AND(COUNTIF([.$B$573:.$B$573], [.B573])&gt;1,NOT(ISBLANK([.B573]))))" style:apply-style-name="cf2" style:base-cell-address="'7-12月_'.B573"/>
      <style:map style:condition="is-true-formula(msoxl:AND(COUNTIF([.$B$573:.$B$573], [.B573])&gt;1,NOT(ISBLANK([.B573]))))" style:apply-style-name="cf3" style:base-cell-address="'7-12月_'.B573"/>
      <style:map style:condition="is-true-formula(msoxl:AND(COUNTIF([.$B$573:.$B$573], [.B573])&gt;1,NOT(ISBLANK([.B573]))))" style:apply-style-name="cf4" style:base-cell-address="'7-12月_'.B573"/>
      <style:map style:condition="is-true-formula(msoxl:AND(COUNTIF([.$B$573:.$B$573], [.B573])&gt;1,NOT(ISBLANK([.B573]))))" style:apply-style-name="cf5" style:base-cell-address="'7-12月_'.B573"/>
    </style:style>
    <style:style style:name="ce271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4:.$B$574], [.B574])&gt;1,NOT(ISBLANK([.B574]))))" style:apply-style-name="cf1" style:base-cell-address="'7-12月_'.B574"/>
      <style:map style:condition="is-true-formula(msoxl:AND(COUNTIF([.$B$574:.$B$574], [.B574])&gt;1,NOT(ISBLANK([.B574]))))" style:apply-style-name="cf2" style:base-cell-address="'7-12月_'.B574"/>
      <style:map style:condition="is-true-formula(msoxl:AND(COUNTIF([.$B$574:.$B$574], [.B574])&gt;1,NOT(ISBLANK([.B574]))))" style:apply-style-name="cf3" style:base-cell-address="'7-12月_'.B574"/>
      <style:map style:condition="is-true-formula(msoxl:AND(COUNTIF([.$B$574:.$B$574], [.B574])&gt;1,NOT(ISBLANK([.B574]))))" style:apply-style-name="cf4" style:base-cell-address="'7-12月_'.B574"/>
      <style:map style:condition="is-true-formula(msoxl:AND(COUNTIF([.$B$574:.$B$574], [.B574])&gt;1,NOT(ISBLANK([.B574]))))" style:apply-style-name="cf5" style:base-cell-address="'7-12月_'.B574"/>
    </style:style>
    <style:style style:name="ce272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5:.$B$575], [.B575])&gt;1,NOT(ISBLANK([.B575]))))" style:apply-style-name="cf1" style:base-cell-address="'7-12月_'.B575"/>
      <style:map style:condition="is-true-formula(msoxl:AND(COUNTIF([.$B$575:.$B$575], [.B575])&gt;1,NOT(ISBLANK([.B575]))))" style:apply-style-name="cf2" style:base-cell-address="'7-12月_'.B575"/>
      <style:map style:condition="is-true-formula(msoxl:AND(COUNTIF([.$B$575:.$B$575], [.B575])&gt;1,NOT(ISBLANK([.B575]))))" style:apply-style-name="cf3" style:base-cell-address="'7-12月_'.B575"/>
      <style:map style:condition="is-true-formula(msoxl:AND(COUNTIF([.$B$575:.$B$575], [.B575])&gt;1,NOT(ISBLANK([.B575]))))" style:apply-style-name="cf4" style:base-cell-address="'7-12月_'.B575"/>
      <style:map style:condition="is-true-formula(msoxl:AND(COUNTIF([.$B$575:.$B$575], [.B575])&gt;1,NOT(ISBLANK([.B575]))))" style:apply-style-name="cf5" style:base-cell-address="'7-12月_'.B575"/>
    </style:style>
    <style:style style:name="ce273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6:.$B$576], [.B576])&gt;1,NOT(ISBLANK([.B576]))))" style:apply-style-name="cf1" style:base-cell-address="'7-12月_'.B576"/>
      <style:map style:condition="is-true-formula(msoxl:AND(COUNTIF([.$B$576:.$B$576], [.B576])&gt;1,NOT(ISBLANK([.B576]))))" style:apply-style-name="cf2" style:base-cell-address="'7-12月_'.B576"/>
      <style:map style:condition="is-true-formula(msoxl:AND(COUNTIF([.$B$576:.$B$576], [.B576])&gt;1,NOT(ISBLANK([.B576]))))" style:apply-style-name="cf3" style:base-cell-address="'7-12月_'.B576"/>
      <style:map style:condition="is-true-formula(msoxl:AND(COUNTIF([.$B$576:.$B$576], [.B576])&gt;1,NOT(ISBLANK([.B576]))))" style:apply-style-name="cf4" style:base-cell-address="'7-12月_'.B576"/>
      <style:map style:condition="is-true-formula(msoxl:AND(COUNTIF([.$B$576:.$B$576], [.B576])&gt;1,NOT(ISBLANK([.B576]))))" style:apply-style-name="cf5" style:base-cell-address="'7-12月_'.B576"/>
    </style:style>
    <style:style style:name="ce274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7:.$B$577], [.B577])&gt;1,NOT(ISBLANK([.B577]))))" style:apply-style-name="cf1" style:base-cell-address="'7-12月_'.B577"/>
      <style:map style:condition="is-true-formula(msoxl:AND(COUNTIF([.$B$577:.$B$577], [.B577])&gt;1,NOT(ISBLANK([.B577]))))" style:apply-style-name="cf2" style:base-cell-address="'7-12月_'.B577"/>
      <style:map style:condition="is-true-formula(msoxl:AND(COUNTIF([.$B$577:.$B$577], [.B577])&gt;1,NOT(ISBLANK([.B577]))))" style:apply-style-name="cf3" style:base-cell-address="'7-12月_'.B577"/>
      <style:map style:condition="is-true-formula(msoxl:AND(COUNTIF([.$B$577:.$B$577], [.B577])&gt;1,NOT(ISBLANK([.B577]))))" style:apply-style-name="cf4" style:base-cell-address="'7-12月_'.B577"/>
      <style:map style:condition="is-true-formula(msoxl:AND(COUNTIF([.$B$577:.$B$577], [.B577])&gt;1,NOT(ISBLANK([.B577]))))" style:apply-style-name="cf5" style:base-cell-address="'7-12月_'.B577"/>
    </style:style>
    <style:style style:name="ce275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8:.$B$578], [.B578])&gt;1,NOT(ISBLANK([.B578]))))" style:apply-style-name="cf1" style:base-cell-address="'7-12月_'.B578"/>
      <style:map style:condition="is-true-formula(msoxl:AND(COUNTIF([.$B$578:.$B$578], [.B578])&gt;1,NOT(ISBLANK([.B578]))))" style:apply-style-name="cf2" style:base-cell-address="'7-12月_'.B578"/>
      <style:map style:condition="is-true-formula(msoxl:AND(COUNTIF([.$B$578:.$B$578], [.B578])&gt;1,NOT(ISBLANK([.B578]))))" style:apply-style-name="cf3" style:base-cell-address="'7-12月_'.B578"/>
      <style:map style:condition="is-true-formula(msoxl:AND(COUNTIF([.$B$578:.$B$578], [.B578])&gt;1,NOT(ISBLANK([.B578]))))" style:apply-style-name="cf4" style:base-cell-address="'7-12月_'.B578"/>
      <style:map style:condition="is-true-formula(msoxl:AND(COUNTIF([.$B$578:.$B$578], [.B578])&gt;1,NOT(ISBLANK([.B578]))))" style:apply-style-name="cf5" style:base-cell-address="'7-12月_'.B578"/>
    </style:style>
    <style:style style:name="ce276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79:.$B$579], [.B579])&gt;1,NOT(ISBLANK([.B579]))))" style:apply-style-name="cf1" style:base-cell-address="'7-12月_'.B579"/>
      <style:map style:condition="is-true-formula(msoxl:AND(COUNTIF([.$B$579:.$B$579], [.B579])&gt;1,NOT(ISBLANK([.B579]))))" style:apply-style-name="cf2" style:base-cell-address="'7-12月_'.B579"/>
      <style:map style:condition="is-true-formula(msoxl:AND(COUNTIF([.$B$579:.$B$579], [.B579])&gt;1,NOT(ISBLANK([.B579]))))" style:apply-style-name="cf3" style:base-cell-address="'7-12月_'.B579"/>
      <style:map style:condition="is-true-formula(msoxl:AND(COUNTIF([.$B$579:.$B$579], [.B579])&gt;1,NOT(ISBLANK([.B579]))))" style:apply-style-name="cf4" style:base-cell-address="'7-12月_'.B579"/>
      <style:map style:condition="is-true-formula(msoxl:AND(COUNTIF([.$B$579:.$B$579], [.B579])&gt;1,NOT(ISBLANK([.B579]))))" style:apply-style-name="cf5" style:base-cell-address="'7-12月_'.B579"/>
    </style:style>
    <style:style style:name="ce277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0:.$B$580], [.B580])&gt;1,NOT(ISBLANK([.B580]))))" style:apply-style-name="cf1" style:base-cell-address="'7-12月_'.B580"/>
      <style:map style:condition="is-true-formula(msoxl:AND(COUNTIF([.$B$580:.$B$580], [.B580])&gt;1,NOT(ISBLANK([.B580]))))" style:apply-style-name="cf2" style:base-cell-address="'7-12月_'.B580"/>
      <style:map style:condition="is-true-formula(msoxl:AND(COUNTIF([.$B$580:.$B$580], [.B580])&gt;1,NOT(ISBLANK([.B580]))))" style:apply-style-name="cf3" style:base-cell-address="'7-12月_'.B580"/>
      <style:map style:condition="is-true-formula(msoxl:AND(COUNTIF([.$B$580:.$B$580], [.B580])&gt;1,NOT(ISBLANK([.B580]))))" style:apply-style-name="cf4" style:base-cell-address="'7-12月_'.B580"/>
      <style:map style:condition="is-true-formula(msoxl:AND(COUNTIF([.$B$580:.$B$580], [.B580])&gt;1,NOT(ISBLANK([.B580]))))" style:apply-style-name="cf5" style:base-cell-address="'7-12月_'.B580"/>
    </style:style>
    <style:style style:name="ce278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1:.$B$581], [.B581])&gt;1,NOT(ISBLANK([.B581]))))" style:apply-style-name="cf1" style:base-cell-address="'7-12月_'.B581"/>
      <style:map style:condition="is-true-formula(msoxl:AND(COUNTIF([.$B$581:.$B$581], [.B581])&gt;1,NOT(ISBLANK([.B581]))))" style:apply-style-name="cf2" style:base-cell-address="'7-12月_'.B581"/>
      <style:map style:condition="is-true-formula(msoxl:AND(COUNTIF([.$B$581:.$B$581], [.B581])&gt;1,NOT(ISBLANK([.B581]))))" style:apply-style-name="cf3" style:base-cell-address="'7-12月_'.B581"/>
      <style:map style:condition="is-true-formula(msoxl:AND(COUNTIF([.$B$581:.$B$581], [.B581])&gt;1,NOT(ISBLANK([.B581]))))" style:apply-style-name="cf4" style:base-cell-address="'7-12月_'.B581"/>
      <style:map style:condition="is-true-formula(msoxl:AND(COUNTIF([.$B$581:.$B$581], [.B581])&gt;1,NOT(ISBLANK([.B581]))))" style:apply-style-name="cf5" style:base-cell-address="'7-12月_'.B581"/>
    </style:style>
    <style:style style:name="ce279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2:.$B$582], [.B582])&gt;1,NOT(ISBLANK([.B582]))))" style:apply-style-name="cf1" style:base-cell-address="'7-12月_'.B582"/>
      <style:map style:condition="is-true-formula(msoxl:AND(COUNTIF([.$B$582:.$B$582], [.B582])&gt;1,NOT(ISBLANK([.B582]))))" style:apply-style-name="cf2" style:base-cell-address="'7-12月_'.B582"/>
      <style:map style:condition="is-true-formula(msoxl:AND(COUNTIF([.$B$582:.$B$582], [.B582])&gt;1,NOT(ISBLANK([.B582]))))" style:apply-style-name="cf3" style:base-cell-address="'7-12月_'.B582"/>
      <style:map style:condition="is-true-formula(msoxl:AND(COUNTIF([.$B$582:.$B$582], [.B582])&gt;1,NOT(ISBLANK([.B582]))))" style:apply-style-name="cf4" style:base-cell-address="'7-12月_'.B582"/>
      <style:map style:condition="is-true-formula(msoxl:AND(COUNTIF([.$B$582:.$B$582], [.B582])&gt;1,NOT(ISBLANK([.B582]))))" style:apply-style-name="cf5" style:base-cell-address="'7-12月_'.B582"/>
    </style:style>
    <style:style style:name="ce280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3:.$B$583], [.B583])&gt;1,NOT(ISBLANK([.B583]))))" style:apply-style-name="cf1" style:base-cell-address="'7-12月_'.B583"/>
      <style:map style:condition="is-true-formula(msoxl:AND(COUNTIF([.$B$583:.$B$583], [.B583])&gt;1,NOT(ISBLANK([.B583]))))" style:apply-style-name="cf2" style:base-cell-address="'7-12月_'.B583"/>
      <style:map style:condition="is-true-formula(msoxl:AND(COUNTIF([.$B$583:.$B$583], [.B583])&gt;1,NOT(ISBLANK([.B583]))))" style:apply-style-name="cf3" style:base-cell-address="'7-12月_'.B583"/>
      <style:map style:condition="is-true-formula(msoxl:AND(COUNTIF([.$B$583:.$B$583], [.B583])&gt;1,NOT(ISBLANK([.B583]))))" style:apply-style-name="cf4" style:base-cell-address="'7-12月_'.B583"/>
      <style:map style:condition="is-true-formula(msoxl:AND(COUNTIF([.$B$583:.$B$583], [.B583])&gt;1,NOT(ISBLANK([.B583]))))" style:apply-style-name="cf5" style:base-cell-address="'7-12月_'.B583"/>
    </style:style>
    <style:style style:name="ce281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4:.$B$584], [.B584])&gt;1,NOT(ISBLANK([.B584]))))" style:apply-style-name="cf1" style:base-cell-address="'7-12月_'.B584"/>
      <style:map style:condition="is-true-formula(msoxl:AND(COUNTIF([.$B$584:.$B$584], [.B584])&gt;1,NOT(ISBLANK([.B584]))))" style:apply-style-name="cf2" style:base-cell-address="'7-12月_'.B584"/>
      <style:map style:condition="is-true-formula(msoxl:AND(COUNTIF([.$B$584:.$B$584], [.B584])&gt;1,NOT(ISBLANK([.B584]))))" style:apply-style-name="cf3" style:base-cell-address="'7-12月_'.B584"/>
      <style:map style:condition="is-true-formula(msoxl:AND(COUNTIF([.$B$584:.$B$584], [.B584])&gt;1,NOT(ISBLANK([.B584]))))" style:apply-style-name="cf4" style:base-cell-address="'7-12月_'.B584"/>
      <style:map style:condition="is-true-formula(msoxl:AND(COUNTIF([.$B$584:.$B$584], [.B584])&gt;1,NOT(ISBLANK([.B584]))))" style:apply-style-name="cf5" style:base-cell-address="'7-12月_'.B584"/>
    </style:style>
    <style:style style:name="ce282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5:.$B$585], [.B585])&gt;1,NOT(ISBLANK([.B585]))))" style:apply-style-name="cf1" style:base-cell-address="'7-12月_'.B585"/>
      <style:map style:condition="is-true-formula(msoxl:AND(COUNTIF([.$B$585:.$B$585], [.B585])&gt;1,NOT(ISBLANK([.B585]))))" style:apply-style-name="cf2" style:base-cell-address="'7-12月_'.B585"/>
      <style:map style:condition="is-true-formula(msoxl:AND(COUNTIF([.$B$585:.$B$585], [.B585])&gt;1,NOT(ISBLANK([.B585]))))" style:apply-style-name="cf3" style:base-cell-address="'7-12月_'.B585"/>
      <style:map style:condition="is-true-formula(msoxl:AND(COUNTIF([.$B$585:.$B$585], [.B585])&gt;1,NOT(ISBLANK([.B585]))))" style:apply-style-name="cf4" style:base-cell-address="'7-12月_'.B585"/>
      <style:map style:condition="is-true-formula(msoxl:AND(COUNTIF([.$B$585:.$B$585], [.B585])&gt;1,NOT(ISBLANK([.B585]))))" style:apply-style-name="cf5" style:base-cell-address="'7-12月_'.B585"/>
    </style:style>
    <style:style style:name="ce283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6:.$B$586], [.B586])&gt;1,NOT(ISBLANK([.B586]))))" style:apply-style-name="cf1" style:base-cell-address="'7-12月_'.B586"/>
      <style:map style:condition="is-true-formula(msoxl:AND(COUNTIF([.$B$586:.$B$586], [.B586])&gt;1,NOT(ISBLANK([.B586]))))" style:apply-style-name="cf2" style:base-cell-address="'7-12月_'.B586"/>
      <style:map style:condition="is-true-formula(msoxl:AND(COUNTIF([.$B$586:.$B$586], [.B586])&gt;1,NOT(ISBLANK([.B586]))))" style:apply-style-name="cf3" style:base-cell-address="'7-12月_'.B586"/>
      <style:map style:condition="is-true-formula(msoxl:AND(COUNTIF([.$B$586:.$B$586], [.B586])&gt;1,NOT(ISBLANK([.B586]))))" style:apply-style-name="cf4" style:base-cell-address="'7-12月_'.B586"/>
      <style:map style:condition="is-true-formula(msoxl:AND(COUNTIF([.$B$586:.$B$586], [.B586])&gt;1,NOT(ISBLANK([.B586]))))" style:apply-style-name="cf5" style:base-cell-address="'7-12月_'.B586"/>
    </style:style>
    <style:style style:name="ce284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7:.$B$587], [.B587])&gt;1,NOT(ISBLANK([.B587]))))" style:apply-style-name="cf1" style:base-cell-address="'7-12月_'.B587"/>
      <style:map style:condition="is-true-formula(msoxl:AND(COUNTIF([.$B$587:.$B$587], [.B587])&gt;1,NOT(ISBLANK([.B587]))))" style:apply-style-name="cf2" style:base-cell-address="'7-12月_'.B587"/>
      <style:map style:condition="is-true-formula(msoxl:AND(COUNTIF([.$B$587:.$B$587], [.B587])&gt;1,NOT(ISBLANK([.B587]))))" style:apply-style-name="cf3" style:base-cell-address="'7-12月_'.B587"/>
      <style:map style:condition="is-true-formula(msoxl:AND(COUNTIF([.$B$587:.$B$587], [.B587])&gt;1,NOT(ISBLANK([.B587]))))" style:apply-style-name="cf4" style:base-cell-address="'7-12月_'.B587"/>
      <style:map style:condition="is-true-formula(msoxl:AND(COUNTIF([.$B$587:.$B$587], [.B587])&gt;1,NOT(ISBLANK([.B587]))))" style:apply-style-name="cf5" style:base-cell-address="'7-12月_'.B587"/>
    </style:style>
    <style:style style:name="ce285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88:.$B$588], [.B588])&gt;1,NOT(ISBLANK([.B588]))))" style:apply-style-name="cf1" style:base-cell-address="'7-12月_'.B588"/>
      <style:map style:condition="is-true-formula(msoxl:AND(COUNTIF([.$B$588:.$B$588], [.B588])&gt;1,NOT(ISBLANK([.B588]))))" style:apply-style-name="cf2" style:base-cell-address="'7-12月_'.B588"/>
      <style:map style:condition="is-true-formula(msoxl:AND(COUNTIF([.$B$588:.$B$588], [.B588])&gt;1,NOT(ISBLANK([.B588]))))" style:apply-style-name="cf3" style:base-cell-address="'7-12月_'.B588"/>
      <style:map style:condition="is-true-formula(msoxl:AND(COUNTIF([.$B$588:.$B$588], [.B588])&gt;1,NOT(ISBLANK([.B588]))))" style:apply-style-name="cf4" style:base-cell-address="'7-12月_'.B588"/>
      <style:map style:condition="is-true-formula(msoxl:AND(COUNTIF([.$B$588:.$B$588], [.B588])&gt;1,NOT(ISBLANK([.B588]))))" style:apply-style-name="cf5" style:base-cell-address="'7-12月_'.B588"/>
    </style:style>
    <style:style style:name="ce286" style:family="table-cell" style:parent-style-name="一般_20_2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28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95:.$B$595], [.B595])&gt;1,NOT(ISBLANK([.B595]))))" style:apply-style-name="cf1" style:base-cell-address="'7-12月_'.B595"/>
      <style:map style:condition="is-true-formula(msoxl:AND(COUNTIF([.$B$595:.$B$595], [.B595])&gt;1,NOT(ISBLANK([.B595]))))" style:apply-style-name="cf2" style:base-cell-address="'7-12月_'.B595"/>
      <style:map style:condition="is-true-formula(msoxl:AND(COUNTIF([.$B$595:.$B$595], [.B595])&gt;1,NOT(ISBLANK([.B595]))))" style:apply-style-name="cf3" style:base-cell-address="'7-12月_'.B595"/>
      <style:map style:condition="is-true-formula(msoxl:AND(COUNTIF([.$B$595:.$B$595], [.B595])&gt;1,NOT(ISBLANK([.B595]))))" style:apply-style-name="cf4" style:base-cell-address="'7-12月_'.B595"/>
      <style:map style:condition="is-true-formula(msoxl:AND(COUNTIF([.$B$595:.$B$595], [.B595])&gt;1,NOT(ISBLANK([.B595]))))" style:apply-style-name="cf5" style:base-cell-address="'7-12月_'.B595"/>
    </style:style>
    <style:style style:name="ce28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96:.$B$596], [.B596])&gt;1,NOT(ISBLANK([.B596]))))" style:apply-style-name="cf1" style:base-cell-address="'7-12月_'.B596"/>
      <style:map style:condition="is-true-formula(msoxl:AND(COUNTIF([.$B$596:.$B$596], [.B596])&gt;1,NOT(ISBLANK([.B596]))))" style:apply-style-name="cf2" style:base-cell-address="'7-12月_'.B596"/>
      <style:map style:condition="is-true-formula(msoxl:AND(COUNTIF([.$B$596:.$B$596], [.B596])&gt;1,NOT(ISBLANK([.B596]))))" style:apply-style-name="cf3" style:base-cell-address="'7-12月_'.B596"/>
      <style:map style:condition="is-true-formula(msoxl:AND(COUNTIF([.$B$596:.$B$596], [.B596])&gt;1,NOT(ISBLANK([.B596]))))" style:apply-style-name="cf4" style:base-cell-address="'7-12月_'.B596"/>
      <style:map style:condition="is-true-formula(msoxl:AND(COUNTIF([.$B$596:.$B$596], [.B596])&gt;1,NOT(ISBLANK([.B596]))))" style:apply-style-name="cf5" style:base-cell-address="'7-12月_'.B596"/>
    </style:style>
    <style:style style:name="ce28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97:.$B$597], [.B597])&gt;1,NOT(ISBLANK([.B597]))))" style:apply-style-name="cf1" style:base-cell-address="'7-12月_'.B597"/>
      <style:map style:condition="is-true-formula(msoxl:AND(COUNTIF([.$B$597:.$B$597], [.B597])&gt;1,NOT(ISBLANK([.B597]))))" style:apply-style-name="cf2" style:base-cell-address="'7-12月_'.B597"/>
      <style:map style:condition="is-true-formula(msoxl:AND(COUNTIF([.$B$597:.$B$597], [.B597])&gt;1,NOT(ISBLANK([.B597]))))" style:apply-style-name="cf3" style:base-cell-address="'7-12月_'.B597"/>
      <style:map style:condition="is-true-formula(msoxl:AND(COUNTIF([.$B$597:.$B$597], [.B597])&gt;1,NOT(ISBLANK([.B597]))))" style:apply-style-name="cf4" style:base-cell-address="'7-12月_'.B597"/>
      <style:map style:condition="is-true-formula(msoxl:AND(COUNTIF([.$B$597:.$B$597], [.B597])&gt;1,NOT(ISBLANK([.B597]))))" style:apply-style-name="cf5" style:base-cell-address="'7-12月_'.B597"/>
    </style:style>
    <style:style style:name="ce29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98:.$B$598], [.B598])&gt;1,NOT(ISBLANK([.B598]))))" style:apply-style-name="cf1" style:base-cell-address="'7-12月_'.B598"/>
      <style:map style:condition="is-true-formula(msoxl:AND(COUNTIF([.$B$598:.$B$598], [.B598])&gt;1,NOT(ISBLANK([.B598]))))" style:apply-style-name="cf2" style:base-cell-address="'7-12月_'.B598"/>
      <style:map style:condition="is-true-formula(msoxl:AND(COUNTIF([.$B$598:.$B$598], [.B598])&gt;1,NOT(ISBLANK([.B598]))))" style:apply-style-name="cf3" style:base-cell-address="'7-12月_'.B598"/>
      <style:map style:condition="is-true-formula(msoxl:AND(COUNTIF([.$B$598:.$B$598], [.B598])&gt;1,NOT(ISBLANK([.B598]))))" style:apply-style-name="cf4" style:base-cell-address="'7-12月_'.B598"/>
      <style:map style:condition="is-true-formula(msoxl:AND(COUNTIF([.$B$598:.$B$598], [.B598])&gt;1,NOT(ISBLANK([.B598]))))" style:apply-style-name="cf5" style:base-cell-address="'7-12月_'.B598"/>
    </style:style>
    <style:style style:name="ce29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599:.$B$599], [.B599])&gt;1,NOT(ISBLANK([.B599]))))" style:apply-style-name="cf1" style:base-cell-address="'7-12月_'.B599"/>
      <style:map style:condition="is-true-formula(msoxl:AND(COUNTIF([.$B$599:.$B$599], [.B599])&gt;1,NOT(ISBLANK([.B599]))))" style:apply-style-name="cf2" style:base-cell-address="'7-12月_'.B599"/>
      <style:map style:condition="is-true-formula(msoxl:AND(COUNTIF([.$B$599:.$B$599], [.B599])&gt;1,NOT(ISBLANK([.B599]))))" style:apply-style-name="cf3" style:base-cell-address="'7-12月_'.B599"/>
      <style:map style:condition="is-true-formula(msoxl:AND(COUNTIF([.$B$599:.$B$599], [.B599])&gt;1,NOT(ISBLANK([.B599]))))" style:apply-style-name="cf4" style:base-cell-address="'7-12月_'.B599"/>
      <style:map style:condition="is-true-formula(msoxl:AND(COUNTIF([.$B$599:.$B$599], [.B599])&gt;1,NOT(ISBLANK([.B599]))))" style:apply-style-name="cf5" style:base-cell-address="'7-12月_'.B599"/>
    </style:style>
    <style:style style:name="ce29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0:.$B$600], [.B600])&gt;1,NOT(ISBLANK([.B600]))))" style:apply-style-name="cf1" style:base-cell-address="'7-12月_'.B600"/>
      <style:map style:condition="is-true-formula(msoxl:AND(COUNTIF([.$B$600:.$B$600], [.B600])&gt;1,NOT(ISBLANK([.B600]))))" style:apply-style-name="cf2" style:base-cell-address="'7-12月_'.B600"/>
      <style:map style:condition="is-true-formula(msoxl:AND(COUNTIF([.$B$600:.$B$600], [.B600])&gt;1,NOT(ISBLANK([.B600]))))" style:apply-style-name="cf3" style:base-cell-address="'7-12月_'.B600"/>
      <style:map style:condition="is-true-formula(msoxl:AND(COUNTIF([.$B$600:.$B$600], [.B600])&gt;1,NOT(ISBLANK([.B600]))))" style:apply-style-name="cf4" style:base-cell-address="'7-12月_'.B600"/>
      <style:map style:condition="is-true-formula(msoxl:AND(COUNTIF([.$B$600:.$B$600], [.B600])&gt;1,NOT(ISBLANK([.B600]))))" style:apply-style-name="cf5" style:base-cell-address="'7-12月_'.B600"/>
    </style:style>
    <style:style style:name="ce29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1:.$B$601], [.B601])&gt;1,NOT(ISBLANK([.B601]))))" style:apply-style-name="cf1" style:base-cell-address="'7-12月_'.B601"/>
      <style:map style:condition="is-true-formula(msoxl:AND(COUNTIF([.$B$601:.$B$601], [.B601])&gt;1,NOT(ISBLANK([.B601]))))" style:apply-style-name="cf2" style:base-cell-address="'7-12月_'.B601"/>
      <style:map style:condition="is-true-formula(msoxl:AND(COUNTIF([.$B$601:.$B$601], [.B601])&gt;1,NOT(ISBLANK([.B601]))))" style:apply-style-name="cf3" style:base-cell-address="'7-12月_'.B601"/>
      <style:map style:condition="is-true-formula(msoxl:AND(COUNTIF([.$B$601:.$B$601], [.B601])&gt;1,NOT(ISBLANK([.B601]))))" style:apply-style-name="cf4" style:base-cell-address="'7-12月_'.B601"/>
      <style:map style:condition="is-true-formula(msoxl:AND(COUNTIF([.$B$601:.$B$601], [.B601])&gt;1,NOT(ISBLANK([.B601]))))" style:apply-style-name="cf5" style:base-cell-address="'7-12月_'.B601"/>
    </style:style>
    <style:style style:name="ce29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2:.$B$602], [.B602])&gt;1,NOT(ISBLANK([.B602]))))" style:apply-style-name="cf1" style:base-cell-address="'7-12月_'.B602"/>
      <style:map style:condition="is-true-formula(msoxl:AND(COUNTIF([.$B$602:.$B$602], [.B602])&gt;1,NOT(ISBLANK([.B602]))))" style:apply-style-name="cf2" style:base-cell-address="'7-12月_'.B602"/>
      <style:map style:condition="is-true-formula(msoxl:AND(COUNTIF([.$B$602:.$B$602], [.B602])&gt;1,NOT(ISBLANK([.B602]))))" style:apply-style-name="cf3" style:base-cell-address="'7-12月_'.B602"/>
      <style:map style:condition="is-true-formula(msoxl:AND(COUNTIF([.$B$602:.$B$602], [.B602])&gt;1,NOT(ISBLANK([.B602]))))" style:apply-style-name="cf4" style:base-cell-address="'7-12月_'.B602"/>
      <style:map style:condition="is-true-formula(msoxl:AND(COUNTIF([.$B$602:.$B$602], [.B602])&gt;1,NOT(ISBLANK([.B602]))))" style:apply-style-name="cf5" style:base-cell-address="'7-12月_'.B602"/>
    </style:style>
    <style:style style:name="ce29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3:.$B$603], [.B603])&gt;1,NOT(ISBLANK([.B603]))))" style:apply-style-name="cf1" style:base-cell-address="'7-12月_'.B603"/>
      <style:map style:condition="is-true-formula(msoxl:AND(COUNTIF([.$B$603:.$B$603], [.B603])&gt;1,NOT(ISBLANK([.B603]))))" style:apply-style-name="cf2" style:base-cell-address="'7-12月_'.B603"/>
      <style:map style:condition="is-true-formula(msoxl:AND(COUNTIF([.$B$603:.$B$603], [.B603])&gt;1,NOT(ISBLANK([.B603]))))" style:apply-style-name="cf3" style:base-cell-address="'7-12月_'.B603"/>
      <style:map style:condition="is-true-formula(msoxl:AND(COUNTIF([.$B$603:.$B$603], [.B603])&gt;1,NOT(ISBLANK([.B603]))))" style:apply-style-name="cf4" style:base-cell-address="'7-12月_'.B603"/>
      <style:map style:condition="is-true-formula(msoxl:AND(COUNTIF([.$B$603:.$B$603], [.B603])&gt;1,NOT(ISBLANK([.B603]))))" style:apply-style-name="cf5" style:base-cell-address="'7-12月_'.B603"/>
    </style:style>
    <style:style style:name="ce29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4:.$B$604], [.B604])&gt;1,NOT(ISBLANK([.B604]))))" style:apply-style-name="cf1" style:base-cell-address="'7-12月_'.B604"/>
      <style:map style:condition="is-true-formula(msoxl:AND(COUNTIF([.$B$604:.$B$604], [.B604])&gt;1,NOT(ISBLANK([.B604]))))" style:apply-style-name="cf2" style:base-cell-address="'7-12月_'.B604"/>
      <style:map style:condition="is-true-formula(msoxl:AND(COUNTIF([.$B$604:.$B$604], [.B604])&gt;1,NOT(ISBLANK([.B604]))))" style:apply-style-name="cf3" style:base-cell-address="'7-12月_'.B604"/>
      <style:map style:condition="is-true-formula(msoxl:AND(COUNTIF([.$B$604:.$B$604], [.B604])&gt;1,NOT(ISBLANK([.B604]))))" style:apply-style-name="cf4" style:base-cell-address="'7-12月_'.B604"/>
      <style:map style:condition="is-true-formula(msoxl:AND(COUNTIF([.$B$604:.$B$604], [.B604])&gt;1,NOT(ISBLANK([.B604]))))" style:apply-style-name="cf5" style:base-cell-address="'7-12月_'.B604"/>
    </style:style>
    <style:style style:name="ce29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7:.$B$607], [.B607])&gt;1,NOT(ISBLANK([.B607]))))" style:apply-style-name="cf1" style:base-cell-address="'7-12月_'.B607"/>
      <style:map style:condition="is-true-formula(msoxl:AND(COUNTIF([.$B$607:.$B$607], [.B607])&gt;1,NOT(ISBLANK([.B607]))))" style:apply-style-name="cf2" style:base-cell-address="'7-12月_'.B607"/>
      <style:map style:condition="is-true-formula(msoxl:AND(COUNTIF([.$B$607:.$B$607], [.B607])&gt;1,NOT(ISBLANK([.B607]))))" style:apply-style-name="cf3" style:base-cell-address="'7-12月_'.B607"/>
      <style:map style:condition="is-true-formula(msoxl:AND(COUNTIF([.$B$607:.$B$607], [.B607])&gt;1,NOT(ISBLANK([.B607]))))" style:apply-style-name="cf4" style:base-cell-address="'7-12月_'.B607"/>
      <style:map style:condition="is-true-formula(msoxl:AND(COUNTIF([.$B$607:.$B$607], [.B607])&gt;1,NOT(ISBLANK([.B607]))))" style:apply-style-name="cf5" style:base-cell-address="'7-12月_'.B607"/>
    </style:style>
    <style:style style:name="ce29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8:.$B$608], [.B608])&gt;1,NOT(ISBLANK([.B608]))))" style:apply-style-name="cf1" style:base-cell-address="'7-12月_'.B608"/>
      <style:map style:condition="is-true-formula(msoxl:AND(COUNTIF([.$B$608:.$B$608], [.B608])&gt;1,NOT(ISBLANK([.B608]))))" style:apply-style-name="cf2" style:base-cell-address="'7-12月_'.B608"/>
      <style:map style:condition="is-true-formula(msoxl:AND(COUNTIF([.$B$608:.$B$608], [.B608])&gt;1,NOT(ISBLANK([.B608]))))" style:apply-style-name="cf3" style:base-cell-address="'7-12月_'.B608"/>
      <style:map style:condition="is-true-formula(msoxl:AND(COUNTIF([.$B$608:.$B$608], [.B608])&gt;1,NOT(ISBLANK([.B608]))))" style:apply-style-name="cf4" style:base-cell-address="'7-12月_'.B608"/>
      <style:map style:condition="is-true-formula(msoxl:AND(COUNTIF([.$B$608:.$B$608], [.B608])&gt;1,NOT(ISBLANK([.B608]))))" style:apply-style-name="cf5" style:base-cell-address="'7-12月_'.B608"/>
    </style:style>
    <style:style style:name="ce29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09:.$B$609], [.B609])&gt;1,NOT(ISBLANK([.B609]))))" style:apply-style-name="cf1" style:base-cell-address="'7-12月_'.B609"/>
      <style:map style:condition="is-true-formula(msoxl:AND(COUNTIF([.$B$609:.$B$609], [.B609])&gt;1,NOT(ISBLANK([.B609]))))" style:apply-style-name="cf2" style:base-cell-address="'7-12月_'.B609"/>
      <style:map style:condition="is-true-formula(msoxl:AND(COUNTIF([.$B$609:.$B$609], [.B609])&gt;1,NOT(ISBLANK([.B609]))))" style:apply-style-name="cf3" style:base-cell-address="'7-12月_'.B609"/>
      <style:map style:condition="is-true-formula(msoxl:AND(COUNTIF([.$B$609:.$B$609], [.B609])&gt;1,NOT(ISBLANK([.B609]))))" style:apply-style-name="cf4" style:base-cell-address="'7-12月_'.B609"/>
      <style:map style:condition="is-true-formula(msoxl:AND(COUNTIF([.$B$609:.$B$609], [.B609])&gt;1,NOT(ISBLANK([.B609]))))" style:apply-style-name="cf5" style:base-cell-address="'7-12月_'.B609"/>
    </style:style>
    <style:style style:name="ce30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0:.$B$610], [.B610])&gt;1,NOT(ISBLANK([.B610]))))" style:apply-style-name="cf1" style:base-cell-address="'7-12月_'.B610"/>
      <style:map style:condition="is-true-formula(msoxl:AND(COUNTIF([.$B$610:.$B$610], [.B610])&gt;1,NOT(ISBLANK([.B610]))))" style:apply-style-name="cf2" style:base-cell-address="'7-12月_'.B610"/>
      <style:map style:condition="is-true-formula(msoxl:AND(COUNTIF([.$B$610:.$B$610], [.B610])&gt;1,NOT(ISBLANK([.B610]))))" style:apply-style-name="cf3" style:base-cell-address="'7-12月_'.B610"/>
      <style:map style:condition="is-true-formula(msoxl:AND(COUNTIF([.$B$610:.$B$610], [.B610])&gt;1,NOT(ISBLANK([.B610]))))" style:apply-style-name="cf4" style:base-cell-address="'7-12月_'.B610"/>
      <style:map style:condition="is-true-formula(msoxl:AND(COUNTIF([.$B$610:.$B$610], [.B610])&gt;1,NOT(ISBLANK([.B610]))))" style:apply-style-name="cf5" style:base-cell-address="'7-12月_'.B610"/>
    </style:style>
    <style:style style:name="ce30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3:.$B$613], [.B613])&gt;1,NOT(ISBLANK([.B613]))))" style:apply-style-name="cf1" style:base-cell-address="'7-12月_'.B613"/>
      <style:map style:condition="is-true-formula(msoxl:AND(COUNTIF([.$B$613:.$B$613], [.B613])&gt;1,NOT(ISBLANK([.B613]))))" style:apply-style-name="cf2" style:base-cell-address="'7-12月_'.B613"/>
      <style:map style:condition="is-true-formula(msoxl:AND(COUNTIF([.$B$613:.$B$613], [.B613])&gt;1,NOT(ISBLANK([.B613]))))" style:apply-style-name="cf3" style:base-cell-address="'7-12月_'.B613"/>
      <style:map style:condition="is-true-formula(msoxl:AND(COUNTIF([.$B$613:.$B$613], [.B613])&gt;1,NOT(ISBLANK([.B613]))))" style:apply-style-name="cf4" style:base-cell-address="'7-12月_'.B613"/>
      <style:map style:condition="is-true-formula(msoxl:AND(COUNTIF([.$B$613:.$B$613], [.B613])&gt;1,NOT(ISBLANK([.B613]))))" style:apply-style-name="cf5" style:base-cell-address="'7-12月_'.B613"/>
    </style:style>
    <style:style style:name="ce30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4:.$B$614], [.B614])&gt;1,NOT(ISBLANK([.B614]))))" style:apply-style-name="cf1" style:base-cell-address="'7-12月_'.B614"/>
      <style:map style:condition="is-true-formula(msoxl:AND(COUNTIF([.$B$614:.$B$614], [.B614])&gt;1,NOT(ISBLANK([.B614]))))" style:apply-style-name="cf2" style:base-cell-address="'7-12月_'.B614"/>
      <style:map style:condition="is-true-formula(msoxl:AND(COUNTIF([.$B$614:.$B$614], [.B614])&gt;1,NOT(ISBLANK([.B614]))))" style:apply-style-name="cf3" style:base-cell-address="'7-12月_'.B614"/>
      <style:map style:condition="is-true-formula(msoxl:AND(COUNTIF([.$B$614:.$B$614], [.B614])&gt;1,NOT(ISBLANK([.B614]))))" style:apply-style-name="cf4" style:base-cell-address="'7-12月_'.B614"/>
      <style:map style:condition="is-true-formula(msoxl:AND(COUNTIF([.$B$614:.$B$614], [.B614])&gt;1,NOT(ISBLANK([.B614]))))" style:apply-style-name="cf5" style:base-cell-address="'7-12月_'.B614"/>
    </style:style>
    <style:style style:name="ce30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5:.$B$615], [.B615])&gt;1,NOT(ISBLANK([.B615]))))" style:apply-style-name="cf1" style:base-cell-address="'7-12月_'.B615"/>
      <style:map style:condition="is-true-formula(msoxl:AND(COUNTIF([.$B$615:.$B$615], [.B615])&gt;1,NOT(ISBLANK([.B615]))))" style:apply-style-name="cf2" style:base-cell-address="'7-12月_'.B615"/>
      <style:map style:condition="is-true-formula(msoxl:AND(COUNTIF([.$B$615:.$B$615], [.B615])&gt;1,NOT(ISBLANK([.B615]))))" style:apply-style-name="cf3" style:base-cell-address="'7-12月_'.B615"/>
      <style:map style:condition="is-true-formula(msoxl:AND(COUNTIF([.$B$615:.$B$615], [.B615])&gt;1,NOT(ISBLANK([.B615]))))" style:apply-style-name="cf4" style:base-cell-address="'7-12月_'.B615"/>
      <style:map style:condition="is-true-formula(msoxl:AND(COUNTIF([.$B$615:.$B$615], [.B615])&gt;1,NOT(ISBLANK([.B615]))))" style:apply-style-name="cf5" style:base-cell-address="'7-12月_'.B615"/>
    </style:style>
    <style:style style:name="ce30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6:.$B$616], [.B616])&gt;1,NOT(ISBLANK([.B616]))))" style:apply-style-name="cf1" style:base-cell-address="'7-12月_'.B616"/>
      <style:map style:condition="is-true-formula(msoxl:AND(COUNTIF([.$B$616:.$B$616], [.B616])&gt;1,NOT(ISBLANK([.B616]))))" style:apply-style-name="cf2" style:base-cell-address="'7-12月_'.B616"/>
      <style:map style:condition="is-true-formula(msoxl:AND(COUNTIF([.$B$616:.$B$616], [.B616])&gt;1,NOT(ISBLANK([.B616]))))" style:apply-style-name="cf3" style:base-cell-address="'7-12月_'.B616"/>
      <style:map style:condition="is-true-formula(msoxl:AND(COUNTIF([.$B$616:.$B$616], [.B616])&gt;1,NOT(ISBLANK([.B616]))))" style:apply-style-name="cf4" style:base-cell-address="'7-12月_'.B616"/>
      <style:map style:condition="is-true-formula(msoxl:AND(COUNTIF([.$B$616:.$B$616], [.B616])&gt;1,NOT(ISBLANK([.B616]))))" style:apply-style-name="cf5" style:base-cell-address="'7-12月_'.B616"/>
    </style:style>
    <style:style style:name="ce30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30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0:.$B$620], [.B620])&gt;1,NOT(ISBLANK([.B620]))))" style:apply-style-name="cf1" style:base-cell-address="'7-12月_'.B620"/>
      <style:map style:condition="is-true-formula(msoxl:AND(COUNTIF([.$B$620:.$B$620], [.B620])&gt;1,NOT(ISBLANK([.B620]))))" style:apply-style-name="cf2" style:base-cell-address="'7-12月_'.B620"/>
      <style:map style:condition="is-true-formula(msoxl:AND(COUNTIF([.$B$620:.$B$620], [.B620])&gt;1,NOT(ISBLANK([.B620]))))" style:apply-style-name="cf3" style:base-cell-address="'7-12月_'.B620"/>
      <style:map style:condition="is-true-formula(msoxl:AND(COUNTIF([.$B$620:.$B$620], [.B620])&gt;1,NOT(ISBLANK([.B620]))))" style:apply-style-name="cf4" style:base-cell-address="'7-12月_'.B620"/>
      <style:map style:condition="is-true-formula(msoxl:AND(COUNTIF([.$B$620:.$B$620], [.B620])&gt;1,NOT(ISBLANK([.B620]))))" style:apply-style-name="cf5" style:base-cell-address="'7-12月_'.B620"/>
    </style:style>
    <style:style style:name="ce30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1:.$B$621], [.B621])&gt;1,NOT(ISBLANK([.B621]))))" style:apply-style-name="cf1" style:base-cell-address="'7-12月_'.B621"/>
      <style:map style:condition="is-true-formula(msoxl:AND(COUNTIF([.$B$621:.$B$621], [.B621])&gt;1,NOT(ISBLANK([.B621]))))" style:apply-style-name="cf2" style:base-cell-address="'7-12月_'.B621"/>
      <style:map style:condition="is-true-formula(msoxl:AND(COUNTIF([.$B$621:.$B$621], [.B621])&gt;1,NOT(ISBLANK([.B621]))))" style:apply-style-name="cf3" style:base-cell-address="'7-12月_'.B621"/>
      <style:map style:condition="is-true-formula(msoxl:AND(COUNTIF([.$B$621:.$B$621], [.B621])&gt;1,NOT(ISBLANK([.B621]))))" style:apply-style-name="cf4" style:base-cell-address="'7-12月_'.B621"/>
      <style:map style:condition="is-true-formula(msoxl:AND(COUNTIF([.$B$621:.$B$621], [.B621])&gt;1,NOT(ISBLANK([.B621]))))" style:apply-style-name="cf5" style:base-cell-address="'7-12月_'.B621"/>
    </style:style>
    <style:style style:name="ce30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2:.$B$622], [.B622])&gt;1,NOT(ISBLANK([.B622]))))" style:apply-style-name="cf1" style:base-cell-address="'7-12月_'.B622"/>
      <style:map style:condition="is-true-formula(msoxl:AND(COUNTIF([.$B$622:.$B$622], [.B622])&gt;1,NOT(ISBLANK([.B622]))))" style:apply-style-name="cf2" style:base-cell-address="'7-12月_'.B622"/>
      <style:map style:condition="is-true-formula(msoxl:AND(COUNTIF([.$B$622:.$B$622], [.B622])&gt;1,NOT(ISBLANK([.B622]))))" style:apply-style-name="cf3" style:base-cell-address="'7-12月_'.B622"/>
      <style:map style:condition="is-true-formula(msoxl:AND(COUNTIF([.$B$622:.$B$622], [.B622])&gt;1,NOT(ISBLANK([.B622]))))" style:apply-style-name="cf4" style:base-cell-address="'7-12月_'.B622"/>
      <style:map style:condition="is-true-formula(msoxl:AND(COUNTIF([.$B$622:.$B$622], [.B622])&gt;1,NOT(ISBLANK([.B622]))))" style:apply-style-name="cf5" style:base-cell-address="'7-12月_'.B622"/>
    </style:style>
    <style:style style:name="ce30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3:.$B$623], [.B623])&gt;1,NOT(ISBLANK([.B623]))))" style:apply-style-name="cf1" style:base-cell-address="'7-12月_'.B623"/>
      <style:map style:condition="is-true-formula(msoxl:AND(COUNTIF([.$B$623:.$B$623], [.B623])&gt;1,NOT(ISBLANK([.B623]))))" style:apply-style-name="cf2" style:base-cell-address="'7-12月_'.B623"/>
      <style:map style:condition="is-true-formula(msoxl:AND(COUNTIF([.$B$623:.$B$623], [.B623])&gt;1,NOT(ISBLANK([.B623]))))" style:apply-style-name="cf3" style:base-cell-address="'7-12月_'.B623"/>
      <style:map style:condition="is-true-formula(msoxl:AND(COUNTIF([.$B$623:.$B$623], [.B623])&gt;1,NOT(ISBLANK([.B623]))))" style:apply-style-name="cf4" style:base-cell-address="'7-12月_'.B623"/>
      <style:map style:condition="is-true-formula(msoxl:AND(COUNTIF([.$B$623:.$B$623], [.B623])&gt;1,NOT(ISBLANK([.B623]))))" style:apply-style-name="cf5" style:base-cell-address="'7-12月_'.B623"/>
    </style:style>
    <style:style style:name="ce31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4:.$B$624], [.B624])&gt;1,NOT(ISBLANK([.B624]))))" style:apply-style-name="cf1" style:base-cell-address="'7-12月_'.B624"/>
      <style:map style:condition="is-true-formula(msoxl:AND(COUNTIF([.$B$624:.$B$624], [.B624])&gt;1,NOT(ISBLANK([.B624]))))" style:apply-style-name="cf2" style:base-cell-address="'7-12月_'.B624"/>
      <style:map style:condition="is-true-formula(msoxl:AND(COUNTIF([.$B$624:.$B$624], [.B624])&gt;1,NOT(ISBLANK([.B624]))))" style:apply-style-name="cf3" style:base-cell-address="'7-12月_'.B624"/>
      <style:map style:condition="is-true-formula(msoxl:AND(COUNTIF([.$B$624:.$B$624], [.B624])&gt;1,NOT(ISBLANK([.B624]))))" style:apply-style-name="cf4" style:base-cell-address="'7-12月_'.B624"/>
      <style:map style:condition="is-true-formula(msoxl:AND(COUNTIF([.$B$624:.$B$624], [.B624])&gt;1,NOT(ISBLANK([.B624]))))" style:apply-style-name="cf5" style:base-cell-address="'7-12月_'.B624"/>
    </style:style>
    <style:style style:name="ce31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5:.$B$625], [.B625])&gt;1,NOT(ISBLANK([.B625]))))" style:apply-style-name="cf1" style:base-cell-address="'7-12月_'.B625"/>
      <style:map style:condition="is-true-formula(msoxl:AND(COUNTIF([.$B$625:.$B$625], [.B625])&gt;1,NOT(ISBLANK([.B625]))))" style:apply-style-name="cf2" style:base-cell-address="'7-12月_'.B625"/>
      <style:map style:condition="is-true-formula(msoxl:AND(COUNTIF([.$B$625:.$B$625], [.B625])&gt;1,NOT(ISBLANK([.B625]))))" style:apply-style-name="cf3" style:base-cell-address="'7-12月_'.B625"/>
      <style:map style:condition="is-true-formula(msoxl:AND(COUNTIF([.$B$625:.$B$625], [.B625])&gt;1,NOT(ISBLANK([.B625]))))" style:apply-style-name="cf4" style:base-cell-address="'7-12月_'.B625"/>
      <style:map style:condition="is-true-formula(msoxl:AND(COUNTIF([.$B$625:.$B$625], [.B625])&gt;1,NOT(ISBLANK([.B625]))))" style:apply-style-name="cf5" style:base-cell-address="'7-12月_'.B625"/>
    </style:style>
    <style:style style:name="ce31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6:.$B$626], [.B626])&gt;1,NOT(ISBLANK([.B626]))))" style:apply-style-name="cf1" style:base-cell-address="'7-12月_'.B626"/>
      <style:map style:condition="is-true-formula(msoxl:AND(COUNTIF([.$B$626:.$B$626], [.B626])&gt;1,NOT(ISBLANK([.B626]))))" style:apply-style-name="cf2" style:base-cell-address="'7-12月_'.B626"/>
      <style:map style:condition="is-true-formula(msoxl:AND(COUNTIF([.$B$626:.$B$626], [.B626])&gt;1,NOT(ISBLANK([.B626]))))" style:apply-style-name="cf3" style:base-cell-address="'7-12月_'.B626"/>
      <style:map style:condition="is-true-formula(msoxl:AND(COUNTIF([.$B$626:.$B$626], [.B626])&gt;1,NOT(ISBLANK([.B626]))))" style:apply-style-name="cf4" style:base-cell-address="'7-12月_'.B626"/>
      <style:map style:condition="is-true-formula(msoxl:AND(COUNTIF([.$B$626:.$B$626], [.B626])&gt;1,NOT(ISBLANK([.B626]))))" style:apply-style-name="cf5" style:base-cell-address="'7-12月_'.B626"/>
    </style:style>
    <style:style style:name="ce31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7:.$B$627], [.B627])&gt;1,NOT(ISBLANK([.B627]))))" style:apply-style-name="cf1" style:base-cell-address="'7-12月_'.B627"/>
      <style:map style:condition="is-true-formula(msoxl:AND(COUNTIF([.$B$627:.$B$627], [.B627])&gt;1,NOT(ISBLANK([.B627]))))" style:apply-style-name="cf2" style:base-cell-address="'7-12月_'.B627"/>
      <style:map style:condition="is-true-formula(msoxl:AND(COUNTIF([.$B$627:.$B$627], [.B627])&gt;1,NOT(ISBLANK([.B627]))))" style:apply-style-name="cf3" style:base-cell-address="'7-12月_'.B627"/>
      <style:map style:condition="is-true-formula(msoxl:AND(COUNTIF([.$B$627:.$B$627], [.B627])&gt;1,NOT(ISBLANK([.B627]))))" style:apply-style-name="cf4" style:base-cell-address="'7-12月_'.B627"/>
      <style:map style:condition="is-true-formula(msoxl:AND(COUNTIF([.$B$627:.$B$627], [.B627])&gt;1,NOT(ISBLANK([.B627]))))" style:apply-style-name="cf5" style:base-cell-address="'7-12月_'.B627"/>
    </style:style>
    <style:style style:name="ce31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28:.$B$628], [.B628])&gt;1,NOT(ISBLANK([.B628]))))" style:apply-style-name="cf1" style:base-cell-address="'7-12月_'.B628"/>
      <style:map style:condition="is-true-formula(msoxl:AND(COUNTIF([.$B$628:.$B$628], [.B628])&gt;1,NOT(ISBLANK([.B628]))))" style:apply-style-name="cf2" style:base-cell-address="'7-12月_'.B628"/>
      <style:map style:condition="is-true-formula(msoxl:AND(COUNTIF([.$B$628:.$B$628], [.B628])&gt;1,NOT(ISBLANK([.B628]))))" style:apply-style-name="cf3" style:base-cell-address="'7-12月_'.B628"/>
      <style:map style:condition="is-true-formula(msoxl:AND(COUNTIF([.$B$628:.$B$628], [.B628])&gt;1,NOT(ISBLANK([.B628]))))" style:apply-style-name="cf4" style:base-cell-address="'7-12月_'.B628"/>
      <style:map style:condition="is-true-formula(msoxl:AND(COUNTIF([.$B$628:.$B$628], [.B628])&gt;1,NOT(ISBLANK([.B628]))))" style:apply-style-name="cf5" style:base-cell-address="'7-12月_'.B628"/>
    </style:style>
    <style:style style:name="ce31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31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77:.$B$677], [.B677])&gt;1,NOT(ISBLANK([.B677]))))" style:apply-style-name="cf1" style:base-cell-address="'7-12月_'.B677"/>
      <style:map style:condition="is-true-formula(msoxl:AND(COUNTIF([.$B$677:.$B$677], [.B677])&gt;1,NOT(ISBLANK([.B677]))))" style:apply-style-name="cf2" style:base-cell-address="'7-12月_'.B677"/>
      <style:map style:condition="is-true-formula(msoxl:AND(COUNTIF([.$B$677:.$B$677], [.B677])&gt;1,NOT(ISBLANK([.B677]))))" style:apply-style-name="cf3" style:base-cell-address="'7-12月_'.B677"/>
      <style:map style:condition="is-true-formula(msoxl:AND(COUNTIF([.$B$677:.$B$677], [.B677])&gt;1,NOT(ISBLANK([.B677]))))" style:apply-style-name="cf4" style:base-cell-address="'7-12月_'.B677"/>
      <style:map style:condition="is-true-formula(msoxl:AND(COUNTIF([.$B$677:.$B$677], [.B677])&gt;1,NOT(ISBLANK([.B677]))))" style:apply-style-name="cf5" style:base-cell-address="'7-12月_'.B677"/>
    </style:style>
    <style:style style:name="ce31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78:.$B$678], [.B678])&gt;1,NOT(ISBLANK([.B678]))))" style:apply-style-name="cf1" style:base-cell-address="'7-12月_'.B678"/>
      <style:map style:condition="is-true-formula(msoxl:AND(COUNTIF([.$B$678:.$B$678], [.B678])&gt;1,NOT(ISBLANK([.B678]))))" style:apply-style-name="cf2" style:base-cell-address="'7-12月_'.B678"/>
      <style:map style:condition="is-true-formula(msoxl:AND(COUNTIF([.$B$678:.$B$678], [.B678])&gt;1,NOT(ISBLANK([.B678]))))" style:apply-style-name="cf3" style:base-cell-address="'7-12月_'.B678"/>
      <style:map style:condition="is-true-formula(msoxl:AND(COUNTIF([.$B$678:.$B$678], [.B678])&gt;1,NOT(ISBLANK([.B678]))))" style:apply-style-name="cf4" style:base-cell-address="'7-12月_'.B678"/>
      <style:map style:condition="is-true-formula(msoxl:AND(COUNTIF([.$B$678:.$B$678], [.B678])&gt;1,NOT(ISBLANK([.B678]))))" style:apply-style-name="cf5" style:base-cell-address="'7-12月_'.B678"/>
    </style:style>
    <style:style style:name="ce31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79:.$B$679], [.B679])&gt;1,NOT(ISBLANK([.B679]))))" style:apply-style-name="cf1" style:base-cell-address="'7-12月_'.B679"/>
      <style:map style:condition="is-true-formula(msoxl:AND(COUNTIF([.$B$679:.$B$679], [.B679])&gt;1,NOT(ISBLANK([.B679]))))" style:apply-style-name="cf2" style:base-cell-address="'7-12月_'.B679"/>
      <style:map style:condition="is-true-formula(msoxl:AND(COUNTIF([.$B$679:.$B$679], [.B679])&gt;1,NOT(ISBLANK([.B679]))))" style:apply-style-name="cf3" style:base-cell-address="'7-12月_'.B679"/>
      <style:map style:condition="is-true-formula(msoxl:AND(COUNTIF([.$B$679:.$B$679], [.B679])&gt;1,NOT(ISBLANK([.B679]))))" style:apply-style-name="cf4" style:base-cell-address="'7-12月_'.B679"/>
      <style:map style:condition="is-true-formula(msoxl:AND(COUNTIF([.$B$679:.$B$679], [.B679])&gt;1,NOT(ISBLANK([.B679]))))" style:apply-style-name="cf5" style:base-cell-address="'7-12月_'.B679"/>
    </style:style>
    <style:style style:name="ce31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0:.$B$680], [.B680])&gt;1,NOT(ISBLANK([.B680]))))" style:apply-style-name="cf1" style:base-cell-address="'7-12月_'.B680"/>
      <style:map style:condition="is-true-formula(msoxl:AND(COUNTIF([.$B$680:.$B$680], [.B680])&gt;1,NOT(ISBLANK([.B680]))))" style:apply-style-name="cf2" style:base-cell-address="'7-12月_'.B680"/>
      <style:map style:condition="is-true-formula(msoxl:AND(COUNTIF([.$B$680:.$B$680], [.B680])&gt;1,NOT(ISBLANK([.B680]))))" style:apply-style-name="cf3" style:base-cell-address="'7-12月_'.B680"/>
      <style:map style:condition="is-true-formula(msoxl:AND(COUNTIF([.$B$680:.$B$680], [.B680])&gt;1,NOT(ISBLANK([.B680]))))" style:apply-style-name="cf4" style:base-cell-address="'7-12月_'.B680"/>
      <style:map style:condition="is-true-formula(msoxl:AND(COUNTIF([.$B$680:.$B$680], [.B680])&gt;1,NOT(ISBLANK([.B680]))))" style:apply-style-name="cf5" style:base-cell-address="'7-12月_'.B680"/>
    </style:style>
    <style:style style:name="ce32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1:.$B$681], [.B681])&gt;1,NOT(ISBLANK([.B681]))))" style:apply-style-name="cf1" style:base-cell-address="'7-12月_'.B681"/>
      <style:map style:condition="is-true-formula(msoxl:AND(COUNTIF([.$B$681:.$B$681], [.B681])&gt;1,NOT(ISBLANK([.B681]))))" style:apply-style-name="cf2" style:base-cell-address="'7-12月_'.B681"/>
      <style:map style:condition="is-true-formula(msoxl:AND(COUNTIF([.$B$681:.$B$681], [.B681])&gt;1,NOT(ISBLANK([.B681]))))" style:apply-style-name="cf3" style:base-cell-address="'7-12月_'.B681"/>
      <style:map style:condition="is-true-formula(msoxl:AND(COUNTIF([.$B$681:.$B$681], [.B681])&gt;1,NOT(ISBLANK([.B681]))))" style:apply-style-name="cf4" style:base-cell-address="'7-12月_'.B681"/>
      <style:map style:condition="is-true-formula(msoxl:AND(COUNTIF([.$B$681:.$B$681], [.B681])&gt;1,NOT(ISBLANK([.B681]))))" style:apply-style-name="cf5" style:base-cell-address="'7-12月_'.B681"/>
    </style:style>
    <style:style style:name="ce32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2:.$B$682], [.B682])&gt;1,NOT(ISBLANK([.B682]))))" style:apply-style-name="cf1" style:base-cell-address="'7-12月_'.B682"/>
      <style:map style:condition="is-true-formula(msoxl:AND(COUNTIF([.$B$682:.$B$682], [.B682])&gt;1,NOT(ISBLANK([.B682]))))" style:apply-style-name="cf2" style:base-cell-address="'7-12月_'.B682"/>
      <style:map style:condition="is-true-formula(msoxl:AND(COUNTIF([.$B$682:.$B$682], [.B682])&gt;1,NOT(ISBLANK([.B682]))))" style:apply-style-name="cf3" style:base-cell-address="'7-12月_'.B682"/>
      <style:map style:condition="is-true-formula(msoxl:AND(COUNTIF([.$B$682:.$B$682], [.B682])&gt;1,NOT(ISBLANK([.B682]))))" style:apply-style-name="cf4" style:base-cell-address="'7-12月_'.B682"/>
      <style:map style:condition="is-true-formula(msoxl:AND(COUNTIF([.$B$682:.$B$682], [.B682])&gt;1,NOT(ISBLANK([.B682]))))" style:apply-style-name="cf5" style:base-cell-address="'7-12月_'.B682"/>
    </style:style>
    <style:style style:name="ce32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3:.$B$683], [.B683])&gt;1,NOT(ISBLANK([.B683]))))" style:apply-style-name="cf1" style:base-cell-address="'7-12月_'.B683"/>
      <style:map style:condition="is-true-formula(msoxl:AND(COUNTIF([.$B$683:.$B$683], [.B683])&gt;1,NOT(ISBLANK([.B683]))))" style:apply-style-name="cf2" style:base-cell-address="'7-12月_'.B683"/>
      <style:map style:condition="is-true-formula(msoxl:AND(COUNTIF([.$B$683:.$B$683], [.B683])&gt;1,NOT(ISBLANK([.B683]))))" style:apply-style-name="cf3" style:base-cell-address="'7-12月_'.B683"/>
      <style:map style:condition="is-true-formula(msoxl:AND(COUNTIF([.$B$683:.$B$683], [.B683])&gt;1,NOT(ISBLANK([.B683]))))" style:apply-style-name="cf4" style:base-cell-address="'7-12月_'.B683"/>
      <style:map style:condition="is-true-formula(msoxl:AND(COUNTIF([.$B$683:.$B$683], [.B683])&gt;1,NOT(ISBLANK([.B683]))))" style:apply-style-name="cf5" style:base-cell-address="'7-12月_'.B683"/>
    </style:style>
    <style:style style:name="ce3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4:.$B$684], [.B684])&gt;1,NOT(ISBLANK([.B684]))))" style:apply-style-name="cf1" style:base-cell-address="'7-12月_'.B684"/>
      <style:map style:condition="is-true-formula(msoxl:AND(COUNTIF([.$B$684:.$B$684], [.B684])&gt;1,NOT(ISBLANK([.B684]))))" style:apply-style-name="cf2" style:base-cell-address="'7-12月_'.B684"/>
      <style:map style:condition="is-true-formula(msoxl:AND(COUNTIF([.$B$684:.$B$684], [.B684])&gt;1,NOT(ISBLANK([.B684]))))" style:apply-style-name="cf3" style:base-cell-address="'7-12月_'.B684"/>
      <style:map style:condition="is-true-formula(msoxl:AND(COUNTIF([.$B$684:.$B$684], [.B684])&gt;1,NOT(ISBLANK([.B684]))))" style:apply-style-name="cf4" style:base-cell-address="'7-12月_'.B684"/>
      <style:map style:condition="is-true-formula(msoxl:AND(COUNTIF([.$B$684:.$B$684], [.B684])&gt;1,NOT(ISBLANK([.B684]))))" style:apply-style-name="cf5" style:base-cell-address="'7-12月_'.B684"/>
    </style:style>
    <style:style style:name="ce32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5:.$B$685], [.B685])&gt;1,NOT(ISBLANK([.B685]))))" style:apply-style-name="cf1" style:base-cell-address="'7-12月_'.B685"/>
      <style:map style:condition="is-true-formula(msoxl:AND(COUNTIF([.$B$685:.$B$685], [.B685])&gt;1,NOT(ISBLANK([.B685]))))" style:apply-style-name="cf2" style:base-cell-address="'7-12月_'.B685"/>
      <style:map style:condition="is-true-formula(msoxl:AND(COUNTIF([.$B$685:.$B$685], [.B685])&gt;1,NOT(ISBLANK([.B685]))))" style:apply-style-name="cf3" style:base-cell-address="'7-12月_'.B685"/>
      <style:map style:condition="is-true-formula(msoxl:AND(COUNTIF([.$B$685:.$B$685], [.B685])&gt;1,NOT(ISBLANK([.B685]))))" style:apply-style-name="cf4" style:base-cell-address="'7-12月_'.B685"/>
      <style:map style:condition="is-true-formula(msoxl:AND(COUNTIF([.$B$685:.$B$685], [.B685])&gt;1,NOT(ISBLANK([.B685]))))" style:apply-style-name="cf5" style:base-cell-address="'7-12月_'.B685"/>
    </style:style>
    <style:style style:name="ce32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6:.$B$686], [.B686])&gt;1,NOT(ISBLANK([.B686]))))" style:apply-style-name="cf1" style:base-cell-address="'7-12月_'.B686"/>
      <style:map style:condition="is-true-formula(msoxl:AND(COUNTIF([.$B$686:.$B$686], [.B686])&gt;1,NOT(ISBLANK([.B686]))))" style:apply-style-name="cf2" style:base-cell-address="'7-12月_'.B686"/>
      <style:map style:condition="is-true-formula(msoxl:AND(COUNTIF([.$B$686:.$B$686], [.B686])&gt;1,NOT(ISBLANK([.B686]))))" style:apply-style-name="cf3" style:base-cell-address="'7-12月_'.B686"/>
      <style:map style:condition="is-true-formula(msoxl:AND(COUNTIF([.$B$686:.$B$686], [.B686])&gt;1,NOT(ISBLANK([.B686]))))" style:apply-style-name="cf4" style:base-cell-address="'7-12月_'.B686"/>
      <style:map style:condition="is-true-formula(msoxl:AND(COUNTIF([.$B$686:.$B$686], [.B686])&gt;1,NOT(ISBLANK([.B686]))))" style:apply-style-name="cf5" style:base-cell-address="'7-12月_'.B686"/>
    </style:style>
    <style:style style:name="ce32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7:.$B$687], [.B687])&gt;1,NOT(ISBLANK([.B687]))))" style:apply-style-name="cf1" style:base-cell-address="'7-12月_'.B687"/>
      <style:map style:condition="is-true-formula(msoxl:AND(COUNTIF([.$B$687:.$B$687], [.B687])&gt;1,NOT(ISBLANK([.B687]))))" style:apply-style-name="cf2" style:base-cell-address="'7-12月_'.B687"/>
      <style:map style:condition="is-true-formula(msoxl:AND(COUNTIF([.$B$687:.$B$687], [.B687])&gt;1,NOT(ISBLANK([.B687]))))" style:apply-style-name="cf3" style:base-cell-address="'7-12月_'.B687"/>
      <style:map style:condition="is-true-formula(msoxl:AND(COUNTIF([.$B$687:.$B$687], [.B687])&gt;1,NOT(ISBLANK([.B687]))))" style:apply-style-name="cf4" style:base-cell-address="'7-12月_'.B687"/>
      <style:map style:condition="is-true-formula(msoxl:AND(COUNTIF([.$B$687:.$B$687], [.B687])&gt;1,NOT(ISBLANK([.B687]))))" style:apply-style-name="cf5" style:base-cell-address="'7-12月_'.B687"/>
    </style:style>
    <style:style style:name="ce32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8:.$B$688], [.B688])&gt;1,NOT(ISBLANK([.B688]))))" style:apply-style-name="cf1" style:base-cell-address="'7-12月_'.B688"/>
      <style:map style:condition="is-true-formula(msoxl:AND(COUNTIF([.$B$688:.$B$688], [.B688])&gt;1,NOT(ISBLANK([.B688]))))" style:apply-style-name="cf2" style:base-cell-address="'7-12月_'.B688"/>
      <style:map style:condition="is-true-formula(msoxl:AND(COUNTIF([.$B$688:.$B$688], [.B688])&gt;1,NOT(ISBLANK([.B688]))))" style:apply-style-name="cf3" style:base-cell-address="'7-12月_'.B688"/>
      <style:map style:condition="is-true-formula(msoxl:AND(COUNTIF([.$B$688:.$B$688], [.B688])&gt;1,NOT(ISBLANK([.B688]))))" style:apply-style-name="cf4" style:base-cell-address="'7-12月_'.B688"/>
      <style:map style:condition="is-true-formula(msoxl:AND(COUNTIF([.$B$688:.$B$688], [.B688])&gt;1,NOT(ISBLANK([.B688]))))" style:apply-style-name="cf5" style:base-cell-address="'7-12月_'.B688"/>
    </style:style>
    <style:style style:name="ce32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89:.$B$689], [.B689])&gt;1,NOT(ISBLANK([.B689]))))" style:apply-style-name="cf1" style:base-cell-address="'7-12月_'.B689"/>
      <style:map style:condition="is-true-formula(msoxl:AND(COUNTIF([.$B$689:.$B$689], [.B689])&gt;1,NOT(ISBLANK([.B689]))))" style:apply-style-name="cf2" style:base-cell-address="'7-12月_'.B689"/>
      <style:map style:condition="is-true-formula(msoxl:AND(COUNTIF([.$B$689:.$B$689], [.B689])&gt;1,NOT(ISBLANK([.B689]))))" style:apply-style-name="cf3" style:base-cell-address="'7-12月_'.B689"/>
      <style:map style:condition="is-true-formula(msoxl:AND(COUNTIF([.$B$689:.$B$689], [.B689])&gt;1,NOT(ISBLANK([.B689]))))" style:apply-style-name="cf4" style:base-cell-address="'7-12月_'.B689"/>
      <style:map style:condition="is-true-formula(msoxl:AND(COUNTIF([.$B$689:.$B$689], [.B689])&gt;1,NOT(ISBLANK([.B689]))))" style:apply-style-name="cf5" style:base-cell-address="'7-12月_'.B689"/>
    </style:style>
    <style:style style:name="ce32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0:.$B$690], [.B690])&gt;1,NOT(ISBLANK([.B690]))))" style:apply-style-name="cf1" style:base-cell-address="'7-12月_'.B690"/>
      <style:map style:condition="is-true-formula(msoxl:AND(COUNTIF([.$B$690:.$B$690], [.B690])&gt;1,NOT(ISBLANK([.B690]))))" style:apply-style-name="cf2" style:base-cell-address="'7-12月_'.B690"/>
      <style:map style:condition="is-true-formula(msoxl:AND(COUNTIF([.$B$690:.$B$690], [.B690])&gt;1,NOT(ISBLANK([.B690]))))" style:apply-style-name="cf3" style:base-cell-address="'7-12月_'.B690"/>
      <style:map style:condition="is-true-formula(msoxl:AND(COUNTIF([.$B$690:.$B$690], [.B690])&gt;1,NOT(ISBLANK([.B690]))))" style:apply-style-name="cf4" style:base-cell-address="'7-12月_'.B690"/>
      <style:map style:condition="is-true-formula(msoxl:AND(COUNTIF([.$B$690:.$B$690], [.B690])&gt;1,NOT(ISBLANK([.B690]))))" style:apply-style-name="cf5" style:base-cell-address="'7-12月_'.B690"/>
    </style:style>
    <style:style style:name="ce33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1:.$B$691], [.B691])&gt;1,NOT(ISBLANK([.B691]))))" style:apply-style-name="cf1" style:base-cell-address="'7-12月_'.B691"/>
      <style:map style:condition="is-true-formula(msoxl:AND(COUNTIF([.$B$691:.$B$691], [.B691])&gt;1,NOT(ISBLANK([.B691]))))" style:apply-style-name="cf2" style:base-cell-address="'7-12月_'.B691"/>
      <style:map style:condition="is-true-formula(msoxl:AND(COUNTIF([.$B$691:.$B$691], [.B691])&gt;1,NOT(ISBLANK([.B691]))))" style:apply-style-name="cf3" style:base-cell-address="'7-12月_'.B691"/>
      <style:map style:condition="is-true-formula(msoxl:AND(COUNTIF([.$B$691:.$B$691], [.B691])&gt;1,NOT(ISBLANK([.B691]))))" style:apply-style-name="cf4" style:base-cell-address="'7-12月_'.B691"/>
      <style:map style:condition="is-true-formula(msoxl:AND(COUNTIF([.$B$691:.$B$691], [.B691])&gt;1,NOT(ISBLANK([.B691]))))" style:apply-style-name="cf5" style:base-cell-address="'7-12月_'.B691"/>
    </style:style>
    <style:style style:name="ce33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2:.$B$692], [.B692])&gt;1,NOT(ISBLANK([.B692]))))" style:apply-style-name="cf1" style:base-cell-address="'7-12月_'.B692"/>
      <style:map style:condition="is-true-formula(msoxl:AND(COUNTIF([.$B$692:.$B$692], [.B692])&gt;1,NOT(ISBLANK([.B692]))))" style:apply-style-name="cf2" style:base-cell-address="'7-12月_'.B692"/>
      <style:map style:condition="is-true-formula(msoxl:AND(COUNTIF([.$B$692:.$B$692], [.B692])&gt;1,NOT(ISBLANK([.B692]))))" style:apply-style-name="cf3" style:base-cell-address="'7-12月_'.B692"/>
      <style:map style:condition="is-true-formula(msoxl:AND(COUNTIF([.$B$692:.$B$692], [.B692])&gt;1,NOT(ISBLANK([.B692]))))" style:apply-style-name="cf4" style:base-cell-address="'7-12月_'.B692"/>
      <style:map style:condition="is-true-formula(msoxl:AND(COUNTIF([.$B$692:.$B$692], [.B692])&gt;1,NOT(ISBLANK([.B692]))))" style:apply-style-name="cf5" style:base-cell-address="'7-12月_'.B692"/>
    </style:style>
    <style:style style:name="ce33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3:.$B$693], [.B693])&gt;1,NOT(ISBLANK([.B693]))))" style:apply-style-name="cf1" style:base-cell-address="'7-12月_'.B693"/>
      <style:map style:condition="is-true-formula(msoxl:AND(COUNTIF([.$B$693:.$B$693], [.B693])&gt;1,NOT(ISBLANK([.B693]))))" style:apply-style-name="cf2" style:base-cell-address="'7-12月_'.B693"/>
      <style:map style:condition="is-true-formula(msoxl:AND(COUNTIF([.$B$693:.$B$693], [.B693])&gt;1,NOT(ISBLANK([.B693]))))" style:apply-style-name="cf3" style:base-cell-address="'7-12月_'.B693"/>
      <style:map style:condition="is-true-formula(msoxl:AND(COUNTIF([.$B$693:.$B$693], [.B693])&gt;1,NOT(ISBLANK([.B693]))))" style:apply-style-name="cf4" style:base-cell-address="'7-12月_'.B693"/>
      <style:map style:condition="is-true-formula(msoxl:AND(COUNTIF([.$B$693:.$B$693], [.B693])&gt;1,NOT(ISBLANK([.B693]))))" style:apply-style-name="cf5" style:base-cell-address="'7-12月_'.B693"/>
    </style:style>
    <style:style style:name="ce33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4:.$B$694], [.B694])&gt;1,NOT(ISBLANK([.B694]))))" style:apply-style-name="cf1" style:base-cell-address="'7-12月_'.B694"/>
      <style:map style:condition="is-true-formula(msoxl:AND(COUNTIF([.$B$694:.$B$694], [.B694])&gt;1,NOT(ISBLANK([.B694]))))" style:apply-style-name="cf2" style:base-cell-address="'7-12月_'.B694"/>
      <style:map style:condition="is-true-formula(msoxl:AND(COUNTIF([.$B$694:.$B$694], [.B694])&gt;1,NOT(ISBLANK([.B694]))))" style:apply-style-name="cf3" style:base-cell-address="'7-12月_'.B694"/>
      <style:map style:condition="is-true-formula(msoxl:AND(COUNTIF([.$B$694:.$B$694], [.B694])&gt;1,NOT(ISBLANK([.B694]))))" style:apply-style-name="cf4" style:base-cell-address="'7-12月_'.B694"/>
      <style:map style:condition="is-true-formula(msoxl:AND(COUNTIF([.$B$694:.$B$694], [.B694])&gt;1,NOT(ISBLANK([.B694]))))" style:apply-style-name="cf5" style:base-cell-address="'7-12月_'.B694"/>
    </style:style>
    <style:style style:name="ce33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5:.$B$695], [.B695])&gt;1,NOT(ISBLANK([.B695]))))" style:apply-style-name="cf1" style:base-cell-address="'7-12月_'.B695"/>
      <style:map style:condition="is-true-formula(msoxl:AND(COUNTIF([.$B$695:.$B$695], [.B695])&gt;1,NOT(ISBLANK([.B695]))))" style:apply-style-name="cf2" style:base-cell-address="'7-12月_'.B695"/>
      <style:map style:condition="is-true-formula(msoxl:AND(COUNTIF([.$B$695:.$B$695], [.B695])&gt;1,NOT(ISBLANK([.B695]))))" style:apply-style-name="cf3" style:base-cell-address="'7-12月_'.B695"/>
      <style:map style:condition="is-true-formula(msoxl:AND(COUNTIF([.$B$695:.$B$695], [.B695])&gt;1,NOT(ISBLANK([.B695]))))" style:apply-style-name="cf4" style:base-cell-address="'7-12月_'.B695"/>
      <style:map style:condition="is-true-formula(msoxl:AND(COUNTIF([.$B$695:.$B$695], [.B695])&gt;1,NOT(ISBLANK([.B695]))))" style:apply-style-name="cf5" style:base-cell-address="'7-12月_'.B695"/>
    </style:style>
    <style:style style:name="ce33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6:.$B$696], [.B696])&gt;1,NOT(ISBLANK([.B696]))))" style:apply-style-name="cf1" style:base-cell-address="'7-12月_'.B696"/>
      <style:map style:condition="is-true-formula(msoxl:AND(COUNTIF([.$B$696:.$B$696], [.B696])&gt;1,NOT(ISBLANK([.B696]))))" style:apply-style-name="cf2" style:base-cell-address="'7-12月_'.B696"/>
      <style:map style:condition="is-true-formula(msoxl:AND(COUNTIF([.$B$696:.$B$696], [.B696])&gt;1,NOT(ISBLANK([.B696]))))" style:apply-style-name="cf3" style:base-cell-address="'7-12月_'.B696"/>
      <style:map style:condition="is-true-formula(msoxl:AND(COUNTIF([.$B$696:.$B$696], [.B696])&gt;1,NOT(ISBLANK([.B696]))))" style:apply-style-name="cf4" style:base-cell-address="'7-12月_'.B696"/>
      <style:map style:condition="is-true-formula(msoxl:AND(COUNTIF([.$B$696:.$B$696], [.B696])&gt;1,NOT(ISBLANK([.B696]))))" style:apply-style-name="cf5" style:base-cell-address="'7-12月_'.B696"/>
    </style:style>
    <style:style style:name="ce33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7:.$B$697], [.B697])&gt;1,NOT(ISBLANK([.B697]))))" style:apply-style-name="cf1" style:base-cell-address="'7-12月_'.B697"/>
      <style:map style:condition="is-true-formula(msoxl:AND(COUNTIF([.$B$697:.$B$697], [.B697])&gt;1,NOT(ISBLANK([.B697]))))" style:apply-style-name="cf2" style:base-cell-address="'7-12月_'.B697"/>
      <style:map style:condition="is-true-formula(msoxl:AND(COUNTIF([.$B$697:.$B$697], [.B697])&gt;1,NOT(ISBLANK([.B697]))))" style:apply-style-name="cf3" style:base-cell-address="'7-12月_'.B697"/>
      <style:map style:condition="is-true-formula(msoxl:AND(COUNTIF([.$B$697:.$B$697], [.B697])&gt;1,NOT(ISBLANK([.B697]))))" style:apply-style-name="cf4" style:base-cell-address="'7-12月_'.B697"/>
      <style:map style:condition="is-true-formula(msoxl:AND(COUNTIF([.$B$697:.$B$697], [.B697])&gt;1,NOT(ISBLANK([.B697]))))" style:apply-style-name="cf5" style:base-cell-address="'7-12月_'.B697"/>
    </style:style>
    <style:style style:name="ce33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98:.$B$698], [.B698])&gt;1,NOT(ISBLANK([.B698]))))" style:apply-style-name="cf1" style:base-cell-address="'7-12月_'.B698"/>
      <style:map style:condition="is-true-formula(msoxl:AND(COUNTIF([.$B$698:.$B$698], [.B698])&gt;1,NOT(ISBLANK([.B698]))))" style:apply-style-name="cf2" style:base-cell-address="'7-12月_'.B698"/>
      <style:map style:condition="is-true-formula(msoxl:AND(COUNTIF([.$B$698:.$B$698], [.B698])&gt;1,NOT(ISBLANK([.B698]))))" style:apply-style-name="cf3" style:base-cell-address="'7-12月_'.B698"/>
      <style:map style:condition="is-true-formula(msoxl:AND(COUNTIF([.$B$698:.$B$698], [.B698])&gt;1,NOT(ISBLANK([.B698]))))" style:apply-style-name="cf4" style:base-cell-address="'7-12月_'.B698"/>
      <style:map style:condition="is-true-formula(msoxl:AND(COUNTIF([.$B$698:.$B$698], [.B698])&gt;1,NOT(ISBLANK([.B698]))))" style:apply-style-name="cf5" style:base-cell-address="'7-12月_'.B698"/>
    </style:style>
    <style:style style:name="ce33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0:.$B$700], [.B700])&gt;1,NOT(ISBLANK([.B700]))))" style:apply-style-name="cf1" style:base-cell-address="'7-12月_'.B700"/>
      <style:map style:condition="is-true-formula(msoxl:AND(COUNTIF([.$B$700:.$B$700], [.B700])&gt;1,NOT(ISBLANK([.B700]))))" style:apply-style-name="cf2" style:base-cell-address="'7-12月_'.B700"/>
      <style:map style:condition="is-true-formula(msoxl:AND(COUNTIF([.$B$700:.$B$700], [.B700])&gt;1,NOT(ISBLANK([.B700]))))" style:apply-style-name="cf3" style:base-cell-address="'7-12月_'.B700"/>
      <style:map style:condition="is-true-formula(msoxl:AND(COUNTIF([.$B$700:.$B$700], [.B700])&gt;1,NOT(ISBLANK([.B700]))))" style:apply-style-name="cf4" style:base-cell-address="'7-12月_'.B700"/>
      <style:map style:condition="is-true-formula(msoxl:AND(COUNTIF([.$B$700:.$B$700], [.B700])&gt;1,NOT(ISBLANK([.B700]))))" style:apply-style-name="cf5" style:base-cell-address="'7-12月_'.B700"/>
    </style:style>
    <style:style style:name="ce33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1:.$B$701], [.B701])&gt;1,NOT(ISBLANK([.B701]))))" style:apply-style-name="cf1" style:base-cell-address="'7-12月_'.B701"/>
      <style:map style:condition="is-true-formula(msoxl:AND(COUNTIF([.$B$701:.$B$701], [.B701])&gt;1,NOT(ISBLANK([.B701]))))" style:apply-style-name="cf2" style:base-cell-address="'7-12月_'.B701"/>
      <style:map style:condition="is-true-formula(msoxl:AND(COUNTIF([.$B$701:.$B$701], [.B701])&gt;1,NOT(ISBLANK([.B701]))))" style:apply-style-name="cf3" style:base-cell-address="'7-12月_'.B701"/>
      <style:map style:condition="is-true-formula(msoxl:AND(COUNTIF([.$B$701:.$B$701], [.B701])&gt;1,NOT(ISBLANK([.B701]))))" style:apply-style-name="cf4" style:base-cell-address="'7-12月_'.B701"/>
      <style:map style:condition="is-true-formula(msoxl:AND(COUNTIF([.$B$701:.$B$701], [.B701])&gt;1,NOT(ISBLANK([.B701]))))" style:apply-style-name="cf5" style:base-cell-address="'7-12月_'.B701"/>
    </style:style>
    <style:style style:name="ce34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2:.$B$702], [.B702])&gt;1,NOT(ISBLANK([.B702]))))" style:apply-style-name="cf1" style:base-cell-address="'7-12月_'.B702"/>
      <style:map style:condition="is-true-formula(msoxl:AND(COUNTIF([.$B$702:.$B$702], [.B702])&gt;1,NOT(ISBLANK([.B702]))))" style:apply-style-name="cf2" style:base-cell-address="'7-12月_'.B702"/>
      <style:map style:condition="is-true-formula(msoxl:AND(COUNTIF([.$B$702:.$B$702], [.B702])&gt;1,NOT(ISBLANK([.B702]))))" style:apply-style-name="cf3" style:base-cell-address="'7-12月_'.B702"/>
      <style:map style:condition="is-true-formula(msoxl:AND(COUNTIF([.$B$702:.$B$702], [.B702])&gt;1,NOT(ISBLANK([.B702]))))" style:apply-style-name="cf4" style:base-cell-address="'7-12月_'.B702"/>
      <style:map style:condition="is-true-formula(msoxl:AND(COUNTIF([.$B$702:.$B$702], [.B702])&gt;1,NOT(ISBLANK([.B702]))))" style:apply-style-name="cf5" style:base-cell-address="'7-12月_'.B702"/>
    </style:style>
    <style:style style:name="ce34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3:.$B$703], [.B703])&gt;1,NOT(ISBLANK([.B703]))))" style:apply-style-name="cf1" style:base-cell-address="'7-12月_'.B703"/>
      <style:map style:condition="is-true-formula(msoxl:AND(COUNTIF([.$B$703:.$B$703], [.B703])&gt;1,NOT(ISBLANK([.B703]))))" style:apply-style-name="cf2" style:base-cell-address="'7-12月_'.B703"/>
      <style:map style:condition="is-true-formula(msoxl:AND(COUNTIF([.$B$703:.$B$703], [.B703])&gt;1,NOT(ISBLANK([.B703]))))" style:apply-style-name="cf3" style:base-cell-address="'7-12月_'.B703"/>
      <style:map style:condition="is-true-formula(msoxl:AND(COUNTIF([.$B$703:.$B$703], [.B703])&gt;1,NOT(ISBLANK([.B703]))))" style:apply-style-name="cf4" style:base-cell-address="'7-12月_'.B703"/>
      <style:map style:condition="is-true-formula(msoxl:AND(COUNTIF([.$B$703:.$B$703], [.B703])&gt;1,NOT(ISBLANK([.B703]))))" style:apply-style-name="cf5" style:base-cell-address="'7-12月_'.B703"/>
    </style:style>
    <style:style style:name="ce34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4:.$B$704], [.B704])&gt;1,NOT(ISBLANK([.B704]))))" style:apply-style-name="cf1" style:base-cell-address="'7-12月_'.B704"/>
      <style:map style:condition="is-true-formula(msoxl:AND(COUNTIF([.$B$704:.$B$704], [.B704])&gt;1,NOT(ISBLANK([.B704]))))" style:apply-style-name="cf2" style:base-cell-address="'7-12月_'.B704"/>
      <style:map style:condition="is-true-formula(msoxl:AND(COUNTIF([.$B$704:.$B$704], [.B704])&gt;1,NOT(ISBLANK([.B704]))))" style:apply-style-name="cf3" style:base-cell-address="'7-12月_'.B704"/>
      <style:map style:condition="is-true-formula(msoxl:AND(COUNTIF([.$B$704:.$B$704], [.B704])&gt;1,NOT(ISBLANK([.B704]))))" style:apply-style-name="cf4" style:base-cell-address="'7-12月_'.B704"/>
      <style:map style:condition="is-true-formula(msoxl:AND(COUNTIF([.$B$704:.$B$704], [.B704])&gt;1,NOT(ISBLANK([.B704]))))" style:apply-style-name="cf5" style:base-cell-address="'7-12月_'.B704"/>
    </style:style>
    <style:style style:name="ce34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5:.$B$705], [.B705])&gt;1,NOT(ISBLANK([.B705]))))" style:apply-style-name="cf1" style:base-cell-address="'7-12月_'.B705"/>
      <style:map style:condition="is-true-formula(msoxl:AND(COUNTIF([.$B$705:.$B$705], [.B705])&gt;1,NOT(ISBLANK([.B705]))))" style:apply-style-name="cf2" style:base-cell-address="'7-12月_'.B705"/>
      <style:map style:condition="is-true-formula(msoxl:AND(COUNTIF([.$B$705:.$B$705], [.B705])&gt;1,NOT(ISBLANK([.B705]))))" style:apply-style-name="cf3" style:base-cell-address="'7-12月_'.B705"/>
      <style:map style:condition="is-true-formula(msoxl:AND(COUNTIF([.$B$705:.$B$705], [.B705])&gt;1,NOT(ISBLANK([.B705]))))" style:apply-style-name="cf4" style:base-cell-address="'7-12月_'.B705"/>
      <style:map style:condition="is-true-formula(msoxl:AND(COUNTIF([.$B$705:.$B$705], [.B705])&gt;1,NOT(ISBLANK([.B705]))))" style:apply-style-name="cf5" style:base-cell-address="'7-12月_'.B705"/>
    </style:style>
    <style:style style:name="ce34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6:.$B$706], [.B706])&gt;1,NOT(ISBLANK([.B706]))))" style:apply-style-name="cf1" style:base-cell-address="'7-12月_'.B706"/>
      <style:map style:condition="is-true-formula(msoxl:AND(COUNTIF([.$B$706:.$B$706], [.B706])&gt;1,NOT(ISBLANK([.B706]))))" style:apply-style-name="cf2" style:base-cell-address="'7-12月_'.B706"/>
      <style:map style:condition="is-true-formula(msoxl:AND(COUNTIF([.$B$706:.$B$706], [.B706])&gt;1,NOT(ISBLANK([.B706]))))" style:apply-style-name="cf3" style:base-cell-address="'7-12月_'.B706"/>
      <style:map style:condition="is-true-formula(msoxl:AND(COUNTIF([.$B$706:.$B$706], [.B706])&gt;1,NOT(ISBLANK([.B706]))))" style:apply-style-name="cf4" style:base-cell-address="'7-12月_'.B706"/>
      <style:map style:condition="is-true-formula(msoxl:AND(COUNTIF([.$B$706:.$B$706], [.B706])&gt;1,NOT(ISBLANK([.B706]))))" style:apply-style-name="cf5" style:base-cell-address="'7-12月_'.B706"/>
    </style:style>
    <style:style style:name="ce34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7:.$B$707], [.B707])&gt;1,NOT(ISBLANK([.B707]))))" style:apply-style-name="cf1" style:base-cell-address="'7-12月_'.B707"/>
      <style:map style:condition="is-true-formula(msoxl:AND(COUNTIF([.$B$707:.$B$707], [.B707])&gt;1,NOT(ISBLANK([.B707]))))" style:apply-style-name="cf2" style:base-cell-address="'7-12月_'.B707"/>
      <style:map style:condition="is-true-formula(msoxl:AND(COUNTIF([.$B$707:.$B$707], [.B707])&gt;1,NOT(ISBLANK([.B707]))))" style:apply-style-name="cf3" style:base-cell-address="'7-12月_'.B707"/>
      <style:map style:condition="is-true-formula(msoxl:AND(COUNTIF([.$B$707:.$B$707], [.B707])&gt;1,NOT(ISBLANK([.B707]))))" style:apply-style-name="cf4" style:base-cell-address="'7-12月_'.B707"/>
      <style:map style:condition="is-true-formula(msoxl:AND(COUNTIF([.$B$707:.$B$707], [.B707])&gt;1,NOT(ISBLANK([.B707]))))" style:apply-style-name="cf5" style:base-cell-address="'7-12月_'.B707"/>
    </style:style>
    <style:style style:name="ce34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8:.$B$708], [.B708])&gt;1,NOT(ISBLANK([.B708]))))" style:apply-style-name="cf1" style:base-cell-address="'7-12月_'.B708"/>
      <style:map style:condition="is-true-formula(msoxl:AND(COUNTIF([.$B$708:.$B$708], [.B708])&gt;1,NOT(ISBLANK([.B708]))))" style:apply-style-name="cf2" style:base-cell-address="'7-12月_'.B708"/>
      <style:map style:condition="is-true-formula(msoxl:AND(COUNTIF([.$B$708:.$B$708], [.B708])&gt;1,NOT(ISBLANK([.B708]))))" style:apply-style-name="cf3" style:base-cell-address="'7-12月_'.B708"/>
      <style:map style:condition="is-true-formula(msoxl:AND(COUNTIF([.$B$708:.$B$708], [.B708])&gt;1,NOT(ISBLANK([.B708]))))" style:apply-style-name="cf4" style:base-cell-address="'7-12月_'.B708"/>
      <style:map style:condition="is-true-formula(msoxl:AND(COUNTIF([.$B$708:.$B$708], [.B708])&gt;1,NOT(ISBLANK([.B708]))))" style:apply-style-name="cf5" style:base-cell-address="'7-12月_'.B708"/>
    </style:style>
    <style:style style:name="ce34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09:.$B$709], [.B709])&gt;1,NOT(ISBLANK([.B709]))))" style:apply-style-name="cf1" style:base-cell-address="'7-12月_'.B709"/>
      <style:map style:condition="is-true-formula(msoxl:AND(COUNTIF([.$B$709:.$B$709], [.B709])&gt;1,NOT(ISBLANK([.B709]))))" style:apply-style-name="cf2" style:base-cell-address="'7-12月_'.B709"/>
      <style:map style:condition="is-true-formula(msoxl:AND(COUNTIF([.$B$709:.$B$709], [.B709])&gt;1,NOT(ISBLANK([.B709]))))" style:apply-style-name="cf3" style:base-cell-address="'7-12月_'.B709"/>
      <style:map style:condition="is-true-formula(msoxl:AND(COUNTIF([.$B$709:.$B$709], [.B709])&gt;1,NOT(ISBLANK([.B709]))))" style:apply-style-name="cf4" style:base-cell-address="'7-12月_'.B709"/>
      <style:map style:condition="is-true-formula(msoxl:AND(COUNTIF([.$B$709:.$B$709], [.B709])&gt;1,NOT(ISBLANK([.B709]))))" style:apply-style-name="cf5" style:base-cell-address="'7-12月_'.B709"/>
    </style:style>
    <style:style style:name="ce34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0:.$B$710], [.B710])&gt;1,NOT(ISBLANK([.B710]))))" style:apply-style-name="cf1" style:base-cell-address="'7-12月_'.B710"/>
      <style:map style:condition="is-true-formula(msoxl:AND(COUNTIF([.$B$710:.$B$710], [.B710])&gt;1,NOT(ISBLANK([.B710]))))" style:apply-style-name="cf2" style:base-cell-address="'7-12月_'.B710"/>
      <style:map style:condition="is-true-formula(msoxl:AND(COUNTIF([.$B$710:.$B$710], [.B710])&gt;1,NOT(ISBLANK([.B710]))))" style:apply-style-name="cf3" style:base-cell-address="'7-12月_'.B710"/>
      <style:map style:condition="is-true-formula(msoxl:AND(COUNTIF([.$B$710:.$B$710], [.B710])&gt;1,NOT(ISBLANK([.B710]))))" style:apply-style-name="cf4" style:base-cell-address="'7-12月_'.B710"/>
      <style:map style:condition="is-true-formula(msoxl:AND(COUNTIF([.$B$710:.$B$710], [.B710])&gt;1,NOT(ISBLANK([.B710]))))" style:apply-style-name="cf5" style:base-cell-address="'7-12月_'.B710"/>
    </style:style>
    <style:style style:name="ce34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1:.$B$711], [.B711])&gt;1,NOT(ISBLANK([.B711]))))" style:apply-style-name="cf1" style:base-cell-address="'7-12月_'.B711"/>
      <style:map style:condition="is-true-formula(msoxl:AND(COUNTIF([.$B$711:.$B$711], [.B711])&gt;1,NOT(ISBLANK([.B711]))))" style:apply-style-name="cf2" style:base-cell-address="'7-12月_'.B711"/>
      <style:map style:condition="is-true-formula(msoxl:AND(COUNTIF([.$B$711:.$B$711], [.B711])&gt;1,NOT(ISBLANK([.B711]))))" style:apply-style-name="cf3" style:base-cell-address="'7-12月_'.B711"/>
      <style:map style:condition="is-true-formula(msoxl:AND(COUNTIF([.$B$711:.$B$711], [.B711])&gt;1,NOT(ISBLANK([.B711]))))" style:apply-style-name="cf4" style:base-cell-address="'7-12月_'.B711"/>
      <style:map style:condition="is-true-formula(msoxl:AND(COUNTIF([.$B$711:.$B$711], [.B711])&gt;1,NOT(ISBLANK([.B711]))))" style:apply-style-name="cf5" style:base-cell-address="'7-12月_'.B711"/>
    </style:style>
    <style:style style:name="ce35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2:.$B$712], [.B712])&gt;1,NOT(ISBLANK([.B712]))))" style:apply-style-name="cf1" style:base-cell-address="'7-12月_'.B712"/>
      <style:map style:condition="is-true-formula(msoxl:AND(COUNTIF([.$B$712:.$B$712], [.B712])&gt;1,NOT(ISBLANK([.B712]))))" style:apply-style-name="cf2" style:base-cell-address="'7-12月_'.B712"/>
      <style:map style:condition="is-true-formula(msoxl:AND(COUNTIF([.$B$712:.$B$712], [.B712])&gt;1,NOT(ISBLANK([.B712]))))" style:apply-style-name="cf3" style:base-cell-address="'7-12月_'.B712"/>
      <style:map style:condition="is-true-formula(msoxl:AND(COUNTIF([.$B$712:.$B$712], [.B712])&gt;1,NOT(ISBLANK([.B712]))))" style:apply-style-name="cf4" style:base-cell-address="'7-12月_'.B712"/>
      <style:map style:condition="is-true-formula(msoxl:AND(COUNTIF([.$B$712:.$B$712], [.B712])&gt;1,NOT(ISBLANK([.B712]))))" style:apply-style-name="cf5" style:base-cell-address="'7-12月_'.B712"/>
    </style:style>
    <style:style style:name="ce35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3:.$B$713], [.B713])&gt;1,NOT(ISBLANK([.B713]))))" style:apply-style-name="cf1" style:base-cell-address="'7-12月_'.B713"/>
      <style:map style:condition="is-true-formula(msoxl:AND(COUNTIF([.$B$713:.$B$713], [.B713])&gt;1,NOT(ISBLANK([.B713]))))" style:apply-style-name="cf2" style:base-cell-address="'7-12月_'.B713"/>
      <style:map style:condition="is-true-formula(msoxl:AND(COUNTIF([.$B$713:.$B$713], [.B713])&gt;1,NOT(ISBLANK([.B713]))))" style:apply-style-name="cf3" style:base-cell-address="'7-12月_'.B713"/>
      <style:map style:condition="is-true-formula(msoxl:AND(COUNTIF([.$B$713:.$B$713], [.B713])&gt;1,NOT(ISBLANK([.B713]))))" style:apply-style-name="cf4" style:base-cell-address="'7-12月_'.B713"/>
      <style:map style:condition="is-true-formula(msoxl:AND(COUNTIF([.$B$713:.$B$713], [.B713])&gt;1,NOT(ISBLANK([.B713]))))" style:apply-style-name="cf5" style:base-cell-address="'7-12月_'.B713"/>
    </style:style>
    <style:style style:name="ce35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4:.$B$714], [.B714])&gt;1,NOT(ISBLANK([.B714]))))" style:apply-style-name="cf1" style:base-cell-address="'7-12月_'.B714"/>
      <style:map style:condition="is-true-formula(msoxl:AND(COUNTIF([.$B$714:.$B$714], [.B714])&gt;1,NOT(ISBLANK([.B714]))))" style:apply-style-name="cf2" style:base-cell-address="'7-12月_'.B714"/>
      <style:map style:condition="is-true-formula(msoxl:AND(COUNTIF([.$B$714:.$B$714], [.B714])&gt;1,NOT(ISBLANK([.B714]))))" style:apply-style-name="cf3" style:base-cell-address="'7-12月_'.B714"/>
      <style:map style:condition="is-true-formula(msoxl:AND(COUNTIF([.$B$714:.$B$714], [.B714])&gt;1,NOT(ISBLANK([.B714]))))" style:apply-style-name="cf4" style:base-cell-address="'7-12月_'.B714"/>
      <style:map style:condition="is-true-formula(msoxl:AND(COUNTIF([.$B$714:.$B$714], [.B714])&gt;1,NOT(ISBLANK([.B714]))))" style:apply-style-name="cf5" style:base-cell-address="'7-12月_'.B714"/>
    </style:style>
    <style:style style:name="ce35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5:.$B$715], [.B715])&gt;1,NOT(ISBLANK([.B715]))))" style:apply-style-name="cf1" style:base-cell-address="'7-12月_'.B715"/>
      <style:map style:condition="is-true-formula(msoxl:AND(COUNTIF([.$B$715:.$B$715], [.B715])&gt;1,NOT(ISBLANK([.B715]))))" style:apply-style-name="cf2" style:base-cell-address="'7-12月_'.B715"/>
      <style:map style:condition="is-true-formula(msoxl:AND(COUNTIF([.$B$715:.$B$715], [.B715])&gt;1,NOT(ISBLANK([.B715]))))" style:apply-style-name="cf3" style:base-cell-address="'7-12月_'.B715"/>
      <style:map style:condition="is-true-formula(msoxl:AND(COUNTIF([.$B$715:.$B$715], [.B715])&gt;1,NOT(ISBLANK([.B715]))))" style:apply-style-name="cf4" style:base-cell-address="'7-12月_'.B715"/>
      <style:map style:condition="is-true-formula(msoxl:AND(COUNTIF([.$B$715:.$B$715], [.B715])&gt;1,NOT(ISBLANK([.B715]))))" style:apply-style-name="cf5" style:base-cell-address="'7-12月_'.B715"/>
    </style:style>
    <style:style style:name="ce35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6:.$B$716], [.B716])&gt;1,NOT(ISBLANK([.B716]))))" style:apply-style-name="cf1" style:base-cell-address="'7-12月_'.B716"/>
      <style:map style:condition="is-true-formula(msoxl:AND(COUNTIF([.$B$716:.$B$716], [.B716])&gt;1,NOT(ISBLANK([.B716]))))" style:apply-style-name="cf2" style:base-cell-address="'7-12月_'.B716"/>
      <style:map style:condition="is-true-formula(msoxl:AND(COUNTIF([.$B$716:.$B$716], [.B716])&gt;1,NOT(ISBLANK([.B716]))))" style:apply-style-name="cf3" style:base-cell-address="'7-12月_'.B716"/>
      <style:map style:condition="is-true-formula(msoxl:AND(COUNTIF([.$B$716:.$B$716], [.B716])&gt;1,NOT(ISBLANK([.B716]))))" style:apply-style-name="cf4" style:base-cell-address="'7-12月_'.B716"/>
      <style:map style:condition="is-true-formula(msoxl:AND(COUNTIF([.$B$716:.$B$716], [.B716])&gt;1,NOT(ISBLANK([.B716]))))" style:apply-style-name="cf5" style:base-cell-address="'7-12月_'.B716"/>
    </style:style>
    <style:style style:name="ce35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7:.$B$717], [.B717])&gt;1,NOT(ISBLANK([.B717]))))" style:apply-style-name="cf1" style:base-cell-address="'7-12月_'.B717"/>
      <style:map style:condition="is-true-formula(msoxl:AND(COUNTIF([.$B$717:.$B$717], [.B717])&gt;1,NOT(ISBLANK([.B717]))))" style:apply-style-name="cf2" style:base-cell-address="'7-12月_'.B717"/>
      <style:map style:condition="is-true-formula(msoxl:AND(COUNTIF([.$B$717:.$B$717], [.B717])&gt;1,NOT(ISBLANK([.B717]))))" style:apply-style-name="cf3" style:base-cell-address="'7-12月_'.B717"/>
      <style:map style:condition="is-true-formula(msoxl:AND(COUNTIF([.$B$717:.$B$717], [.B717])&gt;1,NOT(ISBLANK([.B717]))))" style:apply-style-name="cf4" style:base-cell-address="'7-12月_'.B717"/>
      <style:map style:condition="is-true-formula(msoxl:AND(COUNTIF([.$B$717:.$B$717], [.B717])&gt;1,NOT(ISBLANK([.B717]))))" style:apply-style-name="cf5" style:base-cell-address="'7-12月_'.B717"/>
    </style:style>
    <style:style style:name="ce35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8:.$B$718], [.B718])&gt;1,NOT(ISBLANK([.B718]))))" style:apply-style-name="cf1" style:base-cell-address="'7-12月_'.B718"/>
      <style:map style:condition="is-true-formula(msoxl:AND(COUNTIF([.$B$718:.$B$718], [.B718])&gt;1,NOT(ISBLANK([.B718]))))" style:apply-style-name="cf2" style:base-cell-address="'7-12月_'.B718"/>
      <style:map style:condition="is-true-formula(msoxl:AND(COUNTIF([.$B$718:.$B$718], [.B718])&gt;1,NOT(ISBLANK([.B718]))))" style:apply-style-name="cf3" style:base-cell-address="'7-12月_'.B718"/>
      <style:map style:condition="is-true-formula(msoxl:AND(COUNTIF([.$B$718:.$B$718], [.B718])&gt;1,NOT(ISBLANK([.B718]))))" style:apply-style-name="cf4" style:base-cell-address="'7-12月_'.B718"/>
      <style:map style:condition="is-true-formula(msoxl:AND(COUNTIF([.$B$718:.$B$718], [.B718])&gt;1,NOT(ISBLANK([.B718]))))" style:apply-style-name="cf5" style:base-cell-address="'7-12月_'.B718"/>
    </style:style>
    <style:style style:name="ce35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19:.$B$719], [.B719])&gt;1,NOT(ISBLANK([.B719]))))" style:apply-style-name="cf1" style:base-cell-address="'7-12月_'.B719"/>
      <style:map style:condition="is-true-formula(msoxl:AND(COUNTIF([.$B$719:.$B$719], [.B719])&gt;1,NOT(ISBLANK([.B719]))))" style:apply-style-name="cf2" style:base-cell-address="'7-12月_'.B719"/>
      <style:map style:condition="is-true-formula(msoxl:AND(COUNTIF([.$B$719:.$B$719], [.B719])&gt;1,NOT(ISBLANK([.B719]))))" style:apply-style-name="cf3" style:base-cell-address="'7-12月_'.B719"/>
      <style:map style:condition="is-true-formula(msoxl:AND(COUNTIF([.$B$719:.$B$719], [.B719])&gt;1,NOT(ISBLANK([.B719]))))" style:apply-style-name="cf4" style:base-cell-address="'7-12月_'.B719"/>
      <style:map style:condition="is-true-formula(msoxl:AND(COUNTIF([.$B$719:.$B$719], [.B719])&gt;1,NOT(ISBLANK([.B719]))))" style:apply-style-name="cf5" style:base-cell-address="'7-12月_'.B719"/>
    </style:style>
    <style:style style:name="ce35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20:.$B$720], [.B720])&gt;1,NOT(ISBLANK([.B720]))))" style:apply-style-name="cf1" style:base-cell-address="'7-12月_'.B720"/>
      <style:map style:condition="is-true-formula(msoxl:AND(COUNTIF([.$B$720:.$B$720], [.B720])&gt;1,NOT(ISBLANK([.B720]))))" style:apply-style-name="cf2" style:base-cell-address="'7-12月_'.B720"/>
      <style:map style:condition="is-true-formula(msoxl:AND(COUNTIF([.$B$720:.$B$720], [.B720])&gt;1,NOT(ISBLANK([.B720]))))" style:apply-style-name="cf3" style:base-cell-address="'7-12月_'.B720"/>
      <style:map style:condition="is-true-formula(msoxl:AND(COUNTIF([.$B$720:.$B$720], [.B720])&gt;1,NOT(ISBLANK([.B720]))))" style:apply-style-name="cf4" style:base-cell-address="'7-12月_'.B720"/>
      <style:map style:condition="is-true-formula(msoxl:AND(COUNTIF([.$B$720:.$B$720], [.B720])&gt;1,NOT(ISBLANK([.B720]))))" style:apply-style-name="cf5" style:base-cell-address="'7-12月_'.B720"/>
    </style:style>
    <style:style style:name="ce35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24:.$B$724], [.B724])&gt;1,NOT(ISBLANK([.B724]))))" style:apply-style-name="cf1" style:base-cell-address="'7-12月_'.B724"/>
      <style:map style:condition="is-true-formula(msoxl:AND(COUNTIF([.$B$724:.$B$724], [.B724])&gt;1,NOT(ISBLANK([.B724]))))" style:apply-style-name="cf2" style:base-cell-address="'7-12月_'.B724"/>
      <style:map style:condition="is-true-formula(msoxl:AND(COUNTIF([.$B$724:.$B$724], [.B724])&gt;1,NOT(ISBLANK([.B724]))))" style:apply-style-name="cf3" style:base-cell-address="'7-12月_'.B724"/>
      <style:map style:condition="is-true-formula(msoxl:AND(COUNTIF([.$B$724:.$B$724], [.B724])&gt;1,NOT(ISBLANK([.B724]))))" style:apply-style-name="cf4" style:base-cell-address="'7-12月_'.B724"/>
      <style:map style:condition="is-true-formula(msoxl:AND(COUNTIF([.$B$724:.$B$724], [.B724])&gt;1,NOT(ISBLANK([.B724]))))" style:apply-style-name="cf5" style:base-cell-address="'7-12月_'.B724"/>
    </style:style>
    <style:style style:name="ce36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29:.$B$729], [.B729])&gt;1,NOT(ISBLANK([.B729]))))" style:apply-style-name="cf1" style:base-cell-address="'7-12月_'.B729"/>
      <style:map style:condition="is-true-formula(msoxl:AND(COUNTIF([.$B$729:.$B$729], [.B729])&gt;1,NOT(ISBLANK([.B729]))))" style:apply-style-name="cf2" style:base-cell-address="'7-12月_'.B729"/>
      <style:map style:condition="is-true-formula(msoxl:AND(COUNTIF([.$B$729:.$B$729], [.B729])&gt;1,NOT(ISBLANK([.B729]))))" style:apply-style-name="cf3" style:base-cell-address="'7-12月_'.B729"/>
      <style:map style:condition="is-true-formula(msoxl:AND(COUNTIF([.$B$729:.$B$729], [.B729])&gt;1,NOT(ISBLANK([.B729]))))" style:apply-style-name="cf4" style:base-cell-address="'7-12月_'.B729"/>
      <style:map style:condition="is-true-formula(msoxl:AND(COUNTIF([.$B$729:.$B$729], [.B729])&gt;1,NOT(ISBLANK([.B729]))))" style:apply-style-name="cf5" style:base-cell-address="'7-12月_'.B729"/>
    </style:style>
    <style:style style:name="ce36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0:.$B$730], [.B730])&gt;1,NOT(ISBLANK([.B730]))))" style:apply-style-name="cf1" style:base-cell-address="'7-12月_'.B730"/>
      <style:map style:condition="is-true-formula(msoxl:AND(COUNTIF([.$B$730:.$B$730], [.B730])&gt;1,NOT(ISBLANK([.B730]))))" style:apply-style-name="cf2" style:base-cell-address="'7-12月_'.B730"/>
      <style:map style:condition="is-true-formula(msoxl:AND(COUNTIF([.$B$730:.$B$730], [.B730])&gt;1,NOT(ISBLANK([.B730]))))" style:apply-style-name="cf3" style:base-cell-address="'7-12月_'.B730"/>
      <style:map style:condition="is-true-formula(msoxl:AND(COUNTIF([.$B$730:.$B$730], [.B730])&gt;1,NOT(ISBLANK([.B730]))))" style:apply-style-name="cf4" style:base-cell-address="'7-12月_'.B730"/>
      <style:map style:condition="is-true-formula(msoxl:AND(COUNTIF([.$B$730:.$B$730], [.B730])&gt;1,NOT(ISBLANK([.B730]))))" style:apply-style-name="cf5" style:base-cell-address="'7-12月_'.B730"/>
    </style:style>
    <style:style style:name="ce36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1:.$B$731], [.B731])&gt;1,NOT(ISBLANK([.B731]))))" style:apply-style-name="cf1" style:base-cell-address="'7-12月_'.B731"/>
      <style:map style:condition="is-true-formula(msoxl:AND(COUNTIF([.$B$731:.$B$731], [.B731])&gt;1,NOT(ISBLANK([.B731]))))" style:apply-style-name="cf2" style:base-cell-address="'7-12月_'.B731"/>
      <style:map style:condition="is-true-formula(msoxl:AND(COUNTIF([.$B$731:.$B$731], [.B731])&gt;1,NOT(ISBLANK([.B731]))))" style:apply-style-name="cf3" style:base-cell-address="'7-12月_'.B731"/>
      <style:map style:condition="is-true-formula(msoxl:AND(COUNTIF([.$B$731:.$B$731], [.B731])&gt;1,NOT(ISBLANK([.B731]))))" style:apply-style-name="cf4" style:base-cell-address="'7-12月_'.B731"/>
      <style:map style:condition="is-true-formula(msoxl:AND(COUNTIF([.$B$731:.$B$731], [.B731])&gt;1,NOT(ISBLANK([.B731]))))" style:apply-style-name="cf5" style:base-cell-address="'7-12月_'.B731"/>
    </style:style>
    <style:style style:name="ce36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2:.$B$732], [.B732])&gt;1,NOT(ISBLANK([.B732]))))" style:apply-style-name="cf1" style:base-cell-address="'7-12月_'.B732"/>
      <style:map style:condition="is-true-formula(msoxl:AND(COUNTIF([.$B$732:.$B$732], [.B732])&gt;1,NOT(ISBLANK([.B732]))))" style:apply-style-name="cf2" style:base-cell-address="'7-12月_'.B732"/>
      <style:map style:condition="is-true-formula(msoxl:AND(COUNTIF([.$B$732:.$B$732], [.B732])&gt;1,NOT(ISBLANK([.B732]))))" style:apply-style-name="cf3" style:base-cell-address="'7-12月_'.B732"/>
      <style:map style:condition="is-true-formula(msoxl:AND(COUNTIF([.$B$732:.$B$732], [.B732])&gt;1,NOT(ISBLANK([.B732]))))" style:apply-style-name="cf4" style:base-cell-address="'7-12月_'.B732"/>
      <style:map style:condition="is-true-formula(msoxl:AND(COUNTIF([.$B$732:.$B$732], [.B732])&gt;1,NOT(ISBLANK([.B732]))))" style:apply-style-name="cf5" style:base-cell-address="'7-12月_'.B732"/>
    </style:style>
    <style:style style:name="ce36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3:.$B$733], [.B733])&gt;1,NOT(ISBLANK([.B733]))))" style:apply-style-name="cf1" style:base-cell-address="'7-12月_'.B733"/>
      <style:map style:condition="is-true-formula(msoxl:AND(COUNTIF([.$B$733:.$B$733], [.B733])&gt;1,NOT(ISBLANK([.B733]))))" style:apply-style-name="cf2" style:base-cell-address="'7-12月_'.B733"/>
      <style:map style:condition="is-true-formula(msoxl:AND(COUNTIF([.$B$733:.$B$733], [.B733])&gt;1,NOT(ISBLANK([.B733]))))" style:apply-style-name="cf3" style:base-cell-address="'7-12月_'.B733"/>
      <style:map style:condition="is-true-formula(msoxl:AND(COUNTIF([.$B$733:.$B$733], [.B733])&gt;1,NOT(ISBLANK([.B733]))))" style:apply-style-name="cf4" style:base-cell-address="'7-12月_'.B733"/>
      <style:map style:condition="is-true-formula(msoxl:AND(COUNTIF([.$B$733:.$B$733], [.B733])&gt;1,NOT(ISBLANK([.B733]))))" style:apply-style-name="cf5" style:base-cell-address="'7-12月_'.B733"/>
    </style:style>
    <style:style style:name="ce36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4:.$B$734], [.B734])&gt;1,NOT(ISBLANK([.B734]))))" style:apply-style-name="cf1" style:base-cell-address="'7-12月_'.B734"/>
      <style:map style:condition="is-true-formula(msoxl:AND(COUNTIF([.$B$734:.$B$734], [.B734])&gt;1,NOT(ISBLANK([.B734]))))" style:apply-style-name="cf2" style:base-cell-address="'7-12月_'.B734"/>
      <style:map style:condition="is-true-formula(msoxl:AND(COUNTIF([.$B$734:.$B$734], [.B734])&gt;1,NOT(ISBLANK([.B734]))))" style:apply-style-name="cf3" style:base-cell-address="'7-12月_'.B734"/>
      <style:map style:condition="is-true-formula(msoxl:AND(COUNTIF([.$B$734:.$B$734], [.B734])&gt;1,NOT(ISBLANK([.B734]))))" style:apply-style-name="cf4" style:base-cell-address="'7-12月_'.B734"/>
      <style:map style:condition="is-true-formula(msoxl:AND(COUNTIF([.$B$734:.$B$734], [.B734])&gt;1,NOT(ISBLANK([.B734]))))" style:apply-style-name="cf5" style:base-cell-address="'7-12月_'.B734"/>
    </style:style>
    <style:style style:name="ce36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5:.$B$735], [.B735])&gt;1,NOT(ISBLANK([.B735]))))" style:apply-style-name="cf1" style:base-cell-address="'7-12月_'.B735"/>
      <style:map style:condition="is-true-formula(msoxl:AND(COUNTIF([.$B$735:.$B$735], [.B735])&gt;1,NOT(ISBLANK([.B735]))))" style:apply-style-name="cf2" style:base-cell-address="'7-12月_'.B735"/>
      <style:map style:condition="is-true-formula(msoxl:AND(COUNTIF([.$B$735:.$B$735], [.B735])&gt;1,NOT(ISBLANK([.B735]))))" style:apply-style-name="cf3" style:base-cell-address="'7-12月_'.B735"/>
      <style:map style:condition="is-true-formula(msoxl:AND(COUNTIF([.$B$735:.$B$735], [.B735])&gt;1,NOT(ISBLANK([.B735]))))" style:apply-style-name="cf4" style:base-cell-address="'7-12月_'.B735"/>
      <style:map style:condition="is-true-formula(msoxl:AND(COUNTIF([.$B$735:.$B$735], [.B735])&gt;1,NOT(ISBLANK([.B735]))))" style:apply-style-name="cf5" style:base-cell-address="'7-12月_'.B735"/>
    </style:style>
    <style:style style:name="ce36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6:.$B$736], [.B736])&gt;1,NOT(ISBLANK([.B736]))))" style:apply-style-name="cf1" style:base-cell-address="'7-12月_'.B736"/>
      <style:map style:condition="is-true-formula(msoxl:AND(COUNTIF([.$B$736:.$B$736], [.B736])&gt;1,NOT(ISBLANK([.B736]))))" style:apply-style-name="cf2" style:base-cell-address="'7-12月_'.B736"/>
      <style:map style:condition="is-true-formula(msoxl:AND(COUNTIF([.$B$736:.$B$736], [.B736])&gt;1,NOT(ISBLANK([.B736]))))" style:apply-style-name="cf3" style:base-cell-address="'7-12月_'.B736"/>
      <style:map style:condition="is-true-formula(msoxl:AND(COUNTIF([.$B$736:.$B$736], [.B736])&gt;1,NOT(ISBLANK([.B736]))))" style:apply-style-name="cf4" style:base-cell-address="'7-12月_'.B736"/>
      <style:map style:condition="is-true-formula(msoxl:AND(COUNTIF([.$B$736:.$B$736], [.B736])&gt;1,NOT(ISBLANK([.B736]))))" style:apply-style-name="cf5" style:base-cell-address="'7-12月_'.B736"/>
    </style:style>
    <style:style style:name="ce36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7:.$B$737], [.B737])&gt;1,NOT(ISBLANK([.B737]))))" style:apply-style-name="cf1" style:base-cell-address="'7-12月_'.B737"/>
      <style:map style:condition="is-true-formula(msoxl:AND(COUNTIF([.$B$737:.$B$737], [.B737])&gt;1,NOT(ISBLANK([.B737]))))" style:apply-style-name="cf2" style:base-cell-address="'7-12月_'.B737"/>
      <style:map style:condition="is-true-formula(msoxl:AND(COUNTIF([.$B$737:.$B$737], [.B737])&gt;1,NOT(ISBLANK([.B737]))))" style:apply-style-name="cf3" style:base-cell-address="'7-12月_'.B737"/>
      <style:map style:condition="is-true-formula(msoxl:AND(COUNTIF([.$B$737:.$B$737], [.B737])&gt;1,NOT(ISBLANK([.B737]))))" style:apply-style-name="cf4" style:base-cell-address="'7-12月_'.B737"/>
      <style:map style:condition="is-true-formula(msoxl:AND(COUNTIF([.$B$737:.$B$737], [.B737])&gt;1,NOT(ISBLANK([.B737]))))" style:apply-style-name="cf5" style:base-cell-address="'7-12月_'.B737"/>
    </style:style>
    <style:style style:name="ce36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8:.$B$738], [.B738])&gt;1,NOT(ISBLANK([.B738]))))" style:apply-style-name="cf1" style:base-cell-address="'7-12月_'.B738"/>
      <style:map style:condition="is-true-formula(msoxl:AND(COUNTIF([.$B$738:.$B$738], [.B738])&gt;1,NOT(ISBLANK([.B738]))))" style:apply-style-name="cf2" style:base-cell-address="'7-12月_'.B738"/>
      <style:map style:condition="is-true-formula(msoxl:AND(COUNTIF([.$B$738:.$B$738], [.B738])&gt;1,NOT(ISBLANK([.B738]))))" style:apply-style-name="cf3" style:base-cell-address="'7-12月_'.B738"/>
      <style:map style:condition="is-true-formula(msoxl:AND(COUNTIF([.$B$738:.$B$738], [.B738])&gt;1,NOT(ISBLANK([.B738]))))" style:apply-style-name="cf4" style:base-cell-address="'7-12月_'.B738"/>
      <style:map style:condition="is-true-formula(msoxl:AND(COUNTIF([.$B$738:.$B$738], [.B738])&gt;1,NOT(ISBLANK([.B738]))))" style:apply-style-name="cf5" style:base-cell-address="'7-12月_'.B738"/>
    </style:style>
    <style:style style:name="ce37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39:.$B$739], [.B739])&gt;1,NOT(ISBLANK([.B739]))))" style:apply-style-name="cf1" style:base-cell-address="'7-12月_'.B739"/>
      <style:map style:condition="is-true-formula(msoxl:AND(COUNTIF([.$B$739:.$B$739], [.B739])&gt;1,NOT(ISBLANK([.B739]))))" style:apply-style-name="cf2" style:base-cell-address="'7-12月_'.B739"/>
      <style:map style:condition="is-true-formula(msoxl:AND(COUNTIF([.$B$739:.$B$739], [.B739])&gt;1,NOT(ISBLANK([.B739]))))" style:apply-style-name="cf3" style:base-cell-address="'7-12月_'.B739"/>
      <style:map style:condition="is-true-formula(msoxl:AND(COUNTIF([.$B$739:.$B$739], [.B739])&gt;1,NOT(ISBLANK([.B739]))))" style:apply-style-name="cf4" style:base-cell-address="'7-12月_'.B739"/>
      <style:map style:condition="is-true-formula(msoxl:AND(COUNTIF([.$B$739:.$B$739], [.B739])&gt;1,NOT(ISBLANK([.B739]))))" style:apply-style-name="cf5" style:base-cell-address="'7-12月_'.B739"/>
    </style:style>
    <style:style style:name="ce37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0:.$B$740], [.B740])&gt;1,NOT(ISBLANK([.B740]))))" style:apply-style-name="cf1" style:base-cell-address="'7-12月_'.B740"/>
      <style:map style:condition="is-true-formula(msoxl:AND(COUNTIF([.$B$740:.$B$740], [.B740])&gt;1,NOT(ISBLANK([.B740]))))" style:apply-style-name="cf2" style:base-cell-address="'7-12月_'.B740"/>
      <style:map style:condition="is-true-formula(msoxl:AND(COUNTIF([.$B$740:.$B$740], [.B740])&gt;1,NOT(ISBLANK([.B740]))))" style:apply-style-name="cf3" style:base-cell-address="'7-12月_'.B740"/>
      <style:map style:condition="is-true-formula(msoxl:AND(COUNTIF([.$B$740:.$B$740], [.B740])&gt;1,NOT(ISBLANK([.B740]))))" style:apply-style-name="cf4" style:base-cell-address="'7-12月_'.B740"/>
      <style:map style:condition="is-true-formula(msoxl:AND(COUNTIF([.$B$740:.$B$740], [.B740])&gt;1,NOT(ISBLANK([.B740]))))" style:apply-style-name="cf5" style:base-cell-address="'7-12月_'.B740"/>
    </style:style>
    <style:style style:name="ce37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1:.$B$741], [.B741])&gt;1,NOT(ISBLANK([.B741]))))" style:apply-style-name="cf1" style:base-cell-address="'7-12月_'.B741"/>
      <style:map style:condition="is-true-formula(msoxl:AND(COUNTIF([.$B$741:.$B$741], [.B741])&gt;1,NOT(ISBLANK([.B741]))))" style:apply-style-name="cf2" style:base-cell-address="'7-12月_'.B741"/>
      <style:map style:condition="is-true-formula(msoxl:AND(COUNTIF([.$B$741:.$B$741], [.B741])&gt;1,NOT(ISBLANK([.B741]))))" style:apply-style-name="cf3" style:base-cell-address="'7-12月_'.B741"/>
      <style:map style:condition="is-true-formula(msoxl:AND(COUNTIF([.$B$741:.$B$741], [.B741])&gt;1,NOT(ISBLANK([.B741]))))" style:apply-style-name="cf4" style:base-cell-address="'7-12月_'.B741"/>
      <style:map style:condition="is-true-formula(msoxl:AND(COUNTIF([.$B$741:.$B$741], [.B741])&gt;1,NOT(ISBLANK([.B741]))))" style:apply-style-name="cf5" style:base-cell-address="'7-12月_'.B741"/>
    </style:style>
    <style:style style:name="ce373" style:family="table-cell" style:parent-style-name="千分位_20_2_20_2" style:data-style-name="N145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2:.$B$742], [.B742])&gt;1,NOT(ISBLANK([.B742]))))" style:apply-style-name="cf1" style:base-cell-address="'7-12月_'.B742"/>
      <style:map style:condition="is-true-formula(msoxl:AND(COUNTIF([.$B$742:.$B$742], [.B742])&gt;1,NOT(ISBLANK([.B742]))))" style:apply-style-name="cf2" style:base-cell-address="'7-12月_'.B742"/>
      <style:map style:condition="is-true-formula(msoxl:AND(COUNTIF([.$B$742:.$B$742], [.B742])&gt;1,NOT(ISBLANK([.B742]))))" style:apply-style-name="cf3" style:base-cell-address="'7-12月_'.B742"/>
      <style:map style:condition="is-true-formula(msoxl:AND(COUNTIF([.$B$742:.$B$742], [.B742])&gt;1,NOT(ISBLANK([.B742]))))" style:apply-style-name="cf4" style:base-cell-address="'7-12月_'.B742"/>
      <style:map style:condition="is-true-formula(msoxl:AND(COUNTIF([.$B$742:.$B$742], [.B742])&gt;1,NOT(ISBLANK([.B742]))))" style:apply-style-name="cf5" style:base-cell-address="'7-12月_'.B742"/>
    </style:style>
    <style:style style:name="ce37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3:.$B$743], [.B743])&gt;1,NOT(ISBLANK([.B743]))))" style:apply-style-name="cf1" style:base-cell-address="'7-12月_'.B743"/>
      <style:map style:condition="is-true-formula(msoxl:AND(COUNTIF([.$B$743:.$B$743], [.B743])&gt;1,NOT(ISBLANK([.B743]))))" style:apply-style-name="cf2" style:base-cell-address="'7-12月_'.B743"/>
      <style:map style:condition="is-true-formula(msoxl:AND(COUNTIF([.$B$743:.$B$743], [.B743])&gt;1,NOT(ISBLANK([.B743]))))" style:apply-style-name="cf3" style:base-cell-address="'7-12月_'.B743"/>
      <style:map style:condition="is-true-formula(msoxl:AND(COUNTIF([.$B$743:.$B$743], [.B743])&gt;1,NOT(ISBLANK([.B743]))))" style:apply-style-name="cf4" style:base-cell-address="'7-12月_'.B743"/>
      <style:map style:condition="is-true-formula(msoxl:AND(COUNTIF([.$B$743:.$B$743], [.B743])&gt;1,NOT(ISBLANK([.B743]))))" style:apply-style-name="cf5" style:base-cell-address="'7-12月_'.B743"/>
    </style:style>
    <style:style style:name="ce37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4:.$B$744], [.B744])&gt;1,NOT(ISBLANK([.B744]))))" style:apply-style-name="cf1" style:base-cell-address="'7-12月_'.B744"/>
      <style:map style:condition="is-true-formula(msoxl:AND(COUNTIF([.$B$744:.$B$744], [.B744])&gt;1,NOT(ISBLANK([.B744]))))" style:apply-style-name="cf2" style:base-cell-address="'7-12月_'.B744"/>
      <style:map style:condition="is-true-formula(msoxl:AND(COUNTIF([.$B$744:.$B$744], [.B744])&gt;1,NOT(ISBLANK([.B744]))))" style:apply-style-name="cf3" style:base-cell-address="'7-12月_'.B744"/>
      <style:map style:condition="is-true-formula(msoxl:AND(COUNTIF([.$B$744:.$B$744], [.B744])&gt;1,NOT(ISBLANK([.B744]))))" style:apply-style-name="cf4" style:base-cell-address="'7-12月_'.B744"/>
      <style:map style:condition="is-true-formula(msoxl:AND(COUNTIF([.$B$744:.$B$744], [.B744])&gt;1,NOT(ISBLANK([.B744]))))" style:apply-style-name="cf5" style:base-cell-address="'7-12月_'.B744"/>
    </style:style>
    <style:style style:name="ce376" style:family="table-cell" style:parent-style-name="一般_5f_空白備查簿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1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2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3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4" style:base-cell-address="'7-12月_'.B253"/>
      <style:map style:condition="is-true-formula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style:apply-style-name="cf5" style:base-cell-address="'7-12月_'.B253"/>
    </style:style>
    <style:style style:name="ce37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6:.$B$746], [.B746])&gt;1,NOT(ISBLANK([.B746]))))" style:apply-style-name="cf1" style:base-cell-address="'7-12月_'.B746"/>
      <style:map style:condition="is-true-formula(msoxl:AND(COUNTIF([.$B$746:.$B$746], [.B746])&gt;1,NOT(ISBLANK([.B746]))))" style:apply-style-name="cf2" style:base-cell-address="'7-12月_'.B746"/>
      <style:map style:condition="is-true-formula(msoxl:AND(COUNTIF([.$B$746:.$B$746], [.B746])&gt;1,NOT(ISBLANK([.B746]))))" style:apply-style-name="cf3" style:base-cell-address="'7-12月_'.B746"/>
      <style:map style:condition="is-true-formula(msoxl:AND(COUNTIF([.$B$746:.$B$746], [.B746])&gt;1,NOT(ISBLANK([.B746]))))" style:apply-style-name="cf4" style:base-cell-address="'7-12月_'.B746"/>
      <style:map style:condition="is-true-formula(msoxl:AND(COUNTIF([.$B$746:.$B$746], [.B746])&gt;1,NOT(ISBLANK([.B746]))))" style:apply-style-name="cf5" style:base-cell-address="'7-12月_'.B746"/>
    </style:style>
    <style:style style:name="ce37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7:.$B$747], [.B747])&gt;1,NOT(ISBLANK([.B747]))))" style:apply-style-name="cf1" style:base-cell-address="'7-12月_'.B747"/>
      <style:map style:condition="is-true-formula(msoxl:AND(COUNTIF([.$B$747:.$B$747], [.B747])&gt;1,NOT(ISBLANK([.B747]))))" style:apply-style-name="cf2" style:base-cell-address="'7-12月_'.B747"/>
      <style:map style:condition="is-true-formula(msoxl:AND(COUNTIF([.$B$747:.$B$747], [.B747])&gt;1,NOT(ISBLANK([.B747]))))" style:apply-style-name="cf3" style:base-cell-address="'7-12月_'.B747"/>
      <style:map style:condition="is-true-formula(msoxl:AND(COUNTIF([.$B$747:.$B$747], [.B747])&gt;1,NOT(ISBLANK([.B747]))))" style:apply-style-name="cf4" style:base-cell-address="'7-12月_'.B747"/>
      <style:map style:condition="is-true-formula(msoxl:AND(COUNTIF([.$B$747:.$B$747], [.B747])&gt;1,NOT(ISBLANK([.B747]))))" style:apply-style-name="cf5" style:base-cell-address="'7-12月_'.B747"/>
    </style:style>
    <style:style style:name="ce37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8:.$B$748], [.B748])&gt;1,NOT(ISBLANK([.B748]))))" style:apply-style-name="cf1" style:base-cell-address="'7-12月_'.B748"/>
      <style:map style:condition="is-true-formula(msoxl:AND(COUNTIF([.$B$748:.$B$748], [.B748])&gt;1,NOT(ISBLANK([.B748]))))" style:apply-style-name="cf2" style:base-cell-address="'7-12月_'.B748"/>
      <style:map style:condition="is-true-formula(msoxl:AND(COUNTIF([.$B$748:.$B$748], [.B748])&gt;1,NOT(ISBLANK([.B748]))))" style:apply-style-name="cf3" style:base-cell-address="'7-12月_'.B748"/>
      <style:map style:condition="is-true-formula(msoxl:AND(COUNTIF([.$B$748:.$B$748], [.B748])&gt;1,NOT(ISBLANK([.B748]))))" style:apply-style-name="cf4" style:base-cell-address="'7-12月_'.B748"/>
      <style:map style:condition="is-true-formula(msoxl:AND(COUNTIF([.$B$748:.$B$748], [.B748])&gt;1,NOT(ISBLANK([.B748]))))" style:apply-style-name="cf5" style:base-cell-address="'7-12月_'.B748"/>
    </style:style>
    <style:style style:name="ce38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49:.$B$749], [.B749])&gt;1,NOT(ISBLANK([.B749]))))" style:apply-style-name="cf1" style:base-cell-address="'7-12月_'.B749"/>
      <style:map style:condition="is-true-formula(msoxl:AND(COUNTIF([.$B$749:.$B$749], [.B749])&gt;1,NOT(ISBLANK([.B749]))))" style:apply-style-name="cf2" style:base-cell-address="'7-12月_'.B749"/>
      <style:map style:condition="is-true-formula(msoxl:AND(COUNTIF([.$B$749:.$B$749], [.B749])&gt;1,NOT(ISBLANK([.B749]))))" style:apply-style-name="cf3" style:base-cell-address="'7-12月_'.B749"/>
      <style:map style:condition="is-true-formula(msoxl:AND(COUNTIF([.$B$749:.$B$749], [.B749])&gt;1,NOT(ISBLANK([.B749]))))" style:apply-style-name="cf4" style:base-cell-address="'7-12月_'.B749"/>
      <style:map style:condition="is-true-formula(msoxl:AND(COUNTIF([.$B$749:.$B$749], [.B749])&gt;1,NOT(ISBLANK([.B749]))))" style:apply-style-name="cf5" style:base-cell-address="'7-12月_'.B749"/>
    </style:style>
    <style:style style:name="ce38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0:.$B$750], [.B750])&gt;1,NOT(ISBLANK([.B750]))))" style:apply-style-name="cf1" style:base-cell-address="'7-12月_'.B750"/>
      <style:map style:condition="is-true-formula(msoxl:AND(COUNTIF([.$B$750:.$B$750], [.B750])&gt;1,NOT(ISBLANK([.B750]))))" style:apply-style-name="cf2" style:base-cell-address="'7-12月_'.B750"/>
      <style:map style:condition="is-true-formula(msoxl:AND(COUNTIF([.$B$750:.$B$750], [.B750])&gt;1,NOT(ISBLANK([.B750]))))" style:apply-style-name="cf3" style:base-cell-address="'7-12月_'.B750"/>
      <style:map style:condition="is-true-formula(msoxl:AND(COUNTIF([.$B$750:.$B$750], [.B750])&gt;1,NOT(ISBLANK([.B750]))))" style:apply-style-name="cf4" style:base-cell-address="'7-12月_'.B750"/>
      <style:map style:condition="is-true-formula(msoxl:AND(COUNTIF([.$B$750:.$B$750], [.B750])&gt;1,NOT(ISBLANK([.B750]))))" style:apply-style-name="cf5" style:base-cell-address="'7-12月_'.B750"/>
    </style:style>
    <style:style style:name="ce38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1:.$B$751], [.B751])&gt;1,NOT(ISBLANK([.B751]))))" style:apply-style-name="cf1" style:base-cell-address="'7-12月_'.B751"/>
      <style:map style:condition="is-true-formula(msoxl:AND(COUNTIF([.$B$751:.$B$751], [.B751])&gt;1,NOT(ISBLANK([.B751]))))" style:apply-style-name="cf2" style:base-cell-address="'7-12月_'.B751"/>
      <style:map style:condition="is-true-formula(msoxl:AND(COUNTIF([.$B$751:.$B$751], [.B751])&gt;1,NOT(ISBLANK([.B751]))))" style:apply-style-name="cf3" style:base-cell-address="'7-12月_'.B751"/>
      <style:map style:condition="is-true-formula(msoxl:AND(COUNTIF([.$B$751:.$B$751], [.B751])&gt;1,NOT(ISBLANK([.B751]))))" style:apply-style-name="cf4" style:base-cell-address="'7-12月_'.B751"/>
      <style:map style:condition="is-true-formula(msoxl:AND(COUNTIF([.$B$751:.$B$751], [.B751])&gt;1,NOT(ISBLANK([.B751]))))" style:apply-style-name="cf5" style:base-cell-address="'7-12月_'.B751"/>
    </style:style>
    <style:style style:name="ce38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2:.$B$752], [.B752])&gt;1,NOT(ISBLANK([.B752]))))" style:apply-style-name="cf1" style:base-cell-address="'7-12月_'.B752"/>
      <style:map style:condition="is-true-formula(msoxl:AND(COUNTIF([.$B$752:.$B$752], [.B752])&gt;1,NOT(ISBLANK([.B752]))))" style:apply-style-name="cf2" style:base-cell-address="'7-12月_'.B752"/>
      <style:map style:condition="is-true-formula(msoxl:AND(COUNTIF([.$B$752:.$B$752], [.B752])&gt;1,NOT(ISBLANK([.B752]))))" style:apply-style-name="cf3" style:base-cell-address="'7-12月_'.B752"/>
      <style:map style:condition="is-true-formula(msoxl:AND(COUNTIF([.$B$752:.$B$752], [.B752])&gt;1,NOT(ISBLANK([.B752]))))" style:apply-style-name="cf4" style:base-cell-address="'7-12月_'.B752"/>
      <style:map style:condition="is-true-formula(msoxl:AND(COUNTIF([.$B$752:.$B$752], [.B752])&gt;1,NOT(ISBLANK([.B752]))))" style:apply-style-name="cf5" style:base-cell-address="'7-12月_'.B752"/>
    </style:style>
    <style:style style:name="ce38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3:.$B$753], [.B753])&gt;1,NOT(ISBLANK([.B753]))))" style:apply-style-name="cf1" style:base-cell-address="'7-12月_'.B753"/>
      <style:map style:condition="is-true-formula(msoxl:AND(COUNTIF([.$B$753:.$B$753], [.B753])&gt;1,NOT(ISBLANK([.B753]))))" style:apply-style-name="cf2" style:base-cell-address="'7-12月_'.B753"/>
      <style:map style:condition="is-true-formula(msoxl:AND(COUNTIF([.$B$753:.$B$753], [.B753])&gt;1,NOT(ISBLANK([.B753]))))" style:apply-style-name="cf3" style:base-cell-address="'7-12月_'.B753"/>
      <style:map style:condition="is-true-formula(msoxl:AND(COUNTIF([.$B$753:.$B$753], [.B753])&gt;1,NOT(ISBLANK([.B753]))))" style:apply-style-name="cf4" style:base-cell-address="'7-12月_'.B753"/>
      <style:map style:condition="is-true-formula(msoxl:AND(COUNTIF([.$B$753:.$B$753], [.B753])&gt;1,NOT(ISBLANK([.B753]))))" style:apply-style-name="cf5" style:base-cell-address="'7-12月_'.B753"/>
    </style:style>
    <style:style style:name="ce38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4:.$B$754], [.B754])&gt;1,NOT(ISBLANK([.B754]))))" style:apply-style-name="cf1" style:base-cell-address="'7-12月_'.B754"/>
      <style:map style:condition="is-true-formula(msoxl:AND(COUNTIF([.$B$754:.$B$754], [.B754])&gt;1,NOT(ISBLANK([.B754]))))" style:apply-style-name="cf2" style:base-cell-address="'7-12月_'.B754"/>
      <style:map style:condition="is-true-formula(msoxl:AND(COUNTIF([.$B$754:.$B$754], [.B754])&gt;1,NOT(ISBLANK([.B754]))))" style:apply-style-name="cf3" style:base-cell-address="'7-12月_'.B754"/>
      <style:map style:condition="is-true-formula(msoxl:AND(COUNTIF([.$B$754:.$B$754], [.B754])&gt;1,NOT(ISBLANK([.B754]))))" style:apply-style-name="cf4" style:base-cell-address="'7-12月_'.B754"/>
      <style:map style:condition="is-true-formula(msoxl:AND(COUNTIF([.$B$754:.$B$754], [.B754])&gt;1,NOT(ISBLANK([.B754]))))" style:apply-style-name="cf5" style:base-cell-address="'7-12月_'.B754"/>
    </style:style>
    <style:style style:name="ce38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5:.$B$755], [.B755])&gt;1,NOT(ISBLANK([.B755]))))" style:apply-style-name="cf1" style:base-cell-address="'7-12月_'.B755"/>
      <style:map style:condition="is-true-formula(msoxl:AND(COUNTIF([.$B$755:.$B$755], [.B755])&gt;1,NOT(ISBLANK([.B755]))))" style:apply-style-name="cf2" style:base-cell-address="'7-12月_'.B755"/>
      <style:map style:condition="is-true-formula(msoxl:AND(COUNTIF([.$B$755:.$B$755], [.B755])&gt;1,NOT(ISBLANK([.B755]))))" style:apply-style-name="cf3" style:base-cell-address="'7-12月_'.B755"/>
      <style:map style:condition="is-true-formula(msoxl:AND(COUNTIF([.$B$755:.$B$755], [.B755])&gt;1,NOT(ISBLANK([.B755]))))" style:apply-style-name="cf4" style:base-cell-address="'7-12月_'.B755"/>
      <style:map style:condition="is-true-formula(msoxl:AND(COUNTIF([.$B$755:.$B$755], [.B755])&gt;1,NOT(ISBLANK([.B755]))))" style:apply-style-name="cf5" style:base-cell-address="'7-12月_'.B755"/>
    </style:style>
    <style:style style:name="ce38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6:.$B$756], [.B756])&gt;1,NOT(ISBLANK([.B756]))))" style:apply-style-name="cf1" style:base-cell-address="'7-12月_'.B756"/>
      <style:map style:condition="is-true-formula(msoxl:AND(COUNTIF([.$B$756:.$B$756], [.B756])&gt;1,NOT(ISBLANK([.B756]))))" style:apply-style-name="cf2" style:base-cell-address="'7-12月_'.B756"/>
      <style:map style:condition="is-true-formula(msoxl:AND(COUNTIF([.$B$756:.$B$756], [.B756])&gt;1,NOT(ISBLANK([.B756]))))" style:apply-style-name="cf3" style:base-cell-address="'7-12月_'.B756"/>
      <style:map style:condition="is-true-formula(msoxl:AND(COUNTIF([.$B$756:.$B$756], [.B756])&gt;1,NOT(ISBLANK([.B756]))))" style:apply-style-name="cf4" style:base-cell-address="'7-12月_'.B756"/>
      <style:map style:condition="is-true-formula(msoxl:AND(COUNTIF([.$B$756:.$B$756], [.B756])&gt;1,NOT(ISBLANK([.B756]))))" style:apply-style-name="cf5" style:base-cell-address="'7-12月_'.B756"/>
    </style:style>
    <style:style style:name="ce38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B$757:.$B$757], [.B757])&gt;1,NOT(ISBLANK([.B757]))))" style:apply-style-name="cf1" style:base-cell-address="'7-12月_'.B757"/>
      <style:map style:condition="is-true-formula(msoxl:AND(COUNTIF([.$B$757:.$B$757], [.B757])&gt;1,NOT(ISBLANK([.B757]))))" style:apply-style-name="cf2" style:base-cell-address="'7-12月_'.B757"/>
      <style:map style:condition="is-true-formula(msoxl:AND(COUNTIF([.$B$757:.$B$757], [.B757])&gt;1,NOT(ISBLANK([.B757]))))" style:apply-style-name="cf3" style:base-cell-address="'7-12月_'.B757"/>
      <style:map style:condition="is-true-formula(msoxl:AND(COUNTIF([.$B$757:.$B$757], [.B757])&gt;1,NOT(ISBLANK([.B757]))))" style:apply-style-name="cf4" style:base-cell-address="'7-12月_'.B757"/>
      <style:map style:condition="is-true-formula(msoxl:AND(COUNTIF([.$B$757:.$B$757], [.B757])&gt;1,NOT(ISBLANK([.B757]))))" style:apply-style-name="cf5" style:base-cell-address="'7-12月_'.B757"/>
    </style:style>
    <style:style style:name="ce389" style:family="table-cell" style:parent-style-name="Default" style:data-style-name="N100">
      <style:table-cell-properties fo:background-color="transparent" fo:wrap-option="wrap" style:vertical-align="middle"/>
      <style:text-properties style:font-name="Arial" style:font-name-asian="Arial1" style:font-name-complex="Arial1"/>
    </style:style>
    <style:style style:name="ce390" style:family="table-cell" style:parent-style-name="一般_5f_Sheet1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39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29:.$C$629], [.C629])&gt;1,NOT(ISBLANK([.C629]))))" style:apply-style-name="cf1" style:base-cell-address="'7-12月_'.C629"/>
      <style:map style:condition="is-true-formula(msoxl:AND(COUNTIF([.$C$629:.$C$629], [.C629])&gt;1,NOT(ISBLANK([.C629]))))" style:apply-style-name="cf2" style:base-cell-address="'7-12月_'.C629"/>
      <style:map style:condition="is-true-formula(msoxl:AND(COUNTIF([.$C$629:.$C$629], [.C629])&gt;1,NOT(ISBLANK([.C629]))))" style:apply-style-name="cf3" style:base-cell-address="'7-12月_'.C629"/>
      <style:map style:condition="is-true-formula(msoxl:AND(COUNTIF([.$C$629:.$C$629], [.C629])&gt;1,NOT(ISBLANK([.C629]))))" style:apply-style-name="cf4" style:base-cell-address="'7-12月_'.C629"/>
      <style:map style:condition="is-true-formula(msoxl:AND(COUNTIF([.$C$629:.$C$629], [.C629])&gt;1,NOT(ISBLANK([.C629]))))" style:apply-style-name="cf5" style:base-cell-address="'7-12月_'.C629"/>
    </style:style>
    <style:style style:name="ce39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1:.$C$631], [.C631])&gt;1,NOT(ISBLANK([.C631]))))" style:apply-style-name="cf1" style:base-cell-address="'7-12月_'.C631"/>
      <style:map style:condition="is-true-formula(msoxl:AND(COUNTIF([.$C$631:.$C$631], [.C631])&gt;1,NOT(ISBLANK([.C631]))))" style:apply-style-name="cf2" style:base-cell-address="'7-12月_'.C631"/>
      <style:map style:condition="is-true-formula(msoxl:AND(COUNTIF([.$C$631:.$C$631], [.C631])&gt;1,NOT(ISBLANK([.C631]))))" style:apply-style-name="cf3" style:base-cell-address="'7-12月_'.C631"/>
      <style:map style:condition="is-true-formula(msoxl:AND(COUNTIF([.$C$631:.$C$631], [.C631])&gt;1,NOT(ISBLANK([.C631]))))" style:apply-style-name="cf4" style:base-cell-address="'7-12月_'.C631"/>
      <style:map style:condition="is-true-formula(msoxl:AND(COUNTIF([.$C$631:.$C$631], [.C631])&gt;1,NOT(ISBLANK([.C631]))))" style:apply-style-name="cf5" style:base-cell-address="'7-12月_'.C631"/>
    </style:style>
    <style:style style:name="ce39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2:.$C$632], [.C632])&gt;1,NOT(ISBLANK([.C632]))))" style:apply-style-name="cf1" style:base-cell-address="'7-12月_'.C632"/>
      <style:map style:condition="is-true-formula(msoxl:AND(COUNTIF([.$C$632:.$C$632], [.C632])&gt;1,NOT(ISBLANK([.C632]))))" style:apply-style-name="cf2" style:base-cell-address="'7-12月_'.C632"/>
      <style:map style:condition="is-true-formula(msoxl:AND(COUNTIF([.$C$632:.$C$632], [.C632])&gt;1,NOT(ISBLANK([.C632]))))" style:apply-style-name="cf3" style:base-cell-address="'7-12月_'.C632"/>
      <style:map style:condition="is-true-formula(msoxl:AND(COUNTIF([.$C$632:.$C$632], [.C632])&gt;1,NOT(ISBLANK([.C632]))))" style:apply-style-name="cf4" style:base-cell-address="'7-12月_'.C632"/>
      <style:map style:condition="is-true-formula(msoxl:AND(COUNTIF([.$C$632:.$C$632], [.C632])&gt;1,NOT(ISBLANK([.C632]))))" style:apply-style-name="cf5" style:base-cell-address="'7-12月_'.C632"/>
    </style:style>
    <style:style style:name="ce39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3:.$C$633], [.C633])&gt;1,NOT(ISBLANK([.C633]))))" style:apply-style-name="cf1" style:base-cell-address="'7-12月_'.C633"/>
      <style:map style:condition="is-true-formula(msoxl:AND(COUNTIF([.$C$633:.$C$633], [.C633])&gt;1,NOT(ISBLANK([.C633]))))" style:apply-style-name="cf2" style:base-cell-address="'7-12月_'.C633"/>
      <style:map style:condition="is-true-formula(msoxl:AND(COUNTIF([.$C$633:.$C$633], [.C633])&gt;1,NOT(ISBLANK([.C633]))))" style:apply-style-name="cf3" style:base-cell-address="'7-12月_'.C633"/>
      <style:map style:condition="is-true-formula(msoxl:AND(COUNTIF([.$C$633:.$C$633], [.C633])&gt;1,NOT(ISBLANK([.C633]))))" style:apply-style-name="cf4" style:base-cell-address="'7-12月_'.C633"/>
      <style:map style:condition="is-true-formula(msoxl:AND(COUNTIF([.$C$633:.$C$633], [.C633])&gt;1,NOT(ISBLANK([.C633]))))" style:apply-style-name="cf5" style:base-cell-address="'7-12月_'.C633"/>
    </style:style>
    <style:style style:name="ce39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4:.$C$634], [.C634])&gt;1,NOT(ISBLANK([.C634]))))" style:apply-style-name="cf1" style:base-cell-address="'7-12月_'.C634"/>
      <style:map style:condition="is-true-formula(msoxl:AND(COUNTIF([.$C$634:.$C$634], [.C634])&gt;1,NOT(ISBLANK([.C634]))))" style:apply-style-name="cf2" style:base-cell-address="'7-12月_'.C634"/>
      <style:map style:condition="is-true-formula(msoxl:AND(COUNTIF([.$C$634:.$C$634], [.C634])&gt;1,NOT(ISBLANK([.C634]))))" style:apply-style-name="cf3" style:base-cell-address="'7-12月_'.C634"/>
      <style:map style:condition="is-true-formula(msoxl:AND(COUNTIF([.$C$634:.$C$634], [.C634])&gt;1,NOT(ISBLANK([.C634]))))" style:apply-style-name="cf4" style:base-cell-address="'7-12月_'.C634"/>
      <style:map style:condition="is-true-formula(msoxl:AND(COUNTIF([.$C$634:.$C$634], [.C634])&gt;1,NOT(ISBLANK([.C634]))))" style:apply-style-name="cf5" style:base-cell-address="'7-12月_'.C634"/>
    </style:style>
    <style:style style:name="ce39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5:.$C$635], [.C635])&gt;1,NOT(ISBLANK([.C635]))))" style:apply-style-name="cf1" style:base-cell-address="'7-12月_'.C635"/>
      <style:map style:condition="is-true-formula(msoxl:AND(COUNTIF([.$C$635:.$C$635], [.C635])&gt;1,NOT(ISBLANK([.C635]))))" style:apply-style-name="cf2" style:base-cell-address="'7-12月_'.C635"/>
      <style:map style:condition="is-true-formula(msoxl:AND(COUNTIF([.$C$635:.$C$635], [.C635])&gt;1,NOT(ISBLANK([.C635]))))" style:apply-style-name="cf3" style:base-cell-address="'7-12月_'.C635"/>
      <style:map style:condition="is-true-formula(msoxl:AND(COUNTIF([.$C$635:.$C$635], [.C635])&gt;1,NOT(ISBLANK([.C635]))))" style:apply-style-name="cf4" style:base-cell-address="'7-12月_'.C635"/>
      <style:map style:condition="is-true-formula(msoxl:AND(COUNTIF([.$C$635:.$C$635], [.C635])&gt;1,NOT(ISBLANK([.C635]))))" style:apply-style-name="cf5" style:base-cell-address="'7-12月_'.C635"/>
    </style:style>
    <style:style style:name="ce39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6:.$C$636], [.C636])&gt;1,NOT(ISBLANK([.C636]))))" style:apply-style-name="cf1" style:base-cell-address="'7-12月_'.C636"/>
      <style:map style:condition="is-true-formula(msoxl:AND(COUNTIF([.$C$636:.$C$636], [.C636])&gt;1,NOT(ISBLANK([.C636]))))" style:apply-style-name="cf2" style:base-cell-address="'7-12月_'.C636"/>
      <style:map style:condition="is-true-formula(msoxl:AND(COUNTIF([.$C$636:.$C$636], [.C636])&gt;1,NOT(ISBLANK([.C636]))))" style:apply-style-name="cf3" style:base-cell-address="'7-12月_'.C636"/>
      <style:map style:condition="is-true-formula(msoxl:AND(COUNTIF([.$C$636:.$C$636], [.C636])&gt;1,NOT(ISBLANK([.C636]))))" style:apply-style-name="cf4" style:base-cell-address="'7-12月_'.C636"/>
      <style:map style:condition="is-true-formula(msoxl:AND(COUNTIF([.$C$636:.$C$636], [.C636])&gt;1,NOT(ISBLANK([.C636]))))" style:apply-style-name="cf5" style:base-cell-address="'7-12月_'.C636"/>
    </style:style>
    <style:style style:name="ce39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7:.$C$637], [.C637])&gt;1,NOT(ISBLANK([.C637]))))" style:apply-style-name="cf1" style:base-cell-address="'7-12月_'.C637"/>
      <style:map style:condition="is-true-formula(msoxl:AND(COUNTIF([.$C$637:.$C$637], [.C637])&gt;1,NOT(ISBLANK([.C637]))))" style:apply-style-name="cf2" style:base-cell-address="'7-12月_'.C637"/>
      <style:map style:condition="is-true-formula(msoxl:AND(COUNTIF([.$C$637:.$C$637], [.C637])&gt;1,NOT(ISBLANK([.C637]))))" style:apply-style-name="cf3" style:base-cell-address="'7-12月_'.C637"/>
      <style:map style:condition="is-true-formula(msoxl:AND(COUNTIF([.$C$637:.$C$637], [.C637])&gt;1,NOT(ISBLANK([.C637]))))" style:apply-style-name="cf4" style:base-cell-address="'7-12月_'.C637"/>
      <style:map style:condition="is-true-formula(msoxl:AND(COUNTIF([.$C$637:.$C$637], [.C637])&gt;1,NOT(ISBLANK([.C637]))))" style:apply-style-name="cf5" style:base-cell-address="'7-12月_'.C637"/>
    </style:style>
    <style:style style:name="ce39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8:.$C$638], [.C638])&gt;1,NOT(ISBLANK([.C638]))))" style:apply-style-name="cf1" style:base-cell-address="'7-12月_'.C638"/>
      <style:map style:condition="is-true-formula(msoxl:AND(COUNTIF([.$C$638:.$C$638], [.C638])&gt;1,NOT(ISBLANK([.C638]))))" style:apply-style-name="cf2" style:base-cell-address="'7-12月_'.C638"/>
      <style:map style:condition="is-true-formula(msoxl:AND(COUNTIF([.$C$638:.$C$638], [.C638])&gt;1,NOT(ISBLANK([.C638]))))" style:apply-style-name="cf3" style:base-cell-address="'7-12月_'.C638"/>
      <style:map style:condition="is-true-formula(msoxl:AND(COUNTIF([.$C$638:.$C$638], [.C638])&gt;1,NOT(ISBLANK([.C638]))))" style:apply-style-name="cf4" style:base-cell-address="'7-12月_'.C638"/>
      <style:map style:condition="is-true-formula(msoxl:AND(COUNTIF([.$C$638:.$C$638], [.C638])&gt;1,NOT(ISBLANK([.C638]))))" style:apply-style-name="cf5" style:base-cell-address="'7-12月_'.C638"/>
    </style:style>
    <style:style style:name="ce40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39:.$C$639], [.C639])&gt;1,NOT(ISBLANK([.C639]))))" style:apply-style-name="cf1" style:base-cell-address="'7-12月_'.C639"/>
      <style:map style:condition="is-true-formula(msoxl:AND(COUNTIF([.$C$639:.$C$639], [.C639])&gt;1,NOT(ISBLANK([.C639]))))" style:apply-style-name="cf2" style:base-cell-address="'7-12月_'.C639"/>
      <style:map style:condition="is-true-formula(msoxl:AND(COUNTIF([.$C$639:.$C$639], [.C639])&gt;1,NOT(ISBLANK([.C639]))))" style:apply-style-name="cf3" style:base-cell-address="'7-12月_'.C639"/>
      <style:map style:condition="is-true-formula(msoxl:AND(COUNTIF([.$C$639:.$C$639], [.C639])&gt;1,NOT(ISBLANK([.C639]))))" style:apply-style-name="cf4" style:base-cell-address="'7-12月_'.C639"/>
      <style:map style:condition="is-true-formula(msoxl:AND(COUNTIF([.$C$639:.$C$639], [.C639])&gt;1,NOT(ISBLANK([.C639]))))" style:apply-style-name="cf5" style:base-cell-address="'7-12月_'.C639"/>
    </style:style>
    <style:style style:name="ce40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0:.$C$640], [.C640])&gt;1,NOT(ISBLANK([.C640]))))" style:apply-style-name="cf1" style:base-cell-address="'7-12月_'.C640"/>
      <style:map style:condition="is-true-formula(msoxl:AND(COUNTIF([.$C$640:.$C$640], [.C640])&gt;1,NOT(ISBLANK([.C640]))))" style:apply-style-name="cf2" style:base-cell-address="'7-12月_'.C640"/>
      <style:map style:condition="is-true-formula(msoxl:AND(COUNTIF([.$C$640:.$C$640], [.C640])&gt;1,NOT(ISBLANK([.C640]))))" style:apply-style-name="cf3" style:base-cell-address="'7-12月_'.C640"/>
      <style:map style:condition="is-true-formula(msoxl:AND(COUNTIF([.$C$640:.$C$640], [.C640])&gt;1,NOT(ISBLANK([.C640]))))" style:apply-style-name="cf4" style:base-cell-address="'7-12月_'.C640"/>
      <style:map style:condition="is-true-formula(msoxl:AND(COUNTIF([.$C$640:.$C$640], [.C640])&gt;1,NOT(ISBLANK([.C640]))))" style:apply-style-name="cf5" style:base-cell-address="'7-12月_'.C640"/>
    </style:style>
    <style:style style:name="ce40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1:.$C$641], [.C641])&gt;1,NOT(ISBLANK([.C641]))))" style:apply-style-name="cf1" style:base-cell-address="'7-12月_'.C641"/>
      <style:map style:condition="is-true-formula(msoxl:AND(COUNTIF([.$C$641:.$C$641], [.C641])&gt;1,NOT(ISBLANK([.C641]))))" style:apply-style-name="cf2" style:base-cell-address="'7-12月_'.C641"/>
      <style:map style:condition="is-true-formula(msoxl:AND(COUNTIF([.$C$641:.$C$641], [.C641])&gt;1,NOT(ISBLANK([.C641]))))" style:apply-style-name="cf3" style:base-cell-address="'7-12月_'.C641"/>
      <style:map style:condition="is-true-formula(msoxl:AND(COUNTIF([.$C$641:.$C$641], [.C641])&gt;1,NOT(ISBLANK([.C641]))))" style:apply-style-name="cf4" style:base-cell-address="'7-12月_'.C641"/>
      <style:map style:condition="is-true-formula(msoxl:AND(COUNTIF([.$C$641:.$C$641], [.C641])&gt;1,NOT(ISBLANK([.C641]))))" style:apply-style-name="cf5" style:base-cell-address="'7-12月_'.C641"/>
    </style:style>
    <style:style style:name="ce40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2:.$C$642], [.C642])&gt;1,NOT(ISBLANK([.C642]))))" style:apply-style-name="cf1" style:base-cell-address="'7-12月_'.C642"/>
      <style:map style:condition="is-true-formula(msoxl:AND(COUNTIF([.$C$642:.$C$642], [.C642])&gt;1,NOT(ISBLANK([.C642]))))" style:apply-style-name="cf2" style:base-cell-address="'7-12月_'.C642"/>
      <style:map style:condition="is-true-formula(msoxl:AND(COUNTIF([.$C$642:.$C$642], [.C642])&gt;1,NOT(ISBLANK([.C642]))))" style:apply-style-name="cf3" style:base-cell-address="'7-12月_'.C642"/>
      <style:map style:condition="is-true-formula(msoxl:AND(COUNTIF([.$C$642:.$C$642], [.C642])&gt;1,NOT(ISBLANK([.C642]))))" style:apply-style-name="cf4" style:base-cell-address="'7-12月_'.C642"/>
      <style:map style:condition="is-true-formula(msoxl:AND(COUNTIF([.$C$642:.$C$642], [.C642])&gt;1,NOT(ISBLANK([.C642]))))" style:apply-style-name="cf5" style:base-cell-address="'7-12月_'.C642"/>
    </style:style>
    <style:style style:name="ce40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3:.$C$643], [.C643])&gt;1,NOT(ISBLANK([.C643]))))" style:apply-style-name="cf1" style:base-cell-address="'7-12月_'.C643"/>
      <style:map style:condition="is-true-formula(msoxl:AND(COUNTIF([.$C$643:.$C$643], [.C643])&gt;1,NOT(ISBLANK([.C643]))))" style:apply-style-name="cf2" style:base-cell-address="'7-12月_'.C643"/>
      <style:map style:condition="is-true-formula(msoxl:AND(COUNTIF([.$C$643:.$C$643], [.C643])&gt;1,NOT(ISBLANK([.C643]))))" style:apply-style-name="cf3" style:base-cell-address="'7-12月_'.C643"/>
      <style:map style:condition="is-true-formula(msoxl:AND(COUNTIF([.$C$643:.$C$643], [.C643])&gt;1,NOT(ISBLANK([.C643]))))" style:apply-style-name="cf4" style:base-cell-address="'7-12月_'.C643"/>
      <style:map style:condition="is-true-formula(msoxl:AND(COUNTIF([.$C$643:.$C$643], [.C643])&gt;1,NOT(ISBLANK([.C643]))))" style:apply-style-name="cf5" style:base-cell-address="'7-12月_'.C643"/>
    </style:style>
    <style:style style:name="ce40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4:.$C$644], [.C644])&gt;1,NOT(ISBLANK([.C644]))))" style:apply-style-name="cf1" style:base-cell-address="'7-12月_'.C644"/>
      <style:map style:condition="is-true-formula(msoxl:AND(COUNTIF([.$C$644:.$C$644], [.C644])&gt;1,NOT(ISBLANK([.C644]))))" style:apply-style-name="cf2" style:base-cell-address="'7-12月_'.C644"/>
      <style:map style:condition="is-true-formula(msoxl:AND(COUNTIF([.$C$644:.$C$644], [.C644])&gt;1,NOT(ISBLANK([.C644]))))" style:apply-style-name="cf3" style:base-cell-address="'7-12月_'.C644"/>
      <style:map style:condition="is-true-formula(msoxl:AND(COUNTIF([.$C$644:.$C$644], [.C644])&gt;1,NOT(ISBLANK([.C644]))))" style:apply-style-name="cf4" style:base-cell-address="'7-12月_'.C644"/>
      <style:map style:condition="is-true-formula(msoxl:AND(COUNTIF([.$C$644:.$C$644], [.C644])&gt;1,NOT(ISBLANK([.C644]))))" style:apply-style-name="cf5" style:base-cell-address="'7-12月_'.C644"/>
    </style:style>
    <style:style style:name="ce40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5:.$C$645], [.C645])&gt;1,NOT(ISBLANK([.C645]))))" style:apply-style-name="cf1" style:base-cell-address="'7-12月_'.C645"/>
      <style:map style:condition="is-true-formula(msoxl:AND(COUNTIF([.$C$645:.$C$645], [.C645])&gt;1,NOT(ISBLANK([.C645]))))" style:apply-style-name="cf2" style:base-cell-address="'7-12月_'.C645"/>
      <style:map style:condition="is-true-formula(msoxl:AND(COUNTIF([.$C$645:.$C$645], [.C645])&gt;1,NOT(ISBLANK([.C645]))))" style:apply-style-name="cf3" style:base-cell-address="'7-12月_'.C645"/>
      <style:map style:condition="is-true-formula(msoxl:AND(COUNTIF([.$C$645:.$C$645], [.C645])&gt;1,NOT(ISBLANK([.C645]))))" style:apply-style-name="cf4" style:base-cell-address="'7-12月_'.C645"/>
      <style:map style:condition="is-true-formula(msoxl:AND(COUNTIF([.$C$645:.$C$645], [.C645])&gt;1,NOT(ISBLANK([.C645]))))" style:apply-style-name="cf5" style:base-cell-address="'7-12月_'.C645"/>
    </style:style>
    <style:style style:name="ce40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6:.$C$646], [.C646])&gt;1,NOT(ISBLANK([.C646]))))" style:apply-style-name="cf1" style:base-cell-address="'7-12月_'.C646"/>
      <style:map style:condition="is-true-formula(msoxl:AND(COUNTIF([.$C$646:.$C$646], [.C646])&gt;1,NOT(ISBLANK([.C646]))))" style:apply-style-name="cf2" style:base-cell-address="'7-12月_'.C646"/>
      <style:map style:condition="is-true-formula(msoxl:AND(COUNTIF([.$C$646:.$C$646], [.C646])&gt;1,NOT(ISBLANK([.C646]))))" style:apply-style-name="cf3" style:base-cell-address="'7-12月_'.C646"/>
      <style:map style:condition="is-true-formula(msoxl:AND(COUNTIF([.$C$646:.$C$646], [.C646])&gt;1,NOT(ISBLANK([.C646]))))" style:apply-style-name="cf4" style:base-cell-address="'7-12月_'.C646"/>
      <style:map style:condition="is-true-formula(msoxl:AND(COUNTIF([.$C$646:.$C$646], [.C646])&gt;1,NOT(ISBLANK([.C646]))))" style:apply-style-name="cf5" style:base-cell-address="'7-12月_'.C646"/>
    </style:style>
    <style:style style:name="ce40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7:.$C$647], [.C647])&gt;1,NOT(ISBLANK([.C647]))))" style:apply-style-name="cf1" style:base-cell-address="'7-12月_'.C647"/>
      <style:map style:condition="is-true-formula(msoxl:AND(COUNTIF([.$C$647:.$C$647], [.C647])&gt;1,NOT(ISBLANK([.C647]))))" style:apply-style-name="cf2" style:base-cell-address="'7-12月_'.C647"/>
      <style:map style:condition="is-true-formula(msoxl:AND(COUNTIF([.$C$647:.$C$647], [.C647])&gt;1,NOT(ISBLANK([.C647]))))" style:apply-style-name="cf3" style:base-cell-address="'7-12月_'.C647"/>
      <style:map style:condition="is-true-formula(msoxl:AND(COUNTIF([.$C$647:.$C$647], [.C647])&gt;1,NOT(ISBLANK([.C647]))))" style:apply-style-name="cf4" style:base-cell-address="'7-12月_'.C647"/>
      <style:map style:condition="is-true-formula(msoxl:AND(COUNTIF([.$C$647:.$C$647], [.C647])&gt;1,NOT(ISBLANK([.C647]))))" style:apply-style-name="cf5" style:base-cell-address="'7-12月_'.C647"/>
    </style:style>
    <style:style style:name="ce40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8:.$C$648], [.C648])&gt;1,NOT(ISBLANK([.C648]))))" style:apply-style-name="cf1" style:base-cell-address="'7-12月_'.C648"/>
      <style:map style:condition="is-true-formula(msoxl:AND(COUNTIF([.$C$648:.$C$648], [.C648])&gt;1,NOT(ISBLANK([.C648]))))" style:apply-style-name="cf2" style:base-cell-address="'7-12月_'.C648"/>
      <style:map style:condition="is-true-formula(msoxl:AND(COUNTIF([.$C$648:.$C$648], [.C648])&gt;1,NOT(ISBLANK([.C648]))))" style:apply-style-name="cf3" style:base-cell-address="'7-12月_'.C648"/>
      <style:map style:condition="is-true-formula(msoxl:AND(COUNTIF([.$C$648:.$C$648], [.C648])&gt;1,NOT(ISBLANK([.C648]))))" style:apply-style-name="cf4" style:base-cell-address="'7-12月_'.C648"/>
      <style:map style:condition="is-true-formula(msoxl:AND(COUNTIF([.$C$648:.$C$648], [.C648])&gt;1,NOT(ISBLANK([.C648]))))" style:apply-style-name="cf5" style:base-cell-address="'7-12月_'.C648"/>
    </style:style>
    <style:style style:name="ce41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49:.$C$649], [.C649])&gt;1,NOT(ISBLANK([.C649]))))" style:apply-style-name="cf1" style:base-cell-address="'7-12月_'.C649"/>
      <style:map style:condition="is-true-formula(msoxl:AND(COUNTIF([.$C$649:.$C$649], [.C649])&gt;1,NOT(ISBLANK([.C649]))))" style:apply-style-name="cf2" style:base-cell-address="'7-12月_'.C649"/>
      <style:map style:condition="is-true-formula(msoxl:AND(COUNTIF([.$C$649:.$C$649], [.C649])&gt;1,NOT(ISBLANK([.C649]))))" style:apply-style-name="cf3" style:base-cell-address="'7-12月_'.C649"/>
      <style:map style:condition="is-true-formula(msoxl:AND(COUNTIF([.$C$649:.$C$649], [.C649])&gt;1,NOT(ISBLANK([.C649]))))" style:apply-style-name="cf4" style:base-cell-address="'7-12月_'.C649"/>
      <style:map style:condition="is-true-formula(msoxl:AND(COUNTIF([.$C$649:.$C$649], [.C649])&gt;1,NOT(ISBLANK([.C649]))))" style:apply-style-name="cf5" style:base-cell-address="'7-12月_'.C649"/>
    </style:style>
    <style:style style:name="ce41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0:.$C$650], [.C650])&gt;1,NOT(ISBLANK([.C650]))))" style:apply-style-name="cf1" style:base-cell-address="'7-12月_'.C650"/>
      <style:map style:condition="is-true-formula(msoxl:AND(COUNTIF([.$C$650:.$C$650], [.C650])&gt;1,NOT(ISBLANK([.C650]))))" style:apply-style-name="cf2" style:base-cell-address="'7-12月_'.C650"/>
      <style:map style:condition="is-true-formula(msoxl:AND(COUNTIF([.$C$650:.$C$650], [.C650])&gt;1,NOT(ISBLANK([.C650]))))" style:apply-style-name="cf3" style:base-cell-address="'7-12月_'.C650"/>
      <style:map style:condition="is-true-formula(msoxl:AND(COUNTIF([.$C$650:.$C$650], [.C650])&gt;1,NOT(ISBLANK([.C650]))))" style:apply-style-name="cf4" style:base-cell-address="'7-12月_'.C650"/>
      <style:map style:condition="is-true-formula(msoxl:AND(COUNTIF([.$C$650:.$C$650], [.C650])&gt;1,NOT(ISBLANK([.C650]))))" style:apply-style-name="cf5" style:base-cell-address="'7-12月_'.C650"/>
    </style:style>
    <style:style style:name="ce41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1:.$C$651], [.C651])&gt;1,NOT(ISBLANK([.C651]))))" style:apply-style-name="cf1" style:base-cell-address="'7-12月_'.C651"/>
      <style:map style:condition="is-true-formula(msoxl:AND(COUNTIF([.$C$651:.$C$651], [.C651])&gt;1,NOT(ISBLANK([.C651]))))" style:apply-style-name="cf2" style:base-cell-address="'7-12月_'.C651"/>
      <style:map style:condition="is-true-formula(msoxl:AND(COUNTIF([.$C$651:.$C$651], [.C651])&gt;1,NOT(ISBLANK([.C651]))))" style:apply-style-name="cf3" style:base-cell-address="'7-12月_'.C651"/>
      <style:map style:condition="is-true-formula(msoxl:AND(COUNTIF([.$C$651:.$C$651], [.C651])&gt;1,NOT(ISBLANK([.C651]))))" style:apply-style-name="cf4" style:base-cell-address="'7-12月_'.C651"/>
      <style:map style:condition="is-true-formula(msoxl:AND(COUNTIF([.$C$651:.$C$651], [.C651])&gt;1,NOT(ISBLANK([.C651]))))" style:apply-style-name="cf5" style:base-cell-address="'7-12月_'.C651"/>
    </style:style>
    <style:style style:name="ce41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2:.$C$652], [.C652])&gt;1,NOT(ISBLANK([.C652]))))" style:apply-style-name="cf1" style:base-cell-address="'7-12月_'.C652"/>
      <style:map style:condition="is-true-formula(msoxl:AND(COUNTIF([.$C$652:.$C$652], [.C652])&gt;1,NOT(ISBLANK([.C652]))))" style:apply-style-name="cf2" style:base-cell-address="'7-12月_'.C652"/>
      <style:map style:condition="is-true-formula(msoxl:AND(COUNTIF([.$C$652:.$C$652], [.C652])&gt;1,NOT(ISBLANK([.C652]))))" style:apply-style-name="cf3" style:base-cell-address="'7-12月_'.C652"/>
      <style:map style:condition="is-true-formula(msoxl:AND(COUNTIF([.$C$652:.$C$652], [.C652])&gt;1,NOT(ISBLANK([.C652]))))" style:apply-style-name="cf4" style:base-cell-address="'7-12月_'.C652"/>
      <style:map style:condition="is-true-formula(msoxl:AND(COUNTIF([.$C$652:.$C$652], [.C652])&gt;1,NOT(ISBLANK([.C652]))))" style:apply-style-name="cf5" style:base-cell-address="'7-12月_'.C652"/>
    </style:style>
    <style:style style:name="ce41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7:.$C$657], [.C657])&gt;1,NOT(ISBLANK([.C657]))))" style:apply-style-name="cf1" style:base-cell-address="'7-12月_'.C657"/>
      <style:map style:condition="is-true-formula(msoxl:AND(COUNTIF([.$C$657:.$C$657], [.C657])&gt;1,NOT(ISBLANK([.C657]))))" style:apply-style-name="cf2" style:base-cell-address="'7-12月_'.C657"/>
      <style:map style:condition="is-true-formula(msoxl:AND(COUNTIF([.$C$657:.$C$657], [.C657])&gt;1,NOT(ISBLANK([.C657]))))" style:apply-style-name="cf3" style:base-cell-address="'7-12月_'.C657"/>
      <style:map style:condition="is-true-formula(msoxl:AND(COUNTIF([.$C$657:.$C$657], [.C657])&gt;1,NOT(ISBLANK([.C657]))))" style:apply-style-name="cf4" style:base-cell-address="'7-12月_'.C657"/>
      <style:map style:condition="is-true-formula(msoxl:AND(COUNTIF([.$C$657:.$C$657], [.C657])&gt;1,NOT(ISBLANK([.C657]))))" style:apply-style-name="cf5" style:base-cell-address="'7-12月_'.C657"/>
    </style:style>
    <style:style style:name="ce41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8:.$C$658], [.C658])&gt;1,NOT(ISBLANK([.C658]))))" style:apply-style-name="cf1" style:base-cell-address="'7-12月_'.C658"/>
      <style:map style:condition="is-true-formula(msoxl:AND(COUNTIF([.$C$658:.$C$658], [.C658])&gt;1,NOT(ISBLANK([.C658]))))" style:apply-style-name="cf2" style:base-cell-address="'7-12月_'.C658"/>
      <style:map style:condition="is-true-formula(msoxl:AND(COUNTIF([.$C$658:.$C$658], [.C658])&gt;1,NOT(ISBLANK([.C658]))))" style:apply-style-name="cf3" style:base-cell-address="'7-12月_'.C658"/>
      <style:map style:condition="is-true-formula(msoxl:AND(COUNTIF([.$C$658:.$C$658], [.C658])&gt;1,NOT(ISBLANK([.C658]))))" style:apply-style-name="cf4" style:base-cell-address="'7-12月_'.C658"/>
      <style:map style:condition="is-true-formula(msoxl:AND(COUNTIF([.$C$658:.$C$658], [.C658])&gt;1,NOT(ISBLANK([.C658]))))" style:apply-style-name="cf5" style:base-cell-address="'7-12月_'.C658"/>
    </style:style>
    <style:style style:name="ce41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59:.$C$659], [.C659])&gt;1,NOT(ISBLANK([.C659]))))" style:apply-style-name="cf1" style:base-cell-address="'7-12月_'.C659"/>
      <style:map style:condition="is-true-formula(msoxl:AND(COUNTIF([.$C$659:.$C$659], [.C659])&gt;1,NOT(ISBLANK([.C659]))))" style:apply-style-name="cf2" style:base-cell-address="'7-12月_'.C659"/>
      <style:map style:condition="is-true-formula(msoxl:AND(COUNTIF([.$C$659:.$C$659], [.C659])&gt;1,NOT(ISBLANK([.C659]))))" style:apply-style-name="cf3" style:base-cell-address="'7-12月_'.C659"/>
      <style:map style:condition="is-true-formula(msoxl:AND(COUNTIF([.$C$659:.$C$659], [.C659])&gt;1,NOT(ISBLANK([.C659]))))" style:apply-style-name="cf4" style:base-cell-address="'7-12月_'.C659"/>
      <style:map style:condition="is-true-formula(msoxl:AND(COUNTIF([.$C$659:.$C$659], [.C659])&gt;1,NOT(ISBLANK([.C659]))))" style:apply-style-name="cf5" style:base-cell-address="'7-12月_'.C659"/>
    </style:style>
    <style:style style:name="ce41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0:.$C$660], [.C660])&gt;1,NOT(ISBLANK([.C660]))))" style:apply-style-name="cf1" style:base-cell-address="'7-12月_'.C660"/>
      <style:map style:condition="is-true-formula(msoxl:AND(COUNTIF([.$C$660:.$C$660], [.C660])&gt;1,NOT(ISBLANK([.C660]))))" style:apply-style-name="cf2" style:base-cell-address="'7-12月_'.C660"/>
      <style:map style:condition="is-true-formula(msoxl:AND(COUNTIF([.$C$660:.$C$660], [.C660])&gt;1,NOT(ISBLANK([.C660]))))" style:apply-style-name="cf3" style:base-cell-address="'7-12月_'.C660"/>
      <style:map style:condition="is-true-formula(msoxl:AND(COUNTIF([.$C$660:.$C$660], [.C660])&gt;1,NOT(ISBLANK([.C660]))))" style:apply-style-name="cf4" style:base-cell-address="'7-12月_'.C660"/>
      <style:map style:condition="is-true-formula(msoxl:AND(COUNTIF([.$C$660:.$C$660], [.C660])&gt;1,NOT(ISBLANK([.C660]))))" style:apply-style-name="cf5" style:base-cell-address="'7-12月_'.C660"/>
    </style:style>
    <style:style style:name="ce41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1:.$C$661], [.C661])&gt;1,NOT(ISBLANK([.C661]))))" style:apply-style-name="cf1" style:base-cell-address="'7-12月_'.C661"/>
      <style:map style:condition="is-true-formula(msoxl:AND(COUNTIF([.$C$661:.$C$661], [.C661])&gt;1,NOT(ISBLANK([.C661]))))" style:apply-style-name="cf2" style:base-cell-address="'7-12月_'.C661"/>
      <style:map style:condition="is-true-formula(msoxl:AND(COUNTIF([.$C$661:.$C$661], [.C661])&gt;1,NOT(ISBLANK([.C661]))))" style:apply-style-name="cf3" style:base-cell-address="'7-12月_'.C661"/>
      <style:map style:condition="is-true-formula(msoxl:AND(COUNTIF([.$C$661:.$C$661], [.C661])&gt;1,NOT(ISBLANK([.C661]))))" style:apply-style-name="cf4" style:base-cell-address="'7-12月_'.C661"/>
      <style:map style:condition="is-true-formula(msoxl:AND(COUNTIF([.$C$661:.$C$661], [.C661])&gt;1,NOT(ISBLANK([.C661]))))" style:apply-style-name="cf5" style:base-cell-address="'7-12月_'.C661"/>
    </style:style>
    <style:style style:name="ce41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2:.$C$662], [.C662])&gt;1,NOT(ISBLANK([.C662]))))" style:apply-style-name="cf1" style:base-cell-address="'7-12月_'.C662"/>
      <style:map style:condition="is-true-formula(msoxl:AND(COUNTIF([.$C$662:.$C$662], [.C662])&gt;1,NOT(ISBLANK([.C662]))))" style:apply-style-name="cf2" style:base-cell-address="'7-12月_'.C662"/>
      <style:map style:condition="is-true-formula(msoxl:AND(COUNTIF([.$C$662:.$C$662], [.C662])&gt;1,NOT(ISBLANK([.C662]))))" style:apply-style-name="cf3" style:base-cell-address="'7-12月_'.C662"/>
      <style:map style:condition="is-true-formula(msoxl:AND(COUNTIF([.$C$662:.$C$662], [.C662])&gt;1,NOT(ISBLANK([.C662]))))" style:apply-style-name="cf4" style:base-cell-address="'7-12月_'.C662"/>
      <style:map style:condition="is-true-formula(msoxl:AND(COUNTIF([.$C$662:.$C$662], [.C662])&gt;1,NOT(ISBLANK([.C662]))))" style:apply-style-name="cf5" style:base-cell-address="'7-12月_'.C662"/>
    </style:style>
    <style:style style:name="ce420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3:.$C$663], [.C663])&gt;1,NOT(ISBLANK([.C663]))))" style:apply-style-name="cf1" style:base-cell-address="'7-12月_'.C663"/>
      <style:map style:condition="is-true-formula(msoxl:AND(COUNTIF([.$C$663:.$C$663], [.C663])&gt;1,NOT(ISBLANK([.C663]))))" style:apply-style-name="cf2" style:base-cell-address="'7-12月_'.C663"/>
      <style:map style:condition="is-true-formula(msoxl:AND(COUNTIF([.$C$663:.$C$663], [.C663])&gt;1,NOT(ISBLANK([.C663]))))" style:apply-style-name="cf3" style:base-cell-address="'7-12月_'.C663"/>
      <style:map style:condition="is-true-formula(msoxl:AND(COUNTIF([.$C$663:.$C$663], [.C663])&gt;1,NOT(ISBLANK([.C663]))))" style:apply-style-name="cf4" style:base-cell-address="'7-12月_'.C663"/>
      <style:map style:condition="is-true-formula(msoxl:AND(COUNTIF([.$C$663:.$C$663], [.C663])&gt;1,NOT(ISBLANK([.C663]))))" style:apply-style-name="cf5" style:base-cell-address="'7-12月_'.C663"/>
    </style:style>
    <style:style style:name="ce421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4:.$C$664], [.C664])&gt;1,NOT(ISBLANK([.C664]))))" style:apply-style-name="cf1" style:base-cell-address="'7-12月_'.C664"/>
      <style:map style:condition="is-true-formula(msoxl:AND(COUNTIF([.$C$664:.$C$664], [.C664])&gt;1,NOT(ISBLANK([.C664]))))" style:apply-style-name="cf2" style:base-cell-address="'7-12月_'.C664"/>
      <style:map style:condition="is-true-formula(msoxl:AND(COUNTIF([.$C$664:.$C$664], [.C664])&gt;1,NOT(ISBLANK([.C664]))))" style:apply-style-name="cf3" style:base-cell-address="'7-12月_'.C664"/>
      <style:map style:condition="is-true-formula(msoxl:AND(COUNTIF([.$C$664:.$C$664], [.C664])&gt;1,NOT(ISBLANK([.C664]))))" style:apply-style-name="cf4" style:base-cell-address="'7-12月_'.C664"/>
      <style:map style:condition="is-true-formula(msoxl:AND(COUNTIF([.$C$664:.$C$664], [.C664])&gt;1,NOT(ISBLANK([.C664]))))" style:apply-style-name="cf5" style:base-cell-address="'7-12月_'.C664"/>
    </style:style>
    <style:style style:name="ce42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5:.$C$665], [.C665])&gt;1,NOT(ISBLANK([.C665]))))" style:apply-style-name="cf1" style:base-cell-address="'7-12月_'.C665"/>
      <style:map style:condition="is-true-formula(msoxl:AND(COUNTIF([.$C$665:.$C$665], [.C665])&gt;1,NOT(ISBLANK([.C665]))))" style:apply-style-name="cf2" style:base-cell-address="'7-12月_'.C665"/>
      <style:map style:condition="is-true-formula(msoxl:AND(COUNTIF([.$C$665:.$C$665], [.C665])&gt;1,NOT(ISBLANK([.C665]))))" style:apply-style-name="cf3" style:base-cell-address="'7-12月_'.C665"/>
      <style:map style:condition="is-true-formula(msoxl:AND(COUNTIF([.$C$665:.$C$665], [.C665])&gt;1,NOT(ISBLANK([.C665]))))" style:apply-style-name="cf4" style:base-cell-address="'7-12月_'.C665"/>
      <style:map style:condition="is-true-formula(msoxl:AND(COUNTIF([.$C$665:.$C$665], [.C665])&gt;1,NOT(ISBLANK([.C665]))))" style:apply-style-name="cf5" style:base-cell-address="'7-12月_'.C665"/>
    </style:style>
    <style:style style:name="ce4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6:.$C$666], [.C666])&gt;1,NOT(ISBLANK([.C666]))))" style:apply-style-name="cf1" style:base-cell-address="'7-12月_'.C666"/>
      <style:map style:condition="is-true-formula(msoxl:AND(COUNTIF([.$C$666:.$C$666], [.C666])&gt;1,NOT(ISBLANK([.C666]))))" style:apply-style-name="cf2" style:base-cell-address="'7-12月_'.C666"/>
      <style:map style:condition="is-true-formula(msoxl:AND(COUNTIF([.$C$666:.$C$666], [.C666])&gt;1,NOT(ISBLANK([.C666]))))" style:apply-style-name="cf3" style:base-cell-address="'7-12月_'.C666"/>
      <style:map style:condition="is-true-formula(msoxl:AND(COUNTIF([.$C$666:.$C$666], [.C666])&gt;1,NOT(ISBLANK([.C666]))))" style:apply-style-name="cf4" style:base-cell-address="'7-12月_'.C666"/>
      <style:map style:condition="is-true-formula(msoxl:AND(COUNTIF([.$C$666:.$C$666], [.C666])&gt;1,NOT(ISBLANK([.C666]))))" style:apply-style-name="cf5" style:base-cell-address="'7-12月_'.C666"/>
    </style:style>
    <style:style style:name="ce42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7:.$C$667], [.C667])&gt;1,NOT(ISBLANK([.C667]))))" style:apply-style-name="cf1" style:base-cell-address="'7-12月_'.C667"/>
      <style:map style:condition="is-true-formula(msoxl:AND(COUNTIF([.$C$667:.$C$667], [.C667])&gt;1,NOT(ISBLANK([.C667]))))" style:apply-style-name="cf2" style:base-cell-address="'7-12月_'.C667"/>
      <style:map style:condition="is-true-formula(msoxl:AND(COUNTIF([.$C$667:.$C$667], [.C667])&gt;1,NOT(ISBLANK([.C667]))))" style:apply-style-name="cf3" style:base-cell-address="'7-12月_'.C667"/>
      <style:map style:condition="is-true-formula(msoxl:AND(COUNTIF([.$C$667:.$C$667], [.C667])&gt;1,NOT(ISBLANK([.C667]))))" style:apply-style-name="cf4" style:base-cell-address="'7-12月_'.C667"/>
      <style:map style:condition="is-true-formula(msoxl:AND(COUNTIF([.$C$667:.$C$667], [.C667])&gt;1,NOT(ISBLANK([.C667]))))" style:apply-style-name="cf5" style:base-cell-address="'7-12月_'.C667"/>
    </style:style>
    <style:style style:name="ce42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8:.$C$668], [.C668])&gt;1,NOT(ISBLANK([.C668]))))" style:apply-style-name="cf1" style:base-cell-address="'7-12月_'.C668"/>
      <style:map style:condition="is-true-formula(msoxl:AND(COUNTIF([.$C$668:.$C$668], [.C668])&gt;1,NOT(ISBLANK([.C668]))))" style:apply-style-name="cf2" style:base-cell-address="'7-12月_'.C668"/>
      <style:map style:condition="is-true-formula(msoxl:AND(COUNTIF([.$C$668:.$C$668], [.C668])&gt;1,NOT(ISBLANK([.C668]))))" style:apply-style-name="cf3" style:base-cell-address="'7-12月_'.C668"/>
      <style:map style:condition="is-true-formula(msoxl:AND(COUNTIF([.$C$668:.$C$668], [.C668])&gt;1,NOT(ISBLANK([.C668]))))" style:apply-style-name="cf4" style:base-cell-address="'7-12月_'.C668"/>
      <style:map style:condition="is-true-formula(msoxl:AND(COUNTIF([.$C$668:.$C$668], [.C668])&gt;1,NOT(ISBLANK([.C668]))))" style:apply-style-name="cf5" style:base-cell-address="'7-12月_'.C668"/>
    </style:style>
    <style:style style:name="ce42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69:.$C$669], [.C669])&gt;1,NOT(ISBLANK([.C669]))))" style:apply-style-name="cf1" style:base-cell-address="'7-12月_'.C669"/>
      <style:map style:condition="is-true-formula(msoxl:AND(COUNTIF([.$C$669:.$C$669], [.C669])&gt;1,NOT(ISBLANK([.C669]))))" style:apply-style-name="cf2" style:base-cell-address="'7-12月_'.C669"/>
      <style:map style:condition="is-true-formula(msoxl:AND(COUNTIF([.$C$669:.$C$669], [.C669])&gt;1,NOT(ISBLANK([.C669]))))" style:apply-style-name="cf3" style:base-cell-address="'7-12月_'.C669"/>
      <style:map style:condition="is-true-formula(msoxl:AND(COUNTIF([.$C$669:.$C$669], [.C669])&gt;1,NOT(ISBLANK([.C669]))))" style:apply-style-name="cf4" style:base-cell-address="'7-12月_'.C669"/>
      <style:map style:condition="is-true-formula(msoxl:AND(COUNTIF([.$C$669:.$C$669], [.C669])&gt;1,NOT(ISBLANK([.C669]))))" style:apply-style-name="cf5" style:base-cell-address="'7-12月_'.C669"/>
    </style:style>
    <style:style style:name="ce42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70:.$C$670], [.C670])&gt;1,NOT(ISBLANK([.C670]))))" style:apply-style-name="cf1" style:base-cell-address="'7-12月_'.C670"/>
      <style:map style:condition="is-true-formula(msoxl:AND(COUNTIF([.$C$670:.$C$670], [.C670])&gt;1,NOT(ISBLANK([.C670]))))" style:apply-style-name="cf2" style:base-cell-address="'7-12月_'.C670"/>
      <style:map style:condition="is-true-formula(msoxl:AND(COUNTIF([.$C$670:.$C$670], [.C670])&gt;1,NOT(ISBLANK([.C670]))))" style:apply-style-name="cf3" style:base-cell-address="'7-12月_'.C670"/>
      <style:map style:condition="is-true-formula(msoxl:AND(COUNTIF([.$C$670:.$C$670], [.C670])&gt;1,NOT(ISBLANK([.C670]))))" style:apply-style-name="cf4" style:base-cell-address="'7-12月_'.C670"/>
      <style:map style:condition="is-true-formula(msoxl:AND(COUNTIF([.$C$670:.$C$670], [.C670])&gt;1,NOT(ISBLANK([.C670]))))" style:apply-style-name="cf5" style:base-cell-address="'7-12月_'.C670"/>
    </style:style>
    <style:style style:name="ce42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71:.$C$671], [.C671])&gt;1,NOT(ISBLANK([.C671]))))" style:apply-style-name="cf1" style:base-cell-address="'7-12月_'.C671"/>
      <style:map style:condition="is-true-formula(msoxl:AND(COUNTIF([.$C$671:.$C$671], [.C671])&gt;1,NOT(ISBLANK([.C671]))))" style:apply-style-name="cf2" style:base-cell-address="'7-12月_'.C671"/>
      <style:map style:condition="is-true-formula(msoxl:AND(COUNTIF([.$C$671:.$C$671], [.C671])&gt;1,NOT(ISBLANK([.C671]))))" style:apply-style-name="cf3" style:base-cell-address="'7-12月_'.C671"/>
      <style:map style:condition="is-true-formula(msoxl:AND(COUNTIF([.$C$671:.$C$671], [.C671])&gt;1,NOT(ISBLANK([.C671]))))" style:apply-style-name="cf4" style:base-cell-address="'7-12月_'.C671"/>
      <style:map style:condition="is-true-formula(msoxl:AND(COUNTIF([.$C$671:.$C$671], [.C671])&gt;1,NOT(ISBLANK([.C671]))))" style:apply-style-name="cf5" style:base-cell-address="'7-12月_'.C671"/>
    </style:style>
    <style:style style:name="ce42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  <style:map style:condition="is-true-formula(msoxl:AND(COUNTIF([.$C$672:.$C$672], [.C672])&gt;1,NOT(ISBLANK([.C672]))))" style:apply-style-name="cf1" style:base-cell-address="'7-12月_'.C672"/>
      <style:map style:condition="is-true-formula(msoxl:AND(COUNTIF([.$C$672:.$C$672], [.C672])&gt;1,NOT(ISBLANK([.C672]))))" style:apply-style-name="cf2" style:base-cell-address="'7-12月_'.C672"/>
      <style:map style:condition="is-true-formula(msoxl:AND(COUNTIF([.$C$672:.$C$672], [.C672])&gt;1,NOT(ISBLANK([.C672]))))" style:apply-style-name="cf3" style:base-cell-address="'7-12月_'.C672"/>
      <style:map style:condition="is-true-formula(msoxl:AND(COUNTIF([.$C$672:.$C$672], [.C672])&gt;1,NOT(ISBLANK([.C672]))))" style:apply-style-name="cf4" style:base-cell-address="'7-12月_'.C672"/>
      <style:map style:condition="is-true-formula(msoxl:AND(COUNTIF([.$C$672:.$C$672], [.C672])&gt;1,NOT(ISBLANK([.C672]))))" style:apply-style-name="cf5" style:base-cell-address="'7-12月_'.C672"/>
    </style:style>
    <style:style style:name="ce430" style:family="table-cell" style:parent-style-name="Default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Arial" style:font-name-asian="Arial1" style:font-name-complex="Arial1"/>
    </style:style>
    <style:style style:name="ce431" style:family="table-cell" style:parent-style-name="千分位" style:data-style-name="N145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2" style:family="table-cell" style:parent-style-name="千分位_20_2_20_2" style:data-style-name="N146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3" style:family="table-cell" style:parent-style-name="千分位_20_2_20_2" style:data-style-name="N145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4" style:family="table-cell" style:parent-style-name="Default" style:data-style-name="N146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5" style:family="table-cell" style:parent-style-name="一般_20_2_20_2" style:data-style-name="N146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6" style:family="table-cell" style:parent-style-name="Default" style:data-style-name="N137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7" style:family="table-cell" style:parent-style-name="千分位_20_2_20_2" style:data-style-name="N146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8" style:family="table-cell" style:parent-style-name="一般_20_4" style:data-style-name="N146">
      <style:table-cell-properties style:cell-protect="protected" style:print-content="true"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39" style:family="table-cell" style:parent-style-name="千分位" style:data-style-name="N14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4pt" style:font-name-asian="Arial1" style:font-size-asian="14pt" style:font-name-complex="Arial1" style:font-size-complex="14pt"/>
    </style:style>
    <style:style style:name="ce440" style:family="table-cell" style:parent-style-name="千分位" style:data-style-name="N145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41" style:family="table-cell" style:parent-style-name="千分位" style:data-style-name="N145">
      <style:table-cell-properties fo:background-color="transparent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442" style:family="table-cell" style:parent-style-name="千分位" style:data-style-name="N145">
      <style:table-cell-properties fo:background-color="transparent" fo:wrap-option="wrap" fo:border="0.06pt solid #000000" style:vertical-align="middle"/>
      <style:text-properties style:font-name="Arial" fo:font-size="14pt" style:font-name-asian="Arial1" style:font-size-asian="14pt" style:font-name-complex="Arial1" style:font-size-complex="14pt"/>
    </style:style>
    <style:style style:name="ce443" style:family="table-cell" style:parent-style-name="Default" style:data-style-name="N0">
      <style:table-cell-properties fo:background-color="transparent" fo:wrap-option="wrap" style:vertical-align="middle"/>
      <style:text-properties style:font-name="標楷體" style:font-name-asian="標楷體1" style:font-name-complex="標楷體1"/>
    </style:style>
    <style:style style:name="ce4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4pt" style:font-name-asian="標楷體1" style:font-size-asian="14pt" style:font-name-complex="標楷體1" style:font-size-complex="14pt"/>
    </style:style>
    <style:style style:name="ce445" style:family="table-cell" style:parent-style-name="千分位_20_2_20_2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1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2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3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4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5" style:base-cell-address="'7-12月_'.F253"/>
    </style:style>
    <style:style style:name="ce4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1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2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3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4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5" style:base-cell-address="'7-12月_'.F253"/>
    </style:style>
    <style:style style:name="ce44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1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2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3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4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5" style:base-cell-address="'7-12月_'.F253"/>
    </style:style>
    <style:style style:name="ce4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1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2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3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4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5" style:base-cell-address="'7-12月_'.F253"/>
    </style:style>
    <style:style style:name="ce4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1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2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3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4" style:base-cell-address="'7-12月_'.F253"/>
      <style:map style:condition="is-true-formula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style:apply-style-name="cf5" style:base-cell-address="'7-12月_'.F253"/>
    </style:style>
    <style:style style:name="ce451" style:family="table-cell" style:parent-style-name="Default" style:data-style-name="N100">
      <style:table-cell-properties fo:background-color="transparent" fo:wrap-option="wrap" style:vertical-align="middle"/>
      <style:text-properties style:font-name="標楷體" style:font-name-asian="標楷體1" style:font-name-complex="標楷體1"/>
    </style:style>
    <style:style style:name="ce452" style:family="table-cell" style:parent-style-name="Default" style:data-style-name="N100">
      <style:table-cell-properties fo:background-color="transparent" fo:wrap-option="wrap" fo:border="0.06pt solid #000000" style:vertical-align="middle"/>
      <style:text-properties style:font-name="標楷體" fo:font-size="14pt" style:font-name-asian="標楷體1" style:font-size-asian="14pt" style:font-name-complex="標楷體1" style:font-size-complex="14pt"/>
    </style:style>
    <style:style style:name="ce453" style:family="table-cell" style:parent-style-name="Default" style:data-style-name="N0">
      <style:table-cell-properties fo:background-color="transparent" fo:wrap-option="wrap" style:vertical-align="middle"/>
      <style:text-properties style:font-name="Arial" style:font-name-asian="Arial1" style:font-name-complex="Arial1"/>
    </style:style>
    <style:style style:name="ce454" style:family="table-cell" style:parent-style-name="一般_20_4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55" style:family="table-cell" style:parent-style-name="千分位_20_2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57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58" style:family="table-cell" style:parent-style-name="千分位_20_2_20_2" style:data-style-name="N145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59" style:family="table-cell" style:parent-style-name="Default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Arial" fo:font-size="14pt" style:font-name-asian="Arial1" style:font-size-asian="14pt" style:font-name-complex="Arial1" style:font-size-complex="14pt"/>
    </style:style>
    <style:style style:name="ce460" style:family="table-cell" style:parent-style-name="一般_5f_Sheet1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ce461" style:family="table-cell" style:parent-style-name="一般_5f_Sheet1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Arial" fo:font-size="14pt" style:font-name-asian="Arial1" style:font-size-asian="14pt" style:font-name-complex="Arial1" style:font-size-complex="14pt"/>
    </style:style>
    <style:style style:name="T1" style:family="text">
      <style:text-properties fo:color="#000000" style:font-name="標楷體" fo:font-size="18pt" fo:font-weight="bold" style:text-underline-style="none" style:text-underline-color="font-color" style:text-line-through-type="none" fo:font-style="normal" style:text-outline="false" fo:text-shadow="none" style:font-name-asian="標楷體" style:font-name-complex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標楷體" fo:font-size="14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color="#000000" style:font-name="標楷體" fo:font-size="16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7-12月_" table:style-name="ta1" table:print-ranges="'7-12月_'.A1:'7-12月_'.I761">
        <table:table-column table:style-name="co1" table:default-cell-style-name="ce11"/>
        <table:table-column table:style-name="co2" table:default-cell-style-name="ce12"/>
        <table:table-column table:style-name="co3" table:default-cell-style-name="ce389"/>
        <table:table-column table:style-name="co4" table:default-cell-style-name="ce430"/>
        <table:table-column table:style-name="co5" table:default-cell-style-name="ce430"/>
        <table:table-column table:style-name="co6" table:default-cell-style-name="ce443"/>
        <table:table-column table:style-name="co7" table:default-cell-style-name="ce451"/>
        <table:table-column table:style-name="co8" table:default-cell-style-name="ce453"/>
        <table:table-column table:style-name="co9" table:default-cell-style-name="ce453"/>
        <table:table-column table:style-name="co10" table:number-columns-repeated="1015" table:default-cell-style-name="ce443"/>
        <table:table-row table:style-name="ro1">
          <table:table-cell table:style-name="ce1" office:value-type="string" calcext:value-type="string" table:number-columns-spanned="9" table:number-rows-spanned="1">
            <text:p><text:span text:style-name="T1">新北市政府</text:span>104<text:span text:style-name="T1">年度對議員所提地方建設建議事項處理明細表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至</text:span>104<text:span text:style-name="T1">年</text:span>12<text:span text:style-name="T1">月止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                                   (<text:span text:style-name="T3">本表為半年報</text:span>)</text:p>
          </table:table-cell>
          <table:covered-table-cell table:number-columns-repeated="6"/>
          <table:table-cell table:style-name="ce459" office:value-type="string" calcext:value-type="string">
            <text:p><text:span text:style-name="T2">單位：新臺幣千元</text:span>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<text:span text:style-name="T2">姓名</text:span></text:p>
          </table:table-cell>
          <table:table-cell table:style-name="ce14" office:value-type="string" calcext:value-type="string" table:number-columns-spanned="1" table:number-rows-spanned="2">
            <text:p><text:span text:style-name="T2">建議項目及內容</text:span></text:p>
          </table:table-cell>
          <table:table-cell table:style-name="ce3" office:value-type="string" calcext:value-type="string" table:number-columns-spanned="1" table:number-rows-spanned="2">
            <text:p><text:span text:style-name="T2">建議地點</text:span></text:p>
          </table:table-cell>
          <table:table-cell table:style-name="ce14" office:value-type="string" calcext:value-type="string" table:number-columns-spanned="1" table:number-rows-spanned="2">
            <text:p><text:span text:style-name="T2">建議金額</text:span></text:p>
          </table:table-cell>
          <table:table-cell table:style-name="ce14" office:value-type="string" calcext:value-type="string" table:number-columns-spanned="5" table:number-rows-spanned="1">
            <text:p><text:span text:style-name="T2">核定情形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covered-table-cell table:style-name="ce4"/>
          <table:covered-table-cell table:number-columns-repeated="3"/>
          <table:table-cell table:style-name="ce14" office:value-type="string" calcext:value-type="string">
            <text:p><text:span text:style-name="T2">核定金額</text:span></text:p>
          </table:table-cell>
          <table:table-cell table:style-name="ce444" office:value-type="string" calcext:value-type="string">
            <text:p>經費支用科目</text:p>
          </table:table-cell>
          <table:table-cell table:style-name="ce452" office:value-type="string" calcext:value-type="string">
            <text:p>主辦機關</text:p>
          </table:table-cell>
          <table:table-cell table:style-name="ce5" office:value-type="string" calcext:value-type="string">
            <text:p><text:span text:style-name="T2">招標方式</text:span></text:p>
          </table:table-cell>
          <table:table-cell table:style-name="ce5" office:value-type="string" calcext:value-type="string">
            <text:p><text:span text:style-name="T2">得標廠商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興仁市民活動中心環境改善工程</text:span></text:p>
          </table:table-cell>
          <table:table-cell table:style-name="ce5" office:value-type="string" calcext:value-type="string">
            <text:p><text:span text:style-name="T2">興仁里</text:span></text:p>
          </table:table-cell>
          <table:table-cell table:number-columns-repeated="2" table:style-name="ce431" office:value-type="float" office:value="1000" calcext:value-type="float">
            <text:p>10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燦豐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LED<text:span text:style-name="T2">全彩色顯示屏安裝工程</text:span></text:p>
          </table:table-cell>
          <table:table-cell table:style-name="ce5" office:value-type="string" calcext:value-type="string">
            <text:p><text:span text:style-name="T2">溪北河濱公園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泛美視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筆記型電腦及液晶電視</text:span></text:p>
          </table:table-cell>
          <table:table-cell table:style-name="ce5" office:value-type="string" calcext:value-type="string">
            <text:p><text:span text:style-name="T2">崁頂里辦公處</text:span></text:p>
          </table:table-cell>
          <table:table-cell table:number-columns-repeated="2" table:style-name="ce431" office:value-type="float" office:value="49" calcext:value-type="float">
            <text:p>4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北電科技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花台重建</text:span></text:p>
          </table:table-cell>
          <table:table-cell table:style-name="ce5" office:value-type="string" calcext:value-type="string">
            <text:p><text:span text:style-name="T2">明志路</text:span>136<text:span text:style-name="T2">巷</text:span>21<text:span text:style-name="T2">弄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安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儀君</text:span></text:p>
          </table:table-cell>
          <table:table-cell table:style-name="ce5" office:value-type="string" calcext:value-type="string">
            <text:p><text:span text:style-name="T2">烤箱及攪拌機</text:span></text:p>
          </table:table-cell>
          <table:table-cell table:style-name="ce5" office:value-type="string" calcext:value-type="string">
            <text:p><text:span text:style-name="T2">下城市民活動中心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4" calcext:value-type="float">
            <text:p>9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陞上工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國春</text:span></text:p>
          </table:table-cell>
          <table:table-cell table:style-name="ce5" office:value-type="string" calcext:value-type="string">
            <text:p><text:span text:style-name="T2">購置電子字幕機</text:span></text:p>
          </table:table-cell>
          <table:table-cell table:style-name="ce5" office:value-type="string" calcext:value-type="string">
            <text:p><text:span text:style-name="T2">崑崙里辦公處</text:span></text:p>
          </table:table-cell>
          <table:table-cell table:number-columns-repeated="2" table:style-name="ce431" office:value-type="float" office:value="35" calcext:value-type="float">
            <text:p>3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購置電子字幕機</text:span></text:p>
          </table:table-cell>
          <table:table-cell table:style-name="ce5" office:value-type="string" calcext:value-type="string">
            <text:p><text:span text:style-name="T2">板橋仁愛路</text:span>47<text:span text:style-name="T2">巷</text:span>2<text:span text:style-name="T2">號</text:span>2<text:span text:style-name="T2">樓側邊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晉婷</text:span></text:p>
          </table:table-cell>
          <table:table-cell table:style-name="ce5" office:value-type="string" calcext:value-type="string">
            <text:p><text:span text:style-name="T2">貿商里大草坪增設景觀看台工程</text:span></text:p>
          </table:table-cell>
          <table:table-cell table:style-name="ce5" office:value-type="string" calcext:value-type="string">
            <text:p><text:span text:style-name="T2">貿商里大草坪公園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鑫澤營造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裕德</text:span></text:p>
          </table:table-cell>
          <table:table-cell table:style-name="ce5" office:value-type="string" calcext:value-type="string">
            <text:p><text:span text:style-name="T2">購置溪崑第</text:span>2<text:span text:style-name="T2">市民活動中心設備</text:span></text:p>
          </table:table-cell>
          <table:table-cell table:style-name="ce5" office:value-type="string" calcext:value-type="string">
            <text:p><text:span text:style-name="T2">溪崑第</text:span>2<text:span text:style-name="T2">市民活動中心</text:span>1<text:span text:style-name="T2">樓</text:span></text:p>
          </table:table-cell>
          <table:table-cell table:number-columns-repeated="2" table:style-name="ce431" office:value-type="float" office:value="170" calcext:value-type="float">
            <text:p>17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百恒威實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錦賢</text:span></text:p>
          </table:table-cell>
          <table:table-cell table:style-name="ce5" office:value-type="string" calcext:value-type="string">
            <text:p><text:span text:style-name="T2">購置廣播喇叭</text:span></text:p>
          </table:table-cell>
          <table:table-cell table:style-name="ce5" office:value-type="string" calcext:value-type="string">
            <text:p><text:span text:style-name="T2">賢孝里內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5" calcext:value-type="float">
            <text:p>9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俊達數位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樹枝粉碎機及吉岡木柄樹剪</text:span></text:p>
          </table:table-cell>
          <table:table-cell table:style-name="ce5" office:value-type="string" calcext:value-type="string">
            <text:p><text:span text:style-name="T2">溪北里辦公處</text:span></text:p>
          </table:table-cell>
          <table:table-cell table:number-columns-repeated="2" table:style-name="ce431" office:value-type="float" office:value="80" calcext:value-type="float">
            <text:p>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賀基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移動式廣播設備</text:span></text:p>
          </table:table-cell>
          <table:table-cell table:style-name="ce5" office:value-type="string" calcext:value-type="string">
            <text:p><text:span text:style-name="T2">溪東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躍銘科技有限公司</text:span>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彩色影印機設備</text:span></text:p>
          </table:table-cell>
          <table:table-cell table:style-name="ce5" office:value-type="string" calcext:value-type="string">
            <text:p><text:span text:style-name="T2">昌信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耀椿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啟能</text:span></text:p>
          </table:table-cell>
          <table:table-cell table:style-name="ce5" office:value-type="string" calcext:value-type="string">
            <text:p><text:span text:style-name="T2">辦理守望相助崗亭維修</text:span></text:p>
          </table:table-cell>
          <table:table-cell table:style-name="ce5" office:value-type="string" calcext:value-type="string">
            <text:p><text:span text:style-name="T2">龍門里辦公處</text:span></text:p>
          </table:table-cell>
          <table:table-cell table:style-name="ce431" office:value-type="float" office:value="40" calcext:value-type="float">
            <text:p>40 </text:p>
          </table:table-cell>
          <table:table-cell table:style-name="ce431" office:value-type="float" office:value="35" calcext:value-type="float">
            <text:p>3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興富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15" office:value-type="string" calcext:value-type="string">
            <text:p>購置塑膠圓椅及木質沙發</text:p>
          </table:table-cell>
          <table:table-cell table:style-name="ce5" office:value-type="string" calcext:value-type="string">
            <text:p><text:span text:style-name="T2">大湖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億客來傢俱行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2">陳文治</text:span></text:p>
          </table:table-cell>
          <table:table-cell table:style-name="ce5" office:value-type="string" calcext:value-type="string">
            <text:p><text:span text:style-name="T2">公文櫃、電視櫃及巡守隊崗亭</text:span></text:p>
          </table:table-cell>
          <table:table-cell table:style-name="ce5" office:value-type="string" calcext:value-type="string">
            <text:p><text:span text:style-name="T2">新明里辦公處及明志國小旁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6" calcext:value-type="float">
            <text:p>9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史代新股份有限公司、坤豐鋼鐵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宏陸</text:span></text:p>
          </table:table-cell>
          <table:table-cell table:style-name="ce5" office:value-type="string" calcext:value-type="string">
            <text:p><text:span text:style-name="T2">購置電子字幕機</text:span></text:p>
          </table:table-cell>
          <table:table-cell table:style-name="ce5" office:value-type="string" calcext:value-type="string">
            <text:p><text:span text:style-name="T2">板橋區長安街</text:span>251<text:span text:style-name="T2">巷</text:span>30<text:span text:style-name="T2">號側邊</text:span></text:p>
          </table:table-cell>
          <table:table-cell table:number-columns-repeated="2" table:style-name="ce431" office:value-type="float" office:value="62" calcext:value-type="float">
            <text:p>6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忠孝里高速公路橋下籃球場設置工程</text:span></text:p>
          </table:table-cell>
          <table:table-cell table:style-name="ce5" office:value-type="string" calcext:value-type="string">
            <text:p><text:span text:style-name="T2">忠孝里高速公路橋下</text:span></text:p>
          </table:table-cell>
          <table:table-cell table:number-columns-repeated="2" table:style-name="ce431" office:value-type="float" office:value="400" calcext:value-type="float">
            <text:p>4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公開招標、逕洽廠商</text:span></text:p>
          </table:table-cell>
          <table:table-cell table:style-name="ce16" office:value-type="string" calcext:value-type="string">
            <text:p><text:span text:style-name="T2">福君土木包工業股份有限公司</text:span>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廣播喇叭線路架設工程</text:span></text:p>
          </table:table-cell>
          <table:table-cell table:style-name="ce5" office:value-type="string" calcext:value-type="string">
            <text:p><text:span text:style-name="T2">楓江路</text:span>16<text:span text:style-name="T2">巷至泰林路</text:span>2<text:span text:style-name="T2">段</text:span>188<text:span text:style-name="T2">巷、明志路</text:span>1<text:span text:style-name="T2">段</text:span>175<text:span text:style-name="T2">巷至泰林路</text:span>2<text:span text:style-name="T2">段</text:span>212<text:span text:style-name="T2">號、泰林路</text:span>2<text:span text:style-name="T2">段</text:span>212<text:span text:style-name="T2">號至明志路</text:span>1<text:span text:style-name="T2">段</text:span>243<text:span text:style-name="T2">號及福泰街口至泰林路</text:span>2<text:span text:style-name="T2">段</text:span>115<text:span text:style-name="T2">號旁</text:span></text:p>
          </table:table-cell>
          <table:table-cell table:number-columns-repeated="2"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昌帝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電視機、麥克風及移動式廣播設備</text:span></text:p>
          </table:table-cell>
          <table:table-cell table:style-name="ce5" office:value-type="string" calcext:value-type="string">
            <text:p><text:span text:style-name="T2">大同里辦公處</text:span></text:p>
          </table:table-cell>
          <table:table-cell table:style-name="ce431" office:value-type="float" office:value="67" calcext:value-type="float">
            <text:p>67 </text:p>
          </table:table-cell>
          <table:table-cell table:style-name="ce431" office:value-type="float" office:value="66" calcext:value-type="float">
            <text:p>6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億電器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桌上型電腦</text:span></text:p>
          </table:table-cell>
          <table:table-cell table:style-name="ce5" office:value-type="string" calcext:value-type="string">
            <text:p><text:span text:style-name="T2">二鬮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32" calcext:value-type="float">
            <text:p>3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韋冠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圳頭坑新設紐澤西護欄工程</text:span></text:p>
          </table:table-cell>
          <table:table-cell table:style-name="ce5" office:value-type="string" calcext:value-type="string">
            <text:p><text:span text:style-name="T2">圳頭坑路燈編號</text:span>212129<text:span text:style-name="T2">旁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展豪土木包工業</text:span>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隧道式血壓計</text:span></text:p>
          </table:table-cell>
          <table:table-cell table:style-name="ce5" office:value-type="string" calcext:value-type="string">
            <text:p><text:span text:style-name="T2">萬里區公所、野柳及磺潭社區發展協會</text:span></text:p>
          </table:table-cell>
          <table:table-cell table:number-columns-repeated="2" table:style-name="ce431" office:value-type="float" office:value="207" calcext:value-type="float">
            <text:p>20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陞霖科技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設置廣播器設備</text:span></text:p>
          </table:table-cell>
          <table:table-cell table:style-name="ce5" office:value-type="string" calcext:value-type="string">
            <text:p><text:span text:style-name="T2">林口區公所區中山路與中原街口等</text:span>8<text:span text:style-name="T2">個地點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林口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祐承科技有限公司</text:span>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購置電子字幕機</text:span></text:p>
          </table:table-cell>
          <table:table-cell table:style-name="ce5" office:value-type="string" calcext:value-type="string">
            <text:p><text:span text:style-name="T2">光復里辦公處</text:span></text:p>
          </table:table-cell>
          <table:table-cell table:number-columns-repeated="2" table:style-name="ce431" office:value-type="float" office:value="61" calcext:value-type="float">
            <text:p>61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宏陸</text:span></text:p>
          </table:table-cell>
          <table:table-cell table:style-name="ce5" office:value-type="string" calcext:value-type="string">
            <text:p><text:span text:style-name="T2">購置影印機</text:span></text:p>
          </table:table-cell>
          <table:table-cell table:style-name="ce5" office:value-type="string" calcext:value-type="string">
            <text:p><text:span text:style-name="T2">德翠里辦公處</text:span></text:p>
          </table:table-cell>
          <table:table-cell table:number-columns-repeated="2" table:style-name="ce431" office:value-type="float" office:value="86" calcext:value-type="float">
            <text:p>8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互盛股份有限公司</text:span>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<text:span text:style-name="T2">許昭興</text:span></text:p>
          </table:table-cell>
          <table:table-cell table:style-name="ce5" office:value-type="string" calcext:value-type="string">
            <text:p><text:span text:style-name="T2">文化下溪市民活動中心設備更新財物採購案</text:span></text:p>
          </table:table-cell>
          <table:table-cell table:style-name="ce5" office:value-type="string" calcext:value-type="string">
            <text:p><text:span text:style-name="T2">文化下溪市民活動中心</text:span></text:p>
          </table:table-cell>
          <table:table-cell table:number-columns-repeated="2" table:style-name="ce431" office:value-type="float" office:value="270" calcext:value-type="float">
            <text:p>27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永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上竣企業有限公司、上竣企業有限公司、長志興業有限公司、蓁筳園企業有限公司、蓁筳園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裕德</text:span></text:p>
          </table:table-cell>
          <table:table-cell table:style-name="ce5" office:value-type="string" calcext:value-type="string">
            <text:p><text:span text:style-name="T2">購置筆記型電腦</text:span></text:p>
          </table:table-cell>
          <table:table-cell table:style-name="ce5" office:value-type="string" calcext:value-type="string">
            <text:p><text:span text:style-name="T2">正泰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7" calcext:value-type="float">
            <text:p>4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13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隧道式血壓計</text:span></text:p>
          </table:table-cell>
          <table:table-cell table:style-name="ce5" office:value-type="string" calcext:value-type="string">
            <text:p><text:span text:style-name="T2">同慶里辦公處</text:span></text:p>
          </table:table-cell>
          <table:table-cell table:number-columns-repeated="2" table:style-name="ce431" office:value-type="float" office:value="68" calcext:value-type="float">
            <text:p>6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聖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<text:span text:style-name="T2">廣播系統建置工程</text:span></text:p>
          </table:table-cell>
          <table:table-cell table:style-name="ce5" office:value-type="string" calcext:value-type="string">
            <text:p><text:span text:style-name="T2">備內街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5" calcext:value-type="float">
            <text:p>9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樹林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<text:span text:style-name="T2">張晉婷</text:span></text:p>
          </table:table-cell>
          <table:table-cell table:style-name="ce5" office:value-type="string" calcext:value-type="string">
            <text:p><text:span text:style-name="T2">廚房餐具設備</text:span></text:p>
          </table:table-cell>
          <table:table-cell table:style-name="ce5" office:value-type="string" calcext:value-type="string">
            <text:p><text:span text:style-name="T2">五福里集會所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4" calcext:value-type="float">
            <text:p>9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巧匠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廣播設備</text:span></text:p>
          </table:table-cell>
          <table:table-cell table:style-name="ce5" office:value-type="string" calcext:value-type="string">
            <text:p><text:span text:style-name="T2">西鶯里內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光旭影音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辦公設備</text:span></text:p>
          </table:table-cell>
          <table:table-cell table:style-name="ce5" office:value-type="string" calcext:value-type="string">
            <text:p><text:span text:style-name="T2">北鶯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勝事務機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戴麗香</text:span></text:p>
            <text:p><text:span text:style-name="T2">鄭宇恩</text:span></text:p>
          </table:table-cell>
          <table:table-cell table:style-name="ce5" office:value-type="string" calcext:value-type="string">
            <text:p><text:span text:style-name="T2">無線廣播設備購置計畫</text:span></text:p>
          </table:table-cell>
          <table:table-cell table:style-name="ce5" office:value-type="string" calcext:value-type="string">
            <text:p><text:span text:style-name="T2">埤頭里內</text:span></text:p>
          </table:table-cell>
          <table:table-cell table:style-name="ce431" office:value-type="float" office:value="490" calcext:value-type="float">
            <text:p>490 </text:p>
          </table:table-cell>
          <table:table-cell table:style-name="ce431" office:value-type="float" office:value="480" calcext:value-type="float">
            <text:p>4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八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祐承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購置桌上型電腦及螢幕</text:span></text:p>
          </table:table-cell>
          <table:table-cell table:style-name="ce5" office:value-type="string" calcext:value-type="string">
            <text:p><text:span text:style-name="T2">光復里辦公處</text:span></text:p>
          </table:table-cell>
          <table:table-cell table:number-columns-repeated="2" table:style-name="ce431" office:value-type="float" office:value="33" calcext:value-type="float">
            <text:p>3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赫普電腦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周勝考</text:span></text:p>
          </table:table-cell>
          <table:table-cell table:style-name="ce5" office:value-type="string" calcext:value-type="string">
            <text:p><text:span text:style-name="T2">購置</text:span>LED<text:span text:style-name="T2">字幕機</text:span></text:p>
          </table:table-cell>
          <table:table-cell table:style-name="ce5" office:value-type="string" calcext:value-type="string">
            <text:p><text:span text:style-name="T2">板橋區文化路一段</text:span>270<text:span text:style-name="T2">巷</text:span>3<text:span text:style-name="T2">弄</text:span>15<text:span text:style-name="T2">號</text:span>2<text:span text:style-name="T2">樓</text:span></text:p>
          </table:table-cell>
          <table:table-cell table:number-columns-repeated="2" table:style-name="ce431" office:value-type="float" office:value="52" calcext:value-type="float">
            <text:p>5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影印機</text:span></text:p>
          </table:table-cell>
          <table:table-cell table:style-name="ce5" office:value-type="string" calcext:value-type="string">
            <text:p><text:span text:style-name="T2">中全里辦公處</text:span></text:p>
          </table:table-cell>
          <table:table-cell table:number-columns-repeated="2"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震旦行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冷氣機</text:span></text:p>
          </table:table-cell>
          <table:table-cell table:style-name="ce5" office:value-type="string" calcext:value-type="string">
            <text:p><text:span text:style-name="T2">幸福里辦公處</text:span></text:p>
          </table:table-cell>
          <table:table-cell table:number-columns-repeated="2" table:style-name="ce431" office:value-type="float" office:value="37" calcext:value-type="float">
            <text:p>3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緯泰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冷氣機設備</text:span></text:p>
          </table:table-cell>
          <table:table-cell table:style-name="ce5" office:value-type="string" calcext:value-type="string">
            <text:p><text:span text:style-name="T2">石門區公所二樓會議室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石門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冠成家電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錦賢</text:span></text:p>
          </table:table-cell>
          <table:table-cell table:style-name="ce5" office:value-type="string" calcext:value-type="string">
            <text:p><text:span text:style-name="T2">後排水溝修繕疏濬加蓋工程</text:span></text:p>
          </table:table-cell>
          <table:table-cell table:style-name="ce5" office:value-type="string" calcext:value-type="string">
            <text:p><text:span text:style-name="T2">永順里永安北路</text:span>1<text:span text:style-name="T2">段</text:span>11<text:span text:style-name="T2">巷</text:span>1<text:span text:style-name="T2">號</text:span>-7<text:span text:style-name="T2">號</text:span></text:p>
          </table:table-cell>
          <table:table-cell table:number-columns-repeated="2" table:style-name="ce431" office:value-type="float" office:value="95" calcext:value-type="float">
            <text:p>9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萬福環保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後排水溝修繕疏濬加蓋及廢棄物清除</text:span></text:p>
          </table:table-cell>
          <table:table-cell table:style-name="ce5" office:value-type="string" calcext:value-type="string">
            <text:p><text:span text:style-name="T2">大安里大同南路</text:span>143<text:span text:style-name="T2">巷</text:span>17<text:span text:style-name="T2">號</text:span>-19<text:span text:style-name="T2">號</text:span></text:p>
          </table:table-cell>
          <table:table-cell table:number-columns-repeated="2" table:style-name="ce431" office:value-type="float" office:value="87" calcext:value-type="float">
            <text:p>8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萬福環保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福德市民活動中心改善迴音及增設明鏡扶手</text:span></text:p>
          </table:table-cell>
          <table:table-cell table:style-name="ce5" office:value-type="string" calcext:value-type="string">
            <text:p><text:span text:style-name="T2">福德市民活動中心</text:span>(<text:span text:style-name="T2">福德一路</text:span>232<text:span text:style-name="T2">號之</text:span>1)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暄築有限公司、銘璋玻璃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變頻式冷氣機</text:span></text:p>
          </table:table-cell>
          <table:table-cell table:style-name="ce5" office:value-type="string" calcext:value-type="string">
            <text:p><text:span text:style-name="T2">中湖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聖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太陽能發電暨</text:span>LED<text:span text:style-name="T2">燈光警示牌設備</text:span></text:p>
          </table:table-cell>
          <table:table-cell table:style-name="ce5" office:value-type="string" calcext:value-type="string">
            <text:p><text:span text:style-name="T2">本轄區鄉長厝過港小段</text:span>265-26<text:span text:style-name="T2">地號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源科技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除濕機、電冰箱及碎紙機等設備</text:span></text:p>
          </table:table-cell>
          <table:table-cell table:style-name="ce5" office:value-type="string" calcext:value-type="string">
            <text:p><text:span text:style-name="T2">保長里辦公處</text:span></text:p>
          </table:table-cell>
          <table:table-cell table:style-name="ce431" office:value-type="float" office:value="42" calcext:value-type="float">
            <text:p>42 </text:p>
          </table:table-cell>
          <table:table-cell table:style-name="ce431" office:value-type="float" office:value="38" calcext:value-type="float">
            <text:p>3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群英事務機器有限公司、勝坤電器有限公司、百裕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發電機及彩色印表機</text:span></text:p>
          </table:table-cell>
          <table:table-cell table:style-name="ce5" office:value-type="string" calcext:value-type="string">
            <text:p><text:span text:style-name="T2">福山里辦公處</text:span></text:p>
          </table:table-cell>
          <table:table-cell table:number-columns-repeated="2" table:style-name="ce431" office:value-type="float" office:value="70" calcext:value-type="float">
            <text:p>7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高順五金有限公司、鹿草事務機器有限公司</text:span>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<text:span text:style-name="T2">沈發惠</text:span></text:p>
          </table:table-cell>
          <table:table-cell table:style-name="ce16" office:value-type="string" calcext:value-type="string">
            <text:p><text:span text:style-name="T2">冷氣機、除濕機、電視機及電腦等設備</text:span></text:p>
          </table:table-cell>
          <table:table-cell table:style-name="ce5" office:value-type="string" calcext:value-type="string">
            <text:p><text:span text:style-name="T2">八連里辦公處</text:span></text:p>
          </table:table-cell>
          <table:table-cell table:number-columns-repeated="2" table:style-name="ce431" office:value-type="float" office:value="109" calcext:value-type="float">
            <text:p>10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億電器行、捷誠五金行、易聲企業有限公司、勝坤電器有限公司、京奇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周雅玲</text:span></text:p>
          </table:table-cell>
          <table:table-cell table:style-name="ce5" office:value-type="string" calcext:value-type="string">
            <text:p><text:span text:style-name="T2">電子字幕資訊設備</text:span></text:p>
          </table:table-cell>
          <table:table-cell table:style-name="ce5" office:value-type="string" calcext:value-type="string">
            <text:p><text:span text:style-name="T2">福德市民活動中心</text:span></text:p>
          </table:table-cell>
          <table:table-cell table:number-columns-repeated="2" table:style-name="ce431" office:value-type="float" office:value="60" calcext:value-type="float">
            <text:p>6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樣光電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永福</text:span></text:p>
          </table:table-cell>
          <table:table-cell table:style-name="ce5" office:value-type="string" calcext:value-type="string">
            <text:p><text:span text:style-name="T2">北宜路</text:span>3<text:span text:style-name="T2">段</text:span>335<text:span text:style-name="T2">巷擋土牆及排水工程</text:span></text:p>
          </table:table-cell>
          <table:table-cell table:style-name="ce5" office:value-type="string" calcext:value-type="string">
            <text:p><text:span text:style-name="T2">北宜路</text:span>3<text:span text:style-name="T2">段</text:span>335<text:span text:style-name="T2">巷口</text:span></text:p>
          </table:table-cell>
          <table:table-cell table:number-columns-repeated="2" table:style-name="ce431" office:value-type="float" office:value="1000" calcext:value-type="float">
            <text:p>10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上誠營造事業有限公司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2">陳儀君</text:span></text:p>
          </table:table-cell>
          <table:table-cell table:style-name="ce5" office:value-type="string" calcext:value-type="string">
            <text:p><text:span text:style-name="T2">多功能投影機</text:span></text:p>
          </table:table-cell>
          <table:table-cell table:style-name="ce5" office:value-type="string" calcext:value-type="string">
            <text:p><text:span text:style-name="T2">中山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42" calcext:value-type="float">
            <text:p>4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奧圖碼科技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辦公設備</text:span>(<text:span text:style-name="T2">筆電、會議桌及塑膠椅</text:span>)</text:p>
          </table:table-cell>
          <table:table-cell table:style-name="ce5" office:value-type="string" calcext:value-type="string">
            <text:p><text:span text:style-name="T2">永昌里辦公處</text:span></text:p>
          </table:table-cell>
          <table:table-cell table:number-columns-repeated="2" table:style-name="ce431" office:value-type="float" office:value="80" calcext:value-type="float">
            <text:p>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威方資訊有限公司、清文實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宏陸</text:span></text:p>
          </table:table-cell>
          <table:table-cell table:style-name="ce5" office:value-type="string" calcext:value-type="string">
            <text:p><text:span text:style-name="T2">購置電子字幕機</text:span></text:p>
          </table:table-cell>
          <table:table-cell table:style-name="ce5" office:value-type="string" calcext:value-type="string">
            <text:p><text:span text:style-name="T2">板橋區大仁街</text:span>110<text:span text:style-name="T2">巷</text:span>22<text:span text:style-name="T2">號旁</text:span></text:p>
          </table:table-cell>
          <table:table-cell table:number-columns-repeated="2" table:style-name="ce431" office:value-type="float" office:value="56" calcext:value-type="float">
            <text:p>5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體育健身器材</text:span></text:p>
          </table:table-cell>
          <table:table-cell table:style-name="ce5" office:value-type="string" calcext:value-type="string">
            <text:p><text:span text:style-name="T2">龍源里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八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生活形態國際顧問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明堂</text:span></text:p>
          </table:table-cell>
          <table:table-cell table:style-name="ce5" office:value-type="string" calcext:value-type="string">
            <text:p><text:span text:style-name="T2">購置影印機設備</text:span></text:p>
          </table:table-cell>
          <table:table-cell table:style-name="ce5" office:value-type="string" calcext:value-type="string">
            <text:p><text:span text:style-name="T2">樓厝里辦公處</text:span></text:p>
          </table:table-cell>
          <table:table-cell table:number-columns-repeated="2" table:style-name="ce431" office:value-type="float" office:value="86" calcext:value-type="float">
            <text:p>8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蘆洲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震旦行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筆記型電腦、電冰箱、照相機</text:span></text:p>
          </table:table-cell>
          <table:table-cell table:style-name="ce5" office:value-type="string" calcext:value-type="string">
            <text:p><text:span text:style-name="T2">長庚里辦公處</text:span></text:p>
          </table:table-cell>
          <table:table-cell table:style-name="ce431" office:value-type="float" office:value="120" calcext:value-type="float">
            <text:p>120 </text:p>
          </table:table-cell>
          <table:table-cell table:style-name="ce431" office:value-type="float" office:value="113" calcext:value-type="float">
            <text:p>11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易真有限公司、福隆興電器有限公司、全國電子</text:span>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<text:span text:style-name="T2">黃永昌</text:span></text:p>
          </table:table-cell>
          <table:table-cell table:style-name="ce5" office:value-type="string" calcext:value-type="string">
            <text:p><text:span text:style-name="T2">監視器設備</text:span></text:p>
          </table:table-cell>
          <table:table-cell table:style-name="ce5" office:value-type="string" calcext:value-type="string">
            <text:p><text:span text:style-name="T2">廣興市民活動中心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銳虎科技股份有限公司</text:span></text:p>
          </table:table-cell>
          <table:table-cell table:number-columns-repeated="1015"/>
        </table:table-row>
        <table:table-row table:style-name="ro18">
          <table:table-cell table:style-name="ce5" office:value-type="string" calcext:value-type="string">
            <text:p><text:span text:style-name="T2">張宏陸</text:span></text:p>
          </table:table-cell>
          <table:table-cell table:style-name="ce5" office:value-type="string" calcext:value-type="string">
            <text:p><text:span text:style-name="T2">購置</text:span>LED<text:span text:style-name="T2">字幕機</text:span></text:p>
          </table:table-cell>
          <table:table-cell table:style-name="ce5" office:value-type="string" calcext:value-type="string">
            <text:p><text:span text:style-name="T2">深丘里辦公處</text:span></text:p>
          </table:table-cell>
          <table:table-cell table:number-columns-repeated="2" table:style-name="ce431" office:value-type="float" office:value="89" calcext:value-type="float">
            <text:p>8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鍾宏仁</text:span></text:p>
          </table:table-cell>
          <table:table-cell table:style-name="ce5" office:value-type="string" calcext:value-type="string">
            <text:p><text:span text:style-name="T2">購置筆記型電腦設備</text:span></text:p>
          </table:table-cell>
          <table:table-cell table:style-name="ce5" office:value-type="string" calcext:value-type="string">
            <text:p><text:span text:style-name="T2">昌信里辦公處</text:span></text:p>
          </table:table-cell>
          <table:table-cell table:number-columns-repeated="2"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國網資訊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錦賢</text:span></text:p>
          </table:table-cell>
          <table:table-cell table:style-name="ce5" office:value-type="string" calcext:value-type="string">
            <text:p><text:span text:style-name="T2">隧道式血壓計</text:span></text:p>
          </table:table-cell>
          <table:table-cell table:style-name="ce5" office:value-type="string" calcext:value-type="string">
            <text:p><text:span text:style-name="T2">水碓里辦公處</text:span></text:p>
          </table:table-cell>
          <table:table-cell table:number-columns-repeated="2" table:style-name="ce431" office:value-type="float" office:value="65" calcext:value-type="float">
            <text:p>6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驊晟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飲水機</text:span></text:p>
          </table:table-cell>
          <table:table-cell table:style-name="ce5" office:value-type="string" calcext:value-type="string">
            <text:p><text:span text:style-name="T2">建德市民活動中心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9" calcext:value-type="float">
            <text:p>4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聖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割草機及影印機</text:span></text:p>
          </table:table-cell>
          <table:table-cell table:style-name="ce5" office:value-type="string" calcext:value-type="string">
            <text:p><text:span text:style-name="T2">鳳鳴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易農機行</text:span></text:p>
            <text:p><text:span text:style-name="T2">大勝事務機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冷氣設備</text:span></text:p>
          </table:table-cell>
          <table:table-cell table:style-name="ce5" office:value-type="string" calcext:value-type="string">
            <text:p><text:span text:style-name="T2">中鶯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弘侖店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LED<text:span text:style-name="T2">電子字幕機及移動式廣播設備</text:span></text:p>
          </table:table-cell>
          <table:table-cell table:style-name="ce5" office:value-type="string" calcext:value-type="string">
            <text:p><text:span text:style-name="T2">南園里辦公處</text:span></text:p>
          </table:table-cell>
          <table:table-cell table:style-name="ce431" office:value-type="float" office:value="150" calcext:value-type="float">
            <text:p>150 </text:p>
          </table:table-cell>
          <table:table-cell table:style-name="ce431" office:value-type="float" office:value="149" calcext:value-type="float">
            <text:p>14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樹林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割草機、影印機及電冰箱</text:span></text:p>
          </table:table-cell>
          <table:table-cell table:style-name="ce5" office:value-type="string" calcext:value-type="string">
            <text:p><text:span text:style-name="T2">東山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樹林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上江實業有限公司、冠成家電有限公司</text:span></text:p>
          </table:table-cell>
          <table:table-cell table:number-columns-repeated="1015"/>
        </table:table-row>
        <table:table-row table:style-name="ro19">
          <table:table-cell table:style-name="ce5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<text:span text:style-name="T2">直立式飲水機及桌上型電腦</text:span></text:p>
          </table:table-cell>
          <table:table-cell table:style-name="ce5" office:value-type="string" calcext:value-type="string">
            <text:p><text:span text:style-name="T2">坡內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樹林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黃永昌</text:span></text:p>
          </table:table-cell>
          <table:table-cell table:style-name="ce5" office:value-type="string" calcext:value-type="string">
            <text:p><text:span text:style-name="T2">多媒體播放器及煙霧機</text:span></text:p>
          </table:table-cell>
          <table:table-cell table:style-name="ce5" office:value-type="string" calcext:value-type="string">
            <text:p><text:span text:style-name="T2">埤林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赫普電腦有限公司、速沛環保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影印機設備</text:span></text:p>
          </table:table-cell>
          <table:table-cell table:style-name="ce5" office:value-type="string" calcext:value-type="string">
            <text:p><text:span text:style-name="T2">日新市民活動中心</text:span></text:p>
          </table:table-cell>
          <table:table-cell table:number-columns-repeated="2" table:style-name="ce431" office:value-type="float" office:value="86" calcext:value-type="float">
            <text:p>8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竣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世榮</text:span></text:p>
          </table:table-cell>
          <table:table-cell table:style-name="ce5" office:value-type="string" calcext:value-type="string">
            <text:p><text:span text:style-name="T2">人行椅及公布欄</text:span></text:p>
          </table:table-cell>
          <table:table-cell table:style-name="ce5" office:value-type="string" calcext:value-type="string">
            <text:p><text:span text:style-name="T2">俊保路及俊英街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樹林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笙耀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劉哲彰</text:span></text:p>
          </table:table-cell>
          <table:table-cell table:style-name="ce5" office:value-type="string" calcext:value-type="string">
            <text:p><text:span text:style-name="T2">電視機、擴大機</text:span></text:p>
          </table:table-cell>
          <table:table-cell table:style-name="ce5" office:value-type="string" calcext:value-type="string">
            <text:p><text:span text:style-name="T2">安和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70" calcext:value-type="float">
            <text:p>7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緯泰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李余典</text:span></text:p>
          </table:table-cell>
          <table:table-cell table:style-name="ce5" office:value-type="string" calcext:value-type="string">
            <text:p><text:span text:style-name="T2">冷氣機</text:span></text:p>
          </table:table-cell>
          <table:table-cell table:style-name="ce5" office:value-type="string" calcext:value-type="string">
            <text:p><text:span text:style-name="T2">碧華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4" calcext:value-type="float">
            <text:p>4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緯泰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冷氣機</text:span></text:p>
          </table:table-cell>
          <table:table-cell table:style-name="ce5" office:value-type="string" calcext:value-type="string">
            <text:p><text:span text:style-name="T2">福田里辦公處</text:span></text:p>
          </table:table-cell>
          <table:table-cell table:number-columns-repeated="2" table:style-name="ce431" office:value-type="float" office:value="29" calcext:value-type="float">
            <text:p>2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緯泰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割草機、剪枝機等</text:span></text:p>
          </table:table-cell>
          <table:table-cell table:style-name="ce5" office:value-type="string" calcext:value-type="string">
            <text:p><text:span text:style-name="T2">貴子里辦公處</text:span></text:p>
          </table:table-cell>
          <table:table-cell table:number-columns-repeated="2"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賀基有限公司</text:span></text:p>
          </table:table-cell>
          <table:table-cell table:number-columns-repeated="1015"/>
        </table:table-row>
        <table:table-row table:style-name="ro20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落葉清理機</text:span></text:p>
          </table:table-cell>
          <table:table-cell table:style-name="ce5" office:value-type="string" calcext:value-type="string">
            <text:p><text:span text:style-name="T2">貴和里辦公處</text:span></text:p>
          </table:table-cell>
          <table:table-cell table:number-columns-repeated="2" table:style-name="ce431" office:value-type="float" office:value="22" calcext:value-type="float">
            <text:p>2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賀基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黃林玲玲</text:span></text:p>
          </table:table-cell>
          <table:table-cell table:style-name="ce5" office:value-type="string" calcext:value-type="string">
            <text:p><text:span text:style-name="T2">冷氣機</text:span></text:p>
          </table:table-cell>
          <table:table-cell table:style-name="ce5" office:value-type="string" calcext:value-type="string">
            <text:p><text:span text:style-name="T2">成德里辦公處</text:span></text:p>
          </table:table-cell>
          <table:table-cell table:number-columns-repeated="2" table:style-name="ce431" office:value-type="float" office:value="32" calcext:value-type="float">
            <text:p>3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大同綜合訊電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廣播系統</text:span></text:p>
          </table:table-cell>
          <table:table-cell table:style-name="ce5" office:value-type="string" calcext:value-type="string">
            <text:p><text:span text:style-name="T2">民全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上瀛通信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彩色影印機</text:span></text:p>
          </table:table-cell>
          <table:table-cell table:style-name="ce5" office:value-type="string" calcext:value-type="string">
            <text:p><text:span text:style-name="T2">民安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震旦行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鍾宏仁</text:span></text:p>
          </table:table-cell>
          <table:table-cell table:style-name="ce5" office:value-type="string" calcext:value-type="string">
            <text:p><text:span text:style-name="T2">壁掛式不鏽鋼公布欄</text:span></text:p>
          </table:table-cell>
          <table:table-cell table:style-name="ce5" office:value-type="string" calcext:value-type="string">
            <text:p><text:span text:style-name="T2">昌信里辦公處</text:span></text:p>
          </table:table-cell>
          <table:table-cell table:number-columns-repeated="2" table:style-name="ce431" office:value-type="float" office:value="14" calcext:value-type="float">
            <text:p>1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竣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黃永昌</text:span></text:p>
          </table:table-cell>
          <table:table-cell table:style-name="ce5" office:value-type="string" calcext:value-type="string">
            <text:p><text:span text:style-name="T2">沙發、電冰箱、印表機等設備</text:span></text:p>
          </table:table-cell>
          <table:table-cell table:style-name="ce5" office:value-type="string" calcext:value-type="string">
            <text:p><text:span text:style-name="T2">貨饒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、欣家園傢俱有限公司、冠成家電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攝影機、筆記型電腦及移動式廣播等設備</text:span></text:p>
          </table:table-cell>
          <table:table-cell table:style-name="ce5" office:value-type="string" calcext:value-type="string">
            <text:p><text:span text:style-name="T2">員福里辦公處及員福活動中心</text:span></text:p>
          </table:table-cell>
          <table:table-cell table:style-name="ce431" office:value-type="float" office:value="150" calcext:value-type="float">
            <text:p>150 </text:p>
          </table:table-cell>
          <table:table-cell table:style-name="ce431" office:value-type="float" office:value="132" calcext:value-type="float">
            <text:p>13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、威方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電子血壓計、筆記型電腦及周邊設備</text:span></text:p>
          </table:table-cell>
          <table:table-cell table:style-name="ce5" office:value-type="string" calcext:value-type="string">
            <text:p><text:span text:style-name="T2">青雲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6" calcext:value-type="float">
            <text:p>9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黃永昌</text:span></text:p>
          </table:table-cell>
          <table:table-cell table:style-name="ce5" office:value-type="string" calcext:value-type="string">
            <text:p><text:span text:style-name="T2">購置彩色</text:span>LED<text:span text:style-name="T2">字幕機等設備</text:span></text:p>
          </table:table-cell>
          <table:table-cell table:style-name="ce5" office:value-type="string" calcext:value-type="string">
            <text:p><text:span text:style-name="T2">員林里辦公處</text:span></text:p>
          </table:table-cell>
          <table:table-cell table:style-name="ce431" office:value-type="float" office:value="150" calcext:value-type="float">
            <text:p>150 </text:p>
          </table:table-cell>
          <table:table-cell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<text:span text:style-name="T2">何淑峯</text:span></text:p>
          </table:table-cell>
          <table:table-cell table:style-name="ce5" office:value-type="string" calcext:value-type="string">
            <text:p><text:span text:style-name="T2">冷氣機及電腦</text:span></text:p>
          </table:table-cell>
          <table:table-cell table:style-name="ce5" office:value-type="string" calcext:value-type="string">
            <text:p><text:span text:style-name="T2">昌隆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大同綜合訊電股份有限公司、國網資訊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文治</text:span></text:p>
          </table:table-cell>
          <table:table-cell table:style-name="ce5" office:value-type="string" calcext:value-type="string">
            <text:p><text:span text:style-name="T2">廣播系統維修</text:span>(<text:span text:style-name="T2">含新設</text:span>)</text:p>
          </table:table-cell>
          <table:table-cell table:style-name="ce5" office:value-type="string" calcext:value-type="string">
            <text:p><text:span text:style-name="T2">西盛里辦公處</text:span></text:p>
          </table:table-cell>
          <table:table-cell table:number-columns-repeated="2" table:style-name="ce431" office:value-type="float" office:value="49" calcext:value-type="float">
            <text:p>4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莊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上瀛通信股份有限公司</text:span></text:p>
          </table:table-cell>
          <table:table-cell table:number-columns-repeated="1015"/>
        </table:table-row>
        <table:table-row table:style-name="ro21">
          <table:table-cell table:style-name="ce5" office:value-type="string" calcext:value-type="string">
            <text:p><text:span text:style-name="T2">沈發惠</text:span></text:p>
          </table:table-cell>
          <table:table-cell table:style-name="ce5" office:value-type="string" calcext:value-type="string">
            <text:p><text:span text:style-name="T2">購置辦公設備</text:span></text:p>
          </table:table-cell>
          <table:table-cell table:style-name="ce5" office:value-type="string" calcext:value-type="string">
            <text:p><text:span text:style-name="T2">北基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金通多媒體科技有限公司、裕輝電器行、漢興傢俱店、上其禮品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冷氣機</text:span></text:p>
          </table:table-cell>
          <table:table-cell table:style-name="ce5" office:value-type="string" calcext:value-type="string">
            <text:p><text:span text:style-name="T2">東湖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永陽企業社</text:span></text:p>
          </table:table-cell>
          <table:table-cell table:number-columns-repeated="1015"/>
        </table:table-row>
        <table:table-row table:style-name="ro22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建置廣播系統設備</text:span></text:p>
          </table:table-cell>
          <table:table-cell table:style-name="ce5" office:value-type="string" calcext:value-type="string">
            <text:p><text:span text:style-name="T2">二甲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達創資訊有限公司</text:span></text:p>
          </table:table-cell>
          <table:table-cell table:number-columns-repeated="1015"/>
        </table:table-row>
        <table:table-row table:style-name="ro23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電腦、傳真機及數位相機等設備</text:span></text:p>
          </table:table-cell>
          <table:table-cell table:style-name="ce5" office:value-type="string" calcext:value-type="string">
            <text:p><text:span text:style-name="T2">清化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、冠成家電有限公司、台灣積體家具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冰箱、筆電</text:span></text:p>
          </table:table-cell>
          <table:table-cell table:style-name="ce5" office:value-type="string" calcext:value-type="string">
            <text:p><text:span text:style-name="T2">南靖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豪鑫電機有限公司、良興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世榮</text:span></text:p>
          </table:table-cell>
          <table:table-cell table:style-name="ce5" office:value-type="string" calcext:value-type="string">
            <text:p><text:span text:style-name="T2">購置投影機等設備</text:span>(<text:span text:style-name="T2">投影機、折疊幕</text:span>)</text:p>
          </table:table-cell>
          <table:table-cell table:style-name="ce5" office:value-type="string" calcext:value-type="string">
            <text:p><text:span text:style-name="T2">二橋里辦公處</text:span></text:p>
          </table:table-cell>
          <table:table-cell table:style-name="ce431" office:value-type="float" office:value="74" calcext:value-type="float">
            <text:p>74 </text:p>
          </table:table-cell>
          <table:table-cell table:style-name="ce431" office:value-type="float" office:value="73" calcext:value-type="float">
            <text:p>7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上竣有限公司、卡色式科技有限公司</text:span>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黃俊哲</text:span></text:p>
          </table:table-cell>
          <table:table-cell table:style-name="ce5" office:value-type="string" calcext:value-type="string">
            <text:p><text:span text:style-name="T2">購置血壓計及沙發</text:span></text:p>
          </table:table-cell>
          <table:table-cell table:style-name="ce5" office:value-type="string" calcext:value-type="string">
            <text:p><text:span text:style-name="T2">廣新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頂能企業股份有限公司、天圓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電冰箱</text:span></text:p>
          </table:table-cell>
          <table:table-cell table:style-name="ce5" office:value-type="string" calcext:value-type="string">
            <text:p><text:span text:style-name="T2">南鶯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世奇電器行</text:span></text:p>
          </table:table-cell>
          <table:table-cell table:number-columns-repeated="1015"/>
        </table:table-row>
        <table:table-row table:style-name="ro24">
          <table:table-cell table:style-name="ce5" office:value-type="string" calcext:value-type="string">
            <text:p><text:span text:style-name="T2">陳永福</text:span></text:p>
          </table:table-cell>
          <table:table-cell table:style-name="ce5" office:value-type="string" calcext:value-type="string">
            <text:p><text:span text:style-name="T2">全區基礎工程</text:span>-<text:span text:style-name="T2">番子坑路側溝新建工程</text:span></text:p>
          </table:table-cell>
          <table:table-cell table:style-name="ce5" office:value-type="string" calcext:value-type="string">
            <text:p><text:span text:style-name="T2">番子坑路側溝</text:span></text:p>
          </table:table-cell>
          <table:table-cell table:number-columns-repeated="2" table:style-name="ce431" office:value-type="float" office:value="1000" calcext:value-type="float">
            <text:p>10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石碇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唯峰營造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晉婷</text:span></text:p>
          </table:table-cell>
          <table:table-cell table:style-name="ce5" office:value-type="string" calcext:value-type="string">
            <text:p><text:span text:style-name="T2">公車候車亭往前遷移工程</text:span></text:p>
          </table:table-cell>
          <table:table-cell table:style-name="ce5" office:value-type="string" calcext:value-type="string">
            <text:p><text:span text:style-name="T2">芳洲ㄧ路</text:span></text:p>
          </table:table-cell>
          <table:table-cell table:number-columns-repeated="2" table:style-name="ce431" office:value-type="float" office:value="20" calcext:value-type="float">
            <text:p>2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富幼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體健設備</text:span></text:p>
          </table:table-cell>
          <table:table-cell table:style-name="ce5" office:value-type="string" calcext:value-type="string">
            <text:p><text:span text:style-name="T2">弘道里大同路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3" calcext:value-type="float">
            <text:p>4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仕玲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飲水機</text:span></text:p>
          </table:table-cell>
          <table:table-cell table:style-name="ce5" office:value-type="string" calcext:value-type="string">
            <text:p><text:span text:style-name="T2">鳶山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33" calcext:value-type="float">
            <text:p>3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賀裕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割草機</text:span></text:p>
          </table:table-cell>
          <table:table-cell table:style-name="ce5" office:value-type="string" calcext:value-type="string">
            <text:p><text:span text:style-name="T2">鳶山里辦公處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大益農機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</table:table-cell>
          <table:table-cell table:style-name="ce5" office:value-type="string" calcext:value-type="string">
            <text:p><text:span text:style-name="T2">彩色印表機</text:span></text:p>
          </table:table-cell>
          <table:table-cell table:style-name="ce5" office:value-type="string" calcext:value-type="string">
            <text:p><text:span text:style-name="T2">安溪里辦公處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電視機</text:span></text:p>
          </table:table-cell>
          <table:table-cell table:style-name="ce5" office:value-type="string" calcext:value-type="string">
            <text:p><text:span text:style-name="T2">添福里辦公處</text:span></text:p>
          </table:table-cell>
          <table:table-cell table:number-columns-repeated="2" table:style-name="ce431" office:value-type="float" office:value="20" calcext:value-type="float">
            <text:p>2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冠成家電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LED<text:span text:style-name="T2">字幕機</text:span></text:p>
          </table:table-cell>
          <table:table-cell table:style-name="ce5" office:value-type="string" calcext:value-type="string">
            <text:p><text:span text:style-name="T2">有木里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上浚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體健設備</text:span></text:p>
          </table:table-cell>
          <table:table-cell table:style-name="ce5" office:value-type="string" calcext:value-type="string">
            <text:p><text:span text:style-name="T2">中興市民活動中心前廣場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健智幼教用品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冰箱</text:span></text:p>
          </table:table-cell>
          <table:table-cell table:style-name="ce5" office:value-type="string" calcext:value-type="string">
            <text:p><text:span text:style-name="T2">溪南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6" calcext:value-type="float">
            <text:p>4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長青電器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移動式廣播設備</text:span></text:p>
          </table:table-cell>
          <table:table-cell table:style-name="ce5" office:value-type="string" calcext:value-type="string">
            <text:p><text:span text:style-name="T2">成福里辦公室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79" calcext:value-type="float">
            <text:p>7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2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里辦設備</text:span>(<text:span text:style-name="T2">冰箱、鏈鋸、筆記型電腦、除濕機</text:span>)</text:p>
          </table:table-cell>
          <table:table-cell table:style-name="ce5" office:value-type="string" calcext:value-type="string">
            <text:p><text:span text:style-name="T2">安坑里辦公室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冠成家電、大益農機、金正興國際有限公司及德欣寰宇科技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沙發組</text:span></text:p>
          </table:table-cell>
          <table:table-cell table:style-name="ce5" office:value-type="string" calcext:value-type="string">
            <text:p><text:span text:style-name="T2">竹崙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顧家家居有限公司</text:span></text:p>
          </table:table-cell>
          <table:table-cell table:number-columns-repeated="1015"/>
        </table:table-row>
        <table:table-row table:style-name="ro26">
          <table:table-cell table:style-name="ce5" office:value-type="string" calcext:value-type="string">
            <text:p><text:span text:style-name="T2">何博文</text:span></text:p>
          </table:table-cell>
          <table:table-cell table:style-name="ce5" office:value-type="string" calcext:value-type="string">
            <text:p><text:span text:style-name="T2">購置冰箱、除濕機及風扇</text:span></text:p>
          </table:table-cell>
          <table:table-cell table:style-name="ce5" office:value-type="string" calcext:value-type="string">
            <text:p><text:span text:style-name="T2">香雅里辦公處</text:span></text:p>
          </table:table-cell>
          <table:table-cell table:number-columns-repeated="2" table:style-name="ce431" office:value-type="float" office:value="46" calcext:value-type="float">
            <text:p>4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冠成家電有限公司、金正興國際股份有限公司、頂能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  <text:p><text:span text:style-name="T2">蘇有仁</text:span></text:p>
          </table:table-cell>
          <table:table-cell table:style-name="ce5" office:value-type="string" calcext:value-type="string">
            <text:p><text:span text:style-name="T2">辦理中坑產業道路舖面改善工程</text:span></text:p>
          </table:table-cell>
          <table:table-cell table:style-name="ce5" office:value-type="string" calcext:value-type="string">
            <text:p><text:span text:style-name="T2">中坑產業道路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展豪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購置割草機、鍊鋸及彩色印表機設備</text:span></text:p>
          </table:table-cell>
          <table:table-cell table:style-name="ce5" office:value-type="string" calcext:value-type="string">
            <text:p><text:span text:style-name="T2">永寧里辦公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38" calcext:value-type="float">
            <text:p>3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斯威利有限公司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2">王建章</text:span></text:p>
          </table:table-cell>
          <table:table-cell table:style-name="ce5" office:value-type="string" calcext:value-type="string">
            <text:p><text:span text:style-name="T2">購置跑步機等設備</text:span></text:p>
          </table:table-cell>
          <table:table-cell table:style-name="ce5" office:value-type="string" calcext:value-type="string">
            <text:p><text:span text:style-name="T2">瑞穗里辦公處</text:span></text:p>
          </table:table-cell>
          <table:table-cell table:style-name="ce431" office:value-type="float" office:value="146" calcext:value-type="float">
            <text:p>146 </text:p>
          </table:table-cell>
          <table:table-cell table:style-name="ce431" office:value-type="float" office:value="145" calcext:value-type="float">
            <text:p>14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三普健康生活世界有限公司、強生運動科技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錦賢</text:span></text:p>
          </table:table-cell>
          <table:table-cell table:style-name="ce5" office:value-type="string" calcext:value-type="string">
            <text:p><text:span text:style-name="T2">購置冷氣機</text:span></text:p>
          </table:table-cell>
          <table:table-cell table:style-name="ce5" office:value-type="string" calcext:value-type="string">
            <text:p><text:span text:style-name="T2">八勢里辦公處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幼祥企業有限公司</text:span>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購置冷氣機</text:span></text:p>
          </table:table-cell>
          <table:table-cell table:style-name="ce5" office:value-type="string" calcext:value-type="string">
            <text:p><text:span text:style-name="T2">居仁里辦公處</text:span></text:p>
          </table:table-cell>
          <table:table-cell table:style-name="ce431" office:value-type="float" office:value="107" calcext:value-type="float">
            <text:p>107 </text:p>
          </table:table-cell>
          <table:table-cell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時尚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新北綠家園安裝門窗工程</text:span></text:p>
          </table:table-cell>
          <table:table-cell table:style-name="ce5" office:value-type="string" calcext:value-type="string">
            <text:p><text:span text:style-name="T2">新北綠家園</text:span></text:p>
          </table:table-cell>
          <table:table-cell table:style-name="ce431" office:value-type="float" office:value="68" calcext:value-type="float">
            <text:p>68 </text:p>
          </table:table-cell>
          <table:table-cell table:style-name="ce431" office:value-type="float" office:value="67" calcext:value-type="float">
            <text:p>6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鴻安工程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金結</text:span></text:p>
            <text:p><text:span text:style-name="T2">黃永昌</text:span></text:p>
          </table:table-cell>
          <table:table-cell table:style-name="ce5" office:value-type="string" calcext:value-type="string">
            <text:p><text:span text:style-name="T2">購置冷氣機</text:span></text:p>
          </table:table-cell>
          <table:table-cell table:style-name="ce5" office:value-type="string" calcext:value-type="string">
            <text:p><text:span text:style-name="T2">金城市民活動中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百恆威實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飲水機</text:span></text:p>
          </table:table-cell>
          <table:table-cell table:style-name="ce5" office:value-type="string" calcext:value-type="string">
            <text:p><text:span text:style-name="T2">西鶯市民活動中心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0" calcext:value-type="float">
            <text:p>4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賀裕股份有限公司</text:span></text:p>
          </table:table-cell>
          <table:table-cell table:number-columns-repeated="1015"/>
        </table:table-row>
        <table:table-row table:style-name="ro25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公所購置設備</text:span>(<text:span text:style-name="T2">娘傘、鼓、鑼、扇、五方旗等）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number-columns-repeated="2"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响仁和鐘鼓店、天甲創藝剌繡企業社、登楓服裝行</text:span></text:p>
          </table:table-cell>
          <table:table-cell table:number-columns-repeated="1015"/>
        </table:table-row>
        <table:table-row table:style-name="ro10">
          <table:table-cell table:style-name="ce5" office:value-type="string" calcext:value-type="string">
            <text:p><text:span text:style-name="T2">劉美芳</text:span></text:p>
          </table:table-cell>
          <table:table-cell table:style-name="ce5" office:value-type="string" calcext:value-type="string">
            <text:p><text:span text:style-name="T2">購置外接有線喇叭</text:span></text:p>
          </table:table-cell>
          <table:table-cell table:style-name="ce5" office:value-type="string" calcext:value-type="string">
            <text:p><text:span text:style-name="T2">振興里辦公處</text:span></text:p>
          </table:table-cell>
          <table:table-cell table:number-columns-repeated="2" table:style-name="ce431" office:value-type="float" office:value="20" calcext:value-type="float">
            <text:p>2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綿海企業有限公司</text:span></text:p>
          </table:table-cell>
          <table:table-cell table:number-columns-repeated="1015"/>
        </table:table-row>
        <table:table-row table:style-name="ro27">
          <table:table-cell table:style-name="ce5" office:value-type="string" calcext:value-type="string">
            <text:p><text:span text:style-name="T2">宋雨蓁</text:span>Nikar<text:span text:style-name="T2">‧</text:span>Falong</text:p>
          </table:table-cell>
          <table:table-cell table:style-name="ce5" office:value-type="string" calcext:value-type="string">
            <text:p><text:span text:style-name="T2">八里區原住民族展協進會辦公室空間整修設置</text:span></text:p>
          </table:table-cell>
          <table:table-cell table:style-name="ce5" office:value-type="string" calcext:value-type="string">
            <text:p><text:span text:style-name="T2">文化市民活動中心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八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松樺室內裝修工程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冷氣、飲水機、液晶電視、電扇</text:span></text:p>
          </table:table-cell>
          <table:table-cell table:style-name="ce5" office:value-type="string" calcext:value-type="string">
            <text:p><text:span text:style-name="T2">新北綠家園</text:span></text:p>
          </table:table-cell>
          <table:table-cell table:style-name="ce431" office:value-type="float" office:value="72" calcext:value-type="float">
            <text:p>72 </text:p>
          </table:table-cell>
          <table:table-cell table:style-name="ce431" office:value-type="float" office:value="71" calcext:value-type="float">
            <text:p>71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嘉家電器行</text:span>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<text:span text:style-name="T2">張瑞山</text:span></text:p>
          </table:table-cell>
          <table:table-cell table:style-name="ce5" office:value-type="string" calcext:value-type="string">
            <text:p>104<text:span text:style-name="T2">年度中和區公園燈新設、維修暨水電修繕工程</text:span></text:p>
          </table:table-cell>
          <table:table-cell table:style-name="ce5" office:value-type="string" calcext:value-type="string">
            <text:p><text:span text:style-name="T2">中和區各大公園</text:span></text:p>
          </table:table-cell>
          <table:table-cell table:number-columns-repeated="2" table:style-name="ce431" office:value-type="float" office:value="300" calcext:value-type="float">
            <text:p>3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榮盞水電工程有限公司</text:span></text:p>
          </table:table-cell>
          <table:table-cell table:number-columns-repeated="1015"/>
        </table:table-row>
        <table:table-row table:style-name="ro28">
          <table:table-cell table:style-name="ce5" office:value-type="string" calcext:value-type="string">
            <text:p><text:span text:style-name="T2">許昭興</text:span></text:p>
            <text:p><text:span text:style-name="T2">連斐璠</text:span></text:p>
            <text:p><text:span text:style-name="T2">陳鴻源</text:span></text:p>
            <text:p><text:span text:style-name="T2">羅文崇</text:span></text:p>
          </table:table-cell>
          <table:table-cell table:style-name="ce5" office:value-type="string" calcext:value-type="string">
            <text:p><text:span text:style-name="T2">永和區公所防災相關設備</text:span></text:p>
          </table:table-cell>
          <table:table-cell table:style-name="ce16" office:value-type="string" calcext:value-type="string">
            <text:p><text:span text:style-name="T2">永和區公所</text:span></text:p>
          </table:table-cell>
          <table:table-cell table:number-columns-repeated="2" table:style-name="ce431" office:value-type="float" office:value="600" calcext:value-type="float">
            <text:p>6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永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勝譽興業有限公司</text:span></text:p>
          </table:table-cell>
          <table:table-cell table:number-columns-repeated="1015"/>
        </table:table-row>
        <table:table-row table:style-name="ro29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建置公園椅</text:span></text:p>
          </table:table-cell>
          <table:table-cell table:style-name="ce5" office:value-type="string" calcext:value-type="string">
            <text:p><text:span text:style-name="T2">尖山公園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48" calcext:value-type="float">
            <text:p>4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釧益白鐵號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購置冷氣機</text:span></text:p>
          </table:table-cell>
          <table:table-cell table:style-name="ce5" office:value-type="string" calcext:value-type="string">
            <text:p><text:span text:style-name="T2">中正市民活動中心</text:span></text:p>
          </table:table-cell>
          <table:table-cell table:number-columns-repeated="2" table:style-name="ce431" office:value-type="float" office:value="300" calcext:value-type="float">
            <text:p>3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佳欣冷凍空調工程有限公司</text:span></text:p>
          </table:table-cell>
          <table:table-cell table:number-columns-repeated="1015"/>
        </table:table-row>
        <table:table-row table:style-name="ro13">
          <table:table-cell table:style-name="ce5" office:value-type="string" calcext:value-type="string">
            <text:p><text:span text:style-name="T2">劉美芳</text:span></text:p>
          </table:table-cell>
          <table:table-cell table:style-name="ce5" office:value-type="string" calcext:value-type="string">
            <text:p><text:span text:style-name="T2">板橋區信義路</text:span>1<text:span text:style-name="T2">巷</text:span>28<text:span text:style-name="T2">號、</text:span>1<text:span text:style-name="T2">巷</text:span>26<text:span text:style-name="T2">弄</text:span>1<text:span text:style-name="T2">號等側牆彩繪工程</text:span></text:p>
          </table:table-cell>
          <table:table-cell table:style-name="ce5" office:value-type="string" calcext:value-type="string">
            <text:p><text:span text:style-name="T2">板橋區信義路</text:span>1<text:span text:style-name="T2">巷</text:span>28<text:span text:style-name="T2">號、</text:span>1<text:span text:style-name="T2">巷</text:span>26<text:span text:style-name="T2">弄</text:span>1<text:span text:style-name="T2">號側邊</text:span>2<text:span text:style-name="T2">座牆面</text:span></text:p>
          </table:table-cell>
          <table:table-cell table:number-columns-repeated="2" table:style-name="ce431" office:value-type="float" office:value="52" calcext:value-type="float">
            <text:p>5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德銓廣告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保長市民活動中心整修</text:span></text:p>
          </table:table-cell>
          <table:table-cell table:style-name="ce5" office:value-type="string" calcext:value-type="string">
            <text:p><text:span text:style-name="T2">保長市民活動中心</text:span></text:p>
          </table:table-cell>
          <table:table-cell table:number-columns-repeated="2" table:style-name="ce431" office:value-type="float" office:value="300" calcext:value-type="float">
            <text:p>3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公開招標、逕洽廠商</text:span></text:p>
          </table:table-cell>
          <table:table-cell table:style-name="ce16" office:value-type="string" calcext:value-type="string">
            <text:p><text:span text:style-name="T2">紫映室內裝修工程有限公司</text:span></text:p>
          </table:table-cell>
          <table:table-cell table:number-columns-repeated="1015"/>
        </table:table-row>
        <table:table-row table:style-name="ro14">
          <table:table-cell table:style-name="ce5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購置沙發設備</text:span></text:p>
          </table:table-cell>
          <table:table-cell table:style-name="ce5" office:value-type="string" calcext:value-type="string">
            <text:p><text:span text:style-name="T2">興仁里辦公處</text:span></text:p>
          </table:table-cell>
          <table:table-cell table:style-name="ce431" office:value-type="float" office:value="90" calcext:value-type="float">
            <text:p>90 </text:p>
          </table:table-cell>
          <table:table-cell table:style-name="ce431" office:value-type="float" office:value="54" calcext:value-type="float">
            <text:p>5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冠達傢俱實業社</text:span></text:p>
          </table:table-cell>
          <table:table-cell table:number-columns-repeated="1015"/>
        </table:table-row>
        <table:table-row table:style-name="ro30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廣播喇叭線路美化工程</text:span></text:p>
          </table:table-cell>
          <table:table-cell table:style-name="ce5" office:value-type="string" calcext:value-type="string">
            <text:p><text:span text:style-name="T2">鳳吉一街</text:span>~<text:span text:style-name="T2">五街口、大湖路</text:span>361<text:span text:style-name="T2">巷</text:span>32<text:span text:style-name="T2">、</text:span>48<text:span text:style-name="T2">號、福隆一街口及桃鶯路</text:span>52<text:span text:style-name="T2">號等</text:span>9<text:span text:style-name="T2">處</text:span></text:p>
          </table:table-cell>
          <table:table-cell table:style-name="ce431" office:value-type="float" office:value="50" calcext:value-type="float">
            <text:p>50 </text:p>
          </table:table-cell>
          <table:table-cell table:style-name="ce431" office:value-type="float" office:value="38" calcext:value-type="float">
            <text:p>3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筌駿資訊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道路</text:span>AC<text:span text:style-name="T2">鋪設工程</text:span></text:p>
          </table:table-cell>
          <table:table-cell table:style-name="ce5" office:value-type="string" calcext:value-type="string">
            <text:p><text:span text:style-name="T2">尖山路</text:span>101<text:span text:style-name="T2">巷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展豪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晉婷</text:span></text:p>
          </table:table-cell>
          <table:table-cell table:style-name="ce5" office:value-type="string" calcext:value-type="string">
            <text:p><text:span text:style-name="T2">泥作及配管線</text:span>(<text:span text:style-name="T2">含燈具</text:span>)<text:span text:style-name="T2">工程</text:span></text:p>
          </table:table-cell>
          <table:table-cell table:style-name="ce5" office:value-type="string" calcext:value-type="string">
            <text:p><text:span text:style-name="T2">新北綠家園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台頂營造工程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後排水溝修繕疏濬加蓋工程</text:span></text:p>
          </table:table-cell>
          <table:table-cell table:style-name="ce5" office:value-type="string" calcext:value-type="string">
            <text:p><text:span text:style-name="T2">田中里忠孝路</text:span>3<text:span text:style-name="T2">段</text:span>15<text:span text:style-name="T2">巷</text:span>55<text:span text:style-name="T2">號至</text:span>57<text:span text:style-name="T2">號</text:span></text:p>
          </table:table-cell>
          <table:table-cell table:number-columns-repeated="2" table:style-name="ce431" office:value-type="float" office:value="73" calcext:value-type="float">
            <text:p>7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萬福環保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老梅市民活動中心</text:span>3<text:span text:style-name="T2">樓冷氣機設備汰換</text:span></text:p>
          </table:table-cell>
          <table:table-cell table:style-name="ce5" office:value-type="string" calcext:value-type="string">
            <text:p><text:span text:style-name="T2">老梅市民活動中心</text:span>3<text:span text:style-name="T2">樓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6" calcext:value-type="float">
            <text:p>9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石門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銘崴工程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高敏慧</text:span></text:p>
          </table:table-cell>
          <table:table-cell table:style-name="ce5" office:value-type="string" calcext:value-type="string">
            <text:p><text:span text:style-name="T2">購置冷氣機及吊扇</text:span></text:p>
          </table:table-cell>
          <table:table-cell table:style-name="ce5" office:value-type="string" calcext:value-type="string">
            <text:p><text:span text:style-name="T2">頂福市民活動中心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冠成家電有限公司、頂能企業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鶯歌區土石流潛勢溪山溝清淤工程</text:span></text:p>
          </table:table-cell>
          <table:table-cell table:style-name="ce5" office:value-type="string" calcext:value-type="string">
            <text:p><text:span text:style-name="T2">鶯歌區中正一路</text:span>269<text:span text:style-name="T2">巷</text:span>42<text:span text:style-name="T2">號周邊山溝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68" calcext:value-type="float">
            <text:p>6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展豪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購置形象公仔</text:span></text:p>
          </table:table-cell>
          <table:table-cell table:style-name="ce5" office:value-type="string" calcext:value-type="string">
            <text:p><text:span text:style-name="T2">永吉公園</text:span>(<text:span text:style-name="T2">鶯歌區鶯桃路</text:span>296<text:span text:style-name="T2">號</text:span>)</text:p>
          </table:table-cell>
          <table:table-cell table:style-name="ce431" office:value-type="float" office:value="150" calcext:value-type="float">
            <text:p>150 </text:p>
          </table:table-cell>
          <table:table-cell table:style-name="ce431" office:value-type="float" office:value="140" calcext:value-type="float">
            <text:p>14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果和智選設計有限公司、仲威文化創意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  <text:p><text:span text:style-name="T2">蘇有仁</text:span></text:p>
          </table:table-cell>
          <table:table-cell table:style-name="ce5" office:value-type="string" calcext:value-type="string">
            <text:p><text:span text:style-name="T2">鶯歌區建置全彩</text:span>LED<text:span text:style-name="T2">電子宣傳看板設備</text:span></text:p>
          </table:table-cell>
          <table:table-cell table:style-name="ce5" office:value-type="string" calcext:value-type="string">
            <text:p><text:span text:style-name="T2">鶯歌區中正三路與高職西街口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弘翔水電工程有限公司、上竣企業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側溝清淤工程</text:span></text:p>
          </table:table-cell>
          <table:table-cell table:style-name="ce5" office:value-type="string" calcext:value-type="string">
            <text:p><text:span text:style-name="T2">鶯歌區育英街</text:span>17<text:span text:style-name="T2">巷</text:span>1<text:span text:style-name="T2">弄</text:span>1<text:span text:style-name="T2">號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仲威文化創意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永福</text:span></text:p>
          </table:table-cell>
          <table:table-cell table:style-name="ce5" office:value-type="string" calcext:value-type="string">
            <text:p><text:span text:style-name="T2">二十張路</text:span>11<text:span text:style-name="T2">巷排水溝蓋及格柵改善工程</text:span></text:p>
          </table:table-cell>
          <table:table-cell table:style-name="ce5" office:value-type="string" calcext:value-type="string">
            <text:p><text:span text:style-name="T2">二十張路</text:span></text:p>
          </table:table-cell>
          <table:table-cell table:number-columns-repeated="2" table:style-name="ce431" office:value-type="float" office:value="150" calcext:value-type="float">
            <text:p>1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精銳營造有限公司</text:span></text:p>
          </table:table-cell>
          <table:table-cell table:number-columns-repeated="1015"/>
        </table:table-row>
        <table:table-row table:style-name="ro31">
          <table:table-cell table:style-name="ce5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泰林路</text:span>2<text:span text:style-name="T2">段</text:span>349<text:span text:style-name="T2">巷</text:span>(<text:span text:style-name="T2">現有邊巷花台前段空間補足</text:span>)<text:span text:style-name="T2">佰歲磚花台工程</text:span></text:p>
          </table:table-cell>
          <table:table-cell table:style-name="ce5" office:value-type="string" calcext:value-type="string">
            <text:p><text:span text:style-name="T2">泰林路</text:span>2<text:span text:style-name="T2">段</text:span>349<text:span text:style-name="T2">巷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安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周勝考</text:span></text:p>
          </table:table-cell>
          <table:table-cell table:style-name="ce5" office:value-type="string" calcext:value-type="string">
            <text:p><text:span text:style-name="T2">新北市板橋區藝文休閒花卉市場增設監視系統計畫</text:span></text:p>
          </table:table-cell>
          <table:table-cell table:style-name="ce5" office:value-type="string" calcext:value-type="string">
            <text:p><text:span text:style-name="T2">新北市板橋區藝文休閒花卉市場</text:span></text:p>
          </table:table-cell>
          <table:table-cell table:number-columns-repeated="2"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台積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宋雨蓁</text:span>Nikar<text:span text:style-name="T2">‧</text:span>Falong</text:p>
          </table:table-cell>
          <table:table-cell table:style-name="ce5" office:value-type="string" calcext:value-type="string">
            <text:p><text:span text:style-name="T2">購置投影機及伴唱機等相關設備</text:span></text:p>
          </table:table-cell>
          <table:table-cell table:style-name="ce5" office:value-type="string" calcext:value-type="string">
            <text:p><text:span text:style-name="T2">原住民族活動中心</text:span></text:p>
          </table:table-cell>
          <table:table-cell table:style-name="ce431" office:value-type="float" office:value="81" calcext:value-type="float">
            <text:p>81 </text:p>
          </table:table-cell>
          <table:table-cell table:style-name="ce431" office:value-type="float" office:value="80" calcext:value-type="float">
            <text:p>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訊立電器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儀君</text:span></text:p>
          </table:table-cell>
          <table:table-cell table:style-name="ce5" office:value-type="string" calcext:value-type="string">
            <text:p><text:span text:style-name="T2">達觀路臨路擋土牆排水孔疏通工程</text:span></text:p>
          </table:table-cell>
          <table:table-cell table:style-name="ce5" office:value-type="string" calcext:value-type="string">
            <text:p><text:span text:style-name="T2">新店區達觀路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仲德工程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儀君</text:span></text:p>
          </table:table-cell>
          <table:table-cell table:style-name="ce5" office:value-type="string" calcext:value-type="string">
            <text:p><text:span text:style-name="T2">達觀路</text:span>ABCDEF<text:span text:style-name="T2">自來水加壓抽水機維修</text:span></text:p>
          </table:table-cell>
          <table:table-cell table:style-name="ce5" office:value-type="string" calcext:value-type="string">
            <text:p><text:span text:style-name="T2">新店區達觀路</text:span></text:p>
          </table:table-cell>
          <table:table-cell table:number-columns-repeated="2" table:style-name="ce431" office:value-type="float" office:value="400" calcext:value-type="float">
            <text:p>4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精銳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張晉婷</text:span></text:p>
          </table:table-cell>
          <table:table-cell table:style-name="ce5" office:value-type="string" calcext:value-type="string">
            <text:p><text:span text:style-name="T2">新北綠家園木作工程</text:span></text:p>
          </table:table-cell>
          <table:table-cell table:style-name="ce5" office:value-type="string" calcext:value-type="string">
            <text:p><text:span text:style-name="T2">新北綠家園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五股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能發工程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三峽區有木往百甲產業道路道路改善工程</text:span></text:p>
          </table:table-cell>
          <table:table-cell table:style-name="ce5" office:value-type="string" calcext:value-type="string">
            <text:p><text:span text:style-name="T2">有木往百甲產業道路</text:span></text:p>
          </table:table-cell>
          <table:table-cell table:number-columns-repeated="2" table:style-name="ce431" office:value-type="float" office:value="300" calcext:value-type="float">
            <text:p>3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454" office:value-type="string" calcext:value-type="string">
            <text:p><text:span text:style-name="T2">開口合約</text:span></text:p>
          </table:table-cell>
          <table:table-cell table:style-name="ce454" office:value-type="string" calcext:value-type="string">
            <text:p><text:span text:style-name="T2">豪冠營造有限公司</text:span>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<text:span text:style-name="T2">廖本煙</text:span></text:p>
            <text:p><text:span text:style-name="T2">蘇有仁</text:span></text:p>
          </table:table-cell>
          <table:table-cell table:style-name="ce5" office:value-type="string" calcext:value-type="string">
            <text:p><text:span text:style-name="T2">溪北里溪北街</text:span>85<text:span text:style-name="T2">巷路面改善及介壽路</text:span>3<text:span text:style-name="T2">段</text:span>43<text:span text:style-name="T2">巷</text:span>47<text:span text:style-name="T2">號後方排水溝改善工程</text:span></text:p>
          </table:table-cell>
          <table:table-cell table:style-name="ce5" office:value-type="string" calcext:value-type="string">
            <text:p><text:span text:style-name="T2">溪北里溪北街</text:span>85<text:span text:style-name="T2">巷</text:span></text:p>
          </table:table-cell>
          <table:table-cell table:number-columns-repeated="2" table:style-name="ce431" office:value-type="float" office:value="193" calcext:value-type="float">
            <text:p>193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454" office:value-type="string" calcext:value-type="string">
            <text:p><text:span text:style-name="T2">開口合約</text:span></text:p>
          </table:table-cell>
          <table:table-cell table:style-name="ce454" office:value-type="string" calcext:value-type="string">
            <text:p><text:span text:style-name="T2">豪冠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高敏慧</text:span></text:p>
          </table:table-cell>
          <table:table-cell table:style-name="ce5" office:value-type="string" calcext:value-type="string">
            <text:p><text:span text:style-name="T2">三峽區龍學公園設施改善工程</text:span></text:p>
          </table:table-cell>
          <table:table-cell table:style-name="ce5" office:value-type="string" calcext:value-type="string">
            <text:p><text:span text:style-name="T2">龍學公園</text:span></text:p>
          </table:table-cell>
          <table:table-cell table:style-name="ce431" office:value-type="float" office:value="800" calcext:value-type="float">
            <text:p>800 </text:p>
          </table:table-cell>
          <table:table-cell table:style-name="ce431" office:value-type="float" office:value="799" calcext:value-type="float">
            <text:p>7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仕玲營造有限公司</text:span></text:p>
          </table:table-cell>
          <table:table-cell table:number-columns-repeated="1015"/>
        </table:table-row>
        <table:table-row table:style-name="ro32">
          <table:table-cell table:style-name="ce5" office:value-type="string" calcext:value-type="string">
            <text:p><text:span text:style-name="T2">王淑慧</text:span></text:p>
          </table:table-cell>
          <table:table-cell table:style-name="ce5" office:value-type="string" calcext:value-type="string">
            <text:p><text:span text:style-name="T2">新北市板橋區三民路一段</text:span>31<text:span text:style-name="T2">巷</text:span>21<text:span text:style-name="T2">號對面圍牆牆面綠美化工程</text:span></text:p>
          </table:table-cell>
          <table:table-cell table:style-name="ce5" office:value-type="string" calcext:value-type="string">
            <text:p><text:span text:style-name="T2">板橋區三民路一段</text:span>31<text:span text:style-name="T2">巷</text:span>21<text:span text:style-name="T2">號對面圍牆</text:span></text:p>
          </table:table-cell>
          <table:table-cell table:style-name="ce431" office:value-type="float" office:value="99" calcext:value-type="float">
            <text:p>99 </text:p>
          </table:table-cell>
          <table:table-cell table:style-name="ce431" office:value-type="float" office:value="82" calcext:value-type="float">
            <text:p>82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板橋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德銓廣告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高敏慧</text:span></text:p>
          </table:table-cell>
          <table:table-cell table:style-name="ce5" office:value-type="string" calcext:value-type="string">
            <text:p><text:span text:style-name="T2">竹寮坑道路括寬及邊溝改善工程</text:span></text:p>
          </table:table-cell>
          <table:table-cell table:style-name="ce5" office:value-type="string" calcext:value-type="string">
            <text:p><text:span text:style-name="T2">平林里竹寮坑道路</text:span></text:p>
          </table:table-cell>
          <table:table-cell table:number-columns-repeated="2" table:style-name="ce431" office:value-type="float" office:value="500" calcext:value-type="float">
            <text:p>5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雙溪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巧聖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錦錠</text:span></text:p>
          </table:table-cell>
          <table:table-cell table:style-name="ce5" office:value-type="string" calcext:value-type="string">
            <text:p><text:span text:style-name="T2">德行里中正路</text:span>167<text:span text:style-name="T2">巷口設置簡易體健設施</text:span> </text:p>
          </table:table-cell>
          <table:table-cell table:style-name="ce5" office:value-type="string" calcext:value-type="string">
            <text:p><text:span text:style-name="T2">德行里中正路</text:span>167<text:span text:style-name="T2">巷口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鼎晟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市民活動中心設備</text:span>(<text:span text:style-name="T2">冷氣機</text:span>)</text:p>
          </table:table-cell>
          <table:table-cell table:style-name="ce5" office:value-type="string" calcext:value-type="string">
            <text:p><text:span text:style-name="T2">永吉市民活動中心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65" calcext:value-type="float">
            <text:p>6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弘侖電業有限公司</text:span>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萬里區雙興里大坪</text:span>38<text:span text:style-name="T2">號之</text:span>1<text:span text:style-name="T2">前排水改善等工程</text:span></text:p>
          </table:table-cell>
          <table:table-cell table:style-name="ce5" office:value-type="string" calcext:value-type="string">
            <text:p><text:span text:style-name="T2">萬里區雙興里大坪</text:span>38<text:span text:style-name="T2">號之</text:span>1<text:span text:style-name="T2">前</text:span></text:p>
          </table:table-cell>
          <table:table-cell table:number-columns-repeated="2" table:style-name="ce431" office:value-type="float" office:value="145" calcext:value-type="float">
            <text:p>14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福翊營造公司</text:span></text:p>
          </table:table-cell>
          <table:table-cell table:number-columns-repeated="1015"/>
        </table:table-row>
        <table:table-row table:style-name="ro18">
          <table:table-cell table:style-name="ce5" office:value-type="string" calcext:value-type="string">
            <text:p><text:span text:style-name="T2">陳儀君</text:span></text:p>
          </table:table-cell>
          <table:table-cell table:style-name="ce5" office:value-type="string" calcext:value-type="string">
            <text:p><text:span text:style-name="T2">達觀里山坡地傾斜及地下水位監測</text:span></text:p>
          </table:table-cell>
          <table:table-cell table:style-name="ce5" office:value-type="string" calcext:value-type="string">
            <text:p><text:span text:style-name="T2">達觀里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鼎創工程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辦公空間、會議室軟硬體設備環境改善</text:span></text:p>
          </table:table-cell>
          <table:table-cell table:style-name="ce5" office:value-type="string" calcext:value-type="string">
            <text:p><text:span text:style-name="T2">三芝區公所</text:span></text:p>
          </table:table-cell>
          <table:table-cell table:number-columns-repeated="2" table:style-name="ce431" office:value-type="float" office:value="300" calcext:value-type="float">
            <text:p>3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芝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蘿曼庭國際有限公司、暉日辦公傢俱有限公司、慶鴻行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安坑里休閒遊憩指示牌面工程</text:span></text:p>
          </table:table-cell>
          <table:table-cell table:style-name="ce5" office:value-type="string" calcext:value-type="string">
            <text:p><text:span text:style-name="T2">三峽區公所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聖輝凡廣告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  <text:p><text:span text:style-name="T2">高敏慧</text:span></text:p>
          </table:table-cell>
          <table:table-cell table:style-name="ce5" office:value-type="string" calcext:value-type="string">
            <text:p><text:span text:style-name="T2">溪北里溪北河濱公園新設排水溝及步道改善工程</text:span></text:p>
          </table:table-cell>
          <table:table-cell table:style-name="ce5" office:value-type="string" calcext:value-type="string">
            <text:p><text:span text:style-name="T2">三峽區公所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454" office:value-type="string" calcext:value-type="string">
            <text:p><text:span text:style-name="T2">開口合約</text:span></text:p>
          </table:table-cell>
          <table:table-cell table:style-name="ce454" office:value-type="string" calcext:value-type="string">
            <text:p><text:span text:style-name="T2">豪冠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五寮里</text:span>2<text:span text:style-name="T2">、</text:span>3<text:span text:style-name="T2">鄰簡易自來水改善工程</text:span></text:p>
          </table:table-cell>
          <table:table-cell table:style-name="ce5" office:value-type="string" calcext:value-type="string">
            <text:p><text:span text:style-name="T2">三峽區公所</text:span></text:p>
          </table:table-cell>
          <table:table-cell table:number-columns-repeated="2" table:style-name="ce431" office:value-type="float" office:value="200" calcext:value-type="float">
            <text:p>2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454" office:value-type="string" calcext:value-type="string">
            <text:p><text:span text:style-name="T2">集美工程顧問公司、聯鎰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達觀路</text:span>ABCDEF<text:span text:style-name="T2">自來水加壓抽水機維修</text:span></text:p>
          </table:table-cell>
          <table:table-cell table:style-name="ce5" office:value-type="string" calcext:value-type="string">
            <text:p><text:span text:style-name="T2">新店區公所達觀里</text:span></text:p>
          </table:table-cell>
          <table:table-cell table:number-columns-repeated="2" table:style-name="ce431" office:value-type="float" office:value="150" calcext:value-type="float">
            <text:p>1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精銳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蔡淑君</text:span></text:p>
          </table:table-cell>
          <table:table-cell table:style-name="ce5" office:value-type="string" calcext:value-type="string">
            <text:p><text:span text:style-name="T2">設置</text:span>LED<text:span text:style-name="T2">字幕機設備</text:span></text:p>
          </table:table-cell>
          <table:table-cell table:style-name="ce5" office:value-type="string" calcext:value-type="string">
            <text:p><text:span text:style-name="T2">林口區麗園市民活動中心及麗園一街人行道旁</text:span></text:p>
          </table:table-cell>
          <table:table-cell table:number-columns-repeated="2" table:style-name="ce431" office:value-type="float" office:value="97" calcext:value-type="float">
            <text:p>97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林口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翔虹瑟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安和市民活動中心整修工程</text:span></text:p>
          </table:table-cell>
          <table:table-cell table:style-name="ce5" office:value-type="string" calcext:value-type="string">
            <text:p><text:span text:style-name="T2">安和市民活動中心</text:span></text:p>
          </table:table-cell>
          <table:table-cell table:style-name="ce431" office:value-type="float" office:value="150" calcext:value-type="float">
            <text:p>150 </text:p>
          </table:table-cell>
          <table:table-cell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土城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峻發工程有限公司、福森油漆裝璜行、振延工程有限公司</text:span></text:p>
          </table:table-cell>
          <table:table-cell table:number-columns-repeated="1015"/>
        </table:table-row>
        <table:table-row table:style-name="ro19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改善步道坡度與路面排水工程</text:span></text:p>
          </table:table-cell>
          <table:table-cell table:style-name="ce5" office:value-type="string" calcext:value-type="string">
            <text:p><text:span text:style-name="T2">鶯歌區中正一路</text:span>499<text:span text:style-name="T2">號旁步道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良建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移動式投影機設備</text:span></text:p>
          </table:table-cell>
          <table:table-cell table:style-name="ce5" office:value-type="string" calcext:value-type="string">
            <text:p><text:span text:style-name="T2">鶯歌區公所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聖資訊有限公司</text:span></text:p>
          </table:table-cell>
          <table:table-cell table:number-columns-repeated="1015"/>
        </table:table-row>
        <table:table-row table:style-name="ro32">
          <table:table-cell table:style-name="ce5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購置電腦及維修廣播系統</text:span></text:p>
          </table:table-cell>
          <table:table-cell table:style-name="ce5" office:value-type="string" calcext:value-type="string">
            <text:p><text:span text:style-name="T2">泰山區公所</text:span></text:p>
            <text:p><text:span text:style-name="T2">維修廣播系統更新</text:span>:<text:span text:style-name="T2">明志路</text:span>237<text:span text:style-name="T2">巷、</text:span>255<text:span text:style-name="T2">巷至</text:span>305<text:span text:style-name="T2">巷間及</text:span>273<text:span text:style-name="T2">巷</text:span></text:p>
          </table:table-cell>
          <table:table-cell table:number-columns-repeated="2"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昌帝科技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綠美化植栽</text:span></text:p>
          </table:table-cell>
          <table:table-cell table:style-name="ce5" office:value-type="string" calcext:value-type="string">
            <text:p><text:span text:style-name="T2">忠寮里泉州厝</text:span>32<text:span text:style-name="T2">號、破瓦厝子</text:span>4-1<text:span text:style-name="T2">號、大竹圍</text:span>2<text:span text:style-name="T2">號、口湖子</text:span>3-1<text:span text:style-name="T2">號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四季紅園藝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劉哲彰</text:span></text:p>
          </table:table-cell>
          <table:table-cell table:style-name="ce5" office:value-type="string" calcext:value-type="string">
            <text:p><text:span text:style-name="T2">警民連線網路通報系統工程</text:span></text:p>
          </table:table-cell>
          <table:table-cell table:style-name="ce5" office:value-type="string" calcext:value-type="string">
            <text:p><text:span text:style-name="T2">百忍里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新店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台積科技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錦錠</text:span></text:p>
          </table:table-cell>
          <table:table-cell table:style-name="ce5" office:value-type="string" calcext:value-type="string">
            <text:p><text:span text:style-name="T2">購置全自動隧道式血壓計設備</text:span></text:p>
          </table:table-cell>
          <table:table-cell table:style-name="ce5" office:value-type="string" calcext:value-type="string">
            <text:p><text:span text:style-name="T2">復興公園管理處</text:span></text:p>
          </table:table-cell>
          <table:table-cell table:number-columns-repeated="2" table:style-name="ce431" office:value-type="float" office:value="45" calcext:value-type="float">
            <text:p>4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陞霖科技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購置割草機設備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number-columns-repeated="2" table:style-name="ce431" office:value-type="float" office:value="25" calcext:value-type="float">
            <text:p>2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泰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賀基有限公司</text:span>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三峽區插角里</text:span>8<text:span text:style-name="T2">鄰</text:span>157-1<text:span text:style-name="T2">號旁空地綠美化改善工程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嘉揚土木包工業</text:span></text:p>
          </table:table-cell>
          <table:table-cell table:number-columns-repeated="1015"/>
        </table:table-row>
        <table:table-row table:style-name="ro34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購置資源回收站設備</text:span>(<text:span text:style-name="T2">帳篷</text:span>)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龍騰傳播企業社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沈發惠</text:span></text:p>
          </table:table-cell>
          <table:table-cell table:style-name="ce5" office:value-type="string" calcext:value-type="string">
            <text:p><text:span text:style-name="T2">購置設備</text:span>(<text:span text:style-name="T2">移動式擴音機等</text:span>)</text:p>
          </table:table-cell>
          <table:table-cell table:style-name="ce5" office:value-type="string" calcext:value-type="string">
            <text:p><text:span text:style-name="T2">金山區公所</text:span></text:p>
          </table:table-cell>
          <table:table-cell table:number-columns-repeated="2"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金山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建文電器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錦錠</text:span></text:p>
          </table:table-cell>
          <table:table-cell table:style-name="ce5" office:value-type="string" calcext:value-type="string">
            <text:p><text:span text:style-name="T2">中和區自強公園地坪整建工程</text:span></text:p>
          </table:table-cell>
          <table:table-cell table:style-name="ce5" office:value-type="string" calcext:value-type="string">
            <text:p><text:span text:style-name="T2">中和區自強公園</text:span></text:p>
          </table:table-cell>
          <table:table-cell table:number-columns-repeated="2" table:style-name="ce431" office:value-type="float" office:value="220" calcext:value-type="float">
            <text:p>22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鼎晟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籃球場照明燈具及圍網改善工程</text:span></text:p>
          </table:table-cell>
          <table:table-cell table:style-name="ce5" office:value-type="string" calcext:value-type="string">
            <text:p><text:span text:style-name="T2">柑坪里</text:span></text:p>
          </table:table-cell>
          <table:table-cell table:number-columns-repeated="2" table:style-name="ce431" office:value-type="float" office:value="180" calcext:value-type="float">
            <text:p>1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宏瑋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康樂台設備更新及粉刷工程</text:span></text:p>
          </table:table-cell>
          <table:table-cell table:style-name="ce5" office:value-type="string" calcext:value-type="string">
            <text:p><text:span text:style-name="T2">東和里</text:span></text:p>
          </table:table-cell>
          <table:table-cell table:number-columns-repeated="2" table:style-name="ce431" office:value-type="float" office:value="96" calcext:value-type="float">
            <text:p>9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瑋土木包工業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購置電腦設備</text:span></text:p>
          </table:table-cell>
          <table:table-cell table:style-name="ce5" office:value-type="string" calcext:value-type="string">
            <text:p><text:span text:style-name="T2">長庚市民活動中心</text:span></text:p>
          </table:table-cell>
          <table:table-cell table:style-name="ce431" office:value-type="float" office:value="500" calcext:value-type="float">
            <text:p>500 </text:p>
          </table:table-cell>
          <table:table-cell table:style-name="ce431" office:value-type="float" office:value="494" calcext:value-type="float">
            <text:p>494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淡水區公所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沛眾資訊有限公司</text:span></text:p>
          </table:table-cell>
          <table:table-cell table:number-columns-repeated="1015"/>
        </table:table-row>
        <table:table-row table:style-name="ro18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添福</text:span>151-7<text:span text:style-name="T2">號對面巷道新設</text:span></text:p>
            <text:p><text:span text:style-name="T2">排水溝工程</text:span></text:p>
          </table:table-cell>
          <table:table-cell table:style-name="ce5" office:value-type="string" calcext:value-type="string">
            <text:p><text:span text:style-name="T2">添福</text:span>151-7<text:span text:style-name="T2">號對面巷道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豪冠營造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江永昌</text:span></text:p>
          </table:table-cell>
          <table:table-cell table:style-name="ce5" office:value-type="string" calcext:value-type="string">
            <text:p><text:span text:style-name="T2">中和區公園及綠帶增設簡易體健設施工程</text:span></text:p>
          </table:table-cell>
          <table:table-cell table:style-name="ce5" office:value-type="string" calcext:value-type="string">
            <text:p><text:span text:style-name="T2">中和各大公園</text:span></text:p>
          </table:table-cell>
          <table:table-cell table:number-columns-repeated="2" table:style-name="ce431" office:value-type="float" office:value="1000" calcext:value-type="float">
            <text:p>10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國華營造有限公司</text:span></text:p>
          </table:table-cell>
          <table:table-cell table:number-columns-repeated="1015"/>
        </table:table-row>
        <table:table-row table:style-name="ro3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汐止區山路樹垂落影響行車安全修剪工程</text:span></text:p>
          </table:table-cell>
          <table:table-cell table:style-name="ce5" office:value-type="string" calcext:value-type="string">
            <text:p><text:span text:style-name="T2">水源路、小坑路、內曾路、鵠鵠崙路、東山路、白雲路、汐碇路及四分尾山路</text:span></text:p>
          </table:table-cell>
          <table:table-cell table:number-columns-repeated="2" table:style-name="ce431" office:value-type="float" office:value="700" calcext:value-type="float">
            <text:p>7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金川園藝設計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平溪區公所購罝移動式廣播系統及設備</text:span></text:p>
          </table:table-cell>
          <table:table-cell table:style-name="ce16" office:value-type="string" calcext:value-type="string">
            <text:p><text:span text:style-name="T2">平溪區公所</text:span></text:p>
          </table:table-cell>
          <table:table-cell table:style-name="ce431" office:value-type="float" office:value="79" calcext:value-type="float">
            <text:p>79 </text:p>
          </table:table-cell>
          <table:table-cell table:style-name="ce431" office:value-type="float" office:value="78" calcext:value-type="float">
            <text:p>7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平溪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三百六十度雷射唱片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陳錦錠</text:span></text:p>
          </table:table-cell>
          <table:table-cell table:style-name="ce5" office:value-type="string" calcext:value-type="string">
            <text:p><text:span text:style-name="T2">中和區民樂人行廣場羽球場加鋪瀝青混凝土</text:span></text:p>
          </table:table-cell>
          <table:table-cell table:style-name="ce5" office:value-type="string" calcext:value-type="string">
            <text:p><text:span text:style-name="T2">民樂人行廣場</text:span></text:p>
          </table:table-cell>
          <table:table-cell table:number-columns-repeated="2" table:style-name="ce431" office:value-type="float" office:value="95" calcext:value-type="float">
            <text:p>95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中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全盈營造有限公司</text:span></text:p>
          </table:table-cell>
          <table:table-cell table:number-columns-repeated="1015"/>
        </table:table-row>
        <table:table-row table:style-name="ro33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瑞芳區傑魚坑路</text:span>37<text:span text:style-name="T2">之</text:span>1<text:span text:style-name="T2">號旁公園改善工程</text:span></text:p>
          </table:table-cell>
          <table:table-cell table:style-name="ce5" office:value-type="string" calcext:value-type="string">
            <text:p><text:span text:style-name="T2">傑魚坑路</text:span></text:p>
          </table:table-cell>
          <table:table-cell table:style-name="ce431" office:value-type="float" office:value="99" calcext:value-type="float">
            <text:p>99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瑋土木包工業</text:span></text:p>
          </table:table-cell>
          <table:table-cell table:number-columns-repeated="1015"/>
        </table:table-row>
        <table:table-row table:style-name="ro18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瑞芳區龍川里基隆河畔景觀意象設置工程</text:span></text:p>
          </table:table-cell>
          <table:table-cell table:style-name="ce5" office:value-type="string" calcext:value-type="string">
            <text:p><text:span text:style-name="T2">龍川里基隆河畔</text:span></text:p>
          </table:table-cell>
          <table:table-cell table:style-name="ce431" office:value-type="float" office:value="99" calcext:value-type="float">
            <text:p>99 </text:p>
          </table:table-cell>
          <table:table-cell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瑋土木包工業</text:span></text:p>
          </table:table-cell>
          <table:table-cell table:number-columns-repeated="1015"/>
        </table:table-row>
        <table:table-row table:style-name="ro36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分離式冷氣及遮雨棚</text:span></text:p>
          </table:table-cell>
          <table:table-cell table:style-name="ce5" office:value-type="string" calcext:value-type="string">
            <text:p><text:span text:style-name="T2">萬里區文教商業大樓</text:span></text:p>
          </table:table-cell>
          <table:table-cell table:number-columns-repeated="2" table:style-name="ce431" office:value-type="float" office:value="90" calcext:value-type="float">
            <text:p>9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勁毅空調水電工程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購置移動式會議設備</text:span>(<text:span text:style-name="T2">筆電、會議桌及折疊式塑鋼椅</text:span>)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聖資訊有限公司</text:span></text:p>
            <text:p><text:span text:style-name="T2">高陞實業社</text:span></text:p>
          </table:table-cell>
          <table:table-cell table:number-columns-repeated="1015"/>
        </table:table-row>
        <table:table-row table:style-name="ro16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行政設備</text:span>(<text:span text:style-name="T2">廣播音響組、液晶電視及除濕機</text:span>)</text:p>
          </table:table-cell>
          <table:table-cell table:style-name="ce5" office:value-type="string" calcext:value-type="string">
            <text:p><text:span text:style-name="T2">萬里區文教商業大樓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建宸國際事業有限公司</text:span></text:p>
          </table:table-cell>
          <table:table-cell table:number-columns-repeated="1015"/>
        </table:table-row>
        <table:table-row table:style-name="ro37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改善運動場館設施</text:span></text:p>
          </table:table-cell>
          <table:table-cell table:style-name="ce5" office:value-type="string" calcext:value-type="string">
            <text:p><text:span text:style-name="T2">萬里區公所瑪鍊室內體育館、萬里區公所籃球場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芳廣告社、日日水電工程有限公司、飛羽企業社、鴻軍威運動器材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溪底里、雙興里公共設施改善工程</text:span></text:p>
          </table:table-cell>
          <table:table-cell table:style-name="ce5" office:value-type="string" calcext:value-type="string">
            <text:p><text:span text:style-name="T2">溪底里、雙興里</text:span></text:p>
          </table:table-cell>
          <table:table-cell table:number-columns-repeated="2" table:style-name="ce431" office:value-type="float" office:value="1000" calcext:value-type="float">
            <text:p>10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萬里區公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陞翔營造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蘇有仁</text:span></text:p>
          </table:table-cell>
          <table:table-cell table:style-name="ce5" office:value-type="string" calcext:value-type="string">
            <text:p><text:span text:style-name="T2">購置綠美化修剪設備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number-columns-repeated="2" table:style-name="ce431" office:value-type="float" office:value="50" calcext:value-type="float">
            <text:p>5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鶯歌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益農機行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薯榔里道路整修工程</text:span></text:p>
          </table:table-cell>
          <table:table-cell table:style-name="ce5" office:value-type="string" calcext:value-type="string">
            <text:p><text:span text:style-name="T2">薯榔里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平溪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永豐盛營造工程有限公司</text:span></text:p>
          </table:table-cell>
          <table:table-cell table:number-columns-repeated="1015"/>
        </table:table-row>
        <table:table-row table:style-name="ro12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購置促進長者活躍老化計畫及購置設備</text:span></text:p>
          </table:table-cell>
          <table:table-cell table:style-name="ce5" office:value-type="string" calcext:value-type="string">
            <text:p><text:span text:style-name="T2">金山區公所</text:span></text:p>
          </table:table-cell>
          <table:table-cell table:style-name="ce431" office:value-type="float" office:value="500" calcext:value-type="float">
            <text:p>500 </text:p>
          </table:table-cell>
          <table:table-cell table:style-name="ce431" office:value-type="float" office:value="486" calcext:value-type="float">
            <text:p>486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金山區公所</text:span></text:p>
          </table:table-cell>
          <table:table-cell table:style-name="ce16" office:value-type="string" calcext:value-type="string">
            <text:p><text:span text:style-name="T2">公開招標、共同供應契約</text:span></text:p>
          </table:table-cell>
          <table:table-cell table:style-name="ce16" office:value-type="string" calcext:value-type="string">
            <text:p><text:span text:style-name="T2">穩立實業有限公司、永昌電器行、震旦行股份有限公司、巨機電腦有限公司、皇儒貴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後排水溝修繕疏濬加蓋工程</text:span></text:p>
          </table:table-cell>
          <table:table-cell table:style-name="ce5" office:value-type="string" calcext:value-type="string">
            <text:p><text:span text:style-name="T2">田中里中正北路</text:span>286-292<text:span text:style-name="T2">號</text:span></text:p>
          </table:table-cell>
          <table:table-cell table:number-columns-repeated="2" table:style-name="ce431" office:value-type="float" office:value="98" calcext:value-type="float">
            <text:p>98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重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萬福環保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購置辦公設備</text:span>(<text:span text:style-name="T2">投影機等</text:span>)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汐止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震旦行股份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林秀惠</text:span></text:p>
          </table:table-cell>
          <table:table-cell table:style-name="ce5" office:value-type="string" calcext:value-type="string">
            <text:p><text:span text:style-name="T2">三峽區有木里佛山農路路面及側溝改善工程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number-columns-repeated="2" table:style-name="ce431" office:value-type="float" office:value="1380" calcext:value-type="float">
            <text:p>138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開口合約</text:span></text:p>
          </table:table-cell>
          <table:table-cell table:style-name="ce16" office:value-type="string" calcext:value-type="string">
            <text:p><text:span text:style-name="T2">華溱營造工程有限公司</text:span>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三峽區插角里</text:span>9<text:span text:style-name="T2">鄰排水改善工程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number-columns-repeated="2" table:style-name="ce431" office:value-type="float" office:value="100" calcext:value-type="float">
            <text:p>100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三峽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仕玲營造有限公司</text:span></text:p>
          </table:table-cell>
          <table:table-cell table:number-columns-repeated="1015"/>
        </table:table-row>
        <table:table-row table:style-name="ro24">
          <table:table-cell table:style-name="ce5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瑞芳區龍山里龍潭橋旁排水溝加蓋工程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民政業務</text:span>-<text:span text:style-name="T2">民政業務</text:span>-<text:span text:style-name="T2">獎補助費</text:span></text:p>
          </table:table-cell>
          <table:table-cell table:style-name="ce16" office:value-type="string" calcext:value-type="string">
            <text:p><text:span text:style-name="T2">瑞芳區公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宏偉土木包工業</text:span></text:p>
          </table:table-cell>
          <table:table-cell table:number-columns-repeated="1015"/>
        </table:table-row>
        <table:table-row table:style-name="ro38">
          <table:table-cell table:style-name="ce7" office:value-type="string" calcext:value-type="string">
            <text:p><text:span text:style-name="T2">周勝考</text:span></text:p>
          </table:table-cell>
          <table:table-cell table:style-name="ce17" office:value-type="string" calcext:value-type="string">
            <text:p><text:span text:style-name="T2">車裝無線電</text:span>1<text:span text:style-name="T2">台</text:span></text:p>
          </table:table-cell>
          <table:table-cell table:style-name="ce390" office:value-type="string" calcext:value-type="string">
            <text:p><text:span text:style-name="T2">新板義消山搜分隊</text:span></text:p>
          </table:table-cell>
          <table:table-cell table:number-columns-repeated="2" table:style-name="ce431" office:value-type="float" office:value="31" calcext:value-type="float">
            <text:p>3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60" office:value-type="string" calcext:value-type="string">
            <text:p><text:span text:style-name="T2">駿通股份有限公司</text:span></text:p>
          </table:table-cell>
          <table:table-cell table:number-columns-repeated="1015"/>
        </table:table-row>
        <table:table-row table:style-name="ro38">
          <table:table-cell table:style-name="ce7" office:value-type="string" calcext:value-type="string">
            <text:p><text:span text:style-name="T2">吳琪銘</text:span></text:p>
          </table:table-cell>
          <table:table-cell table:style-name="ce17" office:value-type="string" calcext:value-type="string">
            <text:p><text:span text:style-name="T2">車裝無線電</text:span>1<text:span text:style-name="T2">台</text:span></text:p>
          </table:table-cell>
          <table:table-cell table:style-name="ce390" office:value-type="string" calcext:value-type="string">
            <text:p><text:span text:style-name="T2">義消第五大隊</text:span></text:p>
          </table:table-cell>
          <table:table-cell table:number-columns-repeated="2" table:style-name="ce431" office:value-type="float" office:value="31" calcext:value-type="float">
            <text:p>3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61" office:value-type="string" calcext:value-type="string">
            <text:p><text:span text:style-name="T2">駿通股份有限公司</text:span></text:p>
          </table:table-cell>
          <table:table-cell table:number-columns-repeated="1015"/>
        </table:table-row>
        <table:table-row table:style-name="ro39">
          <table:table-cell table:style-name="ce8" office:value-type="string" calcext:value-type="string">
            <text:p><text:span text:style-name="T2">陳永福</text:span></text:p>
          </table:table-cell>
          <table:table-cell table:style-name="ce5" office:value-type="string" calcext:value-type="string">
            <text:p><text:span text:style-name="T2">數位相機、擴音機、電視</text:span></text:p>
          </table:table-cell>
          <table:table-cell table:style-name="ce5" office:value-type="string" calcext:value-type="string">
            <text:p><text:span text:style-name="T2">文山義消中隊</text:span></text:p>
          </table:table-cell>
          <table:table-cell table:style-name="ce431" office:value-type="float" office:value="72" calcext:value-type="float">
            <text:p>72 </text:p>
          </table:table-cell>
          <table:table-cell table:style-name="ce431" office:value-type="float" office:value="62" calcext:value-type="float">
            <text:p>6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行車紀錄器</text:span></text:p>
          </table:table-cell>
          <table:table-cell table:style-name="ce5" office:value-type="string" calcext:value-type="string">
            <text:p><text:span text:style-name="T2">金山義消分隊</text:span></text:p>
          </table:table-cell>
          <table:table-cell table:style-name="ce431" office:value-type="float" office:value="20" calcext:value-type="float">
            <text:p>20 </text:p>
          </table:table-cell>
          <table:table-cell table:style-name="ce431" office:value-type="float" office:value="17" calcext:value-type="float">
            <text:p>1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5" office:value-type="string" calcext:value-type="string">
            <text:p><text:span text:style-name="T2">數位照相機</text:span></text:p>
          </table:table-cell>
          <table:table-cell table:style-name="ce5" office:value-type="string" calcext:value-type="string">
            <text:p><text:span text:style-name="T2">社后義消分隊</text:span></text:p>
          </table:table-cell>
          <table:table-cell table:style-name="ce431" office:value-type="float" office:value="13" calcext:value-type="float">
            <text:p>13 </text:p>
          </table:table-cell>
          <table:table-cell table:style-name="ce431" office:value-type="float" office:value="11" calcext:value-type="float">
            <text:p>1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文治</text:span></text:p>
          </table:table-cell>
          <table:table-cell table:style-name="ce5" office:value-type="string" calcext:value-type="string">
            <text:p><text:span text:style-name="T2">電視機</text:span></text:p>
          </table:table-cell>
          <table:table-cell table:style-name="ce5" office:value-type="string" calcext:value-type="string">
            <text:p><text:span text:style-name="T2">福營義消分隊</text:span></text:p>
          </table:table-cell>
          <table:table-cell table:style-name="ce431" office:value-type="float" office:value="26" calcext:value-type="float">
            <text:p>26 </text:p>
          </table:table-cell>
          <table:table-cell table:style-name="ce431" office:value-type="float" office:value="22" calcext:value-type="float">
            <text:p>2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行車紀錄器</text:span>(<text:span text:style-name="T2">含衛星導航</text:span>)</text:p>
          </table:table-cell>
          <table:table-cell table:style-name="ce5" office:value-type="string" calcext:value-type="string">
            <text:p><text:span text:style-name="T2">瑞芳義消分隊</text:span></text:p>
          </table:table-cell>
          <table:table-cell table:style-name="ce431" office:value-type="float" office:value="20" calcext:value-type="float">
            <text:p>20 </text:p>
          </table:table-cell>
          <table:table-cell table:style-name="ce431" office:value-type="float" office:value="17" calcext:value-type="float">
            <text:p>1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50<text:span text:style-name="T2">吋電視機</text:span></text:p>
          </table:table-cell>
          <table:table-cell table:style-name="ce5" office:value-type="string" calcext:value-type="string">
            <text:p><text:span text:style-name="T2">新店婦宣分隊</text:span></text:p>
          </table:table-cell>
          <table:table-cell table:style-name="ce431" office:value-type="float" office:value="26" calcext:value-type="float">
            <text:p>26 </text:p>
          </table:table-cell>
          <table:table-cell table:style-name="ce431" office:value-type="float" office:value="22" calcext:value-type="float">
            <text:p>2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李翁月娥</text:span></text:p>
          </table:table-cell>
          <table:table-cell table:style-name="ce5" office:value-type="string" calcext:value-type="string">
            <text:p><text:span text:style-name="T2">電視機、數位照相機</text:span></text:p>
          </table:table-cell>
          <table:table-cell table:style-name="ce5" office:value-type="string" calcext:value-type="string">
            <text:p><text:span text:style-name="T2">重陽義消分隊</text:span></text:p>
          </table:table-cell>
          <table:table-cell table:style-name="ce431" office:value-type="float" office:value="39" calcext:value-type="float">
            <text:p>39 </text:p>
          </table:table-cell>
          <table:table-cell table:style-name="ce431" office:value-type="float" office:value="33" calcext:value-type="float">
            <text:p>33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多功能事務機</text:span></text:p>
          </table:table-cell>
          <table:table-cell table:style-name="ce5" office:value-type="string" calcext:value-type="string">
            <text:p><text:span text:style-name="T2">泰山婦宣分隊</text:span></text:p>
          </table:table-cell>
          <table:table-cell table:style-name="ce431" office:value-type="float" office:value="20" calcext:value-type="float">
            <text:p>20 </text:p>
          </table:table-cell>
          <table:table-cell table:style-name="ce431" office:value-type="float" office:value="17" calcext:value-type="float">
            <text:p>1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攝影機</text:span></text:p>
          </table:table-cell>
          <table:table-cell table:style-name="ce5" office:value-type="string" calcext:value-type="string">
            <text:p><text:span text:style-name="T2">雙溪婦宣分隊</text:span></text:p>
          </table:table-cell>
          <table:table-cell table:style-name="ce431" office:value-type="float" office:value="35" calcext:value-type="float">
            <text:p>35 </text:p>
          </table:table-cell>
          <table:table-cell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連斐璠</text:span></text:p>
          </table:table-cell>
          <table:table-cell table:style-name="ce5" office:value-type="string" calcext:value-type="string">
            <text:p><text:span text:style-name="T2">攝影機</text:span></text:p>
          </table:table-cell>
          <table:table-cell table:style-name="ce5" office:value-type="string" calcext:value-type="string">
            <text:p><text:span text:style-name="T2">永和婦宣分隊</text:span></text:p>
          </table:table-cell>
          <table:table-cell table:style-name="ce431" office:value-type="float" office:value="35" calcext:value-type="float">
            <text:p>35 </text:p>
          </table:table-cell>
          <table:table-cell table:style-name="ce431" office:value-type="float" office:value="30" calcext:value-type="float">
            <text:p>3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黃林玲玲</text:span></text:p>
          </table:table-cell>
          <table:table-cell table:style-name="ce5" office:value-type="string" calcext:value-type="string">
            <text:p><text:span text:style-name="T2">多功能事務機、數位相機</text:span>2<text:span text:style-name="T2">台</text:span></text:p>
          </table:table-cell>
          <table:table-cell table:style-name="ce5" office:value-type="string" calcext:value-type="string">
            <text:p><text:span text:style-name="T2">五股婦宣分隊</text:span></text:p>
          </table:table-cell>
          <table:table-cell table:style-name="ce431" office:value-type="float" office:value="46" calcext:value-type="float">
            <text:p>46 </text:p>
          </table:table-cell>
          <table:table-cell table:style-name="ce431" office:value-type="float" office:value="40" calcext:value-type="float">
            <text:p>4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蔣根煌</text:span></text:p>
          </table:table-cell>
          <table:table-cell table:style-name="ce5" office:value-type="string" calcext:value-type="string">
            <text:p><text:span text:style-name="T2">投影機、攝影機</text:span></text:p>
          </table:table-cell>
          <table:table-cell table:style-name="ce5" office:value-type="string" calcext:value-type="string">
            <text:p><text:span text:style-name="T2">新莊婦宣分隊</text:span></text:p>
          </table:table-cell>
          <table:table-cell table:style-name="ce431" office:value-type="float" office:value="60" calcext:value-type="float">
            <text:p>60 </text:p>
          </table:table-cell>
          <table:table-cell table:style-name="ce431" office:value-type="float" office:value="52" calcext:value-type="float">
            <text:p>5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數位相機</text:span>3<text:span text:style-name="T2">台</text:span></text:p>
          </table:table-cell>
          <table:table-cell table:style-name="ce5" office:value-type="string" calcext:value-type="string">
            <text:p><text:span text:style-name="T2">永利婦宣分隊</text:span></text:p>
          </table:table-cell>
          <table:table-cell table:style-name="ce431" office:value-type="float" office:value="39" calcext:value-type="float">
            <text:p>39 </text:p>
          </table:table-cell>
          <table:table-cell table:style-name="ce431" office:value-type="float" office:value="34" calcext:value-type="float">
            <text:p>34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電冰箱</text:span></text:p>
          </table:table-cell>
          <table:table-cell table:style-name="ce5" office:value-type="string" calcext:value-type="string">
            <text:p><text:span text:style-name="T2">文山義消中隊</text:span></text:p>
          </table:table-cell>
          <table:table-cell table:number-columns-repeated="2" table:style-name="ce431" office:value-type="float" office:value="27" calcext:value-type="float">
            <text:p>2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電視機、洗車機、投影機</text:span></text:p>
          </table:table-cell>
          <table:table-cell table:style-name="ce5" office:value-type="string" calcext:value-type="string">
            <text:p><text:span text:style-name="T2">民生義消分隊</text:span></text:p>
          </table:table-cell>
          <table:table-cell table:style-name="ce431" office:value-type="float" office:value="67" calcext:value-type="float">
            <text:p>67 </text:p>
          </table:table-cell>
          <table:table-cell table:style-name="ce431" office:value-type="float" office:value="58" calcext:value-type="float">
            <text:p>58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黃林玲玲</text:span></text:p>
          </table:table-cell>
          <table:table-cell table:style-name="ce5" office:value-type="string" calcext:value-type="string">
            <text:p><text:span text:style-name="T2">高壓清洗機、乾濕兩用吸塵器、行車紀錄器</text:span></text:p>
          </table:table-cell>
          <table:table-cell table:style-name="ce5" office:value-type="string" calcext:value-type="string">
            <text:p><text:span text:style-name="T2">新莊義消分隊</text:span></text:p>
          </table:table-cell>
          <table:table-cell table:style-name="ce431" office:value-type="float" office:value="59" calcext:value-type="float">
            <text:p>59 </text:p>
          </table:table-cell>
          <table:table-cell table:style-name="ce431" office:value-type="float" office:value="51" calcext:value-type="float">
            <text:p>5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9" office:value-type="string" calcext:value-type="string">
            <text:p><text:span text:style-name="T2">陳科名</text:span></text:p>
            <text:p><text:span text:style-name="T2">蔣根煌</text:span></text:p>
          </table:table-cell>
          <table:table-cell table:style-name="ce5" office:value-type="string" calcext:value-type="string">
            <text:p><text:span text:style-name="T2">電視機</text:span></text:p>
          </table:table-cell>
          <table:table-cell table:style-name="ce5" office:value-type="string" calcext:value-type="string">
            <text:p><text:span text:style-name="T2">五工義消分隊</text:span></text:p>
          </table:table-cell>
          <table:table-cell table:style-name="ce431" office:value-type="float" office:value="26" calcext:value-type="float">
            <text:p>26 </text:p>
          </table:table-cell>
          <table:table-cell table:style-name="ce431" office:value-type="float" office:value="22" calcext:value-type="float">
            <text:p>2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李余典</text:span></text:p>
          </table:table-cell>
          <table:table-cell table:style-name="ce5" office:value-type="string" calcext:value-type="string">
            <text:p><text:span text:style-name="T2">電視機</text:span></text:p>
          </table:table-cell>
          <table:table-cell table:style-name="ce5" office:value-type="string" calcext:value-type="string">
            <text:p><text:span text:style-name="T2">三重婦宣分隊</text:span></text:p>
          </table:table-cell>
          <table:table-cell table:style-name="ce431" office:value-type="float" office:value="40" calcext:value-type="float">
            <text:p>40 </text:p>
          </table:table-cell>
          <table:table-cell table:style-name="ce431" office:value-type="float" office:value="22" calcext:value-type="float">
            <text:p>2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數位相機</text:span></text:p>
          </table:table-cell>
          <table:table-cell table:style-name="ce5" office:value-type="string" calcext:value-type="string">
            <text:p><text:span text:style-name="T2">長青義消分隊</text:span></text:p>
          </table:table-cell>
          <table:table-cell table:style-name="ce431" office:value-type="float" office:value="13" calcext:value-type="float">
            <text:p>13 </text:p>
          </table:table-cell>
          <table:table-cell table:style-name="ce431" office:value-type="float" office:value="11" calcext:value-type="float">
            <text:p>1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擴音機</text:span></text:p>
          </table:table-cell>
          <table:table-cell table:style-name="ce5" office:value-type="string" calcext:value-type="string">
            <text:p><text:span text:style-name="T2">平溪義消分隊</text:span></text:p>
          </table:table-cell>
          <table:table-cell table:style-name="ce431" office:value-type="float" office:value="34" calcext:value-type="float">
            <text:p>34 </text:p>
          </table:table-cell>
          <table:table-cell table:style-name="ce431" office:value-type="float" office:value="29" calcext:value-type="float">
            <text:p>29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AED<text:span text:style-name="T2">練習機</text:span></text:p>
          </table:table-cell>
          <table:table-cell table:style-name="ce5" office:value-type="string" calcext:value-type="string">
            <text:p><text:span text:style-name="T2">福營義消救護分隊</text:span></text:p>
          </table:table-cell>
          <table:table-cell table:style-name="ce431" office:value-type="float" office:value="25" calcext:value-type="float">
            <text:p>25 </text:p>
          </table:table-cell>
          <table:table-cell table:style-name="ce431" office:value-type="float" office:value="24" calcext:value-type="float">
            <text:p>24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集宇企業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周勝考</text:span></text:p>
          </table:table-cell>
          <table:table-cell table:style-name="ce5" office:value-type="string" calcext:value-type="string">
            <text:p>AED<text:span text:style-name="T2">練習機</text:span></text:p>
          </table:table-cell>
          <table:table-cell table:style-name="ce5" office:value-type="string" calcext:value-type="string">
            <text:p><text:span text:style-name="T2">海山義消救護分隊</text:span></text:p>
          </table:table-cell>
          <table:table-cell table:style-name="ce431" office:value-type="float" office:value="25" calcext:value-type="float">
            <text:p>25 </text:p>
          </table:table-cell>
          <table:table-cell table:style-name="ce431" office:value-type="float" office:value="24" calcext:value-type="float">
            <text:p>24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集宇企業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氣管插管模型三合一、氧氣甦醒器</text:span></text:p>
          </table:table-cell>
          <table:table-cell table:style-name="ce5" office:value-type="string" calcext:value-type="string">
            <text:p><text:span text:style-name="T2">五股義消救護分隊</text:span></text:p>
          </table:table-cell>
          <table:table-cell table:style-name="ce431" office:value-type="float" office:value="100" calcext:value-type="float">
            <text:p>100 </text:p>
          </table:table-cell>
          <table:table-cell table:style-name="ce431" office:value-type="float" office:value="95" calcext:value-type="float">
            <text:p>95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集宇企業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科名</text:span></text:p>
          </table:table-cell>
          <table:table-cell table:style-name="ce5" office:value-type="string" calcext:value-type="string">
            <text:p><text:span text:style-name="T2">急救包、氣管插管模型</text:span></text:p>
          </table:table-cell>
          <table:table-cell table:style-name="ce5" office:value-type="string" calcext:value-type="string">
            <text:p><text:span text:style-name="T2">頭前義消救護分隊</text:span></text:p>
          </table:table-cell>
          <table:table-cell table:style-name="ce431" office:value-type="float" office:value="80" calcext:value-type="float">
            <text:p>80 </text:p>
          </table:table-cell>
          <table:table-cell table:style-name="ce431" office:value-type="float" office:value="76" calcext:value-type="float">
            <text:p>76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集宇企業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永福</text:span></text:p>
          </table:table-cell>
          <table:table-cell table:style-name="ce5" office:value-type="string" calcext:value-type="string">
            <text:p><text:span text:style-name="T2">沙發、茶几、電視櫃</text:span></text:p>
          </table:table-cell>
          <table:table-cell table:style-name="ce5" office:value-type="string" calcext:value-type="string">
            <text:p><text:span text:style-name="T2">文山義消中隊</text:span></text:p>
          </table:table-cell>
          <table:table-cell table:style-name="ce431" office:value-type="float" office:value="83" calcext:value-type="float">
            <text:p>83 </text:p>
          </table:table-cell>
          <table:table-cell table:style-name="ce431" office:value-type="float" office:value="82" calcext:value-type="float">
            <text:p>8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世茂家具行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浮力控制背心、呼吸調節系統</text:span></text:p>
          </table:table-cell>
          <table:table-cell table:style-name="ce5" office:value-type="string" calcext:value-type="string">
            <text:p><text:span text:style-name="T2">瑞芳潛水搜救義消分隊</text:span></text:p>
          </table:table-cell>
          <table:table-cell table:style-name="ce431" office:value-type="float" office:value="106" calcext:value-type="float">
            <text:p>106 </text:p>
          </table:table-cell>
          <table:table-cell table:style-name="ce431" office:value-type="float" office:value="102" calcext:value-type="float">
            <text:p>10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海樂有限公司</text:span></text:p>
          </table:table-cell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雙面白板</text:span></text:p>
          </table:table-cell>
          <table:table-cell table:style-name="ce5" office:value-type="string" calcext:value-type="string">
            <text:p><text:span text:style-name="T2">安康婦宣分隊</text:span></text:p>
          </table:table-cell>
          <table:table-cell table:style-name="ce431" office:value-type="float" office:value="12" calcext:value-type="float">
            <text:p>12 </text:p>
          </table:table-cell>
          <table:table-cell table:style-name="ce431" office:value-type="float" office:value="10" calcext:value-type="float">
            <text:p>1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泰安傢俱有限公司</text:span></text:p>
          </table:table-cell>
          <table:table-cell table:number-columns-repeated="1015"/>
        </table:table-row>
        <table:table-row table:style-name="ro38">
          <table:table-cell table:style-name="ce8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100<text:span text:style-name="T2">公尺輔助繩</text:span></text:p>
          </table:table-cell>
          <table:table-cell table:style-name="ce5" office:value-type="string" calcext:value-type="string">
            <text:p><text:span text:style-name="T2">秀峰義消分隊</text:span></text:p>
          </table:table-cell>
          <table:table-cell table:number-columns-repeated="2" table:style-name="ce431" office:value-type="float" office:value="10" calcext:value-type="float">
            <text:p>1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倡昇有限公司</text:span></text:p>
          </table:table-cell>
          <table:table-cell table:number-columns-repeated="1015"/>
        </table:table-row>
        <table:table-row table:style-name="ro39">
          <table:table-cell table:style-name="ce8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100<text:span text:style-name="T2">公尺動力繩、</text:span>100<text:span text:style-name="T2">公尺輔助繩</text:span></text:p>
          </table:table-cell>
          <table:table-cell table:style-name="ce5" office:value-type="string" calcext:value-type="string">
            <text:p><text:span text:style-name="T2">樹林義消分隊</text:span></text:p>
          </table:table-cell>
          <table:table-cell table:style-name="ce431" office:value-type="float" office:value="21" calcext:value-type="float">
            <text:p>21 </text:p>
          </table:table-cell>
          <table:table-cell table:style-name="ce431" office:value-type="float" office:value="20" calcext:value-type="float">
            <text:p>2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倡昇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鴻源</text:span></text:p>
          </table:table-cell>
          <table:table-cell table:style-name="ce5" office:value-type="string" calcext:value-type="string">
            <text:p>100<text:span text:style-name="T2">公尺動力繩</text:span></text:p>
          </table:table-cell>
          <table:table-cell table:style-name="ce5" office:value-type="string" calcext:value-type="string">
            <text:p><text:span text:style-name="T2">永和義消分隊</text:span></text:p>
          </table:table-cell>
          <table:table-cell table:style-name="ce431" office:value-type="float" office:value="22" calcext:value-type="float">
            <text:p>22 </text:p>
          </table:table-cell>
          <table:table-cell table:style-name="ce431" office:value-type="float" office:value="21" calcext:value-type="float">
            <text:p>2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倡昇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陳文治</text:span></text:p>
          </table:table-cell>
          <table:table-cell table:style-name="ce5" office:value-type="string" calcext:value-type="string">
            <text:p><text:span text:style-name="T2">義消特搜服裝</text:span>37<text:span text:style-name="T2">套</text:span></text:p>
          </table:table-cell>
          <table:table-cell table:style-name="ce5" office:value-type="string" calcext:value-type="string">
            <text:p><text:span text:style-name="T2">義勇消防總隊特搜大隊</text:span></text:p>
          </table:table-cell>
          <table:table-cell table:style-name="ce431" office:value-type="float" office:value="444" calcext:value-type="float">
            <text:p>444 </text:p>
          </table:table-cell>
          <table:table-cell table:style-name="ce431" office:value-type="float" office:value="425" calcext:value-type="float">
            <text:p>425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福川企業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備勤茶几組</text:span></text:p>
          </table:table-cell>
          <table:table-cell table:style-name="ce5" office:value-type="string" calcext:value-type="string">
            <text:p><text:span text:style-name="T2">文山義消中隊</text:span></text:p>
          </table:table-cell>
          <table:table-cell table:number-columns-repeated="2" table:style-name="ce431" office:value-type="float" office:value="11" calcext:value-type="float">
            <text:p>1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茶之鄉茶行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主管辦公桌、辦公桌椅</text:span></text:p>
          </table:table-cell>
          <table:table-cell table:style-name="ce5" office:value-type="string" calcext:value-type="string">
            <text:p><text:span text:style-name="T2">文山義消中隊</text:span></text:p>
          </table:table-cell>
          <table:table-cell table:number-columns-repeated="2" table:style-name="ce431" office:value-type="float" office:value="96" calcext:value-type="float">
            <text:p>96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世茂家具行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周勝考</text:span></text:p>
          </table:table-cell>
          <table:table-cell table:style-name="ce5" office:value-type="string" calcext:value-type="string">
            <text:p><text:span text:style-name="T2">沙發茶几組、石面大茶桌、大隊長辦公桌、獎牌櫃</text:span></text:p>
          </table:table-cell>
          <table:table-cell table:style-name="ce5" office:value-type="string" calcext:value-type="string">
            <text:p><text:span text:style-name="T2">義勇消防總隊救護大隊</text:span></text:p>
          </table:table-cell>
          <table:table-cell table:number-columns-repeated="2" table:style-name="ce431" office:value-type="float" office:value="92" calcext:value-type="float">
            <text:p>9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國庭家具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周勝考</text:span></text:p>
          </table:table-cell>
          <table:table-cell table:style-name="ce5" office:value-type="string" calcext:value-type="string">
            <text:p><text:span text:style-name="T2">擴音機、手提擴音機、電視機、冰箱</text:span></text:p>
          </table:table-cell>
          <table:table-cell table:style-name="ce5" office:value-type="string" calcext:value-type="string">
            <text:p><text:span text:style-name="T2">義勇消防總隊救護大隊</text:span></text:p>
          </table:table-cell>
          <table:table-cell table:number-columns-repeated="2" table:style-name="ce431" office:value-type="float" office:value="76" calcext:value-type="float">
            <text:p>76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名傑企業社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羅文崇</text:span></text:p>
          </table:table-cell>
          <table:table-cell table:style-name="ce5" office:value-type="string" calcext:value-type="string">
            <text:p><text:span text:style-name="T2">射水靶</text:span>(<text:span text:style-name="T2">含</text:span>4<text:span text:style-name="T2">各集水桶</text:span>)</text:p>
          </table:table-cell>
          <table:table-cell table:style-name="ce5" office:value-type="string" calcext:value-type="string">
            <text:p><text:span text:style-name="T2">義勇消防總隊第七大隊</text:span></text:p>
          </table:table-cell>
          <table:table-cell table:number-columns-repeated="2" table:style-name="ce431" office:value-type="float" office:value="82" calcext:value-type="float">
            <text:p>8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昇泰五金行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白珮茹</text:span></text:p>
          </table:table-cell>
          <table:table-cell table:style-name="ce5" office:value-type="string" calcext:value-type="string">
            <text:p><text:span text:style-name="T2">直立式強力照明燈</text:span></text:p>
          </table:table-cell>
          <table:table-cell table:style-name="ce5" office:value-type="string" calcext:value-type="string">
            <text:p><text:span text:style-name="T2">金山義消分隊</text:span></text:p>
          </table:table-cell>
          <table:table-cell table:number-columns-repeated="2" table:style-name="ce431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勁齊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江永昌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員山義消分隊</text:span></text:p>
          </table:table-cell>
          <table:table-cell table:style-name="ce431" office:value-type="float" office:value="142" calcext:value-type="float">
            <text:p>142 </text:p>
          </table:table-cell>
          <table:table-cell table:style-name="ce431" office:value-type="float" office:value="140" calcext:value-type="float">
            <text:p>14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林裔綺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九份義消分隊</text:span></text:p>
          </table:table-cell>
          <table:table-cell table:number-columns-repeated="2" table:style-name="ce431" office:value-type="float" office:value="44" calcext:value-type="float">
            <text:p>44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隆恩特搜義消分隊</text:span></text:p>
          </table:table-cell>
          <table:table-cell table:number-columns-repeated="2" table:style-name="ce431" office:value-type="float" office:value="80" calcext:value-type="float">
            <text:p>8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彭成龍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隆恩特搜義消分隊</text:span></text:p>
          </table:table-cell>
          <table:table-cell table:style-name="ce431" office:value-type="float" office:value="311" calcext:value-type="float">
            <text:p>311 </text:p>
          </table:table-cell>
          <table:table-cell table:style-name="ce431" office:value-type="float" office:value="310" calcext:value-type="float">
            <text:p>31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黃林玲玲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新莊義消分隊</text:span></text:p>
          </table:table-cell>
          <table:table-cell table:style-name="ce431" office:value-type="float" office:value="374" calcext:value-type="float">
            <text:p>374 </text:p>
          </table:table-cell>
          <table:table-cell table:style-name="ce431" office:value-type="float" office:value="373" calcext:value-type="float">
            <text:p>373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黃俊哲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溪崑義消分隊</text:span></text:p>
          </table:table-cell>
          <table:table-cell table:style-name="ce431" office:value-type="float" office:value="116" calcext:value-type="float">
            <text:p>116 </text:p>
          </table:table-cell>
          <table:table-cell table:style-name="ce431" office:value-type="float" office:value="114" calcext:value-type="float">
            <text:p>114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黃俊哲</text:span></text:p>
          </table:table-cell>
          <table:table-cell table:style-name="ce5" office:value-type="string" calcext:value-type="string">
            <text:p><text:span text:style-name="T2">消防衣帽鞋及相關配件</text:span>1<text:span text:style-name="T2">批</text:span></text:p>
          </table:table-cell>
          <table:table-cell table:style-name="ce5" office:value-type="string" calcext:value-type="string">
            <text:p><text:span text:style-name="T2">大觀義消分隊</text:span></text:p>
          </table:table-cell>
          <table:table-cell table:number-columns-repeated="2" table:style-name="ce431" office:value-type="float" office:value="73" calcext:value-type="float">
            <text:p>73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台灣開廣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吳琪銘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義消第五大隊</text:span></text:p>
          </table:table-cell>
          <table:table-cell table:style-name="ce431" office:value-type="float" office:value="158" calcext:value-type="float">
            <text:p>158 </text:p>
          </table:table-cell>
          <table:table-cell table:style-name="ce431" office:value-type="float" office:value="140" calcext:value-type="float">
            <text:p>14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陳世榮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樹潭義消分隊</text:span></text:p>
          </table:table-cell>
          <table:table-cell table:style-name="ce431" office:value-type="float" office:value="117" calcext:value-type="float">
            <text:p>117 </text:p>
          </table:table-cell>
          <table:table-cell table:style-name="ce431" office:value-type="float" office:value="53" calcext:value-type="float">
            <text:p>53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陳鴻源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永和義消分隊</text:span></text:p>
          </table:table-cell>
          <table:table-cell table:style-name="ce431" office:value-type="float" office:value="98" calcext:value-type="float">
            <text:p>98 </text:p>
          </table:table-cell>
          <table:table-cell table:style-name="ce431" office:value-type="float" office:value="87" calcext:value-type="float">
            <text:p>8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海山義消中隊</text:span></text:p>
          </table:table-cell>
          <table:table-cell table:style-name="ce431" office:value-type="float" office:value="177" calcext:value-type="float">
            <text:p>177 </text:p>
          </table:table-cell>
          <table:table-cell table:style-name="ce431" office:value-type="float" office:value="157" calcext:value-type="float">
            <text:p>15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柑園義消分隊</text:span></text:p>
          </table:table-cell>
          <table:table-cell table:style-name="ce431" office:value-type="float" office:value="99" calcext:value-type="float">
            <text:p>99 </text:p>
          </table:table-cell>
          <table:table-cell table:style-name="ce431" office:value-type="float" office:value="88" calcext:value-type="float">
            <text:p>88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長青義消分隊</text:span></text:p>
          </table:table-cell>
          <table:table-cell table:style-name="ce431" office:value-type="float" office:value="40" calcext:value-type="float">
            <text:p>40 </text:p>
          </table:table-cell>
          <table:table-cell table:style-name="ce431" office:value-type="float" office:value="35" calcext:value-type="float">
            <text:p>35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蔣根煌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永平義消分隊</text:span></text:p>
          </table:table-cell>
          <table:table-cell table:style-name="ce431" office:value-type="float" office:value="272" calcext:value-type="float">
            <text:p>272 </text:p>
          </table:table-cell>
          <table:table-cell table:style-name="ce431" office:value-type="float" office:value="241" calcext:value-type="float">
            <text:p>241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連斐璠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永平義消分隊</text:span></text:p>
          </table:table-cell>
          <table:table-cell table:style-name="ce431" office:value-type="float" office:value="121" calcext:value-type="float">
            <text:p>121 </text:p>
          </table:table-cell>
          <table:table-cell table:style-name="ce431" office:value-type="float" office:value="107" calcext:value-type="float">
            <text:p>107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10" office:value-type="string" calcext:value-type="string">
            <text:p><text:span text:style-name="T2">洪佳君</text:span></text:p>
          </table:table-cell>
          <table:table-cell table:style-name="ce5" office:value-type="string" calcext:value-type="string">
            <text:p><text:span text:style-name="T2">空氣呼吸器及相關配件</text:span>1<text:span text:style-name="T2">批</text:span></text:p>
          </table:table-cell>
          <table:table-cell table:style-name="ce5" office:value-type="string" calcext:value-type="string">
            <text:p><text:span text:style-name="T2">鶯歌義消分隊</text:span></text:p>
          </table:table-cell>
          <table:table-cell table:style-name="ce431" office:value-type="float" office:value="198" calcext:value-type="float">
            <text:p>198 </text:p>
          </table:table-cell>
          <table:table-cell table:style-name="ce431" office:value-type="float" office:value="176" calcext:value-type="float">
            <text:p>176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455" office:value-type="string" calcext:value-type="string">
            <text:p><text:span text:style-name="T2">公開招標</text:span></text:p>
          </table:table-cell>
          <table:table-cell table:style-name="ce455" office:value-type="string" calcext:value-type="string">
            <text:p><text:span text:style-name="T2">台灣德爾格安全防護設備股份有限公司</text:span></text:p>
          </table:table-cell>
          <table:table-cell table:number-columns-repeated="1015"/>
        </table:table-row>
        <table:table-row table:style-name="ro40">
          <table:table-cell table:style-name="ce8" office:value-type="string" calcext:value-type="string">
            <text:p><text:span text:style-name="T2">蔣根煌</text:span></text:p>
          </table:table-cell>
          <table:table-cell table:style-name="ce5" office:value-type="string" calcext:value-type="string">
            <text:p><text:span text:style-name="T2">激流救援裝備</text:span>20<text:span text:style-name="T2">組</text:span></text:p>
          </table:table-cell>
          <table:table-cell table:style-name="ce5" office:value-type="string" calcext:value-type="string">
            <text:p><text:span text:style-name="T2">南雅義消特搜分隊</text:span></text:p>
          </table:table-cell>
          <table:table-cell table:style-name="ce431" office:value-type="float" office:value="200" calcext:value-type="float">
            <text:p>200 </text:p>
          </table:table-cell>
          <table:table-cell table:style-name="ce431" office:value-type="float" office:value="190" calcext:value-type="float">
            <text:p>190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消防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恆毅實業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黃俊哲</text:span></text:p>
          </table:table-cell>
          <table:table-cell table:style-name="ce18" office:value-type="string" calcext:value-type="string">
            <text:p><text:span text:style-name="T2">「</text:span>104<text:span text:style-name="T2">年度合唱臺增購計畫」及「</text:span>104<text:span text:style-name="T2">年度衛生組健康中心增購履帶式搬運椅實施計畫」</text:span>(<text:span text:style-name="T2">合唱臺、履帶式搬運椅</text:span>)</text:p>
          </table:table-cell>
          <table:table-cell table:style-name="ce5" office:value-type="string" calcext:value-type="string">
            <text:p><text:span text:style-name="T2">板橋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53])" office:value-type="string" office:string-value="板橋國中" calcext:value-type="string">
            <text:p>板橋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利國際樂器有限公司、集宇企業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江永昌</text:span></text:p>
          </table:table-cell>
          <table:table-cell table:style-name="ce19" office:value-type="string" calcext:value-type="string">
            <text:p><text:span text:style-name="T2">充實教學設備申請計畫</text:span>-<text:span text:style-name="T2">筆記型電腦及投影機設備</text:span></text:p>
          </table:table-cell>
          <table:table-cell table:style-name="ce5" office:value-type="string" calcext:value-type="string">
            <text:p><text:span text:style-name="T2">漳和國中</text:span></text:p>
          </table:table-cell>
          <table:table-cell table:style-name="ce433" office:value-type="float" office:value="398" calcext:value-type="float">
            <text:p>398 </text:p>
          </table:table-cell>
          <table:table-cell table:style-name="ce440" office:value-type="float" office:value="398" calcext:value-type="float">
            <text:p>398 </text:p>
          </table:table-cell>
          <table:table-cell table:style-name="ce446" office:value-type="string" calcext:value-type="string">
            <text:p>5M<text:span text:style-name="T2">建築及設備計畫</text:span>-5M4001<text:span text:style-name="T2">教育局</text:span>(<text:span text:style-name="T2">處</text:span>)<text:span text:style-name="T2">其他設備</text:span>-5M400109<text:span text:style-name="T2">教研科</text:span>-5<text:span text:style-name="T2">購置固定資產、無行資產及非理財目的之長期投資</text:span>-51<text:span text:style-name="T2">購置固定資產</text:span>-516<text:span text:style-name="T2">什項設備</text:span>-<text:span text:style-name="T2">網路連線路由器暨無線認證設備租賃計畫</text:span></text:p>
          </table:table-cell>
          <table:table-cell table:style-name="ce15" office:value-type="string" calcext:value-type="string">
            <text:p>漳和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非比電腦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林銘仁</text:span></text:p>
          </table:table-cell>
          <table:table-cell table:style-name="ce20" office:value-type="string" calcext:value-type="string">
            <text:p><text:span text:style-name="T2">「弘德樓地下室暨櫻花園環境改善計畫」及「辦公室教學空間設備環境改善計畫」</text:span>(<text:span text:style-name="T2">鏡子、冷氣、桌椅等</text:span>)</text:p>
          </table:table-cell>
          <table:table-cell table:style-name="ce5" office:value-type="string" calcext:value-type="string">
            <text:p><text:span text:style-name="T2">清水國小</text:span></text:p>
          </table:table-cell>
          <table:table-cell table:style-name="ce432" office:value-type="float" office:value="310" calcext:value-type="float">
            <text:p>310 </text:p>
          </table:table-cell>
          <table:table-cell table:style-name="ce440" office:value-type="float" office:value="310" calcext:value-type="float">
            <text:p>31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55])" office:value-type="string" office:string-value="清水國小" calcext:value-type="string">
            <text:p>清水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正軒鋁業行、明聳企業有限公</text:span> <text:span text:style-name="T2">司、亞特利實業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賴秋媚</text:span></text:p>
          </table:table-cell>
          <table:table-cell table:style-name="ce21" office:value-type="string" calcext:value-type="string">
            <text:p><text:span text:style-name="T2">「校園環境整理與設備改善」、「汰換新大樓廁所天花板輕鋼架工程」及「看臺階梯加階改善工程」</text:span>(<text:span text:style-name="T2">排風扇等、天花板輕鋼架、粉刷工程</text:span>)</text:p>
          </table:table-cell>
          <table:table-cell table:style-name="ce5" office:value-type="string" calcext:value-type="string">
            <text:p><text:span text:style-name="T2">澳底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56])" office:value-type="string" office:string-value="澳底國小" calcext:value-type="string">
            <text:p>澳底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南漢土木包工業、緯欣工程行、鎰晟企業有限公司</text:span></text:p>
          </table:table-cell>
          <table:table-cell table:number-columns-repeated="1015"/>
        </table:table-row>
        <table:table-row table:style-name="ro42">
          <table:table-cell table:style-name="ce6" office:value-type="string" calcext:value-type="string">
            <text:p><text:span text:style-name="T2">金中玉</text:span></text:p>
          </table:table-cell>
          <table:table-cell table:style-name="ce22" office:value-type="string" calcext:value-type="string">
            <text:p><text:span text:style-name="T2">「綜合大樓理化教室設備更新計畫」、「校園安全圍籬計畫」及「整體節能減碳省電計畫」</text:span>(<text:span text:style-name="T2">實驗桌、圍籬、冷氣省電設備等</text:span>)</text:p>
          </table:table-cell>
          <table:table-cell table:style-name="ce5" office:value-type="string" calcext:value-type="string">
            <text:p><text:span text:style-name="T2">文山國中</text:span></text:p>
          </table:table-cell>
          <table:table-cell table:style-name="ce434" office:value-type="float" office:value="1000" calcext:value-type="float">
            <text:p>1000 </text:p>
          </table:table-cell>
          <table:table-cell table:style-name="ce440" office:value-type="float" office:value="1000" calcext:value-type="float">
            <text:p>10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57])" office:value-type="string" office:string-value="文山國中" calcext:value-type="string">
            <text:p>文山國中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新欣電氣工程有限公司、桓和金屬有限公司、台灣學聯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楊春妹</text:span></text:p>
          </table:table-cell>
          <table:table-cell table:style-name="ce23" office:value-type="string" calcext:value-type="string">
            <text:p>103<text:span text:style-name="T2">學年度改善教學環境與設備實施計畫</text:span></text:p>
          </table:table-cell>
          <table:table-cell table:style-name="ce5" office:value-type="string" calcext:value-type="string">
            <text:p><text:span text:style-name="T2">福營國中</text:span></text:p>
          </table:table-cell>
          <table:table-cell table:style-name="ce432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福營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成興科技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劉美芳</text:span></text:p>
          </table:table-cell>
          <table:table-cell table:style-name="ce24" office:value-type="string" calcext:value-type="string">
            <text:p>103<text:span text:style-name="T2">學年度學習角暨充實教學環境設備計畫</text:span>(<text:span text:style-name="T2">圖書櫃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江翠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劉哲彰</text:span></text:p>
          </table:table-cell>
          <table:table-cell table:style-name="ce25" office:value-type="string" calcext:value-type="string">
            <text:p>104<text:span text:style-name="T2">上半年改善校園安全維護環境計畫</text:span>(<text:span text:style-name="T2">不鏽鋼門及木門</text:span>)</text:p>
          </table:table-cell>
          <table:table-cell table:style-name="ce5" office:value-type="string" calcext:value-type="string">
            <text:p><text:span text:style-name="T2">石碇國小</text:span></text:p>
          </table:table-cell>
          <table:table-cell table:style-name="ce435" office:value-type="float" office:value="97" calcext:value-type="float">
            <text:p>97 </text:p>
          </table:table-cell>
          <table:table-cell table:style-name="ce441" office:value-type="float" office:value="97" calcext:value-type="float">
            <text:p>9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60])" office:value-type="string" office:string-value="石碇國小" calcext:value-type="string">
            <text:p>石碇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震德室內裝修工程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蔣根煌</text:span></text:p>
          </table:table-cell>
          <table:table-cell table:style-name="ce26" office:value-type="string" calcext:value-type="string">
            <text:p>104<text:span text:style-name="T2">年充實圖書設備實施計畫</text:span>(<text:span text:style-name="T2">書籍</text:span>)</text:p>
          </table:table-cell>
          <table:table-cell table:style-name="ce5" office:value-type="string" calcext:value-type="string">
            <text:p><text:span text:style-name="T2">興化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61])" office:value-type="string" office:string-value="興化國小" calcext:value-type="string">
            <text:p>興化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三民書局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許昭興</text:span></text:p>
          </table:table-cell>
          <table:table-cell table:style-name="ce27" office:value-type="string" calcext:value-type="string">
            <text:p>104<text:span text:style-name="T2">年充實圖書館藏書計畫</text:span>(<text:span text:style-name="T2">中、英語圖書</text:span>)</text:p>
          </table:table-cell>
          <table:table-cell table:style-name="ce5" office:value-type="string" calcext:value-type="string">
            <text:p><text:span text:style-name="T2">福和國中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62])" office:value-type="string" office:string-value="福和國中" calcext:value-type="string">
            <text:p>福和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亨利出版社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陳文治</text:span></text:p>
          </table:table-cell>
          <table:table-cell table:style-name="ce28" office:value-type="string" calcext:value-type="string">
            <text:p>104<text:span text:style-name="T2">年多功能教室改善工程</text:span>(<text:span text:style-name="T2">地板及牆面工程</text:span>)</text:p>
          </table:table-cell>
          <table:table-cell table:style-name="ce5" office:value-type="string" calcext:value-type="string">
            <text:p><text:span text:style-name="T2">丹鳳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63])" office:value-type="string" office:string-value="丹鳳國小" calcext:value-type="string">
            <text:p>丹鳳國小</text:p>
          </table:table-cell>
          <table:table-cell table:style-name="ce16" office:value-type="string" calcext:value-type="string">
            <text:p><text:span text:style-name="T2">限制性招標、逕洽廠商</text:span></text:p>
          </table:table-cell>
          <table:table-cell table:style-name="ce16" office:value-type="string" calcext:value-type="string">
            <text:p><text:span text:style-name="T2">聚大室內裝修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陳錦錠</text:span></text:p>
          </table:table-cell>
          <table:table-cell table:style-name="ce29" office:value-type="string" calcext:value-type="string">
            <text:p>104<text:span text:style-name="T2">年自立午餐廚房汙水下水道排水設備接管工程增建計畫</text:span></text:p>
          </table:table-cell>
          <table:table-cell table:style-name="ce5" office:value-type="string" calcext:value-type="string">
            <text:p><text:span text:style-name="T2">漳和國中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64])" office:value-type="string" office:string-value="漳和國中" calcext:value-type="string">
            <text:p>漳和國中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天崗營造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蔣根煌</text:span></text:p>
          </table:table-cell>
          <table:table-cell table:style-name="ce30" office:value-type="string" calcext:value-type="string">
            <text:p>104<text:span text:style-name="T2">年至善廳音響設備改善工程</text:span>(<text:span text:style-name="T2">音響設備</text:span>)</text:p>
          </table:table-cell>
          <table:table-cell table:style-name="ce5" office:value-type="string" calcext:value-type="string">
            <text:p><text:span text:style-name="T2">丹鳳國小</text:span></text:p>
          </table:table-cell>
          <table:table-cell table:style-name="ce432" office:value-type="float" office:value="82" calcext:value-type="float">
            <text:p>82 </text:p>
          </table:table-cell>
          <table:table-cell table:style-name="ce441" office:value-type="float" office:value="82" calcext:value-type="float">
            <text:p>8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65])" office:value-type="string" office:string-value="丹鳳國小" calcext:value-type="string">
            <text:p>丹鳳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虹華科技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林金結</text:span></text:p>
          </table:table-cell>
          <table:table-cell table:style-name="ce31" office:value-type="string" calcext:value-type="string">
            <text:p>104<text:span text:style-name="T2">年投影機設備採購計畫</text:span></text:p>
          </table:table-cell>
          <table:table-cell table:style-name="ce5" office:value-type="string" calcext:value-type="string">
            <text:p><text:span text:style-name="T2">土城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66])" office:value-type="string" office:string-value="土城國中" calcext:value-type="string">
            <text:p>土城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頂能企業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王淑慧</text:span></text:p>
          </table:table-cell>
          <table:table-cell table:style-name="ce32" office:value-type="string" calcext:value-type="string">
            <text:p>104<text:span text:style-name="T2">年改善桌球訓練室設備</text:span></text:p>
          </table:table-cell>
          <table:table-cell table:style-name="ce5" office:value-type="string" calcext:value-type="string">
            <text:p><text:span text:style-name="T2">後埔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67])" office:value-type="string" office:string-value="後埔國小" calcext:value-type="string">
            <text:p>後埔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崧順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江永昌</text:span></text:p>
          </table:table-cell>
          <table:table-cell table:style-name="ce33" office:value-type="string" calcext:value-type="string">
            <text:p>104<text:span text:style-name="T2">年改善教學環境設備</text:span>-<text:span text:style-name="T2">圖書館改造</text:span>(<text:span text:style-name="T2">圖書館工程</text:span>)</text:p>
          </table:table-cell>
          <table:table-cell table:style-name="ce5" office:value-type="string" calcext:value-type="string">
            <text:p><text:span text:style-name="T2">景新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68])" office:value-type="string" office:string-value="景新國小" calcext:value-type="string">
            <text:p>景新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澳亞室內裝修有限公司</text:span></text:p>
          </table:table-cell>
          <table:table-cell table:number-columns-repeated="1015"/>
        </table:table-row>
        <table:table-row table:style-name="ro43">
          <table:table-cell table:style-name="ce6" office:value-type="string" calcext:value-type="string">
            <text:p><text:span text:style-name="T2">鍾宏仁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</text:span>3D<text:span text:style-name="T2">情境教學資原設備計畫</text:span>-<text:span text:style-name="T2">資訊相關設備</text:span></text:p>
          </table:table-cell>
          <table:table-cell table:style-name="ce5" office:value-type="string" calcext:value-type="string" table:number-columns-spanned="1" table:number-rows-spanned="2">
            <text:p><text:span text:style-name="T2">中信國小</text:span></text:p>
          </table:table-cell>
          <table:table-cell table:style-name="ce436" office:value-type="float" office:value="700" calcext:value-type="float" table:number-columns-spanned="1" table:number-rows-spanned="2">
            <text:p>700 </text:p>
          </table:table-cell>
          <table:table-cell table:style-name="ce442" office:value-type="float" office:value="300" calcext:value-type="float">
            <text:p>3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 table:number-columns-spanned="1" table:number-rows-spanned="2">
            <text:p>中信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萬達立新企業社</text:span></text:p>
          </table:table-cell>
          <table:table-cell table:number-columns-repeated="1015"/>
        </table:table-row>
        <table:table-row table:style-name="ro44">
          <table:table-cell table:style-name="ce6" office:value-type="string" calcext:value-type="string">
            <text:p><text:span text:style-name="T2">陳科名</text:span></text:p>
          </table:table-cell>
          <table:covered-table-cell table:number-columns-repeated="3"/>
          <table:table-cell table:style-name="ce442" office:value-type="float" office:value="400" calcext:value-type="float">
            <text:p>400 </text:p>
          </table:table-cell>
          <table:covered-table-cell table:number-columns-repeated="2"/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萬達立新企業社</text:span></text:p>
          </table:table-cell>
          <table:table-cell table:number-columns-repeated="1015"/>
        </table:table-row>
        <table:table-row table:style-name="ro45">
          <table:table-cell table:style-name="ce6" office:value-type="string" calcext:value-type="string">
            <text:p><text:span text:style-name="T2">李坤城</text:span></text:p>
          </table:table-cell>
          <table:table-cell table:style-name="ce18" office:value-type="string" calcext:value-type="string">
            <text:p>104<text:span text:style-name="T2">年度三樓有聲圖教室地毯更換計畫</text:span>(<text:span text:style-name="T2">地毯改貼地磚工程</text:span>)</text:p>
          </table:table-cell>
          <table:table-cell table:style-name="ce5" office:value-type="string" calcext:value-type="string">
            <text:p><text:span text:style-name="T2">忠義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71])" office:value-type="string" office:string-value="忠義國小" calcext:value-type="string">
            <text:p>忠義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吉美帆布裝潢行</text:span></text:p>
          </table:table-cell>
          <table:table-cell table:number-columns-repeated="1015"/>
        </table:table-row>
        <table:table-row table:style-name="ro46">
          <table:table-cell table:style-name="ce6" office:value-type="string" calcext:value-type="string">
            <text:p><text:span text:style-name="T2">李倩萍</text:span></text:p>
          </table:table-cell>
          <table:table-cell table:style-name="ce35" office:value-type="string" calcext:value-type="string" table:number-columns-spanned="1" table:number-rows-spanned="4">
            <text:p>104<text:span text:style-name="T2">年度川堂樓梯彩繪美化工程實施計畫</text:span>(<text:span text:style-name="T2">佈告欄、美化彩繪等工程</text:span>)</text:p>
          </table:table-cell>
          <table:table-cell table:style-name="ce5" office:value-type="string" calcext:value-type="string" table:number-columns-spanned="1" table:number-rows-spanned="4">
            <text:p><text:span text:style-name="T2">十分國小</text:span></text:p>
          </table:table-cell>
          <table:table-cell table:style-name="ce432" office:value-type="float" office:value="400" calcext:value-type="float" table:number-columns-spanned="1" table:number-rows-spanned="4">
            <text:p>4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8" office:value-type="string" calcext:value-type="string" table:number-columns-spanned="1" table:number-rows-spanned="4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72])" office:value-type="string" office:string-value="十分國小" calcext:value-type="string" table:number-columns-spanned="1" table:number-rows-spanned="4">
            <text:p>十分國小</text:p>
          </table:table-cell>
          <table:table-cell table:style-name="ce457" office:value-type="string" calcext:value-type="string" table:number-columns-spanned="1" table:number-rows-spanned="4">
            <text:p><text:span text:style-name="T2">公開取得報價單或企劃書</text:span></text:p>
          </table:table-cell>
          <table:table-cell table:style-name="ce457" office:value-type="string" calcext:value-type="string" table:number-columns-spanned="1" table:number-rows-spanned="4">
            <text:p><text:span text:style-name="T2">澳亞室內裝修有限公司</text:span></text:p>
          </table:table-cell>
          <table:table-cell table:number-columns-repeated="1015"/>
        </table:table-row>
        <table:table-row table:style-name="ro47">
          <table:table-cell table:style-name="ce6" office:value-type="string" calcext:value-type="string">
            <text:p><text:span text:style-name="T2">李坤城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48">
          <table:table-cell table:style-name="ce6" office:value-type="string" calcext:value-type="string">
            <text:p><text:span text:style-name="T2">鄭金隆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49">
          <table:table-cell table:style-name="ce6" office:value-type="string" calcext:value-type="string">
            <text:p><text:span text:style-name="T2">李余典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45">
          <table:table-cell table:style-name="ce6" office:value-type="string" calcext:value-type="string">
            <text:p><text:span text:style-name="T2">連斐璠</text:span></text:p>
          </table:table-cell>
          <table:table-cell table:style-name="ce36" office:value-type="string" calcext:value-type="string">
            <text:p>104<text:span text:style-name="T2">年度公播系統設備採購計畫</text:span>-<text:span text:style-name="T2">舞台影響設備</text:span></text:p>
          </table:table-cell>
          <table:table-cell table:style-name="ce5" office:value-type="string" calcext:value-type="string">
            <text:p><text:span text:style-name="T2">永平國小</text:span></text:p>
          </table:table-cell>
          <table:table-cell table:style-name="ce436" office:value-type="float" office:value="500" calcext:value-type="float">
            <text:p>500 </text:p>
          </table:table-cell>
          <table:table-cell table:style-name="ce442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永平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國碩資訊科技有限公司</text:span></text:p>
          </table:table-cell>
          <table:table-cell table:number-columns-repeated="1015"/>
        </table:table-row>
        <table:table-row table:style-name="ro45">
          <table:table-cell table:style-name="ce6" office:value-type="string" calcext:value-type="string">
            <text:p><text:span text:style-name="T2">曾煥嘉</text:span></text:p>
          </table:table-cell>
          <table:table-cell table:style-name="ce37" office:value-type="string" calcext:value-type="string">
            <text:p>104<text:span text:style-name="T2">年度友善校園設備改善計畫</text:span>(<text:span text:style-name="T2">冰箱、櫃子、鐵門、廣播設備、冷氣等</text:span>)</text:p>
          </table:table-cell>
          <table:table-cell table:style-name="ce5" office:value-type="string" calcext:value-type="string">
            <text:p><text:span text:style-name="T2">板橋國中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77])" office:value-type="string" office:string-value="板橋國中" calcext:value-type="string">
            <text:p>板橋國中</text:p>
          </table:table-cell>
          <table:table-cell table:style-name="ce16" office:value-type="string" calcext:value-type="string">
            <text:p><text:span text:style-name="T2">共同供應契約、逕洽廠商議價</text:span></text:p>
          </table:table-cell>
          <table:table-cell table:style-name="ce16" office:value-type="string" calcext:value-type="string">
            <text:p><text:span text:style-name="T2">北金企業有限公司、日寶保險櫃總代理鍵瞬貿易有限公司、愛群帆布行、鴻明企業社、佳寬電料有限公司</text:span></text:p>
          </table:table-cell>
          <table:table-cell table:number-columns-repeated="1015"/>
        </table:table-row>
        <table:table-row table:style-name="ro45">
          <table:table-cell table:style-name="ce6" office:value-type="string" calcext:value-type="string">
            <text:p><text:span text:style-name="T2">蔡淑君</text:span></text:p>
          </table:table-cell>
          <table:table-cell table:style-name="ce38" office:value-type="string" calcext:value-type="string">
            <text:p>104<text:span text:style-name="T2">年度充實改善教學環境暨設備實施計畫</text:span>(<text:span text:style-name="T2">導播機、投影機</text:span>)</text:p>
          </table:table-cell>
          <table:table-cell table:style-name="ce5" office:value-type="string" calcext:value-type="string">
            <text:p><text:span text:style-name="T2">崇林國中</text:span></text:p>
          </table:table-cell>
          <table:table-cell table:style-name="ce432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78])" office:value-type="string" office:string-value="崇林國中" calcext:value-type="string">
            <text:p>崇林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嘉利達科技有限公司、基匠企業有限公司</text:span></text:p>
          </table:table-cell>
          <table:table-cell table:number-columns-repeated="1015"/>
        </table:table-row>
        <table:table-row table:style-name="ro50">
          <table:table-cell table:style-name="ce6" office:value-type="string" calcext:value-type="string">
            <text:p><text:span text:style-name="T2">黃俊哲</text:span></text:p>
          </table:table-cell>
          <table:table-cell table:style-name="ce39" office:value-type="string" calcext:value-type="string">
            <text:p>104<text:span text:style-name="T2">年度充實足球教學設備計畫</text:span>(<text:span text:style-name="T2">足球教學組、照明設備、人工草坪</text:span>)</text:p>
          </table:table-cell>
          <table:table-cell table:style-name="ce5" office:value-type="string" calcext:value-type="string">
            <text:p><text:span text:style-name="T2">榮富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79])" office:value-type="string" office:string-value="榮富國小" calcext:value-type="string">
            <text:p>榮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林翰企業有限公司、永賀工程有限公司、正茂塑膠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蔡葉偉</text:span></text:p>
          </table:table-cell>
          <table:table-cell table:style-name="ce18" office:value-type="string" calcext:value-type="string">
            <text:p>104<text:span text:style-name="T2">年度充實建康中心設備</text:span>(<text:span text:style-name="T2">紫外線消毒機</text:span>)</text:p>
          </table:table-cell>
          <table:table-cell table:style-name="ce5" office:value-type="string" calcext:value-type="string">
            <text:p><text:span text:style-name="T2">橫山國小</text:span></text:p>
          </table:table-cell>
          <table:table-cell table:style-name="ce434" office:value-type="float" office:value="67" calcext:value-type="float">
            <text:p>67 </text:p>
          </table:table-cell>
          <table:table-cell table:style-name="ce441" office:value-type="float" office:value="44" calcext:value-type="float">
            <text:p>4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0])" office:value-type="string" office:string-value="橫山國小" calcext:value-type="string">
            <text:p>橫山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久駿企業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許昭興</text:span></text:p>
          </table:table-cell>
          <table:table-cell table:style-name="ce40" office:value-type="string" calcext:value-type="string">
            <text:p>104<text:span text:style-name="T2">年度充實英語圖書館藏及改善閱讀環境計畫</text:span>(<text:span text:style-name="T2">英語圖書、大圖設計輸出</text:span>)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1])" office:value-type="string" office:string-value="永和國中" calcext:value-type="string">
            <text:p>永和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冠唐國際圖書股份有限公司</text:span></text:p>
          </table:table-cell>
          <table:table-cell table:number-columns-repeated="1015"/>
        </table:table-row>
        <table:table-row table:style-name="ro21">
          <table:table-cell table:style-name="ce6" office:value-type="string" calcext:value-type="string">
            <text:p><text:span text:style-name="T2">連斐璠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充實教學設備申請計畫</text:span>(<text:span text:style-name="T2">投影機、電子看板、飲水機</text:span>)</text:p>
          </table:table-cell>
          <table:table-cell table:style-name="ce5" office:value-type="string" calcext:value-type="string" table:number-columns-spanned="1" table:number-rows-spanned="2">
            <text:p><text:span text:style-name="T2">漳和國中</text:span></text:p>
          </table:table-cell>
          <table:table-cell table:style-name="ce434" table:formula="of:=200+300" office:value-type="float" office:value="500" calcext:value-type="float" table:number-columns-spanned="1" table:number-rows-spanned="2">
            <text:p>5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2])" office:value-type="string" office:string-value="漳和國中" calcext:value-type="string" table:number-columns-spanned="1" table:number-rows-spanned="2">
            <text:p>漳和國中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非比電腦有限公司、康保企業有限公司</text:span></text:p>
          </table:table-cell>
          <table:table-cell table:number-columns-repeated="1015"/>
        </table:table-row>
        <table:table-row table:style-name="ro52">
          <table:table-cell table:style-name="ce6" office:value-type="string" calcext:value-type="string">
            <text:p><text:span text:style-name="T2">江永昌</text:span></text:p>
          </table:table-cell>
          <table:covered-table-cell table:number-columns-repeated="3"/>
          <table:table-cell table:style-name="ce440" office:value-type="float" office:value="300" calcext:value-type="float">
            <text:p>300 </text:p>
          </table:table-cell>
          <table:covered-table-cell table:number-columns-repeated="2"/>
          <table:table-cell table:style-name="ce16" office:value-type="string" calcext:value-type="string">
            <text:p><text:span text:style-name="T2">共用供應契約、逕洽廠商</text:span></text:p>
          </table:table-cell>
          <table:table-cell table:style-name="ce16" office:value-type="string" calcext:value-type="string">
            <text:p><text:span text:style-name="T2">非比電腦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廖筱清</text:span></text:p>
          </table:table-cell>
          <table:table-cell table:style-name="ce41" office:value-type="string" calcext:value-type="string">
            <text:p>104<text:span text:style-name="T2">年度充實會議室設備實施計畫</text:span>(<text:span text:style-name="T2">桌椅</text:span>)</text:p>
          </table:table-cell>
          <table:table-cell table:style-name="ce5" office:value-type="string" calcext:value-type="string">
            <text:p><text:span text:style-name="T2">北新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65" calcext:value-type="float">
            <text:p>6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4])" office:value-type="string" office:string-value="北新國小" calcext:value-type="string">
            <text:p>北新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台灣學聯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吳琪銘</text:span></text:p>
          </table:table-cell>
          <table:table-cell table:style-name="ce42" office:value-type="string" calcext:value-type="string">
            <text:p>104<text:span text:style-name="T2">年度充實學生社團社備採購計畫</text:span>-<text:span text:style-name="T2">長笛團、節奏樂隊、弦樂團</text:span></text:p>
          </table:table-cell>
          <table:table-cell table:style-name="ce5" office:value-type="string" calcext:value-type="string">
            <text:p><text:span text:style-name="T2">三峽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5])" office:value-type="string" office:string-value="三峽國小" calcext:value-type="string">
            <text:p>三峽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偉仕育樂用品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羅文崇</text:span></text:p>
          </table:table-cell>
          <table:table-cell table:style-name="ce43" office:value-type="string" calcext:value-type="string">
            <text:p>104<text:span text:style-name="T2">年度充實學習設備改善計畫</text:span>(<text:span text:style-name="T2">公佈欄</text:span>)</text:p>
          </table:table-cell>
          <table:table-cell table:style-name="ce5" office:value-type="string" calcext:value-type="string">
            <text:p><text:span text:style-name="T2">永平高中</text:span></text:p>
          </table:table-cell>
          <table:table-cell table:style-name="ce432" office:value-type="float" office:value="250" calcext:value-type="float">
            <text:p>250 </text:p>
          </table:table-cell>
          <table:table-cell table:style-name="ce440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6])" office:value-type="string" office:string-value="永平高中" calcext:value-type="string">
            <text:p>永平高中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榮耀興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江永昌</text:span></text:p>
          </table:table-cell>
          <table:table-cell table:style-name="ce44" office:value-type="string" calcext:value-type="string">
            <text:p>104<text:span text:style-name="T2">年度幼兒園戶外遊戲場改善工程</text:span>(<text:span text:style-name="T2">大型遊具、地墊</text:span>)</text:p>
          </table:table-cell>
          <table:table-cell table:style-name="ce5" office:value-type="string" calcext:value-type="string">
            <text:p><text:span text:style-name="T2">自強國小</text:span></text:p>
          </table:table-cell>
          <table:table-cell table:style-name="ce434" office:value-type="float" office:value="450" calcext:value-type="float">
            <text:p>450 </text:p>
          </table:table-cell>
          <table:table-cell table:style-name="ce440" office:value-type="float" office:value="450" calcext:value-type="float">
            <text:p>4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87])" office:value-type="string" office:string-value="自強國小" calcext:value-type="string">
            <text:p>自強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信全幼教用品社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林玲玲</text:span></text:p>
          </table:table-cell>
          <table:table-cell table:style-name="ce45" office:value-type="string" calcext:value-type="string">
            <text:p>104<text:span text:style-name="T2">年度幼兒園環境設備改善</text:span>-<text:span text:style-name="T2">花架、菜棚增建</text:span></text:p>
          </table:table-cell>
          <table:table-cell table:style-name="ce5" office:value-type="string" calcext:value-type="string">
            <text:p><text:span text:style-name="T2">中信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88])" office:value-type="string" office:string-value="中信國小" calcext:value-type="string">
            <text:p>中信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儀恆實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沈發惠</text:span></text:p>
          </table:table-cell>
          <table:table-cell table:style-name="ce46" office:value-type="string" calcext:value-type="string">
            <text:p>104<text:span text:style-name="T2">年度申請補助辦公室空調設備購置計畫</text:span>(<text:span text:style-name="T2">冷氣</text:span>)</text:p>
          </table:table-cell>
          <table:table-cell table:style-name="ce5" office:value-type="string" calcext:value-type="string">
            <text:p><text:span text:style-name="T2">萬里國中</text:span></text:p>
          </table:table-cell>
          <table:table-cell table:style-name="ce432" office:value-type="float" office:value="131" calcext:value-type="float">
            <text:p>131 </text:p>
          </table:table-cell>
          <table:table-cell table:style-name="ce441" office:value-type="float" office:value="131" calcext:value-type="float">
            <text:p>13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89])" office:value-type="string" office:string-value="萬里國中" calcext:value-type="string">
            <text:p>萬里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台新電氣行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彭成龍</text:span></text:p>
          </table:table-cell>
          <table:table-cell table:style-name="ce47" office:value-type="string" calcext:value-type="string">
            <text:p>104<text:span text:style-name="T2">年度全彩</text:span>LED<text:span text:style-name="T2">顯示幕設置計畫</text:span>(LED<text:span text:style-name="T2">電視等</text:span>)</text:p>
          </table:table-cell>
          <table:table-cell table:style-name="ce5" office:value-type="string" calcext:value-type="string">
            <text:p><text:span text:style-name="T2">土城國小</text:span></text:p>
          </table:table-cell>
          <table:table-cell table:style-name="ce432" office:value-type="float" office:value="250" calcext:value-type="float">
            <text:p>250 </text:p>
          </table:table-cell>
          <table:table-cell table:style-name="ce440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90])" office:value-type="string" office:string-value="土城國小" calcext:value-type="string">
            <text:p>土城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新境界光電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何淑峯</text:span></text:p>
          </table:table-cell>
          <table:table-cell table:style-name="ce48" office:value-type="string" calcext:value-type="string">
            <text:p>104<text:span text:style-name="T2">年度合唱團培訓計畫</text:span>(<text:span text:style-name="T2">音響設備</text:span>)</text:p>
          </table:table-cell>
          <table:table-cell table:style-name="ce5" office:value-type="string" calcext:value-type="string">
            <text:p><text:span text:style-name="T2">安坑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1" office:value-type="float" office:value="61" calcext:value-type="float">
            <text:p>6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91])" office:value-type="string" office:string-value="安坑國小" calcext:value-type="string">
            <text:p>安坑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麗聲育樂器材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賴秋媚</text:span></text:p>
          </table:table-cell>
          <table:table-cell table:style-name="ce49" office:value-type="string" calcext:value-type="string">
            <text:p>104<text:span text:style-name="T2">年度地下室教學環境改善工程計畫</text:span>(<text:span text:style-name="T2">牆壁防水工程</text:span>)</text:p>
          </table:table-cell>
          <table:table-cell table:style-name="ce5" office:value-type="string" calcext:value-type="string">
            <text:p><text:span text:style-name="T2">同榮國小</text:span></text:p>
          </table:table-cell>
          <table:table-cell table:style-name="ce435" office:value-type="float" office:value="350" calcext:value-type="float">
            <text:p>350 </text:p>
          </table:table-cell>
          <table:table-cell table:style-name="ce441" office:value-type="float" office:value="350" calcext:value-type="float">
            <text:p>3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92])" office:value-type="string" office:string-value="同榮國小" calcext:value-type="string">
            <text:p>同榮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青威土木包工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蔣根煌</text:span></text:p>
          </table:table-cell>
          <table:table-cell table:style-name="ce50" office:value-type="string" calcext:value-type="string">
            <text:p>104<text:span text:style-name="T2">年度多功能教學中心整建工程計畫</text:span>(<text:span text:style-name="T2">天花板、油漆、櫥櫃等整修工程</text:span>)</text:p>
          </table:table-cell>
          <table:table-cell table:style-name="ce5" office:value-type="string" calcext:value-type="string">
            <text:p><text:span text:style-name="T2">中平國中</text:span></text:p>
          </table:table-cell>
          <table:table-cell table:style-name="ce432" office:value-type="float" office:value="1000" calcext:value-type="float">
            <text:p>1000 </text:p>
          </table:table-cell>
          <table:table-cell table:style-name="ce440" office:value-type="float" office:value="1000" calcext:value-type="float">
            <text:p>10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93])" office:value-type="string" office:string-value="中平國中" calcext:value-type="string">
            <text:p>中平國中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城博室內裝修有限公司</text:span></text:p>
          </table:table-cell>
          <table:table-cell table:number-columns-repeated="1015"/>
        </table:table-row>
        <table:table-row table:style-name="ro54">
          <table:table-cell table:style-name="ce6" office:value-type="string" calcext:value-type="string">
            <text:p><text:span text:style-name="T2">林銘仁</text:span></text:p>
          </table:table-cell>
          <table:table-cell table:style-name="ce51" office:value-type="string" calcext:value-type="string" table:number-columns-spanned="1" table:number-rows-spanned="2">
            <text:p>104<text:span text:style-name="T2">年度安和國小改善辦公室設備實施計畫</text:span>(<text:span text:style-name="T2">屏風、櫃子等</text:span>)</text:p>
          </table:table-cell>
          <table:table-cell table:style-name="ce5" office:value-type="string" calcext:value-type="string" table:number-columns-spanned="1" table:number-rows-spanned="2">
            <text:p><text:span text:style-name="T2">安和國小</text:span></text:p>
          </table:table-cell>
          <table:table-cell table:style-name="ce432" office:value-type="float" office:value="350" calcext:value-type="float" table:number-columns-spanned="1" table:number-rows-spanned="2">
            <text:p>350 </text:p>
          </table:table-cell>
          <table:table-cell table:style-name="ce440" office:value-type="float" office:value="250" calcext:value-type="float">
            <text:p>25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94])" office:value-type="string" office:string-value="安和國小" calcext:value-type="string" table:number-columns-spanned="1" table:number-rows-spanned="2">
            <text:p>安和國小</text:p>
          </table:table-cell>
          <table:table-cell table:style-name="ce16" office:value-type="string" calcext:value-type="string" table:number-columns-spanned="1" table:number-rows-spanned="2">
            <text:p><text:span text:style-name="T2">公開取得企劃書</text:span></text:p>
          </table:table-cell>
          <table:table-cell table:style-name="ce16" office:value-type="string" calcext:value-type="string" table:number-columns-spanned="1" table:number-rows-spanned="2">
            <text:p><text:span text:style-name="T2">設計家實業有限公司</text:span></text:p>
          </table:table-cell>
          <table:table-cell table:number-columns-repeated="1015"/>
        </table:table-row>
        <table:table-row table:style-name="ro55">
          <table:table-cell table:style-name="ce6" office:value-type="string" calcext:value-type="string">
            <text:p><text:span text:style-name="T2">吳琪銘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劉美芳</text:span></text:p>
          </table:table-cell>
          <table:table-cell table:style-name="ce41" office:value-type="string" calcext:value-type="string">
            <text:p><text:span text:style-name="T2">自然科教室環境工程改造計畫</text:span>(<text:span text:style-name="T2">粉刷、窗簾、櫃子等</text:span>)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2" office:value-type="float" office:value="120" calcext:value-type="float">
            <text:p>120 </text:p>
          </table:table-cell>
          <table:table-cell table:style-name="ce440" office:value-type="float" office:value="120" calcext:value-type="float">
            <text:p>12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文聖國小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英文工程有限公司</text:span></text:p>
          </table:table-cell>
          <table:table-cell table:number-columns-repeated="1015"/>
        </table:table-row>
        <table:table-row table:style-name="ro56">
          <table:table-cell table:style-name="ce6" office:value-type="string" calcext:value-type="string">
            <text:p><text:span text:style-name="T2">蔡葉偉</text:span></text:p>
          </table:table-cell>
          <table:table-cell table:style-name="ce18" office:value-type="string" calcext:value-type="string">
            <text:p>104<text:span text:style-name="T2">年度行政辦公室週邊服務區空間改善計畫</text:span>(<text:span text:style-name="T2">坐墊、櫃子</text:span>)</text:p>
          </table:table-cell>
          <table:table-cell table:style-name="ce5" office:value-type="string" calcext:value-type="string">
            <text:p><text:span text:style-name="T2">鄧公國小</text:span></text:p>
          </table:table-cell>
          <table:table-cell table:style-name="ce432" office:value-type="float" office:value="70" calcext:value-type="float">
            <text:p>70 </text:p>
          </table:table-cell>
          <table:table-cell table:style-name="ce441" office:value-type="float" office:value="70" calcext:value-type="float">
            <text:p>7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97])" office:value-type="string" office:string-value="鄧公國小" calcext:value-type="string">
            <text:p>鄧公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芊登設計室內裝修有限公司</text:span></text:p>
          </table:table-cell>
          <table:table-cell table:number-columns-repeated="1015"/>
        </table:table-row>
        <table:table-row table:style-name="ro57">
          <table:table-cell table:style-name="ce6" office:value-type="string" calcext:value-type="string">
            <text:p><text:span text:style-name="T2">楊春妹</text:span></text:p>
          </table:table-cell>
          <table:table-cell table:style-name="ce18" office:value-type="string" calcext:value-type="string">
            <text:p>104<text:span text:style-name="T2">年度局部改善校園積水暨油漆通風計畫</text:span>(<text:span text:style-name="T2">改善積水、窗戶及油漆工程</text:span>)</text:p>
          </table:table-cell>
          <table:table-cell table:style-name="ce5" office:value-type="string" calcext:value-type="string">
            <text:p><text:span text:style-name="T2">育德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298])" office:value-type="string" office:string-value="育德國小" calcext:value-type="string">
            <text:p>育德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馨營企業有限公司、裕華水電工程行、呂○雄</text:span>(<text:span text:style-name="T2">油漆工</text:span>)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秀惠</text:span></text:p>
          </table:table-cell>
          <table:table-cell table:style-name="ce18" office:value-type="string" calcext:value-type="string">
            <text:p>104<text:span text:style-name="T2">年度投影設備採購計畫</text:span></text:p>
          </table:table-cell>
          <table:table-cell table:style-name="ce5" office:value-type="string" calcext:value-type="string">
            <text:p><text:span text:style-name="T2">景新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299])" office:value-type="string" office:string-value="景新國小" calcext:value-type="string">
            <text:p>景新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廖筱清</text:span></text:p>
          </table:table-cell>
          <table:table-cell table:style-name="ce52" office:value-type="string" calcext:value-type="string">
            <text:p>104<text:span text:style-name="T2">年度改善及充實教學環境設備</text:span>(<text:span text:style-name="T2">置物櫃</text:span>)</text:p>
          </table:table-cell>
          <table:table-cell table:style-name="ce5" office:value-type="string" calcext:value-type="string">
            <text:p><text:span text:style-name="T2">新和國小</text:span></text:p>
          </table:table-cell>
          <table:table-cell table:style-name="ce434" office:value-type="float" office:value="177" calcext:value-type="float">
            <text:p>177 </text:p>
          </table:table-cell>
          <table:table-cell table:style-name="ce441" office:value-type="float" office:value="177" calcext:value-type="float">
            <text:p>17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0])" office:value-type="string" office:string-value="新和國小" calcext:value-type="string">
            <text:p>新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宏達家具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連斐璠</text:span></text:p>
          </table:table-cell>
          <table:table-cell table:style-name="ce53" office:value-type="string" calcext:value-type="string">
            <text:p>104<text:span text:style-name="T2">年度改善及充實教學環境設備計畫</text:span>(<text:span text:style-name="T2">冷氣、櫃子等</text:span>)</text:p>
          </table:table-cell>
          <table:table-cell table:style-name="ce5" office:value-type="string" calcext:value-type="string">
            <text:p><text:span text:style-name="T2">福和國中</text:span></text:p>
          </table:table-cell>
          <table:table-cell table:style-name="ce432" office:value-type="float" office:value="253" calcext:value-type="float">
            <text:p>253 </text:p>
          </table:table-cell>
          <table:table-cell table:style-name="ce440" office:value-type="float" office:value="253" calcext:value-type="float">
            <text:p>253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1])" office:value-type="string" office:string-value="福和國中" calcext:value-type="string">
            <text:p>福和國中</text:p>
          </table:table-cell>
          <table:table-cell table:style-name="ce16" office:value-type="string" calcext:value-type="string">
            <text:p><text:span text:style-name="T2">共同供應契約、逕洽廠商議價</text:span></text:p>
          </table:table-cell>
          <table:table-cell table:style-name="ce16" office:value-type="string" calcext:value-type="string">
            <text:p><text:span text:style-name="T2">得鼎工程有限公司、明聳企業有限公司、美松傢俱行、非比電腦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裔綺</text:span></text:p>
          </table:table-cell>
          <table:table-cell table:style-name="ce54" office:value-type="string" calcext:value-type="string">
            <text:p>104<text:span text:style-name="T2">年度改善及充實教學環境設備計畫</text:span>(<text:span text:style-name="T2">舞台布幔</text:span>)</text:p>
          </table:table-cell>
          <table:table-cell table:style-name="ce5" office:value-type="string" calcext:value-type="string">
            <text:p><text:span text:style-name="T2">瑞芳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2])" office:value-type="string" office:string-value="瑞芳國小" calcext:value-type="string">
            <text:p>瑞芳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龍璽室內裝修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黃林玲玲</text:span></text:p>
          </table:table-cell>
          <table:table-cell table:style-name="ce55" office:value-type="string" calcext:value-type="string">
            <text:p>104<text:span text:style-name="T2">年度改善及充實教學環境設備計畫</text:span>-<text:span text:style-name="T2">投影機、電子白板功能之黑板、置物櫃等設備</text:span></text:p>
          </table:table-cell>
          <table:table-cell table:style-name="ce5" office:value-type="string" calcext:value-type="string">
            <text:p><text:span text:style-name="T2">新莊國小</text:span></text:p>
          </table:table-cell>
          <table:table-cell table:style-name="ce436" office:value-type="float" office:value="1000" calcext:value-type="float">
            <text:p>1000 </text:p>
          </table:table-cell>
          <table:table-cell table:style-name="ce442" office:value-type="float" office:value="1000" calcext:value-type="float">
            <text:p>10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新莊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蔣根煌</text:span></text:p>
          </table:table-cell>
          <table:table-cell table:style-name="ce56" office:value-type="string" calcext:value-type="string">
            <text:p>104<text:span text:style-name="T2">年度改善及充實教學環境設備</text:span>-<text:span text:style-name="T2">數位輔助翻轉教學及行動閱讀學習</text:span>-<text:span text:style-name="T2">資訊相關設備</text:span></text:p>
          </table:table-cell>
          <table:table-cell table:style-name="ce5" office:value-type="string" calcext:value-type="string">
            <text:p><text:span text:style-name="T2">新泰國中</text:span></text:p>
          </table:table-cell>
          <table:table-cell table:style-name="ce434" office:value-type="float" office:value="220" calcext:value-type="float">
            <text:p>220 </text:p>
          </table:table-cell>
          <table:table-cell table:style-name="ce440" office:value-type="float" office:value="220" calcext:value-type="float">
            <text:p>2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4])" office:value-type="string" office:string-value="新泰國中" calcext:value-type="string">
            <text:p>新泰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捷達數位系統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羅文崇</text:span></text:p>
          </table:table-cell>
          <table:table-cell table:style-name="ce57" office:value-type="string" calcext:value-type="string">
            <text:p>104<text:span text:style-name="T2">年度改善行動視廳設備</text:span>(<text:span text:style-name="T2">擴音設備、</text:span>DVD<text:span text:style-name="T2">播放機、櫃子等</text:span>)</text:p>
          </table:table-cell>
          <table:table-cell table:style-name="ce5" office:value-type="string" calcext:value-type="string">
            <text:p><text:span text:style-name="T2">頂溪國小</text:span></text:p>
          </table:table-cell>
          <table:table-cell table:style-name="ce434" office:value-type="float" office:value="180" calcext:value-type="float">
            <text:p>180 </text:p>
          </table:table-cell>
          <table:table-cell table:style-name="ce440" office:value-type="float" office:value="180" calcext:value-type="float">
            <text:p>1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5])" office:value-type="string" office:string-value="頂溪國小" calcext:value-type="string">
            <text:p>頂溪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碩邦科技工程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邱烽堯</text:span></text:p>
          </table:table-cell>
          <table:table-cell table:style-name="ce58" office:value-type="string" calcext:value-type="string">
            <text:p>104<text:span text:style-name="T2">年度改善社團教學設備計畫</text:span>(<text:span text:style-name="T2">童軍器材、樂器</text:span>)</text:p>
          </table:table-cell>
          <table:table-cell table:style-name="ce5" office:value-type="string" calcext:value-type="string">
            <text:p><text:span text:style-name="T2">錦和國小</text:span></text:p>
          </table:table-cell>
          <table:table-cell table:style-name="ce432" office:value-type="float" office:value="257" calcext:value-type="float">
            <text:p>257 </text:p>
          </table:table-cell>
          <table:table-cell table:style-name="ce440" office:value-type="float" office:value="91" calcext:value-type="float">
            <text:p>9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6])" office:value-type="string" office:string-value="錦和國小" calcext:value-type="string">
            <text:p>錦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義秀鼓藝工坊、財團法人中華民國童軍文教基金會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陳啟能</text:span></text:p>
          </table:table-cell>
          <table:table-cell table:style-name="ce59" office:value-type="string" calcext:value-type="string">
            <text:p>104<text:span text:style-name="T2">年度改善室內空氣品質</text:span>(<text:span text:style-name="T2">第一期</text:span>)<text:span text:style-name="T2">實施計畫</text:span>(<text:span text:style-name="T2">室內空氣品質檢測儀、排風系統</text:span>)</text:p>
          </table:table-cell>
          <table:table-cell table:style-name="ce5" office:value-type="string" calcext:value-type="string">
            <text:p><text:span text:style-name="T2">實踐國小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366" calcext:value-type="float">
            <text:p>36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7])" office:value-type="string" office:string-value="實踐國小" calcext:value-type="string">
            <text:p>實踐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全球雲端運算科技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蔡錦賢</text:span></text:p>
          </table:table-cell>
          <table:table-cell table:style-name="ce60" office:value-type="string" calcext:value-type="string">
            <text:p>104<text:span text:style-name="T2">年度改善校舍濕滑工程實施計畫</text:span>(<text:span text:style-name="T2">油漆、天花板、採光罩工程</text:span>)</text:p>
          </table:table-cell>
          <table:table-cell table:style-name="ce5" office:value-type="string" calcext:value-type="string">
            <text:p><text:span text:style-name="T2">大崁國小</text:span></text:p>
          </table:table-cell>
          <table:table-cell table:style-name="ce435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08])" office:value-type="string" office:string-value="大崁國小" calcext:value-type="string">
            <text:p>大崁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智發營造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蔡明堂</text:span></text:p>
          </table:table-cell>
          <table:table-cell table:style-name="ce61" office:value-type="string" calcext:value-type="string">
            <text:p>104<text:span text:style-name="T2">年度改善校園安全設備計畫</text:span>(<text:span text:style-name="T2">鐵捲門</text:span>)</text:p>
          </table:table-cell>
          <table:table-cell table:style-name="ce5" office:value-type="string" calcext:value-type="string">
            <text:p><text:span text:style-name="T2">三重國小</text:span></text:p>
          </table:table-cell>
          <table:table-cell table:style-name="ce432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09])" office:value-type="string" office:string-value="三重國小" calcext:value-type="string">
            <text:p>三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超義金屬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張晉婷</text:span></text:p>
          </table:table-cell>
          <table:table-cell table:style-name="ce62" office:value-type="string" calcext:value-type="string">
            <text:p>104<text:span text:style-name="T2">年度改善校園安全設備計畫</text:span>(<text:span text:style-name="T2">監視系統</text:span>)</text:p>
          </table:table-cell>
          <table:table-cell table:style-name="ce5" office:value-type="string" calcext:value-type="string">
            <text:p><text:span text:style-name="T2">昌平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0])" office:value-type="string" office:string-value="昌平國小" calcext:value-type="string">
            <text:p>昌平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全楙國際有限公司</text:span></text:p>
          </table:table-cell>
          <table:table-cell table:number-columns-repeated="1015"/>
        </table:table-row>
        <table:table-row table:style-name="ro59">
          <table:table-cell table:style-name="ce6" office:value-type="string" calcext:value-type="string">
            <text:p><text:span text:style-name="T2">林國春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改善校園資訊設備</text:span>-<text:span text:style-name="T2">投影機及施工</text:span></text:p>
          </table:table-cell>
          <table:table-cell table:style-name="ce5" office:value-type="string" calcext:value-type="string" table:number-columns-spanned="1" table:number-rows-spanned="2">
            <text:p><text:span text:style-name="T2">文聖國小</text:span></text:p>
          </table:table-cell>
          <table:table-cell table:style-name="ce434" table:formula="of:=98+170" office:value-type="float" office:value="268" calcext:value-type="float" table:number-columns-spanned="1" table:number-rows-spanned="2">
            <text:p>268 </text:p>
          </table:table-cell>
          <table:table-cell table:style-name="ce440" office:value-type="float" office:value="98" calcext:value-type="float">
            <text:p>98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1])" office:value-type="string" office:string-value="文聖國小" calcext:value-type="string" table:number-columns-spanned="1" table:number-rows-spanned="2">
            <text:p>文聖國小</text:p>
          </table:table-cell>
          <table:table-cell table:style-name="ce16" office:value-type="string" calcext:value-type="string" table:number-columns-spanned="1" table:number-rows-spanned="2">
            <text:p><text:span text:style-name="T2">共同供應契約</text:span></text:p>
          </table:table-cell>
          <table:table-cell table:style-name="ce16" office:value-type="string" calcext:value-type="string" table:number-columns-spanned="1" table:number-rows-spanned="2">
            <text:p><text:span text:style-name="T2">京旻科技有限公司</text:span></text:p>
          </table:table-cell>
          <table:table-cell table:number-columns-repeated="1015"/>
        </table:table-row>
        <table:table-row table:style-name="ro44">
          <table:table-cell table:style-name="ce6" office:value-type="string" calcext:value-type="string">
            <text:p><text:span text:style-name="T2">何博文</text:span></text:p>
          </table:table-cell>
          <table:covered-table-cell table:number-columns-repeated="3"/>
          <table:table-cell table:style-name="ce440" office:value-type="float" office:value="170" calcext:value-type="float">
            <text:p>170 </text:p>
          </table:table-cell>
          <table:covered-table-cell table:number-columns-repeated="4"/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鴻源</text:span></text:p>
          </table:table-cell>
          <table:table-cell table:style-name="ce18" office:value-type="string" calcext:value-type="string">
            <text:p>104<text:span text:style-name="T2">年度改善專科教室及辦公室電腦設備更新採購</text:span>-All in one<text:span text:style-name="T2">電腦</text:span>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2" office:value-type="float" office:value="896" calcext:value-type="float">
            <text:p>896 </text:p>
          </table:table-cell>
          <table:table-cell table:style-name="ce440" office:value-type="float" office:value="894" calcext:value-type="float">
            <text:p>89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3])" office:value-type="string" office:string-value="永和國中" calcext:value-type="string">
            <text:p>永和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世榮</text:span></text:p>
          </table:table-cell>
          <table:table-cell table:style-name="ce63" office:value-type="string" calcext:value-type="string">
            <text:p>104<text:span text:style-name="T2">年度改善教室設備計畫</text:span>(<text:span text:style-name="T2">黑板、佈告欄、地板、櫃子</text:span>)</text:p>
          </table:table-cell>
          <table:table-cell table:style-name="ce5" office:value-type="string" calcext:value-type="string">
            <text:p><text:span text:style-name="T2">大同國小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4])" office:value-type="string" office:string-value="大同國小" calcext:value-type="string">
            <text:p>大同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永亨興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李倩萍</text:span></text:p>
          </table:table-cell>
          <table:table-cell table:style-name="ce64" office:value-type="string" calcext:value-type="string">
            <text:p>104<text:span text:style-name="T2">年度改善教學設備計畫</text:span>-<text:span text:style-name="T2">電動銀幕設備</text:span></text:p>
          </table:table-cell>
          <table:table-cell table:style-name="ce5" office:value-type="string" calcext:value-type="string">
            <text:p><text:span text:style-name="T2">三民高中</text:span></text:p>
          </table:table-cell>
          <table:table-cell table:style-name="ce436" office:value-type="float" office:value="340" calcext:value-type="float">
            <text:p>340 </text:p>
          </table:table-cell>
          <table:table-cell table:style-name="ce442" office:value-type="float" office:value="340" calcext:value-type="float">
            <text:p>34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三民高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萬達立新企業社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正良</text:span></text:p>
          </table:table-cell>
          <table:table-cell table:style-name="ce65" office:value-type="string" calcext:value-type="string">
            <text:p>104<text:span text:style-name="T2">年度改善教學環境及設備</text:span>(<text:span text:style-name="T2">窗簾、溫室</text:span>)</text:p>
          </table:table-cell>
          <table:table-cell table:style-name="ce5" office:value-type="string" calcext:value-type="string">
            <text:p><text:span text:style-name="T2">中山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6])" office:value-type="string" office:string-value="中山國小" calcext:value-type="string">
            <text:p>中山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謄龍企業有限公司、廣田企業社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羅文崇</text:span></text:p>
          </table:table-cell>
          <table:table-cell table:style-name="ce66" office:value-type="string" calcext:value-type="string">
            <text:p>104<text:span text:style-name="T2">年度改善教學環境設備申請計畫</text:span>(<text:span text:style-name="T2">窗簾、櫃子、冷氣</text:span>)</text:p>
          </table:table-cell>
          <table:table-cell table:style-name="ce5" office:value-type="string" calcext:value-type="string">
            <text:p><text:span text:style-name="T2">福和國中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7])" office:value-type="string" office:string-value="福和國中" calcext:value-type="string">
            <text:p>福和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美松傢俱行</text:span></text:p>
          </table:table-cell>
          <table:table-cell table:number-columns-repeated="1015"/>
        </table:table-row>
        <table:table-row table:style-name="ro61">
          <table:table-cell table:style-name="ce6" office:value-type="string" calcext:value-type="string">
            <text:p><text:span text:style-name="T2">廖正良</text:span></text:p>
          </table:table-cell>
          <table:table-cell table:style-name="ce67" office:value-type="string" calcext:value-type="string">
            <text:p>104<text:span text:style-name="T2">年度改善教學環境設備計畫</text:span>(<text:span text:style-name="T2">置物櫃、互動液晶電視等</text:span>)</text:p>
          </table:table-cell>
          <table:table-cell table:style-name="ce5" office:value-type="string" calcext:value-type="string">
            <text:p><text:span text:style-name="T2">貢寮國中</text:span></text:p>
          </table:table-cell>
          <table:table-cell table:style-name="ce434" office:value-type="float" office:value="657" calcext:value-type="float">
            <text:p>657 </text:p>
          </table:table-cell>
          <table:table-cell table:style-name="ce440" office:value-type="float" office:value="657" calcext:value-type="float">
            <text:p>65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318])" office:value-type="string" office:string-value="貢寮國中" calcext:value-type="string">
            <text:p>貢寮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源川物業股份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陳鴻源</text:span></text:p>
          </table:table-cell>
          <table:table-cell table:style-name="ce68" office:value-type="string" calcext:value-type="string">
            <text:p>104<text:span text:style-name="T2">年度改善視聽教學設備</text:span>(<text:span text:style-name="T2">投影機、電視機</text:span>)</text:p>
          </table:table-cell>
          <table:table-cell table:style-name="ce5" office:value-type="string" calcext:value-type="string">
            <text:p><text:span text:style-name="T2">頂溪國小</text:span></text:p>
          </table:table-cell>
          <table:table-cell table:style-name="ce434" office:value-type="float" office:value="230" calcext:value-type="float">
            <text:p>230 </text:p>
          </table:table-cell>
          <table:table-cell table:style-name="ce440" office:value-type="float" office:value="230" calcext:value-type="float">
            <text:p>2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19])" office:value-type="string" office:string-value="頂溪國小" calcext:value-type="string">
            <text:p>頂溪國小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精彩電腦股份有限公司、臺灣學聯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張瑞山</text:span></text:p>
          </table:table-cell>
          <table:table-cell table:style-name="ce69" office:value-type="string" calcext:value-type="string">
            <text:p>104<text:span text:style-name="T2">年度改善學校環境及充實教學設備</text:span>(<text:span text:style-name="T2">喊話器、冰箱、桌球桌、投影機、水塔</text:span>)</text:p>
          </table:table-cell>
          <table:table-cell table:style-name="ce5" office:value-type="string" calcext:value-type="string">
            <text:p><text:span text:style-name="T2">積穗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0])" office:value-type="string" office:string-value="積穗國小" calcext:value-type="string">
            <text:p>積穗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詠茂電器有限公司、詠清運動器材有限公司、頂能企業股份有限公司、椿鑫工程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林國春</text:span></text:p>
          </table:table-cell>
          <table:table-cell table:style-name="ce70" office:value-type="string" calcext:value-type="string">
            <text:p>104<text:span text:style-name="T2">年度改善藝文教室設備計畫</text:span>(<text:span text:style-name="T2">桌椅等</text:span>)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69" calcext:value-type="float">
            <text:p>6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1])" office:value-type="string" office:string-value="文聖國小" calcext:value-type="string">
            <text:p>文聖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泰禎環保實業有限公司、漢昇興業有限公司、振昌文具印刷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廖正良</text:span></text:p>
          </table:table-cell>
          <table:table-cell table:style-name="ce71" office:value-type="string" calcext:value-type="string">
            <text:p>104<text:span text:style-name="T2">年度和風樓教室老舊吊扇改善工程</text:span>(<text:span text:style-name="T2">旋轉電扇</text:span>)</text:p>
          </table:table-cell>
          <table:table-cell table:style-name="ce5" office:value-type="string" calcext:value-type="string">
            <text:p><text:span text:style-name="T2">萬里國小</text:span></text:p>
          </table:table-cell>
          <table:table-cell table:style-name="ce434" office:value-type="float" office:value="92" calcext:value-type="float">
            <text:p>92 </text:p>
          </table:table-cell>
          <table:table-cell table:style-name="ce441" office:value-type="float" office:value="92" calcext:value-type="float">
            <text:p>92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22])" office:value-type="string" office:string-value="萬里國小" calcext:value-type="string">
            <text:p>萬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裕輝電器行</text:span></text:p>
          </table:table-cell>
          <table:table-cell table:number-columns-repeated="1015"/>
        </table:table-row>
        <table:table-row table:style-name="ro63">
          <table:table-cell table:style-name="ce6" office:value-type="string" calcext:value-type="string">
            <text:p><text:span text:style-name="T2">李坤城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明志</text:span>E<text:span text:style-name="T2">動教室之設備改善計畫</text:span>(<text:span text:style-name="T2">觸控式螢幕</text:span>)</text:p>
          </table:table-cell>
          <table:table-cell table:style-name="ce5" office:value-type="string" calcext:value-type="string" table:number-columns-spanned="1" table:number-rows-spanned="2">
            <text:p><text:span text:style-name="T2">明志國中</text:span></text:p>
          </table:table-cell>
          <table:table-cell table:style-name="ce432" office:value-type="float" office:value="200" calcext:value-type="float" table:number-columns-spanned="1" table:number-rows-spanned="2">
            <text:p>2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3])" office:value-type="string" office:string-value="明志國中" calcext:value-type="string" table:number-columns-spanned="1" table:number-rows-spanned="2">
            <text:p>明志國中</text:p>
          </table:table-cell>
          <table:table-cell table:style-name="ce16" office:value-type="string" calcext:value-type="string" table:number-columns-spanned="1" table:number-rows-spanned="2">
            <text:p><text:span text:style-name="T2">共同供應契約</text:span></text:p>
          </table:table-cell>
          <table:table-cell table:style-name="ce16" office:value-type="string" calcext:value-type="string" table:number-columns-spanned="1" table:number-rows-spanned="2">
            <text:p><text:span text:style-name="T2">盛源精密工業股份公司</text:span></text:p>
          </table:table-cell>
          <table:table-cell table:number-columns-repeated="1015"/>
        </table:table-row>
        <table:table-row table:style-name="ro64">
          <table:table-cell table:style-name="ce6" office:value-type="string" calcext:value-type="string">
            <text:p><text:span text:style-name="T2">李余典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65">
          <table:table-cell table:style-name="ce6" office:value-type="string" calcext:value-type="string">
            <text:p><text:span text:style-name="T2">江永昌</text:span></text:p>
          </table:table-cell>
          <table:table-cell table:style-name="ce41" office:value-type="string" calcext:value-type="string">
            <text:p>104<text:span text:style-name="T2">年度直笛團增添樂器計畫暨游泳隊改善訓練環境計畫</text:span> (<text:span text:style-name="T2">樂器、游泳空間隔間、跳臺等</text:span>)</text:p>
          </table:table-cell>
          <table:table-cell table:style-name="ce5" office:value-type="string" calcext:value-type="string">
            <text:p><text:span text:style-name="T2">中和國小</text:span></text:p>
          </table:table-cell>
          <table:table-cell table:style-name="ce432" office:value-type="float" office:value="420" calcext:value-type="float">
            <text:p>420 </text:p>
          </table:table-cell>
          <table:table-cell table:style-name="ce440" office:value-type="float" office:value="420" calcext:value-type="float">
            <text:p>4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5])" office:value-type="string" office:string-value="中和國小" calcext:value-type="string">
            <text:p>中和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音樂園文化有限公司、東萬工程有限公司</text:span></text:p>
          </table:table-cell>
          <table:table-cell table:number-columns-repeated="1015"/>
        </table:table-row>
        <table:table-row table:style-name="ro66">
          <table:table-cell table:style-name="ce6" office:value-type="string" calcext:value-type="string">
            <text:p><text:span text:style-name="T2">許昭興</text:span></text:p>
          </table:table-cell>
          <table:table-cell table:style-name="ce72" office:value-type="string" calcext:value-type="string">
            <text:p>104<text:span text:style-name="T2">年度洗手槽增建工程</text:span>(<text:span text:style-name="T2">洗手槽工程</text:span>)</text:p>
          </table:table-cell>
          <table:table-cell table:style-name="ce5" office:value-type="string" calcext:value-type="string">
            <text:p><text:span text:style-name="T2">私立竹林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6])" office:value-type="string" office:string-value="私立竹林國小" calcext:value-type="string">
            <text:p>私立竹林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竣千股份有限公司</text:span></text:p>
          </table:table-cell>
          <table:table-cell table:number-columns-repeated="1015"/>
        </table:table-row>
        <table:table-row table:style-name="ro41">
          <table:table-cell table:style-name="ce6" office:value-type="string" calcext:value-type="string">
            <text:p><text:span text:style-name="T2">鍾宏仁</text:span></text:p>
          </table:table-cell>
          <table:table-cell table:style-name="ce73" office:value-type="string" calcext:value-type="string">
            <text:p>104<text:span text:style-name="T2">年度美術教室整繕工程計畫</text:span>(<text:span text:style-name="T2">排水、電路工程、櫃子、窗簾等</text:span>)</text:p>
          </table:table-cell>
          <table:table-cell table:style-name="ce5" office:value-type="string" calcext:value-type="string">
            <text:p><text:span text:style-name="T2">中平國中</text:span></text:p>
          </table:table-cell>
          <table:table-cell table:style-name="ce435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27])" office:value-type="string" office:string-value="中平國中" calcext:value-type="string">
            <text:p>中平國中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457" office:value-type="string" calcext:value-type="string">
            <text:p><text:span text:style-name="T2">叮叮家室內裝修有限公司</text:span></text:p>
          </table:table-cell>
          <table:table-cell table:number-columns-repeated="1015"/>
        </table:table-row>
        <table:table-row table:style-name="ro40">
          <table:table-cell table:style-name="ce6" office:value-type="string" calcext:value-type="string">
            <text:p><text:span text:style-name="T2">李坤城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英語學習情境改造購增音響設備實施計畫</text:span>(<text:span text:style-name="T2">室內裝修</text:span>)</text:p>
          </table:table-cell>
          <table:table-cell table:style-name="ce5" office:value-type="string" calcext:value-type="string" table:number-columns-spanned="1" table:number-rows-spanned="2">
            <text:p><text:span text:style-name="T2">鷺江國小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28])" office:value-type="string" office:string-value="鷺江國小" calcext:value-type="string" table:number-columns-spanned="1" table:number-rows-spanned="2">
            <text:p>鷺江國小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冠業科技有限公司</text:span></text:p>
          </table:table-cell>
          <table:table-cell table:number-columns-repeated="1015"/>
        </table:table-row>
        <table:table-row table:style-name="ro67">
          <table:table-cell table:style-name="ce6" office:value-type="string" calcext:value-type="string">
            <text:p><text:span text:style-name="T2">陳幸進</text:span></text:p>
          </table:table-cell>
          <table:covered-table-cell table:number-columns-repeated="2"/>
          <table:table-cell table:style-name="ce432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鄭宇恩</text:span></text:p>
          </table:table-cell>
          <table:table-cell table:style-name="ce18" office:value-type="string" calcext:value-type="string">
            <text:p>104<text:span text:style-name="T2">年度風雨操場雨水回收系統安全圍籬改善計畫</text:span>(<text:span text:style-name="T2">圍籬</text:span>)</text:p>
          </table:table-cell>
          <table:table-cell table:style-name="ce5" office:value-type="string" calcext:value-type="string">
            <text:p><text:span text:style-name="T2">鄧公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0])" office:value-type="string" office:string-value="鄧公國小" calcext:value-type="string">
            <text:p>鄧公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暘信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國春</text:span></text:p>
          </table:table-cell>
          <table:table-cell table:style-name="ce74" office:value-type="string" calcext:value-type="string">
            <text:p>104<text:span text:style-name="T2">年度校史室改造暨教學空間改善計畫</text:span>(<text:span text:style-name="T2">照明設備、窗簾等</text:span>)</text:p>
          </table:table-cell>
          <table:table-cell table:style-name="ce5" office:value-type="string" calcext:value-type="string">
            <text:p><text:span text:style-name="T2">板橋國中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1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1])" office:value-type="string" office:string-value="板橋國中" calcext:value-type="string">
            <text:p>板橋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同綜合訊電股份有限公司、百事達窗飾有限公司、佳寬電料有限公司、鋒群股份有限公司、群策黑板有限公司、鴻明企業社、台灣飛利浦股份有限公司、北金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鄭金隆</text:span></text:p>
          </table:table-cell>
          <table:table-cell table:style-name="ce75" office:value-type="string" calcext:value-type="string">
            <text:p>104<text:span text:style-name="T2">年度校園戶外廣播及互動教學設備採購實施計畫</text:span>(<text:span text:style-name="T2">廣播設備等</text:span>)</text:p>
          </table:table-cell>
          <table:table-cell table:style-name="ce5" office:value-type="string" calcext:value-type="string">
            <text:p><text:span text:style-name="T2">大觀國小</text:span></text:p>
          </table:table-cell>
          <table:table-cell table:style-name="ce432" office:value-type="float" office:value="789" calcext:value-type="float">
            <text:p>789 </text:p>
          </table:table-cell>
          <table:table-cell table:style-name="ce440" office:value-type="float" office:value="789" calcext:value-type="float">
            <text:p>78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2])" office:value-type="string" office:string-value="大觀國小" calcext:value-type="string">
            <text:p>大觀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彩達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彭成龍</text:span></text:p>
          </table:table-cell>
          <table:table-cell table:style-name="ce76" office:value-type="string" calcext:value-type="string">
            <text:p>104<text:span text:style-name="T2">年度校園充實資訊環境設備及精進教學實施計畫</text:span>(<text:span text:style-name="T2">資訊設備</text:span>)</text:p>
          </table:table-cell>
          <table:table-cell table:style-name="ce5" office:value-type="string" calcext:value-type="string">
            <text:p><text:span text:style-name="T2">安和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3])" office:value-type="string" office:string-value="安和國小" calcext:value-type="string">
            <text:p>安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非比電腦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陳儀君</text:span></text:p>
          </table:table-cell>
          <table:table-cell table:style-name="ce77" office:value-type="string" calcext:value-type="string">
            <text:p>104<text:span text:style-name="T2">年度校園安全防護工程計畫</text:span>(<text:span text:style-name="T2">監視器及班級牌</text:span>)</text:p>
          </table:table-cell>
          <table:table-cell table:style-name="ce5" office:value-type="string" calcext:value-type="string">
            <text:p><text:span text:style-name="T2">福山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3" calcext:value-type="float">
            <text:p>93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34])" office:value-type="string" office:string-value="福山國小" calcext:value-type="string">
            <text:p>福山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碩邦科技有限公司、永德實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張瑞山</text:span></text:p>
          </table:table-cell>
          <table:table-cell table:style-name="ce78" office:value-type="string" calcext:value-type="string">
            <text:p>104<text:span text:style-name="T2">年度校園安全設備更新改善計畫</text:span>(<text:span text:style-name="T2">電捲門</text:span>)</text:p>
          </table:table-cell>
          <table:table-cell table:style-name="ce5" office:value-type="string" calcext:value-type="string">
            <text:p><text:span text:style-name="T2">中和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5])" office:value-type="string" office:string-value="中和國小" calcext:value-type="string">
            <text:p>中和國小</text:p>
          </table:table-cell>
          <table:table-cell table:style-name="ce457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東萬工程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蔡葉偉</text:span></text:p>
          </table:table-cell>
          <table:table-cell table:style-name="ce79" office:value-type="string" calcext:value-type="string">
            <text:p>104<text:span text:style-name="T2">年度校園安全感染控制器材購置計畫</text:span>(<text:span text:style-name="T2">紫外線殺菌燈</text:span>)</text:p>
          </table:table-cell>
          <table:table-cell table:style-name="ce5" office:value-type="string" calcext:value-type="string">
            <text:p><text:span text:style-name="T2">三芝國小</text:span></text:p>
          </table:table-cell>
          <table:table-cell table:style-name="ce434" office:value-type="float" office:value="74" calcext:value-type="float">
            <text:p>74 </text:p>
          </table:table-cell>
          <table:table-cell table:style-name="ce441" office:value-type="float" office:value="74" calcext:value-type="float">
            <text:p>7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6])" office:value-type="string" office:string-value="三芝國小" calcext:value-type="string">
            <text:p>三芝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久駿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曾煥嘉</text:span></text:p>
          </table:table-cell>
          <table:table-cell table:style-name="ce80" office:value-type="string" calcext:value-type="string">
            <text:p>104<text:span text:style-name="T2">年度校園節水設備改善計畫</text:span>(<text:span text:style-name="T2">省水龍頭</text:span>)</text:p>
          </table:table-cell>
          <table:table-cell table:style-name="ce5" office:value-type="string" calcext:value-type="string">
            <text:p><text:span text:style-name="T2">重慶國小</text:span></text:p>
          </table:table-cell>
          <table:table-cell table:style-name="ce432" office:value-type="float" office:value="318" calcext:value-type="float">
            <text:p>318 </text:p>
          </table:table-cell>
          <table:table-cell table:style-name="ce440" office:value-type="float" office:value="318" calcext:value-type="float">
            <text:p>31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37])" office:value-type="string" office:string-value="重慶國小" calcext:value-type="string">
            <text:p>重慶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叡陞實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李倩萍</text:span></text:p>
          </table:table-cell>
          <table:table-cell table:style-name="ce81" office:value-type="string" calcext:value-type="string">
            <text:p>104<text:span text:style-name="T2">年度校園廣播教學設備採購實施計畫</text:span>(<text:span text:style-name="T2">擴音設備等</text:span>)</text:p>
          </table:table-cell>
          <table:table-cell table:style-name="ce5" office:value-type="string" calcext:value-type="string">
            <text:p><text:span text:style-name="T2">大觀國小</text:span></text:p>
          </table:table-cell>
          <table:table-cell table:style-name="ce432" office:value-type="float" office:value="160" calcext:value-type="float">
            <text:p>160 </text:p>
          </table:table-cell>
          <table:table-cell table:style-name="ce440" office:value-type="float" office:value="160" calcext:value-type="float">
            <text:p>1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8])" office:value-type="string" office:string-value="大觀國小" calcext:value-type="string">
            <text:p>大觀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彩達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國春</text:span></text:p>
          </table:table-cell>
          <table:table-cell table:style-name="ce82" office:value-type="string" calcext:value-type="string">
            <text:p>104<text:span text:style-name="T2">年度培訓桌球隊社團</text:span>(<text:span text:style-name="T2">球桌、發球機</text:span>)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39])" office:value-type="string" office:string-value="文聖國小" calcext:value-type="string">
            <text:p>文聖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長城桌球體育用品社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廖筱清</text:span></text:p>
          </table:table-cell>
          <table:table-cell table:style-name="ce83" office:value-type="string" calcext:value-type="string">
            <text:p>104<text:span text:style-name="T2">年度推動</text:span>T-5<text:span text:style-name="T2">高效率電子式日光燈具更新計畫</text:span>(<text:span text:style-name="T2">照明設備</text:span>)</text:p>
          </table:table-cell>
          <table:table-cell table:style-name="ce5" office:value-type="string" calcext:value-type="string">
            <text:p><text:span text:style-name="T2">新和國小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40])" office:value-type="string" office:string-value="新和國小" calcext:value-type="string">
            <text:p>新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謄龍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金結</text:span></text:p>
          </table:table-cell>
          <table:table-cell table:style-name="ce84" office:value-type="string" calcext:value-type="string">
            <text:p>104<text:span text:style-name="T2">年度推動共讀教育採購計畫</text:span>(<text:span text:style-name="T2">圖書</text:span>)</text:p>
          </table:table-cell>
          <table:table-cell table:style-name="ce5" office:value-type="string" calcext:value-type="string">
            <text:p><text:span text:style-name="T2">北大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1])" office:value-type="string" office:string-value="北大國小" calcext:value-type="string">
            <text:p>北大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上竣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宋明宗</text:span></text:p>
          </table:table-cell>
          <table:table-cell table:style-name="ce85" office:value-type="string" calcext:value-type="string">
            <text:p>104<text:span text:style-name="T2">年度教室教學環境改善計畫</text:span>(<text:span text:style-name="T2">木作資訊櫃</text:span>)</text:p>
          </table:table-cell>
          <table:table-cell table:style-name="ce5" office:value-type="string" calcext:value-type="string">
            <text:p><text:span text:style-name="T2">同榮國小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2])" office:value-type="string" office:string-value="同榮國小" calcext:value-type="string">
            <text:p>同榮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永固麗傢俱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黃林玲玲</text:span></text:p>
          </table:table-cell>
          <table:table-cell table:style-name="ce86" office:value-type="string" calcext:value-type="string">
            <text:p>104<text:span text:style-name="T2">年度教學設備改善計畫</text:span>(<text:span text:style-name="T2">桌椅設備</text:span>)</text:p>
          </table:table-cell>
          <table:table-cell table:style-name="ce5" office:value-type="string" calcext:value-type="string">
            <text:p><text:span text:style-name="T2">同榮國小</text:span></text:p>
          </table:table-cell>
          <table:table-cell table:style-name="ce434" office:value-type="float" office:value="90" calcext:value-type="float">
            <text:p>90 </text:p>
          </table:table-cell>
          <table:table-cell table:style-name="ce440" office:value-type="float" office:value="37" calcext:value-type="float">
            <text:p>3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3])" office:value-type="string" office:string-value="同榮國小" calcext:value-type="string">
            <text:p>同榮國小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泰禎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楊春妹</text:span></text:p>
          </table:table-cell>
          <table:table-cell table:style-name="ce87" office:value-type="string" calcext:value-type="string">
            <text:p>104<text:span text:style-name="T2">年度教學設備改善計畫</text:span>(<text:span text:style-name="T2">中古投籃機、打地鼠機、中耕機、攝影機</text:span>)</text:p>
          </table:table-cell>
          <table:table-cell table:style-name="ce5" office:value-type="string" calcext:value-type="string">
            <text:p><text:span text:style-name="T2">更寮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4])" office:value-type="string" office:string-value="更寮國小" calcext:value-type="string">
            <text:p>更寮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新境界光電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高敏慧</text:span></text:p>
          </table:table-cell>
          <table:table-cell table:style-name="ce88" office:value-type="string" calcext:value-type="string">
            <text:p>104<text:span text:style-name="T2">年度教學設備修繕購置計畫</text:span>(<text:span text:style-name="T2">塑膠棧板</text:span>)</text:p>
          </table:table-cell>
          <table:table-cell table:style-name="ce5" office:value-type="string" calcext:value-type="string">
            <text:p><text:span text:style-name="T2">樹林高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45])" office:value-type="string" office:string-value="樹林高中" calcext:value-type="string">
            <text:p>樹林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永紀木箱有限公司、十立土木包工業、振宇五金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沈發惠</text:span></text:p>
          </table:table-cell>
          <table:table-cell table:style-name="ce89" office:value-type="string" calcext:value-type="string">
            <text:p>104<text:span text:style-name="T2">年度教學環境設備財務採購實施計畫</text:span>(<text:span text:style-name="T2">紗門、監視器等</text:span>)</text:p>
          </table:table-cell>
          <table:table-cell table:style-name="ce5" office:value-type="string" calcext:value-type="string">
            <text:p><text:span text:style-name="T2">保長國小</text:span></text:p>
          </table:table-cell>
          <table:table-cell table:style-name="ce434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6])" office:value-type="string" office:string-value="保長國小" calcext:value-type="string">
            <text:p>保長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祝名科技企業有限公司、軒誠事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蔡葉偉</text:span></text:p>
          </table:table-cell>
          <table:table-cell table:style-name="ce90" office:value-type="string" calcext:value-type="string">
            <text:p>104<text:span text:style-name="T2">年度添購教室電腦設備實施計畫</text:span></text:p>
          </table:table-cell>
          <table:table-cell table:style-name="ce5" office:value-type="string" calcext:value-type="string">
            <text:p><text:span text:style-name="T2">興華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7])" office:value-type="string" office:string-value="興華國小" calcext:value-type="string">
            <text:p>興華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裔綺</text:span></text:p>
          </table:table-cell>
          <table:table-cell table:style-name="ce91" office:value-type="string" calcext:value-type="string">
            <text:p>104<text:span text:style-name="T2">年度烹飪教室設備增置申請補助計畫</text:span>(<text:span text:style-name="T2">瓦斯爐、攪拌器、紗門、紗窗</text:span>)</text:p>
          </table:table-cell>
          <table:table-cell table:style-name="ce5" office:value-type="string" calcext:value-type="string">
            <text:p><text:span text:style-name="T2">平溪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48])" office:value-type="string" office:string-value="平溪國中" calcext:value-type="string">
            <text:p>平溪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敏益食品機械社、輝旺玻璃行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宋明宗</text:span></text:p>
          </table:table-cell>
          <table:table-cell table:style-name="ce92" office:value-type="string" calcext:value-type="string">
            <text:p>104<text:span text:style-name="T2">年度第二棟校舍地下室整修計畫</text:span>(<text:span text:style-name="T2">油漆及照明設備等</text:span>)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49])" office:value-type="string" office:string-value="中港國小" calcext:value-type="string">
            <text:p>中港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陳裕大木材行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秀惠</text:span></text:p>
          </table:table-cell>
          <table:table-cell table:style-name="ce93" office:value-type="string" calcext:value-type="string">
            <text:p>104<text:span text:style-name="T2">年度設備改善</text:span>(<text:span text:style-name="T2">攝影設備、防潮箱等</text:span>)</text:p>
          </table:table-cell>
          <table:table-cell table:style-name="ce5" office:value-type="string" calcext:value-type="string">
            <text:p><text:span text:style-name="T2">錦和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86" calcext:value-type="float">
            <text:p>8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50])" office:value-type="string" office:string-value="錦和高中" calcext:value-type="string">
            <text:p>錦和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久一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蔡葉偉</text:span></text:p>
          </table:table-cell>
          <table:table-cell table:style-name="ce94" office:value-type="string" calcext:value-type="string">
            <text:p>104<text:span text:style-name="T2">年度陶藝教室教學環境改善計畫</text:span>(<text:span text:style-name="T2">桌子、櫃子貼美耐板、油漆</text:span>)</text:p>
          </table:table-cell>
          <table:table-cell table:style-name="ce5" office:value-type="string" calcext:value-type="string">
            <text:p><text:span text:style-name="T2">興華國小</text:span></text:p>
          </table:table-cell>
          <table:table-cell table:style-name="ce435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51])" office:value-type="string" office:string-value="興華國小" calcext:value-type="string">
            <text:p>興華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公化室內設計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金結</text:span></text:p>
          </table:table-cell>
          <table:table-cell table:style-name="ce95" office:value-type="string" calcext:value-type="string">
            <text:p>104<text:span text:style-name="T2">年度圍牆綠化美化改善計畫</text:span>(<text:span text:style-name="T2">磚牆工程及澆灌系統</text:span>)</text:p>
          </table:table-cell>
          <table:table-cell table:style-name="ce5" office:value-type="string" calcext:value-type="string">
            <text:p><text:span text:style-name="T2">武林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52])" office:value-type="string" office:string-value="武林國小" calcext:value-type="string">
            <text:p>武林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臺譽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張宏陸</text:span></text:p>
          </table:table-cell>
          <table:table-cell table:style-name="ce96" office:value-type="string" calcext:value-type="string">
            <text:p>104<text:span text:style-name="T2">年度提升資訊融入教學環境設備計畫</text:span>-<text:span text:style-name="T2">平板電腦設備</text:span></text:p>
          </table:table-cell>
          <table:table-cell table:style-name="ce5" office:value-type="string" calcext:value-type="string">
            <text:p><text:span text:style-name="T2">瑞芳國中</text:span></text:p>
          </table:table-cell>
          <table:table-cell table:style-name="ce436" office:value-type="float" office:value="125" calcext:value-type="float">
            <text:p>125 </text:p>
          </table:table-cell>
          <table:table-cell table:style-name="ce442" office:value-type="float" office:value="125" calcext:value-type="float">
            <text:p>12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瑞芳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全球雲端運算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張宏陸</text:span></text:p>
          </table:table-cell>
          <table:table-cell table:style-name="ce97" office:value-type="string" calcext:value-type="string">
            <text:p>104<text:span text:style-name="T2">年度提升資訊融入教學環境設備實施計畫</text:span>-<text:span text:style-name="T2">無線廣播投影系統設備</text:span></text:p>
          </table:table-cell>
          <table:table-cell table:style-name="ce5" office:value-type="string" calcext:value-type="string">
            <text:p><text:span text:style-name="T2">瑞芳國中</text:span></text:p>
          </table:table-cell>
          <table:table-cell table:style-name="ce436" office:value-type="float" office:value="275" calcext:value-type="float">
            <text:p>275 </text:p>
          </table:table-cell>
          <table:table-cell table:style-name="ce442" office:value-type="float" office:value="275" calcext:value-type="float">
            <text:p>27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瑞芳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全球雲端運算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劉哲彰</text:span></text:p>
          </table:table-cell>
          <table:table-cell table:style-name="ce98" office:value-type="string" calcext:value-type="string">
            <text:p>104<text:span text:style-name="T2">年度提昇科技融入教學環境設備計畫</text:span>-<text:span text:style-name="T2">電子白板、電腦桌等設備</text:span></text:p>
          </table:table-cell>
          <table:table-cell table:style-name="ce5" office:value-type="string" calcext:value-type="string">
            <text:p><text:span text:style-name="T2">北新國小</text:span></text:p>
          </table:table-cell>
          <table:table-cell table:style-name="ce436" office:value-type="float" office:value="500" calcext:value-type="float">
            <text:p>500 </text:p>
          </table:table-cell>
          <table:table-cell table:style-name="ce442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北新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吉邦數位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陳啟能</text:span></text:p>
          </table:table-cell>
          <table:table-cell table:style-name="ce99" office:value-type="string" calcext:value-type="string">
            <text:p>104<text:span text:style-name="T2">年度提昇資訊融入教學環境設備實施計畫</text:span>-<text:span text:style-name="T2">平板電腦設備</text:span></text:p>
          </table:table-cell>
          <table:table-cell table:style-name="ce5" office:value-type="string" calcext:value-type="string">
            <text:p><text:span text:style-name="T2">瑞芳國中</text:span></text:p>
          </table:table-cell>
          <table:table-cell table:style-name="ce436" office:value-type="float" office:value="135" calcext:value-type="float">
            <text:p>135 </text:p>
          </table:table-cell>
          <table:table-cell table:style-name="ce442" office:value-type="float" office:value="135" calcext:value-type="float">
            <text:p>13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瑞芳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全球雲端運算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陳啟能</text:span></text:p>
          </table:table-cell>
          <table:table-cell table:style-name="ce100" office:value-type="string" calcext:value-type="string">
            <text:p>104<text:span text:style-name="T2">年度暑假訓練營活動計畫</text:span>(<text:span text:style-name="T2">內外野投手捕手手套、捕手護具、球棒、打擊網、硬式壘包組</text:span>)</text:p>
          </table:table-cell>
          <table:table-cell table:style-name="ce5" office:value-type="string" calcext:value-type="string">
            <text:p><text:span text:style-name="T2">成功國小</text:span></text:p>
          </table:table-cell>
          <table:table-cell table:style-name="ce432" office:value-type="float" office:value="81" calcext:value-type="float">
            <text:p>81 </text:p>
          </table:table-cell>
          <table:table-cell table:style-name="ce440" office:value-type="float" office:value="81" calcext:value-type="float">
            <text:p>8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57])" office:value-type="string" office:string-value="成功國小" calcext:value-type="string">
            <text:p>成功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睿森企業社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蔣根煌</text:span></text:p>
          </table:table-cell>
          <table:table-cell table:style-name="ce101" office:value-type="string" calcext:value-type="string">
            <text:p>104<text:span text:style-name="T2">年度棒球隊增置設備計畫</text:span>(<text:span text:style-name="T2">比賽用鋁製球棒、</text:span>LED<text:span text:style-name="T2">天井式</text:span>120W<text:span text:style-name="T2">投射燈</text:span>)</text:p>
          </table:table-cell>
          <table:table-cell table:style-name="ce5" office:value-type="string" calcext:value-type="string">
            <text:p><text:span text:style-name="T2">新泰國中</text:span></text:p>
          </table:table-cell>
          <table:table-cell table:style-name="ce432" office:value-type="float" office:value="128" calcext:value-type="float">
            <text:p>128 </text:p>
          </table:table-cell>
          <table:table-cell table:style-name="ce441" office:value-type="float" office:value="128" calcext:value-type="float">
            <text:p>12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58])" office:value-type="string" office:string-value="新泰國中" calcext:value-type="string">
            <text:p>新泰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球棒捷飛企業社、燈品信科技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林金結</text:span></text:p>
          </table:table-cell>
          <table:table-cell table:style-name="ce102" office:value-type="string" calcext:value-type="string">
            <text:p>104<text:span text:style-name="T2">年度視聽教室教學環境改善工程計畫</text:span>(<text:span text:style-name="T2">地坪、鋁門窗、油漆工程</text:span>)</text:p>
          </table:table-cell>
          <table:table-cell table:style-name="ce5" office:value-type="string" calcext:value-type="string">
            <text:p><text:span text:style-name="T2">溪洲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59])" office:value-type="string" office:string-value="溪洲國小" calcext:value-type="string">
            <text:p>溪洲國小</text:p>
          </table:table-cell>
          <table:table-cell table:style-name="ce457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陸偉工程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許昭興</text:span></text:p>
          </table:table-cell>
          <table:table-cell table:style-name="ce103" office:value-type="string" calcext:value-type="string">
            <text:p>104<text:span text:style-name="T2">年度雲端學習周邊設備採購</text:span>-<text:span text:style-name="T2">充電推車、無線網路分享器及無線推播器</text:span></text:p>
          </table:table-cell>
          <table:table-cell table:style-name="ce5" office:value-type="string" calcext:value-type="string">
            <text:p><text:span text:style-name="T2">頂溪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60])" office:value-type="string" office:string-value="頂溪國小" calcext:value-type="string">
            <text:p>頂溪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廖正良</text:span></text:p>
          </table:table-cell>
          <table:table-cell table:style-name="ce104" office:value-type="string" calcext:value-type="string">
            <text:p>104<text:span text:style-name="T2">年度新北市低碳校園改造計畫</text:span>(<text:span text:style-name="T2">照明設備</text:span>)</text:p>
          </table:table-cell>
          <table:table-cell table:style-name="ce5" office:value-type="string" calcext:value-type="string">
            <text:p><text:span text:style-name="T2">十分國小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61])" office:value-type="string" office:string-value="十分國小" calcext:value-type="string">
            <text:p>十分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新北市久大庇護工場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黃俊哲</text:span></text:p>
          </table:table-cell>
          <table:table-cell table:style-name="ce105" office:value-type="string" calcext:value-type="string">
            <text:p>104<text:span text:style-name="T2">年度校園節水設備改善計畫</text:span>(<text:span text:style-name="T2">省水龍頭</text:span>)</text:p>
          </table:table-cell>
          <table:table-cell table:style-name="ce5" office:value-type="string" calcext:value-type="string">
            <text:p><text:span text:style-name="T2">重慶國小</text:span></text:p>
          </table:table-cell>
          <table:table-cell table:style-name="ce432" office:value-type="float" office:value="160" calcext:value-type="float">
            <text:p>160 </text:p>
          </table:table-cell>
          <table:table-cell table:style-name="ce440" office:value-type="float" office:value="160" calcext:value-type="float">
            <text:p>1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62])" office:value-type="string" office:string-value="重慶國小" calcext:value-type="string">
            <text:p>重慶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叡陞實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鍾宏仁</text:span></text:p>
          </table:table-cell>
          <table:table-cell table:style-name="ce106" office:value-type="string" calcext:value-type="string">
            <text:p>104<text:span text:style-name="T2">年度節能減碳照明改善工程</text:span>(<text:span text:style-name="T2">照明設備</text:span>)</text:p>
          </table:table-cell>
          <table:table-cell table:style-name="ce5" office:value-type="string" calcext:value-type="string">
            <text:p><text:span text:style-name="T2">新泰國小</text:span></text:p>
          </table:table-cell>
          <table:table-cell table:style-name="ce434" office:value-type="float" office:value="700" calcext:value-type="float">
            <text:p>700 </text:p>
          </table:table-cell>
          <table:table-cell table:style-name="ce440" office:value-type="float" office:value="700" calcext:value-type="float">
            <text:p>7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63])" office:value-type="string" office:string-value="新泰國小" calcext:value-type="string">
            <text:p>新泰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謄龍企業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蔡明堂</text:span></text:p>
          </table:table-cell>
          <table:table-cell table:style-name="ce107" office:value-type="string" calcext:value-type="string">
            <text:p>104<text:span text:style-name="T2">年度資訊設備採購計畫</text:span>-<text:span text:style-name="T2">無線基地台設備</text:span></text:p>
          </table:table-cell>
          <table:table-cell table:style-name="ce5" office:value-type="string" calcext:value-type="string">
            <text:p><text:span text:style-name="T2">二重國小</text:span></text:p>
          </table:table-cell>
          <table:table-cell table:style-name="ce436" office:value-type="float" office:value="300" calcext:value-type="float">
            <text:p>300 </text:p>
          </table:table-cell>
          <table:table-cell table:style-name="ce442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二重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陳文治</text:span></text:p>
          </table:table-cell>
          <table:table-cell table:style-name="ce108" office:value-type="string" calcext:value-type="string">
            <text:p>104<text:span text:style-name="T2">年度資訊設備需求增設計畫</text:span>-<text:span text:style-name="T2">電腦相關設備</text:span></text:p>
          </table:table-cell>
          <table:table-cell table:style-name="ce5" office:value-type="string" calcext:value-type="string">
            <text:p><text:span text:style-name="T2">昌平國小</text:span></text:p>
          </table:table-cell>
          <table:table-cell table:style-name="ce436" office:value-type="float" office:value="250" calcext:value-type="float">
            <text:p>250 </text:p>
          </table:table-cell>
          <table:table-cell table:style-name="ce442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昌平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全懋國際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連斐璠</text:span></text:p>
          </table:table-cell>
          <table:table-cell table:style-name="ce109" office:value-type="string" calcext:value-type="string">
            <text:p>104<text:span text:style-name="T2">年度雷害防治工程</text:span>(<text:span text:style-name="T2">避雷針</text:span>)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66])" office:value-type="string" office:string-value="永和國中" calcext:value-type="string">
            <text:p>永和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安博森科技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金中玉</text:span></text:p>
          </table:table-cell>
          <table:table-cell table:style-name="ce110" office:value-type="string" calcext:value-type="string">
            <text:p>104<text:span text:style-name="T2">年度圖書館整修工程</text:span>-<text:span text:style-name="T2">閱讀空間及設備改善計畫</text:span>(<text:span text:style-name="T2">辦理圖書館改造工程</text:span>)</text:p>
          </table:table-cell>
          <table:table-cell table:style-name="ce5" office:value-type="string" calcext:value-type="string">
            <text:p><text:span text:style-name="T2">五峰國中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67])" office:value-type="string" office:string-value="五峰國中" calcext:value-type="string">
            <text:p>五峰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柏騰室內裝修設計工程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李余典</text:span></text:p>
          </table:table-cell>
          <table:table-cell table:style-name="ce111" office:value-type="string" calcext:value-type="string">
            <text:p>104<text:span text:style-name="T2">年度監視系統増置改善計畫</text:span></text:p>
          </table:table-cell>
          <table:table-cell table:style-name="ce5" office:value-type="string" calcext:value-type="string">
            <text:p><text:span text:style-name="T2">蘆洲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1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68])" office:value-type="string" office:string-value="蘆洲國小" calcext:value-type="string">
            <text:p>蘆洲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嘉俊安全系統工程有限公司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蔡葉偉</text:span></text:p>
          </table:table-cell>
          <table:table-cell table:style-name="ce112" office:value-type="string" calcext:value-type="string">
            <text:p>104<text:span text:style-name="T2">年度維護校園安全增設紅外線攝影機計畫</text:span>(<text:span text:style-name="T2">監視器</text:span>)</text:p>
          </table:table-cell>
          <table:table-cell table:style-name="ce5" office:value-type="string" calcext:value-type="string">
            <text:p><text:span text:style-name="T2">鄧公國小</text:span></text:p>
          </table:table-cell>
          <table:table-cell table:style-name="ce434" office:value-type="float" office:value="80" calcext:value-type="float">
            <text:p>80 </text:p>
          </table:table-cell>
          <table:table-cell table:style-name="ce441" office:value-type="float" office:value="80" calcext:value-type="float">
            <text:p>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69])" office:value-type="string" office:string-value="鄧公國小" calcext:value-type="string">
            <text:p>鄧公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恆茂電料行</text:span></text:p>
          </table:table-cell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羅文崇</text:span></text:p>
          </table:table-cell>
          <table:table-cell table:style-name="ce113" office:value-type="string" calcext:value-type="string">
            <text:p>104<text:span text:style-name="T2">年度網路伺服器設備更新</text:span>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4" office:value-type="float" office:value="298" calcext:value-type="float">
            <text:p>298 </text:p>
          </table:table-cell>
          <table:table-cell table:style-name="ce440" office:value-type="float" office:value="298" calcext:value-type="float">
            <text:p>2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70])" office:value-type="string" office:string-value="永和國中" calcext:value-type="string">
            <text:p>永和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世偉資訊有限公司</text:span></text:p>
          </table:table-cell>
          <table:table-cell table:number-columns-repeated="1015"/>
        </table:table-row>
        <table:table-row table:style-name="ro69">
          <table:table-cell table:style-name="ce6" office:value-type="string" calcext:value-type="string">
            <text:p><text:span text:style-name="T2">張瑞山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增置短焦單槍投影設備採購</text:span></text:p>
          </table:table-cell>
          <table:table-cell table:style-name="ce5" office:value-type="string" calcext:value-type="string" table:number-columns-spanned="1" table:number-rows-spanned="2">
            <text:p><text:span text:style-name="T2">秀山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71])" office:value-type="string" office:string-value="秀山國小" calcext:value-type="string" table:number-columns-spanned="1" table:number-rows-spanned="2">
            <text:p>秀山國小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合志資訊股份有限公司</text:span></text:p>
          </table:table-cell>
          <table:table-cell table:number-columns-repeated="1015"/>
        </table:table-row>
        <table:table-row table:style-name="ro70">
          <table:table-cell table:style-name="ce6" office:value-type="string" calcext:value-type="string">
            <text:p><text:span text:style-name="T2">許昭興</text:span></text:p>
          </table:table-cell>
          <table:covered-table-cell table:number-columns-repeated="2"/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71">
          <table:table-cell table:style-name="ce6" office:value-type="string" calcext:value-type="string">
            <text:p><text:span text:style-name="T2">黃俊哲</text:span></text:p>
          </table:table-cell>
          <table:table-cell table:style-name="ce18" office:value-type="string" calcext:value-type="string">
            <text:p>104<text:span text:style-name="T2">年度數位資訊設備採購實施計畫</text:span>-<text:span text:style-name="T2">液晶顯示器附觸控盒及移動架</text:span></text:p>
          </table:table-cell>
          <table:table-cell table:style-name="ce5" office:value-type="string" calcext:value-type="string">
            <text:p><text:span text:style-name="T2">大觀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73])" office:value-type="string" office:string-value="大觀國小" calcext:value-type="string">
            <text:p>大觀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天興資訊有限公司</text:span></text:p>
          </table:table-cell>
          <table:table-cell table:number-columns-repeated="1015"/>
        </table:table-row>
        <table:table-row table:style-name="ro72">
          <table:table-cell table:style-name="ce6" office:value-type="string" calcext:value-type="string">
            <text:p><text:span text:style-name="T2">周勝考</text:span></text:p>
          </table:table-cell>
          <table:table-cell table:style-name="ce18" office:value-type="string" calcext:value-type="string">
            <text:p>104<text:span text:style-name="T2">年度數位閱讀學習計畫（數位英語閱讀線上讀本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374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福斯特有限公司</text:span></text:p>
          </table:table-cell>
          <table:table-cell table:number-columns-repeated="1015"/>
        </table:table-row>
        <table:table-row table:style-name="ro73">
          <table:table-cell table:style-name="ce6" office:value-type="string" calcext:value-type="string">
            <text:p><text:span text:style-name="T2">林裔綺</text:span></text:p>
          </table:table-cell>
          <table:table-cell table:style-name="ce18" office:value-type="string" calcext:value-type="string">
            <text:p>104<text:span text:style-name="T2">年度數位學習設備採購實施計畫</text:span>-<text:span text:style-name="T2">電子白板等設備</text:span></text:p>
          </table:table-cell>
          <table:table-cell table:style-name="ce5" office:value-type="string" calcext:value-type="string">
            <text:p><text:span text:style-name="T2">義方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2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義方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秉奕企業有限公司</text:span>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<text:span text:style-name="T2">張瑞山</text:span></text:p>
          </table:table-cell>
          <table:table-cell table:style-name="ce34" office:value-type="string" calcext:value-type="string" table:number-columns-spanned="1" table:number-rows-spanned="2">
            <text:p>104<text:span text:style-name="T2">年度學生遊戲器材暨安全地墊鋪設</text:span></text:p>
          </table:table-cell>
          <table:table-cell table:style-name="ce5" office:value-type="string" calcext:value-type="string" table:number-columns-spanned="1" table:number-rows-spanned="2">
            <text:p><text:span text:style-name="T2">自強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76])" office:value-type="string" office:string-value="自強國小" calcext:value-type="string" table:number-columns-spanned="1" table:number-rows-spanned="2">
            <text:p>自強國小</text:p>
          </table:table-cell>
          <table:table-cell table:style-name="ce457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457" office:value-type="string" calcext:value-type="string" table:number-columns-spanned="1" table:number-rows-spanned="2">
            <text:p><text:span text:style-name="T2">信全幼教用品社</text:span></text:p>
          </table:table-cell>
          <table:table-cell table:number-columns-repeated="1015"/>
        </table:table-row>
        <table:table-row table:style-name="ro31">
          <table:table-cell table:style-name="ce6" office:value-type="string" calcext:value-type="string">
            <text:p><text:span text:style-name="T2">游輝</text:span></text:p>
          </table:table-cell>
          <table:covered-table-cell table:number-columns-repeated="2"/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covered-table-cell table:number-columns-repeated="4"/>
          <table:table-cell table:number-columns-repeated="1015"/>
        </table:table-row>
        <table:table-row table:style-name="ro68">
          <table:table-cell table:style-name="ce6" office:value-type="string" calcext:value-type="string">
            <text:p><text:span text:style-name="T2">鄭宇恩</text:span></text:p>
          </table:table-cell>
          <table:table-cell table:style-name="ce114" office:value-type="string" calcext:value-type="string">
            <text:p>104<text:span text:style-name="T2">年度學校多媒體設備改善計畫</text:span>-<text:span text:style-name="T2">閃光燈、平板電腦、筆電、鏡頭</text:span></text:p>
          </table:table-cell>
          <table:table-cell table:style-name="ce5" office:value-type="string" calcext:value-type="string">
            <text:p><text:span text:style-name="T2">米倉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78])" office:value-type="string" office:string-value="米倉國小" calcext:value-type="string">
            <text:p>米倉國小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57">
          <table:table-cell table:style-name="ce6" office:value-type="string" calcext:value-type="string">
            <text:p><text:span text:style-name="T2">李余典</text:span></text:p>
          </table:table-cell>
          <table:table-cell table:style-name="ce114" office:value-type="string" calcext:value-type="string">
            <text:p>104<text:span text:style-name="T2">年度學校教學輔導用資訊設備改善計畫</text:span>-<text:span text:style-name="T2">電腦組</text:span></text:p>
          </table:table-cell>
          <table:table-cell table:style-name="ce5" office:value-type="string" calcext:value-type="string">
            <text:p><text:span text:style-name="T2">米倉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79])" office:value-type="string" office:string-value="米倉國小" calcext:value-type="string">
            <text:p>米倉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74">
          <table:table-cell table:style-name="ce6" office:value-type="string" calcext:value-type="string">
            <text:p><text:span text:style-name="T2">吳琪銘</text:span></text:p>
          </table:table-cell>
          <table:table-cell table:style-name="ce115" office:value-type="string" calcext:value-type="string">
            <text:p>104<text:span text:style-name="T2">年度學校資訊設備購置</text:span></text:p>
          </table:table-cell>
          <table:table-cell table:style-name="ce5" office:value-type="string" calcext:value-type="string">
            <text:p><text:span text:style-name="T2">成福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0])" office:value-type="string" office:string-value="成福國小" calcext:value-type="string">
            <text:p>成福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金結</text:span></text:p>
          </table:table-cell>
          <table:table-cell table:style-name="ce114" office:value-type="string" calcext:value-type="string">
            <text:p>104<text:span text:style-name="T2">年度學校資訊設備購置</text:span>(<text:span text:style-name="T2">列表機</text:span>)<text:span text:style-name="T2">計畫</text:span></text:p>
          </table:table-cell>
          <table:table-cell table:style-name="ce5" office:value-type="string" calcext:value-type="string">
            <text:p><text:span text:style-name="T2">成福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1])" office:value-type="string" office:string-value="成福國小" calcext:value-type="string">
            <text:p>成福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銘仁</text:span></text:p>
          </table:table-cell>
          <table:table-cell table:style-name="ce116" office:value-type="string" calcext:value-type="string">
            <text:p>104<text:span text:style-name="T2">年度學校資訊設備購置</text:span>(<text:span text:style-name="T2">單槍</text:span>)<text:span text:style-name="T2">計畫</text:span></text:p>
          </table:table-cell>
          <table:table-cell table:style-name="ce5" office:value-type="string" calcext:value-type="string">
            <text:p><text:span text:style-name="T2">成福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2])" office:value-type="string" office:string-value="成福國小" calcext:value-type="string">
            <text:p>成福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祝名科技企業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王建章</text:span></text:p>
          </table:table-cell>
          <table:table-cell table:style-name="ce117" office:value-type="string" calcext:value-type="string">
            <text:p>104<text:span text:style-name="T2">年度操場探照燈更新工程計畫</text:span>(<text:span text:style-name="T2">照明設備</text:span>)</text:p>
          </table:table-cell>
          <table:table-cell table:style-name="ce5" office:value-type="string" calcext:value-type="string">
            <text:p><text:span text:style-name="T2">福山國小</text:span></text:p>
          </table:table-cell>
          <table:table-cell table:style-name="ce434" office:value-type="float" office:value="87" calcext:value-type="float">
            <text:p>87 </text:p>
          </table:table-cell>
          <table:table-cell table:style-name="ce441" office:value-type="float" office:value="87" calcext:value-type="float">
            <text:p>8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83])" office:value-type="string" office:string-value="福山國小" calcext:value-type="string">
            <text:p>福山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席文特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彭成龍</text:span></text:p>
          </table:table-cell>
          <table:table-cell table:style-name="ce118" office:value-type="string" calcext:value-type="string">
            <text:p>104<text:span text:style-name="T2">年度機械科</text:span>3D<text:span text:style-name="T2">快速成型教學設備改善計畫</text:span>-3D<text:span text:style-name="T2">印表機、雷射雕刻器</text:span></text:p>
          </table:table-cell>
          <table:table-cell table:style-name="ce5" office:value-type="string" calcext:value-type="string">
            <text:p><text:span text:style-name="T2">私立中華高中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4])" office:value-type="string" office:string-value="私立中華高中" calcext:value-type="string">
            <text:p>私立中華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勁園國際股份有限公司</text:span></text:p>
          </table:table-cell>
          <table:table-cell table:number-columns-repeated="1015"/>
        </table:table-row>
        <table:table-row table:style-name="ro75">
          <table:table-cell table:style-name="ce6" office:value-type="string" calcext:value-type="string">
            <text:p><text:span text:style-name="T2">張瑞山</text:span></text:p>
          </table:table-cell>
          <table:table-cell table:style-name="ce119" office:value-type="string" calcext:value-type="string">
            <text:p>104<text:span text:style-name="T2">年度辦公室及烹飪教室環境設備改善</text:span>(<text:span text:style-name="T2">地板、排風等工程、抽油煙機等設備</text:span>)</text:p>
          </table:table-cell>
          <table:table-cell table:style-name="ce5" office:value-type="string" calcext:value-type="string">
            <text:p><text:span text:style-name="T2">錦和高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5])" office:value-type="string" office:string-value="錦和高中" calcext:value-type="string">
            <text:p>錦和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有限公司、樂晟企業社、辰品工程行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陳啟能</text:span></text:p>
          </table:table-cell>
          <table:table-cell table:style-name="ce120" office:value-type="string" calcext:value-type="string">
            <text:p>104<text:span text:style-name="T2">年度辦公室設備改善</text:span>(<text:span text:style-name="T2">櫃子、桌子</text:span>)</text:p>
          </table:table-cell>
          <table:table-cell table:style-name="ce5" office:value-type="string" calcext:value-type="string">
            <text:p><text:span text:style-name="T2">成功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6])" office:value-type="string" office:string-value="成功國小" calcext:value-type="string">
            <text:p>成功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冠成家電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廖本煙</text:span></text:p>
          </table:table-cell>
          <table:table-cell table:style-name="ce121" office:value-type="string" calcext:value-type="string">
            <text:p>104<text:span text:style-name="T2">年度辦公設備更新計畫</text:span>(<text:span text:style-name="T2">塑膠棧板及排風扇</text:span>)</text:p>
          </table:table-cell>
          <table:table-cell table:style-name="ce5" office:value-type="string" calcext:value-type="string">
            <text:p><text:span text:style-name="T2">樹林高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87])" office:value-type="string" office:string-value="樹林高中" calcext:value-type="string">
            <text:p>樹林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豪鑫電機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鄭宇恩</text:span></text:p>
          </table:table-cell>
          <table:table-cell table:style-name="ce122" office:value-type="string" calcext:value-type="string">
            <text:p>104<text:span text:style-name="T2">年度環校道路柏油鋪面改善整修工程</text:span>(<text:span text:style-name="T2">路面重整工程</text:span>)</text:p>
          </table:table-cell>
          <table:table-cell table:style-name="ce5" office:value-type="string" calcext:value-type="string">
            <text:p><text:span text:style-name="T2">鄧公國小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88])" office:value-type="string" office:string-value="鄧公國小" calcext:value-type="string">
            <text:p>鄧公國小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得原營造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鄭戴麗香</text:span></text:p>
          </table:table-cell>
          <table:table-cell table:style-name="ce123" office:value-type="string" calcext:value-type="string">
            <text:p>104<text:span text:style-name="T2">年度環境設備改善計畫</text:span>(<text:span text:style-name="T2">電動門</text:span>)</text:p>
          </table:table-cell>
          <table:table-cell table:style-name="ce5" office:value-type="string" calcext:value-type="string">
            <text:p><text:span text:style-name="T2">更寮國小</text:span></text:p>
          </table:table-cell>
          <table:table-cell table:style-name="ce435" office:value-type="float" office:value="160" calcext:value-type="float">
            <text:p>160 </text:p>
          </table:table-cell>
          <table:table-cell table:style-name="ce440" office:value-type="float" office:value="160" calcext:value-type="float">
            <text:p>16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389])" office:value-type="string" office:string-value="更寮國小" calcext:value-type="string">
            <text:p>更寮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日天興業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劉美芳</text:span></text:p>
          </table:table-cell>
          <table:table-cell table:style-name="ce124" office:value-type="string" calcext:value-type="string">
            <text:p>104<text:span text:style-name="T2">年度藝術才能音樂班樂器設備更新採購計畫</text:span>(<text:span text:style-name="T2">樂器</text:span>)</text:p>
          </table:table-cell>
          <table:table-cell table:style-name="ce5" office:value-type="string" calcext:value-type="string">
            <text:p><text:span text:style-name="T2">後埔國小</text:span></text:p>
          </table:table-cell>
          <table:table-cell table:style-name="ce432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0])" office:value-type="string" office:string-value="後埔國小" calcext:value-type="string">
            <text:p>後埔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偉仕育樂用品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黃林玲玲</text:span></text:p>
          </table:table-cell>
          <table:table-cell table:style-name="ce125" office:value-type="string" calcext:value-type="string">
            <text:p>104<text:span text:style-name="T2">年度藝術與人文領域教學設備購置計畫</text:span> (<text:span text:style-name="T2">樂器</text:span>)</text:p>
          </table:table-cell>
          <table:table-cell table:style-name="ce5" office:value-type="string" calcext:value-type="string">
            <text:p><text:span text:style-name="T2">昌平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1])" office:value-type="string" office:string-value="昌平國小" calcext:value-type="string">
            <text:p>昌平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東和樂器木業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蔡淑君</text:span></text:p>
          </table:table-cell>
          <table:table-cell table:style-name="ce126" office:value-type="string" calcext:value-type="string">
            <text:p>104<text:span text:style-name="T2">年建置班級廣播設備及校園廣播系統計畫</text:span></text:p>
          </table:table-cell>
          <table:table-cell table:style-name="ce5" office:value-type="string" calcext:value-type="string">
            <text:p><text:span text:style-name="T2">南勢國小</text:span></text:p>
          </table:table-cell>
          <table:table-cell table:style-name="ce432" office:value-type="float" office:value="380" calcext:value-type="float">
            <text:p>380 </text:p>
          </table:table-cell>
          <table:table-cell table:style-name="ce440" office:value-type="float" office:value="380" calcext:value-type="float">
            <text:p>3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2])" office:value-type="string" office:string-value="南勢國小" calcext:value-type="string">
            <text:p>南勢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國碩資訊科技股份有限公司</text:span></text:p>
          </table:table-cell>
          <table:table-cell table:number-columns-repeated="1015"/>
        </table:table-row>
        <table:table-row table:style-name="ro26">
          <table:table-cell table:style-name="ce6" office:value-type="string" calcext:value-type="string">
            <text:p><text:span text:style-name="T2">李余典</text:span></text:p>
          </table:table-cell>
          <table:table-cell table:style-name="ce127" office:value-type="string" calcext:value-type="string" table:number-columns-spanned="1" table:number-rows-spanned="2">
            <text:p>104<text:span text:style-name="T2">年英語圖書設備</text:span>(<text:span text:style-name="T2">英語圖書</text:span>)</text:p>
          </table:table-cell>
          <table:table-cell table:style-name="ce5" office:value-type="string" calcext:value-type="string" table:number-columns-spanned="1" table:number-rows-spanned="2">
            <text:p><text:span text:style-name="T2">新北高中</text:span></text:p>
          </table:table-cell>
          <table:table-cell table:style-name="ce434" office:value-type="float" office:value="198" calcext:value-type="float" table:number-columns-spanned="1" table:number-rows-spanned="2">
            <text:p>198 </text:p>
          </table:table-cell>
          <table:table-cell table:style-name="ce440" office:value-type="float" office:value="94" calcext:value-type="float">
            <text:p>94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3])" office:value-type="string" office:string-value="新北高中" calcext:value-type="string" table:number-columns-spanned="1" table:number-rows-spanned="2">
            <text:p>新北高中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權盛實業有限公司</text:span></text:p>
          </table:table-cell>
          <table:table-cell table:number-columns-repeated="1015"/>
        </table:table-row>
        <table:table-row table:style-name="ro43">
          <table:table-cell table:style-name="ce6" office:value-type="string" calcext:value-type="string">
            <text:p><text:span text:style-name="T2">李坤城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74">
          <table:table-cell table:style-name="ce6" office:value-type="string" calcext:value-type="string">
            <text:p><text:span text:style-name="T2">楊春妹</text:span></text:p>
          </table:table-cell>
          <table:table-cell table:style-name="ce115" office:value-type="string" calcext:value-type="string">
            <text:p>104<text:span text:style-name="T2">年班級教室電扇改善工程</text:span>(<text:span text:style-name="T2">旋轉電扇</text:span>)</text:p>
          </table:table-cell>
          <table:table-cell table:style-name="ce5" office:value-type="string" calcext:value-type="string">
            <text:p><text:span text:style-name="T2">丹鳳國小</text:span></text:p>
          </table:table-cell>
          <table:table-cell table:style-name="ce432" office:value-type="float" office:value="96" calcext:value-type="float">
            <text:p>96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5])" office:value-type="string" office:string-value="丹鳳國小" calcext:value-type="string">
            <text:p>丹鳳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虹華科技股份有限公司</text:span></text:p>
          </table:table-cell>
          <table:table-cell table:number-columns-repeated="1015"/>
        </table:table-row>
        <table:table-row table:style-name="ro74">
          <table:table-cell table:style-name="ce6" office:value-type="string" calcext:value-type="string">
            <text:p><text:span text:style-name="T2">廖本煙</text:span></text:p>
          </table:table-cell>
          <table:table-cell table:style-name="ce128" office:value-type="string" calcext:value-type="string">
            <text:p>104<text:span text:style-name="T2">年專科教室冷氣機採購計畫</text:span>(<text:span text:style-name="T2">冷氣</text:span>)</text:p>
          </table:table-cell>
          <table:table-cell table:style-name="ce5" office:value-type="string" calcext:value-type="string">
            <text:p><text:span text:style-name="T2">土城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6])" office:value-type="string" office:string-value="土城國中" calcext:value-type="string">
            <text:p>土城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大同綜合訊電股份有限公司</text:span></text:p>
          </table:table-cell>
          <table:table-cell table:number-columns-repeated="1015"/>
        </table:table-row>
        <table:table-row table:style-name="ro74">
          <table:table-cell table:style-name="ce6" office:value-type="string" calcext:value-type="string">
            <text:p><text:span text:style-name="T2">高敏慧</text:span></text:p>
          </table:table-cell>
          <table:table-cell table:style-name="ce129" office:value-type="string" calcext:value-type="string">
            <text:p>104<text:span text:style-name="T2">年專科教室設備建置計畫</text:span>(<text:span text:style-name="T2">桌子、展覽門板</text:span>)</text:p>
          </table:table-cell>
          <table:table-cell table:style-name="ce5" office:value-type="string" calcext:value-type="string">
            <text:p><text:span text:style-name="T2">北大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7])" office:value-type="string" office:string-value="北大高中" calcext:value-type="string">
            <text:p>北大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築響系統科技友限公司、駟寰企業商行</text:span></text:p>
          </table:table-cell>
          <table:table-cell table:number-columns-repeated="1015"/>
        </table:table-row>
        <table:table-row table:style-name="ro76">
          <table:table-cell table:style-name="ce6" office:value-type="string" calcext:value-type="string">
            <text:p><text:span text:style-name="T2">邱烽堯</text:span></text:p>
          </table:table-cell>
          <table:table-cell table:style-name="ce130" office:value-type="string" calcext:value-type="string">
            <text:p>104<text:span text:style-name="T2">年教學環境改善計畫</text:span>(<text:span text:style-name="T2">照明設備及擴音器等</text:span>)</text:p>
          </table:table-cell>
          <table:table-cell table:style-name="ce5" office:value-type="string" calcext:value-type="string">
            <text:p><text:span text:style-name="T2">漳和國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8])" office:value-type="string" office:string-value="漳和國中" calcext:value-type="string">
            <text:p>漳和國中</text:p>
          </table:table-cell>
          <table:table-cell table:style-name="ce16" office:value-type="string" calcext:value-type="string">
            <text:p><text:span text:style-name="T2">共同供應契約、逕洽廠商議價</text:span></text:p>
          </table:table-cell>
          <table:table-cell table:style-name="ce16" office:value-type="string" calcext:value-type="string">
            <text:p><text:span text:style-name="T2">非比電腦有限公司、康保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高敏慧</text:span></text:p>
          </table:table-cell>
          <table:table-cell table:style-name="ce114" office:value-type="string" calcext:value-type="string">
            <text:p>104<text:span text:style-name="T2">年圖書館設備採購計畫</text:span>(<text:span text:style-name="T2">沙發</text:span>)</text:p>
          </table:table-cell>
          <table:table-cell table:style-name="ce5" office:value-type="string" calcext:value-type="string">
            <text:p><text:span text:style-name="T2">土城國中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399])" office:value-type="string" office:string-value="土城國中" calcext:value-type="string">
            <text:p>土城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興家園傢俱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黃林玲玲</text:span></text:p>
          </table:table-cell>
          <table:table-cell table:style-name="ce131" office:value-type="string" calcext:value-type="string">
            <text:p>104<text:span text:style-name="T2">年圖書館設備採購案</text:span>(<text:span text:style-name="T2">圖書書架</text:span>)</text:p>
          </table:table-cell>
          <table:table-cell table:style-name="ce5" office:value-type="string" calcext:value-type="string">
            <text:p><text:span text:style-name="T2">成州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0])" office:value-type="string" office:string-value="成州國小" calcext:value-type="string">
            <text:p>成州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瑋泰金屬工業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周勝考</text:span></text:p>
          </table:table-cell>
          <table:table-cell table:style-name="ce132" office:value-type="string" calcext:value-type="string">
            <text:p>104<text:span text:style-name="T2">年學生社團發展計畫</text:span>(<text:span text:style-name="T2">手風琴、大鑼、隔音簾</text:span>)</text:p>
          </table:table-cell>
          <table:table-cell table:style-name="ce5" office:value-type="string" calcext:value-type="string">
            <text:p><text:span text:style-name="T2">莒光國小</text:span></text:p>
          </table:table-cell>
          <table:table-cell table:style-name="ce432" office:value-type="float" office:value="130" calcext:value-type="float">
            <text:p>130 </text:p>
          </table:table-cell>
          <table:table-cell table:style-name="ce441" office:value-type="float" office:value="130" calcext:value-type="float">
            <text:p>1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1])" office:value-type="string" office:string-value="莒光國小" calcext:value-type="string">
            <text:p>莒光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美佳室內裝潢有限公司、豪聲樂器木業股份有限公司</text:span></text:p>
          </table:table-cell>
          <table:table-cell table:number-columns-repeated="1015"/>
        </table:table-row>
        <table:table-row table:style-name="ro78">
          <table:table-cell table:style-name="ce6" office:value-type="string" calcext:value-type="string">
            <text:p><text:span text:style-name="T2">林國春</text:span></text:p>
          </table:table-cell>
          <table:table-cell table:style-name="ce133" office:value-type="string" calcext:value-type="string">
            <text:p>104<text:span text:style-name="T2">年學生社團發展計畫</text:span>(<text:span text:style-name="T2">防漏工程、空氣清淨機、除濕機、防潮櫃、球桌、手風琴</text:span>)</text:p>
          </table:table-cell>
          <table:table-cell table:style-name="ce5" office:value-type="string" calcext:value-type="string">
            <text:p><text:span text:style-name="T2">莒光國小</text:span></text:p>
          </table:table-cell>
          <table:table-cell table:style-name="ce434" office:value-type="float" office:value="492" calcext:value-type="float">
            <text:p>492 </text:p>
          </table:table-cell>
          <table:table-cell table:style-name="ce440" office:value-type="float" office:value="492" calcext:value-type="float">
            <text:p>492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2])" office:value-type="string" office:string-value="莒光國小" calcext:value-type="string">
            <text:p>莒光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恆宇防水材料有限公司、泳盛水電工程公司、允鋐電器、美家室內裝潢有限公司、兵乓世界桌球用品有限公司、喬原企業有限公司、豪聲樂器木業股份有限公司</text:span></text:p>
          </table:table-cell>
          <table:table-cell table:number-columns-repeated="1015"/>
        </table:table-row>
        <table:table-row table:style-name="ro79">
          <table:table-cell table:style-name="ce6" office:value-type="string" calcext:value-type="string">
            <text:p><text:span text:style-name="T2">黃永昌</text:span></text:p>
          </table:table-cell>
          <table:table-cell table:style-name="ce115" office:value-type="string" calcext:value-type="string">
            <text:p>104<text:span text:style-name="T2">年辦公設備採購計畫</text:span>(<text:span text:style-name="T2">沙發、茶几</text:span>)</text:p>
          </table:table-cell>
          <table:table-cell table:style-name="ce5" office:value-type="string" calcext:value-type="string">
            <text:p><text:span text:style-name="T2">土城國中</text:span></text:p>
          </table:table-cell>
          <table:table-cell table:style-name="ce432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3])" office:value-type="string" office:string-value="土城國中" calcext:value-type="string">
            <text:p>土城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興家園傢俱有限公司</text:span></text:p>
          </table:table-cell>
          <table:table-cell table:number-columns-repeated="1015"/>
        </table:table-row>
        <table:table-row table:style-name="ro80">
          <table:table-cell table:style-name="ce6" office:value-type="string" calcext:value-type="string">
            <text:p><text:span text:style-name="T2">張宏陸</text:span></text:p>
          </table:table-cell>
          <table:table-cell table:style-name="ce115" office:value-type="string" calcext:value-type="string">
            <text:p>104<text:span text:style-name="T2">年擊劍選手訓練計畫</text:span>(<text:span text:style-name="T2">鋁質劍道、電審器、捲線器</text:span>)</text:p>
          </table:table-cell>
          <table:table-cell table:style-name="ce5" office:value-type="string" calcext:value-type="string">
            <text:p><text:span text:style-name="T2">文德國小</text:span></text:p>
          </table:table-cell>
          <table:table-cell table:style-name="ce432" office:value-type="float" office:value="600" calcext:value-type="float">
            <text:p>600 </text:p>
          </table:table-cell>
          <table:table-cell table:style-name="ce440" office:value-type="float" office:value="600" calcext:value-type="float">
            <text:p>6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4])" office:value-type="string" office:string-value="文德國小" calcext:value-type="string">
            <text:p>文德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晨記國際有限公司</text:span></text:p>
          </table:table-cell>
          <table:table-cell table:number-columns-repeated="1015"/>
        </table:table-row>
        <table:table-row table:style-name="ro80">
          <table:table-cell table:style-name="ce6" office:value-type="string" calcext:value-type="string">
            <text:p><text:span text:style-name="T2">林金結</text:span></text:p>
          </table:table-cell>
          <table:table-cell table:style-name="ce134" office:value-type="string" calcext:value-type="string">
            <text:p>104<text:span text:style-name="T2">社區多功能學習中心設備增購計畫</text:span>(<text:span text:style-name="T2">烤箱、發酵箱</text:span>)</text:p>
          </table:table-cell>
          <table:table-cell table:style-name="ce5" office:value-type="string" calcext:value-type="string">
            <text:p><text:span text:style-name="T2">建國國小</text:span></text:p>
          </table:table-cell>
          <table:table-cell table:style-name="ce432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5])" office:value-type="string" office:string-value="建國國小" calcext:value-type="string">
            <text:p>建國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清文實業股份有限公司</text:span></text:p>
          </table:table-cell>
          <table:table-cell table:number-columns-repeated="1015"/>
        </table:table-row>
        <table:table-row table:style-name="ro81">
          <table:table-cell table:style-name="ce6" office:value-type="string" calcext:value-type="string">
            <text:p><text:span text:style-name="T2">廖裕德</text:span></text:p>
          </table:table-cell>
          <table:table-cell table:style-name="ce135" office:value-type="string" calcext:value-type="string">
            <text:p>104<text:span text:style-name="T2">運動空間改善計畫</text:span>(<text:span text:style-name="T2">體育館折疊椅收納臺車</text:span>)</text:p>
          </table:table-cell>
          <table:table-cell table:style-name="ce5" office:value-type="string" calcext:value-type="string">
            <text:p><text:span text:style-name="T2">板橋國中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6])" office:value-type="string" office:string-value="板橋國中" calcext:value-type="string">
            <text:p>板橋國中</text:p>
          </table:table-cell>
          <table:table-cell table:style-name="ce457" office:value-type="string" calcext:value-type="string">
            <text:p><text:span text:style-name="T2">公開取得企劃書、逕洽廠商</text:span></text:p>
          </table:table-cell>
          <table:table-cell table:style-name="ce457" office:value-type="string" calcext:value-type="string">
            <text:p><text:span text:style-name="T2">臺灣學聯有限公司、澳迪實業有限公司、愛群帆布行、禮門鋁業行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楊春妹</text:span></text:p>
          </table:table-cell>
          <table:table-cell table:style-name="ce114" office:value-type="string" calcext:value-type="string">
            <text:p>104<text:span text:style-name="T2">學年行動學習教學資訊設備補助</text:span>-<text:span text:style-name="T2">平板充電車</text:span></text:p>
          </table:table-cell>
          <table:table-cell table:style-name="ce5" office:value-type="string" calcext:value-type="string">
            <text:p><text:span text:style-name="T2">樟樹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7])" office:value-type="string" office:string-value="樟樹國中" calcext:value-type="string">
            <text:p>樟樹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非比電腦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國春</text:span></text:p>
          </table:table-cell>
          <table:table-cell table:style-name="ce136" office:value-type="string" calcext:value-type="string">
            <text:p>104<text:span text:style-name="T2">學年度充實生活綜合領域教學設備計畫</text:span>(<text:span text:style-name="T2">發球機、瓦斯爐、烤箱等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4" office:value-type="float" office:value="320" calcext:value-type="float">
            <text:p>320 </text:p>
          </table:table-cell>
          <table:table-cell table:style-name="ce440" office:value-type="float" office:value="320" calcext:value-type="float">
            <text:p>3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8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限制性招標、逕洽廠商</text:span></text:p>
          </table:table-cell>
          <table:table-cell table:style-name="ce16" office:value-type="string" calcext:value-type="string">
            <text:p><text:span text:style-name="T2">金承運企業有限公司、聖聿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裔綺</text:span></text:p>
          </table:table-cell>
          <table:table-cell table:style-name="ce137" office:value-type="string" calcext:value-type="string">
            <text:p>104<text:span text:style-name="T2">學年度充實資訊暨藝術人文教學設備</text:span>(<text:span text:style-name="T2">平板電腦、燒窯箱</text:span>)</text:p>
          </table:table-cell>
          <table:table-cell table:style-name="ce5" office:value-type="string" calcext:value-type="string">
            <text:p><text:span text:style-name="T2">福連國小</text:span></text:p>
          </table:table-cell>
          <table:table-cell table:style-name="ce432" office:value-type="float" office:value="90" calcext:value-type="float">
            <text:p>90 </text:p>
          </table:table-cell>
          <table:table-cell table:style-name="ce441" office:value-type="float" office:value="90" calcext:value-type="float">
            <text:p>9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09])" office:value-type="string" office:string-value="福連國小" calcext:value-type="string">
            <text:p>福連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極電資訊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周勝考</text:span></text:p>
          </table:table-cell>
          <table:table-cell table:style-name="ce138" office:value-type="string" calcext:value-type="string">
            <text:p>104<text:span text:style-name="T2">學年度申請教學設備更新計畫</text:span>(<text:span text:style-name="T2">冷氣、油印機、資訊桌</text:span>)</text:p>
          </table:table-cell>
          <table:table-cell table:style-name="ce5" office:value-type="string" calcext:value-type="string">
            <text:p><text:span text:style-name="T2">新埔國小</text:span></text:p>
          </table:table-cell>
          <table:table-cell table:style-name="ce432" office:value-type="float" office:value="190" calcext:value-type="float">
            <text:p>190 </text:p>
          </table:table-cell>
          <table:table-cell table:style-name="ce441" office:value-type="float" office:value="190" calcext:value-type="float">
            <text:p>19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0])" office:value-type="string" office:string-value="新埔國小" calcext:value-type="string">
            <text:p>新埔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非比電腦有限公司、鈞第室內裝修有限公司、元茂國際企業股份有限公司板橋分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國春</text:span></text:p>
          </table:table-cell>
          <table:table-cell table:style-name="ce139" office:value-type="string" calcext:value-type="string">
            <text:p> 104<text:span text:style-name="T2">學年度志工辦公室設備改善</text:span>(<text:span text:style-name="T2">電腦、筆電、硬碟</text:span>) </text:p>
          </table:table-cell>
          <table:table-cell table:style-name="ce5" office:value-type="string" calcext:value-type="string">
            <text:p><text:span text:style-name="T2">大觀國小</text:span></text:p>
          </table:table-cell>
          <table:table-cell table:style-name="ce434" office:value-type="float" office:value="43" calcext:value-type="float">
            <text:p>43 </text:p>
          </table:table-cell>
          <table:table-cell table:style-name="ce441" office:value-type="float" office:value="43" calcext:value-type="float">
            <text:p>43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大觀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京旻科技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蔣根煌</text:span></text:p>
          </table:table-cell>
          <table:table-cell table:style-name="ce140" office:value-type="string" calcext:value-type="string">
            <text:p>104<text:span text:style-name="T2">學年度改善及充實教學環境設備申請計畫</text:span>(<text:span text:style-name="T2">多媒體設備）</text:span></text:p>
          </table:table-cell>
          <table:table-cell table:style-name="ce5" office:value-type="string" calcext:value-type="string">
            <text:p><text:span text:style-name="T2">明志國小</text:span></text:p>
          </table:table-cell>
          <table:table-cell table:style-name="ce434" office:value-type="float" office:value="222" calcext:value-type="float">
            <text:p>222 </text:p>
          </table:table-cell>
          <table:table-cell table:style-name="ce440" office:value-type="float" office:value="222" calcext:value-type="float">
            <text:p>22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2])" office:value-type="string" office:string-value="明志國小" calcext:value-type="string">
            <text:p>明志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捷達數位系統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楊春妹</text:span></text:p>
          </table:table-cell>
          <table:table-cell table:style-name="ce141" office:value-type="string" calcext:value-type="string">
            <text:p>104<text:span text:style-name="T2">學年度改善教學設備計畫</text:span>(<text:span text:style-name="T2">音響設備、體育設備等</text:span>)</text:p>
          </table:table-cell>
          <table:table-cell table:style-name="ce5" office:value-type="string" calcext:value-type="string">
            <text:p><text:span text:style-name="T2">烏來國中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3])" office:value-type="string" office:string-value="烏來國中小" calcext:value-type="string">
            <text:p>烏來國中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新視代影音科技有限公司、元茂國際企業股份有限公司、卡斯伯有限公司、振煜實業有限公司、南運體育用品社、永勝繩業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羅文崇</text:span></text:p>
          </table:table-cell>
          <table:table-cell table:style-name="ce142" office:value-type="string" calcext:value-type="string">
            <text:p>104<text:span text:style-name="T2">學年度改善資訊教室設備實施計畫</text:span>(<text:span text:style-name="T2">投影機、螢幕、電視</text:span>)</text:p>
          </table:table-cell>
          <table:table-cell table:style-name="ce5" office:value-type="string" calcext:value-type="string">
            <text:p><text:span text:style-name="T2">雙城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4])" office:value-type="string" office:string-value="雙城國小" calcext:value-type="string">
            <text:p>雙城國小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芮立光公司、辛格瑪公司</text:span></text:p>
            <text:p/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鍾宏仁</text:span></text:p>
          </table:table-cell>
          <table:table-cell table:style-name="ce143" office:value-type="string" calcext:value-type="string">
            <text:p>104<text:span text:style-name="T2">學年度音樂班社備擴充改善計畫</text:span> (<text:span text:style-name="T2">樂器</text:span>)</text:p>
          </table:table-cell>
          <table:table-cell table:style-name="ce5" office:value-type="string" calcext:value-type="string">
            <text:p><text:span text:style-name="T2">重慶國中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5])" office:value-type="string" office:string-value="重慶國中" calcext:value-type="string">
            <text:p>重慶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義德樂器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白珮茹</text:span></text:p>
          </table:table-cell>
          <table:table-cell table:style-name="ce144" office:value-type="string" calcext:value-type="string">
            <text:p>104<text:span text:style-name="T2">學年度校園安全改善計畫</text:span>(<text:span text:style-name="T2">鐵捲門</text:span>)</text:p>
          </table:table-cell>
          <table:table-cell table:style-name="ce5" office:value-type="string" calcext:value-type="string">
            <text:p><text:span text:style-name="T2">萬里國小</text:span></text:p>
          </table:table-cell>
          <table:table-cell table:style-name="ce432" office:value-type="float" office:value="89" calcext:value-type="float">
            <text:p>89 </text:p>
          </table:table-cell>
          <table:table-cell table:style-name="ce441" office:value-type="float" office:value="89" calcext:value-type="float">
            <text:p>8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6])" office:value-type="string" office:string-value="萬里國小" calcext:value-type="string">
            <text:p>萬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傑梅企業社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李坤城</text:span></text:p>
          </table:table-cell>
          <table:table-cell table:style-name="ce145" office:value-type="string" calcext:value-type="string">
            <text:p>104<text:span text:style-name="T2">學年度校園雨遮建置計畫</text:span>(<text:span text:style-name="T2">雨遮</text:span>)</text:p>
          </table:table-cell>
          <table:table-cell table:style-name="ce5" office:value-type="string" calcext:value-type="string">
            <text:p><text:span text:style-name="T2">蘆洲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17])" office:value-type="string" office:string-value="蘆洲國小" calcext:value-type="string">
            <text:p>蘆洲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禾東工程行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連斐璠</text:span></text:p>
          </table:table-cell>
          <table:table-cell table:style-name="ce146" office:value-type="string" calcext:value-type="string">
            <text:p>104<text:span text:style-name="T2">學年度桌球隊改善訓練環境計畫</text:span>(pu<text:span text:style-name="T2">地板、牆壁、樓梯、天花板拆除</text:span>)</text:p>
          </table:table-cell>
          <table:table-cell table:style-name="ce5" office:value-type="string" calcext:value-type="string">
            <text:p><text:span text:style-name="T2">網溪國小</text:span></text:p>
          </table:table-cell>
          <table:table-cell table:style-name="ce434" office:value-type="float" office:value="470" calcext:value-type="float">
            <text:p>470 </text:p>
          </table:table-cell>
          <table:table-cell table:style-name="ce440" office:value-type="float" office:value="470" calcext:value-type="float">
            <text:p>47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18])" office:value-type="string" office:string-value="網溪國小" calcext:value-type="string">
            <text:p>網溪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鼎上豐興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楊春妹</text:span></text:p>
          </table:table-cell>
          <table:table-cell table:style-name="ce147" office:value-type="string" calcext:value-type="string">
            <text:p>104<text:span text:style-name="T2">學年度專科教室設備改善計畫及</text:span>104<text:span text:style-name="T2">學年度輔導環境空調設備改善計畫</text:span> (<text:span text:style-name="T2">投影機、電子白板、冷氣</text:span>)</text:p>
          </table:table-cell>
          <table:table-cell table:style-name="ce5" office:value-type="string" calcext:value-type="string">
            <text:p><text:span text:style-name="T2">貢寮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19])" office:value-type="string" office:string-value="貢寮國中" calcext:value-type="string">
            <text:p>貢寮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股份有限公司、大同電訊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鍾宏仁</text:span></text:p>
          </table:table-cell>
          <table:table-cell table:style-name="ce148" office:value-type="string" calcext:value-type="string">
            <text:p>104<text:span text:style-name="T2">學年度教師專業成長室建置計畫</text:span>(<text:span text:style-name="T2">沙發、茶几、會議桌、冷氣機）</text:span></text:p>
          </table:table-cell>
          <table:table-cell table:style-name="ce5" office:value-type="string" calcext:value-type="string">
            <text:p><text:span text:style-name="T2">明志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0])" office:value-type="string" office:string-value="明志國小" calcext:value-type="string">
            <text:p>明志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長餘股份有限公司、才元家具行</text:span></text:p>
          </table:table-cell>
          <table:table-cell table:number-columns-repeated="1015"/>
        </table:table-row>
        <table:table-row table:style-name="ro43">
          <table:table-cell table:style-name="ce6" office:value-type="string" calcext:value-type="string">
            <text:p><text:span text:style-name="T2">江永昌</text:span></text:p>
          </table:table-cell>
          <table:table-cell table:style-name="ce127" office:value-type="string" calcext:value-type="string" table:number-columns-spanned="1" table:number-rows-spanned="2">
            <text:p>104<text:span text:style-name="T2">學年度會議室資訊設備改善計畫</text:span></text:p>
          </table:table-cell>
          <table:table-cell table:style-name="ce5" office:value-type="string" calcext:value-type="string" table:number-columns-spanned="1" table:number-rows-spanned="2">
            <text:p><text:span text:style-name="T2">永平國小</text:span></text:p>
          </table:table-cell>
          <table:table-cell table:style-name="ce432" office:value-type="float" office:value="300" calcext:value-type="float" table:number-columns-spanned="1" table:number-rows-spanned="2">
            <text:p>300 </text:p>
          </table:table-cell>
          <table:table-cell table:style-name="ce440" office:value-type="float" office:value="220" calcext:value-type="float">
            <text:p>22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1])" office:value-type="string" office:string-value="永平國小" calcext:value-type="string" table:number-columns-spanned="1" table:number-rows-spanned="2">
            <text:p>永平國小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非比電腦有限公司</text:span></text:p>
          </table:table-cell>
          <table:table-cell table:number-columns-repeated="1015"/>
        </table:table-row>
        <table:table-row table:style-name="ro26">
          <table:table-cell table:style-name="ce6" office:value-type="string" calcext:value-type="string">
            <text:p><text:span text:style-name="T2">許昭興</text:span></text:p>
          </table:table-cell>
          <table:covered-table-cell table:number-columns-repeated="3"/>
          <table:table-cell table:style-name="ce440" office:value-type="float" office:value="80" calcext:value-type="float">
            <text:p>80 </text:p>
          </table:table-cell>
          <table:covered-table-cell table:number-columns-repeated="4"/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高敏慧</text:span></text:p>
          </table:table-cell>
          <table:table-cell table:style-name="ce114" office:value-type="string" calcext:value-type="string">
            <text:p>104<text:span text:style-name="T2">學年度資訊設備採購計畫</text:span></text:p>
          </table:table-cell>
          <table:table-cell table:style-name="ce5" office:value-type="string" calcext:value-type="string">
            <text:p><text:span text:style-name="T2">文林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3])" office:value-type="string" office:string-value="文林國小" calcext:value-type="string">
            <text:p>文林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蔡淑君</text:span></text:p>
          </table:table-cell>
          <table:table-cell table:style-name="ce149" office:value-type="string" calcext:value-type="string">
            <text:p>104<text:span text:style-name="T2">學年度運動人才培訓計畫</text:span>(<text:span text:style-name="T2">阻力訓練器</text:span>)</text:p>
          </table:table-cell>
          <table:table-cell table:style-name="ce5" office:value-type="string" calcext:value-type="string">
            <text:p><text:span text:style-name="T2">麗園國小</text:span></text:p>
          </table:table-cell>
          <table:table-cell table:style-name="ce434" office:value-type="float" office:value="75" calcext:value-type="float">
            <text:p>75 </text:p>
          </table:table-cell>
          <table:table-cell table:style-name="ce441" office:value-type="float" office:value="75" calcext:value-type="float">
            <text:p>7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4])" office:value-type="string" office:string-value="麗園國小" calcext:value-type="string">
            <text:p>麗園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泰恆實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鄭宇恩</text:span></text:p>
          </table:table-cell>
          <table:table-cell table:style-name="ce114" office:value-type="string" calcext:value-type="string">
            <text:p>104<text:span text:style-name="T2">學年度管樂團樂器採購計畫</text:span></text:p>
          </table:table-cell>
          <table:table-cell table:style-name="ce5" office:value-type="string" calcext:value-type="string">
            <text:p><text:span text:style-name="T2">竹圍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5])" office:value-type="string" office:string-value="竹圍國小" calcext:value-type="string">
            <text:p>竹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功學社音樂中心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連斐璠</text:span></text:p>
          </table:table-cell>
          <table:table-cell table:style-name="ce150" office:value-type="string" calcext:value-type="string">
            <text:p>104<text:span text:style-name="T2">學年度增購比賽器材實施計畫</text:span>(<text:span text:style-name="T2">筆記型電腦、大型計分器</text:span>(<text:span text:style-name="T2">含計分器腳架</text:span>)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6])" office:value-type="string" office:string-value="永和國中" calcext:value-type="string">
            <text:p>永和國中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長城桌球體育用品社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周勝考</text:span></text:p>
          </table:table-cell>
          <table:table-cell table:style-name="ce151" office:value-type="string" calcext:value-type="string">
            <text:p>104<text:span text:style-name="T2">學年度廣播室新建工程</text:span>(<text:span text:style-name="T2">牆壁貼磚、門窗、照明設備等</text:span>)</text:p>
          </table:table-cell>
          <table:table-cell table:style-name="ce5" office:value-type="string" calcext:value-type="string">
            <text:p><text:span text:style-name="T2">後埔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27])" office:value-type="string" office:string-value="後埔國小" calcext:value-type="string">
            <text:p>後埔國小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暘豐冷氣工程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羅文崇</text:span></text:p>
          </table:table-cell>
          <table:table-cell table:style-name="ce152" office:value-type="string" calcext:value-type="string">
            <text:p>104<text:span text:style-name="T2">學年度閱讀好書充實圖書計畫</text:span>(<text:span text:style-name="T2">圖書</text:span>)</text:p>
          </table:table-cell>
          <table:table-cell table:style-name="ce5" office:value-type="string" calcext:value-type="string">
            <text:p><text:span text:style-name="T2">永平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8])" office:value-type="string" office:string-value="永平國小" calcext:value-type="string">
            <text:p>永平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華曜出版事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蔣根煌</text:span></text:p>
          </table:table-cell>
          <table:table-cell table:style-name="ce153" office:value-type="string" calcext:value-type="string">
            <text:p>104<text:span text:style-name="T2">學年度學校設備採購計畫</text:span>(<text:span text:style-name="T2">桌椅</text:span>)</text:p>
          </table:table-cell>
          <table:table-cell table:style-name="ce5" office:value-type="string" calcext:value-type="string">
            <text:p><text:span text:style-name="T2">和美國小</text:span></text:p>
          </table:table-cell>
          <table:table-cell table:style-name="ce432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29])" office:value-type="string" office:string-value="和美國小" calcext:value-type="string">
            <text:p>和美國小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探訪設計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鄭宇恩</text:span></text:p>
          </table:table-cell>
          <table:table-cell table:style-name="ce154" office:value-type="string" calcext:value-type="string">
            <text:p>104<text:span text:style-name="T2">學年度橄欖球訓練設備增購計畫</text:span>(<text:span text:style-name="T2">訓練器材</text:span>)</text:p>
          </table:table-cell>
          <table:table-cell table:style-name="ce5" office:value-type="string" calcext:value-type="string">
            <text:p><text:span text:style-name="T2">竹圍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30])" office:value-type="string" office:string-value="竹圍高中" calcext:value-type="string">
            <text:p>竹圍高中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純美體育用品社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鄭宇恩</text:span></text:p>
          </table:table-cell>
          <table:table-cell table:style-name="ce155" office:value-type="string" calcext:value-type="string">
            <text:p>104<text:span text:style-name="T2">學年度橄欖球訓練設備增購計畫</text:span>(<text:span text:style-name="T2">飛輪車</text:span>)</text:p>
          </table:table-cell>
          <table:table-cell table:style-name="ce5" office:value-type="string" calcext:value-type="string">
            <text:p><text:span text:style-name="T2">三芝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31])" office:value-type="string" office:string-value="三芝國中" calcext:value-type="string">
            <text:p>三芝國中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必艾奇亞洲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廖本煙</text:span></text:p>
          </table:table-cell>
          <table:table-cell table:style-name="ce156" office:value-type="string" calcext:value-type="string">
            <text:p>20<text:span text:style-name="T2">周年美展</text:span> (<text:span text:style-name="T2">美展場佈</text:span>)</text:p>
          </table:table-cell>
          <table:table-cell table:style-name="ce5" office:value-type="string" calcext:value-type="string">
            <text:p><text:span text:style-name="T2">介壽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5" calcext:value-type="float">
            <text:p>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32])" office:value-type="string" office:string-value="介壽國小" calcext:value-type="string">
            <text:p>介壽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至行科技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俊哲</text:span></text:p>
          </table:table-cell>
          <table:table-cell table:style-name="ce157" office:value-type="string" calcext:value-type="string">
            <text:p>3D<text:span text:style-name="T2">列印設備採購計畫</text:span>-3D<text:span text:style-name="T2">列印機、</text:span>3D<text:span text:style-name="T2">掃描機等設備</text:span></text:p>
          </table:table-cell>
          <table:table-cell table:style-name="ce5" office:value-type="string" calcext:value-type="string">
            <text:p><text:span text:style-name="T2">實踐國小</text:span></text:p>
          </table:table-cell>
          <table:table-cell table:style-name="ce436" office:value-type="float" office:value="202" calcext:value-type="float">
            <text:p>202 </text:p>
          </table:table-cell>
          <table:table-cell table:style-name="ce442" office:value-type="float" office:value="181" calcext:value-type="float">
            <text:p>18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實踐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台灣學聯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林秀惠</text:span></text:p>
          </table:table-cell>
          <table:table-cell table:style-name="ce158" office:value-type="string" calcext:value-type="string">
            <text:p>E<text:span text:style-name="T2">化環境建置採購計畫</text:span>-<text:span text:style-name="T2">資訊相關設備</text:span></text:p>
          </table:table-cell>
          <table:table-cell table:style-name="ce5" office:value-type="string" calcext:value-type="string">
            <text:p><text:span text:style-name="T2">景新國小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34])" office:value-type="string" office:string-value="景新國小" calcext:value-type="string">
            <text:p>景新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廖筱清</text:span></text:p>
          </table:table-cell>
          <table:table-cell table:style-name="ce159" office:value-type="string" calcext:value-type="string">
            <text:p><text:span text:style-name="T2">一樓中庭漂書站計畫</text:span>(<text:span text:style-name="T2">書櫃、桌椅等</text:span>)</text:p>
          </table:table-cell>
          <table:table-cell table:style-name="ce5" office:value-type="string" calcext:value-type="string">
            <text:p><text:span text:style-name="T2">五峰國中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35])" office:value-type="string" office:string-value="五峰國中" calcext:value-type="string">
            <text:p>五峰國中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叮叮家室內裝修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洪佳君</text:span></text:p>
          </table:table-cell>
          <table:table-cell table:style-name="ce160" office:value-type="string" calcext:value-type="string">
            <text:p><text:span text:style-name="T2">七賢樓閱讀角</text:span>(<text:span text:style-name="T2">桌椅、書櫃等</text:span>)</text:p>
          </table:table-cell>
          <table:table-cell table:style-name="ce5" office:value-type="string" calcext:value-type="string">
            <text:p><text:span text:style-name="T2">光華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36])" office:value-type="string" office:string-value="光華國小" calcext:value-type="string">
            <text:p>光華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澳亞室內裝修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楊春妹</text:span></text:p>
          </table:table-cell>
          <table:table-cell table:style-name="ce161" office:value-type="string" calcext:value-type="string">
            <text:p><text:span text:style-name="T2">千禧樓立牆環境改善工程</text:span>(<text:span text:style-name="T2">安裝圖說看板</text:span>)</text:p>
          </table:table-cell>
          <table:table-cell table:style-name="ce5" office:value-type="string" calcext:value-type="string">
            <text:p><text:span text:style-name="T2">武林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37])" office:value-type="string" office:string-value="武林國小" calcext:value-type="string">
            <text:p>武林國小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沃克面設計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蔡葉偉</text:span></text:p>
          </table:table-cell>
          <table:table-cell table:style-name="ce162" office:value-type="string" calcext:value-type="string">
            <text:p><text:span text:style-name="T2">大操場周邊環境改善工程實施計畫</text:span>(<text:span text:style-name="T2">大門、地板及花臺工程</text:span>)</text:p>
          </table:table-cell>
          <table:table-cell table:style-name="ce5" office:value-type="string" calcext:value-type="string">
            <text:p><text:span text:style-name="T2">淡水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38])" office:value-type="string" office:string-value="淡水國小" calcext:value-type="string">
            <text:p>淡水國小</text:p>
          </table:table-cell>
          <table:table-cell table:style-name="ce16" office:value-type="string" calcext:value-type="string">
            <text:p> <text:span text:style-name="T2">逕洽廠商</text:span></text:p>
          </table:table-cell>
          <table:table-cell table:style-name="ce16" office:value-type="string" calcext:value-type="string">
            <text:p><text:span text:style-name="T2">家名營造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林玲玲</text:span></text:p>
          </table:table-cell>
          <table:table-cell table:style-name="ce163" office:value-type="string" calcext:value-type="string">
            <text:p><text:span text:style-name="T2">女子壘球隊訓練設備補助器材</text:span>(<text:span text:style-name="T2">購買壘球棒</text:span>)</text:p>
          </table:table-cell>
          <table:table-cell table:style-name="ce5" office:value-type="string" calcext:value-type="string">
            <text:p><text:span text:style-name="T2">秀峰高中</text:span></text:p>
          </table:table-cell>
          <table:table-cell table:style-name="ce432" office:value-type="float" office:value="90" calcext:value-type="float">
            <text:p>90 </text:p>
          </table:table-cell>
          <table:table-cell table:style-name="ce441" office:value-type="float" office:value="30" calcext:value-type="float">
            <text:p>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39])" office:value-type="string" office:string-value="秀峰高中" calcext:value-type="string">
            <text:p>秀峰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新航體育用品社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游輝</text:span></text:p>
          </table:table-cell>
          <table:table-cell table:style-name="ce164" office:value-type="string" calcext:value-type="string">
            <text:p><text:span text:style-name="T2">仁愛樓、信義樓教室窗簾增設</text:span>(<text:span text:style-name="T2">窗簾</text:span>)</text:p>
          </table:table-cell>
          <table:table-cell table:style-name="ce5" office:value-type="string" calcext:value-type="string">
            <text:p><text:span text:style-name="T2">興南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40])" office:value-type="string" office:string-value="興南國小" calcext:value-type="string">
            <text:p>興南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晉元裝潢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鍾宏仁</text:span></text:p>
          </table:table-cell>
          <table:table-cell table:style-name="ce165" office:value-type="string" calcext:value-type="string">
            <text:p><text:span text:style-name="T2">太鼓設備採購計畫</text:span>(<text:span text:style-name="T2">樂器</text:span>)</text:p>
          </table:table-cell>
          <table:table-cell table:style-name="ce5" office:value-type="string" calcext:value-type="string">
            <text:p><text:span text:style-name="T2">新泰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41])" office:value-type="string" office:string-value="新泰國小" calcext:value-type="string">
            <text:p>新泰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義秀鼓藝工坊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楊春妹</text:span></text:p>
          </table:table-cell>
          <table:table-cell table:style-name="ce166" office:value-type="string" calcext:value-type="string">
            <text:p><text:span text:style-name="T2">太鼓隊培訓計畫</text:span>(<text:span text:style-name="T2">樂器</text:span>)</text:p>
          </table:table-cell>
          <table:table-cell table:style-name="ce5" office:value-type="string" calcext:value-type="string">
            <text:p><text:span text:style-name="T2">天主教光仁學校財團法人光人高級中學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42])" office:value-type="string" office:string-value="天主教光仁學校財團法人光人高級中學" calcext:value-type="string">
            <text:p>天主教光仁學校財團法人光人高級中學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熊組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林玲玲</text:span></text:p>
          </table:table-cell>
          <table:table-cell table:style-name="ce167" office:value-type="string" calcext:value-type="string">
            <text:p><text:span text:style-name="T2">手球隊訓練採購設備裝備計畫</text:span>(<text:span text:style-name="T2">手球門</text:span>)</text:p>
          </table:table-cell>
          <table:table-cell table:style-name="ce5" office:value-type="string" calcext:value-type="string">
            <text:p><text:span text:style-name="T2">成州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43])" office:value-type="string" office:string-value="成州國小" calcext:value-type="string">
            <text:p>成州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鴻豐國際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陳文治</text:span></text:p>
          </table:table-cell>
          <table:table-cell table:style-name="ce168" office:value-type="string" calcext:value-type="string">
            <text:p><text:span text:style-name="T2">水生走廊不斷電設備和舞臺燈光改善計畫</text:span>(<text:span text:style-name="T2">照明設備</text:span>)</text:p>
          </table:table-cell>
          <table:table-cell table:style-name="ce5" office:value-type="string" calcext:value-type="string">
            <text:p><text:span text:style-name="T2">裕民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44])" office:value-type="string" office:string-value="裕民國小" calcext:value-type="string">
            <text:p>裕民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立丞電機實業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蔡明堂</text:span></text:p>
          </table:table-cell>
          <table:table-cell table:style-name="ce169" office:value-type="string" calcext:value-type="string">
            <text:p><text:span text:style-name="T2">充實及改善教學環境設備</text:span>(<text:span text:style-name="T2">修活動中心籃球場地板</text:span>)</text:p>
          </table:table-cell>
          <table:table-cell table:style-name="ce5" office:value-type="string" calcext:value-type="string">
            <text:p><text:span text:style-name="T2">光榮國中</text:span></text:p>
          </table:table-cell>
          <table:table-cell table:style-name="ce434" office:value-type="float" office:value="223" calcext:value-type="float">
            <text:p>223 </text:p>
          </table:table-cell>
          <table:table-cell table:style-name="ce440" office:value-type="float" office:value="223" calcext:value-type="float">
            <text:p>223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45])" office:value-type="string" office:string-value="光榮國中" calcext:value-type="string">
            <text:p>光榮國中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大木室內裝修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俊哲</text:span></text:p>
          </table:table-cell>
          <table:table-cell table:style-name="ce170" office:value-type="string" calcext:value-type="string">
            <text:p><text:span text:style-name="T2">充實幼兒園環境改善</text:span>(<text:span text:style-name="T2">防蚊水溝蓋工程</text:span>)</text:p>
          </table:table-cell>
          <table:table-cell table:style-name="ce5" office:value-type="string" calcext:value-type="string">
            <text:p><text:span text:style-name="T2">實踐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46])" office:value-type="string" office:string-value="實踐國小" calcext:value-type="string">
            <text:p>實踐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叡陞實業有限公司</text:span></text:p>
          </table:table-cell>
          <table:table-cell table:number-columns-repeated="1015"/>
        </table:table-row>
        <table:table-row table:style-name="ro82">
          <table:table-cell table:style-name="ce6" office:value-type="string" calcext:value-type="string">
            <text:p><text:span text:style-name="T2">蔡淑君</text:span></text:p>
          </table:table-cell>
          <table:table-cell table:style-name="ce171" office:value-type="string" calcext:value-type="string">
            <text:p><text:span text:style-name="T2">充實行政管理與教學活動設備計畫</text:span>(<text:span text:style-name="T2">資訊管理系統、地墊、高枝鍊鋸、高枝剪、活動海報架</text:span>)</text:p>
          </table:table-cell>
          <table:table-cell table:style-name="ce5" office:value-type="string" calcext:value-type="string">
            <text:p><text:span text:style-name="T2">佳林國中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447])" office:value-type="string" office:string-value="佳林國中" calcext:value-type="string">
            <text:p>佳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智資訊有限公司、農菖機械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楊春妹</text:span></text:p>
          </table:table-cell>
          <table:table-cell table:style-name="ce114" office:value-type="string" calcext:value-type="string">
            <text:p><text:span text:style-name="T2">充實改善學校運動訓練器材設備</text:span>(<text:span text:style-name="T2">安全欄架</text:span>)</text:p>
          </table:table-cell>
          <table:table-cell table:style-name="ce5" office:value-type="string" calcext:value-type="string">
            <text:p><text:span text:style-name="T2">林口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48])" office:value-type="string" office:string-value="林口國中" calcext:value-type="string">
            <text:p>林口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英碩國際運動用品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鍾宏仁</text:span></text:p>
          </table:table-cell>
          <table:table-cell table:style-name="ce172" office:value-type="string" calcext:value-type="string">
            <text:p><text:span text:style-name="T2">充實校園各領域教學設備計畫</text:span>-<text:span text:style-name="T2">資訊相關設備</text:span></text:p>
          </table:table-cell>
          <table:table-cell table:style-name="ce5" office:value-type="string" calcext:value-type="string">
            <text:p><text:span text:style-name="T2">新泰國中</text:span></text:p>
          </table:table-cell>
          <table:table-cell table:style-name="ce436" office:value-type="float" office:value="960" calcext:value-type="float">
            <text:p>960 </text:p>
          </table:table-cell>
          <table:table-cell table:style-name="ce442" office:value-type="float" office:value="960" calcext:value-type="float">
            <text:p>9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新泰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迪思影音科技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羅文崇</text:span></text:p>
          </table:table-cell>
          <table:table-cell table:style-name="ce173" office:value-type="string" calcext:value-type="string">
            <text:p><text:span text:style-name="T2">充實高中部圖書館暨電腦教室設備計畫</text:span>(Phantosys<text:span text:style-name="T2">電腦雲端管理系統、</text:span>EVOCloud<text:span text:style-name="T2">雲端管理系統</text:span>)</text:p>
          </table:table-cell>
          <table:table-cell table:style-name="ce5" office:value-type="string" calcext:value-type="string">
            <text:p><text:span text:style-name="T2">私立南山高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0])" office:value-type="string" office:string-value="私立南山高中" calcext:value-type="string">
            <text:p>私立南山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金偉資訊有限公司、群準科技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錦錠</text:span></text:p>
          </table:table-cell>
          <table:table-cell table:style-name="ce174" office:value-type="string" calcext:value-type="string">
            <text:p><text:span text:style-name="T2">充實高中部語言教室設備計畫</text:span>-<text:span text:style-name="T2">電腦設備</text:span></text:p>
          </table:table-cell>
          <table:table-cell table:style-name="ce5" office:value-type="string" calcext:value-type="string">
            <text:p><text:span text:style-name="T2">私立南山高中</text:span></text:p>
          </table:table-cell>
          <table:table-cell table:style-name="ce436" office:value-type="float" office:value="600" calcext:value-type="float">
            <text:p>600 </text:p>
          </table:table-cell>
          <table:table-cell table:style-name="ce442" office:value-type="float" office:value="600" calcext:value-type="float">
            <text:p>6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私立南山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合志資訊有限公司</text:span></text:p>
          </table:table-cell>
          <table:table-cell table:number-columns-repeated="1015"/>
        </table:table-row>
        <table:table-row table:style-name="ro60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175" office:value-type="string" calcext:value-type="string">
            <text:p><text:span text:style-name="T2">充實國際教育教學環境</text:span>(<text:span text:style-name="T2">大圖輸出</text:span>(<text:span text:style-name="T2">世界地圖、各國國旗及特色景點</text:span>)<text:span text:style-name="T2">、時鐘</text:span>) </text:p>
          </table:table-cell>
          <table:table-cell table:style-name="ce5" office:value-type="string" calcext:value-type="string">
            <text:p><text:span text:style-name="T2">丹鳳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2])" office:value-type="string" office:string-value="丹鳳國小" calcext:value-type="string">
            <text:p>丹鳳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睿瀅視覺設計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蔣根煌</text:span></text:p>
          </table:table-cell>
          <table:table-cell table:style-name="ce176" office:value-type="string" calcext:value-type="string">
            <text:p><text:span text:style-name="T2">充實情境教室設備計畫</text:span>(<text:span text:style-name="T2">分離式空調機</text:span>)</text:p>
          </table:table-cell>
          <table:table-cell table:style-name="ce5" office:value-type="string" calcext:value-type="string">
            <text:p><text:span text:style-name="T2">頭前國中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3])" office:value-type="string" office:string-value="頭前國中" calcext:value-type="string">
            <text:p>頭前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鴻揚電器行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楊春妹</text:span></text:p>
          </table:table-cell>
          <table:table-cell table:style-name="ce177" office:value-type="string" calcext:value-type="string">
            <text:p><text:span text:style-name="T2">充實教學設備</text:span>(<text:span text:style-name="T2">單槍投影機</text:span>)</text:p>
          </table:table-cell>
          <table:table-cell table:style-name="ce5" office:value-type="string" calcext:value-type="string">
            <text:p><text:span text:style-name="T2">丹鳳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4])" office:value-type="string" office:string-value="丹鳳國小" calcext:value-type="string">
            <text:p>丹鳳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虹華科技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銘仁</text:span></text:p>
          </table:table-cell>
          <table:table-cell table:style-name="ce178" office:value-type="string" calcext:value-type="string">
            <text:p><text:span text:style-name="T2">充實教學設備採購計畫</text:span>(<text:span text:style-name="T2">櫃子、抽油煙機、水槽等</text:span>)</text:p>
          </table:table-cell>
          <table:table-cell table:style-name="ce5" office:value-type="string" calcext:value-type="string">
            <text:p><text:span text:style-name="T2">中正國中</text:span></text:p>
          </table:table-cell>
          <table:table-cell table:style-name="ce432" office:value-type="float" office:value="278" calcext:value-type="float">
            <text:p>278 </text:p>
          </table:table-cell>
          <table:table-cell table:style-name="ce440" office:value-type="float" office:value="278" calcext:value-type="float">
            <text:p>27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5])" office:value-type="string" office:string-value="中正國中" calcext:value-type="string">
            <text:p>中正國中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大同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筱清</text:span></text:p>
          </table:table-cell>
          <table:table-cell table:style-name="ce179" office:value-type="string" calcext:value-type="string">
            <text:p><text:span text:style-name="T2">充實視聽教室設備實施計畫</text:span>(<text:span text:style-name="T2">冷氣</text:span>)</text:p>
          </table:table-cell>
          <table:table-cell table:style-name="ce5" office:value-type="string" calcext:value-type="string">
            <text:p><text:span text:style-name="T2">雙城國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0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6])" office:value-type="string" office:string-value="雙城國小" calcext:value-type="string">
            <text:p>雙城國小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明聳企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文治</text:span></text:p>
          </table:table-cell>
          <table:table-cell table:style-name="ce180" office:value-type="string" calcext:value-type="string">
            <text:p><text:span text:style-name="T2">充實圖書設備閱讀計畫</text:span>(<text:span text:style-name="T2">圖書</text:span>)</text:p>
          </table:table-cell>
          <table:table-cell table:style-name="ce5" office:value-type="string" calcext:value-type="string">
            <text:p><text:span text:style-name="T2">豐年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7])" office:value-type="string" office:string-value="豐年國小" calcext:value-type="string">
            <text:p>豐年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聖立圖書有限公司</text:span> 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江永昌</text:span></text:p>
          </table:table-cell>
          <table:table-cell table:style-name="ce181" office:value-type="string" calcext:value-type="string">
            <text:p><text:span text:style-name="T2">充實圖書館圖書採購計畫</text:span>(<text:span text:style-name="T2">圖書及圖書櫃</text:span>)</text:p>
          </table:table-cell>
          <table:table-cell table:style-name="ce5" office:value-type="string" calcext:value-type="string">
            <text:p><text:span text:style-name="T2">秀山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58])" office:value-type="string" office:string-value="秀山國小" calcext:value-type="string">
            <text:p>秀山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啟志文化事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洪佳君</text:span></text:p>
          </table:table-cell>
          <table:table-cell table:style-name="ce182" office:value-type="string" calcext:value-type="string">
            <text:p><text:span text:style-name="T2">充實舞蹈教室與播音室冷氣設備計畫</text:span>(<text:span text:style-name="T2">冷氣</text:span>)</text:p>
          </table:table-cell>
          <table:table-cell table:style-name="ce5" office:value-type="string" calcext:value-type="string">
            <text:p><text:span text:style-name="T2">龍埔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59])" office:value-type="string" office:string-value="龍埔國小" calcext:value-type="string">
            <text:p>龍埔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百恆威實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錦錠</text:span></text:p>
          </table:table-cell>
          <table:table-cell table:style-name="ce183" office:value-type="string" calcext:value-type="string">
            <text:p><text:span text:style-name="T2">充實樂活館教學環境設備</text:span>(<text:span text:style-name="T2">籃球架</text:span>)</text:p>
          </table:table-cell>
          <table:table-cell table:style-name="ce5" office:value-type="string" calcext:value-type="string">
            <text:p><text:span text:style-name="T2">錦和高中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480" calcext:value-type="float">
            <text:p>4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0])" office:value-type="string" office:string-value="錦和高中" calcext:value-type="string">
            <text:p>錦和高中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泰恆實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羅文崇</text:span></text:p>
          </table:table-cell>
          <table:table-cell table:style-name="ce184" office:value-type="string" calcext:value-type="string">
            <text:p><text:span text:style-name="T2">充實學務工作設備</text:span>(<text:span text:style-name="T2">碎紙機、擴大機、網路雷設印表機</text:span>)</text:p>
          </table:table-cell>
          <table:table-cell table:style-name="ce5" office:value-type="string" calcext:value-type="string">
            <text:p><text:span text:style-name="T2">華夏科大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84" calcext:value-type="float">
            <text:p>8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1])" office:value-type="string" office:string-value="華夏科大" calcext:value-type="string">
            <text:p>華夏科大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全備資訊科技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張宏陸</text:span></text:p>
          </table:table-cell>
          <table:table-cell table:style-name="ce185" office:value-type="string" calcext:value-type="string">
            <text:p><text:span text:style-name="T2">幼兒園改善教學環境設備</text:span>-<text:span text:style-name="T2">監視器</text:span>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2" office:value-type="float" office:value="96" calcext:value-type="float">
            <text:p>96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2])" office:value-type="string" office:string-value="文聖國小" calcext:value-type="string">
            <text:p>文聖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長鋐電器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鍾宏仁</text:span></text:p>
          </table:table-cell>
          <table:table-cell table:style-name="ce186" office:value-type="string" calcext:value-type="string">
            <text:p><text:span text:style-name="T2">生態池滲漏整修暨雨水回收工程</text:span>(<text:span text:style-name="T2">生態池整修工程</text:span>)</text:p>
          </table:table-cell>
          <table:table-cell table:style-name="ce5" office:value-type="string" calcext:value-type="string">
            <text:p><text:span text:style-name="T2">義學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63])" office:value-type="string" office:string-value="義學國小" calcext:value-type="string">
            <text:p>義學國小</text:p>
          </table:table-cell>
          <table:table-cell table:style-name="ce457" office:value-type="string" calcext:value-type="string">
            <text:p><text:span text:style-name="T2">限制性招標</text:span></text:p>
          </table:table-cell>
          <table:table-cell table:style-name="ce457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淑君</text:span></text:p>
          </table:table-cell>
          <table:table-cell table:style-name="ce187" office:value-type="string" calcext:value-type="string">
            <text:p><text:span text:style-name="T2">申請教學設施設備實施計畫</text:span>(<text:span text:style-name="T2">版畫機、財產盤點機、條碼列印機、飲水機、羽球發球機、監視器</text:span>)</text:p>
          </table:table-cell>
          <table:table-cell table:style-name="ce5" office:value-type="string" calcext:value-type="string">
            <text:p><text:span text:style-name="T2">頭湖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1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4])" office:value-type="string" office:string-value="頭湖國小" calcext:value-type="string">
            <text:p>頭湖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上俊企業有限公司、名將體育器材有限公司、綮紘科技有限公司、賀眾企業股份有限公司、大東維護企業社、杰誠實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周勝考</text:span></text:p>
          </table:table-cell>
          <table:table-cell table:style-name="ce188" office:value-type="string" calcext:value-type="string">
            <text:p><text:span text:style-name="T2">申請發展弦樂計畫</text:span> (<text:span text:style-name="T2">樂器</text:span>)</text:p>
          </table:table-cell>
          <table:table-cell table:style-name="ce5" office:value-type="string" calcext:value-type="string">
            <text:p><text:span text:style-name="T2">深坑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5])" office:value-type="string" office:string-value="深坑國中" calcext:value-type="string">
            <text:p>深坑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畢亞地音樂藝術商行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沈發惠</text:span></text:p>
          </table:table-cell>
          <table:table-cell table:style-name="ce189" office:value-type="string" calcext:value-type="string">
            <text:p><text:span text:style-name="T2">皮影戲社團社備修繕暨更新計畫</text:span>(<text:span text:style-name="T2">皮影戲舞臺等設備</text:span>)</text:p>
          </table:table-cell>
          <table:table-cell table:style-name="ce5" office:value-type="string" calcext:value-type="string">
            <text:p><text:span text:style-name="T2">東山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6])" office:value-type="string" office:string-value="東山國小" calcext:value-type="string">
            <text:p>東山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日海育樂器材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淑君</text:span></text:p>
          </table:table-cell>
          <table:table-cell table:style-name="ce190" office:value-type="string" calcext:value-type="string">
            <text:p><text:span text:style-name="T2">地下室環境改善工程</text:span>(<text:span text:style-name="T2">地下室改為舞蹈教室工程</text:span>)</text:p>
          </table:table-cell>
          <table:table-cell table:style-name="ce5" office:value-type="string" calcext:value-type="string">
            <text:p><text:span text:style-name="T2">嘉寶國小</text:span></text:p>
          </table:table-cell>
          <table:table-cell table:style-name="ce434" office:value-type="float" office:value="440" calcext:value-type="float">
            <text:p>440 </text:p>
          </table:table-cell>
          <table:table-cell table:style-name="ce440" office:value-type="float" office:value="440" calcext:value-type="float">
            <text:p>44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67])" office:value-type="string" office:string-value="嘉寶國小" calcext:value-type="string">
            <text:p>嘉寶國小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亮宇室內裝修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鄭戴麗香</text:span></text:p>
          </table:table-cell>
          <table:table-cell table:style-name="ce191" office:value-type="string" calcext:value-type="string">
            <text:p><text:span text:style-name="T2">多功能教室電動窗安全改善計畫</text:span>(<text:span text:style-name="T2">電動開窗機</text:span>)</text:p>
          </table:table-cell>
          <table:table-cell table:style-name="ce5" office:value-type="string" calcext:value-type="string">
            <text:p><text:span text:style-name="T2">新市國小</text:span></text:p>
          </table:table-cell>
          <table:table-cell table:style-name="ce432" office:value-type="float" office:value="75" calcext:value-type="float">
            <text:p>75 </text:p>
          </table:table-cell>
          <table:table-cell table:style-name="ce441" office:value-type="float" office:value="75" calcext:value-type="float">
            <text:p>7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8])" office:value-type="string" office:string-value="新市國小" calcext:value-type="string">
            <text:p>新市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同安鋁門窗工程行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蔣根煌</text:span></text:p>
          </table:table-cell>
          <table:table-cell table:style-name="ce192" office:value-type="string" calcext:value-type="string">
            <text:p><text:span text:style-name="T2">多媒體輔助行動載具組採購計畫</text:span>-<text:span text:style-name="T2">行動載具組</text:span>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4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69])" office:value-type="string" office:string-value="中港國小" calcext:value-type="string">
            <text:p>中港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普傑特科技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本煙</text:span></text:p>
          </table:table-cell>
          <table:table-cell table:style-name="ce193" office:value-type="string" calcext:value-type="string">
            <text:p><text:span text:style-name="T2">字幕機安裝計畫</text:span>(<text:span text:style-name="T2">跑馬燈字幕機</text:span>)</text:p>
          </table:table-cell>
          <table:table-cell table:style-name="ce5" office:value-type="string" calcext:value-type="string">
            <text:p><text:span text:style-name="T2">育林國小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0" office:value-type="float" office:value="138" calcext:value-type="float">
            <text:p>13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0])" office:value-type="string" office:string-value="育林國小" calcext:value-type="string">
            <text:p>育林國小</text:p>
          </table:table-cell>
          <table:table-cell table:style-name="ce457" office:value-type="string" calcext:value-type="string">
            <text:p><text:span text:style-name="T2">限制性招標</text:span></text:p>
          </table:table-cell>
          <table:table-cell table:style-name="ce457" office:value-type="string" calcext:value-type="string">
            <text:p><text:span text:style-name="T2">大樣光電科技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金結</text:span></text:p>
          </table:table-cell>
          <table:table-cell table:style-name="ce194" office:value-type="string" calcext:value-type="string">
            <text:p><text:span text:style-name="T2">老舊冷氣汰換計畫</text:span></text:p>
          </table:table-cell>
          <table:table-cell table:style-name="ce5" office:value-type="string" calcext:value-type="string">
            <text:p><text:span text:style-name="T2">插角國小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1])" office:value-type="string" office:string-value="插角國小" calcext:value-type="string">
            <text:p>插角國小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上雍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黃俊哲</text:span></text:p>
          </table:table-cell>
          <table:table-cell table:style-name="ce195" office:value-type="string" calcext:value-type="string">
            <text:p><text:span text:style-name="T2">自然科教室環境工程改造計畫</text:span>(<text:span text:style-name="T2">粉刷、窗簾、櫃子等</text:span>)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199" calcext:value-type="float">
            <text:p>1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72])" office:value-type="string" office:string-value="文聖國小" calcext:value-type="string">
            <text:p>文聖國小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英文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楊春妹</text:span></text:p>
          </table:table-cell>
          <table:table-cell table:style-name="ce196" office:value-type="string" calcext:value-type="string">
            <text:p><text:span text:style-name="T2">自然教室實驗設備採購計畫</text:span>(<text:span text:style-name="T2">桌椅</text:span>)</text:p>
          </table:table-cell>
          <table:table-cell table:style-name="ce5" office:value-type="string" calcext:value-type="string">
            <text:p><text:span text:style-name="T2">思賢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3])" office:value-type="string" office:string-value="思賢國小" calcext:value-type="string">
            <text:p>思賢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沛旭有限公司、正陞興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何淑峯</text:span></text:p>
          </table:table-cell>
          <table:table-cell table:style-name="ce197" office:value-type="string" calcext:value-type="string">
            <text:p><text:span text:style-name="T2">至美樓窗簾更換計畫</text:span>(<text:span text:style-name="T2">窗簾</text:span>)</text:p>
          </table:table-cell>
          <table:table-cell table:style-name="ce5" office:value-type="string" calcext:value-type="string">
            <text:p><text:span text:style-name="T2">頭前國中</text:span></text:p>
          </table:table-cell>
          <table:table-cell table:style-name="ce434" office:value-type="float" office:value="250" calcext:value-type="float">
            <text:p>250 </text:p>
          </table:table-cell>
          <table:table-cell table:style-name="ce440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4])" office:value-type="string" office:string-value="頭前國中" calcext:value-type="string">
            <text:p>頭前國中</text:p>
          </table:table-cell>
          <table:table-cell table:style-name="ce457" office:value-type="string" calcext:value-type="string">
            <text:p><text:span text:style-name="T2">公開取得報價單或企劃書</text:span></text:p>
          </table:table-cell>
          <table:table-cell table:style-name="ce457" office:value-type="string" calcext:value-type="string">
            <text:p><text:span text:style-name="T2">百事達窗飾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賴秋媚</text:span></text:p>
          </table:table-cell>
          <table:table-cell table:style-name="ce198" office:value-type="string" calcext:value-type="string">
            <text:p><text:span text:style-name="T2">至善樓、育才樓及日新樓排水改善工程計畫</text:span>(<text:span text:style-name="T2">排水溝工程</text:span>)</text:p>
          </table:table-cell>
          <table:table-cell table:style-name="ce5" office:value-type="string" calcext:value-type="string">
            <text:p><text:span text:style-name="T2">泰山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75])" office:value-type="string" office:string-value="泰山國小" calcext:value-type="string">
            <text:p>泰山國小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順展營造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筱清</text:span></text:p>
          </table:table-cell>
          <table:table-cell table:style-name="ce199" office:value-type="string" calcext:value-type="string">
            <text:p><text:span text:style-name="T2">至勤樓</text:span>T-5<text:span text:style-name="T2">高效率電子式日光燈具更新計畫</text:span>(<text:span text:style-name="T2">照明設備</text:span>)</text:p>
          </table:table-cell>
          <table:table-cell table:style-name="ce5" office:value-type="string" calcext:value-type="string">
            <text:p><text:span text:style-name="T2">石碇高中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76])" office:value-type="string" office:string-value="石碇高中" calcext:value-type="string">
            <text:p>石碇高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謄龍企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鍾宏仁</text:span></text:p>
          </table:table-cell>
          <table:table-cell table:style-name="ce200" office:value-type="string" calcext:value-type="string">
            <text:p><text:span text:style-name="T2">冷氣設備改善計畫</text:span>(<text:span text:style-name="T2">冷氣</text:span>)</text:p>
          </table:table-cell>
          <table:table-cell table:style-name="ce5" office:value-type="string" calcext:value-type="string">
            <text:p><text:span text:style-name="T2">義學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7])" office:value-type="string" office:string-value="義學國中" calcext:value-type="string">
            <text:p>義學國中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長餘企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國春</text:span></text:p>
          </table:table-cell>
          <table:table-cell table:style-name="ce201" office:value-type="string" calcext:value-type="string">
            <text:p><text:span text:style-name="T2">投影設備改善計畫</text:span></text:p>
          </table:table-cell>
          <table:table-cell table:style-name="ce5" office:value-type="string" calcext:value-type="string">
            <text:p><text:span text:style-name="T2">中山國中</text:span></text:p>
          </table:table-cell>
          <table:table-cell table:style-name="ce434" office:value-type="float" office:value="2044" calcext:value-type="float">
            <text:p>2044 </text:p>
          </table:table-cell>
          <table:table-cell table:style-name="ce440" office:value-type="float" office:value="2044" calcext:value-type="float">
            <text:p>204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8])" office:value-type="string" office:string-value="中山國中" calcext:value-type="string">
            <text:p>中山國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錦錠</text:span></text:p>
          </table:table-cell>
          <table:table-cell table:style-name="ce202" office:value-type="string" calcext:value-type="string">
            <text:p><text:span text:style-name="T2">改善及充實教學環境設備</text:span>(<text:span text:style-name="T2">除草機</text:span>)</text:p>
          </table:table-cell>
          <table:table-cell table:style-name="ce5" office:value-type="string" calcext:value-type="string">
            <text:p><text:span text:style-name="T2">興南國小</text:span></text:p>
          </table:table-cell>
          <table:table-cell table:style-name="ce432" office:value-type="float" office:value="51" calcext:value-type="float">
            <text:p>51 </text:p>
          </table:table-cell>
          <table:table-cell table:style-name="ce441" office:value-type="float" office:value="51" calcext:value-type="float">
            <text:p>5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79])" office:value-type="string" office:string-value="興南國小" calcext:value-type="string">
            <text:p>興南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幼翔企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吳琪銘</text:span></text:p>
          </table:table-cell>
          <table:table-cell table:style-name="ce203" office:value-type="string" calcext:value-type="string">
            <text:p><text:span text:style-name="T2">改善及充實教學環境設備</text:span>(<text:span text:style-name="T2">數位鋼琴、解剖顯微鏡、無線麥克風組、馬達、電焊機</text:span>)</text:p>
          </table:table-cell>
          <table:table-cell table:style-name="ce5" office:value-type="string" calcext:value-type="string">
            <text:p><text:span text:style-name="T2">中正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0])" office:value-type="string" office:string-value="中正國中" calcext:value-type="string">
            <text:p>中正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國揚科技有限公司、祝名科技企業有限公司、勝利國際樂器有限公司、達映企業有限公司</text:span></text:p>
          </table:table-cell>
          <table:table-cell table:number-columns-repeated="1015"/>
        </table:table-row>
        <table:table-row table:style-name="ro83">
          <table:table-cell table:style-name="ce6" office:value-type="string" calcext:value-type="string">
            <text:p><text:span text:style-name="T2">江永昌</text:span></text:p>
          </table:table-cell>
          <table:table-cell table:style-name="ce204" office:value-type="string" calcext:value-type="string">
            <text:p><text:span text:style-name="T2">改善及充實教學環境設備</text:span>(<text:span text:style-name="T2">冷氣、低音大提琴</text:span>)</text:p>
          </table:table-cell>
          <table:table-cell table:style-name="ce5" office:value-type="string" calcext:value-type="string">
            <text:p><text:span text:style-name="T2">福和國中</text:span></text:p>
          </table:table-cell>
          <table:table-cell table:style-name="ce434" office:value-type="float" office:value="180" calcext:value-type="float">
            <text:p>180 </text:p>
          </table:table-cell>
          <table:table-cell table:style-name="ce441" office:value-type="float" office:value="180" calcext:value-type="float">
            <text:p>1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1])" office:value-type="string" office:string-value="福和國中" calcext:value-type="string">
            <text:p>福和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欣皓資訊有限公司、新邵有限公司、中北貿易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白珮茹</text:span></text:p>
          </table:table-cell>
          <table:table-cell table:style-name="ce205" office:value-type="string" calcext:value-type="string">
            <text:p><text:span text:style-name="T2">改善及充實教學環境設備</text:span>(<text:span text:style-name="T2">照明設備</text:span>)</text:p>
          </table:table-cell>
          <table:table-cell table:style-name="ce5" office:value-type="string" calcext:value-type="string">
            <text:p><text:span text:style-name="T2">樟樹國小</text:span></text:p>
          </table:table-cell>
          <table:table-cell table:style-name="ce434" office:value-type="float" office:value="220" calcext:value-type="float">
            <text:p>220 </text:p>
          </table:table-cell>
          <table:table-cell table:style-name="ce440" office:value-type="float" office:value="220" calcext:value-type="float">
            <text:p>22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82])" office:value-type="string" office:string-value="樟樹國小" calcext:value-type="string">
            <text:p>樟樹國小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友久電器有限公司</text:span></text:p>
          </table:table-cell>
          <table:table-cell table:number-columns-repeated="1015"/>
        </table:table-row>
        <table:table-row table:style-name="ro84">
          <table:table-cell table:style-name="ce6" office:value-type="string" calcext:value-type="string">
            <text:p><text:span text:style-name="T2">周勝考</text:span></text:p>
          </table:table-cell>
          <table:table-cell table:style-name="ce206" office:value-type="string" calcext:value-type="string">
            <text:p><text:span text:style-name="T2">改善及充實教學環境設備</text:span>(<text:span text:style-name="T2">冷氣、掃具櫃、讀卡機</text:span>)</text:p>
          </table:table-cell>
          <table:table-cell table:style-name="ce5" office:value-type="string" calcext:value-type="string">
            <text:p><text:span text:style-name="T2">中山國中</text:span></text:p>
          </table:table-cell>
          <table:table-cell table:style-name="ce434" office:value-type="float" office:value="2000" calcext:value-type="float">
            <text:p>2000 </text:p>
          </table:table-cell>
          <table:table-cell table:style-name="ce440" office:value-type="float" office:value="1636" calcext:value-type="float">
            <text:p>163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3])" office:value-type="string" office:string-value="中山國中" calcext:value-type="string">
            <text:p>中山國中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有序凍藏設備有限公司、辰陞室內裝修工程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林秀惠</text:span></text:p>
          </table:table-cell>
          <table:table-cell table:style-name="ce207" office:value-type="string" calcext:value-type="string">
            <text:p><text:span text:style-name="T2">改善及充實教學環境設備申請計畫</text:span>(<text:span text:style-name="T2">展示板</text:span>)</text:p>
          </table:table-cell>
          <table:table-cell table:style-name="ce5" office:value-type="string" calcext:value-type="string">
            <text:p><text:span text:style-name="T2">興南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4])" office:value-type="string" office:string-value="興南國小" calcext:value-type="string">
            <text:p>興南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454" office:value-type="string" calcext:value-type="string">
            <text:p><text:span text:style-name="T2">幼翔企業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張瑞山</text:span></text:p>
          </table:table-cell>
          <table:table-cell table:style-name="ce208" office:value-type="string" calcext:value-type="string">
            <text:p><text:span text:style-name="T2">改善及充實教學環境設備申請計畫－仁愛樓、信義樓教室窗簾增設</text:span>(<text:span text:style-name="T2">窗簾</text:span>)</text:p>
          </table:table-cell>
          <table:table-cell table:style-name="ce5" office:value-type="string" calcext:value-type="string">
            <text:p><text:span text:style-name="T2">興南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5])" office:value-type="string" office:string-value="興南國小" calcext:value-type="string">
            <text:p>興南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454" office:value-type="string" calcext:value-type="string">
            <text:p><text:span text:style-name="T2">晉元裝潢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吳琪銘</text:span></text:p>
          </table:table-cell>
          <table:table-cell table:style-name="ce209" office:value-type="string" calcext:value-type="string">
            <text:p><text:span text:style-name="T2">改善及充實教學環境設備計畫</text:span>(<text:span text:style-name="T2">教室天花板、牆面等整修工程</text:span>)</text:p>
          </table:table-cell>
          <table:table-cell table:style-name="ce5" office:value-type="string" calcext:value-type="string">
            <text:p><text:span text:style-name="T2">建安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86])" office:value-type="string" office:string-value="建安國小" calcext:value-type="string">
            <text:p>建安國小</text:p>
          </table:table-cell>
          <table:table-cell table:style-name="ce454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小熊土木包工業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林金結</text:span></text:p>
          </table:table-cell>
          <table:table-cell table:style-name="ce210" office:value-type="string" calcext:value-type="string">
            <text:p><text:span text:style-name="T2">改善及充實教學環境設備計畫</text:span>(<text:span text:style-name="T2">投影機、照明設備</text:span>)</text:p>
          </table:table-cell>
          <table:table-cell table:style-name="ce5" office:value-type="string" calcext:value-type="string">
            <text:p><text:span text:style-name="T2">頂埔國小</text:span></text:p>
          </table:table-cell>
          <table:table-cell table:style-name="ce432" office:value-type="float" office:value="250" calcext:value-type="float">
            <text:p>250 </text:p>
          </table:table-cell>
          <table:table-cell table:style-name="ce440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87])" office:value-type="string" office:string-value="頂埔國小" calcext:value-type="string">
            <text:p>頂埔國小</text:p>
          </table:table-cell>
          <table:table-cell table:style-name="ce454" office:value-type="string" calcext:value-type="string">
            <text:p><text:span text:style-name="T2">公開取得企劃書</text:span></text:p>
          </table:table-cell>
          <table:table-cell table:style-name="ce454" office:value-type="string" calcext:value-type="string">
            <text:p><text:span text:style-name="T2">暐肯照明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何淑峯</text:span></text:p>
          </table:table-cell>
          <table:table-cell table:style-name="ce211" office:value-type="string" calcext:value-type="string">
            <text:p><text:span text:style-name="T2">改善羽球及跆拳道隊之運動場地設施</text:span></text:p>
          </table:table-cell>
          <table:table-cell table:style-name="ce5" office:value-type="string" calcext:value-type="string">
            <text:p><text:span text:style-name="T2">頭前國中</text:span></text:p>
          </table:table-cell>
          <table:table-cell table:style-name="ce434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88])" office:value-type="string" office:string-value="頭前國中" calcext:value-type="string">
            <text:p>頭前國中</text:p>
          </table:table-cell>
          <table:table-cell table:style-name="ce454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羽球聖聿實業有限公司、跆拳道家美家室內裝修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鄭宇恩</text:span></text:p>
          </table:table-cell>
          <table:table-cell table:style-name="ce212" office:value-type="string" calcext:value-type="string">
            <text:p><text:span text:style-name="T2">改善忠孝樓前通道實施計畫</text:span>(<text:span text:style-name="T2">地墊整修工程</text:span>)</text:p>
          </table:table-cell>
          <table:table-cell table:style-name="ce5" office:value-type="string" calcext:value-type="string">
            <text:p><text:span text:style-name="T2">淡水國小</text:span></text:p>
          </table:table-cell>
          <table:table-cell table:style-name="ce434" office:value-type="float" office:value="80" calcext:value-type="float">
            <text:p>80 </text:p>
          </table:table-cell>
          <table:table-cell table:style-name="ce441" office:value-type="float" office:value="80" calcext:value-type="float">
            <text:p>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489])" office:value-type="string" office:string-value="淡水國小" calcext:value-type="string">
            <text:p>淡水國小</text:p>
          </table:table-cell>
          <table:table-cell table:style-name="ce454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家名營造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邱婷蔚</text:span></text:p>
          </table:table-cell>
          <table:table-cell table:style-name="ce213" office:value-type="string" calcext:value-type="string">
            <text:p><text:span text:style-name="T2">改善社團設備計畫</text:span>(<text:span text:style-name="T2">置物櫃</text:span>)</text:p>
          </table:table-cell>
          <table:table-cell table:style-name="ce5" office:value-type="string" calcext:value-type="string">
            <text:p><text:span text:style-name="T2">集美國小</text:span></text:p>
          </table:table-cell>
          <table:table-cell table:style-name="ce434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0])" office:value-type="string" office:string-value="集美國小" calcext:value-type="string">
            <text:p>集美國小</text:p>
          </table:table-cell>
          <table:table-cell table:style-name="ce454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中日股份有限公司</text:span></text:p>
          </table:table-cell>
          <table:table-cell table:number-columns-repeated="1015"/>
        </table:table-row>
        <table:table-row table:style-name="ro85">
          <table:table-cell table:style-name="ce6" office:value-type="string" calcext:value-type="string">
            <text:p><text:span text:style-name="T2">劉美芳</text:span></text:p>
          </table:table-cell>
          <table:table-cell table:style-name="ce214" office:value-type="string" calcext:value-type="string">
            <text:p><text:span text:style-name="T2">改善校園設施計畫</text:span>(<text:span text:style-name="T2">公佈欄</text:span>)</text:p>
          </table:table-cell>
          <table:table-cell table:style-name="ce5" office:value-type="string" calcext:value-type="string">
            <text:p><text:span text:style-name="T2">板橋高中</text:span></text:p>
          </table:table-cell>
          <table:table-cell table:style-name="ce434" office:value-type="float" office:value="220" calcext:value-type="float">
            <text:p>220 </text:p>
          </table:table-cell>
          <table:table-cell table:style-name="ce440" office:value-type="float" office:value="220" calcext:value-type="float">
            <text:p>22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板橋高中</text:p>
          </table:table-cell>
          <table:table-cell table:style-name="ce454" office:value-type="string" calcext:value-type="string">
            <text:p><text:span text:style-name="T2">公開招標</text:span></text:p>
          </table:table-cell>
          <table:table-cell table:style-name="ce454" office:value-type="string" calcext:value-type="string">
            <text:p><text:span text:style-name="T2">芃霖實業有限公司</text:span></text:p>
          </table:table-cell>
          <table:table-cell table:number-columns-repeated="1015"/>
        </table:table-row>
        <table:table-row table:style-name="ro86">
          <table:table-cell table:style-name="ce6" office:value-type="string" calcext:value-type="string">
            <text:p><text:span text:style-name="T2">曾煥嘉</text:span></text:p>
          </table:table-cell>
          <table:table-cell table:style-name="ce127" office:value-type="string" calcext:value-type="string" table:number-columns-spanned="1" table:number-rows-spanned="2">
            <text:p><text:span text:style-name="T2">改善校園設施計畫</text:span>(<text:span text:style-name="T2">校舍修繕</text:span>)</text:p>
          </table:table-cell>
          <table:table-cell table:style-name="ce5" office:value-type="string" calcext:value-type="string" table:number-columns-spanned="1" table:number-rows-spanned="2">
            <text:p><text:span text:style-name="T2">板橋高中</text:span></text:p>
          </table:table-cell>
          <table:table-cell table:style-name="ce434" table:formula="of:=300+500" office:value-type="float" office:value="800" calcext:value-type="float" table:number-columns-spanned="1" table:number-rows-spanned="2">
            <text:p>8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 table:number-columns-spanned="1" table:number-rows-spanned="2">
            <text:p>板橋高中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青佳營造有限公司</text:span></text:p>
          </table:table-cell>
          <table:table-cell table:number-columns-repeated="1015"/>
        </table:table-row>
        <table:table-row table:style-name="ro86">
          <table:table-cell table:style-name="ce6" office:value-type="string" calcext:value-type="string">
            <text:p><text:span text:style-name="T2">林國春</text:span></text:p>
          </table:table-cell>
          <table:covered-table-cell table:number-columns-repeated="3"/>
          <table:table-cell table:style-name="ce440" office:value-type="float" office:value="500" calcext:value-type="float">
            <text:p>500 </text:p>
          </table:table-cell>
          <table:covered-table-cell table:number-columns-repeated="4"/>
          <table:table-cell table:number-columns-repeated="1015"/>
        </table:table-row>
        <table:table-row table:style-name="ro66">
          <table:table-cell table:style-name="ce6" office:value-type="string" calcext:value-type="string">
            <text:p><text:span text:style-name="T2">林秀惠</text:span></text:p>
          </table:table-cell>
          <table:table-cell table:style-name="ce114" office:value-type="string" calcext:value-type="string">
            <text:p><text:span text:style-name="T2">改善校園設備計畫</text:span>(<text:span text:style-name="T2">桌椅、櫃子等</text:span>)</text:p>
          </table:table-cell>
          <table:table-cell table:style-name="ce5" office:value-type="string" calcext:value-type="string">
            <text:p><text:span text:style-name="T2">自強國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196" calcext:value-type="float">
            <text:p>19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4])" office:value-type="string" office:string-value="自強國中" calcext:value-type="string">
            <text:p>自強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圳朗土木包工業、千岳電腦資訊有限公司</text:span></text:p>
          </table:table-cell>
          <table:table-cell table:number-columns-repeated="1015"/>
        </table:table-row>
        <table:table-row table:style-name="ro78">
          <table:table-cell table:style-name="ce6" office:value-type="string" calcext:value-type="string">
            <text:p><text:span text:style-name="T2">林裔綺</text:span></text:p>
          </table:table-cell>
          <table:table-cell table:style-name="ce207" office:value-type="string" calcext:value-type="string">
            <text:p><text:span text:style-name="T2">改善校園環境計畫</text:span>(<text:span text:style-name="T2">防滑磚鋪設、佈告欄</text:span>)</text:p>
          </table:table-cell>
          <table:table-cell table:style-name="ce5" office:value-type="string" calcext:value-type="string">
            <text:p><text:span text:style-name="T2">牡丹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5])" office:value-type="string" office:string-value="牡丹國小" calcext:value-type="string">
            <text:p>牡丹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鴻謦實業有限公司、連氏營造有限公司</text:span></text:p>
          </table:table-cell>
          <table:table-cell table:number-columns-repeated="1015"/>
        </table:table-row>
        <table:table-row table:style-name="ro87">
          <table:table-cell table:style-name="ce6" office:value-type="string" calcext:value-type="string">
            <text:p><text:span text:style-name="T2">邱烽堯</text:span></text:p>
          </table:table-cell>
          <table:table-cell table:style-name="ce114" office:value-type="string" calcext:value-type="string">
            <text:p><text:span text:style-name="T2">改善校園環境設備計畫</text:span>(<text:span text:style-name="T2">新式鋁框磁性板面佈告欄、學生個人置物櫃</text:span>)</text:p>
          </table:table-cell>
          <table:table-cell table:style-name="ce5" office:value-type="string" calcext:value-type="string">
            <text:p><text:span text:style-name="T2">私立竹林高中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6])" office:value-type="string" office:string-value="私立竹林高中" calcext:value-type="string">
            <text:p>私立竹林高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一峰白黑板、淞平公司</text:span></text:p>
          </table:table-cell>
          <table:table-cell table:number-columns-repeated="1015"/>
        </table:table-row>
        <table:table-row table:style-name="ro87">
          <table:table-cell table:style-name="ce6" office:value-type="string" calcext:value-type="string">
            <text:p><text:span text:style-name="T2">李坤城</text:span></text:p>
          </table:table-cell>
          <table:table-cell table:style-name="ce215" office:value-type="string" calcext:value-type="string">
            <text:p><text:span text:style-name="T2">改善班級個人圖書置物櫃實施計畫</text:span>(<text:span text:style-name="T2">置物櫃門板更新</text:span>)</text:p>
          </table:table-cell>
          <table:table-cell table:style-name="ce5" office:value-type="string" calcext:value-type="string">
            <text:p><text:span text:style-name="T2">三重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7])" office:value-type="string" office:string-value="三重高中" calcext:value-type="string">
            <text:p>三重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世界金屬家具有限公司</text:span></text:p>
          </table:table-cell>
          <table:table-cell table:number-columns-repeated="1015"/>
        </table:table-row>
        <table:table-row table:style-name="ro87">
          <table:table-cell table:style-name="ce6" office:value-type="string" calcext:value-type="string">
            <text:p><text:span text:style-name="T2">楊春妹</text:span></text:p>
          </table:table-cell>
          <table:table-cell table:style-name="ce216" office:value-type="string" calcext:value-type="string">
            <text:p><text:span text:style-name="T2">改善專科教室、圖書分館設備提升學習環境計畫</text:span>(<text:span text:style-name="T2">冷氣</text:span>)</text:p>
          </table:table-cell>
          <table:table-cell table:style-name="ce5" office:value-type="string" calcext:value-type="string">
            <text:p><text:span text:style-name="T2">三重高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8])" office:value-type="string" office:string-value="三重高中" calcext:value-type="string">
            <text:p>三重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極電資訊有限公司、大同綜合訊電股份有限公司、森霖工程行</text:span></text:p>
          </table:table-cell>
          <table:table-cell table:number-columns-repeated="1015"/>
        </table:table-row>
        <table:table-row table:style-name="ro87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217" office:value-type="string" calcext:value-type="string">
            <text:p><text:span text:style-name="T2">改善教學設備</text:span>-<text:span text:style-name="T2">電動銀幕</text:span></text:p>
          </table:table-cell>
          <table:table-cell table:style-name="ce5" office:value-type="string" calcext:value-type="string">
            <text:p><text:span text:style-name="T2">鳳鳴國中</text:span></text:p>
          </table:table-cell>
          <table:table-cell table:style-name="ce432" office:value-type="float" office:value="92" calcext:value-type="float">
            <text:p>92 </text:p>
          </table:table-cell>
          <table:table-cell table:style-name="ce440" office:value-type="float" office:value="92" calcext:value-type="float">
            <text:p>9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499])" office:value-type="string" office:string-value="鳳鳴國中" calcext:value-type="string">
            <text:p>鳳鳴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萬達立新企業社</text:span></text:p>
          </table:table-cell>
          <table:table-cell table:number-columns-repeated="1015"/>
        </table:table-row>
        <table:table-row table:style-name="ro75">
          <table:table-cell table:style-name="ce6" office:value-type="string" calcext:value-type="string">
            <text:p><text:span text:style-name="T2">江永昌</text:span></text:p>
          </table:table-cell>
          <table:table-cell table:style-name="ce218" office:value-type="string" calcext:value-type="string">
            <text:p><text:span text:style-name="T2">改善教學設備與校園安全計畫</text:span>(<text:span text:style-name="T2">監視器、照明設備、廣播系統及桌椅等</text:span>)</text:p>
          </table:table-cell>
          <table:table-cell table:style-name="ce5" office:value-type="string" calcext:value-type="string">
            <text:p><text:span text:style-name="T2">自強國中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00])" office:value-type="string" office:string-value="自強國中" calcext:value-type="string">
            <text:p>自強國中</text:p>
          </table:table-cell>
          <table:table-cell table:style-name="ce16" office:value-type="string" calcext:value-type="string">
            <text:p><text:span text:style-name="T2">逕洽廠商、共同供應契約</text:span></text:p>
          </table:table-cell>
          <table:table-cell table:style-name="ce16" office:value-type="string" calcext:value-type="string">
            <text:p><text:span text:style-name="T2">上鑫科技、志績土木包業、合利鑫有限公司、登泰企業有限公司、春妹企業社、菲夢絲床業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林秀惠</text:span></text:p>
          </table:table-cell>
          <table:table-cell table:style-name="ce219" office:value-type="string" calcext:value-type="string">
            <text:p><text:span text:style-name="T2">改善教學與學習環境計畫</text:span>(<text:span text:style-name="T2">投影機、照明設備等</text:span>)</text:p>
          </table:table-cell>
          <table:table-cell table:style-name="ce5" office:value-type="string" calcext:value-type="string">
            <text:p><text:span text:style-name="T2">積穗國中</text:span></text:p>
          </table:table-cell>
          <table:table-cell table:style-name="ce432" office:value-type="float" office:value="250" calcext:value-type="float">
            <text:p>250 </text:p>
          </table:table-cell>
          <table:table-cell table:style-name="ce441" office:value-type="float" office:value="250" calcext:value-type="float">
            <text:p>2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01])" office:value-type="string" office:string-value="積穗國中" calcext:value-type="string">
            <text:p>積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454" office:value-type="string" calcext:value-type="string">
            <text:p><text:span text:style-name="T2">力順鋁門窗行、正韋有限公司、冠丞事業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高敏慧</text:span></text:p>
          </table:table-cell>
          <table:table-cell table:style-name="ce220" office:value-type="string" calcext:value-type="string">
            <text:p><text:span text:style-name="T2">改善教學環境－油漆粉刷工程計畫</text:span></text:p>
          </table:table-cell>
          <table:table-cell table:style-name="ce5" office:value-type="string" calcext:value-type="string">
            <text:p><text:span text:style-name="T2">三多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02])" office:value-type="string" office:string-value="三多國小" calcext:value-type="string">
            <text:p>三多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454" office:value-type="string" calcext:value-type="string">
            <text:p><text:span text:style-name="T2">宇鶴工程企業有限公司</text:span></text:p>
          </table:table-cell>
          <table:table-cell table:number-columns-repeated="1015"/>
        </table:table-row>
        <table:table-row table:style-name="ro44">
          <table:table-cell table:style-name="ce6" office:value-type="string" calcext:value-type="string">
            <text:p><text:span text:style-name="T2">李坤城</text:span></text:p>
          </table:table-cell>
          <table:table-cell table:style-name="ce34" office:value-type="string" calcext:value-type="string" table:number-columns-spanned="1" table:number-rows-spanned="2">
            <text:p><text:span text:style-name="T2">改善教學環境計畫</text:span>(<text:span text:style-name="T2">海報、公布欄</text:span>)</text:p>
          </table:table-cell>
          <table:table-cell table:style-name="ce5" office:value-type="string" calcext:value-type="string" table:number-columns-spanned="1" table:number-rows-spanned="2">
            <text:p><text:span text:style-name="T2">厚德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03])" office:value-type="string" office:string-value="厚德國小" calcext:value-type="string" table:number-columns-spanned="1" table:number-rows-spanned="2">
            <text:p>厚德國小</text:p>
          </table:table-cell>
          <table:table-cell table:style-name="ce16" office:value-type="string" calcext:value-type="string" table:number-columns-spanned="1" table:number-rows-spanned="2">
            <text:p><text:span text:style-name="T2">逕洽廠商、公開取得報價單或企劃書</text:span></text:p>
          </table:table-cell>
          <table:table-cell table:style-name="ce16" office:value-type="string" calcext:value-type="string" table:number-columns-spanned="1" table:number-rows-spanned="2">
            <text:p><text:span text:style-name="T2">合美廣告事業有限公司、睿瀅視覺設計有限公司</text:span></text:p>
          </table:table-cell>
          <table:table-cell table:number-columns-repeated="1015"/>
        </table:table-row>
        <table:table-row table:style-name="ro40">
          <table:table-cell table:style-name="ce6" office:value-type="string" calcext:value-type="string">
            <text:p><text:span text:style-name="T2">邱婷蔚</text:span></text:p>
          </table:table-cell>
          <table:covered-table-cell table:number-columns-repeated="2"/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曾煥嘉</text:span></text:p>
          </table:table-cell>
          <table:table-cell table:style-name="ce41" office:value-type="string" calcext:value-type="string">
            <text:p><text:span text:style-name="T2">改善教學環境－桑梓樓校舍粉刷工程計畫</text:span></text:p>
          </table:table-cell>
          <table:table-cell table:style-name="ce5" office:value-type="string" calcext:value-type="string">
            <text:p><text:span text:style-name="T2">莒光國小</text:span></text:p>
          </table:table-cell>
          <table:table-cell table:style-name="ce432" office:value-type="float" office:value="550" calcext:value-type="float">
            <text:p>550 </text:p>
          </table:table-cell>
          <table:table-cell table:style-name="ce440" office:value-type="float" office:value="550" calcext:value-type="float">
            <text:p>5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05])" office:value-type="string" office:string-value="莒光國小" calcext:value-type="string">
            <text:p>莒光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青峰工程行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筱清</text:span></text:p>
          </table:table-cell>
          <table:table-cell table:style-name="ce221" office:value-type="string" calcext:value-type="string">
            <text:p><text:span text:style-name="T2">改善教學環境設備</text:span>(<text:span text:style-name="T2">液晶電視、黑板等</text:span>)</text:p>
          </table:table-cell>
          <table:table-cell table:style-name="ce5" office:value-type="string" calcext:value-type="string">
            <text:p><text:span text:style-name="T2">坪林國中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06])" office:value-type="string" office:string-value="坪林國中" calcext:value-type="string">
            <text:p>坪林國中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真誠文教有現公司</text:span></text:p>
          </table:table-cell>
          <table:table-cell table:number-columns-repeated="1015"/>
        </table:table-row>
        <table:table-row table:style-name="ro89">
          <table:table-cell table:style-name="ce6" office:value-type="string" calcext:value-type="string">
            <text:p><text:span text:style-name="T2">廖正良</text:span></text:p>
          </table:table-cell>
          <table:table-cell table:style-name="ce222" office:value-type="string" calcext:value-type="string">
            <text:p><text:span text:style-name="T2">改善教學環境設備計畫</text:span>(<text:span text:style-name="T2">嵌入式白板、多媒體設備、防燄窗簾</text:span>)</text:p>
          </table:table-cell>
          <table:table-cell table:style-name="ce5" office:value-type="string" calcext:value-type="string">
            <text:p><text:span text:style-name="T2">澳底國小</text:span></text:p>
          </table:table-cell>
          <table:table-cell table:style-name="ce434" office:value-type="float" office:value="600" calcext:value-type="float">
            <text:p>600 </text:p>
          </table:table-cell>
          <table:table-cell table:style-name="ce441" office:value-type="float" office:value="600" calcext:value-type="float">
            <text:p>6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507])" office:value-type="string" office:string-value="澳底國小" calcext:value-type="string">
            <text:p>澳底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源川物業股份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林金結</text:span></text:p>
          </table:table-cell>
          <table:table-cell table:style-name="ce41" office:value-type="string" calcext:value-type="string">
            <text:p><text:span text:style-name="T2">改善教學環境設備採購案</text:span>(<text:span text:style-name="T2">視力檢查器、視力檢查器、書櫃</text:span>)</text:p>
          </table:table-cell>
          <table:table-cell table:style-name="ce5" office:value-type="string" calcext:value-type="string">
            <text:p><text:span text:style-name="T2">中正國中</text:span></text:p>
          </table:table-cell>
          <table:table-cell table:style-name="ce432" office:value-type="float" office:value="110" calcext:value-type="float">
            <text:p>110 </text:p>
          </table:table-cell>
          <table:table-cell table:style-name="ce440" office:value-type="float" office:value="110" calcext:value-type="float">
            <text:p>11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08])" office:value-type="string" office:string-value="中正國中" calcext:value-type="string">
            <text:p>中正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世醫股份有限公司、欣家園傢俱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張宏陸</text:span></text:p>
          </table:table-cell>
          <table:table-cell table:style-name="ce223" office:value-type="string" calcext:value-type="string">
            <text:p><text:span text:style-name="T2">改善教學環境設備實施計畫</text:span>(<text:span text:style-name="T2">省水龍頭</text:span>)</text:p>
          </table:table-cell>
          <table:table-cell table:style-name="ce5" office:value-type="string" calcext:value-type="string">
            <text:p><text:span text:style-name="T2">信義國小</text:span></text:p>
          </table:table-cell>
          <table:table-cell table:style-name="ce432" office:value-type="float" office:value="140" calcext:value-type="float">
            <text:p>140 </text:p>
          </table:table-cell>
          <table:table-cell table:style-name="ce441" office:value-type="float" office:value="140" calcext:value-type="float">
            <text:p>14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09])" office:value-type="string" office:string-value="信義國小" calcext:value-type="string">
            <text:p>信義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圓碩國際實業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鍾宏仁</text:span></text:p>
          </table:table-cell>
          <table:table-cell table:style-name="ce224" office:value-type="string" calcext:value-type="string">
            <text:p><text:span text:style-name="T2">改善圖書室計畫</text:span>(<text:span text:style-name="T2">會議桌</text:span>)</text:p>
          </table:table-cell>
          <table:table-cell table:style-name="ce5" office:value-type="string" calcext:value-type="string">
            <text:p><text:span text:style-name="T2">中信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0])" office:value-type="string" office:string-value="中信國小" calcext:value-type="string">
            <text:p>中信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彩邑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陳儀君</text:span></text:p>
          </table:table-cell>
          <table:table-cell table:style-name="ce225" office:value-type="string" calcext:value-type="string">
            <text:p><text:span text:style-name="T2">改善監視器設備計畫</text:span>(<text:span text:style-name="T2">監視器</text:span>)</text:p>
          </table:table-cell>
          <table:table-cell table:style-name="ce5" office:value-type="string" calcext:value-type="string">
            <text:p><text:span text:style-name="T2">雲海國小</text:span></text:p>
          </table:table-cell>
          <table:table-cell table:style-name="ce432" office:value-type="float" office:value="70" calcext:value-type="float">
            <text:p>70 </text:p>
          </table:table-cell>
          <table:table-cell table:style-name="ce441" office:value-type="float" office:value="66" calcext:value-type="float">
            <text:p>6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1])" office:value-type="string" office:string-value="雲海國小" calcext:value-type="string">
            <text:p>雲海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晉崙通訊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許昭興</text:span></text:p>
          </table:table-cell>
          <table:table-cell table:style-name="ce226" office:value-type="string" calcext:value-type="string">
            <text:p><text:span text:style-name="T2">改善閱讀環境及充實圖書館各類圖書計畫</text:span>(<text:span text:style-name="T2">圖書及除塵設備</text:span>)</text:p>
          </table:table-cell>
          <table:table-cell table:style-name="ce5" office:value-type="string" calcext:value-type="string">
            <text:p><text:span text:style-name="T2">秀朗國小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2])" office:value-type="string" office:string-value="秀朗國小" calcext:value-type="string">
            <text:p>秀朗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華曜出版事業有限公司、卓眾視聽科技股份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吳琪銘</text:span></text:p>
          </table:table-cell>
          <table:table-cell table:style-name="ce227" office:value-type="string" calcext:value-type="string">
            <text:p><text:span text:style-name="T2">改善學生</text:span>K<text:span text:style-name="T2">書中心照明燈具補助計畫</text:span>(<text:span text:style-name="T2">照明設備</text:span>)</text:p>
          </table:table-cell>
          <table:table-cell table:style-name="ce5" office:value-type="string" calcext:value-type="string">
            <text:p><text:span text:style-name="T2">明德高中</text:span></text:p>
          </table:table-cell>
          <table:table-cell table:style-name="ce434" office:value-type="float" office:value="95" calcext:value-type="float">
            <text:p>95 </text:p>
          </table:table-cell>
          <table:table-cell table:style-name="ce440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13])" office:value-type="string" office:string-value="明德高中" calcext:value-type="string">
            <text:p>明德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瑞億電機水電行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連斐璠</text:span></text:p>
          </table:table-cell>
          <table:table-cell table:style-name="ce228" office:value-type="string" calcext:value-type="string">
            <text:p><text:span text:style-name="T2">改善學校、管樂樂團樂器器材</text:span>(<text:span text:style-name="T2">樂器</text:span>)</text:p>
          </table:table-cell>
          <table:table-cell table:style-name="ce5" office:value-type="string" calcext:value-type="string">
            <text:p><text:span text:style-name="T2">福和國中</text:span></text:p>
          </table:table-cell>
          <table:table-cell table:style-name="ce432" office:value-type="float" office:value="133" calcext:value-type="float">
            <text:p>133 </text:p>
          </table:table-cell>
          <table:table-cell table:style-name="ce440" office:value-type="float" office:value="133" calcext:value-type="float">
            <text:p>133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4])" office:value-type="string" office:string-value="福和國中" calcext:value-type="string">
            <text:p>福和國中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偉仕育樂用品有限公司</text:span></text:p>
          </table:table-cell>
          <table:table-cell table:number-columns-repeated="1015"/>
        </table:table-row>
        <table:table-row table:style-name="ro88">
          <table:table-cell table:style-name="ce6" office:value-type="string" calcext:value-type="string">
            <text:p><text:span text:style-name="T2">江永昌</text:span></text:p>
          </table:table-cell>
          <table:table-cell table:style-name="ce229" office:value-type="string" calcext:value-type="string">
            <text:p><text:span text:style-name="T2">改善辦公室環境與學生生活品質計畫</text:span>(<text:span text:style-name="T2">冷氣機</text:span>)</text:p>
          </table:table-cell>
          <table:table-cell table:style-name="ce5" office:value-type="string" calcext:value-type="string">
            <text:p><text:span text:style-name="T2">積穗國中</text:span></text:p>
          </table:table-cell>
          <table:table-cell table:style-name="ce432" office:value-type="float" office:value="320" calcext:value-type="float">
            <text:p>320 </text:p>
          </table:table-cell>
          <table:table-cell table:style-name="ce441" office:value-type="float" office:value="320" calcext:value-type="float">
            <text:p>3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5])" office:value-type="string" office:string-value="積穗國中" calcext:value-type="string">
            <text:p>積穗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凱創國際股份有限公司</text:span></text:p>
          </table:table-cell>
          <table:table-cell table:number-columns-repeated="1015"/>
        </table:table-row>
        <table:table-row table:style-name="ro53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18" office:value-type="string" calcext:value-type="string">
            <text:p><text:span text:style-name="T2">更新電腦設備計畫</text:span>-<text:span text:style-name="T2">桌上型電腦組</text:span></text:p>
          </table:table-cell>
          <table:table-cell table:style-name="ce5" office:value-type="string" calcext:value-type="string">
            <text:p><text:span text:style-name="T2">私立淡江高中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6])" office:value-type="string" office:string-value="私立淡江高中" calcext:value-type="string">
            <text:p>私立淡江高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易真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黃林玲玲</text:span></text:p>
          </table:table-cell>
          <table:table-cell table:style-name="ce230" office:value-type="string" calcext:value-type="string">
            <text:p><text:span text:style-name="T2">更新辦公室空調設備申請計畫</text:span>(<text:span text:style-name="T2">冷氣、遮雨棚等</text:span>)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7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德泰電器行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李坤城</text:span></text:p>
          </table:table-cell>
          <table:table-cell table:style-name="ce231" office:value-type="string" calcext:value-type="string">
            <text:p><text:span text:style-name="T2">汰換節能</text:span>LED<text:span text:style-name="T2">燈具計畫</text:span>(<text:span text:style-name="T2">照明設備</text:span>)</text:p>
          </table:table-cell>
          <table:table-cell table:style-name="ce5" office:value-type="string" calcext:value-type="string">
            <text:p><text:span text:style-name="T2">重陽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18])" office:value-type="string" office:string-value="重陽國小" calcext:value-type="string">
            <text:p>重陽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上鑫科技股份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宋明宗</text:span></text:p>
          </table:table-cell>
          <table:table-cell table:style-name="ce232" office:value-type="string" calcext:value-type="string">
            <text:p><text:span text:style-name="T2">汽車大樓照明設備改善計畫</text:span>(<text:span text:style-name="T2">照明設備</text:span>)</text:p>
          </table:table-cell>
          <table:table-cell table:style-name="ce5" office:value-type="string" calcext:value-type="string">
            <text:p><text:span text:style-name="T2">泰山高中</text:span></text:p>
          </table:table-cell>
          <table:table-cell table:style-name="ce435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19])" office:value-type="string" office:string-value="泰山高中" calcext:value-type="string">
            <text:p>泰山高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友久電器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宋明宗</text:span></text:p>
          </table:table-cell>
          <table:table-cell table:style-name="ce233" office:value-type="string" calcext:value-type="string">
            <text:p><text:span text:style-name="T2">育才樓後側排水溝改善工程計畫</text:span>(<text:span text:style-name="T2">排水溝工程</text:span>)</text:p>
          </table:table-cell>
          <table:table-cell table:style-name="ce5" office:value-type="string" calcext:value-type="string">
            <text:p><text:span text:style-name="T2">泰山國小</text:span></text:p>
          </table:table-cell>
          <table:table-cell table:style-name="ce435" office:value-type="float" office:value="500" calcext:value-type="float">
            <text:p>500 </text:p>
          </table:table-cell>
          <table:table-cell table:style-name="ce440" office:value-type="float" office:value="499" calcext:value-type="float">
            <text:p>4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20])" office:value-type="string" office:string-value="泰山國小" calcext:value-type="string">
            <text:p>泰山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廣作營造有限公司</text:span></text:p>
          </table:table-cell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蔣根煌</text:span></text:p>
          </table:table-cell>
          <table:table-cell table:style-name="ce234" office:value-type="string" calcext:value-type="string">
            <text:p><text:span text:style-name="T2">身心障礙集中式特教班及資源班充實教學設備案</text:span>(<text:span text:style-name="T2">電腦、電子琴</text:span>)</text:p>
          </table:table-cell>
          <table:table-cell table:style-name="ce5" office:value-type="string" calcext:value-type="string">
            <text:p><text:span text:style-name="T2">泰山國中</text:span></text:p>
          </table:table-cell>
          <table:table-cell table:style-name="ce434" office:value-type="float" office:value="90" calcext:value-type="float">
            <text:p>90 </text:p>
          </table:table-cell>
          <table:table-cell table:style-name="ce441" office:value-type="float" office:value="65" calcext:value-type="float">
            <text:p>6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1])" office:value-type="string" office:string-value="泰山國中" calcext:value-type="string">
            <text:p>泰山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有限公司、偉仕育樂用品有限公司</text:span></text:p>
          </table:table-cell>
          <table:table-cell table:number-columns-repeated="1015"/>
        </table:table-row>
        <table:table-row table:style-name="ro90">
          <table:table-cell table:style-name="ce6" office:value-type="string" calcext:value-type="string">
            <text:p><text:span text:style-name="T2">鄭宇恩</text:span></text:p>
          </table:table-cell>
          <table:table-cell table:style-name="ce235" office:value-type="string" calcext:value-type="string">
            <text:p><text:span text:style-name="T2">防蚊設備及工程</text:span>(<text:span text:style-name="T2">割草機、紗窗</text:span>)</text:p>
          </table:table-cell>
          <table:table-cell table:style-name="ce5" office:value-type="string" calcext:value-type="string">
            <text:p><text:span text:style-name="T2">屯山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2])" office:value-type="string" office:string-value="屯山國小" calcext:value-type="string">
            <text:p>屯山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英竹企業有限公司、大拓農機社</text:span></text:p>
          </table:table-cell>
          <table:table-cell table:number-columns-repeated="1015"/>
        </table:table-row>
        <table:table-row table:style-name="ro91">
          <table:table-cell table:style-name="ce6" office:value-type="string" calcext:value-type="string">
            <text:p><text:span text:style-name="T2">鄭金隆</text:span></text:p>
          </table:table-cell>
          <table:table-cell table:style-name="ce18" office:value-type="string" calcext:value-type="string">
            <text:p><text:span text:style-name="T2">兒童遊樂區地板改善工程計畫</text:span></text:p>
          </table:table-cell>
          <table:table-cell table:style-name="ce5" office:value-type="string" calcext:value-type="string">
            <text:p><text:span text:style-name="T2">達觀國小</text:span></text:p>
          </table:table-cell>
          <table:table-cell table:style-name="ce434" office:value-type="float" office:value="110" calcext:value-type="float">
            <text:p>110 </text:p>
          </table:table-cell>
          <table:table-cell table:style-name="ce441" office:value-type="float" office:value="110" calcext:value-type="float">
            <text:p>11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23])" office:value-type="string" office:string-value="達觀國小" calcext:value-type="string">
            <text:p>達觀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璟鋐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林金結</text:span></text:p>
          </table:table-cell>
          <table:table-cell table:style-name="ce18" office:value-type="string" calcext:value-type="string">
            <text:p><text:span text:style-name="T2">拆除老舊危險木梯及場地整理補助計畫</text:span>(<text:span text:style-name="T2">拆除木梯工程</text:span>)</text:p>
          </table:table-cell>
          <table:table-cell table:style-name="ce5" office:value-type="string" calcext:value-type="string">
            <text:p><text:span text:style-name="T2">明德高中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24])" office:value-type="string" office:string-value="明德高中" calcext:value-type="string">
            <text:p>明德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竣誠企業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林秀惠</text:span></text:p>
          </table:table-cell>
          <table:table-cell table:style-name="ce236" office:value-type="string" calcext:value-type="string">
            <text:p><text:span text:style-name="T2">明義樓節能照明改善</text:span>(<text:span text:style-name="T2">照明設備</text:span>)</text:p>
          </table:table-cell>
          <table:table-cell table:style-name="ce5" office:value-type="string" calcext:value-type="string">
            <text:p><text:span text:style-name="T2">中和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25])" office:value-type="string" office:string-value="中和國小" calcext:value-type="string">
            <text:p>中和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新北市久大庇護工場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陳文治</text:span></text:p>
          </table:table-cell>
          <table:table-cell table:style-name="ce237" office:value-type="string" calcext:value-type="string">
            <text:p><text:span text:style-name="T2">武術隊器材添購計畫</text:span>(<text:span text:style-name="T2">冷氣</text:span>)</text:p>
          </table:table-cell>
          <table:table-cell table:style-name="ce5" office:value-type="string" calcext:value-type="string">
            <text:p><text:span text:style-name="T2">鷺江國中</text:span></text:p>
          </table:table-cell>
          <table:table-cell table:style-name="ce432" office:value-type="float" office:value="128" calcext:value-type="float">
            <text:p>128 </text:p>
          </table:table-cell>
          <table:table-cell table:style-name="ce440" office:value-type="float" office:value="128" calcext:value-type="float">
            <text:p>12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6])" office:value-type="string" office:string-value="鷺江國中" calcext:value-type="string">
            <text:p>鷺江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東元電機股份有限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高敏慧</text:span></text:p>
          </table:table-cell>
          <table:table-cell table:style-name="ce238" office:value-type="string" calcext:value-type="string">
            <text:p><text:span text:style-name="T2">社區多功能學習中新改善教學環境計畫</text:span>(<text:span text:style-name="T2">烹調設備</text:span>)</text:p>
          </table:table-cell>
          <table:table-cell table:style-name="ce5" office:value-type="string" calcext:value-type="string">
            <text:p><text:span text:style-name="T2">建國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7])" office:value-type="string" office:string-value="建國國小" calcext:value-type="string">
            <text:p>建國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上竣企業有限公司、聖聿實業有線公司</text:span></text:p>
          </table:table-cell>
          <table:table-cell table:number-columns-repeated="1015"/>
        </table:table-row>
        <table:table-row table:style-name="ro62">
          <table:table-cell table:style-name="ce6" office:value-type="string" calcext:value-type="string">
            <text:p><text:span text:style-name="T2">楊春妹</text:span></text:p>
          </table:table-cell>
          <table:table-cell table:style-name="ce239" office:value-type="string" calcext:value-type="string">
            <text:p> <text:span text:style-name="T2">社團設施充實汰換</text:span>(<text:span text:style-name="T2">太鼓設備</text:span>) </text:p>
          </table:table-cell>
          <table:table-cell table:style-name="ce5" office:value-type="string" calcext:value-type="string">
            <text:p><text:span text:style-name="T2">新北特殊</text:span></text:p>
            <text:p><text:span text:style-name="T2">教育學校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8])" office:value-type="string" office:string-value="新北特殊&#10;教育學校" calcext:value-type="string">
            <text:p>新北特殊</text:p>
            <text:p>教育學校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欣律音樂藝術有限公司</text:span></text:p>
          </table:table-cell>
          <table:table-cell table:number-columns-repeated="1015"/>
        </table:table-row>
        <table:table-row table:style-name="ro92">
          <table:table-cell table:style-name="ce6" office:value-type="string" calcext:value-type="string">
            <text:p><text:span text:style-name="T2">吳琪銘</text:span></text:p>
          </table:table-cell>
          <table:table-cell table:style-name="ce240" office:value-type="string" calcext:value-type="string">
            <text:p><text:span text:style-name="T2">空調設備綠色採購計畫及展能平台改善工程計畫</text:span>(<text:span text:style-name="T2">冷氣及木平台工程</text:span>)</text:p>
          </table:table-cell>
          <table:table-cell table:style-name="ce5" office:value-type="string" calcext:value-type="string">
            <text:p><text:span text:style-name="T2">五寮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196" calcext:value-type="float">
            <text:p>19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29])" office:value-type="string" office:string-value="五寮國小" calcext:value-type="string">
            <text:p>五寮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協聖木業有限公司、新格電器工程有限公司</text:span></text:p>
          </table:table-cell>
          <table:table-cell table:number-columns-repeated="1015"/>
        </table:table-row>
        <table:table-row table:style-name="ro93">
          <table:table-cell table:style-name="ce6" office:value-type="string" calcext:value-type="string">
            <text:p><text:span text:style-name="T2">陳世榮</text:span></text:p>
          </table:table-cell>
          <table:table-cell table:style-name="ce35" office:value-type="string" calcext:value-type="string" table:number-columns-spanned="1" table:number-rows-spanned="4">
            <text:p><text:span text:style-name="T2">附設分校</text:span>103<text:span text:style-name="T2">學年度廁所改建工程計畫</text:span>(<text:span text:style-name="T2">油漆、磁磚、門窗等工程</text:span>)</text:p>
          </table:table-cell>
          <table:table-cell table:style-name="ce5" office:value-type="string" calcext:value-type="string" table:number-columns-spanned="1" table:number-rows-spanned="4">
            <text:p><text:span text:style-name="T2">插角國小</text:span></text:p>
          </table:table-cell>
          <table:table-cell table:style-name="ce432" office:value-type="float" office:value="450" calcext:value-type="float" table:number-columns-spanned="1" table:number-rows-spanned="4">
            <text:p>4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8" office:value-type="string" calcext:value-type="string" table:number-columns-spanned="1" table:number-rows-spanned="4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30])" office:value-type="string" office:string-value="插角國小" calcext:value-type="string" table:number-columns-spanned="1" table:number-rows-spanned="4">
            <text:p>插角國小</text:p>
          </table:table-cell>
          <table:table-cell table:style-name="ce454" office:value-type="string" calcext:value-type="string" table:number-columns-spanned="1" table:number-rows-spanned="4">
            <text:p><text:span text:style-name="T2">公開招標</text:span></text:p>
          </table:table-cell>
          <table:table-cell table:style-name="ce457" office:value-type="string" calcext:value-type="string" table:number-columns-spanned="1" table:number-rows-spanned="4">
            <text:p><text:span text:style-name="T2">青峰工程行</text:span></text:p>
          </table:table-cell>
          <table:table-cell table:number-columns-repeated="1015"/>
        </table:table-row>
        <table:table-row table:style-name="ro48">
          <table:table-cell table:style-name="ce6" office:value-type="string" calcext:value-type="string">
            <text:p><text:span text:style-name="T2">廖本煙</text:span></text:p>
          </table:table-cell>
          <table:covered-table-cell table:number-columns-repeated="3"/>
          <table:table-cell table:style-name="ce440" office:value-type="float" office:value="150" calcext:value-type="float">
            <text:p>150 </text:p>
          </table:table-cell>
          <table:covered-table-cell table:number-columns-repeated="4"/>
          <table:table-cell table:number-columns-repeated="1015"/>
        </table:table-row>
        <table:table-row table:style-name="ro48">
          <table:table-cell table:style-name="ce6" office:value-type="string" calcext:value-type="string">
            <text:p><text:span text:style-name="T2">彭成龍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94">
          <table:table-cell table:style-name="ce6" office:value-type="string" calcext:value-type="string">
            <text:p><text:span text:style-name="T2">吳琪銘</text:span></text:p>
          </table:table-cell>
          <table:covered-table-cell table:number-columns-repeated="3"/>
          <table:table-cell table:style-name="ce440" office:value-type="float" office:value="50" calcext:value-type="float">
            <text:p>50 </text:p>
          </table:table-cell>
          <table:covered-table-cell table:number-columns-repeated="4"/>
          <table:table-cell table:number-columns-repeated="1015"/>
        </table:table-row>
        <table:table-row table:style-name="ro31">
          <table:table-cell table:style-name="ce6" office:value-type="string" calcext:value-type="string">
            <text:p><text:span text:style-name="T2">游輝</text:span></text:p>
          </table:table-cell>
          <table:table-cell table:style-name="ce241" office:value-type="string" calcext:value-type="string">
            <text:p><text:span text:style-name="T2">附設幼兒園改善及充實教學環境設備</text:span>-<text:span text:style-name="T2">電腦主機、攝影機</text:span> </text:p>
          </table:table-cell>
          <table:table-cell table:style-name="ce5" office:value-type="string" calcext:value-type="string">
            <text:p><text:span text:style-name="T2">新和國小</text:span></text:p>
          </table:table-cell>
          <table:table-cell table:style-name="ce437" office:value-type="float" office:value="120" calcext:value-type="float">
            <text:p>120 </text:p>
          </table:table-cell>
          <table:table-cell table:style-name="ce431" office:value-type="float" office:value="47" calcext:value-type="float">
            <text:p>4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</text:span>-5<text:span text:style-name="T2">購建固定資產、無形資產及非理財目的長期投資</text:span></text:p>
          </table:table-cell>
          <table:table-cell table:style-name="ce15" table:formula="of:=([.C534])" office:value-type="string" office:string-value="新和國小" calcext:value-type="string">
            <text:p>新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number-columns-repeated="1015"/>
        </table:table-row>
        <table:table-row table:style-name="ro31">
          <table:table-cell table:style-name="ce6" office:value-type="string" calcext:value-type="string">
            <text:p><text:span text:style-name="T2">陳文治</text:span></text:p>
          </table:table-cell>
          <table:table-cell table:style-name="ce242" office:value-type="string" calcext:value-type="string">
            <text:p><text:span text:style-name="T2">附設幼兒園通廊</text:span>PC<text:span text:style-name="T2">採光雨庇</text:span> </text:p>
          </table:table-cell>
          <table:table-cell table:style-name="ce5" office:value-type="string" calcext:value-type="string">
            <text:p><text:span text:style-name="T2">新泰國小</text:span></text:p>
          </table:table-cell>
          <table:table-cell table:style-name="ce437" office:value-type="float" office:value="100" calcext:value-type="float">
            <text:p>100 </text:p>
          </table:table-cell>
          <table:table-cell table:style-name="ce442" office:value-type="float" office:value="94" calcext:value-type="float">
            <text:p>94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</text:span>-5<text:span text:style-name="T2">購建固定資產、無形資產及非理財目的長期投資</text:span></text:p>
          </table:table-cell>
          <table:table-cell table:style-name="ce15" table:formula="of:=([.C535])" office:value-type="string" office:string-value="新泰國小" calcext:value-type="string">
            <text:p>新泰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69">
          <table:table-cell table:style-name="ce6" office:value-type="string" calcext:value-type="string">
            <text:p><text:span text:style-name="T2">陳文治</text:span></text:p>
          </table:table-cell>
          <table:table-cell table:style-name="ce243" office:value-type="string" calcext:value-type="string">
            <text:p><text:span text:style-name="T2">附設幼兒園紫外線殺菌機設備採購</text:span> 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7" office:value-type="float" office:value="20" calcext:value-type="float">
            <text:p>20 </text:p>
          </table:table-cell>
          <table:table-cell table:style-name="ce442" office:value-type="float" office:value="20" calcext:value-type="float">
            <text:p>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</text:span>-5<text:span text:style-name="T2">購建固定資產、無形資產及非理財目的長期投資</text:span></text:p>
          </table:table-cell>
          <table:table-cell table:style-name="ce15" table:formula="of:=([.C536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儀恆實業有限公司</text:span></text:p>
          </table:table-cell>
          <table:table-cell table:number-columns-repeated="1015"/>
        </table:table-row>
        <table:table-row table:style-name="ro95">
          <table:table-cell table:style-name="ce6" office:value-type="string" calcext:value-type="string">
            <text:p><text:span text:style-name="T2">李倩萍</text:span></text:p>
          </table:table-cell>
          <table:table-cell table:style-name="ce244" office:value-type="string" calcext:value-type="string">
            <text:p><text:span text:style-name="T2">附設幼兒園環境設備改善</text:span>-<text:span text:style-name="T2">幼兒遊憩區</text:span> </text:p>
          </table:table-cell>
          <table:table-cell table:style-name="ce5" office:value-type="string" calcext:value-type="string">
            <text:p><text:span text:style-name="T2">蘆洲國中</text:span></text:p>
          </table:table-cell>
          <table:table-cell table:style-name="ce437" office:value-type="float" office:value="200" calcext:value-type="float">
            <text:p>200 </text:p>
          </table:table-cell>
          <table:table-cell table:style-name="ce43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</text:span>-5<text:span text:style-name="T2">購建固定資產、無形資產及非理財目的長期投資</text:span></text:p>
          </table:table-cell>
          <table:table-cell table:style-name="ce15" table:formula="of:=([.C537])" office:value-type="string" office:string-value="蘆洲國中" calcext:value-type="string">
            <text:p>蘆洲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富弘營造有限公司</text:span></text:p>
          </table:table-cell>
          <table:table-cell table:number-columns-repeated="1015"/>
        </table:table-row>
        <table:table-row table:style-name="ro96">
          <table:table-cell table:style-name="ce6" office:value-type="string" calcext:value-type="string">
            <text:p><text:span text:style-name="T2">陳永福</text:span></text:p>
          </table:table-cell>
          <table:table-cell table:style-name="ce18" office:value-type="string" calcext:value-type="string">
            <text:p><text:span text:style-name="T2">室外行進管樂</text:span>104<text:span text:style-name="T2">年度培訓發展計畫</text:span> (<text:span text:style-name="T2">樂器、曲棍球設備</text:span>)</text:p>
          </table:table-cell>
          <table:table-cell table:style-name="ce5" office:value-type="string" calcext:value-type="string">
            <text:p><text:span text:style-name="T2">坪林國中</text:span></text:p>
          </table:table-cell>
          <table:table-cell table:style-name="ce432" office:value-type="float" office:value="270" calcext:value-type="float">
            <text:p>27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38])" office:value-type="string" office:string-value="坪林國中" calcext:value-type="string">
            <text:p>坪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兆泛企業有限公司、韻特實業有限公司</text:span></text:p>
          </table:table-cell>
          <table:table-cell table:number-columns-repeated="1015"/>
        </table:table-row>
        <table:table-row table:style-name="ro96">
          <table:table-cell table:style-name="ce6" office:value-type="string" calcext:value-type="string">
            <text:p><text:span text:style-name="T2">羅文崇</text:span></text:p>
          </table:table-cell>
          <table:table-cell table:style-name="ce245" office:value-type="string" calcext:value-type="string">
            <text:p><text:span text:style-name="T2">建置蝴蝶生態園及環校生態步道緣石實施計畫</text:span>(<text:span text:style-name="T2">生態步道工程、植物栽種</text:span>)</text:p>
          </table:table-cell>
          <table:table-cell table:style-name="ce5" office:value-type="string" calcext:value-type="string">
            <text:p><text:span text:style-name="T2">秀朗國小</text:span></text:p>
          </table:table-cell>
          <table:table-cell table:style-name="ce434" office:value-type="float" office:value="199" calcext:value-type="float">
            <text:p>199 </text:p>
          </table:table-cell>
          <table:table-cell table:style-name="ce441" office:value-type="float" office:value="80" calcext:value-type="float">
            <text:p>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39])" office:value-type="string" office:string-value="秀朗國小" calcext:value-type="string">
            <text:p>秀朗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佳旺景觀園藝工程行、泰智營造有限公司</text:span></text:p>
          </table:table-cell>
          <table:table-cell table:number-columns-repeated="1015"/>
        </table:table-row>
        <table:table-row table:style-name="ro97">
          <table:table-cell table:style-name="ce6" office:value-type="string" calcext:value-type="string">
            <text:p><text:span text:style-name="T2">廖正良</text:span></text:p>
          </table:table-cell>
          <table:table-cell table:style-name="ce18" office:value-type="string" calcext:value-type="string">
            <text:p><text:span text:style-name="T2">建置學生教室防燄窗簾</text:span></text:p>
          </table:table-cell>
          <table:table-cell table:style-name="ce5" office:value-type="string" calcext:value-type="string">
            <text:p><text:span text:style-name="T2">新和國小</text:span></text:p>
          </table:table-cell>
          <table:table-cell table:style-name="ce434" office:value-type="float" office:value="96" calcext:value-type="float">
            <text:p>96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40])" office:value-type="string" office:string-value="新和國小" calcext:value-type="string">
            <text:p>新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真誠文教有限公司</text:span></text:p>
          </table:table-cell>
          <table:table-cell table:number-columns-repeated="1015"/>
        </table:table-row>
        <table:table-row table:style-name="ro98">
          <table:table-cell table:style-name="ce6" office:value-type="string" calcext:value-type="string">
            <text:p><text:span text:style-name="T2">何淑峯</text:span></text:p>
          </table:table-cell>
          <table:table-cell table:style-name="ce246" office:value-type="string" calcext:value-type="string" table:number-columns-spanned="1" table:number-rows-spanned="2">
            <text:p><text:span text:style-name="T2">活化校園空間增置主題閱讀角</text:span>(<text:span text:style-name="T2">閱讀角木造工程</text:span>)</text:p>
          </table:table-cell>
          <table:table-cell table:style-name="ce5" office:value-type="string" calcext:value-type="string" table:number-columns-spanned="1" table:number-rows-spanned="2">
            <text:p><text:span text:style-name="T2">中信國小</text:span></text:p>
          </table:table-cell>
          <table:table-cell table:style-name="ce435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1])" office:value-type="string" office:string-value="中信國小" calcext:value-type="string" table:number-columns-spanned="1" table:number-rows-spanned="2">
            <text:p>中信國小</text:p>
          </table:table-cell>
          <table:table-cell table:style-name="ce457" office:value-type="string" calcext:value-type="string" table:number-columns-spanned="1" table:number-rows-spanned="2">
            <text:p><text:span text:style-name="T2">公開取得企劃書</text:span></text:p>
          </table:table-cell>
          <table:table-cell table:style-name="ce457" office:value-type="string" calcext:value-type="string" table:number-columns-spanned="1" table:number-rows-spanned="2">
            <text:p><text:span text:style-name="T2">永沛室內裝修工程有限公司</text:span></text:p>
          </table:table-cell>
          <table:table-cell table:number-columns-repeated="1015"/>
        </table:table-row>
        <table:table-row table:style-name="ro17">
          <table:table-cell table:style-name="ce6" office:value-type="string" calcext:value-type="string">
            <text:p><text:span text:style-name="T2">鍾宏仁</text:span></text:p>
          </table:table-cell>
          <table:covered-table-cell table:number-columns-repeated="2"/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covered-table-cell table:number-columns-repeated="4"/>
          <table:table-cell table:number-columns-repeated="1015"/>
        </table:table-row>
        <table:table-row table:style-name="ro53">
          <table:table-cell table:style-name="ce6" office:value-type="string" calcext:value-type="string">
            <text:p><text:span text:style-name="T2">王建章</text:span></text:p>
          </table:table-cell>
          <table:table-cell table:style-name="ce73" office:value-type="string" calcext:value-type="string">
            <text:p><text:span text:style-name="T2">活化校園環境改造計畫</text:span>(<text:span text:style-name="T2">建置兒童遊樂設施工程</text:span>)</text:p>
          </table:table-cell>
          <table:table-cell table:style-name="ce5" office:value-type="string" calcext:value-type="string">
            <text:p><text:span text:style-name="T2">金美國小</text:span></text:p>
          </table:table-cell>
          <table:table-cell table:style-name="ce435" office:value-type="float" office:value="180" calcext:value-type="float">
            <text:p>180 </text:p>
          </table:table-cell>
          <table:table-cell table:style-name="ce440" office:value-type="float" office:value="180" calcext:value-type="float">
            <text:p>1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3])" office:value-type="string" office:string-value="金美國小" calcext:value-type="string">
            <text:p>金美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大盛五金電動工程行、志穎建材有限公司、滿福工程行</text:span></text:p>
          </table:table-cell>
          <table:table-cell table:number-columns-repeated="1015"/>
        </table:table-row>
        <table:table-row table:style-name="ro99">
          <table:table-cell table:style-name="ce6" office:value-type="string" calcext:value-type="string">
            <text:p><text:span text:style-name="T2">陳文治</text:span></text:p>
          </table:table-cell>
          <table:table-cell table:style-name="ce18" office:value-type="string" calcext:value-type="string">
            <text:p><text:span text:style-name="T2">活動中心舞臺</text:span>LED<text:span text:style-name="T2">顯示屏裝置和布幕更換採購計畫</text:span>(LED<text:span text:style-name="T2">顯示屏及舞台布幕</text:span>)</text:p>
          </table:table-cell>
          <table:table-cell table:style-name="ce5" office:value-type="string" calcext:value-type="string">
            <text:p><text:span text:style-name="T2">裕民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4])" office:value-type="string" office:string-value="裕民國小" calcext:value-type="string">
            <text:p>裕民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輝雄科技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蔡淑君</text:span></text:p>
          </table:table-cell>
          <table:table-cell table:style-name="ce73" office:value-type="string" calcext:value-type="string">
            <text:p><text:span text:style-name="T2">活動中心舞臺計畫</text:span>(<text:span text:style-name="T2">舞台地板及前緣整修工程</text:span>)</text:p>
          </table:table-cell>
          <table:table-cell table:style-name="ce5" office:value-type="string" calcext:value-type="string">
            <text:p><text:span text:style-name="T2">林口高中</text:span></text:p>
          </table:table-cell>
          <table:table-cell table:style-name="ce435" office:value-type="float" office:value="490" calcext:value-type="float">
            <text:p>490 </text:p>
          </table:table-cell>
          <table:table-cell table:style-name="ce440" office:value-type="float" office:value="490" calcext:value-type="float">
            <text:p>49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5])" office:value-type="string" office:string-value="林口高中" calcext:value-type="string">
            <text:p>林口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新象學辰室內裝修設計工程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高敏慧</text:span></text:p>
          </table:table-cell>
          <table:table-cell table:style-name="ce247" office:value-type="string" calcext:value-type="string">
            <text:p><text:span text:style-name="T2">省水設施設備</text:span>-<text:span text:style-name="T2">水龍頭改善工程</text:span>(<text:span text:style-name="T2">省水龍頭</text:span>)</text:p>
          </table:table-cell>
          <table:table-cell table:style-name="ce5" office:value-type="string" calcext:value-type="string">
            <text:p><text:span text:style-name="T2">錦和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6])" office:value-type="string" office:string-value="錦和國小" calcext:value-type="string">
            <text:p>錦和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康保企業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李坤城</text:span></text:p>
          </table:table-cell>
          <table:table-cell table:style-name="ce248" office:value-type="string" calcext:value-type="string">
            <text:p><text:span text:style-name="T2">科任教室教學設備更新</text:span>(<text:span text:style-name="T2">桌子</text:span>)</text:p>
          </table:table-cell>
          <table:table-cell table:style-name="ce5" office:value-type="string" calcext:value-type="string">
            <text:p><text:span text:style-name="T2">正義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47])" office:value-type="string" office:string-value="正義國小" calcext:value-type="string">
            <text:p>正義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集賢國際有限公司</text:span></text:p>
          </table:table-cell>
          <table:table-cell table:number-columns-repeated="1015"/>
        </table:table-row>
        <table:table-row table:style-name="ro101">
          <table:table-cell table:style-name="ce6" office:value-type="string" calcext:value-type="string">
            <text:p><text:span text:style-name="T2">廖裕德</text:span></text:p>
          </table:table-cell>
          <table:table-cell table:style-name="ce249" office:value-type="string" calcext:value-type="string">
            <text:p><text:span text:style-name="T2">科學館教師研究室空間改善計畫</text:span>(<text:span text:style-name="T2">地坪修補鋪設磁磚、壓克力海報架、</text:span>LED<text:span text:style-name="T2">燈箱、</text:span>QR code<text:span text:style-name="T2">木作框、雙層作品展示櫃、寫字桌、</text:span>42<text:span text:style-name="T2">吋液晶電視、新作捲簾、吧檯桌與椅子、電線配置與插座增設、門窗修補等</text:span>)</text:p>
          </table:table-cell>
          <table:table-cell table:style-name="ce5" office:value-type="string" calcext:value-type="string">
            <text:p><text:span text:style-name="T2">私立光仁高中</text:span></text:p>
          </table:table-cell>
          <table:table-cell table:style-name="ce434" office:value-type="float" office:value="95" calcext:value-type="float">
            <text:p>95 </text:p>
          </table:table-cell>
          <table:table-cell table:style-name="ce441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48])" office:value-type="string" office:string-value="私立光仁高中" calcext:value-type="string">
            <text:p>私立光仁高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創一家設計工程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邱烽堯</text:span></text:p>
          </table:table-cell>
          <table:table-cell table:style-name="ce250" office:value-type="string" calcext:value-type="string">
            <text:p><text:span text:style-name="T2">科學館漏水改善工程計畫</text:span>(<text:span text:style-name="T2">防漏工程</text:span>)</text:p>
          </table:table-cell>
          <table:table-cell table:style-name="ce5" office:value-type="string" calcext:value-type="string">
            <text:p><text:span text:style-name="T2">積穗國中</text:span></text:p>
          </table:table-cell>
          <table:table-cell table:style-name="ce435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49])" office:value-type="string" office:string-value="積穗國中" calcext:value-type="string">
            <text:p>積穗國中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百成營造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林國春</text:span></text:p>
          </table:table-cell>
          <table:table-cell table:style-name="ce251" office:value-type="string" calcext:value-type="string">
            <text:p><text:span text:style-name="T2">英語情境教室建置家具設備</text:span>(<text:span text:style-name="T2">餐桌椅</text:span>)</text:p>
          </table:table-cell>
          <table:table-cell table:style-name="ce5" office:value-type="string" calcext:value-type="string">
            <text:p><text:span text:style-name="T2">文聖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32" calcext:value-type="float">
            <text:p>3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0])" office:value-type="string" office:string-value="文聖國小" calcext:value-type="string">
            <text:p>文聖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翔鷹武有限公司</text:span></text:p>
          </table:table-cell>
          <table:table-cell table:number-columns-repeated="1015"/>
        </table:table-row>
        <table:table-row table:style-name="ro102">
          <table:table-cell table:style-name="ce6" office:value-type="string" calcext:value-type="string">
            <text:p><text:span text:style-name="T2">陳世榮</text:span></text:p>
          </table:table-cell>
          <table:table-cell table:style-name="ce18" office:value-type="string" calcext:value-type="string">
            <text:p><text:span text:style-name="T2">英語教學精進計畫</text:span>(<text:span text:style-name="T2">教學評量等系統</text:span>)</text:p>
          </table:table-cell>
          <table:table-cell table:style-name="ce5" office:value-type="string" calcext:value-type="string">
            <text:p><text:span text:style-name="T2">育林國中</text:span></text:p>
          </table:table-cell>
          <table:table-cell table:style-name="ce432" office:value-type="float" office:value="130" calcext:value-type="float">
            <text:p>130 </text:p>
          </table:table-cell>
          <table:table-cell table:style-name="ce440" office:value-type="float" office:value="130" calcext:value-type="float">
            <text:p>1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551])" office:value-type="string" office:string-value="育林國中" calcext:value-type="string">
            <text:p>育林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傳英國際行銷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林銘仁</text:span></text:p>
          </table:table-cell>
          <table:table-cell table:style-name="ce252" office:value-type="string" calcext:value-type="string">
            <text:p><text:span text:style-name="T2">風雨操場展演台及周邊新建工程計畫</text:span>(<text:span text:style-name="T2">風雨操場、展演臺工程</text:span>)</text:p>
          </table:table-cell>
          <table:table-cell table:style-name="ce5" office:value-type="string" calcext:value-type="string">
            <text:p><text:span text:style-name="T2">廣福國小</text:span></text:p>
          </table:table-cell>
          <table:table-cell table:style-name="ce434" office:value-type="float" office:value="1250" calcext:value-type="float">
            <text:p>1250 </text:p>
          </table:table-cell>
          <table:table-cell table:style-name="ce440" office:value-type="float" office:value="1250" calcext:value-type="float">
            <text:p>12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52])" office:value-type="string" office:string-value="廣福國小" calcext:value-type="string">
            <text:p>廣福國小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旺寶營造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林銘仁</text:span></text:p>
          </table:table-cell>
          <table:table-cell table:style-name="ce253" office:value-type="string" calcext:value-type="string">
            <text:p><text:span text:style-name="T2">風雨操場設施設備整修工程實施計畫</text:span>(<text:span text:style-name="T2">照明設備</text:span>)</text:p>
          </table:table-cell>
          <table:table-cell table:style-name="ce5" office:value-type="string" calcext:value-type="string">
            <text:p><text:span text:style-name="T2">信義國小</text:span></text:p>
          </table:table-cell>
          <table:table-cell table:style-name="ce434" office:value-type="float" office:value="135" calcext:value-type="float">
            <text:p>135 </text:p>
          </table:table-cell>
          <table:table-cell table:style-name="ce441" office:value-type="float" office:value="135" calcext:value-type="float">
            <text:p>13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53])" office:value-type="string" office:string-value="信義國小" calcext:value-type="string">
            <text:p>信義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成果廣告公司，富益體育器材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林國春</text:span></text:p>
          </table:table-cell>
          <table:table-cell table:style-name="ce254" office:value-type="string" calcext:value-type="string">
            <text:p><text:span text:style-name="T2">飛鷹童軍團設備添購計畫</text:span></text:p>
          </table:table-cell>
          <table:table-cell table:style-name="ce5" office:value-type="string" calcext:value-type="string">
            <text:p><text:span text:style-name="T2">實踐國小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46" calcext:value-type="float">
            <text:p>4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4])" office:value-type="string" office:string-value="實踐國小" calcext:value-type="string">
            <text:p>實踐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百生興業有限公司</text:span></text:p>
          </table:table-cell>
          <table:table-cell table:number-columns-repeated="1015"/>
        </table:table-row>
        <table:table-row table:style-name="ro81">
          <table:table-cell table:style-name="ce6" office:value-type="string" calcext:value-type="string">
            <text:p><text:span text:style-name="T2">蘇有仁</text:span></text:p>
          </table:table-cell>
          <table:table-cell table:style-name="ce255" office:value-type="string" calcext:value-type="string">
            <text:p><text:span text:style-name="T2">食育教室等環境設施改善計畫</text:span>(<text:span text:style-name="T2">教室電路、排水改善工程、冰箱等設備</text:span>)</text:p>
          </table:table-cell>
          <table:table-cell table:style-name="ce5" office:value-type="string" calcext:value-type="string">
            <text:p><text:span text:style-name="T2">昌福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5])" office:value-type="string" office:string-value="昌福國小" calcext:value-type="string">
            <text:p>昌福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博文水電冷氣行、亼藝印刷藝術國際股份有限公司、合鋒印刷事業有限公司、一鑫商行、森森百貨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楊春妹</text:span></text:p>
          </table:table-cell>
          <table:table-cell table:style-name="ce256" office:value-type="string" calcext:value-type="string">
            <text:p><text:span text:style-name="T2">峽鼓原舞社購置西洋樂器設備補助計畫</text:span></text:p>
          </table:table-cell>
          <table:table-cell table:style-name="ce5" office:value-type="string" calcext:value-type="string">
            <text:p><text:span text:style-name="T2">三峽國中</text:span></text:p>
          </table:table-cell>
          <table:table-cell table:style-name="ce432" office:value-type="float" office:value="90" calcext:value-type="float">
            <text:p>90 </text:p>
          </table:table-cell>
          <table:table-cell table:style-name="ce441" office:value-type="float" office:value="90" calcext:value-type="float">
            <text:p>9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6])" office:value-type="string" office:string-value="三峽國中" calcext:value-type="string">
            <text:p>三峽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海國樂器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賴秋媚</text:span></text:p>
          </table:table-cell>
          <table:table-cell table:style-name="ce257" office:value-type="string" calcext:value-type="string">
            <text:p><text:span text:style-name="T2">師生樂讀閱讀精進及設備增置</text:span>(<text:span text:style-name="T2">閱讀桌椅、書籍</text:span>)</text:p>
          </table:table-cell>
          <table:table-cell table:style-name="ce5" office:value-type="string" calcext:value-type="string">
            <text:p><text:span text:style-name="T2">明志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7])" office:value-type="string" office:string-value="明志國小" calcext:value-type="string">
            <text:p>明志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才元家具行、三民書局</text:span></text:p>
          </table:table-cell>
          <table:table-cell table:number-columns-repeated="1015"/>
        </table:table-row>
        <table:table-row table:style-name="ro103">
          <table:table-cell table:style-name="ce6" office:value-type="string" calcext:value-type="string">
            <text:p><text:span text:style-name="T2">周勝考</text:span></text:p>
          </table:table-cell>
          <table:table-cell table:style-name="ce34" office:value-type="string" calcext:value-type="string" table:number-columns-spanned="1" table:number-rows-spanned="2">
            <text:p><text:span text:style-name="T2">校史室及簡報室設備更新</text:span>(<text:span text:style-name="T2">擴音設備、螢幕等</text:span>)</text:p>
          </table:table-cell>
          <table:table-cell table:style-name="ce5" office:value-type="string" calcext:value-type="string" table:number-columns-spanned="1" table:number-rows-spanned="2">
            <text:p><text:span text:style-name="T2">江翠國中</text:span></text:p>
          </table:table-cell>
          <table:table-cell table:style-name="ce434" table:formula="of:=200+200" office:value-type="float" office:value="400" calcext:value-type="float" table:number-columns-spanned="1" table:number-rows-spanned="2">
            <text:p>4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58])" office:value-type="string" office:string-value="江翠國中" calcext:value-type="string" table:number-columns-spanned="1" table:number-rows-spanned="2">
            <text:p>江翠國中</text:p>
          </table:table-cell>
          <table:table-cell table:style-name="ce16" office:value-type="string" calcext:value-type="string" table:number-columns-spanned="1" table:number-rows-spanned="2">
            <text:p><text:span text:style-name="T2">公開取得報價單</text:span></text:p>
          </table:table-cell>
          <table:table-cell table:style-name="ce16" office:value-type="string" calcext:value-type="string" table:number-columns-spanned="1" table:number-rows-spanned="2">
            <text:p><text:span text:style-name="T2">正韋有限公司</text:span></text:p>
          </table:table-cell>
          <table:table-cell table:number-columns-repeated="1015"/>
        </table:table-row>
        <table:table-row table:style-name="ro103">
          <table:table-cell table:style-name="ce6" office:value-type="string" calcext:value-type="string">
            <text:p><text:span text:style-name="T2">劉美芳</text:span></text:p>
          </table:table-cell>
          <table:covered-table-cell table:number-columns-repeated="3"/>
          <table:table-cell table:style-name="ce440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林金結</text:span></text:p>
          </table:table-cell>
          <table:table-cell table:style-name="ce258" office:value-type="string" calcext:value-type="string">
            <text:p><text:span text:style-name="T2">校史會議室改善</text:span>(<text:span text:style-name="T2">會議廣播設備</text:span>)</text:p>
          </table:table-cell>
          <table:table-cell table:style-name="ce5" office:value-type="string" calcext:value-type="string">
            <text:p><text:span text:style-name="T2">頂埔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0])" office:value-type="string" office:string-value="頂埔國小" calcext:value-type="string">
            <text:p>頂埔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日虹資訊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永昌</text:span></text:p>
          </table:table-cell>
          <table:table-cell table:style-name="ce259" office:value-type="string" calcext:value-type="string">
            <text:p><text:span text:style-name="T2">校園充實輔導圖書暨輔導沙療設備採購</text:span>(<text:span text:style-name="T2">沙盤遊戲設備、圖書</text:span>) </text:p>
          </table:table-cell>
          <table:table-cell table:style-name="ce5" office:value-type="string" calcext:value-type="string">
            <text:p><text:span text:style-name="T2">安和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1])" office:value-type="string" office:string-value="安和國小" calcext:value-type="string">
            <text:p>安和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霈思國際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陳永福</text:span></text:p>
          </table:table-cell>
          <table:table-cell table:style-name="ce260" office:value-type="string" calcext:value-type="string">
            <text:p><text:span text:style-name="T2">校園安全</text:span>-<text:span text:style-name="T2">學習資源中心生活自理教室置物櫃整修工程</text:span>(<text:span text:style-name="T2">置物櫃</text:span>)</text:p>
          </table:table-cell>
          <table:table-cell table:style-name="ce5" office:value-type="string" calcext:value-type="string">
            <text:p><text:span text:style-name="T2">深坑國中</text:span></text:p>
          </table:table-cell>
          <table:table-cell table:style-name="ce434" office:value-type="float" office:value="78" calcext:value-type="float">
            <text:p>78 </text:p>
          </table:table-cell>
          <table:table-cell table:style-name="ce441" office:value-type="float" office:value="78" calcext:value-type="float">
            <text:p>7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62])" office:value-type="string" office:string-value="深坑國中" calcext:value-type="string">
            <text:p>深坑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巴布室內裝修公司</text:span></text:p>
          </table:table-cell>
          <table:table-cell table:number-columns-repeated="1015"/>
        </table:table-row>
        <table:table-row table:style-name="ro104">
          <table:table-cell table:style-name="ce6" office:value-type="string" calcext:value-type="string">
            <text:p><text:span text:style-name="T2">林國春</text:span></text:p>
          </table:table-cell>
          <table:table-cell table:style-name="ce261" office:value-type="string" calcext:value-type="string">
            <text:p><text:span text:style-name="T2">校園投影機、電動銀幕及空調設備更新</text:span></text:p>
          </table:table-cell>
          <table:table-cell table:style-name="ce5" office:value-type="string" calcext:value-type="string">
            <text:p><text:span text:style-name="T2">江翠國中</text:span></text:p>
          </table:table-cell>
          <table:table-cell table:style-name="ce434" office:value-type="float" office:value="456" calcext:value-type="float">
            <text:p>456 </text:p>
          </table:table-cell>
          <table:table-cell table:style-name="ce440" office:value-type="float" office:value="456" calcext:value-type="float">
            <text:p>45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3])" office:value-type="string" office:string-value="江翠國中" calcext:value-type="string">
            <text:p>江翠國中</text:p>
          </table:table-cell>
          <table:table-cell table:style-name="ce457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冠成家電有限公司、奕煦工程有限公司、興合資訊有限公司、合志資訊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何淑峯</text:span></text:p>
          </table:table-cell>
          <table:table-cell table:style-name="ce262" office:value-type="string" calcext:value-type="string">
            <text:p><text:span text:style-name="T2">校園改造計畫</text:span>(<text:span text:style-name="T2">水池整建、無線麥克風</text:span>)</text:p>
          </table:table-cell>
          <table:table-cell table:style-name="ce5" office:value-type="string" calcext:value-type="string">
            <text:p><text:span text:style-name="T2">頭前國小</text:span></text:p>
          </table:table-cell>
          <table:table-cell table:style-name="ce434" office:value-type="float" office:value="103" calcext:value-type="float">
            <text:p>103 </text:p>
          </table:table-cell>
          <table:table-cell table:style-name="ce441" office:value-type="float" office:value="46" calcext:value-type="float">
            <text:p>4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4])" office:value-type="string" office:string-value="頭前國小" calcext:value-type="string">
            <text:p>頭前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正韋有限公司、復森工程行</text:span></text:p>
          </table:table-cell>
          <table:table-cell table:number-columns-repeated="1015"/>
        </table:table-row>
        <table:table-row table:style-name="ro105">
          <table:table-cell table:style-name="ce6" office:value-type="string" calcext:value-type="string">
            <text:p><text:span text:style-name="T2">蔣根煌</text:span></text:p>
          </table:table-cell>
          <table:table-cell table:style-name="ce263" office:value-type="string" calcext:value-type="string" table:number-columns-spanned="1" table:number-rows-spanned="2">
            <text:p><text:span text:style-name="T2">校園空間活化改善</text:span>(<text:span text:style-name="T2">第一期</text:span>)<text:span text:style-name="T2">計畫</text:span>(<text:span text:style-name="T2">隔間拉門</text:span>)</text:p>
          </table:table-cell>
          <table:table-cell table:style-name="ce5" office:value-type="string" calcext:value-type="string" table:number-columns-spanned="1" table:number-rows-spanned="2">
            <text:p><text:span text:style-name="T2">實踐國小</text:span></text:p>
          </table:table-cell>
          <table:table-cell table:style-name="ce432" table:formula="of:=160+400" office:value-type="float" office:value="560" calcext:value-type="float" table:number-columns-spanned="1" table:number-rows-spanned="2">
            <text:p>560 </text:p>
          </table:table-cell>
          <table:table-cell table:style-name="ce440" office:value-type="float" office:value="160" calcext:value-type="float">
            <text:p>16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5])" office:value-type="string" office:string-value="實踐國小" calcext:value-type="string" table:number-columns-spanned="1" table:number-rows-spanned="2">
            <text:p>實踐國小</text:p>
          </table:table-cell>
          <table:table-cell table:style-name="ce454" office:value-type="string" calcext:value-type="string" table:number-columns-spanned="1" table:number-rows-spanned="2">
            <text:p><text:span text:style-name="T2">公開取得企劃書</text:span></text:p>
          </table:table-cell>
          <table:table-cell table:style-name="ce454" office:value-type="string" calcext:value-type="string" table:number-columns-spanned="1" table:number-rows-spanned="2">
            <text:p><text:span text:style-name="T2">芝華企業股份有限公司</text:span></text:p>
          </table:table-cell>
          <table:table-cell table:number-columns-repeated="1015"/>
        </table:table-row>
        <table:table-row table:style-name="ro69">
          <table:table-cell table:style-name="ce6" office:value-type="string" calcext:value-type="string">
            <text:p><text:span text:style-name="T2">何博文</text:span></text:p>
          </table:table-cell>
          <table:covered-table-cell table:number-columns-repeated="3"/>
          <table:table-cell table:style-name="ce440" office:value-type="float" office:value="400" calcext:value-type="float">
            <text:p>400 </text:p>
          </table:table-cell>
          <table:covered-table-cell table:number-columns-repeated="4"/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蔡淑君</text:span></text:p>
          </table:table-cell>
          <table:table-cell table:style-name="ce264" office:value-type="string" calcext:value-type="string">
            <text:p><text:span text:style-name="T2">校園美化計畫</text:span>(<text:span text:style-name="T2">造型玩偶、草皮、假花等</text:span>)</text:p>
          </table:table-cell>
          <table:table-cell table:style-name="ce5" office:value-type="string" calcext:value-type="string">
            <text:p><text:span text:style-name="T2">頭前國小</text:span></text:p>
          </table:table-cell>
          <table:table-cell table:style-name="ce432" office:value-type="float" office:value="98" calcext:value-type="float">
            <text:p>98 </text:p>
          </table:table-cell>
          <table:table-cell table:style-name="ce441" office:value-type="float" office:value="85" calcext:value-type="float">
            <text:p>8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7])" office:value-type="string" office:string-value="頭前國小" calcext:value-type="string">
            <text:p>頭前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復森工程行、伊塔國際有限公司、馥綠壇企業有限公司、隆豐農業資材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高敏慧</text:span></text:p>
          </table:table-cell>
          <table:table-cell table:style-name="ce265" office:value-type="string" calcext:value-type="string">
            <text:p><text:span text:style-name="T2">校園設備改善</text:span>-<text:span text:style-name="T2">老舊飲水機更新</text:span>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8])" office:value-type="string" office:string-value="中港國小" calcext:value-type="string">
            <text:p>中港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康保企業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鄭宇恩</text:span></text:p>
          </table:table-cell>
          <table:table-cell table:style-name="ce266" office:value-type="string" calcext:value-type="string">
            <text:p><text:span text:style-name="T2">校園設備改善實施計畫</text:span>(<text:span text:style-name="T2">遮雨棚、櫃子</text:span>)</text:p>
          </table:table-cell>
          <table:table-cell table:style-name="ce5" office:value-type="string" calcext:value-type="string">
            <text:p><text:span text:style-name="T2">橫山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69])" office:value-type="string" office:string-value="橫山國小" calcext:value-type="string">
            <text:p>橫山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俊協工程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永昌</text:span></text:p>
          </table:table-cell>
          <table:table-cell table:style-name="ce267" office:value-type="string" calcext:value-type="string">
            <text:p><text:span text:style-name="T2">校園監控系統增加計畫</text:span>(<text:span text:style-name="T2">監視器</text:span>)</text:p>
          </table:table-cell>
          <table:table-cell table:style-name="ce5" office:value-type="string" calcext:value-type="string">
            <text:p><text:span text:style-name="T2">大同國小</text:span></text:p>
          </table:table-cell>
          <table:table-cell table:style-name="ce432" office:value-type="float" office:value="90" calcext:value-type="float">
            <text:p>90 </text:p>
          </table:table-cell>
          <table:table-cell table:style-name="ce441" office:value-type="float" office:value="89" calcext:value-type="float">
            <text:p>8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70])" office:value-type="string" office:string-value="大同國小" calcext:value-type="string">
            <text:p>大同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學成保全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俊哲</text:span></text:p>
          </table:table-cell>
          <table:table-cell table:style-name="ce268" office:value-type="string" calcext:value-type="string">
            <text:p><text:span text:style-name="T2">校園監視設備改善計畫</text:span>(<text:span text:style-name="T2">監視器</text:span>)</text:p>
          </table:table-cell>
          <table:table-cell table:style-name="ce5" office:value-type="string" calcext:value-type="string">
            <text:p><text:span text:style-name="T2">新埔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1])" office:value-type="string" office:string-value="新埔國中" calcext:value-type="string">
            <text:p>新埔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叡陞實業開發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蔣根煌</text:span></text:p>
          </table:table-cell>
          <table:table-cell table:style-name="ce269" office:value-type="string" calcext:value-type="string">
            <text:p><text:span text:style-name="T2">校園綠手指</text:span>-<text:span text:style-name="T2">魚菜共生系統及網室營造</text:span>(<text:span text:style-name="T2">魚菜共生系統工程、冰箱</text:span>)</text:p>
          </table:table-cell>
          <table:table-cell table:style-name="ce5" office:value-type="string" calcext:value-type="string">
            <text:p><text:span text:style-name="T2">五股國中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0" office:value-type="float" office:value="145" calcext:value-type="float">
            <text:p>14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2])" office:value-type="string" office:string-value="五股國中" calcext:value-type="string">
            <text:p>五股國中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千惠園藝社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江永昌</text:span></text:p>
          </table:table-cell>
          <table:table-cell table:style-name="ce270" office:value-type="string" calcext:value-type="string">
            <text:p><text:span text:style-name="T2">校園廣播主機及設備更新</text:span>(<text:span text:style-name="T2">廣播設備等</text:span>)</text:p>
          </table:table-cell>
          <table:table-cell table:style-name="ce5" office:value-type="string" calcext:value-type="string">
            <text:p><text:span text:style-name="T2">興南國小</text:span></text:p>
          </table:table-cell>
          <table:table-cell table:style-name="ce432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73])" office:value-type="string" office:string-value="興南國小" calcext:value-type="string">
            <text:p>興南國小</text:p>
          </table:table-cell>
          <table:table-cell table:style-name="ce457" office:value-type="string" calcext:value-type="string">
            <text:p><text:span text:style-name="T2">公開取得報價單或企劃書</text:span></text:p>
          </table:table-cell>
          <table:table-cell table:style-name="ce457" office:value-type="string" calcext:value-type="string">
            <text:p><text:span text:style-name="T2">幼翔企業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陳啟能</text:span></text:p>
          </table:table-cell>
          <table:table-cell table:style-name="ce271" office:value-type="string" calcext:value-type="string">
            <text:p><text:span text:style-name="T2">校園欄杆防護設備建置計畫</text:span>(<text:span text:style-name="T2">欄杆</text:span>)</text:p>
          </table:table-cell>
          <table:table-cell table:style-name="ce5" office:value-type="string" calcext:value-type="string">
            <text:p><text:span text:style-name="T2">修德國小</text:span></text:p>
          </table:table-cell>
          <table:table-cell table:style-name="ce435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4])" office:value-type="string" office:string-value="修德國小" calcext:value-type="string">
            <text:p>修德國小</text:p>
          </table:table-cell>
          <table:table-cell table:style-name="ce457" office:value-type="string" calcext:value-type="string">
            <text:p><text:span text:style-name="T2">公開取得報價單或企劃書</text:span></text:p>
          </table:table-cell>
          <table:table-cell table:style-name="ce457" office:value-type="string" calcext:value-type="string">
            <text:p><text:span text:style-name="T2">大日如來工程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彭成龍</text:span></text:p>
          </table:table-cell>
          <table:table-cell table:style-name="ce272" office:value-type="string" calcext:value-type="string">
            <text:p><text:span text:style-name="T2">校園體能訓練器材</text:span>(<text:span text:style-name="T2">慢步機、腹機肌架</text:span>)</text:p>
          </table:table-cell>
          <table:table-cell table:style-name="ce5" office:value-type="string" calcext:value-type="string">
            <text:p><text:span text:style-name="T2">土城國小</text:span></text:p>
          </table:table-cell>
          <table:table-cell table:style-name="ce434" office:value-type="float" office:value="78" calcext:value-type="float">
            <text:p>78 </text:p>
          </table:table-cell>
          <table:table-cell table:style-name="ce441" office:value-type="float" office:value="78" calcext:value-type="float">
            <text:p>7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5])" office:value-type="string" office:string-value="土城國小" calcext:value-type="string">
            <text:p>土城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華森崴國教育用品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江永昌</text:span></text:p>
          </table:table-cell>
          <table:table-cell table:style-name="ce273" office:value-type="string" calcext:value-type="string">
            <text:p><text:span text:style-name="T2">校歌展示牌</text:span></text:p>
          </table:table-cell>
          <table:table-cell table:style-name="ce5" office:value-type="string" calcext:value-type="string">
            <text:p><text:span text:style-name="T2">積穗國小</text:span></text:p>
          </table:table-cell>
          <table:table-cell table:style-name="ce434" office:value-type="float" office:value="20" calcext:value-type="float">
            <text:p>20 </text:p>
          </table:table-cell>
          <table:table-cell table:style-name="ce441" office:value-type="float" office:value="20" calcext:value-type="float">
            <text:p>2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6])" office:value-type="string" office:string-value="積穗國小" calcext:value-type="string">
            <text:p>積穗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皇星廣告工程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羅文崇</text:span></text:p>
          </table:table-cell>
          <table:table-cell table:style-name="ce274" office:value-type="string" calcext:value-type="string">
            <text:p><text:span text:style-name="T2">桌球隊補助購置訓練器材實施計畫</text:span>(<text:span text:style-name="T2">桌球桌</text:span>)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4" office:value-type="float" office:value="99" calcext:value-type="float">
            <text:p>99 </text:p>
          </table:table-cell>
          <table:table-cell table:style-name="ce441" office:value-type="float" office:value="53" calcext:value-type="float">
            <text:p>53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77])" office:value-type="string" office:string-value="永和國中" calcext:value-type="string">
            <text:p>永和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北泰體育用品社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廖正良</text:span></text:p>
          </table:table-cell>
          <table:table-cell table:style-name="ce275" office:value-type="string" calcext:value-type="string">
            <text:p><text:span text:style-name="T2">班級教室多媒體教學設備改善計畫</text:span>(<text:span text:style-name="T2">投影機及防盜安裝、布幕安裝、擴大機</text:span>)</text:p>
          </table:table-cell>
          <table:table-cell table:style-name="ce5" office:value-type="string" calcext:value-type="string">
            <text:p><text:span text:style-name="T2">樟樹國小</text:span></text:p>
          </table:table-cell>
          <table:table-cell table:style-name="ce432" office:value-type="float" office:value="84" calcext:value-type="float">
            <text:p>84 </text:p>
          </table:table-cell>
          <table:table-cell table:style-name="ce441" office:value-type="float" office:value="84" calcext:value-type="float">
            <text:p>8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78])" office:value-type="string" office:string-value="樟樹國小" calcext:value-type="string">
            <text:p>樟樹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張宏陸</text:span></text:p>
          </table:table-cell>
          <table:table-cell table:style-name="ce276" office:value-type="string" calcext:value-type="string">
            <text:p><text:span text:style-name="T2">健康中心改建及增設哺</text:span>(<text:span text:style-name="T2">集</text:span>)<text:span text:style-name="T2">乳室</text:span></text:p>
          </table:table-cell>
          <table:table-cell table:style-name="ce5" office:value-type="string" calcext:value-type="string">
            <text:p><text:span text:style-name="T2">忠孝國中</text:span></text:p>
          </table:table-cell>
          <table:table-cell table:style-name="ce434" office:value-type="float" office:value="288" calcext:value-type="float">
            <text:p>288 </text:p>
          </table:table-cell>
          <table:table-cell table:style-name="ce440" office:value-type="float" office:value="286" calcext:value-type="float">
            <text:p>28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79])" office:value-type="string" office:string-value="忠孝國中" calcext:value-type="string">
            <text:p>忠孝國中</text:p>
          </table:table-cell>
          <table:table-cell table:style-name="ce457" office:value-type="string" calcext:value-type="string">
            <text:p><text:span text:style-name="T2">工程採最低標，委託技術服務採議價方式</text:span></text:p>
          </table:table-cell>
          <table:table-cell table:style-name="ce457" office:value-type="string" calcext:value-type="string">
            <text:p><text:span text:style-name="T2">板成營造股份有限公司、高志榮建築師事務所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李坤城</text:span></text:p>
          </table:table-cell>
          <table:table-cell table:style-name="ce277" office:value-type="string" calcext:value-type="string">
            <text:p><text:span text:style-name="T2">國樂團設備申請計畫</text:span> (<text:span text:style-name="T2">樂器</text:span>)</text:p>
          </table:table-cell>
          <table:table-cell table:style-name="ce5" office:value-type="string" calcext:value-type="string">
            <text:p><text:span text:style-name="T2">成功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80])" office:value-type="string" office:string-value="成功國小" calcext:value-type="string">
            <text:p>成功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長安樂器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林玲玲</text:span></text:p>
          </table:table-cell>
          <table:table-cell table:style-name="ce278" office:value-type="string" calcext:value-type="string">
            <text:p><text:span text:style-name="T2">國樂團樂器設備補助計畫</text:span> (<text:span text:style-name="T2">樂器</text:span>)</text:p>
          </table:table-cell>
          <table:table-cell table:style-name="ce5" office:value-type="string" calcext:value-type="string">
            <text:p><text:span text:style-name="T2">新泰國中</text:span></text:p>
          </table:table-cell>
          <table:table-cell table:style-name="ce434" office:value-type="float" office:value="95" calcext:value-type="float">
            <text:p>95 </text:p>
          </table:table-cell>
          <table:table-cell table:style-name="ce441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81])" office:value-type="string" office:string-value="新泰國中" calcext:value-type="string">
            <text:p>新泰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長安樂器行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鄭宇恩</text:span></text:p>
          </table:table-cell>
          <table:table-cell table:style-name="ce279" office:value-type="string" calcext:value-type="string">
            <text:p><text:span text:style-name="T2">宿舍氣密窗整修</text:span>(<text:span text:style-name="T2">氣密窗</text:span>)</text:p>
          </table:table-cell>
          <table:table-cell table:style-name="ce5" office:value-type="string" calcext:value-type="string">
            <text:p><text:span text:style-name="T2">水源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82])" office:value-type="string" office:string-value="水源國小" calcext:value-type="string">
            <text:p>水源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窗霸王鋼鋁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何博文</text:span></text:p>
          </table:table-cell>
          <table:table-cell table:style-name="ce280" office:value-type="string" calcext:value-type="string">
            <text:p><text:span text:style-name="T2">專科教室冷氣設備改善計畫</text:span>(<text:span text:style-name="T2">冷氣</text:span>)</text:p>
          </table:table-cell>
          <table:table-cell table:style-name="ce5" office:value-type="string" calcext:value-type="string">
            <text:p><text:span text:style-name="T2">中山國中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83])" office:value-type="string" office:string-value="中山國中" calcext:value-type="string">
            <text:p>中山國中</text:p>
          </table:table-cell>
          <table:table-cell table:style-name="ce457" office:value-type="string" calcext:value-type="string">
            <text:p><text:span text:style-name="T2">公開取得報價單</text:span></text:p>
          </table:table-cell>
          <table:table-cell table:style-name="ce457" office:value-type="string" calcext:value-type="string">
            <text:p><text:span text:style-name="T2">有序凍藏設備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陳文治</text:span></text:p>
          </table:table-cell>
          <table:table-cell table:style-name="ce281" office:value-type="string" calcext:value-type="string">
            <text:p><text:span text:style-name="T2">採購辦公室暨教學設備計畫</text:span>-<text:span text:style-name="T2">數位多功能複合機設備</text:span></text:p>
          </table:table-cell>
          <table:table-cell table:style-name="ce5" office:value-type="string" calcext:value-type="string">
            <text:p><text:span text:style-name="T2">昌隆國小</text:span></text:p>
          </table:table-cell>
          <table:table-cell table:style-name="ce436" office:value-type="float" office:value="100" calcext:value-type="float">
            <text:p>100 </text:p>
          </table:table-cell>
          <table:table-cell table:style-name="ce442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昌隆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457" office:value-type="string" calcext:value-type="string">
            <text:p><text:span text:style-name="T2">台灣富士全錄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永昌</text:span></text:p>
          </table:table-cell>
          <table:table-cell table:style-name="ce282" office:value-type="string" calcext:value-type="string">
            <text:p><text:span text:style-name="T2">推動幼童軍教育計畫</text:span>(<text:span text:style-name="T2">攀樹裝備組</text:span>)</text:p>
          </table:table-cell>
          <table:table-cell table:style-name="ce5" office:value-type="string" calcext:value-type="string">
            <text:p><text:span text:style-name="T2">中湖國小</text:span></text:p>
          </table:table-cell>
          <table:table-cell table:style-name="ce432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85])" office:value-type="string" office:string-value="中湖國小" calcext:value-type="string">
            <text:p>中湖國小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九芹實業有限公司、迪卡儂運動休閒用品社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張瑞山</text:span></text:p>
          </table:table-cell>
          <table:table-cell table:style-name="ce283" office:value-type="string" calcext:value-type="string">
            <text:p><text:span text:style-name="T2">推動特色課程與改善校園設備計畫</text:span>(<text:span text:style-name="T2">擴音設備、攝影機等</text:span>)</text:p>
          </table:table-cell>
          <table:table-cell table:style-name="ce5" office:value-type="string" calcext:value-type="string">
            <text:p><text:span text:style-name="T2">自強國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86])" office:value-type="string" office:string-value="自強國中" calcext:value-type="string">
            <text:p>自強國中</text:p>
          </table:table-cell>
          <table:table-cell table:style-name="ce457" office:value-type="string" calcext:value-type="string">
            <text:p><text:span text:style-name="T2">逕洽廠商</text:span></text:p>
          </table:table-cell>
          <table:table-cell table:style-name="ce457" office:value-type="string" calcext:value-type="string">
            <text:p><text:span text:style-name="T2">鎰得資訊有限公司、春妹企業社、登泰企業有限公司、菲夢絲床業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陳啟能</text:span></text:p>
          </table:table-cell>
          <table:table-cell table:style-name="ce284" office:value-type="string" calcext:value-type="string">
            <text:p><text:span text:style-name="T2">推廣雲世代教學暨行動學習</text:span>-<text:span text:style-name="T2">資訊設備採購計畫</text:span>-<text:span text:style-name="T2">電子白板設備</text:span></text:p>
          </table:table-cell>
          <table:table-cell table:style-name="ce5" office:value-type="string" calcext:value-type="string">
            <text:p><text:span text:style-name="T2">二重國小</text:span></text:p>
          </table:table-cell>
          <table:table-cell table:style-name="ce436" office:value-type="float" office:value="200" calcext:value-type="float">
            <text:p>200 </text:p>
          </table:table-cell>
          <table:table-cell table:style-name="ce442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二重國小</text:p>
          </table:table-cell>
          <table:table-cell table:style-name="ce457" office:value-type="string" calcext:value-type="string">
            <text:p><text:span text:style-name="T2">公開取得企劃書</text:span></text:p>
          </table:table-cell>
          <table:table-cell table:style-name="ce457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>
            <text:p><text:span text:style-name="T2">黃永昌</text:span></text:p>
          </table:table-cell>
          <table:table-cell table:style-name="ce285" office:value-type="string" calcext:value-type="string">
            <text:p><text:span text:style-name="T2">教室教學設備設施改善計畫</text:span>-<text:span text:style-name="T2">資訊相關設備</text:span></text:p>
          </table:table-cell>
          <table:table-cell table:style-name="ce5" office:value-type="string" calcext:value-type="string">
            <text:p><text:span text:style-name="T2">頂埔國小</text:span></text:p>
          </table:table-cell>
          <table:table-cell table:style-name="ce436" office:value-type="float" office:value="142" calcext:value-type="float">
            <text:p>142 </text:p>
          </table:table-cell>
          <table:table-cell table:style-name="ce442" office:value-type="float" office:value="131" calcext:value-type="float">
            <text:p>131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頂埔國小</text:p>
          </table:table-cell>
          <table:table-cell table:style-name="ce457" office:value-type="string" calcext:value-type="string">
            <text:p><text:span text:style-name="T2">共同供應契約、逕洽廠商</text:span></text:p>
          </table:table-cell>
          <table:table-cell table:style-name="ce457" office:value-type="string" calcext:value-type="string">
            <text:p><text:span text:style-name="T2">合志資訊有限公司</text:span></text:p>
          </table:table-cell>
          <table:table-cell table:number-columns-repeated="1015"/>
        </table:table-row>
        <table:table-row table:style-name="ro106">
          <table:table-cell table:style-name="ce6" office:value-type="string" calcext:value-type="string">
            <text:p><text:span text:style-name="T2">陳永福</text:span></text:p>
          </table:table-cell>
          <table:table-cell table:style-name="ce286" office:value-type="string" calcext:value-type="string" table:number-columns-spanned="1" table:number-rows-spanned="3">
            <text:p><text:span text:style-name="T2">教室教學設備設施改善計畫</text:span>(<text:span text:style-name="T2">地板、門窗等工程</text:span>)</text:p>
          </table:table-cell>
          <table:table-cell table:style-name="ce5" office:value-type="string" calcext:value-type="string" table:number-columns-spanned="1" table:number-rows-spanned="3">
            <text:p><text:span text:style-name="T2">永定國小</text:span></text:p>
          </table:table-cell>
          <table:table-cell table:style-name="ce435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9" office:value-type="string" calcext:value-type="string" table:number-columns-spanned="1" table:number-rows-spanned="3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89])" office:value-type="string" office:string-value="永定國小" calcext:value-type="string" table:number-columns-spanned="1" table:number-rows-spanned="3">
            <text:p>永定國小</text:p>
          </table:table-cell>
          <table:table-cell table:style-name="ce457" office:value-type="string" calcext:value-type="string" table:number-columns-spanned="1" table:number-rows-spanned="3">
            <text:p><text:span text:style-name="T2">公開招標</text:span></text:p>
          </table:table-cell>
          <table:table-cell table:style-name="ce457" office:value-type="string" calcext:value-type="string" table:number-columns-spanned="1" table:number-rows-spanned="3">
            <text:p><text:span text:style-name="T2">聖邦室內裝修工程有限公司</text:span></text:p>
          </table:table-cell>
          <table:table-cell table:number-columns-repeated="1015"/>
        </table:table-row>
        <table:table-row table:style-name="ro93">
          <table:table-cell table:style-name="ce6" office:value-type="string" calcext:value-type="string">
            <text:p><text:span text:style-name="T2">金中玉</text:span></text:p>
          </table:table-cell>
          <table:covered-table-cell table:number-columns-repeated="2"/>
          <table:table-cell table:style-name="ce435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107">
          <table:table-cell table:style-name="ce6" office:value-type="string" calcext:value-type="string">
            <text:p><text:span text:style-name="T2">張宏陸</text:span></text:p>
          </table:table-cell>
          <table:covered-table-cell table:number-columns-repeated="2"/>
          <table:table-cell table:style-name="ce435" office:value-type="float" office:value="314" calcext:value-type="float">
            <text:p>314 </text:p>
          </table:table-cell>
          <table:table-cell table:style-name="ce440" office:value-type="float" office:value="314" calcext:value-type="float">
            <text:p>314 </text:p>
          </table:table-cell>
          <table:covered-table-cell table:number-columns-repeated="4"/>
          <table:table-cell table:number-columns-repeated="1015"/>
        </table:table-row>
        <table:table-row table:style-name="ro108">
          <table:table-cell table:style-name="ce6" office:value-type="string" calcext:value-type="string">
            <text:p><text:span text:style-name="T2">張瑞山</text:span></text:p>
          </table:table-cell>
          <table:table-cell table:style-name="ce34" office:value-type="string" calcext:value-type="string" table:number-columns-spanned="1" table:number-rows-spanned="2">
            <text:p><text:span text:style-name="T2">教室照明設備改善工程</text:span>(<text:span text:style-name="T2">照明設備</text:span>)</text:p>
          </table:table-cell>
          <table:table-cell table:style-name="ce5" office:value-type="string" calcext:value-type="string" table:number-columns-spanned="1" table:number-rows-spanned="2">
            <text:p><text:span text:style-name="T2">復興國小</text:span></text:p>
          </table:table-cell>
          <table:table-cell table:style-name="ce434" table:formula="of:=100+200" office:value-type="float" office:value="300" calcext:value-type="float" table:number-columns-spanned="1" table:number-rows-spanned="2">
            <text:p>3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92])" office:value-type="string" office:string-value="復興國小" calcext:value-type="string" table:number-columns-spanned="1" table:number-rows-spanned="2">
            <text:p>復興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電宏企業有限公司</text:span></text:p>
          </table:table-cell>
          <table:table-cell table:number-columns-repeated="1015"/>
        </table:table-row>
        <table:table-row table:style-name="ro98">
          <table:table-cell table:style-name="ce6" office:value-type="string" calcext:value-type="string">
            <text:p><text:span text:style-name="T2">林秀惠</text:span></text:p>
          </table:table-cell>
          <table:covered-table-cell table:number-columns-repeated="3"/>
          <table:table-cell table:style-name="ce440" office:value-type="float" office:value="200" calcext:value-type="float">
            <text:p>200 </text:p>
          </table:table-cell>
          <table:covered-table-cell table:number-columns-repeated="2"/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磐固企業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廖本煙</text:span></text:p>
          </table:table-cell>
          <table:table-cell table:style-name="ce18" office:value-type="string" calcext:value-type="string">
            <text:p><text:span text:style-name="T2">教室資訊設施改善計畫</text:span>(<text:span text:style-name="T2">投影機</text:span>)</text:p>
          </table:table-cell>
          <table:table-cell table:style-name="ce5" office:value-type="string" calcext:value-type="string">
            <text:p><text:span text:style-name="T2">昌福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94])" office:value-type="string" office:string-value="昌福國小" calcext:value-type="string">
            <text:p>昌福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彭成龍</text:span></text:p>
          </table:table-cell>
          <table:table-cell table:style-name="ce287" office:value-type="string" calcext:value-type="string">
            <text:p><text:span text:style-name="T2">教室資訊環境設備改善計畫</text:span></text:p>
          </table:table-cell>
          <table:table-cell table:style-name="ce5" office:value-type="string" calcext:value-type="string">
            <text:p><text:span text:style-name="T2">安和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95])" office:value-type="string" office:string-value="安和國小" calcext:value-type="string">
            <text:p>安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非比電腦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賴秋媚</text:span></text:p>
          </table:table-cell>
          <table:table-cell table:style-name="ce288" office:value-type="string" calcext:value-type="string">
            <text:p><text:span text:style-name="T2">教師廁所改善工程計畫</text:span>(<text:span text:style-name="T2">廁所整修工程</text:span>)</text:p>
          </table:table-cell>
          <table:table-cell table:style-name="ce5" office:value-type="string" calcext:value-type="string">
            <text:p><text:span text:style-name="T2">光華國小</text:span></text:p>
          </table:table-cell>
          <table:table-cell table:style-name="ce434" office:value-type="float" office:value="600" calcext:value-type="float">
            <text:p>600 </text:p>
          </table:table-cell>
          <table:table-cell table:style-name="ce440" office:value-type="float" office:value="600" calcext:value-type="float">
            <text:p>6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596])" office:value-type="string" office:string-value="光華國小" calcext:value-type="string">
            <text:p>光華國小</text:p>
          </table:table-cell>
          <table:table-cell table:style-name="ce16" office:value-type="string" calcext:value-type="string">
            <text:p><text:span text:style-name="T2">公開取得</text:span></text:p>
          </table:table-cell>
          <table:table-cell table:style-name="ce16" office:value-type="string" calcext:value-type="string">
            <text:p><text:span text:style-name="T2">陸昇土木包工業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李翁月娥</text:span></text:p>
          </table:table-cell>
          <table:table-cell table:style-name="ce289" office:value-type="string" calcext:value-type="string">
            <text:p><text:span text:style-name="T2">教師辦公室設備改善計畫</text:span>(<text:span text:style-name="T2">筆記型電腦設備</text:span>)</text:p>
          </table:table-cell>
          <table:table-cell table:style-name="ce5" office:value-type="string" calcext:value-type="string">
            <text:p><text:span text:style-name="T2">鷺江國小</text:span></text:p>
          </table:table-cell>
          <table:table-cell table:style-name="ce436" office:value-type="float" office:value="30" calcext:value-type="float">
            <text:p>30 </text:p>
          </table:table-cell>
          <table:table-cell table:style-name="ce442" office:value-type="float" office:value="30" calcext:value-type="float">
            <text:p>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鷺江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全懋國際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楊春妹</text:span></text:p>
          </table:table-cell>
          <table:table-cell table:style-name="ce290" office:value-type="string" calcext:value-type="string">
            <text:p><text:span text:style-name="T2">教學設備及環境改善計畫</text:span>(<text:span text:style-name="T2">生態導覽圖、兒童遊樂器材</text:span>)</text:p>
          </table:table-cell>
          <table:table-cell table:style-name="ce5" office:value-type="string" calcext:value-type="string">
            <text:p><text:span text:style-name="T2">樂利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98])" office:value-type="string" office:string-value="樂利國小" calcext:value-type="string">
            <text:p>樂利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華森葳有限公司、正伸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楊春妹</text:span></text:p>
          </table:table-cell>
          <table:table-cell table:style-name="ce291" office:value-type="string" calcext:value-type="string">
            <text:p><text:span text:style-name="T2">教學設備更新計畫</text:span>(<text:span text:style-name="T2">油印機</text:span>)</text:p>
          </table:table-cell>
          <table:table-cell table:style-name="ce5" office:value-type="string" calcext:value-type="string">
            <text:p><text:span text:style-name="T2">五峰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599])" office:value-type="string" office:string-value="五峰國中" calcext:value-type="string">
            <text:p>五峰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元茂國際企業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黃俊哲</text:span></text:p>
          </table:table-cell>
          <table:table-cell table:style-name="ce292" office:value-type="string" calcext:value-type="string">
            <text:p><text:span text:style-name="T2">教學設備設施改善計畫</text:span>(<text:span text:style-name="T2">書櫃、鞋櫃、空拍機</text:span>)</text:p>
          </table:table-cell>
          <table:table-cell table:style-name="ce5" office:value-type="string" calcext:value-type="string">
            <text:p><text:span text:style-name="T2">頂埔國小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0])" office:value-type="string" office:string-value="頂埔國小" calcext:value-type="string">
            <text:p>頂埔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華久空間規劃設計公司、雷虎科技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蔣根煌</text:span></text:p>
          </table:table-cell>
          <table:table-cell table:style-name="ce293" office:value-type="string" calcext:value-type="string">
            <text:p><text:span text:style-name="T2">教學環境與提升設備充實計畫</text:span>(<text:span text:style-name="T2">冰箱、冷氣</text:span>)</text:p>
          </table:table-cell>
          <table:table-cell table:style-name="ce5" office:value-type="string" calcext:value-type="string">
            <text:p><text:span text:style-name="T2">福營國中</text:span></text:p>
          </table:table-cell>
          <table:table-cell table:style-name="ce432" office:value-type="float" office:value="239" calcext:value-type="float">
            <text:p>239 </text:p>
          </table:table-cell>
          <table:table-cell table:style-name="ce441" office:value-type="float" office:value="239" calcext:value-type="float">
            <text:p>23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1])" office:value-type="string" office:string-value="福營國中" calcext:value-type="string">
            <text:p>福營國中</text:p>
          </table:table-cell>
          <table:table-cell table:style-name="ce16" office:value-type="string" calcext:value-type="string">
            <text:p><text:span text:style-name="T2">逕洽廠商、共同供應契約</text:span></text:p>
          </table:table-cell>
          <table:table-cell table:style-name="ce16" office:value-type="string" calcext:value-type="string">
            <text:p><text:span text:style-name="T2">緯太電器有限公司、依風企業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李余典</text:span></text:p>
          </table:table-cell>
          <table:table-cell table:style-name="ce294" office:value-type="string" calcext:value-type="string">
            <text:p><text:span text:style-name="T2">添購國樂社團設備計畫</text:span> (<text:span text:style-name="T2">低音排笙、桌上鐵琴、揚琴</text:span>)</text:p>
          </table:table-cell>
          <table:table-cell table:style-name="ce5" office:value-type="string" calcext:value-type="string">
            <text:p><text:span text:style-name="T2">碧華國中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2])" office:value-type="string" office:string-value="碧華國中" calcext:value-type="string">
            <text:p>碧華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義德樂器有限公司、長安樂器、永躍國際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陳世榮</text:span></text:p>
          </table:table-cell>
          <table:table-cell table:style-name="ce295" office:value-type="string" calcext:value-type="string">
            <text:p><text:span text:style-name="T2">第二會議室多功能場所設備增設</text:span>(<text:span text:style-name="T2">桌椅</text:span>)</text:p>
          </table:table-cell>
          <table:table-cell table:style-name="ce5" office:value-type="string" calcext:value-type="string">
            <text:p><text:span text:style-name="T2">鳳鳴國小</text:span></text:p>
          </table:table-cell>
          <table:table-cell table:style-name="ce432" office:value-type="float" office:value="70" calcext:value-type="float">
            <text:p>70 </text:p>
          </table:table-cell>
          <table:table-cell table:style-name="ce441" office:value-type="float" office:value="70" calcext:value-type="float">
            <text:p>7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3])" office:value-type="string" office:string-value="鳳鳴國小" calcext:value-type="string">
            <text:p>鳳鳴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億客來傢俱行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陳世榮</text:span></text:p>
          </table:table-cell>
          <table:table-cell table:style-name="ce296" office:value-type="string" calcext:value-type="string">
            <text:p><text:span text:style-name="T2">設備採購計畫</text:span>(<text:span text:style-name="T2">發電機、割草機、拔河繩等</text:span>)</text:p>
          </table:table-cell>
          <table:table-cell table:style-name="ce5" office:value-type="string" calcext:value-type="string">
            <text:p><text:span text:style-name="T2">有木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4])" office:value-type="string" office:string-value="有木國小" calcext:value-type="string">
            <text:p>有木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宇成體育用品有限公司、石進興農機行</text:span></text:p>
          </table:table-cell>
          <table:table-cell table:number-columns-repeated="1015"/>
        </table:table-row>
        <table:table-row table:style-name="ro26">
          <table:table-cell table:style-name="ce6" office:value-type="string" calcext:value-type="string">
            <text:p><text:span text:style-name="T2">張宏陸</text:span></text:p>
          </table:table-cell>
          <table:table-cell table:style-name="ce34" office:value-type="string" calcext:value-type="string" table:number-columns-spanned="1" table:number-rows-spanned="2">
            <text:p><text:span text:style-name="T2">設置「教學輔助器材</text:span>-<text:span text:style-name="T2">平板電腦」計畫</text:span></text:p>
          </table:table-cell>
          <table:table-cell table:style-name="ce5" office:value-type="string" calcext:value-type="string" table:number-columns-spanned="1" table:number-rows-spanned="2">
            <text:p><text:span text:style-name="T2">江翠國中</text:span></text:p>
          </table:table-cell>
          <table:table-cell table:style-name="ce434" table:formula="of:=200+300" office:value-type="float" office:value="500" calcext:value-type="float" table:number-columns-spanned="1" table:number-rows-spanned="2">
            <text:p>5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5])" office:value-type="string" office:string-value="江翠國中" calcext:value-type="string" table:number-columns-spanned="1" table:number-rows-spanned="2">
            <text:p>江翠國中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晶盛科技股份有限公司</text:span></text:p>
          </table:table-cell>
          <table:table-cell table:number-columns-repeated="1015"/>
        </table:table-row>
        <table:table-row table:style-name="ro32">
          <table:table-cell table:style-name="ce6" office:value-type="string" calcext:value-type="string">
            <text:p><text:span text:style-name="T2">劉美芳</text:span></text:p>
          </table:table-cell>
          <table:covered-table-cell table:number-columns-repeated="3"/>
          <table:table-cell table:style-name="ce440" office:value-type="float" office:value="300" calcext:value-type="float">
            <text:p>300 </text:p>
          </table:table-cell>
          <table:covered-table-cell table:number-columns-repeated="4"/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游輝</text:span></text:p>
          </table:table-cell>
          <table:table-cell table:style-name="ce297" office:value-type="string" calcext:value-type="string">
            <text:p><text:span text:style-name="T2">創客空間</text:span>-<text:span text:style-name="T2">動手做開啟真學習實施計畫</text:span>-<text:span text:style-name="T2">創客木工教室相關設備</text:span></text:p>
          </table:table-cell>
          <table:table-cell table:style-name="ce5" office:value-type="string" calcext:value-type="string">
            <text:p><text:span text:style-name="T2">中和國中</text:span></text:p>
          </table:table-cell>
          <table:table-cell table:style-name="ce436" office:value-type="float" office:value="400" calcext:value-type="float">
            <text:p>400 </text:p>
          </table:table-cell>
          <table:table-cell table:style-name="ce442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中和國中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全楙國際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賴秋媚</text:span></text:p>
          </table:table-cell>
          <table:table-cell table:style-name="ce298" office:value-type="string" calcext:value-type="string">
            <text:p><text:span text:style-name="T2">創新樓通廊</text:span>PC<text:span text:style-name="T2">採光雨庇工程</text:span>(PC<text:span text:style-name="T2">採光罩工程</text:span>)</text:p>
          </table:table-cell>
          <table:table-cell table:style-name="ce5" office:value-type="string" calcext:value-type="string">
            <text:p><text:span text:style-name="T2">新泰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08])" office:value-type="string" office:string-value="新泰國小" calcext:value-type="string">
            <text:p>新泰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56">
          <table:table-cell table:style-name="ce6" office:value-type="string" calcext:value-type="string">
            <text:p><text:span text:style-name="T2">林銘仁</text:span>(27<text:span text:style-name="T2">萬</text:span>5000)<text:span text:style-name="T2">、廖本煙</text:span>(27<text:span text:style-name="T2">萬</text:span>5000)</text:p>
          </table:table-cell>
          <table:table-cell table:style-name="ce299" office:value-type="string" calcext:value-type="string">
            <text:p><text:span text:style-name="T2">提升基層棒球運動購置交通車</text:span></text:p>
          </table:table-cell>
          <table:table-cell table:style-name="ce5" office:value-type="string" calcext:value-type="string">
            <text:p><text:span text:style-name="T2">鶯歌工商</text:span></text:p>
          </table:table-cell>
          <table:table-cell table:style-name="ce432" office:value-type="float" office:value="550" calcext:value-type="float">
            <text:p>550 </text:p>
          </table:table-cell>
          <table:table-cell table:style-name="ce440" office:value-type="float" office:value="550" calcext:value-type="float">
            <text:p>5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09])" office:value-type="string" office:string-value="鶯歌工商" calcext:value-type="string">
            <text:p>鶯歌工商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福昇汽車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洪佳君</text:span></text:p>
          </table:table-cell>
          <table:table-cell table:style-name="ce300" office:value-type="string" calcext:value-type="string">
            <text:p><text:span text:style-name="T2">提升基層棒球運動購置輔助教學設備計畫</text:span>(<text:span text:style-name="T2">位攝影機含腳架、記憶卡，腿部內縮機、訓練椅，紅外線燈、干擾波、治療器</text:span>)</text:p>
          </table:table-cell>
          <table:table-cell table:style-name="ce5" office:value-type="string" calcext:value-type="string">
            <text:p><text:span text:style-name="T2">鶯歌工商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299" calcext:value-type="float">
            <text:p>2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10])" office:value-type="string" office:string-value="鶯歌工商" calcext:value-type="string">
            <text:p>鶯歌工商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永順錩電器、喬山健身器材、百方儀器</text:span></text:p>
          </table:table-cell>
          <table:table-cell table:number-columns-repeated="1015"/>
        </table:table-row>
        <table:table-row table:style-name="ro110">
          <table:table-cell table:style-name="ce6" office:value-type="string" calcext:value-type="string">
            <text:p><text:span text:style-name="T2">張宏陸</text:span></text:p>
          </table:table-cell>
          <table:table-cell table:style-name="ce34" office:value-type="string" calcext:value-type="string" table:number-columns-spanned="1" table:number-rows-spanned="2">
            <text:p><text:span text:style-name="T2">提昇資訊融入教學環境設備實施計畫</text:span>-<text:span text:style-name="T2">投影系統、平板載具及充電車等設備</text:span></text:p>
          </table:table-cell>
          <table:table-cell table:style-name="ce5" office:value-type="string" calcext:value-type="string" table:number-columns-spanned="1" table:number-rows-spanned="2">
            <text:p><text:span text:style-name="T2">文山國中</text:span></text:p>
          </table:table-cell>
          <table:table-cell table:style-name="ce432" table:formula="of:=385+500" office:value-type="float" office:value="885" calcext:value-type="float" table:number-columns-spanned="1" table:number-rows-spanned="2">
            <text:p>885 </text:p>
          </table:table-cell>
          <table:table-cell table:style-name="ce440" office:value-type="float" office:value="385" calcext:value-type="float">
            <text:p>385 </text:p>
          </table:table-cell>
          <table:table-cell table:style-name="ce447" office:value-type="string" calcext:value-type="string" table:number-columns-spanned="1" table:number-rows-spanned="2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11])" office:value-type="string" office:string-value="文山國中" calcext:value-type="string" table:number-columns-spanned="1" table:number-rows-spanned="2">
            <text:p>文山國中</text:p>
          </table:table-cell>
          <table:table-cell table:style-name="ce16" office:value-type="string" calcext:value-type="string" table:number-columns-spanned="1" table:number-rows-spanned="2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2">
            <text:p><text:span text:style-name="T2">全球雲端運算科技有限公司</text:span></text:p>
          </table:table-cell>
          <table:table-cell table:number-columns-repeated="1015"/>
        </table:table-row>
        <table:table-row table:style-name="ro110">
          <table:table-cell table:style-name="ce6" office:value-type="string" calcext:value-type="string">
            <text:p><text:span text:style-name="T2">廖筱清</text:span></text:p>
          </table:table-cell>
          <table:covered-table-cell table:number-columns-repeated="3"/>
          <table:table-cell table:style-name="ce442" office:value-type="float" office:value="500" calcext:value-type="float">
            <text:p>500 </text:p>
          </table:table-cell>
          <table:covered-table-cell table:number-columns-repeated="4"/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劉美芳</text:span></text:p>
          </table:table-cell>
          <table:table-cell table:style-name="ce301" office:value-type="string" calcext:value-type="string">
            <text:p><text:span text:style-name="T2">提昇校園環境安全計畫</text:span>(<text:span text:style-name="T2">監視器</text:span>)</text:p>
          </table:table-cell>
          <table:table-cell table:style-name="ce5" office:value-type="string" calcext:value-type="string">
            <text:p><text:span text:style-name="T2">忠孝國中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13])" office:value-type="string" office:string-value="忠孝國中" calcext:value-type="string">
            <text:p>忠孝國中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煒昌科技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何淑峯</text:span></text:p>
          </table:table-cell>
          <table:table-cell table:style-name="ce302" office:value-type="string" calcext:value-type="string">
            <text:p><text:span text:style-name="T2">智慧教室與班及印表機建置計畫</text:span>(<text:span text:style-name="T2">印表機、投影機、電子白板</text:span>)</text:p>
          </table:table-cell>
          <table:table-cell table:style-name="ce5" office:value-type="string" calcext:value-type="string">
            <text:p><text:span text:style-name="T2">安坑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14])" office:value-type="string" office:string-value="安坑國小" calcext:value-type="string">
            <text:p>安坑國小</text:p>
          </table:table-cell>
          <table:table-cell table:style-name="ce16" office:value-type="string" calcext:value-type="string">
            <text:p><text:span text:style-name="T2">共同供應契約、限制性招標</text:span></text:p>
          </table:table-cell>
          <table:table-cell table:style-name="ce16" office:value-type="string" calcext:value-type="string">
            <text:p><text:span text:style-name="T2">合志資訊股份有限公司、捷達數位系統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李余典</text:span></text:p>
          </table:table-cell>
          <table:table-cell table:style-name="ce303" office:value-type="string" calcext:value-type="string">
            <text:p><text:span text:style-name="T2">智慧學習系統教學計畫</text:span>-<text:span text:style-name="T2">學習系統</text:span>(<text:span text:style-name="T2">軟體</text:span>)</text:p>
          </table:table-cell>
          <table:table-cell table:style-name="ce5" office:value-type="string" calcext:value-type="string">
            <text:p><text:span text:style-name="T2">私立徐匯高中</text:span></text:p>
          </table:table-cell>
          <table:table-cell table:style-name="ce436" office:value-type="float" office:value="200" calcext:value-type="float">
            <text:p>200 </text:p>
          </table:table-cell>
          <table:table-cell table:style-name="ce442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私立徐匯高中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光聯國際文化事業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林國春</text:span></text:p>
          </table:table-cell>
          <table:table-cell table:style-name="ce304" office:value-type="string" calcext:value-type="string">
            <text:p><text:span text:style-name="T2">棒球宿舍衛浴間防漏工程</text:span></text:p>
          </table:table-cell>
          <table:table-cell table:style-name="ce5" office:value-type="string" calcext:value-type="string">
            <text:p><text:span text:style-name="T2">新埔國中</text:span></text:p>
          </table:table-cell>
          <table:table-cell table:style-name="ce434" office:value-type="float" office:value="175" calcext:value-type="float">
            <text:p>175 </text:p>
          </table:table-cell>
          <table:table-cell table:style-name="ce440" office:value-type="float" office:value="175" calcext:value-type="float">
            <text:p>17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16])" office:value-type="string" office:string-value="新埔國中" calcext:value-type="string">
            <text:p>新埔國中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寶宸設計有限公司</text:span></text:p>
          </table:table-cell>
          <table:table-cell table:number-columns-repeated="1015"/>
        </table:table-row>
        <table:table-row table:style-name="ro106">
          <table:table-cell table:style-name="ce6" office:value-type="string" calcext:value-type="string">
            <text:p><text:span text:style-name="T2">楊春妹</text:span></text:p>
          </table:table-cell>
          <table:table-cell table:style-name="ce305" office:value-type="string" calcext:value-type="string" table:number-columns-spanned="1" table:number-rows-spanned="3">
            <text:p><text:span text:style-name="T2">棒球隊成長訓練計畫</text:span>(<text:span text:style-name="T2">擋球網、打擊四角網、投手網、製冰機</text:span>)</text:p>
          </table:table-cell>
          <table:table-cell table:style-name="ce5" office:value-type="string" calcext:value-type="string" table:number-columns-spanned="1" table:number-rows-spanned="3">
            <text:p><text:span text:style-name="T2">私立崇義高中</text:span></text:p>
          </table:table-cell>
          <table:table-cell table:style-name="ce432" table:formula="of:=100+110+128" office:value-type="float" office:value="338" calcext:value-type="float" table:number-columns-spanned="1" table:number-rows-spanned="3">
            <text:p>338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9" office:value-type="string" calcext:value-type="string" table:number-columns-spanned="1" table:number-rows-spanned="3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17])" office:value-type="string" office:string-value="私立崇義高中" calcext:value-type="string" table:number-columns-spanned="1" table:number-rows-spanned="3">
            <text:p>私立崇義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正一實業社</text:span></text:p>
          </table:table-cell>
          <table:table-cell table:number-columns-repeated="1015"/>
        </table:table-row>
        <table:table-row table:style-name="ro111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covered-table-cell table:number-columns-repeated="3"/>
          <table:table-cell table:style-name="ce440" office:value-type="float" office:value="110" calcext:value-type="float">
            <text:p>110 </text:p>
          </table:table-cell>
          <table:covered-table-cell table:number-columns-repeated="2"/>
          <table:table-cell table:style-name="ce457" office:value-type="string" calcext:value-type="string">
            <text:p><text:span text:style-name="T2">公開招標</text:span></text:p>
          </table:table-cell>
          <table:table-cell table:style-name="ce457" office:value-type="string" calcext:value-type="string">
            <text:p><text:span text:style-name="T2">正一實業社</text:span></text:p>
          </table:table-cell>
          <table:table-cell table:number-columns-repeated="1015"/>
        </table:table-row>
        <table:table-row table:style-name="ro20">
          <table:table-cell table:style-name="ce6" office:value-type="string" calcext:value-type="string">
            <text:p><text:span text:style-name="T2">沈發惠</text:span></text:p>
          </table:table-cell>
          <table:covered-table-cell table:number-columns-repeated="3"/>
          <table:table-cell table:style-name="ce440" office:value-type="float" office:value="128" calcext:value-type="float">
            <text:p>128 </text:p>
          </table:table-cell>
          <table:covered-table-cell table:number-columns-repeated="2"/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正一實業社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彭成龍</text:span></text:p>
          </table:table-cell>
          <table:table-cell table:style-name="ce306" office:value-type="string" calcext:value-type="string">
            <text:p><text:span text:style-name="T2">棒球隊訓練設備改善計畫</text:span></text:p>
          </table:table-cell>
          <table:table-cell table:style-name="ce5" office:value-type="string" calcext:value-type="string">
            <text:p><text:span text:style-name="T2">私立中華高中</text:span></text:p>
          </table:table-cell>
          <table:table-cell table:style-name="ce434" office:value-type="float" office:value="252" calcext:value-type="float">
            <text:p>252 </text:p>
          </table:table-cell>
          <table:table-cell table:style-name="ce440" office:value-type="float" office:value="246" calcext:value-type="float">
            <text:p>24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0])" office:value-type="string" office:string-value="私立中華高中" calcext:value-type="string">
            <text:p>私立中華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柏喬企業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周勝考</text:span></text:p>
          </table:table-cell>
          <table:table-cell table:style-name="ce307" office:value-type="string" calcext:value-type="string">
            <text:p><text:span text:style-name="T2">發展弦樂計畫</text:span>(<text:span text:style-name="T2">樂器</text:span>)</text:p>
          </table:table-cell>
          <table:table-cell table:style-name="ce5" office:value-type="string" calcext:value-type="string">
            <text:p><text:span text:style-name="T2">牡丹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1])" office:value-type="string" office:string-value="牡丹國小" calcext:value-type="string">
            <text:p>牡丹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畢亞地音樂藝術商行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宋明宗</text:span></text:p>
          </table:table-cell>
          <table:table-cell table:style-name="ce308" office:value-type="string" calcext:value-type="string">
            <text:p><text:span text:style-name="T2">童軍教室暨多功能展示空間申請計畫</text:span> (<text:span text:style-name="T2">童軍器材</text:span>)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2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佳欣冷凍空調有限公司、御禾辦公設備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王淑慧</text:span></text:p>
          </table:table-cell>
          <table:table-cell table:style-name="ce309" office:value-type="string" calcext:value-type="string">
            <text:p><text:span text:style-name="T2">視聽教室教學環境改善工程</text:span>(<text:span text:style-name="T2">書櫃、沙發等及地板工程</text:span>)</text:p>
          </table:table-cell>
          <table:table-cell table:style-name="ce5" office:value-type="string" calcext:value-type="string">
            <text:p><text:span text:style-name="T2">溪洲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23])" office:value-type="string" office:string-value="溪洲國小" calcext:value-type="string">
            <text:p>溪洲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陸偉工程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江永昌</text:span></text:p>
          </table:table-cell>
          <table:table-cell table:style-name="ce310" office:value-type="string" calcext:value-type="string">
            <text:p><text:span text:style-name="T2">跆拳道教室設備汰換補助計畫</text:span>(<text:span text:style-name="T2">冷氣機</text:span>)</text:p>
          </table:table-cell>
          <table:table-cell table:style-name="ce5" office:value-type="string" calcext:value-type="string">
            <text:p><text:span text:style-name="T2">八里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59" calcext:value-type="float">
            <text:p>5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4])" office:value-type="string" office:string-value="八里國小" calcext:value-type="string">
            <text:p>八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滿星紅電器行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蔣根煌</text:span></text:p>
          </table:table-cell>
          <table:table-cell table:style-name="ce311" office:value-type="string" calcext:value-type="string">
            <text:p><text:span text:style-name="T2">階梯教室資訊設備更新</text:span>-<text:span text:style-name="T2">投影機、布幕及施工</text:span></text:p>
          </table:table-cell>
          <table:table-cell table:style-name="ce5" office:value-type="string" calcext:value-type="string">
            <text:p><text:span text:style-name="T2">義學國小</text:span></text:p>
          </table:table-cell>
          <table:table-cell table:style-name="ce434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5])" office:value-type="string" office:string-value="義學國小" calcext:value-type="string">
            <text:p>義學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蔣根煌</text:span></text:p>
          </table:table-cell>
          <table:table-cell table:style-name="ce312" office:value-type="string" calcext:value-type="string">
            <text:p><text:span text:style-name="T2">雲世代行動學習教室設備需求計畫</text:span>(<text:span text:style-name="T2">平板電腦</text:span>)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2" office:value-type="float" office:value="230" calcext:value-type="float">
            <text:p>230 </text:p>
          </table:table-cell>
          <table:table-cell table:style-name="ce440" office:value-type="float" office:value="230" calcext:value-type="float">
            <text:p>23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6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鈜盛光電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李翁月娥</text:span></text:p>
          </table:table-cell>
          <table:table-cell table:style-name="ce313" office:value-type="string" calcext:value-type="string">
            <text:p><text:span text:style-name="T2">雲端數位學習教學計畫</text:span>-<text:span text:style-name="T2">伺服器設備</text:span></text:p>
          </table:table-cell>
          <table:table-cell table:style-name="ce5" office:value-type="string" calcext:value-type="string">
            <text:p><text:span text:style-name="T2">私立徐匯高中</text:span></text:p>
          </table:table-cell>
          <table:table-cell table:style-name="ce436" office:value-type="float" office:value="100" calcext:value-type="float">
            <text:p>100 </text:p>
          </table:table-cell>
          <table:table-cell table:style-name="ce442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私立徐匯高中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翊顥科技股份有限公司</text:span></text:p>
          </table:table-cell>
          <table:table-cell table:number-columns-repeated="1015"/>
        </table:table-row>
        <table:table-row table:style-name="ro109">
          <table:table-cell table:style-name="ce6" office:value-type="string" calcext:value-type="string">
            <text:p><text:span text:style-name="T2">賴秋媚</text:span></text:p>
          </table:table-cell>
          <table:table-cell table:style-name="ce314" office:value-type="string" calcext:value-type="string">
            <text:p><text:span text:style-name="T2">飲水設備增設</text:span></text:p>
          </table:table-cell>
          <table:table-cell table:style-name="ce5" office:value-type="string" calcext:value-type="string">
            <text:p><text:span text:style-name="T2">義學國小</text:span></text:p>
          </table:table-cell>
          <table:table-cell table:style-name="ce432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8])" office:value-type="string" office:string-value="義學國小" calcext:value-type="string">
            <text:p>義學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賀眾企業股份有限公司</text:span></text:p>
          </table:table-cell>
          <table:table-cell table:number-columns-repeated="1015"/>
        </table:table-row>
        <table:table-row table:style-name="ro71">
          <table:table-cell table:style-name="ce6" office:value-type="string" calcext:value-type="string">
            <text:p><text:span text:style-name="T2">廖裕德</text:span></text:p>
          </table:table-cell>
          <table:table-cell table:style-name="ce5" office:value-type="string" calcext:value-type="string" table:number-columns-spanned="1" table:number-rows-spanned="2">
            <text:p><text:span text:style-name="T2">新北市書法教學資源中心工程</text:span>(<text:span text:style-name="T2">教學中心改善工程、書法設備購置</text:span>)</text:p>
          </table:table-cell>
          <table:table-cell table:style-name="ce391" office:value-type="string" calcext:value-type="string" table:number-columns-spanned="1" table:number-rows-spanned="2">
            <text:p><text:span text:style-name="T2">莒光國小</text:span></text:p>
          </table:table-cell>
          <table:table-cell table:style-name="ce432" office:value-type="float" office:value="1070" calcext:value-type="float">
            <text:p>1070 </text:p>
          </table:table-cell>
          <table:table-cell table:style-name="ce440" office:value-type="float" office:value="1062" calcext:value-type="float">
            <text:p>106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29])" office:value-type="string" office:string-value="莒光國小" calcext:value-type="string">
            <text:p>莒光國小</text:p>
          </table:table-cell>
          <table:table-cell table:style-name="ce16" office:value-type="string" calcext:value-type="string">
            <text:p><text:span text:style-name="T2">共同供應契約、限制性招標</text:span></text:p>
          </table:table-cell>
          <table:table-cell table:style-name="ce16" office:value-type="string" calcext:value-type="string">
            <text:p><text:span text:style-name="T2">詩肯股份有限公司、薈風堂畫廊、宇舜企業社、永翔水電工程行</text:span></text:p>
          </table:table-cell>
          <table:table-cell table:number-columns-repeated="1015"/>
        </table:table-row>
        <table:table-row table:style-name="ro112">
          <table:table-cell table:style-name="ce6" office:value-type="string" calcext:value-type="string">
            <text:p><text:span text:style-name="T2">黃俊哲</text:span></text:p>
          </table:table-cell>
          <table:covered-table-cell table:number-columns-repeated="2"/>
          <table:table-cell table:style-name="ce434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莒光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任佑土木包工業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劉美芳</text:span></text:p>
          </table:table-cell>
          <table:table-cell table:style-name="ce5" office:value-type="string" calcext:value-type="string">
            <text:p><text:span text:style-name="T2">新建司令台及自行車棚地質鑽探計畫</text:span>(<text:span text:style-name="T2">地質鑽探工程</text:span>)</text:p>
          </table:table-cell>
          <table:table-cell table:style-name="ce392" office:value-type="string" calcext:value-type="string">
            <text:p><text:span text:style-name="T2">光復高中</text:span></text:p>
          </table:table-cell>
          <table:table-cell table:style-name="ce434" office:value-type="float" office:value="64" calcext:value-type="float">
            <text:p>64 </text:p>
          </table:table-cell>
          <table:table-cell table:style-name="ce441" office:value-type="float" office:value="64" calcext:value-type="float">
            <text:p>64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1])" office:value-type="string" office:string-value="光復高中" calcext:value-type="string">
            <text:p>光復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開泰工程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邱烽堯</text:span></text:p>
          </table:table-cell>
          <table:table-cell table:style-name="ce5" office:value-type="string" calcext:value-type="string">
            <text:p><text:span text:style-name="T2">新建校舍增購通風設備</text:span>(<text:span text:style-name="T2">冷氣</text:span>)</text:p>
          </table:table-cell>
          <table:table-cell table:style-name="ce393" office:value-type="string" calcext:value-type="string">
            <text:p><text:span text:style-name="T2">興南國小</text:span></text:p>
          </table:table-cell>
          <table:table-cell table:style-name="ce434" office:value-type="float" office:value="67" calcext:value-type="float">
            <text:p>67 </text:p>
          </table:table-cell>
          <table:table-cell table:style-name="ce441" office:value-type="float" office:value="67" calcext:value-type="float">
            <text:p>6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2])" office:value-type="string" office:string-value="興南國小" calcext:value-type="string">
            <text:p>興南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協亨企業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明堂</text:span></text:p>
          </table:table-cell>
          <table:table-cell table:style-name="ce5" office:value-type="string" calcext:value-type="string">
            <text:p><text:span text:style-name="T2">新設志工隊辦公室設備採購計畫</text:span>(<text:span text:style-name="T2">桌椅、櫃子、窗簾</text:span>) </text:p>
          </table:table-cell>
          <table:table-cell table:style-name="ce394" office:value-type="string" calcext:value-type="string">
            <text:p><text:span text:style-name="T2">三重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33])" office:value-type="string" office:string-value="三重國小" calcext:value-type="string">
            <text:p>三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歐凌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會議室設備汰換計畫案</text:span>(<text:span text:style-name="T2">桌椅、投影機</text:span>)</text:p>
          </table:table-cell>
          <table:table-cell table:style-name="ce395" office:value-type="string" calcext:value-type="string">
            <text:p><text:span text:style-name="T2">八里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34])" office:value-type="string" office:string-value="八里國小" calcext:value-type="string">
            <text:p>八里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設計家實業有限公司、永鉅事務機器有限公司、京旻科技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鍾宏仁</text:span></text:p>
          </table:table-cell>
          <table:table-cell table:style-name="ce5" office:value-type="string" calcext:value-type="string">
            <text:p><text:span text:style-name="T2">節能減碳照明改善工程</text:span>(<text:span text:style-name="T2">照明設備</text:span>)</text:p>
          </table:table-cell>
          <table:table-cell table:style-name="ce396" office:value-type="string" calcext:value-type="string">
            <text:p><text:span text:style-name="T2">中港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5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映鴻光電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廖筱清</text:span></text:p>
          </table:table-cell>
          <table:table-cell table:style-name="ce5" office:value-type="string" calcext:value-type="string">
            <text:p><text:span text:style-name="T2">節能減碳照明設備改善計畫</text:span>(<text:span text:style-name="T2">照明設備</text:span>)</text:p>
          </table:table-cell>
          <table:table-cell table:style-name="ce397" office:value-type="string" calcext:value-type="string">
            <text:p><text:span text:style-name="T2">安坑國小</text:span></text:p>
          </table:table-cell>
          <table:table-cell table:style-name="ce434" office:value-type="float" office:value="980" calcext:value-type="float">
            <text:p>980 </text:p>
          </table:table-cell>
          <table:table-cell table:style-name="ce440" office:value-type="float" office:value="980" calcext:value-type="float">
            <text:p>98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6])" office:value-type="string" office:string-value="安坑國小" calcext:value-type="string">
            <text:p>安坑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新北市久大庇護工場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節能燈具改善計畫</text:span>(<text:span text:style-name="T2">照明設備</text:span>)</text:p>
          </table:table-cell>
          <table:table-cell table:style-name="ce398" office:value-type="string" calcext:value-type="string">
            <text:p><text:span text:style-name="T2">文化國小</text:span></text:p>
          </table:table-cell>
          <table:table-cell table:style-name="ce435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7])" office:value-type="string" office:string-value="文化國小" calcext:value-type="string">
            <text:p>文化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茗竑科技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葉偉</text:span></text:p>
          </table:table-cell>
          <table:table-cell table:style-name="ce5" office:value-type="string" calcext:value-type="string">
            <text:p><text:span text:style-name="T2">節能燈具改善補助計畫</text:span>(<text:span text:style-name="T2">照明設備</text:span>)</text:p>
          </table:table-cell>
          <table:table-cell table:style-name="ce399" office:value-type="string" calcext:value-type="string">
            <text:p><text:span text:style-name="T2">文化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38])" office:value-type="string" office:string-value="文化國小" calcext:value-type="string">
            <text:p>文化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茗竑科技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何淑峯</text:span></text:p>
          </table:table-cell>
          <table:table-cell table:style-name="ce5" office:value-type="string" calcext:value-type="string">
            <text:p><text:span text:style-name="T2">補助音響設備計畫</text:span>(<text:span text:style-name="T2">音響設備</text:span>)</text:p>
          </table:table-cell>
          <table:table-cell table:style-name="ce400" office:value-type="string" calcext:value-type="string">
            <text:p><text:span text:style-name="T2">頭前國中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39])" office:value-type="string" office:string-value="頭前國中" calcext:value-type="string">
            <text:p>頭前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中揚企業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資源回收永續里中教育特色計畫</text:span>(<text:span text:style-name="T2">回收室圍籬、置物架</text:span>)</text:p>
          </table:table-cell>
          <table:table-cell table:style-name="ce401" office:value-type="string" calcext:value-type="string">
            <text:p><text:span text:style-name="T2">八里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40])" office:value-type="string" office:string-value="八里國中" calcext:value-type="string">
            <text:p>八里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綠林創意空間工程有限公司、西北鐵櫃家具股份有限公司、兆亨家庭百貨大批發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楊春妹</text:span></text:p>
          </table:table-cell>
          <table:table-cell table:style-name="ce5" office:value-type="string" calcext:value-type="string">
            <text:p><text:span text:style-name="T2">運動選手訓練環境及器材設備申請計畫</text:span>(<text:span text:style-name="T2">電子看板</text:span>)</text:p>
          </table:table-cell>
          <table:table-cell table:style-name="ce402" office:value-type="string" calcext:value-type="string">
            <text:p><text:span text:style-name="T2">丹鳳高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1])" office:value-type="string" office:string-value="丹鳳高中" calcext:value-type="string">
            <text:p>丹鳳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新境界光電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銘仁</text:span></text:p>
          </table:table-cell>
          <table:table-cell table:style-name="ce5" office:value-type="string" calcext:value-type="string">
            <text:p><text:span text:style-name="T2">電梯機房改善</text:span>(<text:span text:style-name="T2">防火門</text:span>)</text:p>
          </table:table-cell>
          <table:table-cell table:style-name="ce403" office:value-type="string" calcext:value-type="string">
            <text:p><text:span text:style-name="T2">頂埔國小</text:span></text:p>
          </table:table-cell>
          <table:table-cell table:style-name="ce434" office:value-type="float" office:value="27" calcext:value-type="float">
            <text:p>27 </text:p>
          </table:table-cell>
          <table:table-cell table:style-name="ce441" office:value-type="float" office:value="27" calcext:value-type="float">
            <text:p>2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2])" office:value-type="string" office:string-value="頂埔國小" calcext:value-type="string">
            <text:p>頂埔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大成消防安全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賴秋媚</text:span></text:p>
          </table:table-cell>
          <table:table-cell table:style-name="ce5" office:value-type="string" calcext:value-type="string">
            <text:p><text:span text:style-name="T2">電園設備系統改善工程</text:span></text:p>
          </table:table-cell>
          <table:table-cell table:style-name="ce404" office:value-type="string" calcext:value-type="string">
            <text:p><text:span text:style-name="T2">泰山國中</text:span></text:p>
          </table:table-cell>
          <table:table-cell table:style-name="ce434" office:value-type="float" office:value="1000" calcext:value-type="float">
            <text:p>1000 </text:p>
          </table:table-cell>
          <table:table-cell table:style-name="ce440" office:value-type="float" office:value="1000" calcext:value-type="float">
            <text:p>10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43])" office:value-type="string" office:string-value="泰山國中" calcext:value-type="string">
            <text:p>泰山國中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康橋電機技師事務所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廖正良</text:span></text:p>
          </table:table-cell>
          <table:table-cell table:style-name="ce5" office:value-type="string" calcext:value-type="string">
            <text:p><text:span text:style-name="T2">電腦教室網路電源線及跨動網路交換器汰舊更新</text:span></text:p>
          </table:table-cell>
          <table:table-cell table:style-name="ce405" office:value-type="string" calcext:value-type="string">
            <text:p><text:span text:style-name="T2">樟樹國小</text:span></text:p>
          </table:table-cell>
          <table:table-cell table:style-name="ce432" office:value-type="float" office:value="35" calcext:value-type="float">
            <text:p>35 </text:p>
          </table:table-cell>
          <table:table-cell table:style-name="ce441" office:value-type="float" office:value="35" calcext:value-type="float">
            <text:p>3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4])" office:value-type="string" office:string-value="樟樹國小" calcext:value-type="string">
            <text:p>樟樹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精彩電腦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邱烽堯</text:span></text:p>
          </table:table-cell>
          <table:table-cell table:style-name="ce5" office:value-type="string" calcext:value-type="string">
            <text:p><text:span text:style-name="T2">圖書空調設備新增計畫</text:span>(<text:span text:style-name="T2">圖書館空調</text:span>)</text:p>
          </table:table-cell>
          <table:table-cell table:style-name="ce406" office:value-type="string" calcext:value-type="string">
            <text:p><text:span text:style-name="T2">瑞柑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5])" office:value-type="string" office:string-value="瑞柑國小" calcext:value-type="string">
            <text:p>瑞柑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廖本煙</text:span></text:p>
          </table:table-cell>
          <table:table-cell table:style-name="ce5" office:value-type="string" calcext:value-type="string">
            <text:p><text:span text:style-name="T2">圖書室環境設施改善計畫</text:span>(<text:span text:style-name="T2">圖書館工程</text:span>)</text:p>
          </table:table-cell>
          <table:table-cell table:style-name="ce407" office:value-type="string" calcext:value-type="string">
            <text:p><text:span text:style-name="T2">昌福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6])" office:value-type="string" office:string-value="昌福國小" calcext:value-type="string">
            <text:p>昌福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鑫威節能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李坤城</text:span></text:p>
          </table:table-cell>
          <table:table-cell table:style-name="ce5" office:value-type="string" calcext:value-type="string">
            <text:p><text:span text:style-name="T2">圖書館空調設備增補計畫</text:span>(<text:span text:style-name="T2">分離式空調設備</text:span>)</text:p>
          </table:table-cell>
          <table:table-cell table:style-name="ce408" office:value-type="string" calcext:value-type="string">
            <text:p><text:span text:style-name="T2">三和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7])" office:value-type="string" office:string-value="三和國中" calcext:value-type="string">
            <text:p>三和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兆興冷凍空調工程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國春</text:span></text:p>
          </table:table-cell>
          <table:table-cell table:style-name="ce5" office:value-type="string" calcext:value-type="string">
            <text:p><text:span text:style-name="T2">圖書館學校節能冷氣設備改善學校環境計畫</text:span>(<text:span text:style-name="T2">冷氣</text:span>)</text:p>
          </table:table-cell>
          <table:table-cell table:style-name="ce409" office:value-type="string" calcext:value-type="string">
            <text:p><text:span text:style-name="T2">文聖國小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48])" office:value-type="string" office:string-value="文聖國小" calcext:value-type="string">
            <text:p>文聖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東元電器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演藝廳教學環境改善工程計畫</text:span>(<text:span text:style-name="T2">地板及天花板等整修工程</text:span>)</text:p>
          </table:table-cell>
          <table:table-cell table:style-name="ce410" office:value-type="string" calcext:value-type="string">
            <text:p><text:span text:style-name="T2">溪洲國小</text:span></text:p>
          </table:table-cell>
          <table:table-cell table:style-name="ce434" office:value-type="float" office:value="600" calcext:value-type="float">
            <text:p>600 </text:p>
          </table:table-cell>
          <table:table-cell table:style-name="ce440" office:value-type="float" office:value="547" calcext:value-type="float">
            <text:p>54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49])" office:value-type="string" office:string-value="溪洲國小" calcext:value-type="string">
            <text:p>溪洲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永固麗傢俱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鍾宏仁</text:span></text:p>
          </table:table-cell>
          <table:table-cell table:style-name="ce5" office:value-type="string" calcext:value-type="string">
            <text:p><text:span text:style-name="T2">管樂教室災後樂器購置</text:span></text:p>
          </table:table-cell>
          <table:table-cell table:style-name="ce411" office:value-type="string" calcext:value-type="string">
            <text:p><text:span text:style-name="T2">新莊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0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0])" office:value-type="string" office:string-value="新莊國小" calcext:value-type="string">
            <text:p>新莊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勝利國際樂器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蔣根煌</text:span></text:p>
          </table:table-cell>
          <table:table-cell table:style-name="ce5" office:value-type="string" calcext:value-type="string">
            <text:p><text:span text:style-name="T2">管樂教室樂器購置</text:span></text:p>
          </table:table-cell>
          <table:table-cell table:style-name="ce412" office:value-type="string" calcext:value-type="string">
            <text:p><text:span text:style-name="T2">新莊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1])" office:value-type="string" office:string-value="新莊國小" calcext:value-type="string">
            <text:p>新莊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勝利國際樂器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連斐璠</text:span></text:p>
          </table:table-cell>
          <table:table-cell table:style-name="ce5" office:value-type="string" calcext:value-type="string">
            <text:p><text:span text:style-name="T2">管樂團添購樂器計畫</text:span></text:p>
          </table:table-cell>
          <table:table-cell table:style-name="ce413" office:value-type="string" calcext:value-type="string">
            <text:p><text:span text:style-name="T2">秀朗國小</text:span></text:p>
          </table:table-cell>
          <table:table-cell table:style-name="ce434" office:value-type="float" office:value="600" calcext:value-type="float">
            <text:p>600 </text:p>
          </table:table-cell>
          <table:table-cell table:style-name="ce440" office:value-type="float" office:value="600" calcext:value-type="float">
            <text:p>6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2])" office:value-type="string" office:string-value="秀朗國小" calcext:value-type="string">
            <text:p>秀朗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政新國際藝術有限公司</text:span></text:p>
          </table:table-cell>
          <table:table-cell table:number-columns-repeated="1015"/>
        </table:table-row>
        <table:table-row table:style-name="ro49">
          <table:table-cell table:style-name="ce6" office:value-type="string" calcext:value-type="string">
            <text:p><text:span text:style-name="T2">王淑慧</text:span></text:p>
          </table:table-cell>
          <table:table-cell table:style-name="ce315" office:value-type="string" calcext:value-type="string" table:number-columns-spanned="1" table:number-rows-spanned="4">
            <text:p><text:span text:style-name="T2">管樂團樂器添購計畫</text:span></text:p>
          </table:table-cell>
          <table:table-cell table:style-name="ce5" office:value-type="string" calcext:value-type="string" table:number-columns-spanned="1" table:number-rows-spanned="4">
            <text:p><text:span text:style-name="T2">海山高中</text:span></text:p>
          </table:table-cell>
          <table:table-cell table:style-name="ce432" office:value-type="float" office:value="750" calcext:value-type="float" table:number-columns-spanned="1" table:number-rows-spanned="4">
            <text:p>75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8" office:value-type="string" calcext:value-type="string" table:number-columns-spanned="1" table:number-rows-spanned="4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3])" office:value-type="string" office:string-value="海山高中" calcext:value-type="string" table:number-columns-spanned="1" table:number-rows-spanned="4">
            <text:p>海山高中</text:p>
          </table:table-cell>
          <table:table-cell table:style-name="ce16" office:value-type="string" calcext:value-type="string" table:number-columns-spanned="1" table:number-rows-spanned="4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4">
            <text:p><text:span text:style-name="T2">藝研國際有限公司</text:span></text:p>
          </table:table-cell>
          <table:table-cell table:number-columns-repeated="1015"/>
        </table:table-row>
        <table:table-row table:style-name="ro113">
          <table:table-cell table:style-name="ce6" office:value-type="string" calcext:value-type="string">
            <text:p><text:span text:style-name="T2">何博文</text:span></text:p>
          </table:table-cell>
          <table:covered-table-cell table:number-columns-repeated="3"/>
          <table:table-cell table:style-name="ce440" office:value-type="float" office:value="300" calcext:value-type="float">
            <text:p>300 </text:p>
          </table:table-cell>
          <table:covered-table-cell table:number-columns-repeated="4"/>
          <table:table-cell table:number-columns-repeated="1015"/>
        </table:table-row>
        <table:table-row table:style-name="ro114">
          <table:table-cell table:style-name="ce6" office:value-type="string" calcext:value-type="string">
            <text:p><text:span text:style-name="T2">曾煥嘉</text:span></text:p>
          </table:table-cell>
          <table:covered-table-cell table:number-columns-repeated="3"/>
          <table:table-cell table:style-name="ce440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115">
          <table:table-cell table:style-name="ce6" office:value-type="string" calcext:value-type="string">
            <text:p><text:span text:style-name="T2">劉美芳</text:span></text:p>
          </table:table-cell>
          <table:covered-table-cell table:number-columns-repeated="3"/>
          <table:table-cell table:style-name="ce440" office:value-type="float" office:value="50" calcext:value-type="float">
            <text:p>50 </text:p>
          </table:table-cell>
          <table:covered-table-cell table:number-columns-repeated="4"/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張宏陸</text:span></text:p>
          </table:table-cell>
          <table:table-cell table:style-name="ce5" office:value-type="string" calcext:value-type="string">
            <text:p><text:span text:style-name="T2">管樂團樂器設備更新採購計畫</text:span></text:p>
          </table:table-cell>
          <table:table-cell table:style-name="ce414" office:value-type="string" calcext:value-type="string">
            <text:p><text:span text:style-name="T2">後埔國小</text:span></text:p>
          </table:table-cell>
          <table:table-cell table:style-name="ce432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7])" office:value-type="string" office:string-value="後埔國小" calcext:value-type="string">
            <text:p>後埔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偉仕育樂用品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管樂團樂器補助計畫</text:span></text:p>
          </table:table-cell>
          <table:table-cell table:style-name="ce415" office:value-type="string" calcext:value-type="string">
            <text:p><text:span text:style-name="T2">明志國中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58])" office:value-type="string" office:string-value="明志國中" calcext:value-type="string">
            <text:p>明志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藝研國際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江永昌</text:span></text:p>
          </table:table-cell>
          <table:table-cell table:style-name="ce5" office:value-type="string" calcext:value-type="string">
            <text:p><text:span text:style-name="T2">綜合大樓電梯改善</text:span></text:p>
          </table:table-cell>
          <table:table-cell table:style-name="ce416" office:value-type="string" calcext:value-type="string">
            <text:p><text:span text:style-name="T2">錦和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59])" office:value-type="string" office:string-value="錦和高中" calcext:value-type="string">
            <text:p>錦和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立川機電工業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林國春</text:span></text:p>
          </table:table-cell>
          <table:table-cell table:style-name="ce5" office:value-type="string" calcext:value-type="string">
            <text:p><text:span text:style-name="T2">舞蹈班及美術班專科教室環境設備改善計畫</text:span>(<text:span text:style-name="T2">風扇、冷氣、櫃子等</text:span>)</text:p>
          </table:table-cell>
          <table:table-cell table:style-name="ce417" office:value-type="string" calcext:value-type="string">
            <text:p><text:span text:style-name="T2">新埔國中</text:span></text:p>
          </table:table-cell>
          <table:table-cell table:style-name="ce432" office:value-type="float" office:value="118" calcext:value-type="float">
            <text:p>118 </text:p>
          </table:table-cell>
          <table:table-cell table:style-name="ce440" office:value-type="float" office:value="118" calcext:value-type="float">
            <text:p>11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0])" office:value-type="string" office:string-value="新埔國中" calcext:value-type="string">
            <text:p>新埔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兆鴻家具開發有限公司、緯泰電器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陳世榮</text:span></text:p>
          </table:table-cell>
          <table:table-cell table:style-name="ce5" office:value-type="string" calcext:value-type="string">
            <text:p><text:span text:style-name="T2">舞蹈教室建置計畫</text:span>(<text:span text:style-name="T2">鏡面、牆壁、地板等工程</text:span>)</text:p>
          </table:table-cell>
          <table:table-cell table:style-name="ce418" office:value-type="string" calcext:value-type="string">
            <text:p><text:span text:style-name="T2">鶯歌高職</text:span></text:p>
          </table:table-cell>
          <table:table-cell table:style-name="ce435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61])" office:value-type="string" office:string-value="鶯歌高職" calcext:value-type="string">
            <text:p>鶯歌高職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立壇營造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李翁月娥</text:span></text:p>
          </table:table-cell>
          <table:table-cell table:style-name="ce5" office:value-type="string" calcext:value-type="string">
            <text:p><text:span text:style-name="T2">輔導處空間改善計畫</text:span>(<text:span text:style-name="T2">窗簾、地板、桌椅等</text:span>)</text:p>
          </table:table-cell>
          <table:table-cell table:style-name="ce419" office:value-type="string" calcext:value-type="string">
            <text:p><text:span text:style-name="T2">三民高中</text:span></text:p>
          </table:table-cell>
          <table:table-cell table:style-name="ce432" office:value-type="float" office:value="200" calcext:value-type="float">
            <text:p>200 </text:p>
          </table:table-cell>
          <table:table-cell table:style-name="ce440" office:value-type="float" office:value="177" calcext:value-type="float">
            <text:p>17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62])" office:value-type="string" office:string-value="三民高中" calcext:value-type="string">
            <text:p>三民高中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研造室內裝修工程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宋明宗</text:span></text:p>
          </table:table-cell>
          <table:table-cell table:style-name="ce5" office:value-type="string" calcext:value-type="string">
            <text:p><text:span text:style-name="T2">增設校園監視系統計畫</text:span>(<text:span text:style-name="T2">監視器</text:span>)</text:p>
          </table:table-cell>
          <table:table-cell table:style-name="ce420" office:value-type="string" calcext:value-type="string">
            <text:p><text:span text:style-name="T2">新泰國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3])" office:value-type="string" office:string-value="新泰國中" calcext:value-type="string">
            <text:p>新泰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凱仕達安全科技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鄭戴麗香</text:span></text:p>
          </table:table-cell>
          <table:table-cell table:style-name="ce5" office:value-type="string" calcext:value-type="string">
            <text:p><text:span text:style-name="T2">增設校園監視系統設備計畫</text:span>(<text:span text:style-name="T2">監視系統</text:span>)</text:p>
          </table:table-cell>
          <table:table-cell table:style-name="ce421" office:value-type="string" calcext:value-type="string">
            <text:p><text:span text:style-name="T2">明志國小</text:span></text:p>
          </table:table-cell>
          <table:table-cell table:style-name="ce432" office:value-type="float" office:value="130" calcext:value-type="float">
            <text:p>130 </text:p>
          </table:table-cell>
          <table:table-cell table:style-name="ce440" office:value-type="float" office:value="115" calcext:value-type="float">
            <text:p>11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4])" office:value-type="string" office:string-value="明志國小" calcext:value-type="string">
            <text:p>明志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笙揚數位系統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鄭宇恩</text:span></text:p>
          </table:table-cell>
          <table:table-cell table:style-name="ce5" office:value-type="string" calcext:value-type="string">
            <text:p><text:span text:style-name="T2">增置遮雨採光罩實施計畫</text:span></text:p>
          </table:table-cell>
          <table:table-cell table:style-name="ce422" office:value-type="string" calcext:value-type="string">
            <text:p><text:span text:style-name="T2">興華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65])" office:value-type="string" office:string-value="興華國小" calcext:value-type="string">
            <text:p>興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公化室內裝修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李倩萍</text:span></text:p>
          </table:table-cell>
          <table:table-cell table:style-name="ce5" office:value-type="string" calcext:value-type="string">
            <text:p><text:span text:style-name="T2">增置遮雨棚及地板改善工程計畫</text:span>(<text:span text:style-name="T2">採光雨庇、止滑粉鋪設</text:span>)</text:p>
          </table:table-cell>
          <table:table-cell table:style-name="ce423" office:value-type="string" calcext:value-type="string">
            <text:p><text:span text:style-name="T2">二重國小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0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66])" office:value-type="string" office:string-value="二重國小" calcext:value-type="string">
            <text:p>二重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聖邦室內裝修工程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明堂</text:span></text:p>
          </table:table-cell>
          <table:table-cell table:style-name="ce5" office:value-type="string" calcext:value-type="string">
            <text:p><text:span text:style-name="T2">增購坐式割草機</text:span></text:p>
          </table:table-cell>
          <table:table-cell table:style-name="ce424" office:value-type="string" calcext:value-type="string">
            <text:p><text:span text:style-name="T2">私立穀保家商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7" calcext:value-type="float">
            <text:p>9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7])" office:value-type="string" office:string-value="私立穀保家商" calcext:value-type="string">
            <text:p>私立穀保家商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鼎本五金行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明堂</text:span></text:p>
          </table:table-cell>
          <table:table-cell table:style-name="ce5" office:value-type="string" calcext:value-type="string">
            <text:p><text:span text:style-name="T2">增購坐式割草機</text:span></text:p>
          </table:table-cell>
          <table:table-cell table:style-name="ce425" office:value-type="string" calcext:value-type="string">
            <text:p><text:span text:style-name="T2">二重國中</text:span></text:p>
          </table:table-cell>
          <table:table-cell table:style-name="ce432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8])" office:value-type="string" office:string-value="二重國中" calcext:value-type="string">
            <text:p>二重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竹下電機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明堂</text:span></text:p>
          </table:table-cell>
          <table:table-cell table:style-name="ce5" office:value-type="string" calcext:value-type="string">
            <text:p><text:span text:style-name="T2">增購硬式碳纖為棒球棒</text:span></text:p>
          </table:table-cell>
          <table:table-cell table:style-name="ce426" office:value-type="string" calcext:value-type="string">
            <text:p><text:span text:style-name="T2">二重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69])" office:value-type="string" office:string-value="二重國中" calcext:value-type="string">
            <text:p>二重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一軍國際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蔡葉偉</text:span></text:p>
          </table:table-cell>
          <table:table-cell table:style-name="ce5" office:value-type="string" calcext:value-type="string">
            <text:p><text:span text:style-name="T2">增購跆拳道訓練器材計畫</text:span></text:p>
          </table:table-cell>
          <table:table-cell table:style-name="ce427" office:value-type="string" calcext:value-type="string">
            <text:p><text:span text:style-name="T2">三芝國中</text:span></text:p>
          </table:table-cell>
          <table:table-cell table:style-name="ce432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70])" office:value-type="string" office:string-value="三芝國中" calcext:value-type="string">
            <text:p>三芝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撼龍企業社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邱婷蔚</text:span></text:p>
          </table:table-cell>
          <table:table-cell table:style-name="ce5" office:value-type="string" calcext:value-type="string">
            <text:p><text:span text:style-name="T2">慶祝父親節社區藝術巡演系列活動設備添購計畫</text:span> (<text:span text:style-name="T2">音響設備</text:span>)</text:p>
          </table:table-cell>
          <table:table-cell table:style-name="ce428" office:value-type="string" calcext:value-type="string">
            <text:p><text:span text:style-name="T2">三重高中</text:span></text:p>
          </table:table-cell>
          <table:table-cell table:style-name="ce432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71])" office:value-type="string" office:string-value="三重高中" calcext:value-type="string">
            <text:p>三重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美頡設計印刷有限公司</text:span></text:p>
          </table:table-cell>
          <table:table-cell table:number-columns-repeated="1015"/>
        </table:table-row>
        <table:table-row table:style-name="ro77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5" office:value-type="string" calcext:value-type="string">
            <text:p><text:span text:style-name="T2">數位互動教學評量系統設備計畫</text:span>-<text:span text:style-name="T2">評量系統軟體、投影布幕等設備</text:span></text:p>
          </table:table-cell>
          <table:table-cell table:style-name="ce429" office:value-type="string" calcext:value-type="string">
            <text:p><text:span text:style-name="T2">三峽國中</text:span></text:p>
          </table:table-cell>
          <table:table-cell table:style-name="ce436" office:value-type="float" office:value="557" calcext:value-type="float">
            <text:p>557 </text:p>
          </table:table-cell>
          <table:table-cell table:style-name="ce442" office:value-type="float" office:value="557" calcext:value-type="float">
            <text:p>557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三峽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萬達立新企業社</text:span></text:p>
            <text:p><text:span text:style-name="T2">彩達科技有限公司</text:span></text:p>
          </table:table-cell>
          <table:table-cell table:number-columns-repeated="1015"/>
        </table:table-row>
        <table:table-row table:style-name="ro100">
          <table:table-cell table:style-name="ce6" office:value-type="string" calcext:value-type="string" table:number-columns-spanned="1" table:number-rows-spanned="2">
            <text:p><text:span text:style-name="T2">陳科名</text:span></text:p>
          </table:table-cell>
          <table:table-cell table:style-name="ce51" office:value-type="string" calcext:value-type="string" table:number-columns-spanned="1" table:number-rows-spanned="2">
            <text:p><text:span text:style-name="T2">數位互動教學評量系統設備計畫</text:span>-<text:span text:style-name="T2">評量系統</text:span>(<text:span text:style-name="T2">軟體</text:span>)<text:span text:style-name="T2">及單槍投影機</text:span></text:p>
          </table:table-cell>
          <table:table-cell table:style-name="ce5" office:value-type="string" calcext:value-type="string" table:number-columns-spanned="1" table:number-rows-spanned="2">
            <text:p><text:span text:style-name="T2">榮富國小</text:span></text:p>
          </table:table-cell>
          <table:table-cell table:style-name="ce432" office:value-type="float" office:value="220" calcext:value-type="float" table:number-columns-spanned="1" table:number-rows-spanned="2">
            <text:p>220 </text:p>
          </table:table-cell>
          <table:table-cell table:style-name="ce440" office:value-type="float" office:value="42" calcext:value-type="float">
            <text:p>42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 table:number-columns-spanned="1" table:number-rows-spanned="2">
            <text:p>榮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合志資訊股份有限公司</text:span></text:p>
          </table:table-cell>
          <table:table-cell table:number-columns-repeated="1015"/>
        </table:table-row>
        <table:table-row table:style-name="ro116">
          <table:covered-table-cell table:style-name="ce4"/>
          <table:covered-table-cell table:number-columns-repeated="3"/>
          <table:table-cell table:style-name="ce440" office:value-type="float" office:value="178" calcext:value-type="float">
            <text:p>178 </text:p>
          </table:table-cell>
          <table:table-cell table:style-name="ce446" office:value-type="string" calcext:value-type="string"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covered-table-cell/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彩達科技有限公司</text:span></text:p>
          </table:table-cell>
          <table:table-cell table:number-columns-repeated="1015"/>
        </table:table-row>
        <table:table-row table:style-name="ro117">
          <table:table-cell table:style-name="ce6" office:value-type="string" calcext:value-type="string">
            <text:p><text:span text:style-name="T2">陳科名</text:span></text:p>
          </table:table-cell>
          <table:table-cell table:style-name="ce41" office:value-type="string" calcext:value-type="string">
            <text:p><text:span text:style-name="T2">數位互動教學評量系董設備計畫</text:span></text:p>
          </table:table-cell>
          <table:table-cell table:style-name="ce5" office:value-type="string" calcext:value-type="string">
            <text:p><text:span text:style-name="T2">榮富國小</text:span></text:p>
          </table:table-cell>
          <table:table-cell table:style-name="ce432" office:value-type="float" office:value="220" calcext:value-type="float">
            <text:p>220 </text:p>
          </table:table-cell>
          <table:table-cell table:style-name="ce440" office:value-type="float" office:value="220" calcext:value-type="float">
            <text:p>22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675])" office:value-type="string" office:string-value="榮富國小" calcext:value-type="string">
            <text:p>榮富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彩達科技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裔綺</text:span></text:p>
          </table:table-cell>
          <table:table-cell table:style-name="ce18" office:value-type="string" calcext:value-type="string">
            <text:p><text:span text:style-name="T2">數位教室整修計畫</text:span>(<text:span text:style-name="T2">電腦教室搬遷工程</text:span>)</text:p>
          </table:table-cell>
          <table:table-cell table:style-name="ce5" office:value-type="string" calcext:value-type="string">
            <text:p><text:span text:style-name="T2">瑞柑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0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76])" office:value-type="string" office:string-value="瑞柑國小" calcext:value-type="string">
            <text:p>瑞柑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童心園營造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李倩萍</text:span></text:p>
          </table:table-cell>
          <table:table-cell table:style-name="ce316" office:value-type="string" calcext:value-type="string">
            <text:p><text:span text:style-name="T2">數位教學設備改善計畫</text:span></text:p>
          </table:table-cell>
          <table:table-cell table:style-name="ce5" office:value-type="string" calcext:value-type="string">
            <text:p><text:span text:style-name="T2">私立徐匯高中</text:span></text:p>
          </table:table-cell>
          <table:table-cell table:style-name="ce436" office:value-type="float" office:value="360" calcext:value-type="float">
            <text:p>360 </text:p>
          </table:table-cell>
          <table:table-cell table:style-name="ce442" office:value-type="float" office:value="360" calcext:value-type="float">
            <text:p>3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私立徐匯高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萬達立新企業社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鴻源</text:span></text:p>
          </table:table-cell>
          <table:table-cell table:style-name="ce317" office:value-type="string" calcext:value-type="string">
            <text:p><text:span text:style-name="T2">數位影像資訊教育設備更新</text:span>-<text:span text:style-name="T2">桌上型電腦、液晶螢幕、投影機、單眼相機、電腦桌椅及網路施工</text:span></text:p>
          </table:table-cell>
          <table:table-cell table:style-name="ce5" office:value-type="string" calcext:value-type="string">
            <text:p><text:span text:style-name="T2">私立育才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78])" office:value-type="string" office:string-value="私立育才國小" calcext:value-type="string">
            <text:p>私立育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華誠資訊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蔣根煌</text:span></text:p>
          </table:table-cell>
          <table:table-cell table:style-name="ce318" office:value-type="string" calcext:value-type="string">
            <text:p><text:span text:style-name="T2">樂器購置計畫</text:span>(<text:span text:style-name="T2">樂器</text:span>)</text:p>
          </table:table-cell>
          <table:table-cell table:style-name="ce5" office:value-type="string" calcext:value-type="string">
            <text:p><text:span text:style-name="T2">福營國中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79])" office:value-type="string" office:string-value="福營國中" calcext:value-type="string">
            <text:p>福營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永躍國際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陳世榮</text:span></text:p>
          </table:table-cell>
          <table:table-cell table:style-name="ce319" office:value-type="string" calcext:value-type="string">
            <text:p><text:span text:style-name="T2">樂學樓改善教學環境計畫</text:span>(<text:span text:style-name="T2">冷氣</text:span>)</text:p>
          </table:table-cell>
          <table:table-cell table:style-name="ce5" office:value-type="string" calcext:value-type="string">
            <text:p><text:span text:style-name="T2">建國國小</text:span></text:p>
          </table:table-cell>
          <table:table-cell table:style-name="ce432" office:value-type="float" office:value="98" calcext:value-type="float">
            <text:p>98 </text:p>
          </table:table-cell>
          <table:table-cell table:style-name="ce441" office:value-type="float" office:value="98" calcext:value-type="float">
            <text:p>98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80])" office:value-type="string" office:string-value="建國國小" calcext:value-type="string">
            <text:p>建國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弘侖電業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銘仁</text:span></text:p>
          </table:table-cell>
          <table:table-cell table:style-name="ce320" office:value-type="string" calcext:value-type="string">
            <text:p><text:span text:style-name="T2">學生活動中心舞臺遮光防燄布幕整修計畫</text:span>(<text:span text:style-name="T2">防燄布幕</text:span>)</text:p>
          </table:table-cell>
          <table:table-cell table:style-name="ce5" office:value-type="string" calcext:value-type="string">
            <text:p><text:span text:style-name="T2">土城國小</text:span></text:p>
          </table:table-cell>
          <table:table-cell table:style-name="ce432" office:value-type="float" office:value="280" calcext:value-type="float">
            <text:p>280 </text:p>
          </table:table-cell>
          <table:table-cell table:style-name="ce440" office:value-type="float" office:value="280" calcext:value-type="float">
            <text:p>2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81])" office:value-type="string" office:string-value="土城國小" calcext:value-type="string">
            <text:p>土城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東揚國際有限公司</text:span></text:p>
          </table:table-cell>
          <table:table-cell table:number-columns-repeated="1015"/>
        </table:table-row>
        <table:table-row table:style-name="ro118">
          <table:table-cell table:style-name="ce6" office:value-type="string" calcext:value-type="string">
            <text:p><text:span text:style-name="T2">廖裕德</text:span></text:p>
          </table:table-cell>
          <table:table-cell table:style-name="ce321" office:value-type="string" calcext:value-type="string">
            <text:p><text:span text:style-name="T2">學生展演台設置計畫</text:span>(<text:span text:style-name="T2">造型舞台及舞台設備等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2" office:value-type="float" office:value="170" calcext:value-type="float">
            <text:p>170 </text:p>
          </table:table-cell>
          <table:table-cell table:style-name="ce440" office:value-type="float" office:value="170" calcext:value-type="float">
            <text:p>17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82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童心園營造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彭成龍</text:span></text:p>
          </table:table-cell>
          <table:table-cell table:style-name="ce322" office:value-type="string" calcext:value-type="string">
            <text:p><text:span text:style-name="T2">學校大門鐵門軌道整建工程計畫</text:span>(<text:span text:style-name="T2">大門鐵門軌道工程</text:span>)</text:p>
          </table:table-cell>
          <table:table-cell table:style-name="ce5" office:value-type="string" calcext:value-type="string">
            <text:p><text:span text:style-name="T2">五寮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83])" office:value-type="string" office:string-value="五寮國小" calcext:value-type="string">
            <text:p>五寮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程達營造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黃永昌</text:span></text:p>
          </table:table-cell>
          <table:table-cell table:style-name="ce323" office:value-type="string" calcext:value-type="string">
            <text:p><text:span text:style-name="T2">學校本位課程</text:span>~<text:span text:style-name="T2">溯溪活動設備</text:span>(<text:span text:style-name="T2">溯溪鞋、頭盔</text:span>)</text:p>
          </table:table-cell>
          <table:table-cell table:style-name="ce5" office:value-type="string" calcext:value-type="string">
            <text:p><text:span text:style-name="T2">插角國小</text:span></text:p>
          </table:table-cell>
          <table:table-cell table:style-name="ce432" office:value-type="float" office:value="60" calcext:value-type="float">
            <text:p>60 </text:p>
          </table:table-cell>
          <table:table-cell table:style-name="ce441" office:value-type="float" office:value="60" calcext:value-type="float">
            <text:p>6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84])" office:value-type="string" office:string-value="插角國小" calcext:value-type="string">
            <text:p>插角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城市綠洲股份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鄭宇恩</text:span></text:p>
          </table:table-cell>
          <table:table-cell table:style-name="ce324" office:value-type="string" calcext:value-type="string">
            <text:p><text:span text:style-name="T2">學校教學環境及設備改善實施計畫</text:span>(<text:span text:style-name="T2">樓梯整修工程</text:span>)</text:p>
          </table:table-cell>
          <table:table-cell table:style-name="ce5" office:value-type="string" calcext:value-type="string">
            <text:p><text:span text:style-name="T2">中泰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0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85])" office:value-type="string" office:string-value="中泰國小" calcext:value-type="string">
            <text:p>中泰國小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允城營造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淑君</text:span></text:p>
          </table:table-cell>
          <table:table-cell table:style-name="ce325" office:value-type="string" calcext:value-type="string">
            <text:p><text:span text:style-name="T2">學校設備修繕計畫</text:span>(<text:span text:style-name="T2">牆壁及座椅等整修工程</text:span>)</text:p>
          </table:table-cell>
          <table:table-cell table:style-name="ce5" office:value-type="string" calcext:value-type="string">
            <text:p><text:span text:style-name="T2">麗園國小</text:span></text:p>
          </table:table-cell>
          <table:table-cell table:style-name="ce434" office:value-type="float" office:value="400" calcext:value-type="float">
            <text:p>400 </text:p>
          </table:table-cell>
          <table:table-cell table:style-name="ce440" office:value-type="float" office:value="400" calcext:value-type="float">
            <text:p>4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86])" office:value-type="string" office:string-value="麗園國小" calcext:value-type="string">
            <text:p>麗園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鈺榮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劉美芳</text:span></text:p>
          </table:table-cell>
          <table:table-cell table:style-name="ce326" office:value-type="string" calcext:value-type="string">
            <text:p><text:span text:style-name="T2">整修棒球隊校內燈光硬體設備計畫</text:span>(<text:span text:style-name="T2">照光設備</text:span>)</text:p>
          </table:table-cell>
          <table:table-cell table:style-name="ce5" office:value-type="string" calcext:value-type="string">
            <text:p><text:span text:style-name="T2">新埔國小</text:span></text:p>
          </table:table-cell>
          <table:table-cell table:style-name="ce432" office:value-type="float" office:value="25" calcext:value-type="float">
            <text:p>25 </text:p>
          </table:table-cell>
          <table:table-cell table:style-name="ce441" office:value-type="float" office:value="25" calcext:value-type="float">
            <text:p>2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87])" office:value-type="string" office:string-value="新埔國小" calcext:value-type="string">
            <text:p>新埔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樂晟企業社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明堂</text:span></text:p>
          </table:table-cell>
          <table:table-cell table:style-name="ce327" office:value-type="string" calcext:value-type="string">
            <text:p><text:span text:style-name="T2">整修籃球場地</text:span></text:p>
          </table:table-cell>
          <table:table-cell table:style-name="ce5" office:value-type="string" calcext:value-type="string">
            <text:p><text:span text:style-name="T2">二重國中</text:span></text:p>
          </table:table-cell>
          <table:table-cell table:style-name="ce434" office:value-type="float" office:value="277" calcext:value-type="float">
            <text:p>277 </text:p>
          </table:table-cell>
          <table:table-cell table:style-name="ce440" office:value-type="float" office:value="277" calcext:value-type="float">
            <text:p>277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88])" office:value-type="string" office:string-value="二重國中" calcext:value-type="string">
            <text:p>二重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松順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廖正良</text:span></text:p>
          </table:table-cell>
          <table:table-cell table:style-name="ce328" office:value-type="string" calcext:value-type="string">
            <text:p><text:span text:style-name="T2">興建風雨走廊工程計畫</text:span>(<text:span text:style-name="T2">風雨走廊構築工程</text:span>)</text:p>
          </table:table-cell>
          <table:table-cell table:style-name="ce5" office:value-type="string" calcext:value-type="string">
            <text:p><text:span text:style-name="T2">秀峰國小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1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89])" office:value-type="string" office:string-value="秀峰國小" calcext:value-type="string">
            <text:p>秀峰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房角石營造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黃俊哲</text:span></text:p>
          </table:table-cell>
          <table:table-cell table:style-name="ce329" office:value-type="string" calcext:value-type="string">
            <text:p><text:span text:style-name="T2">親師晤談辦公室設備改善計畫</text:span>(<text:span text:style-name="T2">桌椅、櫃子、冷氣等</text:span>)</text:p>
          </table:table-cell>
          <table:table-cell table:style-name="ce5" office:value-type="string" calcext:value-type="string">
            <text:p><text:span text:style-name="T2">新埔國中</text:span></text:p>
          </table:table-cell>
          <table:table-cell table:style-name="ce432" office:value-type="float" office:value="140" calcext:value-type="float">
            <text:p>140 </text:p>
          </table:table-cell>
          <table:table-cell table:style-name="ce440" office:value-type="float" office:value="140" calcext:value-type="float">
            <text:p>14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0])" office:value-type="string" office:string-value="新埔國中" calcext:value-type="string">
            <text:p>新埔國中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長佑開發有限公司、緯泰電器有限公司</text:span></text:p>
          </table:table-cell>
          <table:table-cell table:number-columns-repeated="1015"/>
        </table:table-row>
        <table:table-row table:style-name="ro119">
          <table:table-cell table:style-name="ce6" office:value-type="string" calcext:value-type="string">
            <text:p><text:span text:style-name="T2">李坤城</text:span></text:p>
          </table:table-cell>
          <table:table-cell table:style-name="ce330" office:value-type="string" calcext:value-type="string">
            <text:p><text:span text:style-name="T2">諮商室改善工程</text:span>(<text:span text:style-name="T2">冷氣、沙發、地板、門窗</text:span>)</text:p>
          </table:table-cell>
          <table:table-cell table:style-name="ce5" office:value-type="string" calcext:value-type="string">
            <text:p><text:span text:style-name="T2">成功國小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0" office:value-type="float" office:value="300" calcext:value-type="float">
            <text:p>3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1])" office:value-type="string" office:string-value="成功國小" calcext:value-type="string">
            <text:p>成功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元昇土木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黃永昌</text:span></text:p>
          </table:table-cell>
          <table:table-cell table:style-name="ce331" office:value-type="string" calcext:value-type="string">
            <text:p><text:span text:style-name="T2">諮商室改善工程實施計畫</text:span>(<text:span text:style-name="T2">隔音牆、地板、櫃子、遮光簾</text:span>) </text:p>
          </table:table-cell>
          <table:table-cell table:style-name="ce5" office:value-type="string" calcext:value-type="string">
            <text:p><text:span text:style-name="T2">清水國小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422" calcext:value-type="float">
            <text:p>422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92])" office:value-type="string" office:string-value="清水國小" calcext:value-type="string">
            <text:p>清水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鈞第室內裝修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曾煥嘉</text:span></text:p>
          </table:table-cell>
          <table:table-cell table:style-name="ce332" office:value-type="string" calcext:value-type="string">
            <text:p><text:span text:style-name="T2">辦公及教學節能設備採購計畫</text:span>(<text:span text:style-name="T2">冷氣等</text:span>)</text:p>
          </table:table-cell>
          <table:table-cell table:style-name="ce5" office:value-type="string" calcext:value-type="string">
            <text:p><text:span text:style-name="T2">實踐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693])" office:value-type="string" office:string-value="實踐國小" calcext:value-type="string">
            <text:p>實踐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翰興水電工程有限公司、百恆威實業有限公司、偉門工程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劉美芳</text:span></text:p>
          </table:table-cell>
          <table:table-cell table:style-name="ce333" office:value-type="string" calcext:value-type="string">
            <text:p><text:span text:style-name="T2">辦公室冷氣機建置工程計畫</text:span>(<text:span text:style-name="T2">冷氣</text:span>)</text:p>
          </table:table-cell>
          <table:table-cell table:style-name="ce5" office:value-type="string" calcext:value-type="string">
            <text:p><text:span text:style-name="T2">溪洲國小</text:span></text:p>
          </table:table-cell>
          <table:table-cell table:style-name="ce432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4])" office:value-type="string" office:string-value="溪洲國小" calcext:value-type="string">
            <text:p>溪洲國小</text:p>
          </table:table-cell>
          <table:table-cell table:style-name="ce16" office:value-type="string" calcext:value-type="string">
            <text:p><text:span text:style-name="T2">公同供應契約、逕找廠商議價</text:span></text:p>
          </table:table-cell>
          <table:table-cell table:style-name="ce16" office:value-type="string" calcext:value-type="string">
            <text:p><text:span text:style-name="T2">年高企業有限公司、冠鳴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林秀惠</text:span></text:p>
          </table:table-cell>
          <table:table-cell table:style-name="ce334" office:value-type="string" calcext:value-type="string">
            <text:p><text:span text:style-name="T2">辦公室環境設備改善計畫</text:span>(<text:span text:style-name="T2">線路配置、印表機等</text:span>)</text:p>
          </table:table-cell>
          <table:table-cell table:style-name="ce5" office:value-type="string" calcext:value-type="string">
            <text:p><text:span text:style-name="T2">錦和高中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94" calcext:value-type="float">
            <text:p>9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5])" office:value-type="string" office:string-value="錦和高中" calcext:value-type="string">
            <text:p>錦和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聖伯企業有限公司、合志資訊有限公司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明堂</text:span></text:p>
          </table:table-cell>
          <table:table-cell table:style-name="ce335" office:value-type="string" calcext:value-type="string">
            <text:p> <text:span text:style-name="T2">辦理「友善校園，愛護校貓」</text:span>(<text:span text:style-name="T2">資本門</text:span>)(<text:span text:style-name="T2">採光罩、紗網</text:span>) </text:p>
          </table:table-cell>
          <table:table-cell table:style-name="ce5" office:value-type="string" calcext:value-type="string">
            <text:p><text:span text:style-name="T2">明志國中</text:span></text:p>
          </table:table-cell>
          <table:table-cell table:style-name="ce434" office:value-type="float" office:value="80" calcext:value-type="float">
            <text:p>80 </text:p>
          </table:table-cell>
          <table:table-cell table:style-name="ce441" office:value-type="float" office:value="80" calcext:value-type="float">
            <text:p>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6])" office:value-type="string" office:string-value="明志國中" calcext:value-type="string">
            <text:p>明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賴銀來企業社</text:span></text:p>
          </table:table-cell>
          <table:table-cell table:number-columns-repeated="1015"/>
        </table:table-row>
        <table:table-row table:style-name="ro120">
          <table:table-cell table:style-name="ce6" office:value-type="string" calcext:value-type="string">
            <text:p><text:span text:style-name="T2">鄭戴麗香</text:span></text:p>
          </table:table-cell>
          <table:table-cell table:style-name="ce336" office:value-type="string" calcext:value-type="string">
            <text:p><text:span text:style-name="T2">總務處內部整修計畫</text:span>(<text:span text:style-name="T2">櫃子、地磚、粉刷等</text:span>)</text:p>
          </table:table-cell>
          <table:table-cell table:style-name="ce5" office:value-type="string" calcext:value-type="string">
            <text:p><text:span text:style-name="T2">長坑國小</text:span></text:p>
          </table:table-cell>
          <table:table-cell table:style-name="ce438" office:value-type="float" office:value="99" calcext:value-type="float">
            <text:p>99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7])" office:value-type="string" office:string-value="長坑國小" calcext:value-type="string">
            <text:p>長坑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樂晟企業社</text:span></text:p>
          </table:table-cell>
          <table:table-cell table:number-columns-repeated="1015"/>
        </table:table-row>
        <table:table-row table:style-name="ro60">
          <table:table-cell table:style-name="ce6" office:value-type="string" calcext:value-type="string">
            <text:p><text:span text:style-name="T2">蔡葉偉</text:span></text:p>
          </table:table-cell>
          <table:table-cell table:style-name="ce337" office:value-type="string" calcext:value-type="string">
            <text:p><text:span text:style-name="T2">購置志工辦公事務設備</text:span>(<text:span text:style-name="T2">事務機、擴音器</text:span>) </text:p>
          </table:table-cell>
          <table:table-cell table:style-name="ce5" office:value-type="string" calcext:value-type="string">
            <text:p><text:span text:style-name="T2">八里國中</text:span></text:p>
          </table:table-cell>
          <table:table-cell table:style-name="ce432" office:value-type="float" office:value="96" calcext:value-type="float">
            <text:p>96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8])" office:value-type="string" office:string-value="八里國中" calcext:value-type="string">
            <text:p>八里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寬林有限公司、三中電工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蔡明堂</text:span></text:p>
          </table:table-cell>
          <table:table-cell table:style-name="ce18" office:value-type="string" calcext:value-type="string">
            <text:p><text:span text:style-name="T2">購置國樂團樂器設備</text:span></text:p>
          </table:table-cell>
          <table:table-cell table:style-name="ce5" office:value-type="string" calcext:value-type="string">
            <text:p><text:span text:style-name="T2">重陽國小</text:span></text:p>
          </table:table-cell>
          <table:table-cell table:style-name="ce434" office:value-type="float" office:value="80" calcext:value-type="float">
            <text:p>80 </text:p>
          </table:table-cell>
          <table:table-cell table:style-name="ce441" office:value-type="float" office:value="80" calcext:value-type="float">
            <text:p>8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699])" office:value-type="string" office:string-value="重陽國小" calcext:value-type="string">
            <text:p>重陽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長安樂器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何淑峯</text:span></text:p>
          </table:table-cell>
          <table:table-cell table:style-name="ce338" office:value-type="string" calcext:value-type="string">
            <text:p><text:span text:style-name="T2">購置棒球隊設備</text:span>(<text:span text:style-name="T2">球棒</text:span>)</text:p>
          </table:table-cell>
          <table:table-cell table:style-name="ce5" office:value-type="string" calcext:value-type="string">
            <text:p><text:span text:style-name="T2">中港國小</text:span></text:p>
          </table:table-cell>
          <table:table-cell table:style-name="ce434" office:value-type="float" office:value="94" calcext:value-type="float">
            <text:p>94 </text:p>
          </table:table-cell>
          <table:table-cell table:style-name="ce441" office:value-type="float" office:value="94" calcext:value-type="float">
            <text:p>9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0])" office:value-type="string" office:string-value="中港國小" calcext:value-type="string">
            <text:p>中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一軍國際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金中玉</text:span></text:p>
          </table:table-cell>
          <table:table-cell table:style-name="ce339" office:value-type="string" calcext:value-type="string">
            <text:p><text:span text:style-name="T2">購置童軍團器材及設備計畫</text:span></text:p>
          </table:table-cell>
          <table:table-cell table:style-name="ce5" office:value-type="string" calcext:value-type="string">
            <text:p><text:span text:style-name="T2">中正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54" calcext:value-type="float">
            <text:p>54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1])" office:value-type="string" office:string-value="中正國小" calcext:value-type="string">
            <text:p>中正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游遊戶外體育用品有限公司、旭元視聽工程有限公司</text:span></text:p>
          </table:table-cell>
          <table:table-cell table:number-columns-repeated="1015"/>
        </table:table-row>
        <table:table-row table:style-name="ro75">
          <table:table-cell table:style-name="ce6" office:value-type="string" calcext:value-type="string">
            <text:p><text:span text:style-name="T2">劉哲彰</text:span></text:p>
          </table:table-cell>
          <table:table-cell table:style-name="ce340" office:value-type="string" calcext:value-type="string">
            <text:p><text:span text:style-name="T2">購置運動器材及設備</text:span>(<text:span text:style-name="T2">射箭用弓箭</text:span>)</text:p>
          </table:table-cell>
          <table:table-cell table:style-name="ce5" office:value-type="string" calcext:value-type="string">
            <text:p><text:span text:style-name="T2">中正國小</text:span></text:p>
          </table:table-cell>
          <table:table-cell table:style-name="ce434" office:value-type="float" office:value="250" calcext:value-type="float">
            <text:p>250 </text:p>
          </table:table-cell>
          <table:table-cell table:style-name="ce440" office:value-type="float" office:value="226" calcext:value-type="float">
            <text:p>22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                                                        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2])" office:value-type="string" office:string-value="中正國小" calcext:value-type="string">
            <text:p>中正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寶頡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陳儀君</text:span></text:p>
          </table:table-cell>
          <table:table-cell table:style-name="ce341" office:value-type="string" calcext:value-type="string">
            <text:p><text:span text:style-name="T2">購置閱覽教室設備</text:span>(<text:span text:style-name="T2">書櫃沙發</text:span>)</text:p>
          </table:table-cell>
          <table:table-cell table:style-name="ce5" office:value-type="string" calcext:value-type="string">
            <text:p><text:span text:style-name="T2">雙峰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3])" office:value-type="string" office:string-value="雙峰國小" calcext:value-type="string">
            <text:p>雙峰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永全營造工程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劉哲彰</text:span></text:p>
          </table:table-cell>
          <table:table-cell table:style-name="ce342" office:value-type="string" calcext:value-type="string">
            <text:p><text:span text:style-name="T2">擴充資訊設備計畫</text:span>(<text:span text:style-name="T2">充電同步車、廣播器</text:span>)</text:p>
          </table:table-cell>
          <table:table-cell table:style-name="ce5" office:value-type="string" calcext:value-type="string">
            <text:p><text:span text:style-name="T2">達觀國中小</text:span></text:p>
          </table:table-cell>
          <table:table-cell table:style-name="ce432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4])" office:value-type="string" office:string-value="達觀國中小" calcext:value-type="string">
            <text:p>達觀國中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昌達資訊有限公司、祝名科技企業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國春</text:span></text:p>
          </table:table-cell>
          <table:table-cell table:style-name="ce343" office:value-type="string" calcext:value-type="string">
            <text:p><text:span text:style-name="T2">簡報室前露天平台改善工程</text:span>(<text:span text:style-name="T2">平台整修</text:span>)</text:p>
          </table:table-cell>
          <table:table-cell table:style-name="ce5" office:value-type="string" calcext:value-type="string">
            <text:p><text:span text:style-name="T2">江翠國中</text:span></text:p>
          </table:table-cell>
          <table:table-cell table:style-name="ce434" office:value-type="float" office:value="96" calcext:value-type="float">
            <text:p>96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705])" office:value-type="string" office:string-value="江翠國中" calcext:value-type="string">
            <text:p>江翠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魯川工程企業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許昭興</text:span></text:p>
          </table:table-cell>
          <table:table-cell table:style-name="ce344" office:value-type="string" calcext:value-type="string">
            <text:p><text:span text:style-name="T2">翻轉課堂互動學習實施計畫</text:span>-<text:span text:style-name="T2">投影機設備</text:span></text:p>
          </table:table-cell>
          <table:table-cell table:style-name="ce5" office:value-type="string" calcext:value-type="string">
            <text:p><text:span text:style-name="T2">網溪國小</text:span></text:p>
          </table:table-cell>
          <table:table-cell table:style-name="ce436" office:value-type="float" office:value="500" calcext:value-type="float">
            <text:p>500 </text:p>
          </table:table-cell>
          <table:table-cell table:style-name="ce442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網溪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合志資訊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蔣根煌</text:span></text:p>
          </table:table-cell>
          <table:table-cell table:style-name="ce345" office:value-type="string" calcext:value-type="string">
            <text:p><text:span text:style-name="T2">職務宿舍改善工程計畫</text:span>(<text:span text:style-name="T2">鐵捲門及屋頂排水系統</text:span>)</text:p>
          </table:table-cell>
          <table:table-cell table:style-name="ce5" office:value-type="string" calcext:value-type="string">
            <text:p><text:span text:style-name="T2">福營國中</text:span></text:p>
          </table:table-cell>
          <table:table-cell table:style-name="ce434" office:value-type="float" office:value="63" calcext:value-type="float">
            <text:p>63 </text:p>
          </table:table-cell>
          <table:table-cell table:style-name="ce441" office:value-type="float" office:value="63" calcext:value-type="float">
            <text:p>63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707])" office:value-type="string" office:string-value="福營國中" calcext:value-type="string">
            <text:p>福營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銘羣工程行、長旺鋼鋁工程行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宋明宗</text:span></text:p>
          </table:table-cell>
          <table:table-cell table:style-name="ce346" office:value-type="string" calcext:value-type="string">
            <text:p><text:span text:style-name="T2">藝文教學步道新設工程計畫</text:span>(<text:span text:style-name="T2">地板、座椅、展示牌等工程</text:span>)</text:p>
          </table:table-cell>
          <table:table-cell table:style-name="ce5" office:value-type="string" calcext:value-type="string">
            <text:p><text:span text:style-name="T2">義學國小</text:span></text:p>
          </table:table-cell>
          <table:table-cell table:style-name="ce435" office:value-type="float" office:value="500" calcext:value-type="float">
            <text:p>500 </text:p>
          </table:table-cell>
          <table:table-cell table:style-name="ce440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708])" office:value-type="string" office:string-value="義學國小" calcext:value-type="string">
            <text:p>義學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東日興業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黃俊哲</text:span></text:p>
          </table:table-cell>
          <table:table-cell table:style-name="ce347" office:value-type="string" calcext:value-type="string">
            <text:p><text:span text:style-name="T2">藝術角落情境佈置改造</text:span> (<text:span text:style-name="T2">藝術工程</text:span>)</text:p>
          </table:table-cell>
          <table:table-cell table:style-name="ce5" office:value-type="string" calcext:value-type="string">
            <text:p><text:span text:style-name="T2">中山國小</text:span></text:p>
          </table:table-cell>
          <table:table-cell table:style-name="ce432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09])" office:value-type="string" office:string-value="中山國小" calcext:value-type="string">
            <text:p>中山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睿陞實業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陳世榮</text:span></text:p>
          </table:table-cell>
          <table:table-cell table:style-name="ce348" office:value-type="string" calcext:value-type="string">
            <text:p><text:span text:style-name="T2">關懷樓綜合教室環境設施改善計畫</text:span>(<text:span text:style-name="T2">木質地板設置</text:span>)</text:p>
          </table:table-cell>
          <table:table-cell table:style-name="ce5" office:value-type="string" calcext:value-type="string">
            <text:p><text:span text:style-name="T2">昌福國小</text:span></text:p>
          </table:table-cell>
          <table:table-cell table:style-name="ce432" office:value-type="float" office:value="65" calcext:value-type="float">
            <text:p>65 </text:p>
          </table:table-cell>
          <table:table-cell table:style-name="ce441" office:value-type="float" office:value="65" calcext:value-type="float">
            <text:p>6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10])" office:value-type="string" office:string-value="昌福國小" calcext:value-type="string">
            <text:p>昌福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美佳室內裝潢有限公司</text:span></text:p>
          </table:table-cell>
          <table:table-cell table:number-columns-repeated="1015"/>
        </table:table-row>
        <table:table-row table:style-name="ro121">
          <table:table-cell table:style-name="ce6" office:value-type="string" calcext:value-type="string">
            <text:p><text:span text:style-name="T2">林國春</text:span></text:p>
          </table:table-cell>
          <table:table-cell table:style-name="ce349" office:value-type="string" calcext:value-type="string">
            <text:p><text:span text:style-name="T2">觸控式互動液晶螢幕設置計畫</text:span>(<text:span text:style-name="T2">觸控液晶顯示器等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2" office:value-type="float" office:value="350" calcext:value-type="float">
            <text:p>350 </text:p>
          </table:table-cell>
          <table:table-cell table:style-name="ce440" office:value-type="float" office:value="350" calcext:value-type="float">
            <text:p>3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  <text:p>5M<text:span text:style-name="T2">建築及設備計畫</text:span>-5M5<text:span text:style-name="T2">無形資產</text:span>-5M500102<text:span text:style-name="T2">環教科</text:span>-5-<text:span text:style-name="T2">購建固定資產、無形資產及非理財目的之長期投資</text:span>-52<text:span text:style-name="T2">購置無形資產</text:span>-521<text:span text:style-name="T2">購置電腦軟體</text:span>-<text:span text:style-name="T2">教學應用軟體</text:span></text:p>
          </table:table-cell>
          <table:table-cell table:style-name="ce15" table:formula="of:=([.C711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盛源精密工業股份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國春</text:span></text:p>
          </table:table-cell>
          <table:table-cell table:style-name="ce350" office:value-type="string" calcext:value-type="string">
            <text:p><text:span text:style-name="T2">觸控式液晶銀幕教學設備</text:span>(<text:span text:style-name="T2">觸控螢幕、電腦、數位白板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4" office:value-type="float" office:value="350" calcext:value-type="float">
            <text:p>350 </text:p>
          </table:table-cell>
          <table:table-cell table:style-name="ce440" office:value-type="float" office:value="350" calcext:value-type="float">
            <text:p>3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12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限制性招標</text:span></text:p>
          </table:table-cell>
          <table:table-cell table:style-name="ce16" office:value-type="string" calcext:value-type="string">
            <text:p><text:span text:style-name="T2">天興資訊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國春</text:span></text:p>
          </table:table-cell>
          <table:table-cell table:style-name="ce351" office:value-type="string" calcext:value-type="string">
            <text:p><text:span text:style-name="T2">觸控式液晶螢幕設置計畫</text:span>(<text:span text:style-name="T2">觸控液晶螢幕等</text:span>)</text:p>
          </table:table-cell>
          <table:table-cell table:style-name="ce5" office:value-type="string" calcext:value-type="string">
            <text:p><text:span text:style-name="T2">江翠國小</text:span></text:p>
          </table:table-cell>
          <table:table-cell table:style-name="ce432" office:value-type="float" office:value="210" calcext:value-type="float">
            <text:p>210 </text:p>
          </table:table-cell>
          <table:table-cell table:style-name="ce441" office:value-type="float" office:value="210" calcext:value-type="float">
            <text:p>21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13])" office:value-type="string" office:string-value="江翠國小" calcext:value-type="string">
            <text:p>江翠國小</text:p>
          </table:table-cell>
          <table:table-cell table:style-name="ce16" office:value-type="string" calcext:value-type="string">
            <text:p><text:span text:style-name="T2">共同供應契約</text:span></text:p>
          </table:table-cell>
          <table:table-cell table:style-name="ce16" office:value-type="string" calcext:value-type="string">
            <text:p><text:span text:style-name="T2">盛源精密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白珮茹</text:span></text:p>
          </table:table-cell>
          <table:table-cell table:style-name="ce352" office:value-type="string" calcext:value-type="string">
            <text:p><text:span text:style-name="T2">警衛室整修工程</text:span>(<text:span text:style-name="T2">警衛室內部重新整修改造工程</text:span>)</text:p>
          </table:table-cell>
          <table:table-cell table:style-name="ce5" office:value-type="string" calcext:value-type="string">
            <text:p><text:span text:style-name="T2">青山國中小</text:span></text:p>
          </table:table-cell>
          <table:table-cell table:style-name="ce434" office:value-type="float" office:value="530" calcext:value-type="float">
            <text:p>530 </text:p>
          </table:table-cell>
          <table:table-cell table:style-name="ce440" office:value-type="float" office:value="514" calcext:value-type="float">
            <text:p>514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714])" office:value-type="string" office:string-value="青山國中小" calcext:value-type="string">
            <text:p>青山國中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建晨土木包工業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李余典</text:span></text:p>
          </table:table-cell>
          <table:table-cell table:style-name="ce353" office:value-type="string" calcext:value-type="string">
            <text:p><text:span text:style-name="T2">體育班培訓計畫</text:span>(<text:span text:style-name="T2">半蹲架、羅馬椅</text:span>)</text:p>
          </table:table-cell>
          <table:table-cell table:style-name="ce5" office:value-type="string" calcext:value-type="string">
            <text:p><text:span text:style-name="T2">新北高中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table:formula="of:=([.C715])" office:value-type="string" office:string-value="新北高中" calcext:value-type="string">
            <text:p>新北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鴻銳國際體育設備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林國春</text:span></text:p>
          </table:table-cell>
          <table:table-cell table:style-name="ce354" office:value-type="string" calcext:value-type="string">
            <text:p><text:span text:style-name="T2">體育班棒球隊宿舍整修計畫</text:span></text:p>
          </table:table-cell>
          <table:table-cell table:style-name="ce5" office:value-type="string" calcext:value-type="string">
            <text:p><text:span text:style-name="T2">新埔國中</text:span></text:p>
          </table:table-cell>
          <table:table-cell table:style-name="ce434" office:value-type="float" office:value="178" calcext:value-type="float">
            <text:p>178 </text:p>
          </table:table-cell>
          <table:table-cell table:style-name="ce440" office:value-type="float" office:value="178" calcext:value-type="float">
            <text:p>178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table:formula="of:=([.C716])" office:value-type="string" office:string-value="新埔國中" calcext:value-type="string">
            <text:p>新埔國中</text:p>
          </table:table-cell>
          <table:table-cell table:style-name="ce16" office:value-type="string" calcext:value-type="string">
            <text:p><text:span text:style-name="T2">公開取得報價單</text:span></text:p>
          </table:table-cell>
          <table:table-cell table:style-name="ce16" office:value-type="string" calcext:value-type="string">
            <text:p><text:span text:style-name="T2">元昇土木工程有限公司</text:span></text:p>
          </table:table-cell>
          <table:table-cell table:number-columns-repeated="1015"/>
        </table:table-row>
        <table:table-row table:style-name="ro58">
          <table:table-cell table:style-name="ce6" office:value-type="string" calcext:value-type="string">
            <text:p><text:span text:style-name="T2">吳琪銘</text:span></text:p>
          </table:table-cell>
          <table:table-cell table:style-name="ce355" office:value-type="string" calcext:value-type="string">
            <text:p><text:span text:style-name="T2">校園暨辦公室空間設備改善</text:span>(<text:span text:style-name="T2">辦公椅</text:span>)</text:p>
          </table:table-cell>
          <table:table-cell table:style-name="ce5" office:value-type="string" calcext:value-type="string">
            <text:p><text:span text:style-name="T2">三峽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</table:table-cell>
          <table:table-cell table:style-name="ce15" office:value-type="string" calcext:value-type="string">
            <text:p>三峽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泰禎環保實業有限公司</text:span></text:p>
          </table:table-cell>
          <table:table-cell table:number-columns-repeated="1015"/>
        </table:table-row>
        <table:table-row table:style-name="ro122">
          <table:table-cell table:style-name="ce6" office:value-type="string" calcext:value-type="string">
            <text:p><text:span text:style-name="T2">吳琪銘</text:span></text:p>
          </table:table-cell>
          <table:table-cell table:style-name="ce356" office:value-type="string" calcext:value-type="string">
            <text:p><text:span text:style-name="T2">創作教室教學設備</text:span>(<text:span text:style-name="T2">冰箱、烤箱、電磁爐等設備</text:span>)</text:p>
          </table:table-cell>
          <table:table-cell table:style-name="ce5" office:value-type="string" calcext:value-type="string">
            <text:p><text:span text:style-name="T2">大成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</table:table-cell>
          <table:table-cell table:style-name="ce15" office:value-type="string" calcext:value-type="string">
            <text:p>大成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協同黑板社、華郁行、兆康生活事業有限公司、鄉村市集雜貨舖、禾麥烘焙材料行、優質攝影有限公司、宜家家居股份有限公司、介良裡布行、佑謚布行、聯興布行、原安布行、順吉宏業有限公司、寶成油漆行、金山商行、全國電子有限公司</text:span></text:p>
          </table:table-cell>
          <table:table-cell table:number-columns-repeated="1015"/>
        </table:table-row>
        <table:table-row table:style-name="ro51">
          <table:table-cell table:style-name="ce5" office:value-type="string" calcext:value-type="string">
            <text:p><text:span text:style-name="T2">夷將‧拔路兒</text:span>Icyang<text:span text:style-name="T2">‧</text:span>Parod</text:p>
          </table:table-cell>
          <table:table-cell table:style-name="ce357" office:value-type="string" calcext:value-type="string">
            <text:p><text:span text:style-name="T2">建構學校閱讀廊道</text:span>(<text:span text:style-name="T2">廊道、天花板木作工程</text:span>)</text:p>
          </table:table-cell>
          <table:table-cell table:style-name="ce5" office:value-type="string" calcext:value-type="string">
            <text:p><text:span text:style-name="T2">中信國小</text:span></text:p>
          </table:table-cell>
          <table:table-cell table:style-name="ce434" office:value-type="float" office:value="90" calcext:value-type="float">
            <text:p>90 </text:p>
          </table:table-cell>
          <table:table-cell table:style-name="ce441" office:value-type="float" office:value="90" calcext:value-type="float">
            <text:p>9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中信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永沛室內裝修工程有限公司</text:span></text:p>
          </table:table-cell>
          <table:table-cell table:number-columns-repeated="1015"/>
        </table:table-row>
        <table:table-row table:style-name="ro113">
          <table:table-cell table:style-name="ce6" office:value-type="string" calcext:value-type="string">
            <text:p><text:span text:style-name="T2">李余典</text:span></text:p>
          </table:table-cell>
          <table:table-cell table:style-name="ce358" office:value-type="string" calcext:value-type="string" table:number-columns-spanned="1" table:number-rows-spanned="4">
            <text:p><text:span text:style-name="T2">增置低年級閱讀區計畫</text:span>(<text:span text:style-name="T2">建置閱讀廊道工程</text:span>)</text:p>
          </table:table-cell>
          <table:table-cell table:style-name="ce5" office:value-type="string" calcext:value-type="string" table:number-columns-spanned="1" table:number-rows-spanned="4">
            <text:p><text:span text:style-name="T2">五華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8" office:value-type="string" calcext:value-type="string" table:number-columns-spanned="1" table:number-rows-spanned="4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補助各級學校廁所及校舍修繕、各項活動設施及環境改善相關經費項下</text:span></text:p>
          </table:table-cell>
          <table:table-cell table:style-name="ce15" office:value-type="string" calcext:value-type="string" table:number-columns-spanned="1" table:number-rows-spanned="4">
            <text:p>五華國小</text:p>
          </table:table-cell>
          <table:table-cell table:style-name="ce458" office:value-type="string" calcext:value-type="string" table:number-columns-spanned="1" table:number-rows-spanned="4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4">
            <text:p><text:span text:style-name="T2">澳亞室內裝修有限公司</text:span></text:p>
          </table:table-cell>
          <table:table-cell table:number-columns-repeated="1015"/>
        </table:table-row>
        <table:table-row table:style-name="ro113">
          <table:table-cell table:style-name="ce6" office:value-type="string" calcext:value-type="string">
            <text:p><text:span text:style-name="T2">李翁月娥</text:span></text:p>
          </table:table-cell>
          <table:covered-table-cell table:number-columns-repeated="2"/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113">
          <table:table-cell table:style-name="ce6" office:value-type="string" calcext:value-type="string">
            <text:p><text:span text:style-name="T2">李倩萍</text:span></text:p>
          </table:table-cell>
          <table:covered-table-cell table:number-columns-repeated="2"/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113">
          <table:table-cell table:style-name="ce6" office:value-type="string" calcext:value-type="string">
            <text:p><text:span text:style-name="T2">蔡明堂</text:span></text:p>
          </table:table-cell>
          <table:covered-table-cell table:number-columns-repeated="2"/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covered-table-cell table:number-columns-repeated="4"/>
          <table:table-cell table:number-columns-repeated="1015"/>
        </table:table-row>
        <table:table-row table:style-name="ro123">
          <table:table-cell table:style-name="ce6" office:value-type="string" calcext:value-type="string">
            <text:p><text:span text:style-name="T2">李余典</text:span></text:p>
          </table:table-cell>
          <table:table-cell table:style-name="ce359" office:value-type="string" calcext:value-type="string" table:number-columns-spanned="1" table:number-rows-spanned="5">
            <text:p><text:span text:style-name="T2">英語學習情境改造工程</text:span>(<text:span text:style-name="T2">木作、地板工程</text:span>)</text:p>
          </table:table-cell>
          <table:table-cell table:style-name="ce5" office:value-type="string" calcext:value-type="string" table:number-columns-spanned="1" table:number-rows-spanned="5">
            <text:p><text:span text:style-name="T2">鷺江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50" office:value-type="string" calcext:value-type="string" table:number-columns-spanned="1" table:number-rows-spanned="5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 table:number-columns-spanned="1" table:number-rows-spanned="5">
            <text:p>鷺江國小</text:p>
          </table:table-cell>
          <table:table-cell table:style-name="ce458" office:value-type="string" calcext:value-type="string" table:number-columns-spanned="1" table:number-rows-spanned="5">
            <text:p><text:span text:style-name="T2">公開招標</text:span></text:p>
          </table:table-cell>
          <table:table-cell table:style-name="ce16" office:value-type="string" calcext:value-type="string" table:number-columns-spanned="1" table:number-rows-spanned="5">
            <text:p><text:span text:style-name="T2">奕捷營造股份有限公司</text:span></text:p>
          </table:table-cell>
          <table:table-cell table:number-columns-repeated="1015"/>
        </table:table-row>
        <table:table-row table:style-name="ro124">
          <table:table-cell table:style-name="ce6" office:value-type="string" calcext:value-type="string">
            <text:p><text:span text:style-name="T2">李倩萍</text:span></text:p>
          </table:table-cell>
          <table:covered-table-cell table:number-columns-repeated="2"/>
          <table:table-cell table:style-name="ce434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covered-table-cell table:number-columns-repeated="4"/>
          <table:table-cell table:number-columns-repeated="1015"/>
        </table:table-row>
        <table:table-row table:style-name="ro125">
          <table:table-cell table:style-name="ce6" office:value-type="string" calcext:value-type="string">
            <text:p><text:span text:style-name="T2">邱婷蔚</text:span></text:p>
          </table:table-cell>
          <table:covered-table-cell table:number-columns-repeated="2"/>
          <table:table-cell table:style-name="ce434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covered-table-cell table:number-columns-repeated="4"/>
          <table:table-cell table:number-columns-repeated="1015"/>
        </table:table-row>
        <table:table-row table:style-name="ro126">
          <table:table-cell table:style-name="ce6" office:value-type="string" calcext:value-type="string">
            <text:p><text:span text:style-name="T2">陳幸進</text:span></text:p>
          </table:table-cell>
          <table:covered-table-cell table:number-columns-repeated="2"/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covered-table-cell table:number-columns-repeated="4"/>
          <table:table-cell table:number-columns-repeated="1015"/>
        </table:table-row>
        <table:table-row table:style-name="ro127">
          <table:table-cell table:style-name="ce6" office:value-type="string" calcext:value-type="string">
            <text:p><text:span text:style-name="T2">李坤城</text:span></text:p>
          </table:table-cell>
          <table:covered-table-cell table:number-columns-repeated="2"/>
          <table:table-cell table:style-name="ce434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covered-table-cell table:number-columns-repeated="4"/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余典</text:span></text:p>
          </table:table-cell>
          <table:table-cell table:style-name="ce360" office:value-type="string" calcext:value-type="string">
            <text:p><text:span text:style-name="T2">管樂打擊社團增購樂器</text:span></text:p>
          </table:table-cell>
          <table:table-cell table:style-name="ce5" office:value-type="string" calcext:value-type="string">
            <text:p><text:span text:style-name="T2">碧華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碧華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利國際樂器有限公司</text:span></text:p>
            <text:p/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余典</text:span></text:p>
          </table:table-cell>
          <table:table-cell table:style-name="ce361" office:value-type="string" calcext:value-type="string">
            <text:p><text:span text:style-name="T2">充實學生社團設備</text:span>(<text:span text:style-name="T2">管樂樂器</text:span>)</text:p>
          </table:table-cell>
          <table:table-cell table:style-name="ce5" office:value-type="string" calcext:value-type="string">
            <text:p><text:span text:style-name="T2">鷺江國中</text:span></text:p>
          </table:table-cell>
          <table:table-cell table:style-name="ce434" office:value-type="float" office:value="150" calcext:value-type="float">
            <text:p>150 </text:p>
          </table:table-cell>
          <table:table-cell table:style-name="ce441" office:value-type="float" office:value="150" calcext:value-type="float">
            <text:p>15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鷺江國中</text:p>
          </table:table-cell>
          <table:table-cell table:style-name="ce16" office:value-type="string" calcext:value-type="string">
            <text:p><text:span text:style-name="T2">公開取得</text:span></text:p>
          </table:table-cell>
          <table:table-cell table:style-name="ce16" office:value-type="string" calcext:value-type="string">
            <text:p><text:span text:style-name="T2">偉仕育樂用品有限公司</text:span></text:p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余典</text:span></text:p>
          </table:table-cell>
          <table:table-cell table:style-name="ce362" office:value-type="string" calcext:value-type="string">
            <text:p><text:span text:style-name="T2">社團添置設備樂器</text:span></text:p>
          </table:table-cell>
          <table:table-cell table:style-name="ce5" office:value-type="string" calcext:value-type="string">
            <text:p><text:span text:style-name="T2">三重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三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利國際樂器有限公司</text:span></text:p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坤城</text:span></text:p>
          </table:table-cell>
          <table:table-cell table:style-name="ce363" office:value-type="string" calcext:value-type="string">
            <text:p><text:span text:style-name="T2">充實圖書設備</text:span>(<text:span text:style-name="T2">圖書</text:span>)</text:p>
          </table:table-cell>
          <table:table-cell table:style-name="ce5" office:value-type="string" calcext:value-type="string">
            <text:p><text:span text:style-name="T2">三重國小</text:span></text:p>
          </table:table-cell>
          <table:table-cell table:style-name="ce434" office:value-type="float" office:value="50" calcext:value-type="float">
            <text:p>50 </text:p>
          </table:table-cell>
          <table:table-cell table:style-name="ce441" office:value-type="float" office:value="50" calcext:value-type="float">
            <text:p>5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三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成陽出版社</text:span></text:p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坤城</text:span></text:p>
          </table:table-cell>
          <table:table-cell table:style-name="ce364" office:value-type="string" calcext:value-type="string">
            <text:p><text:span text:style-name="T2">國樂團增購樂器設備</text:span></text:p>
          </table:table-cell>
          <table:table-cell table:style-name="ce5" office:value-type="string" calcext:value-type="string">
            <text:p><text:span text:style-name="T2">三重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三重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勝利國際樂器有限公司</text:span></text:p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李坤城</text:span></text:p>
          </table:table-cell>
          <table:table-cell table:style-name="ce365" office:value-type="string" calcext:value-type="string">
            <text:p><text:span text:style-name="T2">國樂團增購樂器設備</text:span></text:p>
          </table:table-cell>
          <table:table-cell table:style-name="ce5" office:value-type="string" calcext:value-type="string">
            <text:p><text:span text:style-name="T2">重陽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重陽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長安樂器有限公司</text:span></text:p>
          </table:table-cell>
          <table:table-cell table:number-columns-repeated="1015"/>
        </table:table-row>
        <table:table-row table:style-name="ro129">
          <table:table-cell table:style-name="ce6" office:value-type="string" calcext:value-type="string">
            <text:p><text:span text:style-name="T2">李坤城</text:span></text:p>
          </table:table-cell>
          <table:table-cell table:style-name="ce366" office:value-type="string" calcext:value-type="string">
            <text:p><text:span text:style-name="T2">圖書館閱讀空間暨雲端教室改裝</text:span></text:p>
          </table:table-cell>
          <table:table-cell table:style-name="ce5" office:value-type="string" calcext:value-type="string">
            <text:p><text:span text:style-name="T2">三民高中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4<text:span text:style-name="T2">其他設備</text:span>-5M4001<text:span text:style-name="T2">教育局</text:span>(<text:span text:style-name="T2">處</text:span>)<text:span text:style-name="T2">其他設備</text:span>-02<text:span text:style-name="T2">環教科</text:span>-516<text:span text:style-name="T2">購置什項設備</text:span>-<text:span text:style-name="T2">補助各級學校等充實辦公設備、活動設備、各項教學設備等經費</text:span></text:p>
          </table:table-cell>
          <table:table-cell table:style-name="ce15" office:value-type="string" calcext:value-type="string">
            <text:p>三民高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朱臣企業有限公司</text:span></text:p>
          </table:table-cell>
          <table:table-cell table:number-columns-repeated="1015"/>
        </table:table-row>
        <table:table-row table:style-name="ro129">
          <table:table-cell table:style-name="ce6" office:value-type="string" calcext:value-type="string">
            <text:p><text:span text:style-name="T2">李坤城</text:span></text:p>
          </table:table-cell>
          <table:table-cell table:style-name="ce367" office:value-type="string" calcext:value-type="string">
            <text:p><text:span text:style-name="T2">購置體育器材設備</text:span>(<text:span text:style-name="T2">網球拍組</text:span>)</text:p>
          </table:table-cell>
          <table:table-cell table:style-name="ce5" office:value-type="string" calcext:value-type="string">
            <text:p><text:span text:style-name="T2">三民高中</text:span></text:p>
          </table:table-cell>
          <table:table-cell table:style-name="ce434" office:value-type="float" office:value="90" calcext:value-type="float">
            <text:p>90 </text:p>
          </table:table-cell>
          <table:table-cell table:style-name="ce441" office:value-type="float" office:value="90" calcext:value-type="float">
            <text:p>9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</table:table-cell>
          <table:table-cell table:style-name="ce15" office:value-type="string" calcext:value-type="string">
            <text:p>三民高中</text:p>
          </table:table-cell>
          <table:table-cell table:style-name="ce457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永紳國際股份有限公司</text:span></text:p>
          </table:table-cell>
          <table:table-cell table:number-columns-repeated="1015"/>
        </table:table-row>
        <table:table-row table:style-name="ro77">
          <table:table-cell table:style-name="ce6" office:value-type="string" calcext:value-type="string">
            <text:p><text:span text:style-name="T2">彭成龍</text:span></text:p>
          </table:table-cell>
          <table:table-cell table:style-name="ce368" office:value-type="string" calcext:value-type="string">
            <text:p><text:span text:style-name="T2">圖書館冷氣設備增購</text:span>(<text:span text:style-name="T2">冷氣機</text:span>)</text:p>
          </table:table-cell>
          <table:table-cell table:style-name="ce5" office:value-type="string" calcext:value-type="string">
            <text:p><text:span text:style-name="T2">樂利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樂利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元昇土木工程有限公司</text:span></text:p>
          </table:table-cell>
          <table:table-cell table:number-columns-repeated="1015"/>
        </table:table-row>
        <table:table-row table:style-name="ro55">
          <table:table-cell table:style-name="ce6" office:value-type="string" calcext:value-type="string">
            <text:p><text:span text:style-name="T2">林裔綺</text:span></text:p>
          </table:table-cell>
          <table:table-cell table:style-name="ce369" office:value-type="string" calcext:value-type="string">
            <text:p>104<text:span text:style-name="T2">年教學設備改善計畫</text:span>(<text:span text:style-name="T2">電腦、觸控螢幕等</text:span>)</text:p>
          </table:table-cell>
          <table:table-cell table:style-name="ce5" office:value-type="string" calcext:value-type="string">
            <text:p><text:span text:style-name="T2">猴硐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6" calcext:value-type="float">
            <text:p>96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</table:table-cell>
          <table:table-cell table:style-name="ce15" office:value-type="string" calcext:value-type="string">
            <text:p>猴硐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捷達數位系統股份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李倩萍</text:span></text:p>
          </table:table-cell>
          <table:table-cell table:style-name="ce370" office:value-type="string" calcext:value-type="string">
            <text:p><text:span text:style-name="T2">跳遠沙坑改善建置計畫</text:span></text:p>
          </table:table-cell>
          <table:table-cell table:style-name="ce5" office:value-type="string" calcext:value-type="string">
            <text:p><text:span text:style-name="T2">二重國中</text:span></text:p>
          </table:table-cell>
          <table:table-cell table:style-name="ce434" office:value-type="float" office:value="170" calcext:value-type="float">
            <text:p>170 </text:p>
          </table:table-cell>
          <table:table-cell table:style-name="ce441" office:value-type="float" office:value="170" calcext:value-type="float">
            <text:p>17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二重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研造室內裝修工程有限公司</text:span></text:p>
          </table:table-cell>
          <table:table-cell table:number-columns-repeated="1015"/>
        </table:table-row>
        <table:table-row table:style-name="ro130">
          <table:table-cell table:style-name="ce6" office:value-type="string" calcext:value-type="string">
            <text:p><text:span text:style-name="T2">劉哲彰</text:span></text:p>
          </table:table-cell>
          <table:table-cell table:style-name="ce371" office:value-type="string" calcext:value-type="string">
            <text:p><text:span text:style-name="T2">行進管樂、擂鼓社暨資訊設備</text:span>(<text:span text:style-name="T2">雷鼓用具、攝影記憶卡、運動攝影機、不斷電系統、資料儲存主機、就元修護、外接硬碟</text:span> <text:span text:style-name="T2">、管樂樂器</text:span>)</text:p>
          </table:table-cell>
          <table:table-cell table:style-name="ce5" office:value-type="string" calcext:value-type="string">
            <text:p><text:span text:style-name="T2">坪林國中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1" office:value-type="float" office:value="229" calcext:value-type="float">
            <text:p>229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坪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崇雅軒民俗體育用品社、燦坤、祈曜科技股份有限公司、韻特實業有限公司</text:span></text:p>
          </table:table-cell>
          <table:table-cell table:number-columns-repeated="1015"/>
        </table:table-row>
        <table:table-row table:style-name="ro131">
          <table:table-cell table:style-name="ce6" office:value-type="string" calcext:value-type="string">
            <text:p><text:span text:style-name="T2">廖筱清</text:span></text:p>
          </table:table-cell>
          <table:table-cell table:style-name="ce372" office:value-type="string" calcext:value-type="string">
            <text:p><text:span text:style-name="T2">直笛、管樂、管弦樂團設備更新</text:span></text:p>
          </table:table-cell>
          <table:table-cell table:style-name="ce5" office:value-type="string" calcext:value-type="string">
            <text:p><text:span text:style-name="T2">文山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文山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藝研國際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黃永昌</text:span></text:p>
          </table:table-cell>
          <table:table-cell table:style-name="ce373" office:value-type="string" calcext:value-type="string">
            <text:p><text:span text:style-name="T2">改善教學環境設備工程</text:span>(<text:span text:style-name="T2">地坪工程</text:span>)</text:p>
          </table:table-cell>
          <table:table-cell table:style-name="ce5" office:value-type="string" calcext:value-type="string">
            <text:p><text:span text:style-name="T2">信義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99" calcext:value-type="float">
            <text:p>99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信義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佳世居工程行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鄭金隆</text:span></text:p>
          </table:table-cell>
          <table:table-cell table:style-name="ce374" office:value-type="string" calcext:value-type="string">
            <text:p><text:span text:style-name="T2">武術隊器材添購</text:span>(<text:span text:style-name="T2">階梯式蹲舉架</text:span>)</text:p>
          </table:table-cell>
          <table:table-cell table:style-name="ce5" office:value-type="string" calcext:value-type="string">
            <text:p><text:span text:style-name="T2">鷺江國中</text:span></text:p>
          </table:table-cell>
          <table:table-cell table:style-name="ce434" office:value-type="float" office:value="95" calcext:value-type="float">
            <text:p>95 </text:p>
          </table:table-cell>
          <table:table-cell table:style-name="ce441" office:value-type="float" office:value="95" calcext:value-type="float">
            <text:p>95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</table:table-cell>
          <table:table-cell table:style-name="ce15" office:value-type="string" calcext:value-type="string">
            <text:p>鷺江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科正國際健康事業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鄭金隆</text:span></text:p>
          </table:table-cell>
          <table:table-cell table:style-name="ce375" office:value-type="string" calcext:value-type="string">
            <text:p><text:span text:style-name="T2">改善內網球場運動訓練環境</text:span></text:p>
          </table:table-cell>
          <table:table-cell table:style-name="ce5" office:value-type="string" calcext:value-type="string">
            <text:p><text:span text:style-name="T2">光榮國小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光榮國小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立勝工業股份有限公司</text:span></text:p>
          </table:table-cell>
          <table:table-cell table:number-columns-repeated="1015"/>
        </table:table-row>
        <table:table-row table:style-name="ro132">
          <table:table-cell table:style-name="ce6" office:value-type="string" calcext:value-type="string">
            <text:p><text:span text:style-name="T2">陳儀君</text:span></text:p>
          </table:table-cell>
          <table:table-cell table:style-name="ce376" office:value-type="string" calcext:value-type="string">
            <text:p><text:span text:style-name="T2">行進管樂、直排輪設備擴充</text:span></text:p>
          </table:table-cell>
          <table:table-cell table:style-name="ce5" office:value-type="string" calcext:value-type="string">
            <text:p><text:span text:style-name="T2">坪林國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</text:span></text:p>
            <text:p><text:span text:style-name="T2">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坪林國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韻特實業有限公司、肇汎企業有限公司</text:span></text:p>
            <text:p/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羅文崇</text:span></text:p>
          </table:table-cell>
          <table:table-cell table:style-name="ce377" office:value-type="string" calcext:value-type="string">
            <text:p><text:span text:style-name="T2">力行體育館活動空間改善</text:span>(<text:span text:style-name="T2">地皮整理架高地板</text:span>)</text:p>
          </table:table-cell>
          <table:table-cell table:style-name="ce5" office:value-type="string" calcext:value-type="string">
            <text:p><text:span text:style-name="T2">永和國中</text:span></text:p>
          </table:table-cell>
          <table:table-cell table:style-name="ce434" office:value-type="float" office:value="654.7" calcext:value-type="float">
            <text:p>655 </text:p>
          </table:table-cell>
          <table:table-cell table:style-name="ce441" office:value-type="float" office:value="655" calcext:value-type="float">
            <text:p>655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永和國中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宇昌土木包工業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游輝</text:span></text:p>
          </table:table-cell>
          <table:table-cell table:style-name="ce378" office:value-type="string" calcext:value-type="string">
            <text:p><text:span text:style-name="T2">圖書館鋁門窗更新工程</text:span>(<text:span text:style-name="T2">鋁門窗</text:span>)</text:p>
          </table:table-cell>
          <table:table-cell table:style-name="ce5" office:value-type="string" calcext:value-type="string">
            <text:p><text:span text:style-name="T2">景新國小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1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景新國小</text:p>
          </table:table-cell>
          <table:table-cell table:style-name="ce458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澳亞室內裝修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陳鴻源</text:span></text:p>
          </table:table-cell>
          <table:table-cell table:style-name="ce379" office:value-type="string" calcext:value-type="string">
            <text:p><text:span text:style-name="T2">遊樂器材地墊更新</text:span></text:p>
          </table:table-cell>
          <table:table-cell table:style-name="ce5" office:value-type="string" calcext:value-type="string">
            <text:p><text:span text:style-name="T2">永平國小</text:span></text:p>
          </table:table-cell>
          <table:table-cell table:style-name="ce434" office:value-type="float" office:value="412.2" calcext:value-type="float">
            <text:p>412 </text:p>
          </table:table-cell>
          <table:table-cell table:style-name="ce441" office:value-type="float" office:value="412" calcext:value-type="float">
            <text:p>412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永平國小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統旭有限公司</text:span></text:p>
          </table:table-cell>
          <table:table-cell table:number-columns-repeated="1015"/>
        </table:table-row>
        <table:table-row table:style-name="ro128">
          <table:table-cell table:style-name="ce6" office:value-type="string" calcext:value-type="string">
            <text:p><text:span text:style-name="T2">張晉婷</text:span></text:p>
          </table:table-cell>
          <table:table-cell table:style-name="ce380" office:value-type="string" calcext:value-type="string">
            <text:p><text:span text:style-name="T2">管樂團樂器採購</text:span></text:p>
          </table:table-cell>
          <table:table-cell table:style-name="ce5" office:value-type="string" calcext:value-type="string">
            <text:p><text:span text:style-name="T2">成州國小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1" office:value-type="float" office:value="500" calcext:value-type="float">
            <text:p>5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成州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功學社音樂中心股份有限公司</text:span></text:p>
          </table:table-cell>
          <table:table-cell table:number-columns-repeated="1015"/>
        </table:table-row>
        <table:table-row table:style-name="ro133">
          <table:table-cell table:style-name="ce6" office:value-type="string" calcext:value-type="string">
            <text:p><text:span text:style-name="T2">邱烽堯</text:span></text:p>
          </table:table-cell>
          <table:table-cell table:style-name="ce381" office:value-type="string" calcext:value-type="string">
            <text:p><text:span text:style-name="T2">改善體育教學環境及設備</text:span>(<text:span text:style-name="T2">桌球教室整修、韻律教室整修、史密斯訓練機、器材推車、製冰機冷卻回收工程、冷器、投影機</text:span>)</text:p>
          </table:table-cell>
          <table:table-cell table:style-name="ce5" office:value-type="string" calcext:value-type="string">
            <text:p><text:span text:style-name="T2">自強國中</text:span></text:p>
          </table:table-cell>
          <table:table-cell table:style-name="ce434" office:value-type="float" office:value="319" calcext:value-type="float">
            <text:p>319 </text:p>
          </table:table-cell>
          <table:table-cell table:style-name="ce441" office:value-type="float" office:value="319" calcext:value-type="float">
            <text:p>319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</text:p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自強國中</text:p>
          </table:table-cell>
          <table:table-cell table:style-name="ce16" office:value-type="string" calcext:value-type="string">
            <text:p><text:span text:style-name="T2">共同供應契約、逕洽廠商</text:span></text:p>
          </table:table-cell>
          <table:table-cell table:style-name="ce16" office:value-type="string" calcext:value-type="string">
            <text:p><text:span text:style-name="T2">圳朗土木、土鑫科技、科正國際、三進車輪行、偉峻電器、大同、鴻詮機器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邱烽堯</text:span></text:p>
          </table:table-cell>
          <table:table-cell table:style-name="ce382" office:value-type="string" calcext:value-type="string">
            <text:p><text:span text:style-name="T2">改善及充實教學環境設備</text:span>-<text:span text:style-name="T2">圖書館改造</text:span>(<text:span text:style-name="T2">圖書館工程</text:span>)</text:p>
          </table:table-cell>
          <table:table-cell table:style-name="ce5" office:value-type="string" calcext:value-type="string">
            <text:p><text:span text:style-name="T2">景新國小</text:span></text:p>
          </table:table-cell>
          <table:table-cell table:style-name="ce434" office:value-type="float" office:value="500" calcext:value-type="float">
            <text:p>500 </text:p>
          </table:table-cell>
          <table:table-cell table:style-name="ce441" office:value-type="float" office:value="500" calcext:value-type="float">
            <text:p>500 </text:p>
          </table:table-cell>
          <table:table-cell table:style-name="ce446" office:value-type="string" calcext:value-type="string">
            <text:p>5M<text:span text:style-name="T2">建築及設備計畫</text:span>-5M4<text:span text:style-name="T2">其他設備計畫</text:span>-5M400102<text:span text:style-name="T2">環教科</text:span>-5-<text:span text:style-name="T2">購建固定資產、無形資產及非理財目的長期投資</text:span>-516<text:span text:style-name="T2">購置什項設備</text:span>-<text:span text:style-name="T2">補助各級學校等充實辦公設備、活動設備、各項教學設備等</text:span></text:p>
          </table:table-cell>
          <table:table-cell table:style-name="ce15" office:value-type="string" calcext:value-type="string">
            <text:p>景新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澳亞室內裝修有限公司</text:span></text:p>
          </table:table-cell>
          <table:table-cell table:number-columns-repeated="1015"/>
        </table:table-row>
        <table:table-row table:style-name="ro91">
          <table:table-cell table:style-name="ce6" office:value-type="string" calcext:value-type="string">
            <text:p><text:span text:style-name="T2">邱烽堯</text:span></text:p>
          </table:table-cell>
          <table:table-cell table:style-name="ce383" office:value-type="string" calcext:value-type="string">
            <text:p><text:span text:style-name="T2">弦樂團中提琴採購</text:span></text:p>
          </table:table-cell>
          <table:table-cell table:style-name="ce5" office:value-type="string" calcext:value-type="string">
            <text:p><text:span text:style-name="T2">積穗國小</text:span></text:p>
          </table:table-cell>
          <table:table-cell table:style-name="ce434" office:value-type="float" office:value="200" calcext:value-type="float">
            <text:p>200 </text:p>
          </table:table-cell>
          <table:table-cell table:style-name="ce441" office:value-type="float" office:value="200" calcext:value-type="float">
            <text:p>2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積穗國小</text:p>
          </table:table-cell>
          <table:table-cell table:style-name="ce16" office:value-type="string" calcext:value-type="string">
            <text:p><text:span text:style-name="T2">公開取得報價單或企劃書</text:span></text:p>
          </table:table-cell>
          <table:table-cell table:style-name="ce16" office:value-type="string" calcext:value-type="string">
            <text:p><text:span text:style-name="T2">美聲文教企業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林秀惠</text:span></text:p>
          </table:table-cell>
          <table:table-cell table:style-name="ce384" office:value-type="string" calcext:value-type="string">
            <text:p><text:span text:style-name="T2">圖書館設備改善</text:span>(<text:span text:style-name="T2">攝影設備、防潮箱等</text:span>)</text:p>
          </table:table-cell>
          <table:table-cell table:style-name="ce5" office:value-type="string" calcext:value-type="string">
            <text:p><text:span text:style-name="T2">錦和高中</text:span></text:p>
          </table:table-cell>
          <table:table-cell table:style-name="ce434" office:value-type="float" office:value="100" calcext:value-type="float">
            <text:p>100 </text:p>
          </table:table-cell>
          <table:table-cell table:style-name="ce441" office:value-type="float" office:value="100" calcext:value-type="float">
            <text:p>100 </text:p>
          </table:table-cell>
          <table:table-cell table:style-name="ce446" office:value-type="string" calcext:value-type="string">
            <text:p>5M4<text:span text:style-name="T2">其他設備</text:span>-5M4001<text:span text:style-name="T2">教育局</text:span>(<text:span text:style-name="T2">處</text:span>)<text:span text:style-name="T2">其他設備</text:span>-02<text:span text:style-name="T2">環教科</text:span>-516<text:span text:style-name="T2">購置什項設備</text:span>-<text:span text:style-name="T2">補助各級學校等充實辦公設備、活動設備、各項教學設備等經費</text:span></text:p>
          </table:table-cell>
          <table:table-cell table:style-name="ce15" office:value-type="string" calcext:value-type="string">
            <text:p>錦和高中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聖伯企業有限公司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白珮茹</text:span></text:p>
          </table:table-cell>
          <table:table-cell table:style-name="ce385" office:value-type="string" calcext:value-type="string">
            <text:p><text:span text:style-name="T2">遊樂器材地墊更新</text:span>(<text:span text:style-name="T2">室內打擊網到工程</text:span>)</text:p>
          </table:table-cell>
          <table:table-cell table:style-name="ce5" office:value-type="string" calcext:value-type="string">
            <text:p><text:span text:style-name="T2">汐止國小</text:span></text:p>
          </table:table-cell>
          <table:table-cell table:style-name="ce434" office:value-type="float" office:value="140.4" calcext:value-type="float">
            <text:p>140 </text:p>
          </table:table-cell>
          <table:table-cell table:style-name="ce441" office:value-type="float" office:value="140" calcext:value-type="float">
            <text:p>14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汐止國小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信全幼教用品社</text:span></text:p>
          </table:table-cell>
          <table:table-cell table:number-columns-repeated="1015"/>
        </table:table-row>
        <table:table-row table:style-name="ro51">
          <table:table-cell table:style-name="ce6" office:value-type="string" calcext:value-type="string">
            <text:p><text:span text:style-name="T2">沈發惠</text:span></text:p>
          </table:table-cell>
          <table:table-cell table:style-name="ce386" office:value-type="string" calcext:value-type="string">
            <text:p><text:span text:style-name="T2">棒球隊訓練設備</text:span></text:p>
          </table:table-cell>
          <table:table-cell table:style-name="ce5" office:value-type="string" calcext:value-type="string">
            <text:p><text:span text:style-name="T2">秀峰高中</text:span></text:p>
          </table:table-cell>
          <table:table-cell table:style-name="ce434" office:value-type="float" office:value="260" calcext:value-type="float">
            <text:p>260 </text:p>
          </table:table-cell>
          <table:table-cell table:style-name="ce441" office:value-type="float" office:value="260" calcext:value-type="float">
            <text:p>260 </text:p>
          </table:table-cell>
          <table:table-cell table:style-name="ce446" office:value-type="string" calcext:value-type="string">
            <text:p>5M<text:span text:style-name="T2">建築及設備計畫</text:span>-5M2<text:span text:style-name="T2">營建及修建工程計畫</text:span>-5M200102<text:span text:style-name="T2">環教科</text:span>-5-<text:span text:style-name="T2">購建固定資產、無形資產及長期投資</text:span>-513<text:span text:style-name="T2">擴充改良房屋建築及設備</text:span>-<text:span text:style-name="T2">補助各級學校等廁所及校舍修繕、各項活動設施及環境改善等</text:span></text:p>
          </table:table-cell>
          <table:table-cell table:style-name="ce15" office:value-type="string" calcext:value-type="string">
            <text:p>秀峰高中</text:p>
          </table:table-cell>
          <table:table-cell table:style-name="ce16" office:value-type="string" calcext:value-type="string">
            <text:p><text:span text:style-name="T2">公開取得企劃書</text:span></text:p>
          </table:table-cell>
          <table:table-cell table:style-name="ce16" office:value-type="string" calcext:value-type="string">
            <text:p><text:span text:style-name="T2">高群運動事業有限公司</text:span></text:p>
          </table:table-cell>
          <table:table-cell table:number-columns-repeated="1015"/>
        </table:table-row>
        <table:table-row table:style-name="ro87">
          <table:table-cell table:style-name="ce6" office:value-type="string" calcext:value-type="string">
            <text:p><text:span text:style-name="T2">張瑞山</text:span></text:p>
          </table:table-cell>
          <table:table-cell table:style-name="ce387" office:value-type="string" calcext:value-type="string">
            <text:p><text:span text:style-name="T2">音樂校隊培訓</text:span>(<text:span text:style-name="T2">管樂樂器</text:span>)</text:p>
          </table:table-cell>
          <table:table-cell table:style-name="ce5" office:value-type="string" calcext:value-type="string">
            <text:p><text:span text:style-name="T2">中和國中</text:span></text:p>
          </table:table-cell>
          <table:table-cell table:style-name="ce434" office:value-type="float" office:value="300" calcext:value-type="float">
            <text:p>300 </text:p>
          </table:table-cell>
          <table:table-cell table:style-name="ce441" office:value-type="float" office:value="300" calcext:value-type="float">
            <text:p>300 </text:p>
          </table:table-cell>
          <table:table-cell table:style-name="ce446" office:value-type="string" calcext:value-type="string">
            <text:p>104<text:span text:style-name="T2">年地方教育發展基金</text:span>-5M<text:span text:style-name="T2">建築及設備計畫</text:span>-5M4<text:span text:style-name="T2">其他設備計畫</text:span>-5M400102<text:span text:style-name="T2">環教科</text:span>-5<text:span text:style-name="T2">購建固定資產、無形資產及長期投資</text:span>-516<text:span text:style-name="T2">購置什項設備</text:span>-<text:span text:style-name="T2">補助各級學校充實辦公設備、活動設備、各項教學設備相關經費</text:span></text:p>
          </table:table-cell>
          <table:table-cell table:style-name="ce15" office:value-type="string" calcext:value-type="string">
            <text:p>中和國中</text:p>
          </table:table-cell>
          <table:table-cell table:style-name="ce16" office:value-type="string" calcext:value-type="string">
            <text:p><text:span text:style-name="T2">公開取得</text:span></text:p>
          </table:table-cell>
          <table:table-cell table:style-name="ce16" office:value-type="string" calcext:value-type="string">
            <text:p><text:span text:style-name="T2">功學社音樂中心股份有限公司</text:span></text:p>
          </table:table-cell>
          <table:table-cell table:number-columns-repeated="1015"/>
        </table:table-row>
        <table:table-row table:style-name="ro98">
          <table:table-cell table:style-name="ce6" office:value-type="string" calcext:value-type="string">
            <text:p><text:span text:style-name="T2">鄭戴麗香</text:span></text:p>
          </table:table-cell>
          <table:table-cell table:style-name="ce388" office:value-type="string" calcext:value-type="string">
            <text:p><text:span text:style-name="T2">石門區阿里荖溪上游護岸整治工程</text:span></text:p>
          </table:table-cell>
          <table:table-cell table:style-name="ce5" office:value-type="string" calcext:value-type="string">
            <text:p><text:span text:style-name="T2">石門區</text:span></text:p>
          </table:table-cell>
          <table:table-cell table:number-columns-repeated="2" table:style-name="ce439" office:value-type="float" office:value="3931" calcext:value-type="float">
            <text:p>3931 </text:p>
          </table:table-cell>
          <table:table-cell table:style-name="ce445" office:value-type="string" calcext:value-type="string">
            <text:p><text:span text:style-name="T2">農漁業工程及管理業務</text:span>-<text:span text:style-name="T2">農業環境改善工程</text:span>-<text:span text:style-name="T2">設備及投資</text:span></text:p>
          </table:table-cell>
          <table:table-cell table:style-name="ce16" office:value-type="string" calcext:value-type="string">
            <text:p><text:span text:style-name="T2">農業局</text:span></text:p>
          </table:table-cell>
          <table:table-cell table:style-name="ce16" office:value-type="string" calcext:value-type="string">
            <text:p><text:span text:style-name="T2">公開招標</text:span></text:p>
          </table:table-cell>
          <table:table-cell table:style-name="ce16" office:value-type="string" calcext:value-type="string">
            <text:p><text:span text:style-name="T2">泉億營造有限公司</text:span></text:p>
          </table:table-cell>
          <table:table-cell table:number-columns-repeated="1015"/>
        </table:table-row>
        <table:table-row table:style-name="ro20">
          <table:table-cell table:style-name="ce6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板橋分局購冷氣機</text:span>2<text:span text:style-name="T2">臺</text:span></text:p>
          </table:table-cell>
          <table:table-cell table:style-name="ce5" office:value-type="string" calcext:value-type="string">
            <text:p><text:span text:style-name="T2">板橋分局</text:span></text:p>
          </table:table-cell>
          <table:table-cell table:number-columns-repeated="2" table:style-name="ce440" office:value-type="float" office:value="136" calcext:value-type="float">
            <text:p>136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板橋分局</text:span></text:p>
          </table:table-cell>
          <table:table-cell table:style-name="ce445" office:value-type="string" calcext:value-type="string">
            <text:p><text:span text:style-name="T2">公開取得報價單</text:span></text:p>
          </table:table-cell>
          <table:table-cell table:style-name="ce445" office:value-type="string" calcext:value-type="string">
            <text:p><text:span text:style-name="T2">精陞工程有限公司</text:span>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<text:span text:style-name="T2">曾煥嘉</text:span></text:p>
          </table:table-cell>
          <table:table-cell table:style-name="ce5" office:value-type="string" calcext:value-type="string">
            <text:p><text:span text:style-name="T2">板橋分局購偵防器材</text:span>(<text:span text:style-name="T2">監控主機、針孔攝影機等</text:span>)</text:p>
          </table:table-cell>
          <table:table-cell table:style-name="ce5" office:value-type="string" calcext:value-type="string">
            <text:p><text:span text:style-name="T2">板橋分局</text:span></text:p>
          </table:table-cell>
          <table:table-cell table:number-columns-repeated="2" table:style-name="ce440" office:value-type="float" office:value="152" calcext:value-type="float">
            <text:p>152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板橋分局</text:span></text:p>
          </table:table-cell>
          <table:table-cell table:style-name="ce445" office:value-type="string" calcext:value-type="string">
            <text:p><text:span text:style-name="T2">公開取得報價單</text:span></text:p>
          </table:table-cell>
          <table:table-cell table:style-name="ce445" office:value-type="string" calcext:value-type="string">
            <text:p><text:span text:style-name="T2">幼翔企業有限公司</text:span></text:p>
          </table:table-cell>
          <table:table-cell table:number-columns-repeated="1015"/>
        </table:table-row>
        <table:table-row table:style-name="ro106">
          <table:table-cell table:style-name="ce6" office:value-type="string" calcext:value-type="string">
            <text:p><text:span text:style-name="T2">何淑峯</text:span></text:p>
          </table:table-cell>
          <table:table-cell table:style-name="ce5" office:value-type="string" calcext:value-type="string">
            <text:p><text:span text:style-name="T2">新莊分局購置多媒體遠端監控錄影設備</text:span></text:p>
          </table:table-cell>
          <table:table-cell table:style-name="ce5" office:value-type="string" calcext:value-type="string">
            <text:p><text:span text:style-name="T2">新莊分局</text:span></text:p>
          </table:table-cell>
          <table:table-cell table:number-columns-repeated="2" table:style-name="ce440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新莊分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萬事通科技有限公司</text:span></text:p>
          </table:table-cell>
          <table:table-cell table:number-columns-repeated="1015"/>
        </table:table-row>
        <table:table-row table:style-name="ro134">
          <table:table-cell table:style-name="ce6" office:value-type="string" calcext:value-type="string">
            <text:p><text:span text:style-name="T2">何淑峯</text:span></text:p>
          </table:table-cell>
          <table:table-cell table:style-name="ce5" office:value-type="string" calcext:value-type="string">
            <text:p><text:span text:style-name="T2">新莊分局購置</text:span>Q5004K<text:span text:style-name="T2">空拍機</text:span>2<text:span text:style-name="T2">台</text:span></text:p>
          </table:table-cell>
          <table:table-cell table:style-name="ce5" office:value-type="string" calcext:value-type="string">
            <text:p><text:span text:style-name="T2">新莊分局</text:span></text:p>
          </table:table-cell>
          <table:table-cell table:number-columns-repeated="2" table:style-name="ce440" office:value-type="float" office:value="99" calcext:value-type="float">
            <text:p>99 </text:p>
          </table:table-cell>
          <table:table-cell table:style-name="ce445" office:value-type="string" calcext:value-type="string">
            <text:p><text:span text:style-name="T2">一般建築及設備</text:span>-<text:span text:style-name="T2">建築及設備</text:span>-<text:span text:style-name="T2">設備及投資</text:span></text:p>
          </table:table-cell>
          <table:table-cell table:style-name="ce16" office:value-type="string" calcext:value-type="string">
            <text:p><text:span text:style-name="T2">新莊分局</text:span></text:p>
          </table:table-cell>
          <table:table-cell table:style-name="ce16" office:value-type="string" calcext:value-type="string">
            <text:p><text:span text:style-name="T2">逕洽廠商</text:span></text:p>
          </table:table-cell>
          <table:table-cell table:style-name="ce16" office:value-type="string" calcext:value-type="string">
            <text:p><text:span text:style-name="T2">全通企業行</text:span></text:p>
          </table:table-cell>
          <table:table-cell table:number-columns-repeated="1015"/>
        </table:table-row>
        <table:table-row table:style-name="ro135" table:number-rows-repeated="1047814">
          <table:table-cell table:number-columns-repeated="1024"/>
        </table:table-row>
        <table:table-row table:style-name="ro135">
          <table:table-cell table:number-columns-repeated="1024"/>
        </table:table-row>
        <calcext:conditional-formats>
          <calcext:conditional-format calcext:target-range-address="'7-12月_'.B285:'7-12月_'.B285">
            <calcext:condition calcext:apply-style-name="cf1" calcext:value="formula-is(msoxl:AND(COUNTIF([.$B$285:.$B$285], [.B285])&gt;1,NOT(ISBLANK([.B285]))))" calcext:base-cell-address="'7-12月_'.B285"/>
            <calcext:condition calcext:apply-style-name="cf2" calcext:value="formula-is(msoxl:AND(COUNTIF([.$B$285:.$B$285], [.B285])&gt;1,NOT(ISBLANK([.B285]))))" calcext:base-cell-address="'7-12月_'.B285"/>
            <calcext:condition calcext:apply-style-name="cf3" calcext:value="formula-is(msoxl:AND(COUNTIF([.$B$285:.$B$285], [.B285])&gt;1,NOT(ISBLANK([.B285]))))" calcext:base-cell-address="'7-12月_'.B285"/>
            <calcext:condition calcext:apply-style-name="cf4" calcext:value="formula-is(msoxl:AND(COUNTIF([.$B$285:.$B$285], [.B285])&gt;1,NOT(ISBLANK([.B285]))))" calcext:base-cell-address="'7-12月_'.B285"/>
            <calcext:condition calcext:apply-style-name="cf5" calcext:value="formula-is(msoxl:AND(COUNTIF([.$B$285:.$B$285], [.B285])&gt;1,NOT(ISBLANK([.B285]))))" calcext:base-cell-address="'7-12月_'.B285"/>
          </calcext:conditional-format>
          <calcext:conditional-format calcext:target-range-address="'7-12月_'.B286:'7-12月_'.B286">
            <calcext:condition calcext:apply-style-name="cf1" calcext:value="formula-is(msoxl:AND(COUNTIF([.$B$286:.$B$286], [.B286])&gt;1,NOT(ISBLANK([.B286]))))" calcext:base-cell-address="'7-12月_'.B286"/>
            <calcext:condition calcext:apply-style-name="cf2" calcext:value="formula-is(msoxl:AND(COUNTIF([.$B$286:.$B$286], [.B286])&gt;1,NOT(ISBLANK([.B286]))))" calcext:base-cell-address="'7-12月_'.B286"/>
            <calcext:condition calcext:apply-style-name="cf3" calcext:value="formula-is(msoxl:AND(COUNTIF([.$B$286:.$B$286], [.B286])&gt;1,NOT(ISBLANK([.B286]))))" calcext:base-cell-address="'7-12月_'.B286"/>
            <calcext:condition calcext:apply-style-name="cf4" calcext:value="formula-is(msoxl:AND(COUNTIF([.$B$286:.$B$286], [.B286])&gt;1,NOT(ISBLANK([.B286]))))" calcext:base-cell-address="'7-12月_'.B286"/>
            <calcext:condition calcext:apply-style-name="cf5" calcext:value="formula-is(msoxl:AND(COUNTIF([.$B$286:.$B$286], [.B286])&gt;1,NOT(ISBLANK([.B286]))))" calcext:base-cell-address="'7-12月_'.B286"/>
          </calcext:conditional-format>
          <calcext:conditional-format calcext:target-range-address="'7-12月_'.B287:'7-12月_'.B287">
            <calcext:condition calcext:apply-style-name="cf1" calcext:value="formula-is(msoxl:AND(COUNTIF([.$B$287:.$B$287], [.B287])&gt;1,NOT(ISBLANK([.B287]))))" calcext:base-cell-address="'7-12月_'.B287"/>
            <calcext:condition calcext:apply-style-name="cf2" calcext:value="formula-is(msoxl:AND(COUNTIF([.$B$287:.$B$287], [.B287])&gt;1,NOT(ISBLANK([.B287]))))" calcext:base-cell-address="'7-12月_'.B287"/>
            <calcext:condition calcext:apply-style-name="cf3" calcext:value="formula-is(msoxl:AND(COUNTIF([.$B$287:.$B$287], [.B287])&gt;1,NOT(ISBLANK([.B287]))))" calcext:base-cell-address="'7-12月_'.B287"/>
            <calcext:condition calcext:apply-style-name="cf4" calcext:value="formula-is(msoxl:AND(COUNTIF([.$B$287:.$B$287], [.B287])&gt;1,NOT(ISBLANK([.B287]))))" calcext:base-cell-address="'7-12月_'.B287"/>
            <calcext:condition calcext:apply-style-name="cf5" calcext:value="formula-is(msoxl:AND(COUNTIF([.$B$287:.$B$287], [.B287])&gt;1,NOT(ISBLANK([.B287]))))" calcext:base-cell-address="'7-12月_'.B287"/>
          </calcext:conditional-format>
          <calcext:conditional-format calcext:target-range-address="'7-12月_'.B288:'7-12月_'.B288">
            <calcext:condition calcext:apply-style-name="cf1" calcext:value="formula-is(msoxl:AND(COUNTIF([.$B$288:.$B$288], [.B288])&gt;1,NOT(ISBLANK([.B288]))))" calcext:base-cell-address="'7-12月_'.B288"/>
            <calcext:condition calcext:apply-style-name="cf2" calcext:value="formula-is(msoxl:AND(COUNTIF([.$B$288:.$B$288], [.B288])&gt;1,NOT(ISBLANK([.B288]))))" calcext:base-cell-address="'7-12月_'.B288"/>
            <calcext:condition calcext:apply-style-name="cf3" calcext:value="formula-is(msoxl:AND(COUNTIF([.$B$288:.$B$288], [.B288])&gt;1,NOT(ISBLANK([.B288]))))" calcext:base-cell-address="'7-12月_'.B288"/>
            <calcext:condition calcext:apply-style-name="cf4" calcext:value="formula-is(msoxl:AND(COUNTIF([.$B$288:.$B$288], [.B288])&gt;1,NOT(ISBLANK([.B288]))))" calcext:base-cell-address="'7-12月_'.B288"/>
            <calcext:condition calcext:apply-style-name="cf5" calcext:value="formula-is(msoxl:AND(COUNTIF([.$B$288:.$B$288], [.B288])&gt;1,NOT(ISBLANK([.B288]))))" calcext:base-cell-address="'7-12月_'.B288"/>
          </calcext:conditional-format>
          <calcext:conditional-format calcext:target-range-address="'7-12月_'.B289:'7-12月_'.B289">
            <calcext:condition calcext:apply-style-name="cf1" calcext:value="formula-is(msoxl:AND(COUNTIF([.$B$289:.$B$289], [.B289])&gt;1,NOT(ISBLANK([.B289]))))" calcext:base-cell-address="'7-12月_'.B289"/>
            <calcext:condition calcext:apply-style-name="cf2" calcext:value="formula-is(msoxl:AND(COUNTIF([.$B$289:.$B$289], [.B289])&gt;1,NOT(ISBLANK([.B289]))))" calcext:base-cell-address="'7-12月_'.B289"/>
            <calcext:condition calcext:apply-style-name="cf3" calcext:value="formula-is(msoxl:AND(COUNTIF([.$B$289:.$B$289], [.B289])&gt;1,NOT(ISBLANK([.B289]))))" calcext:base-cell-address="'7-12月_'.B289"/>
            <calcext:condition calcext:apply-style-name="cf4" calcext:value="formula-is(msoxl:AND(COUNTIF([.$B$289:.$B$289], [.B289])&gt;1,NOT(ISBLANK([.B289]))))" calcext:base-cell-address="'7-12月_'.B289"/>
            <calcext:condition calcext:apply-style-name="cf5" calcext:value="formula-is(msoxl:AND(COUNTIF([.$B$289:.$B$289], [.B289])&gt;1,NOT(ISBLANK([.B289]))))" calcext:base-cell-address="'7-12月_'.B289"/>
          </calcext:conditional-format>
          <calcext:conditional-format calcext:target-range-address="'7-12月_'.B290:'7-12月_'.B290">
            <calcext:condition calcext:apply-style-name="cf1" calcext:value="formula-is(msoxl:AND(COUNTIF([.$B$290:.$B$290], [.B290])&gt;1,NOT(ISBLANK([.B290]))))" calcext:base-cell-address="'7-12月_'.B290"/>
            <calcext:condition calcext:apply-style-name="cf2" calcext:value="formula-is(msoxl:AND(COUNTIF([.$B$290:.$B$290], [.B290])&gt;1,NOT(ISBLANK([.B290]))))" calcext:base-cell-address="'7-12月_'.B290"/>
            <calcext:condition calcext:apply-style-name="cf3" calcext:value="formula-is(msoxl:AND(COUNTIF([.$B$290:.$B$290], [.B290])&gt;1,NOT(ISBLANK([.B290]))))" calcext:base-cell-address="'7-12月_'.B290"/>
            <calcext:condition calcext:apply-style-name="cf4" calcext:value="formula-is(msoxl:AND(COUNTIF([.$B$290:.$B$290], [.B290])&gt;1,NOT(ISBLANK([.B290]))))" calcext:base-cell-address="'7-12月_'.B290"/>
            <calcext:condition calcext:apply-style-name="cf5" calcext:value="formula-is(msoxl:AND(COUNTIF([.$B$290:.$B$290], [.B290])&gt;1,NOT(ISBLANK([.B290]))))" calcext:base-cell-address="'7-12月_'.B290"/>
          </calcext:conditional-format>
          <calcext:conditional-format calcext:target-range-address="'7-12月_'.B291:'7-12月_'.B291">
            <calcext:condition calcext:apply-style-name="cf1" calcext:value="formula-is(msoxl:AND(COUNTIF([.$B$291:.$B$291], [.B291])&gt;1,NOT(ISBLANK([.B291]))))" calcext:base-cell-address="'7-12月_'.B291"/>
            <calcext:condition calcext:apply-style-name="cf2" calcext:value="formula-is(msoxl:AND(COUNTIF([.$B$291:.$B$291], [.B291])&gt;1,NOT(ISBLANK([.B291]))))" calcext:base-cell-address="'7-12月_'.B291"/>
            <calcext:condition calcext:apply-style-name="cf3" calcext:value="formula-is(msoxl:AND(COUNTIF([.$B$291:.$B$291], [.B291])&gt;1,NOT(ISBLANK([.B291]))))" calcext:base-cell-address="'7-12月_'.B291"/>
            <calcext:condition calcext:apply-style-name="cf4" calcext:value="formula-is(msoxl:AND(COUNTIF([.$B$291:.$B$291], [.B291])&gt;1,NOT(ISBLANK([.B291]))))" calcext:base-cell-address="'7-12月_'.B291"/>
            <calcext:condition calcext:apply-style-name="cf5" calcext:value="formula-is(msoxl:AND(COUNTIF([.$B$291:.$B$291], [.B291])&gt;1,NOT(ISBLANK([.B291]))))" calcext:base-cell-address="'7-12月_'.B291"/>
          </calcext:conditional-format>
          <calcext:conditional-format calcext:target-range-address="'7-12月_'.B292:'7-12月_'.B292">
            <calcext:condition calcext:apply-style-name="cf1" calcext:value="formula-is(msoxl:AND(COUNTIF([.$B$292:.$B$292], [.B292])&gt;1,NOT(ISBLANK([.B292]))))" calcext:base-cell-address="'7-12月_'.B292"/>
            <calcext:condition calcext:apply-style-name="cf2" calcext:value="formula-is(msoxl:AND(COUNTIF([.$B$292:.$B$292], [.B292])&gt;1,NOT(ISBLANK([.B292]))))" calcext:base-cell-address="'7-12月_'.B292"/>
            <calcext:condition calcext:apply-style-name="cf3" calcext:value="formula-is(msoxl:AND(COUNTIF([.$B$292:.$B$292], [.B292])&gt;1,NOT(ISBLANK([.B292]))))" calcext:base-cell-address="'7-12月_'.B292"/>
            <calcext:condition calcext:apply-style-name="cf4" calcext:value="formula-is(msoxl:AND(COUNTIF([.$B$292:.$B$292], [.B292])&gt;1,NOT(ISBLANK([.B292]))))" calcext:base-cell-address="'7-12月_'.B292"/>
            <calcext:condition calcext:apply-style-name="cf5" calcext:value="formula-is(msoxl:AND(COUNTIF([.$B$292:.$B$292], [.B292])&gt;1,NOT(ISBLANK([.B292]))))" calcext:base-cell-address="'7-12月_'.B292"/>
          </calcext:conditional-format>
          <calcext:conditional-format calcext:target-range-address="'7-12月_'.B293:'7-12月_'.B293">
            <calcext:condition calcext:apply-style-name="cf1" calcext:value="formula-is(msoxl:AND(COUNTIF([.$B$293:.$B$293], [.B293])&gt;1,NOT(ISBLANK([.B293]))))" calcext:base-cell-address="'7-12月_'.B293"/>
            <calcext:condition calcext:apply-style-name="cf2" calcext:value="formula-is(msoxl:AND(COUNTIF([.$B$293:.$B$293], [.B293])&gt;1,NOT(ISBLANK([.B293]))))" calcext:base-cell-address="'7-12月_'.B293"/>
            <calcext:condition calcext:apply-style-name="cf3" calcext:value="formula-is(msoxl:AND(COUNTIF([.$B$293:.$B$293], [.B293])&gt;1,NOT(ISBLANK([.B293]))))" calcext:base-cell-address="'7-12月_'.B293"/>
            <calcext:condition calcext:apply-style-name="cf4" calcext:value="formula-is(msoxl:AND(COUNTIF([.$B$293:.$B$293], [.B293])&gt;1,NOT(ISBLANK([.B293]))))" calcext:base-cell-address="'7-12月_'.B293"/>
            <calcext:condition calcext:apply-style-name="cf5" calcext:value="formula-is(msoxl:AND(COUNTIF([.$B$293:.$B$293], [.B293])&gt;1,NOT(ISBLANK([.B293]))))" calcext:base-cell-address="'7-12月_'.B293"/>
          </calcext:conditional-format>
          <calcext:conditional-format calcext:target-range-address="'7-12月_'.B294:'7-12月_'.B294 '7-12月_'.B673:'7-12月_'.B673 '7-12月_'.B327:'7-12月_'.B328 '7-12月_'.B543:'7-12月_'.B545 '7-12月_'.B501:'7-12月_'.B501 '7-12月_'.B565:'7-12月_'.B565 '7-12月_'.B745:'7-12月_'.B745 '7-12月_'.B253:'7-12月_'.B253 '7-12月_'.B271:'7-12月_'.B272 '7-12月_'.B280:'7-12月_'.B280 '7-12月_'.B296:'7-12月_'.B299 '7-12月_'.B313:'7-12月_'.B313 '7-12月_'.B330:'7-12月_'.B330 '7-12月_'.B373:'7-12月_'.B376 '7-12月_'.B516:'7-12月_'.B516 '7-12月_'.B523:'7-12月_'.B524 '7-12月_'.B538:'7-12月_'.B538 '7-12月_'.B540:'7-12月_'.B541 '7-12月_'.B551:'7-12月_'.B551 '7-12月_'.B594:'7-12月_'.B594 '7-12月_'.B675:'7-12月_'.B676 '7-12月_'.B699:'7-12月_'.B699 '7-12月_'.B269:'7-12月_'.B269 '7-12月_'.B282:'7-12月_'.B282 '7-12月_'.B311:'7-12月_'.B311 '7-12月_'.B323:'7-12月_'.B323 '7-12月_'.B371:'7-12月_'.B371 '7-12月_'.B503:'7-12月_'.B503 '7-12月_'.B558:'7-12月_'.B558 '7-12月_'.B592:'7-12月_'.B592 '7-12月_'.B605:'7-12月_'.B605 '7-12月_'.B611:'7-12月_'.B611 '7-12月_'.B617:'7-12月_'.B617 '7-12月_'.B653:'7-12月_'.B653 '7-12月_'.B530:'7-12月_'.B530 '7-12月_'.B589:'7-12月_'.B589 '7-12月_'.B284:'7-12月_'.B284 '7-12月_'.B325:'7-12月_'.B325 '7-12月_'.B505:'7-12月_'.B505 '7-12月_'.B508:'7-12月_'.B508">
            <calcext:condition calcext:apply-style-name="cf1" calcext:value="formula-is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calcext:base-cell-address="'7-12月_'.B253"/>
            <calcext:condition calcext:apply-style-name="cf2" calcext:value="formula-is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calcext:base-cell-address="'7-12月_'.B253"/>
            <calcext:condition calcext:apply-style-name="cf3" calcext:value="formula-is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calcext:base-cell-address="'7-12月_'.B253"/>
            <calcext:condition calcext:apply-style-name="cf4" calcext:value="formula-is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calcext:base-cell-address="'7-12月_'.B253"/>
            <calcext:condition calcext:apply-style-name="cf5" calcext:value="formula-is(msoxl:AND(COUNTIF([.$B$611:.$B$612], [.B253])+COUNTIF([.$B$565:.$B$566], [.B253])+COUNTIF([.$B$501:.$B$501], [.B253])+COUNTIF([.$B$253:.$B$253], [.B253])+COUNTIF([.$B$284:.$B$284], [.B253])+COUNTIF([.$B$269:.$B$275], [.B253])+COUNTIF([.$B$280:.$B$280], [.B253])+COUNTIF([.$B$282:.$B$282], [.B253])+COUNTIF([.$B$294:.$B$294], [.B253])+COUNTIF([.$B$296:.$B$299], [.B253])+COUNTIF([.$B$325:.$B$325], [.B253])+COUNTIF([.$B$373:.$B$376], [.B253])+COUNTIF([.$B$311:.$B$313], [.B253])+COUNTIF([.$B$323:.$B$323], [.B253])+COUNTIF([.$B$327:.$B$330], [.B253])+COUNTIF([.$B$371:.$B$371], [.B253])+COUNTIF([.$B$503:.$B$505], [.B253])+COUNTIF([.$B$508:.$B$508], [.B253])+COUNTIF([.$B$516:.$B$516], [.B253])+COUNTIF([.$B$523:.$B$524], [.B253])+COUNTIF([.$B$530:.$B$533], [.B253])+COUNTIF([.$B$538:.$B$538], [.B253])+COUNTIF([.$B$540:.$B$545], [.B253])+COUNTIF([.$B$551:.$B$551], [.B253])+COUNTIF([.$B$558:.$B$558], [.B253])+COUNTIF([.$B$589:.$B$594], [.B253])+COUNTIF([.$B$605:.$B$606], [.B253])+COUNTIF([.$B$617:.$B$619], [.B253])+COUNTIF([.$B$653:.$B$656], [.B253])+COUNTIF([.$B$673:.$B$676], [.B253])+COUNTIF([.$B$699:.$B$699], [.B253])+COUNTIF([.$B$745:.$B$745], [.B253])&gt;1,NOT(ISBLANK([.B253]))))" calcext:base-cell-address="'7-12月_'.B253"/>
          </calcext:conditional-format>
          <calcext:conditional-format calcext:target-range-address="'7-12月_'.B300:'7-12月_'.B300">
            <calcext:condition calcext:apply-style-name="cf1" calcext:value="formula-is(msoxl:AND(COUNTIF([.$B$300:.$B$300], [.B300])&gt;1,NOT(ISBLANK([.B300]))))" calcext:base-cell-address="'7-12月_'.B300"/>
            <calcext:condition calcext:apply-style-name="cf2" calcext:value="formula-is(msoxl:AND(COUNTIF([.$B$300:.$B$300], [.B300])&gt;1,NOT(ISBLANK([.B300]))))" calcext:base-cell-address="'7-12月_'.B300"/>
            <calcext:condition calcext:apply-style-name="cf3" calcext:value="formula-is(msoxl:AND(COUNTIF([.$B$300:.$B$300], [.B300])&gt;1,NOT(ISBLANK([.B300]))))" calcext:base-cell-address="'7-12月_'.B300"/>
            <calcext:condition calcext:apply-style-name="cf4" calcext:value="formula-is(msoxl:AND(COUNTIF([.$B$300:.$B$300], [.B300])&gt;1,NOT(ISBLANK([.B300]))))" calcext:base-cell-address="'7-12月_'.B300"/>
            <calcext:condition calcext:apply-style-name="cf5" calcext:value="formula-is(msoxl:AND(COUNTIF([.$B$300:.$B$300], [.B300])&gt;1,NOT(ISBLANK([.B300]))))" calcext:base-cell-address="'7-12月_'.B300"/>
          </calcext:conditional-format>
          <calcext:conditional-format calcext:target-range-address="'7-12月_'.B301:'7-12月_'.B301">
            <calcext:condition calcext:apply-style-name="cf1" calcext:value="formula-is(msoxl:AND(COUNTIF([.$B$301:.$B$301], [.B301])&gt;1,NOT(ISBLANK([.B301]))))" calcext:base-cell-address="'7-12月_'.B301"/>
            <calcext:condition calcext:apply-style-name="cf2" calcext:value="formula-is(msoxl:AND(COUNTIF([.$B$301:.$B$301], [.B301])&gt;1,NOT(ISBLANK([.B301]))))" calcext:base-cell-address="'7-12月_'.B301"/>
            <calcext:condition calcext:apply-style-name="cf3" calcext:value="formula-is(msoxl:AND(COUNTIF([.$B$301:.$B$301], [.B301])&gt;1,NOT(ISBLANK([.B301]))))" calcext:base-cell-address="'7-12月_'.B301"/>
            <calcext:condition calcext:apply-style-name="cf4" calcext:value="formula-is(msoxl:AND(COUNTIF([.$B$301:.$B$301], [.B301])&gt;1,NOT(ISBLANK([.B301]))))" calcext:base-cell-address="'7-12月_'.B301"/>
            <calcext:condition calcext:apply-style-name="cf5" calcext:value="formula-is(msoxl:AND(COUNTIF([.$B$301:.$B$301], [.B301])&gt;1,NOT(ISBLANK([.B301]))))" calcext:base-cell-address="'7-12月_'.B301"/>
          </calcext:conditional-format>
          <calcext:conditional-format calcext:target-range-address="'7-12月_'.B302:'7-12月_'.B302">
            <calcext:condition calcext:apply-style-name="cf1" calcext:value="formula-is(msoxl:AND(COUNTIF([.$B$302:.$B$302], [.B302])&gt;1,NOT(ISBLANK([.B302]))))" calcext:base-cell-address="'7-12月_'.B302"/>
            <calcext:condition calcext:apply-style-name="cf2" calcext:value="formula-is(msoxl:AND(COUNTIF([.$B$302:.$B$302], [.B302])&gt;1,NOT(ISBLANK([.B302]))))" calcext:base-cell-address="'7-12月_'.B302"/>
            <calcext:condition calcext:apply-style-name="cf3" calcext:value="formula-is(msoxl:AND(COUNTIF([.$B$302:.$B$302], [.B302])&gt;1,NOT(ISBLANK([.B302]))))" calcext:base-cell-address="'7-12月_'.B302"/>
            <calcext:condition calcext:apply-style-name="cf4" calcext:value="formula-is(msoxl:AND(COUNTIF([.$B$302:.$B$302], [.B302])&gt;1,NOT(ISBLANK([.B302]))))" calcext:base-cell-address="'7-12月_'.B302"/>
            <calcext:condition calcext:apply-style-name="cf5" calcext:value="formula-is(msoxl:AND(COUNTIF([.$B$302:.$B$302], [.B302])&gt;1,NOT(ISBLANK([.B302]))))" calcext:base-cell-address="'7-12月_'.B302"/>
          </calcext:conditional-format>
          <calcext:conditional-format calcext:target-range-address="'7-12月_'.B303:'7-12月_'.B303">
            <calcext:condition calcext:apply-style-name="cf1" calcext:value="formula-is(msoxl:AND(COUNTIF([.$B$303:.$B$303], [.B303])&gt;1,NOT(ISBLANK([.B303]))))" calcext:base-cell-address="'7-12月_'.B303"/>
            <calcext:condition calcext:apply-style-name="cf2" calcext:value="formula-is(msoxl:AND(COUNTIF([.$B$303:.$B$303], [.B303])&gt;1,NOT(ISBLANK([.B303]))))" calcext:base-cell-address="'7-12月_'.B303"/>
            <calcext:condition calcext:apply-style-name="cf3" calcext:value="formula-is(msoxl:AND(COUNTIF([.$B$303:.$B$303], [.B303])&gt;1,NOT(ISBLANK([.B303]))))" calcext:base-cell-address="'7-12月_'.B303"/>
            <calcext:condition calcext:apply-style-name="cf4" calcext:value="formula-is(msoxl:AND(COUNTIF([.$B$303:.$B$303], [.B303])&gt;1,NOT(ISBLANK([.B303]))))" calcext:base-cell-address="'7-12月_'.B303"/>
            <calcext:condition calcext:apply-style-name="cf5" calcext:value="formula-is(msoxl:AND(COUNTIF([.$B$303:.$B$303], [.B303])&gt;1,NOT(ISBLANK([.B303]))))" calcext:base-cell-address="'7-12月_'.B303"/>
          </calcext:conditional-format>
          <calcext:conditional-format calcext:target-range-address="'7-12月_'.B304:'7-12月_'.B304">
            <calcext:condition calcext:apply-style-name="cf1" calcext:value="formula-is(msoxl:AND(COUNTIF([.$B$304:.$B$304], [.B304])&gt;1,NOT(ISBLANK([.B304]))))" calcext:base-cell-address="'7-12月_'.B304"/>
            <calcext:condition calcext:apply-style-name="cf2" calcext:value="formula-is(msoxl:AND(COUNTIF([.$B$304:.$B$304], [.B304])&gt;1,NOT(ISBLANK([.B304]))))" calcext:base-cell-address="'7-12月_'.B304"/>
            <calcext:condition calcext:apply-style-name="cf3" calcext:value="formula-is(msoxl:AND(COUNTIF([.$B$304:.$B$304], [.B304])&gt;1,NOT(ISBLANK([.B304]))))" calcext:base-cell-address="'7-12月_'.B304"/>
            <calcext:condition calcext:apply-style-name="cf4" calcext:value="formula-is(msoxl:AND(COUNTIF([.$B$304:.$B$304], [.B304])&gt;1,NOT(ISBLANK([.B304]))))" calcext:base-cell-address="'7-12月_'.B304"/>
            <calcext:condition calcext:apply-style-name="cf5" calcext:value="formula-is(msoxl:AND(COUNTIF([.$B$304:.$B$304], [.B304])&gt;1,NOT(ISBLANK([.B304]))))" calcext:base-cell-address="'7-12月_'.B304"/>
          </calcext:conditional-format>
          <calcext:conditional-format calcext:target-range-address="'7-12月_'.B305:'7-12月_'.B305">
            <calcext:condition calcext:apply-style-name="cf1" calcext:value="formula-is(msoxl:AND(COUNTIF([.$B$305:.$B$305], [.B305])&gt;1,NOT(ISBLANK([.B305]))))" calcext:base-cell-address="'7-12月_'.B305"/>
            <calcext:condition calcext:apply-style-name="cf2" calcext:value="formula-is(msoxl:AND(COUNTIF([.$B$305:.$B$305], [.B305])&gt;1,NOT(ISBLANK([.B305]))))" calcext:base-cell-address="'7-12月_'.B305"/>
            <calcext:condition calcext:apply-style-name="cf3" calcext:value="formula-is(msoxl:AND(COUNTIF([.$B$305:.$B$305], [.B305])&gt;1,NOT(ISBLANK([.B305]))))" calcext:base-cell-address="'7-12月_'.B305"/>
            <calcext:condition calcext:apply-style-name="cf4" calcext:value="formula-is(msoxl:AND(COUNTIF([.$B$305:.$B$305], [.B305])&gt;1,NOT(ISBLANK([.B305]))))" calcext:base-cell-address="'7-12月_'.B305"/>
            <calcext:condition calcext:apply-style-name="cf5" calcext:value="formula-is(msoxl:AND(COUNTIF([.$B$305:.$B$305], [.B305])&gt;1,NOT(ISBLANK([.B305]))))" calcext:base-cell-address="'7-12月_'.B305"/>
          </calcext:conditional-format>
          <calcext:conditional-format calcext:target-range-address="'7-12月_'.B306:'7-12月_'.B306">
            <calcext:condition calcext:apply-style-name="cf1" calcext:value="formula-is(msoxl:AND(COUNTIF([.$B$306:.$B$306], [.B306])&gt;1,NOT(ISBLANK([.B306]))))" calcext:base-cell-address="'7-12月_'.B306"/>
            <calcext:condition calcext:apply-style-name="cf2" calcext:value="formula-is(msoxl:AND(COUNTIF([.$B$306:.$B$306], [.B306])&gt;1,NOT(ISBLANK([.B306]))))" calcext:base-cell-address="'7-12月_'.B306"/>
            <calcext:condition calcext:apply-style-name="cf3" calcext:value="formula-is(msoxl:AND(COUNTIF([.$B$306:.$B$306], [.B306])&gt;1,NOT(ISBLANK([.B306]))))" calcext:base-cell-address="'7-12月_'.B306"/>
            <calcext:condition calcext:apply-style-name="cf4" calcext:value="formula-is(msoxl:AND(COUNTIF([.$B$306:.$B$306], [.B306])&gt;1,NOT(ISBLANK([.B306]))))" calcext:base-cell-address="'7-12月_'.B306"/>
            <calcext:condition calcext:apply-style-name="cf5" calcext:value="formula-is(msoxl:AND(COUNTIF([.$B$306:.$B$306], [.B306])&gt;1,NOT(ISBLANK([.B306]))))" calcext:base-cell-address="'7-12月_'.B306"/>
          </calcext:conditional-format>
          <calcext:conditional-format calcext:target-range-address="'7-12月_'.B307:'7-12月_'.B307">
            <calcext:condition calcext:apply-style-name="cf1" calcext:value="formula-is(msoxl:AND(COUNTIF([.$B$307:.$B$307], [.B307])&gt;1,NOT(ISBLANK([.B307]))))" calcext:base-cell-address="'7-12月_'.B307"/>
            <calcext:condition calcext:apply-style-name="cf2" calcext:value="formula-is(msoxl:AND(COUNTIF([.$B$307:.$B$307], [.B307])&gt;1,NOT(ISBLANK([.B307]))))" calcext:base-cell-address="'7-12月_'.B307"/>
            <calcext:condition calcext:apply-style-name="cf3" calcext:value="formula-is(msoxl:AND(COUNTIF([.$B$307:.$B$307], [.B307])&gt;1,NOT(ISBLANK([.B307]))))" calcext:base-cell-address="'7-12月_'.B307"/>
            <calcext:condition calcext:apply-style-name="cf4" calcext:value="formula-is(msoxl:AND(COUNTIF([.$B$307:.$B$307], [.B307])&gt;1,NOT(ISBLANK([.B307]))))" calcext:base-cell-address="'7-12月_'.B307"/>
            <calcext:condition calcext:apply-style-name="cf5" calcext:value="formula-is(msoxl:AND(COUNTIF([.$B$307:.$B$307], [.B307])&gt;1,NOT(ISBLANK([.B307]))))" calcext:base-cell-address="'7-12月_'.B307"/>
          </calcext:conditional-format>
          <calcext:conditional-format calcext:target-range-address="'7-12月_'.B308:'7-12月_'.B308">
            <calcext:condition calcext:apply-style-name="cf1" calcext:value="formula-is(msoxl:AND(COUNTIF([.$B$308:.$B$308], [.B308])&gt;1,NOT(ISBLANK([.B308]))))" calcext:base-cell-address="'7-12月_'.B308"/>
            <calcext:condition calcext:apply-style-name="cf2" calcext:value="formula-is(msoxl:AND(COUNTIF([.$B$308:.$B$308], [.B308])&gt;1,NOT(ISBLANK([.B308]))))" calcext:base-cell-address="'7-12月_'.B308"/>
            <calcext:condition calcext:apply-style-name="cf3" calcext:value="formula-is(msoxl:AND(COUNTIF([.$B$308:.$B$308], [.B308])&gt;1,NOT(ISBLANK([.B308]))))" calcext:base-cell-address="'7-12月_'.B308"/>
            <calcext:condition calcext:apply-style-name="cf4" calcext:value="formula-is(msoxl:AND(COUNTIF([.$B$308:.$B$308], [.B308])&gt;1,NOT(ISBLANK([.B308]))))" calcext:base-cell-address="'7-12月_'.B308"/>
            <calcext:condition calcext:apply-style-name="cf5" calcext:value="formula-is(msoxl:AND(COUNTIF([.$B$308:.$B$308], [.B308])&gt;1,NOT(ISBLANK([.B308]))))" calcext:base-cell-address="'7-12月_'.B308"/>
          </calcext:conditional-format>
          <calcext:conditional-format calcext:target-range-address="'7-12月_'.B309:'7-12月_'.B309">
            <calcext:condition calcext:apply-style-name="cf1" calcext:value="formula-is(msoxl:AND(COUNTIF([.$B$309:.$B$309], [.B309])&gt;1,NOT(ISBLANK([.B309]))))" calcext:base-cell-address="'7-12月_'.B309"/>
            <calcext:condition calcext:apply-style-name="cf2" calcext:value="formula-is(msoxl:AND(COUNTIF([.$B$309:.$B$309], [.B309])&gt;1,NOT(ISBLANK([.B309]))))" calcext:base-cell-address="'7-12月_'.B309"/>
            <calcext:condition calcext:apply-style-name="cf3" calcext:value="formula-is(msoxl:AND(COUNTIF([.$B$309:.$B$309], [.B309])&gt;1,NOT(ISBLANK([.B309]))))" calcext:base-cell-address="'7-12月_'.B309"/>
            <calcext:condition calcext:apply-style-name="cf4" calcext:value="formula-is(msoxl:AND(COUNTIF([.$B$309:.$B$309], [.B309])&gt;1,NOT(ISBLANK([.B309]))))" calcext:base-cell-address="'7-12月_'.B309"/>
            <calcext:condition calcext:apply-style-name="cf5" calcext:value="formula-is(msoxl:AND(COUNTIF([.$B$309:.$B$309], [.B309])&gt;1,NOT(ISBLANK([.B309]))))" calcext:base-cell-address="'7-12月_'.B309"/>
          </calcext:conditional-format>
          <calcext:conditional-format calcext:target-range-address="'7-12月_'.B310:'7-12月_'.B310">
            <calcext:condition calcext:apply-style-name="cf1" calcext:value="formula-is(msoxl:AND(COUNTIF([.$B$310:.$B$310], [.B310])&gt;1,NOT(ISBLANK([.B310]))))" calcext:base-cell-address="'7-12月_'.B310"/>
            <calcext:condition calcext:apply-style-name="cf2" calcext:value="formula-is(msoxl:AND(COUNTIF([.$B$310:.$B$310], [.B310])&gt;1,NOT(ISBLANK([.B310]))))" calcext:base-cell-address="'7-12月_'.B310"/>
            <calcext:condition calcext:apply-style-name="cf3" calcext:value="formula-is(msoxl:AND(COUNTIF([.$B$310:.$B$310], [.B310])&gt;1,NOT(ISBLANK([.B310]))))" calcext:base-cell-address="'7-12月_'.B310"/>
            <calcext:condition calcext:apply-style-name="cf4" calcext:value="formula-is(msoxl:AND(COUNTIF([.$B$310:.$B$310], [.B310])&gt;1,NOT(ISBLANK([.B310]))))" calcext:base-cell-address="'7-12月_'.B310"/>
            <calcext:condition calcext:apply-style-name="cf5" calcext:value="formula-is(msoxl:AND(COUNTIF([.$B$310:.$B$310], [.B310])&gt;1,NOT(ISBLANK([.B310]))))" calcext:base-cell-address="'7-12月_'.B310"/>
          </calcext:conditional-format>
          <calcext:conditional-format calcext:target-range-address="'7-12月_'.B314:'7-12月_'.B314">
            <calcext:condition calcext:apply-style-name="cf1" calcext:value="formula-is(msoxl:AND(COUNTIF([.$B$314:.$B$314], [.B314])&gt;1,NOT(ISBLANK([.B314]))))" calcext:base-cell-address="'7-12月_'.B314"/>
            <calcext:condition calcext:apply-style-name="cf2" calcext:value="formula-is(msoxl:AND(COUNTIF([.$B$314:.$B$314], [.B314])&gt;1,NOT(ISBLANK([.B314]))))" calcext:base-cell-address="'7-12月_'.B314"/>
            <calcext:condition calcext:apply-style-name="cf3" calcext:value="formula-is(msoxl:AND(COUNTIF([.$B$314:.$B$314], [.B314])&gt;1,NOT(ISBLANK([.B314]))))" calcext:base-cell-address="'7-12月_'.B314"/>
            <calcext:condition calcext:apply-style-name="cf4" calcext:value="formula-is(msoxl:AND(COUNTIF([.$B$314:.$B$314], [.B314])&gt;1,NOT(ISBLANK([.B314]))))" calcext:base-cell-address="'7-12月_'.B314"/>
            <calcext:condition calcext:apply-style-name="cf5" calcext:value="formula-is(msoxl:AND(COUNTIF([.$B$314:.$B$314], [.B314])&gt;1,NOT(ISBLANK([.B314]))))" calcext:base-cell-address="'7-12月_'.B314"/>
          </calcext:conditional-format>
          <calcext:conditional-format calcext:target-range-address="'7-12月_'.B315:'7-12月_'.B315">
            <calcext:condition calcext:apply-style-name="cf1" calcext:value="formula-is(msoxl:AND(COUNTIF([.$B$315:.$B$315], [.B315])&gt;1,NOT(ISBLANK([.B315]))))" calcext:base-cell-address="'7-12月_'.B315"/>
            <calcext:condition calcext:apply-style-name="cf2" calcext:value="formula-is(msoxl:AND(COUNTIF([.$B$315:.$B$315], [.B315])&gt;1,NOT(ISBLANK([.B315]))))" calcext:base-cell-address="'7-12月_'.B315"/>
            <calcext:condition calcext:apply-style-name="cf3" calcext:value="formula-is(msoxl:AND(COUNTIF([.$B$315:.$B$315], [.B315])&gt;1,NOT(ISBLANK([.B315]))))" calcext:base-cell-address="'7-12月_'.B315"/>
            <calcext:condition calcext:apply-style-name="cf4" calcext:value="formula-is(msoxl:AND(COUNTIF([.$B$315:.$B$315], [.B315])&gt;1,NOT(ISBLANK([.B315]))))" calcext:base-cell-address="'7-12月_'.B315"/>
            <calcext:condition calcext:apply-style-name="cf5" calcext:value="formula-is(msoxl:AND(COUNTIF([.$B$315:.$B$315], [.B315])&gt;1,NOT(ISBLANK([.B315]))))" calcext:base-cell-address="'7-12月_'.B315"/>
          </calcext:conditional-format>
          <calcext:conditional-format calcext:target-range-address="'7-12月_'.B316:'7-12月_'.B316">
            <calcext:condition calcext:apply-style-name="cf1" calcext:value="formula-is(msoxl:AND(COUNTIF([.$B$316:.$B$316], [.B316])&gt;1,NOT(ISBLANK([.B316]))))" calcext:base-cell-address="'7-12月_'.B316"/>
            <calcext:condition calcext:apply-style-name="cf2" calcext:value="formula-is(msoxl:AND(COUNTIF([.$B$316:.$B$316], [.B316])&gt;1,NOT(ISBLANK([.B316]))))" calcext:base-cell-address="'7-12月_'.B316"/>
            <calcext:condition calcext:apply-style-name="cf3" calcext:value="formula-is(msoxl:AND(COUNTIF([.$B$316:.$B$316], [.B316])&gt;1,NOT(ISBLANK([.B316]))))" calcext:base-cell-address="'7-12月_'.B316"/>
            <calcext:condition calcext:apply-style-name="cf4" calcext:value="formula-is(msoxl:AND(COUNTIF([.$B$316:.$B$316], [.B316])&gt;1,NOT(ISBLANK([.B316]))))" calcext:base-cell-address="'7-12月_'.B316"/>
            <calcext:condition calcext:apply-style-name="cf5" calcext:value="formula-is(msoxl:AND(COUNTIF([.$B$316:.$B$316], [.B316])&gt;1,NOT(ISBLANK([.B316]))))" calcext:base-cell-address="'7-12月_'.B316"/>
          </calcext:conditional-format>
          <calcext:conditional-format calcext:target-range-address="'7-12月_'.B317:'7-12月_'.B317">
            <calcext:condition calcext:apply-style-name="cf1" calcext:value="formula-is(msoxl:AND(COUNTIF([.$B$317:.$B$317], [.B317])&gt;1,NOT(ISBLANK([.B317]))))" calcext:base-cell-address="'7-12月_'.B317"/>
            <calcext:condition calcext:apply-style-name="cf2" calcext:value="formula-is(msoxl:AND(COUNTIF([.$B$317:.$B$317], [.B317])&gt;1,NOT(ISBLANK([.B317]))))" calcext:base-cell-address="'7-12月_'.B317"/>
            <calcext:condition calcext:apply-style-name="cf3" calcext:value="formula-is(msoxl:AND(COUNTIF([.$B$317:.$B$317], [.B317])&gt;1,NOT(ISBLANK([.B317]))))" calcext:base-cell-address="'7-12月_'.B317"/>
            <calcext:condition calcext:apply-style-name="cf4" calcext:value="formula-is(msoxl:AND(COUNTIF([.$B$317:.$B$317], [.B317])&gt;1,NOT(ISBLANK([.B317]))))" calcext:base-cell-address="'7-12月_'.B317"/>
            <calcext:condition calcext:apply-style-name="cf5" calcext:value="formula-is(msoxl:AND(COUNTIF([.$B$317:.$B$317], [.B317])&gt;1,NOT(ISBLANK([.B317]))))" calcext:base-cell-address="'7-12月_'.B317"/>
          </calcext:conditional-format>
          <calcext:conditional-format calcext:target-range-address="'7-12月_'.B318:'7-12月_'.B318">
            <calcext:condition calcext:apply-style-name="cf1" calcext:value="formula-is(msoxl:AND(COUNTIF([.$B$318:.$B$318], [.B318])&gt;1,NOT(ISBLANK([.B318]))))" calcext:base-cell-address="'7-12月_'.B318"/>
            <calcext:condition calcext:apply-style-name="cf2" calcext:value="formula-is(msoxl:AND(COUNTIF([.$B$318:.$B$318], [.B318])&gt;1,NOT(ISBLANK([.B318]))))" calcext:base-cell-address="'7-12月_'.B318"/>
            <calcext:condition calcext:apply-style-name="cf3" calcext:value="formula-is(msoxl:AND(COUNTIF([.$B$318:.$B$318], [.B318])&gt;1,NOT(ISBLANK([.B318]))))" calcext:base-cell-address="'7-12月_'.B318"/>
            <calcext:condition calcext:apply-style-name="cf4" calcext:value="formula-is(msoxl:AND(COUNTIF([.$B$318:.$B$318], [.B318])&gt;1,NOT(ISBLANK([.B318]))))" calcext:base-cell-address="'7-12月_'.B318"/>
            <calcext:condition calcext:apply-style-name="cf5" calcext:value="formula-is(msoxl:AND(COUNTIF([.$B$318:.$B$318], [.B318])&gt;1,NOT(ISBLANK([.B318]))))" calcext:base-cell-address="'7-12月_'.B318"/>
          </calcext:conditional-format>
          <calcext:conditional-format calcext:target-range-address="'7-12月_'.B319:'7-12月_'.B319">
            <calcext:condition calcext:apply-style-name="cf1" calcext:value="formula-is(msoxl:AND(COUNTIF([.$B$319:.$B$319], [.B319])&gt;1,NOT(ISBLANK([.B319]))))" calcext:base-cell-address="'7-12月_'.B319"/>
            <calcext:condition calcext:apply-style-name="cf2" calcext:value="formula-is(msoxl:AND(COUNTIF([.$B$319:.$B$319], [.B319])&gt;1,NOT(ISBLANK([.B319]))))" calcext:base-cell-address="'7-12月_'.B319"/>
            <calcext:condition calcext:apply-style-name="cf3" calcext:value="formula-is(msoxl:AND(COUNTIF([.$B$319:.$B$319], [.B319])&gt;1,NOT(ISBLANK([.B319]))))" calcext:base-cell-address="'7-12月_'.B319"/>
            <calcext:condition calcext:apply-style-name="cf4" calcext:value="formula-is(msoxl:AND(COUNTIF([.$B$319:.$B$319], [.B319])&gt;1,NOT(ISBLANK([.B319]))))" calcext:base-cell-address="'7-12月_'.B319"/>
            <calcext:condition calcext:apply-style-name="cf5" calcext:value="formula-is(msoxl:AND(COUNTIF([.$B$319:.$B$319], [.B319])&gt;1,NOT(ISBLANK([.B319]))))" calcext:base-cell-address="'7-12月_'.B319"/>
          </calcext:conditional-format>
          <calcext:conditional-format calcext:target-range-address="'7-12月_'.B320:'7-12月_'.B320">
            <calcext:condition calcext:apply-style-name="cf1" calcext:value="formula-is(msoxl:AND(COUNTIF([.$B$320:.$B$320], [.B320])&gt;1,NOT(ISBLANK([.B320]))))" calcext:base-cell-address="'7-12月_'.B320"/>
            <calcext:condition calcext:apply-style-name="cf2" calcext:value="formula-is(msoxl:AND(COUNTIF([.$B$320:.$B$320], [.B320])&gt;1,NOT(ISBLANK([.B320]))))" calcext:base-cell-address="'7-12月_'.B320"/>
            <calcext:condition calcext:apply-style-name="cf3" calcext:value="formula-is(msoxl:AND(COUNTIF([.$B$320:.$B$320], [.B320])&gt;1,NOT(ISBLANK([.B320]))))" calcext:base-cell-address="'7-12月_'.B320"/>
            <calcext:condition calcext:apply-style-name="cf4" calcext:value="formula-is(msoxl:AND(COUNTIF([.$B$320:.$B$320], [.B320])&gt;1,NOT(ISBLANK([.B320]))))" calcext:base-cell-address="'7-12月_'.B320"/>
            <calcext:condition calcext:apply-style-name="cf5" calcext:value="formula-is(msoxl:AND(COUNTIF([.$B$320:.$B$320], [.B320])&gt;1,NOT(ISBLANK([.B320]))))" calcext:base-cell-address="'7-12月_'.B320"/>
          </calcext:conditional-format>
          <calcext:conditional-format calcext:target-range-address="'7-12月_'.B321:'7-12月_'.B321">
            <calcext:condition calcext:apply-style-name="cf1" calcext:value="formula-is(msoxl:AND(COUNTIF([.$B$321:.$B$321], [.B321])&gt;1,NOT(ISBLANK([.B321]))))" calcext:base-cell-address="'7-12月_'.B321"/>
            <calcext:condition calcext:apply-style-name="cf2" calcext:value="formula-is(msoxl:AND(COUNTIF([.$B$321:.$B$321], [.B321])&gt;1,NOT(ISBLANK([.B321]))))" calcext:base-cell-address="'7-12月_'.B321"/>
            <calcext:condition calcext:apply-style-name="cf3" calcext:value="formula-is(msoxl:AND(COUNTIF([.$B$321:.$B$321], [.B321])&gt;1,NOT(ISBLANK([.B321]))))" calcext:base-cell-address="'7-12月_'.B321"/>
            <calcext:condition calcext:apply-style-name="cf4" calcext:value="formula-is(msoxl:AND(COUNTIF([.$B$321:.$B$321], [.B321])&gt;1,NOT(ISBLANK([.B321]))))" calcext:base-cell-address="'7-12月_'.B321"/>
            <calcext:condition calcext:apply-style-name="cf5" calcext:value="formula-is(msoxl:AND(COUNTIF([.$B$321:.$B$321], [.B321])&gt;1,NOT(ISBLANK([.B321]))))" calcext:base-cell-address="'7-12月_'.B321"/>
          </calcext:conditional-format>
          <calcext:conditional-format calcext:target-range-address="'7-12月_'.B322:'7-12月_'.B322">
            <calcext:condition calcext:apply-style-name="cf1" calcext:value="formula-is(msoxl:AND(COUNTIF([.$B$322:.$B$322], [.B322])&gt;1,NOT(ISBLANK([.B322]))))" calcext:base-cell-address="'7-12月_'.B322"/>
            <calcext:condition calcext:apply-style-name="cf2" calcext:value="formula-is(msoxl:AND(COUNTIF([.$B$322:.$B$322], [.B322])&gt;1,NOT(ISBLANK([.B322]))))" calcext:base-cell-address="'7-12月_'.B322"/>
            <calcext:condition calcext:apply-style-name="cf3" calcext:value="formula-is(msoxl:AND(COUNTIF([.$B$322:.$B$322], [.B322])&gt;1,NOT(ISBLANK([.B322]))))" calcext:base-cell-address="'7-12月_'.B322"/>
            <calcext:condition calcext:apply-style-name="cf4" calcext:value="formula-is(msoxl:AND(COUNTIF([.$B$322:.$B$322], [.B322])&gt;1,NOT(ISBLANK([.B322]))))" calcext:base-cell-address="'7-12月_'.B322"/>
            <calcext:condition calcext:apply-style-name="cf5" calcext:value="formula-is(msoxl:AND(COUNTIF([.$B$322:.$B$322], [.B322])&gt;1,NOT(ISBLANK([.B322]))))" calcext:base-cell-address="'7-12月_'.B322"/>
          </calcext:conditional-format>
          <calcext:conditional-format calcext:target-range-address="'7-12月_'.B326:'7-12月_'.B326">
            <calcext:condition calcext:apply-style-name="cf1" calcext:value="formula-is(msoxl:AND(COUNTIF([.$B$326:.$B$326], [.B326])&gt;1,NOT(ISBLANK([.B326]))))" calcext:base-cell-address="'7-12月_'.B326"/>
            <calcext:condition calcext:apply-style-name="cf2" calcext:value="formula-is(msoxl:AND(COUNTIF([.$B$326:.$B$326], [.B326])&gt;1,NOT(ISBLANK([.B326]))))" calcext:base-cell-address="'7-12月_'.B326"/>
            <calcext:condition calcext:apply-style-name="cf3" calcext:value="formula-is(msoxl:AND(COUNTIF([.$B$326:.$B$326], [.B326])&gt;1,NOT(ISBLANK([.B326]))))" calcext:base-cell-address="'7-12月_'.B326"/>
            <calcext:condition calcext:apply-style-name="cf4" calcext:value="formula-is(msoxl:AND(COUNTIF([.$B$326:.$B$326], [.B326])&gt;1,NOT(ISBLANK([.B326]))))" calcext:base-cell-address="'7-12月_'.B326"/>
            <calcext:condition calcext:apply-style-name="cf5" calcext:value="formula-is(msoxl:AND(COUNTIF([.$B$326:.$B$326], [.B326])&gt;1,NOT(ISBLANK([.B326]))))" calcext:base-cell-address="'7-12月_'.B326"/>
          </calcext:conditional-format>
          <calcext:conditional-format calcext:target-range-address="'7-12月_'.B331:'7-12月_'.B331">
            <calcext:condition calcext:apply-style-name="cf1" calcext:value="formula-is(msoxl:AND(COUNTIF([.$B$331:.$B$331], [.B331])&gt;1,NOT(ISBLANK([.B331]))))" calcext:base-cell-address="'7-12月_'.B331"/>
            <calcext:condition calcext:apply-style-name="cf2" calcext:value="formula-is(msoxl:AND(COUNTIF([.$B$331:.$B$331], [.B331])&gt;1,NOT(ISBLANK([.B331]))))" calcext:base-cell-address="'7-12月_'.B331"/>
            <calcext:condition calcext:apply-style-name="cf3" calcext:value="formula-is(msoxl:AND(COUNTIF([.$B$331:.$B$331], [.B331])&gt;1,NOT(ISBLANK([.B331]))))" calcext:base-cell-address="'7-12月_'.B331"/>
            <calcext:condition calcext:apply-style-name="cf4" calcext:value="formula-is(msoxl:AND(COUNTIF([.$B$331:.$B$331], [.B331])&gt;1,NOT(ISBLANK([.B331]))))" calcext:base-cell-address="'7-12月_'.B331"/>
            <calcext:condition calcext:apply-style-name="cf5" calcext:value="formula-is(msoxl:AND(COUNTIF([.$B$331:.$B$331], [.B331])&gt;1,NOT(ISBLANK([.B331]))))" calcext:base-cell-address="'7-12月_'.B331"/>
          </calcext:conditional-format>
          <calcext:conditional-format calcext:target-range-address="'7-12月_'.B332:'7-12月_'.B332">
            <calcext:condition calcext:apply-style-name="cf1" calcext:value="formula-is(msoxl:AND(COUNTIF([.$B$332:.$B$332], [.B332])&gt;1,NOT(ISBLANK([.B332]))))" calcext:base-cell-address="'7-12月_'.B332"/>
            <calcext:condition calcext:apply-style-name="cf2" calcext:value="formula-is(msoxl:AND(COUNTIF([.$B$332:.$B$332], [.B332])&gt;1,NOT(ISBLANK([.B332]))))" calcext:base-cell-address="'7-12月_'.B332"/>
            <calcext:condition calcext:apply-style-name="cf3" calcext:value="formula-is(msoxl:AND(COUNTIF([.$B$332:.$B$332], [.B332])&gt;1,NOT(ISBLANK([.B332]))))" calcext:base-cell-address="'7-12月_'.B332"/>
            <calcext:condition calcext:apply-style-name="cf4" calcext:value="formula-is(msoxl:AND(COUNTIF([.$B$332:.$B$332], [.B332])&gt;1,NOT(ISBLANK([.B332]))))" calcext:base-cell-address="'7-12月_'.B332"/>
            <calcext:condition calcext:apply-style-name="cf5" calcext:value="formula-is(msoxl:AND(COUNTIF([.$B$332:.$B$332], [.B332])&gt;1,NOT(ISBLANK([.B332]))))" calcext:base-cell-address="'7-12月_'.B332"/>
          </calcext:conditional-format>
          <calcext:conditional-format calcext:target-range-address="'7-12月_'.B333:'7-12月_'.B333">
            <calcext:condition calcext:apply-style-name="cf1" calcext:value="formula-is(msoxl:AND(COUNTIF([.$B$333:.$B$333], [.B333])&gt;1,NOT(ISBLANK([.B333]))))" calcext:base-cell-address="'7-12月_'.B333"/>
            <calcext:condition calcext:apply-style-name="cf2" calcext:value="formula-is(msoxl:AND(COUNTIF([.$B$333:.$B$333], [.B333])&gt;1,NOT(ISBLANK([.B333]))))" calcext:base-cell-address="'7-12月_'.B333"/>
            <calcext:condition calcext:apply-style-name="cf3" calcext:value="formula-is(msoxl:AND(COUNTIF([.$B$333:.$B$333], [.B333])&gt;1,NOT(ISBLANK([.B333]))))" calcext:base-cell-address="'7-12月_'.B333"/>
            <calcext:condition calcext:apply-style-name="cf4" calcext:value="formula-is(msoxl:AND(COUNTIF([.$B$333:.$B$333], [.B333])&gt;1,NOT(ISBLANK([.B333]))))" calcext:base-cell-address="'7-12月_'.B333"/>
            <calcext:condition calcext:apply-style-name="cf5" calcext:value="formula-is(msoxl:AND(COUNTIF([.$B$333:.$B$333], [.B333])&gt;1,NOT(ISBLANK([.B333]))))" calcext:base-cell-address="'7-12月_'.B333"/>
          </calcext:conditional-format>
          <calcext:conditional-format calcext:target-range-address="'7-12月_'.B334:'7-12月_'.B334">
            <calcext:condition calcext:apply-style-name="cf1" calcext:value="formula-is(msoxl:AND(COUNTIF([.$B$334:.$B$334], [.B334])&gt;1,NOT(ISBLANK([.B334]))))" calcext:base-cell-address="'7-12月_'.B334"/>
            <calcext:condition calcext:apply-style-name="cf2" calcext:value="formula-is(msoxl:AND(COUNTIF([.$B$334:.$B$334], [.B334])&gt;1,NOT(ISBLANK([.B334]))))" calcext:base-cell-address="'7-12月_'.B334"/>
            <calcext:condition calcext:apply-style-name="cf3" calcext:value="formula-is(msoxl:AND(COUNTIF([.$B$334:.$B$334], [.B334])&gt;1,NOT(ISBLANK([.B334]))))" calcext:base-cell-address="'7-12月_'.B334"/>
            <calcext:condition calcext:apply-style-name="cf4" calcext:value="formula-is(msoxl:AND(COUNTIF([.$B$334:.$B$334], [.B334])&gt;1,NOT(ISBLANK([.B334]))))" calcext:base-cell-address="'7-12月_'.B334"/>
            <calcext:condition calcext:apply-style-name="cf5" calcext:value="formula-is(msoxl:AND(COUNTIF([.$B$334:.$B$334], [.B334])&gt;1,NOT(ISBLANK([.B334]))))" calcext:base-cell-address="'7-12月_'.B334"/>
          </calcext:conditional-format>
          <calcext:conditional-format calcext:target-range-address="'7-12月_'.B335:'7-12月_'.B335">
            <calcext:condition calcext:apply-style-name="cf1" calcext:value="formula-is(msoxl:AND(COUNTIF([.$B$335:.$B$335], [.B335])&gt;1,NOT(ISBLANK([.B335]))))" calcext:base-cell-address="'7-12月_'.B335"/>
            <calcext:condition calcext:apply-style-name="cf2" calcext:value="formula-is(msoxl:AND(COUNTIF([.$B$335:.$B$335], [.B335])&gt;1,NOT(ISBLANK([.B335]))))" calcext:base-cell-address="'7-12月_'.B335"/>
            <calcext:condition calcext:apply-style-name="cf3" calcext:value="formula-is(msoxl:AND(COUNTIF([.$B$335:.$B$335], [.B335])&gt;1,NOT(ISBLANK([.B335]))))" calcext:base-cell-address="'7-12月_'.B335"/>
            <calcext:condition calcext:apply-style-name="cf4" calcext:value="formula-is(msoxl:AND(COUNTIF([.$B$335:.$B$335], [.B335])&gt;1,NOT(ISBLANK([.B335]))))" calcext:base-cell-address="'7-12月_'.B335"/>
            <calcext:condition calcext:apply-style-name="cf5" calcext:value="formula-is(msoxl:AND(COUNTIF([.$B$335:.$B$335], [.B335])&gt;1,NOT(ISBLANK([.B335]))))" calcext:base-cell-address="'7-12月_'.B335"/>
          </calcext:conditional-format>
          <calcext:conditional-format calcext:target-range-address="'7-12月_'.B336:'7-12月_'.B336">
            <calcext:condition calcext:apply-style-name="cf1" calcext:value="formula-is(msoxl:AND(COUNTIF([.$B$336:.$B$336], [.B336])&gt;1,NOT(ISBLANK([.B336]))))" calcext:base-cell-address="'7-12月_'.B336"/>
            <calcext:condition calcext:apply-style-name="cf2" calcext:value="formula-is(msoxl:AND(COUNTIF([.$B$336:.$B$336], [.B336])&gt;1,NOT(ISBLANK([.B336]))))" calcext:base-cell-address="'7-12月_'.B336"/>
            <calcext:condition calcext:apply-style-name="cf3" calcext:value="formula-is(msoxl:AND(COUNTIF([.$B$336:.$B$336], [.B336])&gt;1,NOT(ISBLANK([.B336]))))" calcext:base-cell-address="'7-12月_'.B336"/>
            <calcext:condition calcext:apply-style-name="cf4" calcext:value="formula-is(msoxl:AND(COUNTIF([.$B$336:.$B$336], [.B336])&gt;1,NOT(ISBLANK([.B336]))))" calcext:base-cell-address="'7-12月_'.B336"/>
            <calcext:condition calcext:apply-style-name="cf5" calcext:value="formula-is(msoxl:AND(COUNTIF([.$B$336:.$B$336], [.B336])&gt;1,NOT(ISBLANK([.B336]))))" calcext:base-cell-address="'7-12月_'.B336"/>
          </calcext:conditional-format>
          <calcext:conditional-format calcext:target-range-address="'7-12月_'.B337:'7-12月_'.B337">
            <calcext:condition calcext:apply-style-name="cf1" calcext:value="formula-is(msoxl:AND(COUNTIF([.$B$337:.$B$337], [.B337])&gt;1,NOT(ISBLANK([.B337]))))" calcext:base-cell-address="'7-12月_'.B337"/>
            <calcext:condition calcext:apply-style-name="cf2" calcext:value="formula-is(msoxl:AND(COUNTIF([.$B$337:.$B$337], [.B337])&gt;1,NOT(ISBLANK([.B337]))))" calcext:base-cell-address="'7-12月_'.B337"/>
            <calcext:condition calcext:apply-style-name="cf3" calcext:value="formula-is(msoxl:AND(COUNTIF([.$B$337:.$B$337], [.B337])&gt;1,NOT(ISBLANK([.B337]))))" calcext:base-cell-address="'7-12月_'.B337"/>
            <calcext:condition calcext:apply-style-name="cf4" calcext:value="formula-is(msoxl:AND(COUNTIF([.$B$337:.$B$337], [.B337])&gt;1,NOT(ISBLANK([.B337]))))" calcext:base-cell-address="'7-12月_'.B337"/>
            <calcext:condition calcext:apply-style-name="cf5" calcext:value="formula-is(msoxl:AND(COUNTIF([.$B$337:.$B$337], [.B337])&gt;1,NOT(ISBLANK([.B337]))))" calcext:base-cell-address="'7-12月_'.B337"/>
          </calcext:conditional-format>
          <calcext:conditional-format calcext:target-range-address="'7-12月_'.B338:'7-12月_'.B338">
            <calcext:condition calcext:apply-style-name="cf1" calcext:value="formula-is(msoxl:AND(COUNTIF([.$B$338:.$B$338], [.B338])&gt;1,NOT(ISBLANK([.B338]))))" calcext:base-cell-address="'7-12月_'.B338"/>
            <calcext:condition calcext:apply-style-name="cf2" calcext:value="formula-is(msoxl:AND(COUNTIF([.$B$338:.$B$338], [.B338])&gt;1,NOT(ISBLANK([.B338]))))" calcext:base-cell-address="'7-12月_'.B338"/>
            <calcext:condition calcext:apply-style-name="cf3" calcext:value="formula-is(msoxl:AND(COUNTIF([.$B$338:.$B$338], [.B338])&gt;1,NOT(ISBLANK([.B338]))))" calcext:base-cell-address="'7-12月_'.B338"/>
            <calcext:condition calcext:apply-style-name="cf4" calcext:value="formula-is(msoxl:AND(COUNTIF([.$B$338:.$B$338], [.B338])&gt;1,NOT(ISBLANK([.B338]))))" calcext:base-cell-address="'7-12月_'.B338"/>
            <calcext:condition calcext:apply-style-name="cf5" calcext:value="formula-is(msoxl:AND(COUNTIF([.$B$338:.$B$338], [.B338])&gt;1,NOT(ISBLANK([.B338]))))" calcext:base-cell-address="'7-12月_'.B338"/>
          </calcext:conditional-format>
          <calcext:conditional-format calcext:target-range-address="'7-12月_'.B339:'7-12月_'.B339">
            <calcext:condition calcext:apply-style-name="cf1" calcext:value="formula-is(msoxl:AND(COUNTIF([.$B$339:.$B$339], [.B339])&gt;1,NOT(ISBLANK([.B339]))))" calcext:base-cell-address="'7-12月_'.B339"/>
            <calcext:condition calcext:apply-style-name="cf2" calcext:value="formula-is(msoxl:AND(COUNTIF([.$B$339:.$B$339], [.B339])&gt;1,NOT(ISBLANK([.B339]))))" calcext:base-cell-address="'7-12月_'.B339"/>
            <calcext:condition calcext:apply-style-name="cf3" calcext:value="formula-is(msoxl:AND(COUNTIF([.$B$339:.$B$339], [.B339])&gt;1,NOT(ISBLANK([.B339]))))" calcext:base-cell-address="'7-12月_'.B339"/>
            <calcext:condition calcext:apply-style-name="cf4" calcext:value="formula-is(msoxl:AND(COUNTIF([.$B$339:.$B$339], [.B339])&gt;1,NOT(ISBLANK([.B339]))))" calcext:base-cell-address="'7-12月_'.B339"/>
            <calcext:condition calcext:apply-style-name="cf5" calcext:value="formula-is(msoxl:AND(COUNTIF([.$B$339:.$B$339], [.B339])&gt;1,NOT(ISBLANK([.B339]))))" calcext:base-cell-address="'7-12月_'.B339"/>
          </calcext:conditional-format>
          <calcext:conditional-format calcext:target-range-address="'7-12月_'.B340:'7-12月_'.B340">
            <calcext:condition calcext:apply-style-name="cf1" calcext:value="formula-is(msoxl:AND(COUNTIF([.$B$340:.$B$340], [.B340])&gt;1,NOT(ISBLANK([.B340]))))" calcext:base-cell-address="'7-12月_'.B340"/>
            <calcext:condition calcext:apply-style-name="cf2" calcext:value="formula-is(msoxl:AND(COUNTIF([.$B$340:.$B$340], [.B340])&gt;1,NOT(ISBLANK([.B340]))))" calcext:base-cell-address="'7-12月_'.B340"/>
            <calcext:condition calcext:apply-style-name="cf3" calcext:value="formula-is(msoxl:AND(COUNTIF([.$B$340:.$B$340], [.B340])&gt;1,NOT(ISBLANK([.B340]))))" calcext:base-cell-address="'7-12月_'.B340"/>
            <calcext:condition calcext:apply-style-name="cf4" calcext:value="formula-is(msoxl:AND(COUNTIF([.$B$340:.$B$340], [.B340])&gt;1,NOT(ISBLANK([.B340]))))" calcext:base-cell-address="'7-12月_'.B340"/>
            <calcext:condition calcext:apply-style-name="cf5" calcext:value="formula-is(msoxl:AND(COUNTIF([.$B$340:.$B$340], [.B340])&gt;1,NOT(ISBLANK([.B340]))))" calcext:base-cell-address="'7-12月_'.B340"/>
          </calcext:conditional-format>
          <calcext:conditional-format calcext:target-range-address="'7-12月_'.B341:'7-12月_'.B341">
            <calcext:condition calcext:apply-style-name="cf1" calcext:value="formula-is(msoxl:AND(COUNTIF([.$B$341:.$B$341], [.B341])&gt;1,NOT(ISBLANK([.B341]))))" calcext:base-cell-address="'7-12月_'.B341"/>
            <calcext:condition calcext:apply-style-name="cf2" calcext:value="formula-is(msoxl:AND(COUNTIF([.$B$341:.$B$341], [.B341])&gt;1,NOT(ISBLANK([.B341]))))" calcext:base-cell-address="'7-12月_'.B341"/>
            <calcext:condition calcext:apply-style-name="cf3" calcext:value="formula-is(msoxl:AND(COUNTIF([.$B$341:.$B$341], [.B341])&gt;1,NOT(ISBLANK([.B341]))))" calcext:base-cell-address="'7-12月_'.B341"/>
            <calcext:condition calcext:apply-style-name="cf4" calcext:value="formula-is(msoxl:AND(COUNTIF([.$B$341:.$B$341], [.B341])&gt;1,NOT(ISBLANK([.B341]))))" calcext:base-cell-address="'7-12月_'.B341"/>
            <calcext:condition calcext:apply-style-name="cf5" calcext:value="formula-is(msoxl:AND(COUNTIF([.$B$341:.$B$341], [.B341])&gt;1,NOT(ISBLANK([.B341]))))" calcext:base-cell-address="'7-12月_'.B341"/>
          </calcext:conditional-format>
          <calcext:conditional-format calcext:target-range-address="'7-12月_'.B342:'7-12月_'.B342">
            <calcext:condition calcext:apply-style-name="cf1" calcext:value="formula-is(msoxl:AND(COUNTIF([.$B$342:.$B$342], [.B342])&gt;1,NOT(ISBLANK([.B342]))))" calcext:base-cell-address="'7-12月_'.B342"/>
            <calcext:condition calcext:apply-style-name="cf2" calcext:value="formula-is(msoxl:AND(COUNTIF([.$B$342:.$B$342], [.B342])&gt;1,NOT(ISBLANK([.B342]))))" calcext:base-cell-address="'7-12月_'.B342"/>
            <calcext:condition calcext:apply-style-name="cf3" calcext:value="formula-is(msoxl:AND(COUNTIF([.$B$342:.$B$342], [.B342])&gt;1,NOT(ISBLANK([.B342]))))" calcext:base-cell-address="'7-12月_'.B342"/>
            <calcext:condition calcext:apply-style-name="cf4" calcext:value="formula-is(msoxl:AND(COUNTIF([.$B$342:.$B$342], [.B342])&gt;1,NOT(ISBLANK([.B342]))))" calcext:base-cell-address="'7-12月_'.B342"/>
            <calcext:condition calcext:apply-style-name="cf5" calcext:value="formula-is(msoxl:AND(COUNTIF([.$B$342:.$B$342], [.B342])&gt;1,NOT(ISBLANK([.B342]))))" calcext:base-cell-address="'7-12月_'.B342"/>
          </calcext:conditional-format>
          <calcext:conditional-format calcext:target-range-address="'7-12月_'.B343:'7-12月_'.B343">
            <calcext:condition calcext:apply-style-name="cf1" calcext:value="formula-is(msoxl:AND(COUNTIF([.$B$343:.$B$343], [.B343])&gt;1,NOT(ISBLANK([.B343]))))" calcext:base-cell-address="'7-12月_'.B343"/>
            <calcext:condition calcext:apply-style-name="cf2" calcext:value="formula-is(msoxl:AND(COUNTIF([.$B$343:.$B$343], [.B343])&gt;1,NOT(ISBLANK([.B343]))))" calcext:base-cell-address="'7-12月_'.B343"/>
            <calcext:condition calcext:apply-style-name="cf3" calcext:value="formula-is(msoxl:AND(COUNTIF([.$B$343:.$B$343], [.B343])&gt;1,NOT(ISBLANK([.B343]))))" calcext:base-cell-address="'7-12月_'.B343"/>
            <calcext:condition calcext:apply-style-name="cf4" calcext:value="formula-is(msoxl:AND(COUNTIF([.$B$343:.$B$343], [.B343])&gt;1,NOT(ISBLANK([.B343]))))" calcext:base-cell-address="'7-12月_'.B343"/>
            <calcext:condition calcext:apply-style-name="cf5" calcext:value="formula-is(msoxl:AND(COUNTIF([.$B$343:.$B$343], [.B343])&gt;1,NOT(ISBLANK([.B343]))))" calcext:base-cell-address="'7-12月_'.B343"/>
          </calcext:conditional-format>
          <calcext:conditional-format calcext:target-range-address="'7-12月_'.B344:'7-12月_'.B344">
            <calcext:condition calcext:apply-style-name="cf1" calcext:value="formula-is(msoxl:AND(COUNTIF([.$B$344:.$B$344], [.B344])&gt;1,NOT(ISBLANK([.B344]))))" calcext:base-cell-address="'7-12月_'.B344"/>
            <calcext:condition calcext:apply-style-name="cf2" calcext:value="formula-is(msoxl:AND(COUNTIF([.$B$344:.$B$344], [.B344])&gt;1,NOT(ISBLANK([.B344]))))" calcext:base-cell-address="'7-12月_'.B344"/>
            <calcext:condition calcext:apply-style-name="cf3" calcext:value="formula-is(msoxl:AND(COUNTIF([.$B$344:.$B$344], [.B344])&gt;1,NOT(ISBLANK([.B344]))))" calcext:base-cell-address="'7-12月_'.B344"/>
            <calcext:condition calcext:apply-style-name="cf4" calcext:value="formula-is(msoxl:AND(COUNTIF([.$B$344:.$B$344], [.B344])&gt;1,NOT(ISBLANK([.B344]))))" calcext:base-cell-address="'7-12月_'.B344"/>
            <calcext:condition calcext:apply-style-name="cf5" calcext:value="formula-is(msoxl:AND(COUNTIF([.$B$344:.$B$344], [.B344])&gt;1,NOT(ISBLANK([.B344]))))" calcext:base-cell-address="'7-12月_'.B344"/>
          </calcext:conditional-format>
          <calcext:conditional-format calcext:target-range-address="'7-12月_'.B345:'7-12月_'.B345">
            <calcext:condition calcext:apply-style-name="cf1" calcext:value="formula-is(msoxl:AND(COUNTIF([.$B$345:.$B$345], [.B345])&gt;1,NOT(ISBLANK([.B345]))))" calcext:base-cell-address="'7-12月_'.B345"/>
            <calcext:condition calcext:apply-style-name="cf2" calcext:value="formula-is(msoxl:AND(COUNTIF([.$B$345:.$B$345], [.B345])&gt;1,NOT(ISBLANK([.B345]))))" calcext:base-cell-address="'7-12月_'.B345"/>
            <calcext:condition calcext:apply-style-name="cf3" calcext:value="formula-is(msoxl:AND(COUNTIF([.$B$345:.$B$345], [.B345])&gt;1,NOT(ISBLANK([.B345]))))" calcext:base-cell-address="'7-12月_'.B345"/>
            <calcext:condition calcext:apply-style-name="cf4" calcext:value="formula-is(msoxl:AND(COUNTIF([.$B$345:.$B$345], [.B345])&gt;1,NOT(ISBLANK([.B345]))))" calcext:base-cell-address="'7-12月_'.B345"/>
            <calcext:condition calcext:apply-style-name="cf5" calcext:value="formula-is(msoxl:AND(COUNTIF([.$B$345:.$B$345], [.B345])&gt;1,NOT(ISBLANK([.B345]))))" calcext:base-cell-address="'7-12月_'.B345"/>
          </calcext:conditional-format>
          <calcext:conditional-format calcext:target-range-address="'7-12月_'.B346:'7-12月_'.B346">
            <calcext:condition calcext:apply-style-name="cf1" calcext:value="formula-is(msoxl:AND(COUNTIF([.$B$346:.$B$346], [.B346])&gt;1,NOT(ISBLANK([.B346]))))" calcext:base-cell-address="'7-12月_'.B346"/>
            <calcext:condition calcext:apply-style-name="cf2" calcext:value="formula-is(msoxl:AND(COUNTIF([.$B$346:.$B$346], [.B346])&gt;1,NOT(ISBLANK([.B346]))))" calcext:base-cell-address="'7-12月_'.B346"/>
            <calcext:condition calcext:apply-style-name="cf3" calcext:value="formula-is(msoxl:AND(COUNTIF([.$B$346:.$B$346], [.B346])&gt;1,NOT(ISBLANK([.B346]))))" calcext:base-cell-address="'7-12月_'.B346"/>
            <calcext:condition calcext:apply-style-name="cf4" calcext:value="formula-is(msoxl:AND(COUNTIF([.$B$346:.$B$346], [.B346])&gt;1,NOT(ISBLANK([.B346]))))" calcext:base-cell-address="'7-12月_'.B346"/>
            <calcext:condition calcext:apply-style-name="cf5" calcext:value="formula-is(msoxl:AND(COUNTIF([.$B$346:.$B$346], [.B346])&gt;1,NOT(ISBLANK([.B346]))))" calcext:base-cell-address="'7-12月_'.B346"/>
          </calcext:conditional-format>
          <calcext:conditional-format calcext:target-range-address="'7-12月_'.B347:'7-12月_'.B347">
            <calcext:condition calcext:apply-style-name="cf1" calcext:value="formula-is(msoxl:AND(COUNTIF([.$B$347:.$B$347], [.B347])&gt;1,NOT(ISBLANK([.B347]))))" calcext:base-cell-address="'7-12月_'.B347"/>
            <calcext:condition calcext:apply-style-name="cf2" calcext:value="formula-is(msoxl:AND(COUNTIF([.$B$347:.$B$347], [.B347])&gt;1,NOT(ISBLANK([.B347]))))" calcext:base-cell-address="'7-12月_'.B347"/>
            <calcext:condition calcext:apply-style-name="cf3" calcext:value="formula-is(msoxl:AND(COUNTIF([.$B$347:.$B$347], [.B347])&gt;1,NOT(ISBLANK([.B347]))))" calcext:base-cell-address="'7-12月_'.B347"/>
            <calcext:condition calcext:apply-style-name="cf4" calcext:value="formula-is(msoxl:AND(COUNTIF([.$B$347:.$B$347], [.B347])&gt;1,NOT(ISBLANK([.B347]))))" calcext:base-cell-address="'7-12月_'.B347"/>
            <calcext:condition calcext:apply-style-name="cf5" calcext:value="formula-is(msoxl:AND(COUNTIF([.$B$347:.$B$347], [.B347])&gt;1,NOT(ISBLANK([.B347]))))" calcext:base-cell-address="'7-12月_'.B347"/>
          </calcext:conditional-format>
          <calcext:conditional-format calcext:target-range-address="'7-12月_'.B348:'7-12月_'.B348">
            <calcext:condition calcext:apply-style-name="cf1" calcext:value="formula-is(msoxl:AND(COUNTIF([.$B$348:.$B$348], [.B348])&gt;1,NOT(ISBLANK([.B348]))))" calcext:base-cell-address="'7-12月_'.B348"/>
            <calcext:condition calcext:apply-style-name="cf2" calcext:value="formula-is(msoxl:AND(COUNTIF([.$B$348:.$B$348], [.B348])&gt;1,NOT(ISBLANK([.B348]))))" calcext:base-cell-address="'7-12月_'.B348"/>
            <calcext:condition calcext:apply-style-name="cf3" calcext:value="formula-is(msoxl:AND(COUNTIF([.$B$348:.$B$348], [.B348])&gt;1,NOT(ISBLANK([.B348]))))" calcext:base-cell-address="'7-12月_'.B348"/>
            <calcext:condition calcext:apply-style-name="cf4" calcext:value="formula-is(msoxl:AND(COUNTIF([.$B$348:.$B$348], [.B348])&gt;1,NOT(ISBLANK([.B348]))))" calcext:base-cell-address="'7-12月_'.B348"/>
            <calcext:condition calcext:apply-style-name="cf5" calcext:value="formula-is(msoxl:AND(COUNTIF([.$B$348:.$B$348], [.B348])&gt;1,NOT(ISBLANK([.B348]))))" calcext:base-cell-address="'7-12月_'.B348"/>
          </calcext:conditional-format>
          <calcext:conditional-format calcext:target-range-address="'7-12月_'.B349:'7-12月_'.B349">
            <calcext:condition calcext:apply-style-name="cf1" calcext:value="formula-is(msoxl:AND(COUNTIF([.$B$349:.$B$349], [.B349])&gt;1,NOT(ISBLANK([.B349]))))" calcext:base-cell-address="'7-12月_'.B349"/>
            <calcext:condition calcext:apply-style-name="cf2" calcext:value="formula-is(msoxl:AND(COUNTIF([.$B$349:.$B$349], [.B349])&gt;1,NOT(ISBLANK([.B349]))))" calcext:base-cell-address="'7-12月_'.B349"/>
            <calcext:condition calcext:apply-style-name="cf3" calcext:value="formula-is(msoxl:AND(COUNTIF([.$B$349:.$B$349], [.B349])&gt;1,NOT(ISBLANK([.B349]))))" calcext:base-cell-address="'7-12月_'.B349"/>
            <calcext:condition calcext:apply-style-name="cf4" calcext:value="formula-is(msoxl:AND(COUNTIF([.$B$349:.$B$349], [.B349])&gt;1,NOT(ISBLANK([.B349]))))" calcext:base-cell-address="'7-12月_'.B349"/>
            <calcext:condition calcext:apply-style-name="cf5" calcext:value="formula-is(msoxl:AND(COUNTIF([.$B$349:.$B$349], [.B349])&gt;1,NOT(ISBLANK([.B349]))))" calcext:base-cell-address="'7-12月_'.B349"/>
          </calcext:conditional-format>
          <calcext:conditional-format calcext:target-range-address="'7-12月_'.B350:'7-12月_'.B350">
            <calcext:condition calcext:apply-style-name="cf1" calcext:value="formula-is(msoxl:AND(COUNTIF([.$B$350:.$B$350], [.B350])&gt;1,NOT(ISBLANK([.B350]))))" calcext:base-cell-address="'7-12月_'.B350"/>
            <calcext:condition calcext:apply-style-name="cf2" calcext:value="formula-is(msoxl:AND(COUNTIF([.$B$350:.$B$350], [.B350])&gt;1,NOT(ISBLANK([.B350]))))" calcext:base-cell-address="'7-12月_'.B350"/>
            <calcext:condition calcext:apply-style-name="cf3" calcext:value="formula-is(msoxl:AND(COUNTIF([.$B$350:.$B$350], [.B350])&gt;1,NOT(ISBLANK([.B350]))))" calcext:base-cell-address="'7-12月_'.B350"/>
            <calcext:condition calcext:apply-style-name="cf4" calcext:value="formula-is(msoxl:AND(COUNTIF([.$B$350:.$B$350], [.B350])&gt;1,NOT(ISBLANK([.B350]))))" calcext:base-cell-address="'7-12月_'.B350"/>
            <calcext:condition calcext:apply-style-name="cf5" calcext:value="formula-is(msoxl:AND(COUNTIF([.$B$350:.$B$350], [.B350])&gt;1,NOT(ISBLANK([.B350]))))" calcext:base-cell-address="'7-12月_'.B350"/>
          </calcext:conditional-format>
          <calcext:conditional-format calcext:target-range-address="'7-12月_'.B351:'7-12月_'.B351">
            <calcext:condition calcext:apply-style-name="cf1" calcext:value="formula-is(msoxl:AND(COUNTIF([.$B$351:.$B$351], [.B351])&gt;1,NOT(ISBLANK([.B351]))))" calcext:base-cell-address="'7-12月_'.B351"/>
            <calcext:condition calcext:apply-style-name="cf2" calcext:value="formula-is(msoxl:AND(COUNTIF([.$B$351:.$B$351], [.B351])&gt;1,NOT(ISBLANK([.B351]))))" calcext:base-cell-address="'7-12月_'.B351"/>
            <calcext:condition calcext:apply-style-name="cf3" calcext:value="formula-is(msoxl:AND(COUNTIF([.$B$351:.$B$351], [.B351])&gt;1,NOT(ISBLANK([.B351]))))" calcext:base-cell-address="'7-12月_'.B351"/>
            <calcext:condition calcext:apply-style-name="cf4" calcext:value="formula-is(msoxl:AND(COUNTIF([.$B$351:.$B$351], [.B351])&gt;1,NOT(ISBLANK([.B351]))))" calcext:base-cell-address="'7-12月_'.B351"/>
            <calcext:condition calcext:apply-style-name="cf5" calcext:value="formula-is(msoxl:AND(COUNTIF([.$B$351:.$B$351], [.B351])&gt;1,NOT(ISBLANK([.B351]))))" calcext:base-cell-address="'7-12月_'.B351"/>
          </calcext:conditional-format>
          <calcext:conditional-format calcext:target-range-address="'7-12月_'.B352:'7-12月_'.B352">
            <calcext:condition calcext:apply-style-name="cf1" calcext:value="formula-is(msoxl:AND(COUNTIF([.$B$352:.$B$352], [.B352])&gt;1,NOT(ISBLANK([.B352]))))" calcext:base-cell-address="'7-12月_'.B352"/>
            <calcext:condition calcext:apply-style-name="cf2" calcext:value="formula-is(msoxl:AND(COUNTIF([.$B$352:.$B$352], [.B352])&gt;1,NOT(ISBLANK([.B352]))))" calcext:base-cell-address="'7-12月_'.B352"/>
            <calcext:condition calcext:apply-style-name="cf3" calcext:value="formula-is(msoxl:AND(COUNTIF([.$B$352:.$B$352], [.B352])&gt;1,NOT(ISBLANK([.B352]))))" calcext:base-cell-address="'7-12月_'.B352"/>
            <calcext:condition calcext:apply-style-name="cf4" calcext:value="formula-is(msoxl:AND(COUNTIF([.$B$352:.$B$352], [.B352])&gt;1,NOT(ISBLANK([.B352]))))" calcext:base-cell-address="'7-12月_'.B352"/>
            <calcext:condition calcext:apply-style-name="cf5" calcext:value="formula-is(msoxl:AND(COUNTIF([.$B$352:.$B$352], [.B352])&gt;1,NOT(ISBLANK([.B352]))))" calcext:base-cell-address="'7-12月_'.B352"/>
          </calcext:conditional-format>
          <calcext:conditional-format calcext:target-range-address="'7-12月_'.B353:'7-12月_'.B353">
            <calcext:condition calcext:apply-style-name="cf1" calcext:value="formula-is(msoxl:AND(COUNTIF([.$B$353:.$B$353], [.B353])&gt;1,NOT(ISBLANK([.B353]))))" calcext:base-cell-address="'7-12月_'.B353"/>
            <calcext:condition calcext:apply-style-name="cf2" calcext:value="formula-is(msoxl:AND(COUNTIF([.$B$353:.$B$353], [.B353])&gt;1,NOT(ISBLANK([.B353]))))" calcext:base-cell-address="'7-12月_'.B353"/>
            <calcext:condition calcext:apply-style-name="cf3" calcext:value="formula-is(msoxl:AND(COUNTIF([.$B$353:.$B$353], [.B353])&gt;1,NOT(ISBLANK([.B353]))))" calcext:base-cell-address="'7-12月_'.B353"/>
            <calcext:condition calcext:apply-style-name="cf4" calcext:value="formula-is(msoxl:AND(COUNTIF([.$B$353:.$B$353], [.B353])&gt;1,NOT(ISBLANK([.B353]))))" calcext:base-cell-address="'7-12月_'.B353"/>
            <calcext:condition calcext:apply-style-name="cf5" calcext:value="formula-is(msoxl:AND(COUNTIF([.$B$353:.$B$353], [.B353])&gt;1,NOT(ISBLANK([.B353]))))" calcext:base-cell-address="'7-12月_'.B353"/>
          </calcext:conditional-format>
          <calcext:conditional-format calcext:target-range-address="'7-12月_'.B354:'7-12月_'.B354">
            <calcext:condition calcext:apply-style-name="cf1" calcext:value="formula-is(msoxl:AND(COUNTIF([.$B$354:.$B$354], [.B354])&gt;1,NOT(ISBLANK([.B354]))))" calcext:base-cell-address="'7-12月_'.B354"/>
            <calcext:condition calcext:apply-style-name="cf2" calcext:value="formula-is(msoxl:AND(COUNTIF([.$B$354:.$B$354], [.B354])&gt;1,NOT(ISBLANK([.B354]))))" calcext:base-cell-address="'7-12月_'.B354"/>
            <calcext:condition calcext:apply-style-name="cf3" calcext:value="formula-is(msoxl:AND(COUNTIF([.$B$354:.$B$354], [.B354])&gt;1,NOT(ISBLANK([.B354]))))" calcext:base-cell-address="'7-12月_'.B354"/>
            <calcext:condition calcext:apply-style-name="cf4" calcext:value="formula-is(msoxl:AND(COUNTIF([.$B$354:.$B$354], [.B354])&gt;1,NOT(ISBLANK([.B354]))))" calcext:base-cell-address="'7-12月_'.B354"/>
            <calcext:condition calcext:apply-style-name="cf5" calcext:value="formula-is(msoxl:AND(COUNTIF([.$B$354:.$B$354], [.B354])&gt;1,NOT(ISBLANK([.B354]))))" calcext:base-cell-address="'7-12月_'.B354"/>
          </calcext:conditional-format>
          <calcext:conditional-format calcext:target-range-address="'7-12月_'.B355:'7-12月_'.B355">
            <calcext:condition calcext:apply-style-name="cf1" calcext:value="formula-is(msoxl:AND(COUNTIF([.$B$355:.$B$355], [.B355])&gt;1,NOT(ISBLANK([.B355]))))" calcext:base-cell-address="'7-12月_'.B355"/>
            <calcext:condition calcext:apply-style-name="cf2" calcext:value="formula-is(msoxl:AND(COUNTIF([.$B$355:.$B$355], [.B355])&gt;1,NOT(ISBLANK([.B355]))))" calcext:base-cell-address="'7-12月_'.B355"/>
            <calcext:condition calcext:apply-style-name="cf3" calcext:value="formula-is(msoxl:AND(COUNTIF([.$B$355:.$B$355], [.B355])&gt;1,NOT(ISBLANK([.B355]))))" calcext:base-cell-address="'7-12月_'.B355"/>
            <calcext:condition calcext:apply-style-name="cf4" calcext:value="formula-is(msoxl:AND(COUNTIF([.$B$355:.$B$355], [.B355])&gt;1,NOT(ISBLANK([.B355]))))" calcext:base-cell-address="'7-12月_'.B355"/>
            <calcext:condition calcext:apply-style-name="cf5" calcext:value="formula-is(msoxl:AND(COUNTIF([.$B$355:.$B$355], [.B355])&gt;1,NOT(ISBLANK([.B355]))))" calcext:base-cell-address="'7-12月_'.B355"/>
          </calcext:conditional-format>
          <calcext:conditional-format calcext:target-range-address="'7-12月_'.B356:'7-12月_'.B356">
            <calcext:condition calcext:apply-style-name="cf1" calcext:value="formula-is(msoxl:AND(COUNTIF([.$B$356:.$B$356], [.B356])&gt;1,NOT(ISBLANK([.B356]))))" calcext:base-cell-address="'7-12月_'.B356"/>
            <calcext:condition calcext:apply-style-name="cf2" calcext:value="formula-is(msoxl:AND(COUNTIF([.$B$356:.$B$356], [.B356])&gt;1,NOT(ISBLANK([.B356]))))" calcext:base-cell-address="'7-12月_'.B356"/>
            <calcext:condition calcext:apply-style-name="cf3" calcext:value="formula-is(msoxl:AND(COUNTIF([.$B$356:.$B$356], [.B356])&gt;1,NOT(ISBLANK([.B356]))))" calcext:base-cell-address="'7-12月_'.B356"/>
            <calcext:condition calcext:apply-style-name="cf4" calcext:value="formula-is(msoxl:AND(COUNTIF([.$B$356:.$B$356], [.B356])&gt;1,NOT(ISBLANK([.B356]))))" calcext:base-cell-address="'7-12月_'.B356"/>
            <calcext:condition calcext:apply-style-name="cf5" calcext:value="formula-is(msoxl:AND(COUNTIF([.$B$356:.$B$356], [.B356])&gt;1,NOT(ISBLANK([.B356]))))" calcext:base-cell-address="'7-12月_'.B356"/>
          </calcext:conditional-format>
          <calcext:conditional-format calcext:target-range-address="'7-12月_'.B357:'7-12月_'.B357">
            <calcext:condition calcext:apply-style-name="cf1" calcext:value="formula-is(msoxl:AND(COUNTIF([.$B$357:.$B$357], [.B357])&gt;1,NOT(ISBLANK([.B357]))))" calcext:base-cell-address="'7-12月_'.B357"/>
            <calcext:condition calcext:apply-style-name="cf2" calcext:value="formula-is(msoxl:AND(COUNTIF([.$B$357:.$B$357], [.B357])&gt;1,NOT(ISBLANK([.B357]))))" calcext:base-cell-address="'7-12月_'.B357"/>
            <calcext:condition calcext:apply-style-name="cf3" calcext:value="formula-is(msoxl:AND(COUNTIF([.$B$357:.$B$357], [.B357])&gt;1,NOT(ISBLANK([.B357]))))" calcext:base-cell-address="'7-12月_'.B357"/>
            <calcext:condition calcext:apply-style-name="cf4" calcext:value="formula-is(msoxl:AND(COUNTIF([.$B$357:.$B$357], [.B357])&gt;1,NOT(ISBLANK([.B357]))))" calcext:base-cell-address="'7-12月_'.B357"/>
            <calcext:condition calcext:apply-style-name="cf5" calcext:value="formula-is(msoxl:AND(COUNTIF([.$B$357:.$B$357], [.B357])&gt;1,NOT(ISBLANK([.B357]))))" calcext:base-cell-address="'7-12月_'.B357"/>
          </calcext:conditional-format>
          <calcext:conditional-format calcext:target-range-address="'7-12月_'.B358:'7-12月_'.B358">
            <calcext:condition calcext:apply-style-name="cf1" calcext:value="formula-is(msoxl:AND(COUNTIF([.$B$358:.$B$358], [.B358])&gt;1,NOT(ISBLANK([.B358]))))" calcext:base-cell-address="'7-12月_'.B358"/>
            <calcext:condition calcext:apply-style-name="cf2" calcext:value="formula-is(msoxl:AND(COUNTIF([.$B$358:.$B$358], [.B358])&gt;1,NOT(ISBLANK([.B358]))))" calcext:base-cell-address="'7-12月_'.B358"/>
            <calcext:condition calcext:apply-style-name="cf3" calcext:value="formula-is(msoxl:AND(COUNTIF([.$B$358:.$B$358], [.B358])&gt;1,NOT(ISBLANK([.B358]))))" calcext:base-cell-address="'7-12月_'.B358"/>
            <calcext:condition calcext:apply-style-name="cf4" calcext:value="formula-is(msoxl:AND(COUNTIF([.$B$358:.$B$358], [.B358])&gt;1,NOT(ISBLANK([.B358]))))" calcext:base-cell-address="'7-12月_'.B358"/>
            <calcext:condition calcext:apply-style-name="cf5" calcext:value="formula-is(msoxl:AND(COUNTIF([.$B$358:.$B$358], [.B358])&gt;1,NOT(ISBLANK([.B358]))))" calcext:base-cell-address="'7-12月_'.B358"/>
          </calcext:conditional-format>
          <calcext:conditional-format calcext:target-range-address="'7-12月_'.B359:'7-12月_'.B359">
            <calcext:condition calcext:apply-style-name="cf1" calcext:value="formula-is(msoxl:AND(COUNTIF([.$B$359:.$B$359], [.B359])&gt;1,NOT(ISBLANK([.B359]))))" calcext:base-cell-address="'7-12月_'.B359"/>
            <calcext:condition calcext:apply-style-name="cf2" calcext:value="formula-is(msoxl:AND(COUNTIF([.$B$359:.$B$359], [.B359])&gt;1,NOT(ISBLANK([.B359]))))" calcext:base-cell-address="'7-12月_'.B359"/>
            <calcext:condition calcext:apply-style-name="cf3" calcext:value="formula-is(msoxl:AND(COUNTIF([.$B$359:.$B$359], [.B359])&gt;1,NOT(ISBLANK([.B359]))))" calcext:base-cell-address="'7-12月_'.B359"/>
            <calcext:condition calcext:apply-style-name="cf4" calcext:value="formula-is(msoxl:AND(COUNTIF([.$B$359:.$B$359], [.B359])&gt;1,NOT(ISBLANK([.B359]))))" calcext:base-cell-address="'7-12月_'.B359"/>
            <calcext:condition calcext:apply-style-name="cf5" calcext:value="formula-is(msoxl:AND(COUNTIF([.$B$359:.$B$359], [.B359])&gt;1,NOT(ISBLANK([.B359]))))" calcext:base-cell-address="'7-12月_'.B359"/>
          </calcext:conditional-format>
          <calcext:conditional-format calcext:target-range-address="'7-12月_'.B360:'7-12月_'.B360">
            <calcext:condition calcext:apply-style-name="cf1" calcext:value="formula-is(msoxl:AND(COUNTIF([.$B$360:.$B$360], [.B360])&gt;1,NOT(ISBLANK([.B360]))))" calcext:base-cell-address="'7-12月_'.B360"/>
            <calcext:condition calcext:apply-style-name="cf2" calcext:value="formula-is(msoxl:AND(COUNTIF([.$B$360:.$B$360], [.B360])&gt;1,NOT(ISBLANK([.B360]))))" calcext:base-cell-address="'7-12月_'.B360"/>
            <calcext:condition calcext:apply-style-name="cf3" calcext:value="formula-is(msoxl:AND(COUNTIF([.$B$360:.$B$360], [.B360])&gt;1,NOT(ISBLANK([.B360]))))" calcext:base-cell-address="'7-12月_'.B360"/>
            <calcext:condition calcext:apply-style-name="cf4" calcext:value="formula-is(msoxl:AND(COUNTIF([.$B$360:.$B$360], [.B360])&gt;1,NOT(ISBLANK([.B360]))))" calcext:base-cell-address="'7-12月_'.B360"/>
            <calcext:condition calcext:apply-style-name="cf5" calcext:value="formula-is(msoxl:AND(COUNTIF([.$B$360:.$B$360], [.B360])&gt;1,NOT(ISBLANK([.B360]))))" calcext:base-cell-address="'7-12月_'.B360"/>
          </calcext:conditional-format>
          <calcext:conditional-format calcext:target-range-address="'7-12月_'.B361:'7-12月_'.B361">
            <calcext:condition calcext:apply-style-name="cf1" calcext:value="formula-is(msoxl:AND(COUNTIF([.$B$361:.$B$361], [.B361])&gt;1,NOT(ISBLANK([.B361]))))" calcext:base-cell-address="'7-12月_'.B361"/>
            <calcext:condition calcext:apply-style-name="cf2" calcext:value="formula-is(msoxl:AND(COUNTIF([.$B$361:.$B$361], [.B361])&gt;1,NOT(ISBLANK([.B361]))))" calcext:base-cell-address="'7-12月_'.B361"/>
            <calcext:condition calcext:apply-style-name="cf3" calcext:value="formula-is(msoxl:AND(COUNTIF([.$B$361:.$B$361], [.B361])&gt;1,NOT(ISBLANK([.B361]))))" calcext:base-cell-address="'7-12月_'.B361"/>
            <calcext:condition calcext:apply-style-name="cf4" calcext:value="formula-is(msoxl:AND(COUNTIF([.$B$361:.$B$361], [.B361])&gt;1,NOT(ISBLANK([.B361]))))" calcext:base-cell-address="'7-12月_'.B361"/>
            <calcext:condition calcext:apply-style-name="cf5" calcext:value="formula-is(msoxl:AND(COUNTIF([.$B$361:.$B$361], [.B361])&gt;1,NOT(ISBLANK([.B361]))))" calcext:base-cell-address="'7-12月_'.B361"/>
          </calcext:conditional-format>
          <calcext:conditional-format calcext:target-range-address="'7-12月_'.B362:'7-12月_'.B362">
            <calcext:condition calcext:apply-style-name="cf1" calcext:value="formula-is(msoxl:AND(COUNTIF([.$B$362:.$B$362], [.B362])&gt;1,NOT(ISBLANK([.B362]))))" calcext:base-cell-address="'7-12月_'.B362"/>
            <calcext:condition calcext:apply-style-name="cf2" calcext:value="formula-is(msoxl:AND(COUNTIF([.$B$362:.$B$362], [.B362])&gt;1,NOT(ISBLANK([.B362]))))" calcext:base-cell-address="'7-12月_'.B362"/>
            <calcext:condition calcext:apply-style-name="cf3" calcext:value="formula-is(msoxl:AND(COUNTIF([.$B$362:.$B$362], [.B362])&gt;1,NOT(ISBLANK([.B362]))))" calcext:base-cell-address="'7-12月_'.B362"/>
            <calcext:condition calcext:apply-style-name="cf4" calcext:value="formula-is(msoxl:AND(COUNTIF([.$B$362:.$B$362], [.B362])&gt;1,NOT(ISBLANK([.B362]))))" calcext:base-cell-address="'7-12月_'.B362"/>
            <calcext:condition calcext:apply-style-name="cf5" calcext:value="formula-is(msoxl:AND(COUNTIF([.$B$362:.$B$362], [.B362])&gt;1,NOT(ISBLANK([.B362]))))" calcext:base-cell-address="'7-12月_'.B362"/>
          </calcext:conditional-format>
          <calcext:conditional-format calcext:target-range-address="'7-12月_'.B364:'7-12月_'.B364">
            <calcext:condition calcext:apply-style-name="cf1" calcext:value="formula-is(msoxl:AND(COUNTIF([.$B$364:.$B$364], [.B364])&gt;1,NOT(ISBLANK([.B364]))))" calcext:base-cell-address="'7-12月_'.B364"/>
            <calcext:condition calcext:apply-style-name="cf2" calcext:value="formula-is(msoxl:AND(COUNTIF([.$B$364:.$B$364], [.B364])&gt;1,NOT(ISBLANK([.B364]))))" calcext:base-cell-address="'7-12月_'.B364"/>
            <calcext:condition calcext:apply-style-name="cf3" calcext:value="formula-is(msoxl:AND(COUNTIF([.$B$364:.$B$364], [.B364])&gt;1,NOT(ISBLANK([.B364]))))" calcext:base-cell-address="'7-12月_'.B364"/>
            <calcext:condition calcext:apply-style-name="cf4" calcext:value="formula-is(msoxl:AND(COUNTIF([.$B$364:.$B$364], [.B364])&gt;1,NOT(ISBLANK([.B364]))))" calcext:base-cell-address="'7-12月_'.B364"/>
            <calcext:condition calcext:apply-style-name="cf5" calcext:value="formula-is(msoxl:AND(COUNTIF([.$B$364:.$B$364], [.B364])&gt;1,NOT(ISBLANK([.B364]))))" calcext:base-cell-address="'7-12月_'.B364"/>
          </calcext:conditional-format>
          <calcext:conditional-format calcext:target-range-address="'7-12月_'.B363:'7-12月_'.B363">
            <calcext:condition calcext:apply-style-name="cf1" calcext:value="formula-is(msoxl:AND(COUNTIF([.$B$363:.$B$363], [.B363])&gt;1,NOT(ISBLANK([.B363]))))" calcext:base-cell-address="'7-12月_'.B363"/>
            <calcext:condition calcext:apply-style-name="cf2" calcext:value="formula-is(msoxl:AND(COUNTIF([.$B$363:.$B$363], [.B363])&gt;1,NOT(ISBLANK([.B363]))))" calcext:base-cell-address="'7-12月_'.B363"/>
            <calcext:condition calcext:apply-style-name="cf3" calcext:value="formula-is(msoxl:AND(COUNTIF([.$B$363:.$B$363], [.B363])&gt;1,NOT(ISBLANK([.B363]))))" calcext:base-cell-address="'7-12月_'.B363"/>
            <calcext:condition calcext:apply-style-name="cf4" calcext:value="formula-is(msoxl:AND(COUNTIF([.$B$363:.$B$363], [.B363])&gt;1,NOT(ISBLANK([.B363]))))" calcext:base-cell-address="'7-12月_'.B363"/>
            <calcext:condition calcext:apply-style-name="cf5" calcext:value="formula-is(msoxl:AND(COUNTIF([.$B$363:.$B$363], [.B363])&gt;1,NOT(ISBLANK([.B363]))))" calcext:base-cell-address="'7-12月_'.B363"/>
          </calcext:conditional-format>
          <calcext:conditional-format calcext:target-range-address="'7-12月_'.B365:'7-12月_'.B365">
            <calcext:condition calcext:apply-style-name="cf1" calcext:value="formula-is(msoxl:AND(COUNTIF([.$B$365:.$B$365], [.B365])&gt;1,NOT(ISBLANK([.B365]))))" calcext:base-cell-address="'7-12月_'.B365"/>
            <calcext:condition calcext:apply-style-name="cf2" calcext:value="formula-is(msoxl:AND(COUNTIF([.$B$365:.$B$365], [.B365])&gt;1,NOT(ISBLANK([.B365]))))" calcext:base-cell-address="'7-12月_'.B365"/>
            <calcext:condition calcext:apply-style-name="cf3" calcext:value="formula-is(msoxl:AND(COUNTIF([.$B$365:.$B$365], [.B365])&gt;1,NOT(ISBLANK([.B365]))))" calcext:base-cell-address="'7-12月_'.B365"/>
            <calcext:condition calcext:apply-style-name="cf4" calcext:value="formula-is(msoxl:AND(COUNTIF([.$B$365:.$B$365], [.B365])&gt;1,NOT(ISBLANK([.B365]))))" calcext:base-cell-address="'7-12月_'.B365"/>
            <calcext:condition calcext:apply-style-name="cf5" calcext:value="formula-is(msoxl:AND(COUNTIF([.$B$365:.$B$365], [.B365])&gt;1,NOT(ISBLANK([.B365]))))" calcext:base-cell-address="'7-12月_'.B365"/>
          </calcext:conditional-format>
          <calcext:conditional-format calcext:target-range-address="'7-12月_'.B366:'7-12月_'.B366">
            <calcext:condition calcext:apply-style-name="cf1" calcext:value="formula-is(msoxl:AND(COUNTIF([.$B$366:.$B$366], [.B366])&gt;1,NOT(ISBLANK([.B366]))))" calcext:base-cell-address="'7-12月_'.B366"/>
            <calcext:condition calcext:apply-style-name="cf2" calcext:value="formula-is(msoxl:AND(COUNTIF([.$B$366:.$B$366], [.B366])&gt;1,NOT(ISBLANK([.B366]))))" calcext:base-cell-address="'7-12月_'.B366"/>
            <calcext:condition calcext:apply-style-name="cf3" calcext:value="formula-is(msoxl:AND(COUNTIF([.$B$366:.$B$366], [.B366])&gt;1,NOT(ISBLANK([.B366]))))" calcext:base-cell-address="'7-12月_'.B366"/>
            <calcext:condition calcext:apply-style-name="cf4" calcext:value="formula-is(msoxl:AND(COUNTIF([.$B$366:.$B$366], [.B366])&gt;1,NOT(ISBLANK([.B366]))))" calcext:base-cell-address="'7-12月_'.B366"/>
            <calcext:condition calcext:apply-style-name="cf5" calcext:value="formula-is(msoxl:AND(COUNTIF([.$B$366:.$B$366], [.B366])&gt;1,NOT(ISBLANK([.B366]))))" calcext:base-cell-address="'7-12月_'.B366"/>
          </calcext:conditional-format>
          <calcext:conditional-format calcext:target-range-address="'7-12月_'.B367:'7-12月_'.B367">
            <calcext:condition calcext:apply-style-name="cf1" calcext:value="formula-is(msoxl:AND(COUNTIF([.$B$367:.$B$367], [.B367])&gt;1,NOT(ISBLANK([.B367]))))" calcext:base-cell-address="'7-12月_'.B367"/>
            <calcext:condition calcext:apply-style-name="cf2" calcext:value="formula-is(msoxl:AND(COUNTIF([.$B$367:.$B$367], [.B367])&gt;1,NOT(ISBLANK([.B367]))))" calcext:base-cell-address="'7-12月_'.B367"/>
            <calcext:condition calcext:apply-style-name="cf3" calcext:value="formula-is(msoxl:AND(COUNTIF([.$B$367:.$B$367], [.B367])&gt;1,NOT(ISBLANK([.B367]))))" calcext:base-cell-address="'7-12月_'.B367"/>
            <calcext:condition calcext:apply-style-name="cf4" calcext:value="formula-is(msoxl:AND(COUNTIF([.$B$367:.$B$367], [.B367])&gt;1,NOT(ISBLANK([.B367]))))" calcext:base-cell-address="'7-12月_'.B367"/>
            <calcext:condition calcext:apply-style-name="cf5" calcext:value="formula-is(msoxl:AND(COUNTIF([.$B$367:.$B$367], [.B367])&gt;1,NOT(ISBLANK([.B367]))))" calcext:base-cell-address="'7-12月_'.B367"/>
          </calcext:conditional-format>
          <calcext:conditional-format calcext:target-range-address="'7-12月_'.B368:'7-12月_'.B368">
            <calcext:condition calcext:apply-style-name="cf1" calcext:value="formula-is(msoxl:AND(COUNTIF([.$B$368:.$B$368], [.B368])&gt;1,NOT(ISBLANK([.B368]))))" calcext:base-cell-address="'7-12月_'.B368"/>
            <calcext:condition calcext:apply-style-name="cf2" calcext:value="formula-is(msoxl:AND(COUNTIF([.$B$368:.$B$368], [.B368])&gt;1,NOT(ISBLANK([.B368]))))" calcext:base-cell-address="'7-12月_'.B368"/>
            <calcext:condition calcext:apply-style-name="cf3" calcext:value="formula-is(msoxl:AND(COUNTIF([.$B$368:.$B$368], [.B368])&gt;1,NOT(ISBLANK([.B368]))))" calcext:base-cell-address="'7-12月_'.B368"/>
            <calcext:condition calcext:apply-style-name="cf4" calcext:value="formula-is(msoxl:AND(COUNTIF([.$B$368:.$B$368], [.B368])&gt;1,NOT(ISBLANK([.B368]))))" calcext:base-cell-address="'7-12月_'.B368"/>
            <calcext:condition calcext:apply-style-name="cf5" calcext:value="formula-is(msoxl:AND(COUNTIF([.$B$368:.$B$368], [.B368])&gt;1,NOT(ISBLANK([.B368]))))" calcext:base-cell-address="'7-12月_'.B368"/>
          </calcext:conditional-format>
          <calcext:conditional-format calcext:target-range-address="'7-12月_'.B369:'7-12月_'.B369">
            <calcext:condition calcext:apply-style-name="cf1" calcext:value="formula-is(msoxl:AND(COUNTIF([.$B$369:.$B$369], [.B369])&gt;1,NOT(ISBLANK([.B369]))))" calcext:base-cell-address="'7-12月_'.B369"/>
            <calcext:condition calcext:apply-style-name="cf2" calcext:value="formula-is(msoxl:AND(COUNTIF([.$B$369:.$B$369], [.B369])&gt;1,NOT(ISBLANK([.B369]))))" calcext:base-cell-address="'7-12月_'.B369"/>
            <calcext:condition calcext:apply-style-name="cf3" calcext:value="formula-is(msoxl:AND(COUNTIF([.$B$369:.$B$369], [.B369])&gt;1,NOT(ISBLANK([.B369]))))" calcext:base-cell-address="'7-12月_'.B369"/>
            <calcext:condition calcext:apply-style-name="cf4" calcext:value="formula-is(msoxl:AND(COUNTIF([.$B$369:.$B$369], [.B369])&gt;1,NOT(ISBLANK([.B369]))))" calcext:base-cell-address="'7-12月_'.B369"/>
            <calcext:condition calcext:apply-style-name="cf5" calcext:value="formula-is(msoxl:AND(COUNTIF([.$B$369:.$B$369], [.B369])&gt;1,NOT(ISBLANK([.B369]))))" calcext:base-cell-address="'7-12月_'.B369"/>
          </calcext:conditional-format>
          <calcext:conditional-format calcext:target-range-address="'7-12月_'.B370:'7-12月_'.B370">
            <calcext:condition calcext:apply-style-name="cf1" calcext:value="formula-is(msoxl:AND(COUNTIF([.$B$370:.$B$370], [.B370])&gt;1,NOT(ISBLANK([.B370]))))" calcext:base-cell-address="'7-12月_'.B370"/>
            <calcext:condition calcext:apply-style-name="cf2" calcext:value="formula-is(msoxl:AND(COUNTIF([.$B$370:.$B$370], [.B370])&gt;1,NOT(ISBLANK([.B370]))))" calcext:base-cell-address="'7-12月_'.B370"/>
            <calcext:condition calcext:apply-style-name="cf3" calcext:value="formula-is(msoxl:AND(COUNTIF([.$B$370:.$B$370], [.B370])&gt;1,NOT(ISBLANK([.B370]))))" calcext:base-cell-address="'7-12月_'.B370"/>
            <calcext:condition calcext:apply-style-name="cf4" calcext:value="formula-is(msoxl:AND(COUNTIF([.$B$370:.$B$370], [.B370])&gt;1,NOT(ISBLANK([.B370]))))" calcext:base-cell-address="'7-12月_'.B370"/>
            <calcext:condition calcext:apply-style-name="cf5" calcext:value="formula-is(msoxl:AND(COUNTIF([.$B$370:.$B$370], [.B370])&gt;1,NOT(ISBLANK([.B370]))))" calcext:base-cell-address="'7-12月_'.B370"/>
          </calcext:conditional-format>
          <calcext:conditional-format calcext:target-range-address="'7-12月_'.B393:'7-12月_'.B393 '7-12月_'.B421:'7-12月_'.B421 '7-12月_'.B492:'7-12月_'.B492 '7-12月_'.B378:'7-12月_'.B381 '7-12月_'.B399:'7-12月_'.B399 '7-12月_'.B407:'7-12月_'.B407 '7-12月_'.B423:'7-12月_'.B423 '7-12月_'.B425:'7-12月_'.B425 '7-12月_'.B448:'7-12月_'.B448 '7-12月_'.B494:'7-12月_'.B496 '7-12月_'.B395:'7-12月_'.B395 '7-12月_'.B403:'7-12月_'.B404 '7-12月_'.B484:'7-12月_'.B484">
            <calcext:condition calcext:apply-style-name="cf1" calcext:value="formula-is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calcext:base-cell-address="'7-12月_'.B377"/>
            <calcext:condition calcext:apply-style-name="cf2" calcext:value="formula-is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calcext:base-cell-address="'7-12月_'.B377"/>
            <calcext:condition calcext:apply-style-name="cf3" calcext:value="formula-is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calcext:base-cell-address="'7-12月_'.B377"/>
            <calcext:condition calcext:apply-style-name="cf4" calcext:value="formula-is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calcext:base-cell-address="'7-12月_'.B377"/>
            <calcext:condition calcext:apply-style-name="cf5" calcext:value="formula-is(msoxl:AND(COUNTIF([.$B$492:.$B$496], [.B377])+COUNTIF([.$B$377:.$B$381], [.B377])+COUNTIF([.$B$393:.$B$395], [.B377])+COUNTIF([.$B$399:.$B$399], [.B377])+COUNTIF([.$B$403:.$B$404], [.B377])+COUNTIF([.$B$407:.$B$407], [.B377])+COUNTIF([.$B$421:.$B$423], [.B377])+COUNTIF([.$B$425:.$B$425], [.B377])+COUNTIF([.$B$448:.$B$448], [.B377])+COUNTIF([.$B$484:.$B$484], [.B377])&gt;1,NOT(ISBLANK([.B377]))))" calcext:base-cell-address="'7-12月_'.B377"/>
          </calcext:conditional-format>
          <calcext:conditional-format calcext:target-range-address="'7-12月_'.B382:'7-12月_'.B382">
            <calcext:condition calcext:apply-style-name="cf1" calcext:value="formula-is(msoxl:AND(COUNTIF([.$B$382:.$B$382], [.B382])&gt;1,NOT(ISBLANK([.B382]))))" calcext:base-cell-address="'7-12月_'.B382"/>
            <calcext:condition calcext:apply-style-name="cf2" calcext:value="formula-is(msoxl:AND(COUNTIF([.$B$382:.$B$382], [.B382])&gt;1,NOT(ISBLANK([.B382]))))" calcext:base-cell-address="'7-12月_'.B382"/>
            <calcext:condition calcext:apply-style-name="cf3" calcext:value="formula-is(msoxl:AND(COUNTIF([.$B$382:.$B$382], [.B382])&gt;1,NOT(ISBLANK([.B382]))))" calcext:base-cell-address="'7-12月_'.B382"/>
            <calcext:condition calcext:apply-style-name="cf4" calcext:value="formula-is(msoxl:AND(COUNTIF([.$B$382:.$B$382], [.B382])&gt;1,NOT(ISBLANK([.B382]))))" calcext:base-cell-address="'7-12月_'.B382"/>
            <calcext:condition calcext:apply-style-name="cf5" calcext:value="formula-is(msoxl:AND(COUNTIF([.$B$382:.$B$382], [.B382])&gt;1,NOT(ISBLANK([.B382]))))" calcext:base-cell-address="'7-12月_'.B382"/>
          </calcext:conditional-format>
          <calcext:conditional-format calcext:target-range-address="'7-12月_'.B383:'7-12月_'.B383">
            <calcext:condition calcext:apply-style-name="cf1" calcext:value="formula-is(msoxl:AND(COUNTIF([.$B$383:.$B$383], [.B383])&gt;1,NOT(ISBLANK([.B383]))))" calcext:base-cell-address="'7-12月_'.B383"/>
            <calcext:condition calcext:apply-style-name="cf2" calcext:value="formula-is(msoxl:AND(COUNTIF([.$B$383:.$B$383], [.B383])&gt;1,NOT(ISBLANK([.B383]))))" calcext:base-cell-address="'7-12月_'.B383"/>
            <calcext:condition calcext:apply-style-name="cf3" calcext:value="formula-is(msoxl:AND(COUNTIF([.$B$383:.$B$383], [.B383])&gt;1,NOT(ISBLANK([.B383]))))" calcext:base-cell-address="'7-12月_'.B383"/>
            <calcext:condition calcext:apply-style-name="cf4" calcext:value="formula-is(msoxl:AND(COUNTIF([.$B$383:.$B$383], [.B383])&gt;1,NOT(ISBLANK([.B383]))))" calcext:base-cell-address="'7-12月_'.B383"/>
            <calcext:condition calcext:apply-style-name="cf5" calcext:value="formula-is(msoxl:AND(COUNTIF([.$B$383:.$B$383], [.B383])&gt;1,NOT(ISBLANK([.B383]))))" calcext:base-cell-address="'7-12月_'.B383"/>
          </calcext:conditional-format>
          <calcext:conditional-format calcext:target-range-address="'7-12月_'.B384:'7-12月_'.B384">
            <calcext:condition calcext:apply-style-name="cf1" calcext:value="formula-is(msoxl:AND(COUNTIF([.$B$384:.$B$384], [.B384])&gt;1,NOT(ISBLANK([.B384]))))" calcext:base-cell-address="'7-12月_'.B384"/>
            <calcext:condition calcext:apply-style-name="cf2" calcext:value="formula-is(msoxl:AND(COUNTIF([.$B$384:.$B$384], [.B384])&gt;1,NOT(ISBLANK([.B384]))))" calcext:base-cell-address="'7-12月_'.B384"/>
            <calcext:condition calcext:apply-style-name="cf3" calcext:value="formula-is(msoxl:AND(COUNTIF([.$B$384:.$B$384], [.B384])&gt;1,NOT(ISBLANK([.B384]))))" calcext:base-cell-address="'7-12月_'.B384"/>
            <calcext:condition calcext:apply-style-name="cf4" calcext:value="formula-is(msoxl:AND(COUNTIF([.$B$384:.$B$384], [.B384])&gt;1,NOT(ISBLANK([.B384]))))" calcext:base-cell-address="'7-12月_'.B384"/>
            <calcext:condition calcext:apply-style-name="cf5" calcext:value="formula-is(msoxl:AND(COUNTIF([.$B$384:.$B$384], [.B384])&gt;1,NOT(ISBLANK([.B384]))))" calcext:base-cell-address="'7-12月_'.B384"/>
          </calcext:conditional-format>
          <calcext:conditional-format calcext:target-range-address="'7-12月_'.B385:'7-12月_'.B385">
            <calcext:condition calcext:apply-style-name="cf1" calcext:value="formula-is(msoxl:AND(COUNTIF([.$B$385:.$B$385], [.B385])&gt;1,NOT(ISBLANK([.B385]))))" calcext:base-cell-address="'7-12月_'.B385"/>
            <calcext:condition calcext:apply-style-name="cf2" calcext:value="formula-is(msoxl:AND(COUNTIF([.$B$385:.$B$385], [.B385])&gt;1,NOT(ISBLANK([.B385]))))" calcext:base-cell-address="'7-12月_'.B385"/>
            <calcext:condition calcext:apply-style-name="cf3" calcext:value="formula-is(msoxl:AND(COUNTIF([.$B$385:.$B$385], [.B385])&gt;1,NOT(ISBLANK([.B385]))))" calcext:base-cell-address="'7-12月_'.B385"/>
            <calcext:condition calcext:apply-style-name="cf4" calcext:value="formula-is(msoxl:AND(COUNTIF([.$B$385:.$B$385], [.B385])&gt;1,NOT(ISBLANK([.B385]))))" calcext:base-cell-address="'7-12月_'.B385"/>
            <calcext:condition calcext:apply-style-name="cf5" calcext:value="formula-is(msoxl:AND(COUNTIF([.$B$385:.$B$385], [.B385])&gt;1,NOT(ISBLANK([.B385]))))" calcext:base-cell-address="'7-12月_'.B385"/>
          </calcext:conditional-format>
          <calcext:conditional-format calcext:target-range-address="'7-12月_'.B386:'7-12月_'.B386">
            <calcext:condition calcext:apply-style-name="cf1" calcext:value="formula-is(msoxl:AND(COUNTIF([.$B$386:.$B$386], [.B386])&gt;1,NOT(ISBLANK([.B386]))))" calcext:base-cell-address="'7-12月_'.B386"/>
            <calcext:condition calcext:apply-style-name="cf2" calcext:value="formula-is(msoxl:AND(COUNTIF([.$B$386:.$B$386], [.B386])&gt;1,NOT(ISBLANK([.B386]))))" calcext:base-cell-address="'7-12月_'.B386"/>
            <calcext:condition calcext:apply-style-name="cf3" calcext:value="formula-is(msoxl:AND(COUNTIF([.$B$386:.$B$386], [.B386])&gt;1,NOT(ISBLANK([.B386]))))" calcext:base-cell-address="'7-12月_'.B386"/>
            <calcext:condition calcext:apply-style-name="cf4" calcext:value="formula-is(msoxl:AND(COUNTIF([.$B$386:.$B$386], [.B386])&gt;1,NOT(ISBLANK([.B386]))))" calcext:base-cell-address="'7-12月_'.B386"/>
            <calcext:condition calcext:apply-style-name="cf5" calcext:value="formula-is(msoxl:AND(COUNTIF([.$B$386:.$B$386], [.B386])&gt;1,NOT(ISBLANK([.B386]))))" calcext:base-cell-address="'7-12月_'.B386"/>
          </calcext:conditional-format>
          <calcext:conditional-format calcext:target-range-address="'7-12月_'.B387:'7-12月_'.B387">
            <calcext:condition calcext:apply-style-name="cf1" calcext:value="formula-is(msoxl:AND(COUNTIF([.$B$387:.$B$387], [.B387])&gt;1,NOT(ISBLANK([.B387]))))" calcext:base-cell-address="'7-12月_'.B387"/>
            <calcext:condition calcext:apply-style-name="cf2" calcext:value="formula-is(msoxl:AND(COUNTIF([.$B$387:.$B$387], [.B387])&gt;1,NOT(ISBLANK([.B387]))))" calcext:base-cell-address="'7-12月_'.B387"/>
            <calcext:condition calcext:apply-style-name="cf3" calcext:value="formula-is(msoxl:AND(COUNTIF([.$B$387:.$B$387], [.B387])&gt;1,NOT(ISBLANK([.B387]))))" calcext:base-cell-address="'7-12月_'.B387"/>
            <calcext:condition calcext:apply-style-name="cf4" calcext:value="formula-is(msoxl:AND(COUNTIF([.$B$387:.$B$387], [.B387])&gt;1,NOT(ISBLANK([.B387]))))" calcext:base-cell-address="'7-12月_'.B387"/>
            <calcext:condition calcext:apply-style-name="cf5" calcext:value="formula-is(msoxl:AND(COUNTIF([.$B$387:.$B$387], [.B387])&gt;1,NOT(ISBLANK([.B387]))))" calcext:base-cell-address="'7-12月_'.B387"/>
          </calcext:conditional-format>
          <calcext:conditional-format calcext:target-range-address="'7-12月_'.B388:'7-12月_'.B388">
            <calcext:condition calcext:apply-style-name="cf1" calcext:value="formula-is(msoxl:AND(COUNTIF([.$B$388:.$B$388], [.B388])&gt;1,NOT(ISBLANK([.B388]))))" calcext:base-cell-address="'7-12月_'.B388"/>
            <calcext:condition calcext:apply-style-name="cf2" calcext:value="formula-is(msoxl:AND(COUNTIF([.$B$388:.$B$388], [.B388])&gt;1,NOT(ISBLANK([.B388]))))" calcext:base-cell-address="'7-12月_'.B388"/>
            <calcext:condition calcext:apply-style-name="cf3" calcext:value="formula-is(msoxl:AND(COUNTIF([.$B$388:.$B$388], [.B388])&gt;1,NOT(ISBLANK([.B388]))))" calcext:base-cell-address="'7-12月_'.B388"/>
            <calcext:condition calcext:apply-style-name="cf4" calcext:value="formula-is(msoxl:AND(COUNTIF([.$B$388:.$B$388], [.B388])&gt;1,NOT(ISBLANK([.B388]))))" calcext:base-cell-address="'7-12月_'.B388"/>
            <calcext:condition calcext:apply-style-name="cf5" calcext:value="formula-is(msoxl:AND(COUNTIF([.$B$388:.$B$388], [.B388])&gt;1,NOT(ISBLANK([.B388]))))" calcext:base-cell-address="'7-12月_'.B388"/>
          </calcext:conditional-format>
          <calcext:conditional-format calcext:target-range-address="'7-12月_'.B389:'7-12月_'.B389">
            <calcext:condition calcext:apply-style-name="cf1" calcext:value="formula-is(msoxl:AND(COUNTIF([.$B$389:.$B$389], [.B389])&gt;1,NOT(ISBLANK([.B389]))))" calcext:base-cell-address="'7-12月_'.B389"/>
            <calcext:condition calcext:apply-style-name="cf2" calcext:value="formula-is(msoxl:AND(COUNTIF([.$B$389:.$B$389], [.B389])&gt;1,NOT(ISBLANK([.B389]))))" calcext:base-cell-address="'7-12月_'.B389"/>
            <calcext:condition calcext:apply-style-name="cf3" calcext:value="formula-is(msoxl:AND(COUNTIF([.$B$389:.$B$389], [.B389])&gt;1,NOT(ISBLANK([.B389]))))" calcext:base-cell-address="'7-12月_'.B389"/>
            <calcext:condition calcext:apply-style-name="cf4" calcext:value="formula-is(msoxl:AND(COUNTIF([.$B$389:.$B$389], [.B389])&gt;1,NOT(ISBLANK([.B389]))))" calcext:base-cell-address="'7-12月_'.B389"/>
            <calcext:condition calcext:apply-style-name="cf5" calcext:value="formula-is(msoxl:AND(COUNTIF([.$B$389:.$B$389], [.B389])&gt;1,NOT(ISBLANK([.B389]))))" calcext:base-cell-address="'7-12月_'.B389"/>
          </calcext:conditional-format>
          <calcext:conditional-format calcext:target-range-address="'7-12月_'.B390:'7-12月_'.B390">
            <calcext:condition calcext:apply-style-name="cf1" calcext:value="formula-is(msoxl:AND(COUNTIF([.$B$390:.$B$390], [.B390])&gt;1,NOT(ISBLANK([.B390]))))" calcext:base-cell-address="'7-12月_'.B390"/>
            <calcext:condition calcext:apply-style-name="cf2" calcext:value="formula-is(msoxl:AND(COUNTIF([.$B$390:.$B$390], [.B390])&gt;1,NOT(ISBLANK([.B390]))))" calcext:base-cell-address="'7-12月_'.B390"/>
            <calcext:condition calcext:apply-style-name="cf3" calcext:value="formula-is(msoxl:AND(COUNTIF([.$B$390:.$B$390], [.B390])&gt;1,NOT(ISBLANK([.B390]))))" calcext:base-cell-address="'7-12月_'.B390"/>
            <calcext:condition calcext:apply-style-name="cf4" calcext:value="formula-is(msoxl:AND(COUNTIF([.$B$390:.$B$390], [.B390])&gt;1,NOT(ISBLANK([.B390]))))" calcext:base-cell-address="'7-12月_'.B390"/>
            <calcext:condition calcext:apply-style-name="cf5" calcext:value="formula-is(msoxl:AND(COUNTIF([.$B$390:.$B$390], [.B390])&gt;1,NOT(ISBLANK([.B390]))))" calcext:base-cell-address="'7-12月_'.B390"/>
          </calcext:conditional-format>
          <calcext:conditional-format calcext:target-range-address="'7-12月_'.B391:'7-12月_'.B391">
            <calcext:condition calcext:apply-style-name="cf1" calcext:value="formula-is(msoxl:AND(COUNTIF([.$B$391:.$B$391], [.B391])&gt;1,NOT(ISBLANK([.B391]))))" calcext:base-cell-address="'7-12月_'.B391"/>
            <calcext:condition calcext:apply-style-name="cf2" calcext:value="formula-is(msoxl:AND(COUNTIF([.$B$391:.$B$391], [.B391])&gt;1,NOT(ISBLANK([.B391]))))" calcext:base-cell-address="'7-12月_'.B391"/>
            <calcext:condition calcext:apply-style-name="cf3" calcext:value="formula-is(msoxl:AND(COUNTIF([.$B$391:.$B$391], [.B391])&gt;1,NOT(ISBLANK([.B391]))))" calcext:base-cell-address="'7-12月_'.B391"/>
            <calcext:condition calcext:apply-style-name="cf4" calcext:value="formula-is(msoxl:AND(COUNTIF([.$B$391:.$B$391], [.B391])&gt;1,NOT(ISBLANK([.B391]))))" calcext:base-cell-address="'7-12月_'.B391"/>
            <calcext:condition calcext:apply-style-name="cf5" calcext:value="formula-is(msoxl:AND(COUNTIF([.$B$391:.$B$391], [.B391])&gt;1,NOT(ISBLANK([.B391]))))" calcext:base-cell-address="'7-12月_'.B391"/>
          </calcext:conditional-format>
          <calcext:conditional-format calcext:target-range-address="'7-12月_'.B392:'7-12月_'.B392">
            <calcext:condition calcext:apply-style-name="cf1" calcext:value="formula-is(msoxl:AND(COUNTIF([.$B$392:.$B$392], [.B392])&gt;1,NOT(ISBLANK([.B392]))))" calcext:base-cell-address="'7-12月_'.B392"/>
            <calcext:condition calcext:apply-style-name="cf2" calcext:value="formula-is(msoxl:AND(COUNTIF([.$B$392:.$B$392], [.B392])&gt;1,NOT(ISBLANK([.B392]))))" calcext:base-cell-address="'7-12月_'.B392"/>
            <calcext:condition calcext:apply-style-name="cf3" calcext:value="formula-is(msoxl:AND(COUNTIF([.$B$392:.$B$392], [.B392])&gt;1,NOT(ISBLANK([.B392]))))" calcext:base-cell-address="'7-12月_'.B392"/>
            <calcext:condition calcext:apply-style-name="cf4" calcext:value="formula-is(msoxl:AND(COUNTIF([.$B$392:.$B$392], [.B392])&gt;1,NOT(ISBLANK([.B392]))))" calcext:base-cell-address="'7-12月_'.B392"/>
            <calcext:condition calcext:apply-style-name="cf5" calcext:value="formula-is(msoxl:AND(COUNTIF([.$B$392:.$B$392], [.B392])&gt;1,NOT(ISBLANK([.B392]))))" calcext:base-cell-address="'7-12月_'.B392"/>
          </calcext:conditional-format>
          <calcext:conditional-format calcext:target-range-address="'7-12月_'.B396:'7-12月_'.B396">
            <calcext:condition calcext:apply-style-name="cf1" calcext:value="formula-is(msoxl:AND(COUNTIF([.$B$396:.$B$396], [.B396])&gt;1,NOT(ISBLANK([.B396]))))" calcext:base-cell-address="'7-12月_'.B396"/>
            <calcext:condition calcext:apply-style-name="cf2" calcext:value="formula-is(msoxl:AND(COUNTIF([.$B$396:.$B$396], [.B396])&gt;1,NOT(ISBLANK([.B396]))))" calcext:base-cell-address="'7-12月_'.B396"/>
            <calcext:condition calcext:apply-style-name="cf3" calcext:value="formula-is(msoxl:AND(COUNTIF([.$B$396:.$B$396], [.B396])&gt;1,NOT(ISBLANK([.B396]))))" calcext:base-cell-address="'7-12月_'.B396"/>
            <calcext:condition calcext:apply-style-name="cf4" calcext:value="formula-is(msoxl:AND(COUNTIF([.$B$396:.$B$396], [.B396])&gt;1,NOT(ISBLANK([.B396]))))" calcext:base-cell-address="'7-12月_'.B396"/>
            <calcext:condition calcext:apply-style-name="cf5" calcext:value="formula-is(msoxl:AND(COUNTIF([.$B$396:.$B$396], [.B396])&gt;1,NOT(ISBLANK([.B396]))))" calcext:base-cell-address="'7-12月_'.B396"/>
          </calcext:conditional-format>
          <calcext:conditional-format calcext:target-range-address="'7-12月_'.B397:'7-12月_'.B397">
            <calcext:condition calcext:apply-style-name="cf1" calcext:value="formula-is(msoxl:AND(COUNTIF([.$B$397:.$B$397], [.B397])&gt;1,NOT(ISBLANK([.B397]))))" calcext:base-cell-address="'7-12月_'.B397"/>
            <calcext:condition calcext:apply-style-name="cf2" calcext:value="formula-is(msoxl:AND(COUNTIF([.$B$397:.$B$397], [.B397])&gt;1,NOT(ISBLANK([.B397]))))" calcext:base-cell-address="'7-12月_'.B397"/>
            <calcext:condition calcext:apply-style-name="cf3" calcext:value="formula-is(msoxl:AND(COUNTIF([.$B$397:.$B$397], [.B397])&gt;1,NOT(ISBLANK([.B397]))))" calcext:base-cell-address="'7-12月_'.B397"/>
            <calcext:condition calcext:apply-style-name="cf4" calcext:value="formula-is(msoxl:AND(COUNTIF([.$B$397:.$B$397], [.B397])&gt;1,NOT(ISBLANK([.B397]))))" calcext:base-cell-address="'7-12月_'.B397"/>
            <calcext:condition calcext:apply-style-name="cf5" calcext:value="formula-is(msoxl:AND(COUNTIF([.$B$397:.$B$397], [.B397])&gt;1,NOT(ISBLANK([.B397]))))" calcext:base-cell-address="'7-12月_'.B397"/>
          </calcext:conditional-format>
          <calcext:conditional-format calcext:target-range-address="'7-12月_'.B398:'7-12月_'.B398">
            <calcext:condition calcext:apply-style-name="cf1" calcext:value="formula-is(msoxl:AND(COUNTIF([.$B$398:.$B$398], [.B398])&gt;1,NOT(ISBLANK([.B398]))))" calcext:base-cell-address="'7-12月_'.B398"/>
            <calcext:condition calcext:apply-style-name="cf2" calcext:value="formula-is(msoxl:AND(COUNTIF([.$B$398:.$B$398], [.B398])&gt;1,NOT(ISBLANK([.B398]))))" calcext:base-cell-address="'7-12月_'.B398"/>
            <calcext:condition calcext:apply-style-name="cf3" calcext:value="formula-is(msoxl:AND(COUNTIF([.$B$398:.$B$398], [.B398])&gt;1,NOT(ISBLANK([.B398]))))" calcext:base-cell-address="'7-12月_'.B398"/>
            <calcext:condition calcext:apply-style-name="cf4" calcext:value="formula-is(msoxl:AND(COUNTIF([.$B$398:.$B$398], [.B398])&gt;1,NOT(ISBLANK([.B398]))))" calcext:base-cell-address="'7-12月_'.B398"/>
            <calcext:condition calcext:apply-style-name="cf5" calcext:value="formula-is(msoxl:AND(COUNTIF([.$B$398:.$B$398], [.B398])&gt;1,NOT(ISBLANK([.B398]))))" calcext:base-cell-address="'7-12月_'.B398"/>
          </calcext:conditional-format>
          <calcext:conditional-format calcext:target-range-address="'7-12月_'.B400:'7-12月_'.B400">
            <calcext:condition calcext:apply-style-name="cf1" calcext:value="formula-is(msoxl:AND(COUNTIF([.$B$400:.$B$400], [.B400])&gt;1,NOT(ISBLANK([.B400]))))" calcext:base-cell-address="'7-12月_'.B400"/>
            <calcext:condition calcext:apply-style-name="cf2" calcext:value="formula-is(msoxl:AND(COUNTIF([.$B$400:.$B$400], [.B400])&gt;1,NOT(ISBLANK([.B400]))))" calcext:base-cell-address="'7-12月_'.B400"/>
            <calcext:condition calcext:apply-style-name="cf3" calcext:value="formula-is(msoxl:AND(COUNTIF([.$B$400:.$B$400], [.B400])&gt;1,NOT(ISBLANK([.B400]))))" calcext:base-cell-address="'7-12月_'.B400"/>
            <calcext:condition calcext:apply-style-name="cf4" calcext:value="formula-is(msoxl:AND(COUNTIF([.$B$400:.$B$400], [.B400])&gt;1,NOT(ISBLANK([.B400]))))" calcext:base-cell-address="'7-12月_'.B400"/>
            <calcext:condition calcext:apply-style-name="cf5" calcext:value="formula-is(msoxl:AND(COUNTIF([.$B$400:.$B$400], [.B400])&gt;1,NOT(ISBLANK([.B400]))))" calcext:base-cell-address="'7-12月_'.B400"/>
          </calcext:conditional-format>
          <calcext:conditional-format calcext:target-range-address="'7-12月_'.B401:'7-12月_'.B401">
            <calcext:condition calcext:apply-style-name="cf1" calcext:value="formula-is(msoxl:AND(COUNTIF([.$B$401:.$B$401], [.B401])&gt;1,NOT(ISBLANK([.B401]))))" calcext:base-cell-address="'7-12月_'.B401"/>
            <calcext:condition calcext:apply-style-name="cf2" calcext:value="formula-is(msoxl:AND(COUNTIF([.$B$401:.$B$401], [.B401])&gt;1,NOT(ISBLANK([.B401]))))" calcext:base-cell-address="'7-12月_'.B401"/>
            <calcext:condition calcext:apply-style-name="cf3" calcext:value="formula-is(msoxl:AND(COUNTIF([.$B$401:.$B$401], [.B401])&gt;1,NOT(ISBLANK([.B401]))))" calcext:base-cell-address="'7-12月_'.B401"/>
            <calcext:condition calcext:apply-style-name="cf4" calcext:value="formula-is(msoxl:AND(COUNTIF([.$B$401:.$B$401], [.B401])&gt;1,NOT(ISBLANK([.B401]))))" calcext:base-cell-address="'7-12月_'.B401"/>
            <calcext:condition calcext:apply-style-name="cf5" calcext:value="formula-is(msoxl:AND(COUNTIF([.$B$401:.$B$401], [.B401])&gt;1,NOT(ISBLANK([.B401]))))" calcext:base-cell-address="'7-12月_'.B401"/>
          </calcext:conditional-format>
          <calcext:conditional-format calcext:target-range-address="'7-12月_'.B402:'7-12月_'.B402">
            <calcext:condition calcext:apply-style-name="cf1" calcext:value="formula-is(msoxl:AND(COUNTIF([.$B$402:.$B$402], [.B402])&gt;1,NOT(ISBLANK([.B402]))))" calcext:base-cell-address="'7-12月_'.B402"/>
            <calcext:condition calcext:apply-style-name="cf2" calcext:value="formula-is(msoxl:AND(COUNTIF([.$B$402:.$B$402], [.B402])&gt;1,NOT(ISBLANK([.B402]))))" calcext:base-cell-address="'7-12月_'.B402"/>
            <calcext:condition calcext:apply-style-name="cf3" calcext:value="formula-is(msoxl:AND(COUNTIF([.$B$402:.$B$402], [.B402])&gt;1,NOT(ISBLANK([.B402]))))" calcext:base-cell-address="'7-12月_'.B402"/>
            <calcext:condition calcext:apply-style-name="cf4" calcext:value="formula-is(msoxl:AND(COUNTIF([.$B$402:.$B$402], [.B402])&gt;1,NOT(ISBLANK([.B402]))))" calcext:base-cell-address="'7-12月_'.B402"/>
            <calcext:condition calcext:apply-style-name="cf5" calcext:value="formula-is(msoxl:AND(COUNTIF([.$B$402:.$B$402], [.B402])&gt;1,NOT(ISBLANK([.B402]))))" calcext:base-cell-address="'7-12月_'.B402"/>
          </calcext:conditional-format>
          <calcext:conditional-format calcext:target-range-address="'7-12月_'.B405:'7-12月_'.B405">
            <calcext:condition calcext:apply-style-name="cf1" calcext:value="formula-is(msoxl:AND(COUNTIF([.$B$405:.$B$405], [.B405])&gt;1,NOT(ISBLANK([.B405]))))" calcext:base-cell-address="'7-12月_'.B405"/>
            <calcext:condition calcext:apply-style-name="cf2" calcext:value="formula-is(msoxl:AND(COUNTIF([.$B$405:.$B$405], [.B405])&gt;1,NOT(ISBLANK([.B405]))))" calcext:base-cell-address="'7-12月_'.B405"/>
            <calcext:condition calcext:apply-style-name="cf3" calcext:value="formula-is(msoxl:AND(COUNTIF([.$B$405:.$B$405], [.B405])&gt;1,NOT(ISBLANK([.B405]))))" calcext:base-cell-address="'7-12月_'.B405"/>
            <calcext:condition calcext:apply-style-name="cf4" calcext:value="formula-is(msoxl:AND(COUNTIF([.$B$405:.$B$405], [.B405])&gt;1,NOT(ISBLANK([.B405]))))" calcext:base-cell-address="'7-12月_'.B405"/>
            <calcext:condition calcext:apply-style-name="cf5" calcext:value="formula-is(msoxl:AND(COUNTIF([.$B$405:.$B$405], [.B405])&gt;1,NOT(ISBLANK([.B405]))))" calcext:base-cell-address="'7-12月_'.B405"/>
          </calcext:conditional-format>
          <calcext:conditional-format calcext:target-range-address="'7-12月_'.B406:'7-12月_'.B406">
            <calcext:condition calcext:apply-style-name="cf1" calcext:value="formula-is(msoxl:AND(COUNTIF([.$B$406:.$B$406], [.B406])&gt;1,NOT(ISBLANK([.B406]))))" calcext:base-cell-address="'7-12月_'.B406"/>
            <calcext:condition calcext:apply-style-name="cf2" calcext:value="formula-is(msoxl:AND(COUNTIF([.$B$406:.$B$406], [.B406])&gt;1,NOT(ISBLANK([.B406]))))" calcext:base-cell-address="'7-12月_'.B406"/>
            <calcext:condition calcext:apply-style-name="cf3" calcext:value="formula-is(msoxl:AND(COUNTIF([.$B$406:.$B$406], [.B406])&gt;1,NOT(ISBLANK([.B406]))))" calcext:base-cell-address="'7-12月_'.B406"/>
            <calcext:condition calcext:apply-style-name="cf4" calcext:value="formula-is(msoxl:AND(COUNTIF([.$B$406:.$B$406], [.B406])&gt;1,NOT(ISBLANK([.B406]))))" calcext:base-cell-address="'7-12月_'.B406"/>
            <calcext:condition calcext:apply-style-name="cf5" calcext:value="formula-is(msoxl:AND(COUNTIF([.$B$406:.$B$406], [.B406])&gt;1,NOT(ISBLANK([.B406]))))" calcext:base-cell-address="'7-12月_'.B406"/>
          </calcext:conditional-format>
          <calcext:conditional-format calcext:target-range-address="'7-12月_'.B408:'7-12月_'.B408">
            <calcext:condition calcext:apply-style-name="cf1" calcext:value="formula-is(msoxl:AND(COUNTIF([.$B$408:.$B$408], [.B408])&gt;1,NOT(ISBLANK([.B408]))))" calcext:base-cell-address="'7-12月_'.B408"/>
            <calcext:condition calcext:apply-style-name="cf2" calcext:value="formula-is(msoxl:AND(COUNTIF([.$B$408:.$B$408], [.B408])&gt;1,NOT(ISBLANK([.B408]))))" calcext:base-cell-address="'7-12月_'.B408"/>
            <calcext:condition calcext:apply-style-name="cf3" calcext:value="formula-is(msoxl:AND(COUNTIF([.$B$408:.$B$408], [.B408])&gt;1,NOT(ISBLANK([.B408]))))" calcext:base-cell-address="'7-12月_'.B408"/>
            <calcext:condition calcext:apply-style-name="cf4" calcext:value="formula-is(msoxl:AND(COUNTIF([.$B$408:.$B$408], [.B408])&gt;1,NOT(ISBLANK([.B408]))))" calcext:base-cell-address="'7-12月_'.B408"/>
            <calcext:condition calcext:apply-style-name="cf5" calcext:value="formula-is(msoxl:AND(COUNTIF([.$B$408:.$B$408], [.B408])&gt;1,NOT(ISBLANK([.B408]))))" calcext:base-cell-address="'7-12月_'.B408"/>
          </calcext:conditional-format>
          <calcext:conditional-format calcext:target-range-address="'7-12月_'.B409:'7-12月_'.B409">
            <calcext:condition calcext:apply-style-name="cf1" calcext:value="formula-is(msoxl:AND(COUNTIF([.$B$409:.$B$409], [.B409])&gt;1,NOT(ISBLANK([.B409]))))" calcext:base-cell-address="'7-12月_'.B409"/>
            <calcext:condition calcext:apply-style-name="cf2" calcext:value="formula-is(msoxl:AND(COUNTIF([.$B$409:.$B$409], [.B409])&gt;1,NOT(ISBLANK([.B409]))))" calcext:base-cell-address="'7-12月_'.B409"/>
            <calcext:condition calcext:apply-style-name="cf3" calcext:value="formula-is(msoxl:AND(COUNTIF([.$B$409:.$B$409], [.B409])&gt;1,NOT(ISBLANK([.B409]))))" calcext:base-cell-address="'7-12月_'.B409"/>
            <calcext:condition calcext:apply-style-name="cf4" calcext:value="formula-is(msoxl:AND(COUNTIF([.$B$409:.$B$409], [.B409])&gt;1,NOT(ISBLANK([.B409]))))" calcext:base-cell-address="'7-12月_'.B409"/>
            <calcext:condition calcext:apply-style-name="cf5" calcext:value="formula-is(msoxl:AND(COUNTIF([.$B$409:.$B$409], [.B409])&gt;1,NOT(ISBLANK([.B409]))))" calcext:base-cell-address="'7-12月_'.B409"/>
          </calcext:conditional-format>
          <calcext:conditional-format calcext:target-range-address="'7-12月_'.B410:'7-12月_'.B410">
            <calcext:condition calcext:apply-style-name="cf1" calcext:value="formula-is(msoxl:AND(COUNTIF([.$B$410:.$B$410], [.B410])&gt;1,NOT(ISBLANK([.B410]))))" calcext:base-cell-address="'7-12月_'.B410"/>
            <calcext:condition calcext:apply-style-name="cf2" calcext:value="formula-is(msoxl:AND(COUNTIF([.$B$410:.$B$410], [.B410])&gt;1,NOT(ISBLANK([.B410]))))" calcext:base-cell-address="'7-12月_'.B410"/>
            <calcext:condition calcext:apply-style-name="cf3" calcext:value="formula-is(msoxl:AND(COUNTIF([.$B$410:.$B$410], [.B410])&gt;1,NOT(ISBLANK([.B410]))))" calcext:base-cell-address="'7-12月_'.B410"/>
            <calcext:condition calcext:apply-style-name="cf4" calcext:value="formula-is(msoxl:AND(COUNTIF([.$B$410:.$B$410], [.B410])&gt;1,NOT(ISBLANK([.B410]))))" calcext:base-cell-address="'7-12月_'.B410"/>
            <calcext:condition calcext:apply-style-name="cf5" calcext:value="formula-is(msoxl:AND(COUNTIF([.$B$410:.$B$410], [.B410])&gt;1,NOT(ISBLANK([.B410]))))" calcext:base-cell-address="'7-12月_'.B410"/>
          </calcext:conditional-format>
          <calcext:conditional-format calcext:target-range-address="'7-12月_'.B411:'7-12月_'.B411">
            <calcext:condition calcext:apply-style-name="cf1" calcext:value="formula-is(msoxl:AND(COUNTIF([.$B$411:.$B$411], [.B411])&gt;1,NOT(ISBLANK([.B411]))))" calcext:base-cell-address="'7-12月_'.B411"/>
            <calcext:condition calcext:apply-style-name="cf2" calcext:value="formula-is(msoxl:AND(COUNTIF([.$B$411:.$B$411], [.B411])&gt;1,NOT(ISBLANK([.B411]))))" calcext:base-cell-address="'7-12月_'.B411"/>
            <calcext:condition calcext:apply-style-name="cf3" calcext:value="formula-is(msoxl:AND(COUNTIF([.$B$411:.$B$411], [.B411])&gt;1,NOT(ISBLANK([.B411]))))" calcext:base-cell-address="'7-12月_'.B411"/>
            <calcext:condition calcext:apply-style-name="cf4" calcext:value="formula-is(msoxl:AND(COUNTIF([.$B$411:.$B$411], [.B411])&gt;1,NOT(ISBLANK([.B411]))))" calcext:base-cell-address="'7-12月_'.B411"/>
            <calcext:condition calcext:apply-style-name="cf5" calcext:value="formula-is(msoxl:AND(COUNTIF([.$B$411:.$B$411], [.B411])&gt;1,NOT(ISBLANK([.B411]))))" calcext:base-cell-address="'7-12月_'.B411"/>
          </calcext:conditional-format>
          <calcext:conditional-format calcext:target-range-address="'7-12月_'.B412:'7-12月_'.B412">
            <calcext:condition calcext:apply-style-name="cf1" calcext:value="formula-is(msoxl:AND(COUNTIF([.$B$412:.$B$412], [.B412])&gt;1,NOT(ISBLANK([.B412]))))" calcext:base-cell-address="'7-12月_'.B412"/>
            <calcext:condition calcext:apply-style-name="cf2" calcext:value="formula-is(msoxl:AND(COUNTIF([.$B$412:.$B$412], [.B412])&gt;1,NOT(ISBLANK([.B412]))))" calcext:base-cell-address="'7-12月_'.B412"/>
            <calcext:condition calcext:apply-style-name="cf3" calcext:value="formula-is(msoxl:AND(COUNTIF([.$B$412:.$B$412], [.B412])&gt;1,NOT(ISBLANK([.B412]))))" calcext:base-cell-address="'7-12月_'.B412"/>
            <calcext:condition calcext:apply-style-name="cf4" calcext:value="formula-is(msoxl:AND(COUNTIF([.$B$412:.$B$412], [.B412])&gt;1,NOT(ISBLANK([.B412]))))" calcext:base-cell-address="'7-12月_'.B412"/>
            <calcext:condition calcext:apply-style-name="cf5" calcext:value="formula-is(msoxl:AND(COUNTIF([.$B$412:.$B$412], [.B412])&gt;1,NOT(ISBLANK([.B412]))))" calcext:base-cell-address="'7-12月_'.B412"/>
          </calcext:conditional-format>
          <calcext:conditional-format calcext:target-range-address="'7-12月_'.B413:'7-12月_'.B413">
            <calcext:condition calcext:apply-style-name="cf1" calcext:value="formula-is(msoxl:AND(COUNTIF([.$B$413:.$B$413], [.B413])&gt;1,NOT(ISBLANK([.B413]))))" calcext:base-cell-address="'7-12月_'.B413"/>
            <calcext:condition calcext:apply-style-name="cf2" calcext:value="formula-is(msoxl:AND(COUNTIF([.$B$413:.$B$413], [.B413])&gt;1,NOT(ISBLANK([.B413]))))" calcext:base-cell-address="'7-12月_'.B413"/>
            <calcext:condition calcext:apply-style-name="cf3" calcext:value="formula-is(msoxl:AND(COUNTIF([.$B$413:.$B$413], [.B413])&gt;1,NOT(ISBLANK([.B413]))))" calcext:base-cell-address="'7-12月_'.B413"/>
            <calcext:condition calcext:apply-style-name="cf4" calcext:value="formula-is(msoxl:AND(COUNTIF([.$B$413:.$B$413], [.B413])&gt;1,NOT(ISBLANK([.B413]))))" calcext:base-cell-address="'7-12月_'.B413"/>
            <calcext:condition calcext:apply-style-name="cf5" calcext:value="formula-is(msoxl:AND(COUNTIF([.$B$413:.$B$413], [.B413])&gt;1,NOT(ISBLANK([.B413]))))" calcext:base-cell-address="'7-12月_'.B413"/>
          </calcext:conditional-format>
          <calcext:conditional-format calcext:target-range-address="'7-12月_'.B414:'7-12月_'.B414">
            <calcext:condition calcext:apply-style-name="cf1" calcext:value="formula-is(msoxl:AND(COUNTIF([.$B$414:.$B$414], [.B414])&gt;1,NOT(ISBLANK([.B414]))))" calcext:base-cell-address="'7-12月_'.B414"/>
            <calcext:condition calcext:apply-style-name="cf2" calcext:value="formula-is(msoxl:AND(COUNTIF([.$B$414:.$B$414], [.B414])&gt;1,NOT(ISBLANK([.B414]))))" calcext:base-cell-address="'7-12月_'.B414"/>
            <calcext:condition calcext:apply-style-name="cf3" calcext:value="formula-is(msoxl:AND(COUNTIF([.$B$414:.$B$414], [.B414])&gt;1,NOT(ISBLANK([.B414]))))" calcext:base-cell-address="'7-12月_'.B414"/>
            <calcext:condition calcext:apply-style-name="cf4" calcext:value="formula-is(msoxl:AND(COUNTIF([.$B$414:.$B$414], [.B414])&gt;1,NOT(ISBLANK([.B414]))))" calcext:base-cell-address="'7-12月_'.B414"/>
            <calcext:condition calcext:apply-style-name="cf5" calcext:value="formula-is(msoxl:AND(COUNTIF([.$B$414:.$B$414], [.B414])&gt;1,NOT(ISBLANK([.B414]))))" calcext:base-cell-address="'7-12月_'.B414"/>
          </calcext:conditional-format>
          <calcext:conditional-format calcext:target-range-address="'7-12月_'.B415:'7-12月_'.B415">
            <calcext:condition calcext:apply-style-name="cf1" calcext:value="formula-is(msoxl:AND(COUNTIF([.$B$415:.$B$415], [.B415])&gt;1,NOT(ISBLANK([.B415]))))" calcext:base-cell-address="'7-12月_'.B415"/>
            <calcext:condition calcext:apply-style-name="cf2" calcext:value="formula-is(msoxl:AND(COUNTIF([.$B$415:.$B$415], [.B415])&gt;1,NOT(ISBLANK([.B415]))))" calcext:base-cell-address="'7-12月_'.B415"/>
            <calcext:condition calcext:apply-style-name="cf3" calcext:value="formula-is(msoxl:AND(COUNTIF([.$B$415:.$B$415], [.B415])&gt;1,NOT(ISBLANK([.B415]))))" calcext:base-cell-address="'7-12月_'.B415"/>
            <calcext:condition calcext:apply-style-name="cf4" calcext:value="formula-is(msoxl:AND(COUNTIF([.$B$415:.$B$415], [.B415])&gt;1,NOT(ISBLANK([.B415]))))" calcext:base-cell-address="'7-12月_'.B415"/>
            <calcext:condition calcext:apply-style-name="cf5" calcext:value="formula-is(msoxl:AND(COUNTIF([.$B$415:.$B$415], [.B415])&gt;1,NOT(ISBLANK([.B415]))))" calcext:base-cell-address="'7-12月_'.B415"/>
          </calcext:conditional-format>
          <calcext:conditional-format calcext:target-range-address="'7-12月_'.B416:'7-12月_'.B416">
            <calcext:condition calcext:apply-style-name="cf1" calcext:value="formula-is(msoxl:AND(COUNTIF([.$B$416:.$B$416], [.B416])&gt;1,NOT(ISBLANK([.B416]))))" calcext:base-cell-address="'7-12月_'.B416"/>
            <calcext:condition calcext:apply-style-name="cf2" calcext:value="formula-is(msoxl:AND(COUNTIF([.$B$416:.$B$416], [.B416])&gt;1,NOT(ISBLANK([.B416]))))" calcext:base-cell-address="'7-12月_'.B416"/>
            <calcext:condition calcext:apply-style-name="cf3" calcext:value="formula-is(msoxl:AND(COUNTIF([.$B$416:.$B$416], [.B416])&gt;1,NOT(ISBLANK([.B416]))))" calcext:base-cell-address="'7-12月_'.B416"/>
            <calcext:condition calcext:apply-style-name="cf4" calcext:value="formula-is(msoxl:AND(COUNTIF([.$B$416:.$B$416], [.B416])&gt;1,NOT(ISBLANK([.B416]))))" calcext:base-cell-address="'7-12月_'.B416"/>
            <calcext:condition calcext:apply-style-name="cf5" calcext:value="formula-is(msoxl:AND(COUNTIF([.$B$416:.$B$416], [.B416])&gt;1,NOT(ISBLANK([.B416]))))" calcext:base-cell-address="'7-12月_'.B416"/>
          </calcext:conditional-format>
          <calcext:conditional-format calcext:target-range-address="'7-12月_'.B417:'7-12月_'.B417">
            <calcext:condition calcext:apply-style-name="cf1" calcext:value="formula-is(msoxl:AND(COUNTIF([.$B$417:.$B$417], [.B417])&gt;1,NOT(ISBLANK([.B417]))))" calcext:base-cell-address="'7-12月_'.B417"/>
            <calcext:condition calcext:apply-style-name="cf2" calcext:value="formula-is(msoxl:AND(COUNTIF([.$B$417:.$B$417], [.B417])&gt;1,NOT(ISBLANK([.B417]))))" calcext:base-cell-address="'7-12月_'.B417"/>
            <calcext:condition calcext:apply-style-name="cf3" calcext:value="formula-is(msoxl:AND(COUNTIF([.$B$417:.$B$417], [.B417])&gt;1,NOT(ISBLANK([.B417]))))" calcext:base-cell-address="'7-12月_'.B417"/>
            <calcext:condition calcext:apply-style-name="cf4" calcext:value="formula-is(msoxl:AND(COUNTIF([.$B$417:.$B$417], [.B417])&gt;1,NOT(ISBLANK([.B417]))))" calcext:base-cell-address="'7-12月_'.B417"/>
            <calcext:condition calcext:apply-style-name="cf5" calcext:value="formula-is(msoxl:AND(COUNTIF([.$B$417:.$B$417], [.B417])&gt;1,NOT(ISBLANK([.B417]))))" calcext:base-cell-address="'7-12月_'.B417"/>
          </calcext:conditional-format>
          <calcext:conditional-format calcext:target-range-address="'7-12月_'.B418:'7-12月_'.B418">
            <calcext:condition calcext:apply-style-name="cf1" calcext:value="formula-is(msoxl:AND(COUNTIF([.$B$418:.$B$418], [.B418])&gt;1,NOT(ISBLANK([.B418]))))" calcext:base-cell-address="'7-12月_'.B418"/>
            <calcext:condition calcext:apply-style-name="cf2" calcext:value="formula-is(msoxl:AND(COUNTIF([.$B$418:.$B$418], [.B418])&gt;1,NOT(ISBLANK([.B418]))))" calcext:base-cell-address="'7-12月_'.B418"/>
            <calcext:condition calcext:apply-style-name="cf3" calcext:value="formula-is(msoxl:AND(COUNTIF([.$B$418:.$B$418], [.B418])&gt;1,NOT(ISBLANK([.B418]))))" calcext:base-cell-address="'7-12月_'.B418"/>
            <calcext:condition calcext:apply-style-name="cf4" calcext:value="formula-is(msoxl:AND(COUNTIF([.$B$418:.$B$418], [.B418])&gt;1,NOT(ISBLANK([.B418]))))" calcext:base-cell-address="'7-12月_'.B418"/>
            <calcext:condition calcext:apply-style-name="cf5" calcext:value="formula-is(msoxl:AND(COUNTIF([.$B$418:.$B$418], [.B418])&gt;1,NOT(ISBLANK([.B418]))))" calcext:base-cell-address="'7-12月_'.B418"/>
          </calcext:conditional-format>
          <calcext:conditional-format calcext:target-range-address="'7-12月_'.B419:'7-12月_'.B419">
            <calcext:condition calcext:apply-style-name="cf1" calcext:value="formula-is(msoxl:AND(COUNTIF([.$B$419:.$B$419], [.B419])&gt;1,NOT(ISBLANK([.B419]))))" calcext:base-cell-address="'7-12月_'.B419"/>
            <calcext:condition calcext:apply-style-name="cf2" calcext:value="formula-is(msoxl:AND(COUNTIF([.$B$419:.$B$419], [.B419])&gt;1,NOT(ISBLANK([.B419]))))" calcext:base-cell-address="'7-12月_'.B419"/>
            <calcext:condition calcext:apply-style-name="cf3" calcext:value="formula-is(msoxl:AND(COUNTIF([.$B$419:.$B$419], [.B419])&gt;1,NOT(ISBLANK([.B419]))))" calcext:base-cell-address="'7-12月_'.B419"/>
            <calcext:condition calcext:apply-style-name="cf4" calcext:value="formula-is(msoxl:AND(COUNTIF([.$B$419:.$B$419], [.B419])&gt;1,NOT(ISBLANK([.B419]))))" calcext:base-cell-address="'7-12月_'.B419"/>
            <calcext:condition calcext:apply-style-name="cf5" calcext:value="formula-is(msoxl:AND(COUNTIF([.$B$419:.$B$419], [.B419])&gt;1,NOT(ISBLANK([.B419]))))" calcext:base-cell-address="'7-12月_'.B419"/>
          </calcext:conditional-format>
          <calcext:conditional-format calcext:target-range-address="'7-12月_'.B420:'7-12月_'.B420">
            <calcext:condition calcext:apply-style-name="cf1" calcext:value="formula-is(msoxl:AND(COUNTIF([.$B$420:.$B$420], [.B420])&gt;1,NOT(ISBLANK([.B420]))))" calcext:base-cell-address="'7-12月_'.B420"/>
            <calcext:condition calcext:apply-style-name="cf2" calcext:value="formula-is(msoxl:AND(COUNTIF([.$B$420:.$B$420], [.B420])&gt;1,NOT(ISBLANK([.B420]))))" calcext:base-cell-address="'7-12月_'.B420"/>
            <calcext:condition calcext:apply-style-name="cf3" calcext:value="formula-is(msoxl:AND(COUNTIF([.$B$420:.$B$420], [.B420])&gt;1,NOT(ISBLANK([.B420]))))" calcext:base-cell-address="'7-12月_'.B420"/>
            <calcext:condition calcext:apply-style-name="cf4" calcext:value="formula-is(msoxl:AND(COUNTIF([.$B$420:.$B$420], [.B420])&gt;1,NOT(ISBLANK([.B420]))))" calcext:base-cell-address="'7-12月_'.B420"/>
            <calcext:condition calcext:apply-style-name="cf5" calcext:value="formula-is(msoxl:AND(COUNTIF([.$B$420:.$B$420], [.B420])&gt;1,NOT(ISBLANK([.B420]))))" calcext:base-cell-address="'7-12月_'.B420"/>
          </calcext:conditional-format>
          <calcext:conditional-format calcext:target-range-address="'7-12月_'.B424:'7-12月_'.B424">
            <calcext:condition calcext:apply-style-name="cf1" calcext:value="formula-is(msoxl:AND(COUNTIF([.$B$424:.$B$424], [.B424])&gt;1,NOT(ISBLANK([.B424]))))" calcext:base-cell-address="'7-12月_'.B424"/>
            <calcext:condition calcext:apply-style-name="cf2" calcext:value="formula-is(msoxl:AND(COUNTIF([.$B$424:.$B$424], [.B424])&gt;1,NOT(ISBLANK([.B424]))))" calcext:base-cell-address="'7-12月_'.B424"/>
            <calcext:condition calcext:apply-style-name="cf3" calcext:value="formula-is(msoxl:AND(COUNTIF([.$B$424:.$B$424], [.B424])&gt;1,NOT(ISBLANK([.B424]))))" calcext:base-cell-address="'7-12月_'.B424"/>
            <calcext:condition calcext:apply-style-name="cf4" calcext:value="formula-is(msoxl:AND(COUNTIF([.$B$424:.$B$424], [.B424])&gt;1,NOT(ISBLANK([.B424]))))" calcext:base-cell-address="'7-12月_'.B424"/>
            <calcext:condition calcext:apply-style-name="cf5" calcext:value="formula-is(msoxl:AND(COUNTIF([.$B$424:.$B$424], [.B424])&gt;1,NOT(ISBLANK([.B424]))))" calcext:base-cell-address="'7-12月_'.B424"/>
          </calcext:conditional-format>
          <calcext:conditional-format calcext:target-range-address="'7-12月_'.B426:'7-12月_'.B426">
            <calcext:condition calcext:apply-style-name="cf1" calcext:value="formula-is(msoxl:AND(COUNTIF([.$B$426:.$B$426], [.B426])&gt;1,NOT(ISBLANK([.B426]))))" calcext:base-cell-address="'7-12月_'.B426"/>
            <calcext:condition calcext:apply-style-name="cf2" calcext:value="formula-is(msoxl:AND(COUNTIF([.$B$426:.$B$426], [.B426])&gt;1,NOT(ISBLANK([.B426]))))" calcext:base-cell-address="'7-12月_'.B426"/>
            <calcext:condition calcext:apply-style-name="cf3" calcext:value="formula-is(msoxl:AND(COUNTIF([.$B$426:.$B$426], [.B426])&gt;1,NOT(ISBLANK([.B426]))))" calcext:base-cell-address="'7-12月_'.B426"/>
            <calcext:condition calcext:apply-style-name="cf4" calcext:value="formula-is(msoxl:AND(COUNTIF([.$B$426:.$B$426], [.B426])&gt;1,NOT(ISBLANK([.B426]))))" calcext:base-cell-address="'7-12月_'.B426"/>
            <calcext:condition calcext:apply-style-name="cf5" calcext:value="formula-is(msoxl:AND(COUNTIF([.$B$426:.$B$426], [.B426])&gt;1,NOT(ISBLANK([.B426]))))" calcext:base-cell-address="'7-12月_'.B426"/>
          </calcext:conditional-format>
          <calcext:conditional-format calcext:target-range-address="'7-12月_'.B427:'7-12月_'.B427">
            <calcext:condition calcext:apply-style-name="cf1" calcext:value="formula-is(msoxl:AND(COUNTIF([.$B$427:.$B$427], [.B427])&gt;1,NOT(ISBLANK([.B427]))))" calcext:base-cell-address="'7-12月_'.B427"/>
            <calcext:condition calcext:apply-style-name="cf2" calcext:value="formula-is(msoxl:AND(COUNTIF([.$B$427:.$B$427], [.B427])&gt;1,NOT(ISBLANK([.B427]))))" calcext:base-cell-address="'7-12月_'.B427"/>
            <calcext:condition calcext:apply-style-name="cf3" calcext:value="formula-is(msoxl:AND(COUNTIF([.$B$427:.$B$427], [.B427])&gt;1,NOT(ISBLANK([.B427]))))" calcext:base-cell-address="'7-12月_'.B427"/>
            <calcext:condition calcext:apply-style-name="cf4" calcext:value="formula-is(msoxl:AND(COUNTIF([.$B$427:.$B$427], [.B427])&gt;1,NOT(ISBLANK([.B427]))))" calcext:base-cell-address="'7-12月_'.B427"/>
            <calcext:condition calcext:apply-style-name="cf5" calcext:value="formula-is(msoxl:AND(COUNTIF([.$B$427:.$B$427], [.B427])&gt;1,NOT(ISBLANK([.B427]))))" calcext:base-cell-address="'7-12月_'.B427"/>
          </calcext:conditional-format>
          <calcext:conditional-format calcext:target-range-address="'7-12月_'.B428:'7-12月_'.B428">
            <calcext:condition calcext:apply-style-name="cf1" calcext:value="formula-is(msoxl:AND(COUNTIF([.$B$428:.$B$428], [.B428])&gt;1,NOT(ISBLANK([.B428]))))" calcext:base-cell-address="'7-12月_'.B428"/>
            <calcext:condition calcext:apply-style-name="cf2" calcext:value="formula-is(msoxl:AND(COUNTIF([.$B$428:.$B$428], [.B428])&gt;1,NOT(ISBLANK([.B428]))))" calcext:base-cell-address="'7-12月_'.B428"/>
            <calcext:condition calcext:apply-style-name="cf3" calcext:value="formula-is(msoxl:AND(COUNTIF([.$B$428:.$B$428], [.B428])&gt;1,NOT(ISBLANK([.B428]))))" calcext:base-cell-address="'7-12月_'.B428"/>
            <calcext:condition calcext:apply-style-name="cf4" calcext:value="formula-is(msoxl:AND(COUNTIF([.$B$428:.$B$428], [.B428])&gt;1,NOT(ISBLANK([.B428]))))" calcext:base-cell-address="'7-12月_'.B428"/>
            <calcext:condition calcext:apply-style-name="cf5" calcext:value="formula-is(msoxl:AND(COUNTIF([.$B$428:.$B$428], [.B428])&gt;1,NOT(ISBLANK([.B428]))))" calcext:base-cell-address="'7-12月_'.B428"/>
          </calcext:conditional-format>
          <calcext:conditional-format calcext:target-range-address="'7-12月_'.B429:'7-12月_'.B429">
            <calcext:condition calcext:apply-style-name="cf1" calcext:value="formula-is(msoxl:AND(COUNTIF([.$B$429:.$B$429], [.B429])&gt;1,NOT(ISBLANK([.B429]))))" calcext:base-cell-address="'7-12月_'.B429"/>
            <calcext:condition calcext:apply-style-name="cf2" calcext:value="formula-is(msoxl:AND(COUNTIF([.$B$429:.$B$429], [.B429])&gt;1,NOT(ISBLANK([.B429]))))" calcext:base-cell-address="'7-12月_'.B429"/>
            <calcext:condition calcext:apply-style-name="cf3" calcext:value="formula-is(msoxl:AND(COUNTIF([.$B$429:.$B$429], [.B429])&gt;1,NOT(ISBLANK([.B429]))))" calcext:base-cell-address="'7-12月_'.B429"/>
            <calcext:condition calcext:apply-style-name="cf4" calcext:value="formula-is(msoxl:AND(COUNTIF([.$B$429:.$B$429], [.B429])&gt;1,NOT(ISBLANK([.B429]))))" calcext:base-cell-address="'7-12月_'.B429"/>
            <calcext:condition calcext:apply-style-name="cf5" calcext:value="formula-is(msoxl:AND(COUNTIF([.$B$429:.$B$429], [.B429])&gt;1,NOT(ISBLANK([.B429]))))" calcext:base-cell-address="'7-12月_'.B429"/>
          </calcext:conditional-format>
          <calcext:conditional-format calcext:target-range-address="'7-12月_'.B430:'7-12月_'.B430">
            <calcext:condition calcext:apply-style-name="cf1" calcext:value="formula-is(msoxl:AND(COUNTIF([.$B$430:.$B$430], [.B430])&gt;1,NOT(ISBLANK([.B430]))))" calcext:base-cell-address="'7-12月_'.B430"/>
            <calcext:condition calcext:apply-style-name="cf2" calcext:value="formula-is(msoxl:AND(COUNTIF([.$B$430:.$B$430], [.B430])&gt;1,NOT(ISBLANK([.B430]))))" calcext:base-cell-address="'7-12月_'.B430"/>
            <calcext:condition calcext:apply-style-name="cf3" calcext:value="formula-is(msoxl:AND(COUNTIF([.$B$430:.$B$430], [.B430])&gt;1,NOT(ISBLANK([.B430]))))" calcext:base-cell-address="'7-12月_'.B430"/>
            <calcext:condition calcext:apply-style-name="cf4" calcext:value="formula-is(msoxl:AND(COUNTIF([.$B$430:.$B$430], [.B430])&gt;1,NOT(ISBLANK([.B430]))))" calcext:base-cell-address="'7-12月_'.B430"/>
            <calcext:condition calcext:apply-style-name="cf5" calcext:value="formula-is(msoxl:AND(COUNTIF([.$B$430:.$B$430], [.B430])&gt;1,NOT(ISBLANK([.B430]))))" calcext:base-cell-address="'7-12月_'.B430"/>
          </calcext:conditional-format>
          <calcext:conditional-format calcext:target-range-address="'7-12月_'.B431:'7-12月_'.B431">
            <calcext:condition calcext:apply-style-name="cf1" calcext:value="formula-is(msoxl:AND(COUNTIF([.$B$431:.$B$431], [.B431])&gt;1,NOT(ISBLANK([.B431]))))" calcext:base-cell-address="'7-12月_'.B431"/>
            <calcext:condition calcext:apply-style-name="cf2" calcext:value="formula-is(msoxl:AND(COUNTIF([.$B$431:.$B$431], [.B431])&gt;1,NOT(ISBLANK([.B431]))))" calcext:base-cell-address="'7-12月_'.B431"/>
            <calcext:condition calcext:apply-style-name="cf3" calcext:value="formula-is(msoxl:AND(COUNTIF([.$B$431:.$B$431], [.B431])&gt;1,NOT(ISBLANK([.B431]))))" calcext:base-cell-address="'7-12月_'.B431"/>
            <calcext:condition calcext:apply-style-name="cf4" calcext:value="formula-is(msoxl:AND(COUNTIF([.$B$431:.$B$431], [.B431])&gt;1,NOT(ISBLANK([.B431]))))" calcext:base-cell-address="'7-12月_'.B431"/>
            <calcext:condition calcext:apply-style-name="cf5" calcext:value="formula-is(msoxl:AND(COUNTIF([.$B$431:.$B$431], [.B431])&gt;1,NOT(ISBLANK([.B431]))))" calcext:base-cell-address="'7-12月_'.B431"/>
          </calcext:conditional-format>
          <calcext:conditional-format calcext:target-range-address="'7-12月_'.B432:'7-12月_'.B432">
            <calcext:condition calcext:apply-style-name="cf1" calcext:value="formula-is(msoxl:AND(COUNTIF([.$B$432:.$B$432], [.B432])&gt;1,NOT(ISBLANK([.B432]))))" calcext:base-cell-address="'7-12月_'.B432"/>
            <calcext:condition calcext:apply-style-name="cf2" calcext:value="formula-is(msoxl:AND(COUNTIF([.$B$432:.$B$432], [.B432])&gt;1,NOT(ISBLANK([.B432]))))" calcext:base-cell-address="'7-12月_'.B432"/>
            <calcext:condition calcext:apply-style-name="cf3" calcext:value="formula-is(msoxl:AND(COUNTIF([.$B$432:.$B$432], [.B432])&gt;1,NOT(ISBLANK([.B432]))))" calcext:base-cell-address="'7-12月_'.B432"/>
            <calcext:condition calcext:apply-style-name="cf4" calcext:value="formula-is(msoxl:AND(COUNTIF([.$B$432:.$B$432], [.B432])&gt;1,NOT(ISBLANK([.B432]))))" calcext:base-cell-address="'7-12月_'.B432"/>
            <calcext:condition calcext:apply-style-name="cf5" calcext:value="formula-is(msoxl:AND(COUNTIF([.$B$432:.$B$432], [.B432])&gt;1,NOT(ISBLANK([.B432]))))" calcext:base-cell-address="'7-12月_'.B432"/>
          </calcext:conditional-format>
          <calcext:conditional-format calcext:target-range-address="'7-12月_'.B433:'7-12月_'.B433">
            <calcext:condition calcext:apply-style-name="cf1" calcext:value="formula-is(msoxl:AND(COUNTIF([.$B$433:.$B$433], [.B433])&gt;1,NOT(ISBLANK([.B433]))))" calcext:base-cell-address="'7-12月_'.B433"/>
            <calcext:condition calcext:apply-style-name="cf2" calcext:value="formula-is(msoxl:AND(COUNTIF([.$B$433:.$B$433], [.B433])&gt;1,NOT(ISBLANK([.B433]))))" calcext:base-cell-address="'7-12月_'.B433"/>
            <calcext:condition calcext:apply-style-name="cf3" calcext:value="formula-is(msoxl:AND(COUNTIF([.$B$433:.$B$433], [.B433])&gt;1,NOT(ISBLANK([.B433]))))" calcext:base-cell-address="'7-12月_'.B433"/>
            <calcext:condition calcext:apply-style-name="cf4" calcext:value="formula-is(msoxl:AND(COUNTIF([.$B$433:.$B$433], [.B433])&gt;1,NOT(ISBLANK([.B433]))))" calcext:base-cell-address="'7-12月_'.B433"/>
            <calcext:condition calcext:apply-style-name="cf5" calcext:value="formula-is(msoxl:AND(COUNTIF([.$B$433:.$B$433], [.B433])&gt;1,NOT(ISBLANK([.B433]))))" calcext:base-cell-address="'7-12月_'.B433"/>
          </calcext:conditional-format>
          <calcext:conditional-format calcext:target-range-address="'7-12月_'.B434:'7-12月_'.B434">
            <calcext:condition calcext:apply-style-name="cf1" calcext:value="formula-is(msoxl:AND(COUNTIF([.$B$434:.$B$434], [.B434])&gt;1,NOT(ISBLANK([.B434]))))" calcext:base-cell-address="'7-12月_'.B434"/>
            <calcext:condition calcext:apply-style-name="cf2" calcext:value="formula-is(msoxl:AND(COUNTIF([.$B$434:.$B$434], [.B434])&gt;1,NOT(ISBLANK([.B434]))))" calcext:base-cell-address="'7-12月_'.B434"/>
            <calcext:condition calcext:apply-style-name="cf3" calcext:value="formula-is(msoxl:AND(COUNTIF([.$B$434:.$B$434], [.B434])&gt;1,NOT(ISBLANK([.B434]))))" calcext:base-cell-address="'7-12月_'.B434"/>
            <calcext:condition calcext:apply-style-name="cf4" calcext:value="formula-is(msoxl:AND(COUNTIF([.$B$434:.$B$434], [.B434])&gt;1,NOT(ISBLANK([.B434]))))" calcext:base-cell-address="'7-12月_'.B434"/>
            <calcext:condition calcext:apply-style-name="cf5" calcext:value="formula-is(msoxl:AND(COUNTIF([.$B$434:.$B$434], [.B434])&gt;1,NOT(ISBLANK([.B434]))))" calcext:base-cell-address="'7-12月_'.B434"/>
          </calcext:conditional-format>
          <calcext:conditional-format calcext:target-range-address="'7-12月_'.B435:'7-12月_'.B435">
            <calcext:condition calcext:apply-style-name="cf1" calcext:value="formula-is(msoxl:AND(COUNTIF([.$B$435:.$B$435], [.B435])&gt;1,NOT(ISBLANK([.B435]))))" calcext:base-cell-address="'7-12月_'.B435"/>
            <calcext:condition calcext:apply-style-name="cf2" calcext:value="formula-is(msoxl:AND(COUNTIF([.$B$435:.$B$435], [.B435])&gt;1,NOT(ISBLANK([.B435]))))" calcext:base-cell-address="'7-12月_'.B435"/>
            <calcext:condition calcext:apply-style-name="cf3" calcext:value="formula-is(msoxl:AND(COUNTIF([.$B$435:.$B$435], [.B435])&gt;1,NOT(ISBLANK([.B435]))))" calcext:base-cell-address="'7-12月_'.B435"/>
            <calcext:condition calcext:apply-style-name="cf4" calcext:value="formula-is(msoxl:AND(COUNTIF([.$B$435:.$B$435], [.B435])&gt;1,NOT(ISBLANK([.B435]))))" calcext:base-cell-address="'7-12月_'.B435"/>
            <calcext:condition calcext:apply-style-name="cf5" calcext:value="formula-is(msoxl:AND(COUNTIF([.$B$435:.$B$435], [.B435])&gt;1,NOT(ISBLANK([.B435]))))" calcext:base-cell-address="'7-12月_'.B435"/>
          </calcext:conditional-format>
          <calcext:conditional-format calcext:target-range-address="'7-12月_'.B436:'7-12月_'.B436">
            <calcext:condition calcext:apply-style-name="cf1" calcext:value="formula-is(msoxl:AND(COUNTIF([.$B$436:.$B$436], [.B436])&gt;1,NOT(ISBLANK([.B436]))))" calcext:base-cell-address="'7-12月_'.B436"/>
            <calcext:condition calcext:apply-style-name="cf2" calcext:value="formula-is(msoxl:AND(COUNTIF([.$B$436:.$B$436], [.B436])&gt;1,NOT(ISBLANK([.B436]))))" calcext:base-cell-address="'7-12月_'.B436"/>
            <calcext:condition calcext:apply-style-name="cf3" calcext:value="formula-is(msoxl:AND(COUNTIF([.$B$436:.$B$436], [.B436])&gt;1,NOT(ISBLANK([.B436]))))" calcext:base-cell-address="'7-12月_'.B436"/>
            <calcext:condition calcext:apply-style-name="cf4" calcext:value="formula-is(msoxl:AND(COUNTIF([.$B$436:.$B$436], [.B436])&gt;1,NOT(ISBLANK([.B436]))))" calcext:base-cell-address="'7-12月_'.B436"/>
            <calcext:condition calcext:apply-style-name="cf5" calcext:value="formula-is(msoxl:AND(COUNTIF([.$B$436:.$B$436], [.B436])&gt;1,NOT(ISBLANK([.B436]))))" calcext:base-cell-address="'7-12月_'.B436"/>
          </calcext:conditional-format>
          <calcext:conditional-format calcext:target-range-address="'7-12月_'.B437:'7-12月_'.B437">
            <calcext:condition calcext:apply-style-name="cf1" calcext:value="formula-is(msoxl:AND(COUNTIF([.$B$437:.$B$437], [.B437])&gt;1,NOT(ISBLANK([.B437]))))" calcext:base-cell-address="'7-12月_'.B437"/>
            <calcext:condition calcext:apply-style-name="cf2" calcext:value="formula-is(msoxl:AND(COUNTIF([.$B$437:.$B$437], [.B437])&gt;1,NOT(ISBLANK([.B437]))))" calcext:base-cell-address="'7-12月_'.B437"/>
            <calcext:condition calcext:apply-style-name="cf3" calcext:value="formula-is(msoxl:AND(COUNTIF([.$B$437:.$B$437], [.B437])&gt;1,NOT(ISBLANK([.B437]))))" calcext:base-cell-address="'7-12月_'.B437"/>
            <calcext:condition calcext:apply-style-name="cf4" calcext:value="formula-is(msoxl:AND(COUNTIF([.$B$437:.$B$437], [.B437])&gt;1,NOT(ISBLANK([.B437]))))" calcext:base-cell-address="'7-12月_'.B437"/>
            <calcext:condition calcext:apply-style-name="cf5" calcext:value="formula-is(msoxl:AND(COUNTIF([.$B$437:.$B$437], [.B437])&gt;1,NOT(ISBLANK([.B437]))))" calcext:base-cell-address="'7-12月_'.B437"/>
          </calcext:conditional-format>
          <calcext:conditional-format calcext:target-range-address="'7-12月_'.B438:'7-12月_'.B438">
            <calcext:condition calcext:apply-style-name="cf1" calcext:value="formula-is(msoxl:AND(COUNTIF([.$B$438:.$B$438], [.B438])&gt;1,NOT(ISBLANK([.B438]))))" calcext:base-cell-address="'7-12月_'.B438"/>
            <calcext:condition calcext:apply-style-name="cf2" calcext:value="formula-is(msoxl:AND(COUNTIF([.$B$438:.$B$438], [.B438])&gt;1,NOT(ISBLANK([.B438]))))" calcext:base-cell-address="'7-12月_'.B438"/>
            <calcext:condition calcext:apply-style-name="cf3" calcext:value="formula-is(msoxl:AND(COUNTIF([.$B$438:.$B$438], [.B438])&gt;1,NOT(ISBLANK([.B438]))))" calcext:base-cell-address="'7-12月_'.B438"/>
            <calcext:condition calcext:apply-style-name="cf4" calcext:value="formula-is(msoxl:AND(COUNTIF([.$B$438:.$B$438], [.B438])&gt;1,NOT(ISBLANK([.B438]))))" calcext:base-cell-address="'7-12月_'.B438"/>
            <calcext:condition calcext:apply-style-name="cf5" calcext:value="formula-is(msoxl:AND(COUNTIF([.$B$438:.$B$438], [.B438])&gt;1,NOT(ISBLANK([.B438]))))" calcext:base-cell-address="'7-12月_'.B438"/>
          </calcext:conditional-format>
          <calcext:conditional-format calcext:target-range-address="'7-12月_'.B439:'7-12月_'.B439">
            <calcext:condition calcext:apply-style-name="cf1" calcext:value="formula-is(msoxl:AND(COUNTIF([.$B$439:.$B$439], [.B439])&gt;1,NOT(ISBLANK([.B439]))))" calcext:base-cell-address="'7-12月_'.B439"/>
            <calcext:condition calcext:apply-style-name="cf2" calcext:value="formula-is(msoxl:AND(COUNTIF([.$B$439:.$B$439], [.B439])&gt;1,NOT(ISBLANK([.B439]))))" calcext:base-cell-address="'7-12月_'.B439"/>
            <calcext:condition calcext:apply-style-name="cf3" calcext:value="formula-is(msoxl:AND(COUNTIF([.$B$439:.$B$439], [.B439])&gt;1,NOT(ISBLANK([.B439]))))" calcext:base-cell-address="'7-12月_'.B439"/>
            <calcext:condition calcext:apply-style-name="cf4" calcext:value="formula-is(msoxl:AND(COUNTIF([.$B$439:.$B$439], [.B439])&gt;1,NOT(ISBLANK([.B439]))))" calcext:base-cell-address="'7-12月_'.B439"/>
            <calcext:condition calcext:apply-style-name="cf5" calcext:value="formula-is(msoxl:AND(COUNTIF([.$B$439:.$B$439], [.B439])&gt;1,NOT(ISBLANK([.B439]))))" calcext:base-cell-address="'7-12月_'.B439"/>
          </calcext:conditional-format>
          <calcext:conditional-format calcext:target-range-address="'7-12月_'.B440:'7-12月_'.B440">
            <calcext:condition calcext:apply-style-name="cf1" calcext:value="formula-is(msoxl:AND(COUNTIF([.$B$440:.$B$440], [.B440])&gt;1,NOT(ISBLANK([.B440]))))" calcext:base-cell-address="'7-12月_'.B440"/>
            <calcext:condition calcext:apply-style-name="cf2" calcext:value="formula-is(msoxl:AND(COUNTIF([.$B$440:.$B$440], [.B440])&gt;1,NOT(ISBLANK([.B440]))))" calcext:base-cell-address="'7-12月_'.B440"/>
            <calcext:condition calcext:apply-style-name="cf3" calcext:value="formula-is(msoxl:AND(COUNTIF([.$B$440:.$B$440], [.B440])&gt;1,NOT(ISBLANK([.B440]))))" calcext:base-cell-address="'7-12月_'.B440"/>
            <calcext:condition calcext:apply-style-name="cf4" calcext:value="formula-is(msoxl:AND(COUNTIF([.$B$440:.$B$440], [.B440])&gt;1,NOT(ISBLANK([.B440]))))" calcext:base-cell-address="'7-12月_'.B440"/>
            <calcext:condition calcext:apply-style-name="cf5" calcext:value="formula-is(msoxl:AND(COUNTIF([.$B$440:.$B$440], [.B440])&gt;1,NOT(ISBLANK([.B440]))))" calcext:base-cell-address="'7-12月_'.B440"/>
          </calcext:conditional-format>
          <calcext:conditional-format calcext:target-range-address="'7-12月_'.B441:'7-12月_'.B441">
            <calcext:condition calcext:apply-style-name="cf1" calcext:value="formula-is(msoxl:AND(COUNTIF([.$B$441:.$B$441], [.B441])&gt;1,NOT(ISBLANK([.B441]))))" calcext:base-cell-address="'7-12月_'.B441"/>
            <calcext:condition calcext:apply-style-name="cf2" calcext:value="formula-is(msoxl:AND(COUNTIF([.$B$441:.$B$441], [.B441])&gt;1,NOT(ISBLANK([.B441]))))" calcext:base-cell-address="'7-12月_'.B441"/>
            <calcext:condition calcext:apply-style-name="cf3" calcext:value="formula-is(msoxl:AND(COUNTIF([.$B$441:.$B$441], [.B441])&gt;1,NOT(ISBLANK([.B441]))))" calcext:base-cell-address="'7-12月_'.B441"/>
            <calcext:condition calcext:apply-style-name="cf4" calcext:value="formula-is(msoxl:AND(COUNTIF([.$B$441:.$B$441], [.B441])&gt;1,NOT(ISBLANK([.B441]))))" calcext:base-cell-address="'7-12月_'.B441"/>
            <calcext:condition calcext:apply-style-name="cf5" calcext:value="formula-is(msoxl:AND(COUNTIF([.$B$441:.$B$441], [.B441])&gt;1,NOT(ISBLANK([.B441]))))" calcext:base-cell-address="'7-12月_'.B441"/>
          </calcext:conditional-format>
          <calcext:conditional-format calcext:target-range-address="'7-12月_'.B442:'7-12月_'.B442">
            <calcext:condition calcext:apply-style-name="cf1" calcext:value="formula-is(msoxl:AND(COUNTIF([.$B$442:.$B$442], [.B442])&gt;1,NOT(ISBLANK([.B442]))))" calcext:base-cell-address="'7-12月_'.B442"/>
            <calcext:condition calcext:apply-style-name="cf2" calcext:value="formula-is(msoxl:AND(COUNTIF([.$B$442:.$B$442], [.B442])&gt;1,NOT(ISBLANK([.B442]))))" calcext:base-cell-address="'7-12月_'.B442"/>
            <calcext:condition calcext:apply-style-name="cf3" calcext:value="formula-is(msoxl:AND(COUNTIF([.$B$442:.$B$442], [.B442])&gt;1,NOT(ISBLANK([.B442]))))" calcext:base-cell-address="'7-12月_'.B442"/>
            <calcext:condition calcext:apply-style-name="cf4" calcext:value="formula-is(msoxl:AND(COUNTIF([.$B$442:.$B$442], [.B442])&gt;1,NOT(ISBLANK([.B442]))))" calcext:base-cell-address="'7-12月_'.B442"/>
            <calcext:condition calcext:apply-style-name="cf5" calcext:value="formula-is(msoxl:AND(COUNTIF([.$B$442:.$B$442], [.B442])&gt;1,NOT(ISBLANK([.B442]))))" calcext:base-cell-address="'7-12月_'.B442"/>
          </calcext:conditional-format>
          <calcext:conditional-format calcext:target-range-address="'7-12月_'.B443:'7-12月_'.B443">
            <calcext:condition calcext:apply-style-name="cf1" calcext:value="formula-is(msoxl:AND(COUNTIF([.$B$443:.$B$443], [.B443])&gt;1,NOT(ISBLANK([.B443]))))" calcext:base-cell-address="'7-12月_'.B443"/>
            <calcext:condition calcext:apply-style-name="cf2" calcext:value="formula-is(msoxl:AND(COUNTIF([.$B$443:.$B$443], [.B443])&gt;1,NOT(ISBLANK([.B443]))))" calcext:base-cell-address="'7-12月_'.B443"/>
            <calcext:condition calcext:apply-style-name="cf3" calcext:value="formula-is(msoxl:AND(COUNTIF([.$B$443:.$B$443], [.B443])&gt;1,NOT(ISBLANK([.B443]))))" calcext:base-cell-address="'7-12月_'.B443"/>
            <calcext:condition calcext:apply-style-name="cf4" calcext:value="formula-is(msoxl:AND(COUNTIF([.$B$443:.$B$443], [.B443])&gt;1,NOT(ISBLANK([.B443]))))" calcext:base-cell-address="'7-12月_'.B443"/>
            <calcext:condition calcext:apply-style-name="cf5" calcext:value="formula-is(msoxl:AND(COUNTIF([.$B$443:.$B$443], [.B443])&gt;1,NOT(ISBLANK([.B443]))))" calcext:base-cell-address="'7-12月_'.B443"/>
          </calcext:conditional-format>
          <calcext:conditional-format calcext:target-range-address="'7-12月_'.B444:'7-12月_'.B444">
            <calcext:condition calcext:apply-style-name="cf1" calcext:value="formula-is(msoxl:AND(COUNTIF([.$B$444:.$B$444], [.B444])&gt;1,NOT(ISBLANK([.B444]))))" calcext:base-cell-address="'7-12月_'.B444"/>
            <calcext:condition calcext:apply-style-name="cf2" calcext:value="formula-is(msoxl:AND(COUNTIF([.$B$444:.$B$444], [.B444])&gt;1,NOT(ISBLANK([.B444]))))" calcext:base-cell-address="'7-12月_'.B444"/>
            <calcext:condition calcext:apply-style-name="cf3" calcext:value="formula-is(msoxl:AND(COUNTIF([.$B$444:.$B$444], [.B444])&gt;1,NOT(ISBLANK([.B444]))))" calcext:base-cell-address="'7-12月_'.B444"/>
            <calcext:condition calcext:apply-style-name="cf4" calcext:value="formula-is(msoxl:AND(COUNTIF([.$B$444:.$B$444], [.B444])&gt;1,NOT(ISBLANK([.B444]))))" calcext:base-cell-address="'7-12月_'.B444"/>
            <calcext:condition calcext:apply-style-name="cf5" calcext:value="formula-is(msoxl:AND(COUNTIF([.$B$444:.$B$444], [.B444])&gt;1,NOT(ISBLANK([.B444]))))" calcext:base-cell-address="'7-12月_'.B444"/>
          </calcext:conditional-format>
          <calcext:conditional-format calcext:target-range-address="'7-12月_'.B445:'7-12月_'.B445">
            <calcext:condition calcext:apply-style-name="cf1" calcext:value="formula-is(msoxl:AND(COUNTIF([.$B$445:.$B$445], [.B445])&gt;1,NOT(ISBLANK([.B445]))))" calcext:base-cell-address="'7-12月_'.B445"/>
            <calcext:condition calcext:apply-style-name="cf2" calcext:value="formula-is(msoxl:AND(COUNTIF([.$B$445:.$B$445], [.B445])&gt;1,NOT(ISBLANK([.B445]))))" calcext:base-cell-address="'7-12月_'.B445"/>
            <calcext:condition calcext:apply-style-name="cf3" calcext:value="formula-is(msoxl:AND(COUNTIF([.$B$445:.$B$445], [.B445])&gt;1,NOT(ISBLANK([.B445]))))" calcext:base-cell-address="'7-12月_'.B445"/>
            <calcext:condition calcext:apply-style-name="cf4" calcext:value="formula-is(msoxl:AND(COUNTIF([.$B$445:.$B$445], [.B445])&gt;1,NOT(ISBLANK([.B445]))))" calcext:base-cell-address="'7-12月_'.B445"/>
            <calcext:condition calcext:apply-style-name="cf5" calcext:value="formula-is(msoxl:AND(COUNTIF([.$B$445:.$B$445], [.B445])&gt;1,NOT(ISBLANK([.B445]))))" calcext:base-cell-address="'7-12月_'.B445"/>
          </calcext:conditional-format>
          <calcext:conditional-format calcext:target-range-address="'7-12月_'.B446:'7-12月_'.B446">
            <calcext:condition calcext:apply-style-name="cf1" calcext:value="formula-is(msoxl:AND(COUNTIF([.$B$446:.$B$446], [.B446])&gt;1,NOT(ISBLANK([.B446]))))" calcext:base-cell-address="'7-12月_'.B446"/>
            <calcext:condition calcext:apply-style-name="cf2" calcext:value="formula-is(msoxl:AND(COUNTIF([.$B$446:.$B$446], [.B446])&gt;1,NOT(ISBLANK([.B446]))))" calcext:base-cell-address="'7-12月_'.B446"/>
            <calcext:condition calcext:apply-style-name="cf3" calcext:value="formula-is(msoxl:AND(COUNTIF([.$B$446:.$B$446], [.B446])&gt;1,NOT(ISBLANK([.B446]))))" calcext:base-cell-address="'7-12月_'.B446"/>
            <calcext:condition calcext:apply-style-name="cf4" calcext:value="formula-is(msoxl:AND(COUNTIF([.$B$446:.$B$446], [.B446])&gt;1,NOT(ISBLANK([.B446]))))" calcext:base-cell-address="'7-12月_'.B446"/>
            <calcext:condition calcext:apply-style-name="cf5" calcext:value="formula-is(msoxl:AND(COUNTIF([.$B$446:.$B$446], [.B446])&gt;1,NOT(ISBLANK([.B446]))))" calcext:base-cell-address="'7-12月_'.B446"/>
          </calcext:conditional-format>
          <calcext:conditional-format calcext:target-range-address="'7-12月_'.B447:'7-12月_'.B447">
            <calcext:condition calcext:apply-style-name="cf1" calcext:value="formula-is(msoxl:AND(COUNTIF([.$B$447:.$B$447], [.B447])&gt;1,NOT(ISBLANK([.B447]))))" calcext:base-cell-address="'7-12月_'.B447"/>
            <calcext:condition calcext:apply-style-name="cf2" calcext:value="formula-is(msoxl:AND(COUNTIF([.$B$447:.$B$447], [.B447])&gt;1,NOT(ISBLANK([.B447]))))" calcext:base-cell-address="'7-12月_'.B447"/>
            <calcext:condition calcext:apply-style-name="cf3" calcext:value="formula-is(msoxl:AND(COUNTIF([.$B$447:.$B$447], [.B447])&gt;1,NOT(ISBLANK([.B447]))))" calcext:base-cell-address="'7-12月_'.B447"/>
            <calcext:condition calcext:apply-style-name="cf4" calcext:value="formula-is(msoxl:AND(COUNTIF([.$B$447:.$B$447], [.B447])&gt;1,NOT(ISBLANK([.B447]))))" calcext:base-cell-address="'7-12月_'.B447"/>
            <calcext:condition calcext:apply-style-name="cf5" calcext:value="formula-is(msoxl:AND(COUNTIF([.$B$447:.$B$447], [.B447])&gt;1,NOT(ISBLANK([.B447]))))" calcext:base-cell-address="'7-12月_'.B447"/>
          </calcext:conditional-format>
          <calcext:conditional-format calcext:target-range-address="'7-12月_'.B449:'7-12月_'.B449">
            <calcext:condition calcext:apply-style-name="cf1" calcext:value="formula-is(msoxl:AND(COUNTIF([.$B$449:.$B$449], [.B449])&gt;1,NOT(ISBLANK([.B449]))))" calcext:base-cell-address="'7-12月_'.B449"/>
            <calcext:condition calcext:apply-style-name="cf2" calcext:value="formula-is(msoxl:AND(COUNTIF([.$B$449:.$B$449], [.B449])&gt;1,NOT(ISBLANK([.B449]))))" calcext:base-cell-address="'7-12月_'.B449"/>
            <calcext:condition calcext:apply-style-name="cf3" calcext:value="formula-is(msoxl:AND(COUNTIF([.$B$449:.$B$449], [.B449])&gt;1,NOT(ISBLANK([.B449]))))" calcext:base-cell-address="'7-12月_'.B449"/>
            <calcext:condition calcext:apply-style-name="cf4" calcext:value="formula-is(msoxl:AND(COUNTIF([.$B$449:.$B$449], [.B449])&gt;1,NOT(ISBLANK([.B449]))))" calcext:base-cell-address="'7-12月_'.B449"/>
            <calcext:condition calcext:apply-style-name="cf5" calcext:value="formula-is(msoxl:AND(COUNTIF([.$B$449:.$B$449], [.B449])&gt;1,NOT(ISBLANK([.B449]))))" calcext:base-cell-address="'7-12月_'.B449"/>
          </calcext:conditional-format>
          <calcext:conditional-format calcext:target-range-address="'7-12月_'.B450:'7-12月_'.B450">
            <calcext:condition calcext:apply-style-name="cf1" calcext:value="formula-is(msoxl:AND(COUNTIF([.$B$450:.$B$450], [.B450])&gt;1,NOT(ISBLANK([.B450]))))" calcext:base-cell-address="'7-12月_'.B450"/>
            <calcext:condition calcext:apply-style-name="cf2" calcext:value="formula-is(msoxl:AND(COUNTIF([.$B$450:.$B$450], [.B450])&gt;1,NOT(ISBLANK([.B450]))))" calcext:base-cell-address="'7-12月_'.B450"/>
            <calcext:condition calcext:apply-style-name="cf3" calcext:value="formula-is(msoxl:AND(COUNTIF([.$B$450:.$B$450], [.B450])&gt;1,NOT(ISBLANK([.B450]))))" calcext:base-cell-address="'7-12月_'.B450"/>
            <calcext:condition calcext:apply-style-name="cf4" calcext:value="formula-is(msoxl:AND(COUNTIF([.$B$450:.$B$450], [.B450])&gt;1,NOT(ISBLANK([.B450]))))" calcext:base-cell-address="'7-12月_'.B450"/>
            <calcext:condition calcext:apply-style-name="cf5" calcext:value="formula-is(msoxl:AND(COUNTIF([.$B$450:.$B$450], [.B450])&gt;1,NOT(ISBLANK([.B450]))))" calcext:base-cell-address="'7-12月_'.B450"/>
          </calcext:conditional-format>
          <calcext:conditional-format calcext:target-range-address="'7-12月_'.B451:'7-12月_'.B451">
            <calcext:condition calcext:apply-style-name="cf1" calcext:value="formula-is(msoxl:AND(COUNTIF([.$B$451:.$B$451], [.B451])&gt;1,NOT(ISBLANK([.B451]))))" calcext:base-cell-address="'7-12月_'.B451"/>
            <calcext:condition calcext:apply-style-name="cf2" calcext:value="formula-is(msoxl:AND(COUNTIF([.$B$451:.$B$451], [.B451])&gt;1,NOT(ISBLANK([.B451]))))" calcext:base-cell-address="'7-12月_'.B451"/>
            <calcext:condition calcext:apply-style-name="cf3" calcext:value="formula-is(msoxl:AND(COUNTIF([.$B$451:.$B$451], [.B451])&gt;1,NOT(ISBLANK([.B451]))))" calcext:base-cell-address="'7-12月_'.B451"/>
            <calcext:condition calcext:apply-style-name="cf4" calcext:value="formula-is(msoxl:AND(COUNTIF([.$B$451:.$B$451], [.B451])&gt;1,NOT(ISBLANK([.B451]))))" calcext:base-cell-address="'7-12月_'.B451"/>
            <calcext:condition calcext:apply-style-name="cf5" calcext:value="formula-is(msoxl:AND(COUNTIF([.$B$451:.$B$451], [.B451])&gt;1,NOT(ISBLANK([.B451]))))" calcext:base-cell-address="'7-12月_'.B451"/>
          </calcext:conditional-format>
          <calcext:conditional-format calcext:target-range-address="'7-12月_'.B452:'7-12月_'.B452">
            <calcext:condition calcext:apply-style-name="cf1" calcext:value="formula-is(msoxl:AND(COUNTIF([.$B$452:.$B$452], [.B452])&gt;1,NOT(ISBLANK([.B452]))))" calcext:base-cell-address="'7-12月_'.B452"/>
            <calcext:condition calcext:apply-style-name="cf2" calcext:value="formula-is(msoxl:AND(COUNTIF([.$B$452:.$B$452], [.B452])&gt;1,NOT(ISBLANK([.B452]))))" calcext:base-cell-address="'7-12月_'.B452"/>
            <calcext:condition calcext:apply-style-name="cf3" calcext:value="formula-is(msoxl:AND(COUNTIF([.$B$452:.$B$452], [.B452])&gt;1,NOT(ISBLANK([.B452]))))" calcext:base-cell-address="'7-12月_'.B452"/>
            <calcext:condition calcext:apply-style-name="cf4" calcext:value="formula-is(msoxl:AND(COUNTIF([.$B$452:.$B$452], [.B452])&gt;1,NOT(ISBLANK([.B452]))))" calcext:base-cell-address="'7-12月_'.B452"/>
            <calcext:condition calcext:apply-style-name="cf5" calcext:value="formula-is(msoxl:AND(COUNTIF([.$B$452:.$B$452], [.B452])&gt;1,NOT(ISBLANK([.B452]))))" calcext:base-cell-address="'7-12月_'.B452"/>
          </calcext:conditional-format>
          <calcext:conditional-format calcext:target-range-address="'7-12月_'.B453:'7-12月_'.B453">
            <calcext:condition calcext:apply-style-name="cf1" calcext:value="formula-is(msoxl:AND(COUNTIF([.$B$453:.$B$453], [.B453])&gt;1,NOT(ISBLANK([.B453]))))" calcext:base-cell-address="'7-12月_'.B453"/>
            <calcext:condition calcext:apply-style-name="cf2" calcext:value="formula-is(msoxl:AND(COUNTIF([.$B$453:.$B$453], [.B453])&gt;1,NOT(ISBLANK([.B453]))))" calcext:base-cell-address="'7-12月_'.B453"/>
            <calcext:condition calcext:apply-style-name="cf3" calcext:value="formula-is(msoxl:AND(COUNTIF([.$B$453:.$B$453], [.B453])&gt;1,NOT(ISBLANK([.B453]))))" calcext:base-cell-address="'7-12月_'.B453"/>
            <calcext:condition calcext:apply-style-name="cf4" calcext:value="formula-is(msoxl:AND(COUNTIF([.$B$453:.$B$453], [.B453])&gt;1,NOT(ISBLANK([.B453]))))" calcext:base-cell-address="'7-12月_'.B453"/>
            <calcext:condition calcext:apply-style-name="cf5" calcext:value="formula-is(msoxl:AND(COUNTIF([.$B$453:.$B$453], [.B453])&gt;1,NOT(ISBLANK([.B453]))))" calcext:base-cell-address="'7-12月_'.B453"/>
          </calcext:conditional-format>
          <calcext:conditional-format calcext:target-range-address="'7-12月_'.B454:'7-12月_'.B454">
            <calcext:condition calcext:apply-style-name="cf1" calcext:value="formula-is(msoxl:AND(COUNTIF([.$B$454:.$B$454], [.B454])&gt;1,NOT(ISBLANK([.B454]))))" calcext:base-cell-address="'7-12月_'.B454"/>
            <calcext:condition calcext:apply-style-name="cf2" calcext:value="formula-is(msoxl:AND(COUNTIF([.$B$454:.$B$454], [.B454])&gt;1,NOT(ISBLANK([.B454]))))" calcext:base-cell-address="'7-12月_'.B454"/>
            <calcext:condition calcext:apply-style-name="cf3" calcext:value="formula-is(msoxl:AND(COUNTIF([.$B$454:.$B$454], [.B454])&gt;1,NOT(ISBLANK([.B454]))))" calcext:base-cell-address="'7-12月_'.B454"/>
            <calcext:condition calcext:apply-style-name="cf4" calcext:value="formula-is(msoxl:AND(COUNTIF([.$B$454:.$B$454], [.B454])&gt;1,NOT(ISBLANK([.B454]))))" calcext:base-cell-address="'7-12月_'.B454"/>
            <calcext:condition calcext:apply-style-name="cf5" calcext:value="formula-is(msoxl:AND(COUNTIF([.$B$454:.$B$454], [.B454])&gt;1,NOT(ISBLANK([.B454]))))" calcext:base-cell-address="'7-12月_'.B454"/>
          </calcext:conditional-format>
          <calcext:conditional-format calcext:target-range-address="'7-12月_'.B455:'7-12月_'.B455">
            <calcext:condition calcext:apply-style-name="cf1" calcext:value="formula-is(msoxl:AND(COUNTIF([.$B$455:.$B$455], [.B455])&gt;1,NOT(ISBLANK([.B455]))))" calcext:base-cell-address="'7-12月_'.B455"/>
            <calcext:condition calcext:apply-style-name="cf2" calcext:value="formula-is(msoxl:AND(COUNTIF([.$B$455:.$B$455], [.B455])&gt;1,NOT(ISBLANK([.B455]))))" calcext:base-cell-address="'7-12月_'.B455"/>
            <calcext:condition calcext:apply-style-name="cf3" calcext:value="formula-is(msoxl:AND(COUNTIF([.$B$455:.$B$455], [.B455])&gt;1,NOT(ISBLANK([.B455]))))" calcext:base-cell-address="'7-12月_'.B455"/>
            <calcext:condition calcext:apply-style-name="cf4" calcext:value="formula-is(msoxl:AND(COUNTIF([.$B$455:.$B$455], [.B455])&gt;1,NOT(ISBLANK([.B455]))))" calcext:base-cell-address="'7-12月_'.B455"/>
            <calcext:condition calcext:apply-style-name="cf5" calcext:value="formula-is(msoxl:AND(COUNTIF([.$B$455:.$B$455], [.B455])&gt;1,NOT(ISBLANK([.B455]))))" calcext:base-cell-address="'7-12月_'.B455"/>
          </calcext:conditional-format>
          <calcext:conditional-format calcext:target-range-address="'7-12月_'.B456:'7-12月_'.B456">
            <calcext:condition calcext:apply-style-name="cf1" calcext:value="formula-is(msoxl:AND(COUNTIF([.$B$456:.$B$456], [.B456])&gt;1,NOT(ISBLANK([.B456]))))" calcext:base-cell-address="'7-12月_'.B456"/>
            <calcext:condition calcext:apply-style-name="cf2" calcext:value="formula-is(msoxl:AND(COUNTIF([.$B$456:.$B$456], [.B456])&gt;1,NOT(ISBLANK([.B456]))))" calcext:base-cell-address="'7-12月_'.B456"/>
            <calcext:condition calcext:apply-style-name="cf3" calcext:value="formula-is(msoxl:AND(COUNTIF([.$B$456:.$B$456], [.B456])&gt;1,NOT(ISBLANK([.B456]))))" calcext:base-cell-address="'7-12月_'.B456"/>
            <calcext:condition calcext:apply-style-name="cf4" calcext:value="formula-is(msoxl:AND(COUNTIF([.$B$456:.$B$456], [.B456])&gt;1,NOT(ISBLANK([.B456]))))" calcext:base-cell-address="'7-12月_'.B456"/>
            <calcext:condition calcext:apply-style-name="cf5" calcext:value="formula-is(msoxl:AND(COUNTIF([.$B$456:.$B$456], [.B456])&gt;1,NOT(ISBLANK([.B456]))))" calcext:base-cell-address="'7-12月_'.B456"/>
          </calcext:conditional-format>
          <calcext:conditional-format calcext:target-range-address="'7-12月_'.B457:'7-12月_'.B457">
            <calcext:condition calcext:apply-style-name="cf1" calcext:value="formula-is(msoxl:AND(COUNTIF([.$B$457:.$B$457], [.B457])&gt;1,NOT(ISBLANK([.B457]))))" calcext:base-cell-address="'7-12月_'.B457"/>
            <calcext:condition calcext:apply-style-name="cf2" calcext:value="formula-is(msoxl:AND(COUNTIF([.$B$457:.$B$457], [.B457])&gt;1,NOT(ISBLANK([.B457]))))" calcext:base-cell-address="'7-12月_'.B457"/>
            <calcext:condition calcext:apply-style-name="cf3" calcext:value="formula-is(msoxl:AND(COUNTIF([.$B$457:.$B$457], [.B457])&gt;1,NOT(ISBLANK([.B457]))))" calcext:base-cell-address="'7-12月_'.B457"/>
            <calcext:condition calcext:apply-style-name="cf4" calcext:value="formula-is(msoxl:AND(COUNTIF([.$B$457:.$B$457], [.B457])&gt;1,NOT(ISBLANK([.B457]))))" calcext:base-cell-address="'7-12月_'.B457"/>
            <calcext:condition calcext:apply-style-name="cf5" calcext:value="formula-is(msoxl:AND(COUNTIF([.$B$457:.$B$457], [.B457])&gt;1,NOT(ISBLANK([.B457]))))" calcext:base-cell-address="'7-12月_'.B457"/>
          </calcext:conditional-format>
          <calcext:conditional-format calcext:target-range-address="'7-12月_'.B458:'7-12月_'.B458">
            <calcext:condition calcext:apply-style-name="cf1" calcext:value="formula-is(msoxl:AND(COUNTIF([.$B$458:.$B$458], [.B458])&gt;1,NOT(ISBLANK([.B458]))))" calcext:base-cell-address="'7-12月_'.B458"/>
            <calcext:condition calcext:apply-style-name="cf2" calcext:value="formula-is(msoxl:AND(COUNTIF([.$B$458:.$B$458], [.B458])&gt;1,NOT(ISBLANK([.B458]))))" calcext:base-cell-address="'7-12月_'.B458"/>
            <calcext:condition calcext:apply-style-name="cf3" calcext:value="formula-is(msoxl:AND(COUNTIF([.$B$458:.$B$458], [.B458])&gt;1,NOT(ISBLANK([.B458]))))" calcext:base-cell-address="'7-12月_'.B458"/>
            <calcext:condition calcext:apply-style-name="cf4" calcext:value="formula-is(msoxl:AND(COUNTIF([.$B$458:.$B$458], [.B458])&gt;1,NOT(ISBLANK([.B458]))))" calcext:base-cell-address="'7-12月_'.B458"/>
            <calcext:condition calcext:apply-style-name="cf5" calcext:value="formula-is(msoxl:AND(COUNTIF([.$B$458:.$B$458], [.B458])&gt;1,NOT(ISBLANK([.B458]))))" calcext:base-cell-address="'7-12月_'.B458"/>
          </calcext:conditional-format>
          <calcext:conditional-format calcext:target-range-address="'7-12月_'.B459:'7-12月_'.B459">
            <calcext:condition calcext:apply-style-name="cf1" calcext:value="formula-is(msoxl:AND(COUNTIF([.$B$459:.$B$459], [.B459])&gt;1,NOT(ISBLANK([.B459]))))" calcext:base-cell-address="'7-12月_'.B459"/>
            <calcext:condition calcext:apply-style-name="cf2" calcext:value="formula-is(msoxl:AND(COUNTIF([.$B$459:.$B$459], [.B459])&gt;1,NOT(ISBLANK([.B459]))))" calcext:base-cell-address="'7-12月_'.B459"/>
            <calcext:condition calcext:apply-style-name="cf3" calcext:value="formula-is(msoxl:AND(COUNTIF([.$B$459:.$B$459], [.B459])&gt;1,NOT(ISBLANK([.B459]))))" calcext:base-cell-address="'7-12月_'.B459"/>
            <calcext:condition calcext:apply-style-name="cf4" calcext:value="formula-is(msoxl:AND(COUNTIF([.$B$459:.$B$459], [.B459])&gt;1,NOT(ISBLANK([.B459]))))" calcext:base-cell-address="'7-12月_'.B459"/>
            <calcext:condition calcext:apply-style-name="cf5" calcext:value="formula-is(msoxl:AND(COUNTIF([.$B$459:.$B$459], [.B459])&gt;1,NOT(ISBLANK([.B459]))))" calcext:base-cell-address="'7-12月_'.B459"/>
          </calcext:conditional-format>
          <calcext:conditional-format calcext:target-range-address="'7-12月_'.B460:'7-12月_'.B460">
            <calcext:condition calcext:apply-style-name="cf1" calcext:value="formula-is(msoxl:AND(COUNTIF([.$B$460:.$B$460], [.B460])&gt;1,NOT(ISBLANK([.B460]))))" calcext:base-cell-address="'7-12月_'.B460"/>
            <calcext:condition calcext:apply-style-name="cf2" calcext:value="formula-is(msoxl:AND(COUNTIF([.$B$460:.$B$460], [.B460])&gt;1,NOT(ISBLANK([.B460]))))" calcext:base-cell-address="'7-12月_'.B460"/>
            <calcext:condition calcext:apply-style-name="cf3" calcext:value="formula-is(msoxl:AND(COUNTIF([.$B$460:.$B$460], [.B460])&gt;1,NOT(ISBLANK([.B460]))))" calcext:base-cell-address="'7-12月_'.B460"/>
            <calcext:condition calcext:apply-style-name="cf4" calcext:value="formula-is(msoxl:AND(COUNTIF([.$B$460:.$B$460], [.B460])&gt;1,NOT(ISBLANK([.B460]))))" calcext:base-cell-address="'7-12月_'.B460"/>
            <calcext:condition calcext:apply-style-name="cf5" calcext:value="formula-is(msoxl:AND(COUNTIF([.$B$460:.$B$460], [.B460])&gt;1,NOT(ISBLANK([.B460]))))" calcext:base-cell-address="'7-12月_'.B460"/>
          </calcext:conditional-format>
          <calcext:conditional-format calcext:target-range-address="'7-12月_'.B461:'7-12月_'.B461">
            <calcext:condition calcext:apply-style-name="cf1" calcext:value="formula-is(msoxl:AND(COUNTIF([.$B$461:.$B$461], [.B461])&gt;1,NOT(ISBLANK([.B461]))))" calcext:base-cell-address="'7-12月_'.B461"/>
            <calcext:condition calcext:apply-style-name="cf2" calcext:value="formula-is(msoxl:AND(COUNTIF([.$B$461:.$B$461], [.B461])&gt;1,NOT(ISBLANK([.B461]))))" calcext:base-cell-address="'7-12月_'.B461"/>
            <calcext:condition calcext:apply-style-name="cf3" calcext:value="formula-is(msoxl:AND(COUNTIF([.$B$461:.$B$461], [.B461])&gt;1,NOT(ISBLANK([.B461]))))" calcext:base-cell-address="'7-12月_'.B461"/>
            <calcext:condition calcext:apply-style-name="cf4" calcext:value="formula-is(msoxl:AND(COUNTIF([.$B$461:.$B$461], [.B461])&gt;1,NOT(ISBLANK([.B461]))))" calcext:base-cell-address="'7-12月_'.B461"/>
            <calcext:condition calcext:apply-style-name="cf5" calcext:value="formula-is(msoxl:AND(COUNTIF([.$B$461:.$B$461], [.B461])&gt;1,NOT(ISBLANK([.B461]))))" calcext:base-cell-address="'7-12月_'.B461"/>
          </calcext:conditional-format>
          <calcext:conditional-format calcext:target-range-address="'7-12月_'.B462:'7-12月_'.B462">
            <calcext:condition calcext:apply-style-name="cf1" calcext:value="formula-is(msoxl:AND(COUNTIF([.$B$462:.$B$462], [.B462])&gt;1,NOT(ISBLANK([.B462]))))" calcext:base-cell-address="'7-12月_'.B462"/>
            <calcext:condition calcext:apply-style-name="cf2" calcext:value="formula-is(msoxl:AND(COUNTIF([.$B$462:.$B$462], [.B462])&gt;1,NOT(ISBLANK([.B462]))))" calcext:base-cell-address="'7-12月_'.B462"/>
            <calcext:condition calcext:apply-style-name="cf3" calcext:value="formula-is(msoxl:AND(COUNTIF([.$B$462:.$B$462], [.B462])&gt;1,NOT(ISBLANK([.B462]))))" calcext:base-cell-address="'7-12月_'.B462"/>
            <calcext:condition calcext:apply-style-name="cf4" calcext:value="formula-is(msoxl:AND(COUNTIF([.$B$462:.$B$462], [.B462])&gt;1,NOT(ISBLANK([.B462]))))" calcext:base-cell-address="'7-12月_'.B462"/>
            <calcext:condition calcext:apply-style-name="cf5" calcext:value="formula-is(msoxl:AND(COUNTIF([.$B$462:.$B$462], [.B462])&gt;1,NOT(ISBLANK([.B462]))))" calcext:base-cell-address="'7-12月_'.B462"/>
          </calcext:conditional-format>
          <calcext:conditional-format calcext:target-range-address="'7-12月_'.B463:'7-12月_'.B463">
            <calcext:condition calcext:apply-style-name="cf1" calcext:value="formula-is(msoxl:AND(COUNTIF([.$B$463:.$B$463], [.B463])&gt;1,NOT(ISBLANK([.B463]))))" calcext:base-cell-address="'7-12月_'.B463"/>
            <calcext:condition calcext:apply-style-name="cf2" calcext:value="formula-is(msoxl:AND(COUNTIF([.$B$463:.$B$463], [.B463])&gt;1,NOT(ISBLANK([.B463]))))" calcext:base-cell-address="'7-12月_'.B463"/>
            <calcext:condition calcext:apply-style-name="cf3" calcext:value="formula-is(msoxl:AND(COUNTIF([.$B$463:.$B$463], [.B463])&gt;1,NOT(ISBLANK([.B463]))))" calcext:base-cell-address="'7-12月_'.B463"/>
            <calcext:condition calcext:apply-style-name="cf4" calcext:value="formula-is(msoxl:AND(COUNTIF([.$B$463:.$B$463], [.B463])&gt;1,NOT(ISBLANK([.B463]))))" calcext:base-cell-address="'7-12月_'.B463"/>
            <calcext:condition calcext:apply-style-name="cf5" calcext:value="formula-is(msoxl:AND(COUNTIF([.$B$463:.$B$463], [.B463])&gt;1,NOT(ISBLANK([.B463]))))" calcext:base-cell-address="'7-12月_'.B463"/>
          </calcext:conditional-format>
          <calcext:conditional-format calcext:target-range-address="'7-12月_'.B464:'7-12月_'.B464">
            <calcext:condition calcext:apply-style-name="cf1" calcext:value="formula-is(msoxl:AND(COUNTIF([.$B$464:.$B$464], [.B464])&gt;1,NOT(ISBLANK([.B464]))))" calcext:base-cell-address="'7-12月_'.B464"/>
            <calcext:condition calcext:apply-style-name="cf2" calcext:value="formula-is(msoxl:AND(COUNTIF([.$B$464:.$B$464], [.B464])&gt;1,NOT(ISBLANK([.B464]))))" calcext:base-cell-address="'7-12月_'.B464"/>
            <calcext:condition calcext:apply-style-name="cf3" calcext:value="formula-is(msoxl:AND(COUNTIF([.$B$464:.$B$464], [.B464])&gt;1,NOT(ISBLANK([.B464]))))" calcext:base-cell-address="'7-12月_'.B464"/>
            <calcext:condition calcext:apply-style-name="cf4" calcext:value="formula-is(msoxl:AND(COUNTIF([.$B$464:.$B$464], [.B464])&gt;1,NOT(ISBLANK([.B464]))))" calcext:base-cell-address="'7-12月_'.B464"/>
            <calcext:condition calcext:apply-style-name="cf5" calcext:value="formula-is(msoxl:AND(COUNTIF([.$B$464:.$B$464], [.B464])&gt;1,NOT(ISBLANK([.B464]))))" calcext:base-cell-address="'7-12月_'.B464"/>
          </calcext:conditional-format>
          <calcext:conditional-format calcext:target-range-address="'7-12月_'.B465:'7-12月_'.B465">
            <calcext:condition calcext:apply-style-name="cf1" calcext:value="formula-is(msoxl:AND(COUNTIF([.$B$465:.$B$465], [.B465])&gt;1,NOT(ISBLANK([.B465]))))" calcext:base-cell-address="'7-12月_'.B465"/>
            <calcext:condition calcext:apply-style-name="cf2" calcext:value="formula-is(msoxl:AND(COUNTIF([.$B$465:.$B$465], [.B465])&gt;1,NOT(ISBLANK([.B465]))))" calcext:base-cell-address="'7-12月_'.B465"/>
            <calcext:condition calcext:apply-style-name="cf3" calcext:value="formula-is(msoxl:AND(COUNTIF([.$B$465:.$B$465], [.B465])&gt;1,NOT(ISBLANK([.B465]))))" calcext:base-cell-address="'7-12月_'.B465"/>
            <calcext:condition calcext:apply-style-name="cf4" calcext:value="formula-is(msoxl:AND(COUNTIF([.$B$465:.$B$465], [.B465])&gt;1,NOT(ISBLANK([.B465]))))" calcext:base-cell-address="'7-12月_'.B465"/>
            <calcext:condition calcext:apply-style-name="cf5" calcext:value="formula-is(msoxl:AND(COUNTIF([.$B$465:.$B$465], [.B465])&gt;1,NOT(ISBLANK([.B465]))))" calcext:base-cell-address="'7-12月_'.B465"/>
          </calcext:conditional-format>
          <calcext:conditional-format calcext:target-range-address="'7-12月_'.B466:'7-12月_'.B466">
            <calcext:condition calcext:apply-style-name="cf1" calcext:value="formula-is(msoxl:AND(COUNTIF([.$B$466:.$B$466], [.B466])&gt;1,NOT(ISBLANK([.B466]))))" calcext:base-cell-address="'7-12月_'.B466"/>
            <calcext:condition calcext:apply-style-name="cf2" calcext:value="formula-is(msoxl:AND(COUNTIF([.$B$466:.$B$466], [.B466])&gt;1,NOT(ISBLANK([.B466]))))" calcext:base-cell-address="'7-12月_'.B466"/>
            <calcext:condition calcext:apply-style-name="cf3" calcext:value="formula-is(msoxl:AND(COUNTIF([.$B$466:.$B$466], [.B466])&gt;1,NOT(ISBLANK([.B466]))))" calcext:base-cell-address="'7-12月_'.B466"/>
            <calcext:condition calcext:apply-style-name="cf4" calcext:value="formula-is(msoxl:AND(COUNTIF([.$B$466:.$B$466], [.B466])&gt;1,NOT(ISBLANK([.B466]))))" calcext:base-cell-address="'7-12月_'.B466"/>
            <calcext:condition calcext:apply-style-name="cf5" calcext:value="formula-is(msoxl:AND(COUNTIF([.$B$466:.$B$466], [.B466])&gt;1,NOT(ISBLANK([.B466]))))" calcext:base-cell-address="'7-12月_'.B466"/>
          </calcext:conditional-format>
          <calcext:conditional-format calcext:target-range-address="'7-12月_'.B467:'7-12月_'.B467">
            <calcext:condition calcext:apply-style-name="cf1" calcext:value="formula-is(msoxl:AND(COUNTIF([.$B$467:.$B$467], [.B467])&gt;1,NOT(ISBLANK([.B467]))))" calcext:base-cell-address="'7-12月_'.B467"/>
            <calcext:condition calcext:apply-style-name="cf2" calcext:value="formula-is(msoxl:AND(COUNTIF([.$B$467:.$B$467], [.B467])&gt;1,NOT(ISBLANK([.B467]))))" calcext:base-cell-address="'7-12月_'.B467"/>
            <calcext:condition calcext:apply-style-name="cf3" calcext:value="formula-is(msoxl:AND(COUNTIF([.$B$467:.$B$467], [.B467])&gt;1,NOT(ISBLANK([.B467]))))" calcext:base-cell-address="'7-12月_'.B467"/>
            <calcext:condition calcext:apply-style-name="cf4" calcext:value="formula-is(msoxl:AND(COUNTIF([.$B$467:.$B$467], [.B467])&gt;1,NOT(ISBLANK([.B467]))))" calcext:base-cell-address="'7-12月_'.B467"/>
            <calcext:condition calcext:apply-style-name="cf5" calcext:value="formula-is(msoxl:AND(COUNTIF([.$B$467:.$B$467], [.B467])&gt;1,NOT(ISBLANK([.B467]))))" calcext:base-cell-address="'7-12月_'.B467"/>
          </calcext:conditional-format>
          <calcext:conditional-format calcext:target-range-address="'7-12月_'.B468:'7-12月_'.B468">
            <calcext:condition calcext:apply-style-name="cf1" calcext:value="formula-is(msoxl:AND(COUNTIF([.$B$468:.$B$468], [.B468])&gt;1,NOT(ISBLANK([.B468]))))" calcext:base-cell-address="'7-12月_'.B468"/>
            <calcext:condition calcext:apply-style-name="cf2" calcext:value="formula-is(msoxl:AND(COUNTIF([.$B$468:.$B$468], [.B468])&gt;1,NOT(ISBLANK([.B468]))))" calcext:base-cell-address="'7-12月_'.B468"/>
            <calcext:condition calcext:apply-style-name="cf3" calcext:value="formula-is(msoxl:AND(COUNTIF([.$B$468:.$B$468], [.B468])&gt;1,NOT(ISBLANK([.B468]))))" calcext:base-cell-address="'7-12月_'.B468"/>
            <calcext:condition calcext:apply-style-name="cf4" calcext:value="formula-is(msoxl:AND(COUNTIF([.$B$468:.$B$468], [.B468])&gt;1,NOT(ISBLANK([.B468]))))" calcext:base-cell-address="'7-12月_'.B468"/>
            <calcext:condition calcext:apply-style-name="cf5" calcext:value="formula-is(msoxl:AND(COUNTIF([.$B$468:.$B$468], [.B468])&gt;1,NOT(ISBLANK([.B468]))))" calcext:base-cell-address="'7-12月_'.B468"/>
          </calcext:conditional-format>
          <calcext:conditional-format calcext:target-range-address="'7-12月_'.B469:'7-12月_'.B469">
            <calcext:condition calcext:apply-style-name="cf1" calcext:value="formula-is(msoxl:AND(COUNTIF([.$B$469:.$B$469], [.B469])&gt;1,NOT(ISBLANK([.B469]))))" calcext:base-cell-address="'7-12月_'.B469"/>
            <calcext:condition calcext:apply-style-name="cf2" calcext:value="formula-is(msoxl:AND(COUNTIF([.$B$469:.$B$469], [.B469])&gt;1,NOT(ISBLANK([.B469]))))" calcext:base-cell-address="'7-12月_'.B469"/>
            <calcext:condition calcext:apply-style-name="cf3" calcext:value="formula-is(msoxl:AND(COUNTIF([.$B$469:.$B$469], [.B469])&gt;1,NOT(ISBLANK([.B469]))))" calcext:base-cell-address="'7-12月_'.B469"/>
            <calcext:condition calcext:apply-style-name="cf4" calcext:value="formula-is(msoxl:AND(COUNTIF([.$B$469:.$B$469], [.B469])&gt;1,NOT(ISBLANK([.B469]))))" calcext:base-cell-address="'7-12月_'.B469"/>
            <calcext:condition calcext:apply-style-name="cf5" calcext:value="formula-is(msoxl:AND(COUNTIF([.$B$469:.$B$469], [.B469])&gt;1,NOT(ISBLANK([.B469]))))" calcext:base-cell-address="'7-12月_'.B469"/>
          </calcext:conditional-format>
          <calcext:conditional-format calcext:target-range-address="'7-12月_'.B470:'7-12月_'.B470">
            <calcext:condition calcext:apply-style-name="cf1" calcext:value="formula-is(msoxl:AND(COUNTIF([.$B$470:.$B$470], [.B470])&gt;1,NOT(ISBLANK([.B470]))))" calcext:base-cell-address="'7-12月_'.B470"/>
            <calcext:condition calcext:apply-style-name="cf2" calcext:value="formula-is(msoxl:AND(COUNTIF([.$B$470:.$B$470], [.B470])&gt;1,NOT(ISBLANK([.B470]))))" calcext:base-cell-address="'7-12月_'.B470"/>
            <calcext:condition calcext:apply-style-name="cf3" calcext:value="formula-is(msoxl:AND(COUNTIF([.$B$470:.$B$470], [.B470])&gt;1,NOT(ISBLANK([.B470]))))" calcext:base-cell-address="'7-12月_'.B470"/>
            <calcext:condition calcext:apply-style-name="cf4" calcext:value="formula-is(msoxl:AND(COUNTIF([.$B$470:.$B$470], [.B470])&gt;1,NOT(ISBLANK([.B470]))))" calcext:base-cell-address="'7-12月_'.B470"/>
            <calcext:condition calcext:apply-style-name="cf5" calcext:value="formula-is(msoxl:AND(COUNTIF([.$B$470:.$B$470], [.B470])&gt;1,NOT(ISBLANK([.B470]))))" calcext:base-cell-address="'7-12月_'.B470"/>
          </calcext:conditional-format>
          <calcext:conditional-format calcext:target-range-address="'7-12月_'.B471:'7-12月_'.B471">
            <calcext:condition calcext:apply-style-name="cf1" calcext:value="formula-is(msoxl:AND(COUNTIF([.$B$471:.$B$471], [.B471])&gt;1,NOT(ISBLANK([.B471]))))" calcext:base-cell-address="'7-12月_'.B471"/>
            <calcext:condition calcext:apply-style-name="cf2" calcext:value="formula-is(msoxl:AND(COUNTIF([.$B$471:.$B$471], [.B471])&gt;1,NOT(ISBLANK([.B471]))))" calcext:base-cell-address="'7-12月_'.B471"/>
            <calcext:condition calcext:apply-style-name="cf3" calcext:value="formula-is(msoxl:AND(COUNTIF([.$B$471:.$B$471], [.B471])&gt;1,NOT(ISBLANK([.B471]))))" calcext:base-cell-address="'7-12月_'.B471"/>
            <calcext:condition calcext:apply-style-name="cf4" calcext:value="formula-is(msoxl:AND(COUNTIF([.$B$471:.$B$471], [.B471])&gt;1,NOT(ISBLANK([.B471]))))" calcext:base-cell-address="'7-12月_'.B471"/>
            <calcext:condition calcext:apply-style-name="cf5" calcext:value="formula-is(msoxl:AND(COUNTIF([.$B$471:.$B$471], [.B471])&gt;1,NOT(ISBLANK([.B471]))))" calcext:base-cell-address="'7-12月_'.B471"/>
          </calcext:conditional-format>
          <calcext:conditional-format calcext:target-range-address="'7-12月_'.B472:'7-12月_'.B472">
            <calcext:condition calcext:apply-style-name="cf1" calcext:value="formula-is(msoxl:AND(COUNTIF([.$B$472:.$B$472], [.B472])&gt;1,NOT(ISBLANK([.B472]))))" calcext:base-cell-address="'7-12月_'.B472"/>
            <calcext:condition calcext:apply-style-name="cf2" calcext:value="formula-is(msoxl:AND(COUNTIF([.$B$472:.$B$472], [.B472])&gt;1,NOT(ISBLANK([.B472]))))" calcext:base-cell-address="'7-12月_'.B472"/>
            <calcext:condition calcext:apply-style-name="cf3" calcext:value="formula-is(msoxl:AND(COUNTIF([.$B$472:.$B$472], [.B472])&gt;1,NOT(ISBLANK([.B472]))))" calcext:base-cell-address="'7-12月_'.B472"/>
            <calcext:condition calcext:apply-style-name="cf4" calcext:value="formula-is(msoxl:AND(COUNTIF([.$B$472:.$B$472], [.B472])&gt;1,NOT(ISBLANK([.B472]))))" calcext:base-cell-address="'7-12月_'.B472"/>
            <calcext:condition calcext:apply-style-name="cf5" calcext:value="formula-is(msoxl:AND(COUNTIF([.$B$472:.$B$472], [.B472])&gt;1,NOT(ISBLANK([.B472]))))" calcext:base-cell-address="'7-12月_'.B472"/>
          </calcext:conditional-format>
          <calcext:conditional-format calcext:target-range-address="'7-12月_'.B473:'7-12月_'.B473">
            <calcext:condition calcext:apply-style-name="cf1" calcext:value="formula-is(msoxl:AND(COUNTIF([.$B$473:.$B$473], [.B473])&gt;1,NOT(ISBLANK([.B473]))))" calcext:base-cell-address="'7-12月_'.B473"/>
            <calcext:condition calcext:apply-style-name="cf2" calcext:value="formula-is(msoxl:AND(COUNTIF([.$B$473:.$B$473], [.B473])&gt;1,NOT(ISBLANK([.B473]))))" calcext:base-cell-address="'7-12月_'.B473"/>
            <calcext:condition calcext:apply-style-name="cf3" calcext:value="formula-is(msoxl:AND(COUNTIF([.$B$473:.$B$473], [.B473])&gt;1,NOT(ISBLANK([.B473]))))" calcext:base-cell-address="'7-12月_'.B473"/>
            <calcext:condition calcext:apply-style-name="cf4" calcext:value="formula-is(msoxl:AND(COUNTIF([.$B$473:.$B$473], [.B473])&gt;1,NOT(ISBLANK([.B473]))))" calcext:base-cell-address="'7-12月_'.B473"/>
            <calcext:condition calcext:apply-style-name="cf5" calcext:value="formula-is(msoxl:AND(COUNTIF([.$B$473:.$B$473], [.B473])&gt;1,NOT(ISBLANK([.B473]))))" calcext:base-cell-address="'7-12月_'.B473"/>
          </calcext:conditional-format>
          <calcext:conditional-format calcext:target-range-address="'7-12月_'.B474:'7-12月_'.B474">
            <calcext:condition calcext:apply-style-name="cf1" calcext:value="formula-is(msoxl:AND(COUNTIF([.$B$474:.$B$474], [.B474])&gt;1,NOT(ISBLANK([.B474]))))" calcext:base-cell-address="'7-12月_'.B474"/>
            <calcext:condition calcext:apply-style-name="cf2" calcext:value="formula-is(msoxl:AND(COUNTIF([.$B$474:.$B$474], [.B474])&gt;1,NOT(ISBLANK([.B474]))))" calcext:base-cell-address="'7-12月_'.B474"/>
            <calcext:condition calcext:apply-style-name="cf3" calcext:value="formula-is(msoxl:AND(COUNTIF([.$B$474:.$B$474], [.B474])&gt;1,NOT(ISBLANK([.B474]))))" calcext:base-cell-address="'7-12月_'.B474"/>
            <calcext:condition calcext:apply-style-name="cf4" calcext:value="formula-is(msoxl:AND(COUNTIF([.$B$474:.$B$474], [.B474])&gt;1,NOT(ISBLANK([.B474]))))" calcext:base-cell-address="'7-12月_'.B474"/>
            <calcext:condition calcext:apply-style-name="cf5" calcext:value="formula-is(msoxl:AND(COUNTIF([.$B$474:.$B$474], [.B474])&gt;1,NOT(ISBLANK([.B474]))))" calcext:base-cell-address="'7-12月_'.B474"/>
          </calcext:conditional-format>
          <calcext:conditional-format calcext:target-range-address="'7-12月_'.B475:'7-12月_'.B475">
            <calcext:condition calcext:apply-style-name="cf1" calcext:value="formula-is(msoxl:AND(COUNTIF([.$B$475:.$B$475], [.B475])&gt;1,NOT(ISBLANK([.B475]))))" calcext:base-cell-address="'7-12月_'.B475"/>
            <calcext:condition calcext:apply-style-name="cf2" calcext:value="formula-is(msoxl:AND(COUNTIF([.$B$475:.$B$475], [.B475])&gt;1,NOT(ISBLANK([.B475]))))" calcext:base-cell-address="'7-12月_'.B475"/>
            <calcext:condition calcext:apply-style-name="cf3" calcext:value="formula-is(msoxl:AND(COUNTIF([.$B$475:.$B$475], [.B475])&gt;1,NOT(ISBLANK([.B475]))))" calcext:base-cell-address="'7-12月_'.B475"/>
            <calcext:condition calcext:apply-style-name="cf4" calcext:value="formula-is(msoxl:AND(COUNTIF([.$B$475:.$B$475], [.B475])&gt;1,NOT(ISBLANK([.B475]))))" calcext:base-cell-address="'7-12月_'.B475"/>
            <calcext:condition calcext:apply-style-name="cf5" calcext:value="formula-is(msoxl:AND(COUNTIF([.$B$475:.$B$475], [.B475])&gt;1,NOT(ISBLANK([.B475]))))" calcext:base-cell-address="'7-12月_'.B475"/>
          </calcext:conditional-format>
          <calcext:conditional-format calcext:target-range-address="'7-12月_'.B476:'7-12月_'.B476">
            <calcext:condition calcext:apply-style-name="cf1" calcext:value="formula-is(msoxl:AND(COUNTIF([.$B$476:.$B$476], [.B476])&gt;1,NOT(ISBLANK([.B476]))))" calcext:base-cell-address="'7-12月_'.B476"/>
            <calcext:condition calcext:apply-style-name="cf2" calcext:value="formula-is(msoxl:AND(COUNTIF([.$B$476:.$B$476], [.B476])&gt;1,NOT(ISBLANK([.B476]))))" calcext:base-cell-address="'7-12月_'.B476"/>
            <calcext:condition calcext:apply-style-name="cf3" calcext:value="formula-is(msoxl:AND(COUNTIF([.$B$476:.$B$476], [.B476])&gt;1,NOT(ISBLANK([.B476]))))" calcext:base-cell-address="'7-12月_'.B476"/>
            <calcext:condition calcext:apply-style-name="cf4" calcext:value="formula-is(msoxl:AND(COUNTIF([.$B$476:.$B$476], [.B476])&gt;1,NOT(ISBLANK([.B476]))))" calcext:base-cell-address="'7-12月_'.B476"/>
            <calcext:condition calcext:apply-style-name="cf5" calcext:value="formula-is(msoxl:AND(COUNTIF([.$B$476:.$B$476], [.B476])&gt;1,NOT(ISBLANK([.B476]))))" calcext:base-cell-address="'7-12月_'.B476"/>
          </calcext:conditional-format>
          <calcext:conditional-format calcext:target-range-address="'7-12月_'.B477:'7-12月_'.B477">
            <calcext:condition calcext:apply-style-name="cf1" calcext:value="formula-is(msoxl:AND(COUNTIF([.$B$477:.$B$477], [.B477])&gt;1,NOT(ISBLANK([.B477]))))" calcext:base-cell-address="'7-12月_'.B477"/>
            <calcext:condition calcext:apply-style-name="cf2" calcext:value="formula-is(msoxl:AND(COUNTIF([.$B$477:.$B$477], [.B477])&gt;1,NOT(ISBLANK([.B477]))))" calcext:base-cell-address="'7-12月_'.B477"/>
            <calcext:condition calcext:apply-style-name="cf3" calcext:value="formula-is(msoxl:AND(COUNTIF([.$B$477:.$B$477], [.B477])&gt;1,NOT(ISBLANK([.B477]))))" calcext:base-cell-address="'7-12月_'.B477"/>
            <calcext:condition calcext:apply-style-name="cf4" calcext:value="formula-is(msoxl:AND(COUNTIF([.$B$477:.$B$477], [.B477])&gt;1,NOT(ISBLANK([.B477]))))" calcext:base-cell-address="'7-12月_'.B477"/>
            <calcext:condition calcext:apply-style-name="cf5" calcext:value="formula-is(msoxl:AND(COUNTIF([.$B$477:.$B$477], [.B477])&gt;1,NOT(ISBLANK([.B477]))))" calcext:base-cell-address="'7-12月_'.B477"/>
          </calcext:conditional-format>
          <calcext:conditional-format calcext:target-range-address="'7-12月_'.B478:'7-12月_'.B478">
            <calcext:condition calcext:apply-style-name="cf1" calcext:value="formula-is(msoxl:AND(COUNTIF([.$B$478:.$B$478], [.B478])&gt;1,NOT(ISBLANK([.B478]))))" calcext:base-cell-address="'7-12月_'.B478"/>
            <calcext:condition calcext:apply-style-name="cf2" calcext:value="formula-is(msoxl:AND(COUNTIF([.$B$478:.$B$478], [.B478])&gt;1,NOT(ISBLANK([.B478]))))" calcext:base-cell-address="'7-12月_'.B478"/>
            <calcext:condition calcext:apply-style-name="cf3" calcext:value="formula-is(msoxl:AND(COUNTIF([.$B$478:.$B$478], [.B478])&gt;1,NOT(ISBLANK([.B478]))))" calcext:base-cell-address="'7-12月_'.B478"/>
            <calcext:condition calcext:apply-style-name="cf4" calcext:value="formula-is(msoxl:AND(COUNTIF([.$B$478:.$B$478], [.B478])&gt;1,NOT(ISBLANK([.B478]))))" calcext:base-cell-address="'7-12月_'.B478"/>
            <calcext:condition calcext:apply-style-name="cf5" calcext:value="formula-is(msoxl:AND(COUNTIF([.$B$478:.$B$478], [.B478])&gt;1,NOT(ISBLANK([.B478]))))" calcext:base-cell-address="'7-12月_'.B478"/>
          </calcext:conditional-format>
          <calcext:conditional-format calcext:target-range-address="'7-12月_'.B479:'7-12月_'.B479">
            <calcext:condition calcext:apply-style-name="cf1" calcext:value="formula-is(msoxl:AND(COUNTIF([.$B$479:.$B$479], [.B479])&gt;1,NOT(ISBLANK([.B479]))))" calcext:base-cell-address="'7-12月_'.B479"/>
            <calcext:condition calcext:apply-style-name="cf2" calcext:value="formula-is(msoxl:AND(COUNTIF([.$B$479:.$B$479], [.B479])&gt;1,NOT(ISBLANK([.B479]))))" calcext:base-cell-address="'7-12月_'.B479"/>
            <calcext:condition calcext:apply-style-name="cf3" calcext:value="formula-is(msoxl:AND(COUNTIF([.$B$479:.$B$479], [.B479])&gt;1,NOT(ISBLANK([.B479]))))" calcext:base-cell-address="'7-12月_'.B479"/>
            <calcext:condition calcext:apply-style-name="cf4" calcext:value="formula-is(msoxl:AND(COUNTIF([.$B$479:.$B$479], [.B479])&gt;1,NOT(ISBLANK([.B479]))))" calcext:base-cell-address="'7-12月_'.B479"/>
            <calcext:condition calcext:apply-style-name="cf5" calcext:value="formula-is(msoxl:AND(COUNTIF([.$B$479:.$B$479], [.B479])&gt;1,NOT(ISBLANK([.B479]))))" calcext:base-cell-address="'7-12月_'.B479"/>
          </calcext:conditional-format>
          <calcext:conditional-format calcext:target-range-address="'7-12月_'.B480:'7-12月_'.B480">
            <calcext:condition calcext:apply-style-name="cf1" calcext:value="formula-is(msoxl:AND(COUNTIF([.$B$480:.$B$480], [.B480])&gt;1,NOT(ISBLANK([.B480]))))" calcext:base-cell-address="'7-12月_'.B480"/>
            <calcext:condition calcext:apply-style-name="cf2" calcext:value="formula-is(msoxl:AND(COUNTIF([.$B$480:.$B$480], [.B480])&gt;1,NOT(ISBLANK([.B480]))))" calcext:base-cell-address="'7-12月_'.B480"/>
            <calcext:condition calcext:apply-style-name="cf3" calcext:value="formula-is(msoxl:AND(COUNTIF([.$B$480:.$B$480], [.B480])&gt;1,NOT(ISBLANK([.B480]))))" calcext:base-cell-address="'7-12月_'.B480"/>
            <calcext:condition calcext:apply-style-name="cf4" calcext:value="formula-is(msoxl:AND(COUNTIF([.$B$480:.$B$480], [.B480])&gt;1,NOT(ISBLANK([.B480]))))" calcext:base-cell-address="'7-12月_'.B480"/>
            <calcext:condition calcext:apply-style-name="cf5" calcext:value="formula-is(msoxl:AND(COUNTIF([.$B$480:.$B$480], [.B480])&gt;1,NOT(ISBLANK([.B480]))))" calcext:base-cell-address="'7-12月_'.B480"/>
          </calcext:conditional-format>
          <calcext:conditional-format calcext:target-range-address="'7-12月_'.B481:'7-12月_'.B481">
            <calcext:condition calcext:apply-style-name="cf1" calcext:value="formula-is(msoxl:AND(COUNTIF([.$B$481:.$B$481], [.B481])&gt;1,NOT(ISBLANK([.B481]))))" calcext:base-cell-address="'7-12月_'.B481"/>
            <calcext:condition calcext:apply-style-name="cf2" calcext:value="formula-is(msoxl:AND(COUNTIF([.$B$481:.$B$481], [.B481])&gt;1,NOT(ISBLANK([.B481]))))" calcext:base-cell-address="'7-12月_'.B481"/>
            <calcext:condition calcext:apply-style-name="cf3" calcext:value="formula-is(msoxl:AND(COUNTIF([.$B$481:.$B$481], [.B481])&gt;1,NOT(ISBLANK([.B481]))))" calcext:base-cell-address="'7-12月_'.B481"/>
            <calcext:condition calcext:apply-style-name="cf4" calcext:value="formula-is(msoxl:AND(COUNTIF([.$B$481:.$B$481], [.B481])&gt;1,NOT(ISBLANK([.B481]))))" calcext:base-cell-address="'7-12月_'.B481"/>
            <calcext:condition calcext:apply-style-name="cf5" calcext:value="formula-is(msoxl:AND(COUNTIF([.$B$481:.$B$481], [.B481])&gt;1,NOT(ISBLANK([.B481]))))" calcext:base-cell-address="'7-12月_'.B481"/>
          </calcext:conditional-format>
          <calcext:conditional-format calcext:target-range-address="'7-12月_'.B482:'7-12月_'.B482">
            <calcext:condition calcext:apply-style-name="cf1" calcext:value="formula-is(msoxl:AND(COUNTIF([.$B$482:.$B$482], [.B482])&gt;1,NOT(ISBLANK([.B482]))))" calcext:base-cell-address="'7-12月_'.B482"/>
            <calcext:condition calcext:apply-style-name="cf2" calcext:value="formula-is(msoxl:AND(COUNTIF([.$B$482:.$B$482], [.B482])&gt;1,NOT(ISBLANK([.B482]))))" calcext:base-cell-address="'7-12月_'.B482"/>
            <calcext:condition calcext:apply-style-name="cf3" calcext:value="formula-is(msoxl:AND(COUNTIF([.$B$482:.$B$482], [.B482])&gt;1,NOT(ISBLANK([.B482]))))" calcext:base-cell-address="'7-12月_'.B482"/>
            <calcext:condition calcext:apply-style-name="cf4" calcext:value="formula-is(msoxl:AND(COUNTIF([.$B$482:.$B$482], [.B482])&gt;1,NOT(ISBLANK([.B482]))))" calcext:base-cell-address="'7-12月_'.B482"/>
            <calcext:condition calcext:apply-style-name="cf5" calcext:value="formula-is(msoxl:AND(COUNTIF([.$B$482:.$B$482], [.B482])&gt;1,NOT(ISBLANK([.B482]))))" calcext:base-cell-address="'7-12月_'.B482"/>
          </calcext:conditional-format>
          <calcext:conditional-format calcext:target-range-address="'7-12月_'.B483:'7-12月_'.B483">
            <calcext:condition calcext:apply-style-name="cf1" calcext:value="formula-is(msoxl:AND(COUNTIF([.$B$483:.$B$483], [.B483])&gt;1,NOT(ISBLANK([.B483]))))" calcext:base-cell-address="'7-12月_'.B483"/>
            <calcext:condition calcext:apply-style-name="cf2" calcext:value="formula-is(msoxl:AND(COUNTIF([.$B$483:.$B$483], [.B483])&gt;1,NOT(ISBLANK([.B483]))))" calcext:base-cell-address="'7-12月_'.B483"/>
            <calcext:condition calcext:apply-style-name="cf3" calcext:value="formula-is(msoxl:AND(COUNTIF([.$B$483:.$B$483], [.B483])&gt;1,NOT(ISBLANK([.B483]))))" calcext:base-cell-address="'7-12月_'.B483"/>
            <calcext:condition calcext:apply-style-name="cf4" calcext:value="formula-is(msoxl:AND(COUNTIF([.$B$483:.$B$483], [.B483])&gt;1,NOT(ISBLANK([.B483]))))" calcext:base-cell-address="'7-12月_'.B483"/>
            <calcext:condition calcext:apply-style-name="cf5" calcext:value="formula-is(msoxl:AND(COUNTIF([.$B$483:.$B$483], [.B483])&gt;1,NOT(ISBLANK([.B483]))))" calcext:base-cell-address="'7-12月_'.B483"/>
          </calcext:conditional-format>
          <calcext:conditional-format calcext:target-range-address="'7-12月_'.B485:'7-12月_'.B485">
            <calcext:condition calcext:apply-style-name="cf1" calcext:value="formula-is(msoxl:AND(COUNTIF([.$B$485:.$B$485], [.B485])&gt;1,NOT(ISBLANK([.B485]))))" calcext:base-cell-address="'7-12月_'.B485"/>
            <calcext:condition calcext:apply-style-name="cf2" calcext:value="formula-is(msoxl:AND(COUNTIF([.$B$485:.$B$485], [.B485])&gt;1,NOT(ISBLANK([.B485]))))" calcext:base-cell-address="'7-12月_'.B485"/>
            <calcext:condition calcext:apply-style-name="cf3" calcext:value="formula-is(msoxl:AND(COUNTIF([.$B$485:.$B$485], [.B485])&gt;1,NOT(ISBLANK([.B485]))))" calcext:base-cell-address="'7-12月_'.B485"/>
            <calcext:condition calcext:apply-style-name="cf4" calcext:value="formula-is(msoxl:AND(COUNTIF([.$B$485:.$B$485], [.B485])&gt;1,NOT(ISBLANK([.B485]))))" calcext:base-cell-address="'7-12月_'.B485"/>
            <calcext:condition calcext:apply-style-name="cf5" calcext:value="formula-is(msoxl:AND(COUNTIF([.$B$485:.$B$485], [.B485])&gt;1,NOT(ISBLANK([.B485]))))" calcext:base-cell-address="'7-12月_'.B485"/>
          </calcext:conditional-format>
          <calcext:conditional-format calcext:target-range-address="'7-12月_'.B486:'7-12月_'.B486">
            <calcext:condition calcext:apply-style-name="cf1" calcext:value="formula-is(msoxl:AND(COUNTIF([.$B$486:.$B$486], [.B486])&gt;1,NOT(ISBLANK([.B486]))))" calcext:base-cell-address="'7-12月_'.B486"/>
            <calcext:condition calcext:apply-style-name="cf2" calcext:value="formula-is(msoxl:AND(COUNTIF([.$B$486:.$B$486], [.B486])&gt;1,NOT(ISBLANK([.B486]))))" calcext:base-cell-address="'7-12月_'.B486"/>
            <calcext:condition calcext:apply-style-name="cf3" calcext:value="formula-is(msoxl:AND(COUNTIF([.$B$486:.$B$486], [.B486])&gt;1,NOT(ISBLANK([.B486]))))" calcext:base-cell-address="'7-12月_'.B486"/>
            <calcext:condition calcext:apply-style-name="cf4" calcext:value="formula-is(msoxl:AND(COUNTIF([.$B$486:.$B$486], [.B486])&gt;1,NOT(ISBLANK([.B486]))))" calcext:base-cell-address="'7-12月_'.B486"/>
            <calcext:condition calcext:apply-style-name="cf5" calcext:value="formula-is(msoxl:AND(COUNTIF([.$B$486:.$B$486], [.B486])&gt;1,NOT(ISBLANK([.B486]))))" calcext:base-cell-address="'7-12月_'.B486"/>
          </calcext:conditional-format>
          <calcext:conditional-format calcext:target-range-address="'7-12月_'.B487:'7-12月_'.B487">
            <calcext:condition calcext:apply-style-name="cf1" calcext:value="formula-is(msoxl:AND(COUNTIF([.$B$487:.$B$487], [.B487])&gt;1,NOT(ISBLANK([.B487]))))" calcext:base-cell-address="'7-12月_'.B487"/>
            <calcext:condition calcext:apply-style-name="cf2" calcext:value="formula-is(msoxl:AND(COUNTIF([.$B$487:.$B$487], [.B487])&gt;1,NOT(ISBLANK([.B487]))))" calcext:base-cell-address="'7-12月_'.B487"/>
            <calcext:condition calcext:apply-style-name="cf3" calcext:value="formula-is(msoxl:AND(COUNTIF([.$B$487:.$B$487], [.B487])&gt;1,NOT(ISBLANK([.B487]))))" calcext:base-cell-address="'7-12月_'.B487"/>
            <calcext:condition calcext:apply-style-name="cf4" calcext:value="formula-is(msoxl:AND(COUNTIF([.$B$487:.$B$487], [.B487])&gt;1,NOT(ISBLANK([.B487]))))" calcext:base-cell-address="'7-12月_'.B487"/>
            <calcext:condition calcext:apply-style-name="cf5" calcext:value="formula-is(msoxl:AND(COUNTIF([.$B$487:.$B$487], [.B487])&gt;1,NOT(ISBLANK([.B487]))))" calcext:base-cell-address="'7-12月_'.B487"/>
          </calcext:conditional-format>
          <calcext:conditional-format calcext:target-range-address="'7-12月_'.B488:'7-12月_'.B488">
            <calcext:condition calcext:apply-style-name="cf1" calcext:value="formula-is(msoxl:AND(COUNTIF([.$B$488:.$B$488], [.B488])&gt;1,NOT(ISBLANK([.B488]))))" calcext:base-cell-address="'7-12月_'.B488"/>
            <calcext:condition calcext:apply-style-name="cf2" calcext:value="formula-is(msoxl:AND(COUNTIF([.$B$488:.$B$488], [.B488])&gt;1,NOT(ISBLANK([.B488]))))" calcext:base-cell-address="'7-12月_'.B488"/>
            <calcext:condition calcext:apply-style-name="cf3" calcext:value="formula-is(msoxl:AND(COUNTIF([.$B$488:.$B$488], [.B488])&gt;1,NOT(ISBLANK([.B488]))))" calcext:base-cell-address="'7-12月_'.B488"/>
            <calcext:condition calcext:apply-style-name="cf4" calcext:value="formula-is(msoxl:AND(COUNTIF([.$B$488:.$B$488], [.B488])&gt;1,NOT(ISBLANK([.B488]))))" calcext:base-cell-address="'7-12月_'.B488"/>
            <calcext:condition calcext:apply-style-name="cf5" calcext:value="formula-is(msoxl:AND(COUNTIF([.$B$488:.$B$488], [.B488])&gt;1,NOT(ISBLANK([.B488]))))" calcext:base-cell-address="'7-12月_'.B488"/>
          </calcext:conditional-format>
          <calcext:conditional-format calcext:target-range-address="'7-12月_'.B489:'7-12月_'.B489">
            <calcext:condition calcext:apply-style-name="cf1" calcext:value="formula-is(msoxl:AND(COUNTIF([.$B$489:.$B$489], [.B489])&gt;1,NOT(ISBLANK([.B489]))))" calcext:base-cell-address="'7-12月_'.B489"/>
            <calcext:condition calcext:apply-style-name="cf2" calcext:value="formula-is(msoxl:AND(COUNTIF([.$B$489:.$B$489], [.B489])&gt;1,NOT(ISBLANK([.B489]))))" calcext:base-cell-address="'7-12月_'.B489"/>
            <calcext:condition calcext:apply-style-name="cf3" calcext:value="formula-is(msoxl:AND(COUNTIF([.$B$489:.$B$489], [.B489])&gt;1,NOT(ISBLANK([.B489]))))" calcext:base-cell-address="'7-12月_'.B489"/>
            <calcext:condition calcext:apply-style-name="cf4" calcext:value="formula-is(msoxl:AND(COUNTIF([.$B$489:.$B$489], [.B489])&gt;1,NOT(ISBLANK([.B489]))))" calcext:base-cell-address="'7-12月_'.B489"/>
            <calcext:condition calcext:apply-style-name="cf5" calcext:value="formula-is(msoxl:AND(COUNTIF([.$B$489:.$B$489], [.B489])&gt;1,NOT(ISBLANK([.B489]))))" calcext:base-cell-address="'7-12月_'.B489"/>
          </calcext:conditional-format>
          <calcext:conditional-format calcext:target-range-address="'7-12月_'.B490:'7-12月_'.B490">
            <calcext:condition calcext:apply-style-name="cf1" calcext:value="formula-is(msoxl:AND(COUNTIF([.$B$490:.$B$490], [.B490])&gt;1,NOT(ISBLANK([.B490]))))" calcext:base-cell-address="'7-12月_'.B490"/>
            <calcext:condition calcext:apply-style-name="cf2" calcext:value="formula-is(msoxl:AND(COUNTIF([.$B$490:.$B$490], [.B490])&gt;1,NOT(ISBLANK([.B490]))))" calcext:base-cell-address="'7-12月_'.B490"/>
            <calcext:condition calcext:apply-style-name="cf3" calcext:value="formula-is(msoxl:AND(COUNTIF([.$B$490:.$B$490], [.B490])&gt;1,NOT(ISBLANK([.B490]))))" calcext:base-cell-address="'7-12月_'.B490"/>
            <calcext:condition calcext:apply-style-name="cf4" calcext:value="formula-is(msoxl:AND(COUNTIF([.$B$490:.$B$490], [.B490])&gt;1,NOT(ISBLANK([.B490]))))" calcext:base-cell-address="'7-12月_'.B490"/>
            <calcext:condition calcext:apply-style-name="cf5" calcext:value="formula-is(msoxl:AND(COUNTIF([.$B$490:.$B$490], [.B490])&gt;1,NOT(ISBLANK([.B490]))))" calcext:base-cell-address="'7-12月_'.B490"/>
          </calcext:conditional-format>
          <calcext:conditional-format calcext:target-range-address="'7-12月_'.B491:'7-12月_'.B491">
            <calcext:condition calcext:apply-style-name="cf1" calcext:value="formula-is(msoxl:AND(COUNTIF([.$B$491:.$B$491], [.B491])&gt;1,NOT(ISBLANK([.B491]))))" calcext:base-cell-address="'7-12月_'.B491"/>
            <calcext:condition calcext:apply-style-name="cf2" calcext:value="formula-is(msoxl:AND(COUNTIF([.$B$491:.$B$491], [.B491])&gt;1,NOT(ISBLANK([.B491]))))" calcext:base-cell-address="'7-12月_'.B491"/>
            <calcext:condition calcext:apply-style-name="cf3" calcext:value="formula-is(msoxl:AND(COUNTIF([.$B$491:.$B$491], [.B491])&gt;1,NOT(ISBLANK([.B491]))))" calcext:base-cell-address="'7-12月_'.B491"/>
            <calcext:condition calcext:apply-style-name="cf4" calcext:value="formula-is(msoxl:AND(COUNTIF([.$B$491:.$B$491], [.B491])&gt;1,NOT(ISBLANK([.B491]))))" calcext:base-cell-address="'7-12月_'.B491"/>
            <calcext:condition calcext:apply-style-name="cf5" calcext:value="formula-is(msoxl:AND(COUNTIF([.$B$491:.$B$491], [.B491])&gt;1,NOT(ISBLANK([.B491]))))" calcext:base-cell-address="'7-12月_'.B491"/>
          </calcext:conditional-format>
          <calcext:conditional-format calcext:target-range-address="'7-12月_'.B497:'7-12月_'.B497">
            <calcext:condition calcext:apply-style-name="cf1" calcext:value="formula-is(msoxl:AND(COUNTIF([.$B$497:.$B$497], [.B497])&gt;1,NOT(ISBLANK([.B497]))))" calcext:base-cell-address="'7-12月_'.B497"/>
            <calcext:condition calcext:apply-style-name="cf2" calcext:value="formula-is(msoxl:AND(COUNTIF([.$B$497:.$B$497], [.B497])&gt;1,NOT(ISBLANK([.B497]))))" calcext:base-cell-address="'7-12月_'.B497"/>
            <calcext:condition calcext:apply-style-name="cf3" calcext:value="formula-is(msoxl:AND(COUNTIF([.$B$497:.$B$497], [.B497])&gt;1,NOT(ISBLANK([.B497]))))" calcext:base-cell-address="'7-12月_'.B497"/>
            <calcext:condition calcext:apply-style-name="cf4" calcext:value="formula-is(msoxl:AND(COUNTIF([.$B$497:.$B$497], [.B497])&gt;1,NOT(ISBLANK([.B497]))))" calcext:base-cell-address="'7-12月_'.B497"/>
            <calcext:condition calcext:apply-style-name="cf5" calcext:value="formula-is(msoxl:AND(COUNTIF([.$B$497:.$B$497], [.B497])&gt;1,NOT(ISBLANK([.B497]))))" calcext:base-cell-address="'7-12月_'.B497"/>
          </calcext:conditional-format>
          <calcext:conditional-format calcext:target-range-address="'7-12月_'.B498:'7-12月_'.B498">
            <calcext:condition calcext:apply-style-name="cf1" calcext:value="formula-is(msoxl:AND(COUNTIF([.$B$498:.$B$498], [.B498])&gt;1,NOT(ISBLANK([.B498]))))" calcext:base-cell-address="'7-12月_'.B498"/>
            <calcext:condition calcext:apply-style-name="cf2" calcext:value="formula-is(msoxl:AND(COUNTIF([.$B$498:.$B$498], [.B498])&gt;1,NOT(ISBLANK([.B498]))))" calcext:base-cell-address="'7-12月_'.B498"/>
            <calcext:condition calcext:apply-style-name="cf3" calcext:value="formula-is(msoxl:AND(COUNTIF([.$B$498:.$B$498], [.B498])&gt;1,NOT(ISBLANK([.B498]))))" calcext:base-cell-address="'7-12月_'.B498"/>
            <calcext:condition calcext:apply-style-name="cf4" calcext:value="formula-is(msoxl:AND(COUNTIF([.$B$498:.$B$498], [.B498])&gt;1,NOT(ISBLANK([.B498]))))" calcext:base-cell-address="'7-12月_'.B498"/>
            <calcext:condition calcext:apply-style-name="cf5" calcext:value="formula-is(msoxl:AND(COUNTIF([.$B$498:.$B$498], [.B498])&gt;1,NOT(ISBLANK([.B498]))))" calcext:base-cell-address="'7-12月_'.B498"/>
          </calcext:conditional-format>
          <calcext:conditional-format calcext:target-range-address="'7-12月_'.B499:'7-12月_'.B499">
            <calcext:condition calcext:apply-style-name="cf1" calcext:value="formula-is(msoxl:AND(COUNTIF([.$B$499:.$B$499], [.B499])&gt;1,NOT(ISBLANK([.B499]))))" calcext:base-cell-address="'7-12月_'.B499"/>
            <calcext:condition calcext:apply-style-name="cf2" calcext:value="formula-is(msoxl:AND(COUNTIF([.$B$499:.$B$499], [.B499])&gt;1,NOT(ISBLANK([.B499]))))" calcext:base-cell-address="'7-12月_'.B499"/>
            <calcext:condition calcext:apply-style-name="cf3" calcext:value="formula-is(msoxl:AND(COUNTIF([.$B$499:.$B$499], [.B499])&gt;1,NOT(ISBLANK([.B499]))))" calcext:base-cell-address="'7-12月_'.B499"/>
            <calcext:condition calcext:apply-style-name="cf4" calcext:value="formula-is(msoxl:AND(COUNTIF([.$B$499:.$B$499], [.B499])&gt;1,NOT(ISBLANK([.B499]))))" calcext:base-cell-address="'7-12月_'.B499"/>
            <calcext:condition calcext:apply-style-name="cf5" calcext:value="formula-is(msoxl:AND(COUNTIF([.$B$499:.$B$499], [.B499])&gt;1,NOT(ISBLANK([.B499]))))" calcext:base-cell-address="'7-12月_'.B499"/>
          </calcext:conditional-format>
          <calcext:conditional-format calcext:target-range-address="'7-12月_'.B500:'7-12月_'.B500">
            <calcext:condition calcext:apply-style-name="cf1" calcext:value="formula-is(msoxl:AND(COUNTIF([.$B$500:.$B$500], [.B500])&gt;1,NOT(ISBLANK([.B500]))))" calcext:base-cell-address="'7-12月_'.B500"/>
            <calcext:condition calcext:apply-style-name="cf2" calcext:value="formula-is(msoxl:AND(COUNTIF([.$B$500:.$B$500], [.B500])&gt;1,NOT(ISBLANK([.B500]))))" calcext:base-cell-address="'7-12月_'.B500"/>
            <calcext:condition calcext:apply-style-name="cf3" calcext:value="formula-is(msoxl:AND(COUNTIF([.$B$500:.$B$500], [.B500])&gt;1,NOT(ISBLANK([.B500]))))" calcext:base-cell-address="'7-12月_'.B500"/>
            <calcext:condition calcext:apply-style-name="cf4" calcext:value="formula-is(msoxl:AND(COUNTIF([.$B$500:.$B$500], [.B500])&gt;1,NOT(ISBLANK([.B500]))))" calcext:base-cell-address="'7-12月_'.B500"/>
            <calcext:condition calcext:apply-style-name="cf5" calcext:value="formula-is(msoxl:AND(COUNTIF([.$B$500:.$B$500], [.B500])&gt;1,NOT(ISBLANK([.B500]))))" calcext:base-cell-address="'7-12月_'.B500"/>
          </calcext:conditional-format>
          <calcext:conditional-format calcext:target-range-address="'7-12月_'.B502:'7-12月_'.B502">
            <calcext:condition calcext:apply-style-name="cf1" calcext:value="formula-is(msoxl:AND(COUNTIF([.$B$502:.$B$502], [.B502])&gt;1,NOT(ISBLANK([.B502]))))" calcext:base-cell-address="'7-12月_'.B502"/>
            <calcext:condition calcext:apply-style-name="cf2" calcext:value="formula-is(msoxl:AND(COUNTIF([.$B$502:.$B$502], [.B502])&gt;1,NOT(ISBLANK([.B502]))))" calcext:base-cell-address="'7-12月_'.B502"/>
            <calcext:condition calcext:apply-style-name="cf3" calcext:value="formula-is(msoxl:AND(COUNTIF([.$B$502:.$B$502], [.B502])&gt;1,NOT(ISBLANK([.B502]))))" calcext:base-cell-address="'7-12月_'.B502"/>
            <calcext:condition calcext:apply-style-name="cf4" calcext:value="formula-is(msoxl:AND(COUNTIF([.$B$502:.$B$502], [.B502])&gt;1,NOT(ISBLANK([.B502]))))" calcext:base-cell-address="'7-12月_'.B502"/>
            <calcext:condition calcext:apply-style-name="cf5" calcext:value="formula-is(msoxl:AND(COUNTIF([.$B$502:.$B$502], [.B502])&gt;1,NOT(ISBLANK([.B502]))))" calcext:base-cell-address="'7-12月_'.B502"/>
          </calcext:conditional-format>
          <calcext:conditional-format calcext:target-range-address="'7-12月_'.B506:'7-12月_'.B506">
            <calcext:condition calcext:apply-style-name="cf1" calcext:value="formula-is(msoxl:AND(COUNTIF([.$B$506:.$B$506], [.B506])&gt;1,NOT(ISBLANK([.B506]))))" calcext:base-cell-address="'7-12月_'.B506"/>
            <calcext:condition calcext:apply-style-name="cf2" calcext:value="formula-is(msoxl:AND(COUNTIF([.$B$506:.$B$506], [.B506])&gt;1,NOT(ISBLANK([.B506]))))" calcext:base-cell-address="'7-12月_'.B506"/>
            <calcext:condition calcext:apply-style-name="cf3" calcext:value="formula-is(msoxl:AND(COUNTIF([.$B$506:.$B$506], [.B506])&gt;1,NOT(ISBLANK([.B506]))))" calcext:base-cell-address="'7-12月_'.B506"/>
            <calcext:condition calcext:apply-style-name="cf4" calcext:value="formula-is(msoxl:AND(COUNTIF([.$B$506:.$B$506], [.B506])&gt;1,NOT(ISBLANK([.B506]))))" calcext:base-cell-address="'7-12月_'.B506"/>
            <calcext:condition calcext:apply-style-name="cf5" calcext:value="formula-is(msoxl:AND(COUNTIF([.$B$506:.$B$506], [.B506])&gt;1,NOT(ISBLANK([.B506]))))" calcext:base-cell-address="'7-12月_'.B506"/>
          </calcext:conditional-format>
          <calcext:conditional-format calcext:target-range-address="'7-12月_'.B507:'7-12月_'.B507">
            <calcext:condition calcext:apply-style-name="cf1" calcext:value="formula-is(msoxl:AND(COUNTIF([.$B$507:.$B$507], [.B507])&gt;1,NOT(ISBLANK([.B507]))))" calcext:base-cell-address="'7-12月_'.B507"/>
            <calcext:condition calcext:apply-style-name="cf2" calcext:value="formula-is(msoxl:AND(COUNTIF([.$B$507:.$B$507], [.B507])&gt;1,NOT(ISBLANK([.B507]))))" calcext:base-cell-address="'7-12月_'.B507"/>
            <calcext:condition calcext:apply-style-name="cf3" calcext:value="formula-is(msoxl:AND(COUNTIF([.$B$507:.$B$507], [.B507])&gt;1,NOT(ISBLANK([.B507]))))" calcext:base-cell-address="'7-12月_'.B507"/>
            <calcext:condition calcext:apply-style-name="cf4" calcext:value="formula-is(msoxl:AND(COUNTIF([.$B$507:.$B$507], [.B507])&gt;1,NOT(ISBLANK([.B507]))))" calcext:base-cell-address="'7-12月_'.B507"/>
            <calcext:condition calcext:apply-style-name="cf5" calcext:value="formula-is(msoxl:AND(COUNTIF([.$B$507:.$B$507], [.B507])&gt;1,NOT(ISBLANK([.B507]))))" calcext:base-cell-address="'7-12月_'.B507"/>
          </calcext:conditional-format>
          <calcext:conditional-format calcext:target-range-address="'7-12月_'.B509:'7-12月_'.B509">
            <calcext:condition calcext:apply-style-name="cf1" calcext:value="formula-is(msoxl:AND(COUNTIF([.$B$509:.$B$509], [.B509])&gt;1,NOT(ISBLANK([.B509]))))" calcext:base-cell-address="'7-12月_'.B509"/>
            <calcext:condition calcext:apply-style-name="cf2" calcext:value="formula-is(msoxl:AND(COUNTIF([.$B$509:.$B$509], [.B509])&gt;1,NOT(ISBLANK([.B509]))))" calcext:base-cell-address="'7-12月_'.B509"/>
            <calcext:condition calcext:apply-style-name="cf3" calcext:value="formula-is(msoxl:AND(COUNTIF([.$B$509:.$B$509], [.B509])&gt;1,NOT(ISBLANK([.B509]))))" calcext:base-cell-address="'7-12月_'.B509"/>
            <calcext:condition calcext:apply-style-name="cf4" calcext:value="formula-is(msoxl:AND(COUNTIF([.$B$509:.$B$509], [.B509])&gt;1,NOT(ISBLANK([.B509]))))" calcext:base-cell-address="'7-12月_'.B509"/>
            <calcext:condition calcext:apply-style-name="cf5" calcext:value="formula-is(msoxl:AND(COUNTIF([.$B$509:.$B$509], [.B509])&gt;1,NOT(ISBLANK([.B509]))))" calcext:base-cell-address="'7-12月_'.B509"/>
          </calcext:conditional-format>
          <calcext:conditional-format calcext:target-range-address="'7-12月_'.B510:'7-12月_'.B510">
            <calcext:condition calcext:apply-style-name="cf1" calcext:value="formula-is(msoxl:AND(COUNTIF([.$B$510:.$B$510], [.B510])&gt;1,NOT(ISBLANK([.B510]))))" calcext:base-cell-address="'7-12月_'.B510"/>
            <calcext:condition calcext:apply-style-name="cf2" calcext:value="formula-is(msoxl:AND(COUNTIF([.$B$510:.$B$510], [.B510])&gt;1,NOT(ISBLANK([.B510]))))" calcext:base-cell-address="'7-12月_'.B510"/>
            <calcext:condition calcext:apply-style-name="cf3" calcext:value="formula-is(msoxl:AND(COUNTIF([.$B$510:.$B$510], [.B510])&gt;1,NOT(ISBLANK([.B510]))))" calcext:base-cell-address="'7-12月_'.B510"/>
            <calcext:condition calcext:apply-style-name="cf4" calcext:value="formula-is(msoxl:AND(COUNTIF([.$B$510:.$B$510], [.B510])&gt;1,NOT(ISBLANK([.B510]))))" calcext:base-cell-address="'7-12月_'.B510"/>
            <calcext:condition calcext:apply-style-name="cf5" calcext:value="formula-is(msoxl:AND(COUNTIF([.$B$510:.$B$510], [.B510])&gt;1,NOT(ISBLANK([.B510]))))" calcext:base-cell-address="'7-12月_'.B510"/>
          </calcext:conditional-format>
          <calcext:conditional-format calcext:target-range-address="'7-12月_'.B511:'7-12月_'.B511">
            <calcext:condition calcext:apply-style-name="cf1" calcext:value="formula-is(msoxl:AND(COUNTIF([.$B$511:.$B$511], [.B511])&gt;1,NOT(ISBLANK([.B511]))))" calcext:base-cell-address="'7-12月_'.B511"/>
            <calcext:condition calcext:apply-style-name="cf2" calcext:value="formula-is(msoxl:AND(COUNTIF([.$B$511:.$B$511], [.B511])&gt;1,NOT(ISBLANK([.B511]))))" calcext:base-cell-address="'7-12月_'.B511"/>
            <calcext:condition calcext:apply-style-name="cf3" calcext:value="formula-is(msoxl:AND(COUNTIF([.$B$511:.$B$511], [.B511])&gt;1,NOT(ISBLANK([.B511]))))" calcext:base-cell-address="'7-12月_'.B511"/>
            <calcext:condition calcext:apply-style-name="cf4" calcext:value="formula-is(msoxl:AND(COUNTIF([.$B$511:.$B$511], [.B511])&gt;1,NOT(ISBLANK([.B511]))))" calcext:base-cell-address="'7-12月_'.B511"/>
            <calcext:condition calcext:apply-style-name="cf5" calcext:value="formula-is(msoxl:AND(COUNTIF([.$B$511:.$B$511], [.B511])&gt;1,NOT(ISBLANK([.B511]))))" calcext:base-cell-address="'7-12月_'.B511"/>
          </calcext:conditional-format>
          <calcext:conditional-format calcext:target-range-address="'7-12月_'.B515:'7-12月_'.B515">
            <calcext:condition calcext:apply-style-name="cf1" calcext:value="formula-is(msoxl:AND(COUNTIF([.$B$515:.$B$515], [.B515])&gt;1,NOT(ISBLANK([.B515]))))" calcext:base-cell-address="'7-12月_'.B515"/>
            <calcext:condition calcext:apply-style-name="cf2" calcext:value="formula-is(msoxl:AND(COUNTIF([.$B$515:.$B$515], [.B515])&gt;1,NOT(ISBLANK([.B515]))))" calcext:base-cell-address="'7-12月_'.B515"/>
            <calcext:condition calcext:apply-style-name="cf3" calcext:value="formula-is(msoxl:AND(COUNTIF([.$B$515:.$B$515], [.B515])&gt;1,NOT(ISBLANK([.B515]))))" calcext:base-cell-address="'7-12月_'.B515"/>
            <calcext:condition calcext:apply-style-name="cf4" calcext:value="formula-is(msoxl:AND(COUNTIF([.$B$515:.$B$515], [.B515])&gt;1,NOT(ISBLANK([.B515]))))" calcext:base-cell-address="'7-12月_'.B515"/>
            <calcext:condition calcext:apply-style-name="cf5" calcext:value="formula-is(msoxl:AND(COUNTIF([.$B$515:.$B$515], [.B515])&gt;1,NOT(ISBLANK([.B515]))))" calcext:base-cell-address="'7-12月_'.B515"/>
          </calcext:conditional-format>
          <calcext:conditional-format calcext:target-range-address="'7-12月_'.B514:'7-12月_'.B514">
            <calcext:condition calcext:apply-style-name="cf1" calcext:value="formula-is(msoxl:AND(COUNTIF([.$B$514:.$B$514], [.B514])&gt;1,NOT(ISBLANK([.B514]))))" calcext:base-cell-address="'7-12月_'.B514"/>
            <calcext:condition calcext:apply-style-name="cf2" calcext:value="formula-is(msoxl:AND(COUNTIF([.$B$514:.$B$514], [.B514])&gt;1,NOT(ISBLANK([.B514]))))" calcext:base-cell-address="'7-12月_'.B514"/>
            <calcext:condition calcext:apply-style-name="cf3" calcext:value="formula-is(msoxl:AND(COUNTIF([.$B$514:.$B$514], [.B514])&gt;1,NOT(ISBLANK([.B514]))))" calcext:base-cell-address="'7-12月_'.B514"/>
            <calcext:condition calcext:apply-style-name="cf4" calcext:value="formula-is(msoxl:AND(COUNTIF([.$B$514:.$B$514], [.B514])&gt;1,NOT(ISBLANK([.B514]))))" calcext:base-cell-address="'7-12月_'.B514"/>
            <calcext:condition calcext:apply-style-name="cf5" calcext:value="formula-is(msoxl:AND(COUNTIF([.$B$514:.$B$514], [.B514])&gt;1,NOT(ISBLANK([.B514]))))" calcext:base-cell-address="'7-12月_'.B514"/>
          </calcext:conditional-format>
          <calcext:conditional-format calcext:target-range-address="'7-12月_'.B517:'7-12月_'.B517">
            <calcext:condition calcext:apply-style-name="cf1" calcext:value="formula-is(msoxl:AND(COUNTIF([.$B$517:.$B$517], [.B517])&gt;1,NOT(ISBLANK([.B517]))))" calcext:base-cell-address="'7-12月_'.B517"/>
            <calcext:condition calcext:apply-style-name="cf2" calcext:value="formula-is(msoxl:AND(COUNTIF([.$B$517:.$B$517], [.B517])&gt;1,NOT(ISBLANK([.B517]))))" calcext:base-cell-address="'7-12月_'.B517"/>
            <calcext:condition calcext:apply-style-name="cf3" calcext:value="formula-is(msoxl:AND(COUNTIF([.$B$517:.$B$517], [.B517])&gt;1,NOT(ISBLANK([.B517]))))" calcext:base-cell-address="'7-12月_'.B517"/>
            <calcext:condition calcext:apply-style-name="cf4" calcext:value="formula-is(msoxl:AND(COUNTIF([.$B$517:.$B$517], [.B517])&gt;1,NOT(ISBLANK([.B517]))))" calcext:base-cell-address="'7-12月_'.B517"/>
            <calcext:condition calcext:apply-style-name="cf5" calcext:value="formula-is(msoxl:AND(COUNTIF([.$B$517:.$B$517], [.B517])&gt;1,NOT(ISBLANK([.B517]))))" calcext:base-cell-address="'7-12月_'.B517"/>
          </calcext:conditional-format>
          <calcext:conditional-format calcext:target-range-address="'7-12月_'.B513:'7-12月_'.B513">
            <calcext:condition calcext:apply-style-name="cf1" calcext:value="formula-is(msoxl:AND(COUNTIF([.$B$513:.$B$513], [.B513])&gt;1,NOT(ISBLANK([.B513]))))" calcext:base-cell-address="'7-12月_'.B513"/>
            <calcext:condition calcext:apply-style-name="cf2" calcext:value="formula-is(msoxl:AND(COUNTIF([.$B$513:.$B$513], [.B513])&gt;1,NOT(ISBLANK([.B513]))))" calcext:base-cell-address="'7-12月_'.B513"/>
            <calcext:condition calcext:apply-style-name="cf3" calcext:value="formula-is(msoxl:AND(COUNTIF([.$B$513:.$B$513], [.B513])&gt;1,NOT(ISBLANK([.B513]))))" calcext:base-cell-address="'7-12月_'.B513"/>
            <calcext:condition calcext:apply-style-name="cf4" calcext:value="formula-is(msoxl:AND(COUNTIF([.$B$513:.$B$513], [.B513])&gt;1,NOT(ISBLANK([.B513]))))" calcext:base-cell-address="'7-12月_'.B513"/>
            <calcext:condition calcext:apply-style-name="cf5" calcext:value="formula-is(msoxl:AND(COUNTIF([.$B$513:.$B$513], [.B513])&gt;1,NOT(ISBLANK([.B513]))))" calcext:base-cell-address="'7-12月_'.B513"/>
          </calcext:conditional-format>
          <calcext:conditional-format calcext:target-range-address="'7-12月_'.B518:'7-12月_'.B518">
            <calcext:condition calcext:apply-style-name="cf1" calcext:value="formula-is(msoxl:AND(COUNTIF([.$B$518:.$B$518], [.B518])&gt;1,NOT(ISBLANK([.B518]))))" calcext:base-cell-address="'7-12月_'.B518"/>
            <calcext:condition calcext:apply-style-name="cf2" calcext:value="formula-is(msoxl:AND(COUNTIF([.$B$518:.$B$518], [.B518])&gt;1,NOT(ISBLANK([.B518]))))" calcext:base-cell-address="'7-12月_'.B518"/>
            <calcext:condition calcext:apply-style-name="cf3" calcext:value="formula-is(msoxl:AND(COUNTIF([.$B$518:.$B$518], [.B518])&gt;1,NOT(ISBLANK([.B518]))))" calcext:base-cell-address="'7-12月_'.B518"/>
            <calcext:condition calcext:apply-style-name="cf4" calcext:value="formula-is(msoxl:AND(COUNTIF([.$B$518:.$B$518], [.B518])&gt;1,NOT(ISBLANK([.B518]))))" calcext:base-cell-address="'7-12月_'.B518"/>
            <calcext:condition calcext:apply-style-name="cf5" calcext:value="formula-is(msoxl:AND(COUNTIF([.$B$518:.$B$518], [.B518])&gt;1,NOT(ISBLANK([.B518]))))" calcext:base-cell-address="'7-12月_'.B518"/>
          </calcext:conditional-format>
          <calcext:conditional-format calcext:target-range-address="'7-12月_'.B512:'7-12月_'.B512">
            <calcext:condition calcext:apply-style-name="cf1" calcext:value="formula-is(msoxl:AND(COUNTIF([.$B$512:.$B$512], [.B512])&gt;1,NOT(ISBLANK([.B512]))))" calcext:base-cell-address="'7-12月_'.B512"/>
            <calcext:condition calcext:apply-style-name="cf2" calcext:value="formula-is(msoxl:AND(COUNTIF([.$B$512:.$B$512], [.B512])&gt;1,NOT(ISBLANK([.B512]))))" calcext:base-cell-address="'7-12月_'.B512"/>
            <calcext:condition calcext:apply-style-name="cf3" calcext:value="formula-is(msoxl:AND(COUNTIF([.$B$512:.$B$512], [.B512])&gt;1,NOT(ISBLANK([.B512]))))" calcext:base-cell-address="'7-12月_'.B512"/>
            <calcext:condition calcext:apply-style-name="cf4" calcext:value="formula-is(msoxl:AND(COUNTIF([.$B$512:.$B$512], [.B512])&gt;1,NOT(ISBLANK([.B512]))))" calcext:base-cell-address="'7-12月_'.B512"/>
            <calcext:condition calcext:apply-style-name="cf5" calcext:value="formula-is(msoxl:AND(COUNTIF([.$B$512:.$B$512], [.B512])&gt;1,NOT(ISBLANK([.B512]))))" calcext:base-cell-address="'7-12月_'.B512"/>
          </calcext:conditional-format>
          <calcext:conditional-format calcext:target-range-address="'7-12月_'.B519:'7-12月_'.B519">
            <calcext:condition calcext:apply-style-name="cf1" calcext:value="formula-is(msoxl:AND(COUNTIF([.$B$519:.$B$519], [.B519])&gt;1,NOT(ISBLANK([.B519]))))" calcext:base-cell-address="'7-12月_'.B519"/>
            <calcext:condition calcext:apply-style-name="cf2" calcext:value="formula-is(msoxl:AND(COUNTIF([.$B$519:.$B$519], [.B519])&gt;1,NOT(ISBLANK([.B519]))))" calcext:base-cell-address="'7-12月_'.B519"/>
            <calcext:condition calcext:apply-style-name="cf3" calcext:value="formula-is(msoxl:AND(COUNTIF([.$B$519:.$B$519], [.B519])&gt;1,NOT(ISBLANK([.B519]))))" calcext:base-cell-address="'7-12月_'.B519"/>
            <calcext:condition calcext:apply-style-name="cf4" calcext:value="formula-is(msoxl:AND(COUNTIF([.$B$519:.$B$519], [.B519])&gt;1,NOT(ISBLANK([.B519]))))" calcext:base-cell-address="'7-12月_'.B519"/>
            <calcext:condition calcext:apply-style-name="cf5" calcext:value="formula-is(msoxl:AND(COUNTIF([.$B$519:.$B$519], [.B519])&gt;1,NOT(ISBLANK([.B519]))))" calcext:base-cell-address="'7-12月_'.B519"/>
          </calcext:conditional-format>
          <calcext:conditional-format calcext:target-range-address="'7-12月_'.B520:'7-12月_'.B520">
            <calcext:condition calcext:apply-style-name="cf1" calcext:value="formula-is(msoxl:AND(COUNTIF([.$B$520:.$B$520], [.B520])&gt;1,NOT(ISBLANK([.B520]))))" calcext:base-cell-address="'7-12月_'.B520"/>
            <calcext:condition calcext:apply-style-name="cf2" calcext:value="formula-is(msoxl:AND(COUNTIF([.$B$520:.$B$520], [.B520])&gt;1,NOT(ISBLANK([.B520]))))" calcext:base-cell-address="'7-12月_'.B520"/>
            <calcext:condition calcext:apply-style-name="cf3" calcext:value="formula-is(msoxl:AND(COUNTIF([.$B$520:.$B$520], [.B520])&gt;1,NOT(ISBLANK([.B520]))))" calcext:base-cell-address="'7-12月_'.B520"/>
            <calcext:condition calcext:apply-style-name="cf4" calcext:value="formula-is(msoxl:AND(COUNTIF([.$B$520:.$B$520], [.B520])&gt;1,NOT(ISBLANK([.B520]))))" calcext:base-cell-address="'7-12月_'.B520"/>
            <calcext:condition calcext:apply-style-name="cf5" calcext:value="formula-is(msoxl:AND(COUNTIF([.$B$520:.$B$520], [.B520])&gt;1,NOT(ISBLANK([.B520]))))" calcext:base-cell-address="'7-12月_'.B520"/>
          </calcext:conditional-format>
          <calcext:conditional-format calcext:target-range-address="'7-12月_'.B521:'7-12月_'.B521">
            <calcext:condition calcext:apply-style-name="cf1" calcext:value="formula-is(msoxl:AND(COUNTIF([.$B$521:.$B$521], [.B521])&gt;1,NOT(ISBLANK([.B521]))))" calcext:base-cell-address="'7-12月_'.B521"/>
            <calcext:condition calcext:apply-style-name="cf2" calcext:value="formula-is(msoxl:AND(COUNTIF([.$B$521:.$B$521], [.B521])&gt;1,NOT(ISBLANK([.B521]))))" calcext:base-cell-address="'7-12月_'.B521"/>
            <calcext:condition calcext:apply-style-name="cf3" calcext:value="formula-is(msoxl:AND(COUNTIF([.$B$521:.$B$521], [.B521])&gt;1,NOT(ISBLANK([.B521]))))" calcext:base-cell-address="'7-12月_'.B521"/>
            <calcext:condition calcext:apply-style-name="cf4" calcext:value="formula-is(msoxl:AND(COUNTIF([.$B$521:.$B$521], [.B521])&gt;1,NOT(ISBLANK([.B521]))))" calcext:base-cell-address="'7-12月_'.B521"/>
            <calcext:condition calcext:apply-style-name="cf5" calcext:value="formula-is(msoxl:AND(COUNTIF([.$B$521:.$B$521], [.B521])&gt;1,NOT(ISBLANK([.B521]))))" calcext:base-cell-address="'7-12月_'.B521"/>
          </calcext:conditional-format>
          <calcext:conditional-format calcext:target-range-address="'7-12月_'.B522:'7-12月_'.B522">
            <calcext:condition calcext:apply-style-name="cf1" calcext:value="formula-is(msoxl:AND(COUNTIF([.$B$522:.$B$522], [.B522])&gt;1,NOT(ISBLANK([.B522]))))" calcext:base-cell-address="'7-12月_'.B522"/>
            <calcext:condition calcext:apply-style-name="cf2" calcext:value="formula-is(msoxl:AND(COUNTIF([.$B$522:.$B$522], [.B522])&gt;1,NOT(ISBLANK([.B522]))))" calcext:base-cell-address="'7-12月_'.B522"/>
            <calcext:condition calcext:apply-style-name="cf3" calcext:value="formula-is(msoxl:AND(COUNTIF([.$B$522:.$B$522], [.B522])&gt;1,NOT(ISBLANK([.B522]))))" calcext:base-cell-address="'7-12月_'.B522"/>
            <calcext:condition calcext:apply-style-name="cf4" calcext:value="formula-is(msoxl:AND(COUNTIF([.$B$522:.$B$522], [.B522])&gt;1,NOT(ISBLANK([.B522]))))" calcext:base-cell-address="'7-12月_'.B522"/>
            <calcext:condition calcext:apply-style-name="cf5" calcext:value="formula-is(msoxl:AND(COUNTIF([.$B$522:.$B$522], [.B522])&gt;1,NOT(ISBLANK([.B522]))))" calcext:base-cell-address="'7-12月_'.B522"/>
          </calcext:conditional-format>
          <calcext:conditional-format calcext:target-range-address="'7-12月_'.B525:'7-12月_'.B525">
            <calcext:condition calcext:apply-style-name="cf1" calcext:value="formula-is(msoxl:AND(COUNTIF([.$B$525:.$B$525], [.B525])&gt;1,NOT(ISBLANK([.B525]))))" calcext:base-cell-address="'7-12月_'.B525"/>
            <calcext:condition calcext:apply-style-name="cf2" calcext:value="formula-is(msoxl:AND(COUNTIF([.$B$525:.$B$525], [.B525])&gt;1,NOT(ISBLANK([.B525]))))" calcext:base-cell-address="'7-12月_'.B525"/>
            <calcext:condition calcext:apply-style-name="cf3" calcext:value="formula-is(msoxl:AND(COUNTIF([.$B$525:.$B$525], [.B525])&gt;1,NOT(ISBLANK([.B525]))))" calcext:base-cell-address="'7-12月_'.B525"/>
            <calcext:condition calcext:apply-style-name="cf4" calcext:value="formula-is(msoxl:AND(COUNTIF([.$B$525:.$B$525], [.B525])&gt;1,NOT(ISBLANK([.B525]))))" calcext:base-cell-address="'7-12月_'.B525"/>
            <calcext:condition calcext:apply-style-name="cf5" calcext:value="formula-is(msoxl:AND(COUNTIF([.$B$525:.$B$525], [.B525])&gt;1,NOT(ISBLANK([.B525]))))" calcext:base-cell-address="'7-12月_'.B525"/>
          </calcext:conditional-format>
          <calcext:conditional-format calcext:target-range-address="'7-12月_'.B526:'7-12月_'.B526">
            <calcext:condition calcext:apply-style-name="cf1" calcext:value="formula-is(msoxl:AND(COUNTIF([.$B$526:.$B$526], [.B526])&gt;1,NOT(ISBLANK([.B526]))))" calcext:base-cell-address="'7-12月_'.B526"/>
            <calcext:condition calcext:apply-style-name="cf2" calcext:value="formula-is(msoxl:AND(COUNTIF([.$B$526:.$B$526], [.B526])&gt;1,NOT(ISBLANK([.B526]))))" calcext:base-cell-address="'7-12月_'.B526"/>
            <calcext:condition calcext:apply-style-name="cf3" calcext:value="formula-is(msoxl:AND(COUNTIF([.$B$526:.$B$526], [.B526])&gt;1,NOT(ISBLANK([.B526]))))" calcext:base-cell-address="'7-12月_'.B526"/>
            <calcext:condition calcext:apply-style-name="cf4" calcext:value="formula-is(msoxl:AND(COUNTIF([.$B$526:.$B$526], [.B526])&gt;1,NOT(ISBLANK([.B526]))))" calcext:base-cell-address="'7-12月_'.B526"/>
            <calcext:condition calcext:apply-style-name="cf5" calcext:value="formula-is(msoxl:AND(COUNTIF([.$B$526:.$B$526], [.B526])&gt;1,NOT(ISBLANK([.B526]))))" calcext:base-cell-address="'7-12月_'.B526"/>
          </calcext:conditional-format>
          <calcext:conditional-format calcext:target-range-address="'7-12月_'.B527:'7-12月_'.B527">
            <calcext:condition calcext:apply-style-name="cf1" calcext:value="formula-is(msoxl:AND(COUNTIF([.$B$527:.$B$527], [.B527])&gt;1,NOT(ISBLANK([.B527]))))" calcext:base-cell-address="'7-12月_'.B527"/>
            <calcext:condition calcext:apply-style-name="cf2" calcext:value="formula-is(msoxl:AND(COUNTIF([.$B$527:.$B$527], [.B527])&gt;1,NOT(ISBLANK([.B527]))))" calcext:base-cell-address="'7-12月_'.B527"/>
            <calcext:condition calcext:apply-style-name="cf3" calcext:value="formula-is(msoxl:AND(COUNTIF([.$B$527:.$B$527], [.B527])&gt;1,NOT(ISBLANK([.B527]))))" calcext:base-cell-address="'7-12月_'.B527"/>
            <calcext:condition calcext:apply-style-name="cf4" calcext:value="formula-is(msoxl:AND(COUNTIF([.$B$527:.$B$527], [.B527])&gt;1,NOT(ISBLANK([.B527]))))" calcext:base-cell-address="'7-12月_'.B527"/>
            <calcext:condition calcext:apply-style-name="cf5" calcext:value="formula-is(msoxl:AND(COUNTIF([.$B$527:.$B$527], [.B527])&gt;1,NOT(ISBLANK([.B527]))))" calcext:base-cell-address="'7-12月_'.B527"/>
          </calcext:conditional-format>
          <calcext:conditional-format calcext:target-range-address="'7-12月_'.B528:'7-12月_'.B528">
            <calcext:condition calcext:apply-style-name="cf1" calcext:value="formula-is(msoxl:AND(COUNTIF([.$B$528:.$B$528], [.B528])&gt;1,NOT(ISBLANK([.B528]))))" calcext:base-cell-address="'7-12月_'.B528"/>
            <calcext:condition calcext:apply-style-name="cf2" calcext:value="formula-is(msoxl:AND(COUNTIF([.$B$528:.$B$528], [.B528])&gt;1,NOT(ISBLANK([.B528]))))" calcext:base-cell-address="'7-12月_'.B528"/>
            <calcext:condition calcext:apply-style-name="cf3" calcext:value="formula-is(msoxl:AND(COUNTIF([.$B$528:.$B$528], [.B528])&gt;1,NOT(ISBLANK([.B528]))))" calcext:base-cell-address="'7-12月_'.B528"/>
            <calcext:condition calcext:apply-style-name="cf4" calcext:value="formula-is(msoxl:AND(COUNTIF([.$B$528:.$B$528], [.B528])&gt;1,NOT(ISBLANK([.B528]))))" calcext:base-cell-address="'7-12月_'.B528"/>
            <calcext:condition calcext:apply-style-name="cf5" calcext:value="formula-is(msoxl:AND(COUNTIF([.$B$528:.$B$528], [.B528])&gt;1,NOT(ISBLANK([.B528]))))" calcext:base-cell-address="'7-12月_'.B528"/>
          </calcext:conditional-format>
          <calcext:conditional-format calcext:target-range-address="'7-12月_'.B529:'7-12月_'.B529">
            <calcext:condition calcext:apply-style-name="cf1" calcext:value="formula-is(msoxl:AND(COUNTIF([.$B$529:.$B$529], [.B529])&gt;1,NOT(ISBLANK([.B529]))))" calcext:base-cell-address="'7-12月_'.B529"/>
            <calcext:condition calcext:apply-style-name="cf2" calcext:value="formula-is(msoxl:AND(COUNTIF([.$B$529:.$B$529], [.B529])&gt;1,NOT(ISBLANK([.B529]))))" calcext:base-cell-address="'7-12月_'.B529"/>
            <calcext:condition calcext:apply-style-name="cf3" calcext:value="formula-is(msoxl:AND(COUNTIF([.$B$529:.$B$529], [.B529])&gt;1,NOT(ISBLANK([.B529]))))" calcext:base-cell-address="'7-12月_'.B529"/>
            <calcext:condition calcext:apply-style-name="cf4" calcext:value="formula-is(msoxl:AND(COUNTIF([.$B$529:.$B$529], [.B529])&gt;1,NOT(ISBLANK([.B529]))))" calcext:base-cell-address="'7-12月_'.B529"/>
            <calcext:condition calcext:apply-style-name="cf5" calcext:value="formula-is(msoxl:AND(COUNTIF([.$B$529:.$B$529], [.B529])&gt;1,NOT(ISBLANK([.B529]))))" calcext:base-cell-address="'7-12月_'.B529"/>
          </calcext:conditional-format>
          <calcext:conditional-format calcext:target-range-address="'7-12月_'.B534:'7-12月_'.B534">
            <calcext:condition calcext:apply-style-name="cf1" calcext:value="formula-is(msoxl:AND(COUNTIF([.$B$534:.$B$534], [.B534])&gt;1,NOT(ISBLANK([.B534]))))" calcext:base-cell-address="'7-12月_'.B534"/>
            <calcext:condition calcext:apply-style-name="cf2" calcext:value="formula-is(msoxl:AND(COUNTIF([.$B$534:.$B$534], [.B534])&gt;1,NOT(ISBLANK([.B534]))))" calcext:base-cell-address="'7-12月_'.B534"/>
            <calcext:condition calcext:apply-style-name="cf3" calcext:value="formula-is(msoxl:AND(COUNTIF([.$B$534:.$B$534], [.B534])&gt;1,NOT(ISBLANK([.B534]))))" calcext:base-cell-address="'7-12月_'.B534"/>
            <calcext:condition calcext:apply-style-name="cf4" calcext:value="formula-is(msoxl:AND(COUNTIF([.$B$534:.$B$534], [.B534])&gt;1,NOT(ISBLANK([.B534]))))" calcext:base-cell-address="'7-12月_'.B534"/>
            <calcext:condition calcext:apply-style-name="cf5" calcext:value="formula-is(msoxl:AND(COUNTIF([.$B$534:.$B$534], [.B534])&gt;1,NOT(ISBLANK([.B534]))))" calcext:base-cell-address="'7-12月_'.B534"/>
          </calcext:conditional-format>
          <calcext:conditional-format calcext:target-range-address="'7-12月_'.B535:'7-12月_'.B535">
            <calcext:condition calcext:apply-style-name="cf1" calcext:value="formula-is(msoxl:AND(COUNTIF([.$B$535:.$B$535], [.B535])&gt;1,NOT(ISBLANK([.B535]))))" calcext:base-cell-address="'7-12月_'.B535"/>
            <calcext:condition calcext:apply-style-name="cf2" calcext:value="formula-is(msoxl:AND(COUNTIF([.$B$535:.$B$535], [.B535])&gt;1,NOT(ISBLANK([.B535]))))" calcext:base-cell-address="'7-12月_'.B535"/>
            <calcext:condition calcext:apply-style-name="cf3" calcext:value="formula-is(msoxl:AND(COUNTIF([.$B$535:.$B$535], [.B535])&gt;1,NOT(ISBLANK([.B535]))))" calcext:base-cell-address="'7-12月_'.B535"/>
            <calcext:condition calcext:apply-style-name="cf4" calcext:value="formula-is(msoxl:AND(COUNTIF([.$B$535:.$B$535], [.B535])&gt;1,NOT(ISBLANK([.B535]))))" calcext:base-cell-address="'7-12月_'.B535"/>
            <calcext:condition calcext:apply-style-name="cf5" calcext:value="formula-is(msoxl:AND(COUNTIF([.$B$535:.$B$535], [.B535])&gt;1,NOT(ISBLANK([.B535]))))" calcext:base-cell-address="'7-12月_'.B535"/>
          </calcext:conditional-format>
          <calcext:conditional-format calcext:target-range-address="'7-12月_'.B536:'7-12月_'.B536">
            <calcext:condition calcext:apply-style-name="cf1" calcext:value="formula-is(msoxl:AND(COUNTIF([.$B$536:.$B$536], [.B536])&gt;1,NOT(ISBLANK([.B536]))))" calcext:base-cell-address="'7-12月_'.B536"/>
            <calcext:condition calcext:apply-style-name="cf2" calcext:value="formula-is(msoxl:AND(COUNTIF([.$B$536:.$B$536], [.B536])&gt;1,NOT(ISBLANK([.B536]))))" calcext:base-cell-address="'7-12月_'.B536"/>
            <calcext:condition calcext:apply-style-name="cf3" calcext:value="formula-is(msoxl:AND(COUNTIF([.$B$536:.$B$536], [.B536])&gt;1,NOT(ISBLANK([.B536]))))" calcext:base-cell-address="'7-12月_'.B536"/>
            <calcext:condition calcext:apply-style-name="cf4" calcext:value="formula-is(msoxl:AND(COUNTIF([.$B$536:.$B$536], [.B536])&gt;1,NOT(ISBLANK([.B536]))))" calcext:base-cell-address="'7-12月_'.B536"/>
            <calcext:condition calcext:apply-style-name="cf5" calcext:value="formula-is(msoxl:AND(COUNTIF([.$B$536:.$B$536], [.B536])&gt;1,NOT(ISBLANK([.B536]))))" calcext:base-cell-address="'7-12月_'.B536"/>
          </calcext:conditional-format>
          <calcext:conditional-format calcext:target-range-address="'7-12月_'.B537:'7-12月_'.B537">
            <calcext:condition calcext:apply-style-name="cf1" calcext:value="formula-is(msoxl:AND(COUNTIF([.$B$537:.$B$537], [.B537])&gt;1,NOT(ISBLANK([.B537]))))" calcext:base-cell-address="'7-12月_'.B537"/>
            <calcext:condition calcext:apply-style-name="cf2" calcext:value="formula-is(msoxl:AND(COUNTIF([.$B$537:.$B$537], [.B537])&gt;1,NOT(ISBLANK([.B537]))))" calcext:base-cell-address="'7-12月_'.B537"/>
            <calcext:condition calcext:apply-style-name="cf3" calcext:value="formula-is(msoxl:AND(COUNTIF([.$B$537:.$B$537], [.B537])&gt;1,NOT(ISBLANK([.B537]))))" calcext:base-cell-address="'7-12月_'.B537"/>
            <calcext:condition calcext:apply-style-name="cf4" calcext:value="formula-is(msoxl:AND(COUNTIF([.$B$537:.$B$537], [.B537])&gt;1,NOT(ISBLANK([.B537]))))" calcext:base-cell-address="'7-12月_'.B537"/>
            <calcext:condition calcext:apply-style-name="cf5" calcext:value="formula-is(msoxl:AND(COUNTIF([.$B$537:.$B$537], [.B537])&gt;1,NOT(ISBLANK([.B537]))))" calcext:base-cell-address="'7-12月_'.B537"/>
          </calcext:conditional-format>
          <calcext:conditional-format calcext:target-range-address="'7-12月_'.B539:'7-12月_'.B539">
            <calcext:condition calcext:apply-style-name="cf1" calcext:value="formula-is(msoxl:AND(COUNTIF([.$B$539:.$B$539], [.B539])&gt;1,NOT(ISBLANK([.B539]))))" calcext:base-cell-address="'7-12月_'.B539"/>
            <calcext:condition calcext:apply-style-name="cf2" calcext:value="formula-is(msoxl:AND(COUNTIF([.$B$539:.$B$539], [.B539])&gt;1,NOT(ISBLANK([.B539]))))" calcext:base-cell-address="'7-12月_'.B539"/>
            <calcext:condition calcext:apply-style-name="cf3" calcext:value="formula-is(msoxl:AND(COUNTIF([.$B$539:.$B$539], [.B539])&gt;1,NOT(ISBLANK([.B539]))))" calcext:base-cell-address="'7-12月_'.B539"/>
            <calcext:condition calcext:apply-style-name="cf4" calcext:value="formula-is(msoxl:AND(COUNTIF([.$B$539:.$B$539], [.B539])&gt;1,NOT(ISBLANK([.B539]))))" calcext:base-cell-address="'7-12月_'.B539"/>
            <calcext:condition calcext:apply-style-name="cf5" calcext:value="formula-is(msoxl:AND(COUNTIF([.$B$539:.$B$539], [.B539])&gt;1,NOT(ISBLANK([.B539]))))" calcext:base-cell-address="'7-12月_'.B539"/>
          </calcext:conditional-format>
          <calcext:conditional-format calcext:target-range-address="'7-12月_'.B546:'7-12月_'.B546">
            <calcext:condition calcext:apply-style-name="cf1" calcext:value="formula-is(msoxl:AND(COUNTIF([.$B$546:.$B$546], [.B546])&gt;1,NOT(ISBLANK([.B546]))))" calcext:base-cell-address="'7-12月_'.B546"/>
            <calcext:condition calcext:apply-style-name="cf2" calcext:value="formula-is(msoxl:AND(COUNTIF([.$B$546:.$B$546], [.B546])&gt;1,NOT(ISBLANK([.B546]))))" calcext:base-cell-address="'7-12月_'.B546"/>
            <calcext:condition calcext:apply-style-name="cf3" calcext:value="formula-is(msoxl:AND(COUNTIF([.$B$546:.$B$546], [.B546])&gt;1,NOT(ISBLANK([.B546]))))" calcext:base-cell-address="'7-12月_'.B546"/>
            <calcext:condition calcext:apply-style-name="cf4" calcext:value="formula-is(msoxl:AND(COUNTIF([.$B$546:.$B$546], [.B546])&gt;1,NOT(ISBLANK([.B546]))))" calcext:base-cell-address="'7-12月_'.B546"/>
            <calcext:condition calcext:apply-style-name="cf5" calcext:value="formula-is(msoxl:AND(COUNTIF([.$B$546:.$B$546], [.B546])&gt;1,NOT(ISBLANK([.B546]))))" calcext:base-cell-address="'7-12月_'.B546"/>
          </calcext:conditional-format>
          <calcext:conditional-format calcext:target-range-address="'7-12月_'.B547:'7-12月_'.B547">
            <calcext:condition calcext:apply-style-name="cf1" calcext:value="formula-is(msoxl:AND(COUNTIF([.$B$547:.$B$547], [.B547])&gt;1,NOT(ISBLANK([.B547]))))" calcext:base-cell-address="'7-12月_'.B547"/>
            <calcext:condition calcext:apply-style-name="cf2" calcext:value="formula-is(msoxl:AND(COUNTIF([.$B$547:.$B$547], [.B547])&gt;1,NOT(ISBLANK([.B547]))))" calcext:base-cell-address="'7-12月_'.B547"/>
            <calcext:condition calcext:apply-style-name="cf3" calcext:value="formula-is(msoxl:AND(COUNTIF([.$B$547:.$B$547], [.B547])&gt;1,NOT(ISBLANK([.B547]))))" calcext:base-cell-address="'7-12月_'.B547"/>
            <calcext:condition calcext:apply-style-name="cf4" calcext:value="formula-is(msoxl:AND(COUNTIF([.$B$547:.$B$547], [.B547])&gt;1,NOT(ISBLANK([.B547]))))" calcext:base-cell-address="'7-12月_'.B547"/>
            <calcext:condition calcext:apply-style-name="cf5" calcext:value="formula-is(msoxl:AND(COUNTIF([.$B$547:.$B$547], [.B547])&gt;1,NOT(ISBLANK([.B547]))))" calcext:base-cell-address="'7-12月_'.B547"/>
          </calcext:conditional-format>
          <calcext:conditional-format calcext:target-range-address="'7-12月_'.B548:'7-12月_'.B548">
            <calcext:condition calcext:apply-style-name="cf1" calcext:value="formula-is(msoxl:AND(COUNTIF([.$B$548:.$B$548], [.B548])&gt;1,NOT(ISBLANK([.B548]))))" calcext:base-cell-address="'7-12月_'.B548"/>
            <calcext:condition calcext:apply-style-name="cf2" calcext:value="formula-is(msoxl:AND(COUNTIF([.$B$548:.$B$548], [.B548])&gt;1,NOT(ISBLANK([.B548]))))" calcext:base-cell-address="'7-12月_'.B548"/>
            <calcext:condition calcext:apply-style-name="cf3" calcext:value="formula-is(msoxl:AND(COUNTIF([.$B$548:.$B$548], [.B548])&gt;1,NOT(ISBLANK([.B548]))))" calcext:base-cell-address="'7-12月_'.B548"/>
            <calcext:condition calcext:apply-style-name="cf4" calcext:value="formula-is(msoxl:AND(COUNTIF([.$B$548:.$B$548], [.B548])&gt;1,NOT(ISBLANK([.B548]))))" calcext:base-cell-address="'7-12月_'.B548"/>
            <calcext:condition calcext:apply-style-name="cf5" calcext:value="formula-is(msoxl:AND(COUNTIF([.$B$548:.$B$548], [.B548])&gt;1,NOT(ISBLANK([.B548]))))" calcext:base-cell-address="'7-12月_'.B548"/>
          </calcext:conditional-format>
          <calcext:conditional-format calcext:target-range-address="'7-12月_'.B549:'7-12月_'.B549">
            <calcext:condition calcext:apply-style-name="cf1" calcext:value="formula-is(msoxl:AND(COUNTIF([.$B$549:.$B$549], [.B549])&gt;1,NOT(ISBLANK([.B549]))))" calcext:base-cell-address="'7-12月_'.B549"/>
            <calcext:condition calcext:apply-style-name="cf2" calcext:value="formula-is(msoxl:AND(COUNTIF([.$B$549:.$B$549], [.B549])&gt;1,NOT(ISBLANK([.B549]))))" calcext:base-cell-address="'7-12月_'.B549"/>
            <calcext:condition calcext:apply-style-name="cf3" calcext:value="formula-is(msoxl:AND(COUNTIF([.$B$549:.$B$549], [.B549])&gt;1,NOT(ISBLANK([.B549]))))" calcext:base-cell-address="'7-12月_'.B549"/>
            <calcext:condition calcext:apply-style-name="cf4" calcext:value="formula-is(msoxl:AND(COUNTIF([.$B$549:.$B$549], [.B549])&gt;1,NOT(ISBLANK([.B549]))))" calcext:base-cell-address="'7-12月_'.B549"/>
            <calcext:condition calcext:apply-style-name="cf5" calcext:value="formula-is(msoxl:AND(COUNTIF([.$B$549:.$B$549], [.B549])&gt;1,NOT(ISBLANK([.B549]))))" calcext:base-cell-address="'7-12月_'.B549"/>
          </calcext:conditional-format>
          <calcext:conditional-format calcext:target-range-address="'7-12月_'.B550:'7-12月_'.B550">
            <calcext:condition calcext:apply-style-name="cf1" calcext:value="formula-is(msoxl:AND(COUNTIF([.$B$550:.$B$550], [.B550])&gt;1,NOT(ISBLANK([.B550]))))" calcext:base-cell-address="'7-12月_'.B550"/>
            <calcext:condition calcext:apply-style-name="cf2" calcext:value="formula-is(msoxl:AND(COUNTIF([.$B$550:.$B$550], [.B550])&gt;1,NOT(ISBLANK([.B550]))))" calcext:base-cell-address="'7-12月_'.B550"/>
            <calcext:condition calcext:apply-style-name="cf3" calcext:value="formula-is(msoxl:AND(COUNTIF([.$B$550:.$B$550], [.B550])&gt;1,NOT(ISBLANK([.B550]))))" calcext:base-cell-address="'7-12月_'.B550"/>
            <calcext:condition calcext:apply-style-name="cf4" calcext:value="formula-is(msoxl:AND(COUNTIF([.$B$550:.$B$550], [.B550])&gt;1,NOT(ISBLANK([.B550]))))" calcext:base-cell-address="'7-12月_'.B550"/>
            <calcext:condition calcext:apply-style-name="cf5" calcext:value="formula-is(msoxl:AND(COUNTIF([.$B$550:.$B$550], [.B550])&gt;1,NOT(ISBLANK([.B550]))))" calcext:base-cell-address="'7-12月_'.B550"/>
          </calcext:conditional-format>
          <calcext:conditional-format calcext:target-range-address="'7-12月_'.B552:'7-12月_'.B552">
            <calcext:condition calcext:apply-style-name="cf1" calcext:value="formula-is(msoxl:AND(COUNTIF([.$B$552:.$B$552], [.B552])&gt;1,NOT(ISBLANK([.B552]))))" calcext:base-cell-address="'7-12月_'.B552"/>
            <calcext:condition calcext:apply-style-name="cf2" calcext:value="formula-is(msoxl:AND(COUNTIF([.$B$552:.$B$552], [.B552])&gt;1,NOT(ISBLANK([.B552]))))" calcext:base-cell-address="'7-12月_'.B552"/>
            <calcext:condition calcext:apply-style-name="cf3" calcext:value="formula-is(msoxl:AND(COUNTIF([.$B$552:.$B$552], [.B552])&gt;1,NOT(ISBLANK([.B552]))))" calcext:base-cell-address="'7-12月_'.B552"/>
            <calcext:condition calcext:apply-style-name="cf4" calcext:value="formula-is(msoxl:AND(COUNTIF([.$B$552:.$B$552], [.B552])&gt;1,NOT(ISBLANK([.B552]))))" calcext:base-cell-address="'7-12月_'.B552"/>
            <calcext:condition calcext:apply-style-name="cf5" calcext:value="formula-is(msoxl:AND(COUNTIF([.$B$552:.$B$552], [.B552])&gt;1,NOT(ISBLANK([.B552]))))" calcext:base-cell-address="'7-12月_'.B552"/>
          </calcext:conditional-format>
          <calcext:conditional-format calcext:target-range-address="'7-12月_'.B553:'7-12月_'.B553">
            <calcext:condition calcext:apply-style-name="cf1" calcext:value="formula-is(msoxl:AND(COUNTIF([.$B$553:.$B$553], [.B553])&gt;1,NOT(ISBLANK([.B553]))))" calcext:base-cell-address="'7-12月_'.B553"/>
            <calcext:condition calcext:apply-style-name="cf2" calcext:value="formula-is(msoxl:AND(COUNTIF([.$B$553:.$B$553], [.B553])&gt;1,NOT(ISBLANK([.B553]))))" calcext:base-cell-address="'7-12月_'.B553"/>
            <calcext:condition calcext:apply-style-name="cf3" calcext:value="formula-is(msoxl:AND(COUNTIF([.$B$553:.$B$553], [.B553])&gt;1,NOT(ISBLANK([.B553]))))" calcext:base-cell-address="'7-12月_'.B553"/>
            <calcext:condition calcext:apply-style-name="cf4" calcext:value="formula-is(msoxl:AND(COUNTIF([.$B$553:.$B$553], [.B553])&gt;1,NOT(ISBLANK([.B553]))))" calcext:base-cell-address="'7-12月_'.B553"/>
            <calcext:condition calcext:apply-style-name="cf5" calcext:value="formula-is(msoxl:AND(COUNTIF([.$B$553:.$B$553], [.B553])&gt;1,NOT(ISBLANK([.B553]))))" calcext:base-cell-address="'7-12月_'.B553"/>
          </calcext:conditional-format>
          <calcext:conditional-format calcext:target-range-address="'7-12月_'.B554:'7-12月_'.B554">
            <calcext:condition calcext:apply-style-name="cf1" calcext:value="formula-is(msoxl:AND(COUNTIF([.$B$554:.$B$554], [.B554])&gt;1,NOT(ISBLANK([.B554]))))" calcext:base-cell-address="'7-12月_'.B554"/>
            <calcext:condition calcext:apply-style-name="cf2" calcext:value="formula-is(msoxl:AND(COUNTIF([.$B$554:.$B$554], [.B554])&gt;1,NOT(ISBLANK([.B554]))))" calcext:base-cell-address="'7-12月_'.B554"/>
            <calcext:condition calcext:apply-style-name="cf3" calcext:value="formula-is(msoxl:AND(COUNTIF([.$B$554:.$B$554], [.B554])&gt;1,NOT(ISBLANK([.B554]))))" calcext:base-cell-address="'7-12月_'.B554"/>
            <calcext:condition calcext:apply-style-name="cf4" calcext:value="formula-is(msoxl:AND(COUNTIF([.$B$554:.$B$554], [.B554])&gt;1,NOT(ISBLANK([.B554]))))" calcext:base-cell-address="'7-12月_'.B554"/>
            <calcext:condition calcext:apply-style-name="cf5" calcext:value="formula-is(msoxl:AND(COUNTIF([.$B$554:.$B$554], [.B554])&gt;1,NOT(ISBLANK([.B554]))))" calcext:base-cell-address="'7-12月_'.B554"/>
          </calcext:conditional-format>
          <calcext:conditional-format calcext:target-range-address="'7-12月_'.B555:'7-12月_'.B555">
            <calcext:condition calcext:apply-style-name="cf1" calcext:value="formula-is(msoxl:AND(COUNTIF([.$B$555:.$B$555], [.B555])&gt;1,NOT(ISBLANK([.B555]))))" calcext:base-cell-address="'7-12月_'.B555"/>
            <calcext:condition calcext:apply-style-name="cf2" calcext:value="formula-is(msoxl:AND(COUNTIF([.$B$555:.$B$555], [.B555])&gt;1,NOT(ISBLANK([.B555]))))" calcext:base-cell-address="'7-12月_'.B555"/>
            <calcext:condition calcext:apply-style-name="cf3" calcext:value="formula-is(msoxl:AND(COUNTIF([.$B$555:.$B$555], [.B555])&gt;1,NOT(ISBLANK([.B555]))))" calcext:base-cell-address="'7-12月_'.B555"/>
            <calcext:condition calcext:apply-style-name="cf4" calcext:value="formula-is(msoxl:AND(COUNTIF([.$B$555:.$B$555], [.B555])&gt;1,NOT(ISBLANK([.B555]))))" calcext:base-cell-address="'7-12月_'.B555"/>
            <calcext:condition calcext:apply-style-name="cf5" calcext:value="formula-is(msoxl:AND(COUNTIF([.$B$555:.$B$555], [.B555])&gt;1,NOT(ISBLANK([.B555]))))" calcext:base-cell-address="'7-12月_'.B555"/>
          </calcext:conditional-format>
          <calcext:conditional-format calcext:target-range-address="'7-12月_'.B556:'7-12月_'.B556">
            <calcext:condition calcext:apply-style-name="cf1" calcext:value="formula-is(msoxl:AND(COUNTIF([.$B$556:.$B$556], [.B556])&gt;1,NOT(ISBLANK([.B556]))))" calcext:base-cell-address="'7-12月_'.B556"/>
            <calcext:condition calcext:apply-style-name="cf2" calcext:value="formula-is(msoxl:AND(COUNTIF([.$B$556:.$B$556], [.B556])&gt;1,NOT(ISBLANK([.B556]))))" calcext:base-cell-address="'7-12月_'.B556"/>
            <calcext:condition calcext:apply-style-name="cf3" calcext:value="formula-is(msoxl:AND(COUNTIF([.$B$556:.$B$556], [.B556])&gt;1,NOT(ISBLANK([.B556]))))" calcext:base-cell-address="'7-12月_'.B556"/>
            <calcext:condition calcext:apply-style-name="cf4" calcext:value="formula-is(msoxl:AND(COUNTIF([.$B$556:.$B$556], [.B556])&gt;1,NOT(ISBLANK([.B556]))))" calcext:base-cell-address="'7-12月_'.B556"/>
            <calcext:condition calcext:apply-style-name="cf5" calcext:value="formula-is(msoxl:AND(COUNTIF([.$B$556:.$B$556], [.B556])&gt;1,NOT(ISBLANK([.B556]))))" calcext:base-cell-address="'7-12月_'.B556"/>
          </calcext:conditional-format>
          <calcext:conditional-format calcext:target-range-address="'7-12月_'.B557:'7-12月_'.B557">
            <calcext:condition calcext:apply-style-name="cf1" calcext:value="formula-is(msoxl:AND(COUNTIF([.$B$557:.$B$557], [.B557])&gt;1,NOT(ISBLANK([.B557]))))" calcext:base-cell-address="'7-12月_'.B557"/>
            <calcext:condition calcext:apply-style-name="cf2" calcext:value="formula-is(msoxl:AND(COUNTIF([.$B$557:.$B$557], [.B557])&gt;1,NOT(ISBLANK([.B557]))))" calcext:base-cell-address="'7-12月_'.B557"/>
            <calcext:condition calcext:apply-style-name="cf3" calcext:value="formula-is(msoxl:AND(COUNTIF([.$B$557:.$B$557], [.B557])&gt;1,NOT(ISBLANK([.B557]))))" calcext:base-cell-address="'7-12月_'.B557"/>
            <calcext:condition calcext:apply-style-name="cf4" calcext:value="formula-is(msoxl:AND(COUNTIF([.$B$557:.$B$557], [.B557])&gt;1,NOT(ISBLANK([.B557]))))" calcext:base-cell-address="'7-12月_'.B557"/>
            <calcext:condition calcext:apply-style-name="cf5" calcext:value="formula-is(msoxl:AND(COUNTIF([.$B$557:.$B$557], [.B557])&gt;1,NOT(ISBLANK([.B557]))))" calcext:base-cell-address="'7-12月_'.B557"/>
          </calcext:conditional-format>
          <calcext:conditional-format calcext:target-range-address="'7-12月_'.B560:'7-12月_'.B560">
            <calcext:condition calcext:apply-style-name="cf1" calcext:value="formula-is(msoxl:AND(COUNTIF([.$B$560:.$B$560], [.B560])&gt;1,NOT(ISBLANK([.B560]))))" calcext:base-cell-address="'7-12月_'.B560"/>
            <calcext:condition calcext:apply-style-name="cf2" calcext:value="formula-is(msoxl:AND(COUNTIF([.$B$560:.$B$560], [.B560])&gt;1,NOT(ISBLANK([.B560]))))" calcext:base-cell-address="'7-12月_'.B560"/>
            <calcext:condition calcext:apply-style-name="cf3" calcext:value="formula-is(msoxl:AND(COUNTIF([.$B$560:.$B$560], [.B560])&gt;1,NOT(ISBLANK([.B560]))))" calcext:base-cell-address="'7-12月_'.B560"/>
            <calcext:condition calcext:apply-style-name="cf4" calcext:value="formula-is(msoxl:AND(COUNTIF([.$B$560:.$B$560], [.B560])&gt;1,NOT(ISBLANK([.B560]))))" calcext:base-cell-address="'7-12月_'.B560"/>
            <calcext:condition calcext:apply-style-name="cf5" calcext:value="formula-is(msoxl:AND(COUNTIF([.$B$560:.$B$560], [.B560])&gt;1,NOT(ISBLANK([.B560]))))" calcext:base-cell-address="'7-12月_'.B560"/>
          </calcext:conditional-format>
          <calcext:conditional-format calcext:target-range-address="'7-12月_'.B561:'7-12月_'.B561">
            <calcext:condition calcext:apply-style-name="cf1" calcext:value="formula-is(msoxl:AND(COUNTIF([.$B$561:.$B$561], [.B561])&gt;1,NOT(ISBLANK([.B561]))))" calcext:base-cell-address="'7-12月_'.B561"/>
            <calcext:condition calcext:apply-style-name="cf2" calcext:value="formula-is(msoxl:AND(COUNTIF([.$B$561:.$B$561], [.B561])&gt;1,NOT(ISBLANK([.B561]))))" calcext:base-cell-address="'7-12月_'.B561"/>
            <calcext:condition calcext:apply-style-name="cf3" calcext:value="formula-is(msoxl:AND(COUNTIF([.$B$561:.$B$561], [.B561])&gt;1,NOT(ISBLANK([.B561]))))" calcext:base-cell-address="'7-12月_'.B561"/>
            <calcext:condition calcext:apply-style-name="cf4" calcext:value="formula-is(msoxl:AND(COUNTIF([.$B$561:.$B$561], [.B561])&gt;1,NOT(ISBLANK([.B561]))))" calcext:base-cell-address="'7-12月_'.B561"/>
            <calcext:condition calcext:apply-style-name="cf5" calcext:value="formula-is(msoxl:AND(COUNTIF([.$B$561:.$B$561], [.B561])&gt;1,NOT(ISBLANK([.B561]))))" calcext:base-cell-address="'7-12月_'.B561"/>
          </calcext:conditional-format>
          <calcext:conditional-format calcext:target-range-address="'7-12月_'.B562:'7-12月_'.B562">
            <calcext:condition calcext:apply-style-name="cf1" calcext:value="formula-is(msoxl:AND(COUNTIF([.$B$562:.$B$562], [.B562])&gt;1,NOT(ISBLANK([.B562]))))" calcext:base-cell-address="'7-12月_'.B562"/>
            <calcext:condition calcext:apply-style-name="cf2" calcext:value="formula-is(msoxl:AND(COUNTIF([.$B$562:.$B$562], [.B562])&gt;1,NOT(ISBLANK([.B562]))))" calcext:base-cell-address="'7-12月_'.B562"/>
            <calcext:condition calcext:apply-style-name="cf3" calcext:value="formula-is(msoxl:AND(COUNTIF([.$B$562:.$B$562], [.B562])&gt;1,NOT(ISBLANK([.B562]))))" calcext:base-cell-address="'7-12月_'.B562"/>
            <calcext:condition calcext:apply-style-name="cf4" calcext:value="formula-is(msoxl:AND(COUNTIF([.$B$562:.$B$562], [.B562])&gt;1,NOT(ISBLANK([.B562]))))" calcext:base-cell-address="'7-12月_'.B562"/>
            <calcext:condition calcext:apply-style-name="cf5" calcext:value="formula-is(msoxl:AND(COUNTIF([.$B$562:.$B$562], [.B562])&gt;1,NOT(ISBLANK([.B562]))))" calcext:base-cell-address="'7-12月_'.B562"/>
          </calcext:conditional-format>
          <calcext:conditional-format calcext:target-range-address="'7-12月_'.B563:'7-12月_'.B563">
            <calcext:condition calcext:apply-style-name="cf1" calcext:value="formula-is(msoxl:AND(COUNTIF([.$B$563:.$B$563], [.B563])&gt;1,NOT(ISBLANK([.B563]))))" calcext:base-cell-address="'7-12月_'.B563"/>
            <calcext:condition calcext:apply-style-name="cf2" calcext:value="formula-is(msoxl:AND(COUNTIF([.$B$563:.$B$563], [.B563])&gt;1,NOT(ISBLANK([.B563]))))" calcext:base-cell-address="'7-12月_'.B563"/>
            <calcext:condition calcext:apply-style-name="cf3" calcext:value="formula-is(msoxl:AND(COUNTIF([.$B$563:.$B$563], [.B563])&gt;1,NOT(ISBLANK([.B563]))))" calcext:base-cell-address="'7-12月_'.B563"/>
            <calcext:condition calcext:apply-style-name="cf4" calcext:value="formula-is(msoxl:AND(COUNTIF([.$B$563:.$B$563], [.B563])&gt;1,NOT(ISBLANK([.B563]))))" calcext:base-cell-address="'7-12月_'.B563"/>
            <calcext:condition calcext:apply-style-name="cf5" calcext:value="formula-is(msoxl:AND(COUNTIF([.$B$563:.$B$563], [.B563])&gt;1,NOT(ISBLANK([.B563]))))" calcext:base-cell-address="'7-12月_'.B563"/>
          </calcext:conditional-format>
          <calcext:conditional-format calcext:target-range-address="'7-12月_'.B564:'7-12月_'.B564">
            <calcext:condition calcext:apply-style-name="cf1" calcext:value="formula-is(msoxl:AND(COUNTIF([.$B$564:.$B$564], [.B564])&gt;1,NOT(ISBLANK([.B564]))))" calcext:base-cell-address="'7-12月_'.B564"/>
            <calcext:condition calcext:apply-style-name="cf2" calcext:value="formula-is(msoxl:AND(COUNTIF([.$B$564:.$B$564], [.B564])&gt;1,NOT(ISBLANK([.B564]))))" calcext:base-cell-address="'7-12月_'.B564"/>
            <calcext:condition calcext:apply-style-name="cf3" calcext:value="formula-is(msoxl:AND(COUNTIF([.$B$564:.$B$564], [.B564])&gt;1,NOT(ISBLANK([.B564]))))" calcext:base-cell-address="'7-12月_'.B564"/>
            <calcext:condition calcext:apply-style-name="cf4" calcext:value="formula-is(msoxl:AND(COUNTIF([.$B$564:.$B$564], [.B564])&gt;1,NOT(ISBLANK([.B564]))))" calcext:base-cell-address="'7-12月_'.B564"/>
            <calcext:condition calcext:apply-style-name="cf5" calcext:value="formula-is(msoxl:AND(COUNTIF([.$B$564:.$B$564], [.B564])&gt;1,NOT(ISBLANK([.B564]))))" calcext:base-cell-address="'7-12月_'.B564"/>
          </calcext:conditional-format>
          <calcext:conditional-format calcext:target-range-address="'7-12月_'.B567:'7-12月_'.B567">
            <calcext:condition calcext:apply-style-name="cf1" calcext:value="formula-is(msoxl:AND(COUNTIF([.$B$567:.$B$567], [.B567])&gt;1,NOT(ISBLANK([.B567]))))" calcext:base-cell-address="'7-12月_'.B567"/>
            <calcext:condition calcext:apply-style-name="cf2" calcext:value="formula-is(msoxl:AND(COUNTIF([.$B$567:.$B$567], [.B567])&gt;1,NOT(ISBLANK([.B567]))))" calcext:base-cell-address="'7-12月_'.B567"/>
            <calcext:condition calcext:apply-style-name="cf3" calcext:value="formula-is(msoxl:AND(COUNTIF([.$B$567:.$B$567], [.B567])&gt;1,NOT(ISBLANK([.B567]))))" calcext:base-cell-address="'7-12月_'.B567"/>
            <calcext:condition calcext:apply-style-name="cf4" calcext:value="formula-is(msoxl:AND(COUNTIF([.$B$567:.$B$567], [.B567])&gt;1,NOT(ISBLANK([.B567]))))" calcext:base-cell-address="'7-12月_'.B567"/>
            <calcext:condition calcext:apply-style-name="cf5" calcext:value="formula-is(msoxl:AND(COUNTIF([.$B$567:.$B$567], [.B567])&gt;1,NOT(ISBLANK([.B567]))))" calcext:base-cell-address="'7-12月_'.B567"/>
          </calcext:conditional-format>
          <calcext:conditional-format calcext:target-range-address="'7-12月_'.B568:'7-12月_'.B568">
            <calcext:condition calcext:apply-style-name="cf1" calcext:value="formula-is(msoxl:AND(COUNTIF([.$B$568:.$B$568], [.B568])&gt;1,NOT(ISBLANK([.B568]))))" calcext:base-cell-address="'7-12月_'.B568"/>
            <calcext:condition calcext:apply-style-name="cf2" calcext:value="formula-is(msoxl:AND(COUNTIF([.$B$568:.$B$568], [.B568])&gt;1,NOT(ISBLANK([.B568]))))" calcext:base-cell-address="'7-12月_'.B568"/>
            <calcext:condition calcext:apply-style-name="cf3" calcext:value="formula-is(msoxl:AND(COUNTIF([.$B$568:.$B$568], [.B568])&gt;1,NOT(ISBLANK([.B568]))))" calcext:base-cell-address="'7-12月_'.B568"/>
            <calcext:condition calcext:apply-style-name="cf4" calcext:value="formula-is(msoxl:AND(COUNTIF([.$B$568:.$B$568], [.B568])&gt;1,NOT(ISBLANK([.B568]))))" calcext:base-cell-address="'7-12月_'.B568"/>
            <calcext:condition calcext:apply-style-name="cf5" calcext:value="formula-is(msoxl:AND(COUNTIF([.$B$568:.$B$568], [.B568])&gt;1,NOT(ISBLANK([.B568]))))" calcext:base-cell-address="'7-12月_'.B568"/>
          </calcext:conditional-format>
          <calcext:conditional-format calcext:target-range-address="'7-12月_'.B569:'7-12月_'.B569">
            <calcext:condition calcext:apply-style-name="cf1" calcext:value="formula-is(msoxl:AND(COUNTIF([.$B$569:.$B$569], [.B569])&gt;1,NOT(ISBLANK([.B569]))))" calcext:base-cell-address="'7-12月_'.B569"/>
            <calcext:condition calcext:apply-style-name="cf2" calcext:value="formula-is(msoxl:AND(COUNTIF([.$B$569:.$B$569], [.B569])&gt;1,NOT(ISBLANK([.B569]))))" calcext:base-cell-address="'7-12月_'.B569"/>
            <calcext:condition calcext:apply-style-name="cf3" calcext:value="formula-is(msoxl:AND(COUNTIF([.$B$569:.$B$569], [.B569])&gt;1,NOT(ISBLANK([.B569]))))" calcext:base-cell-address="'7-12月_'.B569"/>
            <calcext:condition calcext:apply-style-name="cf4" calcext:value="formula-is(msoxl:AND(COUNTIF([.$B$569:.$B$569], [.B569])&gt;1,NOT(ISBLANK([.B569]))))" calcext:base-cell-address="'7-12月_'.B569"/>
            <calcext:condition calcext:apply-style-name="cf5" calcext:value="formula-is(msoxl:AND(COUNTIF([.$B$569:.$B$569], [.B569])&gt;1,NOT(ISBLANK([.B569]))))" calcext:base-cell-address="'7-12月_'.B569"/>
          </calcext:conditional-format>
          <calcext:conditional-format calcext:target-range-address="'7-12月_'.B570:'7-12月_'.B570">
            <calcext:condition calcext:apply-style-name="cf1" calcext:value="formula-is(msoxl:AND(COUNTIF([.$B$570:.$B$570], [.B570])&gt;1,NOT(ISBLANK([.B570]))))" calcext:base-cell-address="'7-12月_'.B570"/>
            <calcext:condition calcext:apply-style-name="cf2" calcext:value="formula-is(msoxl:AND(COUNTIF([.$B$570:.$B$570], [.B570])&gt;1,NOT(ISBLANK([.B570]))))" calcext:base-cell-address="'7-12月_'.B570"/>
            <calcext:condition calcext:apply-style-name="cf3" calcext:value="formula-is(msoxl:AND(COUNTIF([.$B$570:.$B$570], [.B570])&gt;1,NOT(ISBLANK([.B570]))))" calcext:base-cell-address="'7-12月_'.B570"/>
            <calcext:condition calcext:apply-style-name="cf4" calcext:value="formula-is(msoxl:AND(COUNTIF([.$B$570:.$B$570], [.B570])&gt;1,NOT(ISBLANK([.B570]))))" calcext:base-cell-address="'7-12月_'.B570"/>
            <calcext:condition calcext:apply-style-name="cf5" calcext:value="formula-is(msoxl:AND(COUNTIF([.$B$570:.$B$570], [.B570])&gt;1,NOT(ISBLANK([.B570]))))" calcext:base-cell-address="'7-12月_'.B570"/>
          </calcext:conditional-format>
          <calcext:conditional-format calcext:target-range-address="'7-12月_'.B571:'7-12月_'.B571">
            <calcext:condition calcext:apply-style-name="cf1" calcext:value="formula-is(msoxl:AND(COUNTIF([.$B$571:.$B$571], [.B571])&gt;1,NOT(ISBLANK([.B571]))))" calcext:base-cell-address="'7-12月_'.B571"/>
            <calcext:condition calcext:apply-style-name="cf2" calcext:value="formula-is(msoxl:AND(COUNTIF([.$B$571:.$B$571], [.B571])&gt;1,NOT(ISBLANK([.B571]))))" calcext:base-cell-address="'7-12月_'.B571"/>
            <calcext:condition calcext:apply-style-name="cf3" calcext:value="formula-is(msoxl:AND(COUNTIF([.$B$571:.$B$571], [.B571])&gt;1,NOT(ISBLANK([.B571]))))" calcext:base-cell-address="'7-12月_'.B571"/>
            <calcext:condition calcext:apply-style-name="cf4" calcext:value="formula-is(msoxl:AND(COUNTIF([.$B$571:.$B$571], [.B571])&gt;1,NOT(ISBLANK([.B571]))))" calcext:base-cell-address="'7-12月_'.B571"/>
            <calcext:condition calcext:apply-style-name="cf5" calcext:value="formula-is(msoxl:AND(COUNTIF([.$B$571:.$B$571], [.B571])&gt;1,NOT(ISBLANK([.B571]))))" calcext:base-cell-address="'7-12月_'.B571"/>
          </calcext:conditional-format>
          <calcext:conditional-format calcext:target-range-address="'7-12月_'.B686:'7-12月_'.B686">
            <calcext:condition calcext:apply-style-name="cf1" calcext:value="formula-is(msoxl:AND(COUNTIF([.$B$686:.$B$686], [.B686])&gt;1,NOT(ISBLANK([.B686]))))" calcext:base-cell-address="'7-12月_'.B686"/>
            <calcext:condition calcext:apply-style-name="cf2" calcext:value="formula-is(msoxl:AND(COUNTIF([.$B$686:.$B$686], [.B686])&gt;1,NOT(ISBLANK([.B686]))))" calcext:base-cell-address="'7-12月_'.B686"/>
            <calcext:condition calcext:apply-style-name="cf3" calcext:value="formula-is(msoxl:AND(COUNTIF([.$B$686:.$B$686], [.B686])&gt;1,NOT(ISBLANK([.B686]))))" calcext:base-cell-address="'7-12月_'.B686"/>
            <calcext:condition calcext:apply-style-name="cf4" calcext:value="formula-is(msoxl:AND(COUNTIF([.$B$686:.$B$686], [.B686])&gt;1,NOT(ISBLANK([.B686]))))" calcext:base-cell-address="'7-12月_'.B686"/>
            <calcext:condition calcext:apply-style-name="cf5" calcext:value="formula-is(msoxl:AND(COUNTIF([.$B$686:.$B$686], [.B686])&gt;1,NOT(ISBLANK([.B686]))))" calcext:base-cell-address="'7-12月_'.B686"/>
          </calcext:conditional-format>
          <calcext:conditional-format calcext:target-range-address="'7-12月_'.B687:'7-12月_'.B687">
            <calcext:condition calcext:apply-style-name="cf1" calcext:value="formula-is(msoxl:AND(COUNTIF([.$B$687:.$B$687], [.B687])&gt;1,NOT(ISBLANK([.B687]))))" calcext:base-cell-address="'7-12月_'.B687"/>
            <calcext:condition calcext:apply-style-name="cf2" calcext:value="formula-is(msoxl:AND(COUNTIF([.$B$687:.$B$687], [.B687])&gt;1,NOT(ISBLANK([.B687]))))" calcext:base-cell-address="'7-12月_'.B687"/>
            <calcext:condition calcext:apply-style-name="cf3" calcext:value="formula-is(msoxl:AND(COUNTIF([.$B$687:.$B$687], [.B687])&gt;1,NOT(ISBLANK([.B687]))))" calcext:base-cell-address="'7-12月_'.B687"/>
            <calcext:condition calcext:apply-style-name="cf4" calcext:value="formula-is(msoxl:AND(COUNTIF([.$B$687:.$B$687], [.B687])&gt;1,NOT(ISBLANK([.B687]))))" calcext:base-cell-address="'7-12月_'.B687"/>
            <calcext:condition calcext:apply-style-name="cf5" calcext:value="formula-is(msoxl:AND(COUNTIF([.$B$687:.$B$687], [.B687])&gt;1,NOT(ISBLANK([.B687]))))" calcext:base-cell-address="'7-12月_'.B687"/>
          </calcext:conditional-format>
          <calcext:conditional-format calcext:target-range-address="'7-12月_'.B688:'7-12月_'.B688">
            <calcext:condition calcext:apply-style-name="cf1" calcext:value="formula-is(msoxl:AND(COUNTIF([.$B$688:.$B$688], [.B688])&gt;1,NOT(ISBLANK([.B688]))))" calcext:base-cell-address="'7-12月_'.B688"/>
            <calcext:condition calcext:apply-style-name="cf2" calcext:value="formula-is(msoxl:AND(COUNTIF([.$B$688:.$B$688], [.B688])&gt;1,NOT(ISBLANK([.B688]))))" calcext:base-cell-address="'7-12月_'.B688"/>
            <calcext:condition calcext:apply-style-name="cf3" calcext:value="formula-is(msoxl:AND(COUNTIF([.$B$688:.$B$688], [.B688])&gt;1,NOT(ISBLANK([.B688]))))" calcext:base-cell-address="'7-12月_'.B688"/>
            <calcext:condition calcext:apply-style-name="cf4" calcext:value="formula-is(msoxl:AND(COUNTIF([.$B$688:.$B$688], [.B688])&gt;1,NOT(ISBLANK([.B688]))))" calcext:base-cell-address="'7-12月_'.B688"/>
            <calcext:condition calcext:apply-style-name="cf5" calcext:value="formula-is(msoxl:AND(COUNTIF([.$B$688:.$B$688], [.B688])&gt;1,NOT(ISBLANK([.B688]))))" calcext:base-cell-address="'7-12月_'.B688"/>
          </calcext:conditional-format>
          <calcext:conditional-format calcext:target-range-address="'7-12月_'.B689:'7-12月_'.B689">
            <calcext:condition calcext:apply-style-name="cf1" calcext:value="formula-is(msoxl:AND(COUNTIF([.$B$689:.$B$689], [.B689])&gt;1,NOT(ISBLANK([.B689]))))" calcext:base-cell-address="'7-12月_'.B689"/>
            <calcext:condition calcext:apply-style-name="cf2" calcext:value="formula-is(msoxl:AND(COUNTIF([.$B$689:.$B$689], [.B689])&gt;1,NOT(ISBLANK([.B689]))))" calcext:base-cell-address="'7-12月_'.B689"/>
            <calcext:condition calcext:apply-style-name="cf3" calcext:value="formula-is(msoxl:AND(COUNTIF([.$B$689:.$B$689], [.B689])&gt;1,NOT(ISBLANK([.B689]))))" calcext:base-cell-address="'7-12月_'.B689"/>
            <calcext:condition calcext:apply-style-name="cf4" calcext:value="formula-is(msoxl:AND(COUNTIF([.$B$689:.$B$689], [.B689])&gt;1,NOT(ISBLANK([.B689]))))" calcext:base-cell-address="'7-12月_'.B689"/>
            <calcext:condition calcext:apply-style-name="cf5" calcext:value="formula-is(msoxl:AND(COUNTIF([.$B$689:.$B$689], [.B689])&gt;1,NOT(ISBLANK([.B689]))))" calcext:base-cell-address="'7-12月_'.B689"/>
          </calcext:conditional-format>
          <calcext:conditional-format calcext:target-range-address="'7-12月_'.B690:'7-12月_'.B690">
            <calcext:condition calcext:apply-style-name="cf1" calcext:value="formula-is(msoxl:AND(COUNTIF([.$B$690:.$B$690], [.B690])&gt;1,NOT(ISBLANK([.B690]))))" calcext:base-cell-address="'7-12月_'.B690"/>
            <calcext:condition calcext:apply-style-name="cf2" calcext:value="formula-is(msoxl:AND(COUNTIF([.$B$690:.$B$690], [.B690])&gt;1,NOT(ISBLANK([.B690]))))" calcext:base-cell-address="'7-12月_'.B690"/>
            <calcext:condition calcext:apply-style-name="cf3" calcext:value="formula-is(msoxl:AND(COUNTIF([.$B$690:.$B$690], [.B690])&gt;1,NOT(ISBLANK([.B690]))))" calcext:base-cell-address="'7-12月_'.B690"/>
            <calcext:condition calcext:apply-style-name="cf4" calcext:value="formula-is(msoxl:AND(COUNTIF([.$B$690:.$B$690], [.B690])&gt;1,NOT(ISBLANK([.B690]))))" calcext:base-cell-address="'7-12月_'.B690"/>
            <calcext:condition calcext:apply-style-name="cf5" calcext:value="formula-is(msoxl:AND(COUNTIF([.$B$690:.$B$690], [.B690])&gt;1,NOT(ISBLANK([.B690]))))" calcext:base-cell-address="'7-12月_'.B690"/>
          </calcext:conditional-format>
          <calcext:conditional-format calcext:target-range-address="'7-12月_'.B691:'7-12月_'.B691">
            <calcext:condition calcext:apply-style-name="cf1" calcext:value="formula-is(msoxl:AND(COUNTIF([.$B$691:.$B$691], [.B691])&gt;1,NOT(ISBLANK([.B691]))))" calcext:base-cell-address="'7-12月_'.B691"/>
            <calcext:condition calcext:apply-style-name="cf2" calcext:value="formula-is(msoxl:AND(COUNTIF([.$B$691:.$B$691], [.B691])&gt;1,NOT(ISBLANK([.B691]))))" calcext:base-cell-address="'7-12月_'.B691"/>
            <calcext:condition calcext:apply-style-name="cf3" calcext:value="formula-is(msoxl:AND(COUNTIF([.$B$691:.$B$691], [.B691])&gt;1,NOT(ISBLANK([.B691]))))" calcext:base-cell-address="'7-12月_'.B691"/>
            <calcext:condition calcext:apply-style-name="cf4" calcext:value="formula-is(msoxl:AND(COUNTIF([.$B$691:.$B$691], [.B691])&gt;1,NOT(ISBLANK([.B691]))))" calcext:base-cell-address="'7-12月_'.B691"/>
            <calcext:condition calcext:apply-style-name="cf5" calcext:value="formula-is(msoxl:AND(COUNTIF([.$B$691:.$B$691], [.B691])&gt;1,NOT(ISBLANK([.B691]))))" calcext:base-cell-address="'7-12月_'.B691"/>
          </calcext:conditional-format>
          <calcext:conditional-format calcext:target-range-address="'7-12月_'.B694:'7-12月_'.B694">
            <calcext:condition calcext:apply-style-name="cf1" calcext:value="formula-is(msoxl:AND(COUNTIF([.$B$694:.$B$694], [.B694])&gt;1,NOT(ISBLANK([.B694]))))" calcext:base-cell-address="'7-12月_'.B694"/>
            <calcext:condition calcext:apply-style-name="cf2" calcext:value="formula-is(msoxl:AND(COUNTIF([.$B$694:.$B$694], [.B694])&gt;1,NOT(ISBLANK([.B694]))))" calcext:base-cell-address="'7-12月_'.B694"/>
            <calcext:condition calcext:apply-style-name="cf3" calcext:value="formula-is(msoxl:AND(COUNTIF([.$B$694:.$B$694], [.B694])&gt;1,NOT(ISBLANK([.B694]))))" calcext:base-cell-address="'7-12月_'.B694"/>
            <calcext:condition calcext:apply-style-name="cf4" calcext:value="formula-is(msoxl:AND(COUNTIF([.$B$694:.$B$694], [.B694])&gt;1,NOT(ISBLANK([.B694]))))" calcext:base-cell-address="'7-12月_'.B694"/>
            <calcext:condition calcext:apply-style-name="cf5" calcext:value="formula-is(msoxl:AND(COUNTIF([.$B$694:.$B$694], [.B694])&gt;1,NOT(ISBLANK([.B694]))))" calcext:base-cell-address="'7-12月_'.B694"/>
          </calcext:conditional-format>
          <calcext:conditional-format calcext:target-range-address="'7-12月_'.B695:'7-12月_'.B695">
            <calcext:condition calcext:apply-style-name="cf1" calcext:value="formula-is(msoxl:AND(COUNTIF([.$B$695:.$B$695], [.B695])&gt;1,NOT(ISBLANK([.B695]))))" calcext:base-cell-address="'7-12月_'.B695"/>
            <calcext:condition calcext:apply-style-name="cf2" calcext:value="formula-is(msoxl:AND(COUNTIF([.$B$695:.$B$695], [.B695])&gt;1,NOT(ISBLANK([.B695]))))" calcext:base-cell-address="'7-12月_'.B695"/>
            <calcext:condition calcext:apply-style-name="cf3" calcext:value="formula-is(msoxl:AND(COUNTIF([.$B$695:.$B$695], [.B695])&gt;1,NOT(ISBLANK([.B695]))))" calcext:base-cell-address="'7-12月_'.B695"/>
            <calcext:condition calcext:apply-style-name="cf4" calcext:value="formula-is(msoxl:AND(COUNTIF([.$B$695:.$B$695], [.B695])&gt;1,NOT(ISBLANK([.B695]))))" calcext:base-cell-address="'7-12月_'.B695"/>
            <calcext:condition calcext:apply-style-name="cf5" calcext:value="formula-is(msoxl:AND(COUNTIF([.$B$695:.$B$695], [.B695])&gt;1,NOT(ISBLANK([.B695]))))" calcext:base-cell-address="'7-12月_'.B695"/>
          </calcext:conditional-format>
          <calcext:conditional-format calcext:target-range-address="'7-12月_'.B696:'7-12月_'.B696">
            <calcext:condition calcext:apply-style-name="cf1" calcext:value="formula-is(msoxl:AND(COUNTIF([.$B$696:.$B$696], [.B696])&gt;1,NOT(ISBLANK([.B696]))))" calcext:base-cell-address="'7-12月_'.B696"/>
            <calcext:condition calcext:apply-style-name="cf2" calcext:value="formula-is(msoxl:AND(COUNTIF([.$B$696:.$B$696], [.B696])&gt;1,NOT(ISBLANK([.B696]))))" calcext:base-cell-address="'7-12月_'.B696"/>
            <calcext:condition calcext:apply-style-name="cf3" calcext:value="formula-is(msoxl:AND(COUNTIF([.$B$696:.$B$696], [.B696])&gt;1,NOT(ISBLANK([.B696]))))" calcext:base-cell-address="'7-12月_'.B696"/>
            <calcext:condition calcext:apply-style-name="cf4" calcext:value="formula-is(msoxl:AND(COUNTIF([.$B$696:.$B$696], [.B696])&gt;1,NOT(ISBLANK([.B696]))))" calcext:base-cell-address="'7-12月_'.B696"/>
            <calcext:condition calcext:apply-style-name="cf5" calcext:value="formula-is(msoxl:AND(COUNTIF([.$B$696:.$B$696], [.B696])&gt;1,NOT(ISBLANK([.B696]))))" calcext:base-cell-address="'7-12月_'.B696"/>
          </calcext:conditional-format>
          <calcext:conditional-format calcext:target-range-address="'7-12月_'.B697:'7-12月_'.B697">
            <calcext:condition calcext:apply-style-name="cf1" calcext:value="formula-is(msoxl:AND(COUNTIF([.$B$697:.$B$697], [.B697])&gt;1,NOT(ISBLANK([.B697]))))" calcext:base-cell-address="'7-12月_'.B697"/>
            <calcext:condition calcext:apply-style-name="cf2" calcext:value="formula-is(msoxl:AND(COUNTIF([.$B$697:.$B$697], [.B697])&gt;1,NOT(ISBLANK([.B697]))))" calcext:base-cell-address="'7-12月_'.B697"/>
            <calcext:condition calcext:apply-style-name="cf3" calcext:value="formula-is(msoxl:AND(COUNTIF([.$B$697:.$B$697], [.B697])&gt;1,NOT(ISBLANK([.B697]))))" calcext:base-cell-address="'7-12月_'.B697"/>
            <calcext:condition calcext:apply-style-name="cf4" calcext:value="formula-is(msoxl:AND(COUNTIF([.$B$697:.$B$697], [.B697])&gt;1,NOT(ISBLANK([.B697]))))" calcext:base-cell-address="'7-12月_'.B697"/>
            <calcext:condition calcext:apply-style-name="cf5" calcext:value="formula-is(msoxl:AND(COUNTIF([.$B$697:.$B$697], [.B697])&gt;1,NOT(ISBLANK([.B697]))))" calcext:base-cell-address="'7-12月_'.B697"/>
          </calcext:conditional-format>
          <calcext:conditional-format calcext:target-range-address="'7-12月_'.B698:'7-12月_'.B698">
            <calcext:condition calcext:apply-style-name="cf1" calcext:value="formula-is(msoxl:AND(COUNTIF([.$B$698:.$B$698], [.B698])&gt;1,NOT(ISBLANK([.B698]))))" calcext:base-cell-address="'7-12月_'.B698"/>
            <calcext:condition calcext:apply-style-name="cf2" calcext:value="formula-is(msoxl:AND(COUNTIF([.$B$698:.$B$698], [.B698])&gt;1,NOT(ISBLANK([.B698]))))" calcext:base-cell-address="'7-12月_'.B698"/>
            <calcext:condition calcext:apply-style-name="cf3" calcext:value="formula-is(msoxl:AND(COUNTIF([.$B$698:.$B$698], [.B698])&gt;1,NOT(ISBLANK([.B698]))))" calcext:base-cell-address="'7-12月_'.B698"/>
            <calcext:condition calcext:apply-style-name="cf4" calcext:value="formula-is(msoxl:AND(COUNTIF([.$B$698:.$B$698], [.B698])&gt;1,NOT(ISBLANK([.B698]))))" calcext:base-cell-address="'7-12月_'.B698"/>
            <calcext:condition calcext:apply-style-name="cf5" calcext:value="formula-is(msoxl:AND(COUNTIF([.$B$698:.$B$698], [.B698])&gt;1,NOT(ISBLANK([.B698]))))" calcext:base-cell-address="'7-12月_'.B698"/>
          </calcext:conditional-format>
          <calcext:conditional-format calcext:target-range-address="'7-12月_'.B700:'7-12月_'.B700">
            <calcext:condition calcext:apply-style-name="cf1" calcext:value="formula-is(msoxl:AND(COUNTIF([.$B$700:.$B$700], [.B700])&gt;1,NOT(ISBLANK([.B700]))))" calcext:base-cell-address="'7-12月_'.B700"/>
            <calcext:condition calcext:apply-style-name="cf2" calcext:value="formula-is(msoxl:AND(COUNTIF([.$B$700:.$B$700], [.B700])&gt;1,NOT(ISBLANK([.B700]))))" calcext:base-cell-address="'7-12月_'.B700"/>
            <calcext:condition calcext:apply-style-name="cf3" calcext:value="formula-is(msoxl:AND(COUNTIF([.$B$700:.$B$700], [.B700])&gt;1,NOT(ISBLANK([.B700]))))" calcext:base-cell-address="'7-12月_'.B700"/>
            <calcext:condition calcext:apply-style-name="cf4" calcext:value="formula-is(msoxl:AND(COUNTIF([.$B$700:.$B$700], [.B700])&gt;1,NOT(ISBLANK([.B700]))))" calcext:base-cell-address="'7-12月_'.B700"/>
            <calcext:condition calcext:apply-style-name="cf5" calcext:value="formula-is(msoxl:AND(COUNTIF([.$B$700:.$B$700], [.B700])&gt;1,NOT(ISBLANK([.B700]))))" calcext:base-cell-address="'7-12月_'.B700"/>
          </calcext:conditional-format>
          <calcext:conditional-format calcext:target-range-address="'7-12月_'.B701:'7-12月_'.B701">
            <calcext:condition calcext:apply-style-name="cf1" calcext:value="formula-is(msoxl:AND(COUNTIF([.$B$701:.$B$701], [.B701])&gt;1,NOT(ISBLANK([.B701]))))" calcext:base-cell-address="'7-12月_'.B701"/>
            <calcext:condition calcext:apply-style-name="cf2" calcext:value="formula-is(msoxl:AND(COUNTIF([.$B$701:.$B$701], [.B701])&gt;1,NOT(ISBLANK([.B701]))))" calcext:base-cell-address="'7-12月_'.B701"/>
            <calcext:condition calcext:apply-style-name="cf3" calcext:value="formula-is(msoxl:AND(COUNTIF([.$B$701:.$B$701], [.B701])&gt;1,NOT(ISBLANK([.B701]))))" calcext:base-cell-address="'7-12月_'.B701"/>
            <calcext:condition calcext:apply-style-name="cf4" calcext:value="formula-is(msoxl:AND(COUNTIF([.$B$701:.$B$701], [.B701])&gt;1,NOT(ISBLANK([.B701]))))" calcext:base-cell-address="'7-12月_'.B701"/>
            <calcext:condition calcext:apply-style-name="cf5" calcext:value="formula-is(msoxl:AND(COUNTIF([.$B$701:.$B$701], [.B701])&gt;1,NOT(ISBLANK([.B701]))))" calcext:base-cell-address="'7-12月_'.B701"/>
          </calcext:conditional-format>
          <calcext:conditional-format calcext:target-range-address="'7-12月_'.B702:'7-12月_'.B702">
            <calcext:condition calcext:apply-style-name="cf1" calcext:value="formula-is(msoxl:AND(COUNTIF([.$B$702:.$B$702], [.B702])&gt;1,NOT(ISBLANK([.B702]))))" calcext:base-cell-address="'7-12月_'.B702"/>
            <calcext:condition calcext:apply-style-name="cf2" calcext:value="formula-is(msoxl:AND(COUNTIF([.$B$702:.$B$702], [.B702])&gt;1,NOT(ISBLANK([.B702]))))" calcext:base-cell-address="'7-12月_'.B702"/>
            <calcext:condition calcext:apply-style-name="cf3" calcext:value="formula-is(msoxl:AND(COUNTIF([.$B$702:.$B$702], [.B702])&gt;1,NOT(ISBLANK([.B702]))))" calcext:base-cell-address="'7-12月_'.B702"/>
            <calcext:condition calcext:apply-style-name="cf4" calcext:value="formula-is(msoxl:AND(COUNTIF([.$B$702:.$B$702], [.B702])&gt;1,NOT(ISBLANK([.B702]))))" calcext:base-cell-address="'7-12月_'.B702"/>
            <calcext:condition calcext:apply-style-name="cf5" calcext:value="formula-is(msoxl:AND(COUNTIF([.$B$702:.$B$702], [.B702])&gt;1,NOT(ISBLANK([.B702]))))" calcext:base-cell-address="'7-12月_'.B702"/>
          </calcext:conditional-format>
          <calcext:conditional-format calcext:target-range-address="'7-12月_'.B703:'7-12月_'.B703">
            <calcext:condition calcext:apply-style-name="cf1" calcext:value="formula-is(msoxl:AND(COUNTIF([.$B$703:.$B$703], [.B703])&gt;1,NOT(ISBLANK([.B703]))))" calcext:base-cell-address="'7-12月_'.B703"/>
            <calcext:condition calcext:apply-style-name="cf2" calcext:value="formula-is(msoxl:AND(COUNTIF([.$B$703:.$B$703], [.B703])&gt;1,NOT(ISBLANK([.B703]))))" calcext:base-cell-address="'7-12月_'.B703"/>
            <calcext:condition calcext:apply-style-name="cf3" calcext:value="formula-is(msoxl:AND(COUNTIF([.$B$703:.$B$703], [.B703])&gt;1,NOT(ISBLANK([.B703]))))" calcext:base-cell-address="'7-12月_'.B703"/>
            <calcext:condition calcext:apply-style-name="cf4" calcext:value="formula-is(msoxl:AND(COUNTIF([.$B$703:.$B$703], [.B703])&gt;1,NOT(ISBLANK([.B703]))))" calcext:base-cell-address="'7-12月_'.B703"/>
            <calcext:condition calcext:apply-style-name="cf5" calcext:value="formula-is(msoxl:AND(COUNTIF([.$B$703:.$B$703], [.B703])&gt;1,NOT(ISBLANK([.B703]))))" calcext:base-cell-address="'7-12月_'.B703"/>
          </calcext:conditional-format>
          <calcext:conditional-format calcext:target-range-address="'7-12月_'.B704:'7-12月_'.B704">
            <calcext:condition calcext:apply-style-name="cf1" calcext:value="formula-is(msoxl:AND(COUNTIF([.$B$704:.$B$704], [.B704])&gt;1,NOT(ISBLANK([.B704]))))" calcext:base-cell-address="'7-12月_'.B704"/>
            <calcext:condition calcext:apply-style-name="cf2" calcext:value="formula-is(msoxl:AND(COUNTIF([.$B$704:.$B$704], [.B704])&gt;1,NOT(ISBLANK([.B704]))))" calcext:base-cell-address="'7-12月_'.B704"/>
            <calcext:condition calcext:apply-style-name="cf3" calcext:value="formula-is(msoxl:AND(COUNTIF([.$B$704:.$B$704], [.B704])&gt;1,NOT(ISBLANK([.B704]))))" calcext:base-cell-address="'7-12月_'.B704"/>
            <calcext:condition calcext:apply-style-name="cf4" calcext:value="formula-is(msoxl:AND(COUNTIF([.$B$704:.$B$704], [.B704])&gt;1,NOT(ISBLANK([.B704]))))" calcext:base-cell-address="'7-12月_'.B704"/>
            <calcext:condition calcext:apply-style-name="cf5" calcext:value="formula-is(msoxl:AND(COUNTIF([.$B$704:.$B$704], [.B704])&gt;1,NOT(ISBLANK([.B704]))))" calcext:base-cell-address="'7-12月_'.B704"/>
          </calcext:conditional-format>
          <calcext:conditional-format calcext:target-range-address="'7-12月_'.C659:'7-12月_'.C659">
            <calcext:condition calcext:apply-style-name="cf1" calcext:value="formula-is(msoxl:AND(COUNTIF([.$C$659:.$C$659], [.C659])&gt;1,NOT(ISBLANK([.C659]))))" calcext:base-cell-address="'7-12月_'.C659"/>
            <calcext:condition calcext:apply-style-name="cf2" calcext:value="formula-is(msoxl:AND(COUNTIF([.$C$659:.$C$659], [.C659])&gt;1,NOT(ISBLANK([.C659]))))" calcext:base-cell-address="'7-12月_'.C659"/>
            <calcext:condition calcext:apply-style-name="cf3" calcext:value="formula-is(msoxl:AND(COUNTIF([.$C$659:.$C$659], [.C659])&gt;1,NOT(ISBLANK([.C659]))))" calcext:base-cell-address="'7-12月_'.C659"/>
            <calcext:condition calcext:apply-style-name="cf4" calcext:value="formula-is(msoxl:AND(COUNTIF([.$C$659:.$C$659], [.C659])&gt;1,NOT(ISBLANK([.C659]))))" calcext:base-cell-address="'7-12月_'.C659"/>
            <calcext:condition calcext:apply-style-name="cf5" calcext:value="formula-is(msoxl:AND(COUNTIF([.$C$659:.$C$659], [.C659])&gt;1,NOT(ISBLANK([.C659]))))" calcext:base-cell-address="'7-12月_'.C659"/>
          </calcext:conditional-format>
          <calcext:conditional-format calcext:target-range-address="'7-12月_'.C660:'7-12月_'.C660">
            <calcext:condition calcext:apply-style-name="cf1" calcext:value="formula-is(msoxl:AND(COUNTIF([.$C$660:.$C$660], [.C660])&gt;1,NOT(ISBLANK([.C660]))))" calcext:base-cell-address="'7-12月_'.C660"/>
            <calcext:condition calcext:apply-style-name="cf2" calcext:value="formula-is(msoxl:AND(COUNTIF([.$C$660:.$C$660], [.C660])&gt;1,NOT(ISBLANK([.C660]))))" calcext:base-cell-address="'7-12月_'.C660"/>
            <calcext:condition calcext:apply-style-name="cf3" calcext:value="formula-is(msoxl:AND(COUNTIF([.$C$660:.$C$660], [.C660])&gt;1,NOT(ISBLANK([.C660]))))" calcext:base-cell-address="'7-12月_'.C660"/>
            <calcext:condition calcext:apply-style-name="cf4" calcext:value="formula-is(msoxl:AND(COUNTIF([.$C$660:.$C$660], [.C660])&gt;1,NOT(ISBLANK([.C660]))))" calcext:base-cell-address="'7-12月_'.C660"/>
            <calcext:condition calcext:apply-style-name="cf5" calcext:value="formula-is(msoxl:AND(COUNTIF([.$C$660:.$C$660], [.C660])&gt;1,NOT(ISBLANK([.C660]))))" calcext:base-cell-address="'7-12月_'.C660"/>
          </calcext:conditional-format>
          <calcext:conditional-format calcext:target-range-address="'7-12月_'.C661:'7-12月_'.C661">
            <calcext:condition calcext:apply-style-name="cf1" calcext:value="formula-is(msoxl:AND(COUNTIF([.$C$661:.$C$661], [.C661])&gt;1,NOT(ISBLANK([.C661]))))" calcext:base-cell-address="'7-12月_'.C661"/>
            <calcext:condition calcext:apply-style-name="cf2" calcext:value="formula-is(msoxl:AND(COUNTIF([.$C$661:.$C$661], [.C661])&gt;1,NOT(ISBLANK([.C661]))))" calcext:base-cell-address="'7-12月_'.C661"/>
            <calcext:condition calcext:apply-style-name="cf3" calcext:value="formula-is(msoxl:AND(COUNTIF([.$C$661:.$C$661], [.C661])&gt;1,NOT(ISBLANK([.C661]))))" calcext:base-cell-address="'7-12月_'.C661"/>
            <calcext:condition calcext:apply-style-name="cf4" calcext:value="formula-is(msoxl:AND(COUNTIF([.$C$661:.$C$661], [.C661])&gt;1,NOT(ISBLANK([.C661]))))" calcext:base-cell-address="'7-12月_'.C661"/>
            <calcext:condition calcext:apply-style-name="cf5" calcext:value="formula-is(msoxl:AND(COUNTIF([.$C$661:.$C$661], [.C661])&gt;1,NOT(ISBLANK([.C661]))))" calcext:base-cell-address="'7-12月_'.C661"/>
          </calcext:conditional-format>
          <calcext:conditional-format calcext:target-range-address="'7-12月_'.C662:'7-12月_'.C662">
            <calcext:condition calcext:apply-style-name="cf1" calcext:value="formula-is(msoxl:AND(COUNTIF([.$C$662:.$C$662], [.C662])&gt;1,NOT(ISBLANK([.C662]))))" calcext:base-cell-address="'7-12月_'.C662"/>
            <calcext:condition calcext:apply-style-name="cf2" calcext:value="formula-is(msoxl:AND(COUNTIF([.$C$662:.$C$662], [.C662])&gt;1,NOT(ISBLANK([.C662]))))" calcext:base-cell-address="'7-12月_'.C662"/>
            <calcext:condition calcext:apply-style-name="cf3" calcext:value="formula-is(msoxl:AND(COUNTIF([.$C$662:.$C$662], [.C662])&gt;1,NOT(ISBLANK([.C662]))))" calcext:base-cell-address="'7-12月_'.C662"/>
            <calcext:condition calcext:apply-style-name="cf4" calcext:value="formula-is(msoxl:AND(COUNTIF([.$C$662:.$C$662], [.C662])&gt;1,NOT(ISBLANK([.C662]))))" calcext:base-cell-address="'7-12月_'.C662"/>
            <calcext:condition calcext:apply-style-name="cf5" calcext:value="formula-is(msoxl:AND(COUNTIF([.$C$662:.$C$662], [.C662])&gt;1,NOT(ISBLANK([.C662]))))" calcext:base-cell-address="'7-12月_'.C662"/>
          </calcext:conditional-format>
          <calcext:conditional-format calcext:target-range-address="'7-12月_'.C663:'7-12月_'.C663">
            <calcext:condition calcext:apply-style-name="cf1" calcext:value="formula-is(msoxl:AND(COUNTIF([.$C$663:.$C$663], [.C663])&gt;1,NOT(ISBLANK([.C663]))))" calcext:base-cell-address="'7-12月_'.C663"/>
            <calcext:condition calcext:apply-style-name="cf2" calcext:value="formula-is(msoxl:AND(COUNTIF([.$C$663:.$C$663], [.C663])&gt;1,NOT(ISBLANK([.C663]))))" calcext:base-cell-address="'7-12月_'.C663"/>
            <calcext:condition calcext:apply-style-name="cf3" calcext:value="formula-is(msoxl:AND(COUNTIF([.$C$663:.$C$663], [.C663])&gt;1,NOT(ISBLANK([.C663]))))" calcext:base-cell-address="'7-12月_'.C663"/>
            <calcext:condition calcext:apply-style-name="cf4" calcext:value="formula-is(msoxl:AND(COUNTIF([.$C$663:.$C$663], [.C663])&gt;1,NOT(ISBLANK([.C663]))))" calcext:base-cell-address="'7-12月_'.C663"/>
            <calcext:condition calcext:apply-style-name="cf5" calcext:value="formula-is(msoxl:AND(COUNTIF([.$C$663:.$C$663], [.C663])&gt;1,NOT(ISBLANK([.C663]))))" calcext:base-cell-address="'7-12月_'.C663"/>
          </calcext:conditional-format>
          <calcext:conditional-format calcext:target-range-address="'7-12月_'.B677:'7-12月_'.B677">
            <calcext:condition calcext:apply-style-name="cf1" calcext:value="formula-is(msoxl:AND(COUNTIF([.$B$677:.$B$677], [.B677])&gt;1,NOT(ISBLANK([.B677]))))" calcext:base-cell-address="'7-12月_'.B677"/>
            <calcext:condition calcext:apply-style-name="cf2" calcext:value="formula-is(msoxl:AND(COUNTIF([.$B$677:.$B$677], [.B677])&gt;1,NOT(ISBLANK([.B677]))))" calcext:base-cell-address="'7-12月_'.B677"/>
            <calcext:condition calcext:apply-style-name="cf3" calcext:value="formula-is(msoxl:AND(COUNTIF([.$B$677:.$B$677], [.B677])&gt;1,NOT(ISBLANK([.B677]))))" calcext:base-cell-address="'7-12月_'.B677"/>
            <calcext:condition calcext:apply-style-name="cf4" calcext:value="formula-is(msoxl:AND(COUNTIF([.$B$677:.$B$677], [.B677])&gt;1,NOT(ISBLANK([.B677]))))" calcext:base-cell-address="'7-12月_'.B677"/>
            <calcext:condition calcext:apply-style-name="cf5" calcext:value="formula-is(msoxl:AND(COUNTIF([.$B$677:.$B$677], [.B677])&gt;1,NOT(ISBLANK([.B677]))))" calcext:base-cell-address="'7-12月_'.B677"/>
          </calcext:conditional-format>
          <calcext:conditional-format calcext:target-range-address="'7-12月_'.B678:'7-12月_'.B678">
            <calcext:condition calcext:apply-style-name="cf1" calcext:value="formula-is(msoxl:AND(COUNTIF([.$B$678:.$B$678], [.B678])&gt;1,NOT(ISBLANK([.B678]))))" calcext:base-cell-address="'7-12月_'.B678"/>
            <calcext:condition calcext:apply-style-name="cf2" calcext:value="formula-is(msoxl:AND(COUNTIF([.$B$678:.$B$678], [.B678])&gt;1,NOT(ISBLANK([.B678]))))" calcext:base-cell-address="'7-12月_'.B678"/>
            <calcext:condition calcext:apply-style-name="cf3" calcext:value="formula-is(msoxl:AND(COUNTIF([.$B$678:.$B$678], [.B678])&gt;1,NOT(ISBLANK([.B678]))))" calcext:base-cell-address="'7-12月_'.B678"/>
            <calcext:condition calcext:apply-style-name="cf4" calcext:value="formula-is(msoxl:AND(COUNTIF([.$B$678:.$B$678], [.B678])&gt;1,NOT(ISBLANK([.B678]))))" calcext:base-cell-address="'7-12月_'.B678"/>
            <calcext:condition calcext:apply-style-name="cf5" calcext:value="formula-is(msoxl:AND(COUNTIF([.$B$678:.$B$678], [.B678])&gt;1,NOT(ISBLANK([.B678]))))" calcext:base-cell-address="'7-12月_'.B678"/>
          </calcext:conditional-format>
          <calcext:conditional-format calcext:target-range-address="'7-12月_'.B679:'7-12月_'.B679">
            <calcext:condition calcext:apply-style-name="cf1" calcext:value="formula-is(msoxl:AND(COUNTIF([.$B$679:.$B$679], [.B679])&gt;1,NOT(ISBLANK([.B679]))))" calcext:base-cell-address="'7-12月_'.B679"/>
            <calcext:condition calcext:apply-style-name="cf2" calcext:value="formula-is(msoxl:AND(COUNTIF([.$B$679:.$B$679], [.B679])&gt;1,NOT(ISBLANK([.B679]))))" calcext:base-cell-address="'7-12月_'.B679"/>
            <calcext:condition calcext:apply-style-name="cf3" calcext:value="formula-is(msoxl:AND(COUNTIF([.$B$679:.$B$679], [.B679])&gt;1,NOT(ISBLANK([.B679]))))" calcext:base-cell-address="'7-12月_'.B679"/>
            <calcext:condition calcext:apply-style-name="cf4" calcext:value="formula-is(msoxl:AND(COUNTIF([.$B$679:.$B$679], [.B679])&gt;1,NOT(ISBLANK([.B679]))))" calcext:base-cell-address="'7-12月_'.B679"/>
            <calcext:condition calcext:apply-style-name="cf5" calcext:value="formula-is(msoxl:AND(COUNTIF([.$B$679:.$B$679], [.B679])&gt;1,NOT(ISBLANK([.B679]))))" calcext:base-cell-address="'7-12月_'.B679"/>
          </calcext:conditional-format>
          <calcext:conditional-format calcext:target-range-address="'7-12月_'.C650:'7-12月_'.C650">
            <calcext:condition calcext:apply-style-name="cf1" calcext:value="formula-is(msoxl:AND(COUNTIF([.$C$650:.$C$650], [.C650])&gt;1,NOT(ISBLANK([.C650]))))" calcext:base-cell-address="'7-12月_'.C650"/>
            <calcext:condition calcext:apply-style-name="cf2" calcext:value="formula-is(msoxl:AND(COUNTIF([.$C$650:.$C$650], [.C650])&gt;1,NOT(ISBLANK([.C650]))))" calcext:base-cell-address="'7-12月_'.C650"/>
            <calcext:condition calcext:apply-style-name="cf3" calcext:value="formula-is(msoxl:AND(COUNTIF([.$C$650:.$C$650], [.C650])&gt;1,NOT(ISBLANK([.C650]))))" calcext:base-cell-address="'7-12月_'.C650"/>
            <calcext:condition calcext:apply-style-name="cf4" calcext:value="formula-is(msoxl:AND(COUNTIF([.$C$650:.$C$650], [.C650])&gt;1,NOT(ISBLANK([.C650]))))" calcext:base-cell-address="'7-12月_'.C650"/>
            <calcext:condition calcext:apply-style-name="cf5" calcext:value="formula-is(msoxl:AND(COUNTIF([.$C$650:.$C$650], [.C650])&gt;1,NOT(ISBLANK([.C650]))))" calcext:base-cell-address="'7-12月_'.C650"/>
          </calcext:conditional-format>
          <calcext:conditional-format calcext:target-range-address="'7-12月_'.C651:'7-12月_'.C651">
            <calcext:condition calcext:apply-style-name="cf1" calcext:value="formula-is(msoxl:AND(COUNTIF([.$C$651:.$C$651], [.C651])&gt;1,NOT(ISBLANK([.C651]))))" calcext:base-cell-address="'7-12月_'.C651"/>
            <calcext:condition calcext:apply-style-name="cf2" calcext:value="formula-is(msoxl:AND(COUNTIF([.$C$651:.$C$651], [.C651])&gt;1,NOT(ISBLANK([.C651]))))" calcext:base-cell-address="'7-12月_'.C651"/>
            <calcext:condition calcext:apply-style-name="cf3" calcext:value="formula-is(msoxl:AND(COUNTIF([.$C$651:.$C$651], [.C651])&gt;1,NOT(ISBLANK([.C651]))))" calcext:base-cell-address="'7-12月_'.C651"/>
            <calcext:condition calcext:apply-style-name="cf4" calcext:value="formula-is(msoxl:AND(COUNTIF([.$C$651:.$C$651], [.C651])&gt;1,NOT(ISBLANK([.C651]))))" calcext:base-cell-address="'7-12月_'.C651"/>
            <calcext:condition calcext:apply-style-name="cf5" calcext:value="formula-is(msoxl:AND(COUNTIF([.$C$651:.$C$651], [.C651])&gt;1,NOT(ISBLANK([.C651]))))" calcext:base-cell-address="'7-12月_'.C651"/>
          </calcext:conditional-format>
          <calcext:conditional-format calcext:target-range-address="'7-12月_'.C652:'7-12月_'.C652">
            <calcext:condition calcext:apply-style-name="cf1" calcext:value="formula-is(msoxl:AND(COUNTIF([.$C$652:.$C$652], [.C652])&gt;1,NOT(ISBLANK([.C652]))))" calcext:base-cell-address="'7-12月_'.C652"/>
            <calcext:condition calcext:apply-style-name="cf2" calcext:value="formula-is(msoxl:AND(COUNTIF([.$C$652:.$C$652], [.C652])&gt;1,NOT(ISBLANK([.C652]))))" calcext:base-cell-address="'7-12月_'.C652"/>
            <calcext:condition calcext:apply-style-name="cf3" calcext:value="formula-is(msoxl:AND(COUNTIF([.$C$652:.$C$652], [.C652])&gt;1,NOT(ISBLANK([.C652]))))" calcext:base-cell-address="'7-12月_'.C652"/>
            <calcext:condition calcext:apply-style-name="cf4" calcext:value="formula-is(msoxl:AND(COUNTIF([.$C$652:.$C$652], [.C652])&gt;1,NOT(ISBLANK([.C652]))))" calcext:base-cell-address="'7-12月_'.C652"/>
            <calcext:condition calcext:apply-style-name="cf5" calcext:value="formula-is(msoxl:AND(COUNTIF([.$C$652:.$C$652], [.C652])&gt;1,NOT(ISBLANK([.C652]))))" calcext:base-cell-address="'7-12月_'.C652"/>
          </calcext:conditional-format>
          <calcext:conditional-format calcext:target-range-address="'7-12月_'.C657:'7-12月_'.C657">
            <calcext:condition calcext:apply-style-name="cf1" calcext:value="formula-is(msoxl:AND(COUNTIF([.$C$657:.$C$657], [.C657])&gt;1,NOT(ISBLANK([.C657]))))" calcext:base-cell-address="'7-12月_'.C657"/>
            <calcext:condition calcext:apply-style-name="cf2" calcext:value="formula-is(msoxl:AND(COUNTIF([.$C$657:.$C$657], [.C657])&gt;1,NOT(ISBLANK([.C657]))))" calcext:base-cell-address="'7-12月_'.C657"/>
            <calcext:condition calcext:apply-style-name="cf3" calcext:value="formula-is(msoxl:AND(COUNTIF([.$C$657:.$C$657], [.C657])&gt;1,NOT(ISBLANK([.C657]))))" calcext:base-cell-address="'7-12月_'.C657"/>
            <calcext:condition calcext:apply-style-name="cf4" calcext:value="formula-is(msoxl:AND(COUNTIF([.$C$657:.$C$657], [.C657])&gt;1,NOT(ISBLANK([.C657]))))" calcext:base-cell-address="'7-12月_'.C657"/>
            <calcext:condition calcext:apply-style-name="cf5" calcext:value="formula-is(msoxl:AND(COUNTIF([.$C$657:.$C$657], [.C657])&gt;1,NOT(ISBLANK([.C657]))))" calcext:base-cell-address="'7-12月_'.C657"/>
          </calcext:conditional-format>
          <calcext:conditional-format calcext:target-range-address="'7-12月_'.C658:'7-12月_'.C658">
            <calcext:condition calcext:apply-style-name="cf1" calcext:value="formula-is(msoxl:AND(COUNTIF([.$C$658:.$C$658], [.C658])&gt;1,NOT(ISBLANK([.C658]))))" calcext:base-cell-address="'7-12月_'.C658"/>
            <calcext:condition calcext:apply-style-name="cf2" calcext:value="formula-is(msoxl:AND(COUNTIF([.$C$658:.$C$658], [.C658])&gt;1,NOT(ISBLANK([.C658]))))" calcext:base-cell-address="'7-12月_'.C658"/>
            <calcext:condition calcext:apply-style-name="cf3" calcext:value="formula-is(msoxl:AND(COUNTIF([.$C$658:.$C$658], [.C658])&gt;1,NOT(ISBLANK([.C658]))))" calcext:base-cell-address="'7-12月_'.C658"/>
            <calcext:condition calcext:apply-style-name="cf4" calcext:value="formula-is(msoxl:AND(COUNTIF([.$C$658:.$C$658], [.C658])&gt;1,NOT(ISBLANK([.C658]))))" calcext:base-cell-address="'7-12月_'.C658"/>
            <calcext:condition calcext:apply-style-name="cf5" calcext:value="formula-is(msoxl:AND(COUNTIF([.$C$658:.$C$658], [.C658])&gt;1,NOT(ISBLANK([.C658]))))" calcext:base-cell-address="'7-12月_'.C658"/>
          </calcext:conditional-format>
          <calcext:conditional-format calcext:target-range-address="'7-12月_'.C645:'7-12月_'.C645">
            <calcext:condition calcext:apply-style-name="cf1" calcext:value="formula-is(msoxl:AND(COUNTIF([.$C$645:.$C$645], [.C645])&gt;1,NOT(ISBLANK([.C645]))))" calcext:base-cell-address="'7-12月_'.C645"/>
            <calcext:condition calcext:apply-style-name="cf2" calcext:value="formula-is(msoxl:AND(COUNTIF([.$C$645:.$C$645], [.C645])&gt;1,NOT(ISBLANK([.C645]))))" calcext:base-cell-address="'7-12月_'.C645"/>
            <calcext:condition calcext:apply-style-name="cf3" calcext:value="formula-is(msoxl:AND(COUNTIF([.$C$645:.$C$645], [.C645])&gt;1,NOT(ISBLANK([.C645]))))" calcext:base-cell-address="'7-12月_'.C645"/>
            <calcext:condition calcext:apply-style-name="cf4" calcext:value="formula-is(msoxl:AND(COUNTIF([.$C$645:.$C$645], [.C645])&gt;1,NOT(ISBLANK([.C645]))))" calcext:base-cell-address="'7-12月_'.C645"/>
            <calcext:condition calcext:apply-style-name="cf5" calcext:value="formula-is(msoxl:AND(COUNTIF([.$C$645:.$C$645], [.C645])&gt;1,NOT(ISBLANK([.C645]))))" calcext:base-cell-address="'7-12月_'.C645"/>
          </calcext:conditional-format>
          <calcext:conditional-format calcext:target-range-address="'7-12月_'.C646:'7-12月_'.C646">
            <calcext:condition calcext:apply-style-name="cf1" calcext:value="formula-is(msoxl:AND(COUNTIF([.$C$646:.$C$646], [.C646])&gt;1,NOT(ISBLANK([.C646]))))" calcext:base-cell-address="'7-12月_'.C646"/>
            <calcext:condition calcext:apply-style-name="cf2" calcext:value="formula-is(msoxl:AND(COUNTIF([.$C$646:.$C$646], [.C646])&gt;1,NOT(ISBLANK([.C646]))))" calcext:base-cell-address="'7-12月_'.C646"/>
            <calcext:condition calcext:apply-style-name="cf3" calcext:value="formula-is(msoxl:AND(COUNTIF([.$C$646:.$C$646], [.C646])&gt;1,NOT(ISBLANK([.C646]))))" calcext:base-cell-address="'7-12月_'.C646"/>
            <calcext:condition calcext:apply-style-name="cf4" calcext:value="formula-is(msoxl:AND(COUNTIF([.$C$646:.$C$646], [.C646])&gt;1,NOT(ISBLANK([.C646]))))" calcext:base-cell-address="'7-12月_'.C646"/>
            <calcext:condition calcext:apply-style-name="cf5" calcext:value="formula-is(msoxl:AND(COUNTIF([.$C$646:.$C$646], [.C646])&gt;1,NOT(ISBLANK([.C646]))))" calcext:base-cell-address="'7-12月_'.C646"/>
          </calcext:conditional-format>
          <calcext:conditional-format calcext:target-range-address="'7-12月_'.C647:'7-12月_'.C647">
            <calcext:condition calcext:apply-style-name="cf1" calcext:value="formula-is(msoxl:AND(COUNTIF([.$C$647:.$C$647], [.C647])&gt;1,NOT(ISBLANK([.C647]))))" calcext:base-cell-address="'7-12月_'.C647"/>
            <calcext:condition calcext:apply-style-name="cf2" calcext:value="formula-is(msoxl:AND(COUNTIF([.$C$647:.$C$647], [.C647])&gt;1,NOT(ISBLANK([.C647]))))" calcext:base-cell-address="'7-12月_'.C647"/>
            <calcext:condition calcext:apply-style-name="cf3" calcext:value="formula-is(msoxl:AND(COUNTIF([.$C$647:.$C$647], [.C647])&gt;1,NOT(ISBLANK([.C647]))))" calcext:base-cell-address="'7-12月_'.C647"/>
            <calcext:condition calcext:apply-style-name="cf4" calcext:value="formula-is(msoxl:AND(COUNTIF([.$C$647:.$C$647], [.C647])&gt;1,NOT(ISBLANK([.C647]))))" calcext:base-cell-address="'7-12月_'.C647"/>
            <calcext:condition calcext:apply-style-name="cf5" calcext:value="formula-is(msoxl:AND(COUNTIF([.$C$647:.$C$647], [.C647])&gt;1,NOT(ISBLANK([.C647]))))" calcext:base-cell-address="'7-12月_'.C647"/>
          </calcext:conditional-format>
          <calcext:conditional-format calcext:target-range-address="'7-12月_'.C648:'7-12月_'.C648">
            <calcext:condition calcext:apply-style-name="cf1" calcext:value="formula-is(msoxl:AND(COUNTIF([.$C$648:.$C$648], [.C648])&gt;1,NOT(ISBLANK([.C648]))))" calcext:base-cell-address="'7-12月_'.C648"/>
            <calcext:condition calcext:apply-style-name="cf2" calcext:value="formula-is(msoxl:AND(COUNTIF([.$C$648:.$C$648], [.C648])&gt;1,NOT(ISBLANK([.C648]))))" calcext:base-cell-address="'7-12月_'.C648"/>
            <calcext:condition calcext:apply-style-name="cf3" calcext:value="formula-is(msoxl:AND(COUNTIF([.$C$648:.$C$648], [.C648])&gt;1,NOT(ISBLANK([.C648]))))" calcext:base-cell-address="'7-12月_'.C648"/>
            <calcext:condition calcext:apply-style-name="cf4" calcext:value="formula-is(msoxl:AND(COUNTIF([.$C$648:.$C$648], [.C648])&gt;1,NOT(ISBLANK([.C648]))))" calcext:base-cell-address="'7-12月_'.C648"/>
            <calcext:condition calcext:apply-style-name="cf5" calcext:value="formula-is(msoxl:AND(COUNTIF([.$C$648:.$C$648], [.C648])&gt;1,NOT(ISBLANK([.C648]))))" calcext:base-cell-address="'7-12月_'.C648"/>
          </calcext:conditional-format>
          <calcext:conditional-format calcext:target-range-address="'7-12月_'.C649:'7-12月_'.C649">
            <calcext:condition calcext:apply-style-name="cf1" calcext:value="formula-is(msoxl:AND(COUNTIF([.$C$649:.$C$649], [.C649])&gt;1,NOT(ISBLANK([.C649]))))" calcext:base-cell-address="'7-12月_'.C649"/>
            <calcext:condition calcext:apply-style-name="cf2" calcext:value="formula-is(msoxl:AND(COUNTIF([.$C$649:.$C$649], [.C649])&gt;1,NOT(ISBLANK([.C649]))))" calcext:base-cell-address="'7-12月_'.C649"/>
            <calcext:condition calcext:apply-style-name="cf3" calcext:value="formula-is(msoxl:AND(COUNTIF([.$C$649:.$C$649], [.C649])&gt;1,NOT(ISBLANK([.C649]))))" calcext:base-cell-address="'7-12月_'.C649"/>
            <calcext:condition calcext:apply-style-name="cf4" calcext:value="formula-is(msoxl:AND(COUNTIF([.$C$649:.$C$649], [.C649])&gt;1,NOT(ISBLANK([.C649]))))" calcext:base-cell-address="'7-12月_'.C649"/>
            <calcext:condition calcext:apply-style-name="cf5" calcext:value="formula-is(msoxl:AND(COUNTIF([.$C$649:.$C$649], [.C649])&gt;1,NOT(ISBLANK([.C649]))))" calcext:base-cell-address="'7-12月_'.C649"/>
          </calcext:conditional-format>
          <calcext:conditional-format calcext:target-range-address="'7-12月_'.C640:'7-12月_'.C640">
            <calcext:condition calcext:apply-style-name="cf1" calcext:value="formula-is(msoxl:AND(COUNTIF([.$C$640:.$C$640], [.C640])&gt;1,NOT(ISBLANK([.C640]))))" calcext:base-cell-address="'7-12月_'.C640"/>
            <calcext:condition calcext:apply-style-name="cf2" calcext:value="formula-is(msoxl:AND(COUNTIF([.$C$640:.$C$640], [.C640])&gt;1,NOT(ISBLANK([.C640]))))" calcext:base-cell-address="'7-12月_'.C640"/>
            <calcext:condition calcext:apply-style-name="cf3" calcext:value="formula-is(msoxl:AND(COUNTIF([.$C$640:.$C$640], [.C640])&gt;1,NOT(ISBLANK([.C640]))))" calcext:base-cell-address="'7-12月_'.C640"/>
            <calcext:condition calcext:apply-style-name="cf4" calcext:value="formula-is(msoxl:AND(COUNTIF([.$C$640:.$C$640], [.C640])&gt;1,NOT(ISBLANK([.C640]))))" calcext:base-cell-address="'7-12月_'.C640"/>
            <calcext:condition calcext:apply-style-name="cf5" calcext:value="formula-is(msoxl:AND(COUNTIF([.$C$640:.$C$640], [.C640])&gt;1,NOT(ISBLANK([.C640]))))" calcext:base-cell-address="'7-12月_'.C640"/>
          </calcext:conditional-format>
          <calcext:conditional-format calcext:target-range-address="'7-12月_'.C641:'7-12月_'.C641">
            <calcext:condition calcext:apply-style-name="cf1" calcext:value="formula-is(msoxl:AND(COUNTIF([.$C$641:.$C$641], [.C641])&gt;1,NOT(ISBLANK([.C641]))))" calcext:base-cell-address="'7-12月_'.C641"/>
            <calcext:condition calcext:apply-style-name="cf2" calcext:value="formula-is(msoxl:AND(COUNTIF([.$C$641:.$C$641], [.C641])&gt;1,NOT(ISBLANK([.C641]))))" calcext:base-cell-address="'7-12月_'.C641"/>
            <calcext:condition calcext:apply-style-name="cf3" calcext:value="formula-is(msoxl:AND(COUNTIF([.$C$641:.$C$641], [.C641])&gt;1,NOT(ISBLANK([.C641]))))" calcext:base-cell-address="'7-12月_'.C641"/>
            <calcext:condition calcext:apply-style-name="cf4" calcext:value="formula-is(msoxl:AND(COUNTIF([.$C$641:.$C$641], [.C641])&gt;1,NOT(ISBLANK([.C641]))))" calcext:base-cell-address="'7-12月_'.C641"/>
            <calcext:condition calcext:apply-style-name="cf5" calcext:value="formula-is(msoxl:AND(COUNTIF([.$C$641:.$C$641], [.C641])&gt;1,NOT(ISBLANK([.C641]))))" calcext:base-cell-address="'7-12月_'.C641"/>
          </calcext:conditional-format>
          <calcext:conditional-format calcext:target-range-address="'7-12月_'.C642:'7-12月_'.C642">
            <calcext:condition calcext:apply-style-name="cf1" calcext:value="formula-is(msoxl:AND(COUNTIF([.$C$642:.$C$642], [.C642])&gt;1,NOT(ISBLANK([.C642]))))" calcext:base-cell-address="'7-12月_'.C642"/>
            <calcext:condition calcext:apply-style-name="cf2" calcext:value="formula-is(msoxl:AND(COUNTIF([.$C$642:.$C$642], [.C642])&gt;1,NOT(ISBLANK([.C642]))))" calcext:base-cell-address="'7-12月_'.C642"/>
            <calcext:condition calcext:apply-style-name="cf3" calcext:value="formula-is(msoxl:AND(COUNTIF([.$C$642:.$C$642], [.C642])&gt;1,NOT(ISBLANK([.C642]))))" calcext:base-cell-address="'7-12月_'.C642"/>
            <calcext:condition calcext:apply-style-name="cf4" calcext:value="formula-is(msoxl:AND(COUNTIF([.$C$642:.$C$642], [.C642])&gt;1,NOT(ISBLANK([.C642]))))" calcext:base-cell-address="'7-12月_'.C642"/>
            <calcext:condition calcext:apply-style-name="cf5" calcext:value="formula-is(msoxl:AND(COUNTIF([.$C$642:.$C$642], [.C642])&gt;1,NOT(ISBLANK([.C642]))))" calcext:base-cell-address="'7-12月_'.C642"/>
          </calcext:conditional-format>
          <calcext:conditional-format calcext:target-range-address="'7-12月_'.C643:'7-12月_'.C643">
            <calcext:condition calcext:apply-style-name="cf1" calcext:value="formula-is(msoxl:AND(COUNTIF([.$C$643:.$C$643], [.C643])&gt;1,NOT(ISBLANK([.C643]))))" calcext:base-cell-address="'7-12月_'.C643"/>
            <calcext:condition calcext:apply-style-name="cf2" calcext:value="formula-is(msoxl:AND(COUNTIF([.$C$643:.$C$643], [.C643])&gt;1,NOT(ISBLANK([.C643]))))" calcext:base-cell-address="'7-12月_'.C643"/>
            <calcext:condition calcext:apply-style-name="cf3" calcext:value="formula-is(msoxl:AND(COUNTIF([.$C$643:.$C$643], [.C643])&gt;1,NOT(ISBLANK([.C643]))))" calcext:base-cell-address="'7-12月_'.C643"/>
            <calcext:condition calcext:apply-style-name="cf4" calcext:value="formula-is(msoxl:AND(COUNTIF([.$C$643:.$C$643], [.C643])&gt;1,NOT(ISBLANK([.C643]))))" calcext:base-cell-address="'7-12月_'.C643"/>
            <calcext:condition calcext:apply-style-name="cf5" calcext:value="formula-is(msoxl:AND(COUNTIF([.$C$643:.$C$643], [.C643])&gt;1,NOT(ISBLANK([.C643]))))" calcext:base-cell-address="'7-12月_'.C643"/>
          </calcext:conditional-format>
          <calcext:conditional-format calcext:target-range-address="'7-12月_'.C644:'7-12月_'.C644">
            <calcext:condition calcext:apply-style-name="cf1" calcext:value="formula-is(msoxl:AND(COUNTIF([.$C$644:.$C$644], [.C644])&gt;1,NOT(ISBLANK([.C644]))))" calcext:base-cell-address="'7-12月_'.C644"/>
            <calcext:condition calcext:apply-style-name="cf2" calcext:value="formula-is(msoxl:AND(COUNTIF([.$C$644:.$C$644], [.C644])&gt;1,NOT(ISBLANK([.C644]))))" calcext:base-cell-address="'7-12月_'.C644"/>
            <calcext:condition calcext:apply-style-name="cf3" calcext:value="formula-is(msoxl:AND(COUNTIF([.$C$644:.$C$644], [.C644])&gt;1,NOT(ISBLANK([.C644]))))" calcext:base-cell-address="'7-12月_'.C644"/>
            <calcext:condition calcext:apply-style-name="cf4" calcext:value="formula-is(msoxl:AND(COUNTIF([.$C$644:.$C$644], [.C644])&gt;1,NOT(ISBLANK([.C644]))))" calcext:base-cell-address="'7-12月_'.C644"/>
            <calcext:condition calcext:apply-style-name="cf5" calcext:value="formula-is(msoxl:AND(COUNTIF([.$C$644:.$C$644], [.C644])&gt;1,NOT(ISBLANK([.C644]))))" calcext:base-cell-address="'7-12月_'.C644"/>
          </calcext:conditional-format>
          <calcext:conditional-format calcext:target-range-address="'7-12月_'.C635:'7-12月_'.C635">
            <calcext:condition calcext:apply-style-name="cf1" calcext:value="formula-is(msoxl:AND(COUNTIF([.$C$635:.$C$635], [.C635])&gt;1,NOT(ISBLANK([.C635]))))" calcext:base-cell-address="'7-12月_'.C635"/>
            <calcext:condition calcext:apply-style-name="cf2" calcext:value="formula-is(msoxl:AND(COUNTIF([.$C$635:.$C$635], [.C635])&gt;1,NOT(ISBLANK([.C635]))))" calcext:base-cell-address="'7-12月_'.C635"/>
            <calcext:condition calcext:apply-style-name="cf3" calcext:value="formula-is(msoxl:AND(COUNTIF([.$C$635:.$C$635], [.C635])&gt;1,NOT(ISBLANK([.C635]))))" calcext:base-cell-address="'7-12月_'.C635"/>
            <calcext:condition calcext:apply-style-name="cf4" calcext:value="formula-is(msoxl:AND(COUNTIF([.$C$635:.$C$635], [.C635])&gt;1,NOT(ISBLANK([.C635]))))" calcext:base-cell-address="'7-12月_'.C635"/>
            <calcext:condition calcext:apply-style-name="cf5" calcext:value="formula-is(msoxl:AND(COUNTIF([.$C$635:.$C$635], [.C635])&gt;1,NOT(ISBLANK([.C635]))))" calcext:base-cell-address="'7-12月_'.C635"/>
          </calcext:conditional-format>
          <calcext:conditional-format calcext:target-range-address="'7-12月_'.C636:'7-12月_'.C636">
            <calcext:condition calcext:apply-style-name="cf1" calcext:value="formula-is(msoxl:AND(COUNTIF([.$C$636:.$C$636], [.C636])&gt;1,NOT(ISBLANK([.C636]))))" calcext:base-cell-address="'7-12月_'.C636"/>
            <calcext:condition calcext:apply-style-name="cf2" calcext:value="formula-is(msoxl:AND(COUNTIF([.$C$636:.$C$636], [.C636])&gt;1,NOT(ISBLANK([.C636]))))" calcext:base-cell-address="'7-12月_'.C636"/>
            <calcext:condition calcext:apply-style-name="cf3" calcext:value="formula-is(msoxl:AND(COUNTIF([.$C$636:.$C$636], [.C636])&gt;1,NOT(ISBLANK([.C636]))))" calcext:base-cell-address="'7-12月_'.C636"/>
            <calcext:condition calcext:apply-style-name="cf4" calcext:value="formula-is(msoxl:AND(COUNTIF([.$C$636:.$C$636], [.C636])&gt;1,NOT(ISBLANK([.C636]))))" calcext:base-cell-address="'7-12月_'.C636"/>
            <calcext:condition calcext:apply-style-name="cf5" calcext:value="formula-is(msoxl:AND(COUNTIF([.$C$636:.$C$636], [.C636])&gt;1,NOT(ISBLANK([.C636]))))" calcext:base-cell-address="'7-12月_'.C636"/>
          </calcext:conditional-format>
          <calcext:conditional-format calcext:target-range-address="'7-12月_'.C637:'7-12月_'.C637">
            <calcext:condition calcext:apply-style-name="cf1" calcext:value="formula-is(msoxl:AND(COUNTIF([.$C$637:.$C$637], [.C637])&gt;1,NOT(ISBLANK([.C637]))))" calcext:base-cell-address="'7-12月_'.C637"/>
            <calcext:condition calcext:apply-style-name="cf2" calcext:value="formula-is(msoxl:AND(COUNTIF([.$C$637:.$C$637], [.C637])&gt;1,NOT(ISBLANK([.C637]))))" calcext:base-cell-address="'7-12月_'.C637"/>
            <calcext:condition calcext:apply-style-name="cf3" calcext:value="formula-is(msoxl:AND(COUNTIF([.$C$637:.$C$637], [.C637])&gt;1,NOT(ISBLANK([.C637]))))" calcext:base-cell-address="'7-12月_'.C637"/>
            <calcext:condition calcext:apply-style-name="cf4" calcext:value="formula-is(msoxl:AND(COUNTIF([.$C$637:.$C$637], [.C637])&gt;1,NOT(ISBLANK([.C637]))))" calcext:base-cell-address="'7-12月_'.C637"/>
            <calcext:condition calcext:apply-style-name="cf5" calcext:value="formula-is(msoxl:AND(COUNTIF([.$C$637:.$C$637], [.C637])&gt;1,NOT(ISBLANK([.C637]))))" calcext:base-cell-address="'7-12月_'.C637"/>
          </calcext:conditional-format>
          <calcext:conditional-format calcext:target-range-address="'7-12月_'.C638:'7-12月_'.C638">
            <calcext:condition calcext:apply-style-name="cf1" calcext:value="formula-is(msoxl:AND(COUNTIF([.$C$638:.$C$638], [.C638])&gt;1,NOT(ISBLANK([.C638]))))" calcext:base-cell-address="'7-12月_'.C638"/>
            <calcext:condition calcext:apply-style-name="cf2" calcext:value="formula-is(msoxl:AND(COUNTIF([.$C$638:.$C$638], [.C638])&gt;1,NOT(ISBLANK([.C638]))))" calcext:base-cell-address="'7-12月_'.C638"/>
            <calcext:condition calcext:apply-style-name="cf3" calcext:value="formula-is(msoxl:AND(COUNTIF([.$C$638:.$C$638], [.C638])&gt;1,NOT(ISBLANK([.C638]))))" calcext:base-cell-address="'7-12月_'.C638"/>
            <calcext:condition calcext:apply-style-name="cf4" calcext:value="formula-is(msoxl:AND(COUNTIF([.$C$638:.$C$638], [.C638])&gt;1,NOT(ISBLANK([.C638]))))" calcext:base-cell-address="'7-12月_'.C638"/>
            <calcext:condition calcext:apply-style-name="cf5" calcext:value="formula-is(msoxl:AND(COUNTIF([.$C$638:.$C$638], [.C638])&gt;1,NOT(ISBLANK([.C638]))))" calcext:base-cell-address="'7-12月_'.C638"/>
          </calcext:conditional-format>
          <calcext:conditional-format calcext:target-range-address="'7-12月_'.C639:'7-12月_'.C639">
            <calcext:condition calcext:apply-style-name="cf1" calcext:value="formula-is(msoxl:AND(COUNTIF([.$C$639:.$C$639], [.C639])&gt;1,NOT(ISBLANK([.C639]))))" calcext:base-cell-address="'7-12月_'.C639"/>
            <calcext:condition calcext:apply-style-name="cf2" calcext:value="formula-is(msoxl:AND(COUNTIF([.$C$639:.$C$639], [.C639])&gt;1,NOT(ISBLANK([.C639]))))" calcext:base-cell-address="'7-12月_'.C639"/>
            <calcext:condition calcext:apply-style-name="cf3" calcext:value="formula-is(msoxl:AND(COUNTIF([.$C$639:.$C$639], [.C639])&gt;1,NOT(ISBLANK([.C639]))))" calcext:base-cell-address="'7-12月_'.C639"/>
            <calcext:condition calcext:apply-style-name="cf4" calcext:value="formula-is(msoxl:AND(COUNTIF([.$C$639:.$C$639], [.C639])&gt;1,NOT(ISBLANK([.C639]))))" calcext:base-cell-address="'7-12月_'.C639"/>
            <calcext:condition calcext:apply-style-name="cf5" calcext:value="formula-is(msoxl:AND(COUNTIF([.$C$639:.$C$639], [.C639])&gt;1,NOT(ISBLANK([.C639]))))" calcext:base-cell-address="'7-12月_'.C639"/>
          </calcext:conditional-format>
          <calcext:conditional-format calcext:target-range-address="'7-12月_'.C629:'7-12月_'.C629">
            <calcext:condition calcext:apply-style-name="cf1" calcext:value="formula-is(msoxl:AND(COUNTIF([.$C$629:.$C$629], [.C629])&gt;1,NOT(ISBLANK([.C629]))))" calcext:base-cell-address="'7-12月_'.C629"/>
            <calcext:condition calcext:apply-style-name="cf2" calcext:value="formula-is(msoxl:AND(COUNTIF([.$C$629:.$C$629], [.C629])&gt;1,NOT(ISBLANK([.C629]))))" calcext:base-cell-address="'7-12月_'.C629"/>
            <calcext:condition calcext:apply-style-name="cf3" calcext:value="formula-is(msoxl:AND(COUNTIF([.$C$629:.$C$629], [.C629])&gt;1,NOT(ISBLANK([.C629]))))" calcext:base-cell-address="'7-12月_'.C629"/>
            <calcext:condition calcext:apply-style-name="cf4" calcext:value="formula-is(msoxl:AND(COUNTIF([.$C$629:.$C$629], [.C629])&gt;1,NOT(ISBLANK([.C629]))))" calcext:base-cell-address="'7-12月_'.C629"/>
            <calcext:condition calcext:apply-style-name="cf5" calcext:value="formula-is(msoxl:AND(COUNTIF([.$C$629:.$C$629], [.C629])&gt;1,NOT(ISBLANK([.C629]))))" calcext:base-cell-address="'7-12月_'.C629"/>
          </calcext:conditional-format>
          <calcext:conditional-format calcext:target-range-address="'7-12月_'.C631:'7-12月_'.C631">
            <calcext:condition calcext:apply-style-name="cf1" calcext:value="formula-is(msoxl:AND(COUNTIF([.$C$631:.$C$631], [.C631])&gt;1,NOT(ISBLANK([.C631]))))" calcext:base-cell-address="'7-12月_'.C631"/>
            <calcext:condition calcext:apply-style-name="cf2" calcext:value="formula-is(msoxl:AND(COUNTIF([.$C$631:.$C$631], [.C631])&gt;1,NOT(ISBLANK([.C631]))))" calcext:base-cell-address="'7-12月_'.C631"/>
            <calcext:condition calcext:apply-style-name="cf3" calcext:value="formula-is(msoxl:AND(COUNTIF([.$C$631:.$C$631], [.C631])&gt;1,NOT(ISBLANK([.C631]))))" calcext:base-cell-address="'7-12月_'.C631"/>
            <calcext:condition calcext:apply-style-name="cf4" calcext:value="formula-is(msoxl:AND(COUNTIF([.$C$631:.$C$631], [.C631])&gt;1,NOT(ISBLANK([.C631]))))" calcext:base-cell-address="'7-12月_'.C631"/>
            <calcext:condition calcext:apply-style-name="cf5" calcext:value="formula-is(msoxl:AND(COUNTIF([.$C$631:.$C$631], [.C631])&gt;1,NOT(ISBLANK([.C631]))))" calcext:base-cell-address="'7-12月_'.C631"/>
          </calcext:conditional-format>
          <calcext:conditional-format calcext:target-range-address="'7-12月_'.C632:'7-12月_'.C632">
            <calcext:condition calcext:apply-style-name="cf1" calcext:value="formula-is(msoxl:AND(COUNTIF([.$C$632:.$C$632], [.C632])&gt;1,NOT(ISBLANK([.C632]))))" calcext:base-cell-address="'7-12月_'.C632"/>
            <calcext:condition calcext:apply-style-name="cf2" calcext:value="formula-is(msoxl:AND(COUNTIF([.$C$632:.$C$632], [.C632])&gt;1,NOT(ISBLANK([.C632]))))" calcext:base-cell-address="'7-12月_'.C632"/>
            <calcext:condition calcext:apply-style-name="cf3" calcext:value="formula-is(msoxl:AND(COUNTIF([.$C$632:.$C$632], [.C632])&gt;1,NOT(ISBLANK([.C632]))))" calcext:base-cell-address="'7-12月_'.C632"/>
            <calcext:condition calcext:apply-style-name="cf4" calcext:value="formula-is(msoxl:AND(COUNTIF([.$C$632:.$C$632], [.C632])&gt;1,NOT(ISBLANK([.C632]))))" calcext:base-cell-address="'7-12月_'.C632"/>
            <calcext:condition calcext:apply-style-name="cf5" calcext:value="formula-is(msoxl:AND(COUNTIF([.$C$632:.$C$632], [.C632])&gt;1,NOT(ISBLANK([.C632]))))" calcext:base-cell-address="'7-12月_'.C632"/>
          </calcext:conditional-format>
          <calcext:conditional-format calcext:target-range-address="'7-12月_'.C633:'7-12月_'.C633">
            <calcext:condition calcext:apply-style-name="cf1" calcext:value="formula-is(msoxl:AND(COUNTIF([.$C$633:.$C$633], [.C633])&gt;1,NOT(ISBLANK([.C633]))))" calcext:base-cell-address="'7-12月_'.C633"/>
            <calcext:condition calcext:apply-style-name="cf2" calcext:value="formula-is(msoxl:AND(COUNTIF([.$C$633:.$C$633], [.C633])&gt;1,NOT(ISBLANK([.C633]))))" calcext:base-cell-address="'7-12月_'.C633"/>
            <calcext:condition calcext:apply-style-name="cf3" calcext:value="formula-is(msoxl:AND(COUNTIF([.$C$633:.$C$633], [.C633])&gt;1,NOT(ISBLANK([.C633]))))" calcext:base-cell-address="'7-12月_'.C633"/>
            <calcext:condition calcext:apply-style-name="cf4" calcext:value="formula-is(msoxl:AND(COUNTIF([.$C$633:.$C$633], [.C633])&gt;1,NOT(ISBLANK([.C633]))))" calcext:base-cell-address="'7-12月_'.C633"/>
            <calcext:condition calcext:apply-style-name="cf5" calcext:value="formula-is(msoxl:AND(COUNTIF([.$C$633:.$C$633], [.C633])&gt;1,NOT(ISBLANK([.C633]))))" calcext:base-cell-address="'7-12月_'.C633"/>
          </calcext:conditional-format>
          <calcext:conditional-format calcext:target-range-address="'7-12月_'.C634:'7-12月_'.C634">
            <calcext:condition calcext:apply-style-name="cf1" calcext:value="formula-is(msoxl:AND(COUNTIF([.$C$634:.$C$634], [.C634])&gt;1,NOT(ISBLANK([.C634]))))" calcext:base-cell-address="'7-12月_'.C634"/>
            <calcext:condition calcext:apply-style-name="cf2" calcext:value="formula-is(msoxl:AND(COUNTIF([.$C$634:.$C$634], [.C634])&gt;1,NOT(ISBLANK([.C634]))))" calcext:base-cell-address="'7-12月_'.C634"/>
            <calcext:condition calcext:apply-style-name="cf3" calcext:value="formula-is(msoxl:AND(COUNTIF([.$C$634:.$C$634], [.C634])&gt;1,NOT(ISBLANK([.C634]))))" calcext:base-cell-address="'7-12月_'.C634"/>
            <calcext:condition calcext:apply-style-name="cf4" calcext:value="formula-is(msoxl:AND(COUNTIF([.$C$634:.$C$634], [.C634])&gt;1,NOT(ISBLANK([.C634]))))" calcext:base-cell-address="'7-12月_'.C634"/>
            <calcext:condition calcext:apply-style-name="cf5" calcext:value="formula-is(msoxl:AND(COUNTIF([.$C$634:.$C$634], [.C634])&gt;1,NOT(ISBLANK([.C634]))))" calcext:base-cell-address="'7-12月_'.C634"/>
          </calcext:conditional-format>
          <calcext:conditional-format calcext:target-range-address="'7-12月_'.B623:'7-12月_'.B623">
            <calcext:condition calcext:apply-style-name="cf1" calcext:value="formula-is(msoxl:AND(COUNTIF([.$B$623:.$B$623], [.B623])&gt;1,NOT(ISBLANK([.B623]))))" calcext:base-cell-address="'7-12月_'.B623"/>
            <calcext:condition calcext:apply-style-name="cf2" calcext:value="formula-is(msoxl:AND(COUNTIF([.$B$623:.$B$623], [.B623])&gt;1,NOT(ISBLANK([.B623]))))" calcext:base-cell-address="'7-12月_'.B623"/>
            <calcext:condition calcext:apply-style-name="cf3" calcext:value="formula-is(msoxl:AND(COUNTIF([.$B$623:.$B$623], [.B623])&gt;1,NOT(ISBLANK([.B623]))))" calcext:base-cell-address="'7-12月_'.B623"/>
            <calcext:condition calcext:apply-style-name="cf4" calcext:value="formula-is(msoxl:AND(COUNTIF([.$B$623:.$B$623], [.B623])&gt;1,NOT(ISBLANK([.B623]))))" calcext:base-cell-address="'7-12月_'.B623"/>
            <calcext:condition calcext:apply-style-name="cf5" calcext:value="formula-is(msoxl:AND(COUNTIF([.$B$623:.$B$623], [.B623])&gt;1,NOT(ISBLANK([.B623]))))" calcext:base-cell-address="'7-12月_'.B623"/>
          </calcext:conditional-format>
          <calcext:conditional-format calcext:target-range-address="'7-12月_'.B624:'7-12月_'.B624">
            <calcext:condition calcext:apply-style-name="cf1" calcext:value="formula-is(msoxl:AND(COUNTIF([.$B$624:.$B$624], [.B624])&gt;1,NOT(ISBLANK([.B624]))))" calcext:base-cell-address="'7-12月_'.B624"/>
            <calcext:condition calcext:apply-style-name="cf2" calcext:value="formula-is(msoxl:AND(COUNTIF([.$B$624:.$B$624], [.B624])&gt;1,NOT(ISBLANK([.B624]))))" calcext:base-cell-address="'7-12月_'.B624"/>
            <calcext:condition calcext:apply-style-name="cf3" calcext:value="formula-is(msoxl:AND(COUNTIF([.$B$624:.$B$624], [.B624])&gt;1,NOT(ISBLANK([.B624]))))" calcext:base-cell-address="'7-12月_'.B624"/>
            <calcext:condition calcext:apply-style-name="cf4" calcext:value="formula-is(msoxl:AND(COUNTIF([.$B$624:.$B$624], [.B624])&gt;1,NOT(ISBLANK([.B624]))))" calcext:base-cell-address="'7-12月_'.B624"/>
            <calcext:condition calcext:apply-style-name="cf5" calcext:value="formula-is(msoxl:AND(COUNTIF([.$B$624:.$B$624], [.B624])&gt;1,NOT(ISBLANK([.B624]))))" calcext:base-cell-address="'7-12月_'.B624"/>
          </calcext:conditional-format>
          <calcext:conditional-format calcext:target-range-address="'7-12月_'.B625:'7-12月_'.B625">
            <calcext:condition calcext:apply-style-name="cf1" calcext:value="formula-is(msoxl:AND(COUNTIF([.$B$625:.$B$625], [.B625])&gt;1,NOT(ISBLANK([.B625]))))" calcext:base-cell-address="'7-12月_'.B625"/>
            <calcext:condition calcext:apply-style-name="cf2" calcext:value="formula-is(msoxl:AND(COUNTIF([.$B$625:.$B$625], [.B625])&gt;1,NOT(ISBLANK([.B625]))))" calcext:base-cell-address="'7-12月_'.B625"/>
            <calcext:condition calcext:apply-style-name="cf3" calcext:value="formula-is(msoxl:AND(COUNTIF([.$B$625:.$B$625], [.B625])&gt;1,NOT(ISBLANK([.B625]))))" calcext:base-cell-address="'7-12月_'.B625"/>
            <calcext:condition calcext:apply-style-name="cf4" calcext:value="formula-is(msoxl:AND(COUNTIF([.$B$625:.$B$625], [.B625])&gt;1,NOT(ISBLANK([.B625]))))" calcext:base-cell-address="'7-12月_'.B625"/>
            <calcext:condition calcext:apply-style-name="cf5" calcext:value="formula-is(msoxl:AND(COUNTIF([.$B$625:.$B$625], [.B625])&gt;1,NOT(ISBLANK([.B625]))))" calcext:base-cell-address="'7-12月_'.B625"/>
          </calcext:conditional-format>
          <calcext:conditional-format calcext:target-range-address="'7-12月_'.B626:'7-12月_'.B626">
            <calcext:condition calcext:apply-style-name="cf1" calcext:value="formula-is(msoxl:AND(COUNTIF([.$B$626:.$B$626], [.B626])&gt;1,NOT(ISBLANK([.B626]))))" calcext:base-cell-address="'7-12月_'.B626"/>
            <calcext:condition calcext:apply-style-name="cf2" calcext:value="formula-is(msoxl:AND(COUNTIF([.$B$626:.$B$626], [.B626])&gt;1,NOT(ISBLANK([.B626]))))" calcext:base-cell-address="'7-12月_'.B626"/>
            <calcext:condition calcext:apply-style-name="cf3" calcext:value="formula-is(msoxl:AND(COUNTIF([.$B$626:.$B$626], [.B626])&gt;1,NOT(ISBLANK([.B626]))))" calcext:base-cell-address="'7-12月_'.B626"/>
            <calcext:condition calcext:apply-style-name="cf4" calcext:value="formula-is(msoxl:AND(COUNTIF([.$B$626:.$B$626], [.B626])&gt;1,NOT(ISBLANK([.B626]))))" calcext:base-cell-address="'7-12月_'.B626"/>
            <calcext:condition calcext:apply-style-name="cf5" calcext:value="formula-is(msoxl:AND(COUNTIF([.$B$626:.$B$626], [.B626])&gt;1,NOT(ISBLANK([.B626]))))" calcext:base-cell-address="'7-12月_'.B626"/>
          </calcext:conditional-format>
          <calcext:conditional-format calcext:target-range-address="'7-12月_'.B627:'7-12月_'.B627">
            <calcext:condition calcext:apply-style-name="cf1" calcext:value="formula-is(msoxl:AND(COUNTIF([.$B$627:.$B$627], [.B627])&gt;1,NOT(ISBLANK([.B627]))))" calcext:base-cell-address="'7-12月_'.B627"/>
            <calcext:condition calcext:apply-style-name="cf2" calcext:value="formula-is(msoxl:AND(COUNTIF([.$B$627:.$B$627], [.B627])&gt;1,NOT(ISBLANK([.B627]))))" calcext:base-cell-address="'7-12月_'.B627"/>
            <calcext:condition calcext:apply-style-name="cf3" calcext:value="formula-is(msoxl:AND(COUNTIF([.$B$627:.$B$627], [.B627])&gt;1,NOT(ISBLANK([.B627]))))" calcext:base-cell-address="'7-12月_'.B627"/>
            <calcext:condition calcext:apply-style-name="cf4" calcext:value="formula-is(msoxl:AND(COUNTIF([.$B$627:.$B$627], [.B627])&gt;1,NOT(ISBLANK([.B627]))))" calcext:base-cell-address="'7-12月_'.B627"/>
            <calcext:condition calcext:apply-style-name="cf5" calcext:value="formula-is(msoxl:AND(COUNTIF([.$B$627:.$B$627], [.B627])&gt;1,NOT(ISBLANK([.B627]))))" calcext:base-cell-address="'7-12月_'.B627"/>
          </calcext:conditional-format>
          <calcext:conditional-format calcext:target-range-address="'7-12月_'.B628:'7-12月_'.B628">
            <calcext:condition calcext:apply-style-name="cf1" calcext:value="formula-is(msoxl:AND(COUNTIF([.$B$628:.$B$628], [.B628])&gt;1,NOT(ISBLANK([.B628]))))" calcext:base-cell-address="'7-12月_'.B628"/>
            <calcext:condition calcext:apply-style-name="cf2" calcext:value="formula-is(msoxl:AND(COUNTIF([.$B$628:.$B$628], [.B628])&gt;1,NOT(ISBLANK([.B628]))))" calcext:base-cell-address="'7-12月_'.B628"/>
            <calcext:condition calcext:apply-style-name="cf3" calcext:value="formula-is(msoxl:AND(COUNTIF([.$B$628:.$B$628], [.B628])&gt;1,NOT(ISBLANK([.B628]))))" calcext:base-cell-address="'7-12月_'.B628"/>
            <calcext:condition calcext:apply-style-name="cf4" calcext:value="formula-is(msoxl:AND(COUNTIF([.$B$628:.$B$628], [.B628])&gt;1,NOT(ISBLANK([.B628]))))" calcext:base-cell-address="'7-12月_'.B628"/>
            <calcext:condition calcext:apply-style-name="cf5" calcext:value="formula-is(msoxl:AND(COUNTIF([.$B$628:.$B$628], [.B628])&gt;1,NOT(ISBLANK([.B628]))))" calcext:base-cell-address="'7-12月_'.B628"/>
          </calcext:conditional-format>
          <calcext:conditional-format calcext:target-range-address="'7-12月_'.C664:'7-12月_'.C664">
            <calcext:condition calcext:apply-style-name="cf1" calcext:value="formula-is(msoxl:AND(COUNTIF([.$C$664:.$C$664], [.C664])&gt;1,NOT(ISBLANK([.C664]))))" calcext:base-cell-address="'7-12月_'.C664"/>
            <calcext:condition calcext:apply-style-name="cf2" calcext:value="formula-is(msoxl:AND(COUNTIF([.$C$664:.$C$664], [.C664])&gt;1,NOT(ISBLANK([.C664]))))" calcext:base-cell-address="'7-12月_'.C664"/>
            <calcext:condition calcext:apply-style-name="cf3" calcext:value="formula-is(msoxl:AND(COUNTIF([.$C$664:.$C$664], [.C664])&gt;1,NOT(ISBLANK([.C664]))))" calcext:base-cell-address="'7-12月_'.C664"/>
            <calcext:condition calcext:apply-style-name="cf4" calcext:value="formula-is(msoxl:AND(COUNTIF([.$C$664:.$C$664], [.C664])&gt;1,NOT(ISBLANK([.C664]))))" calcext:base-cell-address="'7-12月_'.C664"/>
            <calcext:condition calcext:apply-style-name="cf5" calcext:value="formula-is(msoxl:AND(COUNTIF([.$C$664:.$C$664], [.C664])&gt;1,NOT(ISBLANK([.C664]))))" calcext:base-cell-address="'7-12月_'.C664"/>
          </calcext:conditional-format>
          <calcext:conditional-format calcext:target-range-address="'7-12月_'.C665:'7-12月_'.C665">
            <calcext:condition calcext:apply-style-name="cf1" calcext:value="formula-is(msoxl:AND(COUNTIF([.$C$665:.$C$665], [.C665])&gt;1,NOT(ISBLANK([.C665]))))" calcext:base-cell-address="'7-12月_'.C665"/>
            <calcext:condition calcext:apply-style-name="cf2" calcext:value="formula-is(msoxl:AND(COUNTIF([.$C$665:.$C$665], [.C665])&gt;1,NOT(ISBLANK([.C665]))))" calcext:base-cell-address="'7-12月_'.C665"/>
            <calcext:condition calcext:apply-style-name="cf3" calcext:value="formula-is(msoxl:AND(COUNTIF([.$C$665:.$C$665], [.C665])&gt;1,NOT(ISBLANK([.C665]))))" calcext:base-cell-address="'7-12月_'.C665"/>
            <calcext:condition calcext:apply-style-name="cf4" calcext:value="formula-is(msoxl:AND(COUNTIF([.$C$665:.$C$665], [.C665])&gt;1,NOT(ISBLANK([.C665]))))" calcext:base-cell-address="'7-12月_'.C665"/>
            <calcext:condition calcext:apply-style-name="cf5" calcext:value="formula-is(msoxl:AND(COUNTIF([.$C$665:.$C$665], [.C665])&gt;1,NOT(ISBLANK([.C665]))))" calcext:base-cell-address="'7-12月_'.C665"/>
          </calcext:conditional-format>
          <calcext:conditional-format calcext:target-range-address="'7-12月_'.C666:'7-12月_'.C666">
            <calcext:condition calcext:apply-style-name="cf1" calcext:value="formula-is(msoxl:AND(COUNTIF([.$C$666:.$C$666], [.C666])&gt;1,NOT(ISBLANK([.C666]))))" calcext:base-cell-address="'7-12月_'.C666"/>
            <calcext:condition calcext:apply-style-name="cf2" calcext:value="formula-is(msoxl:AND(COUNTIF([.$C$666:.$C$666], [.C666])&gt;1,NOT(ISBLANK([.C666]))))" calcext:base-cell-address="'7-12月_'.C666"/>
            <calcext:condition calcext:apply-style-name="cf3" calcext:value="formula-is(msoxl:AND(COUNTIF([.$C$666:.$C$666], [.C666])&gt;1,NOT(ISBLANK([.C666]))))" calcext:base-cell-address="'7-12月_'.C666"/>
            <calcext:condition calcext:apply-style-name="cf4" calcext:value="formula-is(msoxl:AND(COUNTIF([.$C$666:.$C$666], [.C666])&gt;1,NOT(ISBLANK([.C666]))))" calcext:base-cell-address="'7-12月_'.C666"/>
            <calcext:condition calcext:apply-style-name="cf5" calcext:value="formula-is(msoxl:AND(COUNTIF([.$C$666:.$C$666], [.C666])&gt;1,NOT(ISBLANK([.C666]))))" calcext:base-cell-address="'7-12月_'.C666"/>
          </calcext:conditional-format>
          <calcext:conditional-format calcext:target-range-address="'7-12月_'.C667:'7-12月_'.C667">
            <calcext:condition calcext:apply-style-name="cf1" calcext:value="formula-is(msoxl:AND(COUNTIF([.$C$667:.$C$667], [.C667])&gt;1,NOT(ISBLANK([.C667]))))" calcext:base-cell-address="'7-12月_'.C667"/>
            <calcext:condition calcext:apply-style-name="cf2" calcext:value="formula-is(msoxl:AND(COUNTIF([.$C$667:.$C$667], [.C667])&gt;1,NOT(ISBLANK([.C667]))))" calcext:base-cell-address="'7-12月_'.C667"/>
            <calcext:condition calcext:apply-style-name="cf3" calcext:value="formula-is(msoxl:AND(COUNTIF([.$C$667:.$C$667], [.C667])&gt;1,NOT(ISBLANK([.C667]))))" calcext:base-cell-address="'7-12月_'.C667"/>
            <calcext:condition calcext:apply-style-name="cf4" calcext:value="formula-is(msoxl:AND(COUNTIF([.$C$667:.$C$667], [.C667])&gt;1,NOT(ISBLANK([.C667]))))" calcext:base-cell-address="'7-12月_'.C667"/>
            <calcext:condition calcext:apply-style-name="cf5" calcext:value="formula-is(msoxl:AND(COUNTIF([.$C$667:.$C$667], [.C667])&gt;1,NOT(ISBLANK([.C667]))))" calcext:base-cell-address="'7-12月_'.C667"/>
          </calcext:conditional-format>
          <calcext:conditional-format calcext:target-range-address="'7-12月_'.C668:'7-12月_'.C668">
            <calcext:condition calcext:apply-style-name="cf1" calcext:value="formula-is(msoxl:AND(COUNTIF([.$C$668:.$C$668], [.C668])&gt;1,NOT(ISBLANK([.C668]))))" calcext:base-cell-address="'7-12月_'.C668"/>
            <calcext:condition calcext:apply-style-name="cf2" calcext:value="formula-is(msoxl:AND(COUNTIF([.$C$668:.$C$668], [.C668])&gt;1,NOT(ISBLANK([.C668]))))" calcext:base-cell-address="'7-12月_'.C668"/>
            <calcext:condition calcext:apply-style-name="cf3" calcext:value="formula-is(msoxl:AND(COUNTIF([.$C$668:.$C$668], [.C668])&gt;1,NOT(ISBLANK([.C668]))))" calcext:base-cell-address="'7-12月_'.C668"/>
            <calcext:condition calcext:apply-style-name="cf4" calcext:value="formula-is(msoxl:AND(COUNTIF([.$C$668:.$C$668], [.C668])&gt;1,NOT(ISBLANK([.C668]))))" calcext:base-cell-address="'7-12月_'.C668"/>
            <calcext:condition calcext:apply-style-name="cf5" calcext:value="formula-is(msoxl:AND(COUNTIF([.$C$668:.$C$668], [.C668])&gt;1,NOT(ISBLANK([.C668]))))" calcext:base-cell-address="'7-12月_'.C668"/>
          </calcext:conditional-format>
          <calcext:conditional-format calcext:target-range-address="'7-12月_'.C669:'7-12月_'.C669">
            <calcext:condition calcext:apply-style-name="cf1" calcext:value="formula-is(msoxl:AND(COUNTIF([.$C$669:.$C$669], [.C669])&gt;1,NOT(ISBLANK([.C669]))))" calcext:base-cell-address="'7-12月_'.C669"/>
            <calcext:condition calcext:apply-style-name="cf2" calcext:value="formula-is(msoxl:AND(COUNTIF([.$C$669:.$C$669], [.C669])&gt;1,NOT(ISBLANK([.C669]))))" calcext:base-cell-address="'7-12月_'.C669"/>
            <calcext:condition calcext:apply-style-name="cf3" calcext:value="formula-is(msoxl:AND(COUNTIF([.$C$669:.$C$669], [.C669])&gt;1,NOT(ISBLANK([.C669]))))" calcext:base-cell-address="'7-12月_'.C669"/>
            <calcext:condition calcext:apply-style-name="cf4" calcext:value="formula-is(msoxl:AND(COUNTIF([.$C$669:.$C$669], [.C669])&gt;1,NOT(ISBLANK([.C669]))))" calcext:base-cell-address="'7-12月_'.C669"/>
            <calcext:condition calcext:apply-style-name="cf5" calcext:value="formula-is(msoxl:AND(COUNTIF([.$C$669:.$C$669], [.C669])&gt;1,NOT(ISBLANK([.C669]))))" calcext:base-cell-address="'7-12月_'.C669"/>
          </calcext:conditional-format>
          <calcext:conditional-format calcext:target-range-address="'7-12月_'.C670:'7-12月_'.C670">
            <calcext:condition calcext:apply-style-name="cf1" calcext:value="formula-is(msoxl:AND(COUNTIF([.$C$670:.$C$670], [.C670])&gt;1,NOT(ISBLANK([.C670]))))" calcext:base-cell-address="'7-12月_'.C670"/>
            <calcext:condition calcext:apply-style-name="cf2" calcext:value="formula-is(msoxl:AND(COUNTIF([.$C$670:.$C$670], [.C670])&gt;1,NOT(ISBLANK([.C670]))))" calcext:base-cell-address="'7-12月_'.C670"/>
            <calcext:condition calcext:apply-style-name="cf3" calcext:value="formula-is(msoxl:AND(COUNTIF([.$C$670:.$C$670], [.C670])&gt;1,NOT(ISBLANK([.C670]))))" calcext:base-cell-address="'7-12月_'.C670"/>
            <calcext:condition calcext:apply-style-name="cf4" calcext:value="formula-is(msoxl:AND(COUNTIF([.$C$670:.$C$670], [.C670])&gt;1,NOT(ISBLANK([.C670]))))" calcext:base-cell-address="'7-12月_'.C670"/>
            <calcext:condition calcext:apply-style-name="cf5" calcext:value="formula-is(msoxl:AND(COUNTIF([.$C$670:.$C$670], [.C670])&gt;1,NOT(ISBLANK([.C670]))))" calcext:base-cell-address="'7-12月_'.C670"/>
          </calcext:conditional-format>
          <calcext:conditional-format calcext:target-range-address="'7-12月_'.C671:'7-12月_'.C671">
            <calcext:condition calcext:apply-style-name="cf1" calcext:value="formula-is(msoxl:AND(COUNTIF([.$C$671:.$C$671], [.C671])&gt;1,NOT(ISBLANK([.C671]))))" calcext:base-cell-address="'7-12月_'.C671"/>
            <calcext:condition calcext:apply-style-name="cf2" calcext:value="formula-is(msoxl:AND(COUNTIF([.$C$671:.$C$671], [.C671])&gt;1,NOT(ISBLANK([.C671]))))" calcext:base-cell-address="'7-12月_'.C671"/>
            <calcext:condition calcext:apply-style-name="cf3" calcext:value="formula-is(msoxl:AND(COUNTIF([.$C$671:.$C$671], [.C671])&gt;1,NOT(ISBLANK([.C671]))))" calcext:base-cell-address="'7-12月_'.C671"/>
            <calcext:condition calcext:apply-style-name="cf4" calcext:value="formula-is(msoxl:AND(COUNTIF([.$C$671:.$C$671], [.C671])&gt;1,NOT(ISBLANK([.C671]))))" calcext:base-cell-address="'7-12月_'.C671"/>
            <calcext:condition calcext:apply-style-name="cf5" calcext:value="formula-is(msoxl:AND(COUNTIF([.$C$671:.$C$671], [.C671])&gt;1,NOT(ISBLANK([.C671]))))" calcext:base-cell-address="'7-12月_'.C671"/>
          </calcext:conditional-format>
          <calcext:conditional-format calcext:target-range-address="'7-12月_'.C672:'7-12月_'.C672">
            <calcext:condition calcext:apply-style-name="cf1" calcext:value="formula-is(msoxl:AND(COUNTIF([.$C$672:.$C$672], [.C672])&gt;1,NOT(ISBLANK([.C672]))))" calcext:base-cell-address="'7-12月_'.C672"/>
            <calcext:condition calcext:apply-style-name="cf2" calcext:value="formula-is(msoxl:AND(COUNTIF([.$C$672:.$C$672], [.C672])&gt;1,NOT(ISBLANK([.C672]))))" calcext:base-cell-address="'7-12月_'.C672"/>
            <calcext:condition calcext:apply-style-name="cf3" calcext:value="formula-is(msoxl:AND(COUNTIF([.$C$672:.$C$672], [.C672])&gt;1,NOT(ISBLANK([.C672]))))" calcext:base-cell-address="'7-12月_'.C672"/>
            <calcext:condition calcext:apply-style-name="cf4" calcext:value="formula-is(msoxl:AND(COUNTIF([.$C$672:.$C$672], [.C672])&gt;1,NOT(ISBLANK([.C672]))))" calcext:base-cell-address="'7-12月_'.C672"/>
            <calcext:condition calcext:apply-style-name="cf5" calcext:value="formula-is(msoxl:AND(COUNTIF([.$C$672:.$C$672], [.C672])&gt;1,NOT(ISBLANK([.C672]))))" calcext:base-cell-address="'7-12月_'.C672"/>
          </calcext:conditional-format>
          <calcext:conditional-format calcext:target-range-address="'7-12月_'.B680:'7-12月_'.B680">
            <calcext:condition calcext:apply-style-name="cf1" calcext:value="formula-is(msoxl:AND(COUNTIF([.$B$680:.$B$680], [.B680])&gt;1,NOT(ISBLANK([.B680]))))" calcext:base-cell-address="'7-12月_'.B680"/>
            <calcext:condition calcext:apply-style-name="cf2" calcext:value="formula-is(msoxl:AND(COUNTIF([.$B$680:.$B$680], [.B680])&gt;1,NOT(ISBLANK([.B680]))))" calcext:base-cell-address="'7-12月_'.B680"/>
            <calcext:condition calcext:apply-style-name="cf3" calcext:value="formula-is(msoxl:AND(COUNTIF([.$B$680:.$B$680], [.B680])&gt;1,NOT(ISBLANK([.B680]))))" calcext:base-cell-address="'7-12月_'.B680"/>
            <calcext:condition calcext:apply-style-name="cf4" calcext:value="formula-is(msoxl:AND(COUNTIF([.$B$680:.$B$680], [.B680])&gt;1,NOT(ISBLANK([.B680]))))" calcext:base-cell-address="'7-12月_'.B680"/>
            <calcext:condition calcext:apply-style-name="cf5" calcext:value="formula-is(msoxl:AND(COUNTIF([.$B$680:.$B$680], [.B680])&gt;1,NOT(ISBLANK([.B680]))))" calcext:base-cell-address="'7-12月_'.B680"/>
          </calcext:conditional-format>
          <calcext:conditional-format calcext:target-range-address="'7-12月_'.B681:'7-12月_'.B681">
            <calcext:condition calcext:apply-style-name="cf1" calcext:value="formula-is(msoxl:AND(COUNTIF([.$B$681:.$B$681], [.B681])&gt;1,NOT(ISBLANK([.B681]))))" calcext:base-cell-address="'7-12月_'.B681"/>
            <calcext:condition calcext:apply-style-name="cf2" calcext:value="formula-is(msoxl:AND(COUNTIF([.$B$681:.$B$681], [.B681])&gt;1,NOT(ISBLANK([.B681]))))" calcext:base-cell-address="'7-12月_'.B681"/>
            <calcext:condition calcext:apply-style-name="cf3" calcext:value="formula-is(msoxl:AND(COUNTIF([.$B$681:.$B$681], [.B681])&gt;1,NOT(ISBLANK([.B681]))))" calcext:base-cell-address="'7-12月_'.B681"/>
            <calcext:condition calcext:apply-style-name="cf4" calcext:value="formula-is(msoxl:AND(COUNTIF([.$B$681:.$B$681], [.B681])&gt;1,NOT(ISBLANK([.B681]))))" calcext:base-cell-address="'7-12月_'.B681"/>
            <calcext:condition calcext:apply-style-name="cf5" calcext:value="formula-is(msoxl:AND(COUNTIF([.$B$681:.$B$681], [.B681])&gt;1,NOT(ISBLANK([.B681]))))" calcext:base-cell-address="'7-12月_'.B681"/>
          </calcext:conditional-format>
          <calcext:conditional-format calcext:target-range-address="'7-12月_'.B683:'7-12月_'.B683">
            <calcext:condition calcext:apply-style-name="cf1" calcext:value="formula-is(msoxl:AND(COUNTIF([.$B$683:.$B$683], [.B683])&gt;1,NOT(ISBLANK([.B683]))))" calcext:base-cell-address="'7-12月_'.B683"/>
            <calcext:condition calcext:apply-style-name="cf2" calcext:value="formula-is(msoxl:AND(COUNTIF([.$B$683:.$B$683], [.B683])&gt;1,NOT(ISBLANK([.B683]))))" calcext:base-cell-address="'7-12月_'.B683"/>
            <calcext:condition calcext:apply-style-name="cf3" calcext:value="formula-is(msoxl:AND(COUNTIF([.$B$683:.$B$683], [.B683])&gt;1,NOT(ISBLANK([.B683]))))" calcext:base-cell-address="'7-12月_'.B683"/>
            <calcext:condition calcext:apply-style-name="cf4" calcext:value="formula-is(msoxl:AND(COUNTIF([.$B$683:.$B$683], [.B683])&gt;1,NOT(ISBLANK([.B683]))))" calcext:base-cell-address="'7-12月_'.B683"/>
            <calcext:condition calcext:apply-style-name="cf5" calcext:value="formula-is(msoxl:AND(COUNTIF([.$B$683:.$B$683], [.B683])&gt;1,NOT(ISBLANK([.B683]))))" calcext:base-cell-address="'7-12月_'.B683"/>
          </calcext:conditional-format>
          <calcext:conditional-format calcext:target-range-address="'7-12月_'.B684:'7-12月_'.B684">
            <calcext:condition calcext:apply-style-name="cf1" calcext:value="formula-is(msoxl:AND(COUNTIF([.$B$684:.$B$684], [.B684])&gt;1,NOT(ISBLANK([.B684]))))" calcext:base-cell-address="'7-12月_'.B684"/>
            <calcext:condition calcext:apply-style-name="cf2" calcext:value="formula-is(msoxl:AND(COUNTIF([.$B$684:.$B$684], [.B684])&gt;1,NOT(ISBLANK([.B684]))))" calcext:base-cell-address="'7-12月_'.B684"/>
            <calcext:condition calcext:apply-style-name="cf3" calcext:value="formula-is(msoxl:AND(COUNTIF([.$B$684:.$B$684], [.B684])&gt;1,NOT(ISBLANK([.B684]))))" calcext:base-cell-address="'7-12月_'.B684"/>
            <calcext:condition calcext:apply-style-name="cf4" calcext:value="formula-is(msoxl:AND(COUNTIF([.$B$684:.$B$684], [.B684])&gt;1,NOT(ISBLANK([.B684]))))" calcext:base-cell-address="'7-12月_'.B684"/>
            <calcext:condition calcext:apply-style-name="cf5" calcext:value="formula-is(msoxl:AND(COUNTIF([.$B$684:.$B$684], [.B684])&gt;1,NOT(ISBLANK([.B684]))))" calcext:base-cell-address="'7-12月_'.B684"/>
          </calcext:conditional-format>
          <calcext:conditional-format calcext:target-range-address="'7-12月_'.B685:'7-12月_'.B685">
            <calcext:condition calcext:apply-style-name="cf1" calcext:value="formula-is(msoxl:AND(COUNTIF([.$B$685:.$B$685], [.B685])&gt;1,NOT(ISBLANK([.B685]))))" calcext:base-cell-address="'7-12月_'.B685"/>
            <calcext:condition calcext:apply-style-name="cf2" calcext:value="formula-is(msoxl:AND(COUNTIF([.$B$685:.$B$685], [.B685])&gt;1,NOT(ISBLANK([.B685]))))" calcext:base-cell-address="'7-12月_'.B685"/>
            <calcext:condition calcext:apply-style-name="cf3" calcext:value="formula-is(msoxl:AND(COUNTIF([.$B$685:.$B$685], [.B685])&gt;1,NOT(ISBLANK([.B685]))))" calcext:base-cell-address="'7-12月_'.B685"/>
            <calcext:condition calcext:apply-style-name="cf4" calcext:value="formula-is(msoxl:AND(COUNTIF([.$B$685:.$B$685], [.B685])&gt;1,NOT(ISBLANK([.B685]))))" calcext:base-cell-address="'7-12月_'.B685"/>
            <calcext:condition calcext:apply-style-name="cf5" calcext:value="formula-is(msoxl:AND(COUNTIF([.$B$685:.$B$685], [.B685])&gt;1,NOT(ISBLANK([.B685]))))" calcext:base-cell-address="'7-12月_'.B685"/>
          </calcext:conditional-format>
          <calcext:conditional-format calcext:target-range-address="'7-12月_'.B682:'7-12月_'.B682">
            <calcext:condition calcext:apply-style-name="cf1" calcext:value="formula-is(msoxl:AND(COUNTIF([.$B$682:.$B$682], [.B682])&gt;1,NOT(ISBLANK([.B682]))))" calcext:base-cell-address="'7-12月_'.B682"/>
            <calcext:condition calcext:apply-style-name="cf2" calcext:value="formula-is(msoxl:AND(COUNTIF([.$B$682:.$B$682], [.B682])&gt;1,NOT(ISBLANK([.B682]))))" calcext:base-cell-address="'7-12月_'.B682"/>
            <calcext:condition calcext:apply-style-name="cf3" calcext:value="formula-is(msoxl:AND(COUNTIF([.$B$682:.$B$682], [.B682])&gt;1,NOT(ISBLANK([.B682]))))" calcext:base-cell-address="'7-12月_'.B682"/>
            <calcext:condition calcext:apply-style-name="cf4" calcext:value="formula-is(msoxl:AND(COUNTIF([.$B$682:.$B$682], [.B682])&gt;1,NOT(ISBLANK([.B682]))))" calcext:base-cell-address="'7-12月_'.B682"/>
            <calcext:condition calcext:apply-style-name="cf5" calcext:value="formula-is(msoxl:AND(COUNTIF([.$B$682:.$B$682], [.B682])&gt;1,NOT(ISBLANK([.B682]))))" calcext:base-cell-address="'7-12月_'.B682"/>
          </calcext:conditional-format>
          <calcext:conditional-format calcext:target-range-address="'7-12月_'.B692:'7-12月_'.B692">
            <calcext:condition calcext:apply-style-name="cf1" calcext:value="formula-is(msoxl:AND(COUNTIF([.$B$692:.$B$692], [.B692])&gt;1,NOT(ISBLANK([.B692]))))" calcext:base-cell-address="'7-12月_'.B692"/>
            <calcext:condition calcext:apply-style-name="cf2" calcext:value="formula-is(msoxl:AND(COUNTIF([.$B$692:.$B$692], [.B692])&gt;1,NOT(ISBLANK([.B692]))))" calcext:base-cell-address="'7-12月_'.B692"/>
            <calcext:condition calcext:apply-style-name="cf3" calcext:value="formula-is(msoxl:AND(COUNTIF([.$B$692:.$B$692], [.B692])&gt;1,NOT(ISBLANK([.B692]))))" calcext:base-cell-address="'7-12月_'.B692"/>
            <calcext:condition calcext:apply-style-name="cf4" calcext:value="formula-is(msoxl:AND(COUNTIF([.$B$692:.$B$692], [.B692])&gt;1,NOT(ISBLANK([.B692]))))" calcext:base-cell-address="'7-12月_'.B692"/>
            <calcext:condition calcext:apply-style-name="cf5" calcext:value="formula-is(msoxl:AND(COUNTIF([.$B$692:.$B$692], [.B692])&gt;1,NOT(ISBLANK([.B692]))))" calcext:base-cell-address="'7-12月_'.B692"/>
          </calcext:conditional-format>
          <calcext:conditional-format calcext:target-range-address="'7-12月_'.B693:'7-12月_'.B693">
            <calcext:condition calcext:apply-style-name="cf1" calcext:value="formula-is(msoxl:AND(COUNTIF([.$B$693:.$B$693], [.B693])&gt;1,NOT(ISBLANK([.B693]))))" calcext:base-cell-address="'7-12月_'.B693"/>
            <calcext:condition calcext:apply-style-name="cf2" calcext:value="formula-is(msoxl:AND(COUNTIF([.$B$693:.$B$693], [.B693])&gt;1,NOT(ISBLANK([.B693]))))" calcext:base-cell-address="'7-12月_'.B693"/>
            <calcext:condition calcext:apply-style-name="cf3" calcext:value="formula-is(msoxl:AND(COUNTIF([.$B$693:.$B$693], [.B693])&gt;1,NOT(ISBLANK([.B693]))))" calcext:base-cell-address="'7-12月_'.B693"/>
            <calcext:condition calcext:apply-style-name="cf4" calcext:value="formula-is(msoxl:AND(COUNTIF([.$B$693:.$B$693], [.B693])&gt;1,NOT(ISBLANK([.B693]))))" calcext:base-cell-address="'7-12月_'.B693"/>
            <calcext:condition calcext:apply-style-name="cf5" calcext:value="formula-is(msoxl:AND(COUNTIF([.$B$693:.$B$693], [.B693])&gt;1,NOT(ISBLANK([.B693]))))" calcext:base-cell-address="'7-12月_'.B693"/>
          </calcext:conditional-format>
          <calcext:conditional-format calcext:target-range-address="'7-12月_'.B572:'7-12月_'.B572">
            <calcext:condition calcext:apply-style-name="cf1" calcext:value="formula-is(msoxl:AND(COUNTIF([.$B$572:.$B$572], [.B572])&gt;1,NOT(ISBLANK([.B572]))))" calcext:base-cell-address="'7-12月_'.B572"/>
            <calcext:condition calcext:apply-style-name="cf2" calcext:value="formula-is(msoxl:AND(COUNTIF([.$B$572:.$B$572], [.B572])&gt;1,NOT(ISBLANK([.B572]))))" calcext:base-cell-address="'7-12月_'.B572"/>
            <calcext:condition calcext:apply-style-name="cf3" calcext:value="formula-is(msoxl:AND(COUNTIF([.$B$572:.$B$572], [.B572])&gt;1,NOT(ISBLANK([.B572]))))" calcext:base-cell-address="'7-12月_'.B572"/>
            <calcext:condition calcext:apply-style-name="cf4" calcext:value="formula-is(msoxl:AND(COUNTIF([.$B$572:.$B$572], [.B572])&gt;1,NOT(ISBLANK([.B572]))))" calcext:base-cell-address="'7-12月_'.B572"/>
            <calcext:condition calcext:apply-style-name="cf5" calcext:value="formula-is(msoxl:AND(COUNTIF([.$B$572:.$B$572], [.B572])&gt;1,NOT(ISBLANK([.B572]))))" calcext:base-cell-address="'7-12月_'.B572"/>
          </calcext:conditional-format>
          <calcext:conditional-format calcext:target-range-address="'7-12月_'.B573:'7-12月_'.B573">
            <calcext:condition calcext:apply-style-name="cf1" calcext:value="formula-is(msoxl:AND(COUNTIF([.$B$573:.$B$573], [.B573])&gt;1,NOT(ISBLANK([.B573]))))" calcext:base-cell-address="'7-12月_'.B573"/>
            <calcext:condition calcext:apply-style-name="cf2" calcext:value="formula-is(msoxl:AND(COUNTIF([.$B$573:.$B$573], [.B573])&gt;1,NOT(ISBLANK([.B573]))))" calcext:base-cell-address="'7-12月_'.B573"/>
            <calcext:condition calcext:apply-style-name="cf3" calcext:value="formula-is(msoxl:AND(COUNTIF([.$B$573:.$B$573], [.B573])&gt;1,NOT(ISBLANK([.B573]))))" calcext:base-cell-address="'7-12月_'.B573"/>
            <calcext:condition calcext:apply-style-name="cf4" calcext:value="formula-is(msoxl:AND(COUNTIF([.$B$573:.$B$573], [.B573])&gt;1,NOT(ISBLANK([.B573]))))" calcext:base-cell-address="'7-12月_'.B573"/>
            <calcext:condition calcext:apply-style-name="cf5" calcext:value="formula-is(msoxl:AND(COUNTIF([.$B$573:.$B$573], [.B573])&gt;1,NOT(ISBLANK([.B573]))))" calcext:base-cell-address="'7-12月_'.B573"/>
          </calcext:conditional-format>
          <calcext:conditional-format calcext:target-range-address="'7-12月_'.B574:'7-12月_'.B574">
            <calcext:condition calcext:apply-style-name="cf1" calcext:value="formula-is(msoxl:AND(COUNTIF([.$B$574:.$B$574], [.B574])&gt;1,NOT(ISBLANK([.B574]))))" calcext:base-cell-address="'7-12月_'.B574"/>
            <calcext:condition calcext:apply-style-name="cf2" calcext:value="formula-is(msoxl:AND(COUNTIF([.$B$574:.$B$574], [.B574])&gt;1,NOT(ISBLANK([.B574]))))" calcext:base-cell-address="'7-12月_'.B574"/>
            <calcext:condition calcext:apply-style-name="cf3" calcext:value="formula-is(msoxl:AND(COUNTIF([.$B$574:.$B$574], [.B574])&gt;1,NOT(ISBLANK([.B574]))))" calcext:base-cell-address="'7-12月_'.B574"/>
            <calcext:condition calcext:apply-style-name="cf4" calcext:value="formula-is(msoxl:AND(COUNTIF([.$B$574:.$B$574], [.B574])&gt;1,NOT(ISBLANK([.B574]))))" calcext:base-cell-address="'7-12月_'.B574"/>
            <calcext:condition calcext:apply-style-name="cf5" calcext:value="formula-is(msoxl:AND(COUNTIF([.$B$574:.$B$574], [.B574])&gt;1,NOT(ISBLANK([.B574]))))" calcext:base-cell-address="'7-12月_'.B574"/>
          </calcext:conditional-format>
          <calcext:conditional-format calcext:target-range-address="'7-12月_'.B575:'7-12月_'.B575">
            <calcext:condition calcext:apply-style-name="cf1" calcext:value="formula-is(msoxl:AND(COUNTIF([.$B$575:.$B$575], [.B575])&gt;1,NOT(ISBLANK([.B575]))))" calcext:base-cell-address="'7-12月_'.B575"/>
            <calcext:condition calcext:apply-style-name="cf2" calcext:value="formula-is(msoxl:AND(COUNTIF([.$B$575:.$B$575], [.B575])&gt;1,NOT(ISBLANK([.B575]))))" calcext:base-cell-address="'7-12月_'.B575"/>
            <calcext:condition calcext:apply-style-name="cf3" calcext:value="formula-is(msoxl:AND(COUNTIF([.$B$575:.$B$575], [.B575])&gt;1,NOT(ISBLANK([.B575]))))" calcext:base-cell-address="'7-12月_'.B575"/>
            <calcext:condition calcext:apply-style-name="cf4" calcext:value="formula-is(msoxl:AND(COUNTIF([.$B$575:.$B$575], [.B575])&gt;1,NOT(ISBLANK([.B575]))))" calcext:base-cell-address="'7-12月_'.B575"/>
            <calcext:condition calcext:apply-style-name="cf5" calcext:value="formula-is(msoxl:AND(COUNTIF([.$B$575:.$B$575], [.B575])&gt;1,NOT(ISBLANK([.B575]))))" calcext:base-cell-address="'7-12月_'.B575"/>
          </calcext:conditional-format>
          <calcext:conditional-format calcext:target-range-address="'7-12月_'.B576:'7-12月_'.B576">
            <calcext:condition calcext:apply-style-name="cf1" calcext:value="formula-is(msoxl:AND(COUNTIF([.$B$576:.$B$576], [.B576])&gt;1,NOT(ISBLANK([.B576]))))" calcext:base-cell-address="'7-12月_'.B576"/>
            <calcext:condition calcext:apply-style-name="cf2" calcext:value="formula-is(msoxl:AND(COUNTIF([.$B$576:.$B$576], [.B576])&gt;1,NOT(ISBLANK([.B576]))))" calcext:base-cell-address="'7-12月_'.B576"/>
            <calcext:condition calcext:apply-style-name="cf3" calcext:value="formula-is(msoxl:AND(COUNTIF([.$B$576:.$B$576], [.B576])&gt;1,NOT(ISBLANK([.B576]))))" calcext:base-cell-address="'7-12月_'.B576"/>
            <calcext:condition calcext:apply-style-name="cf4" calcext:value="formula-is(msoxl:AND(COUNTIF([.$B$576:.$B$576], [.B576])&gt;1,NOT(ISBLANK([.B576]))))" calcext:base-cell-address="'7-12月_'.B576"/>
            <calcext:condition calcext:apply-style-name="cf5" calcext:value="formula-is(msoxl:AND(COUNTIF([.$B$576:.$B$576], [.B576])&gt;1,NOT(ISBLANK([.B576]))))" calcext:base-cell-address="'7-12月_'.B576"/>
          </calcext:conditional-format>
          <calcext:conditional-format calcext:target-range-address="'7-12月_'.B577:'7-12月_'.B577">
            <calcext:condition calcext:apply-style-name="cf1" calcext:value="formula-is(msoxl:AND(COUNTIF([.$B$577:.$B$577], [.B577])&gt;1,NOT(ISBLANK([.B577]))))" calcext:base-cell-address="'7-12月_'.B577"/>
            <calcext:condition calcext:apply-style-name="cf2" calcext:value="formula-is(msoxl:AND(COUNTIF([.$B$577:.$B$577], [.B577])&gt;1,NOT(ISBLANK([.B577]))))" calcext:base-cell-address="'7-12月_'.B577"/>
            <calcext:condition calcext:apply-style-name="cf3" calcext:value="formula-is(msoxl:AND(COUNTIF([.$B$577:.$B$577], [.B577])&gt;1,NOT(ISBLANK([.B577]))))" calcext:base-cell-address="'7-12月_'.B577"/>
            <calcext:condition calcext:apply-style-name="cf4" calcext:value="formula-is(msoxl:AND(COUNTIF([.$B$577:.$B$577], [.B577])&gt;1,NOT(ISBLANK([.B577]))))" calcext:base-cell-address="'7-12月_'.B577"/>
            <calcext:condition calcext:apply-style-name="cf5" calcext:value="formula-is(msoxl:AND(COUNTIF([.$B$577:.$B$577], [.B577])&gt;1,NOT(ISBLANK([.B577]))))" calcext:base-cell-address="'7-12月_'.B577"/>
          </calcext:conditional-format>
          <calcext:conditional-format calcext:target-range-address="'7-12月_'.B578:'7-12月_'.B578">
            <calcext:condition calcext:apply-style-name="cf1" calcext:value="formula-is(msoxl:AND(COUNTIF([.$B$578:.$B$578], [.B578])&gt;1,NOT(ISBLANK([.B578]))))" calcext:base-cell-address="'7-12月_'.B578"/>
            <calcext:condition calcext:apply-style-name="cf2" calcext:value="formula-is(msoxl:AND(COUNTIF([.$B$578:.$B$578], [.B578])&gt;1,NOT(ISBLANK([.B578]))))" calcext:base-cell-address="'7-12月_'.B578"/>
            <calcext:condition calcext:apply-style-name="cf3" calcext:value="formula-is(msoxl:AND(COUNTIF([.$B$578:.$B$578], [.B578])&gt;1,NOT(ISBLANK([.B578]))))" calcext:base-cell-address="'7-12月_'.B578"/>
            <calcext:condition calcext:apply-style-name="cf4" calcext:value="formula-is(msoxl:AND(COUNTIF([.$B$578:.$B$578], [.B578])&gt;1,NOT(ISBLANK([.B578]))))" calcext:base-cell-address="'7-12月_'.B578"/>
            <calcext:condition calcext:apply-style-name="cf5" calcext:value="formula-is(msoxl:AND(COUNTIF([.$B$578:.$B$578], [.B578])&gt;1,NOT(ISBLANK([.B578]))))" calcext:base-cell-address="'7-12月_'.B578"/>
          </calcext:conditional-format>
          <calcext:conditional-format calcext:target-range-address="'7-12月_'.B579:'7-12月_'.B579">
            <calcext:condition calcext:apply-style-name="cf1" calcext:value="formula-is(msoxl:AND(COUNTIF([.$B$579:.$B$579], [.B579])&gt;1,NOT(ISBLANK([.B579]))))" calcext:base-cell-address="'7-12月_'.B579"/>
            <calcext:condition calcext:apply-style-name="cf2" calcext:value="formula-is(msoxl:AND(COUNTIF([.$B$579:.$B$579], [.B579])&gt;1,NOT(ISBLANK([.B579]))))" calcext:base-cell-address="'7-12月_'.B579"/>
            <calcext:condition calcext:apply-style-name="cf3" calcext:value="formula-is(msoxl:AND(COUNTIF([.$B$579:.$B$579], [.B579])&gt;1,NOT(ISBLANK([.B579]))))" calcext:base-cell-address="'7-12月_'.B579"/>
            <calcext:condition calcext:apply-style-name="cf4" calcext:value="formula-is(msoxl:AND(COUNTIF([.$B$579:.$B$579], [.B579])&gt;1,NOT(ISBLANK([.B579]))))" calcext:base-cell-address="'7-12月_'.B579"/>
            <calcext:condition calcext:apply-style-name="cf5" calcext:value="formula-is(msoxl:AND(COUNTIF([.$B$579:.$B$579], [.B579])&gt;1,NOT(ISBLANK([.B579]))))" calcext:base-cell-address="'7-12月_'.B579"/>
          </calcext:conditional-format>
          <calcext:conditional-format calcext:target-range-address="'7-12月_'.B580:'7-12月_'.B580">
            <calcext:condition calcext:apply-style-name="cf1" calcext:value="formula-is(msoxl:AND(COUNTIF([.$B$580:.$B$580], [.B580])&gt;1,NOT(ISBLANK([.B580]))))" calcext:base-cell-address="'7-12月_'.B580"/>
            <calcext:condition calcext:apply-style-name="cf2" calcext:value="formula-is(msoxl:AND(COUNTIF([.$B$580:.$B$580], [.B580])&gt;1,NOT(ISBLANK([.B580]))))" calcext:base-cell-address="'7-12月_'.B580"/>
            <calcext:condition calcext:apply-style-name="cf3" calcext:value="formula-is(msoxl:AND(COUNTIF([.$B$580:.$B$580], [.B580])&gt;1,NOT(ISBLANK([.B580]))))" calcext:base-cell-address="'7-12月_'.B580"/>
            <calcext:condition calcext:apply-style-name="cf4" calcext:value="formula-is(msoxl:AND(COUNTIF([.$B$580:.$B$580], [.B580])&gt;1,NOT(ISBLANK([.B580]))))" calcext:base-cell-address="'7-12月_'.B580"/>
            <calcext:condition calcext:apply-style-name="cf5" calcext:value="formula-is(msoxl:AND(COUNTIF([.$B$580:.$B$580], [.B580])&gt;1,NOT(ISBLANK([.B580]))))" calcext:base-cell-address="'7-12月_'.B580"/>
          </calcext:conditional-format>
          <calcext:conditional-format calcext:target-range-address="'7-12月_'.B581:'7-12月_'.B581">
            <calcext:condition calcext:apply-style-name="cf1" calcext:value="formula-is(msoxl:AND(COUNTIF([.$B$581:.$B$581], [.B581])&gt;1,NOT(ISBLANK([.B581]))))" calcext:base-cell-address="'7-12月_'.B581"/>
            <calcext:condition calcext:apply-style-name="cf2" calcext:value="formula-is(msoxl:AND(COUNTIF([.$B$581:.$B$581], [.B581])&gt;1,NOT(ISBLANK([.B581]))))" calcext:base-cell-address="'7-12月_'.B581"/>
            <calcext:condition calcext:apply-style-name="cf3" calcext:value="formula-is(msoxl:AND(COUNTIF([.$B$581:.$B$581], [.B581])&gt;1,NOT(ISBLANK([.B581]))))" calcext:base-cell-address="'7-12月_'.B581"/>
            <calcext:condition calcext:apply-style-name="cf4" calcext:value="formula-is(msoxl:AND(COUNTIF([.$B$581:.$B$581], [.B581])&gt;1,NOT(ISBLANK([.B581]))))" calcext:base-cell-address="'7-12月_'.B581"/>
            <calcext:condition calcext:apply-style-name="cf5" calcext:value="formula-is(msoxl:AND(COUNTIF([.$B$581:.$B$581], [.B581])&gt;1,NOT(ISBLANK([.B581]))))" calcext:base-cell-address="'7-12月_'.B581"/>
          </calcext:conditional-format>
          <calcext:conditional-format calcext:target-range-address="'7-12月_'.B582:'7-12月_'.B582">
            <calcext:condition calcext:apply-style-name="cf1" calcext:value="formula-is(msoxl:AND(COUNTIF([.$B$582:.$B$582], [.B582])&gt;1,NOT(ISBLANK([.B582]))))" calcext:base-cell-address="'7-12月_'.B582"/>
            <calcext:condition calcext:apply-style-name="cf2" calcext:value="formula-is(msoxl:AND(COUNTIF([.$B$582:.$B$582], [.B582])&gt;1,NOT(ISBLANK([.B582]))))" calcext:base-cell-address="'7-12月_'.B582"/>
            <calcext:condition calcext:apply-style-name="cf3" calcext:value="formula-is(msoxl:AND(COUNTIF([.$B$582:.$B$582], [.B582])&gt;1,NOT(ISBLANK([.B582]))))" calcext:base-cell-address="'7-12月_'.B582"/>
            <calcext:condition calcext:apply-style-name="cf4" calcext:value="formula-is(msoxl:AND(COUNTIF([.$B$582:.$B$582], [.B582])&gt;1,NOT(ISBLANK([.B582]))))" calcext:base-cell-address="'7-12月_'.B582"/>
            <calcext:condition calcext:apply-style-name="cf5" calcext:value="formula-is(msoxl:AND(COUNTIF([.$B$582:.$B$582], [.B582])&gt;1,NOT(ISBLANK([.B582]))))" calcext:base-cell-address="'7-12月_'.B582"/>
          </calcext:conditional-format>
          <calcext:conditional-format calcext:target-range-address="'7-12月_'.B583:'7-12月_'.B583">
            <calcext:condition calcext:apply-style-name="cf1" calcext:value="formula-is(msoxl:AND(COUNTIF([.$B$583:.$B$583], [.B583])&gt;1,NOT(ISBLANK([.B583]))))" calcext:base-cell-address="'7-12月_'.B583"/>
            <calcext:condition calcext:apply-style-name="cf2" calcext:value="formula-is(msoxl:AND(COUNTIF([.$B$583:.$B$583], [.B583])&gt;1,NOT(ISBLANK([.B583]))))" calcext:base-cell-address="'7-12月_'.B583"/>
            <calcext:condition calcext:apply-style-name="cf3" calcext:value="formula-is(msoxl:AND(COUNTIF([.$B$583:.$B$583], [.B583])&gt;1,NOT(ISBLANK([.B583]))))" calcext:base-cell-address="'7-12月_'.B583"/>
            <calcext:condition calcext:apply-style-name="cf4" calcext:value="formula-is(msoxl:AND(COUNTIF([.$B$583:.$B$583], [.B583])&gt;1,NOT(ISBLANK([.B583]))))" calcext:base-cell-address="'7-12月_'.B583"/>
            <calcext:condition calcext:apply-style-name="cf5" calcext:value="formula-is(msoxl:AND(COUNTIF([.$B$583:.$B$583], [.B583])&gt;1,NOT(ISBLANK([.B583]))))" calcext:base-cell-address="'7-12月_'.B583"/>
          </calcext:conditional-format>
          <calcext:conditional-format calcext:target-range-address="'7-12月_'.B584:'7-12月_'.B584">
            <calcext:condition calcext:apply-style-name="cf1" calcext:value="formula-is(msoxl:AND(COUNTIF([.$B$584:.$B$584], [.B584])&gt;1,NOT(ISBLANK([.B584]))))" calcext:base-cell-address="'7-12月_'.B584"/>
            <calcext:condition calcext:apply-style-name="cf2" calcext:value="formula-is(msoxl:AND(COUNTIF([.$B$584:.$B$584], [.B584])&gt;1,NOT(ISBLANK([.B584]))))" calcext:base-cell-address="'7-12月_'.B584"/>
            <calcext:condition calcext:apply-style-name="cf3" calcext:value="formula-is(msoxl:AND(COUNTIF([.$B$584:.$B$584], [.B584])&gt;1,NOT(ISBLANK([.B584]))))" calcext:base-cell-address="'7-12月_'.B584"/>
            <calcext:condition calcext:apply-style-name="cf4" calcext:value="formula-is(msoxl:AND(COUNTIF([.$B$584:.$B$584], [.B584])&gt;1,NOT(ISBLANK([.B584]))))" calcext:base-cell-address="'7-12月_'.B584"/>
            <calcext:condition calcext:apply-style-name="cf5" calcext:value="formula-is(msoxl:AND(COUNTIF([.$B$584:.$B$584], [.B584])&gt;1,NOT(ISBLANK([.B584]))))" calcext:base-cell-address="'7-12月_'.B584"/>
          </calcext:conditional-format>
          <calcext:conditional-format calcext:target-range-address="'7-12月_'.B585:'7-12月_'.B585">
            <calcext:condition calcext:apply-style-name="cf1" calcext:value="formula-is(msoxl:AND(COUNTIF([.$B$585:.$B$585], [.B585])&gt;1,NOT(ISBLANK([.B585]))))" calcext:base-cell-address="'7-12月_'.B585"/>
            <calcext:condition calcext:apply-style-name="cf2" calcext:value="formula-is(msoxl:AND(COUNTIF([.$B$585:.$B$585], [.B585])&gt;1,NOT(ISBLANK([.B585]))))" calcext:base-cell-address="'7-12月_'.B585"/>
            <calcext:condition calcext:apply-style-name="cf3" calcext:value="formula-is(msoxl:AND(COUNTIF([.$B$585:.$B$585], [.B585])&gt;1,NOT(ISBLANK([.B585]))))" calcext:base-cell-address="'7-12月_'.B585"/>
            <calcext:condition calcext:apply-style-name="cf4" calcext:value="formula-is(msoxl:AND(COUNTIF([.$B$585:.$B$585], [.B585])&gt;1,NOT(ISBLANK([.B585]))))" calcext:base-cell-address="'7-12月_'.B585"/>
            <calcext:condition calcext:apply-style-name="cf5" calcext:value="formula-is(msoxl:AND(COUNTIF([.$B$585:.$B$585], [.B585])&gt;1,NOT(ISBLANK([.B585]))))" calcext:base-cell-address="'7-12月_'.B585"/>
          </calcext:conditional-format>
          <calcext:conditional-format calcext:target-range-address="'7-12月_'.B586:'7-12月_'.B586">
            <calcext:condition calcext:apply-style-name="cf1" calcext:value="formula-is(msoxl:AND(COUNTIF([.$B$586:.$B$586], [.B586])&gt;1,NOT(ISBLANK([.B586]))))" calcext:base-cell-address="'7-12月_'.B586"/>
            <calcext:condition calcext:apply-style-name="cf2" calcext:value="formula-is(msoxl:AND(COUNTIF([.$B$586:.$B$586], [.B586])&gt;1,NOT(ISBLANK([.B586]))))" calcext:base-cell-address="'7-12月_'.B586"/>
            <calcext:condition calcext:apply-style-name="cf3" calcext:value="formula-is(msoxl:AND(COUNTIF([.$B$586:.$B$586], [.B586])&gt;1,NOT(ISBLANK([.B586]))))" calcext:base-cell-address="'7-12月_'.B586"/>
            <calcext:condition calcext:apply-style-name="cf4" calcext:value="formula-is(msoxl:AND(COUNTIF([.$B$586:.$B$586], [.B586])&gt;1,NOT(ISBLANK([.B586]))))" calcext:base-cell-address="'7-12月_'.B586"/>
            <calcext:condition calcext:apply-style-name="cf5" calcext:value="formula-is(msoxl:AND(COUNTIF([.$B$586:.$B$586], [.B586])&gt;1,NOT(ISBLANK([.B586]))))" calcext:base-cell-address="'7-12月_'.B586"/>
          </calcext:conditional-format>
          <calcext:conditional-format calcext:target-range-address="'7-12月_'.B587:'7-12月_'.B587">
            <calcext:condition calcext:apply-style-name="cf1" calcext:value="formula-is(msoxl:AND(COUNTIF([.$B$587:.$B$587], [.B587])&gt;1,NOT(ISBLANK([.B587]))))" calcext:base-cell-address="'7-12月_'.B587"/>
            <calcext:condition calcext:apply-style-name="cf2" calcext:value="formula-is(msoxl:AND(COUNTIF([.$B$587:.$B$587], [.B587])&gt;1,NOT(ISBLANK([.B587]))))" calcext:base-cell-address="'7-12月_'.B587"/>
            <calcext:condition calcext:apply-style-name="cf3" calcext:value="formula-is(msoxl:AND(COUNTIF([.$B$587:.$B$587], [.B587])&gt;1,NOT(ISBLANK([.B587]))))" calcext:base-cell-address="'7-12月_'.B587"/>
            <calcext:condition calcext:apply-style-name="cf4" calcext:value="formula-is(msoxl:AND(COUNTIF([.$B$587:.$B$587], [.B587])&gt;1,NOT(ISBLANK([.B587]))))" calcext:base-cell-address="'7-12月_'.B587"/>
            <calcext:condition calcext:apply-style-name="cf5" calcext:value="formula-is(msoxl:AND(COUNTIF([.$B$587:.$B$587], [.B587])&gt;1,NOT(ISBLANK([.B587]))))" calcext:base-cell-address="'7-12月_'.B587"/>
          </calcext:conditional-format>
          <calcext:conditional-format calcext:target-range-address="'7-12月_'.B588:'7-12月_'.B588">
            <calcext:condition calcext:apply-style-name="cf1" calcext:value="formula-is(msoxl:AND(COUNTIF([.$B$588:.$B$588], [.B588])&gt;1,NOT(ISBLANK([.B588]))))" calcext:base-cell-address="'7-12月_'.B588"/>
            <calcext:condition calcext:apply-style-name="cf2" calcext:value="formula-is(msoxl:AND(COUNTIF([.$B$588:.$B$588], [.B588])&gt;1,NOT(ISBLANK([.B588]))))" calcext:base-cell-address="'7-12月_'.B588"/>
            <calcext:condition calcext:apply-style-name="cf3" calcext:value="formula-is(msoxl:AND(COUNTIF([.$B$588:.$B$588], [.B588])&gt;1,NOT(ISBLANK([.B588]))))" calcext:base-cell-address="'7-12月_'.B588"/>
            <calcext:condition calcext:apply-style-name="cf4" calcext:value="formula-is(msoxl:AND(COUNTIF([.$B$588:.$B$588], [.B588])&gt;1,NOT(ISBLANK([.B588]))))" calcext:base-cell-address="'7-12月_'.B588"/>
            <calcext:condition calcext:apply-style-name="cf5" calcext:value="formula-is(msoxl:AND(COUNTIF([.$B$588:.$B$588], [.B588])&gt;1,NOT(ISBLANK([.B588]))))" calcext:base-cell-address="'7-12月_'.B588"/>
          </calcext:conditional-format>
          <calcext:conditional-format calcext:target-range-address="'7-12月_'.B595:'7-12月_'.B595">
            <calcext:condition calcext:apply-style-name="cf1" calcext:value="formula-is(msoxl:AND(COUNTIF([.$B$595:.$B$595], [.B595])&gt;1,NOT(ISBLANK([.B595]))))" calcext:base-cell-address="'7-12月_'.B595"/>
            <calcext:condition calcext:apply-style-name="cf2" calcext:value="formula-is(msoxl:AND(COUNTIF([.$B$595:.$B$595], [.B595])&gt;1,NOT(ISBLANK([.B595]))))" calcext:base-cell-address="'7-12月_'.B595"/>
            <calcext:condition calcext:apply-style-name="cf3" calcext:value="formula-is(msoxl:AND(COUNTIF([.$B$595:.$B$595], [.B595])&gt;1,NOT(ISBLANK([.B595]))))" calcext:base-cell-address="'7-12月_'.B595"/>
            <calcext:condition calcext:apply-style-name="cf4" calcext:value="formula-is(msoxl:AND(COUNTIF([.$B$595:.$B$595], [.B595])&gt;1,NOT(ISBLANK([.B595]))))" calcext:base-cell-address="'7-12月_'.B595"/>
            <calcext:condition calcext:apply-style-name="cf5" calcext:value="formula-is(msoxl:AND(COUNTIF([.$B$595:.$B$595], [.B595])&gt;1,NOT(ISBLANK([.B595]))))" calcext:base-cell-address="'7-12月_'.B595"/>
          </calcext:conditional-format>
          <calcext:conditional-format calcext:target-range-address="'7-12月_'.B596:'7-12月_'.B596">
            <calcext:condition calcext:apply-style-name="cf1" calcext:value="formula-is(msoxl:AND(COUNTIF([.$B$596:.$B$596], [.B596])&gt;1,NOT(ISBLANK([.B596]))))" calcext:base-cell-address="'7-12月_'.B596"/>
            <calcext:condition calcext:apply-style-name="cf2" calcext:value="formula-is(msoxl:AND(COUNTIF([.$B$596:.$B$596], [.B596])&gt;1,NOT(ISBLANK([.B596]))))" calcext:base-cell-address="'7-12月_'.B596"/>
            <calcext:condition calcext:apply-style-name="cf3" calcext:value="formula-is(msoxl:AND(COUNTIF([.$B$596:.$B$596], [.B596])&gt;1,NOT(ISBLANK([.B596]))))" calcext:base-cell-address="'7-12月_'.B596"/>
            <calcext:condition calcext:apply-style-name="cf4" calcext:value="formula-is(msoxl:AND(COUNTIF([.$B$596:.$B$596], [.B596])&gt;1,NOT(ISBLANK([.B596]))))" calcext:base-cell-address="'7-12月_'.B596"/>
            <calcext:condition calcext:apply-style-name="cf5" calcext:value="formula-is(msoxl:AND(COUNTIF([.$B$596:.$B$596], [.B596])&gt;1,NOT(ISBLANK([.B596]))))" calcext:base-cell-address="'7-12月_'.B596"/>
          </calcext:conditional-format>
          <calcext:conditional-format calcext:target-range-address="'7-12月_'.B597:'7-12月_'.B597">
            <calcext:condition calcext:apply-style-name="cf1" calcext:value="formula-is(msoxl:AND(COUNTIF([.$B$597:.$B$597], [.B597])&gt;1,NOT(ISBLANK([.B597]))))" calcext:base-cell-address="'7-12月_'.B597"/>
            <calcext:condition calcext:apply-style-name="cf2" calcext:value="formula-is(msoxl:AND(COUNTIF([.$B$597:.$B$597], [.B597])&gt;1,NOT(ISBLANK([.B597]))))" calcext:base-cell-address="'7-12月_'.B597"/>
            <calcext:condition calcext:apply-style-name="cf3" calcext:value="formula-is(msoxl:AND(COUNTIF([.$B$597:.$B$597], [.B597])&gt;1,NOT(ISBLANK([.B597]))))" calcext:base-cell-address="'7-12月_'.B597"/>
            <calcext:condition calcext:apply-style-name="cf4" calcext:value="formula-is(msoxl:AND(COUNTIF([.$B$597:.$B$597], [.B597])&gt;1,NOT(ISBLANK([.B597]))))" calcext:base-cell-address="'7-12月_'.B597"/>
            <calcext:condition calcext:apply-style-name="cf5" calcext:value="formula-is(msoxl:AND(COUNTIF([.$B$597:.$B$597], [.B597])&gt;1,NOT(ISBLANK([.B597]))))" calcext:base-cell-address="'7-12月_'.B597"/>
          </calcext:conditional-format>
          <calcext:conditional-format calcext:target-range-address="'7-12月_'.B598:'7-12月_'.B598">
            <calcext:condition calcext:apply-style-name="cf1" calcext:value="formula-is(msoxl:AND(COUNTIF([.$B$598:.$B$598], [.B598])&gt;1,NOT(ISBLANK([.B598]))))" calcext:base-cell-address="'7-12月_'.B598"/>
            <calcext:condition calcext:apply-style-name="cf2" calcext:value="formula-is(msoxl:AND(COUNTIF([.$B$598:.$B$598], [.B598])&gt;1,NOT(ISBLANK([.B598]))))" calcext:base-cell-address="'7-12月_'.B598"/>
            <calcext:condition calcext:apply-style-name="cf3" calcext:value="formula-is(msoxl:AND(COUNTIF([.$B$598:.$B$598], [.B598])&gt;1,NOT(ISBLANK([.B598]))))" calcext:base-cell-address="'7-12月_'.B598"/>
            <calcext:condition calcext:apply-style-name="cf4" calcext:value="formula-is(msoxl:AND(COUNTIF([.$B$598:.$B$598], [.B598])&gt;1,NOT(ISBLANK([.B598]))))" calcext:base-cell-address="'7-12月_'.B598"/>
            <calcext:condition calcext:apply-style-name="cf5" calcext:value="formula-is(msoxl:AND(COUNTIF([.$B$598:.$B$598], [.B598])&gt;1,NOT(ISBLANK([.B598]))))" calcext:base-cell-address="'7-12月_'.B598"/>
          </calcext:conditional-format>
          <calcext:conditional-format calcext:target-range-address="'7-12月_'.B599:'7-12月_'.B599">
            <calcext:condition calcext:apply-style-name="cf1" calcext:value="formula-is(msoxl:AND(COUNTIF([.$B$599:.$B$599], [.B599])&gt;1,NOT(ISBLANK([.B599]))))" calcext:base-cell-address="'7-12月_'.B599"/>
            <calcext:condition calcext:apply-style-name="cf2" calcext:value="formula-is(msoxl:AND(COUNTIF([.$B$599:.$B$599], [.B599])&gt;1,NOT(ISBLANK([.B599]))))" calcext:base-cell-address="'7-12月_'.B599"/>
            <calcext:condition calcext:apply-style-name="cf3" calcext:value="formula-is(msoxl:AND(COUNTIF([.$B$599:.$B$599], [.B599])&gt;1,NOT(ISBLANK([.B599]))))" calcext:base-cell-address="'7-12月_'.B599"/>
            <calcext:condition calcext:apply-style-name="cf4" calcext:value="formula-is(msoxl:AND(COUNTIF([.$B$599:.$B$599], [.B599])&gt;1,NOT(ISBLANK([.B599]))))" calcext:base-cell-address="'7-12月_'.B599"/>
            <calcext:condition calcext:apply-style-name="cf5" calcext:value="formula-is(msoxl:AND(COUNTIF([.$B$599:.$B$599], [.B599])&gt;1,NOT(ISBLANK([.B599]))))" calcext:base-cell-address="'7-12月_'.B599"/>
          </calcext:conditional-format>
          <calcext:conditional-format calcext:target-range-address="'7-12月_'.B600:'7-12月_'.B600">
            <calcext:condition calcext:apply-style-name="cf1" calcext:value="formula-is(msoxl:AND(COUNTIF([.$B$600:.$B$600], [.B600])&gt;1,NOT(ISBLANK([.B600]))))" calcext:base-cell-address="'7-12月_'.B600"/>
            <calcext:condition calcext:apply-style-name="cf2" calcext:value="formula-is(msoxl:AND(COUNTIF([.$B$600:.$B$600], [.B600])&gt;1,NOT(ISBLANK([.B600]))))" calcext:base-cell-address="'7-12月_'.B600"/>
            <calcext:condition calcext:apply-style-name="cf3" calcext:value="formula-is(msoxl:AND(COUNTIF([.$B$600:.$B$600], [.B600])&gt;1,NOT(ISBLANK([.B600]))))" calcext:base-cell-address="'7-12月_'.B600"/>
            <calcext:condition calcext:apply-style-name="cf4" calcext:value="formula-is(msoxl:AND(COUNTIF([.$B$600:.$B$600], [.B600])&gt;1,NOT(ISBLANK([.B600]))))" calcext:base-cell-address="'7-12月_'.B600"/>
            <calcext:condition calcext:apply-style-name="cf5" calcext:value="formula-is(msoxl:AND(COUNTIF([.$B$600:.$B$600], [.B600])&gt;1,NOT(ISBLANK([.B600]))))" calcext:base-cell-address="'7-12月_'.B600"/>
          </calcext:conditional-format>
          <calcext:conditional-format calcext:target-range-address="'7-12月_'.B601:'7-12月_'.B601">
            <calcext:condition calcext:apply-style-name="cf1" calcext:value="formula-is(msoxl:AND(COUNTIF([.$B$601:.$B$601], [.B601])&gt;1,NOT(ISBLANK([.B601]))))" calcext:base-cell-address="'7-12月_'.B601"/>
            <calcext:condition calcext:apply-style-name="cf2" calcext:value="formula-is(msoxl:AND(COUNTIF([.$B$601:.$B$601], [.B601])&gt;1,NOT(ISBLANK([.B601]))))" calcext:base-cell-address="'7-12月_'.B601"/>
            <calcext:condition calcext:apply-style-name="cf3" calcext:value="formula-is(msoxl:AND(COUNTIF([.$B$601:.$B$601], [.B601])&gt;1,NOT(ISBLANK([.B601]))))" calcext:base-cell-address="'7-12月_'.B601"/>
            <calcext:condition calcext:apply-style-name="cf4" calcext:value="formula-is(msoxl:AND(COUNTIF([.$B$601:.$B$601], [.B601])&gt;1,NOT(ISBLANK([.B601]))))" calcext:base-cell-address="'7-12月_'.B601"/>
            <calcext:condition calcext:apply-style-name="cf5" calcext:value="formula-is(msoxl:AND(COUNTIF([.$B$601:.$B$601], [.B601])&gt;1,NOT(ISBLANK([.B601]))))" calcext:base-cell-address="'7-12月_'.B601"/>
          </calcext:conditional-format>
          <calcext:conditional-format calcext:target-range-address="'7-12月_'.B602:'7-12月_'.B602">
            <calcext:condition calcext:apply-style-name="cf1" calcext:value="formula-is(msoxl:AND(COUNTIF([.$B$602:.$B$602], [.B602])&gt;1,NOT(ISBLANK([.B602]))))" calcext:base-cell-address="'7-12月_'.B602"/>
            <calcext:condition calcext:apply-style-name="cf2" calcext:value="formula-is(msoxl:AND(COUNTIF([.$B$602:.$B$602], [.B602])&gt;1,NOT(ISBLANK([.B602]))))" calcext:base-cell-address="'7-12月_'.B602"/>
            <calcext:condition calcext:apply-style-name="cf3" calcext:value="formula-is(msoxl:AND(COUNTIF([.$B$602:.$B$602], [.B602])&gt;1,NOT(ISBLANK([.B602]))))" calcext:base-cell-address="'7-12月_'.B602"/>
            <calcext:condition calcext:apply-style-name="cf4" calcext:value="formula-is(msoxl:AND(COUNTIF([.$B$602:.$B$602], [.B602])&gt;1,NOT(ISBLANK([.B602]))))" calcext:base-cell-address="'7-12月_'.B602"/>
            <calcext:condition calcext:apply-style-name="cf5" calcext:value="formula-is(msoxl:AND(COUNTIF([.$B$602:.$B$602], [.B602])&gt;1,NOT(ISBLANK([.B602]))))" calcext:base-cell-address="'7-12月_'.B602"/>
          </calcext:conditional-format>
          <calcext:conditional-format calcext:target-range-address="'7-12月_'.B603:'7-12月_'.B603">
            <calcext:condition calcext:apply-style-name="cf1" calcext:value="formula-is(msoxl:AND(COUNTIF([.$B$603:.$B$603], [.B603])&gt;1,NOT(ISBLANK([.B603]))))" calcext:base-cell-address="'7-12月_'.B603"/>
            <calcext:condition calcext:apply-style-name="cf2" calcext:value="formula-is(msoxl:AND(COUNTIF([.$B$603:.$B$603], [.B603])&gt;1,NOT(ISBLANK([.B603]))))" calcext:base-cell-address="'7-12月_'.B603"/>
            <calcext:condition calcext:apply-style-name="cf3" calcext:value="formula-is(msoxl:AND(COUNTIF([.$B$603:.$B$603], [.B603])&gt;1,NOT(ISBLANK([.B603]))))" calcext:base-cell-address="'7-12月_'.B603"/>
            <calcext:condition calcext:apply-style-name="cf4" calcext:value="formula-is(msoxl:AND(COUNTIF([.$B$603:.$B$603], [.B603])&gt;1,NOT(ISBLANK([.B603]))))" calcext:base-cell-address="'7-12月_'.B603"/>
            <calcext:condition calcext:apply-style-name="cf5" calcext:value="formula-is(msoxl:AND(COUNTIF([.$B$603:.$B$603], [.B603])&gt;1,NOT(ISBLANK([.B603]))))" calcext:base-cell-address="'7-12月_'.B603"/>
          </calcext:conditional-format>
          <calcext:conditional-format calcext:target-range-address="'7-12月_'.B616:'7-12月_'.B616">
            <calcext:condition calcext:apply-style-name="cf1" calcext:value="formula-is(msoxl:AND(COUNTIF([.$B$616:.$B$616], [.B616])&gt;1,NOT(ISBLANK([.B616]))))" calcext:base-cell-address="'7-12月_'.B616"/>
            <calcext:condition calcext:apply-style-name="cf2" calcext:value="formula-is(msoxl:AND(COUNTIF([.$B$616:.$B$616], [.B616])&gt;1,NOT(ISBLANK([.B616]))))" calcext:base-cell-address="'7-12月_'.B616"/>
            <calcext:condition calcext:apply-style-name="cf3" calcext:value="formula-is(msoxl:AND(COUNTIF([.$B$616:.$B$616], [.B616])&gt;1,NOT(ISBLANK([.B616]))))" calcext:base-cell-address="'7-12月_'.B616"/>
            <calcext:condition calcext:apply-style-name="cf4" calcext:value="formula-is(msoxl:AND(COUNTIF([.$B$616:.$B$616], [.B616])&gt;1,NOT(ISBLANK([.B616]))))" calcext:base-cell-address="'7-12月_'.B616"/>
            <calcext:condition calcext:apply-style-name="cf5" calcext:value="formula-is(msoxl:AND(COUNTIF([.$B$616:.$B$616], [.B616])&gt;1,NOT(ISBLANK([.B616]))))" calcext:base-cell-address="'7-12月_'.B616"/>
          </calcext:conditional-format>
          <calcext:conditional-format calcext:target-range-address="'7-12月_'.B620:'7-12月_'.B620">
            <calcext:condition calcext:apply-style-name="cf1" calcext:value="formula-is(msoxl:AND(COUNTIF([.$B$620:.$B$620], [.B620])&gt;1,NOT(ISBLANK([.B620]))))" calcext:base-cell-address="'7-12月_'.B620"/>
            <calcext:condition calcext:apply-style-name="cf2" calcext:value="formula-is(msoxl:AND(COUNTIF([.$B$620:.$B$620], [.B620])&gt;1,NOT(ISBLANK([.B620]))))" calcext:base-cell-address="'7-12月_'.B620"/>
            <calcext:condition calcext:apply-style-name="cf3" calcext:value="formula-is(msoxl:AND(COUNTIF([.$B$620:.$B$620], [.B620])&gt;1,NOT(ISBLANK([.B620]))))" calcext:base-cell-address="'7-12月_'.B620"/>
            <calcext:condition calcext:apply-style-name="cf4" calcext:value="formula-is(msoxl:AND(COUNTIF([.$B$620:.$B$620], [.B620])&gt;1,NOT(ISBLANK([.B620]))))" calcext:base-cell-address="'7-12月_'.B620"/>
            <calcext:condition calcext:apply-style-name="cf5" calcext:value="formula-is(msoxl:AND(COUNTIF([.$B$620:.$B$620], [.B620])&gt;1,NOT(ISBLANK([.B620]))))" calcext:base-cell-address="'7-12月_'.B620"/>
          </calcext:conditional-format>
          <calcext:conditional-format calcext:target-range-address="'7-12月_'.B621:'7-12月_'.B621">
            <calcext:condition calcext:apply-style-name="cf1" calcext:value="formula-is(msoxl:AND(COUNTIF([.$B$621:.$B$621], [.B621])&gt;1,NOT(ISBLANK([.B621]))))" calcext:base-cell-address="'7-12月_'.B621"/>
            <calcext:condition calcext:apply-style-name="cf2" calcext:value="formula-is(msoxl:AND(COUNTIF([.$B$621:.$B$621], [.B621])&gt;1,NOT(ISBLANK([.B621]))))" calcext:base-cell-address="'7-12月_'.B621"/>
            <calcext:condition calcext:apply-style-name="cf3" calcext:value="formula-is(msoxl:AND(COUNTIF([.$B$621:.$B$621], [.B621])&gt;1,NOT(ISBLANK([.B621]))))" calcext:base-cell-address="'7-12月_'.B621"/>
            <calcext:condition calcext:apply-style-name="cf4" calcext:value="formula-is(msoxl:AND(COUNTIF([.$B$621:.$B$621], [.B621])&gt;1,NOT(ISBLANK([.B621]))))" calcext:base-cell-address="'7-12月_'.B621"/>
            <calcext:condition calcext:apply-style-name="cf5" calcext:value="formula-is(msoxl:AND(COUNTIF([.$B$621:.$B$621], [.B621])&gt;1,NOT(ISBLANK([.B621]))))" calcext:base-cell-address="'7-12月_'.B621"/>
          </calcext:conditional-format>
          <calcext:conditional-format calcext:target-range-address="'7-12月_'.B622:'7-12月_'.B622">
            <calcext:condition calcext:apply-style-name="cf1" calcext:value="formula-is(msoxl:AND(COUNTIF([.$B$622:.$B$622], [.B622])&gt;1,NOT(ISBLANK([.B622]))))" calcext:base-cell-address="'7-12月_'.B622"/>
            <calcext:condition calcext:apply-style-name="cf2" calcext:value="formula-is(msoxl:AND(COUNTIF([.$B$622:.$B$622], [.B622])&gt;1,NOT(ISBLANK([.B622]))))" calcext:base-cell-address="'7-12月_'.B622"/>
            <calcext:condition calcext:apply-style-name="cf3" calcext:value="formula-is(msoxl:AND(COUNTIF([.$B$622:.$B$622], [.B622])&gt;1,NOT(ISBLANK([.B622]))))" calcext:base-cell-address="'7-12月_'.B622"/>
            <calcext:condition calcext:apply-style-name="cf4" calcext:value="formula-is(msoxl:AND(COUNTIF([.$B$622:.$B$622], [.B622])&gt;1,NOT(ISBLANK([.B622]))))" calcext:base-cell-address="'7-12月_'.B622"/>
            <calcext:condition calcext:apply-style-name="cf5" calcext:value="formula-is(msoxl:AND(COUNTIF([.$B$622:.$B$622], [.B622])&gt;1,NOT(ISBLANK([.B622]))))" calcext:base-cell-address="'7-12月_'.B622"/>
          </calcext:conditional-format>
          <calcext:conditional-format calcext:target-range-address="'7-12月_'.B610:'7-12月_'.B610">
            <calcext:condition calcext:apply-style-name="cf1" calcext:value="formula-is(msoxl:AND(COUNTIF([.$B$610:.$B$610], [.B610])&gt;1,NOT(ISBLANK([.B610]))))" calcext:base-cell-address="'7-12月_'.B610"/>
            <calcext:condition calcext:apply-style-name="cf2" calcext:value="formula-is(msoxl:AND(COUNTIF([.$B$610:.$B$610], [.B610])&gt;1,NOT(ISBLANK([.B610]))))" calcext:base-cell-address="'7-12月_'.B610"/>
            <calcext:condition calcext:apply-style-name="cf3" calcext:value="formula-is(msoxl:AND(COUNTIF([.$B$610:.$B$610], [.B610])&gt;1,NOT(ISBLANK([.B610]))))" calcext:base-cell-address="'7-12月_'.B610"/>
            <calcext:condition calcext:apply-style-name="cf4" calcext:value="formula-is(msoxl:AND(COUNTIF([.$B$610:.$B$610], [.B610])&gt;1,NOT(ISBLANK([.B610]))))" calcext:base-cell-address="'7-12月_'.B610"/>
            <calcext:condition calcext:apply-style-name="cf5" calcext:value="formula-is(msoxl:AND(COUNTIF([.$B$610:.$B$610], [.B610])&gt;1,NOT(ISBLANK([.B610]))))" calcext:base-cell-address="'7-12月_'.B610"/>
          </calcext:conditional-format>
          <calcext:conditional-format calcext:target-range-address="'7-12月_'.B613:'7-12月_'.B613">
            <calcext:condition calcext:apply-style-name="cf1" calcext:value="formula-is(msoxl:AND(COUNTIF([.$B$613:.$B$613], [.B613])&gt;1,NOT(ISBLANK([.B613]))))" calcext:base-cell-address="'7-12月_'.B613"/>
            <calcext:condition calcext:apply-style-name="cf2" calcext:value="formula-is(msoxl:AND(COUNTIF([.$B$613:.$B$613], [.B613])&gt;1,NOT(ISBLANK([.B613]))))" calcext:base-cell-address="'7-12月_'.B613"/>
            <calcext:condition calcext:apply-style-name="cf3" calcext:value="formula-is(msoxl:AND(COUNTIF([.$B$613:.$B$613], [.B613])&gt;1,NOT(ISBLANK([.B613]))))" calcext:base-cell-address="'7-12月_'.B613"/>
            <calcext:condition calcext:apply-style-name="cf4" calcext:value="formula-is(msoxl:AND(COUNTIF([.$B$613:.$B$613], [.B613])&gt;1,NOT(ISBLANK([.B613]))))" calcext:base-cell-address="'7-12月_'.B613"/>
            <calcext:condition calcext:apply-style-name="cf5" calcext:value="formula-is(msoxl:AND(COUNTIF([.$B$613:.$B$613], [.B613])&gt;1,NOT(ISBLANK([.B613]))))" calcext:base-cell-address="'7-12月_'.B613"/>
          </calcext:conditional-format>
          <calcext:conditional-format calcext:target-range-address="'7-12月_'.B614:'7-12月_'.B614">
            <calcext:condition calcext:apply-style-name="cf1" calcext:value="formula-is(msoxl:AND(COUNTIF([.$B$614:.$B$614], [.B614])&gt;1,NOT(ISBLANK([.B614]))))" calcext:base-cell-address="'7-12月_'.B614"/>
            <calcext:condition calcext:apply-style-name="cf2" calcext:value="formula-is(msoxl:AND(COUNTIF([.$B$614:.$B$614], [.B614])&gt;1,NOT(ISBLANK([.B614]))))" calcext:base-cell-address="'7-12月_'.B614"/>
            <calcext:condition calcext:apply-style-name="cf3" calcext:value="formula-is(msoxl:AND(COUNTIF([.$B$614:.$B$614], [.B614])&gt;1,NOT(ISBLANK([.B614]))))" calcext:base-cell-address="'7-12月_'.B614"/>
            <calcext:condition calcext:apply-style-name="cf4" calcext:value="formula-is(msoxl:AND(COUNTIF([.$B$614:.$B$614], [.B614])&gt;1,NOT(ISBLANK([.B614]))))" calcext:base-cell-address="'7-12月_'.B614"/>
            <calcext:condition calcext:apply-style-name="cf5" calcext:value="formula-is(msoxl:AND(COUNTIF([.$B$614:.$B$614], [.B614])&gt;1,NOT(ISBLANK([.B614]))))" calcext:base-cell-address="'7-12月_'.B614"/>
          </calcext:conditional-format>
          <calcext:conditional-format calcext:target-range-address="'7-12月_'.B615:'7-12月_'.B615">
            <calcext:condition calcext:apply-style-name="cf1" calcext:value="formula-is(msoxl:AND(COUNTIF([.$B$615:.$B$615], [.B615])&gt;1,NOT(ISBLANK([.B615]))))" calcext:base-cell-address="'7-12月_'.B615"/>
            <calcext:condition calcext:apply-style-name="cf2" calcext:value="formula-is(msoxl:AND(COUNTIF([.$B$615:.$B$615], [.B615])&gt;1,NOT(ISBLANK([.B615]))))" calcext:base-cell-address="'7-12月_'.B615"/>
            <calcext:condition calcext:apply-style-name="cf3" calcext:value="formula-is(msoxl:AND(COUNTIF([.$B$615:.$B$615], [.B615])&gt;1,NOT(ISBLANK([.B615]))))" calcext:base-cell-address="'7-12月_'.B615"/>
            <calcext:condition calcext:apply-style-name="cf4" calcext:value="formula-is(msoxl:AND(COUNTIF([.$B$615:.$B$615], [.B615])&gt;1,NOT(ISBLANK([.B615]))))" calcext:base-cell-address="'7-12月_'.B615"/>
            <calcext:condition calcext:apply-style-name="cf5" calcext:value="formula-is(msoxl:AND(COUNTIF([.$B$615:.$B$615], [.B615])&gt;1,NOT(ISBLANK([.B615]))))" calcext:base-cell-address="'7-12月_'.B615"/>
          </calcext:conditional-format>
          <calcext:conditional-format calcext:target-range-address="'7-12月_'.B604:'7-12月_'.B604">
            <calcext:condition calcext:apply-style-name="cf1" calcext:value="formula-is(msoxl:AND(COUNTIF([.$B$604:.$B$604], [.B604])&gt;1,NOT(ISBLANK([.B604]))))" calcext:base-cell-address="'7-12月_'.B604"/>
            <calcext:condition calcext:apply-style-name="cf2" calcext:value="formula-is(msoxl:AND(COUNTIF([.$B$604:.$B$604], [.B604])&gt;1,NOT(ISBLANK([.B604]))))" calcext:base-cell-address="'7-12月_'.B604"/>
            <calcext:condition calcext:apply-style-name="cf3" calcext:value="formula-is(msoxl:AND(COUNTIF([.$B$604:.$B$604], [.B604])&gt;1,NOT(ISBLANK([.B604]))))" calcext:base-cell-address="'7-12月_'.B604"/>
            <calcext:condition calcext:apply-style-name="cf4" calcext:value="formula-is(msoxl:AND(COUNTIF([.$B$604:.$B$604], [.B604])&gt;1,NOT(ISBLANK([.B604]))))" calcext:base-cell-address="'7-12月_'.B604"/>
            <calcext:condition calcext:apply-style-name="cf5" calcext:value="formula-is(msoxl:AND(COUNTIF([.$B$604:.$B$604], [.B604])&gt;1,NOT(ISBLANK([.B604]))))" calcext:base-cell-address="'7-12月_'.B604"/>
          </calcext:conditional-format>
          <calcext:conditional-format calcext:target-range-address="'7-12月_'.B607:'7-12月_'.B607">
            <calcext:condition calcext:apply-style-name="cf1" calcext:value="formula-is(msoxl:AND(COUNTIF([.$B$607:.$B$607], [.B607])&gt;1,NOT(ISBLANK([.B607]))))" calcext:base-cell-address="'7-12月_'.B607"/>
            <calcext:condition calcext:apply-style-name="cf2" calcext:value="formula-is(msoxl:AND(COUNTIF([.$B$607:.$B$607], [.B607])&gt;1,NOT(ISBLANK([.B607]))))" calcext:base-cell-address="'7-12月_'.B607"/>
            <calcext:condition calcext:apply-style-name="cf3" calcext:value="formula-is(msoxl:AND(COUNTIF([.$B$607:.$B$607], [.B607])&gt;1,NOT(ISBLANK([.B607]))))" calcext:base-cell-address="'7-12月_'.B607"/>
            <calcext:condition calcext:apply-style-name="cf4" calcext:value="formula-is(msoxl:AND(COUNTIF([.$B$607:.$B$607], [.B607])&gt;1,NOT(ISBLANK([.B607]))))" calcext:base-cell-address="'7-12月_'.B607"/>
            <calcext:condition calcext:apply-style-name="cf5" calcext:value="formula-is(msoxl:AND(COUNTIF([.$B$607:.$B$607], [.B607])&gt;1,NOT(ISBLANK([.B607]))))" calcext:base-cell-address="'7-12月_'.B607"/>
          </calcext:conditional-format>
          <calcext:conditional-format calcext:target-range-address="'7-12月_'.B608:'7-12月_'.B608">
            <calcext:condition calcext:apply-style-name="cf1" calcext:value="formula-is(msoxl:AND(COUNTIF([.$B$608:.$B$608], [.B608])&gt;1,NOT(ISBLANK([.B608]))))" calcext:base-cell-address="'7-12月_'.B608"/>
            <calcext:condition calcext:apply-style-name="cf2" calcext:value="formula-is(msoxl:AND(COUNTIF([.$B$608:.$B$608], [.B608])&gt;1,NOT(ISBLANK([.B608]))))" calcext:base-cell-address="'7-12月_'.B608"/>
            <calcext:condition calcext:apply-style-name="cf3" calcext:value="formula-is(msoxl:AND(COUNTIF([.$B$608:.$B$608], [.B608])&gt;1,NOT(ISBLANK([.B608]))))" calcext:base-cell-address="'7-12月_'.B608"/>
            <calcext:condition calcext:apply-style-name="cf4" calcext:value="formula-is(msoxl:AND(COUNTIF([.$B$608:.$B$608], [.B608])&gt;1,NOT(ISBLANK([.B608]))))" calcext:base-cell-address="'7-12月_'.B608"/>
            <calcext:condition calcext:apply-style-name="cf5" calcext:value="formula-is(msoxl:AND(COUNTIF([.$B$608:.$B$608], [.B608])&gt;1,NOT(ISBLANK([.B608]))))" calcext:base-cell-address="'7-12月_'.B608"/>
          </calcext:conditional-format>
          <calcext:conditional-format calcext:target-range-address="'7-12月_'.B609:'7-12月_'.B609">
            <calcext:condition calcext:apply-style-name="cf1" calcext:value="formula-is(msoxl:AND(COUNTIF([.$B$609:.$B$609], [.B609])&gt;1,NOT(ISBLANK([.B609]))))" calcext:base-cell-address="'7-12月_'.B609"/>
            <calcext:condition calcext:apply-style-name="cf2" calcext:value="formula-is(msoxl:AND(COUNTIF([.$B$609:.$B$609], [.B609])&gt;1,NOT(ISBLANK([.B609]))))" calcext:base-cell-address="'7-12月_'.B609"/>
            <calcext:condition calcext:apply-style-name="cf3" calcext:value="formula-is(msoxl:AND(COUNTIF([.$B$609:.$B$609], [.B609])&gt;1,NOT(ISBLANK([.B609]))))" calcext:base-cell-address="'7-12月_'.B609"/>
            <calcext:condition calcext:apply-style-name="cf4" calcext:value="formula-is(msoxl:AND(COUNTIF([.$B$609:.$B$609], [.B609])&gt;1,NOT(ISBLANK([.B609]))))" calcext:base-cell-address="'7-12月_'.B609"/>
            <calcext:condition calcext:apply-style-name="cf5" calcext:value="formula-is(msoxl:AND(COUNTIF([.$B$609:.$B$609], [.B609])&gt;1,NOT(ISBLANK([.B609]))))" calcext:base-cell-address="'7-12月_'.B609"/>
          </calcext:conditional-format>
          <calcext:conditional-format calcext:target-range-address="'7-12月_'.B705:'7-12月_'.B705">
            <calcext:condition calcext:apply-style-name="cf1" calcext:value="formula-is(msoxl:AND(COUNTIF([.$B$705:.$B$705], [.B705])&gt;1,NOT(ISBLANK([.B705]))))" calcext:base-cell-address="'7-12月_'.B705"/>
            <calcext:condition calcext:apply-style-name="cf2" calcext:value="formula-is(msoxl:AND(COUNTIF([.$B$705:.$B$705], [.B705])&gt;1,NOT(ISBLANK([.B705]))))" calcext:base-cell-address="'7-12月_'.B705"/>
            <calcext:condition calcext:apply-style-name="cf3" calcext:value="formula-is(msoxl:AND(COUNTIF([.$B$705:.$B$705], [.B705])&gt;1,NOT(ISBLANK([.B705]))))" calcext:base-cell-address="'7-12月_'.B705"/>
            <calcext:condition calcext:apply-style-name="cf4" calcext:value="formula-is(msoxl:AND(COUNTIF([.$B$705:.$B$705], [.B705])&gt;1,NOT(ISBLANK([.B705]))))" calcext:base-cell-address="'7-12月_'.B705"/>
            <calcext:condition calcext:apply-style-name="cf5" calcext:value="formula-is(msoxl:AND(COUNTIF([.$B$705:.$B$705], [.B705])&gt;1,NOT(ISBLANK([.B705]))))" calcext:base-cell-address="'7-12月_'.B705"/>
          </calcext:conditional-format>
          <calcext:conditional-format calcext:target-range-address="'7-12月_'.B706:'7-12月_'.B706">
            <calcext:condition calcext:apply-style-name="cf1" calcext:value="formula-is(msoxl:AND(COUNTIF([.$B$706:.$B$706], [.B706])&gt;1,NOT(ISBLANK([.B706]))))" calcext:base-cell-address="'7-12月_'.B706"/>
            <calcext:condition calcext:apply-style-name="cf2" calcext:value="formula-is(msoxl:AND(COUNTIF([.$B$706:.$B$706], [.B706])&gt;1,NOT(ISBLANK([.B706]))))" calcext:base-cell-address="'7-12月_'.B706"/>
            <calcext:condition calcext:apply-style-name="cf3" calcext:value="formula-is(msoxl:AND(COUNTIF([.$B$706:.$B$706], [.B706])&gt;1,NOT(ISBLANK([.B706]))))" calcext:base-cell-address="'7-12月_'.B706"/>
            <calcext:condition calcext:apply-style-name="cf4" calcext:value="formula-is(msoxl:AND(COUNTIF([.$B$706:.$B$706], [.B706])&gt;1,NOT(ISBLANK([.B706]))))" calcext:base-cell-address="'7-12月_'.B706"/>
            <calcext:condition calcext:apply-style-name="cf5" calcext:value="formula-is(msoxl:AND(COUNTIF([.$B$706:.$B$706], [.B706])&gt;1,NOT(ISBLANK([.B706]))))" calcext:base-cell-address="'7-12月_'.B706"/>
          </calcext:conditional-format>
          <calcext:conditional-format calcext:target-range-address="'7-12月_'.B707:'7-12月_'.B707">
            <calcext:condition calcext:apply-style-name="cf1" calcext:value="formula-is(msoxl:AND(COUNTIF([.$B$707:.$B$707], [.B707])&gt;1,NOT(ISBLANK([.B707]))))" calcext:base-cell-address="'7-12月_'.B707"/>
            <calcext:condition calcext:apply-style-name="cf2" calcext:value="formula-is(msoxl:AND(COUNTIF([.$B$707:.$B$707], [.B707])&gt;1,NOT(ISBLANK([.B707]))))" calcext:base-cell-address="'7-12月_'.B707"/>
            <calcext:condition calcext:apply-style-name="cf3" calcext:value="formula-is(msoxl:AND(COUNTIF([.$B$707:.$B$707], [.B707])&gt;1,NOT(ISBLANK([.B707]))))" calcext:base-cell-address="'7-12月_'.B707"/>
            <calcext:condition calcext:apply-style-name="cf4" calcext:value="formula-is(msoxl:AND(COUNTIF([.$B$707:.$B$707], [.B707])&gt;1,NOT(ISBLANK([.B707]))))" calcext:base-cell-address="'7-12月_'.B707"/>
            <calcext:condition calcext:apply-style-name="cf5" calcext:value="formula-is(msoxl:AND(COUNTIF([.$B$707:.$B$707], [.B707])&gt;1,NOT(ISBLANK([.B707]))))" calcext:base-cell-address="'7-12月_'.B707"/>
          </calcext:conditional-format>
          <calcext:conditional-format calcext:target-range-address="'7-12月_'.B708:'7-12月_'.B708">
            <calcext:condition calcext:apply-style-name="cf1" calcext:value="formula-is(msoxl:AND(COUNTIF([.$B$708:.$B$708], [.B708])&gt;1,NOT(ISBLANK([.B708]))))" calcext:base-cell-address="'7-12月_'.B708"/>
            <calcext:condition calcext:apply-style-name="cf2" calcext:value="formula-is(msoxl:AND(COUNTIF([.$B$708:.$B$708], [.B708])&gt;1,NOT(ISBLANK([.B708]))))" calcext:base-cell-address="'7-12月_'.B708"/>
            <calcext:condition calcext:apply-style-name="cf3" calcext:value="formula-is(msoxl:AND(COUNTIF([.$B$708:.$B$708], [.B708])&gt;1,NOT(ISBLANK([.B708]))))" calcext:base-cell-address="'7-12月_'.B708"/>
            <calcext:condition calcext:apply-style-name="cf4" calcext:value="formula-is(msoxl:AND(COUNTIF([.$B$708:.$B$708], [.B708])&gt;1,NOT(ISBLANK([.B708]))))" calcext:base-cell-address="'7-12月_'.B708"/>
            <calcext:condition calcext:apply-style-name="cf5" calcext:value="formula-is(msoxl:AND(COUNTIF([.$B$708:.$B$708], [.B708])&gt;1,NOT(ISBLANK([.B708]))))" calcext:base-cell-address="'7-12月_'.B708"/>
          </calcext:conditional-format>
          <calcext:conditional-format calcext:target-range-address="'7-12月_'.B709:'7-12月_'.B709">
            <calcext:condition calcext:apply-style-name="cf1" calcext:value="formula-is(msoxl:AND(COUNTIF([.$B$709:.$B$709], [.B709])&gt;1,NOT(ISBLANK([.B709]))))" calcext:base-cell-address="'7-12月_'.B709"/>
            <calcext:condition calcext:apply-style-name="cf2" calcext:value="formula-is(msoxl:AND(COUNTIF([.$B$709:.$B$709], [.B709])&gt;1,NOT(ISBLANK([.B709]))))" calcext:base-cell-address="'7-12月_'.B709"/>
            <calcext:condition calcext:apply-style-name="cf3" calcext:value="formula-is(msoxl:AND(COUNTIF([.$B$709:.$B$709], [.B709])&gt;1,NOT(ISBLANK([.B709]))))" calcext:base-cell-address="'7-12月_'.B709"/>
            <calcext:condition calcext:apply-style-name="cf4" calcext:value="formula-is(msoxl:AND(COUNTIF([.$B$709:.$B$709], [.B709])&gt;1,NOT(ISBLANK([.B709]))))" calcext:base-cell-address="'7-12月_'.B709"/>
            <calcext:condition calcext:apply-style-name="cf5" calcext:value="formula-is(msoxl:AND(COUNTIF([.$B$709:.$B$709], [.B709])&gt;1,NOT(ISBLANK([.B709]))))" calcext:base-cell-address="'7-12月_'.B709"/>
          </calcext:conditional-format>
          <calcext:conditional-format calcext:target-range-address="'7-12月_'.B710:'7-12月_'.B710">
            <calcext:condition calcext:apply-style-name="cf1" calcext:value="formula-is(msoxl:AND(COUNTIF([.$B$710:.$B$710], [.B710])&gt;1,NOT(ISBLANK([.B710]))))" calcext:base-cell-address="'7-12月_'.B710"/>
            <calcext:condition calcext:apply-style-name="cf2" calcext:value="formula-is(msoxl:AND(COUNTIF([.$B$710:.$B$710], [.B710])&gt;1,NOT(ISBLANK([.B710]))))" calcext:base-cell-address="'7-12月_'.B710"/>
            <calcext:condition calcext:apply-style-name="cf3" calcext:value="formula-is(msoxl:AND(COUNTIF([.$B$710:.$B$710], [.B710])&gt;1,NOT(ISBLANK([.B710]))))" calcext:base-cell-address="'7-12月_'.B710"/>
            <calcext:condition calcext:apply-style-name="cf4" calcext:value="formula-is(msoxl:AND(COUNTIF([.$B$710:.$B$710], [.B710])&gt;1,NOT(ISBLANK([.B710]))))" calcext:base-cell-address="'7-12月_'.B710"/>
            <calcext:condition calcext:apply-style-name="cf5" calcext:value="formula-is(msoxl:AND(COUNTIF([.$B$710:.$B$710], [.B710])&gt;1,NOT(ISBLANK([.B710]))))" calcext:base-cell-address="'7-12月_'.B710"/>
          </calcext:conditional-format>
          <calcext:conditional-format calcext:target-range-address="'7-12月_'.B711:'7-12月_'.B711">
            <calcext:condition calcext:apply-style-name="cf1" calcext:value="formula-is(msoxl:AND(COUNTIF([.$B$711:.$B$711], [.B711])&gt;1,NOT(ISBLANK([.B711]))))" calcext:base-cell-address="'7-12月_'.B711"/>
            <calcext:condition calcext:apply-style-name="cf2" calcext:value="formula-is(msoxl:AND(COUNTIF([.$B$711:.$B$711], [.B711])&gt;1,NOT(ISBLANK([.B711]))))" calcext:base-cell-address="'7-12月_'.B711"/>
            <calcext:condition calcext:apply-style-name="cf3" calcext:value="formula-is(msoxl:AND(COUNTIF([.$B$711:.$B$711], [.B711])&gt;1,NOT(ISBLANK([.B711]))))" calcext:base-cell-address="'7-12月_'.B711"/>
            <calcext:condition calcext:apply-style-name="cf4" calcext:value="formula-is(msoxl:AND(COUNTIF([.$B$711:.$B$711], [.B711])&gt;1,NOT(ISBLANK([.B711]))))" calcext:base-cell-address="'7-12月_'.B711"/>
            <calcext:condition calcext:apply-style-name="cf5" calcext:value="formula-is(msoxl:AND(COUNTIF([.$B$711:.$B$711], [.B711])&gt;1,NOT(ISBLANK([.B711]))))" calcext:base-cell-address="'7-12月_'.B711"/>
          </calcext:conditional-format>
          <calcext:conditional-format calcext:target-range-address="'7-12月_'.B712:'7-12月_'.B712">
            <calcext:condition calcext:apply-style-name="cf1" calcext:value="formula-is(msoxl:AND(COUNTIF([.$B$712:.$B$712], [.B712])&gt;1,NOT(ISBLANK([.B712]))))" calcext:base-cell-address="'7-12月_'.B712"/>
            <calcext:condition calcext:apply-style-name="cf2" calcext:value="formula-is(msoxl:AND(COUNTIF([.$B$712:.$B$712], [.B712])&gt;1,NOT(ISBLANK([.B712]))))" calcext:base-cell-address="'7-12月_'.B712"/>
            <calcext:condition calcext:apply-style-name="cf3" calcext:value="formula-is(msoxl:AND(COUNTIF([.$B$712:.$B$712], [.B712])&gt;1,NOT(ISBLANK([.B712]))))" calcext:base-cell-address="'7-12月_'.B712"/>
            <calcext:condition calcext:apply-style-name="cf4" calcext:value="formula-is(msoxl:AND(COUNTIF([.$B$712:.$B$712], [.B712])&gt;1,NOT(ISBLANK([.B712]))))" calcext:base-cell-address="'7-12月_'.B712"/>
            <calcext:condition calcext:apply-style-name="cf5" calcext:value="formula-is(msoxl:AND(COUNTIF([.$B$712:.$B$712], [.B712])&gt;1,NOT(ISBLANK([.B712]))))" calcext:base-cell-address="'7-12月_'.B712"/>
          </calcext:conditional-format>
          <calcext:conditional-format calcext:target-range-address="'7-12月_'.B713:'7-12月_'.B713">
            <calcext:condition calcext:apply-style-name="cf1" calcext:value="formula-is(msoxl:AND(COUNTIF([.$B$713:.$B$713], [.B713])&gt;1,NOT(ISBLANK([.B713]))))" calcext:base-cell-address="'7-12月_'.B713"/>
            <calcext:condition calcext:apply-style-name="cf2" calcext:value="formula-is(msoxl:AND(COUNTIF([.$B$713:.$B$713], [.B713])&gt;1,NOT(ISBLANK([.B713]))))" calcext:base-cell-address="'7-12月_'.B713"/>
            <calcext:condition calcext:apply-style-name="cf3" calcext:value="formula-is(msoxl:AND(COUNTIF([.$B$713:.$B$713], [.B713])&gt;1,NOT(ISBLANK([.B713]))))" calcext:base-cell-address="'7-12月_'.B713"/>
            <calcext:condition calcext:apply-style-name="cf4" calcext:value="formula-is(msoxl:AND(COUNTIF([.$B$713:.$B$713], [.B713])&gt;1,NOT(ISBLANK([.B713]))))" calcext:base-cell-address="'7-12月_'.B713"/>
            <calcext:condition calcext:apply-style-name="cf5" calcext:value="formula-is(msoxl:AND(COUNTIF([.$B$713:.$B$713], [.B713])&gt;1,NOT(ISBLANK([.B713]))))" calcext:base-cell-address="'7-12月_'.B713"/>
          </calcext:conditional-format>
          <calcext:conditional-format calcext:target-range-address="'7-12月_'.B714:'7-12月_'.B714">
            <calcext:condition calcext:apply-style-name="cf1" calcext:value="formula-is(msoxl:AND(COUNTIF([.$B$714:.$B$714], [.B714])&gt;1,NOT(ISBLANK([.B714]))))" calcext:base-cell-address="'7-12月_'.B714"/>
            <calcext:condition calcext:apply-style-name="cf2" calcext:value="formula-is(msoxl:AND(COUNTIF([.$B$714:.$B$714], [.B714])&gt;1,NOT(ISBLANK([.B714]))))" calcext:base-cell-address="'7-12月_'.B714"/>
            <calcext:condition calcext:apply-style-name="cf3" calcext:value="formula-is(msoxl:AND(COUNTIF([.$B$714:.$B$714], [.B714])&gt;1,NOT(ISBLANK([.B714]))))" calcext:base-cell-address="'7-12月_'.B714"/>
            <calcext:condition calcext:apply-style-name="cf4" calcext:value="formula-is(msoxl:AND(COUNTIF([.$B$714:.$B$714], [.B714])&gt;1,NOT(ISBLANK([.B714]))))" calcext:base-cell-address="'7-12月_'.B714"/>
            <calcext:condition calcext:apply-style-name="cf5" calcext:value="formula-is(msoxl:AND(COUNTIF([.$B$714:.$B$714], [.B714])&gt;1,NOT(ISBLANK([.B714]))))" calcext:base-cell-address="'7-12月_'.B714"/>
          </calcext:conditional-format>
          <calcext:conditional-format calcext:target-range-address="'7-12月_'.B715:'7-12月_'.B715">
            <calcext:condition calcext:apply-style-name="cf1" calcext:value="formula-is(msoxl:AND(COUNTIF([.$B$715:.$B$715], [.B715])&gt;1,NOT(ISBLANK([.B715]))))" calcext:base-cell-address="'7-12月_'.B715"/>
            <calcext:condition calcext:apply-style-name="cf2" calcext:value="formula-is(msoxl:AND(COUNTIF([.$B$715:.$B$715], [.B715])&gt;1,NOT(ISBLANK([.B715]))))" calcext:base-cell-address="'7-12月_'.B715"/>
            <calcext:condition calcext:apply-style-name="cf3" calcext:value="formula-is(msoxl:AND(COUNTIF([.$B$715:.$B$715], [.B715])&gt;1,NOT(ISBLANK([.B715]))))" calcext:base-cell-address="'7-12月_'.B715"/>
            <calcext:condition calcext:apply-style-name="cf4" calcext:value="formula-is(msoxl:AND(COUNTIF([.$B$715:.$B$715], [.B715])&gt;1,NOT(ISBLANK([.B715]))))" calcext:base-cell-address="'7-12月_'.B715"/>
            <calcext:condition calcext:apply-style-name="cf5" calcext:value="formula-is(msoxl:AND(COUNTIF([.$B$715:.$B$715], [.B715])&gt;1,NOT(ISBLANK([.B715]))))" calcext:base-cell-address="'7-12月_'.B715"/>
          </calcext:conditional-format>
          <calcext:conditional-format calcext:target-range-address="'7-12月_'.B716:'7-12月_'.B716">
            <calcext:condition calcext:apply-style-name="cf1" calcext:value="formula-is(msoxl:AND(COUNTIF([.$B$716:.$B$716], [.B716])&gt;1,NOT(ISBLANK([.B716]))))" calcext:base-cell-address="'7-12月_'.B716"/>
            <calcext:condition calcext:apply-style-name="cf2" calcext:value="formula-is(msoxl:AND(COUNTIF([.$B$716:.$B$716], [.B716])&gt;1,NOT(ISBLANK([.B716]))))" calcext:base-cell-address="'7-12月_'.B716"/>
            <calcext:condition calcext:apply-style-name="cf3" calcext:value="formula-is(msoxl:AND(COUNTIF([.$B$716:.$B$716], [.B716])&gt;1,NOT(ISBLANK([.B716]))))" calcext:base-cell-address="'7-12月_'.B716"/>
            <calcext:condition calcext:apply-style-name="cf4" calcext:value="formula-is(msoxl:AND(COUNTIF([.$B$716:.$B$716], [.B716])&gt;1,NOT(ISBLANK([.B716]))))" calcext:base-cell-address="'7-12月_'.B716"/>
            <calcext:condition calcext:apply-style-name="cf5" calcext:value="formula-is(msoxl:AND(COUNTIF([.$B$716:.$B$716], [.B716])&gt;1,NOT(ISBLANK([.B716]))))" calcext:base-cell-address="'7-12月_'.B716"/>
          </calcext:conditional-format>
          <calcext:conditional-format calcext:target-range-address="'7-12月_'.B717:'7-12月_'.B717">
            <calcext:condition calcext:apply-style-name="cf1" calcext:value="formula-is(msoxl:AND(COUNTIF([.$B$717:.$B$717], [.B717])&gt;1,NOT(ISBLANK([.B717]))))" calcext:base-cell-address="'7-12月_'.B717"/>
            <calcext:condition calcext:apply-style-name="cf2" calcext:value="formula-is(msoxl:AND(COUNTIF([.$B$717:.$B$717], [.B717])&gt;1,NOT(ISBLANK([.B717]))))" calcext:base-cell-address="'7-12月_'.B717"/>
            <calcext:condition calcext:apply-style-name="cf3" calcext:value="formula-is(msoxl:AND(COUNTIF([.$B$717:.$B$717], [.B717])&gt;1,NOT(ISBLANK([.B717]))))" calcext:base-cell-address="'7-12月_'.B717"/>
            <calcext:condition calcext:apply-style-name="cf4" calcext:value="formula-is(msoxl:AND(COUNTIF([.$B$717:.$B$717], [.B717])&gt;1,NOT(ISBLANK([.B717]))))" calcext:base-cell-address="'7-12月_'.B717"/>
            <calcext:condition calcext:apply-style-name="cf5" calcext:value="formula-is(msoxl:AND(COUNTIF([.$B$717:.$B$717], [.B717])&gt;1,NOT(ISBLANK([.B717]))))" calcext:base-cell-address="'7-12月_'.B717"/>
          </calcext:conditional-format>
          <calcext:conditional-format calcext:target-range-address="'7-12月_'.B718:'7-12月_'.B718">
            <calcext:condition calcext:apply-style-name="cf1" calcext:value="formula-is(msoxl:AND(COUNTIF([.$B$718:.$B$718], [.B718])&gt;1,NOT(ISBLANK([.B718]))))" calcext:base-cell-address="'7-12月_'.B718"/>
            <calcext:condition calcext:apply-style-name="cf2" calcext:value="formula-is(msoxl:AND(COUNTIF([.$B$718:.$B$718], [.B718])&gt;1,NOT(ISBLANK([.B718]))))" calcext:base-cell-address="'7-12月_'.B718"/>
            <calcext:condition calcext:apply-style-name="cf3" calcext:value="formula-is(msoxl:AND(COUNTIF([.$B$718:.$B$718], [.B718])&gt;1,NOT(ISBLANK([.B718]))))" calcext:base-cell-address="'7-12月_'.B718"/>
            <calcext:condition calcext:apply-style-name="cf4" calcext:value="formula-is(msoxl:AND(COUNTIF([.$B$718:.$B$718], [.B718])&gt;1,NOT(ISBLANK([.B718]))))" calcext:base-cell-address="'7-12月_'.B718"/>
            <calcext:condition calcext:apply-style-name="cf5" calcext:value="formula-is(msoxl:AND(COUNTIF([.$B$718:.$B$718], [.B718])&gt;1,NOT(ISBLANK([.B718]))))" calcext:base-cell-address="'7-12月_'.B718"/>
          </calcext:conditional-format>
          <calcext:conditional-format calcext:target-range-address="'7-12月_'.B719:'7-12月_'.B719">
            <calcext:condition calcext:apply-style-name="cf1" calcext:value="formula-is(msoxl:AND(COUNTIF([.$B$719:.$B$719], [.B719])&gt;1,NOT(ISBLANK([.B719]))))" calcext:base-cell-address="'7-12月_'.B719"/>
            <calcext:condition calcext:apply-style-name="cf2" calcext:value="formula-is(msoxl:AND(COUNTIF([.$B$719:.$B$719], [.B719])&gt;1,NOT(ISBLANK([.B719]))))" calcext:base-cell-address="'7-12月_'.B719"/>
            <calcext:condition calcext:apply-style-name="cf3" calcext:value="formula-is(msoxl:AND(COUNTIF([.$B$719:.$B$719], [.B719])&gt;1,NOT(ISBLANK([.B719]))))" calcext:base-cell-address="'7-12月_'.B719"/>
            <calcext:condition calcext:apply-style-name="cf4" calcext:value="formula-is(msoxl:AND(COUNTIF([.$B$719:.$B$719], [.B719])&gt;1,NOT(ISBLANK([.B719]))))" calcext:base-cell-address="'7-12月_'.B719"/>
            <calcext:condition calcext:apply-style-name="cf5" calcext:value="formula-is(msoxl:AND(COUNTIF([.$B$719:.$B$719], [.B719])&gt;1,NOT(ISBLANK([.B719]))))" calcext:base-cell-address="'7-12月_'.B719"/>
          </calcext:conditional-format>
          <calcext:conditional-format calcext:target-range-address="'7-12月_'.B720:'7-12月_'.B720">
            <calcext:condition calcext:apply-style-name="cf1" calcext:value="formula-is(msoxl:AND(COUNTIF([.$B$720:.$B$720], [.B720])&gt;1,NOT(ISBLANK([.B720]))))" calcext:base-cell-address="'7-12月_'.B720"/>
            <calcext:condition calcext:apply-style-name="cf2" calcext:value="formula-is(msoxl:AND(COUNTIF([.$B$720:.$B$720], [.B720])&gt;1,NOT(ISBLANK([.B720]))))" calcext:base-cell-address="'7-12月_'.B720"/>
            <calcext:condition calcext:apply-style-name="cf3" calcext:value="formula-is(msoxl:AND(COUNTIF([.$B$720:.$B$720], [.B720])&gt;1,NOT(ISBLANK([.B720]))))" calcext:base-cell-address="'7-12月_'.B720"/>
            <calcext:condition calcext:apply-style-name="cf4" calcext:value="formula-is(msoxl:AND(COUNTIF([.$B$720:.$B$720], [.B720])&gt;1,NOT(ISBLANK([.B720]))))" calcext:base-cell-address="'7-12月_'.B720"/>
            <calcext:condition calcext:apply-style-name="cf5" calcext:value="formula-is(msoxl:AND(COUNTIF([.$B$720:.$B$720], [.B720])&gt;1,NOT(ISBLANK([.B720]))))" calcext:base-cell-address="'7-12月_'.B720"/>
          </calcext:conditional-format>
          <calcext:conditional-format calcext:target-range-address="'7-12月_'.B724:'7-12月_'.B724">
            <calcext:condition calcext:apply-style-name="cf1" calcext:value="formula-is(msoxl:AND(COUNTIF([.$B$724:.$B$724], [.B724])&gt;1,NOT(ISBLANK([.B724]))))" calcext:base-cell-address="'7-12月_'.B724"/>
            <calcext:condition calcext:apply-style-name="cf2" calcext:value="formula-is(msoxl:AND(COUNTIF([.$B$724:.$B$724], [.B724])&gt;1,NOT(ISBLANK([.B724]))))" calcext:base-cell-address="'7-12月_'.B724"/>
            <calcext:condition calcext:apply-style-name="cf3" calcext:value="formula-is(msoxl:AND(COUNTIF([.$B$724:.$B$724], [.B724])&gt;1,NOT(ISBLANK([.B724]))))" calcext:base-cell-address="'7-12月_'.B724"/>
            <calcext:condition calcext:apply-style-name="cf4" calcext:value="formula-is(msoxl:AND(COUNTIF([.$B$724:.$B$724], [.B724])&gt;1,NOT(ISBLANK([.B724]))))" calcext:base-cell-address="'7-12月_'.B724"/>
            <calcext:condition calcext:apply-style-name="cf5" calcext:value="formula-is(msoxl:AND(COUNTIF([.$B$724:.$B$724], [.B724])&gt;1,NOT(ISBLANK([.B724]))))" calcext:base-cell-address="'7-12月_'.B724"/>
          </calcext:conditional-format>
          <calcext:conditional-format calcext:target-range-address="'7-12月_'.B733:'7-12月_'.B733">
            <calcext:condition calcext:apply-style-name="cf1" calcext:value="formula-is(msoxl:AND(COUNTIF([.$B$733:.$B$733], [.B733])&gt;1,NOT(ISBLANK([.B733]))))" calcext:base-cell-address="'7-12月_'.B733"/>
            <calcext:condition calcext:apply-style-name="cf2" calcext:value="formula-is(msoxl:AND(COUNTIF([.$B$733:.$B$733], [.B733])&gt;1,NOT(ISBLANK([.B733]))))" calcext:base-cell-address="'7-12月_'.B733"/>
            <calcext:condition calcext:apply-style-name="cf3" calcext:value="formula-is(msoxl:AND(COUNTIF([.$B$733:.$B$733], [.B733])&gt;1,NOT(ISBLANK([.B733]))))" calcext:base-cell-address="'7-12月_'.B733"/>
            <calcext:condition calcext:apply-style-name="cf4" calcext:value="formula-is(msoxl:AND(COUNTIF([.$B$733:.$B$733], [.B733])&gt;1,NOT(ISBLANK([.B733]))))" calcext:base-cell-address="'7-12月_'.B733"/>
            <calcext:condition calcext:apply-style-name="cf5" calcext:value="formula-is(msoxl:AND(COUNTIF([.$B$733:.$B$733], [.B733])&gt;1,NOT(ISBLANK([.B733]))))" calcext:base-cell-address="'7-12月_'.B733"/>
          </calcext:conditional-format>
          <calcext:conditional-format calcext:target-range-address="'7-12月_'.B734:'7-12月_'.B734">
            <calcext:condition calcext:apply-style-name="cf1" calcext:value="formula-is(msoxl:AND(COUNTIF([.$B$734:.$B$734], [.B734])&gt;1,NOT(ISBLANK([.B734]))))" calcext:base-cell-address="'7-12月_'.B734"/>
            <calcext:condition calcext:apply-style-name="cf2" calcext:value="formula-is(msoxl:AND(COUNTIF([.$B$734:.$B$734], [.B734])&gt;1,NOT(ISBLANK([.B734]))))" calcext:base-cell-address="'7-12月_'.B734"/>
            <calcext:condition calcext:apply-style-name="cf3" calcext:value="formula-is(msoxl:AND(COUNTIF([.$B$734:.$B$734], [.B734])&gt;1,NOT(ISBLANK([.B734]))))" calcext:base-cell-address="'7-12月_'.B734"/>
            <calcext:condition calcext:apply-style-name="cf4" calcext:value="formula-is(msoxl:AND(COUNTIF([.$B$734:.$B$734], [.B734])&gt;1,NOT(ISBLANK([.B734]))))" calcext:base-cell-address="'7-12月_'.B734"/>
            <calcext:condition calcext:apply-style-name="cf5" calcext:value="formula-is(msoxl:AND(COUNTIF([.$B$734:.$B$734], [.B734])&gt;1,NOT(ISBLANK([.B734]))))" calcext:base-cell-address="'7-12月_'.B734"/>
          </calcext:conditional-format>
          <calcext:conditional-format calcext:target-range-address="'7-12月_'.B737:'7-12月_'.B737">
            <calcext:condition calcext:apply-style-name="cf1" calcext:value="formula-is(msoxl:AND(COUNTIF([.$B$737:.$B$737], [.B737])&gt;1,NOT(ISBLANK([.B737]))))" calcext:base-cell-address="'7-12月_'.B737"/>
            <calcext:condition calcext:apply-style-name="cf2" calcext:value="formula-is(msoxl:AND(COUNTIF([.$B$737:.$B$737], [.B737])&gt;1,NOT(ISBLANK([.B737]))))" calcext:base-cell-address="'7-12月_'.B737"/>
            <calcext:condition calcext:apply-style-name="cf3" calcext:value="formula-is(msoxl:AND(COUNTIF([.$B$737:.$B$737], [.B737])&gt;1,NOT(ISBLANK([.B737]))))" calcext:base-cell-address="'7-12月_'.B737"/>
            <calcext:condition calcext:apply-style-name="cf4" calcext:value="formula-is(msoxl:AND(COUNTIF([.$B$737:.$B$737], [.B737])&gt;1,NOT(ISBLANK([.B737]))))" calcext:base-cell-address="'7-12月_'.B737"/>
            <calcext:condition calcext:apply-style-name="cf5" calcext:value="formula-is(msoxl:AND(COUNTIF([.$B$737:.$B$737], [.B737])&gt;1,NOT(ISBLANK([.B737]))))" calcext:base-cell-address="'7-12月_'.B737"/>
          </calcext:conditional-format>
          <calcext:conditional-format calcext:target-range-address="'7-12月_'.B738:'7-12月_'.B738">
            <calcext:condition calcext:apply-style-name="cf1" calcext:value="formula-is(msoxl:AND(COUNTIF([.$B$738:.$B$738], [.B738])&gt;1,NOT(ISBLANK([.B738]))))" calcext:base-cell-address="'7-12月_'.B738"/>
            <calcext:condition calcext:apply-style-name="cf2" calcext:value="formula-is(msoxl:AND(COUNTIF([.$B$738:.$B$738], [.B738])&gt;1,NOT(ISBLANK([.B738]))))" calcext:base-cell-address="'7-12月_'.B738"/>
            <calcext:condition calcext:apply-style-name="cf3" calcext:value="formula-is(msoxl:AND(COUNTIF([.$B$738:.$B$738], [.B738])&gt;1,NOT(ISBLANK([.B738]))))" calcext:base-cell-address="'7-12月_'.B738"/>
            <calcext:condition calcext:apply-style-name="cf4" calcext:value="formula-is(msoxl:AND(COUNTIF([.$B$738:.$B$738], [.B738])&gt;1,NOT(ISBLANK([.B738]))))" calcext:base-cell-address="'7-12月_'.B738"/>
            <calcext:condition calcext:apply-style-name="cf5" calcext:value="formula-is(msoxl:AND(COUNTIF([.$B$738:.$B$738], [.B738])&gt;1,NOT(ISBLANK([.B738]))))" calcext:base-cell-address="'7-12月_'.B738"/>
          </calcext:conditional-format>
          <calcext:conditional-format calcext:target-range-address="'7-12月_'.B744:'7-12月_'.B744">
            <calcext:condition calcext:apply-style-name="cf1" calcext:value="formula-is(msoxl:AND(COUNTIF([.$B$744:.$B$744], [.B744])&gt;1,NOT(ISBLANK([.B744]))))" calcext:base-cell-address="'7-12月_'.B744"/>
            <calcext:condition calcext:apply-style-name="cf2" calcext:value="formula-is(msoxl:AND(COUNTIF([.$B$744:.$B$744], [.B744])&gt;1,NOT(ISBLANK([.B744]))))" calcext:base-cell-address="'7-12月_'.B744"/>
            <calcext:condition calcext:apply-style-name="cf3" calcext:value="formula-is(msoxl:AND(COUNTIF([.$B$744:.$B$744], [.B744])&gt;1,NOT(ISBLANK([.B744]))))" calcext:base-cell-address="'7-12月_'.B744"/>
            <calcext:condition calcext:apply-style-name="cf4" calcext:value="formula-is(msoxl:AND(COUNTIF([.$B$744:.$B$744], [.B744])&gt;1,NOT(ISBLANK([.B744]))))" calcext:base-cell-address="'7-12月_'.B744"/>
            <calcext:condition calcext:apply-style-name="cf5" calcext:value="formula-is(msoxl:AND(COUNTIF([.$B$744:.$B$744], [.B744])&gt;1,NOT(ISBLANK([.B744]))))" calcext:base-cell-address="'7-12月_'.B744"/>
          </calcext:conditional-format>
          <calcext:conditional-format calcext:target-range-address="'7-12月_'.B752:'7-12月_'.B752">
            <calcext:condition calcext:apply-style-name="cf1" calcext:value="formula-is(msoxl:AND(COUNTIF([.$B$752:.$B$752], [.B752])&gt;1,NOT(ISBLANK([.B752]))))" calcext:base-cell-address="'7-12月_'.B752"/>
            <calcext:condition calcext:apply-style-name="cf2" calcext:value="formula-is(msoxl:AND(COUNTIF([.$B$752:.$B$752], [.B752])&gt;1,NOT(ISBLANK([.B752]))))" calcext:base-cell-address="'7-12月_'.B752"/>
            <calcext:condition calcext:apply-style-name="cf3" calcext:value="formula-is(msoxl:AND(COUNTIF([.$B$752:.$B$752], [.B752])&gt;1,NOT(ISBLANK([.B752]))))" calcext:base-cell-address="'7-12月_'.B752"/>
            <calcext:condition calcext:apply-style-name="cf4" calcext:value="formula-is(msoxl:AND(COUNTIF([.$B$752:.$B$752], [.B752])&gt;1,NOT(ISBLANK([.B752]))))" calcext:base-cell-address="'7-12月_'.B752"/>
            <calcext:condition calcext:apply-style-name="cf5" calcext:value="formula-is(msoxl:AND(COUNTIF([.$B$752:.$B$752], [.B752])&gt;1,NOT(ISBLANK([.B752]))))" calcext:base-cell-address="'7-12月_'.B752"/>
          </calcext:conditional-format>
          <calcext:conditional-format calcext:target-range-address="'7-12月_'.B754:'7-12月_'.B754">
            <calcext:condition calcext:apply-style-name="cf1" calcext:value="formula-is(msoxl:AND(COUNTIF([.$B$754:.$B$754], [.B754])&gt;1,NOT(ISBLANK([.B754]))))" calcext:base-cell-address="'7-12月_'.B754"/>
            <calcext:condition calcext:apply-style-name="cf2" calcext:value="formula-is(msoxl:AND(COUNTIF([.$B$754:.$B$754], [.B754])&gt;1,NOT(ISBLANK([.B754]))))" calcext:base-cell-address="'7-12月_'.B754"/>
            <calcext:condition calcext:apply-style-name="cf3" calcext:value="formula-is(msoxl:AND(COUNTIF([.$B$754:.$B$754], [.B754])&gt;1,NOT(ISBLANK([.B754]))))" calcext:base-cell-address="'7-12月_'.B754"/>
            <calcext:condition calcext:apply-style-name="cf4" calcext:value="formula-is(msoxl:AND(COUNTIF([.$B$754:.$B$754], [.B754])&gt;1,NOT(ISBLANK([.B754]))))" calcext:base-cell-address="'7-12月_'.B754"/>
            <calcext:condition calcext:apply-style-name="cf5" calcext:value="formula-is(msoxl:AND(COUNTIF([.$B$754:.$B$754], [.B754])&gt;1,NOT(ISBLANK([.B754]))))" calcext:base-cell-address="'7-12月_'.B754"/>
          </calcext:conditional-format>
          <calcext:conditional-format calcext:target-range-address="'7-12月_'.B748:'7-12月_'.B748">
            <calcext:condition calcext:apply-style-name="cf1" calcext:value="formula-is(msoxl:AND(COUNTIF([.$B$748:.$B$748], [.B748])&gt;1,NOT(ISBLANK([.B748]))))" calcext:base-cell-address="'7-12月_'.B748"/>
            <calcext:condition calcext:apply-style-name="cf2" calcext:value="formula-is(msoxl:AND(COUNTIF([.$B$748:.$B$748], [.B748])&gt;1,NOT(ISBLANK([.B748]))))" calcext:base-cell-address="'7-12月_'.B748"/>
            <calcext:condition calcext:apply-style-name="cf3" calcext:value="formula-is(msoxl:AND(COUNTIF([.$B$748:.$B$748], [.B748])&gt;1,NOT(ISBLANK([.B748]))))" calcext:base-cell-address="'7-12月_'.B748"/>
            <calcext:condition calcext:apply-style-name="cf4" calcext:value="formula-is(msoxl:AND(COUNTIF([.$B$748:.$B$748], [.B748])&gt;1,NOT(ISBLANK([.B748]))))" calcext:base-cell-address="'7-12月_'.B748"/>
            <calcext:condition calcext:apply-style-name="cf5" calcext:value="formula-is(msoxl:AND(COUNTIF([.$B$748:.$B$748], [.B748])&gt;1,NOT(ISBLANK([.B748]))))" calcext:base-cell-address="'7-12月_'.B748"/>
          </calcext:conditional-format>
          <calcext:conditional-format calcext:target-range-address="'7-12月_'.B729:'7-12月_'.B729">
            <calcext:condition calcext:apply-style-name="cf1" calcext:value="formula-is(msoxl:AND(COUNTIF([.$B$729:.$B$729], [.B729])&gt;1,NOT(ISBLANK([.B729]))))" calcext:base-cell-address="'7-12月_'.B729"/>
            <calcext:condition calcext:apply-style-name="cf2" calcext:value="formula-is(msoxl:AND(COUNTIF([.$B$729:.$B$729], [.B729])&gt;1,NOT(ISBLANK([.B729]))))" calcext:base-cell-address="'7-12月_'.B729"/>
            <calcext:condition calcext:apply-style-name="cf3" calcext:value="formula-is(msoxl:AND(COUNTIF([.$B$729:.$B$729], [.B729])&gt;1,NOT(ISBLANK([.B729]))))" calcext:base-cell-address="'7-12月_'.B729"/>
            <calcext:condition calcext:apply-style-name="cf4" calcext:value="formula-is(msoxl:AND(COUNTIF([.$B$729:.$B$729], [.B729])&gt;1,NOT(ISBLANK([.B729]))))" calcext:base-cell-address="'7-12月_'.B729"/>
            <calcext:condition calcext:apply-style-name="cf5" calcext:value="formula-is(msoxl:AND(COUNTIF([.$B$729:.$B$729], [.B729])&gt;1,NOT(ISBLANK([.B729]))))" calcext:base-cell-address="'7-12月_'.B729"/>
          </calcext:conditional-format>
          <calcext:conditional-format calcext:target-range-address="'7-12月_'.B730:'7-12月_'.B730">
            <calcext:condition calcext:apply-style-name="cf1" calcext:value="formula-is(msoxl:AND(COUNTIF([.$B$730:.$B$730], [.B730])&gt;1,NOT(ISBLANK([.B730]))))" calcext:base-cell-address="'7-12月_'.B730"/>
            <calcext:condition calcext:apply-style-name="cf2" calcext:value="formula-is(msoxl:AND(COUNTIF([.$B$730:.$B$730], [.B730])&gt;1,NOT(ISBLANK([.B730]))))" calcext:base-cell-address="'7-12月_'.B730"/>
            <calcext:condition calcext:apply-style-name="cf3" calcext:value="formula-is(msoxl:AND(COUNTIF([.$B$730:.$B$730], [.B730])&gt;1,NOT(ISBLANK([.B730]))))" calcext:base-cell-address="'7-12月_'.B730"/>
            <calcext:condition calcext:apply-style-name="cf4" calcext:value="formula-is(msoxl:AND(COUNTIF([.$B$730:.$B$730], [.B730])&gt;1,NOT(ISBLANK([.B730]))))" calcext:base-cell-address="'7-12月_'.B730"/>
            <calcext:condition calcext:apply-style-name="cf5" calcext:value="formula-is(msoxl:AND(COUNTIF([.$B$730:.$B$730], [.B730])&gt;1,NOT(ISBLANK([.B730]))))" calcext:base-cell-address="'7-12月_'.B730"/>
          </calcext:conditional-format>
          <calcext:conditional-format calcext:target-range-address="'7-12月_'.B731:'7-12月_'.B731">
            <calcext:condition calcext:apply-style-name="cf1" calcext:value="formula-is(msoxl:AND(COUNTIF([.$B$731:.$B$731], [.B731])&gt;1,NOT(ISBLANK([.B731]))))" calcext:base-cell-address="'7-12月_'.B731"/>
            <calcext:condition calcext:apply-style-name="cf2" calcext:value="formula-is(msoxl:AND(COUNTIF([.$B$731:.$B$731], [.B731])&gt;1,NOT(ISBLANK([.B731]))))" calcext:base-cell-address="'7-12月_'.B731"/>
            <calcext:condition calcext:apply-style-name="cf3" calcext:value="formula-is(msoxl:AND(COUNTIF([.$B$731:.$B$731], [.B731])&gt;1,NOT(ISBLANK([.B731]))))" calcext:base-cell-address="'7-12月_'.B731"/>
            <calcext:condition calcext:apply-style-name="cf4" calcext:value="formula-is(msoxl:AND(COUNTIF([.$B$731:.$B$731], [.B731])&gt;1,NOT(ISBLANK([.B731]))))" calcext:base-cell-address="'7-12月_'.B731"/>
            <calcext:condition calcext:apply-style-name="cf5" calcext:value="formula-is(msoxl:AND(COUNTIF([.$B$731:.$B$731], [.B731])&gt;1,NOT(ISBLANK([.B731]))))" calcext:base-cell-address="'7-12月_'.B731"/>
          </calcext:conditional-format>
          <calcext:conditional-format calcext:target-range-address="'7-12月_'.B732:'7-12月_'.B732">
            <calcext:condition calcext:apply-style-name="cf1" calcext:value="formula-is(msoxl:AND(COUNTIF([.$B$732:.$B$732], [.B732])&gt;1,NOT(ISBLANK([.B732]))))" calcext:base-cell-address="'7-12月_'.B732"/>
            <calcext:condition calcext:apply-style-name="cf2" calcext:value="formula-is(msoxl:AND(COUNTIF([.$B$732:.$B$732], [.B732])&gt;1,NOT(ISBLANK([.B732]))))" calcext:base-cell-address="'7-12月_'.B732"/>
            <calcext:condition calcext:apply-style-name="cf3" calcext:value="formula-is(msoxl:AND(COUNTIF([.$B$732:.$B$732], [.B732])&gt;1,NOT(ISBLANK([.B732]))))" calcext:base-cell-address="'7-12月_'.B732"/>
            <calcext:condition calcext:apply-style-name="cf4" calcext:value="formula-is(msoxl:AND(COUNTIF([.$B$732:.$B$732], [.B732])&gt;1,NOT(ISBLANK([.B732]))))" calcext:base-cell-address="'7-12月_'.B732"/>
            <calcext:condition calcext:apply-style-name="cf5" calcext:value="formula-is(msoxl:AND(COUNTIF([.$B$732:.$B$732], [.B732])&gt;1,NOT(ISBLANK([.B732]))))" calcext:base-cell-address="'7-12月_'.B732"/>
          </calcext:conditional-format>
          <calcext:conditional-format calcext:target-range-address="'7-12月_'.B735:'7-12月_'.B735">
            <calcext:condition calcext:apply-style-name="cf1" calcext:value="formula-is(msoxl:AND(COUNTIF([.$B$735:.$B$735], [.B735])&gt;1,NOT(ISBLANK([.B735]))))" calcext:base-cell-address="'7-12月_'.B735"/>
            <calcext:condition calcext:apply-style-name="cf2" calcext:value="formula-is(msoxl:AND(COUNTIF([.$B$735:.$B$735], [.B735])&gt;1,NOT(ISBLANK([.B735]))))" calcext:base-cell-address="'7-12月_'.B735"/>
            <calcext:condition calcext:apply-style-name="cf3" calcext:value="formula-is(msoxl:AND(COUNTIF([.$B$735:.$B$735], [.B735])&gt;1,NOT(ISBLANK([.B735]))))" calcext:base-cell-address="'7-12月_'.B735"/>
            <calcext:condition calcext:apply-style-name="cf4" calcext:value="formula-is(msoxl:AND(COUNTIF([.$B$735:.$B$735], [.B735])&gt;1,NOT(ISBLANK([.B735]))))" calcext:base-cell-address="'7-12月_'.B735"/>
            <calcext:condition calcext:apply-style-name="cf5" calcext:value="formula-is(msoxl:AND(COUNTIF([.$B$735:.$B$735], [.B735])&gt;1,NOT(ISBLANK([.B735]))))" calcext:base-cell-address="'7-12月_'.B735"/>
          </calcext:conditional-format>
          <calcext:conditional-format calcext:target-range-address="'7-12月_'.B736:'7-12月_'.B736">
            <calcext:condition calcext:apply-style-name="cf1" calcext:value="formula-is(msoxl:AND(COUNTIF([.$B$736:.$B$736], [.B736])&gt;1,NOT(ISBLANK([.B736]))))" calcext:base-cell-address="'7-12月_'.B736"/>
            <calcext:condition calcext:apply-style-name="cf2" calcext:value="formula-is(msoxl:AND(COUNTIF([.$B$736:.$B$736], [.B736])&gt;1,NOT(ISBLANK([.B736]))))" calcext:base-cell-address="'7-12月_'.B736"/>
            <calcext:condition calcext:apply-style-name="cf3" calcext:value="formula-is(msoxl:AND(COUNTIF([.$B$736:.$B$736], [.B736])&gt;1,NOT(ISBLANK([.B736]))))" calcext:base-cell-address="'7-12月_'.B736"/>
            <calcext:condition calcext:apply-style-name="cf4" calcext:value="formula-is(msoxl:AND(COUNTIF([.$B$736:.$B$736], [.B736])&gt;1,NOT(ISBLANK([.B736]))))" calcext:base-cell-address="'7-12月_'.B736"/>
            <calcext:condition calcext:apply-style-name="cf5" calcext:value="formula-is(msoxl:AND(COUNTIF([.$B$736:.$B$736], [.B736])&gt;1,NOT(ISBLANK([.B736]))))" calcext:base-cell-address="'7-12月_'.B736"/>
          </calcext:conditional-format>
          <calcext:conditional-format calcext:target-range-address="'7-12月_'.B739:'7-12月_'.B739">
            <calcext:condition calcext:apply-style-name="cf1" calcext:value="formula-is(msoxl:AND(COUNTIF([.$B$739:.$B$739], [.B739])&gt;1,NOT(ISBLANK([.B739]))))" calcext:base-cell-address="'7-12月_'.B739"/>
            <calcext:condition calcext:apply-style-name="cf2" calcext:value="formula-is(msoxl:AND(COUNTIF([.$B$739:.$B$739], [.B739])&gt;1,NOT(ISBLANK([.B739]))))" calcext:base-cell-address="'7-12月_'.B739"/>
            <calcext:condition calcext:apply-style-name="cf3" calcext:value="formula-is(msoxl:AND(COUNTIF([.$B$739:.$B$739], [.B739])&gt;1,NOT(ISBLANK([.B739]))))" calcext:base-cell-address="'7-12月_'.B739"/>
            <calcext:condition calcext:apply-style-name="cf4" calcext:value="formula-is(msoxl:AND(COUNTIF([.$B$739:.$B$739], [.B739])&gt;1,NOT(ISBLANK([.B739]))))" calcext:base-cell-address="'7-12月_'.B739"/>
            <calcext:condition calcext:apply-style-name="cf5" calcext:value="formula-is(msoxl:AND(COUNTIF([.$B$739:.$B$739], [.B739])&gt;1,NOT(ISBLANK([.B739]))))" calcext:base-cell-address="'7-12月_'.B739"/>
          </calcext:conditional-format>
          <calcext:conditional-format calcext:target-range-address="'7-12月_'.B740:'7-12月_'.B740">
            <calcext:condition calcext:apply-style-name="cf1" calcext:value="formula-is(msoxl:AND(COUNTIF([.$B$740:.$B$740], [.B740])&gt;1,NOT(ISBLANK([.B740]))))" calcext:base-cell-address="'7-12月_'.B740"/>
            <calcext:condition calcext:apply-style-name="cf2" calcext:value="formula-is(msoxl:AND(COUNTIF([.$B$740:.$B$740], [.B740])&gt;1,NOT(ISBLANK([.B740]))))" calcext:base-cell-address="'7-12月_'.B740"/>
            <calcext:condition calcext:apply-style-name="cf3" calcext:value="formula-is(msoxl:AND(COUNTIF([.$B$740:.$B$740], [.B740])&gt;1,NOT(ISBLANK([.B740]))))" calcext:base-cell-address="'7-12月_'.B740"/>
            <calcext:condition calcext:apply-style-name="cf4" calcext:value="formula-is(msoxl:AND(COUNTIF([.$B$740:.$B$740], [.B740])&gt;1,NOT(ISBLANK([.B740]))))" calcext:base-cell-address="'7-12月_'.B740"/>
            <calcext:condition calcext:apply-style-name="cf5" calcext:value="formula-is(msoxl:AND(COUNTIF([.$B$740:.$B$740], [.B740])&gt;1,NOT(ISBLANK([.B740]))))" calcext:base-cell-address="'7-12月_'.B740"/>
          </calcext:conditional-format>
          <calcext:conditional-format calcext:target-range-address="'7-12月_'.B741:'7-12月_'.B741">
            <calcext:condition calcext:apply-style-name="cf1" calcext:value="formula-is(msoxl:AND(COUNTIF([.$B$741:.$B$741], [.B741])&gt;1,NOT(ISBLANK([.B741]))))" calcext:base-cell-address="'7-12月_'.B741"/>
            <calcext:condition calcext:apply-style-name="cf2" calcext:value="formula-is(msoxl:AND(COUNTIF([.$B$741:.$B$741], [.B741])&gt;1,NOT(ISBLANK([.B741]))))" calcext:base-cell-address="'7-12月_'.B741"/>
            <calcext:condition calcext:apply-style-name="cf3" calcext:value="formula-is(msoxl:AND(COUNTIF([.$B$741:.$B$741], [.B741])&gt;1,NOT(ISBLANK([.B741]))))" calcext:base-cell-address="'7-12月_'.B741"/>
            <calcext:condition calcext:apply-style-name="cf4" calcext:value="formula-is(msoxl:AND(COUNTIF([.$B$741:.$B$741], [.B741])&gt;1,NOT(ISBLANK([.B741]))))" calcext:base-cell-address="'7-12月_'.B741"/>
            <calcext:condition calcext:apply-style-name="cf5" calcext:value="formula-is(msoxl:AND(COUNTIF([.$B$741:.$B$741], [.B741])&gt;1,NOT(ISBLANK([.B741]))))" calcext:base-cell-address="'7-12月_'.B741"/>
          </calcext:conditional-format>
          <calcext:conditional-format calcext:target-range-address="'7-12月_'.B742:'7-12月_'.B742">
            <calcext:condition calcext:apply-style-name="cf1" calcext:value="formula-is(msoxl:AND(COUNTIF([.$B$742:.$B$742], [.B742])&gt;1,NOT(ISBLANK([.B742]))))" calcext:base-cell-address="'7-12月_'.B742"/>
            <calcext:condition calcext:apply-style-name="cf2" calcext:value="formula-is(msoxl:AND(COUNTIF([.$B$742:.$B$742], [.B742])&gt;1,NOT(ISBLANK([.B742]))))" calcext:base-cell-address="'7-12月_'.B742"/>
            <calcext:condition calcext:apply-style-name="cf3" calcext:value="formula-is(msoxl:AND(COUNTIF([.$B$742:.$B$742], [.B742])&gt;1,NOT(ISBLANK([.B742]))))" calcext:base-cell-address="'7-12月_'.B742"/>
            <calcext:condition calcext:apply-style-name="cf4" calcext:value="formula-is(msoxl:AND(COUNTIF([.$B$742:.$B$742], [.B742])&gt;1,NOT(ISBLANK([.B742]))))" calcext:base-cell-address="'7-12月_'.B742"/>
            <calcext:condition calcext:apply-style-name="cf5" calcext:value="formula-is(msoxl:AND(COUNTIF([.$B$742:.$B$742], [.B742])&gt;1,NOT(ISBLANK([.B742]))))" calcext:base-cell-address="'7-12月_'.B742"/>
          </calcext:conditional-format>
          <calcext:conditional-format calcext:target-range-address="'7-12月_'.B743:'7-12月_'.B743">
            <calcext:condition calcext:apply-style-name="cf1" calcext:value="formula-is(msoxl:AND(COUNTIF([.$B$743:.$B$743], [.B743])&gt;1,NOT(ISBLANK([.B743]))))" calcext:base-cell-address="'7-12月_'.B743"/>
            <calcext:condition calcext:apply-style-name="cf2" calcext:value="formula-is(msoxl:AND(COUNTIF([.$B$743:.$B$743], [.B743])&gt;1,NOT(ISBLANK([.B743]))))" calcext:base-cell-address="'7-12月_'.B743"/>
            <calcext:condition calcext:apply-style-name="cf3" calcext:value="formula-is(msoxl:AND(COUNTIF([.$B$743:.$B$743], [.B743])&gt;1,NOT(ISBLANK([.B743]))))" calcext:base-cell-address="'7-12月_'.B743"/>
            <calcext:condition calcext:apply-style-name="cf4" calcext:value="formula-is(msoxl:AND(COUNTIF([.$B$743:.$B$743], [.B743])&gt;1,NOT(ISBLANK([.B743]))))" calcext:base-cell-address="'7-12月_'.B743"/>
            <calcext:condition calcext:apply-style-name="cf5" calcext:value="formula-is(msoxl:AND(COUNTIF([.$B$743:.$B$743], [.B743])&gt;1,NOT(ISBLANK([.B743]))))" calcext:base-cell-address="'7-12月_'.B743"/>
          </calcext:conditional-format>
          <calcext:conditional-format calcext:target-range-address="'7-12月_'.B747:'7-12月_'.B747">
            <calcext:condition calcext:apply-style-name="cf1" calcext:value="formula-is(msoxl:AND(COUNTIF([.$B$747:.$B$747], [.B747])&gt;1,NOT(ISBLANK([.B747]))))" calcext:base-cell-address="'7-12月_'.B747"/>
            <calcext:condition calcext:apply-style-name="cf2" calcext:value="formula-is(msoxl:AND(COUNTIF([.$B$747:.$B$747], [.B747])&gt;1,NOT(ISBLANK([.B747]))))" calcext:base-cell-address="'7-12月_'.B747"/>
            <calcext:condition calcext:apply-style-name="cf3" calcext:value="formula-is(msoxl:AND(COUNTIF([.$B$747:.$B$747], [.B747])&gt;1,NOT(ISBLANK([.B747]))))" calcext:base-cell-address="'7-12月_'.B747"/>
            <calcext:condition calcext:apply-style-name="cf4" calcext:value="formula-is(msoxl:AND(COUNTIF([.$B$747:.$B$747], [.B747])&gt;1,NOT(ISBLANK([.B747]))))" calcext:base-cell-address="'7-12月_'.B747"/>
            <calcext:condition calcext:apply-style-name="cf5" calcext:value="formula-is(msoxl:AND(COUNTIF([.$B$747:.$B$747], [.B747])&gt;1,NOT(ISBLANK([.B747]))))" calcext:base-cell-address="'7-12月_'.B747"/>
          </calcext:conditional-format>
          <calcext:conditional-format calcext:target-range-address="'7-12月_'.B750:'7-12月_'.B750">
            <calcext:condition calcext:apply-style-name="cf1" calcext:value="formula-is(msoxl:AND(COUNTIF([.$B$750:.$B$750], [.B750])&gt;1,NOT(ISBLANK([.B750]))))" calcext:base-cell-address="'7-12月_'.B750"/>
            <calcext:condition calcext:apply-style-name="cf2" calcext:value="formula-is(msoxl:AND(COUNTIF([.$B$750:.$B$750], [.B750])&gt;1,NOT(ISBLANK([.B750]))))" calcext:base-cell-address="'7-12月_'.B750"/>
            <calcext:condition calcext:apply-style-name="cf3" calcext:value="formula-is(msoxl:AND(COUNTIF([.$B$750:.$B$750], [.B750])&gt;1,NOT(ISBLANK([.B750]))))" calcext:base-cell-address="'7-12月_'.B750"/>
            <calcext:condition calcext:apply-style-name="cf4" calcext:value="formula-is(msoxl:AND(COUNTIF([.$B$750:.$B$750], [.B750])&gt;1,NOT(ISBLANK([.B750]))))" calcext:base-cell-address="'7-12月_'.B750"/>
            <calcext:condition calcext:apply-style-name="cf5" calcext:value="formula-is(msoxl:AND(COUNTIF([.$B$750:.$B$750], [.B750])&gt;1,NOT(ISBLANK([.B750]))))" calcext:base-cell-address="'7-12月_'.B750"/>
          </calcext:conditional-format>
          <calcext:conditional-format calcext:target-range-address="'7-12月_'.B753:'7-12月_'.B753">
            <calcext:condition calcext:apply-style-name="cf1" calcext:value="formula-is(msoxl:AND(COUNTIF([.$B$753:.$B$753], [.B753])&gt;1,NOT(ISBLANK([.B753]))))" calcext:base-cell-address="'7-12月_'.B753"/>
            <calcext:condition calcext:apply-style-name="cf2" calcext:value="formula-is(msoxl:AND(COUNTIF([.$B$753:.$B$753], [.B753])&gt;1,NOT(ISBLANK([.B753]))))" calcext:base-cell-address="'7-12月_'.B753"/>
            <calcext:condition calcext:apply-style-name="cf3" calcext:value="formula-is(msoxl:AND(COUNTIF([.$B$753:.$B$753], [.B753])&gt;1,NOT(ISBLANK([.B753]))))" calcext:base-cell-address="'7-12月_'.B753"/>
            <calcext:condition calcext:apply-style-name="cf4" calcext:value="formula-is(msoxl:AND(COUNTIF([.$B$753:.$B$753], [.B753])&gt;1,NOT(ISBLANK([.B753]))))" calcext:base-cell-address="'7-12月_'.B753"/>
            <calcext:condition calcext:apply-style-name="cf5" calcext:value="formula-is(msoxl:AND(COUNTIF([.$B$753:.$B$753], [.B753])&gt;1,NOT(ISBLANK([.B753]))))" calcext:base-cell-address="'7-12月_'.B753"/>
          </calcext:conditional-format>
          <calcext:conditional-format calcext:target-range-address="'7-12月_'.B756:'7-12月_'.B756">
            <calcext:condition calcext:apply-style-name="cf1" calcext:value="formula-is(msoxl:AND(COUNTIF([.$B$756:.$B$756], [.B756])&gt;1,NOT(ISBLANK([.B756]))))" calcext:base-cell-address="'7-12月_'.B756"/>
            <calcext:condition calcext:apply-style-name="cf2" calcext:value="formula-is(msoxl:AND(COUNTIF([.$B$756:.$B$756], [.B756])&gt;1,NOT(ISBLANK([.B756]))))" calcext:base-cell-address="'7-12月_'.B756"/>
            <calcext:condition calcext:apply-style-name="cf3" calcext:value="formula-is(msoxl:AND(COUNTIF([.$B$756:.$B$756], [.B756])&gt;1,NOT(ISBLANK([.B756]))))" calcext:base-cell-address="'7-12月_'.B756"/>
            <calcext:condition calcext:apply-style-name="cf4" calcext:value="formula-is(msoxl:AND(COUNTIF([.$B$756:.$B$756], [.B756])&gt;1,NOT(ISBLANK([.B756]))))" calcext:base-cell-address="'7-12月_'.B756"/>
            <calcext:condition calcext:apply-style-name="cf5" calcext:value="formula-is(msoxl:AND(COUNTIF([.$B$756:.$B$756], [.B756])&gt;1,NOT(ISBLANK([.B756]))))" calcext:base-cell-address="'7-12月_'.B756"/>
          </calcext:conditional-format>
          <calcext:conditional-format calcext:target-range-address="'7-12月_'.B757:'7-12月_'.B757">
            <calcext:condition calcext:apply-style-name="cf1" calcext:value="formula-is(msoxl:AND(COUNTIF([.$B$757:.$B$757], [.B757])&gt;1,NOT(ISBLANK([.B757]))))" calcext:base-cell-address="'7-12月_'.B757"/>
            <calcext:condition calcext:apply-style-name="cf2" calcext:value="formula-is(msoxl:AND(COUNTIF([.$B$757:.$B$757], [.B757])&gt;1,NOT(ISBLANK([.B757]))))" calcext:base-cell-address="'7-12月_'.B757"/>
            <calcext:condition calcext:apply-style-name="cf3" calcext:value="formula-is(msoxl:AND(COUNTIF([.$B$757:.$B$757], [.B757])&gt;1,NOT(ISBLANK([.B757]))))" calcext:base-cell-address="'7-12月_'.B757"/>
            <calcext:condition calcext:apply-style-name="cf4" calcext:value="formula-is(msoxl:AND(COUNTIF([.$B$757:.$B$757], [.B757])&gt;1,NOT(ISBLANK([.B757]))))" calcext:base-cell-address="'7-12月_'.B757"/>
            <calcext:condition calcext:apply-style-name="cf5" calcext:value="formula-is(msoxl:AND(COUNTIF([.$B$757:.$B$757], [.B757])&gt;1,NOT(ISBLANK([.B757]))))" calcext:base-cell-address="'7-12月_'.B757"/>
          </calcext:conditional-format>
          <calcext:conditional-format calcext:target-range-address="'7-12月_'.B746:'7-12月_'.B746">
            <calcext:condition calcext:apply-style-name="cf1" calcext:value="formula-is(msoxl:AND(COUNTIF([.$B$746:.$B$746], [.B746])&gt;1,NOT(ISBLANK([.B746]))))" calcext:base-cell-address="'7-12月_'.B746"/>
            <calcext:condition calcext:apply-style-name="cf2" calcext:value="formula-is(msoxl:AND(COUNTIF([.$B$746:.$B$746], [.B746])&gt;1,NOT(ISBLANK([.B746]))))" calcext:base-cell-address="'7-12月_'.B746"/>
            <calcext:condition calcext:apply-style-name="cf3" calcext:value="formula-is(msoxl:AND(COUNTIF([.$B$746:.$B$746], [.B746])&gt;1,NOT(ISBLANK([.B746]))))" calcext:base-cell-address="'7-12月_'.B746"/>
            <calcext:condition calcext:apply-style-name="cf4" calcext:value="formula-is(msoxl:AND(COUNTIF([.$B$746:.$B$746], [.B746])&gt;1,NOT(ISBLANK([.B746]))))" calcext:base-cell-address="'7-12月_'.B746"/>
            <calcext:condition calcext:apply-style-name="cf5" calcext:value="formula-is(msoxl:AND(COUNTIF([.$B$746:.$B$746], [.B746])&gt;1,NOT(ISBLANK([.B746]))))" calcext:base-cell-address="'7-12月_'.B746"/>
          </calcext:conditional-format>
          <calcext:conditional-format calcext:target-range-address="'7-12月_'.B749:'7-12月_'.B749">
            <calcext:condition calcext:apply-style-name="cf1" calcext:value="formula-is(msoxl:AND(COUNTIF([.$B$749:.$B$749], [.B749])&gt;1,NOT(ISBLANK([.B749]))))" calcext:base-cell-address="'7-12月_'.B749"/>
            <calcext:condition calcext:apply-style-name="cf2" calcext:value="formula-is(msoxl:AND(COUNTIF([.$B$749:.$B$749], [.B749])&gt;1,NOT(ISBLANK([.B749]))))" calcext:base-cell-address="'7-12月_'.B749"/>
            <calcext:condition calcext:apply-style-name="cf3" calcext:value="formula-is(msoxl:AND(COUNTIF([.$B$749:.$B$749], [.B749])&gt;1,NOT(ISBLANK([.B749]))))" calcext:base-cell-address="'7-12月_'.B749"/>
            <calcext:condition calcext:apply-style-name="cf4" calcext:value="formula-is(msoxl:AND(COUNTIF([.$B$749:.$B$749], [.B749])&gt;1,NOT(ISBLANK([.B749]))))" calcext:base-cell-address="'7-12月_'.B749"/>
            <calcext:condition calcext:apply-style-name="cf5" calcext:value="formula-is(msoxl:AND(COUNTIF([.$B$749:.$B$749], [.B749])&gt;1,NOT(ISBLANK([.B749]))))" calcext:base-cell-address="'7-12月_'.B749"/>
          </calcext:conditional-format>
          <calcext:conditional-format calcext:target-range-address="'7-12月_'.B751:'7-12月_'.B751">
            <calcext:condition calcext:apply-style-name="cf1" calcext:value="formula-is(msoxl:AND(COUNTIF([.$B$751:.$B$751], [.B751])&gt;1,NOT(ISBLANK([.B751]))))" calcext:base-cell-address="'7-12月_'.B751"/>
            <calcext:condition calcext:apply-style-name="cf2" calcext:value="formula-is(msoxl:AND(COUNTIF([.$B$751:.$B$751], [.B751])&gt;1,NOT(ISBLANK([.B751]))))" calcext:base-cell-address="'7-12月_'.B751"/>
            <calcext:condition calcext:apply-style-name="cf3" calcext:value="formula-is(msoxl:AND(COUNTIF([.$B$751:.$B$751], [.B751])&gt;1,NOT(ISBLANK([.B751]))))" calcext:base-cell-address="'7-12月_'.B751"/>
            <calcext:condition calcext:apply-style-name="cf4" calcext:value="formula-is(msoxl:AND(COUNTIF([.$B$751:.$B$751], [.B751])&gt;1,NOT(ISBLANK([.B751]))))" calcext:base-cell-address="'7-12月_'.B751"/>
            <calcext:condition calcext:apply-style-name="cf5" calcext:value="formula-is(msoxl:AND(COUNTIF([.$B$751:.$B$751], [.B751])&gt;1,NOT(ISBLANK([.B751]))))" calcext:base-cell-address="'7-12月_'.B751"/>
          </calcext:conditional-format>
          <calcext:conditional-format calcext:target-range-address="'7-12月_'.B755:'7-12月_'.B755">
            <calcext:condition calcext:apply-style-name="cf1" calcext:value="formula-is(msoxl:AND(COUNTIF([.$B$755:.$B$755], [.B755])&gt;1,NOT(ISBLANK([.B755]))))" calcext:base-cell-address="'7-12月_'.B755"/>
            <calcext:condition calcext:apply-style-name="cf2" calcext:value="formula-is(msoxl:AND(COUNTIF([.$B$755:.$B$755], [.B755])&gt;1,NOT(ISBLANK([.B755]))))" calcext:base-cell-address="'7-12月_'.B755"/>
            <calcext:condition calcext:apply-style-name="cf3" calcext:value="formula-is(msoxl:AND(COUNTIF([.$B$755:.$B$755], [.B755])&gt;1,NOT(ISBLANK([.B755]))))" calcext:base-cell-address="'7-12月_'.B755"/>
            <calcext:condition calcext:apply-style-name="cf4" calcext:value="formula-is(msoxl:AND(COUNTIF([.$B$755:.$B$755], [.B755])&gt;1,NOT(ISBLANK([.B755]))))" calcext:base-cell-address="'7-12月_'.B755"/>
            <calcext:condition calcext:apply-style-name="cf5" calcext:value="formula-is(msoxl:AND(COUNTIF([.$B$755:.$B$755], [.B755])&gt;1,NOT(ISBLANK([.B755]))))" calcext:base-cell-address="'7-12月_'.B755"/>
          </calcext:conditional-format>
          <calcext:conditional-format calcext:target-range-address="'7-12月_'.B254:'7-12月_'.B254">
            <calcext:condition calcext:apply-style-name="cf1" calcext:value="formula-is(msoxl:AND(COUNTIF([.$B$254:.$B$254], [.B254])&gt;1,NOT(ISBLANK([.B254]))))" calcext:base-cell-address="'7-12月_'.B254"/>
            <calcext:condition calcext:apply-style-name="cf2" calcext:value="formula-is(msoxl:AND(COUNTIF([.$B$254:.$B$254], [.B254])&gt;1,NOT(ISBLANK([.B254]))))" calcext:base-cell-address="'7-12月_'.B254"/>
            <calcext:condition calcext:apply-style-name="cf3" calcext:value="formula-is(msoxl:AND(COUNTIF([.$B$254:.$B$254], [.B254])&gt;1,NOT(ISBLANK([.B254]))))" calcext:base-cell-address="'7-12月_'.B254"/>
            <calcext:condition calcext:apply-style-name="cf4" calcext:value="formula-is(msoxl:AND(COUNTIF([.$B$254:.$B$254], [.B254])&gt;1,NOT(ISBLANK([.B254]))))" calcext:base-cell-address="'7-12月_'.B254"/>
            <calcext:condition calcext:apply-style-name="cf5" calcext:value="formula-is(msoxl:AND(COUNTIF([.$B$254:.$B$254], [.B254])&gt;1,NOT(ISBLANK([.B254]))))" calcext:base-cell-address="'7-12月_'.B254"/>
          </calcext:conditional-format>
          <calcext:conditional-format calcext:target-range-address="'7-12月_'.B255:'7-12月_'.B255">
            <calcext:condition calcext:apply-style-name="cf1" calcext:value="formula-is(msoxl:AND(COUNTIF([.$B$255:.$B$255], [.B255])&gt;1,NOT(ISBLANK([.B255]))))" calcext:base-cell-address="'7-12月_'.B255"/>
            <calcext:condition calcext:apply-style-name="cf2" calcext:value="formula-is(msoxl:AND(COUNTIF([.$B$255:.$B$255], [.B255])&gt;1,NOT(ISBLANK([.B255]))))" calcext:base-cell-address="'7-12月_'.B255"/>
            <calcext:condition calcext:apply-style-name="cf3" calcext:value="formula-is(msoxl:AND(COUNTIF([.$B$255:.$B$255], [.B255])&gt;1,NOT(ISBLANK([.B255]))))" calcext:base-cell-address="'7-12月_'.B255"/>
            <calcext:condition calcext:apply-style-name="cf4" calcext:value="formula-is(msoxl:AND(COUNTIF([.$B$255:.$B$255], [.B255])&gt;1,NOT(ISBLANK([.B255]))))" calcext:base-cell-address="'7-12月_'.B255"/>
            <calcext:condition calcext:apply-style-name="cf5" calcext:value="formula-is(msoxl:AND(COUNTIF([.$B$255:.$B$255], [.B255])&gt;1,NOT(ISBLANK([.B255]))))" calcext:base-cell-address="'7-12月_'.B255"/>
          </calcext:conditional-format>
          <calcext:conditional-format calcext:target-range-address="'7-12月_'.F253:'7-12月_'.F269 '7-12月_'.F271:'7-12月_'.F272 '7-12月_'.F276:'7-12月_'.F282 '7-12月_'.F284:'7-12月_'.F294 '7-12月_'.F296:'7-12月_'.F311 '7-12月_'.F313:'7-12月_'.F323 '7-12月_'.F325:'7-12月_'.F328 '7-12月_'.F330:'7-12月_'.F371 '7-12月_'.F373:'7-12月_'.F376 '7-12月_'.F378:'7-12月_'.F393 '7-12月_'.F395:'7-12月_'.F421 '7-12月_'.F423:'7-12月_'.F492 '7-12月_'.F494:'7-12月_'.F503 '7-12月_'.F505:'7-12月_'.F530 '7-12月_'.F534:'7-12月_'.F541 '7-12月_'.F543:'7-12月_'.F558 '7-12月_'.F560:'7-12月_'.F565 '7-12月_'.F567:'7-12月_'.F589 '7-12月_'.F594:'7-12月_'.F605 '7-12月_'.F607:'7-12月_'.F611 '7-12月_'.F613:'7-12月_'.F617 '7-12月_'.F620:'7-12月_'.F653 '7-12月_'.F657:'7-12月_'.F720 '7-12月_'.F729:'7-12月_'.F756 '7-12月_'.F592:'7-12月_'.F592 '7-12月_'.F724:'7-12月_'.F724">
            <calcext:condition calcext:apply-style-name="cf1" calcext:value="formula-is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calcext:base-cell-address="'7-12月_'.F253"/>
            <calcext:condition calcext:apply-style-name="cf2" calcext:value="formula-is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calcext:base-cell-address="'7-12月_'.F253"/>
            <calcext:condition calcext:apply-style-name="cf3" calcext:value="formula-is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calcext:base-cell-address="'7-12月_'.F253"/>
            <calcext:condition calcext:apply-style-name="cf4" calcext:value="formula-is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calcext:base-cell-address="'7-12月_'.F253"/>
            <calcext:condition calcext:apply-style-name="cf5" calcext:value="formula-is(msoxl:AND(COUNTIF([.$F$729:.$F$756], [.F253])+COUNTIF([.$F$253:.$F$269], [.F253])+COUNTIF([.$F$724:.$F$724], [.F253])+COUNTIF([.$F$620:.$F$653], [.F253])+COUNTIF([.$F$613:.$F$617], [.F253])+COUNTIF([.$F$607:.$F$611], [.F253])+COUNTIF([.$F$594:.$F$605], [.F253])+COUNTIF([.$F$592:.$F$592], [.F253])+COUNTIF([.$F$567:.$F$589], [.F253])+COUNTIF([.$F$560:.$F$565], [.F253])+COUNTIF([.$F$543:.$F$558], [.F253])+COUNTIF([.$F$534:.$F$541], [.F253])+COUNTIF([.$F$505:.$F$530], [.F253])+COUNTIF([.$F$494:.$F$503], [.F253])+COUNTIF([.$F$423:.$F$492], [.F253])+COUNTIF([.$F$395:.$F$421], [.F253])+COUNTIF([.$F$378:.$F$393], [.F253])+COUNTIF([.$F$373:.$F$376], [.F253])+COUNTIF([.$F$330:.$F$371], [.F253])+COUNTIF([.$F$325:.$F$328], [.F253])+COUNTIF([.$F$313:.$F$323], [.F253])+COUNTIF([.$F$296:.$F$311], [.F253])+COUNTIF([.$F$284:.$F$294], [.F253])+COUNTIF([.$F$276:.$F$282], [.F253])+COUNTIF([.$F$271:.$F$272], [.F253])+COUNTIF([.$F$657:.$F$720], [.F253])&gt;1,NOT(ISBLANK([.F253]))))" calcext:base-cell-address="'7-12月_'.F253"/>
          </calcext:conditional-format>
          <calcext:conditional-format calcext:target-range-address="'7-12月_'.B256:'7-12月_'.B256">
            <calcext:condition calcext:apply-style-name="cf1" calcext:value="formula-is(msoxl:AND(COUNTIF([.$B$256:.$B$256], [.B256])&gt;1,NOT(ISBLANK([.B256]))))" calcext:base-cell-address="'7-12月_'.B256"/>
            <calcext:condition calcext:apply-style-name="cf2" calcext:value="formula-is(msoxl:AND(COUNTIF([.$B$256:.$B$256], [.B256])&gt;1,NOT(ISBLANK([.B256]))))" calcext:base-cell-address="'7-12月_'.B256"/>
            <calcext:condition calcext:apply-style-name="cf3" calcext:value="formula-is(msoxl:AND(COUNTIF([.$B$256:.$B$256], [.B256])&gt;1,NOT(ISBLANK([.B256]))))" calcext:base-cell-address="'7-12月_'.B256"/>
            <calcext:condition calcext:apply-style-name="cf4" calcext:value="formula-is(msoxl:AND(COUNTIF([.$B$256:.$B$256], [.B256])&gt;1,NOT(ISBLANK([.B256]))))" calcext:base-cell-address="'7-12月_'.B256"/>
            <calcext:condition calcext:apply-style-name="cf5" calcext:value="formula-is(msoxl:AND(COUNTIF([.$B$256:.$B$256], [.B256])&gt;1,NOT(ISBLANK([.B256]))))" calcext:base-cell-address="'7-12月_'.B256"/>
          </calcext:conditional-format>
          <calcext:conditional-format calcext:target-range-address="'7-12月_'.B257:'7-12月_'.B257">
            <calcext:condition calcext:apply-style-name="cf1" calcext:value="formula-is(msoxl:AND(COUNTIF([.$B$257:.$B$257], [.B257])&gt;1,NOT(ISBLANK([.B257]))))" calcext:base-cell-address="'7-12月_'.B257"/>
            <calcext:condition calcext:apply-style-name="cf2" calcext:value="formula-is(msoxl:AND(COUNTIF([.$B$257:.$B$257], [.B257])&gt;1,NOT(ISBLANK([.B257]))))" calcext:base-cell-address="'7-12月_'.B257"/>
            <calcext:condition calcext:apply-style-name="cf3" calcext:value="formula-is(msoxl:AND(COUNTIF([.$B$257:.$B$257], [.B257])&gt;1,NOT(ISBLANK([.B257]))))" calcext:base-cell-address="'7-12月_'.B257"/>
            <calcext:condition calcext:apply-style-name="cf4" calcext:value="formula-is(msoxl:AND(COUNTIF([.$B$257:.$B$257], [.B257])&gt;1,NOT(ISBLANK([.B257]))))" calcext:base-cell-address="'7-12月_'.B257"/>
            <calcext:condition calcext:apply-style-name="cf5" calcext:value="formula-is(msoxl:AND(COUNTIF([.$B$257:.$B$257], [.B257])&gt;1,NOT(ISBLANK([.B257]))))" calcext:base-cell-address="'7-12月_'.B257"/>
          </calcext:conditional-format>
          <calcext:conditional-format calcext:target-range-address="'7-12月_'.B258:'7-12月_'.B258">
            <calcext:condition calcext:apply-style-name="cf1" calcext:value="formula-is(msoxl:AND(COUNTIF([.$B$258:.$B$258], [.B258])&gt;1,NOT(ISBLANK([.B258]))))" calcext:base-cell-address="'7-12月_'.B258"/>
            <calcext:condition calcext:apply-style-name="cf2" calcext:value="formula-is(msoxl:AND(COUNTIF([.$B$258:.$B$258], [.B258])&gt;1,NOT(ISBLANK([.B258]))))" calcext:base-cell-address="'7-12月_'.B258"/>
            <calcext:condition calcext:apply-style-name="cf3" calcext:value="formula-is(msoxl:AND(COUNTIF([.$B$258:.$B$258], [.B258])&gt;1,NOT(ISBLANK([.B258]))))" calcext:base-cell-address="'7-12月_'.B258"/>
            <calcext:condition calcext:apply-style-name="cf4" calcext:value="formula-is(msoxl:AND(COUNTIF([.$B$258:.$B$258], [.B258])&gt;1,NOT(ISBLANK([.B258]))))" calcext:base-cell-address="'7-12月_'.B258"/>
            <calcext:condition calcext:apply-style-name="cf5" calcext:value="formula-is(msoxl:AND(COUNTIF([.$B$258:.$B$258], [.B258])&gt;1,NOT(ISBLANK([.B258]))))" calcext:base-cell-address="'7-12月_'.B258"/>
          </calcext:conditional-format>
          <calcext:conditional-format calcext:target-range-address="'7-12月_'.B259:'7-12月_'.B259">
            <calcext:condition calcext:apply-style-name="cf1" calcext:value="formula-is(msoxl:AND(COUNTIF([.$B$259:.$B$259], [.B259])&gt;1,NOT(ISBLANK([.B259]))))" calcext:base-cell-address="'7-12月_'.B259"/>
            <calcext:condition calcext:apply-style-name="cf2" calcext:value="formula-is(msoxl:AND(COUNTIF([.$B$259:.$B$259], [.B259])&gt;1,NOT(ISBLANK([.B259]))))" calcext:base-cell-address="'7-12月_'.B259"/>
            <calcext:condition calcext:apply-style-name="cf3" calcext:value="formula-is(msoxl:AND(COUNTIF([.$B$259:.$B$259], [.B259])&gt;1,NOT(ISBLANK([.B259]))))" calcext:base-cell-address="'7-12月_'.B259"/>
            <calcext:condition calcext:apply-style-name="cf4" calcext:value="formula-is(msoxl:AND(COUNTIF([.$B$259:.$B$259], [.B259])&gt;1,NOT(ISBLANK([.B259]))))" calcext:base-cell-address="'7-12月_'.B259"/>
            <calcext:condition calcext:apply-style-name="cf5" calcext:value="formula-is(msoxl:AND(COUNTIF([.$B$259:.$B$259], [.B259])&gt;1,NOT(ISBLANK([.B259]))))" calcext:base-cell-address="'7-12月_'.B259"/>
          </calcext:conditional-format>
          <calcext:conditional-format calcext:target-range-address="'7-12月_'.B260:'7-12月_'.B260">
            <calcext:condition calcext:apply-style-name="cf1" calcext:value="formula-is(msoxl:AND(COUNTIF([.$B$260:.$B$260], [.B260])&gt;1,NOT(ISBLANK([.B260]))))" calcext:base-cell-address="'7-12月_'.B260"/>
            <calcext:condition calcext:apply-style-name="cf2" calcext:value="formula-is(msoxl:AND(COUNTIF([.$B$260:.$B$260], [.B260])&gt;1,NOT(ISBLANK([.B260]))))" calcext:base-cell-address="'7-12月_'.B260"/>
            <calcext:condition calcext:apply-style-name="cf3" calcext:value="formula-is(msoxl:AND(COUNTIF([.$B$260:.$B$260], [.B260])&gt;1,NOT(ISBLANK([.B260]))))" calcext:base-cell-address="'7-12月_'.B260"/>
            <calcext:condition calcext:apply-style-name="cf4" calcext:value="formula-is(msoxl:AND(COUNTIF([.$B$260:.$B$260], [.B260])&gt;1,NOT(ISBLANK([.B260]))))" calcext:base-cell-address="'7-12月_'.B260"/>
            <calcext:condition calcext:apply-style-name="cf5" calcext:value="formula-is(msoxl:AND(COUNTIF([.$B$260:.$B$260], [.B260])&gt;1,NOT(ISBLANK([.B260]))))" calcext:base-cell-address="'7-12月_'.B260"/>
          </calcext:conditional-format>
          <calcext:conditional-format calcext:target-range-address="'7-12月_'.B261:'7-12月_'.B261">
            <calcext:condition calcext:apply-style-name="cf1" calcext:value="formula-is(msoxl:AND(COUNTIF([.$B$261:.$B$261], [.B261])&gt;1,NOT(ISBLANK([.B261]))))" calcext:base-cell-address="'7-12月_'.B261"/>
            <calcext:condition calcext:apply-style-name="cf2" calcext:value="formula-is(msoxl:AND(COUNTIF([.$B$261:.$B$261], [.B261])&gt;1,NOT(ISBLANK([.B261]))))" calcext:base-cell-address="'7-12月_'.B261"/>
            <calcext:condition calcext:apply-style-name="cf3" calcext:value="formula-is(msoxl:AND(COUNTIF([.$B$261:.$B$261], [.B261])&gt;1,NOT(ISBLANK([.B261]))))" calcext:base-cell-address="'7-12月_'.B261"/>
            <calcext:condition calcext:apply-style-name="cf4" calcext:value="formula-is(msoxl:AND(COUNTIF([.$B$261:.$B$261], [.B261])&gt;1,NOT(ISBLANK([.B261]))))" calcext:base-cell-address="'7-12月_'.B261"/>
            <calcext:condition calcext:apply-style-name="cf5" calcext:value="formula-is(msoxl:AND(COUNTIF([.$B$261:.$B$261], [.B261])&gt;1,NOT(ISBLANK([.B261]))))" calcext:base-cell-address="'7-12月_'.B261"/>
          </calcext:conditional-format>
          <calcext:conditional-format calcext:target-range-address="'7-12月_'.B262:'7-12月_'.B262">
            <calcext:condition calcext:apply-style-name="cf1" calcext:value="formula-is(msoxl:AND(COUNTIF([.$B$262:.$B$262], [.B262])&gt;1,NOT(ISBLANK([.B262]))))" calcext:base-cell-address="'7-12月_'.B262"/>
            <calcext:condition calcext:apply-style-name="cf2" calcext:value="formula-is(msoxl:AND(COUNTIF([.$B$262:.$B$262], [.B262])&gt;1,NOT(ISBLANK([.B262]))))" calcext:base-cell-address="'7-12月_'.B262"/>
            <calcext:condition calcext:apply-style-name="cf3" calcext:value="formula-is(msoxl:AND(COUNTIF([.$B$262:.$B$262], [.B262])&gt;1,NOT(ISBLANK([.B262]))))" calcext:base-cell-address="'7-12月_'.B262"/>
            <calcext:condition calcext:apply-style-name="cf4" calcext:value="formula-is(msoxl:AND(COUNTIF([.$B$262:.$B$262], [.B262])&gt;1,NOT(ISBLANK([.B262]))))" calcext:base-cell-address="'7-12月_'.B262"/>
            <calcext:condition calcext:apply-style-name="cf5" calcext:value="formula-is(msoxl:AND(COUNTIF([.$B$262:.$B$262], [.B262])&gt;1,NOT(ISBLANK([.B262]))))" calcext:base-cell-address="'7-12月_'.B262"/>
          </calcext:conditional-format>
          <calcext:conditional-format calcext:target-range-address="'7-12月_'.B263:'7-12月_'.B263">
            <calcext:condition calcext:apply-style-name="cf1" calcext:value="formula-is(msoxl:AND(COUNTIF([.$B$263:.$B$263], [.B263])&gt;1,NOT(ISBLANK([.B263]))))" calcext:base-cell-address="'7-12月_'.B263"/>
            <calcext:condition calcext:apply-style-name="cf2" calcext:value="formula-is(msoxl:AND(COUNTIF([.$B$263:.$B$263], [.B263])&gt;1,NOT(ISBLANK([.B263]))))" calcext:base-cell-address="'7-12月_'.B263"/>
            <calcext:condition calcext:apply-style-name="cf3" calcext:value="formula-is(msoxl:AND(COUNTIF([.$B$263:.$B$263], [.B263])&gt;1,NOT(ISBLANK([.B263]))))" calcext:base-cell-address="'7-12月_'.B263"/>
            <calcext:condition calcext:apply-style-name="cf4" calcext:value="formula-is(msoxl:AND(COUNTIF([.$B$263:.$B$263], [.B263])&gt;1,NOT(ISBLANK([.B263]))))" calcext:base-cell-address="'7-12月_'.B263"/>
            <calcext:condition calcext:apply-style-name="cf5" calcext:value="formula-is(msoxl:AND(COUNTIF([.$B$263:.$B$263], [.B263])&gt;1,NOT(ISBLANK([.B263]))))" calcext:base-cell-address="'7-12月_'.B263"/>
          </calcext:conditional-format>
          <calcext:conditional-format calcext:target-range-address="'7-12月_'.B264:'7-12月_'.B264">
            <calcext:condition calcext:apply-style-name="cf1" calcext:value="formula-is(msoxl:AND(COUNTIF([.$B$264:.$B$264], [.B264])&gt;1,NOT(ISBLANK([.B264]))))" calcext:base-cell-address="'7-12月_'.B264"/>
            <calcext:condition calcext:apply-style-name="cf2" calcext:value="formula-is(msoxl:AND(COUNTIF([.$B$264:.$B$264], [.B264])&gt;1,NOT(ISBLANK([.B264]))))" calcext:base-cell-address="'7-12月_'.B264"/>
            <calcext:condition calcext:apply-style-name="cf3" calcext:value="formula-is(msoxl:AND(COUNTIF([.$B$264:.$B$264], [.B264])&gt;1,NOT(ISBLANK([.B264]))))" calcext:base-cell-address="'7-12月_'.B264"/>
            <calcext:condition calcext:apply-style-name="cf4" calcext:value="formula-is(msoxl:AND(COUNTIF([.$B$264:.$B$264], [.B264])&gt;1,NOT(ISBLANK([.B264]))))" calcext:base-cell-address="'7-12月_'.B264"/>
            <calcext:condition calcext:apply-style-name="cf5" calcext:value="formula-is(msoxl:AND(COUNTIF([.$B$264:.$B$264], [.B264])&gt;1,NOT(ISBLANK([.B264]))))" calcext:base-cell-address="'7-12月_'.B264"/>
          </calcext:conditional-format>
          <calcext:conditional-format calcext:target-range-address="'7-12月_'.B265:'7-12月_'.B265">
            <calcext:condition calcext:apply-style-name="cf1" calcext:value="formula-is(msoxl:AND(COUNTIF([.$B$265:.$B$265], [.B265])&gt;1,NOT(ISBLANK([.B265]))))" calcext:base-cell-address="'7-12月_'.B265"/>
            <calcext:condition calcext:apply-style-name="cf2" calcext:value="formula-is(msoxl:AND(COUNTIF([.$B$265:.$B$265], [.B265])&gt;1,NOT(ISBLANK([.B265]))))" calcext:base-cell-address="'7-12月_'.B265"/>
            <calcext:condition calcext:apply-style-name="cf3" calcext:value="formula-is(msoxl:AND(COUNTIF([.$B$265:.$B$265], [.B265])&gt;1,NOT(ISBLANK([.B265]))))" calcext:base-cell-address="'7-12月_'.B265"/>
            <calcext:condition calcext:apply-style-name="cf4" calcext:value="formula-is(msoxl:AND(COUNTIF([.$B$265:.$B$265], [.B265])&gt;1,NOT(ISBLANK([.B265]))))" calcext:base-cell-address="'7-12月_'.B265"/>
            <calcext:condition calcext:apply-style-name="cf5" calcext:value="formula-is(msoxl:AND(COUNTIF([.$B$265:.$B$265], [.B265])&gt;1,NOT(ISBLANK([.B265]))))" calcext:base-cell-address="'7-12月_'.B265"/>
          </calcext:conditional-format>
          <calcext:conditional-format calcext:target-range-address="'7-12月_'.B266:'7-12月_'.B266">
            <calcext:condition calcext:apply-style-name="cf1" calcext:value="formula-is(msoxl:AND(COUNTIF([.$B$266:.$B$266], [.B266])&gt;1,NOT(ISBLANK([.B266]))))" calcext:base-cell-address="'7-12月_'.B266"/>
            <calcext:condition calcext:apply-style-name="cf2" calcext:value="formula-is(msoxl:AND(COUNTIF([.$B$266:.$B$266], [.B266])&gt;1,NOT(ISBLANK([.B266]))))" calcext:base-cell-address="'7-12月_'.B266"/>
            <calcext:condition calcext:apply-style-name="cf3" calcext:value="formula-is(msoxl:AND(COUNTIF([.$B$266:.$B$266], [.B266])&gt;1,NOT(ISBLANK([.B266]))))" calcext:base-cell-address="'7-12月_'.B266"/>
            <calcext:condition calcext:apply-style-name="cf4" calcext:value="formula-is(msoxl:AND(COUNTIF([.$B$266:.$B$266], [.B266])&gt;1,NOT(ISBLANK([.B266]))))" calcext:base-cell-address="'7-12月_'.B266"/>
            <calcext:condition calcext:apply-style-name="cf5" calcext:value="formula-is(msoxl:AND(COUNTIF([.$B$266:.$B$266], [.B266])&gt;1,NOT(ISBLANK([.B266]))))" calcext:base-cell-address="'7-12月_'.B266"/>
          </calcext:conditional-format>
          <calcext:conditional-format calcext:target-range-address="'7-12月_'.B267:'7-12月_'.B267">
            <calcext:condition calcext:apply-style-name="cf1" calcext:value="formula-is(msoxl:AND(COUNTIF([.$B$267:.$B$267], [.B267])&gt;1,NOT(ISBLANK([.B267]))))" calcext:base-cell-address="'7-12月_'.B267"/>
            <calcext:condition calcext:apply-style-name="cf2" calcext:value="formula-is(msoxl:AND(COUNTIF([.$B$267:.$B$267], [.B267])&gt;1,NOT(ISBLANK([.B267]))))" calcext:base-cell-address="'7-12月_'.B267"/>
            <calcext:condition calcext:apply-style-name="cf3" calcext:value="formula-is(msoxl:AND(COUNTIF([.$B$267:.$B$267], [.B267])&gt;1,NOT(ISBLANK([.B267]))))" calcext:base-cell-address="'7-12月_'.B267"/>
            <calcext:condition calcext:apply-style-name="cf4" calcext:value="formula-is(msoxl:AND(COUNTIF([.$B$267:.$B$267], [.B267])&gt;1,NOT(ISBLANK([.B267]))))" calcext:base-cell-address="'7-12月_'.B267"/>
            <calcext:condition calcext:apply-style-name="cf5" calcext:value="formula-is(msoxl:AND(COUNTIF([.$B$267:.$B$267], [.B267])&gt;1,NOT(ISBLANK([.B267]))))" calcext:base-cell-address="'7-12月_'.B267"/>
          </calcext:conditional-format>
          <calcext:conditional-format calcext:target-range-address="'7-12月_'.B268:'7-12月_'.B268">
            <calcext:condition calcext:apply-style-name="cf1" calcext:value="formula-is(msoxl:AND(COUNTIF([.$B$268:.$B$268], [.B268])&gt;1,NOT(ISBLANK([.B268]))))" calcext:base-cell-address="'7-12月_'.B268"/>
            <calcext:condition calcext:apply-style-name="cf2" calcext:value="formula-is(msoxl:AND(COUNTIF([.$B$268:.$B$268], [.B268])&gt;1,NOT(ISBLANK([.B268]))))" calcext:base-cell-address="'7-12月_'.B268"/>
            <calcext:condition calcext:apply-style-name="cf3" calcext:value="formula-is(msoxl:AND(COUNTIF([.$B$268:.$B$268], [.B268])&gt;1,NOT(ISBLANK([.B268]))))" calcext:base-cell-address="'7-12月_'.B268"/>
            <calcext:condition calcext:apply-style-name="cf4" calcext:value="formula-is(msoxl:AND(COUNTIF([.$B$268:.$B$268], [.B268])&gt;1,NOT(ISBLANK([.B268]))))" calcext:base-cell-address="'7-12月_'.B268"/>
            <calcext:condition calcext:apply-style-name="cf5" calcext:value="formula-is(msoxl:AND(COUNTIF([.$B$268:.$B$268], [.B268])&gt;1,NOT(ISBLANK([.B268]))))" calcext:base-cell-address="'7-12月_'.B268"/>
          </calcext:conditional-format>
          <calcext:conditional-format calcext:target-range-address="'7-12月_'.B276:'7-12月_'.B276">
            <calcext:condition calcext:apply-style-name="cf1" calcext:value="formula-is(msoxl:AND(COUNTIF([.$B$276:.$B$276], [.B276])&gt;1,NOT(ISBLANK([.B276]))))" calcext:base-cell-address="'7-12月_'.B276"/>
            <calcext:condition calcext:apply-style-name="cf2" calcext:value="formula-is(msoxl:AND(COUNTIF([.$B$276:.$B$276], [.B276])&gt;1,NOT(ISBLANK([.B276]))))" calcext:base-cell-address="'7-12月_'.B276"/>
            <calcext:condition calcext:apply-style-name="cf3" calcext:value="formula-is(msoxl:AND(COUNTIF([.$B$276:.$B$276], [.B276])&gt;1,NOT(ISBLANK([.B276]))))" calcext:base-cell-address="'7-12月_'.B276"/>
            <calcext:condition calcext:apply-style-name="cf4" calcext:value="formula-is(msoxl:AND(COUNTIF([.$B$276:.$B$276], [.B276])&gt;1,NOT(ISBLANK([.B276]))))" calcext:base-cell-address="'7-12月_'.B276"/>
            <calcext:condition calcext:apply-style-name="cf5" calcext:value="formula-is(msoxl:AND(COUNTIF([.$B$276:.$B$276], [.B276])&gt;1,NOT(ISBLANK([.B276]))))" calcext:base-cell-address="'7-12月_'.B276"/>
          </calcext:conditional-format>
          <calcext:conditional-format calcext:target-range-address="'7-12月_'.B277:'7-12月_'.B277">
            <calcext:condition calcext:apply-style-name="cf1" calcext:value="formula-is(msoxl:AND(COUNTIF([.$B$277:.$B$277], [.B277])&gt;1,NOT(ISBLANK([.B277]))))" calcext:base-cell-address="'7-12月_'.B277"/>
            <calcext:condition calcext:apply-style-name="cf2" calcext:value="formula-is(msoxl:AND(COUNTIF([.$B$277:.$B$277], [.B277])&gt;1,NOT(ISBLANK([.B277]))))" calcext:base-cell-address="'7-12月_'.B277"/>
            <calcext:condition calcext:apply-style-name="cf3" calcext:value="formula-is(msoxl:AND(COUNTIF([.$B$277:.$B$277], [.B277])&gt;1,NOT(ISBLANK([.B277]))))" calcext:base-cell-address="'7-12月_'.B277"/>
            <calcext:condition calcext:apply-style-name="cf4" calcext:value="formula-is(msoxl:AND(COUNTIF([.$B$277:.$B$277], [.B277])&gt;1,NOT(ISBLANK([.B277]))))" calcext:base-cell-address="'7-12月_'.B277"/>
            <calcext:condition calcext:apply-style-name="cf5" calcext:value="formula-is(msoxl:AND(COUNTIF([.$B$277:.$B$277], [.B277])&gt;1,NOT(ISBLANK([.B277]))))" calcext:base-cell-address="'7-12月_'.B277"/>
          </calcext:conditional-format>
          <calcext:conditional-format calcext:target-range-address="'7-12月_'.B278:'7-12月_'.B278">
            <calcext:condition calcext:apply-style-name="cf1" calcext:value="formula-is(msoxl:AND(COUNTIF([.$B$278:.$B$278], [.B278])&gt;1,NOT(ISBLANK([.B278]))))" calcext:base-cell-address="'7-12月_'.B278"/>
            <calcext:condition calcext:apply-style-name="cf2" calcext:value="formula-is(msoxl:AND(COUNTIF([.$B$278:.$B$278], [.B278])&gt;1,NOT(ISBLANK([.B278]))))" calcext:base-cell-address="'7-12月_'.B278"/>
            <calcext:condition calcext:apply-style-name="cf3" calcext:value="formula-is(msoxl:AND(COUNTIF([.$B$278:.$B$278], [.B278])&gt;1,NOT(ISBLANK([.B278]))))" calcext:base-cell-address="'7-12月_'.B278"/>
            <calcext:condition calcext:apply-style-name="cf4" calcext:value="formula-is(msoxl:AND(COUNTIF([.$B$278:.$B$278], [.B278])&gt;1,NOT(ISBLANK([.B278]))))" calcext:base-cell-address="'7-12月_'.B278"/>
            <calcext:condition calcext:apply-style-name="cf5" calcext:value="formula-is(msoxl:AND(COUNTIF([.$B$278:.$B$278], [.B278])&gt;1,NOT(ISBLANK([.B278]))))" calcext:base-cell-address="'7-12月_'.B278"/>
          </calcext:conditional-format>
          <calcext:conditional-format calcext:target-range-address="'7-12月_'.B279:'7-12月_'.B279">
            <calcext:condition calcext:apply-style-name="cf1" calcext:value="formula-is(msoxl:AND(COUNTIF([.$B$279:.$B$279], [.B279])&gt;1,NOT(ISBLANK([.B279]))))" calcext:base-cell-address="'7-12月_'.B279"/>
            <calcext:condition calcext:apply-style-name="cf2" calcext:value="formula-is(msoxl:AND(COUNTIF([.$B$279:.$B$279], [.B279])&gt;1,NOT(ISBLANK([.B279]))))" calcext:base-cell-address="'7-12月_'.B279"/>
            <calcext:condition calcext:apply-style-name="cf3" calcext:value="formula-is(msoxl:AND(COUNTIF([.$B$279:.$B$279], [.B279])&gt;1,NOT(ISBLANK([.B279]))))" calcext:base-cell-address="'7-12月_'.B279"/>
            <calcext:condition calcext:apply-style-name="cf4" calcext:value="formula-is(msoxl:AND(COUNTIF([.$B$279:.$B$279], [.B279])&gt;1,NOT(ISBLANK([.B279]))))" calcext:base-cell-address="'7-12月_'.B279"/>
            <calcext:condition calcext:apply-style-name="cf5" calcext:value="formula-is(msoxl:AND(COUNTIF([.$B$279:.$B$279], [.B279])&gt;1,NOT(ISBLANK([.B279]))))" calcext:base-cell-address="'7-12月_'.B279"/>
          </calcext:conditional-format>
          <calcext:conditional-format calcext:target-range-address="'7-12月_'.B281:'7-12月_'.B281">
            <calcext:condition calcext:apply-style-name="cf1" calcext:value="formula-is(msoxl:AND(COUNTIF([.$B$281:.$B$281], [.B281])&gt;1,NOT(ISBLANK([.B281]))))" calcext:base-cell-address="'7-12月_'.B281"/>
            <calcext:condition calcext:apply-style-name="cf2" calcext:value="formula-is(msoxl:AND(COUNTIF([.$B$281:.$B$281], [.B281])&gt;1,NOT(ISBLANK([.B281]))))" calcext:base-cell-address="'7-12月_'.B281"/>
            <calcext:condition calcext:apply-style-name="cf3" calcext:value="formula-is(msoxl:AND(COUNTIF([.$B$281:.$B$281], [.B281])&gt;1,NOT(ISBLANK([.B281]))))" calcext:base-cell-address="'7-12月_'.B281"/>
            <calcext:condition calcext:apply-style-name="cf4" calcext:value="formula-is(msoxl:AND(COUNTIF([.$B$281:.$B$281], [.B281])&gt;1,NOT(ISBLANK([.B281]))))" calcext:base-cell-address="'7-12月_'.B281"/>
            <calcext:condition calcext:apply-style-name="cf5" calcext:value="formula-is(msoxl:AND(COUNTIF([.$B$281:.$B$281], [.B281])&gt;1,NOT(ISBLANK([.B281]))))" calcext:base-cell-address="'7-12月_'.B281"/>
          </calcext:conditional-format>
        </calcext:conditional-formats>
      </table:table>
      <table:named-expressions/>
      <table:database-ranges>
        <table:database-range table:name="__Anonymous_Sheet_DB__0" table:target-range-address="'7-12月_'.A5:'7-12月_'.I7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Arial" svg:font-family="Arial" style:font-family-generic="swiss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number number:decimal-places="0" loext:min-decimal-places="0" number:min-integer-digits="1"/>
      <number:text> </number:text>
    </number:number-style>
    <number:number-style style:name="N140P1" style:volatile="true">
      <number:text>-</number:text>
      <number:number number:decimal-places="0" loext:min-decimal-places="0" number:min-integer-digits="1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</number:number-style>
    <number:number-style style:name="N139">
      <number:text> - </number:text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 -</number:text>
      <number:number number:decimal-places="0" loext:min-decimal-places="0" number:min-integer-digits="2"/>
      <number:text> </number:text>
    </number:number-style>
    <number:number-style style:name="N145P0" style:volatile="true">
      <number:number number:decimal-places="0" loext:min-decimal-places="0" number:min-integer-digits="1"/>
      <number:text> </number:text>
    </number:number-style>
    <number:number-style style:name="N145P1" style:volatile="true">
      <number:text>-</number:text>
      <number:number number:decimal-places="0" loext:min-decimal-places="0" number:min-integer-digits="1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4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10" style:display-name="一般 10" style:family="table-cell" style:parent-style-name="Default" style:data-style-name="N0">
      <style:table-cell-properties fo:background-color="transparent" style:vertical-align="middle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20_2_20_2" style:display-name="一般 2 2" style:family="table-cell" style:parent-style-name="Default" style:data-style-name="N0">
      <style:table-cell-properties fo:background-color="transparent" style:vertical-align="automatic"/>
    </style:style>
    <style:style style:name="一般_20_3" style:display-name="一般 3" style:family="table-cell" style:parent-style-name="Default" style:data-style-name="N0">
      <style:table-cell-properties fo:background-color="transparent" style:vertical-align="middle"/>
    </style:style>
    <style:style style:name="一般_20_4" style:display-name="一般 4" style:family="table-cell" style:parent-style-name="Default" style:data-style-name="N0">
      <style:table-cell-properties fo:background-color="transparent" style:vertical-align="automatic"/>
    </style:style>
    <style:style style:name="一般_5f_Sheet1" style:display-name="一般_Sheet1" style:family="table-cell" style:parent-style-name="Default" style:data-style-name="N0">
      <style:table-cell-properties fo:background-color="transparent" style:vertical-align="automatic"/>
    </style:style>
    <style:style style:name="一般_5f_空白備查簿" style:display-name="一般_空白備查簿" style:family="table-cell" style:parent-style-name="Default" style:data-style-name="N0">
      <style:table-cell-properties fo:background-color="transparent" style:vertical-align="automatic"/>
    </style:style>
    <style:style style:name="千分位" style:family="table-cell" style:parent-style-name="Default" style:data-style-name="N144"/>
    <style:style style:name="千分位_20_2" style:display-name="千分位 2" style:family="table-cell" style:parent-style-name="Default" style:data-style-name="N144"/>
    <style:style style:name="千分位_20_2_20_2" style:display-name="千分位 2 2" style:family="table-cell" style:parent-style-name="Default" style:data-style-name="N144"/>
    <style:style style:name="千分位_20_3" style:display-name="千分位 3" style:family="table-cell" style:parent-style-name="Default" style:data-style-name="N144"/>
    <style:style style:name="千分位_5b_0_5d__20_2" style:display-name="千分位[0] 2" style:family="table-cell" style:parent-style-name="Default" style:data-style-name="N140"/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ffc7ce"/>
    </style:style>
    <style:style style:name="cf3" style:family="table-cell" style:parent-style-name="Default">
      <style:table-cell-properties fo:background-color="#ccffcc"/>
    </style:style>
    <style:style style:name="cf4" style:family="table-cell" style:parent-style-name="Default">
      <style:table-cell-properties fo:background-color="#ffeb9c"/>
      <style:text-properties fo:color="#9c6500"/>
    </style:style>
    <style:style style:name="cf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0mm" fo:margin-bottom="10mm" fo:margin-left="8.01mm" fo:margin-right="8.01mm" style:print-page-order="ttb" style:first-page-number="continue" style:scale-to="76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郭鎮豪</meta:initial-creator>
    <meta:creation-date>2016-02-26T04:05:59Z</meta:creation-date>
    <dc:date>2016-07-05T10:12:38.840000000</dc:date>
    <meta:editing-duration>PT1M11S</meta:editing-duration>
    <meta:editing-cycles>1</meta:editing-cycles>
    <meta:document-statistic meta:table-count="1" meta:cell-count="6569" meta:object-count="0"/>
  </office:meta>
</office:document-meta>
</file>